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lose/Last</text:p>
          </table:table-cell>
          <table:table-cell office:value-type="string">
            <text:p>Volum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</table:table-row>
        <table:table-row table:style-name="ro1">
          <table:table-cell table:style-name="ce1" office:value-type="string">
            <text:p>06/26/2024</text:p>
          </table:table-cell>
          <table:table-cell table:style-name="ce2" office:value-type="currency" office:currency="CAD" office:value="24.2">
            <text:p>$24.20</text:p>
          </table:table-cell>
          <table:table-cell table:style-name="ce1" office:value-type="float" office:value="16966119">
            <text:p>16966119</text:p>
          </table:table-cell>
          <table:table-cell table:style-name="ce2" office:value-type="currency" office:currency="CAD" office:value="23.6">
            <text:p>$23.60</text:p>
          </table:table-cell>
          <table:table-cell table:style-name="ce2" office:value-type="currency" office:currency="CAD" office:value="24.97">
            <text:p>$24.97</text:p>
          </table:table-cell>
          <table:table-cell table:style-name="ce2" office:value-type="currency" office:currency="CAD" office:value="22.55">
            <text:p>$22.55</text:p>
          </table:table-cell>
        </table:table-row>
        <table:table-row table:style-name="ro1">
          <table:table-cell table:style-name="ce1" office:value-type="string">
            <text:p>06/25/2024</text:p>
          </table:table-cell>
          <table:table-cell table:style-name="ce2" office:value-type="currency" office:currency="CAD" office:value="24.93">
            <text:p>$24.93</text:p>
          </table:table-cell>
          <table:table-cell table:style-name="ce1" office:value-type="float" office:value="27625610">
            <text:p>27625610</text:p>
          </table:table-cell>
          <table:table-cell table:style-name="ce2" office:value-type="currency" office:currency="CAD" office:value="23.6">
            <text:p>$23.60</text:p>
          </table:table-cell>
          <table:table-cell table:style-name="ce2" office:value-type="currency" office:currency="CAD" office:value="24.97">
            <text:p>$24.97</text:p>
          </table:table-cell>
          <table:table-cell table:style-name="ce2" office:value-type="currency" office:currency="CAD" office:value="22.55">
            <text:p>$22.55</text:p>
          </table:table-cell>
        </table:table-row>
        <table:table-row table:style-name="ro1">
          <table:table-cell table:style-name="ce1" office:value-type="string">
            <text:p>06/24/2024</text:p>
          </table:table-cell>
          <table:table-cell table:style-name="ce2" office:value-type="currency" office:currency="CAD" office:value="23.65">
            <text:p>$23.65</text:p>
          </table:table-cell>
          <table:table-cell table:style-name="ce1" office:value-type="float" office:value="22162930">
            <text:p>22162930</text:p>
          </table:table-cell>
          <table:table-cell table:style-name="ce2" office:value-type="currency" office:currency="CAD" office:value="23.26">
            <text:p>$23.26</text:p>
          </table:table-cell>
          <table:table-cell table:style-name="ce2" office:value-type="currency" office:currency="CAD" office:value="24.83">
            <text:p>$24.83</text:p>
          </table:table-cell>
          <table:table-cell table:style-name="ce2" office:value-type="currency" office:currency="CAD" office:value="23.24">
            <text:p>$23.24</text:p>
          </table:table-cell>
        </table:table-row>
        <table:table-row table:style-name="ro1">
          <table:table-cell table:style-name="ce1" office:value-type="string">
            <text:p>06/21/2024</text:p>
          </table:table-cell>
          <table:table-cell table:style-name="ce2" office:value-type="currency" office:currency="CAD" office:value="23.93">
            <text:p>$23.93</text:p>
          </table:table-cell>
          <table:table-cell table:style-name="ce1" office:value-type="float" office:value="28004000">
            <text:p>28004000</text:p>
          </table:table-cell>
          <table:table-cell table:style-name="ce2" office:value-type="currency" office:currency="CAD" office:value="25.24">
            <text:p>$25.24</text:p>
          </table:table-cell>
          <table:table-cell table:style-name="ce2" office:value-type="currency" office:currency="CAD" office:value="25.81">
            <text:p>$25.81</text:p>
          </table:table-cell>
          <table:table-cell table:style-name="ce2" office:value-type="currency" office:currency="CAD" office:value="23.51">
            <text:p>$23.51</text:p>
          </table:table-cell>
        </table:table-row>
        <table:table-row table:style-name="ro1">
          <table:table-cell table:style-name="ce1" office:value-type="string">
            <text:p>06/20/2024</text:p>
          </table:table-cell>
          <table:table-cell table:style-name="ce2" office:value-type="currency" office:currency="CAD" office:value="25.59">
            <text:p>$25.59</text:p>
          </table:table-cell>
          <table:table-cell table:style-name="ce1" office:value-type="float" office:value="36029250">
            <text:p>36029250</text:p>
          </table:table-cell>
          <table:table-cell table:style-name="ce2" office:value-type="currency" office:currency="CAD" office:value="24.25">
            <text:p>$24.25</text:p>
          </table:table-cell>
          <table:table-cell table:style-name="ce2" office:value-type="currency" office:currency="CAD" office:value="25.93">
            <text:p>$25.93</text:p>
          </table:table-cell>
          <table:table-cell table:style-name="ce2" office:value-type="currency" office:currency="CAD" office:value="23.65">
            <text:p>$23.65</text:p>
          </table:table-cell>
        </table:table-row>
        <table:table-row table:style-name="ro1">
          <table:table-cell table:style-name="ce1" office:value-type="string">
            <text:p>06/18/2024</text:p>
          </table:table-cell>
          <table:table-cell table:style-name="ce2" office:value-type="currency" office:currency="CAD" office:value="24.7">
            <text:p>$24.70</text:p>
          </table:table-cell>
          <table:table-cell table:style-name="ce1" office:value-type="float" office:value="38079230">
            <text:p>38079230</text:p>
          </table:table-cell>
          <table:table-cell table:style-name="ce2" office:value-type="currency" office:currency="CAD" office:value="24.58">
            <text:p>$24.58</text:p>
          </table:table-cell>
          <table:table-cell table:style-name="ce2" office:value-type="currency" office:currency="CAD" office:value="25.97">
            <text:p>$25.97</text:p>
          </table:table-cell>
          <table:table-cell table:style-name="ce2" office:value-type="currency" office:currency="CAD" office:value="23.61">
            <text:p>$23.61</text:p>
          </table:table-cell>
        </table:table-row>
        <table:table-row table:style-name="ro1">
          <table:table-cell table:style-name="ce1" office:value-type="string">
            <text:p>06/17/2024</text:p>
          </table:table-cell>
          <table:table-cell table:style-name="ce2" office:value-type="currency" office:currency="CAD" office:value="25.22">
            <text:p>$25.22</text:p>
          </table:table-cell>
          <table:table-cell table:style-name="ce1" office:value-type="float" office:value="90351900">
            <text:p>90351900</text:p>
          </table:table-cell>
          <table:table-cell table:style-name="ce2" office:value-type="currency" office:currency="CAD" office:value="28.55">
            <text:p>$28.55</text:p>
          </table:table-cell>
          <table:table-cell table:style-name="ce2" office:value-type="currency" office:currency="CAD" office:value="29.18">
            <text:p>$29.18</text:p>
          </table:table-cell>
          <table:table-cell table:style-name="ce2" office:value-type="currency" office:currency="CAD" office:value="23.79">
            <text:p>$23.79</text:p>
          </table:table-cell>
        </table:table-row>
        <table:table-row table:style-name="ro1">
          <table:table-cell table:style-name="ce1" office:value-type="string">
            <text:p>06/14/2024</text:p>
          </table:table-cell>
          <table:table-cell table:style-name="ce2" office:value-type="currency" office:currency="CAD" office:value="28.7">
            <text:p>$28.70</text:p>
          </table:table-cell>
          <table:table-cell table:style-name="ce1" office:value-type="float" office:value="82874430">
            <text:p>82874430</text:p>
          </table:table-cell>
          <table:table-cell table:style-name="ce2" office:value-type="currency" office:currency="CAD" office:value="29.23">
            <text:p>$29.23</text:p>
          </table:table-cell>
          <table:table-cell table:style-name="ce2" office:value-type="currency" office:currency="CAD" office:value="30.66">
            <text:p>$30.66</text:p>
          </table:table-cell>
          <table:table-cell table:style-name="ce2" office:value-type="currency" office:currency="CAD" office:value="27.41">
            <text:p>$27.41</text:p>
          </table:table-cell>
        </table:table-row>
        <table:table-row table:style-name="ro1">
          <table:table-cell table:style-name="ce1" office:value-type="string">
            <text:p>06/13/2024</text:p>
          </table:table-cell>
          <table:table-cell table:style-name="ce2" office:value-type="currency" office:currency="CAD" office:value="29.12">
            <text:p>$29.12</text:p>
          </table:table-cell>
          <table:table-cell table:style-name="ce1" office:value-type="float" office:value="107306600">
            <text:p>107306600</text:p>
          </table:table-cell>
          <table:table-cell table:style-name="ce2" office:value-type="currency" office:currency="CAD" office:value="26.56">
            <text:p>$26.56</text:p>
          </table:table-cell>
          <table:table-cell table:style-name="ce2" office:value-type="currency" office:currency="CAD" office:value="29.58">
            <text:p>$29.58</text:p>
          </table:table-cell>
          <table:table-cell table:style-name="ce2" office:value-type="currency" office:currency="CAD" office:value="25.56">
            <text:p>$25.56</text:p>
          </table:table-cell>
        </table:table-row>
        <table:table-row table:style-name="ro1">
          <table:table-cell table:style-name="ce1" office:value-type="string">
            <text:p>06/12/2024</text:p>
          </table:table-cell>
          <table:table-cell table:style-name="ce2" office:value-type="currency" office:currency="CAD" office:value="25.46">
            <text:p>$25.46</text:p>
          </table:table-cell>
          <table:table-cell table:style-name="ce1" office:value-type="float" office:value="147986700">
            <text:p>147986700</text:p>
          </table:table-cell>
          <table:table-cell table:style-name="ce2" office:value-type="currency" office:currency="CAD" office:value="29.17">
            <text:p>$29.17</text:p>
          </table:table-cell>
          <table:table-cell table:style-name="ce2" office:value-type="currency" office:currency="CAD" office:value="33.7">
            <text:p>$33.70</text:p>
          </table:table-cell>
          <table:table-cell table:style-name="ce2" office:value-type="currency" office:currency="CAD" office:value="24.83">
            <text:p>$24.83</text:p>
          </table:table-cell>
        </table:table-row>
        <table:table-row table:style-name="ro1">
          <table:table-cell table:style-name="ce1" office:value-type="string">
            <text:p>06/11/2024</text:p>
          </table:table-cell>
          <table:table-cell table:style-name="ce2" office:value-type="currency" office:currency="CAD" office:value="30.49">
            <text:p>$30.49</text:p>
          </table:table-cell>
          <table:table-cell table:style-name="ce1" office:value-type="float" office:value="146914700">
            <text:p>146914700</text:p>
          </table:table-cell>
          <table:table-cell table:style-name="ce2" office:value-type="currency" office:currency="CAD" office:value="24.4">
            <text:p>$24.40</text:p>
          </table:table-cell>
          <table:table-cell table:style-name="ce2" office:value-type="currency" office:currency="CAD" office:value="30.92">
            <text:p>$30.92</text:p>
          </table:table-cell>
          <table:table-cell table:style-name="ce2" office:value-type="currency" office:currency="CAD" office:value="22.79">
            <text:p>$22.79</text:p>
          </table:table-cell>
        </table:table-row>
        <table:table-row table:style-name="ro1">
          <table:table-cell table:style-name="ce1" office:value-type="string">
            <text:p>06/10/2024</text:p>
          </table:table-cell>
          <table:table-cell table:style-name="ce2" office:value-type="currency" office:currency="CAD" office:value="24.83">
            <text:p>$24.83</text:p>
          </table:table-cell>
          <table:table-cell table:style-name="ce1" office:value-type="float" office:value="131572400">
            <text:p>131572400</text:p>
          </table:table-cell>
          <table:table-cell table:style-name="ce2" office:value-type="currency" office:currency="CAD" office:value="28.97">
            <text:p>$28.97</text:p>
          </table:table-cell>
          <table:table-cell table:style-name="ce2" office:value-type="currency" office:currency="CAD" office:value="29.34">
            <text:p>$29.34</text:p>
          </table:table-cell>
          <table:table-cell table:style-name="ce2" office:value-type="currency" office:currency="CAD" office:value="23.06">
            <text:p>$23.06</text:p>
          </table:table-cell>
        </table:table-row>
        <table:table-row table:style-name="ro1">
          <table:table-cell table:style-name="ce1" office:value-type="string">
            <text:p>06/07/2024</text:p>
          </table:table-cell>
          <table:table-cell table:style-name="ce2" office:value-type="currency" office:currency="CAD" office:value="28.22">
            <text:p>$28.22</text:p>
          </table:table-cell>
          <table:table-cell table:style-name="ce1" office:value-type="float" office:value="279054400">
            <text:p>279054400</text:p>
          </table:table-cell>
          <table:table-cell table:style-name="ce2" office:value-type="currency" office:currency="CAD" office:value="37.69">
            <text:p>$37.69</text:p>
          </table:table-cell>
          <table:table-cell table:style-name="ce2" office:value-type="currency" office:currency="CAD" office:value="48">
            <text:p>$48.00</text:p>
          </table:table-cell>
          <table:table-cell table:style-name="ce2" office:value-type="currency" office:currency="CAD" office:value="26.12">
            <text:p>$26.12</text:p>
          </table:table-cell>
        </table:table-row>
        <table:table-row table:style-name="ro1">
          <table:table-cell table:style-name="ce1" office:value-type="string">
            <text:p>06/06/2024</text:p>
          </table:table-cell>
          <table:table-cell table:style-name="ce2" office:value-type="currency" office:currency="CAD" office:value="46.55">
            <text:p>$46.55</text:p>
          </table:table-cell>
          <table:table-cell table:style-name="ce1" office:value-type="float" office:value="206685800">
            <text:p>206685800</text:p>
          </table:table-cell>
          <table:table-cell table:style-name="ce2" office:value-type="currency" office:currency="CAD" office:value="31.57">
            <text:p>$31.57</text:p>
          </table:table-cell>
          <table:table-cell table:style-name="ce2" office:value-type="currency" office:currency="CAD" office:value="47.5">
            <text:p>$47.50</text:p>
          </table:table-cell>
          <table:table-cell table:style-name="ce2" office:value-type="currency" office:currency="CAD" office:value="31.28">
            <text:p>$31.28</text:p>
          </table:table-cell>
        </table:table-row>
        <table:table-row table:style-name="ro1">
          <table:table-cell table:style-name="ce1" office:value-type="string">
            <text:p>06/05/2024</text:p>
          </table:table-cell>
          <table:table-cell table:style-name="ce2" office:value-type="currency" office:currency="CAD" office:value="31.57">
            <text:p>$31.57</text:p>
          </table:table-cell>
          <table:table-cell table:style-name="ce1" office:value-type="float" office:value="73156420">
            <text:p>73156420</text:p>
          </table:table-cell>
          <table:table-cell table:style-name="ce2" office:value-type="currency" office:currency="CAD" office:value="26.3">
            <text:p>$26.30</text:p>
          </table:table-cell>
          <table:table-cell table:style-name="ce2" office:value-type="currency" office:currency="CAD" office:value="31.84">
            <text:p>$31.84</text:p>
          </table:table-cell>
          <table:table-cell table:style-name="ce2" office:value-type="currency" office:currency="CAD" office:value="26.11">
            <text:p>$26.11</text:p>
          </table:table-cell>
        </table:table-row>
        <table:table-row table:style-name="ro1">
          <table:table-cell table:style-name="ce1" office:value-type="string">
            <text:p>06/04/2024</text:p>
          </table:table-cell>
          <table:table-cell table:style-name="ce2" office:value-type="currency" office:currency="CAD" office:value="26.5">
            <text:p>$26.50</text:p>
          </table:table-cell>
          <table:table-cell table:style-name="ce1" office:value-type="float" office:value="51662130">
            <text:p>51662130</text:p>
          </table:table-cell>
          <table:table-cell table:style-name="ce2" office:value-type="currency" office:currency="CAD" office:value="26.26">
            <text:p>$26.26</text:p>
          </table:table-cell>
          <table:table-cell table:style-name="ce2" office:value-type="currency" office:currency="CAD" office:value="28.01">
            <text:p>$28.01</text:p>
          </table:table-cell>
          <table:table-cell table:style-name="ce2" office:value-type="currency" office:currency="CAD" office:value="25.2">
            <text:p>$25.20</text:p>
          </table:table-cell>
        </table:table-row>
        <table:table-row table:style-name="ro1">
          <table:table-cell table:style-name="ce1" office:value-type="string">
            <text:p>06/03/2024</text:p>
          </table:table-cell>
          <table:table-cell table:style-name="ce2" office:value-type="currency" office:currency="CAD" office:value="28">
            <text:p>$28.00</text:p>
          </table:table-cell>
          <table:table-cell table:style-name="ce1" office:value-type="float" office:value="165808300">
            <text:p>165808300</text:p>
          </table:table-cell>
          <table:table-cell table:style-name="ce2" office:value-type="currency" office:currency="CAD" office:value="40.19">
            <text:p>$40.19</text:p>
          </table:table-cell>
          <table:table-cell table:style-name="ce2" office:value-type="currency" office:currency="CAD" office:value="40.5">
            <text:p>$40.50</text:p>
          </table:table-cell>
          <table:table-cell table:style-name="ce2" office:value-type="currency" office:currency="CAD" office:value="26.4">
            <text:p>$26.40</text:p>
          </table:table-cell>
        </table:table-row>
        <table:table-row table:style-name="ro1">
          <table:table-cell table:style-name="ce1" office:value-type="string">
            <text:p>05/31/2024</text:p>
          </table:table-cell>
          <table:table-cell table:style-name="ce2" office:value-type="currency" office:currency="CAD" office:value="23.14">
            <text:p>$23.14</text:p>
          </table:table-cell>
          <table:table-cell table:style-name="ce1" office:value-type="float" office:value="22174270">
            <text:p>22174270</text:p>
          </table:table-cell>
          <table:table-cell table:style-name="ce2" office:value-type="currency" office:currency="CAD" office:value="22.58">
            <text:p>$22.58</text:p>
          </table:table-cell>
          <table:table-cell table:style-name="ce2" office:value-type="currency" office:currency="CAD" office:value="23.72">
            <text:p>$23.72</text:p>
          </table:table-cell>
          <table:table-cell table:style-name="ce2" office:value-type="currency" office:currency="CAD" office:value="21.68">
            <text:p>$21.68</text:p>
          </table:table-cell>
        </table:table-row>
        <table:table-row table:style-name="ro1">
          <table:table-cell table:style-name="ce1" office:value-type="string">
            <text:p>05/30/2024</text:p>
          </table:table-cell>
          <table:table-cell table:style-name="ce2" office:value-type="currency" office:currency="CAD" office:value="22.61">
            <text:p>$22.61</text:p>
          </table:table-cell>
          <table:table-cell table:style-name="ce1" office:value-type="float" office:value="24508770">
            <text:p>24508770</text:p>
          </table:table-cell>
          <table:table-cell table:style-name="ce2" office:value-type="currency" office:currency="CAD" office:value="21.02">
            <text:p>$21.02</text:p>
          </table:table-cell>
          <table:table-cell table:style-name="ce2" office:value-type="currency" office:currency="CAD" office:value="22.7">
            <text:p>$22.70</text:p>
          </table:table-cell>
          <table:table-cell table:style-name="ce2" office:value-type="currency" office:currency="CAD" office:value="20.1">
            <text:p>$20.10</text:p>
          </table:table-cell>
        </table:table-row>
        <table:table-row table:style-name="ro1">
          <table:table-cell table:style-name="ce1" office:value-type="string">
            <text:p>05/29/2024</text:p>
          </table:table-cell>
          <table:table-cell table:style-name="ce2" office:value-type="currency" office:currency="CAD" office:value="21.24">
            <text:p>$21.24</text:p>
          </table:table-cell>
          <table:table-cell table:style-name="ce1" office:value-type="float" office:value="26921160">
            <text:p>26921160</text:p>
          </table:table-cell>
          <table:table-cell table:style-name="ce2" office:value-type="currency" office:currency="CAD" office:value="22">
            <text:p>$22.00</text:p>
          </table:table-cell>
          <table:table-cell table:style-name="ce2" office:value-type="currency" office:currency="CAD" office:value="22.98">
            <text:p>$22.98</text:p>
          </table:table-cell>
          <table:table-cell table:style-name="ce2" office:value-type="currency" office:currency="CAD" office:value="21.05">
            <text:p>$21.05</text:p>
          </table:table-cell>
        </table:table-row>
        <table:table-row table:style-name="ro1">
          <table:table-cell table:style-name="ce1" office:value-type="string">
            <text:p>05/28/2024</text:p>
          </table:table-cell>
          <table:table-cell table:style-name="ce2" office:value-type="currency" office:currency="CAD" office:value="23.78">
            <text:p>$23.78</text:p>
          </table:table-cell>
          <table:table-cell table:style-name="ce1" office:value-type="float" office:value="105077600">
            <text:p>105077600</text:p>
          </table:table-cell>
          <table:table-cell table:style-name="ce2" office:value-type="currency" office:currency="CAD" office:value="23.1">
            <text:p>$23.10</text:p>
          </table:table-cell>
          <table:table-cell table:style-name="ce2" office:value-type="currency" office:currency="CAD" office:value="26.66">
            <text:p>$26.66</text:p>
          </table:table-cell>
          <table:table-cell table:style-name="ce2" office:value-type="currency" office:currency="CAD" office:value="21.15">
            <text:p>$21.15</text:p>
          </table:table-cell>
        </table:table-row>
        <table:table-row table:style-name="ro1">
          <table:table-cell table:style-name="ce1" office:value-type="string">
            <text:p>05/24/2024</text:p>
          </table:table-cell>
          <table:table-cell table:style-name="ce2" office:value-type="currency" office:currency="CAD" office:value="19">
            <text:p>$19.00</text:p>
          </table:table-cell>
          <table:table-cell table:style-name="ce1" office:value-type="float" office:value="43017090">
            <text:p>43017090</text:p>
          </table:table-cell>
          <table:table-cell table:style-name="ce2" office:value-type="currency" office:currency="CAD" office:value="18.42">
            <text:p>$18.42</text:p>
          </table:table-cell>
          <table:table-cell table:style-name="ce2" office:value-type="currency" office:currency="CAD" office:value="19.68">
            <text:p>$19.68</text:p>
          </table:table-cell>
          <table:table-cell table:style-name="ce2" office:value-type="currency" office:currency="CAD" office:value="17.7">
            <text:p>$17.70</text:p>
          </table:table-cell>
        </table:table-row>
        <table:table-row table:style-name="ro1">
          <table:table-cell table:style-name="ce1" office:value-type="string">
            <text:p>05/23/2024</text:p>
          </table:table-cell>
          <table:table-cell table:style-name="ce2" office:value-type="currency" office:currency="CAD" office:value="18.32">
            <text:p>$18.32</text:p>
          </table:table-cell>
          <table:table-cell table:style-name="ce1" office:value-type="float" office:value="30561060">
            <text:p>30561060</text:p>
          </table:table-cell>
          <table:table-cell table:number-columns-repeated="2" table:style-name="ce2" office:value-type="currency" office:currency="CAD" office:value="21.4">
            <text:p>$21.40</text:p>
          </table:table-cell>
          <table:table-cell table:style-name="ce2" office:value-type="currency" office:currency="CAD" office:value="18.26">
            <text:p>$18.26</text:p>
          </table:table-cell>
        </table:table-row>
        <table:table-row table:style-name="ro1">
          <table:table-cell table:style-name="ce1" office:value-type="string">
            <text:p>05/22/2024</text:p>
          </table:table-cell>
          <table:table-cell table:style-name="ce2" office:value-type="currency" office:currency="CAD" office:value="21.12">
            <text:p>$21.12</text:p>
          </table:table-cell>
          <table:table-cell table:style-name="ce1" office:value-type="float" office:value="43521390">
            <text:p>43521390</text:p>
          </table:table-cell>
          <table:table-cell table:style-name="ce2" office:value-type="currency" office:currency="CAD" office:value="21.56">
            <text:p>$21.56</text:p>
          </table:table-cell>
          <table:table-cell table:style-name="ce2" office:value-type="currency" office:currency="CAD" office:value="22.25">
            <text:p>$22.25</text:p>
          </table:table-cell>
          <table:table-cell table:style-name="ce2" office:value-type="currency" office:currency="CAD" office:value="20.76">
            <text:p>$20.76</text:p>
          </table:table-cell>
        </table:table-row>
        <table:table-row table:style-name="ro1">
          <table:table-cell table:style-name="ce1" office:value-type="string">
            <text:p>05/21/2024</text:p>
          </table:table-cell>
          <table:table-cell table:style-name="ce2" office:value-type="currency" office:currency="CAD" office:value="22.12">
            <text:p>$22.12</text:p>
          </table:table-cell>
          <table:table-cell table:style-name="ce1" office:value-type="float" office:value="49250070">
            <text:p>49250070</text:p>
          </table:table-cell>
          <table:table-cell table:style-name="ce2" office:value-type="currency" office:currency="CAD" office:value="22.24">
            <text:p>$22.24</text:p>
          </table:table-cell>
          <table:table-cell table:style-name="ce2" office:value-type="currency" office:currency="CAD" office:value="22.85">
            <text:p>$22.85</text:p>
          </table:table-cell>
          <table:table-cell table:style-name="ce2" office:value-type="currency" office:currency="CAD" office:value="20.04">
            <text:p>$20.04</text:p>
          </table:table-cell>
        </table:table-row>
        <table:table-row table:style-name="ro1">
          <table:table-cell table:style-name="ce1" office:value-type="string">
            <text:p>05/20/2024</text:p>
          </table:table-cell>
          <table:table-cell table:style-name="ce2" office:value-type="currency" office:currency="CAD" office:value="23.14">
            <text:p>$23.14</text:p>
          </table:table-cell>
          <table:table-cell table:style-name="ce1" office:value-type="float" office:value="55261640">
            <text:p>55261640</text:p>
          </table:table-cell>
          <table:table-cell table:style-name="ce2" office:value-type="currency" office:currency="CAD" office:value="21.54">
            <text:p>$21.54</text:p>
          </table:table-cell>
          <table:table-cell table:style-name="ce2" office:value-type="currency" office:currency="CAD" office:value="23.4">
            <text:p>$23.40</text:p>
          </table:table-cell>
          <table:table-cell table:style-name="ce2" office:value-type="currency" office:currency="CAD" office:value="18.94">
            <text:p>$18.94</text:p>
          </table:table-cell>
        </table:table-row>
        <table:table-row table:style-name="ro1">
          <table:table-cell table:style-name="ce1" office:value-type="string">
            <text:p>05/17/2024</text:p>
          </table:table-cell>
          <table:table-cell table:style-name="ce2" office:value-type="currency" office:currency="CAD" office:value="22.21">
            <text:p>$22.21</text:p>
          </table:table-cell>
          <table:table-cell table:style-name="ce1" office:value-type="float" office:value="96079620">
            <text:p>96079620</text:p>
          </table:table-cell>
          <table:table-cell table:style-name="ce2" office:value-type="currency" office:currency="CAD" office:value="21.86">
            <text:p>$21.86</text:p>
          </table:table-cell>
          <table:table-cell table:style-name="ce2" office:value-type="currency" office:currency="CAD" office:value="22.41">
            <text:p>$22.41</text:p>
          </table:table-cell>
          <table:table-cell table:style-name="ce2" office:value-type="currency" office:currency="CAD" office:value="19.7">
            <text:p>$19.70</text:p>
          </table:table-cell>
        </table:table-row>
        <table:table-row table:style-name="ro1">
          <table:table-cell table:style-name="ce1" office:value-type="string">
            <text:p>05/16/2024</text:p>
          </table:table-cell>
          <table:table-cell table:style-name="ce2" office:value-type="currency" office:currency="CAD" office:value="27.67">
            <text:p>$27.67</text:p>
          </table:table-cell>
          <table:table-cell table:style-name="ce1" office:value-type="float" office:value="76177580">
            <text:p>76177580</text:p>
          </table:table-cell>
          <table:table-cell table:style-name="ce2" office:value-type="currency" office:currency="CAD" office:value="33.98">
            <text:p>$33.98</text:p>
          </table:table-cell>
          <table:table-cell table:style-name="ce2" office:value-type="currency" office:currency="CAD" office:value="35.24">
            <text:p>$35.24</text:p>
          </table:table-cell>
          <table:table-cell table:style-name="ce2" office:value-type="currency" office:currency="CAD" office:value="27.59">
            <text:p>$27.59</text:p>
          </table:table-cell>
        </table:table-row>
        <table:table-row table:style-name="ro1">
          <table:table-cell table:style-name="ce1" office:value-type="string">
            <text:p>05/15/2024</text:p>
          </table:table-cell>
          <table:table-cell table:style-name="ce2" office:value-type="currency" office:currency="CAD" office:value="39.55">
            <text:p>$39.55</text:p>
          </table:table-cell>
          <table:table-cell table:style-name="ce1" office:value-type="float" office:value="131790100">
            <text:p>131790100</text:p>
          </table:table-cell>
          <table:table-cell table:style-name="ce2" office:value-type="currency" office:currency="CAD" office:value="40.31">
            <text:p>$40.31</text:p>
          </table:table-cell>
          <table:table-cell table:style-name="ce2" office:value-type="currency" office:currency="CAD" office:value="42.35">
            <text:p>$42.35</text:p>
          </table:table-cell>
          <table:table-cell table:style-name="ce2" office:value-type="currency" office:currency="CAD" office:value="31">
            <text:p>$31.00</text:p>
          </table:table-cell>
        </table:table-row>
        <table:table-row table:style-name="ro1">
          <table:table-cell table:style-name="ce1" office:value-type="string">
            <text:p>05/14/2024</text:p>
          </table:table-cell>
          <table:table-cell table:style-name="ce2" office:value-type="currency" office:currency="CAD" office:value="48.75">
            <text:p>$48.75</text:p>
          </table:table-cell>
          <table:table-cell table:style-name="ce1" office:value-type="float" office:value="206979100">
            <text:p>206979100</text:p>
          </table:table-cell>
          <table:table-cell table:number-columns-repeated="2" table:style-name="ce2" office:value-type="currency" office:currency="CAD" office:value="64.83">
            <text:p>$64.83</text:p>
          </table:table-cell>
          <table:table-cell table:style-name="ce2" office:value-type="currency" office:currency="CAD" office:value="36">
            <text:p>$36.00</text:p>
          </table:table-cell>
        </table:table-row>
        <table:table-row table:style-name="ro1">
          <table:table-cell table:style-name="ce1" office:value-type="string">
            <text:p>05/13/2024</text:p>
          </table:table-cell>
          <table:table-cell table:style-name="ce2" office:value-type="currency" office:currency="CAD" office:value="30.45">
            <text:p>$30.45</text:p>
          </table:table-cell>
          <table:table-cell table:style-name="ce1" office:value-type="float" office:value="187241700">
            <text:p>187241700</text:p>
          </table:table-cell>
          <table:table-cell table:style-name="ce2" office:value-type="currency" office:currency="CAD" office:value="26.34">
            <text:p>$26.34</text:p>
          </table:table-cell>
          <table:table-cell table:style-name="ce2" office:value-type="currency" office:currency="CAD" office:value="38.2">
            <text:p>$38.20</text:p>
          </table:table-cell>
          <table:table-cell table:style-name="ce2" office:value-type="currency" office:currency="CAD" office:value="24.77">
            <text:p>$24.77</text:p>
          </table:table-cell>
        </table:table-row>
        <table:table-row table:style-name="ro1">
          <table:table-cell table:style-name="ce1" office:value-type="string">
            <text:p>05/10/2024</text:p>
          </table:table-cell>
          <table:table-cell table:style-name="ce2" office:value-type="currency" office:currency="CAD" office:value="17.46">
            <text:p>$17.46</text:p>
          </table:table-cell>
          <table:table-cell table:style-name="ce1" office:value-type="float" office:value="36831950">
            <text:p>36831950</text:p>
          </table:table-cell>
          <table:table-cell table:style-name="ce2" office:value-type="currency" office:currency="CAD" office:value="17.93">
            <text:p>$17.93</text:p>
          </table:table-cell>
          <table:table-cell table:style-name="ce2" office:value-type="currency" office:currency="CAD" office:value="20.2">
            <text:p>$20.20</text:p>
          </table:table-cell>
          <table:table-cell table:style-name="ce2" office:value-type="currency" office:currency="CAD" office:value="16.88">
            <text:p>$16.88</text:p>
          </table:table-cell>
        </table:table-row>
        <table:table-row table:style-name="ro1">
          <table:table-cell table:style-name="ce1" office:value-type="string">
            <text:p>05/09/2024</text:p>
          </table:table-cell>
          <table:table-cell table:style-name="ce2" office:value-type="currency" office:currency="CAD" office:value="18.01">
            <text:p>$18.01</text:p>
          </table:table-cell>
          <table:table-cell table:style-name="ce1" office:value-type="float" office:value="25759330">
            <text:p>25759330</text:p>
          </table:table-cell>
          <table:table-cell table:style-name="ce2" office:value-type="currency" office:currency="CAD" office:value="15.9">
            <text:p>$15.90</text:p>
          </table:table-cell>
          <table:table-cell table:style-name="ce2" office:value-type="currency" office:currency="CAD" office:value="18.51">
            <text:p>$18.51</text:p>
          </table:table-cell>
          <table:table-cell table:style-name="ce2" office:value-type="currency" office:currency="CAD" office:value="15.35">
            <text:p>$15.35</text:p>
          </table:table-cell>
        </table:table-row>
        <table:table-row table:style-name="ro1">
          <table:table-cell table:style-name="ce1" office:value-type="string">
            <text:p>05/08/2024</text:p>
          </table:table-cell>
          <table:table-cell table:style-name="ce2" office:value-type="currency" office:currency="CAD" office:value="15.92">
            <text:p>$15.92</text:p>
          </table:table-cell>
          <table:table-cell table:style-name="ce1" office:value-type="float" office:value="24775090">
            <text:p>24775090</text:p>
          </table:table-cell>
          <table:table-cell table:style-name="ce2" office:value-type="currency" office:currency="CAD" office:value="16.05">
            <text:p>$16.05</text:p>
          </table:table-cell>
          <table:table-cell table:style-name="ce2" office:value-type="currency" office:currency="CAD" office:value="17.24">
            <text:p>$17.24</text:p>
          </table:table-cell>
          <table:table-cell table:style-name="ce2" office:value-type="currency" office:currency="CAD" office:value="15.33">
            <text:p>$15.33</text:p>
          </table:table-cell>
        </table:table-row>
        <table:table-row table:style-name="ro1">
          <table:table-cell table:style-name="ce1" office:value-type="string">
            <text:p>05/07/2024</text:p>
          </table:table-cell>
          <table:table-cell table:style-name="ce2" office:value-type="currency" office:currency="CAD" office:value="16.31">
            <text:p>$16.31</text:p>
          </table:table-cell>
          <table:table-cell table:style-name="ce1" office:value-type="float" office:value="24308560">
            <text:p>24308560</text:p>
          </table:table-cell>
          <table:table-cell table:style-name="ce2" office:value-type="currency" office:currency="CAD" office:value="15.85">
            <text:p>$15.85</text:p>
          </table:table-cell>
          <table:table-cell table:style-name="ce2" office:value-type="currency" office:currency="CAD" office:value="17.29">
            <text:p>$17.29</text:p>
          </table:table-cell>
          <table:table-cell table:style-name="ce2" office:value-type="currency" office:currency="CAD" office:value="14.93">
            <text:p>$14.93</text:p>
          </table:table-cell>
        </table:table-row>
        <table:table-row table:style-name="ro1">
          <table:table-cell table:style-name="ce1" office:value-type="string">
            <text:p>05/06/2024</text:p>
          </table:table-cell>
          <table:table-cell table:style-name="ce2" office:value-type="currency" office:currency="CAD" office:value="16.31">
            <text:p>$16.31</text:p>
          </table:table-cell>
          <table:table-cell table:style-name="ce1" office:value-type="float" office:value="48018670">
            <text:p>48018670</text:p>
          </table:table-cell>
          <table:table-cell table:style-name="ce2" office:value-type="currency" office:currency="CAD" office:value="14.99">
            <text:p>$14.99</text:p>
          </table:table-cell>
          <table:table-cell table:style-name="ce2" office:value-type="currency" office:currency="CAD" office:value="17.4">
            <text:p>$17.40</text:p>
          </table:table-cell>
          <table:table-cell table:style-name="ce2" office:value-type="currency" office:currency="CAD" office:value="13.62">
            <text:p>$13.62</text:p>
          </table:table-cell>
        </table:table-row>
        <table:table-row table:style-name="ro1">
          <table:table-cell table:style-name="ce1" office:value-type="string">
            <text:p>05/03/2024</text:p>
          </table:table-cell>
          <table:table-cell table:style-name="ce2" office:value-type="currency" office:currency="CAD" office:value="16.47">
            <text:p>$16.47</text:p>
          </table:table-cell>
          <table:table-cell table:style-name="ce1" office:value-type="float" office:value="36292450">
            <text:p>36292450</text:p>
          </table:table-cell>
          <table:table-cell table:style-name="ce2" office:value-type="currency" office:currency="CAD" office:value="12.42">
            <text:p>$12.42</text:p>
          </table:table-cell>
          <table:table-cell table:style-name="ce2" office:value-type="currency" office:currency="CAD" office:value="17.45">
            <text:p>$17.45</text:p>
          </table:table-cell>
          <table:table-cell table:style-name="ce2" office:value-type="currency" office:currency="CAD" office:value="12.31">
            <text:p>$12.31</text:p>
          </table:table-cell>
        </table:table-row>
        <table:table-row table:style-name="ro1">
          <table:table-cell table:style-name="ce1" office:value-type="string">
            <text:p>05/02/2024</text:p>
          </table:table-cell>
          <table:table-cell table:style-name="ce2" office:value-type="currency" office:currency="CAD" office:value="12.76">
            <text:p>$12.76</text:p>
          </table:table-cell>
          <table:table-cell table:style-name="ce1" office:value-type="float" office:value="8654774">
            <text:p>8654774</text:p>
          </table:table-cell>
          <table:table-cell table:style-name="ce2" office:value-type="currency" office:currency="CAD" office:value="11.11">
            <text:p>$11.11</text:p>
          </table:table-cell>
          <table:table-cell table:style-name="ce2" office:value-type="currency" office:currency="CAD" office:value="12.88">
            <text:p>$12.88</text:p>
          </table:table-cell>
          <table:table-cell table:style-name="ce2" office:value-type="currency" office:currency="CAD" office:value="10.96">
            <text:p>$10.96</text:p>
          </table:table-cell>
        </table:table-row>
        <table:table-row table:style-name="ro1">
          <table:table-cell table:style-name="ce1" office:value-type="string">
            <text:p>05/01/2024</text:p>
          </table:table-cell>
          <table:table-cell table:style-name="ce2" office:value-type="currency" office:currency="CAD" office:value="10.91">
            <text:p>$10.91</text:p>
          </table:table-cell>
          <table:table-cell table:style-name="ce1" office:value-type="float" office:value="2659899">
            <text:p>2659899</text:p>
          </table:table-cell>
          <table:table-cell table:style-name="ce2" office:value-type="currency" office:currency="CAD" office:value="11.03">
            <text:p>$11.03</text:p>
          </table:table-cell>
          <table:table-cell table:style-name="ce2" office:value-type="currency" office:currency="CAD" office:value="11.32">
            <text:p>$11.32</text:p>
          </table:table-cell>
          <table:table-cell table:style-name="ce2" office:value-type="currency" office:currency="CAD" office:value="10.7">
            <text:p>$10.70</text:p>
          </table:table-cell>
        </table:table-row>
        <table:table-row table:style-name="ro1">
          <table:table-cell table:style-name="ce1" office:value-type="string">
            <text:p>04/30/2024</text:p>
          </table:table-cell>
          <table:table-cell table:style-name="ce2" office:value-type="currency" office:currency="CAD" office:value="11.09">
            <text:p>$11.09</text:p>
          </table:table-cell>
          <table:table-cell table:style-name="ce1" office:value-type="float" office:value="2866509">
            <text:p>2866509</text:p>
          </table:table-cell>
          <table:table-cell table:style-name="ce2" office:value-type="currency" office:currency="CAD" office:value="11.18">
            <text:p>$11.18</text:p>
          </table:table-cell>
          <table:table-cell table:style-name="ce2" office:value-type="currency" office:currency="CAD" office:value="11.3">
            <text:p>$11.30</text:p>
          </table:table-cell>
          <table:table-cell table:style-name="ce2" office:value-type="currency" office:currency="CAD" office:value="10.91">
            <text:p>$10.91</text:p>
          </table:table-cell>
        </table:table-row>
        <table:table-row table:style-name="ro1">
          <table:table-cell table:style-name="ce1" office:value-type="string">
            <text:p>04/29/2024</text:p>
          </table:table-cell>
          <table:table-cell table:style-name="ce2" office:value-type="currency" office:currency="CAD" office:value="11.29">
            <text:p>$11.29</text:p>
          </table:table-cell>
          <table:table-cell table:style-name="ce1" office:value-type="float" office:value="3835686">
            <text:p>3835686</text:p>
          </table:table-cell>
          <table:table-cell table:style-name="ce2" office:value-type="currency" office:currency="CAD" office:value="11.84">
            <text:p>$11.84</text:p>
          </table:table-cell>
          <table:table-cell table:style-name="ce2" office:value-type="currency" office:currency="CAD" office:value="11.96">
            <text:p>$11.96</text:p>
          </table:table-cell>
          <table:table-cell table:style-name="ce2" office:value-type="currency" office:currency="CAD" office:value="11.18">
            <text:p>$11.18</text:p>
          </table:table-cell>
        </table:table-row>
        <table:table-row table:style-name="ro1">
          <table:table-cell table:style-name="ce1" office:value-type="string">
            <text:p>04/26/2024</text:p>
          </table:table-cell>
          <table:table-cell table:style-name="ce2" office:value-type="currency" office:currency="CAD" office:value="11.9">
            <text:p>$11.90</text:p>
          </table:table-cell>
          <table:table-cell table:style-name="ce1" office:value-type="float" office:value="7685106">
            <text:p>7685106</text:p>
          </table:table-cell>
          <table:table-cell table:style-name="ce2" office:value-type="currency" office:currency="CAD" office:value="11.18">
            <text:p>$11.18</text:p>
          </table:table-cell>
          <table:table-cell table:style-name="ce2" office:value-type="currency" office:currency="CAD" office:value="12.19">
            <text:p>$12.19</text:p>
          </table:table-cell>
          <table:table-cell table:style-name="ce2" office:value-type="currency" office:currency="CAD" office:value="11">
            <text:p>$11.00</text:p>
          </table:table-cell>
        </table:table-row>
        <table:table-row table:style-name="ro1">
          <table:table-cell table:style-name="ce1" office:value-type="string">
            <text:p>04/25/2024</text:p>
          </table:table-cell>
          <table:table-cell table:style-name="ce2" office:value-type="currency" office:currency="CAD" office:value="11.21">
            <text:p>$11.21</text:p>
          </table:table-cell>
          <table:table-cell table:style-name="ce1" office:value-type="float" office:value="4903794">
            <text:p>4903794</text:p>
          </table:table-cell>
          <table:table-cell table:style-name="ce2" office:value-type="currency" office:currency="CAD" office:value="10.7">
            <text:p>$10.70</text:p>
          </table:table-cell>
          <table:table-cell table:style-name="ce2" office:value-type="currency" office:currency="CAD" office:value="11.21">
            <text:p>$11.21</text:p>
          </table:table-cell>
          <table:table-cell table:style-name="ce2" office:value-type="currency" office:currency="CAD" office:value="10.48">
            <text:p>$10.48</text:p>
          </table:table-cell>
        </table:table-row>
        <table:table-row table:style-name="ro1">
          <table:table-cell table:style-name="ce1" office:value-type="string">
            <text:p>04/24/2024</text:p>
          </table:table-cell>
          <table:table-cell table:style-name="ce2" office:value-type="currency" office:currency="CAD" office:value="10.93">
            <text:p>$10.93</text:p>
          </table:table-cell>
          <table:table-cell table:style-name="ce1" office:value-type="float" office:value="4829577">
            <text:p>4829577</text:p>
          </table:table-cell>
          <table:table-cell table:style-name="ce2" office:value-type="currency" office:currency="CAD" office:value="10.16">
            <text:p>$10.16</text:p>
          </table:table-cell>
          <table:table-cell table:style-name="ce2" office:value-type="currency" office:currency="CAD" office:value="10.94">
            <text:p>$10.94</text:p>
          </table:table-cell>
          <table:table-cell table:style-name="ce2" office:value-type="currency" office:currency="CAD" office:value="10.16">
            <text:p>$10.16</text:p>
          </table:table-cell>
        </table:table-row>
        <table:table-row table:style-name="ro1">
          <table:table-cell table:style-name="ce1" office:value-type="string">
            <text:p>04/23/2024</text:p>
          </table:table-cell>
          <table:table-cell table:style-name="ce2" office:value-type="currency" office:currency="CAD" office:value="10.16">
            <text:p>$10.16</text:p>
          </table:table-cell>
          <table:table-cell table:style-name="ce1" office:value-type="float" office:value="2511759">
            <text:p>2511759</text:p>
          </table:table-cell>
          <table:table-cell table:style-name="ce2" office:value-type="currency" office:currency="CAD" office:value="10.05">
            <text:p>$10.05</text:p>
          </table:table-cell>
          <table:table-cell table:style-name="ce2" office:value-type="currency" office:currency="CAD" office:value="10.28">
            <text:p>$10.28</text:p>
          </table:table-cell>
          <table:table-cell table:style-name="ce2" office:value-type="currency" office:currency="CAD" office:value="10.01">
            <text:p>$10.01</text:p>
          </table:table-cell>
        </table:table-row>
        <table:table-row table:style-name="ro1">
          <table:table-cell table:style-name="ce1" office:value-type="string">
            <text:p>04/22/2024</text:p>
          </table:table-cell>
          <table:table-cell table:style-name="ce2" office:value-type="currency" office:currency="CAD" office:value="10.01">
            <text:p>$10.01</text:p>
          </table:table-cell>
          <table:table-cell table:style-name="ce1" office:value-type="float" office:value="3261000">
            <text:p>3261000</text:p>
          </table:table-cell>
          <table:table-cell table:style-name="ce2" office:value-type="currency" office:currency="CAD" office:value="10.41">
            <text:p>$10.41</text:p>
          </table:table-cell>
          <table:table-cell table:style-name="ce2" office:value-type="currency" office:currency="CAD" office:value="10.45">
            <text:p>$10.45</text:p>
          </table:table-cell>
          <table:table-cell table:style-name="ce2" office:value-type="currency" office:currency="CAD" office:value="10.01">
            <text:p>$10.01</text:p>
          </table:table-cell>
        </table:table-row>
        <table:table-row table:style-name="ro1">
          <table:table-cell table:style-name="ce1" office:value-type="string">
            <text:p>04/19/2024</text:p>
          </table:table-cell>
          <table:table-cell table:style-name="ce2" office:value-type="currency" office:currency="CAD" office:value="10.42">
            <text:p>$10.42</text:p>
          </table:table-cell>
          <table:table-cell table:style-name="ce1" office:value-type="float" office:value="2462726">
            <text:p>2462726</text:p>
          </table:table-cell>
          <table:table-cell table:style-name="ce2" office:value-type="currency" office:currency="CAD" office:value="10.2">
            <text:p>$10.20</text:p>
          </table:table-cell>
          <table:table-cell table:style-name="ce2" office:value-type="currency" office:currency="CAD" office:value="10.5">
            <text:p>$10.50</text:p>
          </table:table-cell>
          <table:table-cell table:style-name="ce2" office:value-type="currency" office:currency="CAD" office:value="10.2">
            <text:p>$10.20</text:p>
          </table:table-cell>
        </table:table-row>
        <table:table-row table:style-name="ro1">
          <table:table-cell table:style-name="ce1" office:value-type="string">
            <text:p>04/18/2024</text:p>
          </table:table-cell>
          <table:table-cell table:style-name="ce2" office:value-type="currency" office:currency="CAD" office:value="10.31">
            <text:p>$10.31</text:p>
          </table:table-cell>
          <table:table-cell table:style-name="ce1" office:value-type="float" office:value="2175390">
            <text:p>2175390</text:p>
          </table:table-cell>
          <table:table-cell table:style-name="ce2" office:value-type="currency" office:currency="CAD" office:value="10.32">
            <text:p>$10.32</text:p>
          </table:table-cell>
          <table:table-cell table:style-name="ce2" office:value-type="currency" office:currency="CAD" office:value="10.63">
            <text:p>$10.63</text:p>
          </table:table-cell>
          <table:table-cell table:style-name="ce2" office:value-type="currency" office:currency="CAD" office:value="10.27">
            <text:p>$10.27</text:p>
          </table:table-cell>
        </table:table-row>
        <table:table-row table:style-name="ro1">
          <table:table-cell table:style-name="ce1" office:value-type="string">
            <text:p>04/17/2024</text:p>
          </table:table-cell>
          <table:table-cell table:style-name="ce2" office:value-type="currency" office:currency="CAD" office:value="10.3">
            <text:p>$10.30</text:p>
          </table:table-cell>
          <table:table-cell table:style-name="ce1" office:value-type="float" office:value="2096726">
            <text:p>2096726</text:p>
          </table:table-cell>
          <table:table-cell table:style-name="ce2" office:value-type="currency" office:currency="CAD" office:value="10.44">
            <text:p>$10.44</text:p>
          </table:table-cell>
          <table:table-cell table:style-name="ce2" office:value-type="currency" office:currency="CAD" office:value="10.59">
            <text:p>$10.59</text:p>
          </table:table-cell>
          <table:table-cell table:style-name="ce2" office:value-type="currency" office:currency="CAD" office:value="10.3">
            <text:p>$10.30</text:p>
          </table:table-cell>
        </table:table-row>
        <table:table-row table:style-name="ro1">
          <table:table-cell table:style-name="ce1" office:value-type="string">
            <text:p>04/16/2024</text:p>
          </table:table-cell>
          <table:table-cell table:style-name="ce2" office:value-type="currency" office:currency="CAD" office:value="10.37">
            <text:p>$10.37</text:p>
          </table:table-cell>
          <table:table-cell table:style-name="ce1" office:value-type="float" office:value="4162126">
            <text:p>4162126</text:p>
          </table:table-cell>
          <table:table-cell table:style-name="ce2" office:value-type="currency" office:currency="CAD" office:value="10">
            <text:p>$10.00</text:p>
          </table:table-cell>
          <table:table-cell table:style-name="ce2" office:value-type="currency" office:currency="CAD" office:value="10.55">
            <text:p>$10.55</text:p>
          </table:table-cell>
          <table:table-cell table:style-name="ce2" office:value-type="currency" office:currency="CAD" office:value="9.95">
            <text:p>$9.95</text:p>
          </table:table-cell>
        </table:table-row>
        <table:table-row table:style-name="ro1">
          <table:table-cell table:style-name="ce1" office:value-type="string">
            <text:p>04/15/2024</text:p>
          </table:table-cell>
          <table:table-cell table:style-name="ce2" office:value-type="currency" office:currency="CAD" office:value="10.06">
            <text:p>$10.06</text:p>
          </table:table-cell>
          <table:table-cell table:style-name="ce1" office:value-type="float" office:value="5086322">
            <text:p>5086322</text:p>
          </table:table-cell>
          <table:table-cell table:style-name="ce2" office:value-type="currency" office:currency="CAD" office:value="10.81">
            <text:p>$10.81</text:p>
          </table:table-cell>
          <table:table-cell table:style-name="ce2" office:value-type="currency" office:currency="CAD" office:value="10.84">
            <text:p>$10.84</text:p>
          </table:table-cell>
          <table:table-cell table:style-name="ce2" office:value-type="currency" office:currency="CAD" office:value="10.06">
            <text:p>$10.06</text:p>
          </table:table-cell>
        </table:table-row>
        <table:table-row table:style-name="ro1">
          <table:table-cell table:style-name="ce1" office:value-type="string">
            <text:p>04/12/2024</text:p>
          </table:table-cell>
          <table:table-cell table:style-name="ce2" office:value-type="currency" office:currency="CAD" office:value="10.77">
            <text:p>$10.77</text:p>
          </table:table-cell>
          <table:table-cell table:style-name="ce1" office:value-type="float" office:value="3214436">
            <text:p>3214436</text:p>
          </table:table-cell>
          <table:table-cell table:style-name="ce2" office:value-type="currency" office:currency="CAD" office:value="11.21">
            <text:p>$11.21</text:p>
          </table:table-cell>
          <table:table-cell table:style-name="ce2" office:value-type="currency" office:currency="CAD" office:value="11.23">
            <text:p>$11.23</text:p>
          </table:table-cell>
          <table:table-cell table:style-name="ce2" office:value-type="currency" office:currency="CAD" office:value="10.76">
            <text:p>$10.76</text:p>
          </table:table-cell>
        </table:table-row>
        <table:table-row table:style-name="ro1">
          <table:table-cell table:style-name="ce1" office:value-type="string">
            <text:p>04/11/2024</text:p>
          </table:table-cell>
          <table:table-cell table:style-name="ce2" office:value-type="currency" office:currency="CAD" office:value="11.29">
            <text:p>$11.29</text:p>
          </table:table-cell>
          <table:table-cell table:style-name="ce1" office:value-type="float" office:value="3802099">
            <text:p>3802099</text:p>
          </table:table-cell>
          <table:table-cell table:style-name="ce2" office:value-type="currency" office:currency="CAD" office:value="10.91">
            <text:p>$10.91</text:p>
          </table:table-cell>
          <table:table-cell table:style-name="ce2" office:value-type="currency" office:currency="CAD" office:value="11.39">
            <text:p>$11.39</text:p>
          </table:table-cell>
          <table:table-cell table:style-name="ce2" office:value-type="currency" office:currency="CAD" office:value="10.8">
            <text:p>$10.80</text:p>
          </table:table-cell>
        </table:table-row>
        <table:table-row table:style-name="ro1">
          <table:table-cell table:style-name="ce1" office:value-type="string">
            <text:p>04/10/2024</text:p>
          </table:table-cell>
          <table:table-cell table:style-name="ce2" office:value-type="currency" office:currency="CAD" office:value="10.85">
            <text:p>$10.85</text:p>
          </table:table-cell>
          <table:table-cell table:style-name="ce1" office:value-type="float" office:value="3546218">
            <text:p>3546218</text:p>
          </table:table-cell>
          <table:table-cell table:style-name="ce2" office:value-type="currency" office:currency="CAD" office:value="10.9">
            <text:p>$10.90</text:p>
          </table:table-cell>
          <table:table-cell table:style-name="ce2" office:value-type="currency" office:currency="CAD" office:value="11.07">
            <text:p>$11.07</text:p>
          </table:table-cell>
          <table:table-cell table:style-name="ce2" office:value-type="currency" office:currency="CAD" office:value="10.75">
            <text:p>$10.75</text:p>
          </table:table-cell>
        </table:table-row>
        <table:table-row table:style-name="ro1">
          <table:table-cell table:style-name="ce1" office:value-type="string">
            <text:p>04/09/2024</text:p>
          </table:table-cell>
          <table:table-cell table:style-name="ce2" office:value-type="currency" office:currency="CAD" office:value="11.01">
            <text:p>$11.01</text:p>
          </table:table-cell>
          <table:table-cell table:style-name="ce1" office:value-type="float" office:value="3514403">
            <text:p>3514403</text:p>
          </table:table-cell>
          <table:table-cell table:style-name="ce2" office:value-type="currency" office:currency="CAD" office:value="10.85">
            <text:p>$10.85</text:p>
          </table:table-cell>
          <table:table-cell table:style-name="ce2" office:value-type="currency" office:currency="CAD" office:value="11.18">
            <text:p>$11.18</text:p>
          </table:table-cell>
          <table:table-cell table:style-name="ce2" office:value-type="currency" office:currency="CAD" office:value="10.73">
            <text:p>$10.73</text:p>
          </table:table-cell>
        </table:table-row>
        <table:table-row table:style-name="ro1">
          <table:table-cell table:style-name="ce1" office:value-type="string">
            <text:p>04/08/2024</text:p>
          </table:table-cell>
          <table:table-cell table:style-name="ce2" office:value-type="currency" office:currency="CAD" office:value="10.83">
            <text:p>$10.83</text:p>
          </table:table-cell>
          <table:table-cell table:style-name="ce1" office:value-type="float" office:value="3659142">
            <text:p>3659142</text:p>
          </table:table-cell>
          <table:table-cell table:style-name="ce2" office:value-type="currency" office:currency="CAD" office:value="11.3">
            <text:p>$11.30</text:p>
          </table:table-cell>
          <table:table-cell table:style-name="ce2" office:value-type="currency" office:currency="CAD" office:value="11.37">
            <text:p>$11.37</text:p>
          </table:table-cell>
          <table:table-cell table:style-name="ce2" office:value-type="currency" office:currency="CAD" office:value="10.83">
            <text:p>$10.83</text:p>
          </table:table-cell>
        </table:table-row>
        <table:table-row table:style-name="ro1">
          <table:table-cell table:style-name="ce1" office:value-type="string">
            <text:p>04/05/2024</text:p>
          </table:table-cell>
          <table:table-cell table:style-name="ce2" office:value-type="currency" office:currency="CAD" office:value="11.25">
            <text:p>$11.25</text:p>
          </table:table-cell>
          <table:table-cell table:style-name="ce1" office:value-type="float" office:value="4759967">
            <text:p>4759967</text:p>
          </table:table-cell>
          <table:table-cell table:style-name="ce2" office:value-type="currency" office:currency="CAD" office:value="11.3">
            <text:p>$11.30</text:p>
          </table:table-cell>
          <table:table-cell table:style-name="ce2" office:value-type="currency" office:currency="CAD" office:value="11.5">
            <text:p>$11.50</text:p>
          </table:table-cell>
          <table:table-cell table:style-name="ce2" office:value-type="currency" office:currency="CAD" office:value="10.97">
            <text:p>$10.97</text:p>
          </table:table-cell>
        </table:table-row>
        <table:table-row table:style-name="ro1">
          <table:table-cell table:style-name="ce1" office:value-type="string">
            <text:p>04/04/2024</text:p>
          </table:table-cell>
          <table:table-cell table:style-name="ce2" office:value-type="currency" office:currency="CAD" office:value="11.53">
            <text:p>$11.53</text:p>
          </table:table-cell>
          <table:table-cell table:style-name="ce1" office:value-type="float" office:value="4347040">
            <text:p>4347040</text:p>
          </table:table-cell>
          <table:table-cell table:style-name="ce2" office:value-type="currency" office:currency="CAD" office:value="11.5">
            <text:p>$11.50</text:p>
          </table:table-cell>
          <table:table-cell table:style-name="ce2" office:value-type="currency" office:currency="CAD" office:value="11.83">
            <text:p>$11.83</text:p>
          </table:table-cell>
          <table:table-cell table:style-name="ce2" office:value-type="currency" office:currency="CAD" office:value="11.38">
            <text:p>$11.38</text:p>
          </table:table-cell>
        </table:table-row>
        <table:table-row table:style-name="ro1">
          <table:table-cell table:style-name="ce1" office:value-type="string">
            <text:p>04/03/2024</text:p>
          </table:table-cell>
          <table:table-cell table:style-name="ce2" office:value-type="currency" office:currency="CAD" office:value="11.38">
            <text:p>$11.38</text:p>
          </table:table-cell>
          <table:table-cell table:style-name="ce1" office:value-type="float" office:value="4331531">
            <text:p>4331531</text:p>
          </table:table-cell>
          <table:table-cell table:style-name="ce2" office:value-type="currency" office:currency="CAD" office:value="11.22">
            <text:p>$11.22</text:p>
          </table:table-cell>
          <table:table-cell table:style-name="ce2" office:value-type="currency" office:currency="CAD" office:value="11.5">
            <text:p>$11.50</text:p>
          </table:table-cell>
          <table:table-cell table:style-name="ce2" office:value-type="currency" office:currency="CAD" office:value="10.9">
            <text:p>$10.90</text:p>
          </table:table-cell>
        </table:table-row>
        <table:table-row table:style-name="ro1">
          <table:table-cell table:style-name="ce1" office:value-type="string">
            <text:p>04/02/2024</text:p>
          </table:table-cell>
          <table:table-cell table:style-name="ce2" office:value-type="currency" office:currency="CAD" office:value="11.28">
            <text:p>$11.28</text:p>
          </table:table-cell>
          <table:table-cell table:style-name="ce1" office:value-type="float" office:value="6327692">
            <text:p>6327692</text:p>
          </table:table-cell>
          <table:table-cell table:style-name="ce2" office:value-type="currency" office:currency="CAD" office:value="11.84">
            <text:p>$11.84</text:p>
          </table:table-cell>
          <table:table-cell table:style-name="ce2" office:value-type="currency" office:currency="CAD" office:value="11.99">
            <text:p>$11.99</text:p>
          </table:table-cell>
          <table:table-cell table:style-name="ce2" office:value-type="currency" office:currency="CAD" office:value="11.26">
            <text:p>$11.26</text:p>
          </table:table-cell>
        </table:table-row>
        <table:table-row table:style-name="ro1">
          <table:table-cell table:style-name="ce1" office:value-type="string">
            <text:p>04/01/2024</text:p>
          </table:table-cell>
          <table:table-cell table:style-name="ce2" office:value-type="currency" office:currency="CAD" office:value="11.99">
            <text:p>$11.99</text:p>
          </table:table-cell>
          <table:table-cell table:style-name="ce1" office:value-type="float" office:value="9207097">
            <text:p>9207097</text:p>
          </table:table-cell>
          <table:table-cell table:style-name="ce2" office:value-type="currency" office:currency="CAD" office:value="12.63">
            <text:p>$12.63</text:p>
          </table:table-cell>
          <table:table-cell table:style-name="ce2" office:value-type="currency" office:currency="CAD" office:value="12.67">
            <text:p>$12.67</text:p>
          </table:table-cell>
          <table:table-cell table:style-name="ce2" office:value-type="currency" office:currency="CAD" office:value="11.55">
            <text:p>$11.55</text:p>
          </table:table-cell>
        </table:table-row>
        <table:table-row table:style-name="ro1">
          <table:table-cell table:style-name="ce1" office:value-type="string">
            <text:p>03/28/2024</text:p>
          </table:table-cell>
          <table:table-cell table:style-name="ce2" office:value-type="currency" office:currency="CAD" office:value="12.52">
            <text:p>$12.52</text:p>
          </table:table-cell>
          <table:table-cell table:style-name="ce1" office:value-type="float" office:value="8473465">
            <text:p>8473465</text:p>
          </table:table-cell>
          <table:table-cell table:number-columns-repeated="2" table:style-name="ce2" office:value-type="currency" office:currency="CAD" office:value="13.19">
            <text:p>$13.19</text:p>
          </table:table-cell>
          <table:table-cell table:style-name="ce2" office:value-type="currency" office:currency="CAD" office:value="12.47">
            <text:p>$12.47</text:p>
          </table:table-cell>
        </table:table-row>
        <table:table-row table:style-name="ro1">
          <table:table-cell table:style-name="ce1" office:value-type="string">
            <text:p>03/27/2024</text:p>
          </table:table-cell>
          <table:table-cell table:style-name="ce2" office:value-type="currency" office:currency="CAD" office:value="13.17">
            <text:p>$13.17</text:p>
          </table:table-cell>
          <table:table-cell table:style-name="ce1" office:value-type="float" office:value="17871310">
            <text:p>17871310</text:p>
          </table:table-cell>
          <table:table-cell table:style-name="ce2" office:value-type="currency" office:currency="CAD" office:value="13.05">
            <text:p>$13.05</text:p>
          </table:table-cell>
          <table:table-cell table:style-name="ce2" office:value-type="currency" office:currency="CAD" office:value="13.72">
            <text:p>$13.72</text:p>
          </table:table-cell>
          <table:table-cell table:style-name="ce2" office:value-type="currency" office:currency="CAD" office:value="12.8">
            <text:p>$12.80</text:p>
          </table:table-cell>
        </table:table-row>
        <table:table-row table:style-name="ro1">
          <table:table-cell table:style-name="ce1" office:value-type="string">
            <text:p>03/26/2024</text:p>
          </table:table-cell>
          <table:table-cell table:style-name="ce2" office:value-type="currency" office:currency="CAD" office:value="15.5">
            <text:p>$15.50</text:p>
          </table:table-cell>
          <table:table-cell table:style-name="ce1" office:value-type="float" office:value="17245820">
            <text:p>17245820</text:p>
          </table:table-cell>
          <table:table-cell table:style-name="ce2" office:value-type="currency" office:currency="CAD" office:value="15.15">
            <text:p>$15.15</text:p>
          </table:table-cell>
          <table:table-cell table:style-name="ce2" office:value-type="currency" office:currency="CAD" office:value="15.63">
            <text:p>$15.63</text:p>
          </table:table-cell>
          <table:table-cell table:style-name="ce2" office:value-type="currency" office:currency="CAD" office:value="14.75">
            <text:p>$14.75</text:p>
          </table:table-cell>
        </table:table-row>
        <table:table-row table:style-name="ro1">
          <table:table-cell table:style-name="ce1" office:value-type="string">
            <text:p>03/25/2024</text:p>
          </table:table-cell>
          <table:table-cell table:style-name="ce2" office:value-type="currency" office:currency="CAD" office:value="15.12">
            <text:p>$15.12</text:p>
          </table:table-cell>
          <table:table-cell table:style-name="ce1" office:value-type="float" office:value="10416330">
            <text:p>10416330</text:p>
          </table:table-cell>
          <table:table-cell table:style-name="ce2" office:value-type="currency" office:currency="CAD" office:value="13.42">
            <text:p>$13.42</text:p>
          </table:table-cell>
          <table:table-cell table:style-name="ce2" office:value-type="currency" office:currency="CAD" office:value="15.15">
            <text:p>$15.15</text:p>
          </table:table-cell>
          <table:table-cell table:style-name="ce2" office:value-type="currency" office:currency="CAD" office:value="13.31">
            <text:p>$13.31</text:p>
          </table:table-cell>
        </table:table-row>
        <table:table-row table:style-name="ro1">
          <table:table-cell table:style-name="ce1" office:value-type="string">
            <text:p>03/22/2024</text:p>
          </table:table-cell>
          <table:table-cell table:style-name="ce2" office:value-type="currency" office:currency="CAD" office:value="13.1">
            <text:p>$13.10</text:p>
          </table:table-cell>
          <table:table-cell table:style-name="ce1" office:value-type="float" office:value="4411634">
            <text:p>4411634</text:p>
          </table:table-cell>
          <table:table-cell table:style-name="ce2" office:value-type="currency" office:currency="CAD" office:value="13.76">
            <text:p>$13.76</text:p>
          </table:table-cell>
          <table:table-cell table:style-name="ce2" office:value-type="currency" office:currency="CAD" office:value="13.95">
            <text:p>$13.95</text:p>
          </table:table-cell>
          <table:table-cell table:style-name="ce2" office:value-type="currency" office:currency="CAD" office:value="13.01">
            <text:p>$13.01</text:p>
          </table:table-cell>
        </table:table-row>
        <table:table-row table:style-name="ro1">
          <table:table-cell table:style-name="ce1" office:value-type="string">
            <text:p>03/21/2024</text:p>
          </table:table-cell>
          <table:table-cell table:style-name="ce2" office:value-type="currency" office:currency="CAD" office:value="13.66">
            <text:p>$13.66</text:p>
          </table:table-cell>
          <table:table-cell table:style-name="ce1" office:value-type="float" office:value="3382799">
            <text:p>3382799</text:p>
          </table:table-cell>
          <table:table-cell table:style-name="ce2" office:value-type="currency" office:currency="CAD" office:value="13.56">
            <text:p>$13.56</text:p>
          </table:table-cell>
          <table:table-cell table:style-name="ce2" office:value-type="currency" office:currency="CAD" office:value="14.02">
            <text:p>$14.02</text:p>
          </table:table-cell>
          <table:table-cell table:style-name="ce2" office:value-type="currency" office:currency="CAD" office:value="13.48">
            <text:p>$13.48</text:p>
          </table:table-cell>
        </table:table-row>
        <table:table-row table:style-name="ro1">
          <table:table-cell table:style-name="ce1" office:value-type="string">
            <text:p>03/20/2024</text:p>
          </table:table-cell>
          <table:table-cell table:style-name="ce2" office:value-type="currency" office:currency="CAD" office:value="13.48">
            <text:p>$13.48</text:p>
          </table:table-cell>
          <table:table-cell table:style-name="ce1" office:value-type="float" office:value="3921267">
            <text:p>3921267</text:p>
          </table:table-cell>
          <table:table-cell table:style-name="ce2" office:value-type="currency" office:currency="CAD" office:value="13.47">
            <text:p>$13.47</text:p>
          </table:table-cell>
          <table:table-cell table:style-name="ce2" office:value-type="currency" office:currency="CAD" office:value="13.79">
            <text:p>$13.79</text:p>
          </table:table-cell>
          <table:table-cell table:style-name="ce2" office:value-type="currency" office:currency="CAD" office:value="13.21">
            <text:p>$13.21</text:p>
          </table:table-cell>
        </table:table-row>
        <table:table-row table:style-name="ro1">
          <table:table-cell table:style-name="ce1" office:value-type="string">
            <text:p>03/19/2024</text:p>
          </table:table-cell>
          <table:table-cell table:style-name="ce2" office:value-type="currency" office:currency="CAD" office:value="13.41">
            <text:p>$13.41</text:p>
          </table:table-cell>
          <table:table-cell table:style-name="ce1" office:value-type="float" office:value="3894727">
            <text:p>3894727</text:p>
          </table:table-cell>
          <table:table-cell table:style-name="ce2" office:value-type="currency" office:currency="CAD" office:value="13.76">
            <text:p>$13.76</text:p>
          </table:table-cell>
          <table:table-cell table:style-name="ce2" office:value-type="currency" office:currency="CAD" office:value="13.89">
            <text:p>$13.89</text:p>
          </table:table-cell>
          <table:table-cell table:style-name="ce2" office:value-type="currency" office:currency="CAD" office:value="13.3">
            <text:p>$13.30</text:p>
          </table:table-cell>
        </table:table-row>
        <table:table-row table:style-name="ro1">
          <table:table-cell table:style-name="ce1" office:value-type="string">
            <text:p>03/18/2024</text:p>
          </table:table-cell>
          <table:table-cell table:style-name="ce2" office:value-type="currency" office:currency="CAD" office:value="13.91">
            <text:p>$13.91</text:p>
          </table:table-cell>
          <table:table-cell table:style-name="ce1" office:value-type="float" office:value="3490830">
            <text:p>3490830</text:p>
          </table:table-cell>
          <table:table-cell table:style-name="ce2" office:value-type="currency" office:currency="CAD" office:value="14.25">
            <text:p>$14.25</text:p>
          </table:table-cell>
          <table:table-cell table:style-name="ce2" office:value-type="currency" office:currency="CAD" office:value="14.3">
            <text:p>$14.30</text:p>
          </table:table-cell>
          <table:table-cell table:style-name="ce2" office:value-type="currency" office:currency="CAD" office:value="13.9">
            <text:p>$13.90</text:p>
          </table:table-cell>
        </table:table-row>
        <table:table-row table:style-name="ro1">
          <table:table-cell table:style-name="ce1" office:value-type="string">
            <text:p>03/15/2024</text:p>
          </table:table-cell>
          <table:table-cell table:style-name="ce2" office:value-type="currency" office:currency="CAD" office:value="14.24">
            <text:p>$14.24</text:p>
          </table:table-cell>
          <table:table-cell table:style-name="ce1" office:value-type="float" office:value="4480662">
            <text:p>4480662</text:p>
          </table:table-cell>
          <table:table-cell table:style-name="ce2" office:value-type="currency" office:currency="CAD" office:value="14.55">
            <text:p>$14.55</text:p>
          </table:table-cell>
          <table:table-cell table:style-name="ce2" office:value-type="currency" office:currency="CAD" office:value="14.83">
            <text:p>$14.83</text:p>
          </table:table-cell>
          <table:table-cell table:style-name="ce2" office:value-type="currency" office:currency="CAD" office:value="14.21">
            <text:p>$14.21</text:p>
          </table:table-cell>
        </table:table-row>
        <table:table-row table:style-name="ro1">
          <table:table-cell table:style-name="ce1" office:value-type="string">
            <text:p>03/14/2024</text:p>
          </table:table-cell>
          <table:table-cell table:style-name="ce2" office:value-type="currency" office:currency="CAD" office:value="14.63">
            <text:p>$14.63</text:p>
          </table:table-cell>
          <table:table-cell table:style-name="ce1" office:value-type="float" office:value="2534219">
            <text:p>2534219</text:p>
          </table:table-cell>
          <table:table-cell table:style-name="ce2" office:value-type="currency" office:currency="CAD" office:value="14.8">
            <text:p>$14.80</text:p>
          </table:table-cell>
          <table:table-cell table:style-name="ce2" office:value-type="currency" office:currency="CAD" office:value="15.02">
            <text:p>$15.02</text:p>
          </table:table-cell>
          <table:table-cell table:style-name="ce2" office:value-type="currency" office:currency="CAD" office:value="14.4">
            <text:p>$14.40</text:p>
          </table:table-cell>
        </table:table-row>
        <table:table-row table:style-name="ro1">
          <table:table-cell table:style-name="ce1" office:value-type="string">
            <text:p>03/13/2024</text:p>
          </table:table-cell>
          <table:table-cell table:style-name="ce2" office:value-type="currency" office:currency="CAD" office:value="14.87">
            <text:p>$14.87</text:p>
          </table:table-cell>
          <table:table-cell table:style-name="ce1" office:value-type="float" office:value="2898100">
            <text:p>2898100</text:p>
          </table:table-cell>
          <table:table-cell table:style-name="ce2" office:value-type="currency" office:currency="CAD" office:value="14.69">
            <text:p>$14.69</text:p>
          </table:table-cell>
          <table:table-cell table:style-name="ce2" office:value-type="currency" office:currency="CAD" office:value="15.2">
            <text:p>$15.20</text:p>
          </table:table-cell>
          <table:table-cell table:style-name="ce2" office:value-type="currency" office:currency="CAD" office:value="14.62">
            <text:p>$14.62</text:p>
          </table:table-cell>
        </table:table-row>
        <table:table-row table:style-name="ro1">
          <table:table-cell table:style-name="ce1" office:value-type="string">
            <text:p>03/12/2024</text:p>
          </table:table-cell>
          <table:table-cell table:style-name="ce2" office:value-type="currency" office:currency="CAD" office:value="14.72">
            <text:p>$14.72</text:p>
          </table:table-cell>
          <table:table-cell table:style-name="ce1" office:value-type="float" office:value="2382616">
            <text:p>2382616</text:p>
          </table:table-cell>
          <table:table-cell table:style-name="ce2" office:value-type="currency" office:currency="CAD" office:value="14.35">
            <text:p>$14.35</text:p>
          </table:table-cell>
          <table:table-cell table:style-name="ce2" office:value-type="currency" office:currency="CAD" office:value="14.84">
            <text:p>$14.84</text:p>
          </table:table-cell>
          <table:table-cell table:style-name="ce2" office:value-type="currency" office:currency="CAD" office:value="14.09">
            <text:p>$14.09</text:p>
          </table:table-cell>
        </table:table-row>
        <table:table-row table:style-name="ro1">
          <table:table-cell table:style-name="ce1" office:value-type="string">
            <text:p>03/11/2024</text:p>
          </table:table-cell>
          <table:table-cell table:style-name="ce2" office:value-type="currency" office:currency="CAD" office:value="14.43">
            <text:p>$14.43</text:p>
          </table:table-cell>
          <table:table-cell table:style-name="ce1" office:value-type="float" office:value="2111889">
            <text:p>2111889</text:p>
          </table:table-cell>
          <table:table-cell table:style-name="ce2" office:value-type="currency" office:currency="CAD" office:value="14.64">
            <text:p>$14.64</text:p>
          </table:table-cell>
          <table:table-cell table:style-name="ce2" office:value-type="currency" office:currency="CAD" office:value="14.94">
            <text:p>$14.94</text:p>
          </table:table-cell>
          <table:table-cell table:style-name="ce2" office:value-type="currency" office:currency="CAD" office:value="14.36">
            <text:p>$14.36</text:p>
          </table:table-cell>
        </table:table-row>
        <table:table-row table:style-name="ro1">
          <table:table-cell table:style-name="ce1" office:value-type="string">
            <text:p>03/08/2024</text:p>
          </table:table-cell>
          <table:table-cell table:style-name="ce2" office:value-type="currency" office:currency="CAD" office:value="14.65">
            <text:p>$14.65</text:p>
          </table:table-cell>
          <table:table-cell table:style-name="ce1" office:value-type="float" office:value="3169763">
            <text:p>3169763</text:p>
          </table:table-cell>
          <table:table-cell table:style-name="ce2" office:value-type="currency" office:currency="CAD" office:value="15.4">
            <text:p>$15.40</text:p>
          </table:table-cell>
          <table:table-cell table:style-name="ce2" office:value-type="currency" office:currency="CAD" office:value="15.63">
            <text:p>$15.63</text:p>
          </table:table-cell>
          <table:table-cell table:style-name="ce2" office:value-type="currency" office:currency="CAD" office:value="14.52">
            <text:p>$14.52</text:p>
          </table:table-cell>
        </table:table-row>
        <table:table-row table:style-name="ro1">
          <table:table-cell table:style-name="ce1" office:value-type="string">
            <text:p>03/07/2024</text:p>
          </table:table-cell>
          <table:table-cell table:style-name="ce2" office:value-type="currency" office:currency="CAD" office:value="15.26">
            <text:p>$15.26</text:p>
          </table:table-cell>
          <table:table-cell table:style-name="ce1" office:value-type="float" office:value="2111912">
            <text:p>2111912</text:p>
          </table:table-cell>
          <table:table-cell table:style-name="ce2" office:value-type="currency" office:currency="CAD" office:value="15.26">
            <text:p>$15.26</text:p>
          </table:table-cell>
          <table:table-cell table:style-name="ce2" office:value-type="currency" office:currency="CAD" office:value="15.51">
            <text:p>$15.51</text:p>
          </table:table-cell>
          <table:table-cell table:style-name="ce2" office:value-type="currency" office:currency="CAD" office:value="15.05">
            <text:p>$15.05</text:p>
          </table:table-cell>
        </table:table-row>
        <table:table-row table:style-name="ro1">
          <table:table-cell table:style-name="ce1" office:value-type="string">
            <text:p>03/06/2024</text:p>
          </table:table-cell>
          <table:table-cell table:style-name="ce2" office:value-type="currency" office:currency="CAD" office:value="15.26">
            <text:p>$15.26</text:p>
          </table:table-cell>
          <table:table-cell table:style-name="ce1" office:value-type="float" office:value="3818096">
            <text:p>3818096</text:p>
          </table:table-cell>
          <table:table-cell table:style-name="ce2" office:value-type="currency" office:currency="CAD" office:value="15.22">
            <text:p>$15.22</text:p>
          </table:table-cell>
          <table:table-cell table:style-name="ce2" office:value-type="currency" office:currency="CAD" office:value="15.89">
            <text:p>$15.89</text:p>
          </table:table-cell>
          <table:table-cell table:style-name="ce2" office:value-type="currency" office:currency="CAD" office:value="14.94">
            <text:p>$14.94</text:p>
          </table:table-cell>
        </table:table-row>
        <table:table-row table:style-name="ro1">
          <table:table-cell table:style-name="ce1" office:value-type="string">
            <text:p>03/05/2024</text:p>
          </table:table-cell>
          <table:table-cell table:style-name="ce2" office:value-type="currency" office:currency="CAD" office:value="15">
            <text:p>$15.00</text:p>
          </table:table-cell>
          <table:table-cell table:style-name="ce1" office:value-type="float" office:value="3152726">
            <text:p>3152726</text:p>
          </table:table-cell>
          <table:table-cell table:style-name="ce2" office:value-type="currency" office:currency="CAD" office:value="14.95">
            <text:p>$14.95</text:p>
          </table:table-cell>
          <table:table-cell table:style-name="ce2" office:value-type="currency" office:currency="CAD" office:value="15.28">
            <text:p>$15.28</text:p>
          </table:table-cell>
          <table:table-cell table:style-name="ce2" office:value-type="currency" office:currency="CAD" office:value="14.78">
            <text:p>$14.78</text:p>
          </table:table-cell>
        </table:table-row>
        <table:table-row table:style-name="ro1">
          <table:table-cell table:style-name="ce1" office:value-type="string">
            <text:p>03/04/2024</text:p>
          </table:table-cell>
          <table:table-cell table:style-name="ce2" office:value-type="currency" office:currency="CAD" office:value="15.22">
            <text:p>$15.22</text:p>
          </table:table-cell>
          <table:table-cell table:style-name="ce1" office:value-type="float" office:value="4367601">
            <text:p>4367601</text:p>
          </table:table-cell>
          <table:table-cell table:style-name="ce2" office:value-type="currency" office:currency="CAD" office:value="14.93">
            <text:p>$14.93</text:p>
          </table:table-cell>
          <table:table-cell table:style-name="ce2" office:value-type="currency" office:currency="CAD" office:value="15.59">
            <text:p>$15.59</text:p>
          </table:table-cell>
          <table:table-cell table:style-name="ce2" office:value-type="currency" office:currency="CAD" office:value="14.83">
            <text:p>$14.83</text:p>
          </table:table-cell>
        </table:table-row>
        <table:table-row table:style-name="ro1">
          <table:table-cell table:style-name="ce1" office:value-type="string">
            <text:p>03/01/2024</text:p>
          </table:table-cell>
          <table:table-cell table:style-name="ce2" office:value-type="currency" office:currency="CAD" office:value="14.95">
            <text:p>$14.95</text:p>
          </table:table-cell>
          <table:table-cell table:style-name="ce1" office:value-type="float" office:value="4899457">
            <text:p>4899457</text:p>
          </table:table-cell>
          <table:table-cell table:style-name="ce2" office:value-type="currency" office:currency="CAD" office:value="14.18">
            <text:p>$14.18</text:p>
          </table:table-cell>
          <table:table-cell table:style-name="ce2" office:value-type="currency" office:currency="CAD" office:value="15.09">
            <text:p>$15.09</text:p>
          </table:table-cell>
          <table:table-cell table:style-name="ce2" office:value-type="currency" office:currency="CAD" office:value="13.99">
            <text:p>$13.99</text:p>
          </table:table-cell>
        </table:table-row>
        <table:table-row table:style-name="ro1">
          <table:table-cell table:style-name="ce1" office:value-type="string">
            <text:p>02/29/2024</text:p>
          </table:table-cell>
          <table:table-cell table:style-name="ce2" office:value-type="currency" office:currency="CAD" office:value="14.27">
            <text:p>$14.27</text:p>
          </table:table-cell>
          <table:table-cell table:style-name="ce1" office:value-type="float" office:value="2638703">
            <text:p>2638703</text:p>
          </table:table-cell>
          <table:table-cell table:style-name="ce2" office:value-type="currency" office:currency="CAD" office:value="14.34">
            <text:p>$14.34</text:p>
          </table:table-cell>
          <table:table-cell table:style-name="ce2" office:value-type="currency" office:currency="CAD" office:value="14.65">
            <text:p>$14.65</text:p>
          </table:table-cell>
          <table:table-cell table:style-name="ce2" office:value-type="currency" office:currency="CAD" office:value="14.03">
            <text:p>$14.03</text:p>
          </table:table-cell>
        </table:table-row>
        <table:table-row table:style-name="ro1">
          <table:table-cell table:style-name="ce1" office:value-type="string">
            <text:p>02/28/2024</text:p>
          </table:table-cell>
          <table:table-cell table:style-name="ce2" office:value-type="currency" office:currency="CAD" office:value="14.24">
            <text:p>$14.24</text:p>
          </table:table-cell>
          <table:table-cell table:style-name="ce1" office:value-type="float" office:value="2440715">
            <text:p>2440715</text:p>
          </table:table-cell>
          <table:table-cell table:style-name="ce2" office:value-type="currency" office:currency="CAD" office:value="14">
            <text:p>$14.00</text:p>
          </table:table-cell>
          <table:table-cell table:style-name="ce2" office:value-type="currency" office:currency="CAD" office:value="14.47">
            <text:p>$14.47</text:p>
          </table:table-cell>
          <table:table-cell table:style-name="ce2" office:value-type="currency" office:currency="CAD" office:value="13.89">
            <text:p>$13.89</text:p>
          </table:table-cell>
        </table:table-row>
        <table:table-row table:style-name="ro1">
          <table:table-cell table:style-name="ce1" office:value-type="string">
            <text:p>02/27/2024</text:p>
          </table:table-cell>
          <table:table-cell table:style-name="ce2" office:value-type="currency" office:currency="CAD" office:value="14.21">
            <text:p>$14.21</text:p>
          </table:table-cell>
          <table:table-cell table:style-name="ce1" office:value-type="float" office:value="2795509">
            <text:p>2795509</text:p>
          </table:table-cell>
          <table:table-cell table:style-name="ce2" office:value-type="currency" office:currency="CAD" office:value="13.7">
            <text:p>$13.70</text:p>
          </table:table-cell>
          <table:table-cell table:style-name="ce2" office:value-type="currency" office:currency="CAD" office:value="14.29">
            <text:p>$14.29</text:p>
          </table:table-cell>
          <table:table-cell table:style-name="ce2" office:value-type="currency" office:currency="CAD" office:value="13.68">
            <text:p>$13.68</text:p>
          </table:table-cell>
        </table:table-row>
        <table:table-row table:style-name="ro1">
          <table:table-cell table:style-name="ce1" office:value-type="string">
            <text:p>02/26/2024</text:p>
          </table:table-cell>
          <table:table-cell table:style-name="ce2" office:value-type="currency" office:currency="CAD" office:value="13.68">
            <text:p>$13.68</text:p>
          </table:table-cell>
          <table:table-cell table:style-name="ce1" office:value-type="float" office:value="2278614">
            <text:p>2278614</text:p>
          </table:table-cell>
          <table:table-cell table:style-name="ce2" office:value-type="currency" office:currency="CAD" office:value="13.31">
            <text:p>$13.31</text:p>
          </table:table-cell>
          <table:table-cell table:style-name="ce2" office:value-type="currency" office:currency="CAD" office:value="13.75">
            <text:p>$13.75</text:p>
          </table:table-cell>
          <table:table-cell table:style-name="ce2" office:value-type="currency" office:currency="CAD" office:value="13.2">
            <text:p>$13.20</text:p>
          </table:table-cell>
        </table:table-row>
        <table:table-row table:style-name="ro1">
          <table:table-cell table:style-name="ce1" office:value-type="string">
            <text:p>02/23/2024</text:p>
          </table:table-cell>
          <table:table-cell table:style-name="ce2" office:value-type="currency" office:currency="CAD" office:value="13.51">
            <text:p>$13.51</text:p>
          </table:table-cell>
          <table:table-cell table:style-name="ce1" office:value-type="float" office:value="2319731">
            <text:p>2319731</text:p>
          </table:table-cell>
          <table:table-cell table:style-name="ce2" office:value-type="currency" office:currency="CAD" office:value="13.3">
            <text:p>$13.30</text:p>
          </table:table-cell>
          <table:table-cell table:style-name="ce2" office:value-type="currency" office:currency="CAD" office:value="13.79">
            <text:p>$13.79</text:p>
          </table:table-cell>
          <table:table-cell table:style-name="ce2" office:value-type="currency" office:currency="CAD" office:value="13.12">
            <text:p>$13.12</text:p>
          </table:table-cell>
        </table:table-row>
        <table:table-row table:style-name="ro1">
          <table:table-cell table:style-name="ce1" office:value-type="string">
            <text:p>02/22/2024</text:p>
          </table:table-cell>
          <table:table-cell table:style-name="ce2" office:value-type="currency" office:currency="CAD" office:value="13.36">
            <text:p>$13.36</text:p>
          </table:table-cell>
          <table:table-cell table:style-name="ce1" office:value-type="float" office:value="1817822">
            <text:p>1817822</text:p>
          </table:table-cell>
          <table:table-cell table:style-name="ce2" office:value-type="currency" office:currency="CAD" office:value="13.5">
            <text:p>$13.50</text:p>
          </table:table-cell>
          <table:table-cell table:style-name="ce2" office:value-type="currency" office:currency="CAD" office:value="13.65">
            <text:p>$13.65</text:p>
          </table:table-cell>
          <table:table-cell table:style-name="ce2" office:value-type="currency" office:currency="CAD" office:value="13.34">
            <text:p>$13.34</text:p>
          </table:table-cell>
        </table:table-row>
        <table:table-row table:style-name="ro1">
          <table:table-cell table:style-name="ce1" office:value-type="string">
            <text:p>02/21/2024</text:p>
          </table:table-cell>
          <table:table-cell table:style-name="ce2" office:value-type="currency" office:currency="CAD" office:value="13.41">
            <text:p>$13.41</text:p>
          </table:table-cell>
          <table:table-cell table:style-name="ce1" office:value-type="float" office:value="1731270">
            <text:p>1731270</text:p>
          </table:table-cell>
          <table:table-cell table:style-name="ce2" office:value-type="currency" office:currency="CAD" office:value="13.46">
            <text:p>$13.46</text:p>
          </table:table-cell>
          <table:table-cell table:style-name="ce2" office:value-type="currency" office:currency="CAD" office:value="13.67">
            <text:p>$13.67</text:p>
          </table:table-cell>
          <table:table-cell table:style-name="ce2" office:value-type="currency" office:currency="CAD" office:value="13.23">
            <text:p>$13.23</text:p>
          </table:table-cell>
        </table:table-row>
        <table:table-row table:style-name="ro1">
          <table:table-cell table:style-name="ce1" office:value-type="string">
            <text:p>02/20/2024</text:p>
          </table:table-cell>
          <table:table-cell table:style-name="ce2" office:value-type="currency" office:currency="CAD" office:value="13.49">
            <text:p>$13.49</text:p>
          </table:table-cell>
          <table:table-cell table:style-name="ce1" office:value-type="float" office:value="3784513">
            <text:p>3784513</text:p>
          </table:table-cell>
          <table:table-cell table:style-name="ce2" office:value-type="currency" office:currency="CAD" office:value="13.96">
            <text:p>$13.96</text:p>
          </table:table-cell>
          <table:table-cell table:style-name="ce2" office:value-type="currency" office:currency="CAD" office:value="14.05">
            <text:p>$14.05</text:p>
          </table:table-cell>
          <table:table-cell table:style-name="ce2" office:value-type="currency" office:currency="CAD" office:value="13.16">
            <text:p>$13.16</text:p>
          </table:table-cell>
        </table:table-row>
        <table:table-row table:style-name="ro1">
          <table:table-cell table:style-name="ce1" office:value-type="string">
            <text:p>02/16/2024</text:p>
          </table:table-cell>
          <table:table-cell table:style-name="ce2" office:value-type="currency" office:currency="CAD" office:value="14.12">
            <text:p>$14.12</text:p>
          </table:table-cell>
          <table:table-cell table:style-name="ce1" office:value-type="float" office:value="2301927">
            <text:p>2301927</text:p>
          </table:table-cell>
          <table:table-cell table:style-name="ce2" office:value-type="currency" office:currency="CAD" office:value="14.46">
            <text:p>$14.46</text:p>
          </table:table-cell>
          <table:table-cell table:style-name="ce2" office:value-type="currency" office:currency="CAD" office:value="14.53">
            <text:p>$14.53</text:p>
          </table:table-cell>
          <table:table-cell table:style-name="ce2" office:value-type="currency" office:currency="CAD" office:value="14.1">
            <text:p>$14.10</text:p>
          </table:table-cell>
        </table:table-row>
        <table:table-row table:style-name="ro1">
          <table:table-cell table:style-name="ce1" office:value-type="string">
            <text:p>02/15/2024</text:p>
          </table:table-cell>
          <table:table-cell table:style-name="ce2" office:value-type="currency" office:currency="CAD" office:value="14.51">
            <text:p>$14.51</text:p>
          </table:table-cell>
          <table:table-cell table:style-name="ce1" office:value-type="float" office:value="2400542">
            <text:p>2400542</text:p>
          </table:table-cell>
          <table:table-cell table:style-name="ce2" office:value-type="currency" office:currency="CAD" office:value="14.54">
            <text:p>$14.54</text:p>
          </table:table-cell>
          <table:table-cell table:style-name="ce2" office:value-type="currency" office:currency="CAD" office:value="14.75">
            <text:p>$14.75</text:p>
          </table:table-cell>
          <table:table-cell table:style-name="ce2" office:value-type="currency" office:currency="CAD" office:value="14.23">
            <text:p>$14.23</text:p>
          </table:table-cell>
        </table:table-row>
        <table:table-row table:style-name="ro1">
          <table:table-cell table:style-name="ce1" office:value-type="string">
            <text:p>02/14/2024</text:p>
          </table:table-cell>
          <table:table-cell table:style-name="ce2" office:value-type="currency" office:currency="CAD" office:value="14.41">
            <text:p>$14.41</text:p>
          </table:table-cell>
          <table:table-cell table:style-name="ce1" office:value-type="float" office:value="2504419">
            <text:p>2504419</text:p>
          </table:table-cell>
          <table:table-cell table:style-name="ce2" office:value-type="currency" office:currency="CAD" office:value="14.33">
            <text:p>$14.33</text:p>
          </table:table-cell>
          <table:table-cell table:style-name="ce2" office:value-type="currency" office:currency="CAD" office:value="14.43">
            <text:p>$14.43</text:p>
          </table:table-cell>
          <table:table-cell table:style-name="ce2" office:value-type="currency" office:currency="CAD" office:value="14.05">
            <text:p>$14.05</text:p>
          </table:table-cell>
        </table:table-row>
        <table:table-row table:style-name="ro1">
          <table:table-cell table:style-name="ce1" office:value-type="string">
            <text:p>02/13/2024</text:p>
          </table:table-cell>
          <table:table-cell table:style-name="ce2" office:value-type="currency" office:currency="CAD" office:value="14.17">
            <text:p>$14.17</text:p>
          </table:table-cell>
          <table:table-cell table:style-name="ce1" office:value-type="float" office:value="3788691">
            <text:p>3788691</text:p>
          </table:table-cell>
          <table:table-cell table:style-name="ce2" office:value-type="currency" office:currency="CAD" office:value="14.2">
            <text:p>$14.20</text:p>
          </table:table-cell>
          <table:table-cell table:style-name="ce2" office:value-type="currency" office:currency="CAD" office:value="14.4">
            <text:p>$14.40</text:p>
          </table:table-cell>
          <table:table-cell table:style-name="ce2" office:value-type="currency" office:currency="CAD" office:value="13.77">
            <text:p>$13.77</text:p>
          </table:table-cell>
        </table:table-row>
        <table:table-row table:style-name="ro1">
          <table:table-cell table:style-name="ce1" office:value-type="string">
            <text:p>02/12/2024</text:p>
          </table:table-cell>
          <table:table-cell table:style-name="ce2" office:value-type="currency" office:currency="CAD" office:value="14.73">
            <text:p>$14.73</text:p>
          </table:table-cell>
          <table:table-cell table:style-name="ce1" office:value-type="float" office:value="2750144">
            <text:p>2750144</text:p>
          </table:table-cell>
          <table:table-cell table:style-name="ce2" office:value-type="currency" office:currency="CAD" office:value="14.58">
            <text:p>$14.58</text:p>
          </table:table-cell>
          <table:table-cell table:style-name="ce2" office:value-type="currency" office:currency="CAD" office:value="15.22">
            <text:p>$15.22</text:p>
          </table:table-cell>
          <table:table-cell table:style-name="ce2" office:value-type="currency" office:currency="CAD" office:value="14.53">
            <text:p>$14.53</text:p>
          </table:table-cell>
        </table:table-row>
        <table:table-row table:style-name="ro1">
          <table:table-cell table:style-name="ce1" office:value-type="string">
            <text:p>02/09/2024</text:p>
          </table:table-cell>
          <table:table-cell table:style-name="ce2" office:value-type="currency" office:currency="CAD" office:value="14.66">
            <text:p>$14.66</text:p>
          </table:table-cell>
          <table:table-cell table:style-name="ce1" office:value-type="float" office:value="3575284">
            <text:p>3575284</text:p>
          </table:table-cell>
          <table:table-cell table:style-name="ce2" office:value-type="currency" office:currency="CAD" office:value="14.37">
            <text:p>$14.37</text:p>
          </table:table-cell>
          <table:table-cell table:style-name="ce2" office:value-type="currency" office:currency="CAD" office:value="15.23">
            <text:p>$15.23</text:p>
          </table:table-cell>
          <table:table-cell table:style-name="ce2" office:value-type="currency" office:currency="CAD" office:value="14.3">
            <text:p>$14.30</text:p>
          </table:table-cell>
        </table:table-row>
        <table:table-row table:style-name="ro1">
          <table:table-cell table:style-name="ce1" office:value-type="string">
            <text:p>02/08/2024</text:p>
          </table:table-cell>
          <table:table-cell table:style-name="ce2" office:value-type="currency" office:currency="CAD" office:value="14.35">
            <text:p>$14.35</text:p>
          </table:table-cell>
          <table:table-cell table:style-name="ce1" office:value-type="float" office:value="1838274">
            <text:p>1838274</text:p>
          </table:table-cell>
          <table:table-cell table:style-name="ce2" office:value-type="currency" office:currency="CAD" office:value="14.01">
            <text:p>$14.01</text:p>
          </table:table-cell>
          <table:table-cell table:style-name="ce2" office:value-type="currency" office:currency="CAD" office:value="14.44">
            <text:p>$14.44</text:p>
          </table:table-cell>
          <table:table-cell table:style-name="ce2" office:value-type="currency" office:currency="CAD" office:value="13.89">
            <text:p>$13.89</text:p>
          </table:table-cell>
        </table:table-row>
        <table:table-row table:style-name="ro1">
          <table:table-cell table:style-name="ce1" office:value-type="string">
            <text:p>02/07/2024</text:p>
          </table:table-cell>
          <table:table-cell table:style-name="ce2" office:value-type="currency" office:currency="CAD" office:value="14.07">
            <text:p>$14.07</text:p>
          </table:table-cell>
          <table:table-cell table:style-name="ce1" office:value-type="float" office:value="1947793">
            <text:p>1947793</text:p>
          </table:table-cell>
          <table:table-cell table:style-name="ce2" office:value-type="currency" office:currency="CAD" office:value="14.12">
            <text:p>$14.12</text:p>
          </table:table-cell>
          <table:table-cell table:style-name="ce2" office:value-type="currency" office:currency="CAD" office:value="14.3">
            <text:p>$14.30</text:p>
          </table:table-cell>
          <table:table-cell table:style-name="ce2" office:value-type="currency" office:currency="CAD" office:value="13.78">
            <text:p>$13.78</text:p>
          </table:table-cell>
        </table:table-row>
        <table:table-row table:style-name="ro1">
          <table:table-cell table:style-name="ce1" office:value-type="string">
            <text:p>02/06/2024</text:p>
          </table:table-cell>
          <table:table-cell table:style-name="ce2" office:value-type="currency" office:currency="CAD" office:value="14.1">
            <text:p>$14.10</text:p>
          </table:table-cell>
          <table:table-cell table:style-name="ce1" office:value-type="float" office:value="3052466">
            <text:p>3052466</text:p>
          </table:table-cell>
          <table:table-cell table:style-name="ce2" office:value-type="currency" office:currency="CAD" office:value="13.6">
            <text:p>$13.60</text:p>
          </table:table-cell>
          <table:table-cell table:style-name="ce2" office:value-type="currency" office:currency="CAD" office:value="14.3">
            <text:p>$14.30</text:p>
          </table:table-cell>
          <table:table-cell table:style-name="ce2" office:value-type="currency" office:currency="CAD" office:value="13.43">
            <text:p>$13.43</text:p>
          </table:table-cell>
        </table:table-row>
        <table:table-row table:style-name="ro1">
          <table:table-cell table:style-name="ce1" office:value-type="string">
            <text:p>02/05/2024</text:p>
          </table:table-cell>
          <table:table-cell table:style-name="ce2" office:value-type="currency" office:currency="CAD" office:value="13.46">
            <text:p>$13.46</text:p>
          </table:table-cell>
          <table:table-cell table:style-name="ce1" office:value-type="float" office:value="4361519">
            <text:p>4361519</text:p>
          </table:table-cell>
          <table:table-cell table:style-name="ce2" office:value-type="currency" office:currency="CAD" office:value="14.5">
            <text:p>$14.50</text:p>
          </table:table-cell>
          <table:table-cell table:style-name="ce2" office:value-type="currency" office:currency="CAD" office:value="14.61">
            <text:p>$14.61</text:p>
          </table:table-cell>
          <table:table-cell table:style-name="ce2" office:value-type="currency" office:currency="CAD" office:value="13.4">
            <text:p>$13.40</text:p>
          </table:table-cell>
        </table:table-row>
        <table:table-row table:style-name="ro1">
          <table:table-cell table:style-name="ce1" office:value-type="string">
            <text:p>02/02/2024</text:p>
          </table:table-cell>
          <table:table-cell table:style-name="ce2" office:value-type="currency" office:currency="CAD" office:value="14.73">
            <text:p>$14.73</text:p>
          </table:table-cell>
          <table:table-cell table:style-name="ce1" office:value-type="float" office:value="2924462">
            <text:p>2924462</text:p>
          </table:table-cell>
          <table:table-cell table:style-name="ce2" office:value-type="currency" office:currency="CAD" office:value="14.15">
            <text:p>$14.15</text:p>
          </table:table-cell>
          <table:table-cell table:style-name="ce2" office:value-type="currency" office:currency="CAD" office:value="14.92">
            <text:p>$14.92</text:p>
          </table:table-cell>
          <table:table-cell table:style-name="ce2" office:value-type="currency" office:currency="CAD" office:value="14.08">
            <text:p>$14.08</text:p>
          </table:table-cell>
        </table:table-row>
        <table:table-row table:style-name="ro1">
          <table:table-cell table:style-name="ce1" office:value-type="string">
            <text:p>02/01/2024</text:p>
          </table:table-cell>
          <table:table-cell table:style-name="ce2" office:value-type="currency" office:currency="CAD" office:value="14.42">
            <text:p>$14.42</text:p>
          </table:table-cell>
          <table:table-cell table:style-name="ce1" office:value-type="float" office:value="2220154">
            <text:p>2220154</text:p>
          </table:table-cell>
          <table:table-cell table:style-name="ce2" office:value-type="currency" office:currency="CAD" office:value="14.34">
            <text:p>$14.34</text:p>
          </table:table-cell>
          <table:table-cell table:style-name="ce2" office:value-type="currency" office:currency="CAD" office:value="14.42">
            <text:p>$14.42</text:p>
          </table:table-cell>
          <table:table-cell table:style-name="ce2" office:value-type="currency" office:currency="CAD" office:value="14.02">
            <text:p>$14.02</text:p>
          </table:table-cell>
        </table:table-row>
        <table:table-row table:style-name="ro1">
          <table:table-cell table:style-name="ce1" office:value-type="string">
            <text:p>01/31/2024</text:p>
          </table:table-cell>
          <table:table-cell table:style-name="ce2" office:value-type="currency" office:currency="CAD" office:value="14.23">
            <text:p>$14.23</text:p>
          </table:table-cell>
          <table:table-cell table:style-name="ce1" office:value-type="float" office:value="2684680">
            <text:p>2684680</text:p>
          </table:table-cell>
          <table:table-cell table:style-name="ce2" office:value-type="currency" office:currency="CAD" office:value="14.4">
            <text:p>$14.40</text:p>
          </table:table-cell>
          <table:table-cell table:style-name="ce2" office:value-type="currency" office:currency="CAD" office:value="14.83">
            <text:p>$14.83</text:p>
          </table:table-cell>
          <table:table-cell table:style-name="ce2" office:value-type="currency" office:currency="CAD" office:value="14.22">
            <text:p>$14.22</text:p>
          </table:table-cell>
        </table:table-row>
        <table:table-row table:style-name="ro1">
          <table:table-cell table:style-name="ce1" office:value-type="string">
            <text:p>01/30/2024</text:p>
          </table:table-cell>
          <table:table-cell table:style-name="ce2" office:value-type="currency" office:currency="CAD" office:value="14.55">
            <text:p>$14.55</text:p>
          </table:table-cell>
          <table:table-cell table:style-name="ce1" office:value-type="float" office:value="1652561">
            <text:p>1652561</text:p>
          </table:table-cell>
          <table:table-cell table:style-name="ce2" office:value-type="currency" office:currency="CAD" office:value="14.54">
            <text:p>$14.54</text:p>
          </table:table-cell>
          <table:table-cell table:style-name="ce2" office:value-type="currency" office:currency="CAD" office:value="14.82">
            <text:p>$14.82</text:p>
          </table:table-cell>
          <table:table-cell table:style-name="ce2" office:value-type="currency" office:currency="CAD" office:value="14.51">
            <text:p>$14.51</text:p>
          </table:table-cell>
        </table:table-row>
        <table:table-row table:style-name="ro1">
          <table:table-cell table:style-name="ce1" office:value-type="string">
            <text:p>01/29/2024</text:p>
          </table:table-cell>
          <table:table-cell table:style-name="ce2" office:value-type="currency" office:currency="CAD" office:value="14.78">
            <text:p>$14.78</text:p>
          </table:table-cell>
          <table:table-cell table:style-name="ce1" office:value-type="float" office:value="2164235">
            <text:p>2164235</text:p>
          </table:table-cell>
          <table:table-cell table:style-name="ce2" office:value-type="currency" office:currency="CAD" office:value="14.5">
            <text:p>$14.50</text:p>
          </table:table-cell>
          <table:table-cell table:style-name="ce2" office:value-type="currency" office:currency="CAD" office:value="14.81">
            <text:p>$14.81</text:p>
          </table:table-cell>
          <table:table-cell table:style-name="ce2" office:value-type="currency" office:currency="CAD" office:value="14.32">
            <text:p>$14.32</text:p>
          </table:table-cell>
        </table:table-row>
        <table:table-row table:style-name="ro1">
          <table:table-cell table:style-name="ce1" office:value-type="string">
            <text:p>01/26/2024</text:p>
          </table:table-cell>
          <table:table-cell table:style-name="ce2" office:value-type="currency" office:currency="CAD" office:value="14.49">
            <text:p>$14.49</text:p>
          </table:table-cell>
          <table:table-cell table:style-name="ce1" office:value-type="float" office:value="2288830">
            <text:p>2288830</text:p>
          </table:table-cell>
          <table:table-cell table:style-name="ce2" office:value-type="currency" office:currency="CAD" office:value="14.44">
            <text:p>$14.44</text:p>
          </table:table-cell>
          <table:table-cell table:style-name="ce2" office:value-type="currency" office:currency="CAD" office:value="14.72">
            <text:p>$14.72</text:p>
          </table:table-cell>
          <table:table-cell table:style-name="ce2" office:value-type="currency" office:currency="CAD" office:value="14.41">
            <text:p>$14.41</text:p>
          </table:table-cell>
        </table:table-row>
        <table:table-row table:style-name="ro1">
          <table:table-cell table:style-name="ce1" office:value-type="string">
            <text:p>01/25/2024</text:p>
          </table:table-cell>
          <table:table-cell table:style-name="ce2" office:value-type="currency" office:currency="CAD" office:value="14.52">
            <text:p>$14.52</text:p>
          </table:table-cell>
          <table:table-cell table:style-name="ce1" office:value-type="float" office:value="3635866">
            <text:p>3635866</text:p>
          </table:table-cell>
          <table:table-cell table:style-name="ce2" office:value-type="currency" office:currency="CAD" office:value="13.97">
            <text:p>$13.97</text:p>
          </table:table-cell>
          <table:table-cell table:style-name="ce2" office:value-type="currency" office:currency="CAD" office:value="14.54">
            <text:p>$14.54</text:p>
          </table:table-cell>
          <table:table-cell table:style-name="ce2" office:value-type="currency" office:currency="CAD" office:value="13.92">
            <text:p>$13.92</text:p>
          </table:table-cell>
        </table:table-row>
        <table:table-row table:style-name="ro1">
          <table:table-cell table:style-name="ce1" office:value-type="string">
            <text:p>01/24/2024</text:p>
          </table:table-cell>
          <table:table-cell table:style-name="ce2" office:value-type="currency" office:currency="CAD" office:value="13.95">
            <text:p>$13.95</text:p>
          </table:table-cell>
          <table:table-cell table:style-name="ce1" office:value-type="float" office:value="2513801">
            <text:p>2513801</text:p>
          </table:table-cell>
          <table:table-cell table:style-name="ce2" office:value-type="currency" office:currency="CAD" office:value="14.28">
            <text:p>$14.28</text:p>
          </table:table-cell>
          <table:table-cell table:style-name="ce2" office:value-type="currency" office:currency="CAD" office:value="14.38">
            <text:p>$14.38</text:p>
          </table:table-cell>
          <table:table-cell table:style-name="ce2" office:value-type="currency" office:currency="CAD" office:value="13.82">
            <text:p>$13.82</text:p>
          </table:table-cell>
        </table:table-row>
        <table:table-row table:style-name="ro1">
          <table:table-cell table:style-name="ce1" office:value-type="string">
            <text:p>01/23/2024</text:p>
          </table:table-cell>
          <table:table-cell table:style-name="ce2" office:value-type="currency" office:currency="CAD" office:value="14.18">
            <text:p>$14.18</text:p>
          </table:table-cell>
          <table:table-cell table:style-name="ce1" office:value-type="float" office:value="3495270">
            <text:p>3495270</text:p>
          </table:table-cell>
          <table:table-cell table:style-name="ce2" office:value-type="currency" office:currency="CAD" office:value="15">
            <text:p>$15.00</text:p>
          </table:table-cell>
          <table:table-cell table:style-name="ce2" office:value-type="currency" office:currency="CAD" office:value="15.02">
            <text:p>$15.02</text:p>
          </table:table-cell>
          <table:table-cell table:style-name="ce2" office:value-type="currency" office:currency="CAD" office:value="14.05">
            <text:p>$14.05</text:p>
          </table:table-cell>
        </table:table-row>
        <table:table-row table:style-name="ro1">
          <table:table-cell table:style-name="ce1" office:value-type="string">
            <text:p>01/22/2024</text:p>
          </table:table-cell>
          <table:table-cell table:style-name="ce2" office:value-type="currency" office:currency="CAD" office:value="14.9">
            <text:p>$14.90</text:p>
          </table:table-cell>
          <table:table-cell table:style-name="ce1" office:value-type="float" office:value="3606547">
            <text:p>3606547</text:p>
          </table:table-cell>
          <table:table-cell table:style-name="ce2" office:value-type="currency" office:currency="CAD" office:value="14.5">
            <text:p>$14.50</text:p>
          </table:table-cell>
          <table:table-cell table:style-name="ce2" office:value-type="currency" office:currency="CAD" office:value="15.16">
            <text:p>$15.16</text:p>
          </table:table-cell>
          <table:table-cell table:style-name="ce2" office:value-type="currency" office:currency="CAD" office:value="14.3">
            <text:p>$14.30</text:p>
          </table:table-cell>
        </table:table-row>
        <table:table-row table:style-name="ro1">
          <table:table-cell table:style-name="ce1" office:value-type="string">
            <text:p>01/19/2024</text:p>
          </table:table-cell>
          <table:table-cell table:style-name="ce2" office:value-type="currency" office:currency="CAD" office:value="14.51">
            <text:p>$14.51</text:p>
          </table:table-cell>
          <table:table-cell table:style-name="ce1" office:value-type="float" office:value="2396197">
            <text:p>2396197</text:p>
          </table:table-cell>
          <table:table-cell table:style-name="ce2" office:value-type="currency" office:currency="CAD" office:value="14.36">
            <text:p>$14.36</text:p>
          </table:table-cell>
          <table:table-cell table:style-name="ce2" office:value-type="currency" office:currency="CAD" office:value="14.6">
            <text:p>$14.60</text:p>
          </table:table-cell>
          <table:table-cell table:style-name="ce2" office:value-type="currency" office:currency="CAD" office:value="14.09">
            <text:p>$14.09</text:p>
          </table:table-cell>
        </table:table-row>
        <table:table-row table:style-name="ro1">
          <table:table-cell table:style-name="ce1" office:value-type="string">
            <text:p>01/18/2024</text:p>
          </table:table-cell>
          <table:table-cell table:style-name="ce2" office:value-type="currency" office:currency="CAD" office:value="14.29">
            <text:p>$14.29</text:p>
          </table:table-cell>
          <table:table-cell table:style-name="ce1" office:value-type="float" office:value="3906004">
            <text:p>3906004</text:p>
          </table:table-cell>
          <table:table-cell table:style-name="ce2" office:value-type="currency" office:currency="CAD" office:value="14.2">
            <text:p>$14.20</text:p>
          </table:table-cell>
          <table:table-cell table:style-name="ce2" office:value-type="currency" office:currency="CAD" office:value="14.77">
            <text:p>$14.77</text:p>
          </table:table-cell>
          <table:table-cell table:style-name="ce2" office:value-type="currency" office:currency="CAD" office:value="14.05">
            <text:p>$14.05</text:p>
          </table:table-cell>
        </table:table-row>
        <table:table-row table:style-name="ro1">
          <table:table-cell table:style-name="ce1" office:value-type="string">
            <text:p>01/17/2024</text:p>
          </table:table-cell>
          <table:table-cell table:style-name="ce2" office:value-type="currency" office:currency="CAD" office:value="14.08">
            <text:p>$14.08</text:p>
          </table:table-cell>
          <table:table-cell table:style-name="ce1" office:value-type="float" office:value="2706197">
            <text:p>2706197</text:p>
          </table:table-cell>
          <table:table-cell table:style-name="ce2" office:value-type="currency" office:currency="CAD" office:value="13.86">
            <text:p>$13.86</text:p>
          </table:table-cell>
          <table:table-cell table:style-name="ce2" office:value-type="currency" office:currency="CAD" office:value="14.11">
            <text:p>$14.11</text:p>
          </table:table-cell>
          <table:table-cell table:style-name="ce2" office:value-type="currency" office:currency="CAD" office:value="13.71">
            <text:p>$13.71</text:p>
          </table:table-cell>
        </table:table-row>
        <table:table-row table:style-name="ro1">
          <table:table-cell table:style-name="ce1" office:value-type="string">
            <text:p>01/16/2024</text:p>
          </table:table-cell>
          <table:table-cell table:style-name="ce2" office:value-type="currency" office:currency="CAD" office:value="13.98">
            <text:p>$13.98</text:p>
          </table:table-cell>
          <table:table-cell table:style-name="ce1" office:value-type="float" office:value="3581167">
            <text:p>3581167</text:p>
          </table:table-cell>
          <table:table-cell table:style-name="ce2" office:value-type="currency" office:currency="CAD" office:value="14.6">
            <text:p>$14.60</text:p>
          </table:table-cell>
          <table:table-cell table:style-name="ce2" office:value-type="currency" office:currency="CAD" office:value="14.62">
            <text:p>$14.62</text:p>
          </table:table-cell>
          <table:table-cell table:style-name="ce2" office:value-type="currency" office:currency="CAD" office:value="13.93">
            <text:p>$13.93</text:p>
          </table:table-cell>
        </table:table-row>
        <table:table-row table:style-name="ro1">
          <table:table-cell table:style-name="ce1" office:value-type="string">
            <text:p>01/12/2024</text:p>
          </table:table-cell>
          <table:table-cell table:style-name="ce2" office:value-type="currency" office:currency="CAD" office:value="14.75">
            <text:p>$14.75</text:p>
          </table:table-cell>
          <table:table-cell table:style-name="ce1" office:value-type="float" office:value="2479772">
            <text:p>2479772</text:p>
          </table:table-cell>
          <table:table-cell table:style-name="ce2" office:value-type="currency" office:currency="CAD" office:value="15.3">
            <text:p>$15.30</text:p>
          </table:table-cell>
          <table:table-cell table:style-name="ce2" office:value-type="currency" office:currency="CAD" office:value="15.62">
            <text:p>$15.62</text:p>
          </table:table-cell>
          <table:table-cell table:style-name="ce2" office:value-type="currency" office:currency="CAD" office:value="14.73">
            <text:p>$14.73</text:p>
          </table:table-cell>
        </table:table-row>
        <table:table-row table:style-name="ro1">
          <table:table-cell table:style-name="ce1" office:value-type="string">
            <text:p>01/11/2024</text:p>
          </table:table-cell>
          <table:table-cell table:style-name="ce2" office:value-type="currency" office:currency="CAD" office:value="15.25">
            <text:p>$15.25</text:p>
          </table:table-cell>
          <table:table-cell table:style-name="ce1" office:value-type="float" office:value="2992177">
            <text:p>2992177</text:p>
          </table:table-cell>
          <table:table-cell table:style-name="ce2" office:value-type="currency" office:currency="CAD" office:value="15.65">
            <text:p>$15.65</text:p>
          </table:table-cell>
          <table:table-cell table:style-name="ce2" office:value-type="currency" office:currency="CAD" office:value="15.8">
            <text:p>$15.80</text:p>
          </table:table-cell>
          <table:table-cell table:style-name="ce2" office:value-type="currency" office:currency="CAD" office:value="15.24">
            <text:p>$15.24</text:p>
          </table:table-cell>
        </table:table-row>
        <table:table-row table:style-name="ro1">
          <table:table-cell table:style-name="ce1" office:value-type="string">
            <text:p>01/10/2024</text:p>
          </table:table-cell>
          <table:table-cell table:style-name="ce2" office:value-type="currency" office:currency="CAD" office:value="15.73">
            <text:p>$15.73</text:p>
          </table:table-cell>
          <table:table-cell table:style-name="ce1" office:value-type="float" office:value="3191714">
            <text:p>3191714</text:p>
          </table:table-cell>
          <table:table-cell table:style-name="ce2" office:value-type="currency" office:currency="CAD" office:value="15.12">
            <text:p>$15.12</text:p>
          </table:table-cell>
          <table:table-cell table:style-name="ce2" office:value-type="currency" office:currency="CAD" office:value="15.76">
            <text:p>$15.76</text:p>
          </table:table-cell>
          <table:table-cell table:style-name="ce2" office:value-type="currency" office:currency="CAD" office:value="14.97">
            <text:p>$14.97</text:p>
          </table:table-cell>
        </table:table-row>
        <table:table-row table:style-name="ro1">
          <table:table-cell table:style-name="ce1" office:value-type="string">
            <text:p>01/09/2024</text:p>
          </table:table-cell>
          <table:table-cell table:style-name="ce2" office:value-type="currency" office:currency="CAD" office:value="15.16">
            <text:p>$15.16</text:p>
          </table:table-cell>
          <table:table-cell table:style-name="ce1" office:value-type="float" office:value="3105267">
            <text:p>3105267</text:p>
          </table:table-cell>
          <table:table-cell table:style-name="ce2" office:value-type="currency" office:currency="CAD" office:value="15.59">
            <text:p>$15.59</text:p>
          </table:table-cell>
          <table:table-cell table:style-name="ce2" office:value-type="currency" office:currency="CAD" office:value="15.62">
            <text:p>$15.62</text:p>
          </table:table-cell>
          <table:table-cell table:style-name="ce2" office:value-type="currency" office:currency="CAD" office:value="15.12">
            <text:p>$15.12</text:p>
          </table:table-cell>
        </table:table-row>
        <table:table-row table:style-name="ro1">
          <table:table-cell table:style-name="ce1" office:value-type="string">
            <text:p>01/08/2024</text:p>
          </table:table-cell>
          <table:table-cell table:style-name="ce2" office:value-type="currency" office:currency="CAD" office:value="15.79">
            <text:p>$15.79</text:p>
          </table:table-cell>
          <table:table-cell table:style-name="ce1" office:value-type="float" office:value="3031109">
            <text:p>3031109</text:p>
          </table:table-cell>
          <table:table-cell table:style-name="ce2" office:value-type="currency" office:currency="CAD" office:value="15.78">
            <text:p>$15.78</text:p>
          </table:table-cell>
          <table:table-cell table:style-name="ce2" office:value-type="currency" office:currency="CAD" office:value="16.12">
            <text:p>$16.12</text:p>
          </table:table-cell>
          <table:table-cell table:style-name="ce2" office:value-type="currency" office:currency="CAD" office:value="15.7">
            <text:p>$15.70</text:p>
          </table:table-cell>
        </table:table-row>
        <table:table-row table:style-name="ro1">
          <table:table-cell table:style-name="ce1" office:value-type="string">
            <text:p>01/05/2024</text:p>
          </table:table-cell>
          <table:table-cell table:style-name="ce2" office:value-type="currency" office:currency="CAD" office:value="15.96">
            <text:p>$15.96</text:p>
          </table:table-cell>
          <table:table-cell table:style-name="ce1" office:value-type="float" office:value="2619192">
            <text:p>2619192</text:p>
          </table:table-cell>
          <table:table-cell table:style-name="ce2" office:value-type="currency" office:currency="CAD" office:value="16.16">
            <text:p>$16.16</text:p>
          </table:table-cell>
          <table:table-cell table:style-name="ce2" office:value-type="currency" office:currency="CAD" office:value="16.52">
            <text:p>$16.52</text:p>
          </table:table-cell>
          <table:table-cell table:style-name="ce2" office:value-type="currency" office:currency="CAD" office:value="15.96">
            <text:p>$15.96</text:p>
          </table:table-cell>
        </table:table-row>
        <table:table-row table:style-name="ro1">
          <table:table-cell table:style-name="ce1" office:value-type="string">
            <text:p>01/04/2024</text:p>
          </table:table-cell>
          <table:table-cell table:style-name="ce2" office:value-type="currency" office:currency="CAD" office:value="16.36">
            <text:p>$16.36</text:p>
          </table:table-cell>
          <table:table-cell table:style-name="ce1" office:value-type="float" office:value="2671512">
            <text:p>2671512</text:p>
          </table:table-cell>
          <table:table-cell table:style-name="ce2" office:value-type="currency" office:currency="CAD" office:value="16.51">
            <text:p>$16.51</text:p>
          </table:table-cell>
          <table:table-cell table:style-name="ce2" office:value-type="currency" office:currency="CAD" office:value="16.75">
            <text:p>$16.75</text:p>
          </table:table-cell>
          <table:table-cell table:style-name="ce2" office:value-type="currency" office:currency="CAD" office:value="16.31">
            <text:p>$16.31</text:p>
          </table:table-cell>
        </table:table-row>
        <table:table-row table:style-name="ro1">
          <table:table-cell table:style-name="ce1" office:value-type="string">
            <text:p>01/03/2024</text:p>
          </table:table-cell>
          <table:table-cell table:style-name="ce2" office:value-type="currency" office:currency="CAD" office:value="16.69">
            <text:p>$16.69</text:p>
          </table:table-cell>
          <table:table-cell table:style-name="ce1" office:value-type="float" office:value="4193550">
            <text:p>4193550</text:p>
          </table:table-cell>
          <table:table-cell table:style-name="ce2" office:value-type="currency" office:currency="CAD" office:value="16.3">
            <text:p>$16.30</text:p>
          </table:table-cell>
          <table:table-cell table:style-name="ce2" office:value-type="currency" office:currency="CAD" office:value="16.83">
            <text:p>$16.83</text:p>
          </table:table-cell>
          <table:table-cell table:style-name="ce2" office:value-type="currency" office:currency="CAD" office:value="15.9">
            <text:p>$15.90</text:p>
          </table:table-cell>
        </table:table-row>
        <table:table-row table:style-name="ro1">
          <table:table-cell table:style-name="ce1" office:value-type="string">
            <text:p>01/02/2024</text:p>
          </table:table-cell>
          <table:table-cell table:style-name="ce2" office:value-type="currency" office:currency="CAD" office:value="16.67">
            <text:p>$16.67</text:p>
          </table:table-cell>
          <table:table-cell table:style-name="ce1" office:value-type="float" office:value="4428020">
            <text:p>4428020</text:p>
          </table:table-cell>
          <table:table-cell table:style-name="ce2" office:value-type="currency" office:currency="CAD" office:value="17.25">
            <text:p>$17.25</text:p>
          </table:table-cell>
          <table:table-cell table:style-name="ce2" office:value-type="currency" office:currency="CAD" office:value="17.6">
            <text:p>$17.60</text:p>
          </table:table-cell>
          <table:table-cell table:style-name="ce2" office:value-type="currency" office:currency="CAD" office:value="16.58">
            <text:p>$16.58</text:p>
          </table:table-cell>
        </table:table-row>
        <table:table-row table:style-name="ro1">
          <table:table-cell table:style-name="ce1" office:value-type="string">
            <text:p>12/29/2023</text:p>
          </table:table-cell>
          <table:table-cell table:style-name="ce2" office:value-type="currency" office:currency="CAD" office:value="17.53">
            <text:p>$17.53</text:p>
          </table:table-cell>
          <table:table-cell table:style-name="ce1" office:value-type="float" office:value="4536656">
            <text:p>4536656</text:p>
          </table:table-cell>
          <table:table-cell table:style-name="ce2" office:value-type="currency" office:currency="CAD" office:value="18.04">
            <text:p>$18.04</text:p>
          </table:table-cell>
          <table:table-cell table:style-name="ce2" office:value-type="currency" office:currency="CAD" office:value="18.16">
            <text:p>$18.16</text:p>
          </table:table-cell>
          <table:table-cell table:style-name="ce2" office:value-type="currency" office:currency="CAD" office:value="17.46">
            <text:p>$17.46</text:p>
          </table:table-cell>
        </table:table-row>
        <table:table-row table:style-name="ro1">
          <table:table-cell table:style-name="ce1" office:value-type="string">
            <text:p>12/28/2023</text:p>
          </table:table-cell>
          <table:table-cell table:style-name="ce2" office:value-type="currency" office:currency="CAD" office:value="18.07">
            <text:p>$18.07</text:p>
          </table:table-cell>
          <table:table-cell table:style-name="ce1" office:value-type="float" office:value="3574783">
            <text:p>3574783</text:p>
          </table:table-cell>
          <table:table-cell table:style-name="ce2" office:value-type="currency" office:currency="CAD" office:value="18.05">
            <text:p>$18.05</text:p>
          </table:table-cell>
          <table:table-cell table:style-name="ce2" office:value-type="currency" office:currency="CAD" office:value="18.32">
            <text:p>$18.32</text:p>
          </table:table-cell>
          <table:table-cell table:style-name="ce2" office:value-type="currency" office:currency="CAD" office:value="17.85">
            <text:p>$17.85</text:p>
          </table:table-cell>
        </table:table-row>
        <table:table-row table:style-name="ro1">
          <table:table-cell table:style-name="ce1" office:value-type="string">
            <text:p>12/27/2023</text:p>
          </table:table-cell>
          <table:table-cell table:style-name="ce2" office:value-type="currency" office:currency="CAD" office:value="18.37">
            <text:p>$18.37</text:p>
          </table:table-cell>
          <table:table-cell table:style-name="ce1" office:value-type="float" office:value="4800071">
            <text:p>4800071</text:p>
          </table:table-cell>
          <table:table-cell table:style-name="ce2" office:value-type="currency" office:currency="CAD" office:value="17.43">
            <text:p>$17.43</text:p>
          </table:table-cell>
          <table:table-cell table:style-name="ce2" office:value-type="currency" office:currency="CAD" office:value="18.37">
            <text:p>$18.37</text:p>
          </table:table-cell>
          <table:table-cell table:style-name="ce2" office:value-type="currency" office:currency="CAD" office:value="17.37">
            <text:p>$17.37</text:p>
          </table:table-cell>
        </table:table-row>
        <table:table-row table:style-name="ro1">
          <table:table-cell table:style-name="ce1" office:value-type="string">
            <text:p>12/26/2023</text:p>
          </table:table-cell>
          <table:table-cell table:style-name="ce2" office:value-type="currency" office:currency="CAD" office:value="17.36">
            <text:p>$17.36</text:p>
          </table:table-cell>
          <table:table-cell table:style-name="ce1" office:value-type="float" office:value="3079617">
            <text:p>3079617</text:p>
          </table:table-cell>
          <table:table-cell table:style-name="ce2" office:value-type="currency" office:currency="CAD" office:value="16.98">
            <text:p>$16.98</text:p>
          </table:table-cell>
          <table:table-cell table:style-name="ce2" office:value-type="currency" office:currency="CAD" office:value="17.41">
            <text:p>$17.41</text:p>
          </table:table-cell>
          <table:table-cell table:style-name="ce2" office:value-type="currency" office:currency="CAD" office:value="16.82">
            <text:p>$16.82</text:p>
          </table:table-cell>
        </table:table-row>
        <table:table-row table:style-name="ro1">
          <table:table-cell table:style-name="ce1" office:value-type="string">
            <text:p>12/22/2023</text:p>
          </table:table-cell>
          <table:table-cell table:style-name="ce2" office:value-type="currency" office:currency="CAD" office:value="16.97">
            <text:p>$16.97</text:p>
          </table:table-cell>
          <table:table-cell table:style-name="ce1" office:value-type="float" office:value="3329896">
            <text:p>3329896</text:p>
          </table:table-cell>
          <table:table-cell table:style-name="ce2" office:value-type="currency" office:currency="CAD" office:value="16.78">
            <text:p>$16.78</text:p>
          </table:table-cell>
          <table:table-cell table:style-name="ce2" office:value-type="currency" office:currency="CAD" office:value="17.2">
            <text:p>$17.20</text:p>
          </table:table-cell>
          <table:table-cell table:style-name="ce2" office:value-type="currency" office:currency="CAD" office:value="16.45">
            <text:p>$16.45</text:p>
          </table:table-cell>
        </table:table-row>
        <table:table-row table:style-name="ro1">
          <table:table-cell table:style-name="ce1" office:value-type="string">
            <text:p>12/21/2023</text:p>
          </table:table-cell>
          <table:table-cell table:style-name="ce2" office:value-type="currency" office:currency="CAD" office:value="16.98">
            <text:p>$16.98</text:p>
          </table:table-cell>
          <table:table-cell table:style-name="ce1" office:value-type="float" office:value="3975273">
            <text:p>3975273</text:p>
          </table:table-cell>
          <table:table-cell table:style-name="ce2" office:value-type="currency" office:currency="CAD" office:value="17.19">
            <text:p>$17.19</text:p>
          </table:table-cell>
          <table:table-cell table:style-name="ce2" office:value-type="currency" office:currency="CAD" office:value="17.34">
            <text:p>$17.34</text:p>
          </table:table-cell>
          <table:table-cell table:style-name="ce2" office:value-type="currency" office:currency="CAD" office:value="16.59">
            <text:p>$16.59</text:p>
          </table:table-cell>
        </table:table-row>
        <table:table-row table:style-name="ro1">
          <table:table-cell table:style-name="ce1" office:value-type="string">
            <text:p>12/20/2023</text:p>
          </table:table-cell>
          <table:table-cell table:style-name="ce2" office:value-type="currency" office:currency="CAD" office:value="16.93">
            <text:p>$16.93</text:p>
          </table:table-cell>
          <table:table-cell table:style-name="ce1" office:value-type="float" office:value="5552971">
            <text:p>5552971</text:p>
          </table:table-cell>
          <table:table-cell table:style-name="ce2" office:value-type="currency" office:currency="CAD" office:value="17.53">
            <text:p>$17.53</text:p>
          </table:table-cell>
          <table:table-cell table:style-name="ce2" office:value-type="currency" office:currency="CAD" office:value="18.38">
            <text:p>$18.38</text:p>
          </table:table-cell>
          <table:table-cell table:style-name="ce2" office:value-type="currency" office:currency="CAD" office:value="16.89">
            <text:p>$16.89</text:p>
          </table:table-cell>
        </table:table-row>
        <table:table-row table:style-name="ro1">
          <table:table-cell table:style-name="ce1" office:value-type="string">
            <text:p>12/19/2023</text:p>
          </table:table-cell>
          <table:table-cell table:style-name="ce2" office:value-type="currency" office:currency="CAD" office:value="17.72">
            <text:p>$17.72</text:p>
          </table:table-cell>
          <table:table-cell table:style-name="ce1" office:value-type="float" office:value="5447123">
            <text:p>5447123</text:p>
          </table:table-cell>
          <table:table-cell table:style-name="ce2" office:value-type="currency" office:currency="CAD" office:value="17.89">
            <text:p>$17.89</text:p>
          </table:table-cell>
          <table:table-cell table:style-name="ce2" office:value-type="currency" office:currency="CAD" office:value="18.59">
            <text:p>$18.59</text:p>
          </table:table-cell>
          <table:table-cell table:style-name="ce2" office:value-type="currency" office:currency="CAD" office:value="17.23">
            <text:p>$17.23</text:p>
          </table:table-cell>
        </table:table-row>
        <table:table-row table:style-name="ro1">
          <table:table-cell table:style-name="ce1" office:value-type="string">
            <text:p>12/18/2023</text:p>
          </table:table-cell>
          <table:table-cell table:style-name="ce2" office:value-type="currency" office:currency="CAD" office:value="17.86">
            <text:p>$17.86</text:p>
          </table:table-cell>
          <table:table-cell table:style-name="ce1" office:value-type="float" office:value="7352153">
            <text:p>7352153</text:p>
          </table:table-cell>
          <table:table-cell table:style-name="ce2" office:value-type="currency" office:currency="CAD" office:value="17.24">
            <text:p>$17.24</text:p>
          </table:table-cell>
          <table:table-cell table:style-name="ce2" office:value-type="currency" office:currency="CAD" office:value="18.51">
            <text:p>$18.51</text:p>
          </table:table-cell>
          <table:table-cell table:style-name="ce2" office:value-type="currency" office:currency="CAD" office:value="17.1">
            <text:p>$17.10</text:p>
          </table:table-cell>
        </table:table-row>
        <table:table-row table:style-name="ro1">
          <table:table-cell table:style-name="ce1" office:value-type="string">
            <text:p>12/15/2023</text:p>
          </table:table-cell>
          <table:table-cell table:style-name="ce2" office:value-type="currency" office:currency="CAD" office:value="17.26">
            <text:p>$17.26</text:p>
          </table:table-cell>
          <table:table-cell table:style-name="ce1" office:value-type="float" office:value="7119134">
            <text:p>7119134</text:p>
          </table:table-cell>
          <table:table-cell table:style-name="ce2" office:value-type="currency" office:currency="CAD" office:value="17.4">
            <text:p>$17.40</text:p>
          </table:table-cell>
          <table:table-cell table:style-name="ce2" office:value-type="currency" office:currency="CAD" office:value="17.58">
            <text:p>$17.58</text:p>
          </table:table-cell>
          <table:table-cell table:style-name="ce2" office:value-type="currency" office:currency="CAD" office:value="17.01">
            <text:p>$17.01</text:p>
          </table:table-cell>
        </table:table-row>
        <table:table-row table:style-name="ro1">
          <table:table-cell table:style-name="ce1" office:value-type="string">
            <text:p>12/14/2023</text:p>
          </table:table-cell>
          <table:table-cell table:style-name="ce2" office:value-type="currency" office:currency="CAD" office:value="17.44">
            <text:p>$17.44</text:p>
          </table:table-cell>
          <table:table-cell table:style-name="ce1" office:value-type="float" office:value="10750750">
            <text:p>10750750</text:p>
          </table:table-cell>
          <table:table-cell table:style-name="ce2" office:value-type="currency" office:currency="CAD" office:value="17.14">
            <text:p>$17.14</text:p>
          </table:table-cell>
          <table:table-cell table:style-name="ce2" office:value-type="currency" office:currency="CAD" office:value="17.88">
            <text:p>$17.88</text:p>
          </table:table-cell>
          <table:table-cell table:style-name="ce2" office:value-type="currency" office:currency="CAD" office:value="16.8">
            <text:p>$16.80</text:p>
          </table:table-cell>
        </table:table-row>
        <table:table-row table:style-name="ro1">
          <table:table-cell table:style-name="ce1" office:value-type="string">
            <text:p>12/13/2023</text:p>
          </table:table-cell>
          <table:table-cell table:style-name="ce2" office:value-type="currency" office:currency="CAD" office:value="16.69">
            <text:p>$16.69</text:p>
          </table:table-cell>
          <table:table-cell table:style-name="ce1" office:value-type="float" office:value="9086880">
            <text:p>9086880</text:p>
          </table:table-cell>
          <table:table-cell table:style-name="ce2" office:value-type="currency" office:currency="CAD" office:value="15.22">
            <text:p>$15.22</text:p>
          </table:table-cell>
          <table:table-cell table:style-name="ce2" office:value-type="currency" office:currency="CAD" office:value="16.8">
            <text:p>$16.80</text:p>
          </table:table-cell>
          <table:table-cell table:style-name="ce2" office:value-type="currency" office:currency="CAD" office:value="15.19">
            <text:p>$15.19</text:p>
          </table:table-cell>
        </table:table-row>
        <table:table-row table:style-name="ro1">
          <table:table-cell table:style-name="ce1" office:value-type="string">
            <text:p>12/12/2023</text:p>
          </table:table-cell>
          <table:table-cell table:style-name="ce2" office:value-type="currency" office:currency="CAD" office:value="15.22">
            <text:p>$15.22</text:p>
          </table:table-cell>
          <table:table-cell table:style-name="ce1" office:value-type="float" office:value="4210660">
            <text:p>4210660</text:p>
          </table:table-cell>
          <table:table-cell table:style-name="ce2" office:value-type="currency" office:currency="CAD" office:value="15.12">
            <text:p>$15.12</text:p>
          </table:table-cell>
          <table:table-cell table:style-name="ce2" office:value-type="currency" office:currency="CAD" office:value="15.36">
            <text:p>$15.36</text:p>
          </table:table-cell>
          <table:table-cell table:style-name="ce2" office:value-type="currency" office:currency="CAD" office:value="14.84">
            <text:p>$14.84</text:p>
          </table:table-cell>
        </table:table-row>
        <table:table-row table:style-name="ro1">
          <table:table-cell table:style-name="ce1" office:value-type="string">
            <text:p>12/11/2023</text:p>
          </table:table-cell>
          <table:table-cell table:style-name="ce2" office:value-type="currency" office:currency="CAD" office:value="15.07">
            <text:p>$15.07</text:p>
          </table:table-cell>
          <table:table-cell table:style-name="ce1" office:value-type="float" office:value="4961223">
            <text:p>4961223</text:p>
          </table:table-cell>
          <table:table-cell table:style-name="ce2" office:value-type="currency" office:currency="CAD" office:value="15.45">
            <text:p>$15.45</text:p>
          </table:table-cell>
          <table:table-cell table:style-name="ce2" office:value-type="currency" office:currency="CAD" office:value="15.69">
            <text:p>$15.69</text:p>
          </table:table-cell>
          <table:table-cell table:style-name="ce2" office:value-type="currency" office:currency="CAD" office:value="14.98">
            <text:p>$14.98</text:p>
          </table:table-cell>
        </table:table-row>
        <table:table-row table:style-name="ro1">
          <table:table-cell table:style-name="ce1" office:value-type="string">
            <text:p>12/08/2023</text:p>
          </table:table-cell>
          <table:table-cell table:style-name="ce2" office:value-type="currency" office:currency="CAD" office:value="15.55">
            <text:p>$15.55</text:p>
          </table:table-cell>
          <table:table-cell table:style-name="ce1" office:value-type="float" office:value="10401390">
            <text:p>10401390</text:p>
          </table:table-cell>
          <table:table-cell table:style-name="ce2" office:value-type="currency" office:currency="CAD" office:value="15.83">
            <text:p>$15.83</text:p>
          </table:table-cell>
          <table:table-cell table:style-name="ce2" office:value-type="currency" office:currency="CAD" office:value="16.48">
            <text:p>$16.48</text:p>
          </table:table-cell>
          <table:table-cell table:style-name="ce2" office:value-type="currency" office:currency="CAD" office:value="15.47">
            <text:p>$15.47</text:p>
          </table:table-cell>
        </table:table-row>
        <table:table-row table:style-name="ro1">
          <table:table-cell table:style-name="ce1" office:value-type="string">
            <text:p>12/07/2023</text:p>
          </table:table-cell>
          <table:table-cell table:style-name="ce2" office:value-type="currency" office:currency="CAD" office:value="16.36">
            <text:p>$16.36</text:p>
          </table:table-cell>
          <table:table-cell table:style-name="ce1" office:value-type="float" office:value="19840670">
            <text:p>19840670</text:p>
          </table:table-cell>
          <table:table-cell table:style-name="ce2" office:value-type="currency" office:currency="CAD" office:value="13.71">
            <text:p>$13.71</text:p>
          </table:table-cell>
          <table:table-cell table:style-name="ce2" office:value-type="currency" office:currency="CAD" office:value="16.52">
            <text:p>$16.52</text:p>
          </table:table-cell>
          <table:table-cell table:style-name="ce2" office:value-type="currency" office:currency="CAD" office:value="13.56">
            <text:p>$13.56</text:p>
          </table:table-cell>
        </table:table-row>
        <table:table-row table:style-name="ro1">
          <table:table-cell table:style-name="ce1" office:value-type="string">
            <text:p>12/06/2023</text:p>
          </table:table-cell>
          <table:table-cell table:style-name="ce2" office:value-type="currency" office:currency="CAD" office:value="14.84">
            <text:p>$14.84</text:p>
          </table:table-cell>
          <table:table-cell table:style-name="ce1" office:value-type="float" office:value="12691340">
            <text:p>12691340</text:p>
          </table:table-cell>
          <table:table-cell table:style-name="ce2" office:value-type="currency" office:currency="CAD" office:value="15.36">
            <text:p>$15.36</text:p>
          </table:table-cell>
          <table:table-cell table:style-name="ce2" office:value-type="currency" office:currency="CAD" office:value="15.7">
            <text:p>$15.70</text:p>
          </table:table-cell>
          <table:table-cell table:style-name="ce2" office:value-type="currency" office:currency="CAD" office:value="14.64">
            <text:p>$14.64</text:p>
          </table:table-cell>
        </table:table-row>
        <table:table-row table:style-name="ro1">
          <table:table-cell table:style-name="ce1" office:value-type="string">
            <text:p>12/05/2023</text:p>
          </table:table-cell>
          <table:table-cell table:style-name="ce2" office:value-type="currency" office:currency="CAD" office:value="14.91">
            <text:p>$14.91</text:p>
          </table:table-cell>
          <table:table-cell table:style-name="ce1" office:value-type="float" office:value="14220060">
            <text:p>14220060</text:p>
          </table:table-cell>
          <table:table-cell table:style-name="ce2" office:value-type="currency" office:currency="CAD" office:value="16.47">
            <text:p>$16.47</text:p>
          </table:table-cell>
          <table:table-cell table:style-name="ce2" office:value-type="currency" office:currency="CAD" office:value="16.72">
            <text:p>$16.72</text:p>
          </table:table-cell>
          <table:table-cell table:style-name="ce2" office:value-type="currency" office:currency="CAD" office:value="14.87">
            <text:p>$14.87</text:p>
          </table:table-cell>
        </table:table-row>
        <table:table-row table:style-name="ro1">
          <table:table-cell table:style-name="ce1" office:value-type="string">
            <text:p>12/04/2023</text:p>
          </table:table-cell>
          <table:table-cell table:style-name="ce2" office:value-type="currency" office:currency="CAD" office:value="16.98">
            <text:p>$16.98</text:p>
          </table:table-cell>
          <table:table-cell table:style-name="ce1" office:value-type="float" office:value="20098660">
            <text:p>20098660</text:p>
          </table:table-cell>
          <table:table-cell table:style-name="ce2" office:value-type="currency" office:currency="CAD" office:value="15.29">
            <text:p>$15.29</text:p>
          </table:table-cell>
          <table:table-cell table:style-name="ce2" office:value-type="currency" office:currency="CAD" office:value="17.41">
            <text:p>$17.41</text:p>
          </table:table-cell>
          <table:table-cell table:style-name="ce2" office:value-type="currency" office:currency="CAD" office:value="14.91">
            <text:p>$14.91</text:p>
          </table:table-cell>
        </table:table-row>
        <table:table-row table:style-name="ro1">
          <table:table-cell table:style-name="ce1" office:value-type="string">
            <text:p>12/01/2023</text:p>
          </table:table-cell>
          <table:table-cell table:style-name="ce2" office:value-type="currency" office:currency="CAD" office:value="15.3">
            <text:p>$15.30</text:p>
          </table:table-cell>
          <table:table-cell table:style-name="ce1" office:value-type="float" office:value="13378650">
            <text:p>13378650</text:p>
          </table:table-cell>
          <table:table-cell table:style-name="ce2" office:value-type="currency" office:currency="CAD" office:value="14.52">
            <text:p>$14.52</text:p>
          </table:table-cell>
          <table:table-cell table:style-name="ce2" office:value-type="currency" office:currency="CAD" office:value="15.99">
            <text:p>$15.99</text:p>
          </table:table-cell>
          <table:table-cell table:style-name="ce2" office:value-type="currency" office:currency="CAD" office:value="14.5">
            <text:p>$14.50</text:p>
          </table:table-cell>
        </table:table-row>
        <table:table-row table:style-name="ro1">
          <table:table-cell table:style-name="ce1" office:value-type="string">
            <text:p>11/30/2023</text:p>
          </table:table-cell>
          <table:table-cell table:style-name="ce2" office:value-type="currency" office:currency="CAD" office:value="14.55">
            <text:p>$14.55</text:p>
          </table:table-cell>
          <table:table-cell table:style-name="ce1" office:value-type="float" office:value="16537170">
            <text:p>16537170</text:p>
          </table:table-cell>
          <table:table-cell table:style-name="ce2" office:value-type="currency" office:currency="CAD" office:value="16.29">
            <text:p>$16.29</text:p>
          </table:table-cell>
          <table:table-cell table:style-name="ce2" office:value-type="currency" office:currency="CAD" office:value="16.33">
            <text:p>$16.33</text:p>
          </table:table-cell>
          <table:table-cell table:style-name="ce2" office:value-type="currency" office:currency="CAD" office:value="14.32">
            <text:p>$14.32</text:p>
          </table:table-cell>
        </table:table-row>
        <table:table-row table:style-name="ro1">
          <table:table-cell table:style-name="ce1" office:value-type="string">
            <text:p>11/29/2023</text:p>
          </table:table-cell>
          <table:table-cell table:style-name="ce2" office:value-type="currency" office:currency="CAD" office:value="16.25">
            <text:p>$16.25</text:p>
          </table:table-cell>
          <table:table-cell table:style-name="ce1" office:value-type="float" office:value="61172840">
            <text:p>61172840</text:p>
          </table:table-cell>
          <table:table-cell table:style-name="ce2" office:value-type="currency" office:currency="CAD" office:value="15.49">
            <text:p>$15.49</text:p>
          </table:table-cell>
          <table:table-cell table:style-name="ce2" office:value-type="currency" office:currency="CAD" office:value="17.56">
            <text:p>$17.56</text:p>
          </table:table-cell>
          <table:table-cell table:style-name="ce2" office:value-type="currency" office:currency="CAD" office:value="14.7">
            <text:p>$14.70</text:p>
          </table:table-cell>
        </table:table-row>
        <table:table-row table:style-name="ro1">
          <table:table-cell table:style-name="ce1" office:value-type="string">
            <text:p>11/28/2023</text:p>
          </table:table-cell>
          <table:table-cell table:style-name="ce2" office:value-type="currency" office:currency="CAD" office:value="13.49">
            <text:p>$13.49</text:p>
          </table:table-cell>
          <table:table-cell table:style-name="ce1" office:value-type="float" office:value="14192940">
            <text:p>14192940</text:p>
          </table:table-cell>
          <table:table-cell table:style-name="ce2" office:value-type="currency" office:currency="CAD" office:value="11.9">
            <text:p>$11.90</text:p>
          </table:table-cell>
          <table:table-cell table:style-name="ce2" office:value-type="currency" office:currency="CAD" office:value="13.55">
            <text:p>$13.55</text:p>
          </table:table-cell>
          <table:table-cell table:style-name="ce2" office:value-type="currency" office:currency="CAD" office:value="11.89">
            <text:p>$11.89</text:p>
          </table:table-cell>
        </table:table-row>
        <table:table-row table:style-name="ro1">
          <table:table-cell table:style-name="ce1" office:value-type="string">
            <text:p>11/27/2023</text:p>
          </table:table-cell>
          <table:table-cell table:style-name="ce2" office:value-type="currency" office:currency="CAD" office:value="11.91">
            <text:p>$11.91</text:p>
          </table:table-cell>
          <table:table-cell table:style-name="ce1" office:value-type="float" office:value="3710572">
            <text:p>3710572</text:p>
          </table:table-cell>
          <table:table-cell table:style-name="ce2" office:value-type="currency" office:currency="CAD" office:value="12.18">
            <text:p>$12.18</text:p>
          </table:table-cell>
          <table:table-cell table:style-name="ce2" office:value-type="currency" office:currency="CAD" office:value="12.33">
            <text:p>$12.33</text:p>
          </table:table-cell>
          <table:table-cell table:style-name="ce2" office:value-type="currency" office:currency="CAD" office:value="11.89">
            <text:p>$11.89</text:p>
          </table:table-cell>
        </table:table-row>
        <table:table-row table:style-name="ro1">
          <table:table-cell table:style-name="ce1" office:value-type="string">
            <text:p>11/24/2023</text:p>
          </table:table-cell>
          <table:table-cell table:style-name="ce2" office:value-type="currency" office:currency="CAD" office:value="12.2">
            <text:p>$12.20</text:p>
          </table:table-cell>
          <table:table-cell table:style-name="ce1" office:value-type="float" office:value="1232474">
            <text:p>1232474</text:p>
          </table:table-cell>
          <table:table-cell table:style-name="ce2" office:value-type="currency" office:currency="CAD" office:value="12.22">
            <text:p>$12.22</text:p>
          </table:table-cell>
          <table:table-cell table:style-name="ce2" office:value-type="currency" office:currency="CAD" office:value="12.41">
            <text:p>$12.41</text:p>
          </table:table-cell>
          <table:table-cell table:style-name="ce2" office:value-type="currency" office:currency="CAD" office:value="12.18">
            <text:p>$12.18</text:p>
          </table:table-cell>
        </table:table-row>
        <table:table-row table:style-name="ro1">
          <table:table-cell table:style-name="ce1" office:value-type="string">
            <text:p>11/22/2023</text:p>
          </table:table-cell>
          <table:table-cell table:style-name="ce2" office:value-type="currency" office:currency="CAD" office:value="12.29">
            <text:p>$12.29</text:p>
          </table:table-cell>
          <table:table-cell table:style-name="ce1" office:value-type="float" office:value="2362461">
            <text:p>2362461</text:p>
          </table:table-cell>
          <table:table-cell table:style-name="ce2" office:value-type="currency" office:currency="CAD" office:value="12.56">
            <text:p>$12.56</text:p>
          </table:table-cell>
          <table:table-cell table:style-name="ce2" office:value-type="currency" office:currency="CAD" office:value="12.71">
            <text:p>$12.71</text:p>
          </table:table-cell>
          <table:table-cell table:style-name="ce2" office:value-type="currency" office:currency="CAD" office:value="12.19">
            <text:p>$12.19</text:p>
          </table:table-cell>
        </table:table-row>
        <table:table-row table:style-name="ro1">
          <table:table-cell table:style-name="ce1" office:value-type="string">
            <text:p>11/21/2023</text:p>
          </table:table-cell>
          <table:table-cell table:style-name="ce2" office:value-type="currency" office:currency="CAD" office:value="12.55">
            <text:p>$12.55</text:p>
          </table:table-cell>
          <table:table-cell table:style-name="ce1" office:value-type="float" office:value="3710097">
            <text:p>3710097</text:p>
          </table:table-cell>
          <table:table-cell table:style-name="ce2" office:value-type="currency" office:currency="CAD" office:value="12.65">
            <text:p>$12.65</text:p>
          </table:table-cell>
          <table:table-cell table:style-name="ce2" office:value-type="currency" office:currency="CAD" office:value="12.72">
            <text:p>$12.72</text:p>
          </table:table-cell>
          <table:table-cell table:style-name="ce2" office:value-type="currency" office:currency="CAD" office:value="12.26">
            <text:p>$12.26</text:p>
          </table:table-cell>
        </table:table-row>
        <table:table-row table:style-name="ro1">
          <table:table-cell table:style-name="ce1" office:value-type="string">
            <text:p>11/20/2023</text:p>
          </table:table-cell>
          <table:table-cell table:style-name="ce2" office:value-type="currency" office:currency="CAD" office:value="12.8">
            <text:p>$12.80</text:p>
          </table:table-cell>
          <table:table-cell table:style-name="ce1" office:value-type="float" office:value="2301584">
            <text:p>2301584</text:p>
          </table:table-cell>
          <table:table-cell table:style-name="ce2" office:value-type="currency" office:currency="CAD" office:value="13">
            <text:p>$13.00</text:p>
          </table:table-cell>
          <table:table-cell table:style-name="ce2" office:value-type="currency" office:currency="CAD" office:value="13.2">
            <text:p>$13.20</text:p>
          </table:table-cell>
          <table:table-cell table:style-name="ce2" office:value-type="currency" office:currency="CAD" office:value="12.8">
            <text:p>$12.80</text:p>
          </table:table-cell>
        </table:table-row>
        <table:table-row table:style-name="ro1">
          <table:table-cell table:style-name="ce1" office:value-type="string">
            <text:p>11/17/2023</text:p>
          </table:table-cell>
          <table:table-cell table:style-name="ce2" office:value-type="currency" office:currency="CAD" office:value="13.03">
            <text:p>$13.03</text:p>
          </table:table-cell>
          <table:table-cell table:style-name="ce1" office:value-type="float" office:value="3422596">
            <text:p>3422596</text:p>
          </table:table-cell>
          <table:table-cell table:style-name="ce2" office:value-type="currency" office:currency="CAD" office:value="12.52">
            <text:p>$12.52</text:p>
          </table:table-cell>
          <table:table-cell table:style-name="ce2" office:value-type="currency" office:currency="CAD" office:value="13.06">
            <text:p>$13.06</text:p>
          </table:table-cell>
          <table:table-cell table:style-name="ce2" office:value-type="currency" office:currency="CAD" office:value="12.52">
            <text:p>$12.52</text:p>
          </table:table-cell>
        </table:table-row>
        <table:table-row table:style-name="ro1">
          <table:table-cell table:style-name="ce1" office:value-type="string">
            <text:p>11/16/2023</text:p>
          </table:table-cell>
          <table:table-cell table:style-name="ce2" office:value-type="currency" office:currency="CAD" office:value="12.53">
            <text:p>$12.53</text:p>
          </table:table-cell>
          <table:table-cell table:style-name="ce1" office:value-type="float" office:value="3425773">
            <text:p>3425773</text:p>
          </table:table-cell>
          <table:table-cell table:style-name="ce2" office:value-type="currency" office:currency="CAD" office:value="13.14">
            <text:p>$13.14</text:p>
          </table:table-cell>
          <table:table-cell table:style-name="ce2" office:value-type="currency" office:currency="CAD" office:value="13.19">
            <text:p>$13.19</text:p>
          </table:table-cell>
          <table:table-cell table:style-name="ce2" office:value-type="currency" office:currency="CAD" office:value="12.52">
            <text:p>$12.52</text:p>
          </table:table-cell>
        </table:table-row>
        <table:table-row table:style-name="ro1">
          <table:table-cell table:style-name="ce1" office:value-type="string">
            <text:p>11/15/2023</text:p>
          </table:table-cell>
          <table:table-cell table:style-name="ce2" office:value-type="currency" office:currency="CAD" office:value="13.27">
            <text:p>$13.27</text:p>
          </table:table-cell>
          <table:table-cell table:style-name="ce1" office:value-type="float" office:value="4121561">
            <text:p>4121561</text:p>
          </table:table-cell>
          <table:table-cell table:style-name="ce2" office:value-type="currency" office:currency="CAD" office:value="13.15">
            <text:p>$13.15</text:p>
          </table:table-cell>
          <table:table-cell table:style-name="ce2" office:value-type="currency" office:currency="CAD" office:value="13.5">
            <text:p>$13.50</text:p>
          </table:table-cell>
          <table:table-cell table:style-name="ce2" office:value-type="currency" office:currency="CAD" office:value="13.03">
            <text:p>$13.03</text:p>
          </table:table-cell>
        </table:table-row>
        <table:table-row table:style-name="ro1">
          <table:table-cell table:style-name="ce1" office:value-type="string">
            <text:p>11/14/2023</text:p>
          </table:table-cell>
          <table:table-cell table:style-name="ce2" office:value-type="currency" office:currency="CAD" office:value="12.9">
            <text:p>$12.90</text:p>
          </table:table-cell>
          <table:table-cell table:style-name="ce1" office:value-type="float" office:value="5187534">
            <text:p>5187534</text:p>
          </table:table-cell>
          <table:table-cell table:style-name="ce2" office:value-type="currency" office:currency="CAD" office:value="12.75">
            <text:p>$12.75</text:p>
          </table:table-cell>
          <table:table-cell table:style-name="ce2" office:value-type="currency" office:currency="CAD" office:value="13.39">
            <text:p>$13.39</text:p>
          </table:table-cell>
          <table:table-cell table:style-name="ce2" office:value-type="currency" office:currency="CAD" office:value="12.69">
            <text:p>$12.69</text:p>
          </table:table-cell>
        </table:table-row>
        <table:table-row table:style-name="ro1">
          <table:table-cell table:style-name="ce1" office:value-type="string">
            <text:p>11/13/2023</text:p>
          </table:table-cell>
          <table:table-cell table:style-name="ce2" office:value-type="currency" office:currency="CAD" office:value="12.14">
            <text:p>$12.14</text:p>
          </table:table-cell>
          <table:table-cell table:style-name="ce1" office:value-type="float" office:value="4318457">
            <text:p>4318457</text:p>
          </table:table-cell>
          <table:table-cell table:style-name="ce2" office:value-type="currency" office:currency="CAD" office:value="12.5">
            <text:p>$12.50</text:p>
          </table:table-cell>
          <table:table-cell table:style-name="ce2" office:value-type="currency" office:currency="CAD" office:value="12.53">
            <text:p>$12.53</text:p>
          </table:table-cell>
          <table:table-cell table:style-name="ce2" office:value-type="currency" office:currency="CAD" office:value="11.83">
            <text:p>$11.83</text:p>
          </table:table-cell>
        </table:table-row>
        <table:table-row table:style-name="ro1">
          <table:table-cell table:style-name="ce1" office:value-type="string">
            <text:p>11/10/2023</text:p>
          </table:table-cell>
          <table:table-cell table:style-name="ce2" office:value-type="currency" office:currency="CAD" office:value="12.54">
            <text:p>$12.54</text:p>
          </table:table-cell>
          <table:table-cell table:style-name="ce1" office:value-type="float" office:value="3875692">
            <text:p>3875692</text:p>
          </table:table-cell>
          <table:table-cell table:style-name="ce2" office:value-type="currency" office:currency="CAD" office:value="12.81">
            <text:p>$12.81</text:p>
          </table:table-cell>
          <table:table-cell table:style-name="ce2" office:value-type="currency" office:currency="CAD" office:value="12.97">
            <text:p>$12.97</text:p>
          </table:table-cell>
          <table:table-cell table:style-name="ce2" office:value-type="currency" office:currency="CAD" office:value="12.35">
            <text:p>$12.35</text:p>
          </table:table-cell>
        </table:table-row>
        <table:table-row table:style-name="ro1">
          <table:table-cell table:style-name="ce1" office:value-type="string">
            <text:p>11/09/2023</text:p>
          </table:table-cell>
          <table:table-cell table:style-name="ce2" office:value-type="currency" office:currency="CAD" office:value="12.7">
            <text:p>$12.70</text:p>
          </table:table-cell>
          <table:table-cell table:style-name="ce1" office:value-type="float" office:value="2750115">
            <text:p>2750115</text:p>
          </table:table-cell>
          <table:table-cell table:style-name="ce2" office:value-type="currency" office:currency="CAD" office:value="13.25">
            <text:p>$13.25</text:p>
          </table:table-cell>
          <table:table-cell table:style-name="ce2" office:value-type="currency" office:currency="CAD" office:value="13.32">
            <text:p>$13.32</text:p>
          </table:table-cell>
          <table:table-cell table:style-name="ce2" office:value-type="currency" office:currency="CAD" office:value="12.7">
            <text:p>$12.70</text:p>
          </table:table-cell>
        </table:table-row>
        <table:table-row table:style-name="ro1">
          <table:table-cell table:style-name="ce1" office:value-type="string">
            <text:p>11/08/2023</text:p>
          </table:table-cell>
          <table:table-cell table:style-name="ce2" office:value-type="currency" office:currency="CAD" office:value="13.28">
            <text:p>$13.28</text:p>
          </table:table-cell>
          <table:table-cell table:style-name="ce1" office:value-type="float" office:value="1705621">
            <text:p>1705621</text:p>
          </table:table-cell>
          <table:table-cell table:style-name="ce2" office:value-type="currency" office:currency="CAD" office:value="13.51">
            <text:p>$13.51</text:p>
          </table:table-cell>
          <table:table-cell table:style-name="ce2" office:value-type="currency" office:currency="CAD" office:value="13.76">
            <text:p>$13.76</text:p>
          </table:table-cell>
          <table:table-cell table:style-name="ce2" office:value-type="currency" office:currency="CAD" office:value="13.28">
            <text:p>$13.28</text:p>
          </table:table-cell>
        </table:table-row>
        <table:table-row table:style-name="ro1">
          <table:table-cell table:style-name="ce1" office:value-type="string">
            <text:p>11/07/2023</text:p>
          </table:table-cell>
          <table:table-cell table:style-name="ce2" office:value-type="currency" office:currency="CAD" office:value="13.64">
            <text:p>$13.64</text:p>
          </table:table-cell>
          <table:table-cell table:style-name="ce1" office:value-type="float" office:value="2354364">
            <text:p>2354364</text:p>
          </table:table-cell>
          <table:table-cell table:style-name="ce2" office:value-type="currency" office:currency="CAD" office:value="13.47">
            <text:p>$13.47</text:p>
          </table:table-cell>
          <table:table-cell table:style-name="ce2" office:value-type="currency" office:currency="CAD" office:value="13.79">
            <text:p>$13.79</text:p>
          </table:table-cell>
          <table:table-cell table:style-name="ce2" office:value-type="currency" office:currency="CAD" office:value="13.23">
            <text:p>$13.23</text:p>
          </table:table-cell>
        </table:table-row>
        <table:table-row table:style-name="ro1">
          <table:table-cell table:style-name="ce1" office:value-type="string">
            <text:p>11/06/2023</text:p>
          </table:table-cell>
          <table:table-cell table:style-name="ce2" office:value-type="currency" office:currency="CAD" office:value="13.53">
            <text:p>$13.53</text:p>
          </table:table-cell>
          <table:table-cell table:style-name="ce1" office:value-type="float" office:value="2164399">
            <text:p>2164399</text:p>
          </table:table-cell>
          <table:table-cell table:style-name="ce2" office:value-type="currency" office:currency="CAD" office:value="13.99">
            <text:p>$13.99</text:p>
          </table:table-cell>
          <table:table-cell table:style-name="ce2" office:value-type="currency" office:currency="CAD" office:value="14.05">
            <text:p>$14.05</text:p>
          </table:table-cell>
          <table:table-cell table:style-name="ce2" office:value-type="currency" office:currency="CAD" office:value="13.49">
            <text:p>$13.49</text:p>
          </table:table-cell>
        </table:table-row>
        <table:table-row table:style-name="ro1">
          <table:table-cell table:style-name="ce1" office:value-type="string">
            <text:p>11/03/2023</text:p>
          </table:table-cell>
          <table:table-cell table:style-name="ce2" office:value-type="currency" office:currency="CAD" office:value="13.87">
            <text:p>$13.87</text:p>
          </table:table-cell>
          <table:table-cell table:style-name="ce1" office:value-type="float" office:value="2966237">
            <text:p>2966237</text:p>
          </table:table-cell>
          <table:table-cell table:style-name="ce2" office:value-type="currency" office:currency="CAD" office:value="13.9">
            <text:p>$13.90</text:p>
          </table:table-cell>
          <table:table-cell table:style-name="ce2" office:value-type="currency" office:currency="CAD" office:value="14.4">
            <text:p>$14.40</text:p>
          </table:table-cell>
          <table:table-cell table:style-name="ce2" office:value-type="currency" office:currency="CAD" office:value="13.83">
            <text:p>$13.83</text:p>
          </table:table-cell>
        </table:table-row>
        <table:table-row table:style-name="ro1">
          <table:table-cell table:style-name="ce1" office:value-type="string">
            <text:p>11/02/2023</text:p>
          </table:table-cell>
          <table:table-cell table:style-name="ce2" office:value-type="currency" office:currency="CAD" office:value="13.64">
            <text:p>$13.64</text:p>
          </table:table-cell>
          <table:table-cell table:style-name="ce1" office:value-type="float" office:value="3566585">
            <text:p>3566585</text:p>
          </table:table-cell>
          <table:table-cell table:style-name="ce2" office:value-type="currency" office:currency="CAD" office:value="13.37">
            <text:p>$13.37</text:p>
          </table:table-cell>
          <table:table-cell table:style-name="ce2" office:value-type="currency" office:currency="CAD" office:value="13.7">
            <text:p>$13.70</text:p>
          </table:table-cell>
          <table:table-cell table:style-name="ce2" office:value-type="currency" office:currency="CAD" office:value="13.28">
            <text:p>$13.28</text:p>
          </table:table-cell>
        </table:table-row>
        <table:table-row table:style-name="ro1">
          <table:table-cell table:style-name="ce1" office:value-type="string">
            <text:p>11/01/2023</text:p>
          </table:table-cell>
          <table:table-cell table:style-name="ce2" office:value-type="currency" office:currency="CAD" office:value="13.01">
            <text:p>$13.01</text:p>
          </table:table-cell>
          <table:table-cell table:style-name="ce1" office:value-type="float" office:value="3430138">
            <text:p>3430138</text:p>
          </table:table-cell>
          <table:table-cell table:style-name="ce2" office:value-type="currency" office:currency="CAD" office:value="13.78">
            <text:p>$13.78</text:p>
          </table:table-cell>
          <table:table-cell table:style-name="ce2" office:value-type="currency" office:currency="CAD" office:value="13.8">
            <text:p>$13.80</text:p>
          </table:table-cell>
          <table:table-cell table:style-name="ce2" office:value-type="currency" office:currency="CAD" office:value="13.01">
            <text:p>$13.01</text:p>
          </table:table-cell>
        </table:table-row>
        <table:table-row table:style-name="ro1">
          <table:table-cell table:style-name="ce1" office:value-type="string">
            <text:p>10/31/2023</text:p>
          </table:table-cell>
          <table:table-cell table:style-name="ce2" office:value-type="currency" office:currency="CAD" office:value="13.77">
            <text:p>$13.77</text:p>
          </table:table-cell>
          <table:table-cell table:style-name="ce1" office:value-type="float" office:value="4574637">
            <text:p>4574637</text:p>
          </table:table-cell>
          <table:table-cell table:style-name="ce2" office:value-type="currency" office:currency="CAD" office:value="12.85">
            <text:p>$12.85</text:p>
          </table:table-cell>
          <table:table-cell table:style-name="ce2" office:value-type="currency" office:currency="CAD" office:value="13.9">
            <text:p>$13.90</text:p>
          </table:table-cell>
          <table:table-cell table:style-name="ce2" office:value-type="currency" office:currency="CAD" office:value="12.82">
            <text:p>$12.82</text:p>
          </table:table-cell>
        </table:table-row>
        <table:table-row table:style-name="ro1">
          <table:table-cell table:style-name="ce1" office:value-type="string">
            <text:p>10/30/2023</text:p>
          </table:table-cell>
          <table:table-cell table:style-name="ce2" office:value-type="currency" office:currency="CAD" office:value="12.8">
            <text:p>$12.80</text:p>
          </table:table-cell>
          <table:table-cell table:style-name="ce1" office:value-type="float" office:value="3475939">
            <text:p>3475939</text:p>
          </table:table-cell>
          <table:table-cell table:style-name="ce2" office:value-type="currency" office:currency="CAD" office:value="13.15">
            <text:p>$13.15</text:p>
          </table:table-cell>
          <table:table-cell table:style-name="ce2" office:value-type="currency" office:currency="CAD" office:value="13.27">
            <text:p>$13.27</text:p>
          </table:table-cell>
          <table:table-cell table:style-name="ce2" office:value-type="currency" office:currency="CAD" office:value="12.59">
            <text:p>$12.59</text:p>
          </table:table-cell>
        </table:table-row>
        <table:table-row table:style-name="ro1">
          <table:table-cell table:style-name="ce1" office:value-type="string">
            <text:p>10/27/2023</text:p>
          </table:table-cell>
          <table:table-cell table:style-name="ce2" office:value-type="currency" office:currency="CAD" office:value="13.12">
            <text:p>$13.12</text:p>
          </table:table-cell>
          <table:table-cell table:style-name="ce1" office:value-type="float" office:value="2481701">
            <text:p>2481701</text:p>
          </table:table-cell>
          <table:table-cell table:style-name="ce2" office:value-type="currency" office:currency="CAD" office:value="13.51">
            <text:p>$13.51</text:p>
          </table:table-cell>
          <table:table-cell table:style-name="ce2" office:value-type="currency" office:currency="CAD" office:value="13.62">
            <text:p>$13.62</text:p>
          </table:table-cell>
          <table:table-cell table:style-name="ce2" office:value-type="currency" office:currency="CAD" office:value="13.02">
            <text:p>$13.02</text:p>
          </table:table-cell>
        </table:table-row>
        <table:table-row table:style-name="ro1">
          <table:table-cell table:style-name="ce1" office:value-type="string">
            <text:p>10/26/2023</text:p>
          </table:table-cell>
          <table:table-cell table:style-name="ce2" office:value-type="currency" office:currency="CAD" office:value="13.5">
            <text:p>$13.50</text:p>
          </table:table-cell>
          <table:table-cell table:style-name="ce1" office:value-type="float" office:value="2036419">
            <text:p>2036419</text:p>
          </table:table-cell>
          <table:table-cell table:style-name="ce2" office:value-type="currency" office:currency="CAD" office:value="13.73">
            <text:p>$13.73</text:p>
          </table:table-cell>
          <table:table-cell table:style-name="ce2" office:value-type="currency" office:currency="CAD" office:value="13.8">
            <text:p>$13.80</text:p>
          </table:table-cell>
          <table:table-cell table:style-name="ce2" office:value-type="currency" office:currency="CAD" office:value="13.41">
            <text:p>$13.41</text:p>
          </table:table-cell>
        </table:table-row>
        <table:table-row table:style-name="ro1">
          <table:table-cell table:style-name="ce1" office:value-type="string">
            <text:p>10/25/2023</text:p>
          </table:table-cell>
          <table:table-cell table:style-name="ce2" office:value-type="currency" office:currency="CAD" office:value="13.71">
            <text:p>$13.71</text:p>
          </table:table-cell>
          <table:table-cell table:style-name="ce1" office:value-type="float" office:value="1967280">
            <text:p>1967280</text:p>
          </table:table-cell>
          <table:table-cell table:number-columns-repeated="2" table:style-name="ce2" office:value-type="currency" office:currency="CAD" office:value="14.01">
            <text:p>$14.01</text:p>
          </table:table-cell>
          <table:table-cell table:style-name="ce2" office:value-type="currency" office:currency="CAD" office:value="13.61">
            <text:p>$13.61</text:p>
          </table:table-cell>
        </table:table-row>
        <table:table-row table:style-name="ro1">
          <table:table-cell table:style-name="ce1" office:value-type="string">
            <text:p>10/24/2023</text:p>
          </table:table-cell>
          <table:table-cell table:style-name="ce2" office:value-type="currency" office:currency="CAD" office:value="14.04">
            <text:p>$14.04</text:p>
          </table:table-cell>
          <table:table-cell table:style-name="ce1" office:value-type="float" office:value="3738325">
            <text:p>3738325</text:p>
          </table:table-cell>
          <table:table-cell table:style-name="ce2" office:value-type="currency" office:currency="CAD" office:value="13.59">
            <text:p>$13.59</text:p>
          </table:table-cell>
          <table:table-cell table:style-name="ce2" office:value-type="currency" office:currency="CAD" office:value="14.3">
            <text:p>$14.30</text:p>
          </table:table-cell>
          <table:table-cell table:style-name="ce2" office:value-type="currency" office:currency="CAD" office:value="13.55">
            <text:p>$13.55</text:p>
          </table:table-cell>
        </table:table-row>
        <table:table-row table:style-name="ro1">
          <table:table-cell table:style-name="ce1" office:value-type="string">
            <text:p>10/23/2023</text:p>
          </table:table-cell>
          <table:table-cell table:style-name="ce2" office:value-type="currency" office:currency="CAD" office:value="13.44">
            <text:p>$13.44</text:p>
          </table:table-cell>
          <table:table-cell table:style-name="ce1" office:value-type="float" office:value="2785462">
            <text:p>2785462</text:p>
          </table:table-cell>
          <table:table-cell table:style-name="ce2" office:value-type="currency" office:currency="CAD" office:value="13.28">
            <text:p>$13.28</text:p>
          </table:table-cell>
          <table:table-cell table:style-name="ce2" office:value-type="currency" office:currency="CAD" office:value="13.59">
            <text:p>$13.59</text:p>
          </table:table-cell>
          <table:table-cell table:style-name="ce2" office:value-type="currency" office:currency="CAD" office:value="13.04">
            <text:p>$13.04</text:p>
          </table:table-cell>
        </table:table-row>
        <table:table-row table:style-name="ro1">
          <table:table-cell table:style-name="ce1" office:value-type="string">
            <text:p>10/20/2023</text:p>
          </table:table-cell>
          <table:table-cell table:style-name="ce2" office:value-type="currency" office:currency="CAD" office:value="13.44">
            <text:p>$13.44</text:p>
          </table:table-cell>
          <table:table-cell table:style-name="ce1" office:value-type="float" office:value="3661770">
            <text:p>3661770</text:p>
          </table:table-cell>
          <table:table-cell table:style-name="ce2" office:value-type="currency" office:currency="CAD" office:value="13.18">
            <text:p>$13.18</text:p>
          </table:table-cell>
          <table:table-cell table:style-name="ce2" office:value-type="currency" office:currency="CAD" office:value="13.8">
            <text:p>$13.80</text:p>
          </table:table-cell>
          <table:table-cell table:style-name="ce2" office:value-type="currency" office:currency="CAD" office:value="13.12">
            <text:p>$13.12</text:p>
          </table:table-cell>
        </table:table-row>
        <table:table-row table:style-name="ro1">
          <table:table-cell table:style-name="ce1" office:value-type="string">
            <text:p>10/19/2023</text:p>
          </table:table-cell>
          <table:table-cell table:style-name="ce2" office:value-type="currency" office:currency="CAD" office:value="13.16">
            <text:p>$13.16</text:p>
          </table:table-cell>
          <table:table-cell table:style-name="ce1" office:value-type="float" office:value="5808038">
            <text:p>5808038</text:p>
          </table:table-cell>
          <table:table-cell table:style-name="ce2" office:value-type="currency" office:currency="CAD" office:value="13.8">
            <text:p>$13.80</text:p>
          </table:table-cell>
          <table:table-cell table:style-name="ce2" office:value-type="currency" office:currency="CAD" office:value="13.85">
            <text:p>$13.85</text:p>
          </table:table-cell>
          <table:table-cell table:style-name="ce2" office:value-type="currency" office:currency="CAD" office:value="12.9">
            <text:p>$12.90</text:p>
          </table:table-cell>
        </table:table-row>
        <table:table-row table:style-name="ro1">
          <table:table-cell table:style-name="ce1" office:value-type="string">
            <text:p>10/18/2023</text:p>
          </table:table-cell>
          <table:table-cell table:style-name="ce2" office:value-type="currency" office:currency="CAD" office:value="13.85">
            <text:p>$13.85</text:p>
          </table:table-cell>
          <table:table-cell table:style-name="ce1" office:value-type="float" office:value="4045789">
            <text:p>4045789</text:p>
          </table:table-cell>
          <table:table-cell table:style-name="ce2" office:value-type="currency" office:currency="CAD" office:value="14">
            <text:p>$14.00</text:p>
          </table:table-cell>
          <table:table-cell table:style-name="ce2" office:value-type="currency" office:currency="CAD" office:value="14.25">
            <text:p>$14.25</text:p>
          </table:table-cell>
          <table:table-cell table:style-name="ce2" office:value-type="currency" office:currency="CAD" office:value="13.81">
            <text:p>$13.81</text:p>
          </table:table-cell>
        </table:table-row>
        <table:table-row table:style-name="ro1">
          <table:table-cell table:style-name="ce1" office:value-type="string">
            <text:p>10/17/2023</text:p>
          </table:table-cell>
          <table:table-cell table:style-name="ce2" office:value-type="currency" office:currency="CAD" office:value="14.12">
            <text:p>$14.12</text:p>
          </table:table-cell>
          <table:table-cell table:style-name="ce1" office:value-type="float" office:value="3842428">
            <text:p>3842428</text:p>
          </table:table-cell>
          <table:table-cell table:style-name="ce2" office:value-type="currency" office:currency="CAD" office:value="14.25">
            <text:p>$14.25</text:p>
          </table:table-cell>
          <table:table-cell table:style-name="ce2" office:value-type="currency" office:currency="CAD" office:value="14.83">
            <text:p>$14.83</text:p>
          </table:table-cell>
          <table:table-cell table:style-name="ce2" office:value-type="currency" office:currency="CAD" office:value="14.1">
            <text:p>$14.10</text:p>
          </table:table-cell>
        </table:table-row>
        <table:table-row table:style-name="ro1">
          <table:table-cell table:style-name="ce1" office:value-type="string">
            <text:p>10/16/2023</text:p>
          </table:table-cell>
          <table:table-cell table:style-name="ce2" office:value-type="currency" office:currency="CAD" office:value="14.43">
            <text:p>$14.43</text:p>
          </table:table-cell>
          <table:table-cell table:style-name="ce1" office:value-type="float" office:value="3508601">
            <text:p>3508601</text:p>
          </table:table-cell>
          <table:table-cell table:style-name="ce2" office:value-type="currency" office:currency="CAD" office:value="14.81">
            <text:p>$14.81</text:p>
          </table:table-cell>
          <table:table-cell table:style-name="ce2" office:value-type="currency" office:currency="CAD" office:value="14.93">
            <text:p>$14.93</text:p>
          </table:table-cell>
          <table:table-cell table:style-name="ce2" office:value-type="currency" office:currency="CAD" office:value="14.15">
            <text:p>$14.15</text:p>
          </table:table-cell>
        </table:table-row>
        <table:table-row table:style-name="ro1">
          <table:table-cell table:style-name="ce1" office:value-type="string">
            <text:p>10/13/2023</text:p>
          </table:table-cell>
          <table:table-cell table:style-name="ce2" office:value-type="currency" office:currency="CAD" office:value="14.92">
            <text:p>$14.92</text:p>
          </table:table-cell>
          <table:table-cell table:style-name="ce1" office:value-type="float" office:value="1835601">
            <text:p>1835601</text:p>
          </table:table-cell>
          <table:table-cell table:style-name="ce2" office:value-type="currency" office:currency="CAD" office:value="14.92">
            <text:p>$14.92</text:p>
          </table:table-cell>
          <table:table-cell table:style-name="ce2" office:value-type="currency" office:currency="CAD" office:value="15.11">
            <text:p>$15.11</text:p>
          </table:table-cell>
          <table:table-cell table:style-name="ce2" office:value-type="currency" office:currency="CAD" office:value="14.78">
            <text:p>$14.78</text:p>
          </table:table-cell>
        </table:table-row>
        <table:table-row table:style-name="ro1">
          <table:table-cell table:style-name="ce1" office:value-type="string">
            <text:p>10/12/2023</text:p>
          </table:table-cell>
          <table:table-cell table:style-name="ce2" office:value-type="currency" office:currency="CAD" office:value="15.09">
            <text:p>$15.09</text:p>
          </table:table-cell>
          <table:table-cell table:style-name="ce1" office:value-type="float" office:value="3180340">
            <text:p>3180340</text:p>
          </table:table-cell>
          <table:table-cell table:style-name="ce2" office:value-type="currency" office:currency="CAD" office:value="15.77">
            <text:p>$15.77</text:p>
          </table:table-cell>
          <table:table-cell table:style-name="ce2" office:value-type="currency" office:currency="CAD" office:value="15.8">
            <text:p>$15.80</text:p>
          </table:table-cell>
          <table:table-cell table:style-name="ce2" office:value-type="currency" office:currency="CAD" office:value="14.82">
            <text:p>$14.82</text:p>
          </table:table-cell>
        </table:table-row>
        <table:table-row table:style-name="ro1">
          <table:table-cell table:style-name="ce1" office:value-type="string">
            <text:p>10/11/2023</text:p>
          </table:table-cell>
          <table:table-cell table:style-name="ce2" office:value-type="currency" office:currency="CAD" office:value="15.82">
            <text:p>$15.82</text:p>
          </table:table-cell>
          <table:table-cell table:style-name="ce1" office:value-type="float" office:value="2098203">
            <text:p>2098203</text:p>
          </table:table-cell>
          <table:table-cell table:style-name="ce2" office:value-type="currency" office:currency="CAD" office:value="16.01">
            <text:p>$16.01</text:p>
          </table:table-cell>
          <table:table-cell table:style-name="ce2" office:value-type="currency" office:currency="CAD" office:value="16.09">
            <text:p>$16.09</text:p>
          </table:table-cell>
          <table:table-cell table:style-name="ce2" office:value-type="currency" office:currency="CAD" office:value="15.74">
            <text:p>$15.74</text:p>
          </table:table-cell>
        </table:table-row>
        <table:table-row table:style-name="ro1">
          <table:table-cell table:style-name="ce1" office:value-type="string">
            <text:p>10/10/2023</text:p>
          </table:table-cell>
          <table:table-cell table:style-name="ce2" office:value-type="currency" office:currency="CAD" office:value="16">
            <text:p>$16.00</text:p>
          </table:table-cell>
          <table:table-cell table:style-name="ce1" office:value-type="float" office:value="2915872">
            <text:p>2915872</text:p>
          </table:table-cell>
          <table:table-cell table:style-name="ce2" office:value-type="currency" office:currency="CAD" office:value="15.5">
            <text:p>$15.50</text:p>
          </table:table-cell>
          <table:table-cell table:style-name="ce2" office:value-type="currency" office:currency="CAD" office:value="16.19">
            <text:p>$16.19</text:p>
          </table:table-cell>
          <table:table-cell table:style-name="ce2" office:value-type="currency" office:currency="CAD" office:value="15.4">
            <text:p>$15.40</text:p>
          </table:table-cell>
        </table:table-row>
        <table:table-row table:style-name="ro1">
          <table:table-cell table:style-name="ce1" office:value-type="string">
            <text:p>10/09/2023</text:p>
          </table:table-cell>
          <table:table-cell table:style-name="ce2" office:value-type="currency" office:currency="CAD" office:value="15.4">
            <text:p>$15.40</text:p>
          </table:table-cell>
          <table:table-cell table:style-name="ce1" office:value-type="float" office:value="2276323">
            <text:p>2276323</text:p>
          </table:table-cell>
          <table:table-cell table:style-name="ce2" office:value-type="currency" office:currency="CAD" office:value="14.77">
            <text:p>$14.77</text:p>
          </table:table-cell>
          <table:table-cell table:style-name="ce2" office:value-type="currency" office:currency="CAD" office:value="15.5">
            <text:p>$15.50</text:p>
          </table:table-cell>
          <table:table-cell table:style-name="ce2" office:value-type="currency" office:currency="CAD" office:value="14.72">
            <text:p>$14.72</text:p>
          </table:table-cell>
        </table:table-row>
        <table:table-row table:style-name="ro1">
          <table:table-cell table:style-name="ce1" office:value-type="string">
            <text:p>10/06/2023</text:p>
          </table:table-cell>
          <table:table-cell table:style-name="ce2" office:value-type="currency" office:currency="CAD" office:value="15.08">
            <text:p>$15.08</text:p>
          </table:table-cell>
          <table:table-cell table:style-name="ce1" office:value-type="float" office:value="2467053">
            <text:p>2467053</text:p>
          </table:table-cell>
          <table:table-cell table:style-name="ce2" office:value-type="currency" office:currency="CAD" office:value="14.59">
            <text:p>$14.59</text:p>
          </table:table-cell>
          <table:table-cell table:style-name="ce2" office:value-type="currency" office:currency="CAD" office:value="15.26">
            <text:p>$15.26</text:p>
          </table:table-cell>
          <table:table-cell table:style-name="ce2" office:value-type="currency" office:currency="CAD" office:value="14.58">
            <text:p>$14.58</text:p>
          </table:table-cell>
        </table:table-row>
        <table:table-row table:style-name="ro1">
          <table:table-cell table:style-name="ce1" office:value-type="string">
            <text:p>10/05/2023</text:p>
          </table:table-cell>
          <table:table-cell table:style-name="ce2" office:value-type="currency" office:currency="CAD" office:value="14.71">
            <text:p>$14.71</text:p>
          </table:table-cell>
          <table:table-cell table:style-name="ce1" office:value-type="float" office:value="1945094">
            <text:p>1945094</text:p>
          </table:table-cell>
          <table:table-cell table:style-name="ce2" office:value-type="currency" office:currency="CAD" office:value="14.7">
            <text:p>$14.70</text:p>
          </table:table-cell>
          <table:table-cell table:style-name="ce2" office:value-type="currency" office:currency="CAD" office:value="14.98">
            <text:p>$14.98</text:p>
          </table:table-cell>
          <table:table-cell table:style-name="ce2" office:value-type="currency" office:currency="CAD" office:value="14.58">
            <text:p>$14.58</text:p>
          </table:table-cell>
        </table:table-row>
        <table:table-row table:style-name="ro1">
          <table:table-cell table:style-name="ce1" office:value-type="string">
            <text:p>10/04/2023</text:p>
          </table:table-cell>
          <table:table-cell table:style-name="ce2" office:value-type="currency" office:currency="CAD" office:value="14.87">
            <text:p>$14.87</text:p>
          </table:table-cell>
          <table:table-cell table:style-name="ce1" office:value-type="float" office:value="2586368">
            <text:p>2586368</text:p>
          </table:table-cell>
          <table:table-cell table:style-name="ce2" office:value-type="currency" office:currency="CAD" office:value="14.77">
            <text:p>$14.77</text:p>
          </table:table-cell>
          <table:table-cell table:style-name="ce2" office:value-type="currency" office:currency="CAD" office:value="14.94">
            <text:p>$14.94</text:p>
          </table:table-cell>
          <table:table-cell table:style-name="ce2" office:value-type="currency" office:currency="CAD" office:value="14.44">
            <text:p>$14.44</text:p>
          </table:table-cell>
        </table:table-row>
        <table:table-row table:style-name="ro1">
          <table:table-cell table:style-name="ce1" office:value-type="string">
            <text:p>10/03/2023</text:p>
          </table:table-cell>
          <table:table-cell table:style-name="ce2" office:value-type="currency" office:currency="CAD" office:value="14.6">
            <text:p>$14.60</text:p>
          </table:table-cell>
          <table:table-cell table:style-name="ce1" office:value-type="float" office:value="4510325">
            <text:p>4510325</text:p>
          </table:table-cell>
          <table:table-cell table:number-columns-repeated="2" table:style-name="ce2" office:value-type="currency" office:currency="CAD" office:value="15.29">
            <text:p>$15.29</text:p>
          </table:table-cell>
          <table:table-cell table:style-name="ce2" office:value-type="currency" office:currency="CAD" office:value="14.57">
            <text:p>$14.57</text:p>
          </table:table-cell>
        </table:table-row>
        <table:table-row table:style-name="ro1">
          <table:table-cell table:style-name="ce1" office:value-type="string">
            <text:p>10/02/2023</text:p>
          </table:table-cell>
          <table:table-cell table:style-name="ce2" office:value-type="currency" office:currency="CAD" office:value="15.39">
            <text:p>$15.39</text:p>
          </table:table-cell>
          <table:table-cell table:style-name="ce1" office:value-type="float" office:value="6087651">
            <text:p>6087651</text:p>
          </table:table-cell>
          <table:table-cell table:style-name="ce2" office:value-type="currency" office:currency="CAD" office:value="16.3">
            <text:p>$16.30</text:p>
          </table:table-cell>
          <table:table-cell table:style-name="ce2" office:value-type="currency" office:currency="CAD" office:value="16.31">
            <text:p>$16.31</text:p>
          </table:table-cell>
          <table:table-cell table:style-name="ce2" office:value-type="currency" office:currency="CAD" office:value="15.26">
            <text:p>$15.26</text:p>
          </table:table-cell>
        </table:table-row>
        <table:table-row table:style-name="ro1">
          <table:table-cell table:style-name="ce1" office:value-type="string">
            <text:p>09/29/2023</text:p>
          </table:table-cell>
          <table:table-cell table:style-name="ce2" office:value-type="currency" office:currency="CAD" office:value="16.46">
            <text:p>$16.46</text:p>
          </table:table-cell>
          <table:table-cell table:style-name="ce1" office:value-type="float" office:value="3397024">
            <text:p>3397024</text:p>
          </table:table-cell>
          <table:table-cell table:style-name="ce2" office:value-type="currency" office:currency="CAD" office:value="17.05">
            <text:p>$17.05</text:p>
          </table:table-cell>
          <table:table-cell table:style-name="ce2" office:value-type="currency" office:currency="CAD" office:value="17.26">
            <text:p>$17.26</text:p>
          </table:table-cell>
          <table:table-cell table:style-name="ce2" office:value-type="currency" office:currency="CAD" office:value="16.4">
            <text:p>$16.40</text:p>
          </table:table-cell>
        </table:table-row>
        <table:table-row table:style-name="ro1">
          <table:table-cell table:style-name="ce1" office:value-type="string">
            <text:p>09/28/2023</text:p>
          </table:table-cell>
          <table:table-cell table:style-name="ce2" office:value-type="currency" office:currency="CAD" office:value="16.84">
            <text:p>$16.84</text:p>
          </table:table-cell>
          <table:table-cell table:style-name="ce1" office:value-type="float" office:value="7431938">
            <text:p>7431938</text:p>
          </table:table-cell>
          <table:table-cell table:style-name="ce2" office:value-type="currency" office:currency="CAD" office:value="18.02">
            <text:p>$18.02</text:p>
          </table:table-cell>
          <table:table-cell table:style-name="ce2" office:value-type="currency" office:currency="CAD" office:value="18.1">
            <text:p>$18.10</text:p>
          </table:table-cell>
          <table:table-cell table:style-name="ce2" office:value-type="currency" office:currency="CAD" office:value="16.44">
            <text:p>$16.44</text:p>
          </table:table-cell>
        </table:table-row>
        <table:table-row table:style-name="ro1">
          <table:table-cell table:style-name="ce1" office:value-type="string">
            <text:p>09/27/2023</text:p>
          </table:table-cell>
          <table:table-cell table:style-name="ce2" office:value-type="currency" office:currency="CAD" office:value="17.15">
            <text:p>$17.15</text:p>
          </table:table-cell>
          <table:table-cell table:style-name="ce1" office:value-type="float" office:value="1681325">
            <text:p>1681325</text:p>
          </table:table-cell>
          <table:table-cell table:style-name="ce2" office:value-type="currency" office:currency="CAD" office:value="16.87">
            <text:p>$16.87</text:p>
          </table:table-cell>
          <table:table-cell table:style-name="ce2" office:value-type="currency" office:currency="CAD" office:value="17.26">
            <text:p>$17.26</text:p>
          </table:table-cell>
          <table:table-cell table:style-name="ce2" office:value-type="currency" office:currency="CAD" office:value="16.81">
            <text:p>$16.81</text:p>
          </table:table-cell>
        </table:table-row>
        <table:table-row table:style-name="ro1">
          <table:table-cell table:style-name="ce1" office:value-type="string">
            <text:p>09/26/2023</text:p>
          </table:table-cell>
          <table:table-cell table:style-name="ce2" office:value-type="currency" office:currency="CAD" office:value="16.78">
            <text:p>$16.78</text:p>
          </table:table-cell>
          <table:table-cell table:style-name="ce1" office:value-type="float" office:value="2726813">
            <text:p>2726813</text:p>
          </table:table-cell>
          <table:table-cell table:style-name="ce2" office:value-type="currency" office:currency="CAD" office:value="17.38">
            <text:p>$17.38</text:p>
          </table:table-cell>
          <table:table-cell table:style-name="ce2" office:value-type="currency" office:currency="CAD" office:value="17.82">
            <text:p>$17.82</text:p>
          </table:table-cell>
          <table:table-cell table:style-name="ce2" office:value-type="currency" office:currency="CAD" office:value="16.78">
            <text:p>$16.78</text:p>
          </table:table-cell>
        </table:table-row>
        <table:table-row table:style-name="ro1">
          <table:table-cell table:style-name="ce1" office:value-type="string">
            <text:p>09/25/2023</text:p>
          </table:table-cell>
          <table:table-cell table:style-name="ce2" office:value-type="currency" office:currency="CAD" office:value="17.67">
            <text:p>$17.67</text:p>
          </table:table-cell>
          <table:table-cell table:style-name="ce1" office:value-type="float" office:value="2181230">
            <text:p>2181230</text:p>
          </table:table-cell>
          <table:table-cell table:style-name="ce2" office:value-type="currency" office:currency="CAD" office:value="17">
            <text:p>$17.00</text:p>
          </table:table-cell>
          <table:table-cell table:style-name="ce2" office:value-type="currency" office:currency="CAD" office:value="17.72">
            <text:p>$17.72</text:p>
          </table:table-cell>
          <table:table-cell table:style-name="ce2" office:value-type="currency" office:currency="CAD" office:value="16.85">
            <text:p>$16.85</text:p>
          </table:table-cell>
        </table:table-row>
        <table:table-row table:style-name="ro1">
          <table:table-cell table:style-name="ce1" office:value-type="string">
            <text:p>09/22/2023</text:p>
          </table:table-cell>
          <table:table-cell table:style-name="ce2" office:value-type="currency" office:currency="CAD" office:value="17.18">
            <text:p>$17.18</text:p>
          </table:table-cell>
          <table:table-cell table:style-name="ce1" office:value-type="float" office:value="2102886">
            <text:p>2102886</text:p>
          </table:table-cell>
          <table:table-cell table:style-name="ce2" office:value-type="currency" office:currency="CAD" office:value="17.18">
            <text:p>$17.18</text:p>
          </table:table-cell>
          <table:table-cell table:style-name="ce2" office:value-type="currency" office:currency="CAD" office:value="17.35">
            <text:p>$17.35</text:p>
          </table:table-cell>
          <table:table-cell table:style-name="ce2" office:value-type="currency" office:currency="CAD" office:value="17">
            <text:p>$17.00</text:p>
          </table:table-cell>
        </table:table-row>
        <table:table-row table:style-name="ro1">
          <table:table-cell table:style-name="ce1" office:value-type="string">
            <text:p>09/21/2023</text:p>
          </table:table-cell>
          <table:table-cell table:style-name="ce2" office:value-type="currency" office:currency="CAD" office:value="17.02">
            <text:p>$17.02</text:p>
          </table:table-cell>
          <table:table-cell table:style-name="ce1" office:value-type="float" office:value="2913533">
            <text:p>2913533</text:p>
          </table:table-cell>
          <table:table-cell table:style-name="ce2" office:value-type="currency" office:currency="CAD" office:value="17.28">
            <text:p>$17.28</text:p>
          </table:table-cell>
          <table:table-cell table:style-name="ce2" office:value-type="currency" office:currency="CAD" office:value="17.32">
            <text:p>$17.32</text:p>
          </table:table-cell>
          <table:table-cell table:style-name="ce2" office:value-type="currency" office:currency="CAD" office:value="16.65">
            <text:p>$16.65</text:p>
          </table:table-cell>
        </table:table-row>
        <table:table-row table:style-name="ro1">
          <table:table-cell table:style-name="ce1" office:value-type="string">
            <text:p>09/20/2023</text:p>
          </table:table-cell>
          <table:table-cell table:style-name="ce2" office:value-type="currency" office:currency="CAD" office:value="17.52">
            <text:p>$17.52</text:p>
          </table:table-cell>
          <table:table-cell table:style-name="ce1" office:value-type="float" office:value="2134121">
            <text:p>2134121</text:p>
          </table:table-cell>
          <table:table-cell table:style-name="ce2" office:value-type="currency" office:currency="CAD" office:value="17.63">
            <text:p>$17.63</text:p>
          </table:table-cell>
          <table:table-cell table:style-name="ce2" office:value-type="currency" office:currency="CAD" office:value="17.93">
            <text:p>$17.93</text:p>
          </table:table-cell>
          <table:table-cell table:style-name="ce2" office:value-type="currency" office:currency="CAD" office:value="17.45">
            <text:p>$17.45</text:p>
          </table:table-cell>
        </table:table-row>
        <table:table-row table:style-name="ro1">
          <table:table-cell table:style-name="ce1" office:value-type="string">
            <text:p>09/19/2023</text:p>
          </table:table-cell>
          <table:table-cell table:style-name="ce2" office:value-type="currency" office:currency="CAD" office:value="17.52">
            <text:p>$17.52</text:p>
          </table:table-cell>
          <table:table-cell table:style-name="ce1" office:value-type="float" office:value="2584791">
            <text:p>2584791</text:p>
          </table:table-cell>
          <table:table-cell table:style-name="ce2" office:value-type="currency" office:currency="CAD" office:value="17.59">
            <text:p>$17.59</text:p>
          </table:table-cell>
          <table:table-cell table:style-name="ce2" office:value-type="currency" office:currency="CAD" office:value="17.64">
            <text:p>$17.64</text:p>
          </table:table-cell>
          <table:table-cell table:style-name="ce2" office:value-type="currency" office:currency="CAD" office:value="17.13">
            <text:p>$17.13</text:p>
          </table:table-cell>
        </table:table-row>
        <table:table-row table:style-name="ro1">
          <table:table-cell table:style-name="ce1" office:value-type="string">
            <text:p>09/18/2023</text:p>
          </table:table-cell>
          <table:table-cell table:style-name="ce2" office:value-type="currency" office:currency="CAD" office:value="17.55">
            <text:p>$17.55</text:p>
          </table:table-cell>
          <table:table-cell table:style-name="ce1" office:value-type="float" office:value="3694591">
            <text:p>3694591</text:p>
          </table:table-cell>
          <table:table-cell table:style-name="ce2" office:value-type="currency" office:currency="CAD" office:value="17.99">
            <text:p>$17.99</text:p>
          </table:table-cell>
          <table:table-cell table:style-name="ce2" office:value-type="currency" office:currency="CAD" office:value="18.1">
            <text:p>$18.10</text:p>
          </table:table-cell>
          <table:table-cell table:style-name="ce2" office:value-type="currency" office:currency="CAD" office:value="17.35">
            <text:p>$17.35</text:p>
          </table:table-cell>
        </table:table-row>
        <table:table-row table:style-name="ro1">
          <table:table-cell table:style-name="ce1" office:value-type="string">
            <text:p>09/15/2023</text:p>
          </table:table-cell>
          <table:table-cell table:style-name="ce2" office:value-type="currency" office:currency="CAD" office:value="18.22">
            <text:p>$18.22</text:p>
          </table:table-cell>
          <table:table-cell table:style-name="ce1" office:value-type="float" office:value="6166608">
            <text:p>6166608</text:p>
          </table:table-cell>
          <table:table-cell table:style-name="ce2" office:value-type="currency" office:currency="CAD" office:value="18.36">
            <text:p>$18.36</text:p>
          </table:table-cell>
          <table:table-cell table:style-name="ce2" office:value-type="currency" office:currency="CAD" office:value="18.61">
            <text:p>$18.61</text:p>
          </table:table-cell>
          <table:table-cell table:style-name="ce2" office:value-type="currency" office:currency="CAD" office:value="18.15">
            <text:p>$18.15</text:p>
          </table:table-cell>
        </table:table-row>
        <table:table-row table:style-name="ro1">
          <table:table-cell table:style-name="ce1" office:value-type="string">
            <text:p>09/14/2023</text:p>
          </table:table-cell>
          <table:table-cell table:style-name="ce2" office:value-type="currency" office:currency="CAD" office:value="18.33">
            <text:p>$18.33</text:p>
          </table:table-cell>
          <table:table-cell table:style-name="ce1" office:value-type="float" office:value="3077962">
            <text:p>3077962</text:p>
          </table:table-cell>
          <table:table-cell table:style-name="ce2" office:value-type="currency" office:currency="CAD" office:value="17.8">
            <text:p>$17.80</text:p>
          </table:table-cell>
          <table:table-cell table:style-name="ce2" office:value-type="currency" office:currency="CAD" office:value="18.52">
            <text:p>$18.52</text:p>
          </table:table-cell>
          <table:table-cell table:style-name="ce2" office:value-type="currency" office:currency="CAD" office:value="17.6">
            <text:p>$17.60</text:p>
          </table:table-cell>
        </table:table-row>
        <table:table-row table:style-name="ro1">
          <table:table-cell table:style-name="ce1" office:value-type="string">
            <text:p>09/13/2023</text:p>
          </table:table-cell>
          <table:table-cell table:style-name="ce2" office:value-type="currency" office:currency="CAD" office:value="17.81">
            <text:p>$17.81</text:p>
          </table:table-cell>
          <table:table-cell table:style-name="ce1" office:value-type="float" office:value="3012556">
            <text:p>3012556</text:p>
          </table:table-cell>
          <table:table-cell table:style-name="ce2" office:value-type="currency" office:currency="CAD" office:value="17.31">
            <text:p>$17.31</text:p>
          </table:table-cell>
          <table:table-cell table:style-name="ce2" office:value-type="currency" office:currency="CAD" office:value="17.93">
            <text:p>$17.93</text:p>
          </table:table-cell>
          <table:table-cell table:style-name="ce2" office:value-type="currency" office:currency="CAD" office:value="17.27">
            <text:p>$17.27</text:p>
          </table:table-cell>
        </table:table-row>
        <table:table-row table:style-name="ro1">
          <table:table-cell table:style-name="ce1" office:value-type="string">
            <text:p>09/12/2023</text:p>
          </table:table-cell>
          <table:table-cell table:style-name="ce2" office:value-type="currency" office:currency="CAD" office:value="17.23">
            <text:p>$17.23</text:p>
          </table:table-cell>
          <table:table-cell table:style-name="ce1" office:value-type="float" office:value="5179405">
            <text:p>5179405</text:p>
          </table:table-cell>
          <table:table-cell table:style-name="ce2" office:value-type="currency" office:currency="CAD" office:value="17.53">
            <text:p>$17.53</text:p>
          </table:table-cell>
          <table:table-cell table:style-name="ce2" office:value-type="currency" office:currency="CAD" office:value="18.5">
            <text:p>$18.50</text:p>
          </table:table-cell>
          <table:table-cell table:style-name="ce2" office:value-type="currency" office:currency="CAD" office:value="17.19">
            <text:p>$17.19</text:p>
          </table:table-cell>
        </table:table-row>
        <table:table-row table:style-name="ro1">
          <table:table-cell table:style-name="ce1" office:value-type="string">
            <text:p>09/11/2023</text:p>
          </table:table-cell>
          <table:table-cell table:style-name="ce2" office:value-type="currency" office:currency="CAD" office:value="17.02">
            <text:p>$17.02</text:p>
          </table:table-cell>
          <table:table-cell table:style-name="ce1" office:value-type="float" office:value="3543797">
            <text:p>3543797</text:p>
          </table:table-cell>
          <table:table-cell table:number-columns-repeated="2" table:style-name="ce2" office:value-type="currency" office:currency="CAD" office:value="17.85">
            <text:p>$17.85</text:p>
          </table:table-cell>
          <table:table-cell table:style-name="ce2" office:value-type="currency" office:currency="CAD" office:value="16.9">
            <text:p>$16.90</text:p>
          </table:table-cell>
        </table:table-row>
        <table:table-row table:style-name="ro1">
          <table:table-cell table:style-name="ce1" office:value-type="string">
            <text:p>09/08/2023</text:p>
          </table:table-cell>
          <table:table-cell table:style-name="ce2" office:value-type="currency" office:currency="CAD" office:value="17.71">
            <text:p>$17.71</text:p>
          </table:table-cell>
          <table:table-cell table:style-name="ce1" office:value-type="float" office:value="4694034">
            <text:p>4694034</text:p>
          </table:table-cell>
          <table:table-cell table:style-name="ce2" office:value-type="currency" office:currency="CAD" office:value="18.15">
            <text:p>$18.15</text:p>
          </table:table-cell>
          <table:table-cell table:style-name="ce2" office:value-type="currency" office:currency="CAD" office:value="18.5">
            <text:p>$18.50</text:p>
          </table:table-cell>
          <table:table-cell table:style-name="ce2" office:value-type="currency" office:currency="CAD" office:value="17.35">
            <text:p>$17.35</text:p>
          </table:table-cell>
        </table:table-row>
        <table:table-row table:style-name="ro1">
          <table:table-cell table:style-name="ce1" office:value-type="string">
            <text:p>09/07/2023</text:p>
          </table:table-cell>
          <table:table-cell table:style-name="ce2" office:value-type="currency" office:currency="CAD" office:value="18.89">
            <text:p>$18.89</text:p>
          </table:table-cell>
          <table:table-cell table:style-name="ce1" office:value-type="float" office:value="5021288">
            <text:p>5021288</text:p>
          </table:table-cell>
          <table:table-cell table:style-name="ce2" office:value-type="currency" office:currency="CAD" office:value="19.13">
            <text:p>$19.13</text:p>
          </table:table-cell>
          <table:table-cell table:style-name="ce2" office:value-type="currency" office:currency="CAD" office:value="19.48">
            <text:p>$19.48</text:p>
          </table:table-cell>
          <table:table-cell table:style-name="ce2" office:value-type="currency" office:currency="CAD" office:value="17.61">
            <text:p>$17.61</text:p>
          </table:table-cell>
        </table:table-row>
        <table:table-row table:style-name="ro1">
          <table:table-cell table:style-name="ce1" office:value-type="string">
            <text:p>09/06/2023</text:p>
          </table:table-cell>
          <table:table-cell table:style-name="ce2" office:value-type="currency" office:currency="CAD" office:value="18.75">
            <text:p>$18.75</text:p>
          </table:table-cell>
          <table:table-cell table:style-name="ce1" office:value-type="float" office:value="6107245">
            <text:p>6107245</text:p>
          </table:table-cell>
          <table:table-cell table:style-name="ce2" office:value-type="currency" office:currency="CAD" office:value="19.06">
            <text:p>$19.06</text:p>
          </table:table-cell>
          <table:table-cell table:style-name="ce2" office:value-type="currency" office:currency="CAD" office:value="19.15">
            <text:p>$19.15</text:p>
          </table:table-cell>
          <table:table-cell table:style-name="ce2" office:value-type="currency" office:currency="CAD" office:value="18.42">
            <text:p>$18.42</text:p>
          </table:table-cell>
        </table:table-row>
        <table:table-row table:style-name="ro1">
          <table:table-cell table:style-name="ce1" office:value-type="string">
            <text:p>09/05/2023</text:p>
          </table:table-cell>
          <table:table-cell table:style-name="ce2" office:value-type="currency" office:currency="CAD" office:value="19.23">
            <text:p>$19.23</text:p>
          </table:table-cell>
          <table:table-cell table:style-name="ce1" office:value-type="float" office:value="3781292">
            <text:p>3781292</text:p>
          </table:table-cell>
          <table:table-cell table:style-name="ce2" office:value-type="currency" office:currency="CAD" office:value="18.45">
            <text:p>$18.45</text:p>
          </table:table-cell>
          <table:table-cell table:style-name="ce2" office:value-type="currency" office:currency="CAD" office:value="19.34">
            <text:p>$19.34</text:p>
          </table:table-cell>
          <table:table-cell table:style-name="ce2" office:value-type="currency" office:currency="CAD" office:value="18.26">
            <text:p>$18.26</text:p>
          </table:table-cell>
        </table:table-row>
        <table:table-row table:style-name="ro1">
          <table:table-cell table:style-name="ce1" office:value-type="string">
            <text:p>09/01/2023</text:p>
          </table:table-cell>
          <table:table-cell table:style-name="ce2" office:value-type="currency" office:currency="CAD" office:value="18.42">
            <text:p>$18.42</text:p>
          </table:table-cell>
          <table:table-cell table:style-name="ce1" office:value-type="float" office:value="2135901">
            <text:p>2135901</text:p>
          </table:table-cell>
          <table:table-cell table:style-name="ce2" office:value-type="currency" office:currency="CAD" office:value="18.66">
            <text:p>$18.66</text:p>
          </table:table-cell>
          <table:table-cell table:style-name="ce2" office:value-type="currency" office:currency="CAD" office:value="18.73">
            <text:p>$18.73</text:p>
          </table:table-cell>
          <table:table-cell table:style-name="ce2" office:value-type="currency" office:currency="CAD" office:value="18.32">
            <text:p>$18.32</text:p>
          </table:table-cell>
        </table:table-row>
        <table:table-row table:style-name="ro1">
          <table:table-cell table:style-name="ce1" office:value-type="string">
            <text:p>08/31/2023</text:p>
          </table:table-cell>
          <table:table-cell table:style-name="ce2" office:value-type="currency" office:currency="CAD" office:value="18.55">
            <text:p>$18.55</text:p>
          </table:table-cell>
          <table:table-cell table:style-name="ce1" office:value-type="float" office:value="4674143">
            <text:p>4674143</text:p>
          </table:table-cell>
          <table:table-cell table:style-name="ce2" office:value-type="currency" office:currency="CAD" office:value="18.41">
            <text:p>$18.41</text:p>
          </table:table-cell>
          <table:table-cell table:style-name="ce2" office:value-type="currency" office:currency="CAD" office:value="19.42">
            <text:p>$19.42</text:p>
          </table:table-cell>
          <table:table-cell table:style-name="ce2" office:value-type="currency" office:currency="CAD" office:value="18.15">
            <text:p>$18.15</text:p>
          </table:table-cell>
        </table:table-row>
        <table:table-row table:style-name="ro1">
          <table:table-cell table:style-name="ce1" office:value-type="string">
            <text:p>08/30/2023</text:p>
          </table:table-cell>
          <table:table-cell table:style-name="ce2" office:value-type="currency" office:currency="CAD" office:value="18.37">
            <text:p>$18.37</text:p>
          </table:table-cell>
          <table:table-cell table:style-name="ce1" office:value-type="float" office:value="1884501">
            <text:p>1884501</text:p>
          </table:table-cell>
          <table:table-cell table:style-name="ce2" office:value-type="currency" office:currency="CAD" office:value="18.2">
            <text:p>$18.20</text:p>
          </table:table-cell>
          <table:table-cell table:style-name="ce2" office:value-type="currency" office:currency="CAD" office:value="18.53">
            <text:p>$18.53</text:p>
          </table:table-cell>
          <table:table-cell table:style-name="ce2" office:value-type="currency" office:currency="CAD" office:value="17.91">
            <text:p>$17.91</text:p>
          </table:table-cell>
        </table:table-row>
        <table:table-row table:style-name="ro1">
          <table:table-cell table:style-name="ce1" office:value-type="string">
            <text:p>08/29/2023</text:p>
          </table:table-cell>
          <table:table-cell table:style-name="ce2" office:value-type="currency" office:currency="CAD" office:value="18.24">
            <text:p>$18.24</text:p>
          </table:table-cell>
          <table:table-cell table:style-name="ce1" office:value-type="float" office:value="2709238">
            <text:p>2709238</text:p>
          </table:table-cell>
          <table:table-cell table:style-name="ce2" office:value-type="currency" office:currency="CAD" office:value="17.6">
            <text:p>$17.60</text:p>
          </table:table-cell>
          <table:table-cell table:style-name="ce2" office:value-type="currency" office:currency="CAD" office:value="18.55">
            <text:p>$18.55</text:p>
          </table:table-cell>
          <table:table-cell table:style-name="ce2" office:value-type="currency" office:currency="CAD" office:value="17.6">
            <text:p>$17.60</text:p>
          </table:table-cell>
        </table:table-row>
        <table:table-row table:style-name="ro1">
          <table:table-cell table:style-name="ce1" office:value-type="string">
            <text:p>08/28/2023</text:p>
          </table:table-cell>
          <table:table-cell table:style-name="ce2" office:value-type="currency" office:currency="CAD" office:value="17.57">
            <text:p>$17.57</text:p>
          </table:table-cell>
          <table:table-cell table:style-name="ce1" office:value-type="float" office:value="3007418">
            <text:p>3007418</text:p>
          </table:table-cell>
          <table:table-cell table:style-name="ce2" office:value-type="currency" office:currency="CAD" office:value="17.35">
            <text:p>$17.35</text:p>
          </table:table-cell>
          <table:table-cell table:style-name="ce2" office:value-type="currency" office:currency="CAD" office:value="18.11">
            <text:p>$18.11</text:p>
          </table:table-cell>
          <table:table-cell table:style-name="ce2" office:value-type="currency" office:currency="CAD" office:value="17.25">
            <text:p>$17.25</text:p>
          </table:table-cell>
        </table:table-row>
        <table:table-row table:style-name="ro1">
          <table:table-cell table:style-name="ce1" office:value-type="string">
            <text:p>08/25/2023</text:p>
          </table:table-cell>
          <table:table-cell table:style-name="ce2" office:value-type="currency" office:currency="CAD" office:value="17.13">
            <text:p>$17.13</text:p>
          </table:table-cell>
          <table:table-cell table:style-name="ce1" office:value-type="float" office:value="3423462">
            <text:p>3423462</text:p>
          </table:table-cell>
          <table:table-cell table:style-name="ce2" office:value-type="currency" office:currency="CAD" office:value="16.5">
            <text:p>$16.50</text:p>
          </table:table-cell>
          <table:table-cell table:style-name="ce2" office:value-type="currency" office:currency="CAD" office:value="17.18">
            <text:p>$17.18</text:p>
          </table:table-cell>
          <table:table-cell table:style-name="ce2" office:value-type="currency" office:currency="CAD" office:value="16.45">
            <text:p>$16.45</text:p>
          </table:table-cell>
        </table:table-row>
        <table:table-row table:style-name="ro1">
          <table:table-cell table:style-name="ce1" office:value-type="string">
            <text:p>08/24/2023</text:p>
          </table:table-cell>
          <table:table-cell table:style-name="ce2" office:value-type="currency" office:currency="CAD" office:value="16.36">
            <text:p>$16.36</text:p>
          </table:table-cell>
          <table:table-cell table:style-name="ce1" office:value-type="float" office:value="3624485">
            <text:p>3624485</text:p>
          </table:table-cell>
          <table:table-cell table:style-name="ce2" office:value-type="currency" office:currency="CAD" office:value="16.94">
            <text:p>$16.94</text:p>
          </table:table-cell>
          <table:table-cell table:style-name="ce2" office:value-type="currency" office:currency="CAD" office:value="16.98">
            <text:p>$16.98</text:p>
          </table:table-cell>
          <table:table-cell table:style-name="ce2" office:value-type="currency" office:currency="CAD" office:value="16.18">
            <text:p>$16.18</text:p>
          </table:table-cell>
        </table:table-row>
        <table:table-row table:style-name="ro1">
          <table:table-cell table:style-name="ce1" office:value-type="string">
            <text:p>08/23/2023</text:p>
          </table:table-cell>
          <table:table-cell table:style-name="ce2" office:value-type="currency" office:currency="CAD" office:value="16.89">
            <text:p>$16.89</text:p>
          </table:table-cell>
          <table:table-cell table:style-name="ce1" office:value-type="float" office:value="2909054">
            <text:p>2909054</text:p>
          </table:table-cell>
          <table:table-cell table:style-name="ce2" office:value-type="currency" office:currency="CAD" office:value="17.25">
            <text:p>$17.25</text:p>
          </table:table-cell>
          <table:table-cell table:style-name="ce2" office:value-type="currency" office:currency="CAD" office:value="17.34">
            <text:p>$17.34</text:p>
          </table:table-cell>
          <table:table-cell table:style-name="ce2" office:value-type="currency" office:currency="CAD" office:value="16.88">
            <text:p>$16.88</text:p>
          </table:table-cell>
        </table:table-row>
        <table:table-row table:style-name="ro1">
          <table:table-cell table:style-name="ce1" office:value-type="string">
            <text:p>08/22/2023</text:p>
          </table:table-cell>
          <table:table-cell table:style-name="ce2" office:value-type="currency" office:currency="CAD" office:value="17.26">
            <text:p>$17.26</text:p>
          </table:table-cell>
          <table:table-cell table:style-name="ce1" office:value-type="float" office:value="3791911">
            <text:p>3791911</text:p>
          </table:table-cell>
          <table:table-cell table:number-columns-repeated="2" table:style-name="ce2" office:value-type="currency" office:currency="CAD" office:value="18.62">
            <text:p>$18.62</text:p>
          </table:table-cell>
          <table:table-cell table:style-name="ce2" office:value-type="currency" office:currency="CAD" office:value="17.25">
            <text:p>$17.25</text:p>
          </table:table-cell>
        </table:table-row>
        <table:table-row table:style-name="ro1">
          <table:table-cell table:style-name="ce1" office:value-type="string">
            <text:p>08/21/2023</text:p>
          </table:table-cell>
          <table:table-cell table:style-name="ce2" office:value-type="currency" office:currency="CAD" office:value="18.48">
            <text:p>$18.48</text:p>
          </table:table-cell>
          <table:table-cell table:style-name="ce1" office:value-type="float" office:value="2864735">
            <text:p>2864735</text:p>
          </table:table-cell>
          <table:table-cell table:style-name="ce2" office:value-type="currency" office:currency="CAD" office:value="18.3">
            <text:p>$18.30</text:p>
          </table:table-cell>
          <table:table-cell table:style-name="ce2" office:value-type="currency" office:currency="CAD" office:value="18.82">
            <text:p>$18.82</text:p>
          </table:table-cell>
          <table:table-cell table:style-name="ce2" office:value-type="currency" office:currency="CAD" office:value="18.2">
            <text:p>$18.20</text:p>
          </table:table-cell>
        </table:table-row>
        <table:table-row table:style-name="ro1">
          <table:table-cell table:style-name="ce1" office:value-type="string">
            <text:p>08/18/2023</text:p>
          </table:table-cell>
          <table:table-cell table:style-name="ce2" office:value-type="currency" office:currency="CAD" office:value="18.36">
            <text:p>$18.36</text:p>
          </table:table-cell>
          <table:table-cell table:style-name="ce1" office:value-type="float" office:value="2029098">
            <text:p>2029098</text:p>
          </table:table-cell>
          <table:table-cell table:style-name="ce2" office:value-type="currency" office:currency="CAD" office:value="18.18">
            <text:p>$18.18</text:p>
          </table:table-cell>
          <table:table-cell table:style-name="ce2" office:value-type="currency" office:currency="CAD" office:value="18.66">
            <text:p>$18.66</text:p>
          </table:table-cell>
          <table:table-cell table:style-name="ce2" office:value-type="currency" office:currency="CAD" office:value="18.14">
            <text:p>$18.14</text:p>
          </table:table-cell>
        </table:table-row>
        <table:table-row table:style-name="ro1">
          <table:table-cell table:style-name="ce1" office:value-type="string">
            <text:p>08/17/2023</text:p>
          </table:table-cell>
          <table:table-cell table:style-name="ce2" office:value-type="currency" office:currency="CAD" office:value="18.38">
            <text:p>$18.38</text:p>
          </table:table-cell>
          <table:table-cell table:style-name="ce1" office:value-type="float" office:value="2056830">
            <text:p>2056830</text:p>
          </table:table-cell>
          <table:table-cell table:style-name="ce2" office:value-type="currency" office:currency="CAD" office:value="18.79">
            <text:p>$18.79</text:p>
          </table:table-cell>
          <table:table-cell table:style-name="ce2" office:value-type="currency" office:currency="CAD" office:value="18.81">
            <text:p>$18.81</text:p>
          </table:table-cell>
          <table:table-cell table:style-name="ce2" office:value-type="currency" office:currency="CAD" office:value="18.3">
            <text:p>$18.30</text:p>
          </table:table-cell>
        </table:table-row>
        <table:table-row table:style-name="ro1">
          <table:table-cell table:style-name="ce1" office:value-type="string">
            <text:p>08/16/2023</text:p>
          </table:table-cell>
          <table:table-cell table:style-name="ce2" office:value-type="currency" office:currency="CAD" office:value="18.59">
            <text:p>$18.59</text:p>
          </table:table-cell>
          <table:table-cell table:style-name="ce1" office:value-type="float" office:value="3015627">
            <text:p>3015627</text:p>
          </table:table-cell>
          <table:table-cell table:style-name="ce2" office:value-type="currency" office:currency="CAD" office:value="19.18">
            <text:p>$19.18</text:p>
          </table:table-cell>
          <table:table-cell table:style-name="ce2" office:value-type="currency" office:currency="CAD" office:value="19.34">
            <text:p>$19.34</text:p>
          </table:table-cell>
          <table:table-cell table:style-name="ce2" office:value-type="currency" office:currency="CAD" office:value="18.55">
            <text:p>$18.55</text:p>
          </table:table-cell>
        </table:table-row>
        <table:table-row table:style-name="ro1">
          <table:table-cell table:style-name="ce1" office:value-type="string">
            <text:p>08/15/2023</text:p>
          </table:table-cell>
          <table:table-cell table:style-name="ce2" office:value-type="currency" office:currency="CAD" office:value="19.33">
            <text:p>$19.33</text:p>
          </table:table-cell>
          <table:table-cell table:style-name="ce1" office:value-type="float" office:value="2290326">
            <text:p>2290326</text:p>
          </table:table-cell>
          <table:table-cell table:style-name="ce2" office:value-type="currency" office:currency="CAD" office:value="19.77">
            <text:p>$19.77</text:p>
          </table:table-cell>
          <table:table-cell table:style-name="ce2" office:value-type="currency" office:currency="CAD" office:value="19.78">
            <text:p>$19.78</text:p>
          </table:table-cell>
          <table:table-cell table:style-name="ce2" office:value-type="currency" office:currency="CAD" office:value="19.09">
            <text:p>$19.09</text:p>
          </table:table-cell>
        </table:table-row>
        <table:table-row table:style-name="ro1">
          <table:table-cell table:style-name="ce1" office:value-type="string">
            <text:p>08/14/2023</text:p>
          </table:table-cell>
          <table:table-cell table:style-name="ce2" office:value-type="currency" office:currency="CAD" office:value="19.96">
            <text:p>$19.96</text:p>
          </table:table-cell>
          <table:table-cell table:style-name="ce1" office:value-type="float" office:value="3329291">
            <text:p>3329291</text:p>
          </table:table-cell>
          <table:table-cell table:style-name="ce2" office:value-type="currency" office:currency="CAD" office:value="19.75">
            <text:p>$19.75</text:p>
          </table:table-cell>
          <table:table-cell table:style-name="ce2" office:value-type="currency" office:currency="CAD" office:value="20.01">
            <text:p>$20.01</text:p>
          </table:table-cell>
          <table:table-cell table:style-name="ce2" office:value-type="currency" office:currency="CAD" office:value="19.08">
            <text:p>$19.08</text:p>
          </table:table-cell>
        </table:table-row>
        <table:table-row table:style-name="ro1">
          <table:table-cell table:style-name="ce1" office:value-type="string">
            <text:p>08/11/2023</text:p>
          </table:table-cell>
          <table:table-cell table:style-name="ce2" office:value-type="currency" office:currency="CAD" office:value="20.19">
            <text:p>$20.19</text:p>
          </table:table-cell>
          <table:table-cell table:style-name="ce1" office:value-type="float" office:value="1522912">
            <text:p>1522912</text:p>
          </table:table-cell>
          <table:table-cell table:style-name="ce2" office:value-type="currency" office:currency="CAD" office:value="20.03">
            <text:p>$20.03</text:p>
          </table:table-cell>
          <table:table-cell table:style-name="ce2" office:value-type="currency" office:currency="CAD" office:value="20.38">
            <text:p>$20.38</text:p>
          </table:table-cell>
          <table:table-cell table:style-name="ce2" office:value-type="currency" office:currency="CAD" office:value="19.97">
            <text:p>$19.97</text:p>
          </table:table-cell>
        </table:table-row>
        <table:table-row table:style-name="ro1">
          <table:table-cell table:style-name="ce1" office:value-type="string">
            <text:p>08/10/2023</text:p>
          </table:table-cell>
          <table:table-cell table:style-name="ce2" office:value-type="currency" office:currency="CAD" office:value="20.19">
            <text:p>$20.19</text:p>
          </table:table-cell>
          <table:table-cell table:style-name="ce1" office:value-type="float" office:value="1432446">
            <text:p>1432446</text:p>
          </table:table-cell>
          <table:table-cell table:style-name="ce2" office:value-type="currency" office:currency="CAD" office:value="20">
            <text:p>$20.00</text:p>
          </table:table-cell>
          <table:table-cell table:style-name="ce2" office:value-type="currency" office:currency="CAD" office:value="20.29">
            <text:p>$20.29</text:p>
          </table:table-cell>
          <table:table-cell table:style-name="ce2" office:value-type="currency" office:currency="CAD" office:value="19.87">
            <text:p>$19.87</text:p>
          </table:table-cell>
        </table:table-row>
        <table:table-row table:style-name="ro1">
          <table:table-cell table:style-name="ce1" office:value-type="string">
            <text:p>08/09/2023</text:p>
          </table:table-cell>
          <table:table-cell table:style-name="ce2" office:value-type="currency" office:currency="CAD" office:value="19.93">
            <text:p>$19.93</text:p>
          </table:table-cell>
          <table:table-cell table:style-name="ce1" office:value-type="float" office:value="2929553">
            <text:p>2929553</text:p>
          </table:table-cell>
          <table:table-cell table:number-columns-repeated="2" table:style-name="ce2" office:value-type="currency" office:currency="CAD" office:value="20.85">
            <text:p>$20.85</text:p>
          </table:table-cell>
          <table:table-cell table:style-name="ce2" office:value-type="currency" office:currency="CAD" office:value="19.82">
            <text:p>$19.82</text:p>
          </table:table-cell>
        </table:table-row>
        <table:table-row table:style-name="ro1">
          <table:table-cell table:style-name="ce1" office:value-type="string">
            <text:p>08/08/2023</text:p>
          </table:table-cell>
          <table:table-cell table:style-name="ce2" office:value-type="currency" office:currency="CAD" office:value="20.74">
            <text:p>$20.74</text:p>
          </table:table-cell>
          <table:table-cell table:style-name="ce1" office:value-type="float" office:value="1431250">
            <text:p>1431250</text:p>
          </table:table-cell>
          <table:table-cell table:style-name="ce2" office:value-type="currency" office:currency="CAD" office:value="20.7">
            <text:p>$20.70</text:p>
          </table:table-cell>
          <table:table-cell table:style-name="ce2" office:value-type="currency" office:currency="CAD" office:value="20.9">
            <text:p>$20.90</text:p>
          </table:table-cell>
          <table:table-cell table:style-name="ce2" office:value-type="currency" office:currency="CAD" office:value="20.28">
            <text:p>$20.28</text:p>
          </table:table-cell>
        </table:table-row>
        <table:table-row table:style-name="ro1">
          <table:table-cell table:style-name="ce1" office:value-type="string">
            <text:p>08/07/2023</text:p>
          </table:table-cell>
          <table:table-cell table:style-name="ce2" office:value-type="currency" office:currency="CAD" office:value="21.07">
            <text:p>$21.07</text:p>
          </table:table-cell>
          <table:table-cell table:style-name="ce1" office:value-type="float" office:value="1441290">
            <text:p>1441290</text:p>
          </table:table-cell>
          <table:table-cell table:style-name="ce2" office:value-type="currency" office:currency="CAD" office:value="20.9">
            <text:p>$20.90</text:p>
          </table:table-cell>
          <table:table-cell table:style-name="ce2" office:value-type="currency" office:currency="CAD" office:value="21.24">
            <text:p>$21.24</text:p>
          </table:table-cell>
          <table:table-cell table:style-name="ce2" office:value-type="currency" office:currency="CAD" office:value="20.48">
            <text:p>$20.48</text:p>
          </table:table-cell>
        </table:table-row>
        <table:table-row table:style-name="ro1">
          <table:table-cell table:style-name="ce1" office:value-type="string">
            <text:p>08/04/2023</text:p>
          </table:table-cell>
          <table:table-cell table:style-name="ce2" office:value-type="currency" office:currency="CAD" office:value="20.98">
            <text:p>$20.98</text:p>
          </table:table-cell>
          <table:table-cell table:style-name="ce1" office:value-type="float" office:value="2406033">
            <text:p>2406033</text:p>
          </table:table-cell>
          <table:table-cell table:style-name="ce2" office:value-type="currency" office:currency="CAD" office:value="20.95">
            <text:p>$20.95</text:p>
          </table:table-cell>
          <table:table-cell table:style-name="ce2" office:value-type="currency" office:currency="CAD" office:value="21.89">
            <text:p>$21.89</text:p>
          </table:table-cell>
          <table:table-cell table:style-name="ce2" office:value-type="currency" office:currency="CAD" office:value="20.89">
            <text:p>$20.89</text:p>
          </table:table-cell>
        </table:table-row>
        <table:table-row table:style-name="ro1">
          <table:table-cell table:style-name="ce1" office:value-type="string">
            <text:p>08/03/2023</text:p>
          </table:table-cell>
          <table:table-cell table:style-name="ce2" office:value-type="currency" office:currency="CAD" office:value="20.93">
            <text:p>$20.93</text:p>
          </table:table-cell>
          <table:table-cell table:style-name="ce1" office:value-type="float" office:value="1324938">
            <text:p>1324938</text:p>
          </table:table-cell>
          <table:table-cell table:style-name="ce2" office:value-type="currency" office:currency="CAD" office:value="20.88">
            <text:p>$20.88</text:p>
          </table:table-cell>
          <table:table-cell table:style-name="ce2" office:value-type="currency" office:currency="CAD" office:value="21.18">
            <text:p>$21.18</text:p>
          </table:table-cell>
          <table:table-cell table:style-name="ce2" office:value-type="currency" office:currency="CAD" office:value="20.74">
            <text:p>$20.74</text:p>
          </table:table-cell>
        </table:table-row>
        <table:table-row table:style-name="ro1">
          <table:table-cell table:style-name="ce1" office:value-type="string">
            <text:p>08/02/2023</text:p>
          </table:table-cell>
          <table:table-cell table:style-name="ce2" office:value-type="currency" office:currency="CAD" office:value="20.83">
            <text:p>$20.83</text:p>
          </table:table-cell>
          <table:table-cell table:style-name="ce1" office:value-type="float" office:value="2630714">
            <text:p>2630714</text:p>
          </table:table-cell>
          <table:table-cell table:number-columns-repeated="2" table:style-name="ce2" office:value-type="currency" office:currency="CAD" office:value="21.15">
            <text:p>$21.15</text:p>
          </table:table-cell>
          <table:table-cell table:style-name="ce2" office:value-type="currency" office:currency="CAD" office:value="20.34">
            <text:p>$20.34</text:p>
          </table:table-cell>
        </table:table-row>
        <table:table-row table:style-name="ro1">
          <table:table-cell table:style-name="ce1" office:value-type="string">
            <text:p>08/01/2023</text:p>
          </table:table-cell>
          <table:table-cell table:style-name="ce2" office:value-type="currency" office:currency="CAD" office:value="21.5">
            <text:p>$21.50</text:p>
          </table:table-cell>
          <table:table-cell table:style-name="ce1" office:value-type="float" office:value="2574804">
            <text:p>2574804</text:p>
          </table:table-cell>
          <table:table-cell table:style-name="ce2" office:value-type="currency" office:currency="CAD" office:value="21.95">
            <text:p>$21.95</text:p>
          </table:table-cell>
          <table:table-cell table:style-name="ce2" office:value-type="currency" office:currency="CAD" office:value="22">
            <text:p>$22.00</text:p>
          </table:table-cell>
          <table:table-cell table:style-name="ce2" office:value-type="currency" office:currency="CAD" office:value="21.26">
            <text:p>$21.26</text:p>
          </table:table-cell>
        </table:table-row>
        <table:table-row table:style-name="ro1">
          <table:table-cell table:style-name="ce1" office:value-type="string">
            <text:p>07/31/2023</text:p>
          </table:table-cell>
          <table:table-cell table:style-name="ce2" office:value-type="currency" office:currency="CAD" office:value="22.2">
            <text:p>$22.20</text:p>
          </table:table-cell>
          <table:table-cell table:style-name="ce1" office:value-type="float" office:value="1975391">
            <text:p>1975391</text:p>
          </table:table-cell>
          <table:table-cell table:style-name="ce2" office:value-type="currency" office:currency="CAD" office:value="22">
            <text:p>$22.00</text:p>
          </table:table-cell>
          <table:table-cell table:style-name="ce2" office:value-type="currency" office:currency="CAD" office:value="22.38">
            <text:p>$22.38</text:p>
          </table:table-cell>
          <table:table-cell table:style-name="ce2" office:value-type="currency" office:currency="CAD" office:value="21.85">
            <text:p>$21.85</text:p>
          </table:table-cell>
        </table:table-row>
        <table:table-row table:style-name="ro1">
          <table:table-cell table:style-name="ce1" office:value-type="string">
            <text:p>07/28/2023</text:p>
          </table:table-cell>
          <table:table-cell table:style-name="ce2" office:value-type="currency" office:currency="CAD" office:value="21.93">
            <text:p>$21.93</text:p>
          </table:table-cell>
          <table:table-cell table:style-name="ce1" office:value-type="float" office:value="2647747">
            <text:p>2647747</text:p>
          </table:table-cell>
          <table:table-cell table:style-name="ce2" office:value-type="currency" office:currency="CAD" office:value="22.02">
            <text:p>$22.02</text:p>
          </table:table-cell>
          <table:table-cell table:style-name="ce2" office:value-type="currency" office:currency="CAD" office:value="22.49">
            <text:p>$22.49</text:p>
          </table:table-cell>
          <table:table-cell table:style-name="ce2" office:value-type="currency" office:currency="CAD" office:value="21.79">
            <text:p>$21.79</text:p>
          </table:table-cell>
        </table:table-row>
        <table:table-row table:style-name="ro1">
          <table:table-cell table:style-name="ce1" office:value-type="string">
            <text:p>07/27/2023</text:p>
          </table:table-cell>
          <table:table-cell table:style-name="ce2" office:value-type="currency" office:currency="CAD" office:value="22.22">
            <text:p>$22.22</text:p>
          </table:table-cell>
          <table:table-cell table:style-name="ce1" office:value-type="float" office:value="3370913">
            <text:p>3370913</text:p>
          </table:table-cell>
          <table:table-cell table:style-name="ce2" office:value-type="currency" office:currency="CAD" office:value="22.94">
            <text:p>$22.94</text:p>
          </table:table-cell>
          <table:table-cell table:style-name="ce2" office:value-type="currency" office:currency="CAD" office:value="23.49">
            <text:p>$23.49</text:p>
          </table:table-cell>
          <table:table-cell table:style-name="ce2" office:value-type="currency" office:currency="CAD" office:value="22.13">
            <text:p>$22.13</text:p>
          </table:table-cell>
        </table:table-row>
        <table:table-row table:style-name="ro1">
          <table:table-cell table:style-name="ce1" office:value-type="string">
            <text:p>07/26/2023</text:p>
          </table:table-cell>
          <table:table-cell table:style-name="ce2" office:value-type="currency" office:currency="CAD" office:value="22.7">
            <text:p>$22.70</text:p>
          </table:table-cell>
          <table:table-cell table:style-name="ce1" office:value-type="float" office:value="1489152">
            <text:p>1489152</text:p>
          </table:table-cell>
          <table:table-cell table:style-name="ce2" office:value-type="currency" office:currency="CAD" office:value="22.7">
            <text:p>$22.70</text:p>
          </table:table-cell>
          <table:table-cell table:style-name="ce2" office:value-type="currency" office:currency="CAD" office:value="22.99">
            <text:p>$22.99</text:p>
          </table:table-cell>
          <table:table-cell table:style-name="ce2" office:value-type="currency" office:currency="CAD" office:value="22.48">
            <text:p>$22.48</text:p>
          </table:table-cell>
        </table:table-row>
        <table:table-row table:style-name="ro1">
          <table:table-cell table:style-name="ce1" office:value-type="string">
            <text:p>07/25/2023</text:p>
          </table:table-cell>
          <table:table-cell table:style-name="ce2" office:value-type="currency" office:currency="CAD" office:value="22.85">
            <text:p>$22.85</text:p>
          </table:table-cell>
          <table:table-cell table:style-name="ce1" office:value-type="float" office:value="1671991">
            <text:p>1671991</text:p>
          </table:table-cell>
          <table:table-cell table:number-columns-repeated="2" table:style-name="ce2" office:value-type="currency" office:currency="CAD" office:value="23.1">
            <text:p>$23.10</text:p>
          </table:table-cell>
          <table:table-cell table:style-name="ce2" office:value-type="currency" office:currency="CAD" office:value="22.53">
            <text:p>$22.53</text:p>
          </table:table-cell>
        </table:table-row>
        <table:table-row table:style-name="ro1">
          <table:table-cell table:style-name="ce1" office:value-type="string">
            <text:p>07/24/2023</text:p>
          </table:table-cell>
          <table:table-cell table:style-name="ce2" office:value-type="currency" office:currency="CAD" office:value="23.04">
            <text:p>$23.04</text:p>
          </table:table-cell>
          <table:table-cell table:style-name="ce1" office:value-type="float" office:value="2970433">
            <text:p>2970433</text:p>
          </table:table-cell>
          <table:table-cell table:style-name="ce2" office:value-type="currency" office:currency="CAD" office:value="22.42">
            <text:p>$22.42</text:p>
          </table:table-cell>
          <table:table-cell table:style-name="ce2" office:value-type="currency" office:currency="CAD" office:value="23.04">
            <text:p>$23.04</text:p>
          </table:table-cell>
          <table:table-cell table:style-name="ce2" office:value-type="currency" office:currency="CAD" office:value="22.2">
            <text:p>$22.20</text:p>
          </table:table-cell>
        </table:table-row>
        <table:table-row table:style-name="ro1">
          <table:table-cell table:style-name="ce1" office:value-type="string">
            <text:p>07/21/2023</text:p>
          </table:table-cell>
          <table:table-cell table:style-name="ce2" office:value-type="currency" office:currency="CAD" office:value="22.18">
            <text:p>$22.18</text:p>
          </table:table-cell>
          <table:table-cell table:style-name="ce1" office:value-type="float" office:value="3167916">
            <text:p>3167916</text:p>
          </table:table-cell>
          <table:table-cell table:style-name="ce2" office:value-type="currency" office:currency="CAD" office:value="23.05">
            <text:p>$23.05</text:p>
          </table:table-cell>
          <table:table-cell table:style-name="ce2" office:value-type="currency" office:currency="CAD" office:value="23.22">
            <text:p>$23.22</text:p>
          </table:table-cell>
          <table:table-cell table:style-name="ce2" office:value-type="currency" office:currency="CAD" office:value="22.16">
            <text:p>$22.16</text:p>
          </table:table-cell>
        </table:table-row>
        <table:table-row table:style-name="ro1">
          <table:table-cell table:style-name="ce1" office:value-type="string">
            <text:p>07/20/2023</text:p>
          </table:table-cell>
          <table:table-cell table:style-name="ce2" office:value-type="currency" office:currency="CAD" office:value="22.91">
            <text:p>$22.91</text:p>
          </table:table-cell>
          <table:table-cell table:style-name="ce1" office:value-type="float" office:value="2256659">
            <text:p>2256659</text:p>
          </table:table-cell>
          <table:table-cell table:style-name="ce2" office:value-type="currency" office:currency="CAD" office:value="23.01">
            <text:p>$23.01</text:p>
          </table:table-cell>
          <table:table-cell table:style-name="ce2" office:value-type="currency" office:currency="CAD" office:value="23.22">
            <text:p>$23.22</text:p>
          </table:table-cell>
          <table:table-cell table:style-name="ce2" office:value-type="currency" office:currency="CAD" office:value="22.66">
            <text:p>$22.66</text:p>
          </table:table-cell>
        </table:table-row>
        <table:table-row table:style-name="ro1">
          <table:table-cell table:style-name="ce1" office:value-type="string">
            <text:p>07/19/2023</text:p>
          </table:table-cell>
          <table:table-cell table:style-name="ce2" office:value-type="currency" office:currency="CAD" office:value="23.17">
            <text:p>$23.17</text:p>
          </table:table-cell>
          <table:table-cell table:style-name="ce1" office:value-type="float" office:value="2250133">
            <text:p>2250133</text:p>
          </table:table-cell>
          <table:table-cell table:style-name="ce2" office:value-type="currency" office:currency="CAD" office:value="23.42">
            <text:p>$23.42</text:p>
          </table:table-cell>
          <table:table-cell table:style-name="ce2" office:value-type="currency" office:currency="CAD" office:value="23.58">
            <text:p>$23.58</text:p>
          </table:table-cell>
          <table:table-cell table:style-name="ce2" office:value-type="currency" office:currency="CAD" office:value="22.96">
            <text:p>$22.96</text:p>
          </table:table-cell>
        </table:table-row>
        <table:table-row table:style-name="ro1">
          <table:table-cell table:style-name="ce1" office:value-type="string">
            <text:p>07/18/2023</text:p>
          </table:table-cell>
          <table:table-cell table:style-name="ce2" office:value-type="currency" office:currency="CAD" office:value="23.08">
            <text:p>$23.08</text:p>
          </table:table-cell>
          <table:table-cell table:style-name="ce1" office:value-type="float" office:value="2345137">
            <text:p>2345137</text:p>
          </table:table-cell>
          <table:table-cell table:style-name="ce2" office:value-type="currency" office:currency="CAD" office:value="22.72">
            <text:p>$22.72</text:p>
          </table:table-cell>
          <table:table-cell table:style-name="ce2" office:value-type="currency" office:currency="CAD" office:value="23.8">
            <text:p>$23.80</text:p>
          </table:table-cell>
          <table:table-cell table:style-name="ce2" office:value-type="currency" office:currency="CAD" office:value="22.68">
            <text:p>$22.68</text:p>
          </table:table-cell>
        </table:table-row>
        <table:table-row table:style-name="ro1">
          <table:table-cell table:style-name="ce1" office:value-type="string">
            <text:p>07/17/2023</text:p>
          </table:table-cell>
          <table:table-cell table:style-name="ce2" office:value-type="currency" office:currency="CAD" office:value="22.82">
            <text:p>$22.82</text:p>
          </table:table-cell>
          <table:table-cell table:style-name="ce1" office:value-type="float" office:value="2033970">
            <text:p>2033970</text:p>
          </table:table-cell>
          <table:table-cell table:style-name="ce2" office:value-type="currency" office:currency="CAD" office:value="22.88">
            <text:p>$22.88</text:p>
          </table:table-cell>
          <table:table-cell table:style-name="ce2" office:value-type="currency" office:currency="CAD" office:value="23.31">
            <text:p>$23.31</text:p>
          </table:table-cell>
          <table:table-cell table:style-name="ce2" office:value-type="currency" office:currency="CAD" office:value="22.7">
            <text:p>$22.70</text:p>
          </table:table-cell>
        </table:table-row>
        <table:table-row table:style-name="ro1">
          <table:table-cell table:style-name="ce1" office:value-type="string">
            <text:p>07/14/2023</text:p>
          </table:table-cell>
          <table:table-cell table:style-name="ce2" office:value-type="currency" office:currency="CAD" office:value="22.97">
            <text:p>$22.97</text:p>
          </table:table-cell>
          <table:table-cell table:style-name="ce1" office:value-type="float" office:value="2178827">
            <text:p>2178827</text:p>
          </table:table-cell>
          <table:table-cell table:style-name="ce2" office:value-type="currency" office:currency="CAD" office:value="23.49">
            <text:p>$23.49</text:p>
          </table:table-cell>
          <table:table-cell table:style-name="ce2" office:value-type="currency" office:currency="CAD" office:value="23.72">
            <text:p>$23.72</text:p>
          </table:table-cell>
          <table:table-cell table:style-name="ce2" office:value-type="currency" office:currency="CAD" office:value="22.94">
            <text:p>$22.94</text:p>
          </table:table-cell>
        </table:table-row>
        <table:table-row table:style-name="ro1">
          <table:table-cell table:style-name="ce1" office:value-type="string">
            <text:p>07/13/2023</text:p>
          </table:table-cell>
          <table:table-cell table:style-name="ce2" office:value-type="currency" office:currency="CAD" office:value="23.46">
            <text:p>$23.46</text:p>
          </table:table-cell>
          <table:table-cell table:style-name="ce1" office:value-type="float" office:value="1912157">
            <text:p>1912157</text:p>
          </table:table-cell>
          <table:table-cell table:style-name="ce2" office:value-type="currency" office:currency="CAD" office:value="23.54">
            <text:p>$23.54</text:p>
          </table:table-cell>
          <table:table-cell table:style-name="ce2" office:value-type="currency" office:currency="CAD" office:value="23.98">
            <text:p>$23.98</text:p>
          </table:table-cell>
          <table:table-cell table:style-name="ce2" office:value-type="currency" office:currency="CAD" office:value="23.42">
            <text:p>$23.42</text:p>
          </table:table-cell>
        </table:table-row>
        <table:table-row table:style-name="ro1">
          <table:table-cell table:style-name="ce1" office:value-type="string">
            <text:p>07/12/2023</text:p>
          </table:table-cell>
          <table:table-cell table:style-name="ce2" office:value-type="currency" office:currency="CAD" office:value="23.44">
            <text:p>$23.44</text:p>
          </table:table-cell>
          <table:table-cell table:style-name="ce1" office:value-type="float" office:value="1742244">
            <text:p>1742244</text:p>
          </table:table-cell>
          <table:table-cell table:style-name="ce2" office:value-type="currency" office:currency="CAD" office:value="24.25">
            <text:p>$24.25</text:p>
          </table:table-cell>
          <table:table-cell table:style-name="ce2" office:value-type="currency" office:currency="CAD" office:value="24.31">
            <text:p>$24.31</text:p>
          </table:table-cell>
          <table:table-cell table:style-name="ce2" office:value-type="currency" office:currency="CAD" office:value="23.44">
            <text:p>$23.44</text:p>
          </table:table-cell>
        </table:table-row>
        <table:table-row table:style-name="ro1">
          <table:table-cell table:style-name="ce1" office:value-type="string">
            <text:p>07/11/2023</text:p>
          </table:table-cell>
          <table:table-cell table:style-name="ce2" office:value-type="currency" office:currency="CAD" office:value="23.91">
            <text:p>$23.91</text:p>
          </table:table-cell>
          <table:table-cell table:style-name="ce1" office:value-type="float" office:value="3063534">
            <text:p>3063534</text:p>
          </table:table-cell>
          <table:table-cell table:style-name="ce2" office:value-type="currency" office:currency="CAD" office:value="23.2">
            <text:p>$23.20</text:p>
          </table:table-cell>
          <table:table-cell table:style-name="ce2" office:value-type="currency" office:currency="CAD" office:value="24.44">
            <text:p>$24.44</text:p>
          </table:table-cell>
          <table:table-cell table:style-name="ce2" office:value-type="currency" office:currency="CAD" office:value="23.2">
            <text:p>$23.20</text:p>
          </table:table-cell>
        </table:table-row>
        <table:table-row table:style-name="ro1">
          <table:table-cell table:style-name="ce1" office:value-type="string">
            <text:p>07/10/2023</text:p>
          </table:table-cell>
          <table:table-cell table:style-name="ce2" office:value-type="currency" office:currency="CAD" office:value="23.54">
            <text:p>$23.54</text:p>
          </table:table-cell>
          <table:table-cell table:style-name="ce1" office:value-type="float" office:value="3318214">
            <text:p>3318214</text:p>
          </table:table-cell>
          <table:table-cell table:style-name="ce2" office:value-type="currency" office:currency="CAD" office:value="22.61">
            <text:p>$22.61</text:p>
          </table:table-cell>
          <table:table-cell table:style-name="ce2" office:value-type="currency" office:currency="CAD" office:value="23.56">
            <text:p>$23.56</text:p>
          </table:table-cell>
          <table:table-cell table:style-name="ce2" office:value-type="currency" office:currency="CAD" office:value="22">
            <text:p>$22.00</text:p>
          </table:table-cell>
        </table:table-row>
        <table:table-row table:style-name="ro1">
          <table:table-cell table:style-name="ce1" office:value-type="string">
            <text:p>07/07/2023</text:p>
          </table:table-cell>
          <table:table-cell table:style-name="ce2" office:value-type="currency" office:currency="CAD" office:value="22.71">
            <text:p>$22.71</text:p>
          </table:table-cell>
          <table:table-cell table:style-name="ce1" office:value-type="float" office:value="2447203">
            <text:p>2447203</text:p>
          </table:table-cell>
          <table:table-cell table:style-name="ce2" office:value-type="currency" office:currency="CAD" office:value="22.97">
            <text:p>$22.97</text:p>
          </table:table-cell>
          <table:table-cell table:style-name="ce2" office:value-type="currency" office:currency="CAD" office:value="23.53">
            <text:p>$23.53</text:p>
          </table:table-cell>
          <table:table-cell table:style-name="ce2" office:value-type="currency" office:currency="CAD" office:value="22.67">
            <text:p>$22.67</text:p>
          </table:table-cell>
        </table:table-row>
        <table:table-row table:style-name="ro1">
          <table:table-cell table:style-name="ce1" office:value-type="string">
            <text:p>07/06/2023</text:p>
          </table:table-cell>
          <table:table-cell table:style-name="ce2" office:value-type="currency" office:currency="CAD" office:value="22.83">
            <text:p>$22.83</text:p>
          </table:table-cell>
          <table:table-cell table:style-name="ce1" office:value-type="float" office:value="2390303">
            <text:p>2390303</text:p>
          </table:table-cell>
          <table:table-cell table:style-name="ce2" office:value-type="currency" office:currency="CAD" office:value="23.52">
            <text:p>$23.52</text:p>
          </table:table-cell>
          <table:table-cell table:style-name="ce2" office:value-type="currency" office:currency="CAD" office:value="23.57">
            <text:p>$23.57</text:p>
          </table:table-cell>
          <table:table-cell table:style-name="ce2" office:value-type="currency" office:currency="CAD" office:value="22.82">
            <text:p>$22.82</text:p>
          </table:table-cell>
        </table:table-row>
        <table:table-row table:style-name="ro1">
          <table:table-cell table:style-name="ce1" office:value-type="string">
            <text:p>07/05/2023</text:p>
          </table:table-cell>
          <table:table-cell table:style-name="ce2" office:value-type="currency" office:currency="CAD" office:value="23.9">
            <text:p>$23.90</text:p>
          </table:table-cell>
          <table:table-cell table:style-name="ce1" office:value-type="float" office:value="2268244">
            <text:p>2268244</text:p>
          </table:table-cell>
          <table:table-cell table:style-name="ce2" office:value-type="currency" office:currency="CAD" office:value="24.64">
            <text:p>$24.64</text:p>
          </table:table-cell>
          <table:table-cell table:style-name="ce2" office:value-type="currency" office:currency="CAD" office:value="24.85">
            <text:p>$24.85</text:p>
          </table:table-cell>
          <table:table-cell table:style-name="ce2" office:value-type="currency" office:currency="CAD" office:value="23.79">
            <text:p>$23.79</text:p>
          </table:table-cell>
        </table:table-row>
        <table:table-row table:style-name="ro1">
          <table:table-cell table:style-name="ce1" office:value-type="string">
            <text:p>07/03/2023</text:p>
          </table:table-cell>
          <table:table-cell table:style-name="ce2" office:value-type="currency" office:currency="CAD" office:value="24.91">
            <text:p>$24.91</text:p>
          </table:table-cell>
          <table:table-cell table:style-name="ce1" office:value-type="float" office:value="1806580">
            <text:p>1806580</text:p>
          </table:table-cell>
          <table:table-cell table:style-name="ce2" office:value-type="currency" office:currency="CAD" office:value="24.29">
            <text:p>$24.29</text:p>
          </table:table-cell>
          <table:table-cell table:style-name="ce2" office:value-type="currency" office:currency="CAD" office:value="25.11">
            <text:p>$25.11</text:p>
          </table:table-cell>
          <table:table-cell table:style-name="ce2" office:value-type="currency" office:currency="CAD" office:value="24.21">
            <text:p>$24.21</text:p>
          </table:table-cell>
        </table:table-row>
        <table:table-row table:style-name="ro1">
          <table:table-cell table:style-name="ce1" office:value-type="string">
            <text:p>06/30/2023</text:p>
          </table:table-cell>
          <table:table-cell table:style-name="ce2" office:value-type="currency" office:currency="CAD" office:value="24.25">
            <text:p>$24.25</text:p>
          </table:table-cell>
          <table:table-cell table:style-name="ce1" office:value-type="float" office:value="2803299">
            <text:p>2803299</text:p>
          </table:table-cell>
          <table:table-cell table:style-name="ce2" office:value-type="currency" office:currency="CAD" office:value="24.97">
            <text:p>$24.97</text:p>
          </table:table-cell>
          <table:table-cell table:style-name="ce2" office:value-type="currency" office:currency="CAD" office:value="25.13">
            <text:p>$25.13</text:p>
          </table:table-cell>
          <table:table-cell table:style-name="ce2" office:value-type="currency" office:currency="CAD" office:value="24.25">
            <text:p>$24.25</text:p>
          </table:table-cell>
        </table:table-row>
        <table:table-row table:style-name="ro1">
          <table:table-cell table:style-name="ce1" office:value-type="string">
            <text:p>06/29/2023</text:p>
          </table:table-cell>
          <table:table-cell table:style-name="ce2" office:value-type="currency" office:currency="CAD" office:value="24.9">
            <text:p>$24.90</text:p>
          </table:table-cell>
          <table:table-cell table:style-name="ce1" office:value-type="float" office:value="3101049">
            <text:p>3101049</text:p>
          </table:table-cell>
          <table:table-cell table:style-name="ce2" office:value-type="currency" office:currency="CAD" office:value="24.96">
            <text:p>$24.96</text:p>
          </table:table-cell>
          <table:table-cell table:style-name="ce2" office:value-type="currency" office:currency="CAD" office:value="25.47">
            <text:p>$25.47</text:p>
          </table:table-cell>
          <table:table-cell table:style-name="ce2" office:value-type="currency" office:currency="CAD" office:value="24.62">
            <text:p>$24.62</text:p>
          </table:table-cell>
        </table:table-row>
        <table:table-row table:style-name="ro1">
          <table:table-cell table:style-name="ce1" office:value-type="string">
            <text:p>06/28/2023</text:p>
          </table:table-cell>
          <table:table-cell table:style-name="ce2" office:value-type="currency" office:currency="CAD" office:value="24.98">
            <text:p>$24.98</text:p>
          </table:table-cell>
          <table:table-cell table:style-name="ce1" office:value-type="float" office:value="3493873">
            <text:p>3493873</text:p>
          </table:table-cell>
          <table:table-cell table:style-name="ce2" office:value-type="currency" office:currency="CAD" office:value="23.44">
            <text:p>$23.44</text:p>
          </table:table-cell>
          <table:table-cell table:style-name="ce2" office:value-type="currency" office:currency="CAD" office:value="25.1">
            <text:p>$25.10</text:p>
          </table:table-cell>
          <table:table-cell table:style-name="ce2" office:value-type="currency" office:currency="CAD" office:value="23.4">
            <text:p>$23.40</text:p>
          </table:table-cell>
        </table:table-row>
        <table:table-row table:style-name="ro1">
          <table:table-cell table:style-name="ce1" office:value-type="string">
            <text:p>06/27/2023</text:p>
          </table:table-cell>
          <table:table-cell table:style-name="ce2" office:value-type="currency" office:currency="CAD" office:value="23.58">
            <text:p>$23.58</text:p>
          </table:table-cell>
          <table:table-cell table:style-name="ce1" office:value-type="float" office:value="2141510">
            <text:p>2141510</text:p>
          </table:table-cell>
          <table:table-cell table:style-name="ce2" office:value-type="currency" office:currency="CAD" office:value="23.29">
            <text:p>$23.29</text:p>
          </table:table-cell>
          <table:table-cell table:style-name="ce2" office:value-type="currency" office:currency="CAD" office:value="23.6">
            <text:p>$23.60</text:p>
          </table:table-cell>
          <table:table-cell table:style-name="ce2" office:value-type="currency" office:currency="CAD" office:value="23">
            <text:p>$23.00</text:p>
          </table:table-cell>
        </table:table-row>
        <table:table-row table:style-name="ro1">
          <table:table-cell table:style-name="ce1" office:value-type="string">
            <text:p>06/26/2023</text:p>
          </table:table-cell>
          <table:table-cell table:style-name="ce2" office:value-type="currency" office:currency="CAD" office:value="23.02">
            <text:p>$23.02</text:p>
          </table:table-cell>
          <table:table-cell table:style-name="ce1" office:value-type="float" office:value="2525247">
            <text:p>2525247</text:p>
          </table:table-cell>
          <table:table-cell table:style-name="ce2" office:value-type="currency" office:currency="CAD" office:value="23.38">
            <text:p>$23.38</text:p>
          </table:table-cell>
          <table:table-cell table:style-name="ce2" office:value-type="currency" office:currency="CAD" office:value="24.03">
            <text:p>$24.03</text:p>
          </table:table-cell>
          <table:table-cell table:style-name="ce2" office:value-type="currency" office:currency="CAD" office:value="22.91">
            <text:p>$22.91</text:p>
          </table:table-cell>
        </table:table-row>
        <table:table-row table:style-name="ro1">
          <table:table-cell table:style-name="ce1" office:value-type="string">
            <text:p>06/23/2023</text:p>
          </table:table-cell>
          <table:table-cell table:style-name="ce2" office:value-type="currency" office:currency="CAD" office:value="23.7">
            <text:p>$23.70</text:p>
          </table:table-cell>
          <table:table-cell table:style-name="ce1" office:value-type="float" office:value="2261038">
            <text:p>2261038</text:p>
          </table:table-cell>
          <table:table-cell table:style-name="ce2" office:value-type="currency" office:currency="CAD" office:value="23.78">
            <text:p>$23.78</text:p>
          </table:table-cell>
          <table:table-cell table:style-name="ce2" office:value-type="currency" office:currency="CAD" office:value="24.15">
            <text:p>$24.15</text:p>
          </table:table-cell>
          <table:table-cell table:style-name="ce2" office:value-type="currency" office:currency="CAD" office:value="23.68">
            <text:p>$23.68</text:p>
          </table:table-cell>
        </table:table-row>
        <table:table-row table:style-name="ro1">
          <table:table-cell table:style-name="ce1" office:value-type="string">
            <text:p>06/22/2023</text:p>
          </table:table-cell>
          <table:table-cell table:style-name="ce2" office:value-type="currency" office:currency="CAD" office:value="24.32">
            <text:p>$24.32</text:p>
          </table:table-cell>
          <table:table-cell table:style-name="ce1" office:value-type="float" office:value="1895012">
            <text:p>1895012</text:p>
          </table:table-cell>
          <table:table-cell table:style-name="ce2" office:value-type="currency" office:currency="CAD" office:value="24.13">
            <text:p>$24.13</text:p>
          </table:table-cell>
          <table:table-cell table:style-name="ce2" office:value-type="currency" office:currency="CAD" office:value="24.33">
            <text:p>$24.33</text:p>
          </table:table-cell>
          <table:table-cell table:style-name="ce2" office:value-type="currency" office:currency="CAD" office:value="23.76">
            <text:p>$23.76</text:p>
          </table:table-cell>
        </table:table-row>
        <table:table-row table:style-name="ro1">
          <table:table-cell table:style-name="ce1" office:value-type="string">
            <text:p>06/21/2023</text:p>
          </table:table-cell>
          <table:table-cell table:style-name="ce2" office:value-type="currency" office:currency="CAD" office:value="24.43">
            <text:p>$24.43</text:p>
          </table:table-cell>
          <table:table-cell table:style-name="ce1" office:value-type="float" office:value="2404694">
            <text:p>2404694</text:p>
          </table:table-cell>
          <table:table-cell table:style-name="ce2" office:value-type="currency" office:currency="CAD" office:value="24.84">
            <text:p>$24.84</text:p>
          </table:table-cell>
          <table:table-cell table:style-name="ce2" office:value-type="currency" office:currency="CAD" office:value="25.1">
            <text:p>$25.10</text:p>
          </table:table-cell>
          <table:table-cell table:style-name="ce2" office:value-type="currency" office:currency="CAD" office:value="24.1">
            <text:p>$24.10</text:p>
          </table:table-cell>
        </table:table-row>
        <table:table-row table:style-name="ro1">
          <table:table-cell table:style-name="ce1" office:value-type="string">
            <text:p>06/20/2023</text:p>
          </table:table-cell>
          <table:table-cell table:style-name="ce2" office:value-type="currency" office:currency="CAD" office:value="24.58">
            <text:p>$24.58</text:p>
          </table:table-cell>
          <table:table-cell table:style-name="ce1" office:value-type="float" office:value="3254039">
            <text:p>3254039</text:p>
          </table:table-cell>
          <table:table-cell table:style-name="ce2" office:value-type="currency" office:currency="CAD" office:value="24.41">
            <text:p>$24.41</text:p>
          </table:table-cell>
          <table:table-cell table:style-name="ce2" office:value-type="currency" office:currency="CAD" office:value="24.65">
            <text:p>$24.65</text:p>
          </table:table-cell>
          <table:table-cell table:style-name="ce2" office:value-type="currency" office:currency="CAD" office:value="23.72">
            <text:p>$23.72</text:p>
          </table:table-cell>
        </table:table-row>
        <table:table-row table:style-name="ro1">
          <table:table-cell table:style-name="ce1" office:value-type="string">
            <text:p>06/16/2023</text:p>
          </table:table-cell>
          <table:table-cell table:style-name="ce2" office:value-type="currency" office:currency="CAD" office:value="24.56">
            <text:p>$24.56</text:p>
          </table:table-cell>
          <table:table-cell table:style-name="ce1" office:value-type="float" office:value="4443512">
            <text:p>4443512</text:p>
          </table:table-cell>
          <table:table-cell table:style-name="ce2" office:value-type="currency" office:currency="CAD" office:value="25.02">
            <text:p>$25.02</text:p>
          </table:table-cell>
          <table:table-cell table:style-name="ce2" office:value-type="currency" office:currency="CAD" office:value="25.11">
            <text:p>$25.11</text:p>
          </table:table-cell>
          <table:table-cell table:style-name="ce2" office:value-type="currency" office:currency="CAD" office:value="24.42">
            <text:p>$24.42</text:p>
          </table:table-cell>
        </table:table-row>
        <table:table-row table:style-name="ro1">
          <table:table-cell table:style-name="ce1" office:value-type="string">
            <text:p>06/15/2023</text:p>
          </table:table-cell>
          <table:table-cell table:style-name="ce2" office:value-type="currency" office:currency="CAD" office:value="24.84">
            <text:p>$24.84</text:p>
          </table:table-cell>
          <table:table-cell table:style-name="ce1" office:value-type="float" office:value="5501822">
            <text:p>5501822</text:p>
          </table:table-cell>
          <table:table-cell table:style-name="ce2" office:value-type="currency" office:currency="CAD" office:value="25.41">
            <text:p>$25.41</text:p>
          </table:table-cell>
          <table:table-cell table:style-name="ce2" office:value-type="currency" office:currency="CAD" office:value="26.17">
            <text:p>$26.17</text:p>
          </table:table-cell>
          <table:table-cell table:style-name="ce2" office:value-type="currency" office:currency="CAD" office:value="24.64">
            <text:p>$24.64</text:p>
          </table:table-cell>
        </table:table-row>
        <table:table-row table:style-name="ro1">
          <table:table-cell table:style-name="ce1" office:value-type="string">
            <text:p>06/14/2023</text:p>
          </table:table-cell>
          <table:table-cell table:style-name="ce2" office:value-type="currency" office:currency="CAD" office:value="25.7">
            <text:p>$25.70</text:p>
          </table:table-cell>
          <table:table-cell table:style-name="ce1" office:value-type="float" office:value="7243697">
            <text:p>7243697</text:p>
          </table:table-cell>
          <table:table-cell table:style-name="ce2" office:value-type="currency" office:currency="CAD" office:value="26.72">
            <text:p>$26.72</text:p>
          </table:table-cell>
          <table:table-cell table:style-name="ce2" office:value-type="currency" office:currency="CAD" office:value="27.08">
            <text:p>$27.08</text:p>
          </table:table-cell>
          <table:table-cell table:style-name="ce2" office:value-type="currency" office:currency="CAD" office:value="24.9">
            <text:p>$24.90</text:p>
          </table:table-cell>
        </table:table-row>
        <table:table-row table:style-name="ro1">
          <table:table-cell table:style-name="ce1" office:value-type="string">
            <text:p>06/13/2023</text:p>
          </table:table-cell>
          <table:table-cell table:style-name="ce2" office:value-type="currency" office:currency="CAD" office:value="26.95">
            <text:p>$26.95</text:p>
          </table:table-cell>
          <table:table-cell table:style-name="ce1" office:value-type="float" office:value="17160610">
            <text:p>17160610</text:p>
          </table:table-cell>
          <table:table-cell table:style-name="ce2" office:value-type="currency" office:currency="CAD" office:value="26.2">
            <text:p>$26.20</text:p>
          </table:table-cell>
          <table:table-cell table:style-name="ce2" office:value-type="currency" office:currency="CAD" office:value="27.65">
            <text:p>$27.65</text:p>
          </table:table-cell>
          <table:table-cell table:style-name="ce2" office:value-type="currency" office:currency="CAD" office:value="25.03">
            <text:p>$25.03</text:p>
          </table:table-cell>
        </table:table-row>
        <table:table-row table:style-name="ro1">
          <table:table-cell table:style-name="ce1" office:value-type="string">
            <text:p>06/12/2023</text:p>
          </table:table-cell>
          <table:table-cell table:style-name="ce2" office:value-type="currency" office:currency="CAD" office:value="24.3">
            <text:p>$24.30</text:p>
          </table:table-cell>
          <table:table-cell table:style-name="ce1" office:value-type="float" office:value="7142290">
            <text:p>7142290</text:p>
          </table:table-cell>
          <table:table-cell table:style-name="ce2" office:value-type="currency" office:currency="CAD" office:value="22.85">
            <text:p>$22.85</text:p>
          </table:table-cell>
          <table:table-cell table:style-name="ce2" office:value-type="currency" office:currency="CAD" office:value="24.3">
            <text:p>$24.30</text:p>
          </table:table-cell>
          <table:table-cell table:style-name="ce2" office:value-type="currency" office:currency="CAD" office:value="22.74">
            <text:p>$22.74</text:p>
          </table:table-cell>
        </table:table-row>
        <table:table-row table:style-name="ro1">
          <table:table-cell table:style-name="ce1" office:value-type="string">
            <text:p>06/09/2023</text:p>
          </table:table-cell>
          <table:table-cell table:style-name="ce2" office:value-type="currency" office:currency="CAD" office:value="22.68">
            <text:p>$22.68</text:p>
          </table:table-cell>
          <table:table-cell table:style-name="ce1" office:value-type="float" office:value="10342630">
            <text:p>10342630</text:p>
          </table:table-cell>
          <table:table-cell table:style-name="ce2" office:value-type="currency" office:currency="CAD" office:value="21.78">
            <text:p>$21.78</text:p>
          </table:table-cell>
          <table:table-cell table:style-name="ce2" office:value-type="currency" office:currency="CAD" office:value="23.43">
            <text:p>$23.43</text:p>
          </table:table-cell>
          <table:table-cell table:style-name="ce2" office:value-type="currency" office:currency="CAD" office:value="21.5">
            <text:p>$21.50</text:p>
          </table:table-cell>
        </table:table-row>
        <table:table-row table:style-name="ro1">
          <table:table-cell table:style-name="ce1" office:value-type="string">
            <text:p>06/08/2023</text:p>
          </table:table-cell>
          <table:table-cell table:style-name="ce2" office:value-type="currency" office:currency="CAD" office:value="21.44">
            <text:p>$21.44</text:p>
          </table:table-cell>
          <table:table-cell table:style-name="ce1" office:value-type="float" office:value="19213300">
            <text:p>19213300</text:p>
          </table:table-cell>
          <table:table-cell table:style-name="ce2" office:value-type="currency" office:currency="CAD" office:value="20.3">
            <text:p>$20.30</text:p>
          </table:table-cell>
          <table:table-cell table:style-name="ce2" office:value-type="currency" office:currency="CAD" office:value="22">
            <text:p>$22.00</text:p>
          </table:table-cell>
          <table:table-cell table:style-name="ce2" office:value-type="currency" office:currency="CAD" office:value="20.1">
            <text:p>$20.10</text:p>
          </table:table-cell>
        </table:table-row>
        <table:table-row table:style-name="ro1">
          <table:table-cell table:style-name="ce1" office:value-type="string">
            <text:p>06/07/2023</text:p>
          </table:table-cell>
          <table:table-cell table:style-name="ce2" office:value-type="currency" office:currency="CAD" office:value="26.11">
            <text:p>$26.11</text:p>
          </table:table-cell>
          <table:table-cell table:style-name="ce1" office:value-type="float" office:value="18001070">
            <text:p>18001070</text:p>
          </table:table-cell>
          <table:table-cell table:style-name="ce2" office:value-type="currency" office:currency="CAD" office:value="26.2">
            <text:p>$26.20</text:p>
          </table:table-cell>
          <table:table-cell table:style-name="ce2" office:value-type="currency" office:currency="CAD" office:value="26.55">
            <text:p>$26.55</text:p>
          </table:table-cell>
          <table:table-cell table:style-name="ce2" office:value-type="currency" office:currency="CAD" office:value="25.07">
            <text:p>$25.07</text:p>
          </table:table-cell>
        </table:table-row>
        <table:table-row table:style-name="ro1">
          <table:table-cell table:style-name="ce1" office:value-type="string">
            <text:p>06/06/2023</text:p>
          </table:table-cell>
          <table:table-cell table:style-name="ce2" office:value-type="currency" office:currency="CAD" office:value="24.69">
            <text:p>$24.69</text:p>
          </table:table-cell>
          <table:table-cell table:style-name="ce1" office:value-type="float" office:value="3984262">
            <text:p>3984262</text:p>
          </table:table-cell>
          <table:table-cell table:style-name="ce2" office:value-type="currency" office:currency="CAD" office:value="24.01">
            <text:p>$24.01</text:p>
          </table:table-cell>
          <table:table-cell table:style-name="ce2" office:value-type="currency" office:currency="CAD" office:value="25.25">
            <text:p>$25.25</text:p>
          </table:table-cell>
          <table:table-cell table:style-name="ce2" office:value-type="currency" office:currency="CAD" office:value="24">
            <text:p>$24.00</text:p>
          </table:table-cell>
        </table:table-row>
        <table:table-row table:style-name="ro1">
          <table:table-cell table:style-name="ce1" office:value-type="string">
            <text:p>06/05/2023</text:p>
          </table:table-cell>
          <table:table-cell table:style-name="ce2" office:value-type="currency" office:currency="CAD" office:value="24.31">
            <text:p>$24.31</text:p>
          </table:table-cell>
          <table:table-cell table:style-name="ce1" office:value-type="float" office:value="4201866">
            <text:p>4201866</text:p>
          </table:table-cell>
          <table:table-cell table:style-name="ce2" office:value-type="currency" office:currency="CAD" office:value="24.53">
            <text:p>$24.53</text:p>
          </table:table-cell>
          <table:table-cell table:style-name="ce2" office:value-type="currency" office:currency="CAD" office:value="25.84">
            <text:p>$25.84</text:p>
          </table:table-cell>
          <table:table-cell table:style-name="ce2" office:value-type="currency" office:currency="CAD" office:value="24.16">
            <text:p>$24.16</text:p>
          </table:table-cell>
        </table:table-row>
        <table:table-row table:style-name="ro1">
          <table:table-cell table:style-name="ce1" office:value-type="string">
            <text:p>06/02/2023</text:p>
          </table:table-cell>
          <table:table-cell table:style-name="ce2" office:value-type="currency" office:currency="CAD" office:value="24.64">
            <text:p>$24.64</text:p>
          </table:table-cell>
          <table:table-cell table:style-name="ce1" office:value-type="float" office:value="3300736">
            <text:p>3300736</text:p>
          </table:table-cell>
          <table:table-cell table:style-name="ce2" office:value-type="currency" office:currency="CAD" office:value="24.29">
            <text:p>$24.29</text:p>
          </table:table-cell>
          <table:table-cell table:style-name="ce2" office:value-type="currency" office:currency="CAD" office:value="24.93">
            <text:p>$24.93</text:p>
          </table:table-cell>
          <table:table-cell table:style-name="ce2" office:value-type="currency" office:currency="CAD" office:value="24.28">
            <text:p>$24.28</text:p>
          </table:table-cell>
        </table:table-row>
        <table:table-row table:style-name="ro1">
          <table:table-cell table:style-name="ce1" office:value-type="string">
            <text:p>06/01/2023</text:p>
          </table:table-cell>
          <table:table-cell table:style-name="ce2" office:value-type="currency" office:currency="CAD" office:value="24.1">
            <text:p>$24.10</text:p>
          </table:table-cell>
          <table:table-cell table:style-name="ce1" office:value-type="float" office:value="3844957">
            <text:p>3844957</text:p>
          </table:table-cell>
          <table:table-cell table:style-name="ce2" office:value-type="currency" office:currency="CAD" office:value="24.04">
            <text:p>$24.04</text:p>
          </table:table-cell>
          <table:table-cell table:style-name="ce2" office:value-type="currency" office:currency="CAD" office:value="24.66">
            <text:p>$24.66</text:p>
          </table:table-cell>
          <table:table-cell table:style-name="ce2" office:value-type="currency" office:currency="CAD" office:value="23.78">
            <text:p>$23.78</text:p>
          </table:table-cell>
        </table:table-row>
        <table:table-row table:style-name="ro1">
          <table:table-cell table:style-name="ce1" office:value-type="string">
            <text:p>05/31/2023</text:p>
          </table:table-cell>
          <table:table-cell table:style-name="ce2" office:value-type="currency" office:currency="CAD" office:value="24.05">
            <text:p>$24.05</text:p>
          </table:table-cell>
          <table:table-cell table:style-name="ce1" office:value-type="float" office:value="4265226">
            <text:p>4265226</text:p>
          </table:table-cell>
          <table:table-cell table:style-name="ce2" office:value-type="currency" office:currency="CAD" office:value="24.51">
            <text:p>$24.51</text:p>
          </table:table-cell>
          <table:table-cell table:style-name="ce2" office:value-type="currency" office:currency="CAD" office:value="24.8">
            <text:p>$24.80</text:p>
          </table:table-cell>
          <table:table-cell table:style-name="ce2" office:value-type="currency" office:currency="CAD" office:value="23.88">
            <text:p>$23.88</text:p>
          </table:table-cell>
        </table:table-row>
        <table:table-row table:style-name="ro1">
          <table:table-cell table:style-name="ce1" office:value-type="string">
            <text:p>05/30/2023</text:p>
          </table:table-cell>
          <table:table-cell table:style-name="ce2" office:value-type="currency" office:currency="CAD" office:value="24.57">
            <text:p>$24.57</text:p>
          </table:table-cell>
          <table:table-cell table:style-name="ce1" office:value-type="float" office:value="5037830">
            <text:p>5037830</text:p>
          </table:table-cell>
          <table:table-cell table:style-name="ce2" office:value-type="currency" office:currency="CAD" office:value="23.35">
            <text:p>$23.35</text:p>
          </table:table-cell>
          <table:table-cell table:style-name="ce2" office:value-type="currency" office:currency="CAD" office:value="24.69">
            <text:p>$24.69</text:p>
          </table:table-cell>
          <table:table-cell table:style-name="ce2" office:value-type="currency" office:currency="CAD" office:value="23.3">
            <text:p>$23.30</text:p>
          </table:table-cell>
        </table:table-row>
        <table:table-row table:style-name="ro1">
          <table:table-cell table:style-name="ce1" office:value-type="string">
            <text:p>05/26/2023</text:p>
          </table:table-cell>
          <table:table-cell table:style-name="ce2" office:value-type="currency" office:currency="CAD" office:value="23.25">
            <text:p>$23.25</text:p>
          </table:table-cell>
          <table:table-cell table:style-name="ce1" office:value-type="float" office:value="2261884">
            <text:p>2261884</text:p>
          </table:table-cell>
          <table:table-cell table:style-name="ce2" office:value-type="currency" office:currency="CAD" office:value="23.47">
            <text:p>$23.47</text:p>
          </table:table-cell>
          <table:table-cell table:style-name="ce2" office:value-type="currency" office:currency="CAD" office:value="23.71">
            <text:p>$23.71</text:p>
          </table:table-cell>
          <table:table-cell table:style-name="ce2" office:value-type="currency" office:currency="CAD" office:value="23.06">
            <text:p>$23.06</text:p>
          </table:table-cell>
        </table:table-row>
        <table:table-row table:style-name="ro1">
          <table:table-cell table:style-name="ce1" office:value-type="string">
            <text:p>05/25/2023</text:p>
          </table:table-cell>
          <table:table-cell table:style-name="ce2" office:value-type="currency" office:currency="CAD" office:value="23.35">
            <text:p>$23.35</text:p>
          </table:table-cell>
          <table:table-cell table:style-name="ce1" office:value-type="float" office:value="2494434">
            <text:p>2494434</text:p>
          </table:table-cell>
          <table:table-cell table:style-name="ce2" office:value-type="currency" office:currency="CAD" office:value="23.5">
            <text:p>$23.50</text:p>
          </table:table-cell>
          <table:table-cell table:style-name="ce2" office:value-type="currency" office:currency="CAD" office:value="23.69">
            <text:p>$23.69</text:p>
          </table:table-cell>
          <table:table-cell table:style-name="ce2" office:value-type="currency" office:currency="CAD" office:value="22.71">
            <text:p>$22.71</text:p>
          </table:table-cell>
        </table:table-row>
        <table:table-row table:style-name="ro1">
          <table:table-cell table:style-name="ce1" office:value-type="string">
            <text:p>05/24/2023</text:p>
          </table:table-cell>
          <table:table-cell table:style-name="ce2" office:value-type="currency" office:currency="CAD" office:value="23.27">
            <text:p>$23.27</text:p>
          </table:table-cell>
          <table:table-cell table:style-name="ce1" office:value-type="float" office:value="1900997">
            <text:p>1900997</text:p>
          </table:table-cell>
          <table:table-cell table:style-name="ce2" office:value-type="currency" office:currency="CAD" office:value="23.13">
            <text:p>$23.13</text:p>
          </table:table-cell>
          <table:table-cell table:style-name="ce2" office:value-type="currency" office:currency="CAD" office:value="23.52">
            <text:p>$23.52</text:p>
          </table:table-cell>
          <table:table-cell table:style-name="ce2" office:value-type="currency" office:currency="CAD" office:value="22.73">
            <text:p>$22.73</text:p>
          </table:table-cell>
        </table:table-row>
        <table:table-row table:style-name="ro1">
          <table:table-cell table:style-name="ce1" office:value-type="string">
            <text:p>05/23/2023</text:p>
          </table:table-cell>
          <table:table-cell table:style-name="ce2" office:value-type="currency" office:currency="CAD" office:value="23.16">
            <text:p>$23.16</text:p>
          </table:table-cell>
          <table:table-cell table:style-name="ce1" office:value-type="float" office:value="3786525">
            <text:p>3786525</text:p>
          </table:table-cell>
          <table:table-cell table:style-name="ce2" office:value-type="currency" office:currency="CAD" office:value="23.89">
            <text:p>$23.89</text:p>
          </table:table-cell>
          <table:table-cell table:style-name="ce2" office:value-type="currency" office:currency="CAD" office:value="23.9">
            <text:p>$23.90</text:p>
          </table:table-cell>
          <table:table-cell table:style-name="ce2" office:value-type="currency" office:currency="CAD" office:value="22.8">
            <text:p>$22.80</text:p>
          </table:table-cell>
        </table:table-row>
        <table:table-row table:style-name="ro1">
          <table:table-cell table:style-name="ce1" office:value-type="string">
            <text:p>05/22/2023</text:p>
          </table:table-cell>
          <table:table-cell table:style-name="ce2" office:value-type="currency" office:currency="CAD" office:value="24.21">
            <text:p>$24.21</text:p>
          </table:table-cell>
          <table:table-cell table:style-name="ce1" office:value-type="float" office:value="6251635">
            <text:p>6251635</text:p>
          </table:table-cell>
          <table:table-cell table:style-name="ce2" office:value-type="currency" office:currency="CAD" office:value="22.1">
            <text:p>$22.10</text:p>
          </table:table-cell>
          <table:table-cell table:style-name="ce2" office:value-type="currency" office:currency="CAD" office:value="24.36">
            <text:p>$24.36</text:p>
          </table:table-cell>
          <table:table-cell table:style-name="ce2" office:value-type="currency" office:currency="CAD" office:value="21.99">
            <text:p>$21.99</text:p>
          </table:table-cell>
        </table:table-row>
        <table:table-row table:style-name="ro1">
          <table:table-cell table:style-name="ce1" office:value-type="string">
            <text:p>05/19/2023</text:p>
          </table:table-cell>
          <table:table-cell table:style-name="ce2" office:value-type="currency" office:currency="CAD" office:value="22.06">
            <text:p>$22.06</text:p>
          </table:table-cell>
          <table:table-cell table:style-name="ce1" office:value-type="float" office:value="2668214">
            <text:p>2668214</text:p>
          </table:table-cell>
          <table:table-cell table:style-name="ce2" office:value-type="currency" office:currency="CAD" office:value="22.94">
            <text:p>$22.94</text:p>
          </table:table-cell>
          <table:table-cell table:style-name="ce2" office:value-type="currency" office:currency="CAD" office:value="22.99">
            <text:p>$22.99</text:p>
          </table:table-cell>
          <table:table-cell table:style-name="ce2" office:value-type="currency" office:currency="CAD" office:value="21.75">
            <text:p>$21.75</text:p>
          </table:table-cell>
        </table:table-row>
        <table:table-row table:style-name="ro1">
          <table:table-cell table:style-name="ce1" office:value-type="string">
            <text:p>05/18/2023</text:p>
          </table:table-cell>
          <table:table-cell table:style-name="ce2" office:value-type="currency" office:currency="CAD" office:value="23.05">
            <text:p>$23.05</text:p>
          </table:table-cell>
          <table:table-cell table:style-name="ce1" office:value-type="float" office:value="2144412">
            <text:p>2144412</text:p>
          </table:table-cell>
          <table:table-cell table:style-name="ce2" office:value-type="currency" office:currency="CAD" office:value="22.9">
            <text:p>$22.90</text:p>
          </table:table-cell>
          <table:table-cell table:style-name="ce2" office:value-type="currency" office:currency="CAD" office:value="23.3">
            <text:p>$23.30</text:p>
          </table:table-cell>
          <table:table-cell table:style-name="ce2" office:value-type="currency" office:currency="CAD" office:value="22.68">
            <text:p>$22.68</text:p>
          </table:table-cell>
        </table:table-row>
        <table:table-row table:style-name="ro1">
          <table:table-cell table:style-name="ce1" office:value-type="string">
            <text:p>05/17/2023</text:p>
          </table:table-cell>
          <table:table-cell table:style-name="ce2" office:value-type="currency" office:currency="CAD" office:value="22.87">
            <text:p>$22.87</text:p>
          </table:table-cell>
          <table:table-cell table:style-name="ce1" office:value-type="float" office:value="4572988">
            <text:p>4572988</text:p>
          </table:table-cell>
          <table:table-cell table:style-name="ce2" office:value-type="currency" office:currency="CAD" office:value="21.99">
            <text:p>$21.99</text:p>
          </table:table-cell>
          <table:table-cell table:style-name="ce2" office:value-type="currency" office:currency="CAD" office:value="23.25">
            <text:p>$23.25</text:p>
          </table:table-cell>
          <table:table-cell table:style-name="ce2" office:value-type="currency" office:currency="CAD" office:value="21.9">
            <text:p>$21.90</text:p>
          </table:table-cell>
        </table:table-row>
        <table:table-row table:style-name="ro1">
          <table:table-cell table:style-name="ce1" office:value-type="string">
            <text:p>05/16/2023</text:p>
          </table:table-cell>
          <table:table-cell table:style-name="ce2" office:value-type="currency" office:currency="CAD" office:value="21.99">
            <text:p>$21.99</text:p>
          </table:table-cell>
          <table:table-cell table:style-name="ce1" office:value-type="float" office:value="2500775">
            <text:p>2500775</text:p>
          </table:table-cell>
          <table:table-cell table:style-name="ce2" office:value-type="currency" office:currency="CAD" office:value="21.5">
            <text:p>$21.50</text:p>
          </table:table-cell>
          <table:table-cell table:style-name="ce2" office:value-type="currency" office:currency="CAD" office:value="22.1">
            <text:p>$22.10</text:p>
          </table:table-cell>
          <table:table-cell table:style-name="ce2" office:value-type="currency" office:currency="CAD" office:value="21.42">
            <text:p>$21.42</text:p>
          </table:table-cell>
        </table:table-row>
        <table:table-row table:style-name="ro1">
          <table:table-cell table:style-name="ce1" office:value-type="string">
            <text:p>05/15/2023</text:p>
          </table:table-cell>
          <table:table-cell table:style-name="ce2" office:value-type="currency" office:currency="CAD" office:value="21.62">
            <text:p>$21.62</text:p>
          </table:table-cell>
          <table:table-cell table:style-name="ce1" office:value-type="float" office:value="2601994">
            <text:p>2601994</text:p>
          </table:table-cell>
          <table:table-cell table:style-name="ce2" office:value-type="currency" office:currency="CAD" office:value="20.62">
            <text:p>$20.62</text:p>
          </table:table-cell>
          <table:table-cell table:style-name="ce2" office:value-type="currency" office:currency="CAD" office:value="21.63">
            <text:p>$21.63</text:p>
          </table:table-cell>
          <table:table-cell table:style-name="ce2" office:value-type="currency" office:currency="CAD" office:value="20.49">
            <text:p>$20.49</text:p>
          </table:table-cell>
        </table:table-row>
        <table:table-row table:style-name="ro1">
          <table:table-cell table:style-name="ce1" office:value-type="string">
            <text:p>05/12/2023</text:p>
          </table:table-cell>
          <table:table-cell table:style-name="ce2" office:value-type="currency" office:currency="CAD" office:value="20.69">
            <text:p>$20.69</text:p>
          </table:table-cell>
          <table:table-cell table:style-name="ce1" office:value-type="float" office:value="2006061">
            <text:p>2006061</text:p>
          </table:table-cell>
          <table:table-cell table:style-name="ce2" office:value-type="currency" office:currency="CAD" office:value="20.83">
            <text:p>$20.83</text:p>
          </table:table-cell>
          <table:table-cell table:style-name="ce2" office:value-type="currency" office:currency="CAD" office:value="20.98">
            <text:p>$20.98</text:p>
          </table:table-cell>
          <table:table-cell table:style-name="ce2" office:value-type="currency" office:currency="CAD" office:value="20.23">
            <text:p>$20.23</text:p>
          </table:table-cell>
        </table:table-row>
        <table:table-row table:style-name="ro1">
          <table:table-cell table:style-name="ce1" office:value-type="string">
            <text:p>05/11/2023</text:p>
          </table:table-cell>
          <table:table-cell table:style-name="ce2" office:value-type="currency" office:currency="CAD" office:value="20.88">
            <text:p>$20.88</text:p>
          </table:table-cell>
          <table:table-cell table:style-name="ce1" office:value-type="float" office:value="1652512">
            <text:p>1652512</text:p>
          </table:table-cell>
          <table:table-cell table:style-name="ce2" office:value-type="currency" office:currency="CAD" office:value="20.69">
            <text:p>$20.69</text:p>
          </table:table-cell>
          <table:table-cell table:style-name="ce2" office:value-type="currency" office:currency="CAD" office:value="21.16">
            <text:p>$21.16</text:p>
          </table:table-cell>
          <table:table-cell table:style-name="ce2" office:value-type="currency" office:currency="CAD" office:value="20.51">
            <text:p>$20.51</text:p>
          </table:table-cell>
        </table:table-row>
        <table:table-row table:style-name="ro1">
          <table:table-cell table:style-name="ce1" office:value-type="string">
            <text:p>05/10/2023</text:p>
          </table:table-cell>
          <table:table-cell table:style-name="ce2" office:value-type="currency" office:currency="CAD" office:value="20.76">
            <text:p>$20.76</text:p>
          </table:table-cell>
          <table:table-cell table:style-name="ce1" office:value-type="float" office:value="2139945">
            <text:p>2139945</text:p>
          </table:table-cell>
          <table:table-cell table:style-name="ce2" office:value-type="currency" office:currency="CAD" office:value="20.45">
            <text:p>$20.45</text:p>
          </table:table-cell>
          <table:table-cell table:style-name="ce2" office:value-type="currency" office:currency="CAD" office:value="20.96">
            <text:p>$20.96</text:p>
          </table:table-cell>
          <table:table-cell table:style-name="ce2" office:value-type="currency" office:currency="CAD" office:value="20.38">
            <text:p>$20.38</text:p>
          </table:table-cell>
        </table:table-row>
        <table:table-row table:style-name="ro1">
          <table:table-cell table:style-name="ce1" office:value-type="string">
            <text:p>05/09/2023</text:p>
          </table:table-cell>
          <table:table-cell table:style-name="ce2" office:value-type="currency" office:currency="CAD" office:value="20.24">
            <text:p>$20.24</text:p>
          </table:table-cell>
          <table:table-cell table:style-name="ce1" office:value-type="float" office:value="1522674">
            <text:p>1522674</text:p>
          </table:table-cell>
          <table:table-cell table:style-name="ce2" office:value-type="currency" office:currency="CAD" office:value="20.16">
            <text:p>$20.16</text:p>
          </table:table-cell>
          <table:table-cell table:style-name="ce2" office:value-type="currency" office:currency="CAD" office:value="20.65">
            <text:p>$20.65</text:p>
          </table:table-cell>
          <table:table-cell table:style-name="ce2" office:value-type="currency" office:currency="CAD" office:value="20.12">
            <text:p>$20.12</text:p>
          </table:table-cell>
        </table:table-row>
        <table:table-row table:style-name="ro1">
          <table:table-cell table:style-name="ce1" office:value-type="string">
            <text:p>05/08/2023</text:p>
          </table:table-cell>
          <table:table-cell table:style-name="ce2" office:value-type="currency" office:currency="CAD" office:value="20.51">
            <text:p>$20.51</text:p>
          </table:table-cell>
          <table:table-cell table:style-name="ce1" office:value-type="float" office:value="2402799">
            <text:p>2402799</text:p>
          </table:table-cell>
          <table:table-cell table:style-name="ce2" office:value-type="currency" office:currency="CAD" office:value="20.46">
            <text:p>$20.46</text:p>
          </table:table-cell>
          <table:table-cell table:style-name="ce2" office:value-type="currency" office:currency="CAD" office:value="20.99">
            <text:p>$20.99</text:p>
          </table:table-cell>
          <table:table-cell table:style-name="ce2" office:value-type="currency" office:currency="CAD" office:value="20.09">
            <text:p>$20.09</text:p>
          </table:table-cell>
        </table:table-row>
        <table:table-row table:style-name="ro1">
          <table:table-cell table:style-name="ce1" office:value-type="string">
            <text:p>05/05/2023</text:p>
          </table:table-cell>
          <table:table-cell table:style-name="ce2" office:value-type="currency" office:currency="CAD" office:value="20.42">
            <text:p>$20.42</text:p>
          </table:table-cell>
          <table:table-cell table:style-name="ce1" office:value-type="float" office:value="4357180">
            <text:p>4357180</text:p>
          </table:table-cell>
          <table:table-cell table:style-name="ce2" office:value-type="currency" office:currency="CAD" office:value="19.62">
            <text:p>$19.62</text:p>
          </table:table-cell>
          <table:table-cell table:style-name="ce2" office:value-type="currency" office:currency="CAD" office:value="20.88">
            <text:p>$20.88</text:p>
          </table:table-cell>
          <table:table-cell table:style-name="ce2" office:value-type="currency" office:currency="CAD" office:value="19.51">
            <text:p>$19.51</text:p>
          </table:table-cell>
        </table:table-row>
        <table:table-row table:style-name="ro1">
          <table:table-cell table:style-name="ce1" office:value-type="string">
            <text:p>05/04/2023</text:p>
          </table:table-cell>
          <table:table-cell table:style-name="ce2" office:value-type="currency" office:currency="CAD" office:value="19.35">
            <text:p>$19.35</text:p>
          </table:table-cell>
          <table:table-cell table:style-name="ce1" office:value-type="float" office:value="2041842">
            <text:p>2041842</text:p>
          </table:table-cell>
          <table:table-cell table:style-name="ce2" office:value-type="currency" office:currency="CAD" office:value="19.25">
            <text:p>$19.25</text:p>
          </table:table-cell>
          <table:table-cell table:style-name="ce2" office:value-type="currency" office:currency="CAD" office:value="19.48">
            <text:p>$19.48</text:p>
          </table:table-cell>
          <table:table-cell table:style-name="ce2" office:value-type="currency" office:currency="CAD" office:value="18.92">
            <text:p>$18.92</text:p>
          </table:table-cell>
        </table:table-row>
        <table:table-row table:style-name="ro1">
          <table:table-cell table:style-name="ce1" office:value-type="string">
            <text:p>05/03/2023</text:p>
          </table:table-cell>
          <table:table-cell table:style-name="ce2" office:value-type="currency" office:currency="CAD" office:value="18.9">
            <text:p>$18.90</text:p>
          </table:table-cell>
          <table:table-cell table:style-name="ce1" office:value-type="float" office:value="3184021">
            <text:p>3184021</text:p>
          </table:table-cell>
          <table:table-cell table:style-name="ce2" office:value-type="currency" office:currency="CAD" office:value="18.56">
            <text:p>$18.56</text:p>
          </table:table-cell>
          <table:table-cell table:style-name="ce2" office:value-type="currency" office:currency="CAD" office:value="19.2">
            <text:p>$19.20</text:p>
          </table:table-cell>
          <table:table-cell table:style-name="ce2" office:value-type="currency" office:currency="CAD" office:value="18.53">
            <text:p>$18.53</text:p>
          </table:table-cell>
        </table:table-row>
        <table:table-row table:style-name="ro1">
          <table:table-cell table:style-name="ce1" office:value-type="string">
            <text:p>05/02/2023</text:p>
          </table:table-cell>
          <table:table-cell table:style-name="ce2" office:value-type="currency" office:currency="CAD" office:value="18.58">
            <text:p>$18.58</text:p>
          </table:table-cell>
          <table:table-cell table:style-name="ce1" office:value-type="float" office:value="1918257">
            <text:p>1918257</text:p>
          </table:table-cell>
          <table:table-cell table:style-name="ce2" office:value-type="currency" office:currency="CAD" office:value="18.45">
            <text:p>$18.45</text:p>
          </table:table-cell>
          <table:table-cell table:style-name="ce2" office:value-type="currency" office:currency="CAD" office:value="18.58">
            <text:p>$18.58</text:p>
          </table:table-cell>
          <table:table-cell table:style-name="ce2" office:value-type="currency" office:currency="CAD" office:value="18.06">
            <text:p>$18.06</text:p>
          </table:table-cell>
        </table:table-row>
        <table:table-row table:style-name="ro1">
          <table:table-cell table:style-name="ce1" office:value-type="string">
            <text:p>05/01/2023</text:p>
          </table:table-cell>
          <table:table-cell table:style-name="ce2" office:value-type="currency" office:currency="CAD" office:value="18.55">
            <text:p>$18.55</text:p>
          </table:table-cell>
          <table:table-cell table:style-name="ce1" office:value-type="float" office:value="2356640">
            <text:p>2356640</text:p>
          </table:table-cell>
          <table:table-cell table:style-name="ce2" office:value-type="currency" office:currency="CAD" office:value="19.16">
            <text:p>$19.16</text:p>
          </table:table-cell>
          <table:table-cell table:style-name="ce2" office:value-type="currency" office:currency="CAD" office:value="19.25">
            <text:p>$19.25</text:p>
          </table:table-cell>
          <table:table-cell table:style-name="ce2" office:value-type="currency" office:currency="CAD" office:value="18.46">
            <text:p>$18.46</text:p>
          </table:table-cell>
        </table:table-row>
        <table:table-row table:style-name="ro1">
          <table:table-cell table:style-name="ce1" office:value-type="string">
            <text:p>04/28/2023</text:p>
          </table:table-cell>
          <table:table-cell table:style-name="ce2" office:value-type="currency" office:currency="CAD" office:value="19.29">
            <text:p>$19.29</text:p>
          </table:table-cell>
          <table:table-cell table:style-name="ce1" office:value-type="float" office:value="2836576">
            <text:p>2836576</text:p>
          </table:table-cell>
          <table:table-cell table:style-name="ce2" office:value-type="currency" office:currency="CAD" office:value="18.92">
            <text:p>$18.92</text:p>
          </table:table-cell>
          <table:table-cell table:style-name="ce2" office:value-type="currency" office:currency="CAD" office:value="19.72">
            <text:p>$19.72</text:p>
          </table:table-cell>
          <table:table-cell table:style-name="ce2" office:value-type="currency" office:currency="CAD" office:value="18.88">
            <text:p>$18.88</text:p>
          </table:table-cell>
        </table:table-row>
        <table:table-row table:style-name="ro1">
          <table:table-cell table:style-name="ce1" office:value-type="string">
            <text:p>04/27/2023</text:p>
          </table:table-cell>
          <table:table-cell table:style-name="ce2" office:value-type="currency" office:currency="CAD" office:value="18.94">
            <text:p>$18.94</text:p>
          </table:table-cell>
          <table:table-cell table:style-name="ce1" office:value-type="float" office:value="2238947">
            <text:p>2238947</text:p>
          </table:table-cell>
          <table:table-cell table:style-name="ce2" office:value-type="currency" office:currency="CAD" office:value="18.75">
            <text:p>$18.75</text:p>
          </table:table-cell>
          <table:table-cell table:style-name="ce2" office:value-type="currency" office:currency="CAD" office:value="19.34">
            <text:p>$19.34</text:p>
          </table:table-cell>
          <table:table-cell table:style-name="ce2" office:value-type="currency" office:currency="CAD" office:value="18.72">
            <text:p>$18.72</text:p>
          </table:table-cell>
        </table:table-row>
        <table:table-row table:style-name="ro1">
          <table:table-cell table:style-name="ce1" office:value-type="string">
            <text:p>04/26/2023</text:p>
          </table:table-cell>
          <table:table-cell table:style-name="ce2" office:value-type="currency" office:currency="CAD" office:value="18.65">
            <text:p>$18.65</text:p>
          </table:table-cell>
          <table:table-cell table:style-name="ce1" office:value-type="float" office:value="2287611">
            <text:p>2287611</text:p>
          </table:table-cell>
          <table:table-cell table:style-name="ce2" office:value-type="currency" office:currency="CAD" office:value="18.98">
            <text:p>$18.98</text:p>
          </table:table-cell>
          <table:table-cell table:style-name="ce2" office:value-type="currency" office:currency="CAD" office:value="19.23">
            <text:p>$19.23</text:p>
          </table:table-cell>
          <table:table-cell table:style-name="ce2" office:value-type="currency" office:currency="CAD" office:value="18.65">
            <text:p>$18.65</text:p>
          </table:table-cell>
        </table:table-row>
        <table:table-row table:style-name="ro1">
          <table:table-cell table:style-name="ce1" office:value-type="string">
            <text:p>04/25/2023</text:p>
          </table:table-cell>
          <table:table-cell table:style-name="ce2" office:value-type="currency" office:currency="CAD" office:value="19">
            <text:p>$19.00</text:p>
          </table:table-cell>
          <table:table-cell table:style-name="ce1" office:value-type="float" office:value="2560841">
            <text:p>2560841</text:p>
          </table:table-cell>
          <table:table-cell table:style-name="ce2" office:value-type="currency" office:currency="CAD" office:value="19.74">
            <text:p>$19.74</text:p>
          </table:table-cell>
          <table:table-cell table:style-name="ce2" office:value-type="currency" office:currency="CAD" office:value="20.04">
            <text:p>$20.04</text:p>
          </table:table-cell>
          <table:table-cell table:style-name="ce2" office:value-type="currency" office:currency="CAD" office:value="18.91">
            <text:p>$18.91</text:p>
          </table:table-cell>
        </table:table-row>
        <table:table-row table:style-name="ro1">
          <table:table-cell table:style-name="ce1" office:value-type="string">
            <text:p>04/24/2023</text:p>
          </table:table-cell>
          <table:table-cell table:style-name="ce2" office:value-type="currency" office:currency="CAD" office:value="19.93">
            <text:p>$19.93</text:p>
          </table:table-cell>
          <table:table-cell table:style-name="ce1" office:value-type="float" office:value="2742391">
            <text:p>2742391</text:p>
          </table:table-cell>
          <table:table-cell table:style-name="ce2" office:value-type="currency" office:currency="CAD" office:value="20.15">
            <text:p>$20.15</text:p>
          </table:table-cell>
          <table:table-cell table:style-name="ce2" office:value-type="currency" office:currency="CAD" office:value="20.41">
            <text:p>$20.41</text:p>
          </table:table-cell>
          <table:table-cell table:style-name="ce2" office:value-type="currency" office:currency="CAD" office:value="19.81">
            <text:p>$19.81</text:p>
          </table:table-cell>
        </table:table-row>
        <table:table-row table:style-name="ro1">
          <table:table-cell table:style-name="ce1" office:value-type="string">
            <text:p>04/21/2023</text:p>
          </table:table-cell>
          <table:table-cell table:style-name="ce2" office:value-type="currency" office:currency="CAD" office:value="20.49">
            <text:p>$20.49</text:p>
          </table:table-cell>
          <table:table-cell table:style-name="ce1" office:value-type="float" office:value="2085872">
            <text:p>2085872</text:p>
          </table:table-cell>
          <table:table-cell table:style-name="ce2" office:value-type="currency" office:currency="CAD" office:value="20.2">
            <text:p>$20.20</text:p>
          </table:table-cell>
          <table:table-cell table:style-name="ce2" office:value-type="currency" office:currency="CAD" office:value="20.62">
            <text:p>$20.62</text:p>
          </table:table-cell>
          <table:table-cell table:style-name="ce2" office:value-type="currency" office:currency="CAD" office:value="20.1">
            <text:p>$20.10</text:p>
          </table:table-cell>
        </table:table-row>
        <table:table-row table:style-name="ro1">
          <table:table-cell table:style-name="ce1" office:value-type="string">
            <text:p>04/20/2023</text:p>
          </table:table-cell>
          <table:table-cell table:style-name="ce2" office:value-type="currency" office:currency="CAD" office:value="20.22">
            <text:p>$20.22</text:p>
          </table:table-cell>
          <table:table-cell table:style-name="ce1" office:value-type="float" office:value="2977376">
            <text:p>2977376</text:p>
          </table:table-cell>
          <table:table-cell table:style-name="ce2" office:value-type="currency" office:currency="CAD" office:value="20.88">
            <text:p>$20.88</text:p>
          </table:table-cell>
          <table:table-cell table:style-name="ce2" office:value-type="currency" office:currency="CAD" office:value="21.57">
            <text:p>$21.57</text:p>
          </table:table-cell>
          <table:table-cell table:style-name="ce2" office:value-type="currency" office:currency="CAD" office:value="20.06">
            <text:p>$20.06</text:p>
          </table:table-cell>
        </table:table-row>
        <table:table-row table:style-name="ro1">
          <table:table-cell table:style-name="ce1" office:value-type="string">
            <text:p>04/19/2023</text:p>
          </table:table-cell>
          <table:table-cell table:style-name="ce2" office:value-type="currency" office:currency="CAD" office:value="21.31">
            <text:p>$21.31</text:p>
          </table:table-cell>
          <table:table-cell table:style-name="ce1" office:value-type="float" office:value="2539480">
            <text:p>2539480</text:p>
          </table:table-cell>
          <table:table-cell table:style-name="ce2" office:value-type="currency" office:currency="CAD" office:value="21.28">
            <text:p>$21.28</text:p>
          </table:table-cell>
          <table:table-cell table:style-name="ce2" office:value-type="currency" office:currency="CAD" office:value="21.87">
            <text:p>$21.87</text:p>
          </table:table-cell>
          <table:table-cell table:style-name="ce2" office:value-type="currency" office:currency="CAD" office:value="20.96">
            <text:p>$20.96</text:p>
          </table:table-cell>
        </table:table-row>
        <table:table-row table:style-name="ro1">
          <table:table-cell table:style-name="ce1" office:value-type="string">
            <text:p>04/18/2023</text:p>
          </table:table-cell>
          <table:table-cell table:style-name="ce2" office:value-type="currency" office:currency="CAD" office:value="21.61">
            <text:p>$21.61</text:p>
          </table:table-cell>
          <table:table-cell table:style-name="ce1" office:value-type="float" office:value="2748702">
            <text:p>2748702</text:p>
          </table:table-cell>
          <table:table-cell table:style-name="ce2" office:value-type="currency" office:currency="CAD" office:value="22.14">
            <text:p>$22.14</text:p>
          </table:table-cell>
          <table:table-cell table:style-name="ce2" office:value-type="currency" office:currency="CAD" office:value="22.32">
            <text:p>$22.32</text:p>
          </table:table-cell>
          <table:table-cell table:style-name="ce2" office:value-type="currency" office:currency="CAD" office:value="21.5">
            <text:p>$21.50</text:p>
          </table:table-cell>
        </table:table-row>
        <table:table-row table:style-name="ro1">
          <table:table-cell table:style-name="ce1" office:value-type="string">
            <text:p>04/17/2023</text:p>
          </table:table-cell>
          <table:table-cell table:style-name="ce2" office:value-type="currency" office:currency="CAD" office:value="22.28">
            <text:p>$22.28</text:p>
          </table:table-cell>
          <table:table-cell table:style-name="ce1" office:value-type="float" office:value="2066616">
            <text:p>2066616</text:p>
          </table:table-cell>
          <table:table-cell table:style-name="ce2" office:value-type="currency" office:currency="CAD" office:value="22.27">
            <text:p>$22.27</text:p>
          </table:table-cell>
          <table:table-cell table:style-name="ce2" office:value-type="currency" office:currency="CAD" office:value="22.68">
            <text:p>$22.68</text:p>
          </table:table-cell>
          <table:table-cell table:style-name="ce2" office:value-type="currency" office:currency="CAD" office:value="22.14">
            <text:p>$22.14</text:p>
          </table:table-cell>
        </table:table-row>
        <table:table-row table:style-name="ro1">
          <table:table-cell table:style-name="ce1" office:value-type="string">
            <text:p>04/14/2023</text:p>
          </table:table-cell>
          <table:table-cell table:style-name="ce2" office:value-type="currency" office:currency="CAD" office:value="22.46">
            <text:p>$22.46</text:p>
          </table:table-cell>
          <table:table-cell table:style-name="ce1" office:value-type="float" office:value="2312372">
            <text:p>2312372</text:p>
          </table:table-cell>
          <table:table-cell table:style-name="ce2" office:value-type="currency" office:currency="CAD" office:value="22.74">
            <text:p>$22.74</text:p>
          </table:table-cell>
          <table:table-cell table:style-name="ce2" office:value-type="currency" office:currency="CAD" office:value="23.25">
            <text:p>$23.25</text:p>
          </table:table-cell>
          <table:table-cell table:style-name="ce2" office:value-type="currency" office:currency="CAD" office:value="22.32">
            <text:p>$22.32</text:p>
          </table:table-cell>
        </table:table-row>
        <table:table-row table:style-name="ro1">
          <table:table-cell table:style-name="ce1" office:value-type="string">
            <text:p>04/13/2023</text:p>
          </table:table-cell>
          <table:table-cell table:style-name="ce2" office:value-type="currency" office:currency="CAD" office:value="22.55">
            <text:p>$22.55</text:p>
          </table:table-cell>
          <table:table-cell table:style-name="ce1" office:value-type="float" office:value="1803934">
            <text:p>1803934</text:p>
          </table:table-cell>
          <table:table-cell table:style-name="ce2" office:value-type="currency" office:currency="CAD" office:value="22.5">
            <text:p>$22.50</text:p>
          </table:table-cell>
          <table:table-cell table:style-name="ce2" office:value-type="currency" office:currency="CAD" office:value="22.85">
            <text:p>$22.85</text:p>
          </table:table-cell>
          <table:table-cell table:style-name="ce2" office:value-type="currency" office:currency="CAD" office:value="22.33">
            <text:p>$22.33</text:p>
          </table:table-cell>
        </table:table-row>
        <table:table-row table:style-name="ro1">
          <table:table-cell table:style-name="ce1" office:value-type="string">
            <text:p>04/12/2023</text:p>
          </table:table-cell>
          <table:table-cell table:style-name="ce2" office:value-type="currency" office:currency="CAD" office:value="22.26">
            <text:p>$22.26</text:p>
          </table:table-cell>
          <table:table-cell table:style-name="ce1" office:value-type="float" office:value="2141141">
            <text:p>2141141</text:p>
          </table:table-cell>
          <table:table-cell table:style-name="ce2" office:value-type="currency" office:currency="CAD" office:value="22.9">
            <text:p>$22.90</text:p>
          </table:table-cell>
          <table:table-cell table:style-name="ce2" office:value-type="currency" office:currency="CAD" office:value="23.28">
            <text:p>$23.28</text:p>
          </table:table-cell>
          <table:table-cell table:style-name="ce2" office:value-type="currency" office:currency="CAD" office:value="22.26">
            <text:p>$22.26</text:p>
          </table:table-cell>
        </table:table-row>
        <table:table-row table:style-name="ro1">
          <table:table-cell table:style-name="ce1" office:value-type="string">
            <text:p>04/11/2023</text:p>
          </table:table-cell>
          <table:table-cell table:style-name="ce2" office:value-type="currency" office:currency="CAD" office:value="22.69">
            <text:p>$22.69</text:p>
          </table:table-cell>
          <table:table-cell table:style-name="ce1" office:value-type="float" office:value="2539969">
            <text:p>2539969</text:p>
          </table:table-cell>
          <table:table-cell table:style-name="ce2" office:value-type="currency" office:currency="CAD" office:value="22.57">
            <text:p>$22.57</text:p>
          </table:table-cell>
          <table:table-cell table:style-name="ce2" office:value-type="currency" office:currency="CAD" office:value="23.17">
            <text:p>$23.17</text:p>
          </table:table-cell>
          <table:table-cell table:style-name="ce2" office:value-type="currency" office:currency="CAD" office:value="22.42">
            <text:p>$22.42</text:p>
          </table:table-cell>
        </table:table-row>
        <table:table-row table:style-name="ro1">
          <table:table-cell table:style-name="ce1" office:value-type="string">
            <text:p>04/10/2023</text:p>
          </table:table-cell>
          <table:table-cell table:style-name="ce2" office:value-type="currency" office:currency="CAD" office:value="22.37">
            <text:p>$22.37</text:p>
          </table:table-cell>
          <table:table-cell table:style-name="ce1" office:value-type="float" office:value="2176087">
            <text:p>2176087</text:p>
          </table:table-cell>
          <table:table-cell table:style-name="ce2" office:value-type="currency" office:currency="CAD" office:value="21.85">
            <text:p>$21.85</text:p>
          </table:table-cell>
          <table:table-cell table:style-name="ce2" office:value-type="currency" office:currency="CAD" office:value="22.43">
            <text:p>$22.43</text:p>
          </table:table-cell>
          <table:table-cell table:style-name="ce2" office:value-type="currency" office:currency="CAD" office:value="21.82">
            <text:p>$21.82</text:p>
          </table:table-cell>
        </table:table-row>
        <table:table-row table:style-name="ro1">
          <table:table-cell table:style-name="ce1" office:value-type="string">
            <text:p>04/06/2023</text:p>
          </table:table-cell>
          <table:table-cell table:style-name="ce2" office:value-type="currency" office:currency="CAD" office:value="22.4">
            <text:p>$22.40</text:p>
          </table:table-cell>
          <table:table-cell table:style-name="ce1" office:value-type="float" office:value="2506935">
            <text:p>2506935</text:p>
          </table:table-cell>
          <table:table-cell table:style-name="ce2" office:value-type="currency" office:currency="CAD" office:value="22">
            <text:p>$22.00</text:p>
          </table:table-cell>
          <table:table-cell table:style-name="ce2" office:value-type="currency" office:currency="CAD" office:value="22.67">
            <text:p>$22.67</text:p>
          </table:table-cell>
          <table:table-cell table:style-name="ce2" office:value-type="currency" office:currency="CAD" office:value="21.77">
            <text:p>$21.77</text:p>
          </table:table-cell>
        </table:table-row>
        <table:table-row table:style-name="ro1">
          <table:table-cell table:style-name="ce1" office:value-type="string">
            <text:p>04/05/2023</text:p>
          </table:table-cell>
          <table:table-cell table:style-name="ce2" office:value-type="currency" office:currency="CAD" office:value="22.07">
            <text:p>$22.07</text:p>
          </table:table-cell>
          <table:table-cell table:style-name="ce1" office:value-type="float" office:value="3638100">
            <text:p>3638100</text:p>
          </table:table-cell>
          <table:table-cell table:number-columns-repeated="2" table:style-name="ce2" office:value-type="currency" office:currency="CAD" office:value="22.47">
            <text:p>$22.47</text:p>
          </table:table-cell>
          <table:table-cell table:style-name="ce2" office:value-type="currency" office:currency="CAD" office:value="21.23">
            <text:p>$21.23</text:p>
          </table:table-cell>
        </table:table-row>
        <table:table-row table:style-name="ro1">
          <table:table-cell table:style-name="ce1" office:value-type="string">
            <text:p>04/04/2023</text:p>
          </table:table-cell>
          <table:table-cell table:style-name="ce2" office:value-type="currency" office:currency="CAD" office:value="22.35">
            <text:p>$22.35</text:p>
          </table:table-cell>
          <table:table-cell table:style-name="ce1" office:value-type="float" office:value="3421464">
            <text:p>3421464</text:p>
          </table:table-cell>
          <table:table-cell table:style-name="ce2" office:value-type="currency" office:currency="CAD" office:value="22.75">
            <text:p>$22.75</text:p>
          </table:table-cell>
          <table:table-cell table:style-name="ce2" office:value-type="currency" office:currency="CAD" office:value="23.14">
            <text:p>$23.14</text:p>
          </table:table-cell>
          <table:table-cell table:style-name="ce2" office:value-type="currency" office:currency="CAD" office:value="22.09">
            <text:p>$22.09</text:p>
          </table:table-cell>
        </table:table-row>
        <table:table-row table:style-name="ro1">
          <table:table-cell table:style-name="ce1" office:value-type="string">
            <text:p>04/03/2023</text:p>
          </table:table-cell>
          <table:table-cell table:style-name="ce2" office:value-type="currency" office:currency="CAD" office:value="23.17">
            <text:p>$23.17</text:p>
          </table:table-cell>
          <table:table-cell table:style-name="ce1" office:value-type="float" office:value="4274492">
            <text:p>4274492</text:p>
          </table:table-cell>
          <table:table-cell table:style-name="ce2" office:value-type="currency" office:currency="CAD" office:value="22.94">
            <text:p>$22.94</text:p>
          </table:table-cell>
          <table:table-cell table:style-name="ce2" office:value-type="currency" office:currency="CAD" office:value="23.85">
            <text:p>$23.85</text:p>
          </table:table-cell>
          <table:table-cell table:style-name="ce2" office:value-type="currency" office:currency="CAD" office:value="22.66">
            <text:p>$22.66</text:p>
          </table:table-cell>
        </table:table-row>
        <table:table-row table:style-name="ro1">
          <table:table-cell table:style-name="ce1" office:value-type="string">
            <text:p>03/31/2023</text:p>
          </table:table-cell>
          <table:table-cell table:style-name="ce2" office:value-type="currency" office:currency="CAD" office:value="23.02">
            <text:p>$23.02</text:p>
          </table:table-cell>
          <table:table-cell table:style-name="ce1" office:value-type="float" office:value="3880261">
            <text:p>3880261</text:p>
          </table:table-cell>
          <table:table-cell table:style-name="ce2" office:value-type="currency" office:currency="CAD" office:value="22.35">
            <text:p>$22.35</text:p>
          </table:table-cell>
          <table:table-cell table:style-name="ce2" office:value-type="currency" office:currency="CAD" office:value="23.07">
            <text:p>$23.07</text:p>
          </table:table-cell>
          <table:table-cell table:style-name="ce2" office:value-type="currency" office:currency="CAD" office:value="22.15">
            <text:p>$22.15</text:p>
          </table:table-cell>
        </table:table-row>
        <table:table-row table:style-name="ro1">
          <table:table-cell table:style-name="ce1" office:value-type="string">
            <text:p>03/30/2023</text:p>
          </table:table-cell>
          <table:table-cell table:style-name="ce2" office:value-type="currency" office:currency="CAD" office:value="22.5">
            <text:p>$22.50</text:p>
          </table:table-cell>
          <table:table-cell table:style-name="ce1" office:value-type="float" office:value="3477609">
            <text:p>3477609</text:p>
          </table:table-cell>
          <table:table-cell table:style-name="ce2" office:value-type="currency" office:currency="CAD" office:value="22.6">
            <text:p>$22.60</text:p>
          </table:table-cell>
          <table:table-cell table:style-name="ce2" office:value-type="currency" office:currency="CAD" office:value="22.83">
            <text:p>$22.83</text:p>
          </table:table-cell>
          <table:table-cell table:style-name="ce2" office:value-type="currency" office:currency="CAD" office:value="22.11">
            <text:p>$22.11</text:p>
          </table:table-cell>
        </table:table-row>
        <table:table-row table:style-name="ro1">
          <table:table-cell table:style-name="ce1" office:value-type="string">
            <text:p>03/29/2023</text:p>
          </table:table-cell>
          <table:table-cell table:style-name="ce2" office:value-type="currency" office:currency="CAD" office:value="22.46">
            <text:p>$22.46</text:p>
          </table:table-cell>
          <table:table-cell table:style-name="ce1" office:value-type="float" office:value="4161361">
            <text:p>4161361</text:p>
          </table:table-cell>
          <table:table-cell table:style-name="ce2" office:value-type="currency" office:currency="CAD" office:value="23.08">
            <text:p>$23.08</text:p>
          </table:table-cell>
          <table:table-cell table:style-name="ce2" office:value-type="currency" office:currency="CAD" office:value="23.7">
            <text:p>$23.70</text:p>
          </table:table-cell>
          <table:table-cell table:style-name="ce2" office:value-type="currency" office:currency="CAD" office:value="22.22">
            <text:p>$22.22</text:p>
          </table:table-cell>
        </table:table-row>
        <table:table-row table:style-name="ro1">
          <table:table-cell table:style-name="ce1" office:value-type="string">
            <text:p>03/28/2023</text:p>
          </table:table-cell>
          <table:table-cell table:style-name="ce2" office:value-type="currency" office:currency="CAD" office:value="23.15">
            <text:p>$23.15</text:p>
          </table:table-cell>
          <table:table-cell table:style-name="ce1" office:value-type="float" office:value="5711651">
            <text:p>5711651</text:p>
          </table:table-cell>
          <table:table-cell table:style-name="ce2" office:value-type="currency" office:currency="CAD" office:value="22.97">
            <text:p>$22.97</text:p>
          </table:table-cell>
          <table:table-cell table:style-name="ce2" office:value-type="currency" office:currency="CAD" office:value="23.54">
            <text:p>$23.54</text:p>
          </table:table-cell>
          <table:table-cell table:style-name="ce2" office:value-type="currency" office:currency="CAD" office:value="22.22">
            <text:p>$22.22</text:p>
          </table:table-cell>
        </table:table-row>
        <table:table-row table:style-name="ro1">
          <table:table-cell table:style-name="ce1" office:value-type="string">
            <text:p>03/27/2023</text:p>
          </table:table-cell>
          <table:table-cell table:style-name="ce2" office:value-type="currency" office:currency="CAD" office:value="23">
            <text:p>$23.00</text:p>
          </table:table-cell>
          <table:table-cell table:style-name="ce1" office:value-type="float" office:value="4580797">
            <text:p>4580797</text:p>
          </table:table-cell>
          <table:table-cell table:style-name="ce2" office:value-type="currency" office:currency="CAD" office:value="23.99">
            <text:p>$23.99</text:p>
          </table:table-cell>
          <table:table-cell table:style-name="ce2" office:value-type="currency" office:currency="CAD" office:value="24.01">
            <text:p>$24.01</text:p>
          </table:table-cell>
          <table:table-cell table:style-name="ce2" office:value-type="currency" office:currency="CAD" office:value="22.69">
            <text:p>$22.69</text:p>
          </table:table-cell>
        </table:table-row>
        <table:table-row table:style-name="ro1">
          <table:table-cell table:style-name="ce1" office:value-type="string">
            <text:p>03/24/2023</text:p>
          </table:table-cell>
          <table:table-cell table:style-name="ce2" office:value-type="currency" office:currency="CAD" office:value="23.98">
            <text:p>$23.98</text:p>
          </table:table-cell>
          <table:table-cell table:style-name="ce1" office:value-type="float" office:value="8768674">
            <text:p>8768674</text:p>
          </table:table-cell>
          <table:table-cell table:style-name="ce2" office:value-type="currency" office:currency="CAD" office:value="22.32">
            <text:p>$22.32</text:p>
          </table:table-cell>
          <table:table-cell table:style-name="ce2" office:value-type="currency" office:currency="CAD" office:value="23.99">
            <text:p>$23.99</text:p>
          </table:table-cell>
          <table:table-cell table:style-name="ce2" office:value-type="currency" office:currency="CAD" office:value="22.1">
            <text:p>$22.10</text:p>
          </table:table-cell>
        </table:table-row>
        <table:table-row table:style-name="ro1">
          <table:table-cell table:style-name="ce1" office:value-type="string">
            <text:p>03/23/2023</text:p>
          </table:table-cell>
          <table:table-cell table:style-name="ce2" office:value-type="currency" office:currency="CAD" office:value="22.58">
            <text:p>$22.58</text:p>
          </table:table-cell>
          <table:table-cell table:style-name="ce1" office:value-type="float" office:value="11168850">
            <text:p>11168850</text:p>
          </table:table-cell>
          <table:table-cell table:style-name="ce2" office:value-type="currency" office:currency="CAD" office:value="22.57">
            <text:p>$22.57</text:p>
          </table:table-cell>
          <table:table-cell table:style-name="ce2" office:value-type="currency" office:currency="CAD" office:value="24.59">
            <text:p>$24.59</text:p>
          </table:table-cell>
          <table:table-cell table:style-name="ce2" office:value-type="currency" office:currency="CAD" office:value="22.13">
            <text:p>$22.13</text:p>
          </table:table-cell>
        </table:table-row>
        <table:table-row table:style-name="ro1">
          <table:table-cell table:style-name="ce1" office:value-type="string">
            <text:p>03/22/2023</text:p>
          </table:table-cell>
          <table:table-cell table:style-name="ce2" office:value-type="currency" office:currency="CAD" office:value="23.87">
            <text:p>$23.87</text:p>
          </table:table-cell>
          <table:table-cell table:style-name="ce1" office:value-type="float" office:value="66764650">
            <text:p>66764650</text:p>
          </table:table-cell>
          <table:table-cell table:style-name="ce2" office:value-type="currency" office:currency="CAD" office:value="26.6">
            <text:p>$26.60</text:p>
          </table:table-cell>
          <table:table-cell table:style-name="ce2" office:value-type="currency" office:currency="CAD" office:value="27">
            <text:p>$27.00</text:p>
          </table:table-cell>
          <table:table-cell table:style-name="ce2" office:value-type="currency" office:currency="CAD" office:value="23.05">
            <text:p>$23.05</text:p>
          </table:table-cell>
        </table:table-row>
        <table:table-row table:style-name="ro1">
          <table:table-cell table:style-name="ce1" office:value-type="string">
            <text:p>03/21/2023</text:p>
          </table:table-cell>
          <table:table-cell table:style-name="ce2" office:value-type="currency" office:currency="CAD" office:value="17.65">
            <text:p>$17.65</text:p>
          </table:table-cell>
          <table:table-cell table:style-name="ce1" office:value-type="float" office:value="15882850">
            <text:p>15882850</text:p>
          </table:table-cell>
          <table:table-cell table:style-name="ce2" office:value-type="currency" office:currency="CAD" office:value="17.15">
            <text:p>$17.15</text:p>
          </table:table-cell>
          <table:table-cell table:style-name="ce2" office:value-type="currency" office:currency="CAD" office:value="18.35">
            <text:p>$18.35</text:p>
          </table:table-cell>
          <table:table-cell table:style-name="ce2" office:value-type="currency" office:currency="CAD" office:value="17.14">
            <text:p>$17.14</text:p>
          </table:table-cell>
        </table:table-row>
        <table:table-row table:style-name="ro1">
          <table:table-cell table:style-name="ce1" office:value-type="string">
            <text:p>03/20/2023</text:p>
          </table:table-cell>
          <table:table-cell table:style-name="ce2" office:value-type="currency" office:currency="CAD" office:value="16.87">
            <text:p>$16.87</text:p>
          </table:table-cell>
          <table:table-cell table:style-name="ce1" office:value-type="float" office:value="4463676">
            <text:p>4463676</text:p>
          </table:table-cell>
          <table:table-cell table:style-name="ce2" office:value-type="currency" office:currency="CAD" office:value="16.65">
            <text:p>$16.65</text:p>
          </table:table-cell>
          <table:table-cell table:style-name="ce2" office:value-type="currency" office:currency="CAD" office:value="17.27">
            <text:p>$17.27</text:p>
          </table:table-cell>
          <table:table-cell table:style-name="ce2" office:value-type="currency" office:currency="CAD" office:value="16.25">
            <text:p>$16.25</text:p>
          </table:table-cell>
        </table:table-row>
        <table:table-row table:style-name="ro1">
          <table:table-cell table:style-name="ce1" office:value-type="string">
            <text:p>03/17/2023</text:p>
          </table:table-cell>
          <table:table-cell table:style-name="ce2" office:value-type="currency" office:currency="CAD" office:value="16.6">
            <text:p>$16.60</text:p>
          </table:table-cell>
          <table:table-cell table:style-name="ce1" office:value-type="float" office:value="5105501">
            <text:p>5105501</text:p>
          </table:table-cell>
          <table:table-cell table:style-name="ce2" office:value-type="currency" office:currency="CAD" office:value="16.62">
            <text:p>$16.62</text:p>
          </table:table-cell>
          <table:table-cell table:style-name="ce2" office:value-type="currency" office:currency="CAD" office:value="16.72">
            <text:p>$16.72</text:p>
          </table:table-cell>
          <table:table-cell table:style-name="ce2" office:value-type="currency" office:currency="CAD" office:value="15.92">
            <text:p>$15.92</text:p>
          </table:table-cell>
        </table:table-row>
        <table:table-row table:style-name="ro1">
          <table:table-cell table:style-name="ce1" office:value-type="string">
            <text:p>03/16/2023</text:p>
          </table:table-cell>
          <table:table-cell table:style-name="ce2" office:value-type="currency" office:currency="CAD" office:value="16.76">
            <text:p>$16.76</text:p>
          </table:table-cell>
          <table:table-cell table:style-name="ce1" office:value-type="float" office:value="4093282">
            <text:p>4093282</text:p>
          </table:table-cell>
          <table:table-cell table:style-name="ce2" office:value-type="currency" office:currency="CAD" office:value="16">
            <text:p>$16.00</text:p>
          </table:table-cell>
          <table:table-cell table:style-name="ce2" office:value-type="currency" office:currency="CAD" office:value="16.77">
            <text:p>$16.77</text:p>
          </table:table-cell>
          <table:table-cell table:style-name="ce2" office:value-type="currency" office:currency="CAD" office:value="15.53">
            <text:p>$15.53</text:p>
          </table:table-cell>
        </table:table-row>
        <table:table-row table:style-name="ro1">
          <table:table-cell table:style-name="ce1" office:value-type="string">
            <text:p>03/15/2023</text:p>
          </table:table-cell>
          <table:table-cell table:style-name="ce2" office:value-type="currency" office:currency="CAD" office:value="15.95">
            <text:p>$15.95</text:p>
          </table:table-cell>
          <table:table-cell table:style-name="ce1" office:value-type="float" office:value="4541529">
            <text:p>4541529</text:p>
          </table:table-cell>
          <table:table-cell table:style-name="ce2" office:value-type="currency" office:currency="CAD" office:value="16.5">
            <text:p>$16.50</text:p>
          </table:table-cell>
          <table:table-cell table:style-name="ce2" office:value-type="currency" office:currency="CAD" office:value="16.69">
            <text:p>$16.69</text:p>
          </table:table-cell>
          <table:table-cell table:style-name="ce2" office:value-type="currency" office:currency="CAD" office:value="15.7">
            <text:p>$15.70</text:p>
          </table:table-cell>
        </table:table-row>
        <table:table-row table:style-name="ro1">
          <table:table-cell table:style-name="ce1" office:value-type="string">
            <text:p>03/14/2023</text:p>
          </table:table-cell>
          <table:table-cell table:style-name="ce2" office:value-type="currency" office:currency="CAD" office:value="16.91">
            <text:p>$16.91</text:p>
          </table:table-cell>
          <table:table-cell table:style-name="ce1" office:value-type="float" office:value="3077400">
            <text:p>3077400</text:p>
          </table:table-cell>
          <table:table-cell table:style-name="ce2" office:value-type="currency" office:currency="CAD" office:value="17.37">
            <text:p>$17.37</text:p>
          </table:table-cell>
          <table:table-cell table:style-name="ce2" office:value-type="currency" office:currency="CAD" office:value="17.41">
            <text:p>$17.41</text:p>
          </table:table-cell>
          <table:table-cell table:style-name="ce2" office:value-type="currency" office:currency="CAD" office:value="16.4">
            <text:p>$16.40</text:p>
          </table:table-cell>
        </table:table-row>
        <table:table-row table:style-name="ro1">
          <table:table-cell table:style-name="ce1" office:value-type="string">
            <text:p>03/13/2023</text:p>
          </table:table-cell>
          <table:table-cell table:style-name="ce2" office:value-type="currency" office:currency="CAD" office:value="16.75">
            <text:p>$16.75</text:p>
          </table:table-cell>
          <table:table-cell table:style-name="ce1" office:value-type="float" office:value="2959090">
            <text:p>2959090</text:p>
          </table:table-cell>
          <table:table-cell table:style-name="ce2" office:value-type="currency" office:currency="CAD" office:value="16.77">
            <text:p>$16.77</text:p>
          </table:table-cell>
          <table:table-cell table:style-name="ce2" office:value-type="currency" office:currency="CAD" office:value="17.35">
            <text:p>$17.35</text:p>
          </table:table-cell>
          <table:table-cell table:style-name="ce2" office:value-type="currency" office:currency="CAD" office:value="16.52">
            <text:p>$16.52</text:p>
          </table:table-cell>
        </table:table-row>
        <table:table-row table:style-name="ro1">
          <table:table-cell table:style-name="ce1" office:value-type="string">
            <text:p>03/10/2023</text:p>
          </table:table-cell>
          <table:table-cell table:style-name="ce2" office:value-type="currency" office:currency="CAD" office:value="17.25">
            <text:p>$17.25</text:p>
          </table:table-cell>
          <table:table-cell table:style-name="ce1" office:value-type="float" office:value="2845500">
            <text:p>2845500</text:p>
          </table:table-cell>
          <table:table-cell table:style-name="ce2" office:value-type="currency" office:currency="CAD" office:value="17.53">
            <text:p>$17.53</text:p>
          </table:table-cell>
          <table:table-cell table:style-name="ce2" office:value-type="currency" office:currency="CAD" office:value="17.77">
            <text:p>$17.77</text:p>
          </table:table-cell>
          <table:table-cell table:style-name="ce2" office:value-type="currency" office:currency="CAD" office:value="16.85">
            <text:p>$16.85</text:p>
          </table:table-cell>
        </table:table-row>
        <table:table-row table:style-name="ro1">
          <table:table-cell table:style-name="ce1" office:value-type="string">
            <text:p>03/09/2023</text:p>
          </table:table-cell>
          <table:table-cell table:style-name="ce2" office:value-type="currency" office:currency="CAD" office:value="17.52">
            <text:p>$17.52</text:p>
          </table:table-cell>
          <table:table-cell table:style-name="ce1" office:value-type="float" office:value="2652605">
            <text:p>2652605</text:p>
          </table:table-cell>
          <table:table-cell table:style-name="ce2" office:value-type="currency" office:currency="CAD" office:value="18.07">
            <text:p>$18.07</text:p>
          </table:table-cell>
          <table:table-cell table:style-name="ce2" office:value-type="currency" office:currency="CAD" office:value="18.38">
            <text:p>$18.38</text:p>
          </table:table-cell>
          <table:table-cell table:style-name="ce2" office:value-type="currency" office:currency="CAD" office:value="17.48">
            <text:p>$17.48</text:p>
          </table:table-cell>
        </table:table-row>
        <table:table-row table:style-name="ro1">
          <table:table-cell table:style-name="ce1" office:value-type="string">
            <text:p>03/08/2023</text:p>
          </table:table-cell>
          <table:table-cell table:style-name="ce2" office:value-type="currency" office:currency="CAD" office:value="18.17">
            <text:p>$18.17</text:p>
          </table:table-cell>
          <table:table-cell table:style-name="ce1" office:value-type="float" office:value="3277810">
            <text:p>3277810</text:p>
          </table:table-cell>
          <table:table-cell table:style-name="ce2" office:value-type="currency" office:currency="CAD" office:value="18.05">
            <text:p>$18.05</text:p>
          </table:table-cell>
          <table:table-cell table:style-name="ce2" office:value-type="currency" office:currency="CAD" office:value="18.38">
            <text:p>$18.38</text:p>
          </table:table-cell>
          <table:table-cell table:style-name="ce2" office:value-type="currency" office:currency="CAD" office:value="17.63">
            <text:p>$17.63</text:p>
          </table:table-cell>
        </table:table-row>
        <table:table-row table:style-name="ro1">
          <table:table-cell table:style-name="ce1" office:value-type="string">
            <text:p>03/07/2023</text:p>
          </table:table-cell>
          <table:table-cell table:style-name="ce2" office:value-type="currency" office:currency="CAD" office:value="18.06">
            <text:p>$18.06</text:p>
          </table:table-cell>
          <table:table-cell table:style-name="ce1" office:value-type="float" office:value="2375301">
            <text:p>2375301</text:p>
          </table:table-cell>
          <table:table-cell table:style-name="ce2" office:value-type="currency" office:currency="CAD" office:value="18.54">
            <text:p>$18.54</text:p>
          </table:table-cell>
          <table:table-cell table:style-name="ce2" office:value-type="currency" office:currency="CAD" office:value="18.84">
            <text:p>$18.84</text:p>
          </table:table-cell>
          <table:table-cell table:style-name="ce2" office:value-type="currency" office:currency="CAD" office:value="18.06">
            <text:p>$18.06</text:p>
          </table:table-cell>
        </table:table-row>
        <table:table-row table:style-name="ro1">
          <table:table-cell table:style-name="ce1" office:value-type="string">
            <text:p>03/06/2023</text:p>
          </table:table-cell>
          <table:table-cell table:style-name="ce2" office:value-type="currency" office:currency="CAD" office:value="18.65">
            <text:p>$18.65</text:p>
          </table:table-cell>
          <table:table-cell table:style-name="ce1" office:value-type="float" office:value="2815336">
            <text:p>2815336</text:p>
          </table:table-cell>
          <table:table-cell table:style-name="ce2" office:value-type="currency" office:currency="CAD" office:value="18.52">
            <text:p>$18.52</text:p>
          </table:table-cell>
          <table:table-cell table:style-name="ce2" office:value-type="currency" office:currency="CAD" office:value="19.5">
            <text:p>$19.50</text:p>
          </table:table-cell>
          <table:table-cell table:style-name="ce2" office:value-type="currency" office:currency="CAD" office:value="18.52">
            <text:p>$18.52</text:p>
          </table:table-cell>
        </table:table-row>
        <table:table-row table:style-name="ro1">
          <table:table-cell table:style-name="ce1" office:value-type="string">
            <text:p>03/03/2023</text:p>
          </table:table-cell>
          <table:table-cell table:style-name="ce2" office:value-type="currency" office:currency="CAD" office:value="18.7">
            <text:p>$18.70</text:p>
          </table:table-cell>
          <table:table-cell table:style-name="ce1" office:value-type="float" office:value="2505515">
            <text:p>2505515</text:p>
          </table:table-cell>
          <table:table-cell table:style-name="ce2" office:value-type="currency" office:currency="CAD" office:value="18.19">
            <text:p>$18.19</text:p>
          </table:table-cell>
          <table:table-cell table:style-name="ce2" office:value-type="currency" office:currency="CAD" office:value="19.1">
            <text:p>$19.10</text:p>
          </table:table-cell>
          <table:table-cell table:style-name="ce2" office:value-type="currency" office:currency="CAD" office:value="18.1">
            <text:p>$18.10</text:p>
          </table:table-cell>
        </table:table-row>
        <table:table-row table:style-name="ro1">
          <table:table-cell table:style-name="ce1" office:value-type="string">
            <text:p>03/02/2023</text:p>
          </table:table-cell>
          <table:table-cell table:style-name="ce2" office:value-type="currency" office:currency="CAD" office:value="18.19">
            <text:p>$18.19</text:p>
          </table:table-cell>
          <table:table-cell table:style-name="ce1" office:value-type="float" office:value="2627304">
            <text:p>2627304</text:p>
          </table:table-cell>
          <table:table-cell table:style-name="ce2" office:value-type="currency" office:currency="CAD" office:value="18.15">
            <text:p>$18.15</text:p>
          </table:table-cell>
          <table:table-cell table:style-name="ce2" office:value-type="currency" office:currency="CAD" office:value="18.4">
            <text:p>$18.40</text:p>
          </table:table-cell>
          <table:table-cell table:style-name="ce2" office:value-type="currency" office:currency="CAD" office:value="17.62">
            <text:p>$17.62</text:p>
          </table:table-cell>
        </table:table-row>
        <table:table-row table:style-name="ro1">
          <table:table-cell table:style-name="ce1" office:value-type="string">
            <text:p>03/01/2023</text:p>
          </table:table-cell>
          <table:table-cell table:style-name="ce2" office:value-type="currency" office:currency="CAD" office:value="18.15">
            <text:p>$18.15</text:p>
          </table:table-cell>
          <table:table-cell table:style-name="ce1" office:value-type="float" office:value="4210100">
            <text:p>4210100</text:p>
          </table:table-cell>
          <table:table-cell table:style-name="ce2" office:value-type="currency" office:currency="CAD" office:value="18.92">
            <text:p>$18.92</text:p>
          </table:table-cell>
          <table:table-cell table:style-name="ce2" office:value-type="currency" office:currency="CAD" office:value="19.09">
            <text:p>$19.09</text:p>
          </table:table-cell>
          <table:table-cell table:style-name="ce2" office:value-type="currency" office:currency="CAD" office:value="18.14">
            <text:p>$18.14</text:p>
          </table:table-cell>
        </table:table-row>
        <table:table-row table:style-name="ro1">
          <table:table-cell table:style-name="ce1" office:value-type="string">
            <text:p>02/28/2023</text:p>
          </table:table-cell>
          <table:table-cell table:style-name="ce2" office:value-type="currency" office:currency="CAD" office:value="19.23">
            <text:p>$19.23</text:p>
          </table:table-cell>
          <table:table-cell table:style-name="ce1" office:value-type="float" office:value="3373826">
            <text:p>3373826</text:p>
          </table:table-cell>
          <table:table-cell table:style-name="ce2" office:value-type="currency" office:currency="CAD" office:value="19.06">
            <text:p>$19.06</text:p>
          </table:table-cell>
          <table:table-cell table:style-name="ce2" office:value-type="currency" office:currency="CAD" office:value="19.52">
            <text:p>$19.52</text:p>
          </table:table-cell>
          <table:table-cell table:style-name="ce2" office:value-type="currency" office:currency="CAD" office:value="18.95">
            <text:p>$18.95</text:p>
          </table:table-cell>
        </table:table-row>
        <table:table-row table:style-name="ro1">
          <table:table-cell table:style-name="ce1" office:value-type="string">
            <text:p>02/27/2023</text:p>
          </table:table-cell>
          <table:table-cell table:style-name="ce2" office:value-type="currency" office:currency="CAD" office:value="19.1">
            <text:p>$19.10</text:p>
          </table:table-cell>
          <table:table-cell table:style-name="ce1" office:value-type="float" office:value="4006677">
            <text:p>4006677</text:p>
          </table:table-cell>
          <table:table-cell table:style-name="ce2" office:value-type="currency" office:currency="CAD" office:value="19.61">
            <text:p>$19.61</text:p>
          </table:table-cell>
          <table:table-cell table:style-name="ce2" office:value-type="currency" office:currency="CAD" office:value="19.7">
            <text:p>$19.70</text:p>
          </table:table-cell>
          <table:table-cell table:style-name="ce2" office:value-type="currency" office:currency="CAD" office:value="18.89">
            <text:p>$18.89</text:p>
          </table:table-cell>
        </table:table-row>
        <table:table-row table:style-name="ro1">
          <table:table-cell table:style-name="ce1" office:value-type="string">
            <text:p>02/24/2023</text:p>
          </table:table-cell>
          <table:table-cell table:style-name="ce2" office:value-type="currency" office:currency="CAD" office:value="19.54">
            <text:p>$19.54</text:p>
          </table:table-cell>
          <table:table-cell table:style-name="ce1" office:value-type="float" office:value="2277573">
            <text:p>2277573</text:p>
          </table:table-cell>
          <table:table-cell table:style-name="ce2" office:value-type="currency" office:currency="CAD" office:value="19.71">
            <text:p>$19.71</text:p>
          </table:table-cell>
          <table:table-cell table:style-name="ce2" office:value-type="currency" office:currency="CAD" office:value="20.08">
            <text:p>$20.08</text:p>
          </table:table-cell>
          <table:table-cell table:style-name="ce2" office:value-type="currency" office:currency="CAD" office:value="19.54">
            <text:p>$19.54</text:p>
          </table:table-cell>
        </table:table-row>
        <table:table-row table:style-name="ro1">
          <table:table-cell table:style-name="ce1" office:value-type="string">
            <text:p>02/23/2023</text:p>
          </table:table-cell>
          <table:table-cell table:style-name="ce2" office:value-type="currency" office:currency="CAD" office:value="20.14">
            <text:p>$20.14</text:p>
          </table:table-cell>
          <table:table-cell table:style-name="ce1" office:value-type="float" office:value="2862036">
            <text:p>2862036</text:p>
          </table:table-cell>
          <table:table-cell table:style-name="ce2" office:value-type="currency" office:currency="CAD" office:value="20.66">
            <text:p>$20.66</text:p>
          </table:table-cell>
          <table:table-cell table:style-name="ce2" office:value-type="currency" office:currency="CAD" office:value="20.87">
            <text:p>$20.87</text:p>
          </table:table-cell>
          <table:table-cell table:style-name="ce2" office:value-type="currency" office:currency="CAD" office:value="19.53">
            <text:p>$19.53</text:p>
          </table:table-cell>
        </table:table-row>
        <table:table-row table:style-name="ro1">
          <table:table-cell table:style-name="ce1" office:value-type="string">
            <text:p>02/22/2023</text:p>
          </table:table-cell>
          <table:table-cell table:style-name="ce2" office:value-type="currency" office:currency="CAD" office:value="20.52">
            <text:p>$20.52</text:p>
          </table:table-cell>
          <table:table-cell table:style-name="ce1" office:value-type="float" office:value="2164879">
            <text:p>2164879</text:p>
          </table:table-cell>
          <table:table-cell table:style-name="ce2" office:value-type="currency" office:currency="CAD" office:value="20.53">
            <text:p>$20.53</text:p>
          </table:table-cell>
          <table:table-cell table:style-name="ce2" office:value-type="currency" office:currency="CAD" office:value="21.19">
            <text:p>$21.19</text:p>
          </table:table-cell>
          <table:table-cell table:style-name="ce2" office:value-type="currency" office:currency="CAD" office:value="20.33">
            <text:p>$20.33</text:p>
          </table:table-cell>
        </table:table-row>
        <table:table-row table:style-name="ro1">
          <table:table-cell table:style-name="ce1" office:value-type="string">
            <text:p>02/21/2023</text:p>
          </table:table-cell>
          <table:table-cell table:style-name="ce2" office:value-type="currency" office:currency="CAD" office:value="20.66">
            <text:p>$20.66</text:p>
          </table:table-cell>
          <table:table-cell table:style-name="ce1" office:value-type="float" office:value="3100309">
            <text:p>3100309</text:p>
          </table:table-cell>
          <table:table-cell table:style-name="ce2" office:value-type="currency" office:currency="CAD" office:value="21.33">
            <text:p>$21.33</text:p>
          </table:table-cell>
          <table:table-cell table:style-name="ce2" office:value-type="currency" office:currency="CAD" office:value="21.83">
            <text:p>$21.83</text:p>
          </table:table-cell>
          <table:table-cell table:style-name="ce2" office:value-type="currency" office:currency="CAD" office:value="20.63">
            <text:p>$20.63</text:p>
          </table:table-cell>
        </table:table-row>
        <table:table-row table:style-name="ro1">
          <table:table-cell table:style-name="ce1" office:value-type="string">
            <text:p>02/17/2023</text:p>
          </table:table-cell>
          <table:table-cell table:style-name="ce2" office:value-type="currency" office:currency="CAD" office:value="21.99">
            <text:p>$21.99</text:p>
          </table:table-cell>
          <table:table-cell table:style-name="ce1" office:value-type="float" office:value="2850979">
            <text:p>2850979</text:p>
          </table:table-cell>
          <table:table-cell table:style-name="ce2" office:value-type="currency" office:currency="CAD" office:value="21.27">
            <text:p>$21.27</text:p>
          </table:table-cell>
          <table:table-cell table:style-name="ce2" office:value-type="currency" office:currency="CAD" office:value="22.07">
            <text:p>$22.07</text:p>
          </table:table-cell>
          <table:table-cell table:style-name="ce2" office:value-type="currency" office:currency="CAD" office:value="21.15">
            <text:p>$21.15</text:p>
          </table:table-cell>
        </table:table-row>
        <table:table-row table:style-name="ro1">
          <table:table-cell table:style-name="ce1" office:value-type="string">
            <text:p>02/16/2023</text:p>
          </table:table-cell>
          <table:table-cell table:style-name="ce2" office:value-type="currency" office:currency="CAD" office:value="21.6">
            <text:p>$21.60</text:p>
          </table:table-cell>
          <table:table-cell table:style-name="ce1" office:value-type="float" office:value="3879046">
            <text:p>3879046</text:p>
          </table:table-cell>
          <table:table-cell table:style-name="ce2" office:value-type="currency" office:currency="CAD" office:value="21.25">
            <text:p>$21.25</text:p>
          </table:table-cell>
          <table:table-cell table:style-name="ce2" office:value-type="currency" office:currency="CAD" office:value="22.42">
            <text:p>$22.42</text:p>
          </table:table-cell>
          <table:table-cell table:style-name="ce2" office:value-type="currency" office:currency="CAD" office:value="20.85">
            <text:p>$20.85</text:p>
          </table:table-cell>
        </table:table-row>
        <table:table-row table:style-name="ro1">
          <table:table-cell table:style-name="ce1" office:value-type="string">
            <text:p>02/15/2023</text:p>
          </table:table-cell>
          <table:table-cell table:style-name="ce2" office:value-type="currency" office:currency="CAD" office:value="21.8">
            <text:p>$21.80</text:p>
          </table:table-cell>
          <table:table-cell table:style-name="ce1" office:value-type="float" office:value="7147319">
            <text:p>7147319</text:p>
          </table:table-cell>
          <table:table-cell table:style-name="ce2" office:value-type="currency" office:currency="CAD" office:value="19.8">
            <text:p>$19.80</text:p>
          </table:table-cell>
          <table:table-cell table:style-name="ce2" office:value-type="currency" office:currency="CAD" office:value="21.8">
            <text:p>$21.80</text:p>
          </table:table-cell>
          <table:table-cell table:style-name="ce2" office:value-type="currency" office:currency="CAD" office:value="19.59">
            <text:p>$19.59</text:p>
          </table:table-cell>
        </table:table-row>
        <table:table-row table:style-name="ro1">
          <table:table-cell table:style-name="ce1" office:value-type="string">
            <text:p>02/14/2023</text:p>
          </table:table-cell>
          <table:table-cell table:style-name="ce2" office:value-type="currency" office:currency="CAD" office:value="19.87">
            <text:p>$19.87</text:p>
          </table:table-cell>
          <table:table-cell table:style-name="ce1" office:value-type="float" office:value="2746308">
            <text:p>2746308</text:p>
          </table:table-cell>
          <table:table-cell table:style-name="ce2" office:value-type="currency" office:currency="CAD" office:value="19.31">
            <text:p>$19.31</text:p>
          </table:table-cell>
          <table:table-cell table:style-name="ce2" office:value-type="currency" office:currency="CAD" office:value="20.01">
            <text:p>$20.01</text:p>
          </table:table-cell>
          <table:table-cell table:style-name="ce2" office:value-type="currency" office:currency="CAD" office:value="19.1">
            <text:p>$19.10</text:p>
          </table:table-cell>
        </table:table-row>
        <table:table-row table:style-name="ro1">
          <table:table-cell table:style-name="ce1" office:value-type="string">
            <text:p>02/13/2023</text:p>
          </table:table-cell>
          <table:table-cell table:style-name="ce2" office:value-type="currency" office:currency="CAD" office:value="19.69">
            <text:p>$19.69</text:p>
          </table:table-cell>
          <table:table-cell table:style-name="ce1" office:value-type="float" office:value="2299304">
            <text:p>2299304</text:p>
          </table:table-cell>
          <table:table-cell table:style-name="ce2" office:value-type="currency" office:currency="CAD" office:value="19.3">
            <text:p>$19.30</text:p>
          </table:table-cell>
          <table:table-cell table:style-name="ce2" office:value-type="currency" office:currency="CAD" office:value="19.94">
            <text:p>$19.94</text:p>
          </table:table-cell>
          <table:table-cell table:style-name="ce2" office:value-type="currency" office:currency="CAD" office:value="19.01">
            <text:p>$19.01</text:p>
          </table:table-cell>
        </table:table-row>
        <table:table-row table:style-name="ro1">
          <table:table-cell table:style-name="ce1" office:value-type="string">
            <text:p>02/10/2023</text:p>
          </table:table-cell>
          <table:table-cell table:style-name="ce2" office:value-type="currency" office:currency="CAD" office:value="19.27">
            <text:p>$19.27</text:p>
          </table:table-cell>
          <table:table-cell table:style-name="ce1" office:value-type="float" office:value="2902678">
            <text:p>2902678</text:p>
          </table:table-cell>
          <table:table-cell table:style-name="ce2" office:value-type="currency" office:currency="CAD" office:value="19.56">
            <text:p>$19.56</text:p>
          </table:table-cell>
          <table:table-cell table:style-name="ce2" office:value-type="currency" office:currency="CAD" office:value="20.04">
            <text:p>$20.04</text:p>
          </table:table-cell>
          <table:table-cell table:style-name="ce2" office:value-type="currency" office:currency="CAD" office:value="19.05">
            <text:p>$19.05</text:p>
          </table:table-cell>
        </table:table-row>
        <table:table-row table:style-name="ro1">
          <table:table-cell table:style-name="ce1" office:value-type="string">
            <text:p>02/09/2023</text:p>
          </table:table-cell>
          <table:table-cell table:style-name="ce2" office:value-type="currency" office:currency="CAD" office:value="19.67">
            <text:p>$19.67</text:p>
          </table:table-cell>
          <table:table-cell table:style-name="ce1" office:value-type="float" office:value="4497399">
            <text:p>4497399</text:p>
          </table:table-cell>
          <table:table-cell table:style-name="ce2" office:value-type="currency" office:currency="CAD" office:value="21.25">
            <text:p>$21.25</text:p>
          </table:table-cell>
          <table:table-cell table:style-name="ce2" office:value-type="currency" office:currency="CAD" office:value="21.65">
            <text:p>$21.65</text:p>
          </table:table-cell>
          <table:table-cell table:style-name="ce2" office:value-type="currency" office:currency="CAD" office:value="19.67">
            <text:p>$19.67</text:p>
          </table:table-cell>
        </table:table-row>
        <table:table-row table:style-name="ro1">
          <table:table-cell table:style-name="ce1" office:value-type="string">
            <text:p>02/08/2023</text:p>
          </table:table-cell>
          <table:table-cell table:style-name="ce2" office:value-type="currency" office:currency="CAD" office:value="21.1">
            <text:p>$21.10</text:p>
          </table:table-cell>
          <table:table-cell table:style-name="ce1" office:value-type="float" office:value="2846425">
            <text:p>2846425</text:p>
          </table:table-cell>
          <table:table-cell table:style-name="ce2" office:value-type="currency" office:currency="CAD" office:value="21.43">
            <text:p>$21.43</text:p>
          </table:table-cell>
          <table:table-cell table:style-name="ce2" office:value-type="currency" office:currency="CAD" office:value="21.55">
            <text:p>$21.55</text:p>
          </table:table-cell>
          <table:table-cell table:style-name="ce2" office:value-type="currency" office:currency="CAD" office:value="20.61">
            <text:p>$20.61</text:p>
          </table:table-cell>
        </table:table-row>
        <table:table-row table:style-name="ro1">
          <table:table-cell table:style-name="ce1" office:value-type="string">
            <text:p>02/07/2023</text:p>
          </table:table-cell>
          <table:table-cell table:style-name="ce2" office:value-type="currency" office:currency="CAD" office:value="21.22">
            <text:p>$21.22</text:p>
          </table:table-cell>
          <table:table-cell table:style-name="ce1" office:value-type="float" office:value="9093668">
            <text:p>9093668</text:p>
          </table:table-cell>
          <table:table-cell table:style-name="ce2" office:value-type="currency" office:currency="CAD" office:value="23">
            <text:p>$23.00</text:p>
          </table:table-cell>
          <table:table-cell table:style-name="ce2" office:value-type="currency" office:currency="CAD" office:value="23.05">
            <text:p>$23.05</text:p>
          </table:table-cell>
          <table:table-cell table:style-name="ce2" office:value-type="currency" office:currency="CAD" office:value="20.5">
            <text:p>$20.50</text:p>
          </table:table-cell>
        </table:table-row>
        <table:table-row table:style-name="ro1">
          <table:table-cell table:style-name="ce1" office:value-type="string">
            <text:p>02/06/2023</text:p>
          </table:table-cell>
          <table:table-cell table:style-name="ce2" office:value-type="currency" office:currency="CAD" office:value="23.86">
            <text:p>$23.86</text:p>
          </table:table-cell>
          <table:table-cell table:style-name="ce1" office:value-type="float" office:value="8708367">
            <text:p>8708367</text:p>
          </table:table-cell>
          <table:table-cell table:style-name="ce2" office:value-type="currency" office:currency="CAD" office:value="21.88">
            <text:p>$21.88</text:p>
          </table:table-cell>
          <table:table-cell table:style-name="ce2" office:value-type="currency" office:currency="CAD" office:value="24.88">
            <text:p>$24.88</text:p>
          </table:table-cell>
          <table:table-cell table:style-name="ce2" office:value-type="currency" office:currency="CAD" office:value="21.77">
            <text:p>$21.77</text:p>
          </table:table-cell>
        </table:table-row>
        <table:table-row table:style-name="ro1">
          <table:table-cell table:style-name="ce1" office:value-type="string">
            <text:p>02/03/2023</text:p>
          </table:table-cell>
          <table:table-cell table:style-name="ce2" office:value-type="currency" office:currency="CAD" office:value="22.25">
            <text:p>$22.25</text:p>
          </table:table-cell>
          <table:table-cell table:style-name="ce1" office:value-type="float" office:value="4935949">
            <text:p>4935949</text:p>
          </table:table-cell>
          <table:table-cell table:style-name="ce2" office:value-type="currency" office:currency="CAD" office:value="22.01">
            <text:p>$22.01</text:p>
          </table:table-cell>
          <table:table-cell table:style-name="ce2" office:value-type="currency" office:currency="CAD" office:value="23.93">
            <text:p>$23.93</text:p>
          </table:table-cell>
          <table:table-cell table:style-name="ce2" office:value-type="currency" office:currency="CAD" office:value="21.8">
            <text:p>$21.80</text:p>
          </table:table-cell>
        </table:table-row>
        <table:table-row table:style-name="ro1">
          <table:table-cell table:style-name="ce1" office:value-type="string">
            <text:p>02/02/2023</text:p>
          </table:table-cell>
          <table:table-cell table:style-name="ce2" office:value-type="currency" office:currency="CAD" office:value="22.7">
            <text:p>$22.70</text:p>
          </table:table-cell>
          <table:table-cell table:style-name="ce1" office:value-type="float" office:value="7655658">
            <text:p>7655658</text:p>
          </table:table-cell>
          <table:table-cell table:style-name="ce2" office:value-type="currency" office:currency="CAD" office:value="22.44">
            <text:p>$22.44</text:p>
          </table:table-cell>
          <table:table-cell table:style-name="ce2" office:value-type="currency" office:currency="CAD" office:value="24.4">
            <text:p>$24.40</text:p>
          </table:table-cell>
          <table:table-cell table:style-name="ce2" office:value-type="currency" office:currency="CAD" office:value="22.22">
            <text:p>$22.22</text:p>
          </table:table-cell>
        </table:table-row>
        <table:table-row table:style-name="ro1">
          <table:table-cell table:style-name="ce1" office:value-type="string">
            <text:p>02/01/2023</text:p>
          </table:table-cell>
          <table:table-cell table:style-name="ce2" office:value-type="currency" office:currency="CAD" office:value="21.83">
            <text:p>$21.83</text:p>
          </table:table-cell>
          <table:table-cell table:style-name="ce1" office:value-type="float" office:value="4517191">
            <text:p>4517191</text:p>
          </table:table-cell>
          <table:table-cell table:style-name="ce2" office:value-type="currency" office:currency="CAD" office:value="21.49">
            <text:p>$21.49</text:p>
          </table:table-cell>
          <table:table-cell table:style-name="ce2" office:value-type="currency" office:currency="CAD" office:value="22.12">
            <text:p>$22.12</text:p>
          </table:table-cell>
          <table:table-cell table:style-name="ce2" office:value-type="currency" office:currency="CAD" office:value="20.55">
            <text:p>$20.55</text:p>
          </table:table-cell>
        </table:table-row>
        <table:table-row table:style-name="ro1">
          <table:table-cell table:style-name="ce1" office:value-type="string">
            <text:p>01/31/2023</text:p>
          </table:table-cell>
          <table:table-cell table:style-name="ce2" office:value-type="currency" office:currency="CAD" office:value="21.87">
            <text:p>$21.87</text:p>
          </table:table-cell>
          <table:table-cell table:style-name="ce1" office:value-type="float" office:value="3128376">
            <text:p>3128376</text:p>
          </table:table-cell>
          <table:table-cell table:style-name="ce2" office:value-type="currency" office:currency="CAD" office:value="21.41">
            <text:p>$21.41</text:p>
          </table:table-cell>
          <table:table-cell table:style-name="ce2" office:value-type="currency" office:currency="CAD" office:value="22.05">
            <text:p>$22.05</text:p>
          </table:table-cell>
          <table:table-cell table:style-name="ce2" office:value-type="currency" office:currency="CAD" office:value="21.3">
            <text:p>$21.30</text:p>
          </table:table-cell>
        </table:table-row>
        <table:table-row table:style-name="ro1">
          <table:table-cell table:style-name="ce1" office:value-type="string">
            <text:p>01/30/2023</text:p>
          </table:table-cell>
          <table:table-cell table:style-name="ce2" office:value-type="currency" office:currency="CAD" office:value="21.25">
            <text:p>$21.25</text:p>
          </table:table-cell>
          <table:table-cell table:style-name="ce1" office:value-type="float" office:value="4950563">
            <text:p>4950563</text:p>
          </table:table-cell>
          <table:table-cell table:style-name="ce2" office:value-type="currency" office:currency="CAD" office:value="22.5">
            <text:p>$22.50</text:p>
          </table:table-cell>
          <table:table-cell table:style-name="ce2" office:value-type="currency" office:currency="CAD" office:value="23.48">
            <text:p>$23.48</text:p>
          </table:table-cell>
          <table:table-cell table:style-name="ce2" office:value-type="currency" office:currency="CAD" office:value="21.13">
            <text:p>$21.13</text:p>
          </table:table-cell>
        </table:table-row>
        <table:table-row table:style-name="ro1">
          <table:table-cell table:style-name="ce1" office:value-type="string">
            <text:p>01/27/2023</text:p>
          </table:table-cell>
          <table:table-cell table:style-name="ce2" office:value-type="currency" office:currency="CAD" office:value="22.82">
            <text:p>$22.82</text:p>
          </table:table-cell>
          <table:table-cell table:style-name="ce1" office:value-type="float" office:value="11897250">
            <text:p>11897250</text:p>
          </table:table-cell>
          <table:table-cell table:style-name="ce2" office:value-type="currency" office:currency="CAD" office:value="19.8">
            <text:p>$19.80</text:p>
          </table:table-cell>
          <table:table-cell table:style-name="ce2" office:value-type="currency" office:currency="CAD" office:value="23.31">
            <text:p>$23.31</text:p>
          </table:table-cell>
          <table:table-cell table:style-name="ce2" office:value-type="currency" office:currency="CAD" office:value="19.41">
            <text:p>$19.41</text:p>
          </table:table-cell>
        </table:table-row>
        <table:table-row table:style-name="ro1">
          <table:table-cell table:style-name="ce1" office:value-type="string">
            <text:p>01/26/2023</text:p>
          </table:table-cell>
          <table:table-cell table:style-name="ce2" office:value-type="currency" office:currency="CAD" office:value="20.01">
            <text:p>$20.01</text:p>
          </table:table-cell>
          <table:table-cell table:style-name="ce1" office:value-type="float" office:value="3519973">
            <text:p>3519973</text:p>
          </table:table-cell>
          <table:table-cell table:style-name="ce2" office:value-type="currency" office:currency="CAD" office:value="20.61">
            <text:p>$20.61</text:p>
          </table:table-cell>
          <table:table-cell table:style-name="ce2" office:value-type="currency" office:currency="CAD" office:value="21.17">
            <text:p>$21.17</text:p>
          </table:table-cell>
          <table:table-cell table:style-name="ce2" office:value-type="currency" office:currency="CAD" office:value="19.38">
            <text:p>$19.38</text:p>
          </table:table-cell>
        </table:table-row>
        <table:table-row table:style-name="ro1">
          <table:table-cell table:style-name="ce1" office:value-type="string">
            <text:p>01/25/2023</text:p>
          </table:table-cell>
          <table:table-cell table:style-name="ce2" office:value-type="currency" office:currency="CAD" office:value="20.23">
            <text:p>$20.23</text:p>
          </table:table-cell>
          <table:table-cell table:style-name="ce1" office:value-type="float" office:value="3515791">
            <text:p>3515791</text:p>
          </table:table-cell>
          <table:table-cell table:style-name="ce2" office:value-type="currency" office:currency="CAD" office:value="20.59">
            <text:p>$20.59</text:p>
          </table:table-cell>
          <table:table-cell table:style-name="ce2" office:value-type="currency" office:currency="CAD" office:value="20.84">
            <text:p>$20.84</text:p>
          </table:table-cell>
          <table:table-cell table:style-name="ce2" office:value-type="currency" office:currency="CAD" office:value="19.53">
            <text:p>$19.53</text:p>
          </table:table-cell>
        </table:table-row>
        <table:table-row table:style-name="ro1">
          <table:table-cell table:style-name="ce1" office:value-type="string">
            <text:p>01/24/2023</text:p>
          </table:table-cell>
          <table:table-cell table:style-name="ce2" office:value-type="currency" office:currency="CAD" office:value="21.4">
            <text:p>$21.40</text:p>
          </table:table-cell>
          <table:table-cell table:style-name="ce1" office:value-type="float" office:value="2381588">
            <text:p>2381588</text:p>
          </table:table-cell>
          <table:table-cell table:style-name="ce2" office:value-type="currency" office:currency="CAD" office:value="21.3">
            <text:p>$21.30</text:p>
          </table:table-cell>
          <table:table-cell table:style-name="ce2" office:value-type="currency" office:currency="CAD" office:value="22.09">
            <text:p>$22.09</text:p>
          </table:table-cell>
          <table:table-cell table:style-name="ce2" office:value-type="currency" office:currency="CAD" office:value="21">
            <text:p>$21.00</text:p>
          </table:table-cell>
        </table:table-row>
        <table:table-row table:style-name="ro1">
          <table:table-cell table:style-name="ce1" office:value-type="string">
            <text:p>01/23/2023</text:p>
          </table:table-cell>
          <table:table-cell table:style-name="ce2" office:value-type="currency" office:currency="CAD" office:value="21.66">
            <text:p>$21.66</text:p>
          </table:table-cell>
          <table:table-cell table:style-name="ce1" office:value-type="float" office:value="7181508">
            <text:p>7181508</text:p>
          </table:table-cell>
          <table:table-cell table:style-name="ce2" office:value-type="currency" office:currency="CAD" office:value="19.5">
            <text:p>$19.50</text:p>
          </table:table-cell>
          <table:table-cell table:style-name="ce2" office:value-type="currency" office:currency="CAD" office:value="22.49">
            <text:p>$22.49</text:p>
          </table:table-cell>
          <table:table-cell table:style-name="ce2" office:value-type="currency" office:currency="CAD" office:value="19.37">
            <text:p>$19.37</text:p>
          </table:table-cell>
        </table:table-row>
        <table:table-row table:style-name="ro1">
          <table:table-cell table:style-name="ce1" office:value-type="string">
            <text:p>01/20/2023</text:p>
          </table:table-cell>
          <table:table-cell table:style-name="ce2" office:value-type="currency" office:currency="CAD" office:value="19.61">
            <text:p>$19.61</text:p>
          </table:table-cell>
          <table:table-cell table:style-name="ce1" office:value-type="float" office:value="3564322">
            <text:p>3564322</text:p>
          </table:table-cell>
          <table:table-cell table:style-name="ce2" office:value-type="currency" office:currency="CAD" office:value="19.05">
            <text:p>$19.05</text:p>
          </table:table-cell>
          <table:table-cell table:style-name="ce2" office:value-type="currency" office:currency="CAD" office:value="20.07">
            <text:p>$20.07</text:p>
          </table:table-cell>
          <table:table-cell table:style-name="ce2" office:value-type="currency" office:currency="CAD" office:value="18.9">
            <text:p>$18.90</text:p>
          </table:table-cell>
        </table:table-row>
        <table:table-row table:style-name="ro1">
          <table:table-cell table:style-name="ce1" office:value-type="string">
            <text:p>01/19/2023</text:p>
          </table:table-cell>
          <table:table-cell table:style-name="ce2" office:value-type="currency" office:currency="CAD" office:value="19.04">
            <text:p>$19.04</text:p>
          </table:table-cell>
          <table:table-cell table:style-name="ce1" office:value-type="float" office:value="4519163">
            <text:p>4519163</text:p>
          </table:table-cell>
          <table:table-cell table:style-name="ce2" office:value-type="currency" office:currency="CAD" office:value="20.44">
            <text:p>$20.44</text:p>
          </table:table-cell>
          <table:table-cell table:style-name="ce2" office:value-type="currency" office:currency="CAD" office:value="20.45">
            <text:p>$20.45</text:p>
          </table:table-cell>
          <table:table-cell table:style-name="ce2" office:value-type="currency" office:currency="CAD" office:value="18.82">
            <text:p>$18.82</text:p>
          </table:table-cell>
        </table:table-row>
        <table:table-row table:style-name="ro1">
          <table:table-cell table:style-name="ce1" office:value-type="string">
            <text:p>01/18/2023</text:p>
          </table:table-cell>
          <table:table-cell table:style-name="ce2" office:value-type="currency" office:currency="CAD" office:value="20.79">
            <text:p>$20.79</text:p>
          </table:table-cell>
          <table:table-cell table:style-name="ce1" office:value-type="float" office:value="5632161">
            <text:p>5632161</text:p>
          </table:table-cell>
          <table:table-cell table:style-name="ce2" office:value-type="currency" office:currency="CAD" office:value="22.01">
            <text:p>$22.01</text:p>
          </table:table-cell>
          <table:table-cell table:style-name="ce2" office:value-type="currency" office:currency="CAD" office:value="22.15">
            <text:p>$22.15</text:p>
          </table:table-cell>
          <table:table-cell table:style-name="ce2" office:value-type="currency" office:currency="CAD" office:value="20.5">
            <text:p>$20.50</text:p>
          </table:table-cell>
        </table:table-row>
        <table:table-row table:style-name="ro1">
          <table:table-cell table:style-name="ce1" office:value-type="string">
            <text:p>01/17/2023</text:p>
          </table:table-cell>
          <table:table-cell table:style-name="ce2" office:value-type="currency" office:currency="CAD" office:value="21.8">
            <text:p>$21.80</text:p>
          </table:table-cell>
          <table:table-cell table:style-name="ce1" office:value-type="float" office:value="5407905">
            <text:p>5407905</text:p>
          </table:table-cell>
          <table:table-cell table:style-name="ce2" office:value-type="currency" office:currency="CAD" office:value="20.49">
            <text:p>$20.49</text:p>
          </table:table-cell>
          <table:table-cell table:style-name="ce2" office:value-type="currency" office:currency="CAD" office:value="21.94">
            <text:p>$21.94</text:p>
          </table:table-cell>
          <table:table-cell table:style-name="ce2" office:value-type="currency" office:currency="CAD" office:value="20.37">
            <text:p>$20.37</text:p>
          </table:table-cell>
        </table:table-row>
        <table:table-row table:style-name="ro1">
          <table:table-cell table:style-name="ce1" office:value-type="string">
            <text:p>01/13/2023</text:p>
          </table:table-cell>
          <table:table-cell table:style-name="ce2" office:value-type="currency" office:currency="CAD" office:value="20.49">
            <text:p>$20.49</text:p>
          </table:table-cell>
          <table:table-cell table:style-name="ce1" office:value-type="float" office:value="5494405">
            <text:p>5494405</text:p>
          </table:table-cell>
          <table:table-cell table:style-name="ce2" office:value-type="currency" office:currency="CAD" office:value="19.88">
            <text:p>$19.88</text:p>
          </table:table-cell>
          <table:table-cell table:style-name="ce2" office:value-type="currency" office:currency="CAD" office:value="21.11">
            <text:p>$21.11</text:p>
          </table:table-cell>
          <table:table-cell table:style-name="ce2" office:value-type="currency" office:currency="CAD" office:value="19.8">
            <text:p>$19.80</text:p>
          </table:table-cell>
        </table:table-row>
        <table:table-row table:style-name="ro1">
          <table:table-cell table:style-name="ce1" office:value-type="string">
            <text:p>01/12/2023</text:p>
          </table:table-cell>
          <table:table-cell table:style-name="ce2" office:value-type="currency" office:currency="CAD" office:value="20.63">
            <text:p>$20.63</text:p>
          </table:table-cell>
          <table:table-cell table:style-name="ce1" office:value-type="float" office:value="5877276">
            <text:p>5877276</text:p>
          </table:table-cell>
          <table:table-cell table:style-name="ce2" office:value-type="currency" office:currency="CAD" office:value="19.04">
            <text:p>$19.04</text:p>
          </table:table-cell>
          <table:table-cell table:style-name="ce2" office:value-type="currency" office:currency="CAD" office:value="20.63">
            <text:p>$20.63</text:p>
          </table:table-cell>
          <table:table-cell table:style-name="ce2" office:value-type="currency" office:currency="CAD" office:value="18.34">
            <text:p>$18.34</text:p>
          </table:table-cell>
        </table:table-row>
        <table:table-row table:style-name="ro1">
          <table:table-cell table:style-name="ce1" office:value-type="string">
            <text:p>01/11/2023</text:p>
          </table:table-cell>
          <table:table-cell table:style-name="ce2" office:value-type="currency" office:currency="CAD" office:value="19.04">
            <text:p>$19.04</text:p>
          </table:table-cell>
          <table:table-cell table:style-name="ce1" office:value-type="float" office:value="8405821">
            <text:p>8405821</text:p>
          </table:table-cell>
          <table:table-cell table:style-name="ce2" office:value-type="currency" office:currency="CAD" office:value="18.19">
            <text:p>$18.19</text:p>
          </table:table-cell>
          <table:table-cell table:style-name="ce2" office:value-type="currency" office:currency="CAD" office:value="20.05">
            <text:p>$20.05</text:p>
          </table:table-cell>
          <table:table-cell table:style-name="ce2" office:value-type="currency" office:currency="CAD" office:value="17.86">
            <text:p>$17.86</text:p>
          </table:table-cell>
        </table:table-row>
        <table:table-row table:style-name="ro1">
          <table:table-cell table:style-name="ce1" office:value-type="string">
            <text:p>01/10/2023</text:p>
          </table:table-cell>
          <table:table-cell table:style-name="ce2" office:value-type="currency" office:currency="CAD" office:value="17.77">
            <text:p>$17.77</text:p>
          </table:table-cell>
          <table:table-cell table:style-name="ce1" office:value-type="float" office:value="4402799">
            <text:p>4402799</text:p>
          </table:table-cell>
          <table:table-cell table:style-name="ce2" office:value-type="currency" office:currency="CAD" office:value="16.3">
            <text:p>$16.30</text:p>
          </table:table-cell>
          <table:table-cell table:style-name="ce2" office:value-type="currency" office:currency="CAD" office:value="18.09">
            <text:p>$18.09</text:p>
          </table:table-cell>
          <table:table-cell table:style-name="ce2" office:value-type="currency" office:currency="CAD" office:value="16.25">
            <text:p>$16.25</text:p>
          </table:table-cell>
        </table:table-row>
        <table:table-row table:style-name="ro1">
          <table:table-cell table:style-name="ce1" office:value-type="string">
            <text:p>01/09/2023</text:p>
          </table:table-cell>
          <table:table-cell table:style-name="ce2" office:value-type="currency" office:currency="CAD" office:value="16.38">
            <text:p>$16.38</text:p>
          </table:table-cell>
          <table:table-cell table:style-name="ce1" office:value-type="float" office:value="3522596">
            <text:p>3522596</text:p>
          </table:table-cell>
          <table:table-cell table:style-name="ce2" office:value-type="currency" office:currency="CAD" office:value="16.65">
            <text:p>$16.65</text:p>
          </table:table-cell>
          <table:table-cell table:style-name="ce2" office:value-type="currency" office:currency="CAD" office:value="17.13">
            <text:p>$17.13</text:p>
          </table:table-cell>
          <table:table-cell table:style-name="ce2" office:value-type="currency" office:currency="CAD" office:value="16.36">
            <text:p>$16.36</text:p>
          </table:table-cell>
        </table:table-row>
        <table:table-row table:style-name="ro1">
          <table:table-cell table:style-name="ce1" office:value-type="string">
            <text:p>01/06/2023</text:p>
          </table:table-cell>
          <table:table-cell table:style-name="ce2" office:value-type="currency" office:currency="CAD" office:value="16.46">
            <text:p>$16.46</text:p>
          </table:table-cell>
          <table:table-cell table:style-name="ce1" office:value-type="float" office:value="4823357">
            <text:p>4823357</text:p>
          </table:table-cell>
          <table:table-cell table:style-name="ce2" office:value-type="currency" office:currency="CAD" office:value="16">
            <text:p>$16.00</text:p>
          </table:table-cell>
          <table:table-cell table:style-name="ce2" office:value-type="currency" office:currency="CAD" office:value="16.57">
            <text:p>$16.57</text:p>
          </table:table-cell>
          <table:table-cell table:style-name="ce2" office:value-type="currency" office:currency="CAD" office:value="15.41">
            <text:p>$15.41</text:p>
          </table:table-cell>
        </table:table-row>
        <table:table-row table:style-name="ro1">
          <table:table-cell table:style-name="ce1" office:value-type="string">
            <text:p>01/05/2023</text:p>
          </table:table-cell>
          <table:table-cell table:style-name="ce2" office:value-type="currency" office:currency="CAD" office:value="16.22">
            <text:p>$16.22</text:p>
          </table:table-cell>
          <table:table-cell table:style-name="ce1" office:value-type="float" office:value="6066158">
            <text:p>6066158</text:p>
          </table:table-cell>
          <table:table-cell table:style-name="ce2" office:value-type="currency" office:currency="CAD" office:value="17.06">
            <text:p>$17.06</text:p>
          </table:table-cell>
          <table:table-cell table:style-name="ce2" office:value-type="currency" office:currency="CAD" office:value="17.26">
            <text:p>$17.26</text:p>
          </table:table-cell>
          <table:table-cell table:style-name="ce2" office:value-type="currency" office:currency="CAD" office:value="15.89">
            <text:p>$15.89</text:p>
          </table:table-cell>
        </table:table-row>
        <table:table-row table:style-name="ro1">
          <table:table-cell table:style-name="ce1" office:value-type="string">
            <text:p>01/04/2023</text:p>
          </table:table-cell>
          <table:table-cell table:style-name="ce2" office:value-type="currency" office:currency="CAD" office:value="17.32">
            <text:p>$17.32</text:p>
          </table:table-cell>
          <table:table-cell table:style-name="ce1" office:value-type="float" office:value="3939325">
            <text:p>3939325</text:p>
          </table:table-cell>
          <table:table-cell table:style-name="ce2" office:value-type="currency" office:currency="CAD" office:value="17.25">
            <text:p>$17.25</text:p>
          </table:table-cell>
          <table:table-cell table:style-name="ce2" office:value-type="currency" office:currency="CAD" office:value="17.93">
            <text:p>$17.93</text:p>
          </table:table-cell>
          <table:table-cell table:style-name="ce2" office:value-type="currency" office:currency="CAD" office:value="16.9">
            <text:p>$16.90</text:p>
          </table:table-cell>
        </table:table-row>
        <table:table-row table:style-name="ro1">
          <table:table-cell table:style-name="ce1" office:value-type="string">
            <text:p>01/03/2023</text:p>
          </table:table-cell>
          <table:table-cell table:style-name="ce2" office:value-type="currency" office:currency="CAD" office:value="17.2">
            <text:p>$17.20</text:p>
          </table:table-cell>
          <table:table-cell table:style-name="ce1" office:value-type="float" office:value="5135191">
            <text:p>5135191</text:p>
          </table:table-cell>
          <table:table-cell table:style-name="ce2" office:value-type="currency" office:currency="CAD" office:value="18.64">
            <text:p>$18.64</text:p>
          </table:table-cell>
          <table:table-cell table:style-name="ce2" office:value-type="currency" office:currency="CAD" office:value="19.26">
            <text:p>$19.26</text:p>
          </table:table-cell>
          <table:table-cell table:style-name="ce2" office:value-type="currency" office:currency="CAD" office:value="17.09">
            <text:p>$17.09</text:p>
          </table:table-cell>
        </table:table-row>
        <table:table-row table:style-name="ro1">
          <table:table-cell table:style-name="ce1" office:value-type="string">
            <text:p>12/30/2022</text:p>
          </table:table-cell>
          <table:table-cell table:style-name="ce2" office:value-type="currency" office:currency="CAD" office:value="18.46">
            <text:p>$18.46</text:p>
          </table:table-cell>
          <table:table-cell table:style-name="ce1" office:value-type="float" office:value="2669548">
            <text:p>2669548</text:p>
          </table:table-cell>
          <table:table-cell table:style-name="ce2" office:value-type="currency" office:currency="CAD" office:value="17.95">
            <text:p>$17.95</text:p>
          </table:table-cell>
          <table:table-cell table:style-name="ce2" office:value-type="currency" office:currency="CAD" office:value="18.58">
            <text:p>$18.58</text:p>
          </table:table-cell>
          <table:table-cell table:style-name="ce2" office:value-type="currency" office:currency="CAD" office:value="17.9">
            <text:p>$17.90</text:p>
          </table:table-cell>
        </table:table-row>
        <table:table-row table:style-name="ro1">
          <table:table-cell table:style-name="ce1" office:value-type="string">
            <text:p>12/29/2022</text:p>
          </table:table-cell>
          <table:table-cell table:style-name="ce2" office:value-type="currency" office:currency="CAD" office:value="18.33">
            <text:p>$18.33</text:p>
          </table:table-cell>
          <table:table-cell table:style-name="ce1" office:value-type="float" office:value="3442757">
            <text:p>3442757</text:p>
          </table:table-cell>
          <table:table-cell table:style-name="ce2" office:value-type="currency" office:currency="CAD" office:value="18.12">
            <text:p>$18.12</text:p>
          </table:table-cell>
          <table:table-cell table:style-name="ce2" office:value-type="currency" office:currency="CAD" office:value="18.57">
            <text:p>$18.57</text:p>
          </table:table-cell>
          <table:table-cell table:style-name="ce2" office:value-type="currency" office:currency="CAD" office:value="17.75">
            <text:p>$17.75</text:p>
          </table:table-cell>
        </table:table-row>
        <table:table-row table:style-name="ro1">
          <table:table-cell table:style-name="ce1" office:value-type="string">
            <text:p>12/28/2022</text:p>
          </table:table-cell>
          <table:table-cell table:style-name="ce2" office:value-type="currency" office:currency="CAD" office:value="17.92">
            <text:p>$17.92</text:p>
          </table:table-cell>
          <table:table-cell table:style-name="ce1" office:value-type="float" office:value="5671992">
            <text:p>5671992</text:p>
          </table:table-cell>
          <table:table-cell table:style-name="ce2" office:value-type="currency" office:currency="CAD" office:value="18.29">
            <text:p>$18.29</text:p>
          </table:table-cell>
          <table:table-cell table:style-name="ce2" office:value-type="currency" office:currency="CAD" office:value="18.7">
            <text:p>$18.70</text:p>
          </table:table-cell>
          <table:table-cell table:style-name="ce2" office:value-type="currency" office:currency="CAD" office:value="16.98">
            <text:p>$16.98</text:p>
          </table:table-cell>
        </table:table-row>
        <table:table-row table:style-name="ro1">
          <table:table-cell table:style-name="ce1" office:value-type="string">
            <text:p>12/27/2022</text:p>
          </table:table-cell>
          <table:table-cell table:style-name="ce2" office:value-type="currency" office:currency="CAD" office:value="18.2">
            <text:p>$18.20</text:p>
          </table:table-cell>
          <table:table-cell table:style-name="ce1" office:value-type="float" office:value="4233045">
            <text:p>4233045</text:p>
          </table:table-cell>
          <table:table-cell table:style-name="ce2" office:value-type="currency" office:currency="CAD" office:value="19.91">
            <text:p>$19.91</text:p>
          </table:table-cell>
          <table:table-cell table:style-name="ce2" office:value-type="currency" office:currency="CAD" office:value="19.99">
            <text:p>$19.99</text:p>
          </table:table-cell>
          <table:table-cell table:style-name="ce2" office:value-type="currency" office:currency="CAD" office:value="18">
            <text:p>$18.00</text:p>
          </table:table-cell>
        </table:table-row>
        <table:table-row table:style-name="ro1">
          <table:table-cell table:style-name="ce1" office:value-type="string">
            <text:p>12/23/2022</text:p>
          </table:table-cell>
          <table:table-cell table:style-name="ce2" office:value-type="currency" office:currency="CAD" office:value="20.08">
            <text:p>$20.08</text:p>
          </table:table-cell>
          <table:table-cell table:style-name="ce1" office:value-type="float" office:value="3174827">
            <text:p>3174827</text:p>
          </table:table-cell>
          <table:table-cell table:style-name="ce2" office:value-type="currency" office:currency="CAD" office:value="20">
            <text:p>$20.00</text:p>
          </table:table-cell>
          <table:table-cell table:style-name="ce2" office:value-type="currency" office:currency="CAD" office:value="20.63">
            <text:p>$20.63</text:p>
          </table:table-cell>
          <table:table-cell table:style-name="ce2" office:value-type="currency" office:currency="CAD" office:value="19.65">
            <text:p>$19.65</text:p>
          </table:table-cell>
        </table:table-row>
        <table:table-row table:style-name="ro1">
          <table:table-cell table:style-name="ce1" office:value-type="string">
            <text:p>12/22/2022</text:p>
          </table:table-cell>
          <table:table-cell table:style-name="ce2" office:value-type="currency" office:currency="CAD" office:value="19.81">
            <text:p>$19.81</text:p>
          </table:table-cell>
          <table:table-cell table:style-name="ce1" office:value-type="float" office:value="5343087">
            <text:p>5343087</text:p>
          </table:table-cell>
          <table:table-cell table:number-columns-repeated="2" table:style-name="ce2" office:value-type="currency" office:currency="CAD" office:value="20.5">
            <text:p>$20.50</text:p>
          </table:table-cell>
          <table:table-cell table:style-name="ce2" office:value-type="currency" office:currency="CAD" office:value="18.5">
            <text:p>$18.50</text:p>
          </table:table-cell>
        </table:table-row>
        <table:table-row table:style-name="ro1">
          <table:table-cell table:style-name="ce1" office:value-type="string">
            <text:p>12/21/2022</text:p>
          </table:table-cell>
          <table:table-cell table:style-name="ce2" office:value-type="currency" office:currency="CAD" office:value="20.56">
            <text:p>$20.56</text:p>
          </table:table-cell>
          <table:table-cell table:style-name="ce1" office:value-type="float" office:value="2793559">
            <text:p>2793559</text:p>
          </table:table-cell>
          <table:table-cell table:style-name="ce2" office:value-type="currency" office:currency="CAD" office:value="20.4">
            <text:p>$20.40</text:p>
          </table:table-cell>
          <table:table-cell table:style-name="ce2" office:value-type="currency" office:currency="CAD" office:value="20.9">
            <text:p>$20.90</text:p>
          </table:table-cell>
          <table:table-cell table:style-name="ce2" office:value-type="currency" office:currency="CAD" office:value="20.18">
            <text:p>$20.18</text:p>
          </table:table-cell>
        </table:table-row>
        <table:table-row table:style-name="ro1">
          <table:table-cell table:style-name="ce1" office:value-type="string">
            <text:p>12/20/2022</text:p>
          </table:table-cell>
          <table:table-cell table:style-name="ce2" office:value-type="currency" office:currency="CAD" office:value="20.26">
            <text:p>$20.26</text:p>
          </table:table-cell>
          <table:table-cell table:style-name="ce1" office:value-type="float" office:value="4478987">
            <text:p>4478987</text:p>
          </table:table-cell>
          <table:table-cell table:style-name="ce2" office:value-type="currency" office:currency="CAD" office:value="19.86">
            <text:p>$19.86</text:p>
          </table:table-cell>
          <table:table-cell table:style-name="ce2" office:value-type="currency" office:currency="CAD" office:value="21.32">
            <text:p>$21.32</text:p>
          </table:table-cell>
          <table:table-cell table:style-name="ce2" office:value-type="currency" office:currency="CAD" office:value="19.62">
            <text:p>$19.62</text:p>
          </table:table-cell>
        </table:table-row>
        <table:table-row table:style-name="ro1">
          <table:table-cell table:style-name="ce1" office:value-type="string">
            <text:p>12/19/2022</text:p>
          </table:table-cell>
          <table:table-cell table:style-name="ce2" office:value-type="currency" office:currency="CAD" office:value="19.92">
            <text:p>$19.92</text:p>
          </table:table-cell>
          <table:table-cell table:style-name="ce1" office:value-type="float" office:value="3700556">
            <text:p>3700556</text:p>
          </table:table-cell>
          <table:table-cell table:style-name="ce2" office:value-type="currency" office:currency="CAD" office:value="20.55">
            <text:p>$20.55</text:p>
          </table:table-cell>
          <table:table-cell table:style-name="ce2" office:value-type="currency" office:currency="CAD" office:value="20.89">
            <text:p>$20.89</text:p>
          </table:table-cell>
          <table:table-cell table:style-name="ce2" office:value-type="currency" office:currency="CAD" office:value="19.59">
            <text:p>$19.59</text:p>
          </table:table-cell>
        </table:table-row>
        <table:table-row table:style-name="ro1">
          <table:table-cell table:style-name="ce1" office:value-type="string">
            <text:p>12/16/2022</text:p>
          </table:table-cell>
          <table:table-cell table:style-name="ce2" office:value-type="currency" office:currency="CAD" office:value="20.8">
            <text:p>$20.80</text:p>
          </table:table-cell>
          <table:table-cell table:style-name="ce1" office:value-type="float" office:value="9379717">
            <text:p>9379717</text:p>
          </table:table-cell>
          <table:table-cell table:style-name="ce2" office:value-type="currency" office:currency="CAD" office:value="20.48">
            <text:p>$20.48</text:p>
          </table:table-cell>
          <table:table-cell table:style-name="ce2" office:value-type="currency" office:currency="CAD" office:value="21.12">
            <text:p>$21.12</text:p>
          </table:table-cell>
          <table:table-cell table:style-name="ce2" office:value-type="currency" office:currency="CAD" office:value="20.01">
            <text:p>$20.01</text:p>
          </table:table-cell>
        </table:table-row>
        <table:table-row table:style-name="ro1">
          <table:table-cell table:style-name="ce1" office:value-type="string">
            <text:p>12/15/2022</text:p>
          </table:table-cell>
          <table:table-cell table:style-name="ce2" office:value-type="currency" office:currency="CAD" office:value="20.58">
            <text:p>$20.58</text:p>
          </table:table-cell>
          <table:table-cell table:style-name="ce1" office:value-type="float" office:value="6444512">
            <text:p>6444512</text:p>
          </table:table-cell>
          <table:table-cell table:style-name="ce2" office:value-type="currency" office:currency="CAD" office:value="20.74">
            <text:p>$20.74</text:p>
          </table:table-cell>
          <table:table-cell table:style-name="ce2" office:value-type="currency" office:currency="CAD" office:value="21.44">
            <text:p>$21.44</text:p>
          </table:table-cell>
          <table:table-cell table:style-name="ce2" office:value-type="currency" office:currency="CAD" office:value="20.24">
            <text:p>$20.24</text:p>
          </table:table-cell>
        </table:table-row>
        <table:table-row table:style-name="ro1">
          <table:table-cell table:style-name="ce1" office:value-type="string">
            <text:p>12/14/2022</text:p>
          </table:table-cell>
          <table:table-cell table:style-name="ce2" office:value-type="currency" office:currency="CAD" office:value="21.05">
            <text:p>$21.05</text:p>
          </table:table-cell>
          <table:table-cell table:style-name="ce1" office:value-type="float" office:value="4604808">
            <text:p>4604808</text:p>
          </table:table-cell>
          <table:table-cell table:style-name="ce2" office:value-type="currency" office:currency="CAD" office:value="21.19">
            <text:p>$21.19</text:p>
          </table:table-cell>
          <table:table-cell table:style-name="ce2" office:value-type="currency" office:currency="CAD" office:value="22">
            <text:p>$22.00</text:p>
          </table:table-cell>
          <table:table-cell table:style-name="ce2" office:value-type="currency" office:currency="CAD" office:value="21.01">
            <text:p>$21.01</text:p>
          </table:table-cell>
        </table:table-row>
        <table:table-row table:style-name="ro1">
          <table:table-cell table:style-name="ce1" office:value-type="string">
            <text:p>12/13/2022</text:p>
          </table:table-cell>
          <table:table-cell table:style-name="ce2" office:value-type="currency" office:currency="CAD" office:value="21">
            <text:p>$21.00</text:p>
          </table:table-cell>
          <table:table-cell table:style-name="ce1" office:value-type="float" office:value="6305646">
            <text:p>6305646</text:p>
          </table:table-cell>
          <table:table-cell table:style-name="ce2" office:value-type="currency" office:currency="CAD" office:value="23.55">
            <text:p>$23.55</text:p>
          </table:table-cell>
          <table:table-cell table:style-name="ce2" office:value-type="currency" office:currency="CAD" office:value="23.7">
            <text:p>$23.70</text:p>
          </table:table-cell>
          <table:table-cell table:style-name="ce2" office:value-type="currency" office:currency="CAD" office:value="20.83">
            <text:p>$20.83</text:p>
          </table:table-cell>
        </table:table-row>
        <table:table-row table:style-name="ro1">
          <table:table-cell table:style-name="ce1" office:value-type="string">
            <text:p>12/12/2022</text:p>
          </table:table-cell>
          <table:table-cell table:style-name="ce2" office:value-type="currency" office:currency="CAD" office:value="22.67">
            <text:p>$22.67</text:p>
          </table:table-cell>
          <table:table-cell table:style-name="ce1" office:value-type="float" office:value="3750805">
            <text:p>3750805</text:p>
          </table:table-cell>
          <table:table-cell table:style-name="ce2" office:value-type="currency" office:currency="CAD" office:value="22.66">
            <text:p>$22.66</text:p>
          </table:table-cell>
          <table:table-cell table:style-name="ce2" office:value-type="currency" office:currency="CAD" office:value="23.15">
            <text:p>$23.15</text:p>
          </table:table-cell>
          <table:table-cell table:style-name="ce2" office:value-type="currency" office:currency="CAD" office:value="22.18">
            <text:p>$22.18</text:p>
          </table:table-cell>
        </table:table-row>
        <table:table-row table:style-name="ro1">
          <table:table-cell table:style-name="ce1" office:value-type="string">
            <text:p>12/09/2022</text:p>
          </table:table-cell>
          <table:table-cell table:style-name="ce2" office:value-type="currency" office:currency="CAD" office:value="22.63">
            <text:p>$22.63</text:p>
          </table:table-cell>
          <table:table-cell table:style-name="ce1" office:value-type="float" office:value="5326676">
            <text:p>5326676</text:p>
          </table:table-cell>
          <table:table-cell table:number-columns-repeated="2" table:style-name="ce2" office:value-type="currency" office:currency="CAD" office:value="24.59">
            <text:p>$24.59</text:p>
          </table:table-cell>
          <table:table-cell table:style-name="ce2" office:value-type="currency" office:currency="CAD" office:value="22.59">
            <text:p>$22.59</text:p>
          </table:table-cell>
        </table:table-row>
        <table:table-row table:style-name="ro1">
          <table:table-cell table:style-name="ce1" office:value-type="string">
            <text:p>12/08/2022</text:p>
          </table:table-cell>
          <table:table-cell table:style-name="ce2" office:value-type="currency" office:currency="CAD" office:value="24.79">
            <text:p>$24.79</text:p>
          </table:table-cell>
          <table:table-cell table:style-name="ce1" office:value-type="float" office:value="10252000">
            <text:p>10252000</text:p>
          </table:table-cell>
          <table:table-cell table:style-name="ce2" office:value-type="currency" office:currency="CAD" office:value="22">
            <text:p>$22.00</text:p>
          </table:table-cell>
          <table:table-cell table:style-name="ce2" office:value-type="currency" office:currency="CAD" office:value="25">
            <text:p>$25.00</text:p>
          </table:table-cell>
          <table:table-cell table:style-name="ce2" office:value-type="currency" office:currency="CAD" office:value="21.97">
            <text:p>$21.97</text:p>
          </table:table-cell>
        </table:table-row>
        <table:table-row table:style-name="ro1">
          <table:table-cell table:style-name="ce1" office:value-type="string">
            <text:p>12/07/2022</text:p>
          </table:table-cell>
          <table:table-cell table:style-name="ce2" office:value-type="currency" office:currency="CAD" office:value="22.26">
            <text:p>$22.26</text:p>
          </table:table-cell>
          <table:table-cell table:style-name="ce1" office:value-type="float" office:value="10078220">
            <text:p>10078220</text:p>
          </table:table-cell>
          <table:table-cell table:style-name="ce2" office:value-type="currency" office:currency="CAD" office:value="23.4">
            <text:p>$23.40</text:p>
          </table:table-cell>
          <table:table-cell table:style-name="ce2" office:value-type="currency" office:currency="CAD" office:value="23.61">
            <text:p>$23.61</text:p>
          </table:table-cell>
          <table:table-cell table:style-name="ce2" office:value-type="currency" office:currency="CAD" office:value="21.97">
            <text:p>$21.97</text:p>
          </table:table-cell>
        </table:table-row>
        <table:table-row table:style-name="ro1">
          <table:table-cell table:style-name="ce1" office:value-type="string">
            <text:p>12/06/2022</text:p>
          </table:table-cell>
          <table:table-cell table:style-name="ce2" office:value-type="currency" office:currency="CAD" office:value="23.39">
            <text:p>$23.39</text:p>
          </table:table-cell>
          <table:table-cell table:style-name="ce1" office:value-type="float" office:value="7699321">
            <text:p>7699321</text:p>
          </table:table-cell>
          <table:table-cell table:style-name="ce2" office:value-type="currency" office:currency="CAD" office:value="25.41">
            <text:p>$25.41</text:p>
          </table:table-cell>
          <table:table-cell table:style-name="ce2" office:value-type="currency" office:currency="CAD" office:value="25.58">
            <text:p>$25.58</text:p>
          </table:table-cell>
          <table:table-cell table:style-name="ce2" office:value-type="currency" office:currency="CAD" office:value="23.11">
            <text:p>$23.11</text:p>
          </table:table-cell>
        </table:table-row>
        <table:table-row table:style-name="ro1">
          <table:table-cell table:style-name="ce1" office:value-type="string">
            <text:p>12/05/2022</text:p>
          </table:table-cell>
          <table:table-cell table:style-name="ce2" office:value-type="currency" office:currency="CAD" office:value="25.56">
            <text:p>$25.56</text:p>
          </table:table-cell>
          <table:table-cell table:style-name="ce1" office:value-type="float" office:value="4973747">
            <text:p>4973747</text:p>
          </table:table-cell>
          <table:table-cell table:style-name="ce2" office:value-type="currency" office:currency="CAD" office:value="27.31">
            <text:p>$27.31</text:p>
          </table:table-cell>
          <table:table-cell table:style-name="ce2" office:value-type="currency" office:currency="CAD" office:value="27.48">
            <text:p>$27.48</text:p>
          </table:table-cell>
          <table:table-cell table:style-name="ce2" office:value-type="currency" office:currency="CAD" office:value="25.44">
            <text:p>$25.44</text:p>
          </table:table-cell>
        </table:table-row>
        <table:table-row table:style-name="ro1">
          <table:table-cell table:style-name="ce1" office:value-type="string">
            <text:p>12/02/2022</text:p>
          </table:table-cell>
          <table:table-cell table:style-name="ce2" office:value-type="currency" office:currency="CAD" office:value="27.52">
            <text:p>$27.52</text:p>
          </table:table-cell>
          <table:table-cell table:style-name="ce1" office:value-type="float" office:value="4577177">
            <text:p>4577177</text:p>
          </table:table-cell>
          <table:table-cell table:style-name="ce2" office:value-type="currency" office:currency="CAD" office:value="26.25">
            <text:p>$26.25</text:p>
          </table:table-cell>
          <table:table-cell table:style-name="ce2" office:value-type="currency" office:currency="CAD" office:value="27.87">
            <text:p>$27.87</text:p>
          </table:table-cell>
          <table:table-cell table:style-name="ce2" office:value-type="currency" office:currency="CAD" office:value="26.11">
            <text:p>$26.11</text:p>
          </table:table-cell>
        </table:table-row>
        <table:table-row table:style-name="ro1">
          <table:table-cell table:style-name="ce1" office:value-type="string">
            <text:p>12/01/2022</text:p>
          </table:table-cell>
          <table:table-cell table:style-name="ce2" office:value-type="currency" office:currency="CAD" office:value="26.6">
            <text:p>$26.60</text:p>
          </table:table-cell>
          <table:table-cell table:style-name="ce1" office:value-type="float" office:value="7615154">
            <text:p>7615154</text:p>
          </table:table-cell>
          <table:table-cell table:style-name="ce2" office:value-type="currency" office:currency="CAD" office:value="26">
            <text:p>$26.00</text:p>
          </table:table-cell>
          <table:table-cell table:style-name="ce2" office:value-type="currency" office:currency="CAD" office:value="27.5">
            <text:p>$27.50</text:p>
          </table:table-cell>
          <table:table-cell table:style-name="ce2" office:value-type="currency" office:currency="CAD" office:value="25.18">
            <text:p>$25.18</text:p>
          </table:table-cell>
        </table:table-row>
        <table:table-row table:style-name="ro1">
          <table:table-cell table:style-name="ce1" office:value-type="string">
            <text:p>11/30/2022</text:p>
          </table:table-cell>
          <table:table-cell table:style-name="ce2" office:value-type="currency" office:currency="CAD" office:value="26.21">
            <text:p>$26.21</text:p>
          </table:table-cell>
          <table:table-cell table:style-name="ce1" office:value-type="float" office:value="3731072">
            <text:p>3731072</text:p>
          </table:table-cell>
          <table:table-cell table:style-name="ce2" office:value-type="currency" office:currency="CAD" office:value="25.9">
            <text:p>$25.90</text:p>
          </table:table-cell>
          <table:table-cell table:style-name="ce2" office:value-type="currency" office:currency="CAD" office:value="26.23">
            <text:p>$26.23</text:p>
          </table:table-cell>
          <table:table-cell table:style-name="ce2" office:value-type="currency" office:currency="CAD" office:value="24.91">
            <text:p>$24.91</text:p>
          </table:table-cell>
        </table:table-row>
        <table:table-row table:style-name="ro1">
          <table:table-cell table:style-name="ce1" office:value-type="string">
            <text:p>11/29/2022</text:p>
          </table:table-cell>
          <table:table-cell table:style-name="ce2" office:value-type="currency" office:currency="CAD" office:value="25.6">
            <text:p>$25.60</text:p>
          </table:table-cell>
          <table:table-cell table:style-name="ce1" office:value-type="float" office:value="2029480">
            <text:p>2029480</text:p>
          </table:table-cell>
          <table:table-cell table:style-name="ce2" office:value-type="currency" office:currency="CAD" office:value="25.58">
            <text:p>$25.58</text:p>
          </table:table-cell>
          <table:table-cell table:style-name="ce2" office:value-type="currency" office:currency="CAD" office:value="26.35">
            <text:p>$26.35</text:p>
          </table:table-cell>
          <table:table-cell table:style-name="ce2" office:value-type="currency" office:currency="CAD" office:value="25.32">
            <text:p>$25.32</text:p>
          </table:table-cell>
        </table:table-row>
        <table:table-row table:style-name="ro1">
          <table:table-cell table:style-name="ce1" office:value-type="string">
            <text:p>11/28/2022</text:p>
          </table:table-cell>
          <table:table-cell table:style-name="ce2" office:value-type="currency" office:currency="CAD" office:value="25.29">
            <text:p>$25.29</text:p>
          </table:table-cell>
          <table:table-cell table:style-name="ce1" office:value-type="float" office:value="2453744">
            <text:p>2453744</text:p>
          </table:table-cell>
          <table:table-cell table:style-name="ce2" office:value-type="currency" office:currency="CAD" office:value="25.79">
            <text:p>$25.79</text:p>
          </table:table-cell>
          <table:table-cell table:style-name="ce2" office:value-type="currency" office:currency="CAD" office:value="26.44">
            <text:p>$26.44</text:p>
          </table:table-cell>
          <table:table-cell table:style-name="ce2" office:value-type="currency" office:currency="CAD" office:value="25.21">
            <text:p>$25.21</text:p>
          </table:table-cell>
        </table:table-row>
        <table:table-row table:style-name="ro1">
          <table:table-cell table:style-name="ce1" office:value-type="string">
            <text:p>11/25/2022</text:p>
          </table:table-cell>
          <table:table-cell table:style-name="ce2" office:value-type="currency" office:currency="CAD" office:value="26.17">
            <text:p>$26.17</text:p>
          </table:table-cell>
          <table:table-cell table:style-name="ce1" office:value-type="float" office:value="1122700">
            <text:p>1122700</text:p>
          </table:table-cell>
          <table:table-cell table:style-name="ce2" office:value-type="currency" office:currency="CAD" office:value="26.5">
            <text:p>$26.50</text:p>
          </table:table-cell>
          <table:table-cell table:style-name="ce2" office:value-type="currency" office:currency="CAD" office:value="27.05">
            <text:p>$27.05</text:p>
          </table:table-cell>
          <table:table-cell table:style-name="ce2" office:value-type="currency" office:currency="CAD" office:value="26.14">
            <text:p>$26.14</text:p>
          </table:table-cell>
        </table:table-row>
        <table:table-row table:style-name="ro1">
          <table:table-cell table:style-name="ce1" office:value-type="string">
            <text:p>11/23/2022</text:p>
          </table:table-cell>
          <table:table-cell table:style-name="ce2" office:value-type="currency" office:currency="CAD" office:value="26.7">
            <text:p>$26.70</text:p>
          </table:table-cell>
          <table:table-cell table:style-name="ce1" office:value-type="float" office:value="2737491">
            <text:p>2737491</text:p>
          </table:table-cell>
          <table:table-cell table:style-name="ce2" office:value-type="currency" office:currency="CAD" office:value="25.92">
            <text:p>$25.92</text:p>
          </table:table-cell>
          <table:table-cell table:style-name="ce2" office:value-type="currency" office:currency="CAD" office:value="27.14">
            <text:p>$27.14</text:p>
          </table:table-cell>
          <table:table-cell table:style-name="ce2" office:value-type="currency" office:currency="CAD" office:value="25.92">
            <text:p>$25.92</text:p>
          </table:table-cell>
        </table:table-row>
        <table:table-row table:style-name="ro1">
          <table:table-cell table:style-name="ce1" office:value-type="string">
            <text:p>11/22/2022</text:p>
          </table:table-cell>
          <table:table-cell table:style-name="ce2" office:value-type="currency" office:currency="CAD" office:value="26.3">
            <text:p>$26.30</text:p>
          </table:table-cell>
          <table:table-cell table:style-name="ce1" office:value-type="float" office:value="4240402">
            <text:p>4240402</text:p>
          </table:table-cell>
          <table:table-cell table:style-name="ce2" office:value-type="currency" office:currency="CAD" office:value="25.13">
            <text:p>$25.13</text:p>
          </table:table-cell>
          <table:table-cell table:style-name="ce2" office:value-type="currency" office:currency="CAD" office:value="26.45">
            <text:p>$26.45</text:p>
          </table:table-cell>
          <table:table-cell table:style-name="ce2" office:value-type="currency" office:currency="CAD" office:value="24.7">
            <text:p>$24.70</text:p>
          </table:table-cell>
        </table:table-row>
        <table:table-row table:style-name="ro1">
          <table:table-cell table:style-name="ce1" office:value-type="string">
            <text:p>11/21/2022</text:p>
          </table:table-cell>
          <table:table-cell table:style-name="ce2" office:value-type="currency" office:currency="CAD" office:value="25.16">
            <text:p>$25.16</text:p>
          </table:table-cell>
          <table:table-cell table:style-name="ce1" office:value-type="float" office:value="4443252">
            <text:p>4443252</text:p>
          </table:table-cell>
          <table:table-cell table:style-name="ce2" office:value-type="currency" office:currency="CAD" office:value="26.66">
            <text:p>$26.66</text:p>
          </table:table-cell>
          <table:table-cell table:style-name="ce2" office:value-type="currency" office:currency="CAD" office:value="27.83">
            <text:p>$27.83</text:p>
          </table:table-cell>
          <table:table-cell table:style-name="ce2" office:value-type="currency" office:currency="CAD" office:value="24.86">
            <text:p>$24.86</text:p>
          </table:table-cell>
        </table:table-row>
        <table:table-row table:style-name="ro1">
          <table:table-cell table:style-name="ce1" office:value-type="string">
            <text:p>11/18/2022</text:p>
          </table:table-cell>
          <table:table-cell table:style-name="ce2" office:value-type="currency" office:currency="CAD" office:value="27.6">
            <text:p>$27.60</text:p>
          </table:table-cell>
          <table:table-cell table:style-name="ce1" office:value-type="float" office:value="3087420">
            <text:p>3087420</text:p>
          </table:table-cell>
          <table:table-cell table:style-name="ce2" office:value-type="currency" office:currency="CAD" office:value="28.16">
            <text:p>$28.16</text:p>
          </table:table-cell>
          <table:table-cell table:style-name="ce2" office:value-type="currency" office:currency="CAD" office:value="28.7">
            <text:p>$28.70</text:p>
          </table:table-cell>
          <table:table-cell table:style-name="ce2" office:value-type="currency" office:currency="CAD" office:value="26.83">
            <text:p>$26.83</text:p>
          </table:table-cell>
        </table:table-row>
        <table:table-row table:style-name="ro1">
          <table:table-cell table:style-name="ce1" office:value-type="string">
            <text:p>11/17/2022</text:p>
          </table:table-cell>
          <table:table-cell table:style-name="ce2" office:value-type="currency" office:currency="CAD" office:value="27.76">
            <text:p>$27.76</text:p>
          </table:table-cell>
          <table:table-cell table:style-name="ce1" office:value-type="float" office:value="2477693">
            <text:p>2477693</text:p>
          </table:table-cell>
          <table:table-cell table:style-name="ce2" office:value-type="currency" office:currency="CAD" office:value="26.3">
            <text:p>$26.30</text:p>
          </table:table-cell>
          <table:table-cell table:style-name="ce2" office:value-type="currency" office:currency="CAD" office:value="27.76">
            <text:p>$27.76</text:p>
          </table:table-cell>
          <table:table-cell table:style-name="ce2" office:value-type="currency" office:currency="CAD" office:value="26.15">
            <text:p>$26.15</text:p>
          </table:table-cell>
        </table:table-row>
        <table:table-row table:style-name="ro1">
          <table:table-cell table:style-name="ce1" office:value-type="string">
            <text:p>11/16/2022</text:p>
          </table:table-cell>
          <table:table-cell table:style-name="ce2" office:value-type="currency" office:currency="CAD" office:value="27.14">
            <text:p>$27.14</text:p>
          </table:table-cell>
          <table:table-cell table:style-name="ce1" office:value-type="float" office:value="2452335">
            <text:p>2452335</text:p>
          </table:table-cell>
          <table:table-cell table:style-name="ce2" office:value-type="currency" office:currency="CAD" office:value="26.62">
            <text:p>$26.62</text:p>
          </table:table-cell>
          <table:table-cell table:style-name="ce2" office:value-type="currency" office:currency="CAD" office:value="27.35">
            <text:p>$27.35</text:p>
          </table:table-cell>
          <table:table-cell table:style-name="ce2" office:value-type="currency" office:currency="CAD" office:value="26.37">
            <text:p>$26.37</text:p>
          </table:table-cell>
        </table:table-row>
        <table:table-row table:style-name="ro1">
          <table:table-cell table:style-name="ce1" office:value-type="string">
            <text:p>11/15/2022</text:p>
          </table:table-cell>
          <table:table-cell table:style-name="ce2" office:value-type="currency" office:currency="CAD" office:value="27.59">
            <text:p>$27.59</text:p>
          </table:table-cell>
          <table:table-cell table:style-name="ce1" office:value-type="float" office:value="5391975">
            <text:p>5391975</text:p>
          </table:table-cell>
          <table:table-cell table:style-name="ce2" office:value-type="currency" office:currency="CAD" office:value="26.59">
            <text:p>$26.59</text:p>
          </table:table-cell>
          <table:table-cell table:style-name="ce2" office:value-type="currency" office:currency="CAD" office:value="28.24">
            <text:p>$28.24</text:p>
          </table:table-cell>
          <table:table-cell table:style-name="ce2" office:value-type="currency" office:currency="CAD" office:value="26.27">
            <text:p>$26.27</text:p>
          </table:table-cell>
        </table:table-row>
        <table:table-row table:style-name="ro1">
          <table:table-cell table:style-name="ce1" office:value-type="string">
            <text:p>11/14/2022</text:p>
          </table:table-cell>
          <table:table-cell table:style-name="ce2" office:value-type="currency" office:currency="CAD" office:value="26.05">
            <text:p>$26.05</text:p>
          </table:table-cell>
          <table:table-cell table:style-name="ce1" office:value-type="float" office:value="4350537">
            <text:p>4350537</text:p>
          </table:table-cell>
          <table:table-cell table:style-name="ce2" office:value-type="currency" office:currency="CAD" office:value="26.3">
            <text:p>$26.30</text:p>
          </table:table-cell>
          <table:table-cell table:style-name="ce2" office:value-type="currency" office:currency="CAD" office:value="27.38">
            <text:p>$27.38</text:p>
          </table:table-cell>
          <table:table-cell table:style-name="ce2" office:value-type="currency" office:currency="CAD" office:value="25.61">
            <text:p>$25.61</text:p>
          </table:table-cell>
        </table:table-row>
        <table:table-row table:style-name="ro1">
          <table:table-cell table:style-name="ce1" office:value-type="string">
            <text:p>11/11/2022</text:p>
          </table:table-cell>
          <table:table-cell table:style-name="ce2" office:value-type="currency" office:currency="CAD" office:value="26.1">
            <text:p>$26.10</text:p>
          </table:table-cell>
          <table:table-cell table:style-name="ce1" office:value-type="float" office:value="3986182">
            <text:p>3986182</text:p>
          </table:table-cell>
          <table:table-cell table:style-name="ce2" office:value-type="currency" office:currency="CAD" office:value="24.78">
            <text:p>$24.78</text:p>
          </table:table-cell>
          <table:table-cell table:style-name="ce2" office:value-type="currency" office:currency="CAD" office:value="26.12">
            <text:p>$26.12</text:p>
          </table:table-cell>
          <table:table-cell table:style-name="ce2" office:value-type="currency" office:currency="CAD" office:value="24.15">
            <text:p>$24.15</text:p>
          </table:table-cell>
        </table:table-row>
        <table:table-row table:style-name="ro1">
          <table:table-cell table:style-name="ce1" office:value-type="string">
            <text:p>11/10/2022</text:p>
          </table:table-cell>
          <table:table-cell table:style-name="ce2" office:value-type="currency" office:currency="CAD" office:value="24.88">
            <text:p>$24.88</text:p>
          </table:table-cell>
          <table:table-cell table:style-name="ce1" office:value-type="float" office:value="6106952">
            <text:p>6106952</text:p>
          </table:table-cell>
          <table:table-cell table:style-name="ce2" office:value-type="currency" office:currency="CAD" office:value="24.62">
            <text:p>$24.62</text:p>
          </table:table-cell>
          <table:table-cell table:style-name="ce2" office:value-type="currency" office:currency="CAD" office:value="25.7">
            <text:p>$25.70</text:p>
          </table:table-cell>
          <table:table-cell table:style-name="ce2" office:value-type="currency" office:currency="CAD" office:value="23.91">
            <text:p>$23.91</text:p>
          </table:table-cell>
        </table:table-row>
        <table:table-row table:style-name="ro1">
          <table:table-cell table:style-name="ce1" office:value-type="string">
            <text:p>11/09/2022</text:p>
          </table:table-cell>
          <table:table-cell table:style-name="ce2" office:value-type="currency" office:currency="CAD" office:value="23.11">
            <text:p>$23.11</text:p>
          </table:table-cell>
          <table:table-cell table:style-name="ce1" office:value-type="float" office:value="8464777">
            <text:p>8464777</text:p>
          </table:table-cell>
          <table:table-cell table:style-name="ce2" office:value-type="currency" office:currency="CAD" office:value="24.55">
            <text:p>$24.55</text:p>
          </table:table-cell>
          <table:table-cell table:style-name="ce2" office:value-type="currency" office:currency="CAD" office:value="24.67">
            <text:p>$24.67</text:p>
          </table:table-cell>
          <table:table-cell table:style-name="ce2" office:value-type="currency" office:currency="CAD" office:value="21.89">
            <text:p>$21.89</text:p>
          </table:table-cell>
        </table:table-row>
        <table:table-row table:style-name="ro1">
          <table:table-cell table:style-name="ce1" office:value-type="string">
            <text:p>11/08/2022</text:p>
          </table:table-cell>
          <table:table-cell table:style-name="ce2" office:value-type="currency" office:currency="CAD" office:value="25.14">
            <text:p>$25.14</text:p>
          </table:table-cell>
          <table:table-cell table:style-name="ce1" office:value-type="float" office:value="4695117">
            <text:p>4695117</text:p>
          </table:table-cell>
          <table:table-cell table:style-name="ce2" office:value-type="currency" office:currency="CAD" office:value="25.33">
            <text:p>$25.33</text:p>
          </table:table-cell>
          <table:table-cell table:style-name="ce2" office:value-type="currency" office:currency="CAD" office:value="25.85">
            <text:p>$25.85</text:p>
          </table:table-cell>
          <table:table-cell table:style-name="ce2" office:value-type="currency" office:currency="CAD" office:value="24.11">
            <text:p>$24.11</text:p>
          </table:table-cell>
        </table:table-row>
        <table:table-row table:style-name="ro1">
          <table:table-cell table:style-name="ce1" office:value-type="string">
            <text:p>11/07/2022</text:p>
          </table:table-cell>
          <table:table-cell table:style-name="ce2" office:value-type="currency" office:currency="CAD" office:value="25.76">
            <text:p>$25.76</text:p>
          </table:table-cell>
          <table:table-cell table:style-name="ce1" office:value-type="float" office:value="3303627">
            <text:p>3303627</text:p>
          </table:table-cell>
          <table:table-cell table:style-name="ce2" office:value-type="currency" office:currency="CAD" office:value="26.25">
            <text:p>$26.25</text:p>
          </table:table-cell>
          <table:table-cell table:style-name="ce2" office:value-type="currency" office:currency="CAD" office:value="26.3">
            <text:p>$26.30</text:p>
          </table:table-cell>
          <table:table-cell table:style-name="ce2" office:value-type="currency" office:currency="CAD" office:value="24.8">
            <text:p>$24.80</text:p>
          </table:table-cell>
        </table:table-row>
        <table:table-row table:style-name="ro1">
          <table:table-cell table:style-name="ce1" office:value-type="string">
            <text:p>11/04/2022</text:p>
          </table:table-cell>
          <table:table-cell table:style-name="ce2" office:value-type="currency" office:currency="CAD" office:value="26.51">
            <text:p>$26.51</text:p>
          </table:table-cell>
          <table:table-cell table:style-name="ce1" office:value-type="float" office:value="4137984">
            <text:p>4137984</text:p>
          </table:table-cell>
          <table:table-cell table:style-name="ce2" office:value-type="currency" office:currency="CAD" office:value="26.6">
            <text:p>$26.60</text:p>
          </table:table-cell>
          <table:table-cell table:style-name="ce2" office:value-type="currency" office:currency="CAD" office:value="27.03">
            <text:p>$27.03</text:p>
          </table:table-cell>
          <table:table-cell table:style-name="ce2" office:value-type="currency" office:currency="CAD" office:value="25.34">
            <text:p>$25.34</text:p>
          </table:table-cell>
        </table:table-row>
        <table:table-row table:style-name="ro1">
          <table:table-cell table:style-name="ce1" office:value-type="string">
            <text:p>11/03/2022</text:p>
          </table:table-cell>
          <table:table-cell table:style-name="ce2" office:value-type="currency" office:currency="CAD" office:value="26.29">
            <text:p>$26.29</text:p>
          </table:table-cell>
          <table:table-cell table:style-name="ce1" office:value-type="float" office:value="3384428">
            <text:p>3384428</text:p>
          </table:table-cell>
          <table:table-cell table:style-name="ce2" office:value-type="currency" office:currency="CAD" office:value="26">
            <text:p>$26.00</text:p>
          </table:table-cell>
          <table:table-cell table:style-name="ce2" office:value-type="currency" office:currency="CAD" office:value="27.29">
            <text:p>$27.29</text:p>
          </table:table-cell>
          <table:table-cell table:style-name="ce2" office:value-type="currency" office:currency="CAD" office:value="26">
            <text:p>$26.00</text:p>
          </table:table-cell>
        </table:table-row>
        <table:table-row table:style-name="ro1">
          <table:table-cell table:style-name="ce1" office:value-type="string">
            <text:p>11/02/2022</text:p>
          </table:table-cell>
          <table:table-cell table:style-name="ce2" office:value-type="currency" office:currency="CAD" office:value="26.62">
            <text:p>$26.62</text:p>
          </table:table-cell>
          <table:table-cell table:style-name="ce1" office:value-type="float" office:value="4143900">
            <text:p>4143900</text:p>
          </table:table-cell>
          <table:table-cell table:style-name="ce2" office:value-type="currency" office:currency="CAD" office:value="27.9">
            <text:p>$27.90</text:p>
          </table:table-cell>
          <table:table-cell table:style-name="ce2" office:value-type="currency" office:currency="CAD" office:value="28.75">
            <text:p>$28.75</text:p>
          </table:table-cell>
          <table:table-cell table:style-name="ce2" office:value-type="currency" office:currency="CAD" office:value="26.5">
            <text:p>$26.50</text:p>
          </table:table-cell>
        </table:table-row>
        <table:table-row table:style-name="ro1">
          <table:table-cell table:style-name="ce1" office:value-type="string">
            <text:p>11/01/2022</text:p>
          </table:table-cell>
          <table:table-cell table:style-name="ce2" office:value-type="currency" office:currency="CAD" office:value="28.39">
            <text:p>$28.39</text:p>
          </table:table-cell>
          <table:table-cell table:style-name="ce1" office:value-type="float" office:value="5147499">
            <text:p>5147499</text:p>
          </table:table-cell>
          <table:table-cell table:style-name="ce2" office:value-type="currency" office:currency="CAD" office:value="29.4">
            <text:p>$29.40</text:p>
          </table:table-cell>
          <table:table-cell table:style-name="ce2" office:value-type="currency" office:currency="CAD" office:value="29.69">
            <text:p>$29.69</text:p>
          </table:table-cell>
          <table:table-cell table:style-name="ce2" office:value-type="currency" office:currency="CAD" office:value="27.62">
            <text:p>$27.62</text:p>
          </table:table-cell>
        </table:table-row>
        <table:table-row table:style-name="ro1">
          <table:table-cell table:style-name="ce1" office:value-type="string">
            <text:p>10/31/2022</text:p>
          </table:table-cell>
          <table:table-cell table:style-name="ce2" office:value-type="currency" office:currency="CAD" office:value="28.31">
            <text:p>$28.31</text:p>
          </table:table-cell>
          <table:table-cell table:style-name="ce1" office:value-type="float" office:value="24027610">
            <text:p>24027610</text:p>
          </table:table-cell>
          <table:table-cell table:style-name="ce2" office:value-type="currency" office:currency="CAD" office:value="31.22">
            <text:p>$31.22</text:p>
          </table:table-cell>
          <table:table-cell table:style-name="ce2" office:value-type="currency" office:currency="CAD" office:value="34.99">
            <text:p>$34.99</text:p>
          </table:table-cell>
          <table:table-cell table:style-name="ce2" office:value-type="currency" office:currency="CAD" office:value="27.91">
            <text:p>$27.91</text:p>
          </table:table-cell>
        </table:table-row>
        <table:table-row table:style-name="ro1">
          <table:table-cell table:style-name="ce1" office:value-type="string">
            <text:p>10/28/2022</text:p>
          </table:table-cell>
          <table:table-cell table:style-name="ce2" office:value-type="currency" office:currency="CAD" office:value="28.17">
            <text:p>$28.17</text:p>
          </table:table-cell>
          <table:table-cell table:style-name="ce1" office:value-type="float" office:value="8089647">
            <text:p>8089647</text:p>
          </table:table-cell>
          <table:table-cell table:style-name="ce2" office:value-type="currency" office:currency="CAD" office:value="26.88">
            <text:p>$26.88</text:p>
          </table:table-cell>
          <table:table-cell table:style-name="ce2" office:value-type="currency" office:currency="CAD" office:value="28.79">
            <text:p>$28.79</text:p>
          </table:table-cell>
          <table:table-cell table:style-name="ce2" office:value-type="currency" office:currency="CAD" office:value="26.42">
            <text:p>$26.42</text:p>
          </table:table-cell>
        </table:table-row>
        <table:table-row table:style-name="ro1">
          <table:table-cell table:style-name="ce1" office:value-type="string">
            <text:p>10/27/2022</text:p>
          </table:table-cell>
          <table:table-cell table:style-name="ce2" office:value-type="currency" office:currency="CAD" office:value="25.93">
            <text:p>$25.93</text:p>
          </table:table-cell>
          <table:table-cell table:style-name="ce1" office:value-type="float" office:value="2422933">
            <text:p>2422933</text:p>
          </table:table-cell>
          <table:table-cell table:style-name="ce2" office:value-type="currency" office:currency="CAD" office:value="25.75">
            <text:p>$25.75</text:p>
          </table:table-cell>
          <table:table-cell table:style-name="ce2" office:value-type="currency" office:currency="CAD" office:value="26.33">
            <text:p>$26.33</text:p>
          </table:table-cell>
          <table:table-cell table:style-name="ce2" office:value-type="currency" office:currency="CAD" office:value="25.2">
            <text:p>$25.20</text:p>
          </table:table-cell>
        </table:table-row>
        <table:table-row table:style-name="ro1">
          <table:table-cell table:style-name="ce1" office:value-type="string">
            <text:p>10/26/2022</text:p>
          </table:table-cell>
          <table:table-cell table:style-name="ce2" office:value-type="currency" office:currency="CAD" office:value="25.42">
            <text:p>$25.42</text:p>
          </table:table-cell>
          <table:table-cell table:style-name="ce1" office:value-type="float" office:value="3866779">
            <text:p>3866779</text:p>
          </table:table-cell>
          <table:table-cell table:style-name="ce2" office:value-type="currency" office:currency="CAD" office:value="26.37">
            <text:p>$26.37</text:p>
          </table:table-cell>
          <table:table-cell table:style-name="ce2" office:value-type="currency" office:currency="CAD" office:value="27.48">
            <text:p>$27.48</text:p>
          </table:table-cell>
          <table:table-cell table:style-name="ce2" office:value-type="currency" office:currency="CAD" office:value="25.32">
            <text:p>$25.32</text:p>
          </table:table-cell>
        </table:table-row>
        <table:table-row table:style-name="ro1">
          <table:table-cell table:style-name="ce1" office:value-type="string">
            <text:p>10/25/2022</text:p>
          </table:table-cell>
          <table:table-cell table:style-name="ce2" office:value-type="currency" office:currency="CAD" office:value="26.87">
            <text:p>$26.87</text:p>
          </table:table-cell>
          <table:table-cell table:style-name="ce1" office:value-type="float" office:value="7791571">
            <text:p>7791571</text:p>
          </table:table-cell>
          <table:table-cell table:style-name="ce2" office:value-type="currency" office:currency="CAD" office:value="24.82">
            <text:p>$24.82</text:p>
          </table:table-cell>
          <table:table-cell table:style-name="ce2" office:value-type="currency" office:currency="CAD" office:value="27.79">
            <text:p>$27.79</text:p>
          </table:table-cell>
          <table:table-cell table:style-name="ce2" office:value-type="currency" office:currency="CAD" office:value="24.8">
            <text:p>$24.80</text:p>
          </table:table-cell>
        </table:table-row>
        <table:table-row table:style-name="ro1">
          <table:table-cell table:style-name="ce1" office:value-type="string">
            <text:p>10/24/2022</text:p>
          </table:table-cell>
          <table:table-cell table:style-name="ce2" office:value-type="currency" office:currency="CAD" office:value="24.71">
            <text:p>$24.71</text:p>
          </table:table-cell>
          <table:table-cell table:style-name="ce1" office:value-type="float" office:value="3114308">
            <text:p>3114308</text:p>
          </table:table-cell>
          <table:table-cell table:style-name="ce2" office:value-type="currency" office:currency="CAD" office:value="25">
            <text:p>$25.00</text:p>
          </table:table-cell>
          <table:table-cell table:style-name="ce2" office:value-type="currency" office:currency="CAD" office:value="25.19">
            <text:p>$25.19</text:p>
          </table:table-cell>
          <table:table-cell table:style-name="ce2" office:value-type="currency" office:currency="CAD" office:value="24.11">
            <text:p>$24.11</text:p>
          </table:table-cell>
        </table:table-row>
        <table:table-row table:style-name="ro1">
          <table:table-cell table:style-name="ce1" office:value-type="string">
            <text:p>10/21/2022</text:p>
          </table:table-cell>
          <table:table-cell table:style-name="ce2" office:value-type="currency" office:currency="CAD" office:value="25.3">
            <text:p>$25.30</text:p>
          </table:table-cell>
          <table:table-cell table:style-name="ce1" office:value-type="float" office:value="3036299">
            <text:p>3036299</text:p>
          </table:table-cell>
          <table:table-cell table:style-name="ce2" office:value-type="currency" office:currency="CAD" office:value="24.15">
            <text:p>$24.15</text:p>
          </table:table-cell>
          <table:table-cell table:style-name="ce2" office:value-type="currency" office:currency="CAD" office:value="25.33">
            <text:p>$25.33</text:p>
          </table:table-cell>
          <table:table-cell table:style-name="ce2" office:value-type="currency" office:currency="CAD" office:value="24.1">
            <text:p>$24.10</text:p>
          </table:table-cell>
        </table:table-row>
        <table:table-row table:style-name="ro1">
          <table:table-cell table:style-name="ce1" office:value-type="string">
            <text:p>10/20/2022</text:p>
          </table:table-cell>
          <table:table-cell table:style-name="ce2" office:value-type="currency" office:currency="CAD" office:value="24.41">
            <text:p>$24.41</text:p>
          </table:table-cell>
          <table:table-cell table:style-name="ce1" office:value-type="float" office:value="5148627">
            <text:p>5148627</text:p>
          </table:table-cell>
          <table:table-cell table:style-name="ce2" office:value-type="currency" office:currency="CAD" office:value="24.65">
            <text:p>$24.65</text:p>
          </table:table-cell>
          <table:table-cell table:style-name="ce2" office:value-type="currency" office:currency="CAD" office:value="25.45">
            <text:p>$25.45</text:p>
          </table:table-cell>
          <table:table-cell table:style-name="ce2" office:value-type="currency" office:currency="CAD" office:value="24.07">
            <text:p>$24.07</text:p>
          </table:table-cell>
        </table:table-row>
        <table:table-row table:style-name="ro1">
          <table:table-cell table:style-name="ce1" office:value-type="string">
            <text:p>10/19/2022</text:p>
          </table:table-cell>
          <table:table-cell table:style-name="ce2" office:value-type="currency" office:currency="CAD" office:value="24.54">
            <text:p>$24.54</text:p>
          </table:table-cell>
          <table:table-cell table:style-name="ce1" office:value-type="float" office:value="5318442">
            <text:p>5318442</text:p>
          </table:table-cell>
          <table:table-cell table:style-name="ce2" office:value-type="currency" office:currency="CAD" office:value="26">
            <text:p>$26.00</text:p>
          </table:table-cell>
          <table:table-cell table:style-name="ce2" office:value-type="currency" office:currency="CAD" office:value="26.18">
            <text:p>$26.18</text:p>
          </table:table-cell>
          <table:table-cell table:style-name="ce2" office:value-type="currency" office:currency="CAD" office:value="24.27">
            <text:p>$24.27</text:p>
          </table:table-cell>
        </table:table-row>
        <table:table-row table:style-name="ro1">
          <table:table-cell table:style-name="ce1" office:value-type="string">
            <text:p>10/18/2022</text:p>
          </table:table-cell>
          <table:table-cell table:style-name="ce2" office:value-type="currency" office:currency="CAD" office:value="26.67">
            <text:p>$26.67</text:p>
          </table:table-cell>
          <table:table-cell table:style-name="ce1" office:value-type="float" office:value="4402577">
            <text:p>4402577</text:p>
          </table:table-cell>
          <table:table-cell table:style-name="ce2" office:value-type="currency" office:currency="CAD" office:value="27.1">
            <text:p>$27.10</text:p>
          </table:table-cell>
          <table:table-cell table:style-name="ce2" office:value-type="currency" office:currency="CAD" office:value="27.74">
            <text:p>$27.74</text:p>
          </table:table-cell>
          <table:table-cell table:style-name="ce2" office:value-type="currency" office:currency="CAD" office:value="26.13">
            <text:p>$26.13</text:p>
          </table:table-cell>
        </table:table-row>
        <table:table-row table:style-name="ro1">
          <table:table-cell table:style-name="ce1" office:value-type="string">
            <text:p>10/17/2022</text:p>
          </table:table-cell>
          <table:table-cell table:style-name="ce2" office:value-type="currency" office:currency="CAD" office:value="25.96">
            <text:p>$25.96</text:p>
          </table:table-cell>
          <table:table-cell table:style-name="ce1" office:value-type="float" office:value="3172241">
            <text:p>3172241</text:p>
          </table:table-cell>
          <table:table-cell table:style-name="ce2" office:value-type="currency" office:currency="CAD" office:value="25.37">
            <text:p>$25.37</text:p>
          </table:table-cell>
          <table:table-cell table:style-name="ce2" office:value-type="currency" office:currency="CAD" office:value="26.41">
            <text:p>$26.41</text:p>
          </table:table-cell>
          <table:table-cell table:style-name="ce2" office:value-type="currency" office:currency="CAD" office:value="25.24">
            <text:p>$25.24</text:p>
          </table:table-cell>
        </table:table-row>
        <table:table-row table:style-name="ro1">
          <table:table-cell table:style-name="ce1" office:value-type="string">
            <text:p>10/14/2022</text:p>
          </table:table-cell>
          <table:table-cell table:style-name="ce2" office:value-type="currency" office:currency="CAD" office:value="24.63">
            <text:p>$24.63</text:p>
          </table:table-cell>
          <table:table-cell table:style-name="ce1" office:value-type="float" office:value="2778436">
            <text:p>2778436</text:p>
          </table:table-cell>
          <table:table-cell table:style-name="ce2" office:value-type="currency" office:currency="CAD" office:value="25.77">
            <text:p>$25.77</text:p>
          </table:table-cell>
          <table:table-cell table:style-name="ce2" office:value-type="currency" office:currency="CAD" office:value="26.37">
            <text:p>$26.37</text:p>
          </table:table-cell>
          <table:table-cell table:style-name="ce2" office:value-type="currency" office:currency="CAD" office:value="24.63">
            <text:p>$24.63</text:p>
          </table:table-cell>
        </table:table-row>
        <table:table-row table:style-name="ro1">
          <table:table-cell table:style-name="ce1" office:value-type="string">
            <text:p>10/13/2022</text:p>
          </table:table-cell>
          <table:table-cell table:style-name="ce2" office:value-type="currency" office:currency="CAD" office:value="25.56">
            <text:p>$25.56</text:p>
          </table:table-cell>
          <table:table-cell table:style-name="ce1" office:value-type="float" office:value="3516164">
            <text:p>3516164</text:p>
          </table:table-cell>
          <table:table-cell table:style-name="ce2" office:value-type="currency" office:currency="CAD" office:value="24.42">
            <text:p>$24.42</text:p>
          </table:table-cell>
          <table:table-cell table:style-name="ce2" office:value-type="currency" office:currency="CAD" office:value="26.59">
            <text:p>$26.59</text:p>
          </table:table-cell>
          <table:table-cell table:style-name="ce2" office:value-type="currency" office:currency="CAD" office:value="23.91">
            <text:p>$23.91</text:p>
          </table:table-cell>
        </table:table-row>
        <table:table-row table:style-name="ro1">
          <table:table-cell table:style-name="ce1" office:value-type="string">
            <text:p>10/12/2022</text:p>
          </table:table-cell>
          <table:table-cell table:style-name="ce2" office:value-type="currency" office:currency="CAD" office:value="25.36">
            <text:p>$25.36</text:p>
          </table:table-cell>
          <table:table-cell table:style-name="ce1" office:value-type="float" office:value="3284353">
            <text:p>3284353</text:p>
          </table:table-cell>
          <table:table-cell table:style-name="ce2" office:value-type="currency" office:currency="CAD" office:value="25.96">
            <text:p>$25.96</text:p>
          </table:table-cell>
          <table:table-cell table:style-name="ce2" office:value-type="currency" office:currency="CAD" office:value="26.89">
            <text:p>$26.89</text:p>
          </table:table-cell>
          <table:table-cell table:style-name="ce2" office:value-type="currency" office:currency="CAD" office:value="25.27">
            <text:p>$25.27</text:p>
          </table:table-cell>
        </table:table-row>
        <table:table-row table:style-name="ro1">
          <table:table-cell table:style-name="ce1" office:value-type="string">
            <text:p>10/11/2022</text:p>
          </table:table-cell>
          <table:table-cell table:style-name="ce2" office:value-type="currency" office:currency="CAD" office:value="25.27">
            <text:p>$25.27</text:p>
          </table:table-cell>
          <table:table-cell table:style-name="ce1" office:value-type="float" office:value="4195897">
            <text:p>4195897</text:p>
          </table:table-cell>
          <table:table-cell table:style-name="ce2" office:value-type="currency" office:currency="CAD" office:value="24.87">
            <text:p>$24.87</text:p>
          </table:table-cell>
          <table:table-cell table:style-name="ce2" office:value-type="currency" office:currency="CAD" office:value="26.3">
            <text:p>$26.30</text:p>
          </table:table-cell>
          <table:table-cell table:style-name="ce2" office:value-type="currency" office:currency="CAD" office:value="23.95">
            <text:p>$23.95</text:p>
          </table:table-cell>
        </table:table-row>
        <table:table-row table:style-name="ro1">
          <table:table-cell table:style-name="ce1" office:value-type="string">
            <text:p>10/10/2022</text:p>
          </table:table-cell>
          <table:table-cell table:style-name="ce2" office:value-type="currency" office:currency="CAD" office:value="25">
            <text:p>$25.00</text:p>
          </table:table-cell>
          <table:table-cell table:style-name="ce1" office:value-type="float" office:value="2917594">
            <text:p>2917594</text:p>
          </table:table-cell>
          <table:table-cell table:style-name="ce2" office:value-type="currency" office:currency="CAD" office:value="25.37">
            <text:p>$25.37</text:p>
          </table:table-cell>
          <table:table-cell table:style-name="ce2" office:value-type="currency" office:currency="CAD" office:value="26.5">
            <text:p>$26.50</text:p>
          </table:table-cell>
          <table:table-cell table:style-name="ce2" office:value-type="currency" office:currency="CAD" office:value="24.75">
            <text:p>$24.75</text:p>
          </table:table-cell>
        </table:table-row>
        <table:table-row table:style-name="ro1">
          <table:table-cell table:style-name="ce1" office:value-type="string">
            <text:p>10/07/2022</text:p>
          </table:table-cell>
          <table:table-cell table:style-name="ce2" office:value-type="currency" office:currency="CAD" office:value="25.35">
            <text:p>$25.35</text:p>
          </table:table-cell>
          <table:table-cell table:style-name="ce1" office:value-type="float" office:value="3270565">
            <text:p>3270565</text:p>
          </table:table-cell>
          <table:table-cell table:number-columns-repeated="2" table:style-name="ce2" office:value-type="currency" office:currency="CAD" office:value="25.84">
            <text:p>$25.84</text:p>
          </table:table-cell>
          <table:table-cell table:style-name="ce2" office:value-type="currency" office:currency="CAD" office:value="24.42">
            <text:p>$24.42</text:p>
          </table:table-cell>
        </table:table-row>
        <table:table-row table:style-name="ro1">
          <table:table-cell table:style-name="ce1" office:value-type="string">
            <text:p>10/06/2022</text:p>
          </table:table-cell>
          <table:table-cell table:style-name="ce2" office:value-type="currency" office:currency="CAD" office:value="25.99">
            <text:p>$25.99</text:p>
          </table:table-cell>
          <table:table-cell table:style-name="ce1" office:value-type="float" office:value="2418721">
            <text:p>2418721</text:p>
          </table:table-cell>
          <table:table-cell table:style-name="ce2" office:value-type="currency" office:currency="CAD" office:value="26.29">
            <text:p>$26.29</text:p>
          </table:table-cell>
          <table:table-cell table:style-name="ce2" office:value-type="currency" office:currency="CAD" office:value="27">
            <text:p>$27.00</text:p>
          </table:table-cell>
          <table:table-cell table:style-name="ce2" office:value-type="currency" office:currency="CAD" office:value="25.8">
            <text:p>$25.80</text:p>
          </table:table-cell>
        </table:table-row>
        <table:table-row table:style-name="ro1">
          <table:table-cell table:style-name="ce1" office:value-type="string">
            <text:p>10/05/2022</text:p>
          </table:table-cell>
          <table:table-cell table:style-name="ce2" office:value-type="currency" office:currency="CAD" office:value="26.39">
            <text:p>$26.39</text:p>
          </table:table-cell>
          <table:table-cell table:style-name="ce1" office:value-type="float" office:value="2986448">
            <text:p>2986448</text:p>
          </table:table-cell>
          <table:table-cell table:style-name="ce2" office:value-type="currency" office:currency="CAD" office:value="26.77">
            <text:p>$26.77</text:p>
          </table:table-cell>
          <table:table-cell table:style-name="ce2" office:value-type="currency" office:currency="CAD" office:value="26.98">
            <text:p>$26.98</text:p>
          </table:table-cell>
          <table:table-cell table:style-name="ce2" office:value-type="currency" office:currency="CAD" office:value="25.43">
            <text:p>$25.43</text:p>
          </table:table-cell>
        </table:table-row>
        <table:table-row table:style-name="ro1">
          <table:table-cell table:style-name="ce1" office:value-type="string">
            <text:p>10/04/2022</text:p>
          </table:table-cell>
          <table:table-cell table:style-name="ce2" office:value-type="currency" office:currency="CAD" office:value="27.6">
            <text:p>$27.60</text:p>
          </table:table-cell>
          <table:table-cell table:style-name="ce1" office:value-type="float" office:value="4581855">
            <text:p>4581855</text:p>
          </table:table-cell>
          <table:table-cell table:style-name="ce2" office:value-type="currency" office:currency="CAD" office:value="25.95">
            <text:p>$25.95</text:p>
          </table:table-cell>
          <table:table-cell table:style-name="ce2" office:value-type="currency" office:currency="CAD" office:value="27.83">
            <text:p>$27.83</text:p>
          </table:table-cell>
          <table:table-cell table:style-name="ce2" office:value-type="currency" office:currency="CAD" office:value="25.95">
            <text:p>$25.95</text:p>
          </table:table-cell>
        </table:table-row>
        <table:table-row table:style-name="ro1">
          <table:table-cell table:style-name="ce1" office:value-type="string">
            <text:p>10/03/2022</text:p>
          </table:table-cell>
          <table:table-cell table:style-name="ce2" office:value-type="currency" office:currency="CAD" office:value="25.38">
            <text:p>$25.38</text:p>
          </table:table-cell>
          <table:table-cell table:style-name="ce1" office:value-type="float" office:value="2653852">
            <text:p>2653852</text:p>
          </table:table-cell>
          <table:table-cell table:style-name="ce2" office:value-type="currency" office:currency="CAD" office:value="25.14">
            <text:p>$25.14</text:p>
          </table:table-cell>
          <table:table-cell table:style-name="ce2" office:value-type="currency" office:currency="CAD" office:value="25.63">
            <text:p>$25.63</text:p>
          </table:table-cell>
          <table:table-cell table:style-name="ce2" office:value-type="currency" office:currency="CAD" office:value="24.21">
            <text:p>$24.21</text:p>
          </table:table-cell>
        </table:table-row>
        <table:table-row table:style-name="ro1">
          <table:table-cell table:style-name="ce1" office:value-type="string">
            <text:p>09/30/2022</text:p>
          </table:table-cell>
          <table:table-cell table:style-name="ce2" office:value-type="currency" office:currency="CAD" office:value="25.13">
            <text:p>$25.13</text:p>
          </table:table-cell>
          <table:table-cell table:style-name="ce1" office:value-type="float" office:value="3148331">
            <text:p>3148331</text:p>
          </table:table-cell>
          <table:table-cell table:style-name="ce2" office:value-type="currency" office:currency="CAD" office:value="25.03">
            <text:p>$25.03</text:p>
          </table:table-cell>
          <table:table-cell table:style-name="ce2" office:value-type="currency" office:currency="CAD" office:value="25.82">
            <text:p>$25.82</text:p>
          </table:table-cell>
          <table:table-cell table:style-name="ce2" office:value-type="currency" office:currency="CAD" office:value="24.44">
            <text:p>$24.44</text:p>
          </table:table-cell>
        </table:table-row>
        <table:table-row table:style-name="ro1">
          <table:table-cell table:style-name="ce1" office:value-type="string">
            <text:p>09/29/2022</text:p>
          </table:table-cell>
          <table:table-cell table:style-name="ce2" office:value-type="currency" office:currency="CAD" office:value="25.46">
            <text:p>$25.46</text:p>
          </table:table-cell>
          <table:table-cell table:style-name="ce1" office:value-type="float" office:value="4118215">
            <text:p>4118215</text:p>
          </table:table-cell>
          <table:table-cell table:style-name="ce2" office:value-type="currency" office:currency="CAD" office:value="27.08">
            <text:p>$27.08</text:p>
          </table:table-cell>
          <table:table-cell table:style-name="ce2" office:value-type="currency" office:currency="CAD" office:value="27.69">
            <text:p>$27.69</text:p>
          </table:table-cell>
          <table:table-cell table:style-name="ce2" office:value-type="currency" office:currency="CAD" office:value="24.69">
            <text:p>$24.69</text:p>
          </table:table-cell>
        </table:table-row>
        <table:table-row table:style-name="ro1">
          <table:table-cell table:style-name="ce1" office:value-type="string">
            <text:p>09/28/2022</text:p>
          </table:table-cell>
          <table:table-cell table:style-name="ce2" office:value-type="currency" office:currency="CAD" office:value="27.31">
            <text:p>$27.31</text:p>
          </table:table-cell>
          <table:table-cell table:style-name="ce1" office:value-type="float" office:value="2630051">
            <text:p>2630051</text:p>
          </table:table-cell>
          <table:table-cell table:style-name="ce2" office:value-type="currency" office:currency="CAD" office:value="25.89">
            <text:p>$25.89</text:p>
          </table:table-cell>
          <table:table-cell table:style-name="ce2" office:value-type="currency" office:currency="CAD" office:value="27.5">
            <text:p>$27.50</text:p>
          </table:table-cell>
          <table:table-cell table:style-name="ce2" office:value-type="currency" office:currency="CAD" office:value="25.62">
            <text:p>$25.62</text:p>
          </table:table-cell>
        </table:table-row>
        <table:table-row table:style-name="ro1">
          <table:table-cell table:style-name="ce1" office:value-type="string">
            <text:p>09/27/2022</text:p>
          </table:table-cell>
          <table:table-cell table:style-name="ce2" office:value-type="currency" office:currency="CAD" office:value="26.13">
            <text:p>$26.13</text:p>
          </table:table-cell>
          <table:table-cell table:style-name="ce1" office:value-type="float" office:value="4487179">
            <text:p>4487179</text:p>
          </table:table-cell>
          <table:table-cell table:style-name="ce2" office:value-type="currency" office:currency="CAD" office:value="25.47">
            <text:p>$25.47</text:p>
          </table:table-cell>
          <table:table-cell table:style-name="ce2" office:value-type="currency" office:currency="CAD" office:value="26.39">
            <text:p>$26.39</text:p>
          </table:table-cell>
          <table:table-cell table:style-name="ce2" office:value-type="currency" office:currency="CAD" office:value="25.13">
            <text:p>$25.13</text:p>
          </table:table-cell>
        </table:table-row>
        <table:table-row table:style-name="ro1">
          <table:table-cell table:style-name="ce1" office:value-type="string">
            <text:p>09/26/2022</text:p>
          </table:table-cell>
          <table:table-cell table:style-name="ce2" office:value-type="currency" office:currency="CAD" office:value="24.48">
            <text:p>$24.48</text:p>
          </table:table-cell>
          <table:table-cell table:style-name="ce1" office:value-type="float" office:value="3440279">
            <text:p>3440279</text:p>
          </table:table-cell>
          <table:table-cell table:style-name="ce2" office:value-type="currency" office:currency="CAD" office:value="24.66">
            <text:p>$24.66</text:p>
          </table:table-cell>
          <table:table-cell table:style-name="ce2" office:value-type="currency" office:currency="CAD" office:value="25.87">
            <text:p>$25.87</text:p>
          </table:table-cell>
          <table:table-cell table:style-name="ce2" office:value-type="currency" office:currency="CAD" office:value="24.12">
            <text:p>$24.12</text:p>
          </table:table-cell>
        </table:table-row>
        <table:table-row table:style-name="ro1">
          <table:table-cell table:style-name="ce1" office:value-type="string">
            <text:p>09/23/2022</text:p>
          </table:table-cell>
          <table:table-cell table:style-name="ce2" office:value-type="currency" office:currency="CAD" office:value="25.04">
            <text:p>$25.04</text:p>
          </table:table-cell>
          <table:table-cell table:style-name="ce1" office:value-type="float" office:value="3622430">
            <text:p>3622430</text:p>
          </table:table-cell>
          <table:table-cell table:style-name="ce2" office:value-type="currency" office:currency="CAD" office:value="24.15">
            <text:p>$24.15</text:p>
          </table:table-cell>
          <table:table-cell table:style-name="ce2" office:value-type="currency" office:currency="CAD" office:value="25.15">
            <text:p>$25.15</text:p>
          </table:table-cell>
          <table:table-cell table:style-name="ce2" office:value-type="currency" office:currency="CAD" office:value="24.06">
            <text:p>$24.06</text:p>
          </table:table-cell>
        </table:table-row>
        <table:table-row table:style-name="ro1">
          <table:table-cell table:style-name="ce1" office:value-type="string">
            <text:p>09/22/2022</text:p>
          </table:table-cell>
          <table:table-cell table:style-name="ce2" office:value-type="currency" office:currency="CAD" office:value="24.7">
            <text:p>$24.70</text:p>
          </table:table-cell>
          <table:table-cell table:style-name="ce1" office:value-type="float" office:value="4346547">
            <text:p>4346547</text:p>
          </table:table-cell>
          <table:table-cell table:style-name="ce2" office:value-type="currency" office:currency="CAD" office:value="27.17">
            <text:p>$27.17</text:p>
          </table:table-cell>
          <table:table-cell table:style-name="ce2" office:value-type="currency" office:currency="CAD" office:value="27.27">
            <text:p>$27.27</text:p>
          </table:table-cell>
          <table:table-cell table:style-name="ce2" office:value-type="currency" office:currency="CAD" office:value="24.38">
            <text:p>$24.38</text:p>
          </table:table-cell>
        </table:table-row>
        <table:table-row table:style-name="ro1">
          <table:table-cell table:style-name="ce1" office:value-type="string">
            <text:p>09/21/2022</text:p>
          </table:table-cell>
          <table:table-cell table:style-name="ce2" office:value-type="currency" office:currency="CAD" office:value="26.86">
            <text:p>$26.86</text:p>
          </table:table-cell>
          <table:table-cell table:style-name="ce1" office:value-type="float" office:value="3859156">
            <text:p>3859156</text:p>
          </table:table-cell>
          <table:table-cell table:style-name="ce2" office:value-type="currency" office:currency="CAD" office:value="27.45">
            <text:p>$27.45</text:p>
          </table:table-cell>
          <table:table-cell table:style-name="ce2" office:value-type="currency" office:currency="CAD" office:value="28.99">
            <text:p>$28.99</text:p>
          </table:table-cell>
          <table:table-cell table:style-name="ce2" office:value-type="currency" office:currency="CAD" office:value="26.77">
            <text:p>$26.77</text:p>
          </table:table-cell>
        </table:table-row>
        <table:table-row table:style-name="ro1">
          <table:table-cell table:style-name="ce1" office:value-type="string">
            <text:p>09/20/2022</text:p>
          </table:table-cell>
          <table:table-cell table:style-name="ce2" office:value-type="currency" office:currency="CAD" office:value="27.54">
            <text:p>$27.54</text:p>
          </table:table-cell>
          <table:table-cell table:style-name="ce1" office:value-type="float" office:value="3145901">
            <text:p>3145901</text:p>
          </table:table-cell>
          <table:table-cell table:style-name="ce2" office:value-type="currency" office:currency="CAD" office:value="29.28">
            <text:p>$29.28</text:p>
          </table:table-cell>
          <table:table-cell table:style-name="ce2" office:value-type="currency" office:currency="CAD" office:value="29.33">
            <text:p>$29.33</text:p>
          </table:table-cell>
          <table:table-cell table:style-name="ce2" office:value-type="currency" office:currency="CAD" office:value="27.18">
            <text:p>$27.18</text:p>
          </table:table-cell>
        </table:table-row>
        <table:table-row table:style-name="ro1">
          <table:table-cell table:style-name="ce1" office:value-type="string">
            <text:p>09/19/2022</text:p>
          </table:table-cell>
          <table:table-cell table:style-name="ce2" office:value-type="currency" office:currency="CAD" office:value="28.96">
            <text:p>$28.96</text:p>
          </table:table-cell>
          <table:table-cell table:style-name="ce1" office:value-type="float" office:value="3403984">
            <text:p>3403984</text:p>
          </table:table-cell>
          <table:table-cell table:style-name="ce2" office:value-type="currency" office:currency="CAD" office:value="28.34">
            <text:p>$28.34</text:p>
          </table:table-cell>
          <table:table-cell table:style-name="ce2" office:value-type="currency" office:currency="CAD" office:value="29.65">
            <text:p>$29.65</text:p>
          </table:table-cell>
          <table:table-cell table:style-name="ce2" office:value-type="currency" office:currency="CAD" office:value="28.15">
            <text:p>$28.15</text:p>
          </table:table-cell>
        </table:table-row>
        <table:table-row table:style-name="ro1">
          <table:table-cell table:style-name="ce1" office:value-type="string">
            <text:p>09/16/2022</text:p>
          </table:table-cell>
          <table:table-cell table:style-name="ce2" office:value-type="currency" office:currency="CAD" office:value="28.64">
            <text:p>$28.64</text:p>
          </table:table-cell>
          <table:table-cell table:style-name="ce1" office:value-type="float" office:value="4656038">
            <text:p>4656038</text:p>
          </table:table-cell>
          <table:table-cell table:style-name="ce2" office:value-type="currency" office:currency="CAD" office:value="28.33">
            <text:p>$28.33</text:p>
          </table:table-cell>
          <table:table-cell table:style-name="ce2" office:value-type="currency" office:currency="CAD" office:value="28.8">
            <text:p>$28.80</text:p>
          </table:table-cell>
          <table:table-cell table:style-name="ce2" office:value-type="currency" office:currency="CAD" office:value="27.78">
            <text:p>$27.78</text:p>
          </table:table-cell>
        </table:table-row>
        <table:table-row table:style-name="ro1">
          <table:table-cell table:style-name="ce1" office:value-type="string">
            <text:p>09/15/2022</text:p>
          </table:table-cell>
          <table:table-cell table:style-name="ce2" office:value-type="currency" office:currency="CAD" office:value="28.61">
            <text:p>$28.61</text:p>
          </table:table-cell>
          <table:table-cell table:style-name="ce1" office:value-type="float" office:value="3329490">
            <text:p>3329490</text:p>
          </table:table-cell>
          <table:table-cell table:style-name="ce2" office:value-type="currency" office:currency="CAD" office:value="27.86">
            <text:p>$27.86</text:p>
          </table:table-cell>
          <table:table-cell table:style-name="ce2" office:value-type="currency" office:currency="CAD" office:value="29.07">
            <text:p>$29.07</text:p>
          </table:table-cell>
          <table:table-cell table:style-name="ce2" office:value-type="currency" office:currency="CAD" office:value="27.86">
            <text:p>$27.86</text:p>
          </table:table-cell>
        </table:table-row>
        <table:table-row table:style-name="ro1">
          <table:table-cell table:style-name="ce1" office:value-type="string">
            <text:p>09/14/2022</text:p>
          </table:table-cell>
          <table:table-cell table:style-name="ce2" office:value-type="currency" office:currency="CAD" office:value="28.13">
            <text:p>$28.13</text:p>
          </table:table-cell>
          <table:table-cell table:style-name="ce1" office:value-type="float" office:value="3605752">
            <text:p>3605752</text:p>
          </table:table-cell>
          <table:table-cell table:style-name="ce2" office:value-type="currency" office:currency="CAD" office:value="27.56">
            <text:p>$27.56</text:p>
          </table:table-cell>
          <table:table-cell table:style-name="ce2" office:value-type="currency" office:currency="CAD" office:value="28.45">
            <text:p>$28.45</text:p>
          </table:table-cell>
          <table:table-cell table:style-name="ce2" office:value-type="currency" office:currency="CAD" office:value="26.65">
            <text:p>$26.65</text:p>
          </table:table-cell>
        </table:table-row>
        <table:table-row table:style-name="ro1">
          <table:table-cell table:style-name="ce1" office:value-type="string">
            <text:p>09/13/2022</text:p>
          </table:table-cell>
          <table:table-cell table:style-name="ce2" office:value-type="currency" office:currency="CAD" office:value="27.85">
            <text:p>$27.85</text:p>
          </table:table-cell>
          <table:table-cell table:style-name="ce1" office:value-type="float" office:value="3657164">
            <text:p>3657164</text:p>
          </table:table-cell>
          <table:table-cell table:style-name="ce2" office:value-type="currency" office:currency="CAD" office:value="27.4">
            <text:p>$27.40</text:p>
          </table:table-cell>
          <table:table-cell table:style-name="ce2" office:value-type="currency" office:currency="CAD" office:value="28.61">
            <text:p>$28.61</text:p>
          </table:table-cell>
          <table:table-cell table:style-name="ce2" office:value-type="currency" office:currency="CAD" office:value="27.32">
            <text:p>$27.32</text:p>
          </table:table-cell>
        </table:table-row>
        <table:table-row table:style-name="ro1">
          <table:table-cell table:style-name="ce1" office:value-type="string">
            <text:p>09/12/2022</text:p>
          </table:table-cell>
          <table:table-cell table:style-name="ce2" office:value-type="currency" office:currency="CAD" office:value="29.24">
            <text:p>$29.24</text:p>
          </table:table-cell>
          <table:table-cell table:style-name="ce1" office:value-type="float" office:value="6175210">
            <text:p>6175210</text:p>
          </table:table-cell>
          <table:table-cell table:style-name="ce2" office:value-type="currency" office:currency="CAD" office:value="29.03">
            <text:p>$29.03</text:p>
          </table:table-cell>
          <table:table-cell table:style-name="ce2" office:value-type="currency" office:currency="CAD" office:value="30.34">
            <text:p>$30.34</text:p>
          </table:table-cell>
          <table:table-cell table:style-name="ce2" office:value-type="currency" office:currency="CAD" office:value="28">
            <text:p>$28.00</text:p>
          </table:table-cell>
        </table:table-row>
        <table:table-row table:style-name="ro1">
          <table:table-cell table:style-name="ce1" office:value-type="string">
            <text:p>09/09/2022</text:p>
          </table:table-cell>
          <table:table-cell table:style-name="ce2" office:value-type="currency" office:currency="CAD" office:value="28.92">
            <text:p>$28.92</text:p>
          </table:table-cell>
          <table:table-cell table:style-name="ce1" office:value-type="float" office:value="7916490">
            <text:p>7916490</text:p>
          </table:table-cell>
          <table:table-cell table:style-name="ce2" office:value-type="currency" office:currency="CAD" office:value="26.3">
            <text:p>$26.30</text:p>
          </table:table-cell>
          <table:table-cell table:style-name="ce2" office:value-type="currency" office:currency="CAD" office:value="29.08">
            <text:p>$29.08</text:p>
          </table:table-cell>
          <table:table-cell table:style-name="ce2" office:value-type="currency" office:currency="CAD" office:value="26.1">
            <text:p>$26.10</text:p>
          </table:table-cell>
        </table:table-row>
        <table:table-row table:style-name="ro1">
          <table:table-cell table:style-name="ce1" office:value-type="string">
            <text:p>09/08/2022</text:p>
          </table:table-cell>
          <table:table-cell table:style-name="ce2" office:value-type="currency" office:currency="CAD" office:value="25.83">
            <text:p>$25.83</text:p>
          </table:table-cell>
          <table:table-cell table:style-name="ce1" office:value-type="float" office:value="14142210">
            <text:p>14142210</text:p>
          </table:table-cell>
          <table:table-cell table:style-name="ce2" office:value-type="currency" office:currency="CAD" office:value="25">
            <text:p>$25.00</text:p>
          </table:table-cell>
          <table:table-cell table:style-name="ce2" office:value-type="currency" office:currency="CAD" office:value="26.74">
            <text:p>$26.74</text:p>
          </table:table-cell>
          <table:table-cell table:style-name="ce2" office:value-type="currency" office:currency="CAD" office:value="24.07">
            <text:p>$24.07</text:p>
          </table:table-cell>
        </table:table-row>
        <table:table-row table:style-name="ro1">
          <table:table-cell table:style-name="ce1" office:value-type="string">
            <text:p>09/07/2022</text:p>
          </table:table-cell>
          <table:table-cell table:style-name="ce2" office:value-type="currency" office:currency="CAD" office:value="24.04">
            <text:p>$24.04</text:p>
          </table:table-cell>
          <table:table-cell table:style-name="ce1" office:value-type="float" office:value="12504680">
            <text:p>12504680</text:p>
          </table:table-cell>
          <table:table-cell table:style-name="ce2" office:value-type="currency" office:currency="CAD" office:value="24.73">
            <text:p>$24.73</text:p>
          </table:table-cell>
          <table:table-cell table:style-name="ce2" office:value-type="currency" office:currency="CAD" office:value="25.19">
            <text:p>$25.19</text:p>
          </table:table-cell>
          <table:table-cell table:style-name="ce2" office:value-type="currency" office:currency="CAD" office:value="23.42">
            <text:p>$23.42</text:p>
          </table:table-cell>
        </table:table-row>
        <table:table-row table:style-name="ro1">
          <table:table-cell table:style-name="ce1" office:value-type="string">
            <text:p>09/06/2022</text:p>
          </table:table-cell>
          <table:table-cell table:style-name="ce2" office:value-type="currency" office:currency="CAD" office:value="25.14">
            <text:p>$25.14</text:p>
          </table:table-cell>
          <table:table-cell table:style-name="ce1" office:value-type="float" office:value="7010190">
            <text:p>7010190</text:p>
          </table:table-cell>
          <table:table-cell table:style-name="ce2" office:value-type="currency" office:currency="CAD" office:value="25.75">
            <text:p>$25.75</text:p>
          </table:table-cell>
          <table:table-cell table:style-name="ce2" office:value-type="currency" office:currency="CAD" office:value="26.72">
            <text:p>$26.72</text:p>
          </table:table-cell>
          <table:table-cell table:style-name="ce2" office:value-type="currency" office:currency="CAD" office:value="24.67">
            <text:p>$24.67</text:p>
          </table:table-cell>
        </table:table-row>
        <table:table-row table:style-name="ro1">
          <table:table-cell table:style-name="ce1" office:value-type="string">
            <text:p>09/02/2022</text:p>
          </table:table-cell>
          <table:table-cell table:style-name="ce2" office:value-type="currency" office:currency="CAD" office:value="27.36">
            <text:p>$27.36</text:p>
          </table:table-cell>
          <table:table-cell table:style-name="ce1" office:value-type="float" office:value="4680123">
            <text:p>4680123</text:p>
          </table:table-cell>
          <table:table-cell table:style-name="ce2" office:value-type="currency" office:currency="CAD" office:value="28.26">
            <text:p>$28.26</text:p>
          </table:table-cell>
          <table:table-cell table:style-name="ce2" office:value-type="currency" office:currency="CAD" office:value="28.74">
            <text:p>$28.74</text:p>
          </table:table-cell>
          <table:table-cell table:style-name="ce2" office:value-type="currency" office:currency="CAD" office:value="26.93">
            <text:p>$26.93</text:p>
          </table:table-cell>
        </table:table-row>
        <table:table-row table:style-name="ro1">
          <table:table-cell table:style-name="ce1" office:value-type="string">
            <text:p>09/01/2022</text:p>
          </table:table-cell>
          <table:table-cell table:style-name="ce2" office:value-type="currency" office:currency="CAD" office:value="27.63">
            <text:p>$27.63</text:p>
          </table:table-cell>
          <table:table-cell table:style-name="ce1" office:value-type="float" office:value="5293858">
            <text:p>5293858</text:p>
          </table:table-cell>
          <table:table-cell table:style-name="ce2" office:value-type="currency" office:currency="CAD" office:value="28">
            <text:p>$28.00</text:p>
          </table:table-cell>
          <table:table-cell table:style-name="ce2" office:value-type="currency" office:currency="CAD" office:value="28.91">
            <text:p>$28.91</text:p>
          </table:table-cell>
          <table:table-cell table:style-name="ce2" office:value-type="currency" office:currency="CAD" office:value="26.95">
            <text:p>$26.95</text:p>
          </table:table-cell>
        </table:table-row>
        <table:table-row table:style-name="ro1">
          <table:table-cell table:style-name="ce1" office:value-type="string">
            <text:p>08/31/2022</text:p>
          </table:table-cell>
          <table:table-cell table:style-name="ce2" office:value-type="currency" office:currency="CAD" office:value="28.64">
            <text:p>$28.64</text:p>
          </table:table-cell>
          <table:table-cell table:style-name="ce1" office:value-type="float" office:value="5157027">
            <text:p>5157027</text:p>
          </table:table-cell>
          <table:table-cell table:style-name="ce2" office:value-type="currency" office:currency="CAD" office:value="29.25">
            <text:p>$29.25</text:p>
          </table:table-cell>
          <table:table-cell table:style-name="ce2" office:value-type="currency" office:currency="CAD" office:value="29.96">
            <text:p>$29.96</text:p>
          </table:table-cell>
          <table:table-cell table:style-name="ce2" office:value-type="currency" office:currency="CAD" office:value="28.26">
            <text:p>$28.26</text:p>
          </table:table-cell>
        </table:table-row>
        <table:table-row table:style-name="ro1">
          <table:table-cell table:style-name="ce1" office:value-type="string">
            <text:p>08/30/2022</text:p>
          </table:table-cell>
          <table:table-cell table:style-name="ce2" office:value-type="currency" office:currency="CAD" office:value="29.84">
            <text:p>$29.84</text:p>
          </table:table-cell>
          <table:table-cell table:style-name="ce1" office:value-type="float" office:value="5060206">
            <text:p>5060206</text:p>
          </table:table-cell>
          <table:table-cell table:style-name="ce2" office:value-type="currency" office:currency="CAD" office:value="31.62">
            <text:p>$31.62</text:p>
          </table:table-cell>
          <table:table-cell table:style-name="ce2" office:value-type="currency" office:currency="CAD" office:value="31.87">
            <text:p>$31.87</text:p>
          </table:table-cell>
          <table:table-cell table:style-name="ce2" office:value-type="currency" office:currency="CAD" office:value="29.42">
            <text:p>$29.42</text:p>
          </table:table-cell>
        </table:table-row>
        <table:table-row table:style-name="ro1">
          <table:table-cell table:style-name="ce1" office:value-type="string">
            <text:p>08/29/2022</text:p>
          </table:table-cell>
          <table:table-cell table:style-name="ce2" office:value-type="currency" office:currency="CAD" office:value="31.55">
            <text:p>$31.55</text:p>
          </table:table-cell>
          <table:table-cell table:style-name="ce1" office:value-type="float" office:value="4292686">
            <text:p>4292686</text:p>
          </table:table-cell>
          <table:table-cell table:style-name="ce2" office:value-type="currency" office:currency="CAD" office:value="30.48">
            <text:p>$30.48</text:p>
          </table:table-cell>
          <table:table-cell table:style-name="ce2" office:value-type="currency" office:currency="CAD" office:value="32.75">
            <text:p>$32.75</text:p>
          </table:table-cell>
          <table:table-cell table:style-name="ce2" office:value-type="currency" office:currency="CAD" office:value="30.38">
            <text:p>$30.38</text:p>
          </table:table-cell>
        </table:table-row>
        <table:table-row table:style-name="ro1">
          <table:table-cell table:style-name="ce1" office:value-type="string">
            <text:p>08/26/2022</text:p>
          </table:table-cell>
          <table:table-cell table:style-name="ce2" office:value-type="currency" office:currency="CAD" office:value="30.94">
            <text:p>$30.94</text:p>
          </table:table-cell>
          <table:table-cell table:style-name="ce1" office:value-type="float" office:value="4297295">
            <text:p>4297295</text:p>
          </table:table-cell>
          <table:table-cell table:style-name="ce2" office:value-type="currency" office:currency="CAD" office:value="31.5">
            <text:p>$31.50</text:p>
          </table:table-cell>
          <table:table-cell table:style-name="ce2" office:value-type="currency" office:currency="CAD" office:value="32.38">
            <text:p>$32.38</text:p>
          </table:table-cell>
          <table:table-cell table:style-name="ce2" office:value-type="currency" office:currency="CAD" office:value="30.63">
            <text:p>$30.63</text:p>
          </table:table-cell>
        </table:table-row>
        <table:table-row table:style-name="ro1">
          <table:table-cell table:style-name="ce1" office:value-type="string">
            <text:p>08/25/2022</text:p>
          </table:table-cell>
          <table:table-cell table:style-name="ce2" office:value-type="currency" office:currency="CAD" office:value="31.96">
            <text:p>$31.96</text:p>
          </table:table-cell>
          <table:table-cell table:style-name="ce1" office:value-type="float" office:value="4726286">
            <text:p>4726286</text:p>
          </table:table-cell>
          <table:table-cell table:style-name="ce2" office:value-type="currency" office:currency="CAD" office:value="32.84">
            <text:p>$32.84</text:p>
          </table:table-cell>
          <table:table-cell table:style-name="ce2" office:value-type="currency" office:currency="CAD" office:value="32.89">
            <text:p>$32.89</text:p>
          </table:table-cell>
          <table:table-cell table:style-name="ce2" office:value-type="currency" office:currency="CAD" office:value="31.5">
            <text:p>$31.50</text:p>
          </table:table-cell>
        </table:table-row>
        <table:table-row table:style-name="ro1">
          <table:table-cell table:style-name="ce1" office:value-type="string">
            <text:p>08/24/2022</text:p>
          </table:table-cell>
          <table:table-cell table:style-name="ce2" office:value-type="currency" office:currency="CAD" office:value="32.5">
            <text:p>$32.50</text:p>
          </table:table-cell>
          <table:table-cell table:style-name="ce1" office:value-type="float" office:value="5620333">
            <text:p>5620333</text:p>
          </table:table-cell>
          <table:table-cell table:style-name="ce2" office:value-type="currency" office:currency="CAD" office:value="34">
            <text:p>$34.00</text:p>
          </table:table-cell>
          <table:table-cell table:style-name="ce2" office:value-type="currency" office:currency="CAD" office:value="34.94">
            <text:p>$34.94</text:p>
          </table:table-cell>
          <table:table-cell table:style-name="ce2" office:value-type="currency" office:currency="CAD" office:value="32.44">
            <text:p>$32.44</text:p>
          </table:table-cell>
        </table:table-row>
        <table:table-row table:style-name="ro1">
          <table:table-cell table:style-name="ce1" office:value-type="string">
            <text:p>08/23/2022</text:p>
          </table:table-cell>
          <table:table-cell table:style-name="ce2" office:value-type="currency" office:currency="CAD" office:value="33.53">
            <text:p>$33.53</text:p>
          </table:table-cell>
          <table:table-cell table:style-name="ce1" office:value-type="float" office:value="4836309">
            <text:p>4836309</text:p>
          </table:table-cell>
          <table:table-cell table:style-name="ce2" office:value-type="currency" office:currency="CAD" office:value="34.7">
            <text:p>$34.70</text:p>
          </table:table-cell>
          <table:table-cell table:style-name="ce2" office:value-type="currency" office:currency="CAD" office:value="34.99">
            <text:p>$34.99</text:p>
          </table:table-cell>
          <table:table-cell table:style-name="ce2" office:value-type="currency" office:currency="CAD" office:value="33.45">
            <text:p>$33.45</text:p>
          </table:table-cell>
        </table:table-row>
        <table:table-row table:style-name="ro1">
          <table:table-cell table:style-name="ce1" office:value-type="string">
            <text:p>08/22/2022</text:p>
          </table:table-cell>
          <table:table-cell table:style-name="ce2" office:value-type="currency" office:currency="CAD" office:value="34.5">
            <text:p>$34.50</text:p>
          </table:table-cell>
          <table:table-cell table:style-name="ce1" office:value-type="float" office:value="5798630">
            <text:p>5798630</text:p>
          </table:table-cell>
          <table:table-cell table:style-name="ce2" office:value-type="currency" office:currency="CAD" office:value="34.31">
            <text:p>$34.31</text:p>
          </table:table-cell>
          <table:table-cell table:style-name="ce2" office:value-type="currency" office:currency="CAD" office:value="36.2">
            <text:p>$36.20</text:p>
          </table:table-cell>
          <table:table-cell table:style-name="ce2" office:value-type="currency" office:currency="CAD" office:value="34.2">
            <text:p>$34.20</text:p>
          </table:table-cell>
        </table:table-row>
        <table:table-row table:style-name="ro1">
          <table:table-cell table:style-name="ce1" office:value-type="string">
            <text:p>08/19/2022</text:p>
          </table:table-cell>
          <table:table-cell table:style-name="ce2" office:value-type="currency" office:currency="CAD" office:value="36.49">
            <text:p>$36.49</text:p>
          </table:table-cell>
          <table:table-cell table:style-name="ce1" office:value-type="float" office:value="9551861">
            <text:p>9551861</text:p>
          </table:table-cell>
          <table:table-cell table:style-name="ce2" office:value-type="currency" office:currency="CAD" office:value="35.18">
            <text:p>$35.18</text:p>
          </table:table-cell>
          <table:table-cell table:style-name="ce2" office:value-type="currency" office:currency="CAD" office:value="37.19">
            <text:p>$37.19</text:p>
          </table:table-cell>
          <table:table-cell table:style-name="ce2" office:value-type="currency" office:currency="CAD" office:value="34.67">
            <text:p>$34.67</text:p>
          </table:table-cell>
        </table:table-row>
        <table:table-row table:style-name="ro1">
          <table:table-cell table:style-name="ce1" office:value-type="string">
            <text:p>08/18/2022</text:p>
          </table:table-cell>
          <table:table-cell table:style-name="ce2" office:value-type="currency" office:currency="CAD" office:value="37.93">
            <text:p>$37.93</text:p>
          </table:table-cell>
          <table:table-cell table:style-name="ce1" office:value-type="float" office:value="8145446">
            <text:p>8145446</text:p>
          </table:table-cell>
          <table:table-cell table:style-name="ce2" office:value-type="currency" office:currency="CAD" office:value="39.27">
            <text:p>$39.27</text:p>
          </table:table-cell>
          <table:table-cell table:style-name="ce2" office:value-type="currency" office:currency="CAD" office:value="40.07">
            <text:p>$40.07</text:p>
          </table:table-cell>
          <table:table-cell table:style-name="ce2" office:value-type="currency" office:currency="CAD" office:value="37.34">
            <text:p>$37.34</text:p>
          </table:table-cell>
        </table:table-row>
        <table:table-row table:style-name="ro1">
          <table:table-cell table:style-name="ce1" office:value-type="string">
            <text:p>08/17/2022</text:p>
          </table:table-cell>
          <table:table-cell table:style-name="ce2" office:value-type="currency" office:currency="CAD" office:value="40.52">
            <text:p>$40.52</text:p>
          </table:table-cell>
          <table:table-cell table:style-name="ce1" office:value-type="float" office:value="9766448">
            <text:p>9766448</text:p>
          </table:table-cell>
          <table:table-cell table:style-name="ce2" office:value-type="currency" office:currency="CAD" office:value="42.18">
            <text:p>$42.18</text:p>
          </table:table-cell>
          <table:table-cell table:style-name="ce2" office:value-type="currency" office:currency="CAD" office:value="44.36">
            <text:p>$44.36</text:p>
          </table:table-cell>
          <table:table-cell table:style-name="ce2" office:value-type="currency" office:currency="CAD" office:value="40.41">
            <text:p>$40.41</text:p>
          </table:table-cell>
        </table:table-row>
        <table:table-row table:style-name="ro1">
          <table:table-cell table:style-name="ce1" office:value-type="string">
            <text:p>08/16/2022</text:p>
          </table:table-cell>
          <table:table-cell table:style-name="ce2" office:value-type="currency" office:currency="CAD" office:value="42.19">
            <text:p>$42.19</text:p>
          </table:table-cell>
          <table:table-cell table:style-name="ce1" office:value-type="float" office:value="23602780">
            <text:p>23602780</text:p>
          </table:table-cell>
          <table:table-cell table:style-name="ce2" office:value-type="currency" office:currency="CAD" office:value="39.17">
            <text:p>$39.17</text:p>
          </table:table-cell>
          <table:table-cell table:style-name="ce2" office:value-type="currency" office:currency="CAD" office:value="45.53">
            <text:p>$45.53</text:p>
          </table:table-cell>
          <table:table-cell table:style-name="ce2" office:value-type="currency" office:currency="CAD" office:value="38.6">
            <text:p>$38.60</text:p>
          </table:table-cell>
        </table:table-row>
        <table:table-row table:style-name="ro1">
          <table:table-cell table:style-name="ce1" office:value-type="string">
            <text:p>08/15/2022</text:p>
          </table:table-cell>
          <table:table-cell table:style-name="ce2" office:value-type="currency" office:currency="CAD" office:value="39.68">
            <text:p>$39.68</text:p>
          </table:table-cell>
          <table:table-cell table:style-name="ce1" office:value-type="float" office:value="5243088">
            <text:p>5243088</text:p>
          </table:table-cell>
          <table:table-cell table:style-name="ce2" office:value-type="currency" office:currency="CAD" office:value="39.75">
            <text:p>$39.75</text:p>
          </table:table-cell>
          <table:table-cell table:style-name="ce2" office:value-type="currency" office:currency="CAD" office:value="40.39">
            <text:p>$40.39</text:p>
          </table:table-cell>
          <table:table-cell table:style-name="ce2" office:value-type="currency" office:currency="CAD" office:value="38.81">
            <text:p>$38.81</text:p>
          </table:table-cell>
        </table:table-row>
        <table:table-row table:style-name="ro1">
          <table:table-cell table:style-name="ce1" office:value-type="string">
            <text:p>08/12/2022</text:p>
          </table:table-cell>
          <table:table-cell table:style-name="ce2" office:value-type="currency" office:currency="CAD" office:value="40.74">
            <text:p>$40.74</text:p>
          </table:table-cell>
          <table:table-cell table:style-name="ce1" office:value-type="float" office:value="5120040">
            <text:p>5120040</text:p>
          </table:table-cell>
          <table:table-cell table:style-name="ce2" office:value-type="currency" office:currency="CAD" office:value="40">
            <text:p>$40.00</text:p>
          </table:table-cell>
          <table:table-cell table:style-name="ce2" office:value-type="currency" office:currency="CAD" office:value="41.43">
            <text:p>$41.43</text:p>
          </table:table-cell>
          <table:table-cell table:style-name="ce2" office:value-type="currency" office:currency="CAD" office:value="39.15">
            <text:p>$39.15</text:p>
          </table:table-cell>
        </table:table-row>
        <table:table-row table:style-name="ro1">
          <table:table-cell table:style-name="ce1" office:value-type="string">
            <text:p>08/11/2022</text:p>
          </table:table-cell>
          <table:table-cell table:style-name="ce2" office:value-type="currency" office:currency="CAD" office:value="39.45">
            <text:p>$39.45</text:p>
          </table:table-cell>
          <table:table-cell table:style-name="ce1" office:value-type="float" office:value="5140480">
            <text:p>5140480</text:p>
          </table:table-cell>
          <table:table-cell table:style-name="ce2" office:value-type="currency" office:currency="CAD" office:value="40.91">
            <text:p>$40.91</text:p>
          </table:table-cell>
          <table:table-cell table:style-name="ce2" office:value-type="currency" office:currency="CAD" office:value="41.97">
            <text:p>$41.97</text:p>
          </table:table-cell>
          <table:table-cell table:style-name="ce2" office:value-type="currency" office:currency="CAD" office:value="39.35">
            <text:p>$39.35</text:p>
          </table:table-cell>
        </table:table-row>
        <table:table-row table:style-name="ro1">
          <table:table-cell table:style-name="ce1" office:value-type="string">
            <text:p>08/10/2022</text:p>
          </table:table-cell>
          <table:table-cell table:style-name="ce2" office:value-type="currency" office:currency="CAD" office:value="40.53">
            <text:p>$40.53</text:p>
          </table:table-cell>
          <table:table-cell table:style-name="ce1" office:value-type="float" office:value="5434675">
            <text:p>5434675</text:p>
          </table:table-cell>
          <table:table-cell table:number-columns-repeated="2" table:style-name="ce2" office:value-type="currency" office:currency="CAD" office:value="42">
            <text:p>$42.00</text:p>
          </table:table-cell>
          <table:table-cell table:style-name="ce2" office:value-type="currency" office:currency="CAD" office:value="38.63">
            <text:p>$38.63</text:p>
          </table:table-cell>
        </table:table-row>
        <table:table-row table:style-name="ro1">
          <table:table-cell table:style-name="ce1" office:value-type="string">
            <text:p>08/09/2022</text:p>
          </table:table-cell>
          <table:table-cell table:style-name="ce2" office:value-type="currency" office:currency="CAD" office:value="40.37">
            <text:p>$40.37</text:p>
          </table:table-cell>
          <table:table-cell table:style-name="ce1" office:value-type="float" office:value="6954188">
            <text:p>6954188</text:p>
          </table:table-cell>
          <table:table-cell table:style-name="ce2" office:value-type="currency" office:currency="CAD" office:value="42.14">
            <text:p>$42.14</text:p>
          </table:table-cell>
          <table:table-cell table:style-name="ce2" office:value-type="currency" office:currency="CAD" office:value="43.19">
            <text:p>$43.19</text:p>
          </table:table-cell>
          <table:table-cell table:style-name="ce2" office:value-type="currency" office:currency="CAD" office:value="39">
            <text:p>$39.00</text:p>
          </table:table-cell>
        </table:table-row>
        <table:table-row table:style-name="ro1">
          <table:table-cell table:style-name="ce1" office:value-type="string">
            <text:p>08/08/2022</text:p>
          </table:table-cell>
          <table:table-cell table:style-name="ce2" office:value-type="currency" office:currency="CAD" office:value="43.45">
            <text:p>$43.45</text:p>
          </table:table-cell>
          <table:table-cell table:style-name="ce1" office:value-type="float" office:value="18045600">
            <text:p>18045600</text:p>
          </table:table-cell>
          <table:table-cell table:style-name="ce2" office:value-type="currency" office:currency="CAD" office:value="41.29">
            <text:p>$41.29</text:p>
          </table:table-cell>
          <table:table-cell table:style-name="ce2" office:value-type="currency" office:currency="CAD" office:value="47.99">
            <text:p>$47.99</text:p>
          </table:table-cell>
          <table:table-cell table:style-name="ce2" office:value-type="currency" office:currency="CAD" office:value="40.75">
            <text:p>$40.75</text:p>
          </table:table-cell>
        </table:table-row>
        <table:table-row table:style-name="ro1">
          <table:table-cell table:style-name="ce1" office:value-type="string">
            <text:p>08/05/2022</text:p>
          </table:table-cell>
          <table:table-cell table:style-name="ce2" office:value-type="currency" office:currency="CAD" office:value="40.02">
            <text:p>$40.02</text:p>
          </table:table-cell>
          <table:table-cell table:style-name="ce1" office:value-type="float" office:value="8124235">
            <text:p>8124235</text:p>
          </table:table-cell>
          <table:table-cell table:style-name="ce2" office:value-type="currency" office:currency="CAD" office:value="37.37">
            <text:p>$37.37</text:p>
          </table:table-cell>
          <table:table-cell table:style-name="ce2" office:value-type="currency" office:currency="CAD" office:value="40.43">
            <text:p>$40.43</text:p>
          </table:table-cell>
          <table:table-cell table:style-name="ce2" office:value-type="currency" office:currency="CAD" office:value="36.56">
            <text:p>$36.56</text:p>
          </table:table-cell>
        </table:table-row>
        <table:table-row table:style-name="ro1">
          <table:table-cell table:style-name="ce1" office:value-type="string">
            <text:p>08/04/2022</text:p>
          </table:table-cell>
          <table:table-cell table:style-name="ce2" office:value-type="currency" office:currency="CAD" office:value="38.36">
            <text:p>$38.36</text:p>
          </table:table-cell>
          <table:table-cell table:style-name="ce1" office:value-type="float" office:value="5421500">
            <text:p>5421500</text:p>
          </table:table-cell>
          <table:table-cell table:style-name="ce2" office:value-type="currency" office:currency="CAD" office:value="38.34">
            <text:p>$38.34</text:p>
          </table:table-cell>
          <table:table-cell table:style-name="ce2" office:value-type="currency" office:currency="CAD" office:value="39.89">
            <text:p>$39.89</text:p>
          </table:table-cell>
          <table:table-cell table:style-name="ce2" office:value-type="currency" office:currency="CAD" office:value="37.89">
            <text:p>$37.89</text:p>
          </table:table-cell>
        </table:table-row>
        <table:table-row table:style-name="ro1">
          <table:table-cell table:style-name="ce1" office:value-type="string">
            <text:p>08/03/2022</text:p>
          </table:table-cell>
          <table:table-cell table:style-name="ce2" office:value-type="currency" office:currency="CAD" office:value="37.93">
            <text:p>$37.93</text:p>
          </table:table-cell>
          <table:table-cell table:style-name="ce1" office:value-type="float" office:value="5186482">
            <text:p>5186482</text:p>
          </table:table-cell>
          <table:table-cell table:style-name="ce2" office:value-type="currency" office:currency="CAD" office:value="36.22">
            <text:p>$36.22</text:p>
          </table:table-cell>
          <table:table-cell table:style-name="ce2" office:value-type="currency" office:currency="CAD" office:value="38.01">
            <text:p>$38.01</text:p>
          </table:table-cell>
          <table:table-cell table:style-name="ce2" office:value-type="currency" office:currency="CAD" office:value="36">
            <text:p>$36.00</text:p>
          </table:table-cell>
        </table:table-row>
        <table:table-row table:style-name="ro1">
          <table:table-cell table:style-name="ce1" office:value-type="string">
            <text:p>08/02/2022</text:p>
          </table:table-cell>
          <table:table-cell table:style-name="ce2" office:value-type="currency" office:currency="CAD" office:value="35.84">
            <text:p>$35.84</text:p>
          </table:table-cell>
          <table:table-cell table:style-name="ce1" office:value-type="float" office:value="4697134">
            <text:p>4697134</text:p>
          </table:table-cell>
          <table:table-cell table:style-name="ce2" office:value-type="currency" office:currency="CAD" office:value="35.9">
            <text:p>$35.90</text:p>
          </table:table-cell>
          <table:table-cell table:style-name="ce2" office:value-type="currency" office:currency="CAD" office:value="36.8">
            <text:p>$36.80</text:p>
          </table:table-cell>
          <table:table-cell table:style-name="ce2" office:value-type="currency" office:currency="CAD" office:value="35.12">
            <text:p>$35.12</text:p>
          </table:table-cell>
        </table:table-row>
        <table:table-row table:style-name="ro1">
          <table:table-cell table:style-name="ce1" office:value-type="string">
            <text:p>08/01/2022</text:p>
          </table:table-cell>
          <table:table-cell table:style-name="ce2" office:value-type="currency" office:currency="CAD" office:value="34.78">
            <text:p>$34.78</text:p>
          </table:table-cell>
          <table:table-cell table:style-name="ce1" office:value-type="float" office:value="4196630">
            <text:p>4196630</text:p>
          </table:table-cell>
          <table:table-cell table:style-name="ce2" office:value-type="currency" office:currency="CAD" office:value="33.8">
            <text:p>$33.80</text:p>
          </table:table-cell>
          <table:table-cell table:style-name="ce2" office:value-type="currency" office:currency="CAD" office:value="35.71">
            <text:p>$35.71</text:p>
          </table:table-cell>
          <table:table-cell table:style-name="ce2" office:value-type="currency" office:currency="CAD" office:value="33.77">
            <text:p>$33.77</text:p>
          </table:table-cell>
        </table:table-row>
        <table:table-row table:style-name="ro1">
          <table:table-cell table:style-name="ce1" office:value-type="string">
            <text:p>07/29/2022</text:p>
          </table:table-cell>
          <table:table-cell table:style-name="ce2" office:value-type="currency" office:currency="CAD" office:value="34.01">
            <text:p>$34.01</text:p>
          </table:table-cell>
          <table:table-cell table:style-name="ce1" office:value-type="float" office:value="3988750">
            <text:p>3988750</text:p>
          </table:table-cell>
          <table:table-cell table:style-name="ce2" office:value-type="currency" office:currency="CAD" office:value="33.68">
            <text:p>$33.68</text:p>
          </table:table-cell>
          <table:table-cell table:style-name="ce2" office:value-type="currency" office:currency="CAD" office:value="34.79">
            <text:p>$34.79</text:p>
          </table:table-cell>
          <table:table-cell table:style-name="ce2" office:value-type="currency" office:currency="CAD" office:value="33.06">
            <text:p>$33.06</text:p>
          </table:table-cell>
        </table:table-row>
        <table:table-row table:style-name="ro1">
          <table:table-cell table:style-name="ce1" office:value-type="string">
            <text:p>07/28/2022</text:p>
          </table:table-cell>
          <table:table-cell table:style-name="ce2" office:value-type="currency" office:currency="CAD" office:value="33.84">
            <text:p>$33.84</text:p>
          </table:table-cell>
          <table:table-cell table:style-name="ce1" office:value-type="float" office:value="3207363">
            <text:p>3207363</text:p>
          </table:table-cell>
          <table:table-cell table:style-name="ce2" office:value-type="currency" office:currency="CAD" office:value="33.39">
            <text:p>$33.39</text:p>
          </table:table-cell>
          <table:table-cell table:style-name="ce2" office:value-type="currency" office:currency="CAD" office:value="34.43">
            <text:p>$34.43</text:p>
          </table:table-cell>
          <table:table-cell table:style-name="ce2" office:value-type="currency" office:currency="CAD" office:value="32.66">
            <text:p>$32.66</text:p>
          </table:table-cell>
        </table:table-row>
        <table:table-row table:style-name="ro1">
          <table:table-cell table:style-name="ce1" office:value-type="string">
            <text:p>07/27/2022</text:p>
          </table:table-cell>
          <table:table-cell table:style-name="ce2" office:value-type="currency" office:currency="CAD" office:value="33.78">
            <text:p>$33.78</text:p>
          </table:table-cell>
          <table:table-cell table:style-name="ce1" office:value-type="float" office:value="4251215">
            <text:p>4251215</text:p>
          </table:table-cell>
          <table:table-cell table:style-name="ce2" office:value-type="currency" office:currency="CAD" office:value="32.96">
            <text:p>$32.96</text:p>
          </table:table-cell>
          <table:table-cell table:style-name="ce2" office:value-type="currency" office:currency="CAD" office:value="34.12">
            <text:p>$34.12</text:p>
          </table:table-cell>
          <table:table-cell table:style-name="ce2" office:value-type="currency" office:currency="CAD" office:value="32.16">
            <text:p>$32.16</text:p>
          </table:table-cell>
        </table:table-row>
        <table:table-row table:style-name="ro1">
          <table:table-cell table:style-name="ce1" office:value-type="string">
            <text:p>07/26/2022</text:p>
          </table:table-cell>
          <table:table-cell table:style-name="ce2" office:value-type="currency" office:currency="CAD" office:value="32.43">
            <text:p>$32.43</text:p>
          </table:table-cell>
          <table:table-cell table:style-name="ce1" office:value-type="float" office:value="4866070">
            <text:p>4866070</text:p>
          </table:table-cell>
          <table:table-cell table:style-name="ce2" office:value-type="currency" office:currency="CAD" office:value="32.87">
            <text:p>$32.87</text:p>
          </table:table-cell>
          <table:table-cell table:style-name="ce2" office:value-type="currency" office:currency="CAD" office:value="33.31">
            <text:p>$33.31</text:p>
          </table:table-cell>
          <table:table-cell table:style-name="ce2" office:value-type="currency" office:currency="CAD" office:value="32.1">
            <text:p>$32.10</text:p>
          </table:table-cell>
        </table:table-row>
        <table:table-row table:style-name="ro1">
          <table:table-cell table:style-name="ce1" office:value-type="string">
            <text:p>07/25/2022</text:p>
          </table:table-cell>
          <table:table-cell table:style-name="ce2" office:value-type="currency" office:currency="CAD" office:value="33.98">
            <text:p>$33.98</text:p>
          </table:table-cell>
          <table:table-cell table:style-name="ce1" office:value-type="float" office:value="5686259">
            <text:p>5686259</text:p>
          </table:table-cell>
          <table:table-cell table:style-name="ce2" office:value-type="currency" office:currency="CAD" office:value="35">
            <text:p>$35.00</text:p>
          </table:table-cell>
          <table:table-cell table:style-name="ce2" office:value-type="currency" office:currency="CAD" office:value="35.51">
            <text:p>$35.51</text:p>
          </table:table-cell>
          <table:table-cell table:style-name="ce2" office:value-type="currency" office:currency="CAD" office:value="33.25">
            <text:p>$33.25</text:p>
          </table:table-cell>
        </table:table-row>
        <table:table-row table:style-name="ro1">
          <table:table-cell table:style-name="ce1" office:value-type="string">
            <text:p>07/22/2022</text:p>
          </table:table-cell>
          <table:table-cell table:style-name="ce2" office:value-type="currency" office:currency="CAD" office:value="35.78">
            <text:p>$35.78</text:p>
          </table:table-cell>
          <table:table-cell table:style-name="ce1" office:value-type="float" office:value="10060250">
            <text:p>10060250</text:p>
          </table:table-cell>
          <table:table-cell table:style-name="ce2" office:value-type="currency" office:currency="CAD" office:value="36.88">
            <text:p>$36.88</text:p>
          </table:table-cell>
          <table:table-cell table:style-name="ce2" office:value-type="currency" office:currency="CAD" office:value="38.7">
            <text:p>$38.70</text:p>
          </table:table-cell>
          <table:table-cell table:style-name="ce2" office:value-type="currency" office:currency="CAD" office:value="34.93">
            <text:p>$34.93</text:p>
          </table:table-cell>
        </table:table-row>
        <table:table-row table:style-name="ro1">
          <table:table-cell table:style-name="ce1" office:value-type="string">
            <text:p>07/21/2022</text:p>
          </table:table-cell>
          <table:table-cell table:style-name="ce2" office:value-type="currency" office:currency="CAD" office:value="38.37">
            <text:p>$38.37</text:p>
          </table:table-cell>
          <table:table-cell table:style-name="ce1" office:value-type="float" office:value="9277796">
            <text:p>9277796</text:p>
          </table:table-cell>
          <table:table-cell table:style-name="ce2" office:value-type="currency" office:currency="CAD" office:value="39.93">
            <text:p>$39.93</text:p>
          </table:table-cell>
          <table:table-cell table:style-name="ce2" office:value-type="currency" office:currency="CAD" office:value="40">
            <text:p>$40.00</text:p>
          </table:table-cell>
          <table:table-cell table:style-name="ce2" office:value-type="currency" office:currency="CAD" office:value="37.29">
            <text:p>$37.29</text:p>
          </table:table-cell>
        </table:table-row>
        <table:table-row table:style-name="ro1">
          <table:table-cell table:style-name="ce1" office:value-type="string">
            <text:p>07/20/2022</text:p>
          </table:table-cell>
          <table:table-cell table:style-name="ce2" office:value-type="currency" office:currency="CAD" office:value="39.69">
            <text:p>$39.69</text:p>
          </table:table-cell>
          <table:table-cell table:style-name="ce1" office:value-type="float" office:value="11400292">
            <text:p>11400292</text:p>
          </table:table-cell>
          <table:table-cell table:style-name="ce2" office:value-type="currency" office:currency="CAD" office:value="38.5">
            <text:p>$38.50</text:p>
          </table:table-cell>
          <table:table-cell table:style-name="ce2" office:value-type="currency" office:currency="CAD" office:value="40.41">
            <text:p>$40.41</text:p>
          </table:table-cell>
          <table:table-cell table:style-name="ce2" office:value-type="currency" office:currency="CAD" office:value="38.35">
            <text:p>$38.35</text:p>
          </table:table-cell>
        </table:table-row>
        <table:table-row table:style-name="ro1">
          <table:table-cell table:style-name="ce1" office:value-type="string">
            <text:p>07/19/2022</text:p>
          </table:table-cell>
          <table:table-cell table:style-name="ce2" office:value-type="currency" office:currency="CAD" office:value="37.93">
            <text:p>$37.93</text:p>
          </table:table-cell>
          <table:table-cell table:style-name="ce1" office:value-type="float" office:value="12827820">
            <text:p>12827820</text:p>
          </table:table-cell>
          <table:table-cell table:style-name="ce2" office:value-type="currency" office:currency="CAD" office:value="37.44">
            <text:p>$37.44</text:p>
          </table:table-cell>
          <table:table-cell table:style-name="ce2" office:value-type="currency" office:currency="CAD" office:value="39.21">
            <text:p>$39.21</text:p>
          </table:table-cell>
          <table:table-cell table:style-name="ce2" office:value-type="currency" office:currency="CAD" office:value="36.59">
            <text:p>$36.59</text:p>
          </table:table-cell>
        </table:table-row>
        <table:table-row table:style-name="ro1">
          <table:table-cell table:style-name="ce1" office:value-type="string">
            <text:p>07/18/2022</text:p>
          </table:table-cell>
          <table:table-cell table:style-name="ce2" office:value-type="currency" office:currency="CAD" office:value="36.66">
            <text:p>$36.66</text:p>
          </table:table-cell>
          <table:table-cell table:style-name="ce1" office:value-type="float" office:value="11155132">
            <text:p>11155132</text:p>
          </table:table-cell>
          <table:table-cell table:style-name="ce2" office:value-type="currency" office:currency="CAD" office:value="36.25">
            <text:p>$36.25</text:p>
          </table:table-cell>
          <table:table-cell table:style-name="ce2" office:value-type="currency" office:currency="CAD" office:value="37.4">
            <text:p>$37.40</text:p>
          </table:table-cell>
          <table:table-cell table:style-name="ce2" office:value-type="currency" office:currency="CAD" office:value="35.77">
            <text:p>$35.77</text:p>
          </table:table-cell>
        </table:table-row>
        <table:table-row table:style-name="ro1">
          <table:table-cell table:style-name="ce1" office:value-type="string">
            <text:p>07/15/2022</text:p>
          </table:table-cell>
          <table:table-cell table:style-name="ce2" office:value-type="currency" office:currency="CAD" office:value="35.41">
            <text:p>$35.41</text:p>
          </table:table-cell>
          <table:table-cell table:style-name="ce1" office:value-type="float" office:value="9832472">
            <text:p>9832472</text:p>
          </table:table-cell>
          <table:table-cell table:style-name="ce2" office:value-type="currency" office:currency="CAD" office:value="34.86">
            <text:p>$34.86</text:p>
          </table:table-cell>
          <table:table-cell table:style-name="ce2" office:value-type="currency" office:currency="CAD" office:value="35.59">
            <text:p>$35.59</text:p>
          </table:table-cell>
          <table:table-cell table:style-name="ce2" office:value-type="currency" office:currency="CAD" office:value="33.51">
            <text:p>$33.51</text:p>
          </table:table-cell>
        </table:table-row>
        <table:table-row table:style-name="ro1">
          <table:table-cell table:style-name="ce1" office:value-type="string">
            <text:p>07/14/2022</text:p>
          </table:table-cell>
          <table:table-cell table:style-name="ce2" office:value-type="currency" office:currency="CAD" office:value="34.05">
            <text:p>$34.05</text:p>
          </table:table-cell>
          <table:table-cell table:style-name="ce1" office:value-type="float" office:value="20970208">
            <text:p>20970208</text:p>
          </table:table-cell>
          <table:table-cell table:style-name="ce2" office:value-type="currency" office:currency="CAD" office:value="34.8">
            <text:p>$34.80</text:p>
          </table:table-cell>
          <table:table-cell table:style-name="ce2" office:value-type="currency" office:currency="CAD" office:value="37.99">
            <text:p>$37.99</text:p>
          </table:table-cell>
          <table:table-cell table:style-name="ce2" office:value-type="currency" office:currency="CAD" office:value="34.05">
            <text:p>$34.05</text:p>
          </table:table-cell>
        </table:table-row>
        <table:table-row table:style-name="ro1">
          <table:table-cell table:style-name="ce1" office:value-type="string">
            <text:p>07/13/2022</text:p>
          </table:table-cell>
          <table:table-cell table:style-name="ce2" office:value-type="currency" office:currency="CAD" office:value="35.32">
            <text:p>$35.32</text:p>
          </table:table-cell>
          <table:table-cell table:style-name="ce1" office:value-type="float" office:value="13703788">
            <text:p>13703788</text:p>
          </table:table-cell>
          <table:table-cell table:style-name="ce2" office:value-type="currency" office:currency="CAD" office:value="33.75">
            <text:p>$33.75</text:p>
          </table:table-cell>
          <table:table-cell table:style-name="ce2" office:value-type="currency" office:currency="CAD" office:value="36.34">
            <text:p>$36.34</text:p>
          </table:table-cell>
          <table:table-cell table:style-name="ce2" office:value-type="currency" office:currency="CAD" office:value="33.75">
            <text:p>$33.75</text:p>
          </table:table-cell>
        </table:table-row>
        <table:table-row table:style-name="ro1">
          <table:table-cell table:style-name="ce1" office:value-type="string">
            <text:p>07/12/2022</text:p>
          </table:table-cell>
          <table:table-cell table:style-name="ce2" office:value-type="currency" office:currency="CAD" office:value="34.28">
            <text:p>$34.28</text:p>
          </table:table-cell>
          <table:table-cell table:style-name="ce1" office:value-type="float" office:value="16899680">
            <text:p>16899680</text:p>
          </table:table-cell>
          <table:table-cell table:style-name="ce2" office:value-type="currency" office:currency="CAD" office:value="32.7">
            <text:p>$32.70</text:p>
          </table:table-cell>
          <table:table-cell table:style-name="ce2" office:value-type="currency" office:currency="CAD" office:value="35.65">
            <text:p>$35.65</text:p>
          </table:table-cell>
          <table:table-cell table:style-name="ce2" office:value-type="currency" office:currency="CAD" office:value="31.82">
            <text:p>$31.82</text:p>
          </table:table-cell>
        </table:table-row>
        <table:table-row table:style-name="ro1">
          <table:table-cell table:style-name="ce1" office:value-type="string">
            <text:p>07/11/2022</text:p>
          </table:table-cell>
          <table:table-cell table:style-name="ce2" office:value-type="currency" office:currency="CAD" office:value="32.52">
            <text:p>$32.52</text:p>
          </table:table-cell>
          <table:table-cell table:style-name="ce1" office:value-type="float" office:value="7558344">
            <text:p>7558344</text:p>
          </table:table-cell>
          <table:table-cell table:style-name="ce2" office:value-type="currency" office:currency="CAD" office:value="32.14">
            <text:p>$32.14</text:p>
          </table:table-cell>
          <table:table-cell table:style-name="ce2" office:value-type="currency" office:currency="CAD" office:value="32.94">
            <text:p>$32.94</text:p>
          </table:table-cell>
          <table:table-cell table:style-name="ce2" office:value-type="currency" office:currency="CAD" office:value="31.16">
            <text:p>$31.16</text:p>
          </table:table-cell>
        </table:table-row>
        <table:table-row table:style-name="ro1">
          <table:table-cell table:style-name="ce1" office:value-type="string">
            <text:p>07/08/2022</text:p>
          </table:table-cell>
          <table:table-cell table:style-name="ce2" office:value-type="currency" office:currency="CAD" office:value="32.14">
            <text:p>$32.14</text:p>
          </table:table-cell>
          <table:table-cell table:style-name="ce1" office:value-type="float" office:value="13199444">
            <text:p>13199444</text:p>
          </table:table-cell>
          <table:table-cell table:style-name="ce2" office:value-type="currency" office:currency="CAD" office:value="31.67">
            <text:p>$31.67</text:p>
          </table:table-cell>
          <table:table-cell table:style-name="ce2" office:value-type="currency" office:currency="CAD" office:value="33.17">
            <text:p>$33.17</text:p>
          </table:table-cell>
          <table:table-cell table:style-name="ce2" office:value-type="currency" office:currency="CAD" office:value="30.63">
            <text:p>$30.63</text:p>
          </table:table-cell>
        </table:table-row>
        <table:table-row table:style-name="ro1">
          <table:table-cell table:style-name="ce1" office:value-type="string">
            <text:p>07/07/2022</text:p>
          </table:table-cell>
          <table:table-cell table:style-name="ce2" office:value-type="currency" office:currency="CAD" office:value="33.78">
            <text:p>$33.78</text:p>
          </table:table-cell>
          <table:table-cell table:style-name="ce1" office:value-type="float" office:value="30313564">
            <text:p>30313564</text:p>
          </table:table-cell>
          <table:table-cell table:style-name="ce2" office:value-type="currency" office:currency="CAD" office:value="31.12">
            <text:p>$31.12</text:p>
          </table:table-cell>
          <table:table-cell table:style-name="ce2" office:value-type="currency" office:currency="CAD" office:value="33.88">
            <text:p>$33.88</text:p>
          </table:table-cell>
          <table:table-cell table:style-name="ce2" office:value-type="currency" office:currency="CAD" office:value="30.45">
            <text:p>$30.45</text:p>
          </table:table-cell>
        </table:table-row>
        <table:table-row table:style-name="ro1">
          <table:table-cell table:style-name="ce1" office:value-type="string">
            <text:p>07/06/2022</text:p>
          </table:table-cell>
          <table:table-cell table:style-name="ce2" office:value-type="currency" office:currency="CAD" office:value="29.36">
            <text:p>$29.36</text:p>
          </table:table-cell>
          <table:table-cell table:style-name="ce1" office:value-type="float" office:value="9988996">
            <text:p>9988996</text:p>
          </table:table-cell>
          <table:table-cell table:style-name="ce2" office:value-type="currency" office:currency="CAD" office:value="30.17">
            <text:p>$30.17</text:p>
          </table:table-cell>
          <table:table-cell table:style-name="ce2" office:value-type="currency" office:currency="CAD" office:value="30.57">
            <text:p>$30.57</text:p>
          </table:table-cell>
          <table:table-cell table:style-name="ce2" office:value-type="currency" office:currency="CAD" office:value="28.34">
            <text:p>$28.34</text:p>
          </table:table-cell>
        </table:table-row>
        <table:table-row table:style-name="ro1">
          <table:table-cell table:style-name="ce1" office:value-type="string">
            <text:p>07/05/2022</text:p>
          </table:table-cell>
          <table:table-cell table:style-name="ce2" office:value-type="currency" office:currency="CAD" office:value="30.06">
            <text:p>$30.06</text:p>
          </table:table-cell>
          <table:table-cell table:style-name="ce1" office:value-type="float" office:value="6045760">
            <text:p>6045760</text:p>
          </table:table-cell>
          <table:table-cell table:style-name="ce2" office:value-type="currency" office:currency="CAD" office:value="30.38">
            <text:p>$30.38</text:p>
          </table:table-cell>
          <table:table-cell table:style-name="ce2" office:value-type="currency" office:currency="CAD" office:value="30.62">
            <text:p>$30.62</text:p>
          </table:table-cell>
          <table:table-cell table:style-name="ce2" office:value-type="currency" office:currency="CAD" office:value="29.75">
            <text:p>$29.75</text:p>
          </table:table-cell>
        </table:table-row>
        <table:table-row table:style-name="ro1">
          <table:table-cell table:style-name="ce1" office:value-type="string">
            <text:p>07/01/2022</text:p>
          </table:table-cell>
          <table:table-cell table:style-name="ce2" office:value-type="currency" office:currency="CAD" office:value="30.86">
            <text:p>$30.86</text:p>
          </table:table-cell>
          <table:table-cell table:style-name="ce1" office:value-type="float" office:value="6617116">
            <text:p>6617116</text:p>
          </table:table-cell>
          <table:table-cell table:style-name="ce2" office:value-type="currency" office:currency="CAD" office:value="30.28">
            <text:p>$30.28</text:p>
          </table:table-cell>
          <table:table-cell table:style-name="ce2" office:value-type="currency" office:currency="CAD" office:value="31.29">
            <text:p>$31.29</text:p>
          </table:table-cell>
          <table:table-cell table:style-name="ce2" office:value-type="currency" office:currency="CAD" office:value="29.82">
            <text:p>$29.82</text:p>
          </table:table-cell>
        </table:table-row>
        <table:table-row table:style-name="ro1">
          <table:table-cell table:style-name="ce1" office:value-type="string">
            <text:p>06/30/2022</text:p>
          </table:table-cell>
          <table:table-cell table:style-name="ce2" office:value-type="currency" office:currency="CAD" office:value="30.58">
            <text:p>$30.58</text:p>
          </table:table-cell>
          <table:table-cell table:style-name="ce1" office:value-type="float" office:value="6718672">
            <text:p>6718672</text:p>
          </table:table-cell>
          <table:table-cell table:style-name="ce2" office:value-type="currency" office:currency="CAD" office:value="29.84">
            <text:p>$29.84</text:p>
          </table:table-cell>
          <table:table-cell table:style-name="ce2" office:value-type="currency" office:currency="CAD" office:value="31.65">
            <text:p>$31.65</text:p>
          </table:table-cell>
          <table:table-cell table:style-name="ce2" office:value-type="currency" office:currency="CAD" office:value="29.44">
            <text:p>$29.44</text:p>
          </table:table-cell>
        </table:table-row>
        <table:table-row table:style-name="ro1">
          <table:table-cell table:style-name="ce1" office:value-type="string">
            <text:p>06/29/2022</text:p>
          </table:table-cell>
          <table:table-cell table:style-name="ce2" office:value-type="currency" office:currency="CAD" office:value="30.72">
            <text:p>$30.72</text:p>
          </table:table-cell>
          <table:table-cell table:style-name="ce1" office:value-type="float" office:value="6826496">
            <text:p>6826496</text:p>
          </table:table-cell>
          <table:table-cell table:style-name="ce2" office:value-type="currency" office:currency="CAD" office:value="30.39">
            <text:p>$30.39</text:p>
          </table:table-cell>
          <table:table-cell table:style-name="ce2" office:value-type="currency" office:currency="CAD" office:value="31.62">
            <text:p>$31.62</text:p>
          </table:table-cell>
          <table:table-cell table:style-name="ce2" office:value-type="currency" office:currency="CAD" office:value="29.9">
            <text:p>$29.90</text:p>
          </table:table-cell>
        </table:table-row>
        <table:table-row table:style-name="ro1">
          <table:table-cell table:style-name="ce1" office:value-type="string">
            <text:p>06/28/2022</text:p>
          </table:table-cell>
          <table:table-cell table:style-name="ce2" office:value-type="currency" office:currency="CAD" office:value="31.1">
            <text:p>$31.10</text:p>
          </table:table-cell>
          <table:table-cell table:style-name="ce1" office:value-type="float" office:value="6621596">
            <text:p>6621596</text:p>
          </table:table-cell>
          <table:table-cell table:style-name="ce2" office:value-type="currency" office:currency="CAD" office:value="32.75">
            <text:p>$32.75</text:p>
          </table:table-cell>
          <table:table-cell table:style-name="ce2" office:value-type="currency" office:currency="CAD" office:value="32.83">
            <text:p>$32.83</text:p>
          </table:table-cell>
          <table:table-cell table:style-name="ce2" office:value-type="currency" office:currency="CAD" office:value="30.57">
            <text:p>$30.57</text:p>
          </table:table-cell>
        </table:table-row>
        <table:table-row table:style-name="ro1">
          <table:table-cell table:style-name="ce1" office:value-type="string">
            <text:p>06/27/2022</text:p>
          </table:table-cell>
          <table:table-cell table:style-name="ce2" office:value-type="currency" office:currency="CAD" office:value="32.42">
            <text:p>$32.42</text:p>
          </table:table-cell>
          <table:table-cell table:style-name="ce1" office:value-type="float" office:value="9745448">
            <text:p>9745448</text:p>
          </table:table-cell>
          <table:table-cell table:style-name="ce2" office:value-type="currency" office:currency="CAD" office:value="34.12">
            <text:p>$34.12</text:p>
          </table:table-cell>
          <table:table-cell table:style-name="ce2" office:value-type="currency" office:currency="CAD" office:value="34.26">
            <text:p>$34.26</text:p>
          </table:table-cell>
          <table:table-cell table:style-name="ce2" office:value-type="currency" office:currency="CAD" office:value="31.83">
            <text:p>$31.83</text:p>
          </table:table-cell>
        </table:table-row>
        <table:table-row table:style-name="ro1">
          <table:table-cell table:style-name="ce1" office:value-type="string">
            <text:p>06/24/2022</text:p>
          </table:table-cell>
          <table:table-cell table:style-name="ce2" office:value-type="currency" office:currency="CAD" office:value="33.8">
            <text:p>$33.80</text:p>
          </table:table-cell>
          <table:table-cell table:style-name="ce1" office:value-type="float" office:value="16995764">
            <text:p>16995764</text:p>
          </table:table-cell>
          <table:table-cell table:style-name="ce2" office:value-type="currency" office:currency="CAD" office:value="35.75">
            <text:p>$35.75</text:p>
          </table:table-cell>
          <table:table-cell table:style-name="ce2" office:value-type="currency" office:currency="CAD" office:value="37.09">
            <text:p>$37.09</text:p>
          </table:table-cell>
          <table:table-cell table:style-name="ce2" office:value-type="currency" office:currency="CAD" office:value="32.88">
            <text:p>$32.88</text:p>
          </table:table-cell>
        </table:table-row>
        <table:table-row table:style-name="ro1">
          <table:table-cell table:style-name="ce1" office:value-type="string">
            <text:p>06/23/2022</text:p>
          </table:table-cell>
          <table:table-cell table:style-name="ce2" office:value-type="currency" office:currency="CAD" office:value="35.51">
            <text:p>$35.51</text:p>
          </table:table-cell>
          <table:table-cell table:style-name="ce1" office:value-type="float" office:value="6682900">
            <text:p>6682900</text:p>
          </table:table-cell>
          <table:table-cell table:style-name="ce2" office:value-type="currency" office:currency="CAD" office:value="35.41">
            <text:p>$35.41</text:p>
          </table:table-cell>
          <table:table-cell table:style-name="ce2" office:value-type="currency" office:currency="CAD" office:value="36">
            <text:p>$36.00</text:p>
          </table:table-cell>
          <table:table-cell table:style-name="ce2" office:value-type="currency" office:currency="CAD" office:value="34.18">
            <text:p>$34.18</text:p>
          </table:table-cell>
        </table:table-row>
        <table:table-row table:style-name="ro1">
          <table:table-cell table:style-name="ce1" office:value-type="string">
            <text:p>06/22/2022</text:p>
          </table:table-cell>
          <table:table-cell table:style-name="ce2" office:value-type="currency" office:currency="CAD" office:value="34.62">
            <text:p>$34.62</text:p>
          </table:table-cell>
          <table:table-cell table:style-name="ce1" office:value-type="float" office:value="7846916">
            <text:p>7846916</text:p>
          </table:table-cell>
          <table:table-cell table:style-name="ce2" office:value-type="currency" office:currency="CAD" office:value="34.67">
            <text:p>$34.67</text:p>
          </table:table-cell>
          <table:table-cell table:style-name="ce2" office:value-type="currency" office:currency="CAD" office:value="36.18">
            <text:p>$36.18</text:p>
          </table:table-cell>
          <table:table-cell table:style-name="ce2" office:value-type="currency" office:currency="CAD" office:value="34.11">
            <text:p>$34.11</text:p>
          </table:table-cell>
        </table:table-row>
        <table:table-row table:style-name="ro1">
          <table:table-cell table:style-name="ce1" office:value-type="string">
            <text:p>06/21/2022</text:p>
          </table:table-cell>
          <table:table-cell table:style-name="ce2" office:value-type="currency" office:currency="CAD" office:value="35.07">
            <text:p>$35.07</text:p>
          </table:table-cell>
          <table:table-cell table:style-name="ce1" office:value-type="float" office:value="12512268">
            <text:p>12512268</text:p>
          </table:table-cell>
          <table:table-cell table:style-name="ce2" office:value-type="currency" office:currency="CAD" office:value="34.56">
            <text:p>$34.56</text:p>
          </table:table-cell>
          <table:table-cell table:style-name="ce2" office:value-type="currency" office:currency="CAD" office:value="36.35">
            <text:p>$36.35</text:p>
          </table:table-cell>
          <table:table-cell table:style-name="ce2" office:value-type="currency" office:currency="CAD" office:value="33.88">
            <text:p>$33.88</text:p>
          </table:table-cell>
        </table:table-row>
        <table:table-row table:style-name="ro1">
          <table:table-cell table:style-name="ce1" office:value-type="string">
            <text:p>06/17/2022</text:p>
          </table:table-cell>
          <table:table-cell table:style-name="ce2" office:value-type="currency" office:currency="CAD" office:value="33.79">
            <text:p>$33.79</text:p>
          </table:table-cell>
          <table:table-cell table:style-name="ce1" office:value-type="float" office:value="12340908">
            <text:p>12340908</text:p>
          </table:table-cell>
          <table:table-cell table:style-name="ce2" office:value-type="currency" office:currency="CAD" office:value="31.72">
            <text:p>$31.72</text:p>
          </table:table-cell>
          <table:table-cell table:style-name="ce2" office:value-type="currency" office:currency="CAD" office:value="33.96">
            <text:p>$33.96</text:p>
          </table:table-cell>
          <table:table-cell table:style-name="ce2" office:value-type="currency" office:currency="CAD" office:value="31.58">
            <text:p>$31.58</text:p>
          </table:table-cell>
        </table:table-row>
        <table:table-row table:style-name="ro1">
          <table:table-cell table:style-name="ce1" office:value-type="string">
            <text:p>06/16/2022</text:p>
          </table:table-cell>
          <table:table-cell table:style-name="ce2" office:value-type="currency" office:currency="CAD" office:value="31.43">
            <text:p>$31.43</text:p>
          </table:table-cell>
          <table:table-cell table:style-name="ce1" office:value-type="float" office:value="9995056">
            <text:p>9995056</text:p>
          </table:table-cell>
          <table:table-cell table:style-name="ce2" office:value-type="currency" office:currency="CAD" office:value="31.24">
            <text:p>$31.24</text:p>
          </table:table-cell>
          <table:table-cell table:style-name="ce2" office:value-type="currency" office:currency="CAD" office:value="32.32">
            <text:p>$32.32</text:p>
          </table:table-cell>
          <table:table-cell table:style-name="ce2" office:value-type="currency" office:currency="CAD" office:value="30.15">
            <text:p>$30.15</text:p>
          </table:table-cell>
        </table:table-row>
        <table:table-row table:style-name="ro1">
          <table:table-cell table:style-name="ce1" office:value-type="string">
            <text:p>06/15/2022</text:p>
          </table:table-cell>
          <table:table-cell table:style-name="ce2" office:value-type="currency" office:currency="CAD" office:value="32.32">
            <text:p>$32.32</text:p>
          </table:table-cell>
          <table:table-cell table:style-name="ce1" office:value-type="float" office:value="10764284">
            <text:p>10764284</text:p>
          </table:table-cell>
          <table:table-cell table:style-name="ce2" office:value-type="currency" office:currency="CAD" office:value="31.24">
            <text:p>$31.24</text:p>
          </table:table-cell>
          <table:table-cell table:style-name="ce2" office:value-type="currency" office:currency="CAD" office:value="32.99">
            <text:p>$32.99</text:p>
          </table:table-cell>
          <table:table-cell table:style-name="ce2" office:value-type="currency" office:currency="CAD" office:value="30.91">
            <text:p>$30.91</text:p>
          </table:table-cell>
        </table:table-row>
        <table:table-row table:style-name="ro1">
          <table:table-cell table:style-name="ce1" office:value-type="string">
            <text:p>06/14/2022</text:p>
          </table:table-cell>
          <table:table-cell table:style-name="ce2" office:value-type="currency" office:currency="CAD" office:value="31.54">
            <text:p>$31.54</text:p>
          </table:table-cell>
          <table:table-cell table:style-name="ce1" office:value-type="float" office:value="12739140">
            <text:p>12739140</text:p>
          </table:table-cell>
          <table:table-cell table:style-name="ce2" office:value-type="currency" office:currency="CAD" office:value="29.39">
            <text:p>$29.39</text:p>
          </table:table-cell>
          <table:table-cell table:style-name="ce2" office:value-type="currency" office:currency="CAD" office:value="32">
            <text:p>$32.00</text:p>
          </table:table-cell>
          <table:table-cell table:style-name="ce2" office:value-type="currency" office:currency="CAD" office:value="29.03">
            <text:p>$29.03</text:p>
          </table:table-cell>
        </table:table-row>
        <table:table-row table:style-name="ro1">
          <table:table-cell table:style-name="ce1" office:value-type="string">
            <text:p>06/13/2022</text:p>
          </table:table-cell>
          <table:table-cell table:style-name="ce2" office:value-type="currency" office:currency="CAD" office:value="29.56">
            <text:p>$29.56</text:p>
          </table:table-cell>
          <table:table-cell table:style-name="ce1" office:value-type="float" office:value="13792816">
            <text:p>13792816</text:p>
          </table:table-cell>
          <table:table-cell table:style-name="ce2" office:value-type="currency" office:currency="CAD" office:value="30.13">
            <text:p>$30.13</text:p>
          </table:table-cell>
          <table:table-cell table:style-name="ce2" office:value-type="currency" office:currency="CAD" office:value="31.14">
            <text:p>$31.14</text:p>
          </table:table-cell>
          <table:table-cell table:style-name="ce2" office:value-type="currency" office:currency="CAD" office:value="28.58">
            <text:p>$28.58</text:p>
          </table:table-cell>
        </table:table-row>
        <table:table-row table:style-name="ro1">
          <table:table-cell table:style-name="ce1" office:value-type="string">
            <text:p>06/10/2022</text:p>
          </table:table-cell>
          <table:table-cell table:style-name="ce2" office:value-type="currency" office:currency="CAD" office:value="32.27">
            <text:p>$32.27</text:p>
          </table:table-cell>
          <table:table-cell table:style-name="ce1" office:value-type="float" office:value="11830196">
            <text:p>11830196</text:p>
          </table:table-cell>
          <table:table-cell table:style-name="ce2" office:value-type="currency" office:currency="CAD" office:value="31.5">
            <text:p>$31.50</text:p>
          </table:table-cell>
          <table:table-cell table:style-name="ce2" office:value-type="currency" office:currency="CAD" office:value="32.98">
            <text:p>$32.98</text:p>
          </table:table-cell>
          <table:table-cell table:style-name="ce2" office:value-type="currency" office:currency="CAD" office:value="30.79">
            <text:p>$30.79</text:p>
          </table:table-cell>
        </table:table-row>
        <table:table-row table:style-name="ro1">
          <table:table-cell table:style-name="ce1" office:value-type="string">
            <text:p>06/09/2022</text:p>
          </table:table-cell>
          <table:table-cell table:style-name="ce2" office:value-type="currency" office:currency="CAD" office:value="32.25">
            <text:p>$32.25</text:p>
          </table:table-cell>
          <table:table-cell table:style-name="ce1" office:value-type="float" office:value="13135252">
            <text:p>13135252</text:p>
          </table:table-cell>
          <table:table-cell table:style-name="ce2" office:value-type="currency" office:currency="CAD" office:value="34.7">
            <text:p>$34.70</text:p>
          </table:table-cell>
          <table:table-cell table:style-name="ce2" office:value-type="currency" office:currency="CAD" office:value="34.98">
            <text:p>$34.98</text:p>
          </table:table-cell>
          <table:table-cell table:style-name="ce2" office:value-type="currency" office:currency="CAD" office:value="31.84">
            <text:p>$31.84</text:p>
          </table:table-cell>
        </table:table-row>
        <table:table-row table:style-name="ro1">
          <table:table-cell table:style-name="ce1" office:value-type="string">
            <text:p>06/08/2022</text:p>
          </table:table-cell>
          <table:table-cell table:style-name="ce2" office:value-type="currency" office:currency="CAD" office:value="34.68">
            <text:p>$34.68</text:p>
          </table:table-cell>
          <table:table-cell table:style-name="ce1" office:value-type="float" office:value="24473520">
            <text:p>24473520</text:p>
          </table:table-cell>
          <table:table-cell table:style-name="ce2" office:value-type="currency" office:currency="CAD" office:value="35.35">
            <text:p>$35.35</text:p>
          </table:table-cell>
          <table:table-cell table:style-name="ce2" office:value-type="currency" office:currency="CAD" office:value="38.25">
            <text:p>$38.25</text:p>
          </table:table-cell>
          <table:table-cell table:style-name="ce2" office:value-type="currency" office:currency="CAD" office:value="33.96">
            <text:p>$33.96</text:p>
          </table:table-cell>
        </table:table-row>
        <table:table-row table:style-name="ro1">
          <table:table-cell table:style-name="ce1" office:value-type="string">
            <text:p>06/07/2022</text:p>
          </table:table-cell>
          <table:table-cell table:style-name="ce2" office:value-type="currency" office:currency="CAD" office:value="36.63">
            <text:p>$36.63</text:p>
          </table:table-cell>
          <table:table-cell table:style-name="ce1" office:value-type="float" office:value="24967468">
            <text:p>24967468</text:p>
          </table:table-cell>
          <table:table-cell table:style-name="ce2" office:value-type="currency" office:currency="CAD" office:value="32.5">
            <text:p>$32.50</text:p>
          </table:table-cell>
          <table:table-cell table:style-name="ce2" office:value-type="currency" office:currency="CAD" office:value="37.47">
            <text:p>$37.47</text:p>
          </table:table-cell>
          <table:table-cell table:style-name="ce2" office:value-type="currency" office:currency="CAD" office:value="31.58">
            <text:p>$31.58</text:p>
          </table:table-cell>
        </table:table-row>
        <table:table-row table:style-name="ro1">
          <table:table-cell table:style-name="ce1" office:value-type="string">
            <text:p>06/06/2022</text:p>
          </table:table-cell>
          <table:table-cell table:style-name="ce2" office:value-type="currency" office:currency="CAD" office:value="32.03">
            <text:p>$32.03</text:p>
          </table:table-cell>
          <table:table-cell table:style-name="ce1" office:value-type="float" office:value="9532920">
            <text:p>9532920</text:p>
          </table:table-cell>
          <table:table-cell table:style-name="ce2" office:value-type="currency" office:currency="CAD" office:value="33.83">
            <text:p>$33.83</text:p>
          </table:table-cell>
          <table:table-cell table:style-name="ce2" office:value-type="currency" office:currency="CAD" office:value="34.03">
            <text:p>$34.03</text:p>
          </table:table-cell>
          <table:table-cell table:style-name="ce2" office:value-type="currency" office:currency="CAD" office:value="31.76">
            <text:p>$31.76</text:p>
          </table:table-cell>
        </table:table-row>
        <table:table-row table:style-name="ro1">
          <table:table-cell table:style-name="ce1" office:value-type="string">
            <text:p>06/03/2022</text:p>
          </table:table-cell>
          <table:table-cell table:style-name="ce2" office:value-type="currency" office:currency="CAD" office:value="33.43">
            <text:p>$33.43</text:p>
          </table:table-cell>
          <table:table-cell table:style-name="ce1" office:value-type="float" office:value="18234452">
            <text:p>18234452</text:p>
          </table:table-cell>
          <table:table-cell table:style-name="ce2" office:value-type="currency" office:currency="CAD" office:value="32.5">
            <text:p>$32.50</text:p>
          </table:table-cell>
          <table:table-cell table:style-name="ce2" office:value-type="currency" office:currency="CAD" office:value="34.53">
            <text:p>$34.53</text:p>
          </table:table-cell>
          <table:table-cell table:style-name="ce2" office:value-type="currency" office:currency="CAD" office:value="31.06">
            <text:p>$31.06</text:p>
          </table:table-cell>
        </table:table-row>
        <table:table-row table:style-name="ro1">
          <table:table-cell table:style-name="ce1" office:value-type="string">
            <text:p>06/02/2022</text:p>
          </table:table-cell>
          <table:table-cell table:style-name="ce2" office:value-type="currency" office:currency="CAD" office:value="33.5">
            <text:p>$33.50</text:p>
          </table:table-cell>
          <table:table-cell table:style-name="ce1" office:value-type="float" office:value="27918764">
            <text:p>27918764</text:p>
          </table:table-cell>
          <table:table-cell table:style-name="ce2" office:value-type="currency" office:currency="CAD" office:value="29.75">
            <text:p>$29.75</text:p>
          </table:table-cell>
          <table:table-cell table:style-name="ce2" office:value-type="currency" office:currency="CAD" office:value="34.13">
            <text:p>$34.13</text:p>
          </table:table-cell>
          <table:table-cell table:style-name="ce2" office:value-type="currency" office:currency="CAD" office:value="28.89">
            <text:p>$28.89</text:p>
          </table:table-cell>
        </table:table-row>
        <table:table-row table:style-name="ro1">
          <table:table-cell table:style-name="ce1" office:value-type="string">
            <text:p>06/01/2022</text:p>
          </table:table-cell>
          <table:table-cell table:style-name="ce2" office:value-type="currency" office:currency="CAD" office:value="30.35">
            <text:p>$30.35</text:p>
          </table:table-cell>
          <table:table-cell table:style-name="ce1" office:value-type="float" office:value="14991732">
            <text:p>14991732</text:p>
          </table:table-cell>
          <table:table-cell table:style-name="ce2" office:value-type="currency" office:currency="CAD" office:value="30.71">
            <text:p>$30.71</text:p>
          </table:table-cell>
          <table:table-cell table:style-name="ce2" office:value-type="currency" office:currency="CAD" office:value="32.4">
            <text:p>$32.40</text:p>
          </table:table-cell>
          <table:table-cell table:style-name="ce2" office:value-type="currency" office:currency="CAD" office:value="29.25">
            <text:p>$29.25</text:p>
          </table:table-cell>
        </table:table-row>
        <table:table-row table:style-name="ro1">
          <table:table-cell table:style-name="ce1" office:value-type="string">
            <text:p>05/31/2022</text:p>
          </table:table-cell>
          <table:table-cell table:style-name="ce2" office:value-type="currency" office:currency="CAD" office:value="31.19">
            <text:p>$31.19</text:p>
          </table:table-cell>
          <table:table-cell table:style-name="ce1" office:value-type="float" office:value="19084328">
            <text:p>19084328</text:p>
          </table:table-cell>
          <table:table-cell table:style-name="ce2" office:value-type="currency" office:currency="CAD" office:value="34.3">
            <text:p>$34.30</text:p>
          </table:table-cell>
          <table:table-cell table:style-name="ce2" office:value-type="currency" office:currency="CAD" office:value="34.98">
            <text:p>$34.98</text:p>
          </table:table-cell>
          <table:table-cell table:style-name="ce2" office:value-type="currency" office:currency="CAD" office:value="30.13">
            <text:p>$30.13</text:p>
          </table:table-cell>
        </table:table-row>
        <table:table-row table:style-name="ro1">
          <table:table-cell table:style-name="ce1" office:value-type="string">
            <text:p>05/27/2022</text:p>
          </table:table-cell>
          <table:table-cell table:style-name="ce2" office:value-type="currency" office:currency="CAD" office:value="34.3">
            <text:p>$34.30</text:p>
          </table:table-cell>
          <table:table-cell table:style-name="ce1" office:value-type="float" office:value="30045076">
            <text:p>30045076</text:p>
          </table:table-cell>
          <table:table-cell table:style-name="ce2" office:value-type="currency" office:currency="CAD" office:value="35.25">
            <text:p>$35.25</text:p>
          </table:table-cell>
          <table:table-cell table:style-name="ce2" office:value-type="currency" office:currency="CAD" office:value="35.93">
            <text:p>$35.93</text:p>
          </table:table-cell>
          <table:table-cell table:style-name="ce2" office:value-type="currency" office:currency="CAD" office:value="31.75">
            <text:p>$31.75</text:p>
          </table:table-cell>
        </table:table-row>
        <table:table-row table:style-name="ro1">
          <table:table-cell table:style-name="ce1" office:value-type="string">
            <text:p>05/26/2022</text:p>
          </table:table-cell>
          <table:table-cell table:style-name="ce2" office:value-type="currency" office:currency="CAD" office:value="32.12">
            <text:p>$32.12</text:p>
          </table:table-cell>
          <table:table-cell table:style-name="ce1" office:value-type="float" office:value="57892320">
            <text:p>57892320</text:p>
          </table:table-cell>
          <table:table-cell table:style-name="ce2" office:value-type="currency" office:currency="CAD" office:value="29">
            <text:p>$29.00</text:p>
          </table:table-cell>
          <table:table-cell table:style-name="ce2" office:value-type="currency" office:currency="CAD" office:value="37.12">
            <text:p>$37.12</text:p>
          </table:table-cell>
          <table:table-cell table:style-name="ce2" office:value-type="currency" office:currency="CAD" office:value="28.68">
            <text:p>$28.68</text:p>
          </table:table-cell>
        </table:table-row>
        <table:table-row table:style-name="ro1">
          <table:table-cell table:style-name="ce1" office:value-type="string">
            <text:p>05/25/2022</text:p>
          </table:table-cell>
          <table:table-cell table:style-name="ce2" office:value-type="currency" office:currency="CAD" office:value="28.79">
            <text:p>$28.79</text:p>
          </table:table-cell>
          <table:table-cell table:style-name="ce1" office:value-type="float" office:value="40060000">
            <text:p>40060000</text:p>
          </table:table-cell>
          <table:table-cell table:style-name="ce2" office:value-type="currency" office:currency="CAD" office:value="22.54">
            <text:p>$22.54</text:p>
          </table:table-cell>
          <table:table-cell table:style-name="ce2" office:value-type="currency" office:currency="CAD" office:value="28.87">
            <text:p>$28.87</text:p>
          </table:table-cell>
          <table:table-cell table:style-name="ce2" office:value-type="currency" office:currency="CAD" office:value="22.54">
            <text:p>$22.54</text:p>
          </table:table-cell>
        </table:table-row>
        <table:table-row table:style-name="ro1">
          <table:table-cell table:style-name="ce1" office:value-type="string">
            <text:p>05/24/2022</text:p>
          </table:table-cell>
          <table:table-cell table:style-name="ce2" office:value-type="currency" office:currency="CAD" office:value="22.29">
            <text:p>$22.29</text:p>
          </table:table-cell>
          <table:table-cell table:style-name="ce1" office:value-type="float" office:value="8879480">
            <text:p>8879480</text:p>
          </table:table-cell>
          <table:table-cell table:style-name="ce2" office:value-type="currency" office:currency="CAD" office:value="23.51">
            <text:p>$23.51</text:p>
          </table:table-cell>
          <table:table-cell table:style-name="ce2" office:value-type="currency" office:currency="CAD" office:value="23.55">
            <text:p>$23.55</text:p>
          </table:table-cell>
          <table:table-cell table:style-name="ce2" office:value-type="currency" office:currency="CAD" office:value="21.68">
            <text:p>$21.68</text:p>
          </table:table-cell>
        </table:table-row>
        <table:table-row table:style-name="ro1">
          <table:table-cell table:style-name="ce1" office:value-type="string">
            <text:p>05/23/2022</text:p>
          </table:table-cell>
          <table:table-cell table:style-name="ce2" office:value-type="currency" office:currency="CAD" office:value="24.03">
            <text:p>$24.03</text:p>
          </table:table-cell>
          <table:table-cell table:style-name="ce1" office:value-type="float" office:value="6993924">
            <text:p>6993924</text:p>
          </table:table-cell>
          <table:table-cell table:style-name="ce2" office:value-type="currency" office:currency="CAD" office:value="24.14">
            <text:p>$24.14</text:p>
          </table:table-cell>
          <table:table-cell table:style-name="ce2" office:value-type="currency" office:currency="CAD" office:value="24.32">
            <text:p>$24.32</text:p>
          </table:table-cell>
          <table:table-cell table:style-name="ce2" office:value-type="currency" office:currency="CAD" office:value="22.88">
            <text:p>$22.88</text:p>
          </table:table-cell>
        </table:table-row>
        <table:table-row table:style-name="ro1">
          <table:table-cell table:style-name="ce1" office:value-type="string">
            <text:p>05/20/2022</text:p>
          </table:table-cell>
          <table:table-cell table:style-name="ce2" office:value-type="currency" office:currency="CAD" office:value="23.92">
            <text:p>$23.92</text:p>
          </table:table-cell>
          <table:table-cell table:style-name="ce1" office:value-type="float" office:value="9972096">
            <text:p>9972096</text:p>
          </table:table-cell>
          <table:table-cell table:style-name="ce2" office:value-type="currency" office:currency="CAD" office:value="24.95">
            <text:p>$24.95</text:p>
          </table:table-cell>
          <table:table-cell table:style-name="ce2" office:value-type="currency" office:currency="CAD" office:value="25.6">
            <text:p>$25.60</text:p>
          </table:table-cell>
          <table:table-cell table:style-name="ce2" office:value-type="currency" office:currency="CAD" office:value="22.44">
            <text:p>$22.44</text:p>
          </table:table-cell>
        </table:table-row>
        <table:table-row table:style-name="ro1">
          <table:table-cell table:style-name="ce1" office:value-type="string">
            <text:p>05/19/2022</text:p>
          </table:table-cell>
          <table:table-cell table:style-name="ce2" office:value-type="currency" office:currency="CAD" office:value="24.8">
            <text:p>$24.80</text:p>
          </table:table-cell>
          <table:table-cell table:style-name="ce1" office:value-type="float" office:value="12720540">
            <text:p>12720540</text:p>
          </table:table-cell>
          <table:table-cell table:style-name="ce2" office:value-type="currency" office:currency="CAD" office:value="22.81">
            <text:p>$22.81</text:p>
          </table:table-cell>
          <table:table-cell table:style-name="ce2" office:value-type="currency" office:currency="CAD" office:value="25.49">
            <text:p>$25.49</text:p>
          </table:table-cell>
          <table:table-cell table:style-name="ce2" office:value-type="currency" office:currency="CAD" office:value="22.54">
            <text:p>$22.54</text:p>
          </table:table-cell>
        </table:table-row>
        <table:table-row table:style-name="ro1">
          <table:table-cell table:style-name="ce1" office:value-type="string">
            <text:p>05/18/2022</text:p>
          </table:table-cell>
          <table:table-cell table:style-name="ce2" office:value-type="currency" office:currency="CAD" office:value="22.87">
            <text:p>$22.87</text:p>
          </table:table-cell>
          <table:table-cell table:style-name="ce1" office:value-type="float" office:value="11560128">
            <text:p>11560128</text:p>
          </table:table-cell>
          <table:table-cell table:style-name="ce2" office:value-type="currency" office:currency="CAD" office:value="24.1">
            <text:p>$24.10</text:p>
          </table:table-cell>
          <table:table-cell table:style-name="ce2" office:value-type="currency" office:currency="CAD" office:value="24.96">
            <text:p>$24.96</text:p>
          </table:table-cell>
          <table:table-cell table:style-name="ce2" office:value-type="currency" office:currency="CAD" office:value="22.54">
            <text:p>$22.54</text:p>
          </table:table-cell>
        </table:table-row>
        <table:table-row table:style-name="ro1">
          <table:table-cell table:style-name="ce1" office:value-type="string">
            <text:p>05/17/2022</text:p>
          </table:table-cell>
          <table:table-cell table:style-name="ce2" office:value-type="currency" office:currency="CAD" office:value="25.1">
            <text:p>$25.10</text:p>
          </table:table-cell>
          <table:table-cell table:style-name="ce1" office:value-type="float" office:value="10444948">
            <text:p>10444948</text:p>
          </table:table-cell>
          <table:table-cell table:style-name="ce2" office:value-type="currency" office:currency="CAD" office:value="23.48">
            <text:p>$23.48</text:p>
          </table:table-cell>
          <table:table-cell table:style-name="ce2" office:value-type="currency" office:currency="CAD" office:value="25.1">
            <text:p>$25.10</text:p>
          </table:table-cell>
          <table:table-cell table:style-name="ce2" office:value-type="currency" office:currency="CAD" office:value="22.8">
            <text:p>$22.80</text:p>
          </table:table-cell>
        </table:table-row>
        <table:table-row table:style-name="ro1">
          <table:table-cell table:style-name="ce1" office:value-type="string">
            <text:p>05/16/2022</text:p>
          </table:table-cell>
          <table:table-cell table:style-name="ce2" office:value-type="currency" office:currency="CAD" office:value="22.95">
            <text:p>$22.95</text:p>
          </table:table-cell>
          <table:table-cell table:style-name="ce1" office:value-type="float" office:value="11582124">
            <text:p>11582124</text:p>
          </table:table-cell>
          <table:table-cell table:style-name="ce2" office:value-type="currency" office:currency="CAD" office:value="24.7">
            <text:p>$24.70</text:p>
          </table:table-cell>
          <table:table-cell table:style-name="ce2" office:value-type="currency" office:currency="CAD" office:value="24.79">
            <text:p>$24.79</text:p>
          </table:table-cell>
          <table:table-cell table:style-name="ce2" office:value-type="currency" office:currency="CAD" office:value="22.7">
            <text:p>$22.70</text:p>
          </table:table-cell>
        </table:table-row>
        <table:table-row table:style-name="ro1">
          <table:table-cell table:style-name="ce1" office:value-type="string">
            <text:p>05/13/2022</text:p>
          </table:table-cell>
          <table:table-cell table:style-name="ce2" office:value-type="currency" office:currency="CAD" office:value="24.6">
            <text:p>$24.60</text:p>
          </table:table-cell>
          <table:table-cell table:style-name="ce1" office:value-type="float" office:value="23930864">
            <text:p>23930864</text:p>
          </table:table-cell>
          <table:table-cell table:style-name="ce2" office:value-type="currency" office:currency="CAD" office:value="24.75">
            <text:p>$24.75</text:p>
          </table:table-cell>
          <table:table-cell table:style-name="ce2" office:value-type="currency" office:currency="CAD" office:value="26.69">
            <text:p>$26.69</text:p>
          </table:table-cell>
          <table:table-cell table:style-name="ce2" office:value-type="currency" office:currency="CAD" office:value="23.76">
            <text:p>$23.76</text:p>
          </table:table-cell>
        </table:table-row>
        <table:table-row table:style-name="ro1">
          <table:table-cell table:style-name="ce1" office:value-type="string">
            <text:p>05/12/2022</text:p>
          </table:table-cell>
          <table:table-cell table:style-name="ce2" office:value-type="currency" office:currency="CAD" office:value="22.39">
            <text:p>$22.39</text:p>
          </table:table-cell>
          <table:table-cell table:style-name="ce1" office:value-type="float" office:value="40139760">
            <text:p>40139760</text:p>
          </table:table-cell>
          <table:table-cell table:style-name="ce2" office:value-type="currency" office:currency="CAD" office:value="20.76">
            <text:p>$20.76</text:p>
          </table:table-cell>
          <table:table-cell table:style-name="ce2" office:value-type="currency" office:currency="CAD" office:value="27.02">
            <text:p>$27.02</text:p>
          </table:table-cell>
          <table:table-cell table:style-name="ce2" office:value-type="currency" office:currency="CAD" office:value="19.44">
            <text:p>$19.44</text:p>
          </table:table-cell>
        </table:table-row>
        <table:table-row table:style-name="ro1">
          <table:table-cell table:style-name="ce1" office:value-type="string">
            <text:p>05/11/2022</text:p>
          </table:table-cell>
          <table:table-cell table:style-name="ce2" office:value-type="currency" office:currency="CAD" office:value="20.33">
            <text:p>$20.33</text:p>
          </table:table-cell>
          <table:table-cell table:style-name="ce1" office:value-type="float" office:value="16681372">
            <text:p>16681372</text:p>
          </table:table-cell>
          <table:table-cell table:style-name="ce2" office:value-type="currency" office:currency="CAD" office:value="23.37">
            <text:p>$23.37</text:p>
          </table:table-cell>
          <table:table-cell table:style-name="ce2" office:value-type="currency" office:currency="CAD" office:value="23.82">
            <text:p>$23.82</text:p>
          </table:table-cell>
          <table:table-cell table:style-name="ce2" office:value-type="currency" office:currency="CAD" office:value="20">
            <text:p>$20.00</text:p>
          </table:table-cell>
        </table:table-row>
        <table:table-row table:style-name="ro1">
          <table:table-cell table:style-name="ce1" office:value-type="string">
            <text:p>05/10/2022</text:p>
          </table:table-cell>
          <table:table-cell table:style-name="ce2" office:value-type="currency" office:currency="CAD" office:value="23.38">
            <text:p>$23.38</text:p>
          </table:table-cell>
          <table:table-cell table:style-name="ce1" office:value-type="float" office:value="16603212">
            <text:p>16603212</text:p>
          </table:table-cell>
          <table:table-cell table:style-name="ce2" office:value-type="currency" office:currency="CAD" office:value="25.75">
            <text:p>$25.75</text:p>
          </table:table-cell>
          <table:table-cell table:style-name="ce2" office:value-type="currency" office:currency="CAD" office:value="26.52">
            <text:p>$26.52</text:p>
          </table:table-cell>
          <table:table-cell table:style-name="ce2" office:value-type="currency" office:currency="CAD" office:value="22">
            <text:p>$22.00</text:p>
          </table:table-cell>
        </table:table-row>
        <table:table-row table:style-name="ro1">
          <table:table-cell table:style-name="ce1" office:value-type="string">
            <text:p>05/09/2022</text:p>
          </table:table-cell>
          <table:table-cell table:style-name="ce2" office:value-type="currency" office:currency="CAD" office:value="24.7">
            <text:p>$24.70</text:p>
          </table:table-cell>
          <table:table-cell table:style-name="ce1" office:value-type="float" office:value="13264936">
            <text:p>13264936</text:p>
          </table:table-cell>
          <table:table-cell table:number-columns-repeated="2" table:style-name="ce2" office:value-type="currency" office:currency="CAD" office:value="27.7">
            <text:p>$27.70</text:p>
          </table:table-cell>
          <table:table-cell table:style-name="ce2" office:value-type="currency" office:currency="CAD" office:value="24.52">
            <text:p>$24.52</text:p>
          </table:table-cell>
        </table:table-row>
        <table:table-row table:style-name="ro1">
          <table:table-cell table:style-name="ce1" office:value-type="string">
            <text:p>05/06/2022</text:p>
          </table:table-cell>
          <table:table-cell table:style-name="ce2" office:value-type="currency" office:currency="CAD" office:value="28.68">
            <text:p>$28.68</text:p>
          </table:table-cell>
          <table:table-cell table:style-name="ce1" office:value-type="float" office:value="7161632">
            <text:p>7161632</text:p>
          </table:table-cell>
          <table:table-cell table:style-name="ce2" office:value-type="currency" office:currency="CAD" office:value="29.32">
            <text:p>$29.32</text:p>
          </table:table-cell>
          <table:table-cell table:style-name="ce2" office:value-type="currency" office:currency="CAD" office:value="30.14">
            <text:p>$30.14</text:p>
          </table:table-cell>
          <table:table-cell table:style-name="ce2" office:value-type="currency" office:currency="CAD" office:value="27.56">
            <text:p>$27.56</text:p>
          </table:table-cell>
        </table:table-row>
        <table:table-row table:style-name="ro1">
          <table:table-cell table:style-name="ce1" office:value-type="string">
            <text:p>05/05/2022</text:p>
          </table:table-cell>
          <table:table-cell table:style-name="ce2" office:value-type="currency" office:currency="CAD" office:value="29.78">
            <text:p>$29.78</text:p>
          </table:table-cell>
          <table:table-cell table:style-name="ce1" office:value-type="float" office:value="7015448">
            <text:p>7015448</text:p>
          </table:table-cell>
          <table:table-cell table:style-name="ce2" office:value-type="currency" office:currency="CAD" office:value="30.99">
            <text:p>$30.99</text:p>
          </table:table-cell>
          <table:table-cell table:style-name="ce2" office:value-type="currency" office:currency="CAD" office:value="31.17">
            <text:p>$31.17</text:p>
          </table:table-cell>
          <table:table-cell table:style-name="ce2" office:value-type="currency" office:currency="CAD" office:value="28.78">
            <text:p>$28.78</text:p>
          </table:table-cell>
        </table:table-row>
        <table:table-row table:style-name="ro1">
          <table:table-cell table:style-name="ce1" office:value-type="string">
            <text:p>05/04/2022</text:p>
          </table:table-cell>
          <table:table-cell table:style-name="ce2" office:value-type="currency" office:currency="CAD" office:value="31.77">
            <text:p>$31.77</text:p>
          </table:table-cell>
          <table:table-cell table:style-name="ce1" office:value-type="float" office:value="6651292">
            <text:p>6651292</text:p>
          </table:table-cell>
          <table:table-cell table:style-name="ce2" office:value-type="currency" office:currency="CAD" office:value="29.8">
            <text:p>$29.80</text:p>
          </table:table-cell>
          <table:table-cell table:style-name="ce2" office:value-type="currency" office:currency="CAD" office:value="31.94">
            <text:p>$31.94</text:p>
          </table:table-cell>
          <table:table-cell table:style-name="ce2" office:value-type="currency" office:currency="CAD" office:value="28.93">
            <text:p>$28.93</text:p>
          </table:table-cell>
        </table:table-row>
        <table:table-row table:style-name="ro1">
          <table:table-cell table:style-name="ce1" office:value-type="string">
            <text:p>05/03/2022</text:p>
          </table:table-cell>
          <table:table-cell table:style-name="ce2" office:value-type="currency" office:currency="CAD" office:value="30.11">
            <text:p>$30.11</text:p>
          </table:table-cell>
          <table:table-cell table:style-name="ce1" office:value-type="float" office:value="7312684">
            <text:p>7312684</text:p>
          </table:table-cell>
          <table:table-cell table:style-name="ce2" office:value-type="currency" office:currency="CAD" office:value="29.62">
            <text:p>$29.62</text:p>
          </table:table-cell>
          <table:table-cell table:style-name="ce2" office:value-type="currency" office:currency="CAD" office:value="31.11">
            <text:p>$31.11</text:p>
          </table:table-cell>
          <table:table-cell table:style-name="ce2" office:value-type="currency" office:currency="CAD" office:value="28.61">
            <text:p>$28.61</text:p>
          </table:table-cell>
        </table:table-row>
        <table:table-row table:style-name="ro1">
          <table:table-cell table:style-name="ce1" office:value-type="string">
            <text:p>05/02/2022</text:p>
          </table:table-cell>
          <table:table-cell table:style-name="ce2" office:value-type="currency" office:currency="CAD" office:value="29.89">
            <text:p>$29.89</text:p>
          </table:table-cell>
          <table:table-cell table:style-name="ce1" office:value-type="float" office:value="10171944">
            <text:p>10171944</text:p>
          </table:table-cell>
          <table:table-cell table:style-name="ce2" office:value-type="currency" office:currency="CAD" office:value="30.91">
            <text:p>$30.91</text:p>
          </table:table-cell>
          <table:table-cell table:style-name="ce2" office:value-type="currency" office:currency="CAD" office:value="31.35">
            <text:p>$31.35</text:p>
          </table:table-cell>
          <table:table-cell table:style-name="ce2" office:value-type="currency" office:currency="CAD" office:value="28.18">
            <text:p>$28.18</text:p>
          </table:table-cell>
        </table:table-row>
        <table:table-row table:style-name="ro1">
          <table:table-cell table:style-name="ce1" office:value-type="string">
            <text:p>04/29/2022</text:p>
          </table:table-cell>
          <table:table-cell table:style-name="ce2" office:value-type="currency" office:currency="CAD" office:value="31.27">
            <text:p>$31.27</text:p>
          </table:table-cell>
          <table:table-cell table:style-name="ce1" office:value-type="float" office:value="5143420">
            <text:p>5143420</text:p>
          </table:table-cell>
          <table:table-cell table:style-name="ce2" office:value-type="currency" office:currency="CAD" office:value="31.83">
            <text:p>$31.83</text:p>
          </table:table-cell>
          <table:table-cell table:style-name="ce2" office:value-type="currency" office:currency="CAD" office:value="32.72">
            <text:p>$32.72</text:p>
          </table:table-cell>
          <table:table-cell table:style-name="ce2" office:value-type="currency" office:currency="CAD" office:value="30.75">
            <text:p>$30.75</text:p>
          </table:table-cell>
        </table:table-row>
        <table:table-row table:style-name="ro1">
          <table:table-cell table:style-name="ce1" office:value-type="string">
            <text:p>04/28/2022</text:p>
          </table:table-cell>
          <table:table-cell table:style-name="ce2" office:value-type="currency" office:currency="CAD" office:value="32.33">
            <text:p>$32.33</text:p>
          </table:table-cell>
          <table:table-cell table:style-name="ce1" office:value-type="float" office:value="7084892">
            <text:p>7084892</text:p>
          </table:table-cell>
          <table:table-cell table:style-name="ce2" office:value-type="currency" office:currency="CAD" office:value="32.57">
            <text:p>$32.57</text:p>
          </table:table-cell>
          <table:table-cell table:style-name="ce2" office:value-type="currency" office:currency="CAD" office:value="33.15">
            <text:p>$33.15</text:p>
          </table:table-cell>
          <table:table-cell table:style-name="ce2" office:value-type="currency" office:currency="CAD" office:value="30.13">
            <text:p>$30.13</text:p>
          </table:table-cell>
        </table:table-row>
        <table:table-row table:style-name="ro1">
          <table:table-cell table:style-name="ce1" office:value-type="string">
            <text:p>04/27/2022</text:p>
          </table:table-cell>
          <table:table-cell table:style-name="ce2" office:value-type="currency" office:currency="CAD" office:value="32.46">
            <text:p>$32.46</text:p>
          </table:table-cell>
          <table:table-cell table:style-name="ce1" office:value-type="float" office:value="5223496">
            <text:p>5223496</text:p>
          </table:table-cell>
          <table:table-cell table:style-name="ce2" office:value-type="currency" office:currency="CAD" office:value="31.82">
            <text:p>$31.82</text:p>
          </table:table-cell>
          <table:table-cell table:style-name="ce2" office:value-type="currency" office:currency="CAD" office:value="33.17">
            <text:p>$33.17</text:p>
          </table:table-cell>
          <table:table-cell table:style-name="ce2" office:value-type="currency" office:currency="CAD" office:value="31.15">
            <text:p>$31.15</text:p>
          </table:table-cell>
        </table:table-row>
        <table:table-row table:style-name="ro1">
          <table:table-cell table:style-name="ce1" office:value-type="string">
            <text:p>04/26/2022</text:p>
          </table:table-cell>
          <table:table-cell table:style-name="ce2" office:value-type="currency" office:currency="CAD" office:value="31.9">
            <text:p>$31.90</text:p>
          </table:table-cell>
          <table:table-cell table:style-name="ce1" office:value-type="float" office:value="6182896">
            <text:p>6182896</text:p>
          </table:table-cell>
          <table:table-cell table:style-name="ce2" office:value-type="currency" office:currency="CAD" office:value="33.91">
            <text:p>$33.91</text:p>
          </table:table-cell>
          <table:table-cell table:style-name="ce2" office:value-type="currency" office:currency="CAD" office:value="34.2">
            <text:p>$34.20</text:p>
          </table:table-cell>
          <table:table-cell table:style-name="ce2" office:value-type="currency" office:currency="CAD" office:value="31.54">
            <text:p>$31.54</text:p>
          </table:table-cell>
        </table:table-row>
        <table:table-row table:style-name="ro1">
          <table:table-cell table:style-name="ce1" office:value-type="string">
            <text:p>04/25/2022</text:p>
          </table:table-cell>
          <table:table-cell table:style-name="ce2" office:value-type="currency" office:currency="CAD" office:value="33.99">
            <text:p>$33.99</text:p>
          </table:table-cell>
          <table:table-cell table:style-name="ce1" office:value-type="float" office:value="6139116">
            <text:p>6139116</text:p>
          </table:table-cell>
          <table:table-cell table:style-name="ce2" office:value-type="currency" office:currency="CAD" office:value="33.85">
            <text:p>$33.85</text:p>
          </table:table-cell>
          <table:table-cell table:style-name="ce2" office:value-type="currency" office:currency="CAD" office:value="34.93">
            <text:p>$34.93</text:p>
          </table:table-cell>
          <table:table-cell table:style-name="ce2" office:value-type="currency" office:currency="CAD" office:value="33.32">
            <text:p>$33.32</text:p>
          </table:table-cell>
        </table:table-row>
        <table:table-row table:style-name="ro1">
          <table:table-cell table:style-name="ce1" office:value-type="string">
            <text:p>04/22/2022</text:p>
          </table:table-cell>
          <table:table-cell table:style-name="ce2" office:value-type="currency" office:currency="CAD" office:value="34.56">
            <text:p>$34.56</text:p>
          </table:table-cell>
          <table:table-cell table:style-name="ce1" office:value-type="float" office:value="6278432">
            <text:p>6278432</text:p>
          </table:table-cell>
          <table:table-cell table:style-name="ce2" office:value-type="currency" office:currency="CAD" office:value="35.64">
            <text:p>$35.64</text:p>
          </table:table-cell>
          <table:table-cell table:style-name="ce2" office:value-type="currency" office:currency="CAD" office:value="36.58">
            <text:p>$36.58</text:p>
          </table:table-cell>
          <table:table-cell table:style-name="ce2" office:value-type="currency" office:currency="CAD" office:value="33.89">
            <text:p>$33.89</text:p>
          </table:table-cell>
        </table:table-row>
        <table:table-row table:style-name="ro1">
          <table:table-cell table:style-name="ce1" office:value-type="string">
            <text:p>04/21/2022</text:p>
          </table:table-cell>
          <table:table-cell table:style-name="ce2" office:value-type="currency" office:currency="CAD" office:value="35.39">
            <text:p>$35.39</text:p>
          </table:table-cell>
          <table:table-cell table:style-name="ce1" office:value-type="float" office:value="6737468">
            <text:p>6737468</text:p>
          </table:table-cell>
          <table:table-cell table:style-name="ce2" office:value-type="currency" office:currency="CAD" office:value="37.5">
            <text:p>$37.50</text:p>
          </table:table-cell>
          <table:table-cell table:style-name="ce2" office:value-type="currency" office:currency="CAD" office:value="38.28">
            <text:p>$38.28</text:p>
          </table:table-cell>
          <table:table-cell table:style-name="ce2" office:value-type="currency" office:currency="CAD" office:value="34.98">
            <text:p>$34.98</text:p>
          </table:table-cell>
        </table:table-row>
        <table:table-row table:style-name="ro1">
          <table:table-cell table:style-name="ce1" office:value-type="string">
            <text:p>04/20/2022</text:p>
          </table:table-cell>
          <table:table-cell table:style-name="ce2" office:value-type="currency" office:currency="CAD" office:value="37.21">
            <text:p>$37.21</text:p>
          </table:table-cell>
          <table:table-cell table:style-name="ce1" office:value-type="float" office:value="4648012">
            <text:p>4648012</text:p>
          </table:table-cell>
          <table:table-cell table:style-name="ce2" office:value-type="currency" office:currency="CAD" office:value="38">
            <text:p>$38.00</text:p>
          </table:table-cell>
          <table:table-cell table:style-name="ce2" office:value-type="currency" office:currency="CAD" office:value="38.08">
            <text:p>$38.08</text:p>
          </table:table-cell>
          <table:table-cell table:style-name="ce2" office:value-type="currency" office:currency="CAD" office:value="36.66">
            <text:p>$36.66</text:p>
          </table:table-cell>
        </table:table-row>
        <table:table-row table:style-name="ro1">
          <table:table-cell table:style-name="ce1" office:value-type="string">
            <text:p>04/19/2022</text:p>
          </table:table-cell>
          <table:table-cell table:style-name="ce2" office:value-type="currency" office:currency="CAD" office:value="38.12">
            <text:p>$38.12</text:p>
          </table:table-cell>
          <table:table-cell table:style-name="ce1" office:value-type="float" office:value="9416676">
            <text:p>9416676</text:p>
          </table:table-cell>
          <table:table-cell table:style-name="ce2" office:value-type="currency" office:currency="CAD" office:value="35.71">
            <text:p>$35.71</text:p>
          </table:table-cell>
          <table:table-cell table:style-name="ce2" office:value-type="currency" office:currency="CAD" office:value="38.25">
            <text:p>$38.25</text:p>
          </table:table-cell>
          <table:table-cell table:style-name="ce2" office:value-type="currency" office:currency="CAD" office:value="34.96">
            <text:p>$34.96</text:p>
          </table:table-cell>
        </table:table-row>
        <table:table-row table:style-name="ro1">
          <table:table-cell table:style-name="ce1" office:value-type="string">
            <text:p>04/18/2022</text:p>
          </table:table-cell>
          <table:table-cell table:style-name="ce2" office:value-type="currency" office:currency="CAD" office:value="35.37">
            <text:p>$35.37</text:p>
          </table:table-cell>
          <table:table-cell table:style-name="ce1" office:value-type="float" office:value="9871124">
            <text:p>9871124</text:p>
          </table:table-cell>
          <table:table-cell table:style-name="ce2" office:value-type="currency" office:currency="CAD" office:value="37.5">
            <text:p>$37.50</text:p>
          </table:table-cell>
          <table:table-cell table:style-name="ce2" office:value-type="currency" office:currency="CAD" office:value="37.81">
            <text:p>$37.81</text:p>
          </table:table-cell>
          <table:table-cell table:style-name="ce2" office:value-type="currency" office:currency="CAD" office:value="34.31">
            <text:p>$34.31</text:p>
          </table:table-cell>
        </table:table-row>
        <table:table-row table:style-name="ro1">
          <table:table-cell table:style-name="ce1" office:value-type="string">
            <text:p>04/14/2022</text:p>
          </table:table-cell>
          <table:table-cell table:style-name="ce2" office:value-type="currency" office:currency="CAD" office:value="37.69">
            <text:p>$37.69</text:p>
          </table:table-cell>
          <table:table-cell table:style-name="ce1" office:value-type="float" office:value="10002332">
            <text:p>10002332</text:p>
          </table:table-cell>
          <table:table-cell table:style-name="ce2" office:value-type="currency" office:currency="CAD" office:value="37.32">
            <text:p>$37.32</text:p>
          </table:table-cell>
          <table:table-cell table:style-name="ce2" office:value-type="currency" office:currency="CAD" office:value="39.13">
            <text:p>$39.13</text:p>
          </table:table-cell>
          <table:table-cell table:style-name="ce2" office:value-type="currency" office:currency="CAD" office:value="36.81">
            <text:p>$36.81</text:p>
          </table:table-cell>
        </table:table-row>
        <table:table-row table:style-name="ro1">
          <table:table-cell table:style-name="ce1" office:value-type="string">
            <text:p>04/13/2022</text:p>
          </table:table-cell>
          <table:table-cell table:style-name="ce2" office:value-type="currency" office:currency="CAD" office:value="37.68">
            <text:p>$37.68</text:p>
          </table:table-cell>
          <table:table-cell table:style-name="ce1" office:value-type="float" office:value="8032900">
            <text:p>8032900</text:p>
          </table:table-cell>
          <table:table-cell table:style-name="ce2" office:value-type="currency" office:currency="CAD" office:value="36.03">
            <text:p>$36.03</text:p>
          </table:table-cell>
          <table:table-cell table:style-name="ce2" office:value-type="currency" office:currency="CAD" office:value="38.03">
            <text:p>$38.03</text:p>
          </table:table-cell>
          <table:table-cell table:style-name="ce2" office:value-type="currency" office:currency="CAD" office:value="35.51">
            <text:p>$35.51</text:p>
          </table:table-cell>
        </table:table-row>
        <table:table-row table:style-name="ro1">
          <table:table-cell table:style-name="ce1" office:value-type="string">
            <text:p>04/12/2022</text:p>
          </table:table-cell>
          <table:table-cell table:style-name="ce2" office:value-type="currency" office:currency="CAD" office:value="36.22">
            <text:p>$36.22</text:p>
          </table:table-cell>
          <table:table-cell table:style-name="ce1" office:value-type="float" office:value="7996544">
            <text:p>7996544</text:p>
          </table:table-cell>
          <table:table-cell table:style-name="ce2" office:value-type="currency" office:currency="CAD" office:value="36.63">
            <text:p>$36.63</text:p>
          </table:table-cell>
          <table:table-cell table:style-name="ce2" office:value-type="currency" office:currency="CAD" office:value="38.06">
            <text:p>$38.06</text:p>
          </table:table-cell>
          <table:table-cell table:style-name="ce2" office:value-type="currency" office:currency="CAD" office:value="35.42">
            <text:p>$35.42</text:p>
          </table:table-cell>
        </table:table-row>
        <table:table-row table:style-name="ro1">
          <table:table-cell table:style-name="ce1" office:value-type="string">
            <text:p>04/11/2022</text:p>
          </table:table-cell>
          <table:table-cell table:style-name="ce2" office:value-type="currency" office:currency="CAD" office:value="36.73">
            <text:p>$36.73</text:p>
          </table:table-cell>
          <table:table-cell table:style-name="ce1" office:value-type="float" office:value="9811916">
            <text:p>9811916</text:p>
          </table:table-cell>
          <table:table-cell table:style-name="ce2" office:value-type="currency" office:currency="CAD" office:value="35.76">
            <text:p>$35.76</text:p>
          </table:table-cell>
          <table:table-cell table:style-name="ce2" office:value-type="currency" office:currency="CAD" office:value="37.06">
            <text:p>$37.06</text:p>
          </table:table-cell>
          <table:table-cell table:style-name="ce2" office:value-type="currency" office:currency="CAD" office:value="35.15">
            <text:p>$35.15</text:p>
          </table:table-cell>
        </table:table-row>
        <table:table-row table:style-name="ro1">
          <table:table-cell table:style-name="ce1" office:value-type="string">
            <text:p>04/08/2022</text:p>
          </table:table-cell>
          <table:table-cell table:style-name="ce2" office:value-type="currency" office:currency="CAD" office:value="36.55">
            <text:p>$36.55</text:p>
          </table:table-cell>
          <table:table-cell table:style-name="ce1" office:value-type="float" office:value="10371516">
            <text:p>10371516</text:p>
          </table:table-cell>
          <table:table-cell table:style-name="ce2" office:value-type="currency" office:currency="CAD" office:value="37.27">
            <text:p>$37.27</text:p>
          </table:table-cell>
          <table:table-cell table:style-name="ce2" office:value-type="currency" office:currency="CAD" office:value="37.68">
            <text:p>$37.68</text:p>
          </table:table-cell>
          <table:table-cell table:style-name="ce2" office:value-type="currency" office:currency="CAD" office:value="35.51">
            <text:p>$35.51</text:p>
          </table:table-cell>
        </table:table-row>
        <table:table-row table:style-name="ro1">
          <table:table-cell table:style-name="ce1" office:value-type="string">
            <text:p>04/07/2022</text:p>
          </table:table-cell>
          <table:table-cell table:style-name="ce2" office:value-type="currency" office:currency="CAD" office:value="37.5">
            <text:p>$37.50</text:p>
          </table:table-cell>
          <table:table-cell table:style-name="ce1" office:value-type="float" office:value="15311388">
            <text:p>15311388</text:p>
          </table:table-cell>
          <table:table-cell table:style-name="ce2" office:value-type="currency" office:currency="CAD" office:value="38.53">
            <text:p>$38.53</text:p>
          </table:table-cell>
          <table:table-cell table:style-name="ce2" office:value-type="currency" office:currency="CAD" office:value="39.18">
            <text:p>$39.18</text:p>
          </table:table-cell>
          <table:table-cell table:style-name="ce2" office:value-type="currency" office:currency="CAD" office:value="35.39">
            <text:p>$35.39</text:p>
          </table:table-cell>
        </table:table-row>
        <table:table-row table:style-name="ro1">
          <table:table-cell table:style-name="ce1" office:value-type="string">
            <text:p>04/06/2022</text:p>
          </table:table-cell>
          <table:table-cell table:style-name="ce2" office:value-type="currency" office:currency="CAD" office:value="39.16">
            <text:p>$39.16</text:p>
          </table:table-cell>
          <table:table-cell table:style-name="ce1" office:value-type="float" office:value="16267832">
            <text:p>16267832</text:p>
          </table:table-cell>
          <table:table-cell table:style-name="ce2" office:value-type="currency" office:currency="CAD" office:value="37.75">
            <text:p>$37.75</text:p>
          </table:table-cell>
          <table:table-cell table:style-name="ce2" office:value-type="currency" office:currency="CAD" office:value="39.82">
            <text:p>$39.82</text:p>
          </table:table-cell>
          <table:table-cell table:style-name="ce2" office:value-type="currency" office:currency="CAD" office:value="37.43">
            <text:p>$37.43</text:p>
          </table:table-cell>
        </table:table-row>
        <table:table-row table:style-name="ro1">
          <table:table-cell table:style-name="ce1" office:value-type="string">
            <text:p>04/05/2022</text:p>
          </table:table-cell>
          <table:table-cell table:style-name="ce2" office:value-type="currency" office:currency="CAD" office:value="38.4">
            <text:p>$38.40</text:p>
          </table:table-cell>
          <table:table-cell table:style-name="ce1" office:value-type="float" office:value="15825264">
            <text:p>15825264</text:p>
          </table:table-cell>
          <table:table-cell table:style-name="ce2" office:value-type="currency" office:currency="CAD" office:value="42">
            <text:p>$42.00</text:p>
          </table:table-cell>
          <table:table-cell table:style-name="ce2" office:value-type="currency" office:currency="CAD" office:value="42.11">
            <text:p>$42.11</text:p>
          </table:table-cell>
          <table:table-cell table:style-name="ce2" office:value-type="currency" office:currency="CAD" office:value="38">
            <text:p>$38.00</text:p>
          </table:table-cell>
        </table:table-row>
        <table:table-row table:style-name="ro1">
          <table:table-cell table:style-name="ce1" office:value-type="string">
            <text:p>04/04/2022</text:p>
          </table:table-cell>
          <table:table-cell table:style-name="ce2" office:value-type="currency" office:currency="CAD" office:value="42.68">
            <text:p>$42.68</text:p>
          </table:table-cell>
          <table:table-cell table:style-name="ce1" office:value-type="float" office:value="18560308">
            <text:p>18560308</text:p>
          </table:table-cell>
          <table:table-cell table:style-name="ce2" office:value-type="currency" office:currency="CAD" office:value="41.75">
            <text:p>$41.75</text:p>
          </table:table-cell>
          <table:table-cell table:style-name="ce2" office:value-type="currency" office:currency="CAD" office:value="43.31">
            <text:p>$43.31</text:p>
          </table:table-cell>
          <table:table-cell table:style-name="ce2" office:value-type="currency" office:currency="CAD" office:value="39.13">
            <text:p>$39.13</text:p>
          </table:table-cell>
        </table:table-row>
        <table:table-row table:style-name="ro1">
          <table:table-cell table:style-name="ce1" office:value-type="string">
            <text:p>04/01/2022</text:p>
          </table:table-cell>
          <table:table-cell table:style-name="ce2" office:value-type="currency" office:currency="CAD" office:value="41.25">
            <text:p>$41.25</text:p>
          </table:table-cell>
          <table:table-cell table:style-name="ce1" office:value-type="float" office:value="52758240">
            <text:p>52758240</text:p>
          </table:table-cell>
          <table:table-cell table:style-name="ce2" office:value-type="currency" office:currency="CAD" office:value="47.23">
            <text:p>$47.23</text:p>
          </table:table-cell>
          <table:table-cell table:style-name="ce2" office:value-type="currency" office:currency="CAD" office:value="47.44">
            <text:p>$47.44</text:p>
          </table:table-cell>
          <table:table-cell table:style-name="ce2" office:value-type="currency" office:currency="CAD" office:value="38.82">
            <text:p>$38.82</text:p>
          </table:table-cell>
        </table:table-row>
        <table:table-row table:style-name="ro1">
          <table:table-cell table:style-name="ce1" office:value-type="string">
            <text:p>03/31/2022</text:p>
          </table:table-cell>
          <table:table-cell table:style-name="ce2" office:value-type="currency" office:currency="CAD" office:value="41.65">
            <text:p>$41.65</text:p>
          </table:table-cell>
          <table:table-cell table:style-name="ce1" office:value-type="float" office:value="44968920">
            <text:p>44968920</text:p>
          </table:table-cell>
          <table:table-cell table:style-name="ce2" office:value-type="currency" office:currency="CAD" office:value="40.78">
            <text:p>$40.78</text:p>
          </table:table-cell>
          <table:table-cell table:style-name="ce2" office:value-type="currency" office:currency="CAD" office:value="43.94">
            <text:p>$43.94</text:p>
          </table:table-cell>
          <table:table-cell table:style-name="ce2" office:value-type="currency" office:currency="CAD" office:value="39.63">
            <text:p>$39.63</text:p>
          </table:table-cell>
        </table:table-row>
        <table:table-row table:style-name="ro1">
          <table:table-cell table:style-name="ce1" office:value-type="string">
            <text:p>03/30/2022</text:p>
          </table:table-cell>
          <table:table-cell table:style-name="ce2" office:value-type="currency" office:currency="CAD" office:value="41.71">
            <text:p>$41.71</text:p>
          </table:table-cell>
          <table:table-cell table:style-name="ce1" office:value-type="float" office:value="36676744">
            <text:p>36676744</text:p>
          </table:table-cell>
          <table:table-cell table:style-name="ce2" office:value-type="currency" office:currency="CAD" office:value="43.75">
            <text:p>$43.75</text:p>
          </table:table-cell>
          <table:table-cell table:style-name="ce2" office:value-type="currency" office:currency="CAD" office:value="45.83">
            <text:p>$45.83</text:p>
          </table:table-cell>
          <table:table-cell table:style-name="ce2" office:value-type="currency" office:currency="CAD" office:value="41.25">
            <text:p>$41.25</text:p>
          </table:table-cell>
        </table:table-row>
        <table:table-row table:style-name="ro1">
          <table:table-cell table:style-name="ce1" office:value-type="string">
            <text:p>03/29/2022</text:p>
          </table:table-cell>
          <table:table-cell table:style-name="ce2" office:value-type="currency" office:currency="CAD" office:value="44.98">
            <text:p>$44.98</text:p>
          </table:table-cell>
          <table:table-cell table:style-name="ce1" office:value-type="float" office:value="72045960">
            <text:p>72045960</text:p>
          </table:table-cell>
          <table:table-cell table:style-name="ce2" office:value-type="currency" office:currency="CAD" office:value="47.06">
            <text:p>$47.06</text:p>
          </table:table-cell>
          <table:table-cell table:style-name="ce2" office:value-type="currency" office:currency="CAD" office:value="49.85">
            <text:p>$49.85</text:p>
          </table:table-cell>
          <table:table-cell table:style-name="ce2" office:value-type="currency" office:currency="CAD" office:value="40.75">
            <text:p>$40.75</text:p>
          </table:table-cell>
        </table:table-row>
        <table:table-row table:style-name="ro1">
          <table:table-cell table:style-name="ce1" office:value-type="string">
            <text:p>03/28/2022</text:p>
          </table:table-cell>
          <table:table-cell table:style-name="ce2" office:value-type="currency" office:currency="CAD" office:value="47.4">
            <text:p>$47.40</text:p>
          </table:table-cell>
          <table:table-cell table:style-name="ce1" office:value-type="float" office:value="65266080">
            <text:p>65266080</text:p>
          </table:table-cell>
          <table:table-cell table:style-name="ce2" office:value-type="currency" office:currency="CAD" office:value="38">
            <text:p>$38.00</text:p>
          </table:table-cell>
          <table:table-cell table:style-name="ce2" office:value-type="currency" office:currency="CAD" office:value="47.71">
            <text:p>$47.71</text:p>
          </table:table-cell>
          <table:table-cell table:style-name="ce2" office:value-type="currency" office:currency="CAD" office:value="37.89">
            <text:p>$37.89</text:p>
          </table:table-cell>
        </table:table-row>
        <table:table-row table:style-name="ro1">
          <table:table-cell table:style-name="ce1" office:value-type="string">
            <text:p>03/25/2022</text:p>
          </table:table-cell>
          <table:table-cell table:style-name="ce2" office:value-type="currency" office:currency="CAD" office:value="37.99">
            <text:p>$37.99</text:p>
          </table:table-cell>
          <table:table-cell table:style-name="ce1" office:value-type="float" office:value="53535480">
            <text:p>53535480</text:p>
          </table:table-cell>
          <table:table-cell table:style-name="ce2" office:value-type="currency" office:currency="CAD" office:value="35.01">
            <text:p>$35.01</text:p>
          </table:table-cell>
          <table:table-cell table:style-name="ce2" office:value-type="currency" office:currency="CAD" office:value="39.54">
            <text:p>$39.54</text:p>
          </table:table-cell>
          <table:table-cell table:style-name="ce2" office:value-type="currency" office:currency="CAD" office:value="34.55">
            <text:p>$34.55</text:p>
          </table:table-cell>
        </table:table-row>
        <table:table-row table:style-name="ro1">
          <table:table-cell table:style-name="ce1" office:value-type="string">
            <text:p>03/24/2022</text:p>
          </table:table-cell>
          <table:table-cell table:style-name="ce2" office:value-type="currency" office:currency="CAD" office:value="35.6">
            <text:p>$35.60</text:p>
          </table:table-cell>
          <table:table-cell table:style-name="ce1" office:value-type="float" office:value="36400600">
            <text:p>36400600</text:p>
          </table:table-cell>
          <table:table-cell table:style-name="ce2" office:value-type="currency" office:currency="CAD" office:value="33.5">
            <text:p>$33.50</text:p>
          </table:table-cell>
          <table:table-cell table:style-name="ce2" office:value-type="currency" office:currency="CAD" office:value="35.87">
            <text:p>$35.87</text:p>
          </table:table-cell>
          <table:table-cell table:style-name="ce2" office:value-type="currency" office:currency="CAD" office:value="31.69">
            <text:p>$31.69</text:p>
          </table:table-cell>
        </table:table-row>
        <table:table-row table:style-name="ro1">
          <table:table-cell table:style-name="ce1" office:value-type="string">
            <text:p>03/23/2022</text:p>
          </table:table-cell>
          <table:table-cell table:style-name="ce2" office:value-type="currency" office:currency="CAD" office:value="35.25">
            <text:p>$35.25</text:p>
          </table:table-cell>
          <table:table-cell table:style-name="ce1" office:value-type="float" office:value="98399360">
            <text:p>98399360</text:p>
          </table:table-cell>
          <table:table-cell table:style-name="ce2" office:value-type="currency" office:currency="CAD" office:value="32.5">
            <text:p>$32.50</text:p>
          </table:table-cell>
          <table:table-cell table:style-name="ce2" office:value-type="currency" office:currency="CAD" office:value="37.73">
            <text:p>$37.73</text:p>
          </table:table-cell>
          <table:table-cell table:style-name="ce2" office:value-type="currency" office:currency="CAD" office:value="31.64">
            <text:p>$31.64</text:p>
          </table:table-cell>
        </table:table-row>
        <table:table-row table:style-name="ro1">
          <table:table-cell table:style-name="ce1" office:value-type="string">
            <text:p>03/22/2022</text:p>
          </table:table-cell>
          <table:table-cell table:style-name="ce2" office:value-type="currency" office:currency="CAD" office:value="30.79">
            <text:p>$30.79</text:p>
          </table:table-cell>
          <table:table-cell table:style-name="ce1" office:value-type="float" office:value="60068920">
            <text:p>60068920</text:p>
          </table:table-cell>
          <table:table-cell table:style-name="ce2" office:value-type="currency" office:currency="CAD" office:value="23.85">
            <text:p>$23.85</text:p>
          </table:table-cell>
          <table:table-cell table:style-name="ce2" office:value-type="currency" office:currency="CAD" office:value="31.45">
            <text:p>$31.45</text:p>
          </table:table-cell>
          <table:table-cell table:style-name="ce2" office:value-type="currency" office:currency="CAD" office:value="23.61">
            <text:p>$23.61</text:p>
          </table:table-cell>
        </table:table-row>
        <table:table-row table:style-name="ro1">
          <table:table-cell table:style-name="ce1" office:value-type="string">
            <text:p>03/21/2022</text:p>
          </table:table-cell>
          <table:table-cell table:style-name="ce2" office:value-type="currency" office:currency="CAD" office:value="23.55">
            <text:p>$23.55</text:p>
          </table:table-cell>
          <table:table-cell table:style-name="ce1" office:value-type="float" office:value="15812448">
            <text:p>15812448</text:p>
          </table:table-cell>
          <table:table-cell table:style-name="ce2" office:value-type="currency" office:currency="CAD" office:value="22.5">
            <text:p>$22.50</text:p>
          </table:table-cell>
          <table:table-cell table:style-name="ce2" office:value-type="currency" office:currency="CAD" office:value="24.85">
            <text:p>$24.85</text:p>
          </table:table-cell>
          <table:table-cell table:style-name="ce2" office:value-type="currency" office:currency="CAD" office:value="22.44">
            <text:p>$22.44</text:p>
          </table:table-cell>
        </table:table-row>
        <table:table-row table:style-name="ro1">
          <table:table-cell table:style-name="ce1" office:value-type="string">
            <text:p>03/18/2022</text:p>
          </table:table-cell>
          <table:table-cell table:style-name="ce2" office:value-type="currency" office:currency="CAD" office:value="22.7">
            <text:p>$22.70</text:p>
          </table:table-cell>
          <table:table-cell table:style-name="ce1" office:value-type="float" office:value="35688376">
            <text:p>35688376</text:p>
          </table:table-cell>
          <table:table-cell table:style-name="ce2" office:value-type="currency" office:currency="CAD" office:value="19.94">
            <text:p>$19.94</text:p>
          </table:table-cell>
          <table:table-cell table:style-name="ce2" office:value-type="currency" office:currency="CAD" office:value="24.36">
            <text:p>$24.36</text:p>
          </table:table-cell>
          <table:table-cell table:style-name="ce2" office:value-type="currency" office:currency="CAD" office:value="19.73">
            <text:p>$19.73</text:p>
          </table:table-cell>
        </table:table-row>
        <table:table-row table:style-name="ro1">
          <table:table-cell table:style-name="ce1" office:value-type="string">
            <text:p>03/17/2022</text:p>
          </table:table-cell>
          <table:table-cell table:style-name="ce2" office:value-type="currency" office:currency="CAD" office:value="21.93">
            <text:p>$21.93</text:p>
          </table:table-cell>
          <table:table-cell table:style-name="ce1" office:value-type="float" office:value="13796480">
            <text:p>13796480</text:p>
          </table:table-cell>
          <table:table-cell table:style-name="ce2" office:value-type="currency" office:currency="CAD" office:value="21.28">
            <text:p>$21.28</text:p>
          </table:table-cell>
          <table:table-cell table:style-name="ce2" office:value-type="currency" office:currency="CAD" office:value="22.4">
            <text:p>$22.40</text:p>
          </table:table-cell>
          <table:table-cell table:style-name="ce2" office:value-type="currency" office:currency="CAD" office:value="20.86">
            <text:p>$20.86</text:p>
          </table:table-cell>
        </table:table-row>
        <table:table-row table:style-name="ro1">
          <table:table-cell table:style-name="ce1" office:value-type="string">
            <text:p>03/16/2022</text:p>
          </table:table-cell>
          <table:table-cell table:style-name="ce2" office:value-type="currency" office:currency="CAD" office:value="21.72">
            <text:p>$21.72</text:p>
          </table:table-cell>
          <table:table-cell table:style-name="ce1" office:value-type="float" office:value="10615712">
            <text:p>10615712</text:p>
          </table:table-cell>
          <table:table-cell table:style-name="ce2" office:value-type="currency" office:currency="CAD" office:value="21.28">
            <text:p>$21.28</text:p>
          </table:table-cell>
          <table:table-cell table:style-name="ce2" office:value-type="currency" office:currency="CAD" office:value="22.5">
            <text:p>$22.50</text:p>
          </table:table-cell>
          <table:table-cell table:style-name="ce2" office:value-type="currency" office:currency="CAD" office:value="20.5">
            <text:p>$20.50</text:p>
          </table:table-cell>
        </table:table-row>
        <table:table-row table:style-name="ro1">
          <table:table-cell table:style-name="ce1" office:value-type="string">
            <text:p>03/15/2022</text:p>
          </table:table-cell>
          <table:table-cell table:style-name="ce2" office:value-type="currency" office:currency="CAD" office:value="20.66">
            <text:p>$20.66</text:p>
          </table:table-cell>
          <table:table-cell table:style-name="ce1" office:value-type="float" office:value="14115192">
            <text:p>14115192</text:p>
          </table:table-cell>
          <table:table-cell table:style-name="ce2" office:value-type="currency" office:currency="CAD" office:value="20.53">
            <text:p>$20.53</text:p>
          </table:table-cell>
          <table:table-cell table:style-name="ce2" office:value-type="currency" office:currency="CAD" office:value="21.89">
            <text:p>$21.89</text:p>
          </table:table-cell>
          <table:table-cell table:style-name="ce2" office:value-type="currency" office:currency="CAD" office:value="19.67">
            <text:p>$19.67</text:p>
          </table:table-cell>
        </table:table-row>
        <table:table-row table:style-name="ro1">
          <table:table-cell table:style-name="ce1" office:value-type="string">
            <text:p>03/14/2022</text:p>
          </table:table-cell>
          <table:table-cell table:style-name="ce2" office:value-type="currency" office:currency="CAD" office:value="19.53">
            <text:p>$19.53</text:p>
          </table:table-cell>
          <table:table-cell table:style-name="ce1" office:value-type="float" office:value="18134456">
            <text:p>18134456</text:p>
          </table:table-cell>
          <table:table-cell table:style-name="ce2" office:value-type="currency" office:currency="CAD" office:value="23.36">
            <text:p>$23.36</text:p>
          </table:table-cell>
          <table:table-cell table:style-name="ce2" office:value-type="currency" office:currency="CAD" office:value="23.58">
            <text:p>$23.58</text:p>
          </table:table-cell>
          <table:table-cell table:style-name="ce2" office:value-type="currency" office:currency="CAD" office:value="19.4">
            <text:p>$19.40</text:p>
          </table:table-cell>
        </table:table-row>
        <table:table-row table:style-name="ro1">
          <table:table-cell table:style-name="ce1" office:value-type="string">
            <text:p>03/11/2022</text:p>
          </table:table-cell>
          <table:table-cell table:style-name="ce2" office:value-type="currency" office:currency="CAD" office:value="23.17">
            <text:p>$23.17</text:p>
          </table:table-cell>
          <table:table-cell table:style-name="ce1" office:value-type="float" office:value="8822152">
            <text:p>8822152</text:p>
          </table:table-cell>
          <table:table-cell table:style-name="ce2" office:value-type="currency" office:currency="CAD" office:value="25.67">
            <text:p>$25.67</text:p>
          </table:table-cell>
          <table:table-cell table:style-name="ce2" office:value-type="currency" office:currency="CAD" office:value="25.73">
            <text:p>$25.73</text:p>
          </table:table-cell>
          <table:table-cell table:style-name="ce2" office:value-type="currency" office:currency="CAD" office:value="23.17">
            <text:p>$23.17</text:p>
          </table:table-cell>
        </table:table-row>
        <table:table-row table:style-name="ro1">
          <table:table-cell table:style-name="ce1" office:value-type="string">
            <text:p>03/10/2022</text:p>
          </table:table-cell>
          <table:table-cell table:style-name="ce2" office:value-type="currency" office:currency="CAD" office:value="25.14">
            <text:p>$25.14</text:p>
          </table:table-cell>
          <table:table-cell table:style-name="ce1" office:value-type="float" office:value="5581868">
            <text:p>5581868</text:p>
          </table:table-cell>
          <table:table-cell table:style-name="ce2" office:value-type="currency" office:currency="CAD" office:value="25.98">
            <text:p>$25.98</text:p>
          </table:table-cell>
          <table:table-cell table:style-name="ce2" office:value-type="currency" office:currency="CAD" office:value="26.01">
            <text:p>$26.01</text:p>
          </table:table-cell>
          <table:table-cell table:style-name="ce2" office:value-type="currency" office:currency="CAD" office:value="24.56">
            <text:p>$24.56</text:p>
          </table:table-cell>
        </table:table-row>
        <table:table-row table:style-name="ro1">
          <table:table-cell table:style-name="ce1" office:value-type="string">
            <text:p>03/09/2022</text:p>
          </table:table-cell>
          <table:table-cell table:style-name="ce2" office:value-type="currency" office:currency="CAD" office:value="26.3">
            <text:p>$26.30</text:p>
          </table:table-cell>
          <table:table-cell table:style-name="ce1" office:value-type="float" office:value="5598388">
            <text:p>5598388</text:p>
          </table:table-cell>
          <table:table-cell table:style-name="ce2" office:value-type="currency" office:currency="CAD" office:value="26.75">
            <text:p>$26.75</text:p>
          </table:table-cell>
          <table:table-cell table:style-name="ce2" office:value-type="currency" office:currency="CAD" office:value="27.22">
            <text:p>$27.22</text:p>
          </table:table-cell>
          <table:table-cell table:style-name="ce2" office:value-type="currency" office:currency="CAD" office:value="25.88">
            <text:p>$25.88</text:p>
          </table:table-cell>
        </table:table-row>
        <table:table-row table:style-name="ro1">
          <table:table-cell table:style-name="ce1" office:value-type="string">
            <text:p>03/08/2022</text:p>
          </table:table-cell>
          <table:table-cell table:style-name="ce2" office:value-type="currency" office:currency="CAD" office:value="25.75">
            <text:p>$25.75</text:p>
          </table:table-cell>
          <table:table-cell table:style-name="ce1" office:value-type="float" office:value="8536116">
            <text:p>8536116</text:p>
          </table:table-cell>
          <table:table-cell table:style-name="ce2" office:value-type="currency" office:currency="CAD" office:value="25.26">
            <text:p>$25.26</text:p>
          </table:table-cell>
          <table:table-cell table:style-name="ce2" office:value-type="currency" office:currency="CAD" office:value="27.25">
            <text:p>$27.25</text:p>
          </table:table-cell>
          <table:table-cell table:style-name="ce2" office:value-type="currency" office:currency="CAD" office:value="24.27">
            <text:p>$24.27</text:p>
          </table:table-cell>
        </table:table-row>
        <table:table-row table:style-name="ro1">
          <table:table-cell table:style-name="ce1" office:value-type="string">
            <text:p>03/07/2022</text:p>
          </table:table-cell>
          <table:table-cell table:style-name="ce2" office:value-type="currency" office:currency="CAD" office:value="24.84">
            <text:p>$24.84</text:p>
          </table:table-cell>
          <table:table-cell table:style-name="ce1" office:value-type="float" office:value="12591460">
            <text:p>12591460</text:p>
          </table:table-cell>
          <table:table-cell table:number-columns-repeated="2" table:style-name="ce2" office:value-type="currency" office:currency="CAD" office:value="28.75">
            <text:p>$28.75</text:p>
          </table:table-cell>
          <table:table-cell table:style-name="ce2" office:value-type="currency" office:currency="CAD" office:value="24.03">
            <text:p>$24.03</text:p>
          </table:table-cell>
        </table:table-row>
        <table:table-row table:style-name="ro1">
          <table:table-cell table:style-name="ce1" office:value-type="string">
            <text:p>03/04/2022</text:p>
          </table:table-cell>
          <table:table-cell table:style-name="ce2" office:value-type="currency" office:currency="CAD" office:value="27.92">
            <text:p>$27.92</text:p>
          </table:table-cell>
          <table:table-cell table:style-name="ce1" office:value-type="float" office:value="5920052">
            <text:p>5920052</text:p>
          </table:table-cell>
          <table:table-cell table:style-name="ce2" office:value-type="currency" office:currency="CAD" office:value="29.5">
            <text:p>$29.50</text:p>
          </table:table-cell>
          <table:table-cell table:style-name="ce2" office:value-type="currency" office:currency="CAD" office:value="30.13">
            <text:p>$30.13</text:p>
          </table:table-cell>
          <table:table-cell table:style-name="ce2" office:value-type="currency" office:currency="CAD" office:value="27.65">
            <text:p>$27.65</text:p>
          </table:table-cell>
        </table:table-row>
        <table:table-row table:style-name="ro1">
          <table:table-cell table:style-name="ce1" office:value-type="string">
            <text:p>03/03/2022</text:p>
          </table:table-cell>
          <table:table-cell table:style-name="ce2" office:value-type="currency" office:currency="CAD" office:value="29.6">
            <text:p>$29.60</text:p>
          </table:table-cell>
          <table:table-cell table:style-name="ce1" office:value-type="float" office:value="4382408">
            <text:p>4382408</text:p>
          </table:table-cell>
          <table:table-cell table:style-name="ce2" office:value-type="currency" office:currency="CAD" office:value="30.74">
            <text:p>$30.74</text:p>
          </table:table-cell>
          <table:table-cell table:style-name="ce2" office:value-type="currency" office:currency="CAD" office:value="30.94">
            <text:p>$30.94</text:p>
          </table:table-cell>
          <table:table-cell table:style-name="ce2" office:value-type="currency" office:currency="CAD" office:value="29.31">
            <text:p>$29.31</text:p>
          </table:table-cell>
        </table:table-row>
        <table:table-row table:style-name="ro1">
          <table:table-cell table:style-name="ce1" office:value-type="string">
            <text:p>03/02/2022</text:p>
          </table:table-cell>
          <table:table-cell table:style-name="ce2" office:value-type="currency" office:currency="CAD" office:value="30.49">
            <text:p>$30.49</text:p>
          </table:table-cell>
          <table:table-cell table:style-name="ce1" office:value-type="float" office:value="5242600">
            <text:p>5242600</text:p>
          </table:table-cell>
          <table:table-cell table:style-name="ce2" office:value-type="currency" office:currency="CAD" office:value="29.88">
            <text:p>$29.88</text:p>
          </table:table-cell>
          <table:table-cell table:style-name="ce2" office:value-type="currency" office:currency="CAD" office:value="30.67">
            <text:p>$30.67</text:p>
          </table:table-cell>
          <table:table-cell table:style-name="ce2" office:value-type="currency" office:currency="CAD" office:value="29.09">
            <text:p>$29.09</text:p>
          </table:table-cell>
        </table:table-row>
        <table:table-row table:style-name="ro1">
          <table:table-cell table:style-name="ce1" office:value-type="string">
            <text:p>03/01/2022</text:p>
          </table:table-cell>
          <table:table-cell table:style-name="ce2" office:value-type="currency" office:currency="CAD" office:value="29.76">
            <text:p>$29.76</text:p>
          </table:table-cell>
          <table:table-cell table:style-name="ce1" office:value-type="float" office:value="4384084">
            <text:p>4384084</text:p>
          </table:table-cell>
          <table:table-cell table:style-name="ce2" office:value-type="currency" office:currency="CAD" office:value="30.55">
            <text:p>$30.55</text:p>
          </table:table-cell>
          <table:table-cell table:style-name="ce2" office:value-type="currency" office:currency="CAD" office:value="31.47">
            <text:p>$31.47</text:p>
          </table:table-cell>
          <table:table-cell table:style-name="ce2" office:value-type="currency" office:currency="CAD" office:value="29.59">
            <text:p>$29.59</text:p>
          </table:table-cell>
        </table:table-row>
        <table:table-row table:style-name="ro1">
          <table:table-cell table:style-name="ce1" office:value-type="string">
            <text:p>02/28/2022</text:p>
          </table:table-cell>
          <table:table-cell table:style-name="ce2" office:value-type="currency" office:currency="CAD" office:value="30.84">
            <text:p>$30.84</text:p>
          </table:table-cell>
          <table:table-cell table:style-name="ce1" office:value-type="float" office:value="6457988">
            <text:p>6457988</text:p>
          </table:table-cell>
          <table:table-cell table:style-name="ce2" office:value-type="currency" office:currency="CAD" office:value="30.25">
            <text:p>$30.25</text:p>
          </table:table-cell>
          <table:table-cell table:style-name="ce2" office:value-type="currency" office:currency="CAD" office:value="31.57">
            <text:p>$31.57</text:p>
          </table:table-cell>
          <table:table-cell table:style-name="ce2" office:value-type="currency" office:currency="CAD" office:value="29.22">
            <text:p>$29.22</text:p>
          </table:table-cell>
        </table:table-row>
        <table:table-row table:style-name="ro1">
          <table:table-cell table:style-name="ce1" office:value-type="string">
            <text:p>02/25/2022</text:p>
          </table:table-cell>
          <table:table-cell table:style-name="ce2" office:value-type="currency" office:currency="CAD" office:value="29.65">
            <text:p>$29.65</text:p>
          </table:table-cell>
          <table:table-cell table:style-name="ce1" office:value-type="float" office:value="6841020">
            <text:p>6841020</text:p>
          </table:table-cell>
          <table:table-cell table:style-name="ce2" office:value-type="currency" office:currency="CAD" office:value="30.89">
            <text:p>$30.89</text:p>
          </table:table-cell>
          <table:table-cell table:style-name="ce2" office:value-type="currency" office:currency="CAD" office:value="31.24">
            <text:p>$31.24</text:p>
          </table:table-cell>
          <table:table-cell table:style-name="ce2" office:value-type="currency" office:currency="CAD" office:value="29.12">
            <text:p>$29.12</text:p>
          </table:table-cell>
        </table:table-row>
        <table:table-row table:style-name="ro1">
          <table:table-cell table:style-name="ce1" office:value-type="string">
            <text:p>02/24/2022</text:p>
          </table:table-cell>
          <table:table-cell table:style-name="ce2" office:value-type="currency" office:currency="CAD" office:value="31.15">
            <text:p>$31.15</text:p>
          </table:table-cell>
          <table:table-cell table:style-name="ce1" office:value-type="float" office:value="9024848">
            <text:p>9024848</text:p>
          </table:table-cell>
          <table:table-cell table:style-name="ce2" office:value-type="currency" office:currency="CAD" office:value="26.38">
            <text:p>$26.38</text:p>
          </table:table-cell>
          <table:table-cell table:style-name="ce2" office:value-type="currency" office:currency="CAD" office:value="31.43">
            <text:p>$31.43</text:p>
          </table:table-cell>
          <table:table-cell table:style-name="ce2" office:value-type="currency" office:currency="CAD" office:value="26.03">
            <text:p>$26.03</text:p>
          </table:table-cell>
        </table:table-row>
        <table:table-row table:style-name="ro1">
          <table:table-cell table:style-name="ce1" office:value-type="string">
            <text:p>02/23/2022</text:p>
          </table:table-cell>
          <table:table-cell table:style-name="ce2" office:value-type="currency" office:currency="CAD" office:value="28.72">
            <text:p>$28.72</text:p>
          </table:table-cell>
          <table:table-cell table:style-name="ce1" office:value-type="float" office:value="5393008">
            <text:p>5393008</text:p>
          </table:table-cell>
          <table:table-cell table:style-name="ce2" office:value-type="currency" office:currency="CAD" office:value="30.31">
            <text:p>$30.31</text:p>
          </table:table-cell>
          <table:table-cell table:style-name="ce2" office:value-type="currency" office:currency="CAD" office:value="30.84">
            <text:p>$30.84</text:p>
          </table:table-cell>
          <table:table-cell table:style-name="ce2" office:value-type="currency" office:currency="CAD" office:value="28.57">
            <text:p>$28.57</text:p>
          </table:table-cell>
        </table:table-row>
        <table:table-row table:style-name="ro1">
          <table:table-cell table:style-name="ce1" office:value-type="string">
            <text:p>02/22/2022</text:p>
          </table:table-cell>
          <table:table-cell table:style-name="ce2" office:value-type="currency" office:currency="CAD" office:value="29.52">
            <text:p>$29.52</text:p>
          </table:table-cell>
          <table:table-cell table:style-name="ce1" office:value-type="float" office:value="6156452">
            <text:p>6156452</text:p>
          </table:table-cell>
          <table:table-cell table:style-name="ce2" office:value-type="currency" office:currency="CAD" office:value="29.55">
            <text:p>$29.55</text:p>
          </table:table-cell>
          <table:table-cell table:style-name="ce2" office:value-type="currency" office:currency="CAD" office:value="30.83">
            <text:p>$30.83</text:p>
          </table:table-cell>
          <table:table-cell table:style-name="ce2" office:value-type="currency" office:currency="CAD" office:value="28.55">
            <text:p>$28.55</text:p>
          </table:table-cell>
        </table:table-row>
        <table:table-row table:style-name="ro1">
          <table:table-cell table:style-name="ce1" office:value-type="string">
            <text:p>02/18/2022</text:p>
          </table:table-cell>
          <table:table-cell table:style-name="ce2" office:value-type="currency" office:currency="CAD" office:value="30.38">
            <text:p>$30.38</text:p>
          </table:table-cell>
          <table:table-cell table:style-name="ce1" office:value-type="float" office:value="6214156">
            <text:p>6214156</text:p>
          </table:table-cell>
          <table:table-cell table:style-name="ce2" office:value-type="currency" office:currency="CAD" office:value="31.05">
            <text:p>$31.05</text:p>
          </table:table-cell>
          <table:table-cell table:style-name="ce2" office:value-type="currency" office:currency="CAD" office:value="31.41">
            <text:p>$31.41</text:p>
          </table:table-cell>
          <table:table-cell table:style-name="ce2" office:value-type="currency" office:currency="CAD" office:value="29.53">
            <text:p>$29.53</text:p>
          </table:table-cell>
        </table:table-row>
        <table:table-row table:style-name="ro1">
          <table:table-cell table:style-name="ce1" office:value-type="string">
            <text:p>02/17/2022</text:p>
          </table:table-cell>
          <table:table-cell table:style-name="ce2" office:value-type="currency" office:currency="CAD" office:value="30.85">
            <text:p>$30.85</text:p>
          </table:table-cell>
          <table:table-cell table:style-name="ce1" office:value-type="float" office:value="6256416">
            <text:p>6256416</text:p>
          </table:table-cell>
          <table:table-cell table:style-name="ce2" office:value-type="currency" office:currency="CAD" office:value="31.69">
            <text:p>$31.69</text:p>
          </table:table-cell>
          <table:table-cell table:style-name="ce2" office:value-type="currency" office:currency="CAD" office:value="32.71">
            <text:p>$32.71</text:p>
          </table:table-cell>
          <table:table-cell table:style-name="ce2" office:value-type="currency" office:currency="CAD" office:value="30.56">
            <text:p>$30.56</text:p>
          </table:table-cell>
        </table:table-row>
        <table:table-row table:style-name="ro1">
          <table:table-cell table:style-name="ce1" office:value-type="string">
            <text:p>02/16/2022</text:p>
          </table:table-cell>
          <table:table-cell table:style-name="ce2" office:value-type="currency" office:currency="CAD" office:value="32.08">
            <text:p>$32.08</text:p>
          </table:table-cell>
          <table:table-cell table:style-name="ce1" office:value-type="float" office:value="8007724">
            <text:p>8007724</text:p>
          </table:table-cell>
          <table:table-cell table:style-name="ce2" office:value-type="currency" office:currency="CAD" office:value="31.11">
            <text:p>$31.11</text:p>
          </table:table-cell>
          <table:table-cell table:style-name="ce2" office:value-type="currency" office:currency="CAD" office:value="33.21">
            <text:p>$33.21</text:p>
          </table:table-cell>
          <table:table-cell table:style-name="ce2" office:value-type="currency" office:currency="CAD" office:value="30.98">
            <text:p>$30.98</text:p>
          </table:table-cell>
        </table:table-row>
        <table:table-row table:style-name="ro1">
          <table:table-cell table:style-name="ce1" office:value-type="string">
            <text:p>02/15/2022</text:p>
          </table:table-cell>
          <table:table-cell table:style-name="ce2" office:value-type="currency" office:currency="CAD" office:value="31.54">
            <text:p>$31.54</text:p>
          </table:table-cell>
          <table:table-cell table:style-name="ce1" office:value-type="float" office:value="7920356">
            <text:p>7920356</text:p>
          </table:table-cell>
          <table:table-cell table:style-name="ce2" office:value-type="currency" office:currency="CAD" office:value="30.24">
            <text:p>$30.24</text:p>
          </table:table-cell>
          <table:table-cell table:style-name="ce2" office:value-type="currency" office:currency="CAD" office:value="31.81">
            <text:p>$31.81</text:p>
          </table:table-cell>
          <table:table-cell table:style-name="ce2" office:value-type="currency" office:currency="CAD" office:value="29.82">
            <text:p>$29.82</text:p>
          </table:table-cell>
        </table:table-row>
        <table:table-row table:style-name="ro1">
          <table:table-cell table:style-name="ce1" office:value-type="string">
            <text:p>02/14/2022</text:p>
          </table:table-cell>
          <table:table-cell table:style-name="ce2" office:value-type="currency" office:currency="CAD" office:value="29.27">
            <text:p>$29.27</text:p>
          </table:table-cell>
          <table:table-cell table:style-name="ce1" office:value-type="float" office:value="9102704">
            <text:p>9102704</text:p>
          </table:table-cell>
          <table:table-cell table:style-name="ce2" office:value-type="currency" office:currency="CAD" office:value="30.73">
            <text:p>$30.73</text:p>
          </table:table-cell>
          <table:table-cell table:style-name="ce2" office:value-type="currency" office:currency="CAD" office:value="31.38">
            <text:p>$31.38</text:p>
          </table:table-cell>
          <table:table-cell table:style-name="ce2" office:value-type="currency" office:currency="CAD" office:value="29.04">
            <text:p>$29.04</text:p>
          </table:table-cell>
        </table:table-row>
        <table:table-row table:style-name="ro1">
          <table:table-cell table:style-name="ce1" office:value-type="string">
            <text:p>02/11/2022</text:p>
          </table:table-cell>
          <table:table-cell table:style-name="ce2" office:value-type="currency" office:currency="CAD" office:value="31.06">
            <text:p>$31.06</text:p>
          </table:table-cell>
          <table:table-cell table:style-name="ce1" office:value-type="float" office:value="11299108">
            <text:p>11299108</text:p>
          </table:table-cell>
          <table:table-cell table:style-name="ce2" office:value-type="currency" office:currency="CAD" office:value="30.62">
            <text:p>$30.62</text:p>
          </table:table-cell>
          <table:table-cell table:style-name="ce2" office:value-type="currency" office:currency="CAD" office:value="32.47">
            <text:p>$32.47</text:p>
          </table:table-cell>
          <table:table-cell table:style-name="ce2" office:value-type="currency" office:currency="CAD" office:value="30.19">
            <text:p>$30.19</text:p>
          </table:table-cell>
        </table:table-row>
        <table:table-row table:style-name="ro1">
          <table:table-cell table:style-name="ce1" office:value-type="string">
            <text:p>02/10/2022</text:p>
          </table:table-cell>
          <table:table-cell table:style-name="ce2" office:value-type="currency" office:currency="CAD" office:value="30.62">
            <text:p>$30.62</text:p>
          </table:table-cell>
          <table:table-cell table:style-name="ce1" office:value-type="float" office:value="14826148">
            <text:p>14826148</text:p>
          </table:table-cell>
          <table:table-cell table:style-name="ce2" office:value-type="currency" office:currency="CAD" office:value="29.49">
            <text:p>$29.49</text:p>
          </table:table-cell>
          <table:table-cell table:style-name="ce2" office:value-type="currency" office:currency="CAD" office:value="32.95">
            <text:p>$32.95</text:p>
          </table:table-cell>
          <table:table-cell table:style-name="ce2" office:value-type="currency" office:currency="CAD" office:value="29">
            <text:p>$29.00</text:p>
          </table:table-cell>
        </table:table-row>
        <table:table-row table:style-name="ro1">
          <table:table-cell table:style-name="ce1" office:value-type="string">
            <text:p>02/09/2022</text:p>
          </table:table-cell>
          <table:table-cell table:style-name="ce2" office:value-type="currency" office:currency="CAD" office:value="31.07">
            <text:p>$31.07</text:p>
          </table:table-cell>
          <table:table-cell table:style-name="ce1" office:value-type="float" office:value="15467580">
            <text:p>15467580</text:p>
          </table:table-cell>
          <table:table-cell table:style-name="ce2" office:value-type="currency" office:currency="CAD" office:value="28.52">
            <text:p>$28.52</text:p>
          </table:table-cell>
          <table:table-cell table:style-name="ce2" office:value-type="currency" office:currency="CAD" office:value="31.18">
            <text:p>$31.18</text:p>
          </table:table-cell>
          <table:table-cell table:style-name="ce2" office:value-type="currency" office:currency="CAD" office:value="28.25">
            <text:p>$28.25</text:p>
          </table:table-cell>
        </table:table-row>
        <table:table-row table:style-name="ro1">
          <table:table-cell table:style-name="ce1" office:value-type="string">
            <text:p>02/08/2022</text:p>
          </table:table-cell>
          <table:table-cell table:style-name="ce2" office:value-type="currency" office:currency="CAD" office:value="28.9">
            <text:p>$28.90</text:p>
          </table:table-cell>
          <table:table-cell table:style-name="ce1" office:value-type="float" office:value="19839624">
            <text:p>19839624</text:p>
          </table:table-cell>
          <table:table-cell table:style-name="ce2" office:value-type="currency" office:currency="CAD" office:value="25.44">
            <text:p>$25.44</text:p>
          </table:table-cell>
          <table:table-cell table:style-name="ce2" office:value-type="currency" office:currency="CAD" office:value="29.42">
            <text:p>$29.42</text:p>
          </table:table-cell>
          <table:table-cell table:style-name="ce2" office:value-type="currency" office:currency="CAD" office:value="25.14">
            <text:p>$25.14</text:p>
          </table:table-cell>
        </table:table-row>
        <table:table-row table:style-name="ro1">
          <table:table-cell table:style-name="ce1" office:value-type="string">
            <text:p>02/07/2022</text:p>
          </table:table-cell>
          <table:table-cell table:style-name="ce2" office:value-type="currency" office:currency="CAD" office:value="25.59">
            <text:p>$25.59</text:p>
          </table:table-cell>
          <table:table-cell table:style-name="ce1" office:value-type="float" office:value="7037440">
            <text:p>7037440</text:p>
          </table:table-cell>
          <table:table-cell table:style-name="ce2" office:value-type="currency" office:currency="CAD" office:value="25.75">
            <text:p>$25.75</text:p>
          </table:table-cell>
          <table:table-cell table:style-name="ce2" office:value-type="currency" office:currency="CAD" office:value="26.35">
            <text:p>$26.35</text:p>
          </table:table-cell>
          <table:table-cell table:style-name="ce2" office:value-type="currency" office:currency="CAD" office:value="24.69">
            <text:p>$24.69</text:p>
          </table:table-cell>
        </table:table-row>
        <table:table-row table:style-name="ro1">
          <table:table-cell table:style-name="ce1" office:value-type="string">
            <text:p>02/04/2022</text:p>
          </table:table-cell>
          <table:table-cell table:style-name="ce2" office:value-type="currency" office:currency="CAD" office:value="25.59">
            <text:p>$25.59</text:p>
          </table:table-cell>
          <table:table-cell table:style-name="ce1" office:value-type="float" office:value="7627164">
            <text:p>7627164</text:p>
          </table:table-cell>
          <table:table-cell table:style-name="ce2" office:value-type="currency" office:currency="CAD" office:value="24.75">
            <text:p>$24.75</text:p>
          </table:table-cell>
          <table:table-cell table:style-name="ce2" office:value-type="currency" office:currency="CAD" office:value="26">
            <text:p>$26.00</text:p>
          </table:table-cell>
          <table:table-cell table:style-name="ce2" office:value-type="currency" office:currency="CAD" office:value="23.77">
            <text:p>$23.77</text:p>
          </table:table-cell>
        </table:table-row>
        <table:table-row table:style-name="ro1">
          <table:table-cell table:style-name="ce1" office:value-type="string">
            <text:p>02/03/2022</text:p>
          </table:table-cell>
          <table:table-cell table:style-name="ce2" office:value-type="currency" office:currency="CAD" office:value="24.81">
            <text:p>$24.81</text:p>
          </table:table-cell>
          <table:table-cell table:style-name="ce1" office:value-type="float" office:value="10710076">
            <text:p>10710076</text:p>
          </table:table-cell>
          <table:table-cell table:style-name="ce2" office:value-type="currency" office:currency="CAD" office:value="25.38">
            <text:p>$25.38</text:p>
          </table:table-cell>
          <table:table-cell table:style-name="ce2" office:value-type="currency" office:currency="CAD" office:value="26.74">
            <text:p>$26.74</text:p>
          </table:table-cell>
          <table:table-cell table:style-name="ce2" office:value-type="currency" office:currency="CAD" office:value="24.43">
            <text:p>$24.43</text:p>
          </table:table-cell>
        </table:table-row>
        <table:table-row table:style-name="ro1">
          <table:table-cell table:style-name="ce1" office:value-type="string">
            <text:p>02/02/2022</text:p>
          </table:table-cell>
          <table:table-cell table:style-name="ce2" office:value-type="currency" office:currency="CAD" office:value="25.01">
            <text:p>$25.01</text:p>
          </table:table-cell>
          <table:table-cell table:style-name="ce1" office:value-type="float" office:value="13116540">
            <text:p>13116540</text:p>
          </table:table-cell>
          <table:table-cell table:style-name="ce2" office:value-type="currency" office:currency="CAD" office:value="27.59">
            <text:p>$27.59</text:p>
          </table:table-cell>
          <table:table-cell table:style-name="ce2" office:value-type="currency" office:currency="CAD" office:value="27.97">
            <text:p>$27.97</text:p>
          </table:table-cell>
          <table:table-cell table:style-name="ce2" office:value-type="currency" office:currency="CAD" office:value="24.52">
            <text:p>$24.52</text:p>
          </table:table-cell>
        </table:table-row>
        <table:table-row table:style-name="ro1">
          <table:table-cell table:style-name="ce1" office:value-type="string">
            <text:p>02/01/2022</text:p>
          </table:table-cell>
          <table:table-cell table:style-name="ce2" office:value-type="currency" office:currency="CAD" office:value="28.15">
            <text:p>$28.15</text:p>
          </table:table-cell>
          <table:table-cell table:style-name="ce1" office:value-type="float" office:value="13847508">
            <text:p>13847508</text:p>
          </table:table-cell>
          <table:table-cell table:style-name="ce2" office:value-type="currency" office:currency="CAD" office:value="28.25">
            <text:p>$28.25</text:p>
          </table:table-cell>
          <table:table-cell table:style-name="ce2" office:value-type="currency" office:currency="CAD" office:value="29.16">
            <text:p>$29.16</text:p>
          </table:table-cell>
          <table:table-cell table:style-name="ce2" office:value-type="currency" office:currency="CAD" office:value="27.07">
            <text:p>$27.07</text:p>
          </table:table-cell>
        </table:table-row>
        <table:table-row table:style-name="ro1">
          <table:table-cell table:style-name="ce1" office:value-type="string">
            <text:p>01/31/2022</text:p>
          </table:table-cell>
          <table:table-cell table:style-name="ce2" office:value-type="currency" office:currency="CAD" office:value="27.23">
            <text:p>$27.23</text:p>
          </table:table-cell>
          <table:table-cell table:style-name="ce1" office:value-type="float" office:value="13997092">
            <text:p>13997092</text:p>
          </table:table-cell>
          <table:table-cell table:style-name="ce2" office:value-type="currency" office:currency="CAD" office:value="24.47">
            <text:p>$24.47</text:p>
          </table:table-cell>
          <table:table-cell table:style-name="ce2" office:value-type="currency" office:currency="CAD" office:value="27.46">
            <text:p>$27.46</text:p>
          </table:table-cell>
          <table:table-cell table:style-name="ce2" office:value-type="currency" office:currency="CAD" office:value="24.47">
            <text:p>$24.47</text:p>
          </table:table-cell>
        </table:table-row>
        <table:table-row table:style-name="ro1">
          <table:table-cell table:style-name="ce1" office:value-type="string">
            <text:p>01/28/2022</text:p>
          </table:table-cell>
          <table:table-cell table:style-name="ce2" office:value-type="currency" office:currency="CAD" office:value="24.48">
            <text:p>$24.48</text:p>
          </table:table-cell>
          <table:table-cell table:style-name="ce1" office:value-type="float" office:value="16430268">
            <text:p>16430268</text:p>
          </table:table-cell>
          <table:table-cell table:style-name="ce2" office:value-type="currency" office:currency="CAD" office:value="23.85">
            <text:p>$23.85</text:p>
          </table:table-cell>
          <table:table-cell table:style-name="ce2" office:value-type="currency" office:currency="CAD" office:value="24.5">
            <text:p>$24.50</text:p>
          </table:table-cell>
          <table:table-cell table:style-name="ce2" office:value-type="currency" office:currency="CAD" office:value="21.9">
            <text:p>$21.90</text:p>
          </table:table-cell>
        </table:table-row>
        <table:table-row table:style-name="ro1">
          <table:table-cell table:style-name="ce1" office:value-type="string">
            <text:p>01/27/2022</text:p>
          </table:table-cell>
          <table:table-cell table:style-name="ce2" office:value-type="currency" office:currency="CAD" office:value="23.38">
            <text:p>$23.38</text:p>
          </table:table-cell>
          <table:table-cell table:style-name="ce1" office:value-type="float" office:value="14679824">
            <text:p>14679824</text:p>
          </table:table-cell>
          <table:table-cell table:style-name="ce2" office:value-type="currency" office:currency="CAD" office:value="26.04">
            <text:p>$26.04</text:p>
          </table:table-cell>
          <table:table-cell table:style-name="ce2" office:value-type="currency" office:currency="CAD" office:value="26.75">
            <text:p>$26.75</text:p>
          </table:table-cell>
          <table:table-cell table:style-name="ce2" office:value-type="currency" office:currency="CAD" office:value="23.22">
            <text:p>$23.22</text:p>
          </table:table-cell>
        </table:table-row>
        <table:table-row table:style-name="ro1">
          <table:table-cell table:style-name="ce1" office:value-type="string">
            <text:p>01/26/2022</text:p>
          </table:table-cell>
          <table:table-cell table:style-name="ce2" office:value-type="currency" office:currency="CAD" office:value="25.82">
            <text:p>$25.82</text:p>
          </table:table-cell>
          <table:table-cell table:style-name="ce1" office:value-type="float" office:value="33330160">
            <text:p>33330160</text:p>
          </table:table-cell>
          <table:table-cell table:style-name="ce2" office:value-type="currency" office:currency="CAD" office:value="25.28">
            <text:p>$25.28</text:p>
          </table:table-cell>
          <table:table-cell table:style-name="ce2" office:value-type="currency" office:currency="CAD" office:value="29.75">
            <text:p>$29.75</text:p>
          </table:table-cell>
          <table:table-cell table:style-name="ce2" office:value-type="currency" office:currency="CAD" office:value="25.08">
            <text:p>$25.08</text:p>
          </table:table-cell>
        </table:table-row>
        <table:table-row table:style-name="ro1">
          <table:table-cell table:style-name="ce1" office:value-type="string">
            <text:p>01/25/2022</text:p>
          </table:table-cell>
          <table:table-cell table:style-name="ce2" office:value-type="currency" office:currency="CAD" office:value="24.95">
            <text:p>$24.95</text:p>
          </table:table-cell>
          <table:table-cell table:style-name="ce1" office:value-type="float" office:value="14297020">
            <text:p>14297020</text:p>
          </table:table-cell>
          <table:table-cell table:style-name="ce2" office:value-type="currency" office:currency="CAD" office:value="24.23">
            <text:p>$24.23</text:p>
          </table:table-cell>
          <table:table-cell table:style-name="ce2" office:value-type="currency" office:currency="CAD" office:value="26.24">
            <text:p>$26.24</text:p>
          </table:table-cell>
          <table:table-cell table:style-name="ce2" office:value-type="currency" office:currency="CAD" office:value="23.75">
            <text:p>$23.75</text:p>
          </table:table-cell>
        </table:table-row>
        <table:table-row table:style-name="ro1">
          <table:table-cell table:style-name="ce1" office:value-type="string">
            <text:p>01/24/2022</text:p>
          </table:table-cell>
          <table:table-cell table:style-name="ce2" office:value-type="currency" office:currency="CAD" office:value="25.04">
            <text:p>$25.04</text:p>
          </table:table-cell>
          <table:table-cell table:style-name="ce1" office:value-type="float" office:value="25070996">
            <text:p>25070996</text:p>
          </table:table-cell>
          <table:table-cell table:style-name="ce2" office:value-type="currency" office:currency="CAD" office:value="24.76">
            <text:p>$24.76</text:p>
          </table:table-cell>
          <table:table-cell table:style-name="ce2" office:value-type="currency" office:currency="CAD" office:value="25.72">
            <text:p>$25.72</text:p>
          </table:table-cell>
          <table:table-cell table:style-name="ce2" office:value-type="currency" office:currency="CAD" office:value="21.57">
            <text:p>$21.57</text:p>
          </table:table-cell>
        </table:table-row>
        <table:table-row table:style-name="ro1">
          <table:table-cell table:style-name="ce1" office:value-type="string">
            <text:p>01/21/2022</text:p>
          </table:table-cell>
          <table:table-cell table:style-name="ce2" office:value-type="currency" office:currency="CAD" office:value="26.59">
            <text:p>$26.59</text:p>
          </table:table-cell>
          <table:table-cell table:style-name="ce1" office:value-type="float" office:value="22120044">
            <text:p>22120044</text:p>
          </table:table-cell>
          <table:table-cell table:style-name="ce2" office:value-type="currency" office:currency="CAD" office:value="25.25">
            <text:p>$25.25</text:p>
          </table:table-cell>
          <table:table-cell table:style-name="ce2" office:value-type="currency" office:currency="CAD" office:value="27.55">
            <text:p>$27.55</text:p>
          </table:table-cell>
          <table:table-cell table:style-name="ce2" office:value-type="currency" office:currency="CAD" office:value="23.18">
            <text:p>$23.18</text:p>
          </table:table-cell>
        </table:table-row>
        <table:table-row table:style-name="ro1">
          <table:table-cell table:style-name="ce1" office:value-type="string">
            <text:p>01/20/2022</text:p>
          </table:table-cell>
          <table:table-cell table:style-name="ce2" office:value-type="currency" office:currency="CAD" office:value="25.67">
            <text:p>$25.67</text:p>
          </table:table-cell>
          <table:table-cell table:style-name="ce1" office:value-type="float" office:value="11680296">
            <text:p>11680296</text:p>
          </table:table-cell>
          <table:table-cell table:style-name="ce2" office:value-type="currency" office:currency="CAD" office:value="26.98">
            <text:p>$26.98</text:p>
          </table:table-cell>
          <table:table-cell table:style-name="ce2" office:value-type="currency" office:currency="CAD" office:value="28.8">
            <text:p>$28.80</text:p>
          </table:table-cell>
          <table:table-cell table:style-name="ce2" office:value-type="currency" office:currency="CAD" office:value="25.4">
            <text:p>$25.40</text:p>
          </table:table-cell>
        </table:table-row>
        <table:table-row table:style-name="ro1">
          <table:table-cell table:style-name="ce1" office:value-type="string">
            <text:p>01/19/2022</text:p>
          </table:table-cell>
          <table:table-cell table:style-name="ce2" office:value-type="currency" office:currency="CAD" office:value="26.64">
            <text:p>$26.64</text:p>
          </table:table-cell>
          <table:table-cell table:style-name="ce1" office:value-type="float" office:value="9614316">
            <text:p>9614316</text:p>
          </table:table-cell>
          <table:table-cell table:style-name="ce2" office:value-type="currency" office:currency="CAD" office:value="27.5">
            <text:p>$27.50</text:p>
          </table:table-cell>
          <table:table-cell table:style-name="ce2" office:value-type="currency" office:currency="CAD" office:value="28.26">
            <text:p>$28.26</text:p>
          </table:table-cell>
          <table:table-cell table:style-name="ce2" office:value-type="currency" office:currency="CAD" office:value="26.1">
            <text:p>$26.10</text:p>
          </table:table-cell>
        </table:table-row>
        <table:table-row table:style-name="ro1">
          <table:table-cell table:style-name="ce1" office:value-type="string">
            <text:p>01/18/2022</text:p>
          </table:table-cell>
          <table:table-cell table:style-name="ce2" office:value-type="currency" office:currency="CAD" office:value="27.23">
            <text:p>$27.23</text:p>
          </table:table-cell>
          <table:table-cell table:style-name="ce1" office:value-type="float" office:value="15037612">
            <text:p>15037612</text:p>
          </table:table-cell>
          <table:table-cell table:style-name="ce2" office:value-type="currency" office:currency="CAD" office:value="28.28">
            <text:p>$28.28</text:p>
          </table:table-cell>
          <table:table-cell table:style-name="ce2" office:value-type="currency" office:currency="CAD" office:value="28.44">
            <text:p>$28.44</text:p>
          </table:table-cell>
          <table:table-cell table:style-name="ce2" office:value-type="currency" office:currency="CAD" office:value="26.1">
            <text:p>$26.10</text:p>
          </table:table-cell>
        </table:table-row>
        <table:table-row table:style-name="ro1">
          <table:table-cell table:style-name="ce1" office:value-type="string">
            <text:p>01/14/2022</text:p>
          </table:table-cell>
          <table:table-cell table:style-name="ce2" office:value-type="currency" office:currency="CAD" office:value="29.16">
            <text:p>$29.16</text:p>
          </table:table-cell>
          <table:table-cell table:style-name="ce1" office:value-type="float" office:value="15401912">
            <text:p>15401912</text:p>
          </table:table-cell>
          <table:table-cell table:style-name="ce2" office:value-type="currency" office:currency="CAD" office:value="30.04">
            <text:p>$30.04</text:p>
          </table:table-cell>
          <table:table-cell table:style-name="ce2" office:value-type="currency" office:currency="CAD" office:value="30.58">
            <text:p>$30.58</text:p>
          </table:table-cell>
          <table:table-cell table:style-name="ce2" office:value-type="currency" office:currency="CAD" office:value="28.01">
            <text:p>$28.01</text:p>
          </table:table-cell>
        </table:table-row>
        <table:table-row table:style-name="ro1">
          <table:table-cell table:style-name="ce1" office:value-type="string">
            <text:p>01/13/2022</text:p>
          </table:table-cell>
          <table:table-cell table:style-name="ce2" office:value-type="currency" office:currency="CAD" office:value="30.62">
            <text:p>$30.62</text:p>
          </table:table-cell>
          <table:table-cell table:style-name="ce1" office:value-type="float" office:value="8901080">
            <text:p>8901080</text:p>
          </table:table-cell>
          <table:table-cell table:style-name="ce2" office:value-type="currency" office:currency="CAD" office:value="32.13">
            <text:p>$32.13</text:p>
          </table:table-cell>
          <table:table-cell table:style-name="ce2" office:value-type="currency" office:currency="CAD" office:value="32.63">
            <text:p>$32.63</text:p>
          </table:table-cell>
          <table:table-cell table:style-name="ce2" office:value-type="currency" office:currency="CAD" office:value="30.42">
            <text:p>$30.42</text:p>
          </table:table-cell>
        </table:table-row>
        <table:table-row table:style-name="ro1">
          <table:table-cell table:style-name="ce1" office:value-type="string">
            <text:p>01/12/2022</text:p>
          </table:table-cell>
          <table:table-cell table:style-name="ce2" office:value-type="currency" office:currency="CAD" office:value="32.02">
            <text:p>$32.02</text:p>
          </table:table-cell>
          <table:table-cell table:style-name="ce1" office:value-type="float" office:value="6298036">
            <text:p>6298036</text:p>
          </table:table-cell>
          <table:table-cell table:style-name="ce2" office:value-type="currency" office:currency="CAD" office:value="32.5">
            <text:p>$32.50</text:p>
          </table:table-cell>
          <table:table-cell table:style-name="ce2" office:value-type="currency" office:currency="CAD" office:value="32.83">
            <text:p>$32.83</text:p>
          </table:table-cell>
          <table:table-cell table:style-name="ce2" office:value-type="currency" office:currency="CAD" office:value="31.61">
            <text:p>$31.61</text:p>
          </table:table-cell>
        </table:table-row>
        <table:table-row table:style-name="ro1">
          <table:table-cell table:style-name="ce1" office:value-type="string">
            <text:p>01/11/2022</text:p>
          </table:table-cell>
          <table:table-cell table:style-name="ce2" office:value-type="currency" office:currency="CAD" office:value="32.58">
            <text:p>$32.58</text:p>
          </table:table-cell>
          <table:table-cell table:style-name="ce1" office:value-type="float" office:value="10332220">
            <text:p>10332220</text:p>
          </table:table-cell>
          <table:table-cell table:style-name="ce2" office:value-type="currency" office:currency="CAD" office:value="32.53">
            <text:p>$32.53</text:p>
          </table:table-cell>
          <table:table-cell table:style-name="ce2" office:value-type="currency" office:currency="CAD" office:value="34.2">
            <text:p>$34.20</text:p>
          </table:table-cell>
          <table:table-cell table:style-name="ce2" office:value-type="currency" office:currency="CAD" office:value="31.85">
            <text:p>$31.85</text:p>
          </table:table-cell>
        </table:table-row>
        <table:table-row table:style-name="ro1">
          <table:table-cell table:style-name="ce1" office:value-type="string">
            <text:p>01/10/2022</text:p>
          </table:table-cell>
          <table:table-cell table:style-name="ce2" office:value-type="currency" office:currency="CAD" office:value="32.79">
            <text:p>$32.79</text:p>
          </table:table-cell>
          <table:table-cell table:style-name="ce1" office:value-type="float" office:value="22047924">
            <text:p>22047924</text:p>
          </table:table-cell>
          <table:table-cell table:style-name="ce2" office:value-type="currency" office:currency="CAD" office:value="33.75">
            <text:p>$33.75</text:p>
          </table:table-cell>
          <table:table-cell table:style-name="ce2" office:value-type="currency" office:currency="CAD" office:value="33.92">
            <text:p>$33.92</text:p>
          </table:table-cell>
          <table:table-cell table:style-name="ce2" office:value-type="currency" office:currency="CAD" office:value="30">
            <text:p>$30.00</text:p>
          </table:table-cell>
        </table:table-row>
        <table:table-row table:style-name="ro1">
          <table:table-cell table:style-name="ce1" office:value-type="string">
            <text:p>01/07/2022</text:p>
          </table:table-cell>
          <table:table-cell table:style-name="ce2" office:value-type="currency" office:currency="CAD" office:value="35.16">
            <text:p>$35.16</text:p>
          </table:table-cell>
          <table:table-cell table:style-name="ce1" office:value-type="float" office:value="48549240">
            <text:p>48549240</text:p>
          </table:table-cell>
          <table:table-cell table:style-name="ce2" office:value-type="currency" office:currency="CAD" office:value="39.94">
            <text:p>$39.94</text:p>
          </table:table-cell>
          <table:table-cell table:style-name="ce2" office:value-type="currency" office:currency="CAD" office:value="40.08">
            <text:p>$40.08</text:p>
          </table:table-cell>
          <table:table-cell table:style-name="ce2" office:value-type="currency" office:currency="CAD" office:value="33.13">
            <text:p>$33.13</text:p>
          </table:table-cell>
        </table:table-row>
        <table:table-row table:style-name="ro1">
          <table:table-cell table:style-name="ce1" office:value-type="string">
            <text:p>01/06/2022</text:p>
          </table:table-cell>
          <table:table-cell table:style-name="ce2" office:value-type="currency" office:currency="CAD" office:value="32.76">
            <text:p>$32.76</text:p>
          </table:table-cell>
          <table:table-cell table:style-name="ce1" office:value-type="float" office:value="24205920">
            <text:p>24205920</text:p>
          </table:table-cell>
          <table:table-cell table:style-name="ce2" office:value-type="currency" office:currency="CAD" office:value="33.21">
            <text:p>$33.21</text:p>
          </table:table-cell>
          <table:table-cell table:style-name="ce2" office:value-type="currency" office:currency="CAD" office:value="34.43">
            <text:p>$34.43</text:p>
          </table:table-cell>
          <table:table-cell table:style-name="ce2" office:value-type="currency" office:currency="CAD" office:value="30.29">
            <text:p>$30.29</text:p>
          </table:table-cell>
        </table:table-row>
        <table:table-row table:style-name="ro1">
          <table:table-cell table:style-name="ce1" office:value-type="string">
            <text:p>01/05/2022</text:p>
          </table:table-cell>
          <table:table-cell table:style-name="ce2" office:value-type="currency" office:currency="CAD" office:value="32.34">
            <text:p>$32.34</text:p>
          </table:table-cell>
          <table:table-cell table:style-name="ce1" office:value-type="float" office:value="13585600">
            <text:p>13585600</text:p>
          </table:table-cell>
          <table:table-cell table:style-name="ce2" office:value-type="currency" office:currency="CAD" office:value="37.1">
            <text:p>$37.10</text:p>
          </table:table-cell>
          <table:table-cell table:style-name="ce2" office:value-type="currency" office:currency="CAD" office:value="37.21">
            <text:p>$37.21</text:p>
          </table:table-cell>
          <table:table-cell table:style-name="ce2" office:value-type="currency" office:currency="CAD" office:value="32.29">
            <text:p>$32.29</text:p>
          </table:table-cell>
        </table:table-row>
        <table:table-row table:style-name="ro1">
          <table:table-cell table:style-name="ce1" office:value-type="string">
            <text:p>01/04/2022</text:p>
          </table:table-cell>
          <table:table-cell table:style-name="ce2" office:value-type="currency" office:currency="CAD" office:value="37.23">
            <text:p>$37.23</text:p>
          </table:table-cell>
          <table:table-cell table:style-name="ce1" office:value-type="float" office:value="7339576">
            <text:p>7339576</text:p>
          </table:table-cell>
          <table:table-cell table:style-name="ce2" office:value-type="currency" office:currency="CAD" office:value="38.04">
            <text:p>$38.04</text:p>
          </table:table-cell>
          <table:table-cell table:style-name="ce2" office:value-type="currency" office:currency="CAD" office:value="38.25">
            <text:p>$38.25</text:p>
          </table:table-cell>
          <table:table-cell table:style-name="ce2" office:value-type="currency" office:currency="CAD" office:value="35.76">
            <text:p>$35.76</text:p>
          </table:table-cell>
        </table:table-row>
        <table:table-row table:style-name="ro1">
          <table:table-cell table:style-name="ce1" office:value-type="string">
            <text:p>01/03/2022</text:p>
          </table:table-cell>
          <table:table-cell table:style-name="ce2" office:value-type="currency" office:currency="CAD" office:value="38.21">
            <text:p>$38.21</text:p>
          </table:table-cell>
          <table:table-cell table:style-name="ce1" office:value-type="float" office:value="5668004">
            <text:p>5668004</text:p>
          </table:table-cell>
          <table:table-cell table:style-name="ce2" office:value-type="currency" office:currency="CAD" office:value="37.31">
            <text:p>$37.31</text:p>
          </table:table-cell>
          <table:table-cell table:style-name="ce2" office:value-type="currency" office:currency="CAD" office:value="39.85">
            <text:p>$39.85</text:p>
          </table:table-cell>
          <table:table-cell table:style-name="ce2" office:value-type="currency" office:currency="CAD" office:value="37.3">
            <text:p>$37.30</text:p>
          </table:table-cell>
        </table:table-row>
        <table:table-row table:style-name="ro1">
          <table:table-cell table:style-name="ce1" office:value-type="string">
            <text:p>12/31/2021</text:p>
          </table:table-cell>
          <table:table-cell table:style-name="ce2" office:value-type="currency" office:currency="CAD" office:value="37.1">
            <text:p>$37.10</text:p>
          </table:table-cell>
          <table:table-cell table:style-name="ce1" office:value-type="float" office:value="5575856">
            <text:p>5575856</text:p>
          </table:table-cell>
          <table:table-cell table:style-name="ce2" office:value-type="currency" office:currency="CAD" office:value="38.41">
            <text:p>$38.41</text:p>
          </table:table-cell>
          <table:table-cell table:style-name="ce2" office:value-type="currency" office:currency="CAD" office:value="39.18">
            <text:p>$39.18</text:p>
          </table:table-cell>
          <table:table-cell table:style-name="ce2" office:value-type="currency" office:currency="CAD" office:value="37.03">
            <text:p>$37.03</text:p>
          </table:table-cell>
        </table:table-row>
        <table:table-row table:style-name="ro1">
          <table:table-cell table:style-name="ce1" office:value-type="string">
            <text:p>12/30/2021</text:p>
          </table:table-cell>
          <table:table-cell table:style-name="ce2" office:value-type="currency" office:currency="CAD" office:value="38.83">
            <text:p>$38.83</text:p>
          </table:table-cell>
          <table:table-cell table:style-name="ce1" office:value-type="float" office:value="6247528">
            <text:p>6247528</text:p>
          </table:table-cell>
          <table:table-cell table:style-name="ce2" office:value-type="currency" office:currency="CAD" office:value="37.75">
            <text:p>$37.75</text:p>
          </table:table-cell>
          <table:table-cell table:style-name="ce2" office:value-type="currency" office:currency="CAD" office:value="40">
            <text:p>$40.00</text:p>
          </table:table-cell>
          <table:table-cell table:style-name="ce2" office:value-type="currency" office:currency="CAD" office:value="37.5">
            <text:p>$37.50</text:p>
          </table:table-cell>
        </table:table-row>
        <table:table-row table:style-name="ro1">
          <table:table-cell table:style-name="ce1" office:value-type="string">
            <text:p>12/29/2021</text:p>
          </table:table-cell>
          <table:table-cell table:style-name="ce2" office:value-type="currency" office:currency="CAD" office:value="38.48">
            <text:p>$38.48</text:p>
          </table:table-cell>
          <table:table-cell table:style-name="ce1" office:value-type="float" office:value="8149624">
            <text:p>8149624</text:p>
          </table:table-cell>
          <table:table-cell table:style-name="ce2" office:value-type="currency" office:currency="CAD" office:value="36.96">
            <text:p>$36.96</text:p>
          </table:table-cell>
          <table:table-cell table:style-name="ce2" office:value-type="currency" office:currency="CAD" office:value="38.87">
            <text:p>$38.87</text:p>
          </table:table-cell>
          <table:table-cell table:style-name="ce2" office:value-type="currency" office:currency="CAD" office:value="35.54">
            <text:p>$35.54</text:p>
          </table:table-cell>
        </table:table-row>
        <table:table-row table:style-name="ro1">
          <table:table-cell table:style-name="ce1" office:value-type="string">
            <text:p>12/28/2021</text:p>
          </table:table-cell>
          <table:table-cell table:style-name="ce2" office:value-type="currency" office:currency="CAD" office:value="36.62">
            <text:p>$36.62</text:p>
          </table:table-cell>
          <table:table-cell table:style-name="ce1" office:value-type="float" office:value="5337888">
            <text:p>5337888</text:p>
          </table:table-cell>
          <table:table-cell table:style-name="ce2" office:value-type="currency" office:currency="CAD" office:value="36.88">
            <text:p>$36.88</text:p>
          </table:table-cell>
          <table:table-cell table:style-name="ce2" office:value-type="currency" office:currency="CAD" office:value="39.35">
            <text:p>$39.35</text:p>
          </table:table-cell>
          <table:table-cell table:style-name="ce2" office:value-type="currency" office:currency="CAD" office:value="36.6">
            <text:p>$36.60</text:p>
          </table:table-cell>
        </table:table-row>
        <table:table-row table:style-name="ro1">
          <table:table-cell table:style-name="ce1" office:value-type="string">
            <text:p>12/27/2021</text:p>
          </table:table-cell>
          <table:table-cell table:style-name="ce2" office:value-type="currency" office:currency="CAD" office:value="37.08">
            <text:p>$37.08</text:p>
          </table:table-cell>
          <table:table-cell table:style-name="ce1" office:value-type="float" office:value="6461796">
            <text:p>6461796</text:p>
          </table:table-cell>
          <table:table-cell table:style-name="ce2" office:value-type="currency" office:currency="CAD" office:value="38">
            <text:p>$38.00</text:p>
          </table:table-cell>
          <table:table-cell table:style-name="ce2" office:value-type="currency" office:currency="CAD" office:value="38.16">
            <text:p>$38.16</text:p>
          </table:table-cell>
          <table:table-cell table:style-name="ce2" office:value-type="currency" office:currency="CAD" office:value="35">
            <text:p>$35.00</text:p>
          </table:table-cell>
        </table:table-row>
        <table:table-row table:style-name="ro1">
          <table:table-cell table:style-name="ce1" office:value-type="string">
            <text:p>12/23/2021</text:p>
          </table:table-cell>
          <table:table-cell table:style-name="ce2" office:value-type="currency" office:currency="CAD" office:value="38.04">
            <text:p>$38.04</text:p>
          </table:table-cell>
          <table:table-cell table:style-name="ce1" office:value-type="float" office:value="4222156">
            <text:p>4222156</text:p>
          </table:table-cell>
          <table:table-cell table:style-name="ce2" office:value-type="currency" office:currency="CAD" office:value="38.5">
            <text:p>$38.50</text:p>
          </table:table-cell>
          <table:table-cell table:style-name="ce2" office:value-type="currency" office:currency="CAD" office:value="38.75">
            <text:p>$38.75</text:p>
          </table:table-cell>
          <table:table-cell table:style-name="ce2" office:value-type="currency" office:currency="CAD" office:value="36.51">
            <text:p>$36.51</text:p>
          </table:table-cell>
        </table:table-row>
        <table:table-row table:style-name="ro1">
          <table:table-cell table:style-name="ce1" office:value-type="string">
            <text:p>12/22/2021</text:p>
          </table:table-cell>
          <table:table-cell table:style-name="ce2" office:value-type="currency" office:currency="CAD" office:value="38.5">
            <text:p>$38.50</text:p>
          </table:table-cell>
          <table:table-cell table:style-name="ce1" office:value-type="float" office:value="4188616">
            <text:p>4188616</text:p>
          </table:table-cell>
          <table:table-cell table:style-name="ce2" office:value-type="currency" office:currency="CAD" office:value="39.58">
            <text:p>$39.58</text:p>
          </table:table-cell>
          <table:table-cell table:style-name="ce2" office:value-type="currency" office:currency="CAD" office:value="39.79">
            <text:p>$39.79</text:p>
          </table:table-cell>
          <table:table-cell table:style-name="ce2" office:value-type="currency" office:currency="CAD" office:value="38.03">
            <text:p>$38.03</text:p>
          </table:table-cell>
        </table:table-row>
        <table:table-row table:style-name="ro1">
          <table:table-cell table:style-name="ce1" office:value-type="string">
            <text:p>12/21/2021</text:p>
          </table:table-cell>
          <table:table-cell table:style-name="ce2" office:value-type="currency" office:currency="CAD" office:value="39.53">
            <text:p>$39.53</text:p>
          </table:table-cell>
          <table:table-cell table:style-name="ce1" office:value-type="float" office:value="5720952">
            <text:p>5720952</text:p>
          </table:table-cell>
          <table:table-cell table:style-name="ce2" office:value-type="currency" office:currency="CAD" office:value="39.27">
            <text:p>$39.27</text:p>
          </table:table-cell>
          <table:table-cell table:style-name="ce2" office:value-type="currency" office:currency="CAD" office:value="40.06">
            <text:p>$40.06</text:p>
          </table:table-cell>
          <table:table-cell table:style-name="ce2" office:value-type="currency" office:currency="CAD" office:value="38.79">
            <text:p>$38.79</text:p>
          </table:table-cell>
        </table:table-row>
        <table:table-row table:style-name="ro1">
          <table:table-cell table:style-name="ce1" office:value-type="string">
            <text:p>12/20/2021</text:p>
          </table:table-cell>
          <table:table-cell table:style-name="ce2" office:value-type="currency" office:currency="CAD" office:value="39.29">
            <text:p>$39.29</text:p>
          </table:table-cell>
          <table:table-cell table:style-name="ce1" office:value-type="float" office:value="7314244">
            <text:p>7314244</text:p>
          </table:table-cell>
          <table:table-cell table:style-name="ce2" office:value-type="currency" office:currency="CAD" office:value="38.3">
            <text:p>$38.30</text:p>
          </table:table-cell>
          <table:table-cell table:style-name="ce2" office:value-type="currency" office:currency="CAD" office:value="39.92">
            <text:p>$39.92</text:p>
          </table:table-cell>
          <table:table-cell table:style-name="ce2" office:value-type="currency" office:currency="CAD" office:value="37.43">
            <text:p>$37.43</text:p>
          </table:table-cell>
        </table:table-row>
        <table:table-row table:style-name="ro1">
          <table:table-cell table:style-name="ce1" office:value-type="string">
            <text:p>12/17/2021</text:p>
          </table:table-cell>
          <table:table-cell table:style-name="ce2" office:value-type="currency" office:currency="CAD" office:value="38.91">
            <text:p>$38.91</text:p>
          </table:table-cell>
          <table:table-cell table:style-name="ce1" office:value-type="float" office:value="17246480">
            <text:p>17246480</text:p>
          </table:table-cell>
          <table:table-cell table:style-name="ce2" office:value-type="currency" office:currency="CAD" office:value="35.94">
            <text:p>$35.94</text:p>
          </table:table-cell>
          <table:table-cell table:style-name="ce2" office:value-type="currency" office:currency="CAD" office:value="39.64">
            <text:p>$39.64</text:p>
          </table:table-cell>
          <table:table-cell table:style-name="ce2" office:value-type="currency" office:currency="CAD" office:value="34.83">
            <text:p>$34.83</text:p>
          </table:table-cell>
        </table:table-row>
        <table:table-row table:style-name="ro1">
          <table:table-cell table:style-name="ce1" office:value-type="string">
            <text:p>12/16/2021</text:p>
          </table:table-cell>
          <table:table-cell table:style-name="ce2" office:value-type="currency" office:currency="CAD" office:value="36.15">
            <text:p>$36.15</text:p>
          </table:table-cell>
          <table:table-cell table:style-name="ce1" office:value-type="float" office:value="8659048">
            <text:p>8659048</text:p>
          </table:table-cell>
          <table:table-cell table:style-name="ce2" office:value-type="currency" office:currency="CAD" office:value="38.23">
            <text:p>$38.23</text:p>
          </table:table-cell>
          <table:table-cell table:style-name="ce2" office:value-type="currency" office:currency="CAD" office:value="38.61">
            <text:p>$38.61</text:p>
          </table:table-cell>
          <table:table-cell table:style-name="ce2" office:value-type="currency" office:currency="CAD" office:value="35.53">
            <text:p>$35.53</text:p>
          </table:table-cell>
        </table:table-row>
        <table:table-row table:style-name="ro1">
          <table:table-cell table:style-name="ce1" office:value-type="string">
            <text:p>12/15/2021</text:p>
          </table:table-cell>
          <table:table-cell table:style-name="ce2" office:value-type="currency" office:currency="CAD" office:value="37.15">
            <text:p>$37.15</text:p>
          </table:table-cell>
          <table:table-cell table:style-name="ce1" office:value-type="float" office:value="11063968">
            <text:p>11063968</text:p>
          </table:table-cell>
          <table:table-cell table:style-name="ce2" office:value-type="currency" office:currency="CAD" office:value="36.87">
            <text:p>$36.87</text:p>
          </table:table-cell>
          <table:table-cell table:style-name="ce2" office:value-type="currency" office:currency="CAD" office:value="38">
            <text:p>$38.00</text:p>
          </table:table-cell>
          <table:table-cell table:style-name="ce2" office:value-type="currency" office:currency="CAD" office:value="35.28">
            <text:p>$35.28</text:p>
          </table:table-cell>
        </table:table-row>
        <table:table-row table:style-name="ro1">
          <table:table-cell table:style-name="ce1" office:value-type="string">
            <text:p>12/14/2021</text:p>
          </table:table-cell>
          <table:table-cell table:style-name="ce2" office:value-type="currency" office:currency="CAD" office:value="36.92">
            <text:p>$36.92</text:p>
          </table:table-cell>
          <table:table-cell table:style-name="ce1" office:value-type="float" office:value="26048532">
            <text:p>26048532</text:p>
          </table:table-cell>
          <table:table-cell table:style-name="ce2" office:value-type="currency" office:currency="CAD" office:value="32.75">
            <text:p>$32.75</text:p>
          </table:table-cell>
          <table:table-cell table:style-name="ce2" office:value-type="currency" office:currency="CAD" office:value="37.59">
            <text:p>$37.59</text:p>
          </table:table-cell>
          <table:table-cell table:style-name="ce2" office:value-type="currency" office:currency="CAD" office:value="32.38">
            <text:p>$32.38</text:p>
          </table:table-cell>
        </table:table-row>
        <table:table-row table:style-name="ro1">
          <table:table-cell table:style-name="ce1" office:value-type="string">
            <text:p>12/13/2021</text:p>
          </table:table-cell>
          <table:table-cell table:style-name="ce2" office:value-type="currency" office:currency="CAD" office:value="34.22">
            <text:p>$34.22</text:p>
          </table:table-cell>
          <table:table-cell table:style-name="ce1" office:value-type="float" office:value="21944804">
            <text:p>21944804</text:p>
          </table:table-cell>
          <table:table-cell table:style-name="ce2" office:value-type="currency" office:currency="CAD" office:value="40.08">
            <text:p>$40.08</text:p>
          </table:table-cell>
          <table:table-cell table:style-name="ce2" office:value-type="currency" office:currency="CAD" office:value="40.22">
            <text:p>$40.22</text:p>
          </table:table-cell>
          <table:table-cell table:style-name="ce2" office:value-type="currency" office:currency="CAD" office:value="33.77">
            <text:p>$33.77</text:p>
          </table:table-cell>
        </table:table-row>
        <table:table-row table:style-name="ro1">
          <table:table-cell table:style-name="ce1" office:value-type="string">
            <text:p>12/10/2021</text:p>
          </table:table-cell>
          <table:table-cell table:style-name="ce2" office:value-type="currency" office:currency="CAD" office:value="39.75">
            <text:p>$39.75</text:p>
          </table:table-cell>
          <table:table-cell table:style-name="ce1" office:value-type="float" office:value="18107440">
            <text:p>18107440</text:p>
          </table:table-cell>
          <table:table-cell table:style-name="ce2" office:value-type="currency" office:currency="CAD" office:value="39.96">
            <text:p>$39.96</text:p>
          </table:table-cell>
          <table:table-cell table:style-name="ce2" office:value-type="currency" office:currency="CAD" office:value="40.58">
            <text:p>$40.58</text:p>
          </table:table-cell>
          <table:table-cell table:style-name="ce2" office:value-type="currency" office:currency="CAD" office:value="37">
            <text:p>$37.00</text:p>
          </table:table-cell>
        </table:table-row>
        <table:table-row table:style-name="ro1">
          <table:table-cell table:style-name="ce1" office:value-type="string">
            <text:p>12/09/2021</text:p>
          </table:table-cell>
          <table:table-cell table:style-name="ce2" office:value-type="currency" office:currency="CAD" office:value="38.94">
            <text:p>$38.94</text:p>
          </table:table-cell>
          <table:table-cell table:style-name="ce1" office:value-type="float" office:value="20337360">
            <text:p>20337360</text:p>
          </table:table-cell>
          <table:table-cell table:style-name="ce2" office:value-type="currency" office:currency="CAD" office:value="41.75">
            <text:p>$41.75</text:p>
          </table:table-cell>
          <table:table-cell table:style-name="ce2" office:value-type="currency" office:currency="CAD" office:value="43.17">
            <text:p>$43.17</text:p>
          </table:table-cell>
          <table:table-cell table:style-name="ce2" office:value-type="currency" office:currency="CAD" office:value="37.75">
            <text:p>$37.75</text:p>
          </table:table-cell>
        </table:table-row>
        <table:table-row table:style-name="ro1">
          <table:table-cell table:style-name="ce1" office:value-type="string">
            <text:p>12/08/2021</text:p>
          </table:table-cell>
          <table:table-cell table:style-name="ce2" office:value-type="currency" office:currency="CAD" office:value="43.41">
            <text:p>$43.41</text:p>
          </table:table-cell>
          <table:table-cell table:style-name="ce1" office:value-type="float" office:value="10444780">
            <text:p>10444780</text:p>
          </table:table-cell>
          <table:table-cell table:style-name="ce2" office:value-type="currency" office:currency="CAD" office:value="44.15">
            <text:p>$44.15</text:p>
          </table:table-cell>
          <table:table-cell table:style-name="ce2" office:value-type="currency" office:currency="CAD" office:value="45.06">
            <text:p>$45.06</text:p>
          </table:table-cell>
          <table:table-cell table:style-name="ce2" office:value-type="currency" office:currency="CAD" office:value="42.99">
            <text:p>$42.99</text:p>
          </table:table-cell>
        </table:table-row>
        <table:table-row table:style-name="ro1">
          <table:table-cell table:style-name="ce1" office:value-type="string">
            <text:p>12/07/2021</text:p>
          </table:table-cell>
          <table:table-cell table:style-name="ce2" office:value-type="currency" office:currency="CAD" office:value="44.45">
            <text:p>$44.45</text:p>
          </table:table-cell>
          <table:table-cell table:style-name="ce1" office:value-type="float" office:value="7889580">
            <text:p>7889580</text:p>
          </table:table-cell>
          <table:table-cell table:style-name="ce2" office:value-type="currency" office:currency="CAD" office:value="43.8">
            <text:p>$43.80</text:p>
          </table:table-cell>
          <table:table-cell table:style-name="ce2" office:value-type="currency" office:currency="CAD" office:value="45.5">
            <text:p>$45.50</text:p>
          </table:table-cell>
          <table:table-cell table:style-name="ce2" office:value-type="currency" office:currency="CAD" office:value="42.63">
            <text:p>$42.63</text:p>
          </table:table-cell>
        </table:table-row>
        <table:table-row table:style-name="ro1">
          <table:table-cell table:style-name="ce1" office:value-type="string">
            <text:p>12/06/2021</text:p>
          </table:table-cell>
          <table:table-cell table:style-name="ce2" office:value-type="currency" office:currency="CAD" office:value="41.78">
            <text:p>$41.78</text:p>
          </table:table-cell>
          <table:table-cell table:style-name="ce1" office:value-type="float" office:value="8914544">
            <text:p>8914544</text:p>
          </table:table-cell>
          <table:table-cell table:style-name="ce2" office:value-type="currency" office:currency="CAD" office:value="41.5">
            <text:p>$41.50</text:p>
          </table:table-cell>
          <table:table-cell table:style-name="ce2" office:value-type="currency" office:currency="CAD" office:value="43.34">
            <text:p>$43.34</text:p>
          </table:table-cell>
          <table:table-cell table:style-name="ce2" office:value-type="currency" office:currency="CAD" office:value="40.8">
            <text:p>$40.80</text:p>
          </table:table-cell>
        </table:table-row>
        <table:table-row table:style-name="ro1">
          <table:table-cell table:style-name="ce1" office:value-type="string">
            <text:p>12/03/2021</text:p>
          </table:table-cell>
          <table:table-cell table:style-name="ce2" office:value-type="currency" office:currency="CAD" office:value="43.1">
            <text:p>$43.10</text:p>
          </table:table-cell>
          <table:table-cell table:style-name="ce1" office:value-type="float" office:value="16386752">
            <text:p>16386752</text:p>
          </table:table-cell>
          <table:table-cell table:style-name="ce2" office:value-type="currency" office:currency="CAD" office:value="45.25">
            <text:p>$45.25</text:p>
          </table:table-cell>
          <table:table-cell table:style-name="ce2" office:value-type="currency" office:currency="CAD" office:value="45.98">
            <text:p>$45.98</text:p>
          </table:table-cell>
          <table:table-cell table:style-name="ce2" office:value-type="currency" office:currency="CAD" office:value="39.76">
            <text:p>$39.76</text:p>
          </table:table-cell>
        </table:table-row>
        <table:table-row table:style-name="ro1">
          <table:table-cell table:style-name="ce1" office:value-type="string">
            <text:p>12/02/2021</text:p>
          </table:table-cell>
          <table:table-cell table:style-name="ce2" office:value-type="currency" office:currency="CAD" office:value="45.39">
            <text:p>$45.39</text:p>
          </table:table-cell>
          <table:table-cell table:style-name="ce1" office:value-type="float" office:value="8348400">
            <text:p>8348400</text:p>
          </table:table-cell>
          <table:table-cell table:style-name="ce2" office:value-type="currency" office:currency="CAD" office:value="46.25">
            <text:p>$46.25</text:p>
          </table:table-cell>
          <table:table-cell table:style-name="ce2" office:value-type="currency" office:currency="CAD" office:value="46.86">
            <text:p>$46.86</text:p>
          </table:table-cell>
          <table:table-cell table:style-name="ce2" office:value-type="currency" office:currency="CAD" office:value="43.27">
            <text:p>$43.27</text:p>
          </table:table-cell>
        </table:table-row>
        <table:table-row table:style-name="ro1">
          <table:table-cell table:style-name="ce1" office:value-type="string">
            <text:p>12/01/2021</text:p>
          </table:table-cell>
          <table:table-cell table:style-name="ce2" office:value-type="currency" office:currency="CAD" office:value="44.96">
            <text:p>$44.96</text:p>
          </table:table-cell>
          <table:table-cell table:style-name="ce1" office:value-type="float" office:value="9422140">
            <text:p>9422140</text:p>
          </table:table-cell>
          <table:table-cell table:style-name="ce2" office:value-type="currency" office:currency="CAD" office:value="49.85">
            <text:p>$49.85</text:p>
          </table:table-cell>
          <table:table-cell table:style-name="ce2" office:value-type="currency" office:currency="CAD" office:value="50.03">
            <text:p>$50.03</text:p>
          </table:table-cell>
          <table:table-cell table:style-name="ce2" office:value-type="currency" office:currency="CAD" office:value="44.25">
            <text:p>$44.25</text:p>
          </table:table-cell>
        </table:table-row>
        <table:table-row table:style-name="ro1">
          <table:table-cell table:style-name="ce1" office:value-type="string">
            <text:p>11/30/2021</text:p>
          </table:table-cell>
          <table:table-cell table:style-name="ce2" office:value-type="currency" office:currency="CAD" office:value="49.05">
            <text:p>$49.05</text:p>
          </table:table-cell>
          <table:table-cell table:style-name="ce1" office:value-type="float" office:value="6895796">
            <text:p>6895796</text:p>
          </table:table-cell>
          <table:table-cell table:style-name="ce2" office:value-type="currency" office:currency="CAD" office:value="50.03">
            <text:p>$50.03</text:p>
          </table:table-cell>
          <table:table-cell table:style-name="ce2" office:value-type="currency" office:currency="CAD" office:value="50.99">
            <text:p>$50.99</text:p>
          </table:table-cell>
          <table:table-cell table:style-name="ce2" office:value-type="currency" office:currency="CAD" office:value="47">
            <text:p>$47.00</text:p>
          </table:table-cell>
        </table:table-row>
        <table:table-row table:style-name="ro1">
          <table:table-cell table:style-name="ce1" office:value-type="string">
            <text:p>11/29/2021</text:p>
          </table:table-cell>
          <table:table-cell table:style-name="ce2" office:value-type="currency" office:currency="CAD" office:value="50.5">
            <text:p>$50.50</text:p>
          </table:table-cell>
          <table:table-cell table:style-name="ce1" office:value-type="float" office:value="4435376">
            <text:p>4435376</text:p>
          </table:table-cell>
          <table:table-cell table:style-name="ce2" office:value-type="currency" office:currency="CAD" office:value="51">
            <text:p>$51.00</text:p>
          </table:table-cell>
          <table:table-cell table:style-name="ce2" office:value-type="currency" office:currency="CAD" office:value="51.98">
            <text:p>$51.98</text:p>
          </table:table-cell>
          <table:table-cell table:style-name="ce2" office:value-type="currency" office:currency="CAD" office:value="50.24">
            <text:p>$50.24</text:p>
          </table:table-cell>
        </table:table-row>
        <table:table-row table:style-name="ro1">
          <table:table-cell table:style-name="ce1" office:value-type="string">
            <text:p>11/26/2021</text:p>
          </table:table-cell>
          <table:table-cell table:style-name="ce2" office:value-type="currency" office:currency="CAD" office:value="49.93">
            <text:p>$49.93</text:p>
          </table:table-cell>
          <table:table-cell table:style-name="ce1" office:value-type="float" office:value="4941108">
            <text:p>4941108</text:p>
          </table:table-cell>
          <table:table-cell table:style-name="ce2" office:value-type="currency" office:currency="CAD" office:value="52.02">
            <text:p>$52.02</text:p>
          </table:table-cell>
          <table:table-cell table:style-name="ce2" office:value-type="currency" office:currency="CAD" office:value="52.93">
            <text:p>$52.93</text:p>
          </table:table-cell>
          <table:table-cell table:style-name="ce2" office:value-type="currency" office:currency="CAD" office:value="49.8">
            <text:p>$49.80</text:p>
          </table:table-cell>
        </table:table-row>
        <table:table-row table:style-name="ro1">
          <table:table-cell table:style-name="ce1" office:value-type="string">
            <text:p>11/24/2021</text:p>
          </table:table-cell>
          <table:table-cell table:style-name="ce2" office:value-type="currency" office:currency="CAD" office:value="52.95">
            <text:p>$52.95</text:p>
          </table:table-cell>
          <table:table-cell table:style-name="ce1" office:value-type="float" office:value="5237552">
            <text:p>5237552</text:p>
          </table:table-cell>
          <table:table-cell table:style-name="ce2" office:value-type="currency" office:currency="CAD" office:value="54.31">
            <text:p>$54.31</text:p>
          </table:table-cell>
          <table:table-cell table:style-name="ce2" office:value-type="currency" office:currency="CAD" office:value="56">
            <text:p>$56.00</text:p>
          </table:table-cell>
          <table:table-cell table:style-name="ce2" office:value-type="currency" office:currency="CAD" office:value="52">
            <text:p>$52.00</text:p>
          </table:table-cell>
        </table:table-row>
        <table:table-row table:style-name="ro1">
          <table:table-cell table:style-name="ce1" office:value-type="string">
            <text:p>11/23/2021</text:p>
          </table:table-cell>
          <table:table-cell table:style-name="ce2" office:value-type="currency" office:currency="CAD" office:value="53.48">
            <text:p>$53.48</text:p>
          </table:table-cell>
          <table:table-cell table:style-name="ce1" office:value-type="float" office:value="13406544">
            <text:p>13406544</text:p>
          </table:table-cell>
          <table:table-cell table:style-name="ce2" office:value-type="currency" office:currency="CAD" office:value="60.96">
            <text:p>$60.96</text:p>
          </table:table-cell>
          <table:table-cell table:style-name="ce2" office:value-type="currency" office:currency="CAD" office:value="63.05">
            <text:p>$63.05</text:p>
          </table:table-cell>
          <table:table-cell table:style-name="ce2" office:value-type="currency" office:currency="CAD" office:value="53.14">
            <text:p>$53.14</text:p>
          </table:table-cell>
        </table:table-row>
        <table:table-row table:style-name="ro1">
          <table:table-cell table:style-name="ce1" office:value-type="string">
            <text:p>11/22/2021</text:p>
          </table:table-cell>
          <table:table-cell table:style-name="ce2" office:value-type="currency" office:currency="CAD" office:value="61.89">
            <text:p>$61.89</text:p>
          </table:table-cell>
          <table:table-cell table:style-name="ce1" office:value-type="float" office:value="17518416">
            <text:p>17518416</text:p>
          </table:table-cell>
          <table:table-cell table:style-name="ce2" office:value-type="currency" office:currency="CAD" office:value="57.62">
            <text:p>$57.62</text:p>
          </table:table-cell>
          <table:table-cell table:style-name="ce2" office:value-type="currency" office:currency="CAD" office:value="62.41">
            <text:p>$62.41</text:p>
          </table:table-cell>
          <table:table-cell table:style-name="ce2" office:value-type="currency" office:currency="CAD" office:value="57.44">
            <text:p>$57.44</text:p>
          </table:table-cell>
        </table:table-row>
        <table:table-row table:style-name="ro1">
          <table:table-cell table:style-name="ce1" office:value-type="string">
            <text:p>11/19/2021</text:p>
          </table:table-cell>
          <table:table-cell table:style-name="ce2" office:value-type="currency" office:currency="CAD" office:value="57.2">
            <text:p>$57.20</text:p>
          </table:table-cell>
          <table:table-cell table:style-name="ce1" office:value-type="float" office:value="12174880">
            <text:p>12174880</text:p>
          </table:table-cell>
          <table:table-cell table:style-name="ce2" office:value-type="currency" office:currency="CAD" office:value="52.29">
            <text:p>$52.29</text:p>
          </table:table-cell>
          <table:table-cell table:style-name="ce2" office:value-type="currency" office:currency="CAD" office:value="57.35">
            <text:p>$57.35</text:p>
          </table:table-cell>
          <table:table-cell table:style-name="ce2" office:value-type="currency" office:currency="CAD" office:value="52.06">
            <text:p>$52.06</text:p>
          </table:table-cell>
        </table:table-row>
        <table:table-row table:style-name="ro1">
          <table:table-cell table:style-name="ce1" office:value-type="string">
            <text:p>11/18/2021</text:p>
          </table:table-cell>
          <table:table-cell table:style-name="ce2" office:value-type="currency" office:currency="CAD" office:value="52.53">
            <text:p>$52.53</text:p>
          </table:table-cell>
          <table:table-cell table:style-name="ce1" office:value-type="float" office:value="4023100">
            <text:p>4023100</text:p>
          </table:table-cell>
          <table:table-cell table:style-name="ce2" office:value-type="currency" office:currency="CAD" office:value="52.56">
            <text:p>$52.56</text:p>
          </table:table-cell>
          <table:table-cell table:style-name="ce2" office:value-type="currency" office:currency="CAD" office:value="53.78">
            <text:p>$53.78</text:p>
          </table:table-cell>
          <table:table-cell table:style-name="ce2" office:value-type="currency" office:currency="CAD" office:value="51.88">
            <text:p>$51.88</text:p>
          </table:table-cell>
        </table:table-row>
        <table:table-row table:style-name="ro1">
          <table:table-cell table:style-name="ce1" office:value-type="string">
            <text:p>11/17/2021</text:p>
          </table:table-cell>
          <table:table-cell table:style-name="ce2" office:value-type="currency" office:currency="CAD" office:value="52.5">
            <text:p>$52.50</text:p>
          </table:table-cell>
          <table:table-cell table:style-name="ce1" office:value-type="float" office:value="5410856">
            <text:p>5410856</text:p>
          </table:table-cell>
          <table:table-cell table:style-name="ce2" office:value-type="currency" office:currency="CAD" office:value="51.58">
            <text:p>$51.58</text:p>
          </table:table-cell>
          <table:table-cell table:style-name="ce2" office:value-type="currency" office:currency="CAD" office:value="54.43">
            <text:p>$54.43</text:p>
          </table:table-cell>
          <table:table-cell table:style-name="ce2" office:value-type="currency" office:currency="CAD" office:value="51.5">
            <text:p>$51.50</text:p>
          </table:table-cell>
        </table:table-row>
        <table:table-row table:style-name="ro1">
          <table:table-cell table:style-name="ce1" office:value-type="string">
            <text:p>11/16/2021</text:p>
          </table:table-cell>
          <table:table-cell table:style-name="ce2" office:value-type="currency" office:currency="CAD" office:value="51.8">
            <text:p>$51.80</text:p>
          </table:table-cell>
          <table:table-cell table:style-name="ce1" office:value-type="float" office:value="4858384">
            <text:p>4858384</text:p>
          </table:table-cell>
          <table:table-cell table:style-name="ce2" office:value-type="currency" office:currency="CAD" office:value="52.26">
            <text:p>$52.26</text:p>
          </table:table-cell>
          <table:table-cell table:style-name="ce2" office:value-type="currency" office:currency="CAD" office:value="53.14">
            <text:p>$53.14</text:p>
          </table:table-cell>
          <table:table-cell table:style-name="ce2" office:value-type="currency" office:currency="CAD" office:value="50.91">
            <text:p>$50.91</text:p>
          </table:table-cell>
        </table:table-row>
        <table:table-row table:style-name="ro1">
          <table:table-cell table:style-name="ce1" office:value-type="string">
            <text:p>11/15/2021</text:p>
          </table:table-cell>
          <table:table-cell table:style-name="ce2" office:value-type="currency" office:currency="CAD" office:value="52.29">
            <text:p>$52.29</text:p>
          </table:table-cell>
          <table:table-cell table:style-name="ce1" office:value-type="float" office:value="5865696">
            <text:p>5865696</text:p>
          </table:table-cell>
          <table:table-cell table:style-name="ce2" office:value-type="currency" office:currency="CAD" office:value="50.97">
            <text:p>$50.97</text:p>
          </table:table-cell>
          <table:table-cell table:style-name="ce2" office:value-type="currency" office:currency="CAD" office:value="52.88">
            <text:p>$52.88</text:p>
          </table:table-cell>
          <table:table-cell table:style-name="ce2" office:value-type="currency" office:currency="CAD" office:value="50.42">
            <text:p>$50.42</text:p>
          </table:table-cell>
        </table:table-row>
        <table:table-row table:style-name="ro1">
          <table:table-cell table:style-name="ce1" office:value-type="string">
            <text:p>11/12/2021</text:p>
          </table:table-cell>
          <table:table-cell table:style-name="ce2" office:value-type="currency" office:currency="CAD" office:value="50.53">
            <text:p>$50.53</text:p>
          </table:table-cell>
          <table:table-cell table:style-name="ce1" office:value-type="float" office:value="3711964">
            <text:p>3711964</text:p>
          </table:table-cell>
          <table:table-cell table:style-name="ce2" office:value-type="currency" office:currency="CAD" office:value="50.54">
            <text:p>$50.54</text:p>
          </table:table-cell>
          <table:table-cell table:style-name="ce2" office:value-type="currency" office:currency="CAD" office:value="51.34">
            <text:p>$51.34</text:p>
          </table:table-cell>
          <table:table-cell table:style-name="ce2" office:value-type="currency" office:currency="CAD" office:value="49.47">
            <text:p>$49.47</text:p>
          </table:table-cell>
        </table:table-row>
        <table:table-row table:style-name="ro1">
          <table:table-cell table:style-name="ce1" office:value-type="string">
            <text:p>11/11/2021</text:p>
          </table:table-cell>
          <table:table-cell table:style-name="ce2" office:value-type="currency" office:currency="CAD" office:value="51.08">
            <text:p>$51.08</text:p>
          </table:table-cell>
          <table:table-cell table:style-name="ce1" office:value-type="float" office:value="4317604">
            <text:p>4317604</text:p>
          </table:table-cell>
          <table:table-cell table:style-name="ce2" office:value-type="currency" office:currency="CAD" office:value="50">
            <text:p>$50.00</text:p>
          </table:table-cell>
          <table:table-cell table:style-name="ce2" office:value-type="currency" office:currency="CAD" office:value="52.02">
            <text:p>$52.02</text:p>
          </table:table-cell>
          <table:table-cell table:style-name="ce2" office:value-type="currency" office:currency="CAD" office:value="49.54">
            <text:p>$49.54</text:p>
          </table:table-cell>
        </table:table-row>
        <table:table-row table:style-name="ro1">
          <table:table-cell table:style-name="ce1" office:value-type="string">
            <text:p>11/10/2021</text:p>
          </table:table-cell>
          <table:table-cell table:style-name="ce2" office:value-type="currency" office:currency="CAD" office:value="49.8">
            <text:p>$49.80</text:p>
          </table:table-cell>
          <table:table-cell table:style-name="ce1" office:value-type="float" office:value="5237556">
            <text:p>5237556</text:p>
          </table:table-cell>
          <table:table-cell table:style-name="ce2" office:value-type="currency" office:currency="CAD" office:value="50.53">
            <text:p>$50.53</text:p>
          </table:table-cell>
          <table:table-cell table:style-name="ce2" office:value-type="currency" office:currency="CAD" office:value="51.85">
            <text:p>$51.85</text:p>
          </table:table-cell>
          <table:table-cell table:style-name="ce2" office:value-type="currency" office:currency="CAD" office:value="49.13">
            <text:p>$49.13</text:p>
          </table:table-cell>
        </table:table-row>
        <table:table-row table:style-name="ro1">
          <table:table-cell table:style-name="ce1" office:value-type="string">
            <text:p>11/09/2021</text:p>
          </table:table-cell>
          <table:table-cell table:style-name="ce2" office:value-type="currency" office:currency="CAD" office:value="51.65">
            <text:p>$51.65</text:p>
          </table:table-cell>
          <table:table-cell table:style-name="ce1" office:value-type="float" office:value="7381192">
            <text:p>7381192</text:p>
          </table:table-cell>
          <table:table-cell table:style-name="ce2" office:value-type="currency" office:currency="CAD" office:value="55.5">
            <text:p>$55.50</text:p>
          </table:table-cell>
          <table:table-cell table:style-name="ce2" office:value-type="currency" office:currency="CAD" office:value="55.87">
            <text:p>$55.87</text:p>
          </table:table-cell>
          <table:table-cell table:style-name="ce2" office:value-type="currency" office:currency="CAD" office:value="51.11">
            <text:p>$51.11</text:p>
          </table:table-cell>
        </table:table-row>
        <table:table-row table:style-name="ro1">
          <table:table-cell table:style-name="ce1" office:value-type="string">
            <text:p>11/08/2021</text:p>
          </table:table-cell>
          <table:table-cell table:style-name="ce2" office:value-type="currency" office:currency="CAD" office:value="54.66">
            <text:p>$54.66</text:p>
          </table:table-cell>
          <table:table-cell table:style-name="ce1" office:value-type="float" office:value="8631648">
            <text:p>8631648</text:p>
          </table:table-cell>
          <table:table-cell table:style-name="ce2" office:value-type="currency" office:currency="CAD" office:value="53.13">
            <text:p>$53.13</text:p>
          </table:table-cell>
          <table:table-cell table:style-name="ce2" office:value-type="currency" office:currency="CAD" office:value="56.26">
            <text:p>$56.26</text:p>
          </table:table-cell>
          <table:table-cell table:style-name="ce2" office:value-type="currency" office:currency="CAD" office:value="53">
            <text:p>$53.00</text:p>
          </table:table-cell>
        </table:table-row>
        <table:table-row table:style-name="ro1">
          <table:table-cell table:style-name="ce1" office:value-type="string">
            <text:p>11/05/2021</text:p>
          </table:table-cell>
          <table:table-cell table:style-name="ce2" office:value-type="currency" office:currency="CAD" office:value="53.31">
            <text:p>$53.31</text:p>
          </table:table-cell>
          <table:table-cell table:style-name="ce1" office:value-type="float" office:value="7242868">
            <text:p>7242868</text:p>
          </table:table-cell>
          <table:table-cell table:style-name="ce2" office:value-type="currency" office:currency="CAD" office:value="55.16">
            <text:p>$55.16</text:p>
          </table:table-cell>
          <table:table-cell table:style-name="ce2" office:value-type="currency" office:currency="CAD" office:value="55.25">
            <text:p>$55.25</text:p>
          </table:table-cell>
          <table:table-cell table:style-name="ce2" office:value-type="currency" office:currency="CAD" office:value="52.25">
            <text:p>$52.25</text:p>
          </table:table-cell>
        </table:table-row>
        <table:table-row table:style-name="ro1">
          <table:table-cell table:style-name="ce1" office:value-type="string">
            <text:p>11/04/2021</text:p>
          </table:table-cell>
          <table:table-cell table:style-name="ce2" office:value-type="currency" office:currency="CAD" office:value="54.46">
            <text:p>$54.46</text:p>
          </table:table-cell>
          <table:table-cell table:style-name="ce1" office:value-type="float" office:value="11631904">
            <text:p>11631904</text:p>
          </table:table-cell>
          <table:table-cell table:style-name="ce2" office:value-type="currency" office:currency="CAD" office:value="55.5">
            <text:p>$55.50</text:p>
          </table:table-cell>
          <table:table-cell table:style-name="ce2" office:value-type="currency" office:currency="CAD" office:value="57.24">
            <text:p>$57.24</text:p>
          </table:table-cell>
          <table:table-cell table:style-name="ce2" office:value-type="currency" office:currency="CAD" office:value="52.89">
            <text:p>$52.89</text:p>
          </table:table-cell>
        </table:table-row>
        <table:table-row table:style-name="ro1">
          <table:table-cell table:style-name="ce1" office:value-type="string">
            <text:p>11/03/2021</text:p>
          </table:table-cell>
          <table:table-cell table:style-name="ce2" office:value-type="currency" office:currency="CAD" office:value="54.58">
            <text:p>$54.58</text:p>
          </table:table-cell>
          <table:table-cell table:style-name="ce1" office:value-type="float" office:value="45062360">
            <text:p>45062360</text:p>
          </table:table-cell>
          <table:table-cell table:style-name="ce2" office:value-type="currency" office:currency="CAD" office:value="53.5">
            <text:p>$53.50</text:p>
          </table:table-cell>
          <table:table-cell table:style-name="ce2" office:value-type="currency" office:currency="CAD" office:value="63.92">
            <text:p>$63.92</text:p>
          </table:table-cell>
          <table:table-cell table:style-name="ce2" office:value-type="currency" office:currency="CAD" office:value="52.06">
            <text:p>$52.06</text:p>
          </table:table-cell>
        </table:table-row>
        <table:table-row table:style-name="ro1">
          <table:table-cell table:style-name="ce1" office:value-type="string">
            <text:p>11/02/2021</text:p>
          </table:table-cell>
          <table:table-cell table:style-name="ce2" office:value-type="currency" office:currency="CAD" office:value="51.75">
            <text:p>$51.75</text:p>
          </table:table-cell>
          <table:table-cell table:style-name="ce1" office:value-type="float" office:value="15529344">
            <text:p>15529344</text:p>
          </table:table-cell>
          <table:table-cell table:style-name="ce2" office:value-type="currency" office:currency="CAD" office:value="49.84">
            <text:p>$49.84</text:p>
          </table:table-cell>
          <table:table-cell table:style-name="ce2" office:value-type="currency" office:currency="CAD" office:value="52.98">
            <text:p>$52.98</text:p>
          </table:table-cell>
          <table:table-cell table:style-name="ce2" office:value-type="currency" office:currency="CAD" office:value="47.92">
            <text:p>$47.92</text:p>
          </table:table-cell>
        </table:table-row>
        <table:table-row table:style-name="ro1">
          <table:table-cell table:style-name="ce1" office:value-type="string">
            <text:p>11/01/2021</text:p>
          </table:table-cell>
          <table:table-cell table:style-name="ce2" office:value-type="currency" office:currency="CAD" office:value="50.02">
            <text:p>$50.02</text:p>
          </table:table-cell>
          <table:table-cell table:style-name="ce1" office:value-type="float" office:value="19776812">
            <text:p>19776812</text:p>
          </table:table-cell>
          <table:table-cell table:style-name="ce2" office:value-type="currency" office:currency="CAD" office:value="45.63">
            <text:p>$45.63</text:p>
          </table:table-cell>
          <table:table-cell table:style-name="ce2" office:value-type="currency" office:currency="CAD" office:value="52.14">
            <text:p>$52.14</text:p>
          </table:table-cell>
          <table:table-cell table:style-name="ce2" office:value-type="currency" office:currency="CAD" office:value="45.51">
            <text:p>$45.51</text:p>
          </table:table-cell>
        </table:table-row>
        <table:table-row table:style-name="ro1">
          <table:table-cell table:style-name="ce1" office:value-type="string">
            <text:p>10/29/2021</text:p>
          </table:table-cell>
          <table:table-cell table:style-name="ce2" office:value-type="currency" office:currency="CAD" office:value="45.88">
            <text:p>$45.88</text:p>
          </table:table-cell>
          <table:table-cell table:style-name="ce1" office:value-type="float" office:value="9175880">
            <text:p>9175880</text:p>
          </table:table-cell>
          <table:table-cell table:style-name="ce2" office:value-type="currency" office:currency="CAD" office:value="45.7">
            <text:p>$45.70</text:p>
          </table:table-cell>
          <table:table-cell table:style-name="ce2" office:value-type="currency" office:currency="CAD" office:value="46.44">
            <text:p>$46.44</text:p>
          </table:table-cell>
          <table:table-cell table:style-name="ce2" office:value-type="currency" office:currency="CAD" office:value="44.5">
            <text:p>$44.50</text:p>
          </table:table-cell>
        </table:table-row>
        <table:table-row table:style-name="ro1">
          <table:table-cell table:style-name="ce1" office:value-type="string">
            <text:p>10/28/2021</text:p>
          </table:table-cell>
          <table:table-cell table:style-name="ce2" office:value-type="currency" office:currency="CAD" office:value="45.71">
            <text:p>$45.71</text:p>
          </table:table-cell>
          <table:table-cell table:style-name="ce1" office:value-type="float" office:value="6784824">
            <text:p>6784824</text:p>
          </table:table-cell>
          <table:table-cell table:style-name="ce2" office:value-type="currency" office:currency="CAD" office:value="43.79">
            <text:p>$43.79</text:p>
          </table:table-cell>
          <table:table-cell table:style-name="ce2" office:value-type="currency" office:currency="CAD" office:value="45.79">
            <text:p>$45.79</text:p>
          </table:table-cell>
          <table:table-cell table:style-name="ce2" office:value-type="currency" office:currency="CAD" office:value="43.75">
            <text:p>$43.75</text:p>
          </table:table-cell>
        </table:table-row>
        <table:table-row table:style-name="ro1">
          <table:table-cell table:style-name="ce1" office:value-type="string">
            <text:p>10/27/2021</text:p>
          </table:table-cell>
          <table:table-cell table:style-name="ce2" office:value-type="currency" office:currency="CAD" office:value="43.38">
            <text:p>$43.38</text:p>
          </table:table-cell>
          <table:table-cell table:style-name="ce1" office:value-type="float" office:value="4427992">
            <text:p>4427992</text:p>
          </table:table-cell>
          <table:table-cell table:style-name="ce2" office:value-type="currency" office:currency="CAD" office:value="45">
            <text:p>$45.00</text:p>
          </table:table-cell>
          <table:table-cell table:style-name="ce2" office:value-type="currency" office:currency="CAD" office:value="45.77">
            <text:p>$45.77</text:p>
          </table:table-cell>
          <table:table-cell table:style-name="ce2" office:value-type="currency" office:currency="CAD" office:value="43.08">
            <text:p>$43.08</text:p>
          </table:table-cell>
        </table:table-row>
        <table:table-row table:style-name="ro1">
          <table:table-cell table:style-name="ce1" office:value-type="string">
            <text:p>10/26/2021</text:p>
          </table:table-cell>
          <table:table-cell table:style-name="ce2" office:value-type="currency" office:currency="CAD" office:value="44.46">
            <text:p>$44.46</text:p>
          </table:table-cell>
          <table:table-cell table:style-name="ce1" office:value-type="float" office:value="8706996">
            <text:p>8706996</text:p>
          </table:table-cell>
          <table:table-cell table:style-name="ce2" office:value-type="currency" office:currency="CAD" office:value="43.34">
            <text:p>$43.34</text:p>
          </table:table-cell>
          <table:table-cell table:style-name="ce2" office:value-type="currency" office:currency="CAD" office:value="46.25">
            <text:p>$46.25</text:p>
          </table:table-cell>
          <table:table-cell table:style-name="ce2" office:value-type="currency" office:currency="CAD" office:value="43.13">
            <text:p>$43.13</text:p>
          </table:table-cell>
        </table:table-row>
        <table:table-row table:style-name="ro1">
          <table:table-cell table:style-name="ce1" office:value-type="string">
            <text:p>10/25/2021</text:p>
          </table:table-cell>
          <table:table-cell table:style-name="ce2" office:value-type="currency" office:currency="CAD" office:value="43.49">
            <text:p>$43.49</text:p>
          </table:table-cell>
          <table:table-cell table:style-name="ce1" office:value-type="float" office:value="5771224">
            <text:p>5771224</text:p>
          </table:table-cell>
          <table:table-cell table:style-name="ce2" office:value-type="currency" office:currency="CAD" office:value="42.36">
            <text:p>$42.36</text:p>
          </table:table-cell>
          <table:table-cell table:style-name="ce2" office:value-type="currency" office:currency="CAD" office:value="43.7">
            <text:p>$43.70</text:p>
          </table:table-cell>
          <table:table-cell table:style-name="ce2" office:value-type="currency" office:currency="CAD" office:value="41.82">
            <text:p>$41.82</text:p>
          </table:table-cell>
        </table:table-row>
        <table:table-row table:style-name="ro1">
          <table:table-cell table:style-name="ce1" office:value-type="string">
            <text:p>10/22/2021</text:p>
          </table:table-cell>
          <table:table-cell table:style-name="ce2" office:value-type="currency" office:currency="CAD" office:value="42.45">
            <text:p>$42.45</text:p>
          </table:table-cell>
          <table:table-cell table:style-name="ce1" office:value-type="float" office:value="11201772">
            <text:p>11201772</text:p>
          </table:table-cell>
          <table:table-cell table:style-name="ce2" office:value-type="currency" office:currency="CAD" office:value="44.53">
            <text:p>$44.53</text:p>
          </table:table-cell>
          <table:table-cell table:style-name="ce2" office:value-type="currency" office:currency="CAD" office:value="44.87">
            <text:p>$44.87</text:p>
          </table:table-cell>
          <table:table-cell table:style-name="ce2" office:value-type="currency" office:currency="CAD" office:value="41.95">
            <text:p>$41.95</text:p>
          </table:table-cell>
        </table:table-row>
        <table:table-row table:style-name="ro1">
          <table:table-cell table:style-name="ce1" office:value-type="string">
            <text:p>10/21/2021</text:p>
          </table:table-cell>
          <table:table-cell table:style-name="ce2" office:value-type="currency" office:currency="CAD" office:value="45.43">
            <text:p>$45.43</text:p>
          </table:table-cell>
          <table:table-cell table:style-name="ce1" office:value-type="float" office:value="9609472">
            <text:p>9609472</text:p>
          </table:table-cell>
          <table:table-cell table:style-name="ce2" office:value-type="currency" office:currency="CAD" office:value="46.18">
            <text:p>$46.18</text:p>
          </table:table-cell>
          <table:table-cell table:style-name="ce2" office:value-type="currency" office:currency="CAD" office:value="47.68">
            <text:p>$47.68</text:p>
          </table:table-cell>
          <table:table-cell table:style-name="ce2" office:value-type="currency" office:currency="CAD" office:value="45.15">
            <text:p>$45.15</text:p>
          </table:table-cell>
        </table:table-row>
        <table:table-row table:style-name="ro1">
          <table:table-cell table:style-name="ce1" office:value-type="string">
            <text:p>10/20/2021</text:p>
          </table:table-cell>
          <table:table-cell table:style-name="ce2" office:value-type="currency" office:currency="CAD" office:value="46.13">
            <text:p>$46.13</text:p>
          </table:table-cell>
          <table:table-cell table:style-name="ce1" office:value-type="float" office:value="9107612">
            <text:p>9107612</text:p>
          </table:table-cell>
          <table:table-cell table:style-name="ce2" office:value-type="currency" office:currency="CAD" office:value="46.58">
            <text:p>$46.58</text:p>
          </table:table-cell>
          <table:table-cell table:style-name="ce2" office:value-type="currency" office:currency="CAD" office:value="47">
            <text:p>$47.00</text:p>
          </table:table-cell>
          <table:table-cell table:style-name="ce2" office:value-type="currency" office:currency="CAD" office:value="45.5">
            <text:p>$45.50</text:p>
          </table:table-cell>
        </table:table-row>
        <table:table-row table:style-name="ro1">
          <table:table-cell table:style-name="ce1" office:value-type="string">
            <text:p>10/19/2021</text:p>
          </table:table-cell>
          <table:table-cell table:style-name="ce2" office:value-type="currency" office:currency="CAD" office:value="46.7">
            <text:p>$46.70</text:p>
          </table:table-cell>
          <table:table-cell table:style-name="ce1" office:value-type="float" office:value="8282472">
            <text:p>8282472</text:p>
          </table:table-cell>
          <table:table-cell table:style-name="ce2" office:value-type="currency" office:currency="CAD" office:value="47.25">
            <text:p>$47.25</text:p>
          </table:table-cell>
          <table:table-cell table:style-name="ce2" office:value-type="currency" office:currency="CAD" office:value="48.05">
            <text:p>$48.05</text:p>
          </table:table-cell>
          <table:table-cell table:style-name="ce2" office:value-type="currency" office:currency="CAD" office:value="46.1">
            <text:p>$46.10</text:p>
          </table:table-cell>
        </table:table-row>
        <table:table-row table:style-name="ro1">
          <table:table-cell table:style-name="ce1" office:value-type="string">
            <text:p>10/18/2021</text:p>
          </table:table-cell>
          <table:table-cell table:style-name="ce2" office:value-type="currency" office:currency="CAD" office:value="46.51">
            <text:p>$46.51</text:p>
          </table:table-cell>
          <table:table-cell table:style-name="ce1" office:value-type="float" office:value="6358592">
            <text:p>6358592</text:p>
          </table:table-cell>
          <table:table-cell table:style-name="ce2" office:value-type="currency" office:currency="CAD" office:value="45.74">
            <text:p>$45.74</text:p>
          </table:table-cell>
          <table:table-cell table:style-name="ce2" office:value-type="currency" office:currency="CAD" office:value="47.47">
            <text:p>$47.47</text:p>
          </table:table-cell>
          <table:table-cell table:style-name="ce2" office:value-type="currency" office:currency="CAD" office:value="45.64">
            <text:p>$45.64</text:p>
          </table:table-cell>
        </table:table-row>
        <table:table-row table:style-name="ro1">
          <table:table-cell table:style-name="ce1" office:value-type="string">
            <text:p>10/15/2021</text:p>
          </table:table-cell>
          <table:table-cell table:style-name="ce2" office:value-type="currency" office:currency="CAD" office:value="45.82">
            <text:p>$45.82</text:p>
          </table:table-cell>
          <table:table-cell table:style-name="ce1" office:value-type="float" office:value="4799908">
            <text:p>4799908</text:p>
          </table:table-cell>
          <table:table-cell table:style-name="ce2" office:value-type="currency" office:currency="CAD" office:value="46">
            <text:p>$46.00</text:p>
          </table:table-cell>
          <table:table-cell table:style-name="ce2" office:value-type="currency" office:currency="CAD" office:value="46.75">
            <text:p>$46.75</text:p>
          </table:table-cell>
          <table:table-cell table:style-name="ce2" office:value-type="currency" office:currency="CAD" office:value="45.22">
            <text:p>$45.22</text:p>
          </table:table-cell>
        </table:table-row>
        <table:table-row table:style-name="ro1">
          <table:table-cell table:style-name="ce1" office:value-type="string">
            <text:p>10/14/2021</text:p>
          </table:table-cell>
          <table:table-cell table:style-name="ce2" office:value-type="currency" office:currency="CAD" office:value="45.96">
            <text:p>$45.96</text:p>
          </table:table-cell>
          <table:table-cell table:style-name="ce1" office:value-type="float" office:value="6704032">
            <text:p>6704032</text:p>
          </table:table-cell>
          <table:table-cell table:style-name="ce2" office:value-type="currency" office:currency="CAD" office:value="45.94">
            <text:p>$45.94</text:p>
          </table:table-cell>
          <table:table-cell table:style-name="ce2" office:value-type="currency" office:currency="CAD" office:value="47.55">
            <text:p>$47.55</text:p>
          </table:table-cell>
          <table:table-cell table:style-name="ce2" office:value-type="currency" office:currency="CAD" office:value="45.65">
            <text:p>$45.65</text:p>
          </table:table-cell>
        </table:table-row>
        <table:table-row table:style-name="ro1">
          <table:table-cell table:style-name="ce1" office:value-type="string">
            <text:p>10/13/2021</text:p>
          </table:table-cell>
          <table:table-cell table:style-name="ce2" office:value-type="currency" office:currency="CAD" office:value="46.02">
            <text:p>$46.02</text:p>
          </table:table-cell>
          <table:table-cell table:style-name="ce1" office:value-type="float" office:value="7720956">
            <text:p>7720956</text:p>
          </table:table-cell>
          <table:table-cell table:style-name="ce2" office:value-type="currency" office:currency="CAD" office:value="44.58">
            <text:p>$44.58</text:p>
          </table:table-cell>
          <table:table-cell table:style-name="ce2" office:value-type="currency" office:currency="CAD" office:value="47.05">
            <text:p>$47.05</text:p>
          </table:table-cell>
          <table:table-cell table:style-name="ce2" office:value-type="currency" office:currency="CAD" office:value="44">
            <text:p>$44.00</text:p>
          </table:table-cell>
        </table:table-row>
        <table:table-row table:style-name="ro1">
          <table:table-cell table:style-name="ce1" office:value-type="string">
            <text:p>10/12/2021</text:p>
          </table:table-cell>
          <table:table-cell table:style-name="ce2" office:value-type="currency" office:currency="CAD" office:value="43.96">
            <text:p>$43.96</text:p>
          </table:table-cell>
          <table:table-cell table:style-name="ce1" office:value-type="float" office:value="4934608">
            <text:p>4934608</text:p>
          </table:table-cell>
          <table:table-cell table:style-name="ce2" office:value-type="currency" office:currency="CAD" office:value="45.13">
            <text:p>$45.13</text:p>
          </table:table-cell>
          <table:table-cell table:style-name="ce2" office:value-type="currency" office:currency="CAD" office:value="45.45">
            <text:p>$45.45</text:p>
          </table:table-cell>
          <table:table-cell table:style-name="ce2" office:value-type="currency" office:currency="CAD" office:value="43.45">
            <text:p>$43.45</text:p>
          </table:table-cell>
        </table:table-row>
        <table:table-row table:style-name="ro1">
          <table:table-cell table:style-name="ce1" office:value-type="string">
            <text:p>10/11/2021</text:p>
          </table:table-cell>
          <table:table-cell table:style-name="ce2" office:value-type="currency" office:currency="CAD" office:value="44.53">
            <text:p>$44.53</text:p>
          </table:table-cell>
          <table:table-cell table:style-name="ce1" office:value-type="float" office:value="10739420">
            <text:p>10739420</text:p>
          </table:table-cell>
          <table:table-cell table:style-name="ce2" office:value-type="currency" office:currency="CAD" office:value="43.25">
            <text:p>$43.25</text:p>
          </table:table-cell>
          <table:table-cell table:style-name="ce2" office:value-type="currency" office:currency="CAD" office:value="47.12">
            <text:p>$47.12</text:p>
          </table:table-cell>
          <table:table-cell table:style-name="ce2" office:value-type="currency" office:currency="CAD" office:value="43.25">
            <text:p>$43.25</text:p>
          </table:table-cell>
        </table:table-row>
        <table:table-row table:style-name="ro1">
          <table:table-cell table:style-name="ce1" office:value-type="string">
            <text:p>10/08/2021</text:p>
          </table:table-cell>
          <table:table-cell table:style-name="ce2" office:value-type="currency" office:currency="CAD" office:value="43.17">
            <text:p>$43.17</text:p>
          </table:table-cell>
          <table:table-cell table:style-name="ce1" office:value-type="float" office:value="3272828">
            <text:p>3272828</text:p>
          </table:table-cell>
          <table:table-cell table:style-name="ce2" office:value-type="currency" office:currency="CAD" office:value="43.13">
            <text:p>$43.13</text:p>
          </table:table-cell>
          <table:table-cell table:style-name="ce2" office:value-type="currency" office:currency="CAD" office:value="43.93">
            <text:p>$43.93</text:p>
          </table:table-cell>
          <table:table-cell table:style-name="ce2" office:value-type="currency" office:currency="CAD" office:value="42.78">
            <text:p>$42.78</text:p>
          </table:table-cell>
        </table:table-row>
        <table:table-row table:style-name="ro1">
          <table:table-cell table:style-name="ce1" office:value-type="string">
            <text:p>10/07/2021</text:p>
          </table:table-cell>
          <table:table-cell table:style-name="ce2" office:value-type="currency" office:currency="CAD" office:value="43.03">
            <text:p>$43.03</text:p>
          </table:table-cell>
          <table:table-cell table:style-name="ce1" office:value-type="float" office:value="4637304">
            <text:p>4637304</text:p>
          </table:table-cell>
          <table:table-cell table:style-name="ce2" office:value-type="currency" office:currency="CAD" office:value="43">
            <text:p>$43.00</text:p>
          </table:table-cell>
          <table:table-cell table:style-name="ce2" office:value-type="currency" office:currency="CAD" office:value="43.8">
            <text:p>$43.80</text:p>
          </table:table-cell>
          <table:table-cell table:style-name="ce2" office:value-type="currency" office:currency="CAD" office:value="42.64">
            <text:p>$42.64</text:p>
          </table:table-cell>
        </table:table-row>
        <table:table-row table:style-name="ro1">
          <table:table-cell table:style-name="ce1" office:value-type="string">
            <text:p>10/06/2021</text:p>
          </table:table-cell>
          <table:table-cell table:style-name="ce2" office:value-type="currency" office:currency="CAD" office:value="42.77">
            <text:p>$42.77</text:p>
          </table:table-cell>
          <table:table-cell table:style-name="ce1" office:value-type="float" office:value="4801280">
            <text:p>4801280</text:p>
          </table:table-cell>
          <table:table-cell table:style-name="ce2" office:value-type="currency" office:currency="CAD" office:value="42.52">
            <text:p>$42.52</text:p>
          </table:table-cell>
          <table:table-cell table:style-name="ce2" office:value-type="currency" office:currency="CAD" office:value="43.24">
            <text:p>$43.24</text:p>
          </table:table-cell>
          <table:table-cell table:style-name="ce2" office:value-type="currency" office:currency="CAD" office:value="41.45">
            <text:p>$41.45</text:p>
          </table:table-cell>
        </table:table-row>
        <table:table-row table:style-name="ro1">
          <table:table-cell table:style-name="ce1" office:value-type="string">
            <text:p>10/05/2021</text:p>
          </table:table-cell>
          <table:table-cell table:style-name="ce2" office:value-type="currency" office:currency="CAD" office:value="43.05">
            <text:p>$43.05</text:p>
          </table:table-cell>
          <table:table-cell table:style-name="ce1" office:value-type="float" office:value="5263416">
            <text:p>5263416</text:p>
          </table:table-cell>
          <table:table-cell table:style-name="ce2" office:value-type="currency" office:currency="CAD" office:value="42.8">
            <text:p>$42.80</text:p>
          </table:table-cell>
          <table:table-cell table:style-name="ce2" office:value-type="currency" office:currency="CAD" office:value="43.29">
            <text:p>$43.29</text:p>
          </table:table-cell>
          <table:table-cell table:style-name="ce2" office:value-type="currency" office:currency="CAD" office:value="41.68">
            <text:p>$41.68</text:p>
          </table:table-cell>
        </table:table-row>
        <table:table-row table:style-name="ro1">
          <table:table-cell table:style-name="ce1" office:value-type="string">
            <text:p>10/04/2021</text:p>
          </table:table-cell>
          <table:table-cell table:style-name="ce2" office:value-type="currency" office:currency="CAD" office:value="42.84">
            <text:p>$42.84</text:p>
          </table:table-cell>
          <table:table-cell table:style-name="ce1" office:value-type="float" office:value="4782952">
            <text:p>4782952</text:p>
          </table:table-cell>
          <table:table-cell table:style-name="ce2" office:value-type="currency" office:currency="CAD" office:value="43.99">
            <text:p>$43.99</text:p>
          </table:table-cell>
          <table:table-cell table:style-name="ce2" office:value-type="currency" office:currency="CAD" office:value="44.24">
            <text:p>$44.24</text:p>
          </table:table-cell>
          <table:table-cell table:style-name="ce2" office:value-type="currency" office:currency="CAD" office:value="42.69">
            <text:p>$42.69</text:p>
          </table:table-cell>
        </table:table-row>
        <table:table-row table:style-name="ro1">
          <table:table-cell table:style-name="ce1" office:value-type="string">
            <text:p>10/01/2021</text:p>
          </table:table-cell>
          <table:table-cell table:style-name="ce2" office:value-type="currency" office:currency="CAD" office:value="44.23">
            <text:p>$44.23</text:p>
          </table:table-cell>
          <table:table-cell table:style-name="ce1" office:value-type="float" office:value="6204556">
            <text:p>6204556</text:p>
          </table:table-cell>
          <table:table-cell table:style-name="ce2" office:value-type="currency" office:currency="CAD" office:value="44.85">
            <text:p>$44.85</text:p>
          </table:table-cell>
          <table:table-cell table:style-name="ce2" office:value-type="currency" office:currency="CAD" office:value="44.87">
            <text:p>$44.87</text:p>
          </table:table-cell>
          <table:table-cell table:style-name="ce2" office:value-type="currency" office:currency="CAD" office:value="43.06">
            <text:p>$43.06</text:p>
          </table:table-cell>
        </table:table-row>
        <table:table-row table:style-name="ro1">
          <table:table-cell table:style-name="ce1" office:value-type="string">
            <text:p>09/30/2021</text:p>
          </table:table-cell>
          <table:table-cell table:style-name="ce2" office:value-type="currency" office:currency="CAD" office:value="43.87">
            <text:p>$43.87</text:p>
          </table:table-cell>
          <table:table-cell table:style-name="ce1" office:value-type="float" office:value="12709812">
            <text:p>12709812</text:p>
          </table:table-cell>
          <table:table-cell table:style-name="ce2" office:value-type="currency" office:currency="CAD" office:value="43.75">
            <text:p>$43.75</text:p>
          </table:table-cell>
          <table:table-cell table:style-name="ce2" office:value-type="currency" office:currency="CAD" office:value="46.36">
            <text:p>$46.36</text:p>
          </table:table-cell>
          <table:table-cell table:style-name="ce2" office:value-type="currency" office:currency="CAD" office:value="41.7">
            <text:p>$41.70</text:p>
          </table:table-cell>
        </table:table-row>
        <table:table-row table:style-name="ro1">
          <table:table-cell table:style-name="ce1" office:value-type="string">
            <text:p>09/29/2021</text:p>
          </table:table-cell>
          <table:table-cell table:style-name="ce2" office:value-type="currency" office:currency="CAD" office:value="43.98">
            <text:p>$43.98</text:p>
          </table:table-cell>
          <table:table-cell table:style-name="ce1" office:value-type="float" office:value="7599732">
            <text:p>7599732</text:p>
          </table:table-cell>
          <table:table-cell table:style-name="ce2" office:value-type="currency" office:currency="CAD" office:value="45.02">
            <text:p>$45.02</text:p>
          </table:table-cell>
          <table:table-cell table:style-name="ce2" office:value-type="currency" office:currency="CAD" office:value="46.12">
            <text:p>$46.12</text:p>
          </table:table-cell>
          <table:table-cell table:style-name="ce2" office:value-type="currency" office:currency="CAD" office:value="43.65">
            <text:p>$43.65</text:p>
          </table:table-cell>
        </table:table-row>
        <table:table-row table:style-name="ro1">
          <table:table-cell table:style-name="ce1" office:value-type="string">
            <text:p>09/28/2021</text:p>
          </table:table-cell>
          <table:table-cell table:style-name="ce2" office:value-type="currency" office:currency="CAD" office:value="44.65">
            <text:p>$44.65</text:p>
          </table:table-cell>
          <table:table-cell table:style-name="ce1" office:value-type="float" office:value="7081972">
            <text:p>7081972</text:p>
          </table:table-cell>
          <table:table-cell table:style-name="ce2" office:value-type="currency" office:currency="CAD" office:value="47">
            <text:p>$47.00</text:p>
          </table:table-cell>
          <table:table-cell table:style-name="ce2" office:value-type="currency" office:currency="CAD" office:value="47.7">
            <text:p>$47.70</text:p>
          </table:table-cell>
          <table:table-cell table:style-name="ce2" office:value-type="currency" office:currency="CAD" office:value="44.5">
            <text:p>$44.50</text:p>
          </table:table-cell>
        </table:table-row>
        <table:table-row table:style-name="ro1">
          <table:table-cell table:style-name="ce1" office:value-type="string">
            <text:p>09/27/2021</text:p>
          </table:table-cell>
          <table:table-cell table:style-name="ce2" office:value-type="currency" office:currency="CAD" office:value="47.37">
            <text:p>$47.37</text:p>
          </table:table-cell>
          <table:table-cell table:style-name="ce1" office:value-type="float" office:value="5880584">
            <text:p>5880584</text:p>
          </table:table-cell>
          <table:table-cell table:style-name="ce2" office:value-type="currency" office:currency="CAD" office:value="46.48">
            <text:p>$46.48</text:p>
          </table:table-cell>
          <table:table-cell table:style-name="ce2" office:value-type="currency" office:currency="CAD" office:value="48.01">
            <text:p>$48.01</text:p>
          </table:table-cell>
          <table:table-cell table:style-name="ce2" office:value-type="currency" office:currency="CAD" office:value="46.47">
            <text:p>$46.47</text:p>
          </table:table-cell>
        </table:table-row>
        <table:table-row table:style-name="ro1">
          <table:table-cell table:style-name="ce1" office:value-type="string">
            <text:p>09/24/2021</text:p>
          </table:table-cell>
          <table:table-cell table:style-name="ce2" office:value-type="currency" office:currency="CAD" office:value="46.29">
            <text:p>$46.29</text:p>
          </table:table-cell>
          <table:table-cell table:style-name="ce1" office:value-type="float" office:value="6743036">
            <text:p>6743036</text:p>
          </table:table-cell>
          <table:table-cell table:style-name="ce2" office:value-type="currency" office:currency="CAD" office:value="47.75">
            <text:p>$47.75</text:p>
          </table:table-cell>
          <table:table-cell table:style-name="ce2" office:value-type="currency" office:currency="CAD" office:value="47.93">
            <text:p>$47.93</text:p>
          </table:table-cell>
          <table:table-cell table:style-name="ce2" office:value-type="currency" office:currency="CAD" office:value="46.03">
            <text:p>$46.03</text:p>
          </table:table-cell>
        </table:table-row>
        <table:table-row table:style-name="ro1">
          <table:table-cell table:style-name="ce1" office:value-type="string">
            <text:p>09/23/2021</text:p>
          </table:table-cell>
          <table:table-cell table:style-name="ce2" office:value-type="currency" office:currency="CAD" office:value="47.81">
            <text:p>$47.81</text:p>
          </table:table-cell>
          <table:table-cell table:style-name="ce1" office:value-type="float" office:value="6729036">
            <text:p>6729036</text:p>
          </table:table-cell>
          <table:table-cell table:style-name="ce2" office:value-type="currency" office:currency="CAD" office:value="48.08">
            <text:p>$48.08</text:p>
          </table:table-cell>
          <table:table-cell table:style-name="ce2" office:value-type="currency" office:currency="CAD" office:value="48.94">
            <text:p>$48.94</text:p>
          </table:table-cell>
          <table:table-cell table:style-name="ce2" office:value-type="currency" office:currency="CAD" office:value="47.65">
            <text:p>$47.65</text:p>
          </table:table-cell>
        </table:table-row>
        <table:table-row table:style-name="ro1">
          <table:table-cell table:style-name="ce1" office:value-type="string">
            <text:p>09/22/2021</text:p>
          </table:table-cell>
          <table:table-cell table:style-name="ce2" office:value-type="currency" office:currency="CAD" office:value="47.54">
            <text:p>$47.54</text:p>
          </table:table-cell>
          <table:table-cell table:style-name="ce1" office:value-type="float" office:value="9026372">
            <text:p>9026372</text:p>
          </table:table-cell>
          <table:table-cell table:style-name="ce2" office:value-type="currency" office:currency="CAD" office:value="47.41">
            <text:p>$47.41</text:p>
          </table:table-cell>
          <table:table-cell table:style-name="ce2" office:value-type="currency" office:currency="CAD" office:value="48.38">
            <text:p>$48.38</text:p>
          </table:table-cell>
          <table:table-cell table:style-name="ce2" office:value-type="currency" office:currency="CAD" office:value="46.57">
            <text:p>$46.57</text:p>
          </table:table-cell>
        </table:table-row>
        <table:table-row table:style-name="ro1">
          <table:table-cell table:style-name="ce1" office:value-type="string">
            <text:p>09/21/2021</text:p>
          </table:table-cell>
          <table:table-cell table:style-name="ce2" office:value-type="currency" office:currency="CAD" office:value="47.49">
            <text:p>$47.49</text:p>
          </table:table-cell>
          <table:table-cell table:style-name="ce1" office:value-type="float" office:value="10535308">
            <text:p>10535308</text:p>
          </table:table-cell>
          <table:table-cell table:number-columns-repeated="2" table:style-name="ce2" office:value-type="currency" office:currency="CAD" office:value="49.84">
            <text:p>$49.84</text:p>
          </table:table-cell>
          <table:table-cell table:style-name="ce2" office:value-type="currency" office:currency="CAD" office:value="46.5">
            <text:p>$46.50</text:p>
          </table:table-cell>
        </table:table-row>
        <table:table-row table:style-name="ro1">
          <table:table-cell table:style-name="ce1" office:value-type="string">
            <text:p>09/20/2021</text:p>
          </table:table-cell>
          <table:table-cell table:style-name="ce2" office:value-type="currency" office:currency="CAD" office:value="48.05">
            <text:p>$48.05</text:p>
          </table:table-cell>
          <table:table-cell table:style-name="ce1" office:value-type="float" office:value="15767208">
            <text:p>15767208</text:p>
          </table:table-cell>
          <table:table-cell table:style-name="ce2" office:value-type="currency" office:currency="CAD" office:value="50">
            <text:p>$50.00</text:p>
          </table:table-cell>
          <table:table-cell table:style-name="ce2" office:value-type="currency" office:currency="CAD" office:value="50.71">
            <text:p>$50.71</text:p>
          </table:table-cell>
          <table:table-cell table:style-name="ce2" office:value-type="currency" office:currency="CAD" office:value="46.14">
            <text:p>$46.14</text:p>
          </table:table-cell>
        </table:table-row>
        <table:table-row table:style-name="ro1">
          <table:table-cell table:style-name="ce1" office:value-type="string">
            <text:p>09/17/2021</text:p>
          </table:table-cell>
          <table:table-cell table:style-name="ce2" office:value-type="currency" office:currency="CAD" office:value="51.24">
            <text:p>$51.24</text:p>
          </table:table-cell>
          <table:table-cell table:style-name="ce1" office:value-type="float" office:value="15802572">
            <text:p>15802572</text:p>
          </table:table-cell>
          <table:table-cell table:style-name="ce2" office:value-type="currency" office:currency="CAD" office:value="52.01">
            <text:p>$52.01</text:p>
          </table:table-cell>
          <table:table-cell table:style-name="ce2" office:value-type="currency" office:currency="CAD" office:value="53.12">
            <text:p>$53.12</text:p>
          </table:table-cell>
          <table:table-cell table:style-name="ce2" office:value-type="currency" office:currency="CAD" office:value="50.2">
            <text:p>$50.20</text:p>
          </table:table-cell>
        </table:table-row>
        <table:table-row table:style-name="ro1">
          <table:table-cell table:style-name="ce1" office:value-type="string">
            <text:p>09/16/2021</text:p>
          </table:table-cell>
          <table:table-cell table:style-name="ce2" office:value-type="currency" office:currency="CAD" office:value="51.59">
            <text:p>$51.59</text:p>
          </table:table-cell>
          <table:table-cell table:style-name="ce1" office:value-type="float" office:value="12232868">
            <text:p>12232868</text:p>
          </table:table-cell>
          <table:table-cell table:style-name="ce2" office:value-type="currency" office:currency="CAD" office:value="50.58">
            <text:p>$50.58</text:p>
          </table:table-cell>
          <table:table-cell table:style-name="ce2" office:value-type="currency" office:currency="CAD" office:value="54.14">
            <text:p>$54.14</text:p>
          </table:table-cell>
          <table:table-cell table:style-name="ce2" office:value-type="currency" office:currency="CAD" office:value="50.29">
            <text:p>$50.29</text:p>
          </table:table-cell>
        </table:table-row>
        <table:table-row table:style-name="ro1">
          <table:table-cell table:style-name="ce1" office:value-type="string">
            <text:p>09/15/2021</text:p>
          </table:table-cell>
          <table:table-cell table:style-name="ce2" office:value-type="currency" office:currency="CAD" office:value="51.13">
            <text:p>$51.13</text:p>
          </table:table-cell>
          <table:table-cell table:style-name="ce1" office:value-type="float" office:value="9241628">
            <text:p>9241628</text:p>
          </table:table-cell>
          <table:table-cell table:style-name="ce2" office:value-type="currency" office:currency="CAD" office:value="49.25">
            <text:p>$49.25</text:p>
          </table:table-cell>
          <table:table-cell table:style-name="ce2" office:value-type="currency" office:currency="CAD" office:value="51.22">
            <text:p>$51.22</text:p>
          </table:table-cell>
          <table:table-cell table:style-name="ce2" office:value-type="currency" office:currency="CAD" office:value="48.44">
            <text:p>$48.44</text:p>
          </table:table-cell>
        </table:table-row>
        <table:table-row table:style-name="ro1">
          <table:table-cell table:style-name="ce1" office:value-type="string">
            <text:p>09/14/2021</text:p>
          </table:table-cell>
          <table:table-cell table:style-name="ce2" office:value-type="currency" office:currency="CAD" office:value="49.81">
            <text:p>$49.81</text:p>
          </table:table-cell>
          <table:table-cell table:style-name="ce1" office:value-type="float" office:value="8566524">
            <text:p>8566524</text:p>
          </table:table-cell>
          <table:table-cell table:style-name="ce2" office:value-type="currency" office:currency="CAD" office:value="50.16">
            <text:p>$50.16</text:p>
          </table:table-cell>
          <table:table-cell table:style-name="ce2" office:value-type="currency" office:currency="CAD" office:value="51.16">
            <text:p>$51.16</text:p>
          </table:table-cell>
          <table:table-cell table:style-name="ce2" office:value-type="currency" office:currency="CAD" office:value="48.75">
            <text:p>$48.75</text:p>
          </table:table-cell>
        </table:table-row>
        <table:table-row table:style-name="ro1">
          <table:table-cell table:style-name="ce1" office:value-type="string">
            <text:p>09/13/2021</text:p>
          </table:table-cell>
          <table:table-cell table:style-name="ce2" office:value-type="currency" office:currency="CAD" office:value="50.85">
            <text:p>$50.85</text:p>
          </table:table-cell>
          <table:table-cell table:style-name="ce1" office:value-type="float" office:value="17336272">
            <text:p>17336272</text:p>
          </table:table-cell>
          <table:table-cell table:style-name="ce2" office:value-type="currency" office:currency="CAD" office:value="48.44">
            <text:p>$48.44</text:p>
          </table:table-cell>
          <table:table-cell table:style-name="ce2" office:value-type="currency" office:currency="CAD" office:value="52.22">
            <text:p>$52.22</text:p>
          </table:table-cell>
          <table:table-cell table:style-name="ce2" office:value-type="currency" office:currency="CAD" office:value="47.88">
            <text:p>$47.88</text:p>
          </table:table-cell>
        </table:table-row>
        <table:table-row table:style-name="ro1">
          <table:table-cell table:style-name="ce1" office:value-type="string">
            <text:p>09/10/2021</text:p>
          </table:table-cell>
          <table:table-cell table:style-name="ce2" office:value-type="currency" office:currency="CAD" office:value="47.6">
            <text:p>$47.60</text:p>
          </table:table-cell>
          <table:table-cell table:style-name="ce1" office:value-type="float" office:value="12170592">
            <text:p>12170592</text:p>
          </table:table-cell>
          <table:table-cell table:style-name="ce2" office:value-type="currency" office:currency="CAD" office:value="49.6">
            <text:p>$49.60</text:p>
          </table:table-cell>
          <table:table-cell table:style-name="ce2" office:value-type="currency" office:currency="CAD" office:value="50.54">
            <text:p>$50.54</text:p>
          </table:table-cell>
          <table:table-cell table:style-name="ce2" office:value-type="currency" office:currency="CAD" office:value="47.5">
            <text:p>$47.50</text:p>
          </table:table-cell>
        </table:table-row>
        <table:table-row table:style-name="ro1">
          <table:table-cell table:style-name="ce1" office:value-type="string">
            <text:p>09/09/2021</text:p>
          </table:table-cell>
          <table:table-cell table:style-name="ce2" office:value-type="currency" office:currency="CAD" office:value="49.8">
            <text:p>$49.80</text:p>
          </table:table-cell>
          <table:table-cell table:style-name="ce1" office:value-type="float" office:value="30045832">
            <text:p>30045832</text:p>
          </table:table-cell>
          <table:table-cell table:style-name="ce2" office:value-type="currency" office:currency="CAD" office:value="45.02">
            <text:p>$45.02</text:p>
          </table:table-cell>
          <table:table-cell table:style-name="ce2" office:value-type="currency" office:currency="CAD" office:value="50.5">
            <text:p>$50.50</text:p>
          </table:table-cell>
          <table:table-cell table:style-name="ce2" office:value-type="currency" office:currency="CAD" office:value="44.5">
            <text:p>$44.50</text:p>
          </table:table-cell>
        </table:table-row>
        <table:table-row table:style-name="ro1">
          <table:table-cell table:style-name="ce1" office:value-type="string">
            <text:p>09/08/2021</text:p>
          </table:table-cell>
          <table:table-cell table:style-name="ce2" office:value-type="currency" office:currency="CAD" office:value="49.7">
            <text:p>$49.70</text:p>
          </table:table-cell>
          <table:table-cell table:style-name="ce1" office:value-type="float" office:value="20694264">
            <text:p>20694264</text:p>
          </table:table-cell>
          <table:table-cell table:style-name="ce2" office:value-type="currency" office:currency="CAD" office:value="50.47">
            <text:p>$50.47</text:p>
          </table:table-cell>
          <table:table-cell table:style-name="ce2" office:value-type="currency" office:currency="CAD" office:value="51.72">
            <text:p>$51.72</text:p>
          </table:table-cell>
          <table:table-cell table:style-name="ce2" office:value-type="currency" office:currency="CAD" office:value="47.67">
            <text:p>$47.67</text:p>
          </table:table-cell>
        </table:table-row>
        <table:table-row table:style-name="ro1">
          <table:table-cell table:style-name="ce1" office:value-type="string">
            <text:p>09/07/2021</text:p>
          </table:table-cell>
          <table:table-cell table:style-name="ce2" office:value-type="currency" office:currency="CAD" office:value="49.75">
            <text:p>$49.75</text:p>
          </table:table-cell>
          <table:table-cell table:style-name="ce1" office:value-type="float" office:value="10004712">
            <text:p>10004712</text:p>
          </table:table-cell>
          <table:table-cell table:style-name="ce2" office:value-type="currency" office:currency="CAD" office:value="51.56">
            <text:p>$51.56</text:p>
          </table:table-cell>
          <table:table-cell table:style-name="ce2" office:value-type="currency" office:currency="CAD" office:value="52.48">
            <text:p>$52.48</text:p>
          </table:table-cell>
          <table:table-cell table:style-name="ce2" office:value-type="currency" office:currency="CAD" office:value="49.03">
            <text:p>$49.03</text:p>
          </table:table-cell>
        </table:table-row>
        <table:table-row table:style-name="ro1">
          <table:table-cell table:style-name="ce1" office:value-type="string">
            <text:p>09/03/2021</text:p>
          </table:table-cell>
          <table:table-cell table:style-name="ce2" office:value-type="currency" office:currency="CAD" office:value="50.69">
            <text:p>$50.69</text:p>
          </table:table-cell>
          <table:table-cell table:style-name="ce1" office:value-type="float" office:value="10656020">
            <text:p>10656020</text:p>
          </table:table-cell>
          <table:table-cell table:style-name="ce2" office:value-type="currency" office:currency="CAD" office:value="53.01">
            <text:p>$53.01</text:p>
          </table:table-cell>
          <table:table-cell table:style-name="ce2" office:value-type="currency" office:currency="CAD" office:value="54.07">
            <text:p>$54.07</text:p>
          </table:table-cell>
          <table:table-cell table:style-name="ce2" office:value-type="currency" office:currency="CAD" office:value="49.71">
            <text:p>$49.71</text:p>
          </table:table-cell>
        </table:table-row>
        <table:table-row table:style-name="ro1">
          <table:table-cell table:style-name="ce1" office:value-type="string">
            <text:p>09/02/2021</text:p>
          </table:table-cell>
          <table:table-cell table:style-name="ce2" office:value-type="currency" office:currency="CAD" office:value="53.38">
            <text:p>$53.38</text:p>
          </table:table-cell>
          <table:table-cell table:style-name="ce1" office:value-type="float" office:value="7422472">
            <text:p>7422472</text:p>
          </table:table-cell>
          <table:table-cell table:style-name="ce2" office:value-type="currency" office:currency="CAD" office:value="53.47">
            <text:p>$53.47</text:p>
          </table:table-cell>
          <table:table-cell table:style-name="ce2" office:value-type="currency" office:currency="CAD" office:value="53.7">
            <text:p>$53.70</text:p>
          </table:table-cell>
          <table:table-cell table:style-name="ce2" office:value-type="currency" office:currency="CAD" office:value="51.58">
            <text:p>$51.58</text:p>
          </table:table-cell>
        </table:table-row>
        <table:table-row table:style-name="ro1">
          <table:table-cell table:style-name="ce1" office:value-type="string">
            <text:p>09/01/2021</text:p>
          </table:table-cell>
          <table:table-cell table:style-name="ce2" office:value-type="currency" office:currency="CAD" office:value="53.24">
            <text:p>$53.24</text:p>
          </table:table-cell>
          <table:table-cell table:style-name="ce1" office:value-type="float" office:value="17815128">
            <text:p>17815128</text:p>
          </table:table-cell>
          <table:table-cell table:style-name="ce2" office:value-type="currency" office:currency="CAD" office:value="56">
            <text:p>$56.00</text:p>
          </table:table-cell>
          <table:table-cell table:style-name="ce2" office:value-type="currency" office:currency="CAD" office:value="57.86">
            <text:p>$57.86</text:p>
          </table:table-cell>
          <table:table-cell table:style-name="ce2" office:value-type="currency" office:currency="CAD" office:value="52.01">
            <text:p>$52.01</text:p>
          </table:table-cell>
        </table:table-row>
        <table:table-row table:style-name="ro1">
          <table:table-cell table:style-name="ce1" office:value-type="string">
            <text:p>08/31/2021</text:p>
          </table:table-cell>
          <table:table-cell table:style-name="ce2" office:value-type="currency" office:currency="CAD" office:value="54.56">
            <text:p>$54.56</text:p>
          </table:table-cell>
          <table:table-cell table:style-name="ce1" office:value-type="float" office:value="14298748">
            <text:p>14298748</text:p>
          </table:table-cell>
          <table:table-cell table:style-name="ce2" office:value-type="currency" office:currency="CAD" office:value="53.18">
            <text:p>$53.18</text:p>
          </table:table-cell>
          <table:table-cell table:style-name="ce2" office:value-type="currency" office:currency="CAD" office:value="55.58">
            <text:p>$55.58</text:p>
          </table:table-cell>
          <table:table-cell table:style-name="ce2" office:value-type="currency" office:currency="CAD" office:value="52.87">
            <text:p>$52.87</text:p>
          </table:table-cell>
        </table:table-row>
        <table:table-row table:style-name="ro1">
          <table:table-cell table:style-name="ce1" office:value-type="string">
            <text:p>08/30/2021</text:p>
          </table:table-cell>
          <table:table-cell table:style-name="ce2" office:value-type="currency" office:currency="CAD" office:value="52.3">
            <text:p>$52.30</text:p>
          </table:table-cell>
          <table:table-cell table:style-name="ce1" office:value-type="float" office:value="13238336">
            <text:p>13238336</text:p>
          </table:table-cell>
          <table:table-cell table:style-name="ce2" office:value-type="currency" office:currency="CAD" office:value="51.25">
            <text:p>$51.25</text:p>
          </table:table-cell>
          <table:table-cell table:style-name="ce2" office:value-type="currency" office:currency="CAD" office:value="54.55">
            <text:p>$54.55</text:p>
          </table:table-cell>
          <table:table-cell table:style-name="ce2" office:value-type="currency" office:currency="CAD" office:value="50.76">
            <text:p>$50.76</text:p>
          </table:table-cell>
        </table:table-row>
        <table:table-row table:style-name="ro1">
          <table:table-cell table:style-name="ce1" office:value-type="string">
            <text:p>08/27/2021</text:p>
          </table:table-cell>
          <table:table-cell table:style-name="ce2" office:value-type="currency" office:currency="CAD" office:value="51.24">
            <text:p>$51.24</text:p>
          </table:table-cell>
          <table:table-cell table:style-name="ce1" office:value-type="float" office:value="12923216">
            <text:p>12923216</text:p>
          </table:table-cell>
          <table:table-cell table:style-name="ce2" office:value-type="currency" office:currency="CAD" office:value="51.93">
            <text:p>$51.93</text:p>
          </table:table-cell>
          <table:table-cell table:style-name="ce2" office:value-type="currency" office:currency="CAD" office:value="53.25">
            <text:p>$53.25</text:p>
          </table:table-cell>
          <table:table-cell table:style-name="ce2" office:value-type="currency" office:currency="CAD" office:value="50.01">
            <text:p>$50.01</text:p>
          </table:table-cell>
        </table:table-row>
        <table:table-row table:style-name="ro1">
          <table:table-cell table:style-name="ce1" office:value-type="string">
            <text:p>08/26/2021</text:p>
          </table:table-cell>
          <table:table-cell table:style-name="ce2" office:value-type="currency" office:currency="CAD" office:value="51.31">
            <text:p>$51.31</text:p>
          </table:table-cell>
          <table:table-cell table:style-name="ce1" office:value-type="float" office:value="24954588">
            <text:p>24954588</text:p>
          </table:table-cell>
          <table:table-cell table:style-name="ce2" office:value-type="currency" office:currency="CAD" office:value="50.17">
            <text:p>$50.17</text:p>
          </table:table-cell>
          <table:table-cell table:style-name="ce2" office:value-type="currency" office:currency="CAD" office:value="54.25">
            <text:p>$54.25</text:p>
          </table:table-cell>
          <table:table-cell table:style-name="ce2" office:value-type="currency" office:currency="CAD" office:value="49.75">
            <text:p>$49.75</text:p>
          </table:table-cell>
        </table:table-row>
        <table:table-row table:style-name="ro1">
          <table:table-cell table:style-name="ce1" office:value-type="string">
            <text:p>08/25/2021</text:p>
          </table:table-cell>
          <table:table-cell table:style-name="ce2" office:value-type="currency" office:currency="CAD" office:value="49.91">
            <text:p>$49.91</text:p>
          </table:table-cell>
          <table:table-cell table:style-name="ce1" office:value-type="float" office:value="51444240">
            <text:p>51444240</text:p>
          </table:table-cell>
          <table:table-cell table:style-name="ce2" office:value-type="currency" office:currency="CAD" office:value="51.66">
            <text:p>$51.66</text:p>
          </table:table-cell>
          <table:table-cell table:style-name="ce2" office:value-type="currency" office:currency="CAD" office:value="56.75">
            <text:p>$56.75</text:p>
          </table:table-cell>
          <table:table-cell table:style-name="ce2" office:value-type="currency" office:currency="CAD" office:value="48.25">
            <text:p>$48.25</text:p>
          </table:table-cell>
        </table:table-row>
        <table:table-row table:style-name="ro1">
          <table:table-cell table:style-name="ce1" office:value-type="string">
            <text:p>08/24/2021</text:p>
          </table:table-cell>
          <table:table-cell table:style-name="ce2" office:value-type="currency" office:currency="CAD" office:value="52.57">
            <text:p>$52.57</text:p>
          </table:table-cell>
          <table:table-cell table:style-name="ce1" office:value-type="float" office:value="58608840">
            <text:p>58608840</text:p>
          </table:table-cell>
          <table:table-cell table:style-name="ce2" office:value-type="currency" office:currency="CAD" office:value="41.57">
            <text:p>$41.57</text:p>
          </table:table-cell>
          <table:table-cell table:style-name="ce2" office:value-type="currency" office:currency="CAD" office:value="56.25">
            <text:p>$56.25</text:p>
          </table:table-cell>
          <table:table-cell table:style-name="ce2" office:value-type="currency" office:currency="CAD" office:value="41.29">
            <text:p>$41.29</text:p>
          </table:table-cell>
        </table:table-row>
        <table:table-row table:style-name="ro1">
          <table:table-cell table:style-name="ce1" office:value-type="string">
            <text:p>08/23/2021</text:p>
          </table:table-cell>
          <table:table-cell table:style-name="ce2" office:value-type="currency" office:currency="CAD" office:value="41.22">
            <text:p>$41.22</text:p>
          </table:table-cell>
          <table:table-cell table:style-name="ce1" office:value-type="float" office:value="5372128">
            <text:p>5372128</text:p>
          </table:table-cell>
          <table:table-cell table:style-name="ce2" office:value-type="currency" office:currency="CAD" office:value="40.6">
            <text:p>$40.60</text:p>
          </table:table-cell>
          <table:table-cell table:style-name="ce2" office:value-type="currency" office:currency="CAD" office:value="41.82">
            <text:p>$41.82</text:p>
          </table:table-cell>
          <table:table-cell table:style-name="ce2" office:value-type="currency" office:currency="CAD" office:value="39.89">
            <text:p>$39.89</text:p>
          </table:table-cell>
        </table:table-row>
        <table:table-row table:style-name="ro1">
          <table:table-cell table:style-name="ce1" office:value-type="string">
            <text:p>08/20/2021</text:p>
          </table:table-cell>
          <table:table-cell table:style-name="ce2" office:value-type="currency" office:currency="CAD" office:value="39.83">
            <text:p>$39.83</text:p>
          </table:table-cell>
          <table:table-cell table:style-name="ce1" office:value-type="float" office:value="4619432">
            <text:p>4619432</text:p>
          </table:table-cell>
          <table:table-cell table:style-name="ce2" office:value-type="currency" office:currency="CAD" office:value="38.45">
            <text:p>$38.45</text:p>
          </table:table-cell>
          <table:table-cell table:style-name="ce2" office:value-type="currency" office:currency="CAD" office:value="40.02">
            <text:p>$40.02</text:p>
          </table:table-cell>
          <table:table-cell table:style-name="ce2" office:value-type="currency" office:currency="CAD" office:value="38.31">
            <text:p>$38.31</text:p>
          </table:table-cell>
        </table:table-row>
        <table:table-row table:style-name="ro1">
          <table:table-cell table:style-name="ce1" office:value-type="string">
            <text:p>08/19/2021</text:p>
          </table:table-cell>
          <table:table-cell table:style-name="ce2" office:value-type="currency" office:currency="CAD" office:value="38.23">
            <text:p>$38.23</text:p>
          </table:table-cell>
          <table:table-cell table:style-name="ce1" office:value-type="float" office:value="4786192">
            <text:p>4786192</text:p>
          </table:table-cell>
          <table:table-cell table:style-name="ce2" office:value-type="currency" office:currency="CAD" office:value="39.19">
            <text:p>$39.19</text:p>
          </table:table-cell>
          <table:table-cell table:style-name="ce2" office:value-type="currency" office:currency="CAD" office:value="39.5">
            <text:p>$39.50</text:p>
          </table:table-cell>
          <table:table-cell table:style-name="ce2" office:value-type="currency" office:currency="CAD" office:value="37.7">
            <text:p>$37.70</text:p>
          </table:table-cell>
        </table:table-row>
        <table:table-row table:style-name="ro1">
          <table:table-cell table:style-name="ce1" office:value-type="string">
            <text:p>08/18/2021</text:p>
          </table:table-cell>
          <table:table-cell table:style-name="ce2" office:value-type="currency" office:currency="CAD" office:value="39.26">
            <text:p>$39.26</text:p>
          </table:table-cell>
          <table:table-cell table:style-name="ce1" office:value-type="float" office:value="5647368">
            <text:p>5647368</text:p>
          </table:table-cell>
          <table:table-cell table:style-name="ce2" office:value-type="currency" office:currency="CAD" office:value="40.81">
            <text:p>$40.81</text:p>
          </table:table-cell>
          <table:table-cell table:style-name="ce2" office:value-type="currency" office:currency="CAD" office:value="41.4">
            <text:p>$41.40</text:p>
          </table:table-cell>
          <table:table-cell table:style-name="ce2" office:value-type="currency" office:currency="CAD" office:value="39.19">
            <text:p>$39.19</text:p>
          </table:table-cell>
        </table:table-row>
        <table:table-row table:style-name="ro1">
          <table:table-cell table:style-name="ce1" office:value-type="string">
            <text:p>08/17/2021</text:p>
          </table:table-cell>
          <table:table-cell table:style-name="ce2" office:value-type="currency" office:currency="CAD" office:value="40.89">
            <text:p>$40.89</text:p>
          </table:table-cell>
          <table:table-cell table:style-name="ce1" office:value-type="float" office:value="4863752">
            <text:p>4863752</text:p>
          </table:table-cell>
          <table:table-cell table:style-name="ce2" office:value-type="currency" office:currency="CAD" office:value="40.3">
            <text:p>$40.30</text:p>
          </table:table-cell>
          <table:table-cell table:style-name="ce2" office:value-type="currency" office:currency="CAD" office:value="42.37">
            <text:p>$42.37</text:p>
          </table:table-cell>
          <table:table-cell table:style-name="ce2" office:value-type="currency" office:currency="CAD" office:value="40.28">
            <text:p>$40.28</text:p>
          </table:table-cell>
        </table:table-row>
        <table:table-row table:style-name="ro1">
          <table:table-cell table:style-name="ce1" office:value-type="string">
            <text:p>08/16/2021</text:p>
          </table:table-cell>
          <table:table-cell table:style-name="ce2" office:value-type="currency" office:currency="CAD" office:value="40.98">
            <text:p>$40.98</text:p>
          </table:table-cell>
          <table:table-cell table:style-name="ce1" office:value-type="float" office:value="6299508">
            <text:p>6299508</text:p>
          </table:table-cell>
          <table:table-cell table:style-name="ce2" office:value-type="currency" office:currency="CAD" office:value="40.25">
            <text:p>$40.25</text:p>
          </table:table-cell>
          <table:table-cell table:style-name="ce2" office:value-type="currency" office:currency="CAD" office:value="42.47">
            <text:p>$42.47</text:p>
          </table:table-cell>
          <table:table-cell table:style-name="ce2" office:value-type="currency" office:currency="CAD" office:value="39.79">
            <text:p>$39.79</text:p>
          </table:table-cell>
        </table:table-row>
        <table:table-row table:style-name="ro1">
          <table:table-cell table:style-name="ce1" office:value-type="string">
            <text:p>08/13/2021</text:p>
          </table:table-cell>
          <table:table-cell table:style-name="ce2" office:value-type="currency" office:currency="CAD" office:value="40.63">
            <text:p>$40.63</text:p>
          </table:table-cell>
          <table:table-cell table:style-name="ce1" office:value-type="float" office:value="4059004">
            <text:p>4059004</text:p>
          </table:table-cell>
          <table:table-cell table:style-name="ce2" office:value-type="currency" office:currency="CAD" office:value="40.12">
            <text:p>$40.12</text:p>
          </table:table-cell>
          <table:table-cell table:style-name="ce2" office:value-type="currency" office:currency="CAD" office:value="40.89">
            <text:p>$40.89</text:p>
          </table:table-cell>
          <table:table-cell table:style-name="ce2" office:value-type="currency" office:currency="CAD" office:value="39.35">
            <text:p>$39.35</text:p>
          </table:table-cell>
        </table:table-row>
        <table:table-row table:style-name="ro1">
          <table:table-cell table:style-name="ce1" office:value-type="string">
            <text:p>08/12/2021</text:p>
          </table:table-cell>
          <table:table-cell table:style-name="ce2" office:value-type="currency" office:currency="CAD" office:value="40.59">
            <text:p>$40.59</text:p>
          </table:table-cell>
          <table:table-cell table:style-name="ce1" office:value-type="float" office:value="5279328">
            <text:p>5279328</text:p>
          </table:table-cell>
          <table:table-cell table:style-name="ce2" office:value-type="currency" office:currency="CAD" office:value="39.97">
            <text:p>$39.97</text:p>
          </table:table-cell>
          <table:table-cell table:style-name="ce2" office:value-type="currency" office:currency="CAD" office:value="41.07">
            <text:p>$41.07</text:p>
          </table:table-cell>
          <table:table-cell table:style-name="ce2" office:value-type="currency" office:currency="CAD" office:value="39.33">
            <text:p>$39.33</text:p>
          </table:table-cell>
        </table:table-row>
        <table:table-row table:style-name="ro1">
          <table:table-cell table:style-name="ce1" office:value-type="string">
            <text:p>08/11/2021</text:p>
          </table:table-cell>
          <table:table-cell table:style-name="ce2" office:value-type="currency" office:currency="CAD" office:value="39.7">
            <text:p>$39.70</text:p>
          </table:table-cell>
          <table:table-cell table:style-name="ce1" office:value-type="float" office:value="3781712">
            <text:p>3781712</text:p>
          </table:table-cell>
          <table:table-cell table:style-name="ce2" office:value-type="currency" office:currency="CAD" office:value="39.61">
            <text:p>$39.61</text:p>
          </table:table-cell>
          <table:table-cell table:style-name="ce2" office:value-type="currency" office:currency="CAD" office:value="39.76">
            <text:p>$39.76</text:p>
          </table:table-cell>
          <table:table-cell table:style-name="ce2" office:value-type="currency" office:currency="CAD" office:value="38.66">
            <text:p>$38.66</text:p>
          </table:table-cell>
        </table:table-row>
        <table:table-row table:style-name="ro1">
          <table:table-cell table:style-name="ce1" office:value-type="string">
            <text:p>08/10/2021</text:p>
          </table:table-cell>
          <table:table-cell table:style-name="ce2" office:value-type="currency" office:currency="CAD" office:value="39.76">
            <text:p>$39.76</text:p>
          </table:table-cell>
          <table:table-cell table:style-name="ce1" office:value-type="float" office:value="6493336">
            <text:p>6493336</text:p>
          </table:table-cell>
          <table:table-cell table:style-name="ce2" office:value-type="currency" office:currency="CAD" office:value="40.34">
            <text:p>$40.34</text:p>
          </table:table-cell>
          <table:table-cell table:style-name="ce2" office:value-type="currency" office:currency="CAD" office:value="41.73">
            <text:p>$41.73</text:p>
          </table:table-cell>
          <table:table-cell table:style-name="ce2" office:value-type="currency" office:currency="CAD" office:value="38.84">
            <text:p>$38.84</text:p>
          </table:table-cell>
        </table:table-row>
        <table:table-row table:style-name="ro1">
          <table:table-cell table:style-name="ce1" office:value-type="string">
            <text:p>08/09/2021</text:p>
          </table:table-cell>
          <table:table-cell table:style-name="ce2" office:value-type="currency" office:currency="CAD" office:value="40.28">
            <text:p>$40.28</text:p>
          </table:table-cell>
          <table:table-cell table:style-name="ce1" office:value-type="float" office:value="8996816">
            <text:p>8996816</text:p>
          </table:table-cell>
          <table:table-cell table:style-name="ce2" office:value-type="currency" office:currency="CAD" office:value="37.95">
            <text:p>$37.95</text:p>
          </table:table-cell>
          <table:table-cell table:style-name="ce2" office:value-type="currency" office:currency="CAD" office:value="41.18">
            <text:p>$41.18</text:p>
          </table:table-cell>
          <table:table-cell table:style-name="ce2" office:value-type="currency" office:currency="CAD" office:value="37.67">
            <text:p>$37.67</text:p>
          </table:table-cell>
        </table:table-row>
        <table:table-row table:style-name="ro1">
          <table:table-cell table:style-name="ce1" office:value-type="string">
            <text:p>08/06/2021</text:p>
          </table:table-cell>
          <table:table-cell table:style-name="ce2" office:value-type="currency" office:currency="CAD" office:value="37.94">
            <text:p>$37.94</text:p>
          </table:table-cell>
          <table:table-cell table:style-name="ce1" office:value-type="float" office:value="5410756">
            <text:p>5410756</text:p>
          </table:table-cell>
          <table:table-cell table:style-name="ce2" office:value-type="currency" office:currency="CAD" office:value="38.65">
            <text:p>$38.65</text:p>
          </table:table-cell>
          <table:table-cell table:style-name="ce2" office:value-type="currency" office:currency="CAD" office:value="39.13">
            <text:p>$39.13</text:p>
          </table:table-cell>
          <table:table-cell table:style-name="ce2" office:value-type="currency" office:currency="CAD" office:value="37.58">
            <text:p>$37.58</text:p>
          </table:table-cell>
        </table:table-row>
        <table:table-row table:style-name="ro1">
          <table:table-cell table:style-name="ce1" office:value-type="string">
            <text:p>08/05/2021</text:p>
          </table:table-cell>
          <table:table-cell table:style-name="ce2" office:value-type="currency" office:currency="CAD" office:value="38.36">
            <text:p>$38.36</text:p>
          </table:table-cell>
          <table:table-cell table:style-name="ce1" office:value-type="float" office:value="9648492">
            <text:p>9648492</text:p>
          </table:table-cell>
          <table:table-cell table:style-name="ce2" office:value-type="currency" office:currency="CAD" office:value="37">
            <text:p>$37.00</text:p>
          </table:table-cell>
          <table:table-cell table:style-name="ce2" office:value-type="currency" office:currency="CAD" office:value="39.4">
            <text:p>$39.40</text:p>
          </table:table-cell>
          <table:table-cell table:style-name="ce2" office:value-type="currency" office:currency="CAD" office:value="36.31">
            <text:p>$36.31</text:p>
          </table:table-cell>
        </table:table-row>
        <table:table-row table:style-name="ro1">
          <table:table-cell table:style-name="ce1" office:value-type="string">
            <text:p>08/04/2021</text:p>
          </table:table-cell>
          <table:table-cell table:style-name="ce2" office:value-type="currency" office:currency="CAD" office:value="36.7">
            <text:p>$36.70</text:p>
          </table:table-cell>
          <table:table-cell table:style-name="ce1" office:value-type="float" office:value="9573936">
            <text:p>9573936</text:p>
          </table:table-cell>
          <table:table-cell table:style-name="ce2" office:value-type="currency" office:currency="CAD" office:value="38.18">
            <text:p>$38.18</text:p>
          </table:table-cell>
          <table:table-cell table:style-name="ce2" office:value-type="currency" office:currency="CAD" office:value="39.45">
            <text:p>$39.45</text:p>
          </table:table-cell>
          <table:table-cell table:style-name="ce2" office:value-type="currency" office:currency="CAD" office:value="36.42">
            <text:p>$36.42</text:p>
          </table:table-cell>
        </table:table-row>
        <table:table-row table:style-name="ro1">
          <table:table-cell table:style-name="ce1" office:value-type="string">
            <text:p>08/03/2021</text:p>
          </table:table-cell>
          <table:table-cell table:style-name="ce2" office:value-type="currency" office:currency="CAD" office:value="38.19">
            <text:p>$38.19</text:p>
          </table:table-cell>
          <table:table-cell table:style-name="ce1" office:value-type="float" office:value="57802480">
            <text:p>57802480</text:p>
          </table:table-cell>
          <table:table-cell table:style-name="ce2" office:value-type="currency" office:currency="CAD" office:value="39.19">
            <text:p>$39.19</text:p>
          </table:table-cell>
          <table:table-cell table:style-name="ce2" office:value-type="currency" office:currency="CAD" office:value="39.72">
            <text:p>$39.72</text:p>
          </table:table-cell>
          <table:table-cell table:style-name="ce2" office:value-type="currency" office:currency="CAD" office:value="37.05">
            <text:p>$37.05</text:p>
          </table:table-cell>
        </table:table-row>
        <table:table-row table:style-name="ro1">
          <table:table-cell table:style-name="ce1" office:value-type="string">
            <text:p>08/02/2021</text:p>
          </table:table-cell>
          <table:table-cell table:style-name="ce2" office:value-type="currency" office:currency="CAD" office:value="39.41">
            <text:p>$39.41</text:p>
          </table:table-cell>
          <table:table-cell table:style-name="ce1" office:value-type="float" office:value="10131724">
            <text:p>10131724</text:p>
          </table:table-cell>
          <table:table-cell table:style-name="ce2" office:value-type="currency" office:currency="CAD" office:value="40.5">
            <text:p>$40.50</text:p>
          </table:table-cell>
          <table:table-cell table:style-name="ce2" office:value-type="currency" office:currency="CAD" office:value="40.9">
            <text:p>$40.90</text:p>
          </table:table-cell>
          <table:table-cell table:style-name="ce2" office:value-type="currency" office:currency="CAD" office:value="38.77">
            <text:p>$38.77</text:p>
          </table:table-cell>
        </table:table-row>
        <table:table-row table:style-name="ro1">
          <table:table-cell table:style-name="ce1" office:value-type="string">
            <text:p>07/30/2021</text:p>
          </table:table-cell>
          <table:table-cell table:style-name="ce2" office:value-type="currency" office:currency="CAD" office:value="40.28">
            <text:p>$40.28</text:p>
          </table:table-cell>
          <table:table-cell table:style-name="ce1" office:value-type="float" office:value="9508472">
            <text:p>9508472</text:p>
          </table:table-cell>
          <table:table-cell table:style-name="ce2" office:value-type="currency" office:currency="CAD" office:value="41.25">
            <text:p>$41.25</text:p>
          </table:table-cell>
          <table:table-cell table:style-name="ce2" office:value-type="currency" office:currency="CAD" office:value="41.81">
            <text:p>$41.81</text:p>
          </table:table-cell>
          <table:table-cell table:style-name="ce2" office:value-type="currency" office:currency="CAD" office:value="39.72">
            <text:p>$39.72</text:p>
          </table:table-cell>
        </table:table-row>
        <table:table-row table:style-name="ro1">
          <table:table-cell table:style-name="ce1" office:value-type="string">
            <text:p>07/29/2021</text:p>
          </table:table-cell>
          <table:table-cell table:style-name="ce2" office:value-type="currency" office:currency="CAD" office:value="41.22">
            <text:p>$41.22</text:p>
          </table:table-cell>
          <table:table-cell table:style-name="ce1" office:value-type="float" office:value="8959980">
            <text:p>8959980</text:p>
          </table:table-cell>
          <table:table-cell table:style-name="ce2" office:value-type="currency" office:currency="CAD" office:value="42.65">
            <text:p>$42.65</text:p>
          </table:table-cell>
          <table:table-cell table:style-name="ce2" office:value-type="currency" office:currency="CAD" office:value="43.47">
            <text:p>$43.47</text:p>
          </table:table-cell>
          <table:table-cell table:style-name="ce2" office:value-type="currency" office:currency="CAD" office:value="41.13">
            <text:p>$41.13</text:p>
          </table:table-cell>
        </table:table-row>
        <table:table-row table:style-name="ro1">
          <table:table-cell table:style-name="ce1" office:value-type="string">
            <text:p>07/28/2021</text:p>
          </table:table-cell>
          <table:table-cell table:style-name="ce2" office:value-type="currency" office:currency="CAD" office:value="42.28">
            <text:p>$42.28</text:p>
          </table:table-cell>
          <table:table-cell table:style-name="ce1" office:value-type="float" office:value="16403380">
            <text:p>16403380</text:p>
          </table:table-cell>
          <table:table-cell table:style-name="ce2" office:value-type="currency" office:currency="CAD" office:value="43.93">
            <text:p>$43.93</text:p>
          </table:table-cell>
          <table:table-cell table:style-name="ce2" office:value-type="currency" office:currency="CAD" office:value="44.28">
            <text:p>$44.28</text:p>
          </table:table-cell>
          <table:table-cell table:style-name="ce2" office:value-type="currency" office:currency="CAD" office:value="41.07">
            <text:p>$41.07</text:p>
          </table:table-cell>
        </table:table-row>
        <table:table-row table:style-name="ro1">
          <table:table-cell table:style-name="ce1" office:value-type="string">
            <text:p>07/27/2021</text:p>
          </table:table-cell>
          <table:table-cell table:style-name="ce2" office:value-type="currency" office:currency="CAD" office:value="44.64">
            <text:p>$44.64</text:p>
          </table:table-cell>
          <table:table-cell table:style-name="ce1" office:value-type="float" office:value="4859100">
            <text:p>4859100</text:p>
          </table:table-cell>
          <table:table-cell table:style-name="ce2" office:value-type="currency" office:currency="CAD" office:value="45.75">
            <text:p>$45.75</text:p>
          </table:table-cell>
          <table:table-cell table:style-name="ce2" office:value-type="currency" office:currency="CAD" office:value="46.25">
            <text:p>$46.25</text:p>
          </table:table-cell>
          <table:table-cell table:style-name="ce2" office:value-type="currency" office:currency="CAD" office:value="44.17">
            <text:p>$44.17</text:p>
          </table:table-cell>
        </table:table-row>
        <table:table-row table:style-name="ro1">
          <table:table-cell table:style-name="ce1" office:value-type="string">
            <text:p>07/26/2021</text:p>
          </table:table-cell>
          <table:table-cell table:style-name="ce2" office:value-type="currency" office:currency="CAD" office:value="45.99">
            <text:p>$45.99</text:p>
          </table:table-cell>
          <table:table-cell table:style-name="ce1" office:value-type="float" office:value="5042372">
            <text:p>5042372</text:p>
          </table:table-cell>
          <table:table-cell table:style-name="ce2" office:value-type="currency" office:currency="CAD" office:value="45.09">
            <text:p>$45.09</text:p>
          </table:table-cell>
          <table:table-cell table:style-name="ce2" office:value-type="currency" office:currency="CAD" office:value="46.51">
            <text:p>$46.51</text:p>
          </table:table-cell>
          <table:table-cell table:style-name="ce2" office:value-type="currency" office:currency="CAD" office:value="44.69">
            <text:p>$44.69</text:p>
          </table:table-cell>
        </table:table-row>
        <table:table-row table:style-name="ro1">
          <table:table-cell table:style-name="ce1" office:value-type="string">
            <text:p>07/23/2021</text:p>
          </table:table-cell>
          <table:table-cell table:style-name="ce2" office:value-type="currency" office:currency="CAD" office:value="45.09">
            <text:p>$45.09</text:p>
          </table:table-cell>
          <table:table-cell table:style-name="ce1" office:value-type="float" office:value="5264672">
            <text:p>5264672</text:p>
          </table:table-cell>
          <table:table-cell table:style-name="ce2" office:value-type="currency" office:currency="CAD" office:value="45.25">
            <text:p>$45.25</text:p>
          </table:table-cell>
          <table:table-cell table:style-name="ce2" office:value-type="currency" office:currency="CAD" office:value="45.4">
            <text:p>$45.40</text:p>
          </table:table-cell>
          <table:table-cell table:style-name="ce2" office:value-type="currency" office:currency="CAD" office:value="43.46">
            <text:p>$43.46</text:p>
          </table:table-cell>
        </table:table-row>
        <table:table-row table:style-name="ro1">
          <table:table-cell table:style-name="ce1" office:value-type="string">
            <text:p>07/22/2021</text:p>
          </table:table-cell>
          <table:table-cell table:style-name="ce2" office:value-type="currency" office:currency="CAD" office:value="44.71">
            <text:p>$44.71</text:p>
          </table:table-cell>
          <table:table-cell table:style-name="ce1" office:value-type="float" office:value="5651952">
            <text:p>5651952</text:p>
          </table:table-cell>
          <table:table-cell table:style-name="ce2" office:value-type="currency" office:currency="CAD" office:value="46.33">
            <text:p>$46.33</text:p>
          </table:table-cell>
          <table:table-cell table:style-name="ce2" office:value-type="currency" office:currency="CAD" office:value="46.92">
            <text:p>$46.92</text:p>
          </table:table-cell>
          <table:table-cell table:style-name="ce2" office:value-type="currency" office:currency="CAD" office:value="44.04">
            <text:p>$44.04</text:p>
          </table:table-cell>
        </table:table-row>
        <table:table-row table:style-name="ro1">
          <table:table-cell table:style-name="ce1" office:value-type="string">
            <text:p>07/21/2021</text:p>
          </table:table-cell>
          <table:table-cell table:style-name="ce2" office:value-type="currency" office:currency="CAD" office:value="46.45">
            <text:p>$46.45</text:p>
          </table:table-cell>
          <table:table-cell table:style-name="ce1" office:value-type="float" office:value="8916736">
            <text:p>8916736</text:p>
          </table:table-cell>
          <table:table-cell table:style-name="ce2" office:value-type="currency" office:currency="CAD" office:value="46.95">
            <text:p>$46.95</text:p>
          </table:table-cell>
          <table:table-cell table:style-name="ce2" office:value-type="currency" office:currency="CAD" office:value="48.88">
            <text:p>$48.88</text:p>
          </table:table-cell>
          <table:table-cell table:style-name="ce2" office:value-type="currency" office:currency="CAD" office:value="45.53">
            <text:p>$45.53</text:p>
          </table:table-cell>
        </table:table-row>
        <table:table-row table:style-name="ro1">
          <table:table-cell table:style-name="ce1" office:value-type="string">
            <text:p>07/20/2021</text:p>
          </table:table-cell>
          <table:table-cell table:style-name="ce2" office:value-type="currency" office:currency="CAD" office:value="47.8">
            <text:p>$47.80</text:p>
          </table:table-cell>
          <table:table-cell table:style-name="ce1" office:value-type="float" office:value="12404360">
            <text:p>12404360</text:p>
          </table:table-cell>
          <table:table-cell table:style-name="ce2" office:value-type="currency" office:currency="CAD" office:value="43.48">
            <text:p>$43.48</text:p>
          </table:table-cell>
          <table:table-cell table:style-name="ce2" office:value-type="currency" office:currency="CAD" office:value="48.41">
            <text:p>$48.41</text:p>
          </table:table-cell>
          <table:table-cell table:style-name="ce2" office:value-type="currency" office:currency="CAD" office:value="43.11">
            <text:p>$43.11</text:p>
          </table:table-cell>
        </table:table-row>
        <table:table-row table:style-name="ro1">
          <table:table-cell table:style-name="ce1" office:value-type="string">
            <text:p>07/19/2021</text:p>
          </table:table-cell>
          <table:table-cell table:style-name="ce2" office:value-type="currency" office:currency="CAD" office:value="43.37">
            <text:p>$43.37</text:p>
          </table:table-cell>
          <table:table-cell table:style-name="ce1" office:value-type="float" office:value="9747736">
            <text:p>9747736</text:p>
          </table:table-cell>
          <table:table-cell table:style-name="ce2" office:value-type="currency" office:currency="CAD" office:value="40.83">
            <text:p>$40.83</text:p>
          </table:table-cell>
          <table:table-cell table:style-name="ce2" office:value-type="currency" office:currency="CAD" office:value="44">
            <text:p>$44.00</text:p>
          </table:table-cell>
          <table:table-cell table:style-name="ce2" office:value-type="currency" office:currency="CAD" office:value="40.31">
            <text:p>$40.31</text:p>
          </table:table-cell>
        </table:table-row>
        <table:table-row table:style-name="ro1">
          <table:table-cell table:style-name="ce1" office:value-type="string">
            <text:p>07/16/2021</text:p>
          </table:table-cell>
          <table:table-cell table:style-name="ce2" office:value-type="currency" office:currency="CAD" office:value="42.26">
            <text:p>$42.26</text:p>
          </table:table-cell>
          <table:table-cell table:style-name="ce1" office:value-type="float" office:value="13151716">
            <text:p>13151716</text:p>
          </table:table-cell>
          <table:table-cell table:style-name="ce2" office:value-type="currency" office:currency="CAD" office:value="42.54">
            <text:p>$42.54</text:p>
          </table:table-cell>
          <table:table-cell table:style-name="ce2" office:value-type="currency" office:currency="CAD" office:value="44.87">
            <text:p>$44.87</text:p>
          </table:table-cell>
          <table:table-cell table:style-name="ce2" office:value-type="currency" office:currency="CAD" office:value="41.58">
            <text:p>$41.58</text:p>
          </table:table-cell>
        </table:table-row>
        <table:table-row table:style-name="ro1">
          <table:table-cell table:style-name="ce1" office:value-type="string">
            <text:p>07/15/2021</text:p>
          </table:table-cell>
          <table:table-cell table:style-name="ce2" office:value-type="currency" office:currency="CAD" office:value="41.71">
            <text:p>$41.71</text:p>
          </table:table-cell>
          <table:table-cell table:style-name="ce1" office:value-type="float" office:value="17194356">
            <text:p>17194356</text:p>
          </table:table-cell>
          <table:table-cell table:style-name="ce2" office:value-type="currency" office:currency="CAD" office:value="40">
            <text:p>$40.00</text:p>
          </table:table-cell>
          <table:table-cell table:style-name="ce2" office:value-type="currency" office:currency="CAD" office:value="43">
            <text:p>$43.00</text:p>
          </table:table-cell>
          <table:table-cell table:style-name="ce2" office:value-type="currency" office:currency="CAD" office:value="39.5">
            <text:p>$39.50</text:p>
          </table:table-cell>
        </table:table-row>
        <table:table-row table:style-name="ro1">
          <table:table-cell table:style-name="ce1" office:value-type="string">
            <text:p>07/14/2021</text:p>
          </table:table-cell>
          <table:table-cell table:style-name="ce2" office:value-type="currency" office:currency="CAD" office:value="41.91">
            <text:p>$41.91</text:p>
          </table:table-cell>
          <table:table-cell table:style-name="ce1" office:value-type="float" office:value="15655080">
            <text:p>15655080</text:p>
          </table:table-cell>
          <table:table-cell table:style-name="ce2" office:value-type="currency" office:currency="CAD" office:value="45.12">
            <text:p>$45.12</text:p>
          </table:table-cell>
          <table:table-cell table:style-name="ce2" office:value-type="currency" office:currency="CAD" office:value="45.6">
            <text:p>$45.60</text:p>
          </table:table-cell>
          <table:table-cell table:style-name="ce2" office:value-type="currency" office:currency="CAD" office:value="41.27">
            <text:p>$41.27</text:p>
          </table:table-cell>
        </table:table-row>
        <table:table-row table:style-name="ro1">
          <table:table-cell table:style-name="ce1" office:value-type="string">
            <text:p>07/13/2021</text:p>
          </table:table-cell>
          <table:table-cell table:style-name="ce2" office:value-type="currency" office:currency="CAD" office:value="45.02">
            <text:p>$45.02</text:p>
          </table:table-cell>
          <table:table-cell table:style-name="ce1" office:value-type="float" office:value="9591776">
            <text:p>9591776</text:p>
          </table:table-cell>
          <table:table-cell table:style-name="ce2" office:value-type="currency" office:currency="CAD" office:value="46.92">
            <text:p>$46.92</text:p>
          </table:table-cell>
          <table:table-cell table:style-name="ce2" office:value-type="currency" office:currency="CAD" office:value="47.2">
            <text:p>$47.20</text:p>
          </table:table-cell>
          <table:table-cell table:style-name="ce2" office:value-type="currency" office:currency="CAD" office:value="44.75">
            <text:p>$44.75</text:p>
          </table:table-cell>
        </table:table-row>
        <table:table-row table:style-name="ro1">
          <table:table-cell table:style-name="ce1" office:value-type="string">
            <text:p>07/12/2021</text:p>
          </table:table-cell>
          <table:table-cell table:style-name="ce2" office:value-type="currency" office:currency="CAD" office:value="47.31">
            <text:p>$47.31</text:p>
          </table:table-cell>
          <table:table-cell table:style-name="ce1" office:value-type="float" office:value="6545296">
            <text:p>6545296</text:p>
          </table:table-cell>
          <table:table-cell table:style-name="ce2" office:value-type="currency" office:currency="CAD" office:value="47.86">
            <text:p>$47.86</text:p>
          </table:table-cell>
          <table:table-cell table:style-name="ce2" office:value-type="currency" office:currency="CAD" office:value="49.44">
            <text:p>$49.44</text:p>
          </table:table-cell>
          <table:table-cell table:style-name="ce2" office:value-type="currency" office:currency="CAD" office:value="46.86">
            <text:p>$46.86</text:p>
          </table:table-cell>
        </table:table-row>
        <table:table-row table:style-name="ro1">
          <table:table-cell table:style-name="ce1" office:value-type="string">
            <text:p>07/09/2021</text:p>
          </table:table-cell>
          <table:table-cell table:style-name="ce2" office:value-type="currency" office:currency="CAD" office:value="47.81">
            <text:p>$47.81</text:p>
          </table:table-cell>
          <table:table-cell table:style-name="ce1" office:value-type="float" office:value="6331700">
            <text:p>6331700</text:p>
          </table:table-cell>
          <table:table-cell table:style-name="ce2" office:value-type="currency" office:currency="CAD" office:value="47.72">
            <text:p>$47.72</text:p>
          </table:table-cell>
          <table:table-cell table:style-name="ce2" office:value-type="currency" office:currency="CAD" office:value="48.7">
            <text:p>$48.70</text:p>
          </table:table-cell>
          <table:table-cell table:style-name="ce2" office:value-type="currency" office:currency="CAD" office:value="46.69">
            <text:p>$46.69</text:p>
          </table:table-cell>
        </table:table-row>
        <table:table-row table:style-name="ro1">
          <table:table-cell table:style-name="ce1" office:value-type="string">
            <text:p>07/08/2021</text:p>
          </table:table-cell>
          <table:table-cell table:style-name="ce2" office:value-type="currency" office:currency="CAD" office:value="47.85">
            <text:p>$47.85</text:p>
          </table:table-cell>
          <table:table-cell table:style-name="ce1" office:value-type="float" office:value="11430056">
            <text:p>11430056</text:p>
          </table:table-cell>
          <table:table-cell table:style-name="ce2" office:value-type="currency" office:currency="CAD" office:value="44.96">
            <text:p>$44.96</text:p>
          </table:table-cell>
          <table:table-cell table:style-name="ce2" office:value-type="currency" office:currency="CAD" office:value="48.56">
            <text:p>$48.56</text:p>
          </table:table-cell>
          <table:table-cell table:style-name="ce2" office:value-type="currency" office:currency="CAD" office:value="44.88">
            <text:p>$44.88</text:p>
          </table:table-cell>
        </table:table-row>
        <table:table-row table:style-name="ro1">
          <table:table-cell table:style-name="ce1" office:value-type="string">
            <text:p>07/07/2021</text:p>
          </table:table-cell>
          <table:table-cell table:style-name="ce2" office:value-type="currency" office:currency="CAD" office:value="47.67">
            <text:p>$47.67</text:p>
          </table:table-cell>
          <table:table-cell table:style-name="ce1" office:value-type="float" office:value="16958000">
            <text:p>16958000</text:p>
          </table:table-cell>
          <table:table-cell table:style-name="ce2" office:value-type="currency" office:currency="CAD" office:value="49">
            <text:p>$49.00</text:p>
          </table:table-cell>
          <table:table-cell table:style-name="ce2" office:value-type="currency" office:currency="CAD" office:value="49.38">
            <text:p>$49.38</text:p>
          </table:table-cell>
          <table:table-cell table:style-name="ce2" office:value-type="currency" office:currency="CAD" office:value="44.39">
            <text:p>$44.39</text:p>
          </table:table-cell>
        </table:table-row>
        <table:table-row table:style-name="ro1">
          <table:table-cell table:style-name="ce1" office:value-type="string">
            <text:p>07/06/2021</text:p>
          </table:table-cell>
          <table:table-cell table:style-name="ce2" office:value-type="currency" office:currency="CAD" office:value="49.89">
            <text:p>$49.89</text:p>
          </table:table-cell>
          <table:table-cell table:style-name="ce1" office:value-type="float" office:value="11072248">
            <text:p>11072248</text:p>
          </table:table-cell>
          <table:table-cell table:style-name="ce2" office:value-type="currency" office:currency="CAD" office:value="51">
            <text:p>$51.00</text:p>
          </table:table-cell>
          <table:table-cell table:style-name="ce2" office:value-type="currency" office:currency="CAD" office:value="51.19">
            <text:p>$51.19</text:p>
          </table:table-cell>
          <table:table-cell table:style-name="ce2" office:value-type="currency" office:currency="CAD" office:value="48.43">
            <text:p>$48.43</text:p>
          </table:table-cell>
        </table:table-row>
        <table:table-row table:style-name="ro1">
          <table:table-cell table:style-name="ce1" office:value-type="string">
            <text:p>07/02/2021</text:p>
          </table:table-cell>
          <table:table-cell table:style-name="ce2" office:value-type="currency" office:currency="CAD" office:value="50.71">
            <text:p>$50.71</text:p>
          </table:table-cell>
          <table:table-cell table:style-name="ce1" office:value-type="float" office:value="10410916">
            <text:p>10410916</text:p>
          </table:table-cell>
          <table:table-cell table:style-name="ce2" office:value-type="currency" office:currency="CAD" office:value="51.2">
            <text:p>$51.20</text:p>
          </table:table-cell>
          <table:table-cell table:style-name="ce2" office:value-type="currency" office:currency="CAD" office:value="51.36">
            <text:p>$51.36</text:p>
          </table:table-cell>
          <table:table-cell table:style-name="ce2" office:value-type="currency" office:currency="CAD" office:value="49.13">
            <text:p>$49.13</text:p>
          </table:table-cell>
        </table:table-row>
        <table:table-row table:style-name="ro1">
          <table:table-cell table:style-name="ce1" office:value-type="string">
            <text:p>07/01/2021</text:p>
          </table:table-cell>
          <table:table-cell table:style-name="ce2" office:value-type="currency" office:currency="CAD" office:value="51.09">
            <text:p>$51.09</text:p>
          </table:table-cell>
          <table:table-cell table:style-name="ce1" office:value-type="float" office:value="10968448">
            <text:p>10968448</text:p>
          </table:table-cell>
          <table:table-cell table:style-name="ce2" office:value-type="currency" office:currency="CAD" office:value="53.35">
            <text:p>$53.35</text:p>
          </table:table-cell>
          <table:table-cell table:style-name="ce2" office:value-type="currency" office:currency="CAD" office:value="54.21">
            <text:p>$54.21</text:p>
          </table:table-cell>
          <table:table-cell table:style-name="ce2" office:value-type="currency" office:currency="CAD" office:value="50.5">
            <text:p>$50.50</text:p>
          </table:table-cell>
        </table:table-row>
        <table:table-row table:style-name="ro1">
          <table:table-cell table:style-name="ce1" office:value-type="string">
            <text:p>06/30/2021</text:p>
          </table:table-cell>
          <table:table-cell table:style-name="ce2" office:value-type="currency" office:currency="CAD" office:value="53.54">
            <text:p>$53.54</text:p>
          </table:table-cell>
          <table:table-cell table:style-name="ce1" office:value-type="float" office:value="10158592">
            <text:p>10158592</text:p>
          </table:table-cell>
          <table:table-cell table:style-name="ce2" office:value-type="currency" office:currency="CAD" office:value="52.42">
            <text:p>$52.42</text:p>
          </table:table-cell>
          <table:table-cell table:style-name="ce2" office:value-type="currency" office:currency="CAD" office:value="53.82">
            <text:p>$53.82</text:p>
          </table:table-cell>
          <table:table-cell table:style-name="ce2" office:value-type="currency" office:currency="CAD" office:value="51.73">
            <text:p>$51.73</text:p>
          </table:table-cell>
        </table:table-row>
        <table:table-row table:style-name="ro1">
          <table:table-cell table:style-name="ce1" office:value-type="string">
            <text:p>06/29/2021</text:p>
          </table:table-cell>
          <table:table-cell table:style-name="ce2" office:value-type="currency" office:currency="CAD" office:value="52.72">
            <text:p>$52.72</text:p>
          </table:table-cell>
          <table:table-cell table:style-name="ce1" office:value-type="float" office:value="9920036">
            <text:p>9920036</text:p>
          </table:table-cell>
          <table:table-cell table:style-name="ce2" office:value-type="currency" office:currency="CAD" office:value="53.4">
            <text:p>$53.40</text:p>
          </table:table-cell>
          <table:table-cell table:style-name="ce2" office:value-type="currency" office:currency="CAD" office:value="53.81">
            <text:p>$53.81</text:p>
          </table:table-cell>
          <table:table-cell table:style-name="ce2" office:value-type="currency" office:currency="CAD" office:value="52">
            <text:p>$52.00</text:p>
          </table:table-cell>
        </table:table-row>
        <table:table-row table:style-name="ro1">
          <table:table-cell table:style-name="ce1" office:value-type="string">
            <text:p>06/28/2021</text:p>
          </table:table-cell>
          <table:table-cell table:style-name="ce2" office:value-type="currency" office:currency="CAD" office:value="53.31">
            <text:p>$53.31</text:p>
          </table:table-cell>
          <table:table-cell table:style-name="ce1" office:value-type="float" office:value="19517456">
            <text:p>19517456</text:p>
          </table:table-cell>
          <table:table-cell table:style-name="ce2" office:value-type="currency" office:currency="CAD" office:value="52.81">
            <text:p>$52.81</text:p>
          </table:table-cell>
          <table:table-cell table:style-name="ce2" office:value-type="currency" office:currency="CAD" office:value="56.11">
            <text:p>$56.11</text:p>
          </table:table-cell>
          <table:table-cell table:style-name="ce2" office:value-type="currency" office:currency="CAD" office:value="52.55">
            <text:p>$52.55</text:p>
          </table:table-cell>
        </table:table-row>
        <table:table-row table:style-name="ro1">
          <table:table-cell table:style-name="ce1" office:value-type="string">
            <text:p>06/25/2021</text:p>
          </table:table-cell>
          <table:table-cell table:style-name="ce2" office:value-type="currency" office:currency="CAD" office:value="52.38">
            <text:p>$52.38</text:p>
          </table:table-cell>
          <table:table-cell table:style-name="ce1" office:value-type="float" office:value="50771000">
            <text:p>50771000</text:p>
          </table:table-cell>
          <table:table-cell table:style-name="ce2" office:value-type="currency" office:currency="CAD" office:value="53.5">
            <text:p>$53.50</text:p>
          </table:table-cell>
          <table:table-cell table:style-name="ce2" office:value-type="currency" office:currency="CAD" office:value="53.55">
            <text:p>$53.55</text:p>
          </table:table-cell>
          <table:table-cell table:style-name="ce2" office:value-type="currency" office:currency="CAD" office:value="49.63">
            <text:p>$49.63</text:p>
          </table:table-cell>
        </table:table-row>
        <table:table-row table:style-name="ro1">
          <table:table-cell table:style-name="ce1" office:value-type="string">
            <text:p>06/24/2021</text:p>
          </table:table-cell>
          <table:table-cell table:style-name="ce2" office:value-type="currency" office:currency="CAD" office:value="53.08">
            <text:p>$53.08</text:p>
          </table:table-cell>
          <table:table-cell table:style-name="ce1" office:value-type="float" office:value="15453356">
            <text:p>15453356</text:p>
          </table:table-cell>
          <table:table-cell table:style-name="ce2" office:value-type="currency" office:currency="CAD" office:value="55.29">
            <text:p>$55.29</text:p>
          </table:table-cell>
          <table:table-cell table:style-name="ce2" office:value-type="currency" office:currency="CAD" office:value="56.86">
            <text:p>$56.86</text:p>
          </table:table-cell>
          <table:table-cell table:style-name="ce2" office:value-type="currency" office:currency="CAD" office:value="52.9">
            <text:p>$52.90</text:p>
          </table:table-cell>
        </table:table-row>
        <table:table-row table:style-name="ro1">
          <table:table-cell table:style-name="ce1" office:value-type="string">
            <text:p>06/23/2021</text:p>
          </table:table-cell>
          <table:table-cell table:style-name="ce2" office:value-type="currency" office:currency="CAD" office:value="54.84">
            <text:p>$54.84</text:p>
          </table:table-cell>
          <table:table-cell table:style-name="ce1" office:value-type="float" office:value="14220360">
            <text:p>14220360</text:p>
          </table:table-cell>
          <table:table-cell table:style-name="ce2" office:value-type="currency" office:currency="CAD" office:value="55.36">
            <text:p>$55.36</text:p>
          </table:table-cell>
          <table:table-cell table:style-name="ce2" office:value-type="currency" office:currency="CAD" office:value="55.64">
            <text:p>$55.64</text:p>
          </table:table-cell>
          <table:table-cell table:style-name="ce2" office:value-type="currency" office:currency="CAD" office:value="53.53">
            <text:p>$53.53</text:p>
          </table:table-cell>
        </table:table-row>
        <table:table-row table:style-name="ro1">
          <table:table-cell table:style-name="ce1" office:value-type="string">
            <text:p>06/22/2021</text:p>
          </table:table-cell>
          <table:table-cell table:style-name="ce2" office:value-type="currency" office:currency="CAD" office:value="55.1">
            <text:p>$55.10</text:p>
          </table:table-cell>
          <table:table-cell table:style-name="ce1" office:value-type="float" office:value="32800708">
            <text:p>32800708</text:p>
          </table:table-cell>
          <table:table-cell table:style-name="ce2" office:value-type="currency" office:currency="CAD" office:value="54.43">
            <text:p>$54.43</text:p>
          </table:table-cell>
          <table:table-cell table:style-name="ce2" office:value-type="currency" office:currency="CAD" office:value="56.47">
            <text:p>$56.47</text:p>
          </table:table-cell>
          <table:table-cell table:style-name="ce2" office:value-type="currency" office:currency="CAD" office:value="52.29">
            <text:p>$52.29</text:p>
          </table:table-cell>
        </table:table-row>
        <table:table-row table:style-name="ro1">
          <table:table-cell table:style-name="ce1" office:value-type="string">
            <text:p>06/21/2021</text:p>
          </table:table-cell>
          <table:table-cell table:style-name="ce2" office:value-type="currency" office:currency="CAD" office:value="50.09">
            <text:p>$50.09</text:p>
          </table:table-cell>
          <table:table-cell table:style-name="ce1" office:value-type="float" office:value="20480744">
            <text:p>20480744</text:p>
          </table:table-cell>
          <table:table-cell table:style-name="ce2" office:value-type="currency" office:currency="CAD" office:value="54.24">
            <text:p>$54.24</text:p>
          </table:table-cell>
          <table:table-cell table:style-name="ce2" office:value-type="currency" office:currency="CAD" office:value="54.6">
            <text:p>$54.60</text:p>
          </table:table-cell>
          <table:table-cell table:style-name="ce2" office:value-type="currency" office:currency="CAD" office:value="49.25">
            <text:p>$49.25</text:p>
          </table:table-cell>
        </table:table-row>
        <table:table-row table:style-name="ro1">
          <table:table-cell table:style-name="ce1" office:value-type="string">
            <text:p>06/18/2021</text:p>
          </table:table-cell>
          <table:table-cell table:style-name="ce2" office:value-type="currency" office:currency="CAD" office:value="53.46">
            <text:p>$53.46</text:p>
          </table:table-cell>
          <table:table-cell table:style-name="ce1" office:value-type="float" office:value="17281268">
            <text:p>17281268</text:p>
          </table:table-cell>
          <table:table-cell table:style-name="ce2" office:value-type="currency" office:currency="CAD" office:value="55.05">
            <text:p>$55.05</text:p>
          </table:table-cell>
          <table:table-cell table:style-name="ce2" office:value-type="currency" office:currency="CAD" office:value="55.87">
            <text:p>$55.87</text:p>
          </table:table-cell>
          <table:table-cell table:style-name="ce2" office:value-type="currency" office:currency="CAD" office:value="53.25">
            <text:p>$53.25</text:p>
          </table:table-cell>
        </table:table-row>
        <table:table-row table:style-name="ro1">
          <table:table-cell table:style-name="ce1" office:value-type="string">
            <text:p>06/17/2021</text:p>
          </table:table-cell>
          <table:table-cell table:style-name="ce2" office:value-type="currency" office:currency="CAD" office:value="55.9">
            <text:p>$55.90</text:p>
          </table:table-cell>
          <table:table-cell table:style-name="ce1" office:value-type="float" office:value="18434292">
            <text:p>18434292</text:p>
          </table:table-cell>
          <table:table-cell table:style-name="ce2" office:value-type="currency" office:currency="CAD" office:value="56">
            <text:p>$56.00</text:p>
          </table:table-cell>
          <table:table-cell table:style-name="ce2" office:value-type="currency" office:currency="CAD" office:value="58.42">
            <text:p>$58.42</text:p>
          </table:table-cell>
          <table:table-cell table:style-name="ce2" office:value-type="currency" office:currency="CAD" office:value="55.37">
            <text:p>$55.37</text:p>
          </table:table-cell>
        </table:table-row>
        <table:table-row table:style-name="ro1">
          <table:table-cell table:style-name="ce1" office:value-type="string">
            <text:p>06/16/2021</text:p>
          </table:table-cell>
          <table:table-cell table:style-name="ce2" office:value-type="currency" office:currency="CAD" office:value="55.74">
            <text:p>$55.74</text:p>
          </table:table-cell>
          <table:table-cell table:style-name="ce1" office:value-type="float" office:value="22259308">
            <text:p>22259308</text:p>
          </table:table-cell>
          <table:table-cell table:style-name="ce2" office:value-type="currency" office:currency="CAD" office:value="53.81">
            <text:p>$53.81</text:p>
          </table:table-cell>
          <table:table-cell table:style-name="ce2" office:value-type="currency" office:currency="CAD" office:value="57.18">
            <text:p>$57.18</text:p>
          </table:table-cell>
          <table:table-cell table:style-name="ce2" office:value-type="currency" office:currency="CAD" office:value="52.25">
            <text:p>$52.25</text:p>
          </table:table-cell>
        </table:table-row>
        <table:table-row table:style-name="ro1">
          <table:table-cell table:style-name="ce1" office:value-type="string">
            <text:p>06/15/2021</text:p>
          </table:table-cell>
          <table:table-cell table:style-name="ce2" office:value-type="currency" office:currency="CAD" office:value="55.63">
            <text:p>$55.63</text:p>
          </table:table-cell>
          <table:table-cell table:style-name="ce1" office:value-type="float" office:value="29207740">
            <text:p>29207740</text:p>
          </table:table-cell>
          <table:table-cell table:style-name="ce2" office:value-type="currency" office:currency="CAD" office:value="56.59">
            <text:p>$56.59</text:p>
          </table:table-cell>
          <table:table-cell table:style-name="ce2" office:value-type="currency" office:currency="CAD" office:value="57.31">
            <text:p>$57.31</text:p>
          </table:table-cell>
          <table:table-cell table:style-name="ce2" office:value-type="currency" office:currency="CAD" office:value="52">
            <text:p>$52.00</text:p>
          </table:table-cell>
        </table:table-row>
        <table:table-row table:style-name="ro1">
          <table:table-cell table:style-name="ce1" office:value-type="string">
            <text:p>06/14/2021</text:p>
          </table:table-cell>
          <table:table-cell table:style-name="ce2" office:value-type="currency" office:currency="CAD" office:value="57.36">
            <text:p>$57.36</text:p>
          </table:table-cell>
          <table:table-cell table:style-name="ce1" office:value-type="float" office:value="28530508">
            <text:p>28530508</text:p>
          </table:table-cell>
          <table:table-cell table:style-name="ce2" office:value-type="currency" office:currency="CAD" office:value="59.13">
            <text:p>$59.13</text:p>
          </table:table-cell>
          <table:table-cell table:style-name="ce2" office:value-type="currency" office:currency="CAD" office:value="59.5">
            <text:p>$59.50</text:p>
          </table:table-cell>
          <table:table-cell table:style-name="ce2" office:value-type="currency" office:currency="CAD" office:value="54.8">
            <text:p>$54.80</text:p>
          </table:table-cell>
        </table:table-row>
        <table:table-row table:style-name="ro1">
          <table:table-cell table:style-name="ce1" office:value-type="string">
            <text:p>06/11/2021</text:p>
          </table:table-cell>
          <table:table-cell table:style-name="ce2" office:value-type="currency" office:currency="CAD" office:value="58.34">
            <text:p>$58.34</text:p>
          </table:table-cell>
          <table:table-cell table:style-name="ce1" office:value-type="float" office:value="62323080">
            <text:p>62323080</text:p>
          </table:table-cell>
          <table:table-cell table:style-name="ce2" office:value-type="currency" office:currency="CAD" office:value="55.59">
            <text:p>$55.59</text:p>
          </table:table-cell>
          <table:table-cell table:style-name="ce2" office:value-type="currency" office:currency="CAD" office:value="60.28">
            <text:p>$60.28</text:p>
          </table:table-cell>
          <table:table-cell table:style-name="ce2" office:value-type="currency" office:currency="CAD" office:value="51.53">
            <text:p>$51.53</text:p>
          </table:table-cell>
        </table:table-row>
        <table:table-row table:style-name="ro1">
          <table:table-cell table:style-name="ce1" office:value-type="string">
            <text:p>06/10/2021</text:p>
          </table:table-cell>
          <table:table-cell table:style-name="ce2" office:value-type="currency" office:currency="CAD" office:value="55.1">
            <text:p>$55.10</text:p>
          </table:table-cell>
          <table:table-cell table:style-name="ce1" office:value-type="float" office:value="91920600">
            <text:p>91920600</text:p>
          </table:table-cell>
          <table:table-cell table:style-name="ce2" office:value-type="currency" office:currency="CAD" office:value="70.5">
            <text:p>$70.50</text:p>
          </table:table-cell>
          <table:table-cell table:style-name="ce2" office:value-type="currency" office:currency="CAD" office:value="72">
            <text:p>$72.00</text:p>
          </table:table-cell>
          <table:table-cell table:style-name="ce2" office:value-type="currency" office:currency="CAD" office:value="52.75">
            <text:p>$52.75</text:p>
          </table:table-cell>
        </table:table-row>
        <table:table-row table:style-name="ro1">
          <table:table-cell table:style-name="ce1" office:value-type="string">
            <text:p>06/09/2021</text:p>
          </table:table-cell>
          <table:table-cell table:style-name="ce2" office:value-type="currency" office:currency="CAD" office:value="75.64">
            <text:p>$75.64</text:p>
          </table:table-cell>
          <table:table-cell table:style-name="ce1" office:value-type="float" office:value="53717240">
            <text:p>53717240</text:p>
          </table:table-cell>
          <table:table-cell table:style-name="ce2" office:value-type="currency" office:currency="CAD" office:value="75.78">
            <text:p>$75.78</text:p>
          </table:table-cell>
          <table:table-cell table:style-name="ce2" office:value-type="currency" office:currency="CAD" office:value="82">
            <text:p>$82.00</text:p>
          </table:table-cell>
          <table:table-cell table:style-name="ce2" office:value-type="currency" office:currency="CAD" office:value="72.88">
            <text:p>$72.88</text:p>
          </table:table-cell>
        </table:table-row>
        <table:table-row table:style-name="ro1">
          <table:table-cell table:style-name="ce1" office:value-type="string">
            <text:p>06/08/2021</text:p>
          </table:table-cell>
          <table:table-cell table:style-name="ce2" office:value-type="currency" office:currency="CAD" office:value="75">
            <text:p>$75.00</text:p>
          </table:table-cell>
          <table:table-cell table:style-name="ce1" office:value-type="float" office:value="69756480">
            <text:p>69756480</text:p>
          </table:table-cell>
          <table:table-cell table:style-name="ce2" office:value-type="currency" office:currency="CAD" office:value="73">
            <text:p>$73.00</text:p>
          </table:table-cell>
          <table:table-cell table:style-name="ce2" office:value-type="currency" office:currency="CAD" office:value="86.17">
            <text:p>$86.17</text:p>
          </table:table-cell>
          <table:table-cell table:style-name="ce2" office:value-type="currency" office:currency="CAD" office:value="70.25">
            <text:p>$70.25</text:p>
          </table:table-cell>
        </table:table-row>
        <table:table-row table:style-name="ro1">
          <table:table-cell table:style-name="ce1" office:value-type="string">
            <text:p>06/07/2021</text:p>
          </table:table-cell>
          <table:table-cell table:style-name="ce2" office:value-type="currency" office:currency="CAD" office:value="70">
            <text:p>$70.00</text:p>
          </table:table-cell>
          <table:table-cell table:style-name="ce1" office:value-type="float" office:value="24205960">
            <text:p>24205960</text:p>
          </table:table-cell>
          <table:table-cell table:style-name="ce2" office:value-type="currency" office:currency="CAD" office:value="64.5">
            <text:p>$64.50</text:p>
          </table:table-cell>
          <table:table-cell table:style-name="ce2" office:value-type="currency" office:currency="CAD" office:value="70.5">
            <text:p>$70.50</text:p>
          </table:table-cell>
          <table:table-cell table:style-name="ce2" office:value-type="currency" office:currency="CAD" office:value="63.8">
            <text:p>$63.80</text:p>
          </table:table-cell>
        </table:table-row>
        <table:table-row table:style-name="ro1">
          <table:table-cell table:style-name="ce1" office:value-type="string">
            <text:p>06/04/2021</text:p>
          </table:table-cell>
          <table:table-cell table:style-name="ce2" office:value-type="currency" office:currency="CAD" office:value="62.09">
            <text:p>$62.09</text:p>
          </table:table-cell>
          <table:table-cell table:style-name="ce1" office:value-type="float" office:value="14550060">
            <text:p>14550060</text:p>
          </table:table-cell>
          <table:table-cell table:style-name="ce2" office:value-type="currency" office:currency="CAD" office:value="64.01">
            <text:p>$64.01</text:p>
          </table:table-cell>
          <table:table-cell table:style-name="ce2" office:value-type="currency" office:currency="CAD" office:value="66.25">
            <text:p>$66.25</text:p>
          </table:table-cell>
          <table:table-cell table:style-name="ce2" office:value-type="currency" office:currency="CAD" office:value="61.44">
            <text:p>$61.44</text:p>
          </table:table-cell>
        </table:table-row>
        <table:table-row table:style-name="ro1">
          <table:table-cell table:style-name="ce1" office:value-type="string">
            <text:p>06/03/2021</text:p>
          </table:table-cell>
          <table:table-cell table:style-name="ce2" office:value-type="currency" office:currency="CAD" office:value="64.55">
            <text:p>$64.55</text:p>
          </table:table-cell>
          <table:table-cell table:style-name="ce1" office:value-type="float" office:value="31999820">
            <text:p>31999820</text:p>
          </table:table-cell>
          <table:table-cell table:style-name="ce2" office:value-type="currency" office:currency="CAD" office:value="66.43">
            <text:p>$66.43</text:p>
          </table:table-cell>
          <table:table-cell table:style-name="ce2" office:value-type="currency" office:currency="CAD" office:value="68.61">
            <text:p>$68.61</text:p>
          </table:table-cell>
          <table:table-cell table:style-name="ce2" office:value-type="currency" office:currency="CAD" office:value="60.53">
            <text:p>$60.53</text:p>
          </table:table-cell>
        </table:table-row>
        <table:table-row table:style-name="ro1">
          <table:table-cell table:style-name="ce1" office:value-type="string">
            <text:p>06/02/2021</text:p>
          </table:table-cell>
          <table:table-cell table:style-name="ce2" office:value-type="currency" office:currency="CAD" office:value="70.56">
            <text:p>$70.56</text:p>
          </table:table-cell>
          <table:table-cell table:style-name="ce1" office:value-type="float" office:value="64076880">
            <text:p>64076880</text:p>
          </table:table-cell>
          <table:table-cell table:style-name="ce2" office:value-type="currency" office:currency="CAD" office:value="62.22">
            <text:p>$62.22</text:p>
          </table:table-cell>
          <table:table-cell table:style-name="ce2" office:value-type="currency" office:currency="CAD" office:value="73.5">
            <text:p>$73.50</text:p>
          </table:table-cell>
          <table:table-cell table:style-name="ce2" office:value-type="currency" office:currency="CAD" office:value="61.08">
            <text:p>$61.08</text:p>
          </table:table-cell>
        </table:table-row>
        <table:table-row table:style-name="ro1">
          <table:table-cell table:style-name="ce1" office:value-type="string">
            <text:p>06/01/2021</text:p>
          </table:table-cell>
          <table:table-cell table:style-name="ce2" office:value-type="currency" office:currency="CAD" office:value="62.26">
            <text:p>$62.26</text:p>
          </table:table-cell>
          <table:table-cell table:style-name="ce1" office:value-type="float" office:value="38502440">
            <text:p>38502440</text:p>
          </table:table-cell>
          <table:table-cell table:style-name="ce2" office:value-type="currency" office:currency="CAD" office:value="58.37">
            <text:p>$58.37</text:p>
          </table:table-cell>
          <table:table-cell table:style-name="ce2" office:value-type="currency" office:currency="CAD" office:value="63.75">
            <text:p>$63.75</text:p>
          </table:table-cell>
          <table:table-cell table:style-name="ce2" office:value-type="currency" office:currency="CAD" office:value="56.77">
            <text:p>$56.77</text:p>
          </table:table-cell>
        </table:table-row>
        <table:table-row table:style-name="ro1">
          <table:table-cell table:style-name="ce1" office:value-type="string">
            <text:p>05/28/2021</text:p>
          </table:table-cell>
          <table:table-cell table:style-name="ce2" office:value-type="currency" office:currency="CAD" office:value="55.5">
            <text:p>$55.50</text:p>
          </table:table-cell>
          <table:table-cell table:style-name="ce1" office:value-type="float" office:value="47005480">
            <text:p>47005480</text:p>
          </table:table-cell>
          <table:table-cell table:style-name="ce2" office:value-type="currency" office:currency="CAD" office:value="65.74">
            <text:p>$65.74</text:p>
          </table:table-cell>
          <table:table-cell table:style-name="ce2" office:value-type="currency" office:currency="CAD" office:value="67.2">
            <text:p>$67.20</text:p>
          </table:table-cell>
          <table:table-cell table:style-name="ce2" office:value-type="currency" office:currency="CAD" office:value="55.36">
            <text:p>$55.36</text:p>
          </table:table-cell>
        </table:table-row>
        <table:table-row table:style-name="ro1">
          <table:table-cell table:style-name="ce1" office:value-type="string">
            <text:p>05/27/2021</text:p>
          </table:table-cell>
          <table:table-cell table:style-name="ce2" office:value-type="currency" office:currency="CAD" office:value="63.53">
            <text:p>$63.53</text:p>
          </table:table-cell>
          <table:table-cell table:style-name="ce1" office:value-type="float" office:value="62105200">
            <text:p>62105200</text:p>
          </table:table-cell>
          <table:table-cell table:style-name="ce2" office:value-type="currency" office:currency="CAD" office:value="57.45">
            <text:p>$57.45</text:p>
          </table:table-cell>
          <table:table-cell table:style-name="ce2" office:value-type="currency" office:currency="CAD" office:value="66">
            <text:p>$66.00</text:p>
          </table:table-cell>
          <table:table-cell table:style-name="ce2" office:value-type="currency" office:currency="CAD" office:value="56.75">
            <text:p>$56.75</text:p>
          </table:table-cell>
        </table:table-row>
        <table:table-row table:style-name="ro1">
          <table:table-cell table:style-name="ce1" office:value-type="string">
            <text:p>05/26/2021</text:p>
          </table:table-cell>
          <table:table-cell table:style-name="ce2" office:value-type="currency" office:currency="CAD" office:value="60.64">
            <text:p>$60.64</text:p>
          </table:table-cell>
          <table:table-cell table:style-name="ce1" office:value-type="float" office:value="84479480">
            <text:p>84479480</text:p>
          </table:table-cell>
          <table:table-cell table:style-name="ce2" office:value-type="currency" office:currency="CAD" office:value="57.25">
            <text:p>$57.25</text:p>
          </table:table-cell>
          <table:table-cell table:style-name="ce2" office:value-type="currency" office:currency="CAD" office:value="62.12">
            <text:p>$62.12</text:p>
          </table:table-cell>
          <table:table-cell table:style-name="ce2" office:value-type="currency" office:currency="CAD" office:value="56.39">
            <text:p>$56.39</text:p>
          </table:table-cell>
        </table:table-row>
        <table:table-row table:style-name="ro1">
          <table:table-cell table:style-name="ce1" office:value-type="string">
            <text:p>05/25/2021</text:p>
          </table:table-cell>
          <table:table-cell table:style-name="ce2" office:value-type="currency" office:currency="CAD" office:value="52.36">
            <text:p>$52.36</text:p>
          </table:table-cell>
          <table:table-cell table:style-name="ce1" office:value-type="float" office:value="59549840">
            <text:p>59549840</text:p>
          </table:table-cell>
          <table:table-cell table:style-name="ce2" office:value-type="currency" office:currency="CAD" office:value="45.25">
            <text:p>$45.25</text:p>
          </table:table-cell>
          <table:table-cell table:style-name="ce2" office:value-type="currency" office:currency="CAD" office:value="54.28">
            <text:p>$54.28</text:p>
          </table:table-cell>
          <table:table-cell table:style-name="ce2" office:value-type="currency" office:currency="CAD" office:value="45.25">
            <text:p>$45.25</text:p>
          </table:table-cell>
        </table:table-row>
        <table:table-row table:style-name="ro1">
          <table:table-cell table:style-name="ce1" office:value-type="string">
            <text:p>05/24/2021</text:p>
          </table:table-cell>
          <table:table-cell table:style-name="ce2" office:value-type="currency" office:currency="CAD" office:value="45">
            <text:p>$45.00</text:p>
          </table:table-cell>
          <table:table-cell table:style-name="ce1" office:value-type="float" office:value="18657392">
            <text:p>18657392</text:p>
          </table:table-cell>
          <table:table-cell table:style-name="ce2" office:value-type="currency" office:currency="CAD" office:value="43.96">
            <text:p>$43.96</text:p>
          </table:table-cell>
          <table:table-cell table:style-name="ce2" office:value-type="currency" office:currency="CAD" office:value="47.11">
            <text:p>$47.11</text:p>
          </table:table-cell>
          <table:table-cell table:style-name="ce2" office:value-type="currency" office:currency="CAD" office:value="43.34">
            <text:p>$43.34</text:p>
          </table:table-cell>
        </table:table-row>
        <table:table-row table:style-name="ro1">
          <table:table-cell table:style-name="ce1" office:value-type="string">
            <text:p>05/21/2021</text:p>
          </table:table-cell>
          <table:table-cell table:style-name="ce2" office:value-type="currency" office:currency="CAD" office:value="44.2">
            <text:p>$44.20</text:p>
          </table:table-cell>
          <table:table-cell table:style-name="ce1" office:value-type="float" office:value="14618732">
            <text:p>14618732</text:p>
          </table:table-cell>
          <table:table-cell table:style-name="ce2" office:value-type="currency" office:currency="CAD" office:value="42.75">
            <text:p>$42.75</text:p>
          </table:table-cell>
          <table:table-cell table:style-name="ce2" office:value-type="currency" office:currency="CAD" office:value="44.81">
            <text:p>$44.81</text:p>
          </table:table-cell>
          <table:table-cell table:style-name="ce2" office:value-type="currency" office:currency="CAD" office:value="42.58">
            <text:p>$42.58</text:p>
          </table:table-cell>
        </table:table-row>
        <table:table-row table:style-name="ro1">
          <table:table-cell table:style-name="ce1" office:value-type="string">
            <text:p>05/20/2021</text:p>
          </table:table-cell>
          <table:table-cell table:style-name="ce2" office:value-type="currency" office:currency="CAD" office:value="42.62">
            <text:p>$42.62</text:p>
          </table:table-cell>
          <table:table-cell table:style-name="ce1" office:value-type="float" office:value="9912672">
            <text:p>9912672</text:p>
          </table:table-cell>
          <table:table-cell table:style-name="ce2" office:value-type="currency" office:currency="CAD" office:value="42.7">
            <text:p>$42.70</text:p>
          </table:table-cell>
          <table:table-cell table:style-name="ce2" office:value-type="currency" office:currency="CAD" office:value="43.73">
            <text:p>$43.73</text:p>
          </table:table-cell>
          <table:table-cell table:style-name="ce2" office:value-type="currency" office:currency="CAD" office:value="41.73">
            <text:p>$41.73</text:p>
          </table:table-cell>
        </table:table-row>
        <table:table-row table:style-name="ro1">
          <table:table-cell table:style-name="ce1" office:value-type="string">
            <text:p>05/19/2021</text:p>
          </table:table-cell>
          <table:table-cell table:style-name="ce2" office:value-type="currency" office:currency="CAD" office:value="42.21">
            <text:p>$42.21</text:p>
          </table:table-cell>
          <table:table-cell table:style-name="ce1" office:value-type="float" office:value="19303620">
            <text:p>19303620</text:p>
          </table:table-cell>
          <table:table-cell table:style-name="ce2" office:value-type="currency" office:currency="CAD" office:value="43">
            <text:p>$43.00</text:p>
          </table:table-cell>
          <table:table-cell table:style-name="ce2" office:value-type="currency" office:currency="CAD" office:value="44.75">
            <text:p>$44.75</text:p>
          </table:table-cell>
          <table:table-cell table:style-name="ce2" office:value-type="currency" office:currency="CAD" office:value="41.04">
            <text:p>$41.04</text:p>
          </table:table-cell>
        </table:table-row>
        <table:table-row table:style-name="ro1">
          <table:table-cell table:style-name="ce1" office:value-type="string">
            <text:p>05/18/2021</text:p>
          </table:table-cell>
          <table:table-cell table:style-name="ce2" office:value-type="currency" office:currency="CAD" office:value="45.17">
            <text:p>$45.17</text:p>
          </table:table-cell>
          <table:table-cell table:style-name="ce1" office:value-type="float" office:value="30954868">
            <text:p>30954868</text:p>
          </table:table-cell>
          <table:table-cell table:style-name="ce2" office:value-type="currency" office:currency="CAD" office:value="43.64">
            <text:p>$43.64</text:p>
          </table:table-cell>
          <table:table-cell table:style-name="ce2" office:value-type="currency" office:currency="CAD" office:value="47.3">
            <text:p>$47.30</text:p>
          </table:table-cell>
          <table:table-cell table:style-name="ce2" office:value-type="currency" office:currency="CAD" office:value="42.07">
            <text:p>$42.07</text:p>
          </table:table-cell>
        </table:table-row>
        <table:table-row table:style-name="ro1">
          <table:table-cell table:style-name="ce1" office:value-type="string">
            <text:p>05/17/2021</text:p>
          </table:table-cell>
          <table:table-cell table:style-name="ce2" office:value-type="currency" office:currency="CAD" office:value="45.15">
            <text:p>$45.15</text:p>
          </table:table-cell>
          <table:table-cell table:style-name="ce1" office:value-type="float" office:value="29491052">
            <text:p>29491052</text:p>
          </table:table-cell>
          <table:table-cell table:style-name="ce2" office:value-type="currency" office:currency="CAD" office:value="39.96">
            <text:p>$39.96</text:p>
          </table:table-cell>
          <table:table-cell table:style-name="ce2" office:value-type="currency" office:currency="CAD" office:value="45.63">
            <text:p>$45.63</text:p>
          </table:table-cell>
          <table:table-cell table:style-name="ce2" office:value-type="currency" office:currency="CAD" office:value="39.75">
            <text:p>$39.75</text:p>
          </table:table-cell>
        </table:table-row>
        <table:table-row table:style-name="ro1">
          <table:table-cell table:style-name="ce1" office:value-type="string">
            <text:p>05/14/2021</text:p>
          </table:table-cell>
          <table:table-cell table:style-name="ce2" office:value-type="currency" office:currency="CAD" office:value="39.98">
            <text:p>$39.98</text:p>
          </table:table-cell>
          <table:table-cell table:style-name="ce1" office:value-type="float" office:value="17174120">
            <text:p>17174120</text:p>
          </table:table-cell>
          <table:table-cell table:style-name="ce2" office:value-type="currency" office:currency="CAD" office:value="40">
            <text:p>$40.00</text:p>
          </table:table-cell>
          <table:table-cell table:style-name="ce2" office:value-type="currency" office:currency="CAD" office:value="41.62">
            <text:p>$41.62</text:p>
          </table:table-cell>
          <table:table-cell table:style-name="ce2" office:value-type="currency" office:currency="CAD" office:value="39.06">
            <text:p>$39.06</text:p>
          </table:table-cell>
        </table:table-row>
        <table:table-row table:style-name="ro1">
          <table:table-cell table:style-name="ce1" office:value-type="string">
            <text:p>05/13/2021</text:p>
          </table:table-cell>
          <table:table-cell table:style-name="ce2" office:value-type="currency" office:currency="CAD" office:value="41.13">
            <text:p>$41.13</text:p>
          </table:table-cell>
          <table:table-cell table:style-name="ce1" office:value-type="float" office:value="35493948">
            <text:p>35493948</text:p>
          </table:table-cell>
          <table:table-cell table:style-name="ce2" office:value-type="currency" office:currency="CAD" office:value="36.86">
            <text:p>$36.86</text:p>
          </table:table-cell>
          <table:table-cell table:style-name="ce2" office:value-type="currency" office:currency="CAD" office:value="42.49">
            <text:p>$42.49</text:p>
          </table:table-cell>
          <table:table-cell table:style-name="ce2" office:value-type="currency" office:currency="CAD" office:value="36.61">
            <text:p>$36.61</text:p>
          </table:table-cell>
        </table:table-row>
        <table:table-row table:style-name="ro1">
          <table:table-cell table:style-name="ce1" office:value-type="string">
            <text:p>05/12/2021</text:p>
          </table:table-cell>
          <table:table-cell table:style-name="ce2" office:value-type="currency" office:currency="CAD" office:value="36.2">
            <text:p>$36.20</text:p>
          </table:table-cell>
          <table:table-cell table:style-name="ce1" office:value-type="float" office:value="10926040">
            <text:p>10926040</text:p>
          </table:table-cell>
          <table:table-cell table:style-name="ce2" office:value-type="currency" office:currency="CAD" office:value="36.43">
            <text:p>$36.43</text:p>
          </table:table-cell>
          <table:table-cell table:style-name="ce2" office:value-type="currency" office:currency="CAD" office:value="37.63">
            <text:p>$37.63</text:p>
          </table:table-cell>
          <table:table-cell table:style-name="ce2" office:value-type="currency" office:currency="CAD" office:value="35.56">
            <text:p>$35.56</text:p>
          </table:table-cell>
        </table:table-row>
        <table:table-row table:style-name="ro1">
          <table:table-cell table:style-name="ce1" office:value-type="string">
            <text:p>05/11/2021</text:p>
          </table:table-cell>
          <table:table-cell table:style-name="ce2" office:value-type="currency" office:currency="CAD" office:value="36.73">
            <text:p>$36.73</text:p>
          </table:table-cell>
          <table:table-cell table:style-name="ce1" office:value-type="float" office:value="18738336">
            <text:p>18738336</text:p>
          </table:table-cell>
          <table:table-cell table:style-name="ce2" office:value-type="currency" office:currency="CAD" office:value="34.25">
            <text:p>$34.25</text:p>
          </table:table-cell>
          <table:table-cell table:style-name="ce2" office:value-type="currency" office:currency="CAD" office:value="37.63">
            <text:p>$37.63</text:p>
          </table:table-cell>
          <table:table-cell table:style-name="ce2" office:value-type="currency" office:currency="CAD" office:value="34.13">
            <text:p>$34.13</text:p>
          </table:table-cell>
        </table:table-row>
        <table:table-row table:style-name="ro1">
          <table:table-cell table:style-name="ce1" office:value-type="string">
            <text:p>05/10/2021</text:p>
          </table:table-cell>
          <table:table-cell table:style-name="ce2" office:value-type="currency" office:currency="CAD" office:value="35.81">
            <text:p>$35.81</text:p>
          </table:table-cell>
          <table:table-cell table:style-name="ce1" office:value-type="float" office:value="19226740">
            <text:p>19226740</text:p>
          </table:table-cell>
          <table:table-cell table:style-name="ce2" office:value-type="currency" office:currency="CAD" office:value="40.33">
            <text:p>$40.33</text:p>
          </table:table-cell>
          <table:table-cell table:style-name="ce2" office:value-type="currency" office:currency="CAD" office:value="40.4">
            <text:p>$40.40</text:p>
          </table:table-cell>
          <table:table-cell table:style-name="ce2" office:value-type="currency" office:currency="CAD" office:value="35.75">
            <text:p>$35.75</text:p>
          </table:table-cell>
        </table:table-row>
        <table:table-row table:style-name="ro1">
          <table:table-cell table:style-name="ce1" office:value-type="string">
            <text:p>05/07/2021</text:p>
          </table:table-cell>
          <table:table-cell table:style-name="ce2" office:value-type="currency" office:currency="CAD" office:value="40.28">
            <text:p>$40.28</text:p>
          </table:table-cell>
          <table:table-cell table:style-name="ce1" office:value-type="float" office:value="11738496">
            <text:p>11738496</text:p>
          </table:table-cell>
          <table:table-cell table:style-name="ce2" office:value-type="currency" office:currency="CAD" office:value="40.03">
            <text:p>$40.03</text:p>
          </table:table-cell>
          <table:table-cell table:style-name="ce2" office:value-type="currency" office:currency="CAD" office:value="41.85">
            <text:p>$41.85</text:p>
          </table:table-cell>
          <table:table-cell table:style-name="ce2" office:value-type="currency" office:currency="CAD" office:value="39.38">
            <text:p>$39.38</text:p>
          </table:table-cell>
        </table:table-row>
        <table:table-row table:style-name="ro1">
          <table:table-cell table:style-name="ce1" office:value-type="string">
            <text:p>05/06/2021</text:p>
          </table:table-cell>
          <table:table-cell table:style-name="ce2" office:value-type="currency" office:currency="CAD" office:value="40.25">
            <text:p>$40.25</text:p>
          </table:table-cell>
          <table:table-cell table:style-name="ce1" office:value-type="float" office:value="11771208">
            <text:p>11771208</text:p>
          </table:table-cell>
          <table:table-cell table:style-name="ce2" office:value-type="currency" office:currency="CAD" office:value="40.22">
            <text:p>$40.22</text:p>
          </table:table-cell>
          <table:table-cell table:style-name="ce2" office:value-type="currency" office:currency="CAD" office:value="41.18">
            <text:p>$41.18</text:p>
          </table:table-cell>
          <table:table-cell table:style-name="ce2" office:value-type="currency" office:currency="CAD" office:value="38.9">
            <text:p>$38.90</text:p>
          </table:table-cell>
        </table:table-row>
        <table:table-row table:style-name="ro1">
          <table:table-cell table:style-name="ce1" office:value-type="string">
            <text:p>05/05/2021</text:p>
          </table:table-cell>
          <table:table-cell table:style-name="ce2" office:value-type="currency" office:currency="CAD" office:value="39.87">
            <text:p>$39.87</text:p>
          </table:table-cell>
          <table:table-cell table:style-name="ce1" office:value-type="float" office:value="7156744">
            <text:p>7156744</text:p>
          </table:table-cell>
          <table:table-cell table:style-name="ce2" office:value-type="currency" office:currency="CAD" office:value="40.46">
            <text:p>$40.46</text:p>
          </table:table-cell>
          <table:table-cell table:style-name="ce2" office:value-type="currency" office:currency="CAD" office:value="41.38">
            <text:p>$41.38</text:p>
          </table:table-cell>
          <table:table-cell table:style-name="ce2" office:value-type="currency" office:currency="CAD" office:value="39.58">
            <text:p>$39.58</text:p>
          </table:table-cell>
        </table:table-row>
        <table:table-row table:style-name="ro1">
          <table:table-cell table:style-name="ce1" office:value-type="string">
            <text:p>05/04/2021</text:p>
          </table:table-cell>
          <table:table-cell table:style-name="ce2" office:value-type="currency" office:currency="CAD" office:value="40.18">
            <text:p>$40.18</text:p>
          </table:table-cell>
          <table:table-cell table:style-name="ce1" office:value-type="float" office:value="16030048">
            <text:p>16030048</text:p>
          </table:table-cell>
          <table:table-cell table:style-name="ce2" office:value-type="currency" office:currency="CAD" office:value="39.75">
            <text:p>$39.75</text:p>
          </table:table-cell>
          <table:table-cell table:style-name="ce2" office:value-type="currency" office:currency="CAD" office:value="40.37">
            <text:p>$40.37</text:p>
          </table:table-cell>
          <table:table-cell table:style-name="ce2" office:value-type="currency" office:currency="CAD" office:value="37.95">
            <text:p>$37.95</text:p>
          </table:table-cell>
        </table:table-row>
        <table:table-row table:style-name="ro1">
          <table:table-cell table:style-name="ce1" office:value-type="string">
            <text:p>05/03/2021</text:p>
          </table:table-cell>
          <table:table-cell table:style-name="ce2" office:value-type="currency" office:currency="CAD" office:value="40.55">
            <text:p>$40.55</text:p>
          </table:table-cell>
          <table:table-cell table:style-name="ce1" office:value-type="float" office:value="21044076">
            <text:p>21044076</text:p>
          </table:table-cell>
          <table:table-cell table:number-columns-repeated="2" table:style-name="ce2" office:value-type="currency" office:currency="CAD" office:value="44.37">
            <text:p>$44.37</text:p>
          </table:table-cell>
          <table:table-cell table:style-name="ce2" office:value-type="currency" office:currency="CAD" office:value="39.9">
            <text:p>$39.90</text:p>
          </table:table-cell>
        </table:table-row>
        <table:table-row table:style-name="ro1">
          <table:table-cell table:style-name="ce1" office:value-type="string">
            <text:p>04/30/2021</text:p>
          </table:table-cell>
          <table:table-cell table:style-name="ce2" office:value-type="currency" office:currency="CAD" office:value="43.4">
            <text:p>$43.40</text:p>
          </table:table-cell>
          <table:table-cell table:style-name="ce1" office:value-type="float" office:value="17734260">
            <text:p>17734260</text:p>
          </table:table-cell>
          <table:table-cell table:style-name="ce2" office:value-type="currency" office:currency="CAD" office:value="43.75">
            <text:p>$43.75</text:p>
          </table:table-cell>
          <table:table-cell table:style-name="ce2" office:value-type="currency" office:currency="CAD" office:value="45.95">
            <text:p>$45.95</text:p>
          </table:table-cell>
          <table:table-cell table:style-name="ce2" office:value-type="currency" office:currency="CAD" office:value="43.18">
            <text:p>$43.18</text:p>
          </table:table-cell>
        </table:table-row>
        <table:table-row table:style-name="ro1">
          <table:table-cell table:style-name="ce1" office:value-type="string">
            <text:p>04/29/2021</text:p>
          </table:table-cell>
          <table:table-cell table:style-name="ce2" office:value-type="currency" office:currency="CAD" office:value="44.05">
            <text:p>$44.05</text:p>
          </table:table-cell>
          <table:table-cell table:style-name="ce1" office:value-type="float" office:value="15041000">
            <text:p>15041000</text:p>
          </table:table-cell>
          <table:table-cell table:style-name="ce2" office:value-type="currency" office:currency="CAD" office:value="44.14">
            <text:p>$44.14</text:p>
          </table:table-cell>
          <table:table-cell table:style-name="ce2" office:value-type="currency" office:currency="CAD" office:value="45.22">
            <text:p>$45.22</text:p>
          </table:table-cell>
          <table:table-cell table:style-name="ce2" office:value-type="currency" office:currency="CAD" office:value="42.69">
            <text:p>$42.69</text:p>
          </table:table-cell>
        </table:table-row>
        <table:table-row table:style-name="ro1">
          <table:table-cell table:style-name="ce1" office:value-type="string">
            <text:p>04/28/2021</text:p>
          </table:table-cell>
          <table:table-cell table:style-name="ce2" office:value-type="currency" office:currency="CAD" office:value="44.65">
            <text:p>$44.65</text:p>
          </table:table-cell>
          <table:table-cell table:style-name="ce1" office:value-type="float" office:value="23155752">
            <text:p>23155752</text:p>
          </table:table-cell>
          <table:table-cell table:style-name="ce2" office:value-type="currency" office:currency="CAD" office:value="43.03">
            <text:p>$43.03</text:p>
          </table:table-cell>
          <table:table-cell table:style-name="ce2" office:value-type="currency" office:currency="CAD" office:value="45.5">
            <text:p>$45.50</text:p>
          </table:table-cell>
          <table:table-cell table:style-name="ce2" office:value-type="currency" office:currency="CAD" office:value="41.51">
            <text:p>$41.51</text:p>
          </table:table-cell>
        </table:table-row>
        <table:table-row table:style-name="ro1">
          <table:table-cell table:style-name="ce1" office:value-type="string">
            <text:p>04/27/2021</text:p>
          </table:table-cell>
          <table:table-cell table:style-name="ce2" office:value-type="currency" office:currency="CAD" office:value="44.44">
            <text:p>$44.44</text:p>
          </table:table-cell>
          <table:table-cell table:style-name="ce1" office:value-type="float" office:value="35730872">
            <text:p>35730872</text:p>
          </table:table-cell>
          <table:table-cell table:style-name="ce2" office:value-type="currency" office:currency="CAD" office:value="45.89">
            <text:p>$45.89</text:p>
          </table:table-cell>
          <table:table-cell table:style-name="ce2" office:value-type="currency" office:currency="CAD" office:value="47">
            <text:p>$47.00</text:p>
          </table:table-cell>
          <table:table-cell table:style-name="ce2" office:value-type="currency" office:currency="CAD" office:value="43.29">
            <text:p>$43.29</text:p>
          </table:table-cell>
        </table:table-row>
        <table:table-row table:style-name="ro1">
          <table:table-cell table:style-name="ce1" office:value-type="string">
            <text:p>04/26/2021</text:p>
          </table:table-cell>
          <table:table-cell table:style-name="ce2" office:value-type="currency" office:currency="CAD" office:value="42.23">
            <text:p>$42.23</text:p>
          </table:table-cell>
          <table:table-cell table:style-name="ce1" office:value-type="float" office:value="42128440">
            <text:p>42128440</text:p>
          </table:table-cell>
          <table:table-cell table:style-name="ce2" office:value-type="currency" office:currency="CAD" office:value="37.75">
            <text:p>$37.75</text:p>
          </table:table-cell>
          <table:table-cell table:style-name="ce2" office:value-type="currency" office:currency="CAD" office:value="43.67">
            <text:p>$43.67</text:p>
          </table:table-cell>
          <table:table-cell table:style-name="ce2" office:value-type="currency" office:currency="CAD" office:value="37.19">
            <text:p>$37.19</text:p>
          </table:table-cell>
        </table:table-row>
        <table:table-row table:style-name="ro1">
          <table:table-cell table:style-name="ce1" office:value-type="string">
            <text:p>04/23/2021</text:p>
          </table:table-cell>
          <table:table-cell table:style-name="ce2" office:value-type="currency" office:currency="CAD" office:value="37.8">
            <text:p>$37.80</text:p>
          </table:table-cell>
          <table:table-cell table:style-name="ce1" office:value-type="float" office:value="16168228">
            <text:p>16168228</text:p>
          </table:table-cell>
          <table:table-cell table:style-name="ce2" office:value-type="currency" office:currency="CAD" office:value="37.25">
            <text:p>$37.25</text:p>
          </table:table-cell>
          <table:table-cell table:style-name="ce2" office:value-type="currency" office:currency="CAD" office:value="38.41">
            <text:p>$38.41</text:p>
          </table:table-cell>
          <table:table-cell table:style-name="ce2" office:value-type="currency" office:currency="CAD" office:value="36.18">
            <text:p>$36.18</text:p>
          </table:table-cell>
        </table:table-row>
        <table:table-row table:style-name="ro1">
          <table:table-cell table:style-name="ce1" office:value-type="string">
            <text:p>04/22/2021</text:p>
          </table:table-cell>
          <table:table-cell table:style-name="ce2" office:value-type="currency" office:currency="CAD" office:value="37.79">
            <text:p>$37.79</text:p>
          </table:table-cell>
          <table:table-cell table:style-name="ce1" office:value-type="float" office:value="17383236">
            <text:p>17383236</text:p>
          </table:table-cell>
          <table:table-cell table:number-columns-repeated="2" table:style-name="ce2" office:value-type="currency" office:currency="CAD" office:value="39.78">
            <text:p>$39.78</text:p>
          </table:table-cell>
          <table:table-cell table:style-name="ce2" office:value-type="currency" office:currency="CAD" office:value="36.72">
            <text:p>$36.72</text:p>
          </table:table-cell>
        </table:table-row>
        <table:table-row table:style-name="ro1">
          <table:table-cell table:style-name="ce1" office:value-type="string">
            <text:p>04/21/2021</text:p>
          </table:table-cell>
          <table:table-cell table:style-name="ce2" office:value-type="currency" office:currency="CAD" office:value="39.63">
            <text:p>$39.63</text:p>
          </table:table-cell>
          <table:table-cell table:style-name="ce1" office:value-type="float" office:value="15251380">
            <text:p>15251380</text:p>
          </table:table-cell>
          <table:table-cell table:style-name="ce2" office:value-type="currency" office:currency="CAD" office:value="39.6">
            <text:p>$39.60</text:p>
          </table:table-cell>
          <table:table-cell table:style-name="ce2" office:value-type="currency" office:currency="CAD" office:value="40.75">
            <text:p>$40.75</text:p>
          </table:table-cell>
          <table:table-cell table:style-name="ce2" office:value-type="currency" office:currency="CAD" office:value="38.98">
            <text:p>$38.98</text:p>
          </table:table-cell>
        </table:table-row>
        <table:table-row table:style-name="ro1">
          <table:table-cell table:style-name="ce1" office:value-type="string">
            <text:p>04/20/2021</text:p>
          </table:table-cell>
          <table:table-cell table:style-name="ce2" office:value-type="currency" office:currency="CAD" office:value="39.63">
            <text:p>$39.63</text:p>
          </table:table-cell>
          <table:table-cell table:style-name="ce1" office:value-type="float" office:value="18634432">
            <text:p>18634432</text:p>
          </table:table-cell>
          <table:table-cell table:style-name="ce2" office:value-type="currency" office:currency="CAD" office:value="41.04">
            <text:p>$41.04</text:p>
          </table:table-cell>
          <table:table-cell table:style-name="ce2" office:value-type="currency" office:currency="CAD" office:value="41.22">
            <text:p>$41.22</text:p>
          </table:table-cell>
          <table:table-cell table:style-name="ce2" office:value-type="currency" office:currency="CAD" office:value="38.34">
            <text:p>$38.34</text:p>
          </table:table-cell>
        </table:table-row>
        <table:table-row table:style-name="ro1">
          <table:table-cell table:style-name="ce1" office:value-type="string">
            <text:p>04/19/2021</text:p>
          </table:table-cell>
          <table:table-cell table:style-name="ce2" office:value-type="currency" office:currency="CAD" office:value="41.09">
            <text:p>$41.09</text:p>
          </table:table-cell>
          <table:table-cell table:style-name="ce1" office:value-type="float" office:value="42080840">
            <text:p>42080840</text:p>
          </table:table-cell>
          <table:table-cell table:style-name="ce2" office:value-type="currency" office:currency="CAD" office:value="42.95">
            <text:p>$42.95</text:p>
          </table:table-cell>
          <table:table-cell table:style-name="ce2" office:value-type="currency" office:currency="CAD" office:value="43.8">
            <text:p>$43.80</text:p>
          </table:table-cell>
          <table:table-cell table:style-name="ce2" office:value-type="currency" office:currency="CAD" office:value="40.58">
            <text:p>$40.58</text:p>
          </table:table-cell>
        </table:table-row>
        <table:table-row table:style-name="ro1">
          <table:table-cell table:style-name="ce1" office:value-type="string">
            <text:p>04/16/2021</text:p>
          </table:table-cell>
          <table:table-cell table:style-name="ce2" office:value-type="currency" office:currency="CAD" office:value="38.67">
            <text:p>$38.67</text:p>
          </table:table-cell>
          <table:table-cell table:style-name="ce1" office:value-type="float" office:value="20858840">
            <text:p>20858840</text:p>
          </table:table-cell>
          <table:table-cell table:style-name="ce2" office:value-type="currency" office:currency="CAD" office:value="39">
            <text:p>$39.00</text:p>
          </table:table-cell>
          <table:table-cell table:style-name="ce2" office:value-type="currency" office:currency="CAD" office:value="40.05">
            <text:p>$40.05</text:p>
          </table:table-cell>
          <table:table-cell table:style-name="ce2" office:value-type="currency" office:currency="CAD" office:value="37.81">
            <text:p>$37.81</text:p>
          </table:table-cell>
        </table:table-row>
        <table:table-row table:style-name="ro1">
          <table:table-cell table:style-name="ce1" office:value-type="string">
            <text:p>04/15/2021</text:p>
          </table:table-cell>
          <table:table-cell table:style-name="ce2" office:value-type="currency" office:currency="CAD" office:value="39.11">
            <text:p>$39.11</text:p>
          </table:table-cell>
          <table:table-cell table:style-name="ce1" office:value-type="float" office:value="31427120">
            <text:p>31427120</text:p>
          </table:table-cell>
          <table:table-cell table:style-name="ce2" office:value-type="currency" office:currency="CAD" office:value="40.75">
            <text:p>$40.75</text:p>
          </table:table-cell>
          <table:table-cell table:style-name="ce2" office:value-type="currency" office:currency="CAD" office:value="41.56">
            <text:p>$41.56</text:p>
          </table:table-cell>
          <table:table-cell table:style-name="ce2" office:value-type="currency" office:currency="CAD" office:value="38.2">
            <text:p>$38.20</text:p>
          </table:table-cell>
        </table:table-row>
        <table:table-row table:style-name="ro1">
          <table:table-cell table:style-name="ce1" office:value-type="string">
            <text:p>04/14/2021</text:p>
          </table:table-cell>
          <table:table-cell table:style-name="ce2" office:value-type="currency" office:currency="CAD" office:value="41.63">
            <text:p>$41.63</text:p>
          </table:table-cell>
          <table:table-cell table:style-name="ce1" office:value-type="float" office:value="84552560">
            <text:p>84552560</text:p>
          </table:table-cell>
          <table:table-cell table:style-name="ce2" office:value-type="currency" office:currency="CAD" office:value="35.89">
            <text:p>$35.89</text:p>
          </table:table-cell>
          <table:table-cell table:style-name="ce2" office:value-type="currency" office:currency="CAD" office:value="43.52">
            <text:p>$43.52</text:p>
          </table:table-cell>
          <table:table-cell table:style-name="ce2" office:value-type="currency" office:currency="CAD" office:value="35.75">
            <text:p>$35.75</text:p>
          </table:table-cell>
        </table:table-row>
        <table:table-row table:style-name="ro1">
          <table:table-cell table:style-name="ce1" office:value-type="string">
            <text:p>04/13/2021</text:p>
          </table:table-cell>
          <table:table-cell table:style-name="ce2" office:value-type="currency" office:currency="CAD" office:value="35.25">
            <text:p>$35.25</text:p>
          </table:table-cell>
          <table:table-cell table:style-name="ce1" office:value-type="float" office:value="27227472">
            <text:p>27227472</text:p>
          </table:table-cell>
          <table:table-cell table:style-name="ce2" office:value-type="currency" office:currency="CAD" office:value="35.47">
            <text:p>$35.47</text:p>
          </table:table-cell>
          <table:table-cell table:style-name="ce2" office:value-type="currency" office:currency="CAD" office:value="36.34">
            <text:p>$36.34</text:p>
          </table:table-cell>
          <table:table-cell table:style-name="ce2" office:value-type="currency" office:currency="CAD" office:value="33">
            <text:p>$33.00</text:p>
          </table:table-cell>
        </table:table-row>
        <table:table-row table:style-name="ro1">
          <table:table-cell table:style-name="ce1" office:value-type="string">
            <text:p>04/12/2021</text:p>
          </table:table-cell>
          <table:table-cell table:style-name="ce2" office:value-type="currency" office:currency="CAD" office:value="35.27">
            <text:p>$35.27</text:p>
          </table:table-cell>
          <table:table-cell table:style-name="ce1" office:value-type="float" office:value="66734400">
            <text:p>66734400</text:p>
          </table:table-cell>
          <table:table-cell table:style-name="ce2" office:value-type="currency" office:currency="CAD" office:value="39.53">
            <text:p>$39.53</text:p>
          </table:table-cell>
          <table:table-cell table:style-name="ce2" office:value-type="currency" office:currency="CAD" office:value="40.98">
            <text:p>$40.98</text:p>
          </table:table-cell>
          <table:table-cell table:style-name="ce2" office:value-type="currency" office:currency="CAD" office:value="33.75">
            <text:p>$33.75</text:p>
          </table:table-cell>
        </table:table-row>
        <table:table-row table:style-name="ro1">
          <table:table-cell table:style-name="ce1" office:value-type="string">
            <text:p>04/09/2021</text:p>
          </table:table-cell>
          <table:table-cell table:style-name="ce2" office:value-type="currency" office:currency="CAD" office:value="39.59">
            <text:p>$39.59</text:p>
          </table:table-cell>
          <table:table-cell table:style-name="ce1" office:value-type="float" office:value="37849520">
            <text:p>37849520</text:p>
          </table:table-cell>
          <table:table-cell table:style-name="ce2" office:value-type="currency" office:currency="CAD" office:value="42.43">
            <text:p>$42.43</text:p>
          </table:table-cell>
          <table:table-cell table:style-name="ce2" office:value-type="currency" office:currency="CAD" office:value="42.9">
            <text:p>$42.90</text:p>
          </table:table-cell>
          <table:table-cell table:style-name="ce2" office:value-type="currency" office:currency="CAD" office:value="38.25">
            <text:p>$38.25</text:p>
          </table:table-cell>
        </table:table-row>
        <table:table-row table:style-name="ro1">
          <table:table-cell table:style-name="ce1" office:value-type="string">
            <text:p>04/08/2021</text:p>
          </table:table-cell>
          <table:table-cell table:style-name="ce2" office:value-type="currency" office:currency="CAD" office:value="42.57">
            <text:p>$42.57</text:p>
          </table:table-cell>
          <table:table-cell table:style-name="ce1" office:value-type="float" office:value="40189560">
            <text:p>40189560</text:p>
          </table:table-cell>
          <table:table-cell table:number-columns-repeated="2" table:style-name="ce2" office:value-type="currency" office:currency="CAD" office:value="46.47">
            <text:p>$46.47</text:p>
          </table:table-cell>
          <table:table-cell table:style-name="ce2" office:value-type="currency" office:currency="CAD" office:value="41.08">
            <text:p>$41.08</text:p>
          </table:table-cell>
        </table:table-row>
        <table:table-row table:style-name="ro1">
          <table:table-cell table:style-name="ce1" office:value-type="string">
            <text:p>04/07/2021</text:p>
          </table:table-cell>
          <table:table-cell table:style-name="ce2" office:value-type="currency" office:currency="CAD" office:value="44.49">
            <text:p>$44.49</text:p>
          </table:table-cell>
          <table:table-cell table:style-name="ce1" office:value-type="float" office:value="19073044">
            <text:p>19073044</text:p>
          </table:table-cell>
          <table:table-cell table:style-name="ce2" office:value-type="currency" office:currency="CAD" office:value="45.81">
            <text:p>$45.81</text:p>
          </table:table-cell>
          <table:table-cell table:style-name="ce2" office:value-type="currency" office:currency="CAD" office:value="46.13">
            <text:p>$46.13</text:p>
          </table:table-cell>
          <table:table-cell table:style-name="ce2" office:value-type="currency" office:currency="CAD" office:value="44.03">
            <text:p>$44.03</text:p>
          </table:table-cell>
        </table:table-row>
        <table:table-row table:style-name="ro1">
          <table:table-cell table:style-name="ce1" office:value-type="string">
            <text:p>04/06/2021</text:p>
          </table:table-cell>
          <table:table-cell table:style-name="ce2" office:value-type="currency" office:currency="CAD" office:value="46.13">
            <text:p>$46.13</text:p>
          </table:table-cell>
          <table:table-cell table:style-name="ce1" office:value-type="float" office:value="24873272">
            <text:p>24873272</text:p>
          </table:table-cell>
          <table:table-cell table:style-name="ce2" office:value-type="currency" office:currency="CAD" office:value="46.3">
            <text:p>$46.30</text:p>
          </table:table-cell>
          <table:table-cell table:style-name="ce2" office:value-type="currency" office:currency="CAD" office:value="48">
            <text:p>$48.00</text:p>
          </table:table-cell>
          <table:table-cell table:style-name="ce2" office:value-type="currency" office:currency="CAD" office:value="45.89">
            <text:p>$45.89</text:p>
          </table:table-cell>
        </table:table-row>
        <table:table-row table:style-name="ro1">
          <table:table-cell table:style-name="ce1" office:value-type="string">
            <text:p>04/05/2021</text:p>
          </table:table-cell>
          <table:table-cell table:style-name="ce2" office:value-type="currency" office:currency="CAD" office:value="46.74">
            <text:p>$46.74</text:p>
          </table:table-cell>
          <table:table-cell table:style-name="ce1" office:value-type="float" office:value="56281960">
            <text:p>56281960</text:p>
          </table:table-cell>
          <table:table-cell table:style-name="ce2" office:value-type="currency" office:currency="CAD" office:value="42.75">
            <text:p>$42.75</text:p>
          </table:table-cell>
          <table:table-cell table:style-name="ce2" office:value-type="currency" office:currency="CAD" office:value="48.75">
            <text:p>$48.75</text:p>
          </table:table-cell>
          <table:table-cell table:style-name="ce2" office:value-type="currency" office:currency="CAD" office:value="41.2">
            <text:p>$41.20</text:p>
          </table:table-cell>
        </table:table-row>
        <table:table-row table:style-name="ro1">
          <table:table-cell table:style-name="ce1" office:value-type="string">
            <text:p>04/01/2021</text:p>
          </table:table-cell>
          <table:table-cell table:style-name="ce2" office:value-type="currency" office:currency="CAD" office:value="47.86">
            <text:p>$47.86</text:p>
          </table:table-cell>
          <table:table-cell table:style-name="ce1" office:value-type="float" office:value="37337380">
            <text:p>37337380</text:p>
          </table:table-cell>
          <table:table-cell table:style-name="ce2" office:value-type="currency" office:currency="CAD" office:value="48.34">
            <text:p>$48.34</text:p>
          </table:table-cell>
          <table:table-cell table:style-name="ce2" office:value-type="currency" office:currency="CAD" office:value="49.24">
            <text:p>$49.24</text:p>
          </table:table-cell>
          <table:table-cell table:style-name="ce2" office:value-type="currency" office:currency="CAD" office:value="45.9">
            <text:p>$45.90</text:p>
          </table:table-cell>
        </table:table-row>
        <table:table-row table:style-name="ro1">
          <table:table-cell table:style-name="ce1" office:value-type="string">
            <text:p>03/31/2021</text:p>
          </table:table-cell>
          <table:table-cell table:style-name="ce2" office:value-type="currency" office:currency="CAD" office:value="47.46">
            <text:p>$47.46</text:p>
          </table:table-cell>
          <table:table-cell table:style-name="ce1" office:value-type="float" office:value="33575336">
            <text:p>33575336</text:p>
          </table:table-cell>
          <table:table-cell table:style-name="ce2" office:value-type="currency" office:currency="CAD" office:value="49.38">
            <text:p>$49.38</text:p>
          </table:table-cell>
          <table:table-cell table:style-name="ce2" office:value-type="currency" office:currency="CAD" office:value="49.87">
            <text:p>$49.87</text:p>
          </table:table-cell>
          <table:table-cell table:style-name="ce2" office:value-type="currency" office:currency="CAD" office:value="46.78">
            <text:p>$46.78</text:p>
          </table:table-cell>
        </table:table-row>
        <table:table-row table:style-name="ro1">
          <table:table-cell table:style-name="ce1" office:value-type="string">
            <text:p>03/30/2021</text:p>
          </table:table-cell>
          <table:table-cell table:style-name="ce2" office:value-type="currency" office:currency="CAD" office:value="48.62">
            <text:p>$48.62</text:p>
          </table:table-cell>
          <table:table-cell table:style-name="ce1" office:value-type="float" office:value="68379680">
            <text:p>68379680</text:p>
          </table:table-cell>
          <table:table-cell table:style-name="ce2" office:value-type="currency" office:currency="CAD" office:value="46.88">
            <text:p>$46.88</text:p>
          </table:table-cell>
          <table:table-cell table:style-name="ce2" office:value-type="currency" office:currency="CAD" office:value="51.08">
            <text:p>$51.08</text:p>
          </table:table-cell>
          <table:table-cell table:style-name="ce2" office:value-type="currency" office:currency="CAD" office:value="45.5">
            <text:p>$45.50</text:p>
          </table:table-cell>
        </table:table-row>
        <table:table-row table:style-name="ro1">
          <table:table-cell table:style-name="ce1" office:value-type="string">
            <text:p>03/29/2021</text:p>
          </table:table-cell>
          <table:table-cell table:style-name="ce2" office:value-type="currency" office:currency="CAD" office:value="45.33">
            <text:p>$45.33</text:p>
          </table:table-cell>
          <table:table-cell table:style-name="ce1" office:value-type="float" office:value="40168720">
            <text:p>40168720</text:p>
          </table:table-cell>
          <table:table-cell table:style-name="ce2" office:value-type="currency" office:currency="CAD" office:value="45.19">
            <text:p>$45.19</text:p>
          </table:table-cell>
          <table:table-cell table:style-name="ce2" office:value-type="currency" office:currency="CAD" office:value="48.48">
            <text:p>$48.48</text:p>
          </table:table-cell>
          <table:table-cell table:style-name="ce2" office:value-type="currency" office:currency="CAD" office:value="43.38">
            <text:p>$43.38</text:p>
          </table:table-cell>
        </table:table-row>
        <table:table-row table:style-name="ro1">
          <table:table-cell table:style-name="ce1" office:value-type="string">
            <text:p>03/26/2021</text:p>
          </table:table-cell>
          <table:table-cell table:style-name="ce2" office:value-type="currency" office:currency="CAD" office:value="45.25">
            <text:p>$45.25</text:p>
          </table:table-cell>
          <table:table-cell table:style-name="ce1" office:value-type="float" office:value="149722680">
            <text:p>149722680</text:p>
          </table:table-cell>
          <table:table-cell table:style-name="ce2" office:value-type="currency" office:currency="CAD" office:value="49.42">
            <text:p>$49.42</text:p>
          </table:table-cell>
          <table:table-cell table:style-name="ce2" office:value-type="currency" office:currency="CAD" office:value="54.73">
            <text:p>$54.73</text:p>
          </table:table-cell>
          <table:table-cell table:style-name="ce2" office:value-type="currency" office:currency="CAD" office:value="40.82">
            <text:p>$40.82</text:p>
          </table:table-cell>
        </table:table-row>
        <table:table-row table:style-name="ro1">
          <table:table-cell table:style-name="ce1" office:value-type="string">
            <text:p>03/25/2021</text:p>
          </table:table-cell>
          <table:table-cell table:style-name="ce2" office:value-type="currency" office:currency="CAD" office:value="45.94">
            <text:p>$45.94</text:p>
          </table:table-cell>
          <table:table-cell table:style-name="ce1" office:value-type="float" office:value="203849360">
            <text:p>203849360</text:p>
          </table:table-cell>
          <table:table-cell table:style-name="ce2" office:value-type="currency" office:currency="CAD" office:value="30.87">
            <text:p>$30.87</text:p>
          </table:table-cell>
          <table:table-cell table:style-name="ce2" office:value-type="currency" office:currency="CAD" office:value="46.88">
            <text:p>$46.88</text:p>
          </table:table-cell>
          <table:table-cell table:style-name="ce2" office:value-type="currency" office:currency="CAD" office:value="29.23">
            <text:p>$29.23</text:p>
          </table:table-cell>
        </table:table-row>
        <table:table-row table:style-name="ro1">
          <table:table-cell table:style-name="ce1" office:value-type="string">
            <text:p>03/24/2021</text:p>
          </table:table-cell>
          <table:table-cell table:style-name="ce2" office:value-type="currency" office:currency="CAD" office:value="30.09">
            <text:p>$30.09</text:p>
          </table:table-cell>
          <table:table-cell table:style-name="ce1" office:value-type="float" office:value="96711520">
            <text:p>96711520</text:p>
          </table:table-cell>
          <table:table-cell table:style-name="ce2" office:value-type="currency" office:currency="CAD" office:value="39.5">
            <text:p>$39.50</text:p>
          </table:table-cell>
          <table:table-cell table:style-name="ce2" office:value-type="currency" office:currency="CAD" office:value="41.74">
            <text:p>$41.74</text:p>
          </table:table-cell>
          <table:table-cell table:style-name="ce2" office:value-type="currency" office:currency="CAD" office:value="29.66">
            <text:p>$29.66</text:p>
          </table:table-cell>
        </table:table-row>
        <table:table-row table:style-name="ro1">
          <table:table-cell table:style-name="ce1" office:value-type="string">
            <text:p>03/23/2021</text:p>
          </table:table-cell>
          <table:table-cell table:style-name="ce2" office:value-type="currency" office:currency="CAD" office:value="45.44">
            <text:p>$45.44</text:p>
          </table:table-cell>
          <table:table-cell table:style-name="ce1" office:value-type="float" office:value="57716600">
            <text:p>57716600</text:p>
          </table:table-cell>
          <table:table-cell table:style-name="ce2" office:value-type="currency" office:currency="CAD" office:value="49.38">
            <text:p>$49.38</text:p>
          </table:table-cell>
          <table:table-cell table:style-name="ce2" office:value-type="currency" office:currency="CAD" office:value="50.44">
            <text:p>$50.44</text:p>
          </table:table-cell>
          <table:table-cell table:style-name="ce2" office:value-type="currency" office:currency="CAD" office:value="44.39">
            <text:p>$44.39</text:p>
          </table:table-cell>
        </table:table-row>
        <table:table-row table:style-name="ro1">
          <table:table-cell table:style-name="ce1" office:value-type="string">
            <text:p>03/22/2021</text:p>
          </table:table-cell>
          <table:table-cell table:style-name="ce2" office:value-type="currency" office:currency="CAD" office:value="48.62">
            <text:p>$48.62</text:p>
          </table:table-cell>
          <table:table-cell table:style-name="ce1" office:value-type="float" office:value="40246040">
            <text:p>40246040</text:p>
          </table:table-cell>
          <table:table-cell table:style-name="ce2" office:value-type="currency" office:currency="CAD" office:value="51.32">
            <text:p>$51.32</text:p>
          </table:table-cell>
          <table:table-cell table:style-name="ce2" office:value-type="currency" office:currency="CAD" office:value="52.59">
            <text:p>$52.59</text:p>
          </table:table-cell>
          <table:table-cell table:style-name="ce2" office:value-type="currency" office:currency="CAD" office:value="46.55">
            <text:p>$46.55</text:p>
          </table:table-cell>
        </table:table-row>
        <table:table-row table:style-name="ro1">
          <table:table-cell table:style-name="ce1" office:value-type="string">
            <text:p>03/19/2021</text:p>
          </table:table-cell>
          <table:table-cell table:style-name="ce2" office:value-type="currency" office:currency="CAD" office:value="50.07">
            <text:p>$50.07</text:p>
          </table:table-cell>
          <table:table-cell table:style-name="ce1" office:value-type="float" office:value="98709200">
            <text:p>98709200</text:p>
          </table:table-cell>
          <table:table-cell table:style-name="ce2" office:value-type="currency" office:currency="CAD" office:value="48.93">
            <text:p>$48.93</text:p>
          </table:table-cell>
          <table:table-cell table:style-name="ce2" office:value-type="currency" office:currency="CAD" office:value="56.75">
            <text:p>$56.75</text:p>
          </table:table-cell>
          <table:table-cell table:style-name="ce2" office:value-type="currency" office:currency="CAD" office:value="45.67">
            <text:p>$45.67</text:p>
          </table:table-cell>
        </table:table-row>
        <table:table-row table:style-name="ro1">
          <table:table-cell table:style-name="ce1" office:value-type="string">
            <text:p>03/18/2021</text:p>
          </table:table-cell>
          <table:table-cell table:style-name="ce2" office:value-type="currency" office:currency="CAD" office:value="50.44">
            <text:p>$50.44</text:p>
          </table:table-cell>
          <table:table-cell table:style-name="ce1" office:value-type="float" office:value="47199640">
            <text:p>47199640</text:p>
          </table:table-cell>
          <table:table-cell table:style-name="ce2" office:value-type="currency" office:currency="CAD" office:value="53.5">
            <text:p>$53.50</text:p>
          </table:table-cell>
          <table:table-cell table:style-name="ce2" office:value-type="currency" office:currency="CAD" office:value="54.72">
            <text:p>$54.72</text:p>
          </table:table-cell>
          <table:table-cell table:style-name="ce2" office:value-type="currency" office:currency="CAD" office:value="48.91">
            <text:p>$48.91</text:p>
          </table:table-cell>
        </table:table-row>
        <table:table-row table:style-name="ro1">
          <table:table-cell table:style-name="ce1" office:value-type="string">
            <text:p>03/17/2021</text:p>
          </table:table-cell>
          <table:table-cell table:style-name="ce2" office:value-type="currency" office:currency="CAD" office:value="52.45">
            <text:p>$52.45</text:p>
          </table:table-cell>
          <table:table-cell table:style-name="ce1" office:value-type="float" office:value="65926360">
            <text:p>65926360</text:p>
          </table:table-cell>
          <table:table-cell table:style-name="ce2" office:value-type="currency" office:currency="CAD" office:value="54.46">
            <text:p>$54.46</text:p>
          </table:table-cell>
          <table:table-cell table:style-name="ce2" office:value-type="currency" office:currency="CAD" office:value="57.87">
            <text:p>$57.87</text:p>
          </table:table-cell>
          <table:table-cell table:style-name="ce2" office:value-type="currency" office:currency="CAD" office:value="51">
            <text:p>$51.00</text:p>
          </table:table-cell>
        </table:table-row>
        <table:table-row table:style-name="ro1">
          <table:table-cell table:style-name="ce1" office:value-type="string">
            <text:p>03/16/2021</text:p>
          </table:table-cell>
          <table:table-cell table:style-name="ce2" office:value-type="currency" office:currency="CAD" office:value="52.04">
            <text:p>$52.04</text:p>
          </table:table-cell>
          <table:table-cell table:style-name="ce1" office:value-type="float" office:value="141691480">
            <text:p>141691480</text:p>
          </table:table-cell>
          <table:table-cell table:style-name="ce2" office:value-type="currency" office:currency="CAD" office:value="50.79">
            <text:p>$50.79</text:p>
          </table:table-cell>
          <table:table-cell table:style-name="ce2" office:value-type="currency" office:currency="CAD" office:value="55.18">
            <text:p>$55.18</text:p>
          </table:table-cell>
          <table:table-cell table:style-name="ce2" office:value-type="currency" office:currency="CAD" office:value="43.09">
            <text:p>$43.09</text:p>
          </table:table-cell>
        </table:table-row>
        <table:table-row table:style-name="ro1">
          <table:table-cell table:style-name="ce1" office:value-type="string">
            <text:p>03/15/2021</text:p>
          </table:table-cell>
          <table:table-cell table:style-name="ce2" office:value-type="currency" office:currency="CAD" office:value="55.04">
            <text:p>$55.04</text:p>
          </table:table-cell>
          <table:table-cell table:style-name="ce1" office:value-type="float" office:value="96904760">
            <text:p>96904760</text:p>
          </table:table-cell>
          <table:table-cell table:style-name="ce2" office:value-type="currency" office:currency="CAD" office:value="69.38">
            <text:p>$69.38</text:p>
          </table:table-cell>
          <table:table-cell table:style-name="ce2" office:value-type="currency" office:currency="CAD" office:value="70.75">
            <text:p>$70.75</text:p>
          </table:table-cell>
          <table:table-cell table:style-name="ce2" office:value-type="currency" office:currency="CAD" office:value="51.5">
            <text:p>$51.50</text:p>
          </table:table-cell>
        </table:table-row>
        <table:table-row table:style-name="ro1">
          <table:table-cell table:style-name="ce1" office:value-type="string">
            <text:p>03/12/2021</text:p>
          </table:table-cell>
          <table:table-cell table:style-name="ce2" office:value-type="currency" office:currency="CAD" office:value="66.13">
            <text:p>$66.13</text:p>
          </table:table-cell>
          <table:table-cell table:style-name="ce1" office:value-type="float" office:value="103383600">
            <text:p>103383600</text:p>
          </table:table-cell>
          <table:table-cell table:style-name="ce2" office:value-type="currency" office:currency="CAD" office:value="68.75">
            <text:p>$68.75</text:p>
          </table:table-cell>
          <table:table-cell table:style-name="ce2" office:value-type="currency" office:currency="CAD" office:value="73.88">
            <text:p>$73.88</text:p>
          </table:table-cell>
          <table:table-cell table:style-name="ce2" office:value-type="currency" office:currency="CAD" office:value="65.57">
            <text:p>$65.57</text:p>
          </table:table-cell>
        </table:table-row>
        <table:table-row table:style-name="ro1">
          <table:table-cell table:style-name="ce1" office:value-type="string">
            <text:p>03/11/2021</text:p>
          </table:table-cell>
          <table:table-cell table:style-name="ce2" office:value-type="currency" office:currency="CAD" office:value="65">
            <text:p>$65.00</text:p>
          </table:table-cell>
          <table:table-cell table:style-name="ce1" office:value-type="float" office:value="113249960">
            <text:p>113249960</text:p>
          </table:table-cell>
          <table:table-cell table:style-name="ce2" office:value-type="currency" office:currency="CAD" office:value="60.41">
            <text:p>$60.41</text:p>
          </table:table-cell>
          <table:table-cell table:style-name="ce2" office:value-type="currency" office:currency="CAD" office:value="70.38">
            <text:p>$70.38</text:p>
          </table:table-cell>
          <table:table-cell table:style-name="ce2" office:value-type="currency" office:currency="CAD" office:value="58.15">
            <text:p>$58.15</text:p>
          </table:table-cell>
        </table:table-row>
        <table:table-row table:style-name="ro1">
          <table:table-cell table:style-name="ce1" office:value-type="string">
            <text:p>03/10/2021</text:p>
          </table:table-cell>
          <table:table-cell table:style-name="ce2" office:value-type="currency" office:currency="CAD" office:value="66.25">
            <text:p>$66.25</text:p>
          </table:table-cell>
          <table:table-cell table:style-name="ce1" office:value-type="float" office:value="286282280">
            <text:p>286282280</text:p>
          </table:table-cell>
          <table:table-cell table:style-name="ce2" office:value-type="currency" office:currency="CAD" office:value="67.36">
            <text:p>$67.36</text:p>
          </table:table-cell>
          <table:table-cell table:style-name="ce2" office:value-type="currency" office:currency="CAD" office:value="87.13">
            <text:p>$87.13</text:p>
          </table:table-cell>
          <table:table-cell table:style-name="ce2" office:value-type="currency" office:currency="CAD" office:value="43">
            <text:p>$43.00</text:p>
          </table:table-cell>
        </table:table-row>
        <table:table-row table:style-name="ro1">
          <table:table-cell table:style-name="ce1" office:value-type="string">
            <text:p>03/09/2021</text:p>
          </table:table-cell>
          <table:table-cell table:style-name="ce2" office:value-type="currency" office:currency="CAD" office:value="61.73">
            <text:p>$61.73</text:p>
          </table:table-cell>
          <table:table-cell table:style-name="ce1" office:value-type="float" office:value="156397320">
            <text:p>156397320</text:p>
          </table:table-cell>
          <table:table-cell table:style-name="ce2" office:value-type="currency" office:currency="CAD" office:value="54.43">
            <text:p>$54.43</text:p>
          </table:table-cell>
          <table:table-cell table:style-name="ce2" office:value-type="currency" office:currency="CAD" office:value="62.46">
            <text:p>$62.46</text:p>
          </table:table-cell>
          <table:table-cell table:style-name="ce2" office:value-type="currency" office:currency="CAD" office:value="52.13">
            <text:p>$52.13</text:p>
          </table:table-cell>
        </table:table-row>
        <table:table-row table:style-name="ro1">
          <table:table-cell table:style-name="ce1" office:value-type="string">
            <text:p>03/08/2021</text:p>
          </table:table-cell>
          <table:table-cell table:style-name="ce2" office:value-type="currency" office:currency="CAD" office:value="48.63">
            <text:p>$48.63</text:p>
          </table:table-cell>
          <table:table-cell table:style-name="ce1" office:value-type="float" office:value="254262480">
            <text:p>254262480</text:p>
          </table:table-cell>
          <table:table-cell table:style-name="ce2" office:value-type="currency" office:currency="CAD" office:value="38.72">
            <text:p>$38.72</text:p>
          </table:table-cell>
          <table:table-cell table:style-name="ce2" office:value-type="currency" office:currency="CAD" office:value="52.72">
            <text:p>$52.72</text:p>
          </table:table-cell>
          <table:table-cell table:style-name="ce2" office:value-type="currency" office:currency="CAD" office:value="36.53">
            <text:p>$36.53</text:p>
          </table:table-cell>
        </table:table-row>
        <table:table-row table:style-name="ro1">
          <table:table-cell table:style-name="ce1" office:value-type="string">
            <text:p>03/05/2021</text:p>
          </table:table-cell>
          <table:table-cell table:style-name="ce2" office:value-type="currency" office:currency="CAD" office:value="34.44">
            <text:p>$34.44</text:p>
          </table:table-cell>
          <table:table-cell table:style-name="ce1" office:value-type="float" office:value="122934680">
            <text:p>122934680</text:p>
          </table:table-cell>
          <table:table-cell table:style-name="ce2" office:value-type="currency" office:currency="CAD" office:value="32.04">
            <text:p>$32.04</text:p>
          </table:table-cell>
          <table:table-cell table:style-name="ce2" office:value-type="currency" office:currency="CAD" office:value="37.88">
            <text:p>$37.88</text:p>
          </table:table-cell>
          <table:table-cell table:style-name="ce2" office:value-type="currency" office:currency="CAD" office:value="31.88">
            <text:p>$31.88</text:p>
          </table:table-cell>
        </table:table-row>
        <table:table-row table:style-name="ro1">
          <table:table-cell table:style-name="ce1" office:value-type="string">
            <text:p>03/04/2021</text:p>
          </table:table-cell>
          <table:table-cell table:style-name="ce2" office:value-type="currency" office:currency="CAD" office:value="33.09">
            <text:p>$33.09</text:p>
          </table:table-cell>
          <table:table-cell table:style-name="ce1" office:value-type="float" office:value="130427560">
            <text:p>130427560</text:p>
          </table:table-cell>
          <table:table-cell table:style-name="ce2" office:value-type="currency" office:currency="CAD" office:value="31.25">
            <text:p>$31.25</text:p>
          </table:table-cell>
          <table:table-cell table:style-name="ce2" office:value-type="currency" office:currency="CAD" office:value="36.97">
            <text:p>$36.97</text:p>
          </table:table-cell>
          <table:table-cell table:style-name="ce2" office:value-type="currency" office:currency="CAD" office:value="28.83">
            <text:p>$28.83</text:p>
          </table:table-cell>
        </table:table-row>
        <table:table-row table:style-name="ro1">
          <table:table-cell table:style-name="ce1" office:value-type="string">
            <text:p>03/03/2021</text:p>
          </table:table-cell>
          <table:table-cell table:style-name="ce2" office:value-type="currency" office:currency="CAD" office:value="31.05">
            <text:p>$31.05</text:p>
          </table:table-cell>
          <table:table-cell table:style-name="ce1" office:value-type="float" office:value="77095520">
            <text:p>77095520</text:p>
          </table:table-cell>
          <table:table-cell table:style-name="ce2" office:value-type="currency" office:currency="CAD" office:value="30.63">
            <text:p>$30.63</text:p>
          </table:table-cell>
          <table:table-cell table:style-name="ce2" office:value-type="currency" office:currency="CAD" office:value="31.94">
            <text:p>$31.94</text:p>
          </table:table-cell>
          <table:table-cell table:style-name="ce2" office:value-type="currency" office:currency="CAD" office:value="28.28">
            <text:p>$28.28</text:p>
          </table:table-cell>
        </table:table-row>
        <table:table-row table:style-name="ro1">
          <table:table-cell table:style-name="ce1" office:value-type="string">
            <text:p>03/02/2021</text:p>
          </table:table-cell>
          <table:table-cell table:style-name="ce2" office:value-type="currency" office:currency="CAD" office:value="29.55">
            <text:p>$29.55</text:p>
          </table:table-cell>
          <table:table-cell table:style-name="ce1" office:value-type="float" office:value="135132160">
            <text:p>135132160</text:p>
          </table:table-cell>
          <table:table-cell table:style-name="ce2" office:value-type="currency" office:currency="CAD" office:value="29.23">
            <text:p>$29.23</text:p>
          </table:table-cell>
          <table:table-cell table:style-name="ce2" office:value-type="currency" office:currency="CAD" office:value="33.3">
            <text:p>$33.30</text:p>
          </table:table-cell>
          <table:table-cell table:style-name="ce2" office:value-type="currency" office:currency="CAD" office:value="28.05">
            <text:p>$28.05</text:p>
          </table:table-cell>
        </table:table-row>
        <table:table-row table:style-name="ro1">
          <table:table-cell table:style-name="ce1" office:value-type="string">
            <text:p>03/01/2021</text:p>
          </table:table-cell>
          <table:table-cell table:style-name="ce2" office:value-type="currency" office:currency="CAD" office:value="30.1">
            <text:p>$30.10</text:p>
          </table:table-cell>
          <table:table-cell table:style-name="ce1" office:value-type="float" office:value="199175880">
            <text:p>199175880</text:p>
          </table:table-cell>
          <table:table-cell table:style-name="ce2" office:value-type="currency" office:currency="CAD" office:value="26.14">
            <text:p>$26.14</text:p>
          </table:table-cell>
          <table:table-cell table:style-name="ce2" office:value-type="currency" office:currency="CAD" office:value="33.5">
            <text:p>$33.50</text:p>
          </table:table-cell>
          <table:table-cell table:style-name="ce2" office:value-type="currency" office:currency="CAD" office:value="24.99">
            <text:p>$24.99</text:p>
          </table:table-cell>
        </table:table-row>
        <table:table-row table:style-name="ro1">
          <table:table-cell table:style-name="ce1" office:value-type="string">
            <text:p>02/26/2021</text:p>
          </table:table-cell>
          <table:table-cell table:style-name="ce2" office:value-type="currency" office:currency="CAD" office:value="25.44">
            <text:p>$25.44</text:p>
          </table:table-cell>
          <table:table-cell table:style-name="ce1" office:value-type="float" office:value="368776600">
            <text:p>368776600</text:p>
          </table:table-cell>
          <table:table-cell table:style-name="ce2" office:value-type="currency" office:currency="CAD" office:value="29.37">
            <text:p>$29.37</text:p>
          </table:table-cell>
          <table:table-cell table:style-name="ce2" office:value-type="currency" office:currency="CAD" office:value="35.73">
            <text:p>$35.73</text:p>
          </table:table-cell>
          <table:table-cell table:style-name="ce2" office:value-type="currency" office:currency="CAD" office:value="21.5">
            <text:p>$21.50</text:p>
          </table:table-cell>
        </table:table-row>
        <table:table-row table:style-name="ro1">
          <table:table-cell table:style-name="ce1" office:value-type="string">
            <text:p>02/25/2021</text:p>
          </table:table-cell>
          <table:table-cell table:style-name="ce2" office:value-type="currency" office:currency="CAD" office:value="27.18">
            <text:p>$27.18</text:p>
          </table:table-cell>
          <table:table-cell table:style-name="ce1" office:value-type="float" office:value="601235200">
            <text:p>601235200</text:p>
          </table:table-cell>
          <table:table-cell table:style-name="ce2" office:value-type="currency" office:currency="CAD" office:value="42.39">
            <text:p>$42.39</text:p>
          </table:table-cell>
          <table:table-cell table:style-name="ce2" office:value-type="currency" office:currency="CAD" office:value="46.17">
            <text:p>$46.17</text:p>
          </table:table-cell>
          <table:table-cell table:style-name="ce2" office:value-type="currency" office:currency="CAD" office:value="25.25">
            <text:p>$25.25</text:p>
          </table:table-cell>
        </table:table-row>
        <table:table-row table:style-name="ro1">
          <table:table-cell table:style-name="ce1" office:value-type="string">
            <text:p>02/24/2021</text:p>
          </table:table-cell>
          <table:table-cell table:style-name="ce2" office:value-type="currency" office:currency="CAD" office:value="22.93">
            <text:p>$22.93</text:p>
          </table:table-cell>
          <table:table-cell table:style-name="ce1" office:value-type="float" office:value="332446960">
            <text:p>332446960</text:p>
          </table:table-cell>
          <table:table-cell table:style-name="ce2" office:value-type="currency" office:currency="CAD" office:value="11.18">
            <text:p>$11.18</text:p>
          </table:table-cell>
          <table:table-cell table:style-name="ce2" office:value-type="currency" office:currency="CAD" office:value="22.93">
            <text:p>$22.93</text:p>
          </table:table-cell>
          <table:table-cell table:style-name="ce2" office:value-type="currency" office:currency="CAD" office:value="11.18">
            <text:p>$11.18</text:p>
          </table:table-cell>
        </table:table-row>
        <table:table-row table:style-name="ro1">
          <table:table-cell table:style-name="ce1" office:value-type="string">
            <text:p>02/23/2021</text:p>
          </table:table-cell>
          <table:table-cell table:style-name="ce2" office:value-type="currency" office:currency="CAD" office:value="11.24">
            <text:p>$11.24</text:p>
          </table:table-cell>
          <table:table-cell table:style-name="ce1" office:value-type="float" office:value="30260860">
            <text:p>30260860</text:p>
          </table:table-cell>
          <table:table-cell table:style-name="ce2" office:value-type="currency" office:currency="CAD" office:value="11.24">
            <text:p>$11.24</text:p>
          </table:table-cell>
          <table:table-cell table:style-name="ce2" office:value-type="currency" office:currency="CAD" office:value="11.56">
            <text:p>$11.56</text:p>
          </table:table-cell>
          <table:table-cell table:style-name="ce2" office:value-type="currency" office:currency="CAD" office:value="10">
            <text:p>$10.00</text:p>
          </table:table-cell>
        </table:table-row>
        <table:table-row table:style-name="ro1">
          <table:table-cell table:style-name="ce1" office:value-type="string">
            <text:p>02/22/2021</text:p>
          </table:table-cell>
          <table:table-cell table:style-name="ce2" office:value-type="currency" office:currency="CAD" office:value="11.5">
            <text:p>$11.50</text:p>
          </table:table-cell>
          <table:table-cell table:style-name="ce1" office:value-type="float" office:value="77904080">
            <text:p>77904080</text:p>
          </table:table-cell>
          <table:table-cell table:style-name="ce2" office:value-type="currency" office:currency="CAD" office:value="11.67">
            <text:p>$11.67</text:p>
          </table:table-cell>
          <table:table-cell table:style-name="ce2" office:value-type="currency" office:currency="CAD" office:value="12.13">
            <text:p>$12.13</text:p>
          </table:table-cell>
          <table:table-cell table:style-name="ce2" office:value-type="currency" office:currency="CAD" office:value="10.6">
            <text:p>$10.60</text:p>
          </table:table-cell>
        </table:table-row>
        <table:table-row table:style-name="ro1">
          <table:table-cell table:style-name="ce1" office:value-type="string">
            <text:p>02/19/2021</text:p>
          </table:table-cell>
          <table:table-cell table:style-name="ce2" office:value-type="currency" office:currency="CAD" office:value="10.15">
            <text:p>$10.15</text:p>
          </table:table-cell>
          <table:table-cell table:style-name="ce1" office:value-type="float" office:value="59312960">
            <text:p>59312960</text:p>
          </table:table-cell>
          <table:table-cell table:style-name="ce2" office:value-type="currency" office:currency="CAD" office:value="10.32">
            <text:p>$10.32</text:p>
          </table:table-cell>
          <table:table-cell table:style-name="ce2" office:value-type="currency" office:currency="CAD" office:value="10.97">
            <text:p>$10.97</text:p>
          </table:table-cell>
          <table:table-cell table:style-name="ce2" office:value-type="currency" office:currency="CAD" office:value="9.63">
            <text:p>$9.63</text:p>
          </table:table-cell>
        </table:table-row>
        <table:table-row table:style-name="ro1">
          <table:table-cell table:style-name="ce1" office:value-type="string">
            <text:p>02/18/2021</text:p>
          </table:table-cell>
          <table:table-cell table:style-name="ce2" office:value-type="currency" office:currency="CAD" office:value="10.17">
            <text:p>$10.17</text:p>
          </table:table-cell>
          <table:table-cell table:style-name="ce1" office:value-type="float" office:value="95962240">
            <text:p>95962240</text:p>
          </table:table-cell>
          <table:table-cell table:style-name="ce2" office:value-type="currency" office:currency="CAD" office:value="12.12">
            <text:p>$12.12</text:p>
          </table:table-cell>
          <table:table-cell table:style-name="ce2" office:value-type="currency" office:currency="CAD" office:value="12.22">
            <text:p>$12.22</text:p>
          </table:table-cell>
          <table:table-cell table:style-name="ce2" office:value-type="currency" office:currency="CAD" office:value="10.16">
            <text:p>$10.16</text:p>
          </table:table-cell>
        </table:table-row>
        <table:table-row table:style-name="ro1">
          <table:table-cell table:style-name="ce1" office:value-type="string">
            <text:p>02/17/2021</text:p>
          </table:table-cell>
          <table:table-cell table:style-name="ce2" office:value-type="currency" office:currency="CAD" office:value="11.49">
            <text:p>$11.49</text:p>
          </table:table-cell>
          <table:table-cell table:style-name="ce1" office:value-type="float" office:value="37043180">
            <text:p>37043180</text:p>
          </table:table-cell>
          <table:table-cell table:style-name="ce2" office:value-type="currency" office:currency="CAD" office:value="12.44">
            <text:p>$12.44</text:p>
          </table:table-cell>
          <table:table-cell table:style-name="ce2" office:value-type="currency" office:currency="CAD" office:value="12.8">
            <text:p>$12.80</text:p>
          </table:table-cell>
          <table:table-cell table:style-name="ce2" office:value-type="currency" office:currency="CAD" office:value="11.14">
            <text:p>$11.14</text:p>
          </table:table-cell>
        </table:table-row>
        <table:table-row table:style-name="ro1">
          <table:table-cell table:style-name="ce1" office:value-type="string">
            <text:p>02/16/2021</text:p>
          </table:table-cell>
          <table:table-cell table:style-name="ce2" office:value-type="currency" office:currency="CAD" office:value="12.38">
            <text:p>$12.38</text:p>
          </table:table-cell>
          <table:table-cell table:style-name="ce1" office:value-type="float" office:value="32700120">
            <text:p>32700120</text:p>
          </table:table-cell>
          <table:table-cell table:style-name="ce2" office:value-type="currency" office:currency="CAD" office:value="13.17">
            <text:p>$13.17</text:p>
          </table:table-cell>
          <table:table-cell table:style-name="ce2" office:value-type="currency" office:currency="CAD" office:value="13.38">
            <text:p>$13.38</text:p>
          </table:table-cell>
          <table:table-cell table:style-name="ce2" office:value-type="currency" office:currency="CAD" office:value="12.26">
            <text:p>$12.26</text:p>
          </table:table-cell>
        </table:table-row>
        <table:table-row table:style-name="ro1">
          <table:table-cell table:style-name="ce1" office:value-type="string">
            <text:p>02/12/2021</text:p>
          </table:table-cell>
          <table:table-cell table:style-name="ce2" office:value-type="currency" office:currency="CAD" office:value="13.1">
            <text:p>$13.10</text:p>
          </table:table-cell>
          <table:table-cell table:style-name="ce1" office:value-type="float" office:value="58293040">
            <text:p>58293040</text:p>
          </table:table-cell>
          <table:table-cell table:style-name="ce2" office:value-type="currency" office:currency="CAD" office:value="12.69">
            <text:p>$12.69</text:p>
          </table:table-cell>
          <table:table-cell table:style-name="ce2" office:value-type="currency" office:currency="CAD" office:value="13.81">
            <text:p>$13.81</text:p>
          </table:table-cell>
          <table:table-cell table:style-name="ce2" office:value-type="currency" office:currency="CAD" office:value="12.01">
            <text:p>$12.01</text:p>
          </table:table-cell>
        </table:table-row>
        <table:table-row table:style-name="ro1">
          <table:table-cell table:style-name="ce1" office:value-type="string">
            <text:p>02/11/2021</text:p>
          </table:table-cell>
          <table:table-cell table:style-name="ce2" office:value-type="currency" office:currency="CAD" office:value="12.78">
            <text:p>$12.78</text:p>
          </table:table-cell>
          <table:table-cell table:style-name="ce1" office:value-type="float" office:value="52226920">
            <text:p>52226920</text:p>
          </table:table-cell>
          <table:table-cell table:style-name="ce2" office:value-type="currency" office:currency="CAD" office:value="12.5">
            <text:p>$12.50</text:p>
          </table:table-cell>
          <table:table-cell table:style-name="ce2" office:value-type="currency" office:currency="CAD" office:value="13.83">
            <text:p>$13.83</text:p>
          </table:table-cell>
          <table:table-cell table:style-name="ce2" office:value-type="currency" office:currency="CAD" office:value="12.06">
            <text:p>$12.06</text:p>
          </table:table-cell>
        </table:table-row>
        <table:table-row table:style-name="ro1">
          <table:table-cell table:style-name="ce1" office:value-type="string">
            <text:p>02/10/2021</text:p>
          </table:table-cell>
          <table:table-cell table:style-name="ce2" office:value-type="currency" office:currency="CAD" office:value="12.8">
            <text:p>$12.80</text:p>
          </table:table-cell>
          <table:table-cell table:style-name="ce1" office:value-type="float" office:value="145820160">
            <text:p>145820160</text:p>
          </table:table-cell>
          <table:table-cell table:style-name="ce2" office:value-type="currency" office:currency="CAD" office:value="12.69">
            <text:p>$12.69</text:p>
          </table:table-cell>
          <table:table-cell table:style-name="ce2" office:value-type="currency" office:currency="CAD" office:value="15.71">
            <text:p>$15.71</text:p>
          </table:table-cell>
          <table:table-cell table:style-name="ce2" office:value-type="currency" office:currency="CAD" office:value="11.64">
            <text:p>$11.64</text:p>
          </table:table-cell>
        </table:table-row>
        <table:table-row table:style-name="ro1">
          <table:table-cell table:style-name="ce1" office:value-type="string">
            <text:p>02/09/2021</text:p>
          </table:table-cell>
          <table:table-cell table:style-name="ce2" office:value-type="currency" office:currency="CAD" office:value="12.58">
            <text:p>$12.58</text:p>
          </table:table-cell>
          <table:table-cell table:style-name="ce1" office:value-type="float" office:value="107372320">
            <text:p>107372320</text:p>
          </table:table-cell>
          <table:table-cell table:style-name="ce2" office:value-type="currency" office:currency="CAD" office:value="14.15">
            <text:p>$14.15</text:p>
          </table:table-cell>
          <table:table-cell table:style-name="ce2" office:value-type="currency" office:currency="CAD" office:value="14.25">
            <text:p>$14.25</text:p>
          </table:table-cell>
          <table:table-cell table:style-name="ce2" office:value-type="currency" office:currency="CAD" office:value="11.63">
            <text:p>$11.63</text:p>
          </table:table-cell>
        </table:table-row>
        <table:table-row table:style-name="ro1">
          <table:table-cell table:style-name="ce1" office:value-type="string">
            <text:p>02/08/2021</text:p>
          </table:table-cell>
          <table:table-cell table:style-name="ce2" office:value-type="currency" office:currency="CAD" office:value="15">
            <text:p>$15.00</text:p>
          </table:table-cell>
          <table:table-cell table:style-name="ce1" office:value-type="float" office:value="102749120">
            <text:p>102749120</text:p>
          </table:table-cell>
          <table:table-cell table:style-name="ce2" office:value-type="currency" office:currency="CAD" office:value="18.1">
            <text:p>$18.10</text:p>
          </table:table-cell>
          <table:table-cell table:style-name="ce2" office:value-type="currency" office:currency="CAD" office:value="18.17">
            <text:p>$18.17</text:p>
          </table:table-cell>
          <table:table-cell table:style-name="ce2" office:value-type="currency" office:currency="CAD" office:value="14.51">
            <text:p>$14.51</text:p>
          </table:table-cell>
        </table:table-row>
        <table:table-row table:style-name="ro1">
          <table:table-cell table:style-name="ce1" office:value-type="string">
            <text:p>02/05/2021</text:p>
          </table:table-cell>
          <table:table-cell table:style-name="ce2" office:value-type="currency" office:currency="CAD" office:value="15.94">
            <text:p>$15.94</text:p>
          </table:table-cell>
          <table:table-cell table:style-name="ce1" office:value-type="float" office:value="325380040">
            <text:p>325380040</text:p>
          </table:table-cell>
          <table:table-cell table:style-name="ce2" office:value-type="currency" office:currency="CAD" office:value="13.51">
            <text:p>$13.51</text:p>
          </table:table-cell>
          <table:table-cell table:style-name="ce2" office:value-type="currency" office:currency="CAD" office:value="23.75">
            <text:p>$23.75</text:p>
          </table:table-cell>
          <table:table-cell table:style-name="ce2" office:value-type="currency" office:currency="CAD" office:value="12.77">
            <text:p>$12.77</text:p>
          </table:table-cell>
        </table:table-row>
        <table:table-row table:style-name="ro1">
          <table:table-cell table:style-name="ce1" office:value-type="string">
            <text:p>02/04/2021</text:p>
          </table:table-cell>
          <table:table-cell table:style-name="ce2" office:value-type="currency" office:currency="CAD" office:value="13.38">
            <text:p>$13.38</text:p>
          </table:table-cell>
          <table:table-cell table:style-name="ce1" office:value-type="float" office:value="249709120">
            <text:p>249709120</text:p>
          </table:table-cell>
          <table:table-cell table:style-name="ce2" office:value-type="currency" office:currency="CAD" office:value="22.8">
            <text:p>$22.80</text:p>
          </table:table-cell>
          <table:table-cell table:style-name="ce2" office:value-type="currency" office:currency="CAD" office:value="22.88">
            <text:p>$22.88</text:p>
          </table:table-cell>
          <table:table-cell table:style-name="ce2" office:value-type="currency" office:currency="CAD" office:value="13.33">
            <text:p>$13.33</text:p>
          </table:table-cell>
        </table:table-row>
        <table:table-row table:style-name="ro1">
          <table:table-cell table:style-name="ce1" office:value-type="string">
            <text:p>02/03/2021</text:p>
          </table:table-cell>
          <table:table-cell table:style-name="ce2" office:value-type="currency" office:currency="CAD" office:value="23.1">
            <text:p>$23.10</text:p>
          </table:table-cell>
          <table:table-cell table:style-name="ce1" office:value-type="float" office:value="170794040">
            <text:p>170794040</text:p>
          </table:table-cell>
          <table:table-cell table:style-name="ce2" office:value-type="currency" office:currency="CAD" office:value="28">
            <text:p>$28.00</text:p>
          </table:table-cell>
          <table:table-cell table:style-name="ce2" office:value-type="currency" office:currency="CAD" office:value="28.35">
            <text:p>$28.35</text:p>
          </table:table-cell>
          <table:table-cell table:style-name="ce2" office:value-type="currency" office:currency="CAD" office:value="21.31">
            <text:p>$21.31</text:p>
          </table:table-cell>
        </table:table-row>
        <table:table-row table:style-name="ro1">
          <table:table-cell table:style-name="ce1" office:value-type="string">
            <text:p>02/02/2021</text:p>
          </table:table-cell>
          <table:table-cell table:style-name="ce2" office:value-type="currency" office:currency="CAD" office:value="22.5">
            <text:p>$22.50</text:p>
          </table:table-cell>
          <table:table-cell table:style-name="ce1" office:value-type="float" office:value="312732280">
            <text:p>312732280</text:p>
          </table:table-cell>
          <table:table-cell table:style-name="ce2" office:value-type="currency" office:currency="CAD" office:value="35.19">
            <text:p>$35.19</text:p>
          </table:table-cell>
          <table:table-cell table:style-name="ce2" office:value-type="currency" office:currency="CAD" office:value="39.5">
            <text:p>$39.50</text:p>
          </table:table-cell>
          <table:table-cell table:style-name="ce2" office:value-type="currency" office:currency="CAD" office:value="18.56">
            <text:p>$18.56</text:p>
          </table:table-cell>
        </table:table-row>
        <table:table-row table:style-name="ro1">
          <table:table-cell table:style-name="ce1" office:value-type="string">
            <text:p>02/01/2021</text:p>
          </table:table-cell>
          <table:table-cell table:style-name="ce2" office:value-type="currency" office:currency="CAD" office:value="56.25">
            <text:p>$56.25</text:p>
          </table:table-cell>
          <table:table-cell table:style-name="ce1" office:value-type="float" office:value="149528600">
            <text:p>149528600</text:p>
          </table:table-cell>
          <table:table-cell table:style-name="ce2" office:value-type="currency" office:currency="CAD" office:value="79.14">
            <text:p>$79.14</text:p>
          </table:table-cell>
          <table:table-cell table:style-name="ce2" office:value-type="currency" office:currency="CAD" office:value="80.5">
            <text:p>$80.50</text:p>
          </table:table-cell>
          <table:table-cell table:style-name="ce2" office:value-type="currency" office:currency="CAD" office:value="53">
            <text:p>$53.00</text:p>
          </table:table-cell>
        </table:table-row>
        <table:table-row table:style-name="ro1">
          <table:table-cell table:style-name="ce1" office:value-type="string">
            <text:p>01/29/2021</text:p>
          </table:table-cell>
          <table:table-cell table:style-name="ce2" office:value-type="currency" office:currency="CAD" office:value="81.25">
            <text:p>$81.25</text:p>
          </table:table-cell>
          <table:table-cell table:style-name="ce1" office:value-type="float" office:value="202264240">
            <text:p>202264240</text:p>
          </table:table-cell>
          <table:table-cell table:style-name="ce2" office:value-type="currency" office:currency="CAD" office:value="94.93">
            <text:p>$94.93</text:p>
          </table:table-cell>
          <table:table-cell table:style-name="ce2" office:value-type="currency" office:currency="CAD" office:value="103.5">
            <text:p>$103.50</text:p>
          </table:table-cell>
          <table:table-cell table:style-name="ce2" office:value-type="currency" office:currency="CAD" office:value="62.5">
            <text:p>$62.50</text:p>
          </table:table-cell>
        </table:table-row>
        <table:table-row table:style-name="ro1">
          <table:table-cell table:style-name="ce1" office:value-type="string">
            <text:p>01/28/2021</text:p>
          </table:table-cell>
          <table:table-cell table:style-name="ce2" office:value-type="currency" office:currency="CAD" office:value="48.4">
            <text:p>$48.40</text:p>
          </table:table-cell>
          <table:table-cell table:style-name="ce1" office:value-type="float" office:value="235263240">
            <text:p>235263240</text:p>
          </table:table-cell>
          <table:table-cell table:style-name="ce2" office:value-type="currency" office:currency="CAD" office:value="66.25">
            <text:p>$66.25</text:p>
          </table:table-cell>
          <table:table-cell table:style-name="ce2" office:value-type="currency" office:currency="CAD" office:value="120.75">
            <text:p>$120.75</text:p>
          </table:table-cell>
          <table:table-cell table:style-name="ce2" office:value-type="currency" office:currency="CAD" office:value="28.06">
            <text:p>$28.06</text:p>
          </table:table-cell>
        </table:table-row>
        <table:table-row table:style-name="ro1">
          <table:table-cell table:style-name="ce1" office:value-type="string">
            <text:p>01/27/2021</text:p>
          </table:table-cell>
          <table:table-cell table:style-name="ce2" office:value-type="currency" office:currency="CAD" office:value="86.88">
            <text:p>$86.88</text:p>
          </table:table-cell>
          <table:table-cell table:style-name="ce1" office:value-type="float" office:value="373586680">
            <text:p>373586680</text:p>
          </table:table-cell>
          <table:table-cell table:style-name="ce2" office:value-type="currency" office:currency="CAD" office:value="88.71">
            <text:p>$88.71</text:p>
          </table:table-cell>
          <table:table-cell table:style-name="ce2" office:value-type="currency" office:currency="CAD" office:value="95">
            <text:p>$95.00</text:p>
          </table:table-cell>
          <table:table-cell table:style-name="ce2" office:value-type="currency" office:currency="CAD" office:value="62.25">
            <text:p>$62.25</text:p>
          </table:table-cell>
        </table:table-row>
        <table:table-row table:style-name="ro1">
          <table:table-cell table:style-name="ce1" office:value-type="string">
            <text:p>01/26/2021</text:p>
          </table:table-cell>
          <table:table-cell table:style-name="ce2" office:value-type="currency" office:currency="CAD" office:value="37">
            <text:p>$37.00</text:p>
          </table:table-cell>
          <table:table-cell table:style-name="ce1" office:value-type="float" office:value="714352000">
            <text:p>714352000</text:p>
          </table:table-cell>
          <table:table-cell table:style-name="ce2" office:value-type="currency" office:currency="CAD" office:value="22.14">
            <text:p>$22.14</text:p>
          </table:table-cell>
          <table:table-cell table:style-name="ce2" office:value-type="currency" office:currency="CAD" office:value="37.5">
            <text:p>$37.50</text:p>
          </table:table-cell>
          <table:table-cell table:style-name="ce2" office:value-type="currency" office:currency="CAD" office:value="20.05">
            <text:p>$20.05</text:p>
          </table:table-cell>
        </table:table-row>
        <table:table-row table:style-name="ro1">
          <table:table-cell table:style-name="ce1" office:value-type="string">
            <text:p>01/25/2021</text:p>
          </table:table-cell>
          <table:table-cell table:style-name="ce2" office:value-type="currency" office:currency="CAD" office:value="19.2">
            <text:p>$19.20</text:p>
          </table:table-cell>
          <table:table-cell table:style-name="ce1" office:value-type="float" office:value="711496000">
            <text:p>711496000</text:p>
          </table:table-cell>
          <table:table-cell table:style-name="ce2" office:value-type="currency" office:currency="CAD" office:value="24.18">
            <text:p>$24.18</text:p>
          </table:table-cell>
          <table:table-cell table:style-name="ce2" office:value-type="currency" office:currency="CAD" office:value="39.8">
            <text:p>$39.80</text:p>
          </table:table-cell>
          <table:table-cell table:style-name="ce2" office:value-type="currency" office:currency="CAD" office:value="15.28">
            <text:p>$15.28</text:p>
          </table:table-cell>
        </table:table-row>
        <table:table-row table:style-name="ro1">
          <table:table-cell table:style-name="ce1" office:value-type="string">
            <text:p>01/22/2021</text:p>
          </table:table-cell>
          <table:table-cell table:style-name="ce2" office:value-type="currency" office:currency="CAD" office:value="16.25">
            <text:p>$16.25</text:p>
          </table:table-cell>
          <table:table-cell table:style-name="ce1" office:value-type="float" office:value="788631600">
            <text:p>788631600</text:p>
          </table:table-cell>
          <table:table-cell table:style-name="ce2" office:value-type="currency" office:currency="CAD" office:value="10.65">
            <text:p>$10.65</text:p>
          </table:table-cell>
          <table:table-cell table:style-name="ce2" office:value-type="currency" office:currency="CAD" office:value="19.19">
            <text:p>$19.19</text:p>
          </table:table-cell>
          <table:table-cell table:style-name="ce2" office:value-type="currency" office:currency="CAD" office:value="10.58">
            <text:p>$10.58</text:p>
          </table:table-cell>
        </table:table-row>
        <table:table-row table:style-name="ro1">
          <table:table-cell table:style-name="ce1" office:value-type="string">
            <text:p>01/21/2021</text:p>
          </table:table-cell>
          <table:table-cell table:style-name="ce2" office:value-type="currency" office:currency="CAD" office:value="10.76">
            <text:p>$10.76</text:p>
          </table:table-cell>
          <table:table-cell table:style-name="ce1" office:value-type="float" office:value="228319000">
            <text:p>228319000</text:p>
          </table:table-cell>
          <table:table-cell table:style-name="ce2" office:value-type="currency" office:currency="CAD" office:value="9.81">
            <text:p>$9.81</text:p>
          </table:table-cell>
          <table:table-cell table:style-name="ce2" office:value-type="currency" office:currency="CAD" office:value="11.19">
            <text:p>$11.19</text:p>
          </table:table-cell>
          <table:table-cell table:style-name="ce2" office:value-type="currency" office:currency="CAD" office:value="9.25">
            <text:p>$9.25</text:p>
          </table:table-cell>
        </table:table-row>
        <table:table-row table:style-name="ro1">
          <table:table-cell table:style-name="ce1" office:value-type="string">
            <text:p>01/20/2021</text:p>
          </table:table-cell>
          <table:table-cell table:style-name="ce2" office:value-type="currency" office:currency="CAD" office:value="9.78">
            <text:p>$9.78</text:p>
          </table:table-cell>
          <table:table-cell table:style-name="ce1" office:value-type="float" office:value="133887160">
            <text:p>133887160</text:p>
          </table:table-cell>
          <table:table-cell table:style-name="ce2" office:value-type="currency" office:currency="CAD" office:value="9.34">
            <text:p>$9.34</text:p>
          </table:table-cell>
          <table:table-cell table:style-name="ce2" office:value-type="currency" office:currency="CAD" office:value="10.3">
            <text:p>$10.30</text:p>
          </table:table-cell>
          <table:table-cell table:style-name="ce2" office:value-type="currency" office:currency="CAD" office:value="9.02">
            <text:p>$9.02</text:p>
          </table:table-cell>
        </table:table-row>
        <table:table-row table:style-name="ro1">
          <table:table-cell table:style-name="ce1" office:value-type="string">
            <text:p>01/19/2021</text:p>
          </table:table-cell>
          <table:table-cell table:style-name="ce2" office:value-type="currency" office:currency="CAD" office:value="9.84">
            <text:p>$9.84</text:p>
          </table:table-cell>
          <table:table-cell table:style-name="ce1" office:value-type="float" office:value="298887680">
            <text:p>298887680</text:p>
          </table:table-cell>
          <table:table-cell table:style-name="ce2" office:value-type="currency" office:currency="CAD" office:value="10.39">
            <text:p>$10.39</text:p>
          </table:table-cell>
          <table:table-cell table:style-name="ce2" office:value-type="currency" office:currency="CAD" office:value="11.38">
            <text:p>$11.38</text:p>
          </table:table-cell>
          <table:table-cell table:style-name="ce2" office:value-type="currency" office:currency="CAD" office:value="9.16">
            <text:p>$9.16</text:p>
          </table:table-cell>
        </table:table-row>
        <table:table-row table:style-name="ro1">
          <table:table-cell table:style-name="ce1" office:value-type="string">
            <text:p>01/15/2021</text:p>
          </table:table-cell>
          <table:table-cell table:style-name="ce2" office:value-type="currency" office:currency="CAD" office:value="8.88">
            <text:p>$8.88</text:p>
          </table:table-cell>
          <table:table-cell table:style-name="ce1" office:value-type="float" office:value="187465440">
            <text:p>187465440</text:p>
          </table:table-cell>
          <table:table-cell table:style-name="ce2" office:value-type="currency" office:currency="CAD" office:value="9.62">
            <text:p>$9.62</text:p>
          </table:table-cell>
          <table:table-cell table:style-name="ce2" office:value-type="currency" office:currency="CAD" office:value="10.19">
            <text:p>$10.19</text:p>
          </table:table-cell>
          <table:table-cell table:style-name="ce2" office:value-type="currency" office:currency="CAD" office:value="8.5">
            <text:p>$8.50</text:p>
          </table:table-cell>
        </table:table-row>
        <table:table-row table:style-name="ro1">
          <table:table-cell table:style-name="ce1" office:value-type="string">
            <text:p>01/14/2021</text:p>
          </table:table-cell>
          <table:table-cell table:style-name="ce2" office:value-type="currency" office:currency="CAD" office:value="9.98">
            <text:p>$9.98</text:p>
          </table:table-cell>
          <table:table-cell table:style-name="ce1" office:value-type="float" office:value="374869640">
            <text:p>374869640</text:p>
          </table:table-cell>
          <table:table-cell table:style-name="ce2" office:value-type="currency" office:currency="CAD" office:value="9.52">
            <text:p>$9.52</text:p>
          </table:table-cell>
          <table:table-cell table:style-name="ce2" office:value-type="currency" office:currency="CAD" office:value="10.77">
            <text:p>$10.77</text:p>
          </table:table-cell>
          <table:table-cell table:style-name="ce2" office:value-type="currency" office:currency="CAD" office:value="8.26">
            <text:p>$8.26</text:p>
          </table:table-cell>
        </table:table-row>
        <table:table-row table:style-name="ro1">
          <table:table-cell table:style-name="ce1" office:value-type="string">
            <text:p>01/13/2021</text:p>
          </table:table-cell>
          <table:table-cell table:style-name="ce2" office:value-type="currency" office:currency="CAD" office:value="7.85">
            <text:p>$7.85</text:p>
          </table:table-cell>
          <table:table-cell table:style-name="ce1" office:value-type="float" office:value="578006800">
            <text:p>578006800</text:p>
          </table:table-cell>
          <table:table-cell table:style-name="ce2" office:value-type="currency" office:currency="CAD" office:value="5.11">
            <text:p>$5.11</text:p>
          </table:table-cell>
          <table:table-cell table:style-name="ce2" office:value-type="currency" office:currency="CAD" office:value="9.66">
            <text:p>$9.66</text:p>
          </table:table-cell>
          <table:table-cell table:style-name="ce2" office:value-type="currency" office:currency="CAD" office:value="5.01">
            <text:p>$5.01</text:p>
          </table:table-cell>
        </table:table-row>
        <table:table-row table:style-name="ro1">
          <table:table-cell table:style-name="ce1" office:value-type="string">
            <text:p>01/12/2021</text:p>
          </table:table-cell>
          <table:table-cell table:style-name="ce2" office:value-type="currency" office:currency="CAD" office:value="4.99">
            <text:p>$4.99</text:p>
          </table:table-cell>
          <table:table-cell table:style-name="ce1" office:value-type="float" office:value="28242660">
            <text:p>28242660</text:p>
          </table:table-cell>
          <table:table-cell table:style-name="ce2" office:value-type="currency" office:currency="CAD" office:value="4.99">
            <text:p>$4.99</text:p>
          </table:table-cell>
          <table:table-cell table:style-name="ce2" office:value-type="currency" office:currency="CAD" office:value="5.1">
            <text:p>$5.10</text:p>
          </table:table-cell>
          <table:table-cell table:style-name="ce2" office:value-type="currency" office:currency="CAD" office:value="4.83">
            <text:p>$4.83</text:p>
          </table:table-cell>
        </table:table-row>
        <table:table-row table:style-name="ro1">
          <table:table-cell table:style-name="ce1" office:value-type="string">
            <text:p>01/11/2021</text:p>
          </table:table-cell>
          <table:table-cell table:style-name="ce2" office:value-type="currency" office:currency="CAD" office:value="4.99">
            <text:p>$4.99</text:p>
          </table:table-cell>
          <table:table-cell table:style-name="ce1" office:value-type="float" office:value="59710440">
            <text:p>59710440</text:p>
          </table:table-cell>
          <table:table-cell table:style-name="ce2" office:value-type="currency" office:currency="CAD" office:value="4.85">
            <text:p>$4.85</text:p>
          </table:table-cell>
          <table:table-cell table:style-name="ce2" office:value-type="currency" office:currency="CAD" office:value="5.16">
            <text:p>$5.16</text:p>
          </table:table-cell>
          <table:table-cell table:style-name="ce2" office:value-type="currency" office:currency="CAD" office:value="4.75">
            <text:p>$4.75</text:p>
          </table:table-cell>
        </table:table-row>
        <table:table-row table:style-name="ro1">
          <table:table-cell table:style-name="ce1" office:value-type="string">
            <text:p>01/08/2021</text:p>
          </table:table-cell>
          <table:table-cell table:style-name="ce2" office:value-type="currency" office:currency="CAD" office:value="4.42">
            <text:p>$4.42</text:p>
          </table:table-cell>
          <table:table-cell table:style-name="ce1" office:value-type="float" office:value="25927840">
            <text:p>25927840</text:p>
          </table:table-cell>
          <table:table-cell table:style-name="ce2" office:value-type="currency" office:currency="CAD" office:value="4.55">
            <text:p>$4.55</text:p>
          </table:table-cell>
          <table:table-cell table:style-name="ce2" office:value-type="currency" office:currency="CAD" office:value="4.58">
            <text:p>$4.58</text:p>
          </table:table-cell>
          <table:table-cell table:style-name="ce2" office:value-type="currency" office:currency="CAD" office:value="4.27">
            <text:p>$4.27</text:p>
          </table:table-cell>
        </table:table-row>
        <table:table-row table:style-name="ro1">
          <table:table-cell table:style-name="ce1" office:value-type="string">
            <text:p>01/07/2021</text:p>
          </table:table-cell>
          <table:table-cell table:style-name="ce2" office:value-type="currency" office:currency="CAD" office:value="4.52">
            <text:p>$4.52</text:p>
          </table:table-cell>
          <table:table-cell table:style-name="ce1" office:value-type="float" office:value="24517104">
            <text:p>24517104</text:p>
          </table:table-cell>
          <table:table-cell table:style-name="ce2" office:value-type="currency" office:currency="CAD" office:value="4.62">
            <text:p>$4.62</text:p>
          </table:table-cell>
          <table:table-cell table:style-name="ce2" office:value-type="currency" office:currency="CAD" office:value="4.86">
            <text:p>$4.86</text:p>
          </table:table-cell>
          <table:table-cell table:style-name="ce2" office:value-type="currency" office:currency="CAD" office:value="4.51">
            <text:p>$4.51</text:p>
          </table:table-cell>
        </table:table-row>
        <table:table-row table:style-name="ro1">
          <table:table-cell table:style-name="ce1" office:value-type="string">
            <text:p>01/06/2021</text:p>
          </table:table-cell>
          <table:table-cell table:style-name="ce2" office:value-type="currency" office:currency="CAD" office:value="4.59">
            <text:p>$4.59</text:p>
          </table:table-cell>
          <table:table-cell table:style-name="ce1" office:value-type="float" office:value="24224992">
            <text:p>24224992</text:p>
          </table:table-cell>
          <table:table-cell table:style-name="ce2" office:value-type="currency" office:currency="CAD" office:value="4.34">
            <text:p>$4.34</text:p>
          </table:table-cell>
          <table:table-cell table:style-name="ce2" office:value-type="currency" office:currency="CAD" office:value="4.75">
            <text:p>$4.75</text:p>
          </table:table-cell>
          <table:table-cell table:style-name="ce2" office:value-type="currency" office:currency="CAD" office:value="4.33">
            <text:p>$4.33</text:p>
          </table:table-cell>
        </table:table-row>
        <table:table-row table:style-name="ro1">
          <table:table-cell table:style-name="ce1" office:value-type="string">
            <text:p>01/05/2021</text:p>
          </table:table-cell>
          <table:table-cell table:style-name="ce2" office:value-type="currency" office:currency="CAD" office:value="4.34">
            <text:p>$4.34</text:p>
          </table:table-cell>
          <table:table-cell table:style-name="ce1" office:value-type="float" office:value="19845828">
            <text:p>19845828</text:p>
          </table:table-cell>
          <table:table-cell table:style-name="ce2" office:value-type="currency" office:currency="CAD" office:value="4.34">
            <text:p>$4.34</text:p>
          </table:table-cell>
          <table:table-cell table:style-name="ce2" office:value-type="currency" office:currency="CAD" office:value="4.52">
            <text:p>$4.52</text:p>
          </table:table-cell>
          <table:table-cell table:style-name="ce2" office:value-type="currency" office:currency="CAD" office:value="4.31">
            <text:p>$4.31</text:p>
          </table:table-cell>
        </table:table-row>
        <table:table-row table:style-name="ro1">
          <table:table-cell table:style-name="ce1" office:value-type="string">
            <text:p>01/04/2021</text:p>
          </table:table-cell>
          <table:table-cell table:style-name="ce2" office:value-type="currency" office:currency="CAD" office:value="4.31">
            <text:p>$4.31</text:p>
          </table:table-cell>
          <table:table-cell table:style-name="ce1" office:value-type="float" office:value="40089880">
            <text:p>40089880</text:p>
          </table:table-cell>
          <table:table-cell table:style-name="ce2" office:value-type="currency" office:currency="CAD" office:value="4.75">
            <text:p>$4.75</text:p>
          </table:table-cell>
          <table:table-cell table:style-name="ce2" office:value-type="currency" office:currency="CAD" office:value="4.78">
            <text:p>$4.78</text:p>
          </table:table-cell>
          <table:table-cell table:style-name="ce2" office:value-type="currency" office:currency="CAD" office:value="4.29">
            <text:p>$4.29</text:p>
          </table:table-cell>
        </table:table-row>
        <table:table-row table:style-name="ro1">
          <table:table-cell table:style-name="ce1" office:value-type="string">
            <text:p>12/31/2020</text:p>
          </table:table-cell>
          <table:table-cell table:style-name="ce2" office:value-type="currency" office:currency="CAD" office:value="4.71">
            <text:p>$4.71</text:p>
          </table:table-cell>
          <table:table-cell table:style-name="ce1" office:value-type="float" office:value="27690608">
            <text:p>27690608</text:p>
          </table:table-cell>
          <table:table-cell table:style-name="ce2" office:value-type="currency" office:currency="CAD" office:value="4.81">
            <text:p>$4.81</text:p>
          </table:table-cell>
          <table:table-cell table:style-name="ce2" office:value-type="currency" office:currency="CAD" office:value="4.95">
            <text:p>$4.95</text:p>
          </table:table-cell>
          <table:table-cell table:style-name="ce2" office:value-type="currency" office:currency="CAD" office:value="4.7">
            <text:p>$4.70</text:p>
          </table:table-cell>
        </table:table-row>
        <table:table-row table:style-name="ro1">
          <table:table-cell table:style-name="ce1" office:value-type="string">
            <text:p>12/30/2020</text:p>
          </table:table-cell>
          <table:table-cell table:style-name="ce2" office:value-type="currency" office:currency="CAD" office:value="4.82">
            <text:p>$4.82</text:p>
          </table:table-cell>
          <table:table-cell table:style-name="ce1" office:value-type="float" office:value="23737564">
            <text:p>23737564</text:p>
          </table:table-cell>
          <table:table-cell table:style-name="ce2" office:value-type="currency" office:currency="CAD" office:value="4.85">
            <text:p>$4.85</text:p>
          </table:table-cell>
          <table:table-cell table:style-name="ce2" office:value-type="currency" office:currency="CAD" office:value="5">
            <text:p>$5.00</text:p>
          </table:table-cell>
          <table:table-cell table:style-name="ce2" office:value-type="currency" office:currency="CAD" office:value="4.71">
            <text:p>$4.71</text:p>
          </table:table-cell>
        </table:table-row>
        <table:table-row table:style-name="ro1">
          <table:table-cell table:style-name="ce1" office:value-type="string">
            <text:p>12/29/2020</text:p>
          </table:table-cell>
          <table:table-cell table:style-name="ce2" office:value-type="currency" office:currency="CAD" office:value="4.85">
            <text:p>$4.85</text:p>
          </table:table-cell>
          <table:table-cell table:style-name="ce1" office:value-type="float" office:value="36965764">
            <text:p>36965764</text:p>
          </table:table-cell>
          <table:table-cell table:style-name="ce2" office:value-type="currency" office:currency="CAD" office:value="5.21">
            <text:p>$5.21</text:p>
          </table:table-cell>
          <table:table-cell table:style-name="ce2" office:value-type="currency" office:currency="CAD" office:value="5.27">
            <text:p>$5.27</text:p>
          </table:table-cell>
          <table:table-cell table:style-name="ce2" office:value-type="currency" office:currency="CAD" office:value="4.64">
            <text:p>$4.64</text:p>
          </table:table-cell>
        </table:table-row>
        <table:table-row table:style-name="ro1">
          <table:table-cell table:style-name="ce1" office:value-type="string">
            <text:p>12/28/2020</text:p>
          </table:table-cell>
          <table:table-cell table:style-name="ce2" office:value-type="currency" office:currency="CAD" office:value="5.25">
            <text:p>$5.25</text:p>
          </table:table-cell>
          <table:table-cell table:style-name="ce1" office:value-type="float" office:value="35863432">
            <text:p>35863432</text:p>
          </table:table-cell>
          <table:table-cell table:style-name="ce2" office:value-type="currency" office:currency="CAD" office:value="5.33">
            <text:p>$5.33</text:p>
          </table:table-cell>
          <table:table-cell table:style-name="ce2" office:value-type="currency" office:currency="CAD" office:value="5.49">
            <text:p>$5.49</text:p>
          </table:table-cell>
          <table:table-cell table:style-name="ce2" office:value-type="currency" office:currency="CAD" office:value="5.09">
            <text:p>$5.09</text:p>
          </table:table-cell>
        </table:table-row>
        <table:table-row table:style-name="ro1">
          <table:table-cell table:style-name="ce1" office:value-type="string">
            <text:p>12/24/2020</text:p>
          </table:table-cell>
          <table:table-cell table:style-name="ce2" office:value-type="currency" office:currency="CAD" office:value="5.04">
            <text:p>$5.04</text:p>
          </table:table-cell>
          <table:table-cell table:style-name="ce1" office:value-type="float" office:value="25048696">
            <text:p>25048696</text:p>
          </table:table-cell>
          <table:table-cell table:style-name="ce2" office:value-type="currency" office:currency="CAD" office:value="5.25">
            <text:p>$5.25</text:p>
          </table:table-cell>
          <table:table-cell table:style-name="ce2" office:value-type="currency" office:currency="CAD" office:value="5.37">
            <text:p>$5.37</text:p>
          </table:table-cell>
          <table:table-cell table:style-name="ce2" office:value-type="currency" office:currency="CAD" office:value="4.99">
            <text:p>$4.99</text:p>
          </table:table-cell>
        </table:table-row>
        <table:table-row table:style-name="ro1">
          <table:table-cell table:style-name="ce1" office:value-type="string">
            <text:p>12/23/2020</text:p>
          </table:table-cell>
          <table:table-cell table:style-name="ce2" office:value-type="currency" office:currency="CAD" office:value="5.14">
            <text:p>$5.14</text:p>
          </table:table-cell>
          <table:table-cell table:style-name="ce1" office:value-type="float" office:value="103321040">
            <text:p>103321040</text:p>
          </table:table-cell>
          <table:table-cell table:style-name="ce2" office:value-type="currency" office:currency="CAD" office:value="5.04">
            <text:p>$5.04</text:p>
          </table:table-cell>
          <table:table-cell table:style-name="ce2" office:value-type="currency" office:currency="CAD" office:value="5.59">
            <text:p>$5.59</text:p>
          </table:table-cell>
          <table:table-cell table:style-name="ce2" office:value-type="currency" office:currency="CAD" office:value="4.78">
            <text:p>$4.78</text:p>
          </table:table-cell>
        </table:table-row>
        <table:table-row table:style-name="ro1">
          <table:table-cell table:style-name="ce1" office:value-type="string">
            <text:p>12/22/2020</text:p>
          </table:table-cell>
          <table:table-cell table:style-name="ce2" office:value-type="currency" office:currency="CAD" office:value="4.87">
            <text:p>$4.87</text:p>
          </table:table-cell>
          <table:table-cell table:style-name="ce1" office:value-type="float" office:value="122750880">
            <text:p>122750880</text:p>
          </table:table-cell>
          <table:table-cell table:style-name="ce2" office:value-type="currency" office:currency="CAD" office:value="4.06">
            <text:p>$4.06</text:p>
          </table:table-cell>
          <table:table-cell table:style-name="ce2" office:value-type="currency" office:currency="CAD" office:value="5.01">
            <text:p>$5.01</text:p>
          </table:table-cell>
          <table:table-cell table:style-name="ce2" office:value-type="currency" office:currency="CAD" office:value="4.04">
            <text:p>$4.04</text:p>
          </table:table-cell>
        </table:table-row>
        <table:table-row table:style-name="ro1">
          <table:table-cell table:style-name="ce1" office:value-type="string">
            <text:p>12/21/2020</text:p>
          </table:table-cell>
          <table:table-cell table:style-name="ce2" office:value-type="currency" office:currency="CAD" office:value="3.88">
            <text:p>$3.88</text:p>
          </table:table-cell>
          <table:table-cell table:style-name="ce1" office:value-type="float" office:value="39504512">
            <text:p>39504512</text:p>
          </table:table-cell>
          <table:table-cell table:style-name="ce2" office:value-type="currency" office:currency="CAD" office:value="3.95">
            <text:p>$3.95</text:p>
          </table:table-cell>
          <table:table-cell table:style-name="ce2" office:value-type="currency" office:currency="CAD" office:value="4.09">
            <text:p>$4.09</text:p>
          </table:table-cell>
          <table:table-cell table:style-name="ce2" office:value-type="currency" office:currency="CAD" office:value="3.82">
            <text:p>$3.82</text:p>
          </table:table-cell>
        </table:table-row>
        <table:table-row table:style-name="ro1">
          <table:table-cell table:style-name="ce1" office:value-type="string">
            <text:p>12/18/2020</text:p>
          </table:table-cell>
          <table:table-cell table:style-name="ce2" office:value-type="currency" office:currency="CAD" office:value="3.91">
            <text:p>$3.91</text:p>
          </table:table-cell>
          <table:table-cell table:style-name="ce1" office:value-type="float" office:value="66475120">
            <text:p>66475120</text:p>
          </table:table-cell>
          <table:table-cell table:style-name="ce2" office:value-type="currency" office:currency="CAD" office:value="3.95">
            <text:p>$3.95</text:p>
          </table:table-cell>
          <table:table-cell table:style-name="ce2" office:value-type="currency" office:currency="CAD" office:value="4.08">
            <text:p>$4.08</text:p>
          </table:table-cell>
          <table:table-cell table:style-name="ce2" office:value-type="currency" office:currency="CAD" office:value="3.8">
            <text:p>$3.80</text:p>
          </table:table-cell>
        </table:table-row>
        <table:table-row table:style-name="ro1">
          <table:table-cell table:style-name="ce1" office:value-type="string">
            <text:p>12/17/2020</text:p>
          </table:table-cell>
          <table:table-cell table:style-name="ce2" office:value-type="currency" office:currency="CAD" office:value="3.71">
            <text:p>$3.71</text:p>
          </table:table-cell>
          <table:table-cell table:style-name="ce1" office:value-type="float" office:value="32779608">
            <text:p>32779608</text:p>
          </table:table-cell>
          <table:table-cell table:style-name="ce2" office:value-type="currency" office:currency="CAD" office:value="3.49">
            <text:p>$3.49</text:p>
          </table:table-cell>
          <table:table-cell table:style-name="ce2" office:value-type="currency" office:currency="CAD" office:value="3.75">
            <text:p>$3.75</text:p>
          </table:table-cell>
          <table:table-cell table:style-name="ce2" office:value-type="currency" office:currency="CAD" office:value="3.4">
            <text:p>$3.40</text:p>
          </table:table-cell>
        </table:table-row>
        <table:table-row table:style-name="ro1">
          <table:table-cell table:style-name="ce1" office:value-type="string">
            <text:p>12/16/2020</text:p>
          </table:table-cell>
          <table:table-cell table:style-name="ce2" office:value-type="currency" office:currency="CAD" office:value="3.46">
            <text:p>$3.46</text:p>
          </table:table-cell>
          <table:table-cell table:style-name="ce1" office:value-type="float" office:value="23460492">
            <text:p>23460492</text:p>
          </table:table-cell>
          <table:table-cell table:style-name="ce2" office:value-type="currency" office:currency="CAD" office:value="3.49">
            <text:p>$3.49</text:p>
          </table:table-cell>
          <table:table-cell table:style-name="ce2" office:value-type="currency" office:currency="CAD" office:value="3.58">
            <text:p>$3.58</text:p>
          </table:table-cell>
          <table:table-cell table:style-name="ce2" office:value-type="currency" office:currency="CAD" office:value="3.4">
            <text:p>$3.40</text:p>
          </table:table-cell>
        </table:table-row>
        <table:table-row table:style-name="ro1">
          <table:table-cell table:style-name="ce1" office:value-type="string">
            <text:p>12/15/2020</text:p>
          </table:table-cell>
          <table:table-cell table:style-name="ce2" office:value-type="currency" office:currency="CAD" office:value="3.46">
            <text:p>$3.46</text:p>
          </table:table-cell>
          <table:table-cell table:style-name="ce1" office:value-type="float" office:value="32771424">
            <text:p>32771424</text:p>
          </table:table-cell>
          <table:table-cell table:style-name="ce2" office:value-type="currency" office:currency="CAD" office:value="3.2">
            <text:p>$3.20</text:p>
          </table:table-cell>
          <table:table-cell table:style-name="ce2" office:value-type="currency" office:currency="CAD" office:value="3.51">
            <text:p>$3.51</text:p>
          </table:table-cell>
          <table:table-cell table:style-name="ce2" office:value-type="currency" office:currency="CAD" office:value="3.12">
            <text:p>$3.12</text:p>
          </table:table-cell>
        </table:table-row>
        <table:table-row table:style-name="ro1">
          <table:table-cell table:style-name="ce1" office:value-type="string">
            <text:p>12/14/2020</text:p>
          </table:table-cell>
          <table:table-cell table:style-name="ce2" office:value-type="currency" office:currency="CAD" office:value="3.18">
            <text:p>$3.18</text:p>
          </table:table-cell>
          <table:table-cell table:style-name="ce1" office:value-type="float" office:value="40028360">
            <text:p>40028360</text:p>
          </table:table-cell>
          <table:table-cell table:style-name="ce2" office:value-type="currency" office:currency="CAD" office:value="3.34">
            <text:p>$3.34</text:p>
          </table:table-cell>
          <table:table-cell table:style-name="ce2" office:value-type="currency" office:currency="CAD" office:value="3.36">
            <text:p>$3.36</text:p>
          </table:table-cell>
          <table:table-cell table:style-name="ce2" office:value-type="currency" office:currency="CAD" office:value="3.04">
            <text:p>$3.04</text:p>
          </table:table-cell>
        </table:table-row>
        <table:table-row table:style-name="ro1">
          <table:table-cell table:style-name="ce1" office:value-type="string">
            <text:p>12/11/2020</text:p>
          </table:table-cell>
          <table:table-cell table:style-name="ce2" office:value-type="currency" office:currency="CAD" office:value="3.33">
            <text:p>$3.33</text:p>
          </table:table-cell>
          <table:table-cell table:style-name="ce1" office:value-type="float" office:value="29987472">
            <text:p>29987472</text:p>
          </table:table-cell>
          <table:table-cell table:style-name="ce2" office:value-type="currency" office:currency="CAD" office:value="3.48">
            <text:p>$3.48</text:p>
          </table:table-cell>
          <table:table-cell table:style-name="ce2" office:value-type="currency" office:currency="CAD" office:value="3.5">
            <text:p>$3.50</text:p>
          </table:table-cell>
          <table:table-cell table:style-name="ce2" office:value-type="currency" office:currency="CAD" office:value="3.26">
            <text:p>$3.26</text:p>
          </table:table-cell>
        </table:table-row>
        <table:table-row table:style-name="ro1">
          <table:table-cell table:style-name="ce1" office:value-type="string">
            <text:p>12/10/2020</text:p>
          </table:table-cell>
          <table:table-cell table:style-name="ce2" office:value-type="currency" office:currency="CAD" office:value="3.53">
            <text:p>$3.53</text:p>
          </table:table-cell>
          <table:table-cell table:style-name="ce1" office:value-type="float" office:value="30235688">
            <text:p>30235688</text:p>
          </table:table-cell>
          <table:table-cell table:style-name="ce2" office:value-type="currency" office:currency="CAD" office:value="3.28">
            <text:p>$3.28</text:p>
          </table:table-cell>
          <table:table-cell table:style-name="ce2" office:value-type="currency" office:currency="CAD" office:value="3.6">
            <text:p>$3.60</text:p>
          </table:table-cell>
          <table:table-cell table:style-name="ce2" office:value-type="currency" office:currency="CAD" office:value="3.26">
            <text:p>$3.26</text:p>
          </table:table-cell>
        </table:table-row>
        <table:table-row table:style-name="ro1">
          <table:table-cell table:style-name="ce1" office:value-type="string">
            <text:p>12/09/2020</text:p>
          </table:table-cell>
          <table:table-cell table:style-name="ce2" office:value-type="currency" office:currency="CAD" office:value="3.42">
            <text:p>$3.42</text:p>
          </table:table-cell>
          <table:table-cell table:style-name="ce1" office:value-type="float" office:value="97431760">
            <text:p>97431760</text:p>
          </table:table-cell>
          <table:table-cell table:style-name="ce2" office:value-type="currency" office:currency="CAD" office:value="3.48">
            <text:p>$3.48</text:p>
          </table:table-cell>
          <table:table-cell table:style-name="ce2" office:value-type="currency" office:currency="CAD" office:value="3.68">
            <text:p>$3.68</text:p>
          </table:table-cell>
          <table:table-cell table:style-name="ce2" office:value-type="currency" office:currency="CAD" office:value="3.31">
            <text:p>$3.31</text:p>
          </table:table-cell>
        </table:table-row>
        <table:table-row table:style-name="ro1">
          <table:table-cell table:style-name="ce1" office:value-type="string">
            <text:p>12/08/2020</text:p>
          </table:table-cell>
          <table:table-cell table:style-name="ce2" office:value-type="currency" office:currency="CAD" office:value="4.24">
            <text:p>$4.24</text:p>
          </table:table-cell>
          <table:table-cell table:style-name="ce1" office:value-type="float" office:value="64480640">
            <text:p>64480640</text:p>
          </table:table-cell>
          <table:table-cell table:style-name="ce2" office:value-type="currency" office:currency="CAD" office:value="4.09">
            <text:p>$4.09</text:p>
          </table:table-cell>
          <table:table-cell table:style-name="ce2" office:value-type="currency" office:currency="CAD" office:value="4.3">
            <text:p>$4.30</text:p>
          </table:table-cell>
          <table:table-cell table:style-name="ce2" office:value-type="currency" office:currency="CAD" office:value="3.98">
            <text:p>$3.98</text:p>
          </table:table-cell>
        </table:table-row>
        <table:table-row table:style-name="ro1">
          <table:table-cell table:style-name="ce1" office:value-type="string">
            <text:p>12/07/2020</text:p>
          </table:table-cell>
          <table:table-cell table:style-name="ce2" office:value-type="currency" office:currency="CAD" office:value="4.09">
            <text:p>$4.09</text:p>
          </table:table-cell>
          <table:table-cell table:style-name="ce1" office:value-type="float" office:value="29545032">
            <text:p>29545032</text:p>
          </table:table-cell>
          <table:table-cell table:style-name="ce2" office:value-type="currency" office:currency="CAD" office:value="4.25">
            <text:p>$4.25</text:p>
          </table:table-cell>
          <table:table-cell table:style-name="ce2" office:value-type="currency" office:currency="CAD" office:value="4.38">
            <text:p>$4.38</text:p>
          </table:table-cell>
          <table:table-cell table:style-name="ce2" office:value-type="currency" office:currency="CAD" office:value="4.06">
            <text:p>$4.06</text:p>
          </table:table-cell>
        </table:table-row>
        <table:table-row table:style-name="ro1">
          <table:table-cell table:style-name="ce1" office:value-type="string">
            <text:p>12/04/2020</text:p>
          </table:table-cell>
          <table:table-cell table:style-name="ce2" office:value-type="currency" office:currency="CAD" office:value="4.23">
            <text:p>$4.23</text:p>
          </table:table-cell>
          <table:table-cell table:style-name="ce1" office:value-type="float" office:value="35890688">
            <text:p>35890688</text:p>
          </table:table-cell>
          <table:table-cell table:style-name="ce2" office:value-type="currency" office:currency="CAD" office:value="4.08">
            <text:p>$4.08</text:p>
          </table:table-cell>
          <table:table-cell table:style-name="ce2" office:value-type="currency" office:currency="CAD" office:value="4.32">
            <text:p>$4.32</text:p>
          </table:table-cell>
          <table:table-cell table:style-name="ce2" office:value-type="currency" office:currency="CAD" office:value="4.07">
            <text:p>$4.07</text:p>
          </table:table-cell>
        </table:table-row>
        <table:table-row table:style-name="ro1">
          <table:table-cell table:style-name="ce1" office:value-type="string">
            <text:p>12/03/2020</text:p>
          </table:table-cell>
          <table:table-cell table:style-name="ce2" office:value-type="currency" office:currency="CAD" office:value="4.03">
            <text:p>$4.03</text:p>
          </table:table-cell>
          <table:table-cell table:style-name="ce1" office:value-type="float" office:value="25179860">
            <text:p>25179860</text:p>
          </table:table-cell>
          <table:table-cell table:style-name="ce2" office:value-type="currency" office:currency="CAD" office:value="4.12">
            <text:p>$4.12</text:p>
          </table:table-cell>
          <table:table-cell table:style-name="ce2" office:value-type="currency" office:currency="CAD" office:value="4.16">
            <text:p>$4.16</text:p>
          </table:table-cell>
          <table:table-cell table:style-name="ce2" office:value-type="currency" office:currency="CAD" office:value="3.97">
            <text:p>$3.97</text:p>
          </table:table-cell>
        </table:table-row>
        <table:table-row table:style-name="ro1">
          <table:table-cell table:style-name="ce1" office:value-type="string">
            <text:p>12/02/2020</text:p>
          </table:table-cell>
          <table:table-cell table:style-name="ce2" office:value-type="currency" office:currency="CAD" office:value="4.15">
            <text:p>$4.15</text:p>
          </table:table-cell>
          <table:table-cell table:style-name="ce1" office:value-type="float" office:value="31533520">
            <text:p>31533520</text:p>
          </table:table-cell>
          <table:table-cell table:style-name="ce2" office:value-type="currency" office:currency="CAD" office:value="3.93">
            <text:p>$3.93</text:p>
          </table:table-cell>
          <table:table-cell table:style-name="ce2" office:value-type="currency" office:currency="CAD" office:value="4.17">
            <text:p>$4.17</text:p>
          </table:table-cell>
          <table:table-cell table:style-name="ce2" office:value-type="currency" office:currency="CAD" office:value="3.85">
            <text:p>$3.85</text:p>
          </table:table-cell>
        </table:table-row>
        <table:table-row table:style-name="ro1">
          <table:table-cell table:style-name="ce1" office:value-type="string">
            <text:p>12/01/2020</text:p>
          </table:table-cell>
          <table:table-cell table:style-name="ce2" office:value-type="currency" office:currency="CAD" office:value="3.95">
            <text:p>$3.95</text:p>
          </table:table-cell>
          <table:table-cell table:style-name="ce1" office:value-type="float" office:value="50664120">
            <text:p>50664120</text:p>
          </table:table-cell>
          <table:table-cell table:style-name="ce2" office:value-type="currency" office:currency="CAD" office:value="4.28">
            <text:p>$4.28</text:p>
          </table:table-cell>
          <table:table-cell table:style-name="ce2" office:value-type="currency" office:currency="CAD" office:value="4.35">
            <text:p>$4.35</text:p>
          </table:table-cell>
          <table:table-cell table:style-name="ce2" office:value-type="currency" office:currency="CAD" office:value="3.94">
            <text:p>$3.94</text:p>
          </table:table-cell>
        </table:table-row>
        <table:table-row table:style-name="ro1">
          <table:table-cell table:style-name="ce1" office:value-type="string">
            <text:p>11/30/2020</text:p>
          </table:table-cell>
          <table:table-cell table:style-name="ce2" office:value-type="currency" office:currency="CAD" office:value="4.14">
            <text:p>$4.14</text:p>
          </table:table-cell>
          <table:table-cell table:style-name="ce1" office:value-type="float" office:value="127934000">
            <text:p>127934000</text:p>
          </table:table-cell>
          <table:table-cell table:style-name="ce2" office:value-type="currency" office:currency="CAD" office:value="4.54">
            <text:p>$4.54</text:p>
          </table:table-cell>
          <table:table-cell table:style-name="ce2" office:value-type="currency" office:currency="CAD" office:value="4.86">
            <text:p>$4.86</text:p>
          </table:table-cell>
          <table:table-cell table:style-name="ce2" office:value-type="currency" office:currency="CAD" office:value="4.14">
            <text:p>$4.14</text:p>
          </table:table-cell>
        </table:table-row>
        <table:table-row table:style-name="ro1">
          <table:table-cell table:style-name="ce1" office:value-type="string">
            <text:p>11/27/2020</text:p>
          </table:table-cell>
          <table:table-cell table:style-name="ce2" office:value-type="currency" office:currency="CAD" office:value="4.02">
            <text:p>$4.02</text:p>
          </table:table-cell>
          <table:table-cell table:style-name="ce1" office:value-type="float" office:value="50016800">
            <text:p>50016800</text:p>
          </table:table-cell>
          <table:table-cell table:style-name="ce2" office:value-type="currency" office:currency="CAD" office:value="3.82">
            <text:p>$3.82</text:p>
          </table:table-cell>
          <table:table-cell table:style-name="ce2" office:value-type="currency" office:currency="CAD" office:value="4.19">
            <text:p>$4.19</text:p>
          </table:table-cell>
          <table:table-cell table:style-name="ce2" office:value-type="currency" office:currency="CAD" office:value="3.72">
            <text:p>$3.72</text:p>
          </table:table-cell>
        </table:table-row>
        <table:table-row table:style-name="ro1">
          <table:table-cell table:style-name="ce1" office:value-type="string">
            <text:p>11/25/2020</text:p>
          </table:table-cell>
          <table:table-cell table:style-name="ce2" office:value-type="currency" office:currency="CAD" office:value="3.69">
            <text:p>$3.69</text:p>
          </table:table-cell>
          <table:table-cell table:style-name="ce1" office:value-type="float" office:value="35440368">
            <text:p>35440368</text:p>
          </table:table-cell>
          <table:table-cell table:style-name="ce2" office:value-type="currency" office:currency="CAD" office:value="3.4">
            <text:p>$3.40</text:p>
          </table:table-cell>
          <table:table-cell table:style-name="ce2" office:value-type="currency" office:currency="CAD" office:value="3.81">
            <text:p>$3.81</text:p>
          </table:table-cell>
          <table:table-cell table:style-name="ce2" office:value-type="currency" office:currency="CAD" office:value="3.36">
            <text:p>$3.36</text:p>
          </table:table-cell>
        </table:table-row>
        <table:table-row table:style-name="ro1">
          <table:table-cell table:style-name="ce1" office:value-type="string">
            <text:p>11/24/2020</text:p>
          </table:table-cell>
          <table:table-cell table:style-name="ce2" office:value-type="currency" office:currency="CAD" office:value="3.42">
            <text:p>$3.42</text:p>
          </table:table-cell>
          <table:table-cell table:style-name="ce1" office:value-type="float" office:value="28746840">
            <text:p>28746840</text:p>
          </table:table-cell>
          <table:table-cell table:style-name="ce2" office:value-type="currency" office:currency="CAD" office:value="3.56">
            <text:p>$3.56</text:p>
          </table:table-cell>
          <table:table-cell table:style-name="ce2" office:value-type="currency" office:currency="CAD" office:value="3.57">
            <text:p>$3.57</text:p>
          </table:table-cell>
          <table:table-cell table:style-name="ce2" office:value-type="currency" office:currency="CAD" office:value="3.33">
            <text:p>$3.33</text:p>
          </table:table-cell>
        </table:table-row>
        <table:table-row table:style-name="ro1">
          <table:table-cell table:style-name="ce1" office:value-type="string">
            <text:p>11/23/2020</text:p>
          </table:table-cell>
          <table:table-cell table:style-name="ce2" office:value-type="currency" office:currency="CAD" office:value="3.48">
            <text:p>$3.48</text:p>
          </table:table-cell>
          <table:table-cell table:style-name="ce1" office:value-type="float" office:value="38431892">
            <text:p>38431892</text:p>
          </table:table-cell>
          <table:table-cell table:style-name="ce2" office:value-type="currency" office:currency="CAD" office:value="3.23">
            <text:p>$3.23</text:p>
          </table:table-cell>
          <table:table-cell table:style-name="ce2" office:value-type="currency" office:currency="CAD" office:value="3.53">
            <text:p>$3.53</text:p>
          </table:table-cell>
          <table:table-cell table:style-name="ce2" office:value-type="currency" office:currency="CAD" office:value="3.17">
            <text:p>$3.17</text:p>
          </table:table-cell>
        </table:table-row>
        <table:table-row table:style-name="ro1">
          <table:table-cell table:style-name="ce1" office:value-type="string">
            <text:p>11/20/2020</text:p>
          </table:table-cell>
          <table:table-cell table:style-name="ce2" office:value-type="currency" office:currency="CAD" office:value="3.18">
            <text:p>$3.18</text:p>
          </table:table-cell>
          <table:table-cell table:style-name="ce1" office:value-type="float" office:value="33609388">
            <text:p>33609388</text:p>
          </table:table-cell>
          <table:table-cell table:style-name="ce2" office:value-type="currency" office:currency="CAD" office:value="3.14">
            <text:p>$3.14</text:p>
          </table:table-cell>
          <table:table-cell table:style-name="ce2" office:value-type="currency" office:currency="CAD" office:value="3.37">
            <text:p>$3.37</text:p>
          </table:table-cell>
          <table:table-cell table:style-name="ce2" office:value-type="currency" office:currency="CAD" office:value="3.14">
            <text:p>$3.14</text:p>
          </table:table-cell>
        </table:table-row>
        <table:table-row table:style-name="ro1">
          <table:table-cell table:style-name="ce1" office:value-type="string">
            <text:p>11/19/2020</text:p>
          </table:table-cell>
          <table:table-cell table:style-name="ce2" office:value-type="currency" office:currency="CAD" office:value="3.12">
            <text:p>$3.12</text:p>
          </table:table-cell>
          <table:table-cell table:style-name="ce1" office:value-type="float" office:value="47150440">
            <text:p>47150440</text:p>
          </table:table-cell>
          <table:table-cell table:style-name="ce2" office:value-type="currency" office:currency="CAD" office:value="2.9">
            <text:p>$2.90</text:p>
          </table:table-cell>
          <table:table-cell table:style-name="ce2" office:value-type="currency" office:currency="CAD" office:value="3.2">
            <text:p>$3.20</text:p>
          </table:table-cell>
          <table:table-cell table:style-name="ce2" office:value-type="currency" office:currency="CAD" office:value="2.86">
            <text:p>$2.86</text:p>
          </table:table-cell>
        </table:table-row>
        <table:table-row table:style-name="ro1">
          <table:table-cell table:style-name="ce1" office:value-type="string">
            <text:p>11/18/2020</text:p>
          </table:table-cell>
          <table:table-cell table:style-name="ce2" office:value-type="currency" office:currency="CAD" office:value="2.89">
            <text:p>$2.89</text:p>
          </table:table-cell>
          <table:table-cell table:style-name="ce1" office:value-type="float" office:value="12676888">
            <text:p>12676888</text:p>
          </table:table-cell>
          <table:table-cell table:style-name="ce2" office:value-type="currency" office:currency="CAD" office:value="2.95">
            <text:p>$2.95</text:p>
          </table:table-cell>
          <table:table-cell table:style-name="ce2" office:value-type="currency" office:currency="CAD" office:value="3.01">
            <text:p>$3.01</text:p>
          </table:table-cell>
          <table:table-cell table:style-name="ce2" office:value-type="currency" office:currency="CAD" office:value="2.89">
            <text:p>$2.89</text:p>
          </table:table-cell>
        </table:table-row>
        <table:table-row table:style-name="ro1">
          <table:table-cell table:style-name="ce1" office:value-type="string">
            <text:p>11/17/2020</text:p>
          </table:table-cell>
          <table:table-cell table:style-name="ce2" office:value-type="currency" office:currency="CAD" office:value="2.91">
            <text:p>$2.91</text:p>
          </table:table-cell>
          <table:table-cell table:style-name="ce1" office:value-type="float" office:value="26712704">
            <text:p>26712704</text:p>
          </table:table-cell>
          <table:table-cell table:style-name="ce2" office:value-type="currency" office:currency="CAD" office:value="2.91">
            <text:p>$2.91</text:p>
          </table:table-cell>
          <table:table-cell table:style-name="ce2" office:value-type="currency" office:currency="CAD" office:value="2.98">
            <text:p>$2.98</text:p>
          </table:table-cell>
          <table:table-cell table:style-name="ce2" office:value-type="currency" office:currency="CAD" office:value="2.81">
            <text:p>$2.81</text:p>
          </table:table-cell>
        </table:table-row>
        <table:table-row table:style-name="ro1">
          <table:table-cell table:style-name="ce1" office:value-type="string">
            <text:p>11/16/2020</text:p>
          </table:table-cell>
          <table:table-cell table:style-name="ce2" office:value-type="currency" office:currency="CAD" office:value="3.02">
            <text:p>$3.02</text:p>
          </table:table-cell>
          <table:table-cell table:style-name="ce1" office:value-type="float" office:value="39099296">
            <text:p>39099296</text:p>
          </table:table-cell>
          <table:table-cell table:style-name="ce2" office:value-type="currency" office:currency="CAD" office:value="2.79">
            <text:p>$2.79</text:p>
          </table:table-cell>
          <table:table-cell table:style-name="ce2" office:value-type="currency" office:currency="CAD" office:value="3.17">
            <text:p>$3.17</text:p>
          </table:table-cell>
          <table:table-cell table:style-name="ce2" office:value-type="currency" office:currency="CAD" office:value="2.68">
            <text:p>$2.68</text:p>
          </table:table-cell>
        </table:table-row>
        <table:table-row table:style-name="ro1">
          <table:table-cell table:style-name="ce1" office:value-type="string">
            <text:p>11/13/2020</text:p>
          </table:table-cell>
          <table:table-cell table:style-name="ce2" office:value-type="currency" office:currency="CAD" office:value="2.75">
            <text:p>$2.75</text:p>
          </table:table-cell>
          <table:table-cell table:style-name="ce1" office:value-type="float" office:value="14184684">
            <text:p>14184684</text:p>
          </table:table-cell>
          <table:table-cell table:style-name="ce2" office:value-type="currency" office:currency="CAD" office:value="2.84">
            <text:p>$2.84</text:p>
          </table:table-cell>
          <table:table-cell table:style-name="ce2" office:value-type="currency" office:currency="CAD" office:value="2.89">
            <text:p>$2.89</text:p>
          </table:table-cell>
          <table:table-cell table:style-name="ce2" office:value-type="currency" office:currency="CAD" office:value="2.75">
            <text:p>$2.75</text:p>
          </table:table-cell>
        </table:table-row>
        <table:table-row table:style-name="ro1">
          <table:table-cell table:style-name="ce1" office:value-type="string">
            <text:p>11/12/2020</text:p>
          </table:table-cell>
          <table:table-cell table:style-name="ce2" office:value-type="currency" office:currency="CAD" office:value="2.78">
            <text:p>$2.78</text:p>
          </table:table-cell>
          <table:table-cell table:style-name="ce1" office:value-type="float" office:value="17423568">
            <text:p>17423568</text:p>
          </table:table-cell>
          <table:table-cell table:style-name="ce2" office:value-type="currency" office:currency="CAD" office:value="2.94">
            <text:p>$2.94</text:p>
          </table:table-cell>
          <table:table-cell table:style-name="ce2" office:value-type="currency" office:currency="CAD" office:value="2.97">
            <text:p>$2.97</text:p>
          </table:table-cell>
          <table:table-cell table:style-name="ce2" office:value-type="currency" office:currency="CAD" office:value="2.74">
            <text:p>$2.74</text:p>
          </table:table-cell>
        </table:table-row>
        <table:table-row table:style-name="ro1">
          <table:table-cell table:style-name="ce1" office:value-type="string">
            <text:p>11/11/2020</text:p>
          </table:table-cell>
          <table:table-cell table:style-name="ce2" office:value-type="currency" office:currency="CAD" office:value="2.94">
            <text:p>$2.94</text:p>
          </table:table-cell>
          <table:table-cell table:style-name="ce1" office:value-type="float" office:value="19530276">
            <text:p>19530276</text:p>
          </table:table-cell>
          <table:table-cell table:style-name="ce2" office:value-type="currency" office:currency="CAD" office:value="2.88">
            <text:p>$2.88</text:p>
          </table:table-cell>
          <table:table-cell table:style-name="ce2" office:value-type="currency" office:currency="CAD" office:value="2.99">
            <text:p>$2.99</text:p>
          </table:table-cell>
          <table:table-cell table:style-name="ce2" office:value-type="currency" office:currency="CAD" office:value="2.8">
            <text:p>$2.80</text:p>
          </table:table-cell>
        </table:table-row>
        <table:table-row table:style-name="ro1">
          <table:table-cell table:style-name="ce1" office:value-type="string">
            <text:p>11/10/2020</text:p>
          </table:table-cell>
          <table:table-cell table:style-name="ce2" office:value-type="currency" office:currency="CAD" office:value="2.78">
            <text:p>$2.78</text:p>
          </table:table-cell>
          <table:table-cell table:style-name="ce1" office:value-type="float" office:value="15303852">
            <text:p>15303852</text:p>
          </table:table-cell>
          <table:table-cell table:style-name="ce2" office:value-type="currency" office:currency="CAD" office:value="2.88">
            <text:p>$2.88</text:p>
          </table:table-cell>
          <table:table-cell table:style-name="ce2" office:value-type="currency" office:currency="CAD" office:value="2.92">
            <text:p>$2.92</text:p>
          </table:table-cell>
          <table:table-cell table:style-name="ce2" office:value-type="currency" office:currency="CAD" office:value="2.71">
            <text:p>$2.71</text:p>
          </table:table-cell>
        </table:table-row>
        <table:table-row table:style-name="ro1">
          <table:table-cell table:style-name="ce1" office:value-type="string">
            <text:p>11/09/2020</text:p>
          </table:table-cell>
          <table:table-cell table:style-name="ce2" office:value-type="currency" office:currency="CAD" office:value="2.87">
            <text:p>$2.87</text:p>
          </table:table-cell>
          <table:table-cell table:style-name="ce1" office:value-type="float" office:value="24979460">
            <text:p>24979460</text:p>
          </table:table-cell>
          <table:table-cell table:style-name="ce2" office:value-type="currency" office:currency="CAD" office:value="3.19">
            <text:p>$3.19</text:p>
          </table:table-cell>
          <table:table-cell table:style-name="ce2" office:value-type="currency" office:currency="CAD" office:value="3.23">
            <text:p>$3.23</text:p>
          </table:table-cell>
          <table:table-cell table:style-name="ce2" office:value-type="currency" office:currency="CAD" office:value="2.81">
            <text:p>$2.81</text:p>
          </table:table-cell>
        </table:table-row>
        <table:table-row table:style-name="ro1">
          <table:table-cell table:style-name="ce1" office:value-type="string">
            <text:p>11/06/2020</text:p>
          </table:table-cell>
          <table:table-cell table:style-name="ce2" office:value-type="currency" office:currency="CAD" office:value="2.97">
            <text:p>$2.97</text:p>
          </table:table-cell>
          <table:table-cell table:style-name="ce1" office:value-type="float" office:value="22072972">
            <text:p>22072972</text:p>
          </table:table-cell>
          <table:table-cell table:style-name="ce2" office:value-type="currency" office:currency="CAD" office:value="2.88">
            <text:p>$2.88</text:p>
          </table:table-cell>
          <table:table-cell table:style-name="ce2" office:value-type="currency" office:currency="CAD" office:value="3.04">
            <text:p>$3.04</text:p>
          </table:table-cell>
          <table:table-cell table:style-name="ce2" office:value-type="currency" office:currency="CAD" office:value="2.83">
            <text:p>$2.83</text:p>
          </table:table-cell>
        </table:table-row>
        <table:table-row table:style-name="ro1">
          <table:table-cell table:style-name="ce1" office:value-type="string">
            <text:p>11/05/2020</text:p>
          </table:table-cell>
          <table:table-cell table:style-name="ce2" office:value-type="currency" office:currency="CAD" office:value="2.86">
            <text:p>$2.86</text:p>
          </table:table-cell>
          <table:table-cell table:style-name="ce1" office:value-type="float" office:value="18820980">
            <text:p>18820980</text:p>
          </table:table-cell>
          <table:table-cell table:style-name="ce2" office:value-type="currency" office:currency="CAD" office:value="2.82">
            <text:p>$2.82</text:p>
          </table:table-cell>
          <table:table-cell table:style-name="ce2" office:value-type="currency" office:currency="CAD" office:value="2.96">
            <text:p>$2.96</text:p>
          </table:table-cell>
          <table:table-cell table:style-name="ce2" office:value-type="currency" office:currency="CAD" office:value="2.77">
            <text:p>$2.77</text:p>
          </table:table-cell>
        </table:table-row>
        <table:table-row table:style-name="ro1">
          <table:table-cell table:style-name="ce1" office:value-type="string">
            <text:p>11/04/2020</text:p>
          </table:table-cell>
          <table:table-cell table:style-name="ce2" office:value-type="currency" office:currency="CAD" office:value="2.73">
            <text:p>$2.73</text:p>
          </table:table-cell>
          <table:table-cell table:style-name="ce1" office:value-type="float" office:value="23231484">
            <text:p>23231484</text:p>
          </table:table-cell>
          <table:table-cell table:number-columns-repeated="2" table:style-name="ce2" office:value-type="currency" office:currency="CAD" office:value="2.94">
            <text:p>$2.94</text:p>
          </table:table-cell>
          <table:table-cell table:style-name="ce2" office:value-type="currency" office:currency="CAD" office:value="2.65">
            <text:p>$2.65</text:p>
          </table:table-cell>
        </table:table-row>
        <table:table-row table:style-name="ro1">
          <table:table-cell table:style-name="ce1" office:value-type="string">
            <text:p>11/03/2020</text:p>
          </table:table-cell>
          <table:table-cell table:style-name="ce2" office:value-type="currency" office:currency="CAD" office:value="2.89">
            <text:p>$2.89</text:p>
          </table:table-cell>
          <table:table-cell table:style-name="ce1" office:value-type="float" office:value="29817888">
            <text:p>29817888</text:p>
          </table:table-cell>
          <table:table-cell table:style-name="ce2" office:value-type="currency" office:currency="CAD" office:value="2.69">
            <text:p>$2.69</text:p>
          </table:table-cell>
          <table:table-cell table:style-name="ce2" office:value-type="currency" office:currency="CAD" office:value="2.97">
            <text:p>$2.97</text:p>
          </table:table-cell>
          <table:table-cell table:style-name="ce2" office:value-type="currency" office:currency="CAD" office:value="2.66">
            <text:p>$2.66</text:p>
          </table:table-cell>
        </table:table-row>
        <table:table-row table:style-name="ro1">
          <table:table-cell table:style-name="ce1" office:value-type="string">
            <text:p>11/02/2020</text:p>
          </table:table-cell>
          <table:table-cell table:style-name="ce2" office:value-type="currency" office:currency="CAD" office:value="2.69">
            <text:p>$2.69</text:p>
          </table:table-cell>
          <table:table-cell table:style-name="ce1" office:value-type="float" office:value="20908044">
            <text:p>20908044</text:p>
          </table:table-cell>
          <table:table-cell table:style-name="ce2" office:value-type="currency" office:currency="CAD" office:value="2.71">
            <text:p>$2.71</text:p>
          </table:table-cell>
          <table:table-cell table:style-name="ce2" office:value-type="currency" office:currency="CAD" office:value="2.77">
            <text:p>$2.77</text:p>
          </table:table-cell>
          <table:table-cell table:style-name="ce2" office:value-type="currency" office:currency="CAD" office:value="2.63">
            <text:p>$2.63</text:p>
          </table:table-cell>
        </table:table-row>
        <table:table-row table:style-name="ro1">
          <table:table-cell table:style-name="ce1" office:value-type="string">
            <text:p>10/30/2020</text:p>
          </table:table-cell>
          <table:table-cell table:style-name="ce2" office:value-type="currency" office:currency="CAD" office:value="2.62">
            <text:p>$2.62</text:p>
          </table:table-cell>
          <table:table-cell table:style-name="ce1" office:value-type="float" office:value="46249480">
            <text:p>46249480</text:p>
          </table:table-cell>
          <table:table-cell table:number-columns-repeated="2" table:style-name="ce2" office:value-type="currency" office:currency="CAD" office:value="2.91">
            <text:p>$2.91</text:p>
          </table:table-cell>
          <table:table-cell table:style-name="ce2" office:value-type="currency" office:currency="CAD" office:value="2.59">
            <text:p>$2.59</text:p>
          </table:table-cell>
        </table:table-row>
        <table:table-row table:style-name="ro1">
          <table:table-cell table:style-name="ce1" office:value-type="string">
            <text:p>10/29/2020</text:p>
          </table:table-cell>
          <table:table-cell table:style-name="ce2" office:value-type="currency" office:currency="CAD" office:value="2.93">
            <text:p>$2.93</text:p>
          </table:table-cell>
          <table:table-cell table:style-name="ce1" office:value-type="float" office:value="16663372">
            <text:p>16663372</text:p>
          </table:table-cell>
          <table:table-cell table:style-name="ce2" office:value-type="currency" office:currency="CAD" office:value="2.97">
            <text:p>$2.97</text:p>
          </table:table-cell>
          <table:table-cell table:style-name="ce2" office:value-type="currency" office:currency="CAD" office:value="3.06">
            <text:p>$3.06</text:p>
          </table:table-cell>
          <table:table-cell table:style-name="ce2" office:value-type="currency" office:currency="CAD" office:value="2.92">
            <text:p>$2.92</text:p>
          </table:table-cell>
        </table:table-row>
        <table:table-row table:style-name="ro1">
          <table:table-cell table:style-name="ce1" office:value-type="string">
            <text:p>10/28/2020</text:p>
          </table:table-cell>
          <table:table-cell table:style-name="ce2" office:value-type="currency" office:currency="CAD" office:value="2.96">
            <text:p>$2.96</text:p>
          </table:table-cell>
          <table:table-cell table:style-name="ce1" office:value-type="float" office:value="25554320">
            <text:p>25554320</text:p>
          </table:table-cell>
          <table:table-cell table:style-name="ce2" office:value-type="currency" office:currency="CAD" office:value="3.07">
            <text:p>$3.07</text:p>
          </table:table-cell>
          <table:table-cell table:style-name="ce2" office:value-type="currency" office:currency="CAD" office:value="3.26">
            <text:p>$3.26</text:p>
          </table:table-cell>
          <table:table-cell table:style-name="ce2" office:value-type="currency" office:currency="CAD" office:value="2.95">
            <text:p>$2.95</text:p>
          </table:table-cell>
        </table:table-row>
        <table:table-row table:style-name="ro1">
          <table:table-cell table:style-name="ce1" office:value-type="string">
            <text:p>10/27/2020</text:p>
          </table:table-cell>
          <table:table-cell table:style-name="ce2" office:value-type="currency" office:currency="CAD" office:value="3.17">
            <text:p>$3.17</text:p>
          </table:table-cell>
          <table:table-cell table:style-name="ce1" office:value-type="float" office:value="28924024">
            <text:p>28924024</text:p>
          </table:table-cell>
          <table:table-cell table:number-columns-repeated="2" table:style-name="ce2" office:value-type="currency" office:currency="CAD" office:value="3.43">
            <text:p>$3.43</text:p>
          </table:table-cell>
          <table:table-cell table:style-name="ce2" office:value-type="currency" office:currency="CAD" office:value="3.09">
            <text:p>$3.09</text:p>
          </table:table-cell>
        </table:table-row>
        <table:table-row table:style-name="ro1">
          <table:table-cell table:style-name="ce1" office:value-type="string">
            <text:p>10/26/2020</text:p>
          </table:table-cell>
          <table:table-cell table:style-name="ce2" office:value-type="currency" office:currency="CAD" office:value="3.36">
            <text:p>$3.36</text:p>
          </table:table-cell>
          <table:table-cell table:style-name="ce1" office:value-type="float" office:value="53505080">
            <text:p>53505080</text:p>
          </table:table-cell>
          <table:table-cell table:style-name="ce2" office:value-type="currency" office:currency="CAD" office:value="3.73">
            <text:p>$3.73</text:p>
          </table:table-cell>
          <table:table-cell table:style-name="ce2" office:value-type="currency" office:currency="CAD" office:value="3.86">
            <text:p>$3.86</text:p>
          </table:table-cell>
          <table:table-cell table:style-name="ce2" office:value-type="currency" office:currency="CAD" office:value="3.32">
            <text:p>$3.32</text:p>
          </table:table-cell>
        </table:table-row>
        <table:table-row table:style-name="ro1">
          <table:table-cell table:style-name="ce1" office:value-type="string">
            <text:p>10/23/2020</text:p>
          </table:table-cell>
          <table:table-cell table:style-name="ce2" office:value-type="currency" office:currency="CAD" office:value="3.75">
            <text:p>$3.75</text:p>
          </table:table-cell>
          <table:table-cell table:style-name="ce1" office:value-type="float" office:value="26029296">
            <text:p>26029296</text:p>
          </table:table-cell>
          <table:table-cell table:style-name="ce2" office:value-type="currency" office:currency="CAD" office:value="3.76">
            <text:p>$3.76</text:p>
          </table:table-cell>
          <table:table-cell table:style-name="ce2" office:value-type="currency" office:currency="CAD" office:value="3.85">
            <text:p>$3.85</text:p>
          </table:table-cell>
          <table:table-cell table:style-name="ce2" office:value-type="currency" office:currency="CAD" office:value="3.64">
            <text:p>$3.64</text:p>
          </table:table-cell>
        </table:table-row>
        <table:table-row table:style-name="ro1">
          <table:table-cell table:style-name="ce1" office:value-type="string">
            <text:p>10/22/2020</text:p>
          </table:table-cell>
          <table:table-cell table:style-name="ce2" office:value-type="currency" office:currency="CAD" office:value="3.73">
            <text:p>$3.73</text:p>
          </table:table-cell>
          <table:table-cell table:style-name="ce1" office:value-type="float" office:value="64848920">
            <text:p>64848920</text:p>
          </table:table-cell>
          <table:table-cell table:style-name="ce2" office:value-type="currency" office:currency="CAD" office:value="3.55">
            <text:p>$3.55</text:p>
          </table:table-cell>
          <table:table-cell table:style-name="ce2" office:value-type="currency" office:currency="CAD" office:value="3.97">
            <text:p>$3.97</text:p>
          </table:table-cell>
          <table:table-cell table:style-name="ce2" office:value-type="currency" office:currency="CAD" office:value="3.55">
            <text:p>$3.55</text:p>
          </table:table-cell>
        </table:table-row>
        <table:table-row table:style-name="ro1">
          <table:table-cell table:style-name="ce1" office:value-type="string">
            <text:p>10/21/2020</text:p>
          </table:table-cell>
          <table:table-cell table:style-name="ce2" office:value-type="currency" office:currency="CAD" office:value="3.53">
            <text:p>$3.53</text:p>
          </table:table-cell>
          <table:table-cell table:style-name="ce1" office:value-type="float" office:value="21447712">
            <text:p>21447712</text:p>
          </table:table-cell>
          <table:table-cell table:style-name="ce2" office:value-type="currency" office:currency="CAD" office:value="3.48">
            <text:p>$3.48</text:p>
          </table:table-cell>
          <table:table-cell table:style-name="ce2" office:value-type="currency" office:currency="CAD" office:value="3.61">
            <text:p>$3.61</text:p>
          </table:table-cell>
          <table:table-cell table:style-name="ce2" office:value-type="currency" office:currency="CAD" office:value="3.45">
            <text:p>$3.45</text:p>
          </table:table-cell>
        </table:table-row>
        <table:table-row table:style-name="ro1">
          <table:table-cell table:style-name="ce1" office:value-type="string">
            <text:p>10/20/2020</text:p>
          </table:table-cell>
          <table:table-cell table:style-name="ce2" office:value-type="currency" office:currency="CAD" office:value="3.47">
            <text:p>$3.47</text:p>
          </table:table-cell>
          <table:table-cell table:style-name="ce1" office:value-type="float" office:value="26415804">
            <text:p>26415804</text:p>
          </table:table-cell>
          <table:table-cell table:style-name="ce2" office:value-type="currency" office:currency="CAD" office:value="3.51">
            <text:p>$3.51</text:p>
          </table:table-cell>
          <table:table-cell table:style-name="ce2" office:value-type="currency" office:currency="CAD" office:value="3.54">
            <text:p>$3.54</text:p>
          </table:table-cell>
          <table:table-cell table:style-name="ce2" office:value-type="currency" office:currency="CAD" office:value="3.42">
            <text:p>$3.42</text:p>
          </table:table-cell>
        </table:table-row>
        <table:table-row table:style-name="ro1">
          <table:table-cell table:style-name="ce1" office:value-type="string">
            <text:p>10/19/2020</text:p>
          </table:table-cell>
          <table:table-cell table:style-name="ce2" office:value-type="currency" office:currency="CAD" office:value="3.48">
            <text:p>$3.48</text:p>
          </table:table-cell>
          <table:table-cell table:style-name="ce1" office:value-type="float" office:value="52676280">
            <text:p>52676280</text:p>
          </table:table-cell>
          <table:table-cell table:style-name="ce2" office:value-type="currency" office:currency="CAD" office:value="3.36">
            <text:p>$3.36</text:p>
          </table:table-cell>
          <table:table-cell table:style-name="ce2" office:value-type="currency" office:currency="CAD" office:value="3.63">
            <text:p>$3.63</text:p>
          </table:table-cell>
          <table:table-cell table:style-name="ce2" office:value-type="currency" office:currency="CAD" office:value="3.35">
            <text:p>$3.35</text:p>
          </table:table-cell>
        </table:table-row>
        <table:table-row table:style-name="ro1">
          <table:table-cell table:style-name="ce1" office:value-type="string">
            <text:p>10/16/2020</text:p>
          </table:table-cell>
          <table:table-cell table:style-name="ce2" office:value-type="currency" office:currency="CAD" office:value="3.33">
            <text:p>$3.33</text:p>
          </table:table-cell>
          <table:table-cell table:style-name="ce1" office:value-type="float" office:value="46606320">
            <text:p>46606320</text:p>
          </table:table-cell>
          <table:table-cell table:style-name="ce2" office:value-type="currency" office:currency="CAD" office:value="3.44">
            <text:p>$3.44</text:p>
          </table:table-cell>
          <table:table-cell table:style-name="ce2" office:value-type="currency" office:currency="CAD" office:value="3.48">
            <text:p>$3.48</text:p>
          </table:table-cell>
          <table:table-cell table:style-name="ce2" office:value-type="currency" office:currency="CAD" office:value="3.27">
            <text:p>$3.27</text:p>
          </table:table-cell>
        </table:table-row>
        <table:table-row table:style-name="ro1">
          <table:table-cell table:style-name="ce1" office:value-type="string">
            <text:p>10/15/2020</text:p>
          </table:table-cell>
          <table:table-cell table:style-name="ce2" office:value-type="currency" office:currency="CAD" office:value="3.46">
            <text:p>$3.46</text:p>
          </table:table-cell>
          <table:table-cell table:style-name="ce1" office:value-type="float" office:value="159579280">
            <text:p>159579280</text:p>
          </table:table-cell>
          <table:table-cell table:style-name="ce2" office:value-type="currency" office:currency="CAD" office:value="3">
            <text:p>$3.00</text:p>
          </table:table-cell>
          <table:table-cell table:style-name="ce2" office:value-type="currency" office:currency="CAD" office:value="3.78">
            <text:p>$3.78</text:p>
          </table:table-cell>
          <table:table-cell table:style-name="ce2" office:value-type="currency" office:currency="CAD" office:value="3">
            <text:p>$3.00</text:p>
          </table:table-cell>
        </table:table-row>
        <table:table-row table:style-name="ro1">
          <table:table-cell table:style-name="ce1" office:value-type="string">
            <text:p>10/14/2020</text:p>
          </table:table-cell>
          <table:table-cell table:style-name="ce2" office:value-type="currency" office:currency="CAD" office:value="3.06">
            <text:p>$3.06</text:p>
          </table:table-cell>
          <table:table-cell table:style-name="ce1" office:value-type="float" office:value="43107040">
            <text:p>43107040</text:p>
          </table:table-cell>
          <table:table-cell table:number-columns-repeated="2" table:style-name="ce2" office:value-type="currency" office:currency="CAD" office:value="3.17">
            <text:p>$3.17</text:p>
          </table:table-cell>
          <table:table-cell table:style-name="ce2" office:value-type="currency" office:currency="CAD" office:value="3.01">
            <text:p>$3.01</text:p>
          </table:table-cell>
        </table:table-row>
        <table:table-row table:style-name="ro1">
          <table:table-cell table:style-name="ce1" office:value-type="string">
            <text:p>10/13/2020</text:p>
          </table:table-cell>
          <table:table-cell table:style-name="ce2" office:value-type="currency" office:currency="CAD" office:value="2.97">
            <text:p>$2.97</text:p>
          </table:table-cell>
          <table:table-cell table:style-name="ce1" office:value-type="float" office:value="40718840">
            <text:p>40718840</text:p>
          </table:table-cell>
          <table:table-cell table:style-name="ce2" office:value-type="currency" office:currency="CAD" office:value="2.93">
            <text:p>$2.93</text:p>
          </table:table-cell>
          <table:table-cell table:style-name="ce2" office:value-type="currency" office:currency="CAD" office:value="3.11">
            <text:p>$3.11</text:p>
          </table:table-cell>
          <table:table-cell table:style-name="ce2" office:value-type="currency" office:currency="CAD" office:value="2.91">
            <text:p>$2.91</text:p>
          </table:table-cell>
        </table:table-row>
        <table:table-row table:style-name="ro1">
          <table:table-cell table:style-name="ce1" office:value-type="string">
            <text:p>10/12/2020</text:p>
          </table:table-cell>
          <table:table-cell table:style-name="ce2" office:value-type="currency" office:currency="CAD" office:value="2.95">
            <text:p>$2.95</text:p>
          </table:table-cell>
          <table:table-cell table:style-name="ce1" office:value-type="float" office:value="94622800">
            <text:p>94622800</text:p>
          </table:table-cell>
          <table:table-cell table:style-name="ce2" office:value-type="currency" office:currency="CAD" office:value="2.92">
            <text:p>$2.92</text:p>
          </table:table-cell>
          <table:table-cell table:style-name="ce2" office:value-type="currency" office:currency="CAD" office:value="3.19">
            <text:p>$3.19</text:p>
          </table:table-cell>
          <table:table-cell table:style-name="ce2" office:value-type="currency" office:currency="CAD" office:value="2.85">
            <text:p>$2.85</text:p>
          </table:table-cell>
        </table:table-row>
        <table:table-row table:style-name="ro1">
          <table:table-cell table:style-name="ce1" office:value-type="string">
            <text:p>10/09/2020</text:p>
          </table:table-cell>
          <table:table-cell table:style-name="ce2" office:value-type="currency" office:currency="CAD" office:value="3.01">
            <text:p>$3.01</text:p>
          </table:table-cell>
          <table:table-cell table:style-name="ce1" office:value-type="float" office:value="308611120">
            <text:p>308611120</text:p>
          </table:table-cell>
          <table:table-cell table:style-name="ce2" office:value-type="currency" office:currency="CAD" office:value="3.21">
            <text:p>$3.21</text:p>
          </table:table-cell>
          <table:table-cell table:style-name="ce2" office:value-type="currency" office:currency="CAD" office:value="3.7">
            <text:p>$3.70</text:p>
          </table:table-cell>
          <table:table-cell table:style-name="ce2" office:value-type="currency" office:currency="CAD" office:value="2.98">
            <text:p>$2.98</text:p>
          </table:table-cell>
        </table:table-row>
        <table:table-row table:style-name="ro1">
          <table:table-cell table:style-name="ce1" office:value-type="string">
            <text:p>10/08/2020</text:p>
          </table:table-cell>
          <table:table-cell table:style-name="ce2" office:value-type="currency" office:currency="CAD" office:value="3.37">
            <text:p>$3.37</text:p>
          </table:table-cell>
          <table:table-cell table:style-name="ce1" office:value-type="float" office:value="305814240">
            <text:p>305814240</text:p>
          </table:table-cell>
          <table:table-cell table:style-name="ce2" office:value-type="currency" office:currency="CAD" office:value="2.39">
            <text:p>$2.39</text:p>
          </table:table-cell>
          <table:table-cell table:style-name="ce2" office:value-type="currency" office:currency="CAD" office:value="3.41">
            <text:p>$3.41</text:p>
          </table:table-cell>
          <table:table-cell table:style-name="ce2" office:value-type="currency" office:currency="CAD" office:value="2.3">
            <text:p>$2.30</text:p>
          </table:table-cell>
        </table:table-row>
        <table:table-row table:style-name="ro1">
          <table:table-cell table:style-name="ce1" office:value-type="string">
            <text:p>10/07/2020</text:p>
          </table:table-cell>
          <table:table-cell table:style-name="ce2" office:value-type="currency" office:currency="CAD" office:value="2.34">
            <text:p>$2.34</text:p>
          </table:table-cell>
          <table:table-cell table:style-name="ce1" office:value-type="float" office:value="13234576">
            <text:p>13234576</text:p>
          </table:table-cell>
          <table:table-cell table:style-name="ce2" office:value-type="currency" office:currency="CAD" office:value="2.31">
            <text:p>$2.31</text:p>
          </table:table-cell>
          <table:table-cell table:style-name="ce2" office:value-type="currency" office:currency="CAD" office:value="2.39">
            <text:p>$2.39</text:p>
          </table:table-cell>
          <table:table-cell table:style-name="ce2" office:value-type="currency" office:currency="CAD" office:value="2.29">
            <text:p>$2.29</text:p>
          </table:table-cell>
        </table:table-row>
        <table:table-row table:style-name="ro1">
          <table:table-cell table:style-name="ce1" office:value-type="string">
            <text:p>10/06/2020</text:p>
          </table:table-cell>
          <table:table-cell table:style-name="ce2" office:value-type="currency" office:currency="CAD" office:value="2.28">
            <text:p>$2.28</text:p>
          </table:table-cell>
          <table:table-cell table:style-name="ce1" office:value-type="float" office:value="18141684">
            <text:p>18141684</text:p>
          </table:table-cell>
          <table:table-cell table:style-name="ce2" office:value-type="currency" office:currency="CAD" office:value="2.39">
            <text:p>$2.39</text:p>
          </table:table-cell>
          <table:table-cell table:style-name="ce2" office:value-type="currency" office:currency="CAD" office:value="2.46">
            <text:p>$2.46</text:p>
          </table:table-cell>
          <table:table-cell table:style-name="ce2" office:value-type="currency" office:currency="CAD" office:value="2.28">
            <text:p>$2.28</text:p>
          </table:table-cell>
        </table:table-row>
        <table:table-row table:style-name="ro1">
          <table:table-cell table:style-name="ce1" office:value-type="string">
            <text:p>10/05/2020</text:p>
          </table:table-cell>
          <table:table-cell table:style-name="ce2" office:value-type="currency" office:currency="CAD" office:value="2.37">
            <text:p>$2.37</text:p>
          </table:table-cell>
          <table:table-cell table:style-name="ce1" office:value-type="float" office:value="11219876">
            <text:p>11219876</text:p>
          </table:table-cell>
          <table:table-cell table:style-name="ce2" office:value-type="currency" office:currency="CAD" office:value="2.36">
            <text:p>$2.36</text:p>
          </table:table-cell>
          <table:table-cell table:style-name="ce2" office:value-type="currency" office:currency="CAD" office:value="2.4">
            <text:p>$2.40</text:p>
          </table:table-cell>
          <table:table-cell table:style-name="ce2" office:value-type="currency" office:currency="CAD" office:value="2.31">
            <text:p>$2.31</text:p>
          </table:table-cell>
        </table:table-row>
        <table:table-row table:style-name="ro1">
          <table:table-cell table:style-name="ce1" office:value-type="string">
            <text:p>10/02/2020</text:p>
          </table:table-cell>
          <table:table-cell table:style-name="ce2" office:value-type="currency" office:currency="CAD" office:value="2.35">
            <text:p>$2.35</text:p>
          </table:table-cell>
          <table:table-cell table:style-name="ce1" office:value-type="float" office:value="17361936">
            <text:p>17361936</text:p>
          </table:table-cell>
          <table:table-cell table:style-name="ce2" office:value-type="currency" office:currency="CAD" office:value="2.35">
            <text:p>$2.35</text:p>
          </table:table-cell>
          <table:table-cell table:style-name="ce2" office:value-type="currency" office:currency="CAD" office:value="2.45">
            <text:p>$2.45</text:p>
          </table:table-cell>
          <table:table-cell table:style-name="ce2" office:value-type="currency" office:currency="CAD" office:value="2.33">
            <text:p>$2.33</text:p>
          </table:table-cell>
        </table:table-row>
        <table:table-row table:style-name="ro1">
          <table:table-cell table:style-name="ce1" office:value-type="string">
            <text:p>10/01/2020</text:p>
          </table:table-cell>
          <table:table-cell table:style-name="ce2" office:value-type="currency" office:currency="CAD" office:value="2.44">
            <text:p>$2.44</text:p>
          </table:table-cell>
          <table:table-cell table:style-name="ce1" office:value-type="float" office:value="18216220">
            <text:p>18216220</text:p>
          </table:table-cell>
          <table:table-cell table:style-name="ce2" office:value-type="currency" office:currency="CAD" office:value="2.52">
            <text:p>$2.52</text:p>
          </table:table-cell>
          <table:table-cell table:style-name="ce2" office:value-type="currency" office:currency="CAD" office:value="2.56">
            <text:p>$2.56</text:p>
          </table:table-cell>
          <table:table-cell table:style-name="ce2" office:value-type="currency" office:currency="CAD" office:value="2.42">
            <text:p>$2.42</text:p>
          </table:table-cell>
        </table:table-row>
        <table:table-row table:style-name="ro1">
          <table:table-cell table:style-name="ce1" office:value-type="string">
            <text:p>09/30/2020</text:p>
          </table:table-cell>
          <table:table-cell table:style-name="ce2" office:value-type="currency" office:currency="CAD" office:value="2.55">
            <text:p>$2.55</text:p>
          </table:table-cell>
          <table:table-cell table:style-name="ce1" office:value-type="float" office:value="24316132">
            <text:p>24316132</text:p>
          </table:table-cell>
          <table:table-cell table:style-name="ce2" office:value-type="currency" office:currency="CAD" office:value="2.56">
            <text:p>$2.56</text:p>
          </table:table-cell>
          <table:table-cell table:style-name="ce2" office:value-type="currency" office:currency="CAD" office:value="2.69">
            <text:p>$2.69</text:p>
          </table:table-cell>
          <table:table-cell table:style-name="ce2" office:value-type="currency" office:currency="CAD" office:value="2.52">
            <text:p>$2.52</text:p>
          </table:table-cell>
        </table:table-row>
        <table:table-row table:style-name="ro1">
          <table:table-cell table:style-name="ce1" office:value-type="string">
            <text:p>09/29/2020</text:p>
          </table:table-cell>
          <table:table-cell table:style-name="ce2" office:value-type="currency" office:currency="CAD" office:value="2.59">
            <text:p>$2.59</text:p>
          </table:table-cell>
          <table:table-cell table:style-name="ce1" office:value-type="float" office:value="20977356">
            <text:p>20977356</text:p>
          </table:table-cell>
          <table:table-cell table:style-name="ce2" office:value-type="currency" office:currency="CAD" office:value="2.5">
            <text:p>$2.50</text:p>
          </table:table-cell>
          <table:table-cell table:style-name="ce2" office:value-type="currency" office:currency="CAD" office:value="2.66">
            <text:p>$2.66</text:p>
          </table:table-cell>
          <table:table-cell table:style-name="ce2" office:value-type="currency" office:currency="CAD" office:value="2.48">
            <text:p>$2.48</text:p>
          </table:table-cell>
        </table:table-row>
        <table:table-row table:style-name="ro1">
          <table:table-cell table:style-name="ce1" office:value-type="string">
            <text:p>09/28/2020</text:p>
          </table:table-cell>
          <table:table-cell table:style-name="ce2" office:value-type="currency" office:currency="CAD" office:value="2.52">
            <text:p>$2.52</text:p>
          </table:table-cell>
          <table:table-cell table:style-name="ce1" office:value-type="float" office:value="27057292">
            <text:p>27057292</text:p>
          </table:table-cell>
          <table:table-cell table:style-name="ce2" office:value-type="currency" office:currency="CAD" office:value="2.54">
            <text:p>$2.54</text:p>
          </table:table-cell>
          <table:table-cell table:style-name="ce2" office:value-type="currency" office:currency="CAD" office:value="2.57">
            <text:p>$2.57</text:p>
          </table:table-cell>
          <table:table-cell table:style-name="ce2" office:value-type="currency" office:currency="CAD" office:value="2.39">
            <text:p>$2.39</text:p>
          </table:table-cell>
        </table:table-row>
        <table:table-row table:style-name="ro1">
          <table:table-cell table:style-name="ce1" office:value-type="string">
            <text:p>09/25/2020</text:p>
          </table:table-cell>
          <table:table-cell table:style-name="ce2" office:value-type="currency" office:currency="CAD" office:value="2.51">
            <text:p>$2.51</text:p>
          </table:table-cell>
          <table:table-cell table:style-name="ce1" office:value-type="float" office:value="30060628">
            <text:p>30060628</text:p>
          </table:table-cell>
          <table:table-cell table:style-name="ce2" office:value-type="currency" office:currency="CAD" office:value="2.3">
            <text:p>$2.30</text:p>
          </table:table-cell>
          <table:table-cell table:style-name="ce2" office:value-type="currency" office:currency="CAD" office:value="2.55">
            <text:p>$2.55</text:p>
          </table:table-cell>
          <table:table-cell table:style-name="ce2" office:value-type="currency" office:currency="CAD" office:value="2.28">
            <text:p>$2.28</text:p>
          </table:table-cell>
        </table:table-row>
        <table:table-row table:style-name="ro1">
          <table:table-cell table:style-name="ce1" office:value-type="string">
            <text:p>09/24/2020</text:p>
          </table:table-cell>
          <table:table-cell table:style-name="ce2" office:value-type="currency" office:currency="CAD" office:value="2.29">
            <text:p>$2.29</text:p>
          </table:table-cell>
          <table:table-cell table:style-name="ce1" office:value-type="float" office:value="31755352">
            <text:p>31755352</text:p>
          </table:table-cell>
          <table:table-cell table:style-name="ce2" office:value-type="currency" office:currency="CAD" office:value="2.43">
            <text:p>$2.43</text:p>
          </table:table-cell>
          <table:table-cell table:style-name="ce2" office:value-type="currency" office:currency="CAD" office:value="2.45">
            <text:p>$2.45</text:p>
          </table:table-cell>
          <table:table-cell table:style-name="ce2" office:value-type="currency" office:currency="CAD" office:value="2.25">
            <text:p>$2.25</text:p>
          </table:table-cell>
        </table:table-row>
        <table:table-row table:style-name="ro1">
          <table:table-cell table:style-name="ce1" office:value-type="string">
            <text:p>09/23/2020</text:p>
          </table:table-cell>
          <table:table-cell table:style-name="ce2" office:value-type="currency" office:currency="CAD" office:value="2.51">
            <text:p>$2.51</text:p>
          </table:table-cell>
          <table:table-cell table:style-name="ce1" office:value-type="float" office:value="42604600">
            <text:p>42604600</text:p>
          </table:table-cell>
          <table:table-cell table:style-name="ce2" office:value-type="currency" office:currency="CAD" office:value="2.65">
            <text:p>$2.65</text:p>
          </table:table-cell>
          <table:table-cell table:style-name="ce2" office:value-type="currency" office:currency="CAD" office:value="2.72">
            <text:p>$2.72</text:p>
          </table:table-cell>
          <table:table-cell table:style-name="ce2" office:value-type="currency" office:currency="CAD" office:value="2.48">
            <text:p>$2.48</text:p>
          </table:table-cell>
        </table:table-row>
        <table:table-row table:style-name="ro1">
          <table:table-cell table:style-name="ce1" office:value-type="string">
            <text:p>09/22/2020</text:p>
          </table:table-cell>
          <table:table-cell table:style-name="ce2" office:value-type="currency" office:currency="CAD" office:value="2.64">
            <text:p>$2.64</text:p>
          </table:table-cell>
          <table:table-cell table:style-name="ce1" office:value-type="float" office:value="139009920">
            <text:p>139009920</text:p>
          </table:table-cell>
          <table:table-cell table:style-name="ce2" office:value-type="currency" office:currency="CAD" office:value="2.61">
            <text:p>$2.61</text:p>
          </table:table-cell>
          <table:table-cell table:style-name="ce2" office:value-type="currency" office:currency="CAD" office:value="2.79">
            <text:p>$2.79</text:p>
          </table:table-cell>
          <table:table-cell table:style-name="ce2" office:value-type="currency" office:currency="CAD" office:value="2.48">
            <text:p>$2.48</text:p>
          </table:table-cell>
        </table:table-row>
        <table:table-row table:style-name="ro1">
          <table:table-cell table:style-name="ce1" office:value-type="string">
            <text:p>09/21/2020</text:p>
          </table:table-cell>
          <table:table-cell table:style-name="ce2" office:value-type="currency" office:currency="CAD" office:value="2.19">
            <text:p>$2.19</text:p>
          </table:table-cell>
          <table:table-cell table:style-name="ce1" office:value-type="float" office:value="30559224">
            <text:p>30559224</text:p>
          </table:table-cell>
          <table:table-cell table:style-name="ce2" office:value-type="currency" office:currency="CAD" office:value="2.34">
            <text:p>$2.34</text:p>
          </table:table-cell>
          <table:table-cell table:style-name="ce2" office:value-type="currency" office:currency="CAD" office:value="2.4">
            <text:p>$2.40</text:p>
          </table:table-cell>
          <table:table-cell table:style-name="ce2" office:value-type="currency" office:currency="CAD" office:value="2.1">
            <text:p>$2.10</text:p>
          </table:table-cell>
        </table:table-row>
        <table:table-row table:style-name="ro1">
          <table:table-cell table:style-name="ce1" office:value-type="string">
            <text:p>09/18/2020</text:p>
          </table:table-cell>
          <table:table-cell table:style-name="ce2" office:value-type="currency" office:currency="CAD" office:value="2.37">
            <text:p>$2.37</text:p>
          </table:table-cell>
          <table:table-cell table:style-name="ce1" office:value-type="float" office:value="69630040">
            <text:p>69630040</text:p>
          </table:table-cell>
          <table:table-cell table:style-name="ce2" office:value-type="currency" office:currency="CAD" office:value="2.3">
            <text:p>$2.30</text:p>
          </table:table-cell>
          <table:table-cell table:style-name="ce2" office:value-type="currency" office:currency="CAD" office:value="2.44">
            <text:p>$2.44</text:p>
          </table:table-cell>
          <table:table-cell table:style-name="ce2" office:value-type="currency" office:currency="CAD" office:value="2.23">
            <text:p>$2.23</text:p>
          </table:table-cell>
        </table:table-row>
        <table:table-row table:style-name="ro1">
          <table:table-cell table:style-name="ce1" office:value-type="string">
            <text:p>09/17/2020</text:p>
          </table:table-cell>
          <table:table-cell table:style-name="ce2" office:value-type="currency" office:currency="CAD" office:value="2.3">
            <text:p>$2.30</text:p>
          </table:table-cell>
          <table:table-cell table:style-name="ce1" office:value-type="float" office:value="68106880">
            <text:p>68106880</text:p>
          </table:table-cell>
          <table:table-cell table:style-name="ce2" office:value-type="currency" office:currency="CAD" office:value="2.14">
            <text:p>$2.14</text:p>
          </table:table-cell>
          <table:table-cell table:style-name="ce2" office:value-type="currency" office:currency="CAD" office:value="2.44">
            <text:p>$2.44</text:p>
          </table:table-cell>
          <table:table-cell table:style-name="ce2" office:value-type="currency" office:currency="CAD" office:value="2.1">
            <text:p>$2.10</text:p>
          </table:table-cell>
        </table:table-row>
        <table:table-row table:style-name="ro1">
          <table:table-cell table:style-name="ce1" office:value-type="string">
            <text:p>09/16/2020</text:p>
          </table:table-cell>
          <table:table-cell table:style-name="ce2" office:value-type="currency" office:currency="CAD" office:value="2.17">
            <text:p>$2.17</text:p>
          </table:table-cell>
          <table:table-cell table:style-name="ce1" office:value-type="float" office:value="77386040">
            <text:p>77386040</text:p>
          </table:table-cell>
          <table:table-cell table:style-name="ce2" office:value-type="currency" office:currency="CAD" office:value="1.76">
            <text:p>$1.76</text:p>
          </table:table-cell>
          <table:table-cell table:style-name="ce2" office:value-type="currency" office:currency="CAD" office:value="2.26">
            <text:p>$2.26</text:p>
          </table:table-cell>
          <table:table-cell table:style-name="ce2" office:value-type="currency" office:currency="CAD" office:value="1.76">
            <text:p>$1.76</text:p>
          </table:table-cell>
        </table:table-row>
        <table:table-row table:style-name="ro1">
          <table:table-cell table:style-name="ce1" office:value-type="string">
            <text:p>09/15/2020</text:p>
          </table:table-cell>
          <table:table-cell table:style-name="ce2" office:value-type="currency" office:currency="CAD" office:value="1.77">
            <text:p>$1.77</text:p>
          </table:table-cell>
          <table:table-cell table:style-name="ce1" office:value-type="float" office:value="22973956">
            <text:p>22973956</text:p>
          </table:table-cell>
          <table:table-cell table:style-name="ce2" office:value-type="currency" office:currency="CAD" office:value="1.72">
            <text:p>$1.72</text:p>
          </table:table-cell>
          <table:table-cell table:style-name="ce2" office:value-type="currency" office:currency="CAD" office:value="1.82">
            <text:p>$1.82</text:p>
          </table:table-cell>
          <table:table-cell table:style-name="ce2" office:value-type="currency" office:currency="CAD" office:value="1.67">
            <text:p>$1.67</text:p>
          </table:table-cell>
        </table:table-row>
        <table:table-row table:style-name="ro1">
          <table:table-cell table:style-name="ce1" office:value-type="string">
            <text:p>09/14/2020</text:p>
          </table:table-cell>
          <table:table-cell table:style-name="ce2" office:value-type="currency" office:currency="CAD" office:value="1.73">
            <text:p>$1.73</text:p>
          </table:table-cell>
          <table:table-cell table:style-name="ce1" office:value-type="float" office:value="40475880">
            <text:p>40475880</text:p>
          </table:table-cell>
          <table:table-cell table:style-name="ce2" office:value-type="currency" office:currency="CAD" office:value="1.7">
            <text:p>$1.70</text:p>
          </table:table-cell>
          <table:table-cell table:style-name="ce2" office:value-type="currency" office:currency="CAD" office:value="1.75">
            <text:p>$1.75</text:p>
          </table:table-cell>
          <table:table-cell table:style-name="ce2" office:value-type="currency" office:currency="CAD" office:value="1.61">
            <text:p>$1.61</text:p>
          </table:table-cell>
        </table:table-row>
        <table:table-row table:style-name="ro1">
          <table:table-cell table:style-name="ce1" office:value-type="string">
            <text:p>09/11/2020</text:p>
          </table:table-cell>
          <table:table-cell table:style-name="ce2" office:value-type="currency" office:currency="CAD" office:value="1.52">
            <text:p>$1.52</text:p>
          </table:table-cell>
          <table:table-cell table:style-name="ce1" office:value-type="float" office:value="24244760">
            <text:p>24244760</text:p>
          </table:table-cell>
          <table:table-cell table:style-name="ce2" office:value-type="currency" office:currency="CAD" office:value="1.57">
            <text:p>$1.57</text:p>
          </table:table-cell>
          <table:table-cell table:style-name="ce2" office:value-type="currency" office:currency="CAD" office:value="1.58">
            <text:p>$1.58</text:p>
          </table:table-cell>
          <table:table-cell table:style-name="ce2" office:value-type="currency" office:currency="CAD" office:value="1.47">
            <text:p>$1.47</text:p>
          </table:table-cell>
        </table:table-row>
        <table:table-row table:style-name="ro1">
          <table:table-cell table:style-name="ce1" office:value-type="string">
            <text:p>09/10/2020</text:p>
          </table:table-cell>
          <table:table-cell table:style-name="ce2" office:value-type="currency" office:currency="CAD" office:value="1.56">
            <text:p>$1.56</text:p>
          </table:table-cell>
          <table:table-cell table:style-name="ce1" office:value-type="float" office:value="62233120">
            <text:p>62233120</text:p>
          </table:table-cell>
          <table:table-cell table:style-name="ce2" office:value-type="currency" office:currency="CAD" office:value="1.66">
            <text:p>$1.66</text:p>
          </table:table-cell>
          <table:table-cell table:style-name="ce2" office:value-type="currency" office:currency="CAD" office:value="1.74">
            <text:p>$1.74</text:p>
          </table:table-cell>
          <table:table-cell table:style-name="ce2" office:value-type="currency" office:currency="CAD" office:value="1.55">
            <text:p>$1.55</text:p>
          </table:table-cell>
        </table:table-row>
        <table:table-row table:style-name="ro1">
          <table:table-cell table:style-name="ce1" office:value-type="string">
            <text:p>09/09/2020</text:p>
          </table:table-cell>
          <table:table-cell table:style-name="ce2" office:value-type="currency" office:currency="CAD" office:value="1.84">
            <text:p>$1.84</text:p>
          </table:table-cell>
          <table:table-cell table:style-name="ce1" office:value-type="float" office:value="36272328">
            <text:p>36272328</text:p>
          </table:table-cell>
          <table:table-cell table:style-name="ce2" office:value-type="currency" office:currency="CAD" office:value="1.99">
            <text:p>$1.99</text:p>
          </table:table-cell>
          <table:table-cell table:style-name="ce2" office:value-type="currency" office:currency="CAD" office:value="2">
            <text:p>$2.00</text:p>
          </table:table-cell>
          <table:table-cell table:style-name="ce2" office:value-type="currency" office:currency="CAD" office:value="1.83">
            <text:p>$1.83</text:p>
          </table:table-cell>
        </table:table-row>
        <table:table-row table:style-name="ro1">
          <table:table-cell table:style-name="ce1" office:value-type="string">
            <text:p>09/08/2020</text:p>
          </table:table-cell>
          <table:table-cell table:style-name="ce2" office:value-type="currency" office:currency="CAD" office:value="1.93">
            <text:p>$1.93</text:p>
          </table:table-cell>
          <table:table-cell table:style-name="ce1" office:value-type="float" office:value="39266480">
            <text:p>39266480</text:p>
          </table:table-cell>
          <table:table-cell table:style-name="ce2" office:value-type="currency" office:currency="CAD" office:value="1.89">
            <text:p>$1.89</text:p>
          </table:table-cell>
          <table:table-cell table:style-name="ce2" office:value-type="currency" office:currency="CAD" office:value="2.07">
            <text:p>$2.07</text:p>
          </table:table-cell>
          <table:table-cell table:style-name="ce2" office:value-type="currency" office:currency="CAD" office:value="1.87">
            <text:p>$1.87</text:p>
          </table:table-cell>
        </table:table-row>
        <table:table-row table:style-name="ro1">
          <table:table-cell table:style-name="ce1" office:value-type="string">
            <text:p>09/04/2020</text:p>
          </table:table-cell>
          <table:table-cell table:style-name="ce2" office:value-type="currency" office:currency="CAD" office:value="1.91">
            <text:p>$1.91</text:p>
          </table:table-cell>
          <table:table-cell table:style-name="ce1" office:value-type="float" office:value="30647976">
            <text:p>30647976</text:p>
          </table:table-cell>
          <table:table-cell table:style-name="ce2" office:value-type="currency" office:currency="CAD" office:value="1.95">
            <text:p>$1.95</text:p>
          </table:table-cell>
          <table:table-cell table:style-name="ce2" office:value-type="currency" office:currency="CAD" office:value="1.98">
            <text:p>$1.98</text:p>
          </table:table-cell>
          <table:table-cell table:style-name="ce2" office:value-type="currency" office:currency="CAD" office:value="1.79">
            <text:p>$1.79</text:p>
          </table:table-cell>
        </table:table-row>
        <table:table-row table:style-name="ro1">
          <table:table-cell table:style-name="ce1" office:value-type="string">
            <text:p>09/03/2020</text:p>
          </table:table-cell>
          <table:table-cell table:style-name="ce2" office:value-type="currency" office:currency="CAD" office:value="1.96">
            <text:p>$1.96</text:p>
          </table:table-cell>
          <table:table-cell table:style-name="ce1" office:value-type="float" office:value="57378000">
            <text:p>57378000</text:p>
          </table:table-cell>
          <table:table-cell table:style-name="ce2" office:value-type="currency" office:currency="CAD" office:value="1.97">
            <text:p>$1.97</text:p>
          </table:table-cell>
          <table:table-cell table:style-name="ce2" office:value-type="currency" office:currency="CAD" office:value="2.11">
            <text:p>$2.11</text:p>
          </table:table-cell>
          <table:table-cell table:style-name="ce2" office:value-type="currency" office:currency="CAD" office:value="1.81">
            <text:p>$1.81</text:p>
          </table:table-cell>
        </table:table-row>
        <table:table-row table:style-name="ro1">
          <table:table-cell table:style-name="ce1" office:value-type="string">
            <text:p>09/02/2020</text:p>
          </table:table-cell>
          <table:table-cell table:style-name="ce2" office:value-type="currency" office:currency="CAD" office:value="1.93">
            <text:p>$1.93</text:p>
          </table:table-cell>
          <table:table-cell table:style-name="ce1" office:value-type="float" office:value="52044440">
            <text:p>52044440</text:p>
          </table:table-cell>
          <table:table-cell table:style-name="ce2" office:value-type="currency" office:currency="CAD" office:value="1.95">
            <text:p>$1.95</text:p>
          </table:table-cell>
          <table:table-cell table:style-name="ce2" office:value-type="currency" office:currency="CAD" office:value="2.01">
            <text:p>$2.01</text:p>
          </table:table-cell>
          <table:table-cell table:style-name="ce2" office:value-type="currency" office:currency="CAD" office:value="1.78">
            <text:p>$1.78</text:p>
          </table:table-cell>
        </table:table-row>
        <table:table-row table:style-name="ro1">
          <table:table-cell table:style-name="ce1" office:value-type="string">
            <text:p>09/01/2020</text:p>
          </table:table-cell>
          <table:table-cell table:style-name="ce2" office:value-type="currency" office:currency="CAD" office:value="1.91">
            <text:p>$1.91</text:p>
          </table:table-cell>
          <table:table-cell table:style-name="ce1" office:value-type="float" office:value="92844200">
            <text:p>92844200</text:p>
          </table:table-cell>
          <table:table-cell table:style-name="ce2" office:value-type="currency" office:currency="CAD" office:value="1.83">
            <text:p>$1.83</text:p>
          </table:table-cell>
          <table:table-cell table:style-name="ce2" office:value-type="currency" office:currency="CAD" office:value="1.96">
            <text:p>$1.96</text:p>
          </table:table-cell>
          <table:table-cell table:style-name="ce2" office:value-type="currency" office:currency="CAD" office:value="1.69">
            <text:p>$1.69</text:p>
          </table:table-cell>
        </table:table-row>
        <table:table-row table:style-name="ro1">
          <table:table-cell table:style-name="ce1" office:value-type="string">
            <text:p>08/31/2020</text:p>
          </table:table-cell>
          <table:table-cell table:style-name="ce2" office:value-type="currency" office:currency="CAD" office:value="1.67">
            <text:p>$1.67</text:p>
          </table:table-cell>
          <table:table-cell table:style-name="ce1" office:value-type="float" office:value="151904000">
            <text:p>151904000</text:p>
          </table:table-cell>
          <table:table-cell table:style-name="ce2" office:value-type="currency" office:currency="CAD" office:value="1.44">
            <text:p>$1.44</text:p>
          </table:table-cell>
          <table:table-cell table:style-name="ce2" office:value-type="currency" office:currency="CAD" office:value="1.79">
            <text:p>$1.79</text:p>
          </table:table-cell>
          <table:table-cell table:style-name="ce2" office:value-type="currency" office:currency="CAD" office:value="1.42">
            <text:p>$1.42</text:p>
          </table:table-cell>
        </table:table-row>
        <table:table-row table:style-name="ro1">
          <table:table-cell table:style-name="ce1" office:value-type="string">
            <text:p>08/28/2020</text:p>
          </table:table-cell>
          <table:table-cell table:style-name="ce2" office:value-type="currency" office:currency="CAD" office:value="1.35">
            <text:p>$1.35</text:p>
          </table:table-cell>
          <table:table-cell table:style-name="ce1" office:value-type="float" office:value="16947704">
            <text:p>16947704</text:p>
          </table:table-cell>
          <table:table-cell table:style-name="ce2" office:value-type="currency" office:currency="CAD" office:value="1.33">
            <text:p>$1.33</text:p>
          </table:table-cell>
          <table:table-cell table:style-name="ce2" office:value-type="currency" office:currency="CAD" office:value="1.39">
            <text:p>$1.39</text:p>
          </table:table-cell>
          <table:table-cell table:style-name="ce2" office:value-type="currency" office:currency="CAD" office:value="1.3">
            <text:p>$1.30</text:p>
          </table:table-cell>
        </table:table-row>
        <table:table-row table:style-name="ro1">
          <table:table-cell table:style-name="ce1" office:value-type="string">
            <text:p>08/27/2020</text:p>
          </table:table-cell>
          <table:table-cell table:style-name="ce2" office:value-type="currency" office:currency="CAD" office:value="1.31">
            <text:p>$1.31</text:p>
          </table:table-cell>
          <table:table-cell table:style-name="ce1" office:value-type="float" office:value="13538632">
            <text:p>13538632</text:p>
          </table:table-cell>
          <table:table-cell table:style-name="ce2" office:value-type="currency" office:currency="CAD" office:value="1.28">
            <text:p>$1.28</text:p>
          </table:table-cell>
          <table:table-cell table:style-name="ce2" office:value-type="currency" office:currency="CAD" office:value="1.35">
            <text:p>$1.35</text:p>
          </table:table-cell>
          <table:table-cell table:style-name="ce2" office:value-type="currency" office:currency="CAD" office:value="1.26">
            <text:p>$1.26</text:p>
          </table:table-cell>
        </table:table-row>
        <table:table-row table:style-name="ro1">
          <table:table-cell table:style-name="ce1" office:value-type="string">
            <text:p>08/26/2020</text:p>
          </table:table-cell>
          <table:table-cell table:style-name="ce2" office:value-type="currency" office:currency="CAD" office:value="1.28">
            <text:p>$1.28</text:p>
          </table:table-cell>
          <table:table-cell table:style-name="ce1" office:value-type="float" office:value="11118656">
            <text:p>11118656</text:p>
          </table:table-cell>
          <table:table-cell table:style-name="ce2" office:value-type="currency" office:currency="CAD" office:value="1.24">
            <text:p>$1.24</text:p>
          </table:table-cell>
          <table:table-cell table:style-name="ce2" office:value-type="currency" office:currency="CAD" office:value="1.31">
            <text:p>$1.31</text:p>
          </table:table-cell>
          <table:table-cell table:style-name="ce2" office:value-type="currency" office:currency="CAD" office:value="1.23">
            <text:p>$1.23</text:p>
          </table:table-cell>
        </table:table-row>
        <table:table-row table:style-name="ro1">
          <table:table-cell table:style-name="ce1" office:value-type="string">
            <text:p>08/25/2020</text:p>
          </table:table-cell>
          <table:table-cell table:style-name="ce2" office:value-type="currency" office:currency="CAD" office:value="1.25">
            <text:p>$1.25</text:p>
          </table:table-cell>
          <table:table-cell table:style-name="ce1" office:value-type="float" office:value="11994712">
            <text:p>11994712</text:p>
          </table:table-cell>
          <table:table-cell table:style-name="ce2" office:value-type="currency" office:currency="CAD" office:value="1.22">
            <text:p>$1.22</text:p>
          </table:table-cell>
          <table:table-cell table:style-name="ce2" office:value-type="currency" office:currency="CAD" office:value="1.31">
            <text:p>$1.31</text:p>
          </table:table-cell>
          <table:table-cell table:style-name="ce2" office:value-type="currency" office:currency="CAD" office:value="1.22">
            <text:p>$1.22</text:p>
          </table:table-cell>
        </table:table-row>
        <table:table-row table:style-name="ro1">
          <table:table-cell table:style-name="ce1" office:value-type="string">
            <text:p>08/24/2020</text:p>
          </table:table-cell>
          <table:table-cell table:style-name="ce2" office:value-type="currency" office:currency="CAD" office:value="1.22">
            <text:p>$1.22</text:p>
          </table:table-cell>
          <table:table-cell table:style-name="ce1" office:value-type="float" office:value="18341464">
            <text:p>18341464</text:p>
          </table:table-cell>
          <table:table-cell table:number-columns-repeated="2" table:style-name="ce2" office:value-type="currency" office:currency="CAD" office:value="1.28">
            <text:p>$1.28</text:p>
          </table:table-cell>
          <table:table-cell table:style-name="ce2" office:value-type="currency" office:currency="CAD" office:value="1.14">
            <text:p>$1.14</text:p>
          </table:table-cell>
        </table:table-row>
        <table:table-row table:style-name="ro1">
          <table:table-cell table:style-name="ce1" office:value-type="string">
            <text:p>08/21/2020</text:p>
          </table:table-cell>
          <table:table-cell table:style-name="ce2" office:value-type="currency" office:currency="CAD" office:value="1.26">
            <text:p>$1.26</text:p>
          </table:table-cell>
          <table:table-cell table:style-name="ce1" office:value-type="float" office:value="42570360">
            <text:p>42570360</text:p>
          </table:table-cell>
          <table:table-cell table:style-name="ce2" office:value-type="currency" office:currency="CAD" office:value="1.15">
            <text:p>$1.15</text:p>
          </table:table-cell>
          <table:table-cell table:style-name="ce2" office:value-type="currency" office:currency="CAD" office:value="1.4">
            <text:p>$1.40</text:p>
          </table:table-cell>
          <table:table-cell table:style-name="ce2" office:value-type="currency" office:currency="CAD" office:value="1.15">
            <text:p>$1.15</text:p>
          </table:table-cell>
        </table:table-row>
        <table:table-row table:style-name="ro1">
          <table:table-cell table:style-name="ce1" office:value-type="string">
            <text:p>08/20/2020</text:p>
          </table:table-cell>
          <table:table-cell table:style-name="ce2" office:value-type="currency" office:currency="CAD" office:value="1.15">
            <text:p>$1.15</text:p>
          </table:table-cell>
          <table:table-cell table:style-name="ce1" office:value-type="float" office:value="9764736">
            <text:p>9764736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1.17">
            <text:p>$1.17</text:p>
          </table:table-cell>
          <table:table-cell table:style-name="ce2" office:value-type="currency" office:currency="CAD" office:value="1.13">
            <text:p>$1.13</text:p>
          </table:table-cell>
        </table:table-row>
        <table:table-row table:style-name="ro1">
          <table:table-cell table:style-name="ce1" office:value-type="string">
            <text:p>08/19/2020</text:p>
          </table:table-cell>
          <table:table-cell table:style-name="ce2" office:value-type="currency" office:currency="CAD" office:value="1.18">
            <text:p>$1.18</text:p>
          </table:table-cell>
          <table:table-cell table:style-name="ce1" office:value-type="float" office:value="10450332">
            <text:p>10450332</text:p>
          </table:table-cell>
          <table:table-cell table:style-name="ce2" office:value-type="currency" office:currency="CAD" office:value="1.2">
            <text:p>$1.20</text:p>
          </table:table-cell>
          <table:table-cell table:style-name="ce2" office:value-type="currency" office:currency="CAD" office:value="1.21">
            <text:p>$1.21</text:p>
          </table:table-cell>
          <table:table-cell table:style-name="ce2" office:value-type="currency" office:currency="CAD" office:value="1.16">
            <text:p>$1.16</text:p>
          </table:table-cell>
        </table:table-row>
        <table:table-row table:style-name="ro1">
          <table:table-cell table:style-name="ce1" office:value-type="string">
            <text:p>08/18/2020</text:p>
          </table:table-cell>
          <table:table-cell table:style-name="ce2" office:value-type="currency" office:currency="CAD" office:value="1.2">
            <text:p>$1.20</text:p>
          </table:table-cell>
          <table:table-cell table:style-name="ce1" office:value-type="float" office:value="15339360">
            <text:p>15339360</text:p>
          </table:table-cell>
          <table:table-cell table:style-name="ce2" office:value-type="currency" office:currency="CAD" office:value="1.15">
            <text:p>$1.15</text:p>
          </table:table-cell>
          <table:table-cell table:style-name="ce2" office:value-type="currency" office:currency="CAD" office:value="1.22">
            <text:p>$1.22</text:p>
          </table:table-cell>
          <table:table-cell table:style-name="ce2" office:value-type="currency" office:currency="CAD" office:value="1.11">
            <text:p>$1.11</text:p>
          </table:table-cell>
        </table:table-row>
        <table:table-row table:style-name="ro1">
          <table:table-cell table:style-name="ce1" office:value-type="string">
            <text:p>08/17/2020</text:p>
          </table:table-cell>
          <table:table-cell table:style-name="ce2" office:value-type="currency" office:currency="CAD" office:value="1.16">
            <text:p>$1.16</text:p>
          </table:table-cell>
          <table:table-cell table:style-name="ce1" office:value-type="float" office:value="9483880">
            <text:p>9483880</text:p>
          </table:table-cell>
          <table:table-cell table:number-columns-repeated="2" table:style-name="ce2" office:value-type="currency" office:currency="CAD" office:value="1.2">
            <text:p>$1.20</text:p>
          </table:table-cell>
          <table:table-cell table:style-name="ce2" office:value-type="currency" office:currency="CAD" office:value="1.14">
            <text:p>$1.14</text:p>
          </table:table-cell>
        </table:table-row>
        <table:table-row table:style-name="ro1">
          <table:table-cell table:style-name="ce1" office:value-type="string">
            <text:p>08/14/2020</text:p>
          </table:table-cell>
          <table:table-cell table:style-name="ce2" office:value-type="currency" office:currency="CAD" office:value="1.19">
            <text:p>$1.19</text:p>
          </table:table-cell>
          <table:table-cell table:style-name="ce1" office:value-type="float" office:value="13898768">
            <text:p>13898768</text:p>
          </table:table-cell>
          <table:table-cell table:style-name="ce2" office:value-type="currency" office:currency="CAD" office:value="1.15">
            <text:p>$1.15</text:p>
          </table:table-cell>
          <table:table-cell table:style-name="ce2" office:value-type="currency" office:currency="CAD" office:value="1.21">
            <text:p>$1.21</text:p>
          </table:table-cell>
          <table:table-cell table:style-name="ce2" office:value-type="currency" office:currency="CAD" office:value="1.14">
            <text:p>$1.14</text:p>
          </table:table-cell>
        </table:table-row>
        <table:table-row table:style-name="ro1">
          <table:table-cell table:style-name="ce1" office:value-type="string">
            <text:p>08/13/2020</text:p>
          </table:table-cell>
          <table:table-cell table:style-name="ce2" office:value-type="currency" office:currency="CAD" office:value="1.16">
            <text:p>$1.16</text:p>
          </table:table-cell>
          <table:table-cell table:style-name="ce1" office:value-type="float" office:value="8513252">
            <text:p>8513252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18">
            <text:p>$1.18</text:p>
          </table:table-cell>
          <table:table-cell table:style-name="ce2" office:value-type="currency" office:currency="CAD" office:value="1.12">
            <text:p>$1.12</text:p>
          </table:table-cell>
        </table:table-row>
        <table:table-row table:style-name="ro1">
          <table:table-cell table:style-name="ce1" office:value-type="string">
            <text:p>08/12/2020</text:p>
          </table:table-cell>
          <table:table-cell table:style-name="ce2" office:value-type="currency" office:currency="CAD" office:value="1.13">
            <text:p>$1.13</text:p>
          </table:table-cell>
          <table:table-cell table:style-name="ce1" office:value-type="float" office:value="12230376">
            <text:p>12230376</text:p>
          </table:table-cell>
          <table:table-cell table:style-name="ce2" office:value-type="currency" office:currency="CAD" office:value="1.1">
            <text:p>$1.10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1.09">
            <text:p>$1.09</text:p>
          </table:table-cell>
        </table:table-row>
        <table:table-row table:style-name="ro1">
          <table:table-cell table:style-name="ce1" office:value-type="string">
            <text:p>08/11/2020</text:p>
          </table:table-cell>
          <table:table-cell table:style-name="ce2" office:value-type="currency" office:currency="CAD" office:value="1.09">
            <text:p>$1.09</text:p>
          </table:table-cell>
          <table:table-cell table:style-name="ce1" office:value-type="float" office:value="12556420">
            <text:p>12556420</text:p>
          </table:table-cell>
          <table:table-cell table:style-name="ce2" office:value-type="currency" office:currency="CAD" office:value="1.11">
            <text:p>$1.11</text:p>
          </table:table-cell>
          <table:table-cell table:style-name="ce2" office:value-type="currency" office:currency="CAD" office:value="1.14">
            <text:p>$1.14</text:p>
          </table:table-cell>
          <table:table-cell table:style-name="ce2" office:value-type="currency" office:currency="CAD" office:value="1.09">
            <text:p>$1.09</text:p>
          </table:table-cell>
        </table:table-row>
        <table:table-row table:style-name="ro1">
          <table:table-cell table:style-name="ce1" office:value-type="string">
            <text:p>08/10/2020</text:p>
          </table:table-cell>
          <table:table-cell table:style-name="ce2" office:value-type="currency" office:currency="CAD" office:value="1.08">
            <text:p>$1.08</text:p>
          </table:table-cell>
          <table:table-cell table:style-name="ce1" office:value-type="float" office:value="18247088">
            <text:p>18247088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1.14">
            <text:p>$1.14</text:p>
          </table:table-cell>
          <table:table-cell table:style-name="ce2" office:value-type="currency" office:currency="CAD" office:value="1.05">
            <text:p>$1.05</text:p>
          </table:table-cell>
        </table:table-row>
        <table:table-row table:style-name="ro1">
          <table:table-cell table:style-name="ce1" office:value-type="string">
            <text:p>08/07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13364396">
            <text:p>13364396</text:p>
          </table:table-cell>
          <table:table-cell table:number-columns-repeated="2" table:style-name="ce2" office:value-type="currency" office:currency="CAD" office:value="1.1">
            <text:p>$1.10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8/06/2020</text:p>
          </table:table-cell>
          <table:table-cell table:style-name="ce2" office:value-type="currency" office:currency="CAD" office:value="1.11">
            <text:p>$1.11</text:p>
          </table:table-cell>
          <table:table-cell table:style-name="ce1" office:value-type="float" office:value="7604896">
            <text:p>7604896</text:p>
          </table:table-cell>
          <table:table-cell table:style-name="ce2" office:value-type="currency" office:currency="CAD" office:value="1.15">
            <text:p>$1.15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1.1">
            <text:p>$1.10</text:p>
          </table:table-cell>
        </table:table-row>
        <table:table-row table:style-name="ro1">
          <table:table-cell table:style-name="ce1" office:value-type="string">
            <text:p>08/05/2020</text:p>
          </table:table-cell>
          <table:table-cell table:style-name="ce2" office:value-type="currency" office:currency="CAD" office:value="1.16">
            <text:p>$1.16</text:p>
          </table:table-cell>
          <table:table-cell table:style-name="ce1" office:value-type="float" office:value="19702788">
            <text:p>19702788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19">
            <text:p>$1.19</text:p>
          </table:table-cell>
          <table:table-cell table:style-name="ce2" office:value-type="currency" office:currency="CAD" office:value="1.06">
            <text:p>$1.06</text:p>
          </table:table-cell>
        </table:table-row>
        <table:table-row table:style-name="ro1">
          <table:table-cell table:style-name="ce1" office:value-type="string">
            <text:p>08/04/2020</text:p>
          </table:table-cell>
          <table:table-cell table:style-name="ce2" office:value-type="currency" office:currency="CAD" office:value="1.11">
            <text:p>$1.11</text:p>
          </table:table-cell>
          <table:table-cell table:style-name="ce1" office:value-type="float" office:value="41445440">
            <text:p>41445440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18">
            <text:p>$1.18</text:p>
          </table:table-cell>
          <table:table-cell table:style-name="ce2" office:value-type="currency" office:currency="CAD" office:value="1.03">
            <text:p>$1.03</text:p>
          </table:table-cell>
        </table:table-row>
        <table:table-row table:style-name="ro1">
          <table:table-cell table:style-name="ce1" office:value-type="string">
            <text:p>08/03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10072040">
            <text:p>10072040</text:p>
          </table:table-cell>
          <table:table-cell table:style-name="ce2" office:value-type="currency" office:currency="CAD" office:value="1.01">
            <text:p>$1.01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">
            <text:p>$1.00</text:p>
          </table:table-cell>
        </table:table-row>
        <table:table-row table:style-name="ro1">
          <table:table-cell table:style-name="ce1" office:value-type="string">
            <text:p>07/31/2020</text:p>
          </table:table-cell>
          <table:table-cell table:style-name="ce2" office:value-type="currency" office:currency="CAD" office:value="1">
            <text:p>$1.00</text:p>
          </table:table-cell>
          <table:table-cell table:style-name="ce1" office:value-type="float" office:value="7518212">
            <text:p>7518212</text:p>
          </table:table-cell>
          <table:table-cell table:style-name="ce2" office:value-type="currency" office:currency="CAD" office:value="1.02">
            <text:p>$1.02</text:p>
          </table:table-cell>
          <table:table-cell table:style-name="ce2" office:value-type="currency" office:currency="CAD" office:value="1.04">
            <text:p>$1.04</text:p>
          </table:table-cell>
          <table:table-cell table:style-name="ce2" office:value-type="currency" office:currency="CAD" office:value="1">
            <text:p>$1.00</text:p>
          </table:table-cell>
        </table:table-row>
        <table:table-row table:style-name="ro1">
          <table:table-cell table:style-name="ce1" office:value-type="string">
            <text:p>07/30/2020</text:p>
          </table:table-cell>
          <table:table-cell table:style-name="ce2" office:value-type="currency" office:currency="CAD" office:value="1.03">
            <text:p>$1.03</text:p>
          </table:table-cell>
          <table:table-cell table:style-name="ce1" office:value-type="float" office:value="9593940">
            <text:p>9593940</text:p>
          </table:table-cell>
          <table:table-cell table:style-name="ce2" office:value-type="currency" office:currency="CAD" office:value="1">
            <text:p>$1.00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0.99">
            <text:p>$0.99</text:p>
          </table:table-cell>
        </table:table-row>
        <table:table-row table:style-name="ro1">
          <table:table-cell table:style-name="ce1" office:value-type="string">
            <text:p>07/29/2020</text:p>
          </table:table-cell>
          <table:table-cell table:style-name="ce2" office:value-type="currency" office:currency="CAD" office:value="1.02">
            <text:p>$1.02</text:p>
          </table:table-cell>
          <table:table-cell table:style-name="ce1" office:value-type="float" office:value="11518504">
            <text:p>11518504</text:p>
          </table:table-cell>
          <table:table-cell table:style-name="ce2" office:value-type="currency" office:currency="CAD" office:value="0.99">
            <text:p>$0.99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0.98">
            <text:p>$0.98</text:p>
          </table:table-cell>
        </table:table-row>
        <table:table-row table:style-name="ro1">
          <table:table-cell table:style-name="ce1" office:value-type="string">
            <text:p>07/28/2020</text:p>
          </table:table-cell>
          <table:table-cell table:style-name="ce2" office:value-type="currency" office:currency="CAD" office:value="0.99">
            <text:p>$0.99</text:p>
          </table:table-cell>
          <table:table-cell table:style-name="ce1" office:value-type="float" office:value="18221568">
            <text:p>18221568</text:p>
          </table:table-cell>
          <table:table-cell table:style-name="ce2" office:value-type="currency" office:currency="CAD" office:value="0.99">
            <text:p>$0.99</text:p>
          </table:table-cell>
          <table:table-cell table:style-name="ce2" office:value-type="currency" office:currency="CAD" office:value="1.01">
            <text:p>$1.01</text:p>
          </table:table-cell>
          <table:table-cell table:style-name="ce2" office:value-type="currency" office:currency="CAD" office:value="0.98">
            <text:p>$0.98</text:p>
          </table:table-cell>
        </table:table-row>
        <table:table-row table:style-name="ro1">
          <table:table-cell table:style-name="ce1" office:value-type="string">
            <text:p>07/27/2020</text:p>
          </table:table-cell>
          <table:table-cell table:style-name="ce2" office:value-type="currency" office:currency="CAD" office:value="1">
            <text:p>$1.00</text:p>
          </table:table-cell>
          <table:table-cell table:style-name="ce1" office:value-type="float" office:value="9890784">
            <text:p>9890784</text:p>
          </table:table-cell>
          <table:table-cell table:style-name="ce2" office:value-type="currency" office:currency="CAD" office:value="1.01">
            <text:p>$1.01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0.99">
            <text:p>$0.99</text:p>
          </table:table-cell>
        </table:table-row>
        <table:table-row table:style-name="ro1">
          <table:table-cell table:style-name="ce1" office:value-type="string">
            <text:p>07/24/2020</text:p>
          </table:table-cell>
          <table:table-cell table:style-name="ce2" office:value-type="currency" office:currency="CAD" office:value="1.01">
            <text:p>$1.01</text:p>
          </table:table-cell>
          <table:table-cell table:style-name="ce1" office:value-type="float" office:value="8865180">
            <text:p>8865180</text:p>
          </table:table-cell>
          <table:table-cell table:style-name="ce2" office:value-type="currency" office:currency="CAD" office:value="1.02">
            <text:p>$1.02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">
            <text:p>$1.00</text:p>
          </table:table-cell>
        </table:table-row>
        <table:table-row table:style-name="ro1">
          <table:table-cell table:style-name="ce1" office:value-type="string">
            <text:p>07/23/2020</text:p>
          </table:table-cell>
          <table:table-cell table:style-name="ce2" office:value-type="currency" office:currency="CAD" office:value="1.03">
            <text:p>$1.03</text:p>
          </table:table-cell>
          <table:table-cell table:style-name="ce1" office:value-type="float" office:value="12950200">
            <text:p>12950200</text:p>
          </table:table-cell>
          <table:table-cell table:style-name="ce2" office:value-type="currency" office:currency="CAD" office:value="1.02">
            <text:p>$1.02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7/22/2020</text:p>
          </table:table-cell>
          <table:table-cell table:style-name="ce2" office:value-type="currency" office:currency="CAD" office:value="1.03">
            <text:p>$1.03</text:p>
          </table:table-cell>
          <table:table-cell table:style-name="ce1" office:value-type="float" office:value="10094188">
            <text:p>10094188</text:p>
          </table:table-cell>
          <table:table-cell table:style-name="ce2" office:value-type="currency" office:currency="CAD" office:value="1.01">
            <text:p>$1.01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0.98">
            <text:p>$0.98</text:p>
          </table:table-cell>
        </table:table-row>
        <table:table-row table:style-name="ro1">
          <table:table-cell table:style-name="ce1" office:value-type="string">
            <text:p>07/21/2020</text:p>
          </table:table-cell>
          <table:table-cell table:style-name="ce2" office:value-type="currency" office:currency="CAD" office:value="1">
            <text:p>$1.00</text:p>
          </table:table-cell>
          <table:table-cell table:style-name="ce1" office:value-type="float" office:value="13364048">
            <text:p>13364048</text:p>
          </table:table-cell>
          <table:table-cell table:style-name="ce2" office:value-type="currency" office:currency="CAD" office:value="0.98">
            <text:p>$0.98</text:p>
          </table:table-cell>
          <table:table-cell table:style-name="ce2" office:value-type="currency" office:currency="CAD" office:value="1.02">
            <text:p>$1.02</text:p>
          </table:table-cell>
          <table:table-cell table:style-name="ce2" office:value-type="currency" office:currency="CAD" office:value="0.97">
            <text:p>$0.97</text:p>
          </table:table-cell>
        </table:table-row>
        <table:table-row table:style-name="ro1">
          <table:table-cell table:style-name="ce1" office:value-type="string">
            <text:p>07/20/2020</text:p>
          </table:table-cell>
          <table:table-cell table:style-name="ce2" office:value-type="currency" office:currency="CAD" office:value="0.96">
            <text:p>$0.96</text:p>
          </table:table-cell>
          <table:table-cell table:style-name="ce1" office:value-type="float" office:value="13604352">
            <text:p>13604352</text:p>
          </table:table-cell>
          <table:table-cell table:style-name="ce2" office:value-type="currency" office:currency="CAD" office:value="0.99">
            <text:p>$0.99</text:p>
          </table:table-cell>
          <table:table-cell table:style-name="ce2" office:value-type="currency" office:currency="CAD" office:value="1.02">
            <text:p>$1.02</text:p>
          </table:table-cell>
          <table:table-cell table:style-name="ce2" office:value-type="currency" office:currency="CAD" office:value="0.94">
            <text:p>$0.94</text:p>
          </table:table-cell>
        </table:table-row>
        <table:table-row table:style-name="ro1">
          <table:table-cell table:style-name="ce1" office:value-type="string">
            <text:p>07/17/2020</text:p>
          </table:table-cell>
          <table:table-cell table:style-name="ce2" office:value-type="currency" office:currency="CAD" office:value="0.99">
            <text:p>$0.99</text:p>
          </table:table-cell>
          <table:table-cell table:style-name="ce1" office:value-type="float" office:value="12266196">
            <text:p>12266196</text:p>
          </table:table-cell>
          <table:table-cell table:style-name="ce2" office:value-type="currency" office:currency="CAD" office:value="1.04">
            <text:p>$1.04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0.98">
            <text:p>$0.98</text:p>
          </table:table-cell>
        </table:table-row>
        <table:table-row table:style-name="ro1">
          <table:table-cell table:style-name="ce1" office:value-type="string">
            <text:p>07/16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5321844">
            <text:p>5321844</text:p>
          </table:table-cell>
          <table:table-cell table:number-columns-repeated="2" table:style-name="ce2" office:value-type="currency" office:currency="CAD" office:value="1.05">
            <text:p>$1.05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7/15/2020</text:p>
          </table:table-cell>
          <table:table-cell table:style-name="ce2" office:value-type="currency" office:currency="CAD" office:value="1.05">
            <text:p>$1.05</text:p>
          </table:table-cell>
          <table:table-cell table:style-name="ce1" office:value-type="float" office:value="5896504">
            <text:p>5896504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1.03">
            <text:p>$1.03</text:p>
          </table:table-cell>
        </table:table-row>
        <table:table-row table:style-name="ro1">
          <table:table-cell table:style-name="ce1" office:value-type="string">
            <text:p>07/14/2020</text:p>
          </table:table-cell>
          <table:table-cell table:style-name="ce2" office:value-type="currency" office:currency="CAD" office:value="1.02">
            <text:p>$1.02</text:p>
          </table:table-cell>
          <table:table-cell table:style-name="ce1" office:value-type="float" office:value="9046356">
            <text:p>9046356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7/13/2020</text:p>
          </table:table-cell>
          <table:table-cell table:style-name="ce2" office:value-type="currency" office:currency="CAD" office:value="1.07">
            <text:p>$1.07</text:p>
          </table:table-cell>
          <table:table-cell table:style-name="ce1" office:value-type="float" office:value="16865060">
            <text:p>16865060</text:p>
          </table:table-cell>
          <table:table-cell table:style-name="ce2" office:value-type="currency" office:currency="CAD" office:value="1.09">
            <text:p>$1.09</text:p>
          </table:table-cell>
          <table:table-cell table:style-name="ce2" office:value-type="currency" office:currency="CAD" office:value="1.14">
            <text:p>$1.14</text:p>
          </table:table-cell>
          <table:table-cell table:style-name="ce2" office:value-type="currency" office:currency="CAD" office:value="1.07">
            <text:p>$1.07</text:p>
          </table:table-cell>
        </table:table-row>
        <table:table-row table:style-name="ro1">
          <table:table-cell table:style-name="ce1" office:value-type="string">
            <text:p>07/10/2020</text:p>
          </table:table-cell>
          <table:table-cell table:style-name="ce2" office:value-type="currency" office:currency="CAD" office:value="1.09">
            <text:p>$1.09</text:p>
          </table:table-cell>
          <table:table-cell table:style-name="ce1" office:value-type="float" office:value="5643312">
            <text:p>5643312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1.1">
            <text:p>$1.10</text:p>
          </table:table-cell>
          <table:table-cell table:style-name="ce2" office:value-type="currency" office:currency="CAD" office:value="1.05">
            <text:p>$1.05</text:p>
          </table:table-cell>
        </table:table-row>
        <table:table-row table:style-name="ro1">
          <table:table-cell table:style-name="ce1" office:value-type="string">
            <text:p>07/09/2020</text:p>
          </table:table-cell>
          <table:table-cell table:style-name="ce2" office:value-type="currency" office:currency="CAD" office:value="1.05">
            <text:p>$1.05</text:p>
          </table:table-cell>
          <table:table-cell table:style-name="ce1" office:value-type="float" office:value="7970484">
            <text:p>7970484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03">
            <text:p>$1.03</text:p>
          </table:table-cell>
        </table:table-row>
        <table:table-row table:style-name="ro1">
          <table:table-cell table:style-name="ce1" office:value-type="string">
            <text:p>07/08/2020</text:p>
          </table:table-cell>
          <table:table-cell table:style-name="ce2" office:value-type="currency" office:currency="CAD" office:value="1.07">
            <text:p>$1.07</text:p>
          </table:table-cell>
          <table:table-cell table:style-name="ce1" office:value-type="float" office:value="8211316">
            <text:p>8211316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1.01">
            <text:p>$1.01</text:p>
          </table:table-cell>
        </table:table-row>
        <table:table-row table:style-name="ro1">
          <table:table-cell table:style-name="ce1" office:value-type="string">
            <text:p>07/07/2020</text:p>
          </table:table-cell>
          <table:table-cell table:style-name="ce2" office:value-type="currency" office:currency="CAD" office:value="1.02">
            <text:p>$1.02</text:p>
          </table:table-cell>
          <table:table-cell table:style-name="ce1" office:value-type="float" office:value="9827880">
            <text:p>9827880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7/06/2020</text:p>
          </table:table-cell>
          <table:table-cell table:style-name="ce2" office:value-type="currency" office:currency="CAD" office:value="1.06">
            <text:p>$1.06</text:p>
          </table:table-cell>
          <table:table-cell table:style-name="ce1" office:value-type="float" office:value="8563516">
            <text:p>8563516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09">
            <text:p>$1.09</text:p>
          </table:table-cell>
          <table:table-cell table:style-name="ce2" office:value-type="currency" office:currency="CAD" office:value="1.05">
            <text:p>$1.05</text:p>
          </table:table-cell>
        </table:table-row>
        <table:table-row table:style-name="ro1">
          <table:table-cell table:style-name="ce1" office:value-type="string">
            <text:p>07/02/2020</text:p>
          </table:table-cell>
          <table:table-cell table:style-name="ce2" office:value-type="currency" office:currency="CAD" office:value="1.07">
            <text:p>$1.07</text:p>
          </table:table-cell>
          <table:table-cell table:style-name="ce1" office:value-type="float" office:value="7551004">
            <text:p>7551004</text:p>
          </table:table-cell>
          <table:table-cell table:style-name="ce2" office:value-type="currency" office:currency="CAD" office:value="1.12">
            <text:p>$1.12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07">
            <text:p>$1.07</text:p>
          </table:table-cell>
        </table:table-row>
        <table:table-row table:style-name="ro1">
          <table:table-cell table:style-name="ce1" office:value-type="string">
            <text:p>07/01/2020</text:p>
          </table:table-cell>
          <table:table-cell table:style-name="ce2" office:value-type="currency" office:currency="CAD" office:value="1.11">
            <text:p>$1.11</text:p>
          </table:table-cell>
          <table:table-cell table:style-name="ce1" office:value-type="float" office:value="9216404">
            <text:p>9216404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08">
            <text:p>$1.08</text:p>
          </table:table-cell>
        </table:table-row>
        <table:table-row table:style-name="ro1">
          <table:table-cell table:style-name="ce1" office:value-type="string">
            <text:p>06/30/2020</text:p>
          </table:table-cell>
          <table:table-cell table:style-name="ce2" office:value-type="currency" office:currency="CAD" office:value="1.09">
            <text:p>$1.09</text:p>
          </table:table-cell>
          <table:table-cell table:style-name="ce1" office:value-type="float" office:value="15556116">
            <text:p>15556116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05">
            <text:p>$1.05</text:p>
          </table:table-cell>
        </table:table-row>
        <table:table-row table:style-name="ro1">
          <table:table-cell table:style-name="ce1" office:value-type="string">
            <text:p>06/29/2020</text:p>
          </table:table-cell>
          <table:table-cell table:style-name="ce2" office:value-type="currency" office:currency="CAD" office:value="1.1">
            <text:p>$1.10</text:p>
          </table:table-cell>
          <table:table-cell table:style-name="ce1" office:value-type="float" office:value="8525320">
            <text:p>8525320</text:p>
          </table:table-cell>
          <table:table-cell table:style-name="ce2" office:value-type="currency" office:currency="CAD" office:value="1.09">
            <text:p>$1.09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08">
            <text:p>$1.08</text:p>
          </table:table-cell>
        </table:table-row>
        <table:table-row table:style-name="ro1">
          <table:table-cell table:style-name="ce1" office:value-type="string">
            <text:p>06/26/2020</text:p>
          </table:table-cell>
          <table:table-cell table:style-name="ce2" office:value-type="currency" office:currency="CAD" office:value="1.09">
            <text:p>$1.09</text:p>
          </table:table-cell>
          <table:table-cell table:style-name="ce1" office:value-type="float" office:value="15204620">
            <text:p>15204620</text:p>
          </table:table-cell>
          <table:table-cell table:style-name="ce2" office:value-type="currency" office:currency="CAD" office:value="1.12">
            <text:p>$1.12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07">
            <text:p>$1.07</text:p>
          </table:table-cell>
        </table:table-row>
        <table:table-row table:style-name="ro1">
          <table:table-cell table:style-name="ce1" office:value-type="string">
            <text:p>06/25/2020</text:p>
          </table:table-cell>
          <table:table-cell table:style-name="ce2" office:value-type="currency" office:currency="CAD" office:value="1.12">
            <text:p>$1.12</text:p>
          </table:table-cell>
          <table:table-cell table:style-name="ce1" office:value-type="float" office:value="9803744">
            <text:p>9803744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14">
            <text:p>$1.14</text:p>
          </table:table-cell>
          <table:table-cell table:style-name="ce2" office:value-type="currency" office:currency="CAD" office:value="1.07">
            <text:p>$1.07</text:p>
          </table:table-cell>
        </table:table-row>
        <table:table-row table:style-name="ro1">
          <table:table-cell table:style-name="ce1" office:value-type="string">
            <text:p>06/24/2020</text:p>
          </table:table-cell>
          <table:table-cell table:style-name="ce2" office:value-type="currency" office:currency="CAD" office:value="1.1">
            <text:p>$1.10</text:p>
          </table:table-cell>
          <table:table-cell table:style-name="ce1" office:value-type="float" office:value="11904836">
            <text:p>11904836</text:p>
          </table:table-cell>
          <table:table-cell table:number-columns-repeated="2" table:style-name="ce2" office:value-type="currency" office:currency="CAD" office:value="1.21">
            <text:p>$1.21</text:p>
          </table:table-cell>
          <table:table-cell table:style-name="ce2" office:value-type="currency" office:currency="CAD" office:value="1.1">
            <text:p>$1.10</text:p>
          </table:table-cell>
        </table:table-row>
        <table:table-row table:style-name="ro1">
          <table:table-cell table:style-name="ce1" office:value-type="string">
            <text:p>06/23/2020</text:p>
          </table:table-cell>
          <table:table-cell table:style-name="ce2" office:value-type="currency" office:currency="CAD" office:value="1.21">
            <text:p>$1.21</text:p>
          </table:table-cell>
          <table:table-cell table:style-name="ce1" office:value-type="float" office:value="12821488">
            <text:p>12821488</text:p>
          </table:table-cell>
          <table:table-cell table:style-name="ce2" office:value-type="currency" office:currency="CAD" office:value="1.24">
            <text:p>$1.24</text:p>
          </table:table-cell>
          <table:table-cell table:style-name="ce2" office:value-type="currency" office:currency="CAD" office:value="1.25">
            <text:p>$1.25</text:p>
          </table:table-cell>
          <table:table-cell table:style-name="ce2" office:value-type="currency" office:currency="CAD" office:value="1.2">
            <text:p>$1.20</text:p>
          </table:table-cell>
        </table:table-row>
        <table:table-row table:style-name="ro1">
          <table:table-cell table:style-name="ce1" office:value-type="string">
            <text:p>06/22/2020</text:p>
          </table:table-cell>
          <table:table-cell table:style-name="ce2" office:value-type="currency" office:currency="CAD" office:value="1.22">
            <text:p>$1.22</text:p>
          </table:table-cell>
          <table:table-cell table:style-name="ce1" office:value-type="float" office:value="12715864">
            <text:p>12715864</text:p>
          </table:table-cell>
          <table:table-cell table:style-name="ce2" office:value-type="currency" office:currency="CAD" office:value="1.2">
            <text:p>$1.20</text:p>
          </table:table-cell>
          <table:table-cell table:style-name="ce2" office:value-type="currency" office:currency="CAD" office:value="1.24">
            <text:p>$1.24</text:p>
          </table:table-cell>
          <table:table-cell table:style-name="ce2" office:value-type="currency" office:currency="CAD" office:value="1.18">
            <text:p>$1.18</text:p>
          </table:table-cell>
        </table:table-row>
        <table:table-row table:style-name="ro1">
          <table:table-cell table:style-name="ce1" office:value-type="string">
            <text:p>06/19/2020</text:p>
          </table:table-cell>
          <table:table-cell table:style-name="ce2" office:value-type="currency" office:currency="CAD" office:value="1.22">
            <text:p>$1.22</text:p>
          </table:table-cell>
          <table:table-cell table:style-name="ce1" office:value-type="float" office:value="29463468">
            <text:p>29463468</text:p>
          </table:table-cell>
          <table:table-cell table:style-name="ce2" office:value-type="currency" office:currency="CAD" office:value="1.24">
            <text:p>$1.24</text:p>
          </table:table-cell>
          <table:table-cell table:style-name="ce2" office:value-type="currency" office:currency="CAD" office:value="1.27">
            <text:p>$1.27</text:p>
          </table:table-cell>
          <table:table-cell table:style-name="ce2" office:value-type="currency" office:currency="CAD" office:value="1.17">
            <text:p>$1.17</text:p>
          </table:table-cell>
        </table:table-row>
        <table:table-row table:style-name="ro1">
          <table:table-cell table:style-name="ce1" office:value-type="string">
            <text:p>06/18/2020</text:p>
          </table:table-cell>
          <table:table-cell table:style-name="ce2" office:value-type="currency" office:currency="CAD" office:value="1.24">
            <text:p>$1.24</text:p>
          </table:table-cell>
          <table:table-cell table:style-name="ce1" office:value-type="float" office:value="13695308">
            <text:p>13695308</text:p>
          </table:table-cell>
          <table:table-cell table:style-name="ce2" office:value-type="currency" office:currency="CAD" office:value="1.17">
            <text:p>$1.17</text:p>
          </table:table-cell>
          <table:table-cell table:style-name="ce2" office:value-type="currency" office:currency="CAD" office:value="1.24">
            <text:p>$1.24</text:p>
          </table:table-cell>
          <table:table-cell table:style-name="ce2" office:value-type="currency" office:currency="CAD" office:value="1.16">
            <text:p>$1.16</text:p>
          </table:table-cell>
        </table:table-row>
        <table:table-row table:style-name="ro1">
          <table:table-cell table:style-name="ce1" office:value-type="string">
            <text:p>06/17/2020</text:p>
          </table:table-cell>
          <table:table-cell table:style-name="ce2" office:value-type="currency" office:currency="CAD" office:value="1.19">
            <text:p>$1.19</text:p>
          </table:table-cell>
          <table:table-cell table:style-name="ce1" office:value-type="float" office:value="14373864">
            <text:p>14373864</text:p>
          </table:table-cell>
          <table:table-cell table:style-name="ce2" office:value-type="currency" office:currency="CAD" office:value="1.14">
            <text:p>$1.14</text:p>
          </table:table-cell>
          <table:table-cell table:style-name="ce2" office:value-type="currency" office:currency="CAD" office:value="1.21">
            <text:p>$1.21</text:p>
          </table:table-cell>
          <table:table-cell table:style-name="ce2" office:value-type="currency" office:currency="CAD" office:value="1.13">
            <text:p>$1.13</text:p>
          </table:table-cell>
        </table:table-row>
        <table:table-row table:style-name="ro1">
          <table:table-cell table:style-name="ce1" office:value-type="string">
            <text:p>06/16/2020</text:p>
          </table:table-cell>
          <table:table-cell table:style-name="ce2" office:value-type="currency" office:currency="CAD" office:value="1.16">
            <text:p>$1.16</text:p>
          </table:table-cell>
          <table:table-cell table:style-name="ce1" office:value-type="float" office:value="12494140">
            <text:p>12494140</text:p>
          </table:table-cell>
          <table:table-cell table:number-columns-repeated="2" table:style-name="ce2" office:value-type="currency" office:currency="CAD" office:value="1.24">
            <text:p>$1.24</text:p>
          </table:table-cell>
          <table:table-cell table:style-name="ce2" office:value-type="currency" office:currency="CAD" office:value="1.13">
            <text:p>$1.13</text:p>
          </table:table-cell>
        </table:table-row>
        <table:table-row table:style-name="ro1">
          <table:table-cell table:style-name="ce1" office:value-type="string">
            <text:p>06/15/2020</text:p>
          </table:table-cell>
          <table:table-cell table:style-name="ce2" office:value-type="currency" office:currency="CAD" office:value="1.17">
            <text:p>$1.17</text:p>
          </table:table-cell>
          <table:table-cell table:style-name="ce1" office:value-type="float" office:value="15641540">
            <text:p>15641540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19">
            <text:p>$1.19</text:p>
          </table:table-cell>
          <table:table-cell table:style-name="ce2" office:value-type="currency" office:currency="CAD" office:value="1.11">
            <text:p>$1.11</text:p>
          </table:table-cell>
        </table:table-row>
        <table:table-row table:style-name="ro1">
          <table:table-cell table:style-name="ce1" office:value-type="string">
            <text:p>06/12/2020</text:p>
          </table:table-cell>
          <table:table-cell table:style-name="ce2" office:value-type="currency" office:currency="CAD" office:value="1.18">
            <text:p>$1.18</text:p>
          </table:table-cell>
          <table:table-cell table:style-name="ce1" office:value-type="float" office:value="17512768">
            <text:p>17512768</text:p>
          </table:table-cell>
          <table:table-cell table:style-name="ce2" office:value-type="currency" office:currency="CAD" office:value="1.15">
            <text:p>$1.15</text:p>
          </table:table-cell>
          <table:table-cell table:style-name="ce2" office:value-type="currency" office:currency="CAD" office:value="1.2">
            <text:p>$1.20</text:p>
          </table:table-cell>
          <table:table-cell table:style-name="ce2" office:value-type="currency" office:currency="CAD" office:value="1.1">
            <text:p>$1.10</text:p>
          </table:table-cell>
        </table:table-row>
        <table:table-row table:style-name="ro1">
          <table:table-cell table:style-name="ce1" office:value-type="string">
            <text:p>06/11/2020</text:p>
          </table:table-cell>
          <table:table-cell table:style-name="ce2" office:value-type="currency" office:currency="CAD" office:value="1.09">
            <text:p>$1.09</text:p>
          </table:table-cell>
          <table:table-cell table:style-name="ce1" office:value-type="float" office:value="24943972">
            <text:p>24943972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1.23">
            <text:p>$1.23</text:p>
          </table:table-cell>
          <table:table-cell table:style-name="ce2" office:value-type="currency" office:currency="CAD" office:value="1.05">
            <text:p>$1.05</text:p>
          </table:table-cell>
        </table:table-row>
        <table:table-row table:style-name="ro1">
          <table:table-cell table:style-name="ce1" office:value-type="string">
            <text:p>06/10/2020</text:p>
          </table:table-cell>
          <table:table-cell table:style-name="ce2" office:value-type="currency" office:currency="CAD" office:value="1.27">
            <text:p>$1.27</text:p>
          </table:table-cell>
          <table:table-cell table:style-name="ce1" office:value-type="float" office:value="42425480">
            <text:p>42425480</text:p>
          </table:table-cell>
          <table:table-cell table:style-name="ce2" office:value-type="currency" office:currency="CAD" office:value="1.2">
            <text:p>$1.20</text:p>
          </table:table-cell>
          <table:table-cell table:style-name="ce2" office:value-type="currency" office:currency="CAD" office:value="1.38">
            <text:p>$1.38</text:p>
          </table:table-cell>
          <table:table-cell table:style-name="ce2" office:value-type="currency" office:currency="CAD" office:value="1.17">
            <text:p>$1.17</text:p>
          </table:table-cell>
        </table:table-row>
        <table:table-row table:style-name="ro1">
          <table:table-cell table:style-name="ce1" office:value-type="string">
            <text:p>06/09/2020</text:p>
          </table:table-cell>
          <table:table-cell table:style-name="ce2" office:value-type="currency" office:currency="CAD" office:value="1.24">
            <text:p>$1.24</text:p>
          </table:table-cell>
          <table:table-cell table:style-name="ce1" office:value-type="float" office:value="32293792">
            <text:p>32293792</text:p>
          </table:table-cell>
          <table:table-cell table:number-columns-repeated="2" table:style-name="ce2" office:value-type="currency" office:currency="CAD" office:value="1.25">
            <text:p>$1.25</text:p>
          </table:table-cell>
          <table:table-cell table:style-name="ce2" office:value-type="currency" office:currency="CAD" office:value="1.14">
            <text:p>$1.14</text:p>
          </table:table-cell>
        </table:table-row>
        <table:table-row table:style-name="ro1">
          <table:table-cell table:style-name="ce1" office:value-type="string">
            <text:p>06/08/2020</text:p>
          </table:table-cell>
          <table:table-cell table:style-name="ce2" office:value-type="currency" office:currency="CAD" office:value="1.25">
            <text:p>$1.25</text:p>
          </table:table-cell>
          <table:table-cell table:style-name="ce1" office:value-type="float" office:value="40534640">
            <text:p>40534640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1.28">
            <text:p>$1.28</text:p>
          </table:table-cell>
          <table:table-cell table:style-name="ce2" office:value-type="currency" office:currency="CAD" office:value="1.07">
            <text:p>$1.07</text:p>
          </table:table-cell>
        </table:table-row>
        <table:table-row table:style-name="ro1">
          <table:table-cell table:style-name="ce1" office:value-type="string">
            <text:p>06/05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25097712">
            <text:p>25097712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1.1">
            <text:p>$1.10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6/04/2020</text:p>
          </table:table-cell>
          <table:table-cell table:style-name="ce2" office:value-type="currency" office:currency="CAD" office:value="1.12">
            <text:p>$1.12</text:p>
          </table:table-cell>
          <table:table-cell table:style-name="ce1" office:value-type="float" office:value="14057196">
            <text:p>14057196</text:p>
          </table:table-cell>
          <table:table-cell table:style-name="ce2" office:value-type="currency" office:currency="CAD" office:value="1.11">
            <text:p>$1.11</text:p>
          </table:table-cell>
          <table:table-cell table:style-name="ce2" office:value-type="currency" office:currency="CAD" office:value="1.18">
            <text:p>$1.18</text:p>
          </table:table-cell>
          <table:table-cell table:style-name="ce2" office:value-type="currency" office:currency="CAD" office:value="1.09">
            <text:p>$1.09</text:p>
          </table:table-cell>
        </table:table-row>
        <table:table-row table:style-name="ro1">
          <table:table-cell table:style-name="ce1" office:value-type="string">
            <text:p>06/03/2020</text:p>
          </table:table-cell>
          <table:table-cell table:style-name="ce2" office:value-type="currency" office:currency="CAD" office:value="1.11">
            <text:p>$1.11</text:p>
          </table:table-cell>
          <table:table-cell table:style-name="ce1" office:value-type="float" office:value="12149696">
            <text:p>12149696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05">
            <text:p>$1.05</text:p>
          </table:table-cell>
        </table:table-row>
        <table:table-row table:style-name="ro1">
          <table:table-cell table:style-name="ce1" office:value-type="string">
            <text:p>06/02/2020</text:p>
          </table:table-cell>
          <table:table-cell table:style-name="ce2" office:value-type="currency" office:currency="CAD" office:value="1.05">
            <text:p>$1.05</text:p>
          </table:table-cell>
          <table:table-cell table:style-name="ce1" office:value-type="float" office:value="9479120">
            <text:p>9479120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6/01/2020</text:p>
          </table:table-cell>
          <table:table-cell table:style-name="ce2" office:value-type="currency" office:currency="CAD" office:value="1.03">
            <text:p>$1.03</text:p>
          </table:table-cell>
          <table:table-cell table:style-name="ce1" office:value-type="float" office:value="10473696">
            <text:p>10473696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09">
            <text:p>$1.09</text:p>
          </table:table-cell>
          <table:table-cell table:style-name="ce2" office:value-type="currency" office:currency="CAD" office:value="1.01">
            <text:p>$1.01</text:p>
          </table:table-cell>
        </table:table-row>
        <table:table-row table:style-name="ro1">
          <table:table-cell table:style-name="ce1" office:value-type="string">
            <text:p>05/29/2020</text:p>
          </table:table-cell>
          <table:table-cell table:style-name="ce2" office:value-type="currency" office:currency="CAD" office:value="1.02">
            <text:p>$1.02</text:p>
          </table:table-cell>
          <table:table-cell table:style-name="ce1" office:value-type="float" office:value="15894160">
            <text:p>15894160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11">
            <text:p>$1.11</text:p>
          </table:table-cell>
          <table:table-cell table:style-name="ce2" office:value-type="currency" office:currency="CAD" office:value="1.01">
            <text:p>$1.01</text:p>
          </table:table-cell>
        </table:table-row>
        <table:table-row table:style-name="ro1">
          <table:table-cell table:style-name="ce1" office:value-type="string">
            <text:p>05/28/2020</text:p>
          </table:table-cell>
          <table:table-cell table:style-name="ce2" office:value-type="currency" office:currency="CAD" office:value="1.08">
            <text:p>$1.08</text:p>
          </table:table-cell>
          <table:table-cell table:style-name="ce1" office:value-type="float" office:value="8737468">
            <text:p>8737468</text:p>
          </table:table-cell>
          <table:table-cell table:number-columns-repeated="2" table:style-name="ce2" office:value-type="currency" office:currency="CAD" office:value="1.19">
            <text:p>$1.19</text:p>
          </table:table-cell>
          <table:table-cell table:style-name="ce2" office:value-type="currency" office:currency="CAD" office:value="1.08">
            <text:p>$1.08</text:p>
          </table:table-cell>
        </table:table-row>
        <table:table-row table:style-name="ro1">
          <table:table-cell table:style-name="ce1" office:value-type="string">
            <text:p>05/27/2020</text:p>
          </table:table-cell>
          <table:table-cell table:style-name="ce2" office:value-type="currency" office:currency="CAD" office:value="1.17">
            <text:p>$1.17</text:p>
          </table:table-cell>
          <table:table-cell table:style-name="ce1" office:value-type="float" office:value="12586412">
            <text:p>12586412</text:p>
          </table:table-cell>
          <table:table-cell table:style-name="ce2" office:value-type="currency" office:currency="CAD" office:value="1.14">
            <text:p>$1.14</text:p>
          </table:table-cell>
          <table:table-cell table:style-name="ce2" office:value-type="currency" office:currency="CAD" office:value="1.18">
            <text:p>$1.18</text:p>
          </table:table-cell>
          <table:table-cell table:style-name="ce2" office:value-type="currency" office:currency="CAD" office:value="1.09">
            <text:p>$1.09</text:p>
          </table:table-cell>
        </table:table-row>
        <table:table-row table:style-name="ro1">
          <table:table-cell table:style-name="ce1" office:value-type="string">
            <text:p>05/26/2020</text:p>
          </table:table-cell>
          <table:table-cell table:style-name="ce2" office:value-type="currency" office:currency="CAD" office:value="1.11">
            <text:p>$1.11</text:p>
          </table:table-cell>
          <table:table-cell table:style-name="ce1" office:value-type="float" office:value="14183704">
            <text:p>14183704</text:p>
          </table:table-cell>
          <table:table-cell table:style-name="ce2" office:value-type="currency" office:currency="CAD" office:value="1.09">
            <text:p>$1.09</text:p>
          </table:table-cell>
          <table:table-cell table:style-name="ce2" office:value-type="currency" office:currency="CAD" office:value="1.15">
            <text:p>$1.15</text:p>
          </table:table-cell>
          <table:table-cell table:style-name="ce2" office:value-type="currency" office:currency="CAD" office:value="1.08">
            <text:p>$1.08</text:p>
          </table:table-cell>
        </table:table-row>
        <table:table-row table:style-name="ro1">
          <table:table-cell table:style-name="ce1" office:value-type="string">
            <text:p>05/22/2020</text:p>
          </table:table-cell>
          <table:table-cell table:style-name="ce2" office:value-type="currency" office:currency="CAD" office:value="1.05">
            <text:p>$1.05</text:p>
          </table:table-cell>
          <table:table-cell table:style-name="ce1" office:value-type="float" office:value="9519404">
            <text:p>9519404</text:p>
          </table:table-cell>
          <table:table-cell table:number-columns-repeated="2" table:style-name="ce2" office:value-type="currency" office:currency="CAD" office:value="1.12">
            <text:p>$1.12</text:p>
          </table:table-cell>
          <table:table-cell table:style-name="ce2" office:value-type="currency" office:currency="CAD" office:value="1.03">
            <text:p>$1.03</text:p>
          </table:table-cell>
        </table:table-row>
        <table:table-row table:style-name="ro1">
          <table:table-cell table:style-name="ce1" office:value-type="string">
            <text:p>05/21/2020</text:p>
          </table:table-cell>
          <table:table-cell table:style-name="ce2" office:value-type="currency" office:currency="CAD" office:value="1.11">
            <text:p>$1.11</text:p>
          </table:table-cell>
          <table:table-cell table:style-name="ce1" office:value-type="float" office:value="7887624">
            <text:p>7887624</text:p>
          </table:table-cell>
          <table:table-cell table:style-name="ce2" office:value-type="currency" office:currency="CAD" office:value="1.11">
            <text:p>$1.11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1.1">
            <text:p>$1.10</text:p>
          </table:table-cell>
        </table:table-row>
        <table:table-row table:style-name="ro1">
          <table:table-cell table:style-name="ce1" office:value-type="string">
            <text:p>05/20/2020</text:p>
          </table:table-cell>
          <table:table-cell table:style-name="ce2" office:value-type="currency" office:currency="CAD" office:value="1.11">
            <text:p>$1.11</text:p>
          </table:table-cell>
          <table:table-cell table:style-name="ce1" office:value-type="float" office:value="10174436">
            <text:p>10174436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17">
            <text:p>$1.17</text:p>
          </table:table-cell>
          <table:table-cell table:style-name="ce2" office:value-type="currency" office:currency="CAD" office:value="1.08">
            <text:p>$1.08</text:p>
          </table:table-cell>
        </table:table-row>
        <table:table-row table:style-name="ro1">
          <table:table-cell table:style-name="ce1" office:value-type="string">
            <text:p>05/19/2020</text:p>
          </table:table-cell>
          <table:table-cell table:style-name="ce2" office:value-type="currency" office:currency="CAD" office:value="1.11">
            <text:p>$1.11</text:p>
          </table:table-cell>
          <table:table-cell table:style-name="ce1" office:value-type="float" office:value="7362928">
            <text:p>7362928</text:p>
          </table:table-cell>
          <table:table-cell table:style-name="ce2" office:value-type="currency" office:currency="CAD" office:value="1.15">
            <text:p>$1.15</text:p>
          </table:table-cell>
          <table:table-cell table:style-name="ce2" office:value-type="currency" office:currency="CAD" office:value="1.19">
            <text:p>$1.19</text:p>
          </table:table-cell>
          <table:table-cell table:style-name="ce2" office:value-type="currency" office:currency="CAD" office:value="1.09">
            <text:p>$1.09</text:p>
          </table:table-cell>
        </table:table-row>
        <table:table-row table:style-name="ro1">
          <table:table-cell table:style-name="ce1" office:value-type="string">
            <text:p>05/18/2020</text:p>
          </table:table-cell>
          <table:table-cell table:style-name="ce2" office:value-type="currency" office:currency="CAD" office:value="1.15">
            <text:p>$1.15</text:p>
          </table:table-cell>
          <table:table-cell table:style-name="ce1" office:value-type="float" office:value="9486776">
            <text:p>9486776</text:p>
          </table:table-cell>
          <table:table-cell table:style-name="ce2" office:value-type="currency" office:currency="CAD" office:value="1.1">
            <text:p>$1.10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1.09">
            <text:p>$1.09</text:p>
          </table:table-cell>
        </table:table-row>
        <table:table-row table:style-name="ro1">
          <table:table-cell table:style-name="ce1" office:value-type="string">
            <text:p>05/15/2020</text:p>
          </table:table-cell>
          <table:table-cell table:style-name="ce2" office:value-type="currency" office:currency="CAD" office:value="1.06">
            <text:p>$1.06</text:p>
          </table:table-cell>
          <table:table-cell table:style-name="ce1" office:value-type="float" office:value="7762816">
            <text:p>7762816</text:p>
          </table:table-cell>
          <table:table-cell table:style-name="ce2" office:value-type="currency" office:currency="CAD" office:value="1.01">
            <text:p>$1.01</text:p>
          </table:table-cell>
          <table:table-cell table:style-name="ce2" office:value-type="currency" office:currency="CAD" office:value="1.11">
            <text:p>$1.11</text:p>
          </table:table-cell>
          <table:table-cell table:style-name="ce2" office:value-type="currency" office:currency="CAD" office:value="1.01">
            <text:p>$1.01</text:p>
          </table:table-cell>
        </table:table-row>
        <table:table-row table:style-name="ro1">
          <table:table-cell table:style-name="ce1" office:value-type="string">
            <text:p>05/14/2020</text:p>
          </table:table-cell>
          <table:table-cell table:style-name="ce2" office:value-type="currency" office:currency="CAD" office:value="1.03">
            <text:p>$1.03</text:p>
          </table:table-cell>
          <table:table-cell table:style-name="ce1" office:value-type="float" office:value="8019472">
            <text:p>8019472</text:p>
          </table:table-cell>
          <table:table-cell table:style-name="ce2" office:value-type="currency" office:currency="CAD" office:value="1.04">
            <text:p>$1.04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0.99">
            <text:p>$0.99</text:p>
          </table:table-cell>
        </table:table-row>
        <table:table-row table:style-name="ro1">
          <table:table-cell table:style-name="ce1" office:value-type="string">
            <text:p>05/13/2020</text:p>
          </table:table-cell>
          <table:table-cell table:style-name="ce2" office:value-type="currency" office:currency="CAD" office:value="1.05">
            <text:p>$1.05</text:p>
          </table:table-cell>
          <table:table-cell table:style-name="ce1" office:value-type="float" office:value="11531508">
            <text:p>11531508</text:p>
          </table:table-cell>
          <table:table-cell table:number-columns-repeated="2" table:style-name="ce2" office:value-type="currency" office:currency="CAD" office:value="1.14">
            <text:p>$1.14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5/12/2020</text:p>
          </table:table-cell>
          <table:table-cell table:style-name="ce2" office:value-type="currency" office:currency="CAD" office:value="1.14">
            <text:p>$1.14</text:p>
          </table:table-cell>
          <table:table-cell table:style-name="ce1" office:value-type="float" office:value="10556628">
            <text:p>10556628</text:p>
          </table:table-cell>
          <table:table-cell table:style-name="ce2" office:value-type="currency" office:currency="CAD" office:value="1.2">
            <text:p>$1.20</text:p>
          </table:table-cell>
          <table:table-cell table:style-name="ce2" office:value-type="currency" office:currency="CAD" office:value="1.23">
            <text:p>$1.23</text:p>
          </table:table-cell>
          <table:table-cell table:style-name="ce2" office:value-type="currency" office:currency="CAD" office:value="1.12">
            <text:p>$1.12</text:p>
          </table:table-cell>
        </table:table-row>
        <table:table-row table:style-name="ro1">
          <table:table-cell table:style-name="ce1" office:value-type="string">
            <text:p>05/11/2020</text:p>
          </table:table-cell>
          <table:table-cell table:style-name="ce2" office:value-type="currency" office:currency="CAD" office:value="1.19">
            <text:p>$1.19</text:p>
          </table:table-cell>
          <table:table-cell table:style-name="ce1" office:value-type="float" office:value="6796632">
            <text:p>6796632</text:p>
          </table:table-cell>
          <table:table-cell table:style-name="ce2" office:value-type="currency" office:currency="CAD" office:value="1.23">
            <text:p>$1.23</text:p>
          </table:table-cell>
          <table:table-cell table:style-name="ce2" office:value-type="currency" office:currency="CAD" office:value="1.24">
            <text:p>$1.24</text:p>
          </table:table-cell>
          <table:table-cell table:style-name="ce2" office:value-type="currency" office:currency="CAD" office:value="1.19">
            <text:p>$1.19</text:p>
          </table:table-cell>
        </table:table-row>
        <table:table-row table:style-name="ro1">
          <table:table-cell table:style-name="ce1" office:value-type="string">
            <text:p>05/08/2020</text:p>
          </table:table-cell>
          <table:table-cell table:style-name="ce2" office:value-type="currency" office:currency="CAD" office:value="1.25">
            <text:p>$1.25</text:p>
          </table:table-cell>
          <table:table-cell table:style-name="ce1" office:value-type="float" office:value="9414644">
            <text:p>9414644</text:p>
          </table:table-cell>
          <table:table-cell table:style-name="ce2" office:value-type="currency" office:currency="CAD" office:value="1.22">
            <text:p>$1.22</text:p>
          </table:table-cell>
          <table:table-cell table:style-name="ce2" office:value-type="currency" office:currency="CAD" office:value="1.3">
            <text:p>$1.30</text:p>
          </table:table-cell>
          <table:table-cell table:style-name="ce2" office:value-type="currency" office:currency="CAD" office:value="1.21">
            <text:p>$1.21</text:p>
          </table:table-cell>
        </table:table-row>
        <table:table-row table:style-name="ro1">
          <table:table-cell table:style-name="ce1" office:value-type="string">
            <text:p>05/07/2020</text:p>
          </table:table-cell>
          <table:table-cell table:style-name="ce2" office:value-type="currency" office:currency="CAD" office:value="1.22">
            <text:p>$1.22</text:p>
          </table:table-cell>
          <table:table-cell table:style-name="ce1" office:value-type="float" office:value="10004780">
            <text:p>10004780</text:p>
          </table:table-cell>
          <table:table-cell table:style-name="ce2" office:value-type="currency" office:currency="CAD" office:value="1.21">
            <text:p>$1.21</text:p>
          </table:table-cell>
          <table:table-cell table:style-name="ce2" office:value-type="currency" office:currency="CAD" office:value="1.23">
            <text:p>$1.23</text:p>
          </table:table-cell>
          <table:table-cell table:style-name="ce2" office:value-type="currency" office:currency="CAD" office:value="1.16">
            <text:p>$1.16</text:p>
          </table:table-cell>
        </table:table-row>
        <table:table-row table:style-name="ro1">
          <table:table-cell table:style-name="ce1" office:value-type="string">
            <text:p>05/06/2020</text:p>
          </table:table-cell>
          <table:table-cell table:style-name="ce2" office:value-type="currency" office:currency="CAD" office:value="1.23">
            <text:p>$1.23</text:p>
          </table:table-cell>
          <table:table-cell table:style-name="ce1" office:value-type="float" office:value="13478560">
            <text:p>13478560</text:p>
          </table:table-cell>
          <table:table-cell table:number-columns-repeated="2" table:style-name="ce2" office:value-type="currency" office:currency="CAD" office:value="1.35">
            <text:p>$1.35</text:p>
          </table:table-cell>
          <table:table-cell table:style-name="ce2" office:value-type="currency" office:currency="CAD" office:value="1.23">
            <text:p>$1.23</text:p>
          </table:table-cell>
        </table:table-row>
        <table:table-row table:style-name="ro1">
          <table:table-cell table:style-name="ce1" office:value-type="string">
            <text:p>05/05/2020</text:p>
          </table:table-cell>
          <table:table-cell table:style-name="ce2" office:value-type="currency" office:currency="CAD" office:value="1.35">
            <text:p>$1.35</text:p>
          </table:table-cell>
          <table:table-cell table:style-name="ce1" office:value-type="float" office:value="8423676">
            <text:p>8423676</text:p>
          </table:table-cell>
          <table:table-cell table:style-name="ce2" office:value-type="currency" office:currency="CAD" office:value="1.39">
            <text:p>$1.39</text:p>
          </table:table-cell>
          <table:table-cell table:style-name="ce2" office:value-type="currency" office:currency="CAD" office:value="1.41">
            <text:p>$1.41</text:p>
          </table:table-cell>
          <table:table-cell table:style-name="ce2" office:value-type="currency" office:currency="CAD" office:value="1.34">
            <text:p>$1.34</text:p>
          </table:table-cell>
        </table:table-row>
        <table:table-row table:style-name="ro1">
          <table:table-cell table:style-name="ce1" office:value-type="string">
            <text:p>05/04/2020</text:p>
          </table:table-cell>
          <table:table-cell table:style-name="ce2" office:value-type="currency" office:currency="CAD" office:value="1.37">
            <text:p>$1.37</text:p>
          </table:table-cell>
          <table:table-cell table:style-name="ce1" office:value-type="float" office:value="16272420">
            <text:p>16272420</text:p>
          </table:table-cell>
          <table:table-cell table:style-name="ce2" office:value-type="currency" office:currency="CAD" office:value="1.46">
            <text:p>$1.46</text:p>
          </table:table-cell>
          <table:table-cell table:style-name="ce2" office:value-type="currency" office:currency="CAD" office:value="1.48">
            <text:p>$1.48</text:p>
          </table:table-cell>
          <table:table-cell table:style-name="ce2" office:value-type="currency" office:currency="CAD" office:value="1.35">
            <text:p>$1.35</text:p>
          </table:table-cell>
        </table:table-row>
        <table:table-row table:style-name="ro1">
          <table:table-cell table:style-name="ce1" office:value-type="string">
            <text:p>05/01/2020</text:p>
          </table:table-cell>
          <table:table-cell table:style-name="ce2" office:value-type="currency" office:currency="CAD" office:value="1.51">
            <text:p>$1.51</text:p>
          </table:table-cell>
          <table:table-cell table:style-name="ce1" office:value-type="float" office:value="16022392">
            <text:p>16022392</text:p>
          </table:table-cell>
          <table:table-cell table:style-name="ce2" office:value-type="currency" office:currency="CAD" office:value="1.41">
            <text:p>$1.41</text:p>
          </table:table-cell>
          <table:table-cell table:style-name="ce2" office:value-type="currency" office:currency="CAD" office:value="1.55">
            <text:p>$1.55</text:p>
          </table:table-cell>
          <table:table-cell table:style-name="ce2" office:value-type="currency" office:currency="CAD" office:value="1.36">
            <text:p>$1.36</text:p>
          </table:table-cell>
        </table:table-row>
        <table:table-row table:style-name="ro1">
          <table:table-cell table:style-name="ce1" office:value-type="string">
            <text:p>04/30/2020</text:p>
          </table:table-cell>
          <table:table-cell table:style-name="ce2" office:value-type="currency" office:currency="CAD" office:value="1.43">
            <text:p>$1.43</text:p>
          </table:table-cell>
          <table:table-cell table:style-name="ce1" office:value-type="float" office:value="8694120">
            <text:p>8694120</text:p>
          </table:table-cell>
          <table:table-cell table:style-name="ce2" office:value-type="currency" office:currency="CAD" office:value="1.47">
            <text:p>$1.47</text:p>
          </table:table-cell>
          <table:table-cell table:style-name="ce2" office:value-type="currency" office:currency="CAD" office:value="1.49">
            <text:p>$1.49</text:p>
          </table:table-cell>
          <table:table-cell table:style-name="ce2" office:value-type="currency" office:currency="CAD" office:value="1.41">
            <text:p>$1.41</text:p>
          </table:table-cell>
        </table:table-row>
        <table:table-row table:style-name="ro1">
          <table:table-cell table:style-name="ce1" office:value-type="string">
            <text:p>04/29/2020</text:p>
          </table:table-cell>
          <table:table-cell table:style-name="ce2" office:value-type="currency" office:currency="CAD" office:value="1.51">
            <text:p>$1.51</text:p>
          </table:table-cell>
          <table:table-cell table:style-name="ce1" office:value-type="float" office:value="13480180">
            <text:p>13480180</text:p>
          </table:table-cell>
          <table:table-cell table:style-name="ce2" office:value-type="currency" office:currency="CAD" office:value="1.46">
            <text:p>$1.46</text:p>
          </table:table-cell>
          <table:table-cell table:style-name="ce2" office:value-type="currency" office:currency="CAD" office:value="1.52">
            <text:p>$1.52</text:p>
          </table:table-cell>
          <table:table-cell table:style-name="ce2" office:value-type="currency" office:currency="CAD" office:value="1.36">
            <text:p>$1.36</text:p>
          </table:table-cell>
        </table:table-row>
        <table:table-row table:style-name="ro1">
          <table:table-cell table:style-name="ce1" office:value-type="string">
            <text:p>04/28/2020</text:p>
          </table:table-cell>
          <table:table-cell table:style-name="ce2" office:value-type="currency" office:currency="CAD" office:value="1.41">
            <text:p>$1.41</text:p>
          </table:table-cell>
          <table:table-cell table:style-name="ce1" office:value-type="float" office:value="20800756">
            <text:p>20800756</text:p>
          </table:table-cell>
          <table:table-cell table:style-name="ce2" office:value-type="currency" office:currency="CAD" office:value="1.48">
            <text:p>$1.48</text:p>
          </table:table-cell>
          <table:table-cell table:style-name="ce2" office:value-type="currency" office:currency="CAD" office:value="1.51">
            <text:p>$1.51</text:p>
          </table:table-cell>
          <table:table-cell table:style-name="ce2" office:value-type="currency" office:currency="CAD" office:value="1.27">
            <text:p>$1.27</text:p>
          </table:table-cell>
        </table:table-row>
        <table:table-row table:style-name="ro1">
          <table:table-cell table:style-name="ce1" office:value-type="string">
            <text:p>04/27/2020</text:p>
          </table:table-cell>
          <table:table-cell table:style-name="ce2" office:value-type="currency" office:currency="CAD" office:value="1.46">
            <text:p>$1.46</text:p>
          </table:table-cell>
          <table:table-cell table:style-name="ce1" office:value-type="float" office:value="29100552">
            <text:p>29100552</text:p>
          </table:table-cell>
          <table:table-cell table:style-name="ce2" office:value-type="currency" office:currency="CAD" office:value="1.21">
            <text:p>$1.21</text:p>
          </table:table-cell>
          <table:table-cell table:style-name="ce2" office:value-type="currency" office:currency="CAD" office:value="1.5">
            <text:p>$1.50</text:p>
          </table:table-cell>
          <table:table-cell table:style-name="ce2" office:value-type="currency" office:currency="CAD" office:value="1.2">
            <text:p>$1.20</text:p>
          </table:table-cell>
        </table:table-row>
        <table:table-row table:style-name="ro1">
          <table:table-cell table:style-name="ce1" office:value-type="string">
            <text:p>04/24/2020</text:p>
          </table:table-cell>
          <table:table-cell table:style-name="ce2" office:value-type="currency" office:currency="CAD" office:value="1.19">
            <text:p>$1.19</text:p>
          </table:table-cell>
          <table:table-cell table:style-name="ce1" office:value-type="float" office:value="8946176">
            <text:p>8946176</text:p>
          </table:table-cell>
          <table:table-cell table:style-name="ce2" office:value-type="currency" office:currency="CAD" office:value="1.2">
            <text:p>$1.20</text:p>
          </table:table-cell>
          <table:table-cell table:style-name="ce2" office:value-type="currency" office:currency="CAD" office:value="1.21">
            <text:p>$1.21</text:p>
          </table:table-cell>
          <table:table-cell table:style-name="ce2" office:value-type="currency" office:currency="CAD" office:value="1.17">
            <text:p>$1.17</text:p>
          </table:table-cell>
        </table:table-row>
        <table:table-row table:style-name="ro1">
          <table:table-cell table:style-name="ce1" office:value-type="string">
            <text:p>04/23/2020</text:p>
          </table:table-cell>
          <table:table-cell table:style-name="ce2" office:value-type="currency" office:currency="CAD" office:value="1.18">
            <text:p>$1.18</text:p>
          </table:table-cell>
          <table:table-cell table:style-name="ce1" office:value-type="float" office:value="9063412">
            <text:p>9063412</text:p>
          </table:table-cell>
          <table:table-cell table:style-name="ce2" office:value-type="currency" office:currency="CAD" office:value="1.19">
            <text:p>$1.19</text:p>
          </table:table-cell>
          <table:table-cell table:style-name="ce2" office:value-type="currency" office:currency="CAD" office:value="1.22">
            <text:p>$1.22</text:p>
          </table:table-cell>
          <table:table-cell table:style-name="ce2" office:value-type="currency" office:currency="CAD" office:value="1.15">
            <text:p>$1.15</text:p>
          </table:table-cell>
        </table:table-row>
        <table:table-row table:style-name="ro1">
          <table:table-cell table:style-name="ce1" office:value-type="string">
            <text:p>04/22/2020</text:p>
          </table:table-cell>
          <table:table-cell table:style-name="ce2" office:value-type="currency" office:currency="CAD" office:value="1.22">
            <text:p>$1.22</text:p>
          </table:table-cell>
          <table:table-cell table:style-name="ce1" office:value-type="float" office:value="10712532">
            <text:p>10712532</text:p>
          </table:table-cell>
          <table:table-cell table:number-columns-repeated="2" table:style-name="ce2" office:value-type="currency" office:currency="CAD" office:value="1.29">
            <text:p>$1.29</text:p>
          </table:table-cell>
          <table:table-cell table:style-name="ce2" office:value-type="currency" office:currency="CAD" office:value="1.21">
            <text:p>$1.21</text:p>
          </table:table-cell>
        </table:table-row>
        <table:table-row table:style-name="ro1">
          <table:table-cell table:style-name="ce1" office:value-type="string">
            <text:p>04/21/2020</text:p>
          </table:table-cell>
          <table:table-cell table:style-name="ce2" office:value-type="currency" office:currency="CAD" office:value="1.2">
            <text:p>$1.20</text:p>
          </table:table-cell>
          <table:table-cell table:style-name="ce1" office:value-type="float" office:value="16568200">
            <text:p>16568200</text:p>
          </table:table-cell>
          <table:table-cell table:style-name="ce2" office:value-type="currency" office:currency="CAD" office:value="1.31">
            <text:p>$1.31</text:p>
          </table:table-cell>
          <table:table-cell table:style-name="ce2" office:value-type="currency" office:currency="CAD" office:value="1.33">
            <text:p>$1.33</text:p>
          </table:table-cell>
          <table:table-cell table:style-name="ce2" office:value-type="currency" office:currency="CAD" office:value="1.19">
            <text:p>$1.19</text:p>
          </table:table-cell>
        </table:table-row>
        <table:table-row table:style-name="ro1">
          <table:table-cell table:style-name="ce1" office:value-type="string">
            <text:p>04/20/2020</text:p>
          </table:table-cell>
          <table:table-cell table:style-name="ce2" office:value-type="currency" office:currency="CAD" office:value="1.4">
            <text:p>$1.40</text:p>
          </table:table-cell>
          <table:table-cell table:style-name="ce1" office:value-type="float" office:value="24340044">
            <text:p>24340044</text:p>
          </table:table-cell>
          <table:table-cell table:style-name="ce2" office:value-type="currency" office:currency="CAD" office:value="1.21">
            <text:p>$1.21</text:p>
          </table:table-cell>
          <table:table-cell table:style-name="ce2" office:value-type="currency" office:currency="CAD" office:value="1.48">
            <text:p>$1.48</text:p>
          </table:table-cell>
          <table:table-cell table:style-name="ce2" office:value-type="currency" office:currency="CAD" office:value="1.2">
            <text:p>$1.20</text:p>
          </table:table-cell>
        </table:table-row>
        <table:table-row table:style-name="ro1">
          <table:table-cell table:style-name="ce1" office:value-type="string">
            <text:p>04/17/2020</text:p>
          </table:table-cell>
          <table:table-cell table:style-name="ce2" office:value-type="currency" office:currency="CAD" office:value="1.22">
            <text:p>$1.22</text:p>
          </table:table-cell>
          <table:table-cell table:style-name="ce1" office:value-type="float" office:value="22612752">
            <text:p>22612752</text:p>
          </table:table-cell>
          <table:table-cell table:style-name="ce2" office:value-type="currency" office:currency="CAD" office:value="1.31">
            <text:p>$1.31</text:p>
          </table:table-cell>
          <table:table-cell table:style-name="ce2" office:value-type="currency" office:currency="CAD" office:value="1.32">
            <text:p>$1.32</text:p>
          </table:table-cell>
          <table:table-cell table:style-name="ce2" office:value-type="currency" office:currency="CAD" office:value="1.11">
            <text:p>$1.11</text:p>
          </table:table-cell>
        </table:table-row>
        <table:table-row table:style-name="ro1">
          <table:table-cell table:style-name="ce1" office:value-type="string">
            <text:p>04/16/2020</text:p>
          </table:table-cell>
          <table:table-cell table:style-name="ce2" office:value-type="currency" office:currency="CAD" office:value="1.26">
            <text:p>$1.26</text:p>
          </table:table-cell>
          <table:table-cell table:style-name="ce1" office:value-type="float" office:value="13487684">
            <text:p>13487684</text:p>
          </table:table-cell>
          <table:table-cell table:style-name="ce2" office:value-type="currency" office:currency="CAD" office:value="1.28">
            <text:p>$1.28</text:p>
          </table:table-cell>
          <table:table-cell table:style-name="ce2" office:value-type="currency" office:currency="CAD" office:value="1.36">
            <text:p>$1.36</text:p>
          </table:table-cell>
          <table:table-cell table:style-name="ce2" office:value-type="currency" office:currency="CAD" office:value="1.22">
            <text:p>$1.22</text:p>
          </table:table-cell>
        </table:table-row>
        <table:table-row table:style-name="ro1">
          <table:table-cell table:style-name="ce1" office:value-type="string">
            <text:p>04/15/2020</text:p>
          </table:table-cell>
          <table:table-cell table:style-name="ce2" office:value-type="currency" office:currency="CAD" office:value="1.32">
            <text:p>$1.32</text:p>
          </table:table-cell>
          <table:table-cell table:style-name="ce1" office:value-type="float" office:value="29999416">
            <text:p>29999416</text:p>
          </table:table-cell>
          <table:table-cell table:number-columns-repeated="2" table:style-name="ce2" office:value-type="currency" office:currency="CAD" office:value="1.42">
            <text:p>$1.42</text:p>
          </table:table-cell>
          <table:table-cell table:style-name="ce2" office:value-type="currency" office:currency="CAD" office:value="1.23">
            <text:p>$1.23</text:p>
          </table:table-cell>
        </table:table-row>
        <table:table-row table:style-name="ro1">
          <table:table-cell table:style-name="ce1" office:value-type="string">
            <text:p>04/14/2020</text:p>
          </table:table-cell>
          <table:table-cell table:style-name="ce2" office:value-type="currency" office:currency="CAD" office:value="1.49">
            <text:p>$1.49</text:p>
          </table:table-cell>
          <table:table-cell table:style-name="ce1" office:value-type="float" office:value="54026520">
            <text:p>54026520</text:p>
          </table:table-cell>
          <table:table-cell table:style-name="ce2" office:value-type="currency" office:currency="CAD" office:value="1.3">
            <text:p>$1.30</text:p>
          </table:table-cell>
          <table:table-cell table:style-name="ce2" office:value-type="currency" office:currency="CAD" office:value="1.62">
            <text:p>$1.62</text:p>
          </table:table-cell>
          <table:table-cell table:style-name="ce2" office:value-type="currency" office:currency="CAD" office:value="1.29">
            <text:p>$1.29</text:p>
          </table:table-cell>
        </table:table-row>
        <table:table-row table:style-name="ro1">
          <table:table-cell table:style-name="ce1" office:value-type="string">
            <text:p>04/13/2020</text:p>
          </table:table-cell>
          <table:table-cell table:style-name="ce2" office:value-type="currency" office:currency="CAD" office:value="1.19">
            <text:p>$1.19</text:p>
          </table:table-cell>
          <table:table-cell table:style-name="ce1" office:value-type="float" office:value="27378004">
            <text:p>27378004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.19">
            <text:p>$1.19</text:p>
          </table:table-cell>
          <table:table-cell table:style-name="ce2" office:value-type="currency" office:currency="CAD" office:value="1.04">
            <text:p>$1.04</text:p>
          </table:table-cell>
        </table:table-row>
        <table:table-row table:style-name="ro1">
          <table:table-cell table:style-name="ce1" office:value-type="string">
            <text:p>04/09/2020</text:p>
          </table:table-cell>
          <table:table-cell table:style-name="ce2" office:value-type="currency" office:currency="CAD" office:value="0.97">
            <text:p>$0.97</text:p>
          </table:table-cell>
          <table:table-cell table:style-name="ce1" office:value-type="float" office:value="23635664">
            <text:p>23635664</text:p>
          </table:table-cell>
          <table:table-cell table:style-name="ce2" office:value-type="currency" office:currency="CAD" office:value="0.9">
            <text:p>$0.90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0.87">
            <text:p>$0.87</text:p>
          </table:table-cell>
        </table:table-row>
        <table:table-row table:style-name="ro1">
          <table:table-cell table:style-name="ce1" office:value-type="string">
            <text:p>04/08/2020</text:p>
          </table:table-cell>
          <table:table-cell table:style-name="ce2" office:value-type="currency" office:currency="CAD" office:value="0.85">
            <text:p>$0.85</text:p>
          </table:table-cell>
          <table:table-cell table:style-name="ce1" office:value-type="float" office:value="11538112">
            <text:p>11538112</text:p>
          </table:table-cell>
          <table:table-cell table:style-name="ce2" office:value-type="currency" office:currency="CAD" office:value="0.81">
            <text:p>$0.81</text:p>
          </table:table-cell>
          <table:table-cell table:style-name="ce2" office:value-type="currency" office:currency="CAD" office:value="0.92">
            <text:p>$0.92</text:p>
          </table:table-cell>
          <table:table-cell table:style-name="ce2" office:value-type="currency" office:currency="CAD" office:value="0.8">
            <text:p>$0.80</text:p>
          </table:table-cell>
        </table:table-row>
        <table:table-row table:style-name="ro1">
          <table:table-cell table:style-name="ce1" office:value-type="string">
            <text:p>04/07/2020</text:p>
          </table:table-cell>
          <table:table-cell table:style-name="ce2" office:value-type="currency" office:currency="CAD" office:value="0.82">
            <text:p>$0.82</text:p>
          </table:table-cell>
          <table:table-cell table:style-name="ce1" office:value-type="float" office:value="11347436">
            <text:p>11347436</text:p>
          </table:table-cell>
          <table:table-cell table:style-name="ce2" office:value-type="currency" office:currency="CAD" office:value="0.85">
            <text:p>$0.85</text:p>
          </table:table-cell>
          <table:table-cell table:style-name="ce2" office:value-type="currency" office:currency="CAD" office:value="0.86">
            <text:p>$0.86</text:p>
          </table:table-cell>
          <table:table-cell table:style-name="ce2" office:value-type="currency" office:currency="CAD" office:value="0.78">
            <text:p>$0.78</text:p>
          </table:table-cell>
        </table:table-row>
        <table:table-row table:style-name="ro1">
          <table:table-cell table:style-name="ce1" office:value-type="string">
            <text:p>04/06/2020</text:p>
          </table:table-cell>
          <table:table-cell table:style-name="ce2" office:value-type="currency" office:currency="CAD" office:value="0.77">
            <text:p>$0.77</text:p>
          </table:table-cell>
          <table:table-cell table:style-name="ce1" office:value-type="float" office:value="13362176">
            <text:p>13362176</text:p>
          </table:table-cell>
          <table:table-cell table:style-name="ce2" office:value-type="currency" office:currency="CAD" office:value="0.72">
            <text:p>$0.72</text:p>
          </table:table-cell>
          <table:table-cell table:style-name="ce2" office:value-type="currency" office:currency="CAD" office:value="0.8">
            <text:p>$0.80</text:p>
          </table:table-cell>
          <table:table-cell table:style-name="ce2" office:value-type="currency" office:currency="CAD" office:value="0.71">
            <text:p>$0.71</text:p>
          </table:table-cell>
        </table:table-row>
        <table:table-row table:style-name="ro1">
          <table:table-cell table:style-name="ce1" office:value-type="string">
            <text:p>04/03/2020</text:p>
          </table:table-cell>
          <table:table-cell table:style-name="ce2" office:value-type="currency" office:currency="CAD" office:value="0.7">
            <text:p>$0.70</text:p>
          </table:table-cell>
          <table:table-cell table:style-name="ce1" office:value-type="float" office:value="15323044">
            <text:p>15323044</text:p>
          </table:table-cell>
          <table:table-cell table:style-name="ce2" office:value-type="currency" office:currency="CAD" office:value="0.71">
            <text:p>$0.71</text:p>
          </table:table-cell>
          <table:table-cell table:style-name="ce2" office:value-type="currency" office:currency="CAD" office:value="0.74">
            <text:p>$0.74</text:p>
          </table:table-cell>
          <table:table-cell table:style-name="ce2" office:value-type="currency" office:currency="CAD" office:value="0.64">
            <text:p>$0.64</text:p>
          </table:table-cell>
        </table:table-row>
        <table:table-row table:style-name="ro1">
          <table:table-cell table:style-name="ce1" office:value-type="string">
            <text:p>04/02/2020</text:p>
          </table:table-cell>
          <table:table-cell table:style-name="ce2" office:value-type="currency" office:currency="CAD" office:value="0.71">
            <text:p>$0.71</text:p>
          </table:table-cell>
          <table:table-cell table:style-name="ce1" office:value-type="float" office:value="16257356">
            <text:p>16257356</text:p>
          </table:table-cell>
          <table:table-cell table:style-name="ce2" office:value-type="currency" office:currency="CAD" office:value="0.82">
            <text:p>$0.82</text:p>
          </table:table-cell>
          <table:table-cell table:style-name="ce2" office:value-type="currency" office:currency="CAD" office:value="0.84">
            <text:p>$0.84</text:p>
          </table:table-cell>
          <table:table-cell table:style-name="ce2" office:value-type="currency" office:currency="CAD" office:value="0.71">
            <text:p>$0.71</text:p>
          </table:table-cell>
        </table:table-row>
        <table:table-row table:style-name="ro1">
          <table:table-cell table:style-name="ce1" office:value-type="string">
            <text:p>04/01/2020</text:p>
          </table:table-cell>
          <table:table-cell table:style-name="ce2" office:value-type="currency" office:currency="CAD" office:value="0.81">
            <text:p>$0.81</text:p>
          </table:table-cell>
          <table:table-cell table:style-name="ce1" office:value-type="float" office:value="18274780">
            <text:p>18274780</text:p>
          </table:table-cell>
          <table:table-cell table:style-name="ce2" office:value-type="currency" office:currency="CAD" office:value="0.86">
            <text:p>$0.86</text:p>
          </table:table-cell>
          <table:table-cell table:style-name="ce2" office:value-type="currency" office:currency="CAD" office:value="0.87">
            <text:p>$0.87</text:p>
          </table:table-cell>
          <table:table-cell table:style-name="ce2" office:value-type="currency" office:currency="CAD" office:value="0.78">
            <text:p>$0.78</text:p>
          </table:table-cell>
        </table:table-row>
        <table:table-row table:style-name="ro1">
          <table:table-cell table:style-name="ce1" office:value-type="string">
            <text:p>03/31/2020</text:p>
          </table:table-cell>
          <table:table-cell table:style-name="ce2" office:value-type="currency" office:currency="CAD" office:value="0.88">
            <text:p>$0.88</text:p>
          </table:table-cell>
          <table:table-cell table:style-name="ce1" office:value-type="float" office:value="9216528">
            <text:p>9216528</text:p>
          </table:table-cell>
          <table:table-cell table:style-name="ce2" office:value-type="currency" office:currency="CAD" office:value="0.91">
            <text:p>$0.91</text:p>
          </table:table-cell>
          <table:table-cell table:style-name="ce2" office:value-type="currency" office:currency="CAD" office:value="0.95">
            <text:p>$0.95</text:p>
          </table:table-cell>
          <table:table-cell table:style-name="ce2" office:value-type="currency" office:currency="CAD" office:value="0.88">
            <text:p>$0.88</text:p>
          </table:table-cell>
        </table:table-row>
        <table:table-row table:style-name="ro1">
          <table:table-cell table:style-name="ce1" office:value-type="string">
            <text:p>03/30/2020</text:p>
          </table:table-cell>
          <table:table-cell table:style-name="ce2" office:value-type="currency" office:currency="CAD" office:value="0.91">
            <text:p>$0.91</text:p>
          </table:table-cell>
          <table:table-cell table:style-name="ce1" office:value-type="float" office:value="13402284">
            <text:p>13402284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0.91">
            <text:p>$0.91</text:p>
          </table:table-cell>
        </table:table-row>
        <table:table-row table:style-name="ro1">
          <table:table-cell table:style-name="ce1" office:value-type="string">
            <text:p>03/27/2020</text:p>
          </table:table-cell>
          <table:table-cell table:style-name="ce2" office:value-type="currency" office:currency="CAD" office:value="1.06">
            <text:p>$1.06</text:p>
          </table:table-cell>
          <table:table-cell table:style-name="ce1" office:value-type="float" office:value="28099052">
            <text:p>28099052</text:p>
          </table:table-cell>
          <table:table-cell table:style-name="ce2" office:value-type="currency" office:currency="CAD" office:value="1.24">
            <text:p>$1.24</text:p>
          </table:table-cell>
          <table:table-cell table:style-name="ce2" office:value-type="currency" office:currency="CAD" office:value="1.27">
            <text:p>$1.27</text:p>
          </table:table-cell>
          <table:table-cell table:style-name="ce2" office:value-type="currency" office:currency="CAD" office:value="1.04">
            <text:p>$1.04</text:p>
          </table:table-cell>
        </table:table-row>
        <table:table-row table:style-name="ro1">
          <table:table-cell table:style-name="ce1" office:value-type="string">
            <text:p>03/26/2020</text:p>
          </table:table-cell>
          <table:table-cell table:style-name="ce2" office:value-type="currency" office:currency="CAD" office:value="1.1">
            <text:p>$1.10</text:p>
          </table:table-cell>
          <table:table-cell table:style-name="ce1" office:value-type="float" office:value="24843916">
            <text:p>24843916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.18">
            <text:p>$1.18</text:p>
          </table:table-cell>
          <table:table-cell table:style-name="ce2" office:value-type="currency" office:currency="CAD" office:value="1.06">
            <text:p>$1.06</text:p>
          </table:table-cell>
        </table:table-row>
        <table:table-row table:style-name="ro1">
          <table:table-cell table:style-name="ce1" office:value-type="string">
            <text:p>03/25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14368236">
            <text:p>14368236</text:p>
          </table:table-cell>
          <table:table-cell table:style-name="ce2" office:value-type="currency" office:currency="CAD" office:value="1.04">
            <text:p>$1.04</text:p>
          </table:table-cell>
          <table:table-cell table:style-name="ce2" office:value-type="currency" office:currency="CAD" office:value="1.12">
            <text:p>$1.12</text:p>
          </table:table-cell>
          <table:table-cell table:style-name="ce2" office:value-type="currency" office:currency="CAD" office:value="1.01">
            <text:p>$1.01</text:p>
          </table:table-cell>
        </table:table-row>
        <table:table-row table:style-name="ro1">
          <table:table-cell table:style-name="ce1" office:value-type="string">
            <text:p>03/24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27222636">
            <text:p>27222636</text:p>
          </table:table-cell>
          <table:table-cell table:style-name="ce2" office:value-type="currency" office:currency="CAD" office:value="0.99">
            <text:p>$0.99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0.97">
            <text:p>$0.97</text:p>
          </table:table-cell>
        </table:table-row>
        <table:table-row table:style-name="ro1">
          <table:table-cell table:style-name="ce1" office:value-type="string">
            <text:p>03/23/2020</text:p>
          </table:table-cell>
          <table:table-cell table:style-name="ce2" office:value-type="currency" office:currency="CAD" office:value="0.95">
            <text:p>$0.95</text:p>
          </table:table-cell>
          <table:table-cell table:style-name="ce1" office:value-type="float" office:value="24039136">
            <text:p>24039136</text:p>
          </table:table-cell>
          <table:table-cell table:style-name="ce2" office:value-type="currency" office:currency="CAD" office:value="0.9">
            <text:p>$0.90</text:p>
          </table:table-cell>
          <table:table-cell table:style-name="ce2" office:value-type="currency" office:currency="CAD" office:value="0.97">
            <text:p>$0.97</text:p>
          </table:table-cell>
          <table:table-cell table:style-name="ce2" office:value-type="currency" office:currency="CAD" office:value="0.88">
            <text:p>$0.88</text:p>
          </table:table-cell>
        </table:table-row>
        <table:table-row table:style-name="ro1">
          <table:table-cell table:style-name="ce1" office:value-type="string">
            <text:p>03/20/2020</text:p>
          </table:table-cell>
          <table:table-cell table:style-name="ce2" office:value-type="currency" office:currency="CAD" office:value="0.94">
            <text:p>$0.94</text:p>
          </table:table-cell>
          <table:table-cell table:style-name="ce1" office:value-type="float" office:value="30888776">
            <text:p>30888776</text:p>
          </table:table-cell>
          <table:table-cell table:number-columns-repeated="2" table:style-name="ce2" office:value-type="currency" office:currency="CAD" office:value="1.02">
            <text:p>$1.02</text:p>
          </table:table-cell>
          <table:table-cell table:style-name="ce2" office:value-type="currency" office:currency="CAD" office:value="0.91">
            <text:p>$0.91</text:p>
          </table:table-cell>
        </table:table-row>
        <table:table-row table:style-name="ro1">
          <table:table-cell table:style-name="ce1" office:value-type="string">
            <text:p>03/19/2020</text:p>
          </table:table-cell>
          <table:table-cell table:style-name="ce2" office:value-type="currency" office:currency="CAD" office:value="1.05">
            <text:p>$1.05</text:p>
          </table:table-cell>
          <table:table-cell table:style-name="ce1" office:value-type="float" office:value="20158156">
            <text:p>20158156</text:p>
          </table:table-cell>
          <table:table-cell table:style-name="ce2" office:value-type="currency" office:currency="CAD" office:value="0.93">
            <text:p>$0.93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0.89">
            <text:p>$0.89</text:p>
          </table:table-cell>
        </table:table-row>
        <table:table-row table:style-name="ro1">
          <table:table-cell table:style-name="ce1" office:value-type="string">
            <text:p>03/18/2020</text:p>
          </table:table-cell>
          <table:table-cell table:style-name="ce2" office:value-type="currency" office:currency="CAD" office:value="0.94">
            <text:p>$0.94</text:p>
          </table:table-cell>
          <table:table-cell table:style-name="ce1" office:value-type="float" office:value="14606836">
            <text:p>14606836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0.88">
            <text:p>$0.88</text:p>
          </table:table-cell>
        </table:table-row>
        <table:table-row table:style-name="ro1">
          <table:table-cell table:style-name="ce1" office:value-type="string">
            <text:p>03/17/2020</text:p>
          </table:table-cell>
          <table:table-cell table:style-name="ce2" office:value-type="currency" office:currency="CAD" office:value="1.06">
            <text:p>$1.06</text:p>
          </table:table-cell>
          <table:table-cell table:style-name="ce1" office:value-type="float" office:value="14248840">
            <text:p>14248840</text:p>
          </table:table-cell>
          <table:table-cell table:style-name="ce2" office:value-type="currency" office:currency="CAD" office:value="1.1">
            <text:p>$1.10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1.03">
            <text:p>$1.03</text:p>
          </table:table-cell>
        </table:table-row>
        <table:table-row table:style-name="ro1">
          <table:table-cell table:style-name="ce1" office:value-type="string">
            <text:p>03/16/2020</text:p>
          </table:table-cell>
          <table:table-cell table:style-name="ce2" office:value-type="currency" office:currency="CAD" office:value="1.09">
            <text:p>$1.09</text:p>
          </table:table-cell>
          <table:table-cell table:style-name="ce1" office:value-type="float" office:value="19466784">
            <text:p>19466784</text:p>
          </table:table-cell>
          <table:table-cell table:style-name="ce2" office:value-type="currency" office:currency="CAD" office:value="0.98">
            <text:p>$0.98</text:p>
          </table:table-cell>
          <table:table-cell table:style-name="ce2" office:value-type="currency" office:currency="CAD" office:value="1.14">
            <text:p>$1.14</text:p>
          </table:table-cell>
          <table:table-cell table:style-name="ce2" office:value-type="currency" office:currency="CAD" office:value="0.98">
            <text:p>$0.98</text:p>
          </table:table-cell>
        </table:table-row>
        <table:table-row table:style-name="ro1">
          <table:table-cell table:style-name="ce1" office:value-type="string">
            <text:p>03/13/2020</text:p>
          </table:table-cell>
          <table:table-cell table:style-name="ce2" office:value-type="currency" office:currency="CAD" office:value="1.15">
            <text:p>$1.15</text:p>
          </table:table-cell>
          <table:table-cell table:style-name="ce1" office:value-type="float" office:value="23148844">
            <text:p>23148844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0.96">
            <text:p>$0.96</text:p>
          </table:table-cell>
        </table:table-row>
        <table:table-row table:style-name="ro1">
          <table:table-cell table:style-name="ce1" office:value-type="string">
            <text:p>03/12/2020</text:p>
          </table:table-cell>
          <table:table-cell table:style-name="ce2" office:value-type="currency" office:currency="CAD" office:value="1">
            <text:p>$1.00</text:p>
          </table:table-cell>
          <table:table-cell table:style-name="ce1" office:value-type="float" office:value="20493452">
            <text:p>20493452</text:p>
          </table:table-cell>
          <table:table-cell table:style-name="ce2" office:value-type="currency" office:currency="CAD" office:value="0.93">
            <text:p>$0.93</text:p>
          </table:table-cell>
          <table:table-cell table:style-name="ce2" office:value-type="currency" office:currency="CAD" office:value="1.01">
            <text:p>$1.01</text:p>
          </table:table-cell>
          <table:table-cell table:style-name="ce2" office:value-type="currency" office:currency="CAD" office:value="0.87">
            <text:p>$0.87</text:p>
          </table:table-cell>
        </table:table-row>
        <table:table-row table:style-name="ro1">
          <table:table-cell table:style-name="ce1" office:value-type="string">
            <text:p>03/11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17656784">
            <text:p>17656784</text:p>
          </table:table-cell>
          <table:table-cell table:style-name="ce2" office:value-type="currency" office:currency="CAD" office:value="1.04">
            <text:p>$1.04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">
            <text:p>$1.00</text:p>
          </table:table-cell>
        </table:table-row>
        <table:table-row table:style-name="ro1">
          <table:table-cell table:style-name="ce1" office:value-type="string">
            <text:p>03/10/2020</text:p>
          </table:table-cell>
          <table:table-cell table:style-name="ce2" office:value-type="currency" office:currency="CAD" office:value="1.06">
            <text:p>$1.06</text:p>
          </table:table-cell>
          <table:table-cell table:style-name="ce1" office:value-type="float" office:value="19452676">
            <text:p>19452676</text:p>
          </table:table-cell>
          <table:table-cell table:style-name="ce2" office:value-type="currency" office:currency="CAD" office:value="0.99">
            <text:p>$0.99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0.95">
            <text:p>$0.95</text:p>
          </table:table-cell>
        </table:table-row>
        <table:table-row table:style-name="ro1">
          <table:table-cell table:style-name="ce1" office:value-type="string">
            <text:p>03/09/2020</text:p>
          </table:table-cell>
          <table:table-cell table:style-name="ce2" office:value-type="currency" office:currency="CAD" office:value="0.93">
            <text:p>$0.93</text:p>
          </table:table-cell>
          <table:table-cell table:style-name="ce1" office:value-type="float" office:value="10928088">
            <text:p>10928088</text:p>
          </table:table-cell>
          <table:table-cell table:style-name="ce2" office:value-type="currency" office:currency="CAD" office:value="0.9">
            <text:p>$0.90</text:p>
          </table:table-cell>
          <table:table-cell table:style-name="ce2" office:value-type="currency" office:currency="CAD" office:value="0.99">
            <text:p>$0.99</text:p>
          </table:table-cell>
          <table:table-cell table:style-name="ce2" office:value-type="currency" office:currency="CAD" office:value="0.88">
            <text:p>$0.88</text:p>
          </table:table-cell>
        </table:table-row>
        <table:table-row table:style-name="ro1">
          <table:table-cell table:style-name="ce1" office:value-type="string">
            <text:p>03/06/2020</text:p>
          </table:table-cell>
          <table:table-cell table:style-name="ce2" office:value-type="currency" office:currency="CAD" office:value="0.98">
            <text:p>$0.98</text:p>
          </table:table-cell>
          <table:table-cell table:style-name="ce1" office:value-type="float" office:value="8387212">
            <text:p>8387212</text:p>
          </table:table-cell>
          <table:table-cell table:style-name="ce2" office:value-type="currency" office:currency="CAD" office:value="0.96">
            <text:p>$0.96</text:p>
          </table:table-cell>
          <table:table-cell table:style-name="ce2" office:value-type="currency" office:currency="CAD" office:value="1.02">
            <text:p>$1.02</text:p>
          </table:table-cell>
          <table:table-cell table:style-name="ce2" office:value-type="currency" office:currency="CAD" office:value="0.94">
            <text:p>$0.94</text:p>
          </table:table-cell>
        </table:table-row>
        <table:table-row table:style-name="ro1">
          <table:table-cell table:style-name="ce1" office:value-type="string">
            <text:p>03/05/2020</text:p>
          </table:table-cell>
          <table:table-cell table:style-name="ce2" office:value-type="currency" office:currency="CAD" office:value="0.99">
            <text:p>$0.99</text:p>
          </table:table-cell>
          <table:table-cell table:style-name="ce1" office:value-type="float" office:value="14398508">
            <text:p>14398508</text:p>
          </table:table-cell>
          <table:table-cell table:style-name="ce2" office:value-type="currency" office:currency="CAD" office:value="0.93">
            <text:p>$0.93</text:p>
          </table:table-cell>
          <table:table-cell table:style-name="ce2" office:value-type="currency" office:currency="CAD" office:value="1">
            <text:p>$1.00</text:p>
          </table:table-cell>
          <table:table-cell table:style-name="ce2" office:value-type="currency" office:currency="CAD" office:value="0.9">
            <text:p>$0.90</text:p>
          </table:table-cell>
        </table:table-row>
        <table:table-row table:style-name="ro1">
          <table:table-cell table:style-name="ce1" office:value-type="string">
            <text:p>03/04/2020</text:p>
          </table:table-cell>
          <table:table-cell table:style-name="ce2" office:value-type="currency" office:currency="CAD" office:value="0.94">
            <text:p>$0.94</text:p>
          </table:table-cell>
          <table:table-cell table:style-name="ce1" office:value-type="float" office:value="17030516">
            <text:p>17030516</text:p>
          </table:table-cell>
          <table:table-cell table:style-name="ce2" office:value-type="currency" office:currency="CAD" office:value="0.93">
            <text:p>$0.93</text:p>
          </table:table-cell>
          <table:table-cell table:style-name="ce2" office:value-type="currency" office:currency="CAD" office:value="0.96">
            <text:p>$0.96</text:p>
          </table:table-cell>
          <table:table-cell table:style-name="ce2" office:value-type="currency" office:currency="CAD" office:value="0.87">
            <text:p>$0.87</text:p>
          </table:table-cell>
        </table:table-row>
        <table:table-row table:style-name="ro1">
          <table:table-cell table:style-name="ce1" office:value-type="string">
            <text:p>03/03/2020</text:p>
          </table:table-cell>
          <table:table-cell table:style-name="ce2" office:value-type="currency" office:currency="CAD" office:value="0.91">
            <text:p>$0.91</text:p>
          </table:table-cell>
          <table:table-cell table:style-name="ce1" office:value-type="float" office:value="17129824">
            <text:p>17129824</text:p>
          </table:table-cell>
          <table:table-cell table:number-columns-repeated="2" table:style-name="ce2" office:value-type="currency" office:currency="CAD" office:value="0.97">
            <text:p>$0.97</text:p>
          </table:table-cell>
          <table:table-cell table:style-name="ce2" office:value-type="currency" office:currency="CAD" office:value="0.88">
            <text:p>$0.88</text:p>
          </table:table-cell>
        </table:table-row>
        <table:table-row table:style-name="ro1">
          <table:table-cell table:style-name="ce1" office:value-type="string">
            <text:p>03/02/2020</text:p>
          </table:table-cell>
          <table:table-cell table:style-name="ce2" office:value-type="currency" office:currency="CAD" office:value="0.96">
            <text:p>$0.96</text:p>
          </table:table-cell>
          <table:table-cell table:style-name="ce1" office:value-type="float" office:value="12833712">
            <text:p>12833712</text:p>
          </table:table-cell>
          <table:table-cell table:style-name="ce2" office:value-type="currency" office:currency="CAD" office:value="0.9">
            <text:p>$0.90</text:p>
          </table:table-cell>
          <table:table-cell table:style-name="ce2" office:value-type="currency" office:currency="CAD" office:value="0.96">
            <text:p>$0.96</text:p>
          </table:table-cell>
          <table:table-cell table:style-name="ce2" office:value-type="currency" office:currency="CAD" office:value="0.85">
            <text:p>$0.85</text:p>
          </table:table-cell>
        </table:table-row>
        <table:table-row table:style-name="ro1">
          <table:table-cell table:style-name="ce1" office:value-type="string">
            <text:p>02/28/2020</text:p>
          </table:table-cell>
          <table:table-cell table:style-name="ce2" office:value-type="currency" office:currency="CAD" office:value="0.9">
            <text:p>$0.90</text:p>
          </table:table-cell>
          <table:table-cell table:style-name="ce1" office:value-type="float" office:value="18768788">
            <text:p>18768788</text:p>
          </table:table-cell>
          <table:table-cell table:style-name="ce2" office:value-type="currency" office:currency="CAD" office:value="0.84">
            <text:p>$0.84</text:p>
          </table:table-cell>
          <table:table-cell table:style-name="ce2" office:value-type="currency" office:currency="CAD" office:value="0.93">
            <text:p>$0.93</text:p>
          </table:table-cell>
          <table:table-cell table:style-name="ce2" office:value-type="currency" office:currency="CAD" office:value="0.84">
            <text:p>$0.84</text:p>
          </table:table-cell>
        </table:table-row>
        <table:table-row table:style-name="ro1">
          <table:table-cell table:style-name="ce1" office:value-type="string">
            <text:p>02/27/2020</text:p>
          </table:table-cell>
          <table:table-cell table:style-name="ce2" office:value-type="currency" office:currency="CAD" office:value="0.87">
            <text:p>$0.87</text:p>
          </table:table-cell>
          <table:table-cell table:style-name="ce1" office:value-type="float" office:value="15517920">
            <text:p>15517920</text:p>
          </table:table-cell>
          <table:table-cell table:style-name="ce2" office:value-type="currency" office:currency="CAD" office:value="0.81">
            <text:p>$0.81</text:p>
          </table:table-cell>
          <table:table-cell table:style-name="ce2" office:value-type="currency" office:currency="CAD" office:value="0.91">
            <text:p>$0.91</text:p>
          </table:table-cell>
          <table:table-cell table:style-name="ce2" office:value-type="currency" office:currency="CAD" office:value="0.8">
            <text:p>$0.80</text:p>
          </table:table-cell>
        </table:table-row>
        <table:table-row table:style-name="ro1">
          <table:table-cell table:style-name="ce1" office:value-type="string">
            <text:p>02/26/2020</text:p>
          </table:table-cell>
          <table:table-cell table:style-name="ce2" office:value-type="currency" office:currency="CAD" office:value="0.85">
            <text:p>$0.85</text:p>
          </table:table-cell>
          <table:table-cell table:style-name="ce1" office:value-type="float" office:value="18901488">
            <text:p>18901488</text:p>
          </table:table-cell>
          <table:table-cell table:style-name="ce2" office:value-type="currency" office:currency="CAD" office:value="0.9">
            <text:p>$0.90</text:p>
          </table:table-cell>
          <table:table-cell table:style-name="ce2" office:value-type="currency" office:currency="CAD" office:value="0.91">
            <text:p>$0.91</text:p>
          </table:table-cell>
          <table:table-cell table:style-name="ce2" office:value-type="currency" office:currency="CAD" office:value="0.84">
            <text:p>$0.84</text:p>
          </table:table-cell>
        </table:table-row>
        <table:table-row table:style-name="ro1">
          <table:table-cell table:style-name="ce1" office:value-type="string">
            <text:p>02/25/2020</text:p>
          </table:table-cell>
          <table:table-cell table:style-name="ce2" office:value-type="currency" office:currency="CAD" office:value="0.89">
            <text:p>$0.89</text:p>
          </table:table-cell>
          <table:table-cell table:style-name="ce1" office:value-type="float" office:value="17791824">
            <text:p>17791824</text:p>
          </table:table-cell>
          <table:table-cell table:style-name="ce2" office:value-type="currency" office:currency="CAD" office:value="0.94">
            <text:p>$0.94</text:p>
          </table:table-cell>
          <table:table-cell table:style-name="ce2" office:value-type="currency" office:currency="CAD" office:value="0.95">
            <text:p>$0.95</text:p>
          </table:table-cell>
          <table:table-cell table:style-name="ce2" office:value-type="currency" office:currency="CAD" office:value="0.89">
            <text:p>$0.89</text:p>
          </table:table-cell>
        </table:table-row>
        <table:table-row table:style-name="ro1">
          <table:table-cell table:style-name="ce1" office:value-type="string">
            <text:p>02/24/2020</text:p>
          </table:table-cell>
          <table:table-cell table:style-name="ce2" office:value-type="currency" office:currency="CAD" office:value="0.93">
            <text:p>$0.93</text:p>
          </table:table-cell>
          <table:table-cell table:style-name="ce1" office:value-type="float" office:value="14265156">
            <text:p>14265156</text:p>
          </table:table-cell>
          <table:table-cell table:number-columns-repeated="2" table:style-name="ce2" office:value-type="currency" office:currency="CAD" office:value="0.98">
            <text:p>$0.98</text:p>
          </table:table-cell>
          <table:table-cell table:style-name="ce2" office:value-type="currency" office:currency="CAD" office:value="0.93">
            <text:p>$0.93</text:p>
          </table:table-cell>
        </table:table-row>
        <table:table-row table:style-name="ro1">
          <table:table-cell table:style-name="ce1" office:value-type="string">
            <text:p>02/21/2020</text:p>
          </table:table-cell>
          <table:table-cell table:style-name="ce2" office:value-type="currency" office:currency="CAD" office:value="1.01">
            <text:p>$1.01</text:p>
          </table:table-cell>
          <table:table-cell table:style-name="ce1" office:value-type="float" office:value="6782772">
            <text:p>6782772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1">
            <text:p>$1.00</text:p>
          </table:table-cell>
        </table:table-row>
        <table:table-row table:style-name="ro1">
          <table:table-cell table:style-name="ce1" office:value-type="string">
            <text:p>02/20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6249364">
            <text:p>6249364</text:p>
          </table:table-cell>
          <table:table-cell table:style-name="ce2" office:value-type="currency" office:currency="CAD" office:value="1.04">
            <text:p>$1.04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1.03">
            <text:p>$1.03</text:p>
          </table:table-cell>
        </table:table-row>
        <table:table-row table:style-name="ro1">
          <table:table-cell table:style-name="ce1" office:value-type="string">
            <text:p>02/19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10372368">
            <text:p>10372368</text:p>
          </table:table-cell>
          <table:table-cell table:style-name="ce2" office:value-type="currency" office:currency="CAD" office:value="1.02">
            <text:p>$1.02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0.98">
            <text:p>$0.98</text:p>
          </table:table-cell>
        </table:table-row>
        <table:table-row table:style-name="ro1">
          <table:table-cell table:style-name="ce1" office:value-type="string">
            <text:p>02/18/2020</text:p>
          </table:table-cell>
          <table:table-cell table:style-name="ce2" office:value-type="currency" office:currency="CAD" office:value="1.02">
            <text:p>$1.02</text:p>
          </table:table-cell>
          <table:table-cell table:style-name="ce1" office:value-type="float" office:value="5870448">
            <text:p>5870448</text:p>
          </table:table-cell>
          <table:table-cell table:style-name="ce2" office:value-type="currency" office:currency="CAD" office:value="1">
            <text:p>$1.00</text:p>
          </table:table-cell>
          <table:table-cell table:style-name="ce2" office:value-type="currency" office:currency="CAD" office:value="1.02">
            <text:p>$1.02</text:p>
          </table:table-cell>
          <table:table-cell table:style-name="ce2" office:value-type="currency" office:currency="CAD" office:value="0.99">
            <text:p>$0.99</text:p>
          </table:table-cell>
        </table:table-row>
        <table:table-row table:style-name="ro1">
          <table:table-cell table:style-name="ce1" office:value-type="string">
            <text:p>02/14/2020</text:p>
          </table:table-cell>
          <table:table-cell table:style-name="ce2" office:value-type="currency" office:currency="CAD" office:value="1.01">
            <text:p>$1.01</text:p>
          </table:table-cell>
          <table:table-cell table:style-name="ce1" office:value-type="float" office:value="6330640">
            <text:p>6330640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1.01">
            <text:p>$1.01</text:p>
          </table:table-cell>
        </table:table-row>
        <table:table-row table:style-name="ro1">
          <table:table-cell table:style-name="ce1" office:value-type="string">
            <text:p>02/13/2020</text:p>
          </table:table-cell>
          <table:table-cell table:style-name="ce2" office:value-type="currency" office:currency="CAD" office:value="1.03">
            <text:p>$1.03</text:p>
          </table:table-cell>
          <table:table-cell table:style-name="ce1" office:value-type="float" office:value="8326772">
            <text:p>8326772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07">
            <text:p>$1.07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2/12/2020</text:p>
          </table:table-cell>
          <table:table-cell table:style-name="ce2" office:value-type="currency" office:currency="CAD" office:value="1.05">
            <text:p>$1.05</text:p>
          </table:table-cell>
          <table:table-cell table:style-name="ce1" office:value-type="float" office:value="19282416">
            <text:p>19282416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1.13">
            <text:p>$1.13</text:p>
          </table:table-cell>
          <table:table-cell table:style-name="ce2" office:value-type="currency" office:currency="CAD" office:value="1.02">
            <text:p>$1.02</text:p>
          </table:table-cell>
        </table:table-row>
        <table:table-row table:style-name="ro1">
          <table:table-cell table:style-name="ce1" office:value-type="string">
            <text:p>02/11/2020</text:p>
          </table:table-cell>
          <table:table-cell table:style-name="ce2" office:value-type="currency" office:currency="CAD" office:value="1.01">
            <text:p>$1.01</text:p>
          </table:table-cell>
          <table:table-cell table:style-name="ce1" office:value-type="float" office:value="13660092">
            <text:p>13660092</text:p>
          </table:table-cell>
          <table:table-cell table:style-name="ce2" office:value-type="currency" office:currency="CAD" office:value="1">
            <text:p>$1.00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0.99">
            <text:p>$0.99</text:p>
          </table:table-cell>
        </table:table-row>
        <table:table-row table:style-name="ro1">
          <table:table-cell table:style-name="ce1" office:value-type="string">
            <text:p>02/10/2020</text:p>
          </table:table-cell>
          <table:table-cell table:style-name="ce2" office:value-type="currency" office:currency="CAD" office:value="0.99">
            <text:p>$0.99</text:p>
          </table:table-cell>
          <table:table-cell table:style-name="ce1" office:value-type="float" office:value="11108168">
            <text:p>11108168</text:p>
          </table:table-cell>
          <table:table-cell table:style-name="ce2" office:value-type="currency" office:currency="CAD" office:value="0.96">
            <text:p>$0.96</text:p>
          </table:table-cell>
          <table:table-cell table:style-name="ce2" office:value-type="currency" office:currency="CAD" office:value="1.03">
            <text:p>$1.03</text:p>
          </table:table-cell>
          <table:table-cell table:style-name="ce2" office:value-type="currency" office:currency="CAD" office:value="0.94">
            <text:p>$0.94</text:p>
          </table:table-cell>
        </table:table-row>
        <table:table-row table:style-name="ro1">
          <table:table-cell table:style-name="ce1" office:value-type="string">
            <text:p>02/07/2020</text:p>
          </table:table-cell>
          <table:table-cell table:style-name="ce2" office:value-type="currency" office:currency="CAD" office:value="0.95">
            <text:p>$0.95</text:p>
          </table:table-cell>
          <table:table-cell table:style-name="ce1" office:value-type="float" office:value="10969124">
            <text:p>10969124</text:p>
          </table:table-cell>
          <table:table-cell table:number-columns-repeated="2" table:style-name="ce2" office:value-type="currency" office:currency="CAD" office:value="1.03">
            <text:p>$1.03</text:p>
          </table:table-cell>
          <table:table-cell table:style-name="ce2" office:value-type="currency" office:currency="CAD" office:value="0.94">
            <text:p>$0.94</text:p>
          </table:table-cell>
        </table:table-row>
        <table:table-row table:style-name="ro1">
          <table:table-cell table:style-name="ce1" office:value-type="string">
            <text:p>02/06/2020</text:p>
          </table:table-cell>
          <table:table-cell table:style-name="ce2" office:value-type="currency" office:currency="CAD" office:value="1.04">
            <text:p>$1.04</text:p>
          </table:table-cell>
          <table:table-cell table:style-name="ce1" office:value-type="float" office:value="6041212">
            <text:p>6041212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03">
            <text:p>$1.03</text:p>
          </table:table-cell>
        </table:table-row>
        <table:table-row table:style-name="ro1">
          <table:table-cell table:style-name="ce1" office:value-type="string">
            <text:p>02/05/2020</text:p>
          </table:table-cell>
          <table:table-cell table:style-name="ce2" office:value-type="currency" office:currency="CAD" office:value="1.05">
            <text:p>$1.05</text:p>
          </table:table-cell>
          <table:table-cell table:style-name="ce1" office:value-type="float" office:value="10566888">
            <text:p>10566888</text:p>
          </table:table-cell>
          <table:table-cell table:style-name="ce2" office:value-type="currency" office:currency="CAD" office:value="1.04">
            <text:p>$1.04</text:p>
          </table:table-cell>
          <table:table-cell table:style-name="ce2" office:value-type="currency" office:currency="CAD" office:value="1.1">
            <text:p>$1.10</text:p>
          </table:table-cell>
          <table:table-cell table:style-name="ce2" office:value-type="currency" office:currency="CAD" office:value="1.04">
            <text:p>$1.04</text:p>
          </table:table-cell>
        </table:table-row>
        <table:table-row table:style-name="ro1">
          <table:table-cell table:style-name="ce1" office:value-type="string">
            <text:p>02/04/2020</text:p>
          </table:table-cell>
          <table:table-cell table:style-name="ce2" office:value-type="currency" office:currency="CAD" office:value="1.02">
            <text:p>$1.02</text:p>
          </table:table-cell>
          <table:table-cell table:style-name="ce1" office:value-type="float" office:value="14252244">
            <text:p>14252244</text:p>
          </table:table-cell>
          <table:table-cell table:style-name="ce2" office:value-type="currency" office:currency="CAD" office:value="1.01">
            <text:p>$1.01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0.99">
            <text:p>$0.99</text:p>
          </table:table-cell>
        </table:table-row>
        <table:table-row table:style-name="ro1">
          <table:table-cell table:style-name="ce1" office:value-type="string">
            <text:p>02/03/2020</text:p>
          </table:table-cell>
          <table:table-cell table:style-name="ce2" office:value-type="currency" office:currency="CAD" office:value="0.99">
            <text:p>$0.99</text:p>
          </table:table-cell>
          <table:table-cell table:style-name="ce1" office:value-type="float" office:value="8104796">
            <text:p>8104796</text:p>
          </table:table-cell>
          <table:table-cell table:style-name="ce2" office:value-type="currency" office:currency="CAD" office:value="0.97">
            <text:p>$0.97</text:p>
          </table:table-cell>
          <table:table-cell table:style-name="ce2" office:value-type="currency" office:currency="CAD" office:value="1">
            <text:p>$1.00</text:p>
          </table:table-cell>
          <table:table-cell table:style-name="ce2" office:value-type="currency" office:currency="CAD" office:value="0.96">
            <text:p>$0.96</text:p>
          </table:table-cell>
        </table:table-row>
        <table:table-row table:style-name="ro1">
          <table:table-cell table:style-name="ce1" office:value-type="string">
            <text:p>01/31/2020</text:p>
          </table:table-cell>
          <table:table-cell table:style-name="ce2" office:value-type="currency" office:currency="CAD" office:value="0.96">
            <text:p>$0.96</text:p>
          </table:table-cell>
          <table:table-cell table:style-name="ce1" office:value-type="float" office:value="11567056">
            <text:p>11567056</text:p>
          </table:table-cell>
          <table:table-cell table:style-name="ce2" office:value-type="currency" office:currency="CAD" office:value="0.98">
            <text:p>$0.98</text:p>
          </table:table-cell>
          <table:table-cell table:style-name="ce2" office:value-type="currency" office:currency="CAD" office:value="0.99">
            <text:p>$0.99</text:p>
          </table:table-cell>
          <table:table-cell table:style-name="ce2" office:value-type="currency" office:currency="CAD" office:value="0.96">
            <text:p>$0.96</text:p>
          </table:table-cell>
        </table:table-row>
        <table:table-row table:style-name="ro1">
          <table:table-cell table:style-name="ce1" office:value-type="string">
            <text:p>01/30/2020</text:p>
          </table:table-cell>
          <table:table-cell table:style-name="ce2" office:value-type="currency" office:currency="CAD" office:value="0.98">
            <text:p>$0.98</text:p>
          </table:table-cell>
          <table:table-cell table:style-name="ce1" office:value-type="float" office:value="12026932">
            <text:p>12026932</text:p>
          </table:table-cell>
          <table:table-cell table:number-columns-repeated="2" table:style-name="ce2" office:value-type="currency" office:currency="CAD" office:value="1.03">
            <text:p>$1.03</text:p>
          </table:table-cell>
          <table:table-cell table:style-name="ce2" office:value-type="currency" office:currency="CAD" office:value="0.97">
            <text:p>$0.97</text:p>
          </table:table-cell>
        </table:table-row>
        <table:table-row table:style-name="ro1">
          <table:table-cell table:style-name="ce1" office:value-type="string">
            <text:p>01/29/2020</text:p>
          </table:table-cell>
          <table:table-cell table:style-name="ce2" office:value-type="currency" office:currency="CAD" office:value="1.03">
            <text:p>$1.03</text:p>
          </table:table-cell>
          <table:table-cell table:style-name="ce1" office:value-type="float" office:value="6210228">
            <text:p>6210228</text:p>
          </table:table-cell>
          <table:table-cell table:style-name="ce2" office:value-type="currency" office:currency="CAD" office:value="1.06">
            <text:p>$1.06</text:p>
          </table:table-cell>
          <table:table-cell table:style-name="ce2" office:value-type="currency" office:currency="CAD" office:value="1.08">
            <text:p>$1.08</text:p>
          </table:table-cell>
          <table:table-cell table:style-name="ce2" office:value-type="currency" office:currency="CAD" office:value="1.03">
            <text:p>$1.03</text:p>
          </table:table-cell>
        </table:table-row>
        <table:table-row table:style-name="ro1">
          <table:table-cell table:style-name="ce1" office:value-type="string">
            <text:p>01/28/2020</text:p>
          </table:table-cell>
          <table:table-cell table:style-name="ce2" office:value-type="currency" office:currency="CAD" office:value="1.05">
            <text:p>$1.05</text:p>
          </table:table-cell>
          <table:table-cell table:style-name="ce1" office:value-type="float" office:value="8579744">
            <text:p>8579744</text:p>
          </table:table-cell>
          <table:table-cell table:number-columns-repeated="2" table:style-name="ce2" office:value-type="currency" office:currency="CAD" office:value="1.08">
            <text:p>$1.08</text:p>
          </table:table-cell>
          <table:table-cell table:style-name="ce2" office:value-type="currency" office:currency="CAD" office:value="1.05">
            <text:p>$1.05</text:p>
          </table:table-cell>
        </table:table-row>
        <table:table-row table:style-name="ro1">
          <table:table-cell table:style-name="ce1" office:value-type="string">
            <text:p>01/27/2020</text:p>
          </table:table-cell>
          <table:table-cell table:style-name="ce2" office:value-type="currency" office:currency="CAD" office:value="1.07">
            <text:p>$1.07</text:p>
          </table:table-cell>
          <table:table-cell table:style-name="ce1" office:value-type="float" office:value="8491216">
            <text:p>8491216</text:p>
          </table:table-cell>
          <table:table-cell table:style-name="ce2" office:value-type="currency" office:currency="CAD" office:value="1.05">
            <text:p>$1.05</text:p>
          </table:table-cell>
          <table:table-cell table:style-name="ce2" office:value-type="currency" office:currency="CAD" office:value="1.09">
            <text:p>$1.09</text:p>
          </table:table-cell>
          <table:table-cell table:style-name="ce2" office:value-type="currency" office:currency="CAD" office:value="1.04">
            <text:p>$1.04</text:p>
          </table:table-cell>
        </table:table-row>
        <table:table-row table:style-name="ro1">
          <table:table-cell table:style-name="ce1" office:value-type="string">
            <text:p>01/24/2020</text:p>
          </table:table-cell>
          <table:table-cell table:style-name="ce2" office:value-type="currency" office:currency="CAD" office:value="1.08">
            <text:p>$1.08</text:p>
          </table:table-cell>
          <table:table-cell table:style-name="ce1" office:value-type="float" office:value="16654788">
            <text:p>16654788</text:p>
          </table:table-cell>
          <table:table-cell table:number-columns-repeated="2" table:style-name="ce2" office:value-type="currency" office:currency="CAD" office:value="1.16">
            <text:p>$1.16</text:p>
          </table:table-cell>
          <table:table-cell table:style-name="ce2" office:value-type="currency" office:currency="CAD" office:value="1.06">
            <text:p>$1.06</text:p>
          </table:table-cell>
        </table:table-row>
        <table:table-row table:style-name="ro1">
          <table:table-cell table:style-name="ce1" office:value-type="string">
            <text:p>01/23/2020</text:p>
          </table:table-cell>
          <table:table-cell table:style-name="ce2" office:value-type="currency" office:currency="CAD" office:value="1.16">
            <text:p>$1.16</text:p>
          </table:table-cell>
          <table:table-cell table:style-name="ce1" office:value-type="float" office:value="7520856">
            <text:p>7520856</text:p>
          </table:table-cell>
          <table:table-cell table:style-name="ce2" office:value-type="currency" office:currency="CAD" office:value="1.14">
            <text:p>$1.14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1.12">
            <text:p>$1.12</text:p>
          </table:table-cell>
        </table:table-row>
        <table:table-row table:style-name="ro1">
          <table:table-cell table:style-name="ce1" office:value-type="string">
            <text:p>01/22/2020</text:p>
          </table:table-cell>
          <table:table-cell table:style-name="ce2" office:value-type="currency" office:currency="CAD" office:value="1.14">
            <text:p>$1.14</text:p>
          </table:table-cell>
          <table:table-cell table:style-name="ce1" office:value-type="float" office:value="10509944">
            <text:p>10509944</text:p>
          </table:table-cell>
          <table:table-cell table:style-name="ce2" office:value-type="currency" office:currency="CAD" office:value="1.14">
            <text:p>$1.14</text:p>
          </table:table-cell>
          <table:table-cell table:style-name="ce2" office:value-type="currency" office:currency="CAD" office:value="1.16">
            <text:p>$1.16</text:p>
          </table:table-cell>
          <table:table-cell table:style-name="ce2" office:value-type="currency" office:currency="CAD" office:value="1.12">
            <text:p>$1.12</text:p>
          </table:table-cell>
        </table:table-row>
        <table:table-row table:style-name="ro1">
          <table:table-cell table:style-name="ce1" office:value-type="string">
            <text:p>01/21/2020</text:p>
          </table:table-cell>
          <table:table-cell table:style-name="ce2" office:value-type="currency" office:currency="CAD" office:value="1.15">
            <text:p>$1.15</text:p>
          </table:table-cell>
          <table:table-cell table:style-name="ce1" office:value-type="float" office:value="14128548">
            <text:p>14128548</text:p>
          </table:table-cell>
          <table:table-cell table:number-columns-repeated="2" table:style-name="ce2" office:value-type="currency" office:currency="CAD" office:value="1.19">
            <text:p>$1.19</text:p>
          </table:table-cell>
          <table:table-cell table:style-name="ce2" office:value-type="currency" office:currency="CAD" office:value="1.14">
            <text:p>$1.14</text:p>
          </table:table-cell>
        </table:table-row>
        <table:table-row table:style-name="ro1">
          <table:table-cell table:style-name="ce1" office:value-type="string">
            <text:p>01/17/2020</text:p>
          </table:table-cell>
          <table:table-cell table:style-name="ce2" office:value-type="currency" office:currency="CAD" office:value="1.19">
            <text:p>$1.19</text:p>
          </table:table-cell>
          <table:table-cell table:style-name="ce1" office:value-type="float" office:value="16078096">
            <text:p>16078096</text:p>
          </table:table-cell>
          <table:table-cell table:style-name="ce2" office:value-type="currency" office:currency="CAD" office:value="1.15">
            <text:p>$1.15</text:p>
          </table:table-cell>
          <table:table-cell table:style-name="ce2" office:value-type="currency" office:currency="CAD" office:value="1.19">
            <text:p>$1.19</text:p>
          </table:table-cell>
          <table:table-cell table:style-name="ce2" office:value-type="currency" office:currency="CAD" office:value="1.13">
            <text:p>$1.13</text:p>
          </table:table-cell>
        </table:table-row>
        <table:table-row table:style-name="ro1">
          <table:table-cell table:style-name="ce1" office:value-type="string">
            <text:p>01/16/2020</text:p>
          </table:table-cell>
          <table:table-cell table:style-name="ce2" office:value-type="currency" office:currency="CAD" office:value="1.16">
            <text:p>$1.16</text:p>
          </table:table-cell>
          <table:table-cell table:style-name="ce1" office:value-type="float" office:value="17148260">
            <text:p>17148260</text:p>
          </table:table-cell>
          <table:table-cell table:style-name="ce2" office:value-type="currency" office:currency="CAD" office:value="1.15">
            <text:p>$1.15</text:p>
          </table:table-cell>
          <table:table-cell table:style-name="ce2" office:value-type="currency" office:currency="CAD" office:value="1.18">
            <text:p>$1.18</text:p>
          </table:table-cell>
          <table:table-cell table:style-name="ce2" office:value-type="currency" office:currency="CAD" office:value="1.13">
            <text:p>$1.13</text:p>
          </table:table-cell>
        </table:table-row>
        <table:table-row table:style-name="ro1">
          <table:table-cell table:style-name="ce1" office:value-type="string">
            <text:p>01/15/2020</text:p>
          </table:table-cell>
          <table:table-cell table:style-name="ce2" office:value-type="currency" office:currency="CAD" office:value="1.15">
            <text:p>$1.15</text:p>
          </table:table-cell>
          <table:table-cell table:style-name="ce1" office:value-type="float" office:value="19924464">
            <text:p>19924464</text:p>
          </table:table-cell>
          <table:table-cell table:style-name="ce2" office:value-type="currency" office:currency="CAD" office:value="1.17">
            <text:p>$1.17</text:p>
          </table:table-cell>
          <table:table-cell table:style-name="ce2" office:value-type="currency" office:currency="CAD" office:value="1.18">
            <text:p>$1.18</text:p>
          </table:table-cell>
          <table:table-cell table:style-name="ce2" office:value-type="currency" office:currency="CAD" office:value="1.14">
            <text:p>$1.14</text:p>
          </table:table-cell>
        </table:table-row>
        <table:table-row table:style-name="ro1">
          <table:table-cell table:style-name="ce1" office:value-type="string">
            <text:p>01/14/2020</text:p>
          </table:table-cell>
          <table:table-cell table:style-name="ce2" office:value-type="currency" office:currency="CAD" office:value="1.18">
            <text:p>$1.18</text:p>
          </table:table-cell>
          <table:table-cell table:style-name="ce1" office:value-type="float" office:value="50250280">
            <text:p>50250280</text:p>
          </table:table-cell>
          <table:table-cell table:style-name="ce2" office:value-type="currency" office:currency="CAD" office:value="1.2">
            <text:p>$1.20</text:p>
          </table:table-cell>
          <table:table-cell table:style-name="ce2" office:value-type="currency" office:currency="CAD" office:value="1.25">
            <text:p>$1.25</text:p>
          </table:table-cell>
          <table:table-cell table:style-name="ce2" office:value-type="currency" office:currency="CAD" office:value="1.13">
            <text:p>$1.13</text:p>
          </table:table-cell>
        </table:table-row>
        <table:table-row table:style-name="ro1">
          <table:table-cell table:style-name="ce1" office:value-type="string">
            <text:p>01/13/2020</text:p>
          </table:table-cell>
          <table:table-cell table:style-name="ce2" office:value-type="currency" office:currency="CAD" office:value="1.36">
            <text:p>$1.36</text:p>
          </table:table-cell>
          <table:table-cell table:style-name="ce1" office:value-type="float" office:value="14536056">
            <text:p>14536056</text:p>
          </table:table-cell>
          <table:table-cell table:style-name="ce2" office:value-type="currency" office:currency="CAD" office:value="1.36">
            <text:p>$1.36</text:p>
          </table:table-cell>
          <table:table-cell table:style-name="ce2" office:value-type="currency" office:currency="CAD" office:value="1.4">
            <text:p>$1.40</text:p>
          </table:table-cell>
          <table:table-cell table:style-name="ce2" office:value-type="currency" office:currency="CAD" office:value="1.33">
            <text:p>$1.33</text:p>
          </table:table-cell>
        </table:table-row>
        <table:table-row table:style-name="ro1">
          <table:table-cell table:style-name="ce1" office:value-type="string">
            <text:p>01/10/2020</text:p>
          </table:table-cell>
          <table:table-cell table:style-name="ce2" office:value-type="currency" office:currency="CAD" office:value="1.36">
            <text:p>$1.36</text:p>
          </table:table-cell>
          <table:table-cell table:style-name="ce1" office:value-type="float" office:value="11125648">
            <text:p>11125648</text:p>
          </table:table-cell>
          <table:table-cell table:style-name="ce2" office:value-type="currency" office:currency="CAD" office:value="1.39">
            <text:p>$1.39</text:p>
          </table:table-cell>
          <table:table-cell table:style-name="ce2" office:value-type="currency" office:currency="CAD" office:value="1.4">
            <text:p>$1.40</text:p>
          </table:table-cell>
          <table:table-cell table:style-name="ce2" office:value-type="currency" office:currency="CAD" office:value="1.35">
            <text:p>$1.35</text:p>
          </table:table-cell>
        </table:table-row>
        <table:table-row table:style-name="ro1">
          <table:table-cell table:style-name="ce1" office:value-type="string">
            <text:p>01/09/2020</text:p>
          </table:table-cell>
          <table:table-cell table:style-name="ce2" office:value-type="currency" office:currency="CAD" office:value="1.39">
            <text:p>$1.39</text:p>
          </table:table-cell>
          <table:table-cell table:style-name="ce1" office:value-type="float" office:value="10572204">
            <text:p>10572204</text:p>
          </table:table-cell>
          <table:table-cell table:number-columns-repeated="2" table:style-name="ce2" office:value-type="currency" office:currency="CAD" office:value="1.46">
            <text:p>$1.46</text:p>
          </table:table-cell>
          <table:table-cell table:style-name="ce2" office:value-type="currency" office:currency="CAD" office:value="1.37">
            <text:p>$1.37</text:p>
          </table:table-cell>
        </table:table-row>
        <table:table-row table:style-name="ro1">
          <table:table-cell table:style-name="ce1" office:value-type="string">
            <text:p>01/08/2020</text:p>
          </table:table-cell>
          <table:table-cell table:style-name="ce2" office:value-type="currency" office:currency="CAD" office:value="1.43">
            <text:p>$1.43</text:p>
          </table:table-cell>
          <table:table-cell table:style-name="ce1" office:value-type="float" office:value="22517780">
            <text:p>22517780</text:p>
          </table:table-cell>
          <table:table-cell table:style-name="ce2" office:value-type="currency" office:currency="CAD" office:value="1.37">
            <text:p>$1.37</text:p>
          </table:table-cell>
          <table:table-cell table:style-name="ce2" office:value-type="currency" office:currency="CAD" office:value="1.46">
            <text:p>$1.46</text:p>
          </table:table-cell>
          <table:table-cell table:style-name="ce2" office:value-type="currency" office:currency="CAD" office:value="1.35">
            <text:p>$1.35</text:p>
          </table:table-cell>
        </table:table-row>
        <table:table-row table:style-name="ro1">
          <table:table-cell table:style-name="ce1" office:value-type="string">
            <text:p>01/07/2020</text:p>
          </table:table-cell>
          <table:table-cell table:style-name="ce2" office:value-type="currency" office:currency="CAD" office:value="1.38">
            <text:p>$1.38</text:p>
          </table:table-cell>
          <table:table-cell table:style-name="ce1" office:value-type="float" office:value="20942076">
            <text:p>20942076</text:p>
          </table:table-cell>
          <table:table-cell table:style-name="ce2" office:value-type="currency" office:currency="CAD" office:value="1.44">
            <text:p>$1.44</text:p>
          </table:table-cell>
          <table:table-cell table:style-name="ce2" office:value-type="currency" office:currency="CAD" office:value="1.46">
            <text:p>$1.46</text:p>
          </table:table-cell>
          <table:table-cell table:style-name="ce2" office:value-type="currency" office:currency="CAD" office:value="1.36">
            <text:p>$1.36</text:p>
          </table:table-cell>
        </table:table-row>
        <table:table-row table:style-name="ro1">
          <table:table-cell table:style-name="ce1" office:value-type="string">
            <text:p>01/06/2020</text:p>
          </table:table-cell>
          <table:table-cell table:style-name="ce2" office:value-type="currency" office:currency="CAD" office:value="1.46">
            <text:p>$1.46</text:p>
          </table:table-cell>
          <table:table-cell table:style-name="ce1" office:value-type="float" office:value="13579108">
            <text:p>13579108</text:p>
          </table:table-cell>
          <table:table-cell table:style-name="ce2" office:value-type="currency" office:currency="CAD" office:value="1.45">
            <text:p>$1.45</text:p>
          </table:table-cell>
          <table:table-cell table:style-name="ce2" office:value-type="currency" office:currency="CAD" office:value="1.48">
            <text:p>$1.48</text:p>
          </table:table-cell>
          <table:table-cell table:style-name="ce2" office:value-type="currency" office:currency="CAD" office:value="1.4">
            <text:p>$1.40</text:p>
          </table:table-cell>
        </table:table-row>
        <table:table-row table:style-name="ro1">
          <table:table-cell table:style-name="ce1" office:value-type="string">
            <text:p>01/03/2020</text:p>
          </table:table-cell>
          <table:table-cell table:style-name="ce2" office:value-type="currency" office:currency="CAD" office:value="1.47">
            <text:p>$1.47</text:p>
          </table:table-cell>
          <table:table-cell table:style-name="ce1" office:value-type="float" office:value="14203844">
            <text:p>14203844</text:p>
          </table:table-cell>
          <table:table-cell table:style-name="ce2" office:value-type="currency" office:currency="CAD" office:value="1.55">
            <text:p>$1.55</text:p>
          </table:table-cell>
          <table:table-cell table:style-name="ce2" office:value-type="currency" office:currency="CAD" office:value="1.56">
            <text:p>$1.56</text:p>
          </table:table-cell>
          <table:table-cell table:style-name="ce2" office:value-type="currency" office:currency="CAD" office:value="1.46">
            <text:p>$1.46</text:p>
          </table:table-cell>
        </table:table-row>
        <table:table-row table:style-name="ro1">
          <table:table-cell table:style-name="ce1" office:value-type="string">
            <text:p>01/02/2020</text:p>
          </table:table-cell>
          <table:table-cell table:style-name="ce2" office:value-type="currency" office:currency="CAD" office:value="1.58">
            <text:p>$1.58</text:p>
          </table:table-cell>
          <table:table-cell table:style-name="ce1" office:value-type="float" office:value="17723000">
            <text:p>17723000</text:p>
          </table:table-cell>
          <table:table-cell table:style-name="ce2" office:value-type="currency" office:currency="CAD" office:value="1.54">
            <text:p>$1.54</text:p>
          </table:table-cell>
          <table:table-cell table:style-name="ce2" office:value-type="currency" office:currency="CAD" office:value="1.62">
            <text:p>$1.62</text:p>
          </table:table-cell>
          <table:table-cell table:style-name="ce2" office:value-type="currency" office:currency="CAD" office:value="1.52">
            <text:p>$1.52</text:p>
          </table:table-cell>
        </table:table-row>
        <table:table-row table:style-name="ro1">
          <table:table-cell office:value-type="string">
            <text:p>12/31/2019</text:p>
          </table:table-cell>
          <table:table-cell office:value-type="string">
            <text:p>$1.52</text:p>
          </table:table-cell>
          <table:table-cell office:value-type="float" office:value="17290440">
            <text:p>17290440</text:p>
          </table:table-cell>
          <table:table-cell office:value-type="string">
            <text:p>$1.52</text:p>
          </table:table-cell>
          <table:table-cell office:value-type="string">
            <text:p>$1.60</text:p>
          </table:table-cell>
          <table:table-cell office:value-type="string">
            <text:p>$1.50</text:p>
          </table:table-cell>
        </table:table-row>
        <table:table-row table:style-name="ro1">
          <table:table-cell office:value-type="string">
            <text:p>12/30/2019</text:p>
          </table:table-cell>
          <table:table-cell office:value-type="string">
            <text:p>$1.53</text:p>
          </table:table-cell>
          <table:table-cell office:value-type="float" office:value="17929392">
            <text:p>17929392</text:p>
          </table:table-cell>
          <table:table-cell office:value-type="string">
            <text:p>$1.47</text:p>
          </table:table-cell>
          <table:table-cell office:value-type="string">
            <text:p>$1.56</text:p>
          </table:table-cell>
          <table:table-cell office:value-type="string">
            <text:p>$1.44</text:p>
          </table:table-cell>
        </table:table-row>
        <table:table-row table:style-name="ro1">
          <table:table-cell office:value-type="string">
            <text:p>12/27/2019</text:p>
          </table:table-cell>
          <table:table-cell office:value-type="string">
            <text:p>$1.48</text:p>
          </table:table-cell>
          <table:table-cell office:value-type="float" office:value="44165160">
            <text:p>44165160</text:p>
          </table:table-cell>
          <table:table-cell office:value-type="string">
            <text:p>$1.36</text:p>
          </table:table-cell>
          <table:table-cell office:value-type="string">
            <text:p>$1.50</text:p>
          </table:table-cell>
          <table:table-cell office:value-type="string">
            <text:p>$1.35</text:p>
          </table:table-cell>
        </table:table-row>
        <table:table-row table:style-name="ro1">
          <table:table-cell office:value-type="string">
            <text:p>12/26/2019</text:p>
          </table:table-cell>
          <table:table-cell office:value-type="string">
            <text:p>$1.35</text:p>
          </table:table-cell>
          <table:table-cell office:value-type="float" office:value="17064612">
            <text:p>17064612</text:p>
          </table:table-cell>
          <table:table-cell office:value-type="string">
            <text:p>$1.37</text:p>
          </table:table-cell>
          <table:table-cell office:value-type="string">
            <text:p>$1.38</text:p>
          </table:table-cell>
          <table:table-cell office:value-type="string">
            <text:p>$1.31</text:p>
          </table:table-cell>
        </table:table-row>
        <table:table-row table:style-name="ro1">
          <table:table-cell office:value-type="string">
            <text:p>12/24/2019</text:p>
          </table:table-cell>
          <table:table-cell office:value-type="string">
            <text:p>$1.36</text:p>
          </table:table-cell>
          <table:table-cell office:value-type="float" office:value="13582040">
            <text:p>13582040</text:p>
          </table:table-cell>
          <table:table-cell office:value-type="string">
            <text:p>$1.41</text:p>
          </table:table-cell>
          <table:table-cell office:value-type="string">
            <text:p>$1.42</text:p>
          </table:table-cell>
          <table:table-cell office:value-type="string">
            <text:p>$1.36</text:p>
          </table:table-cell>
        </table:table-row>
        <table:table-row table:style-name="ro1">
          <table:table-cell office:value-type="string">
            <text:p>12/23/2019</text:p>
          </table:table-cell>
          <table:table-cell office:value-type="string">
            <text:p>$1.40</text:p>
          </table:table-cell>
          <table:table-cell office:value-type="float" office:value="25131632">
            <text:p>25131632</text:p>
          </table:table-cell>
          <table:table-cell office:value-type="string">
            <text:p>$1.51</text:p>
          </table:table-cell>
          <table:table-cell office:value-type="string">
            <text:p>$1.52</text:p>
          </table:table-cell>
          <table:table-cell office:value-type="string">
            <text:p>$1.39</text:p>
          </table:table-cell>
        </table:table-row>
        <table:table-row table:style-name="ro1">
          <table:table-cell office:value-type="string">
            <text:p>12/20/2019</text:p>
          </table:table-cell>
          <table:table-cell office:value-type="string">
            <text:p>$1.50</text:p>
          </table:table-cell>
          <table:table-cell office:value-type="float" office:value="21938516">
            <text:p>21938516</text:p>
          </table:table-cell>
          <table:table-cell office:value-type="string">
            <text:p>$1.52</text:p>
          </table:table-cell>
          <table:table-cell office:value-type="string">
            <text:p>$1.56</text:p>
          </table:table-cell>
          <table:table-cell office:value-type="string">
            <text:p>$1.49</text:p>
          </table:table-cell>
        </table:table-row>
        <table:table-row table:style-name="ro1">
          <table:table-cell office:value-type="string">
            <text:p>12/19/2019</text:p>
          </table:table-cell>
          <table:table-cell office:value-type="string">
            <text:p>$1.52</text:p>
          </table:table-cell>
          <table:table-cell office:value-type="float" office:value="17807916">
            <text:p>17807916</text:p>
          </table:table-cell>
          <table:table-cell office:value-type="string">
            <text:p>$1.55</text:p>
          </table:table-cell>
          <table:table-cell office:value-type="string">
            <text:p>$1.56</text:p>
          </table:table-cell>
          <table:table-cell office:value-type="string">
            <text:p>$1.51</text:p>
          </table:table-cell>
        </table:table-row>
        <table:table-row table:style-name="ro1">
          <table:table-cell office:value-type="string">
            <text:p>12/18/2019</text:p>
          </table:table-cell>
          <table:table-cell office:value-type="string">
            <text:p>$1.54</text:p>
          </table:table-cell>
          <table:table-cell office:value-type="float" office:value="21062424">
            <text:p>21062424</text:p>
          </table:table-cell>
          <table:table-cell office:value-type="string">
            <text:p>$1.52</text:p>
          </table:table-cell>
          <table:table-cell office:value-type="string">
            <text:p>$1.57</text:p>
          </table:table-cell>
          <table:table-cell office:value-type="string">
            <text:p>$1.48</text:p>
          </table:table-cell>
        </table:table-row>
        <table:table-row table:style-name="ro1">
          <table:table-cell office:value-type="string">
            <text:p>12/17/2019</text:p>
          </table:table-cell>
          <table:table-cell office:value-type="string">
            <text:p>$1.52</text:p>
          </table:table-cell>
          <table:table-cell office:value-type="float" office:value="16569336">
            <text:p>16569336</text:p>
          </table:table-cell>
          <table:table-cell office:value-type="string">
            <text:p>$1.38</text:p>
          </table:table-cell>
          <table:table-cell office:value-type="string">
            <text:p>$1.52</text:p>
          </table:table-cell>
          <table:table-cell office:value-type="string">
            <text:p>$1.37</text:p>
          </table:table-cell>
        </table:table-row>
        <table:table-row table:style-name="ro1">
          <table:table-cell office:value-type="string">
            <text:p>12/16/2019</text:p>
          </table:table-cell>
          <table:table-cell office:value-type="string">
            <text:p>$1.38</text:p>
          </table:table-cell>
          <table:table-cell office:value-type="float" office:value="17628824">
            <text:p>17628824</text:p>
          </table:table-cell>
          <table:table-cell office:value-type="string">
            <text:p>$1.35</text:p>
          </table:table-cell>
          <table:table-cell office:value-type="string">
            <text:p>$1.40</text:p>
          </table:table-cell>
          <table:table-cell office:value-type="string">
            <text:p>$1.35</text:p>
          </table:table-cell>
        </table:table-row>
        <table:table-row table:style-name="ro1">
          <table:table-cell office:value-type="string">
            <text:p>12/13/2019</text:p>
          </table:table-cell>
          <table:table-cell office:value-type="string">
            <text:p>$1.36</text:p>
          </table:table-cell>
          <table:table-cell office:value-type="float" office:value="21756332">
            <text:p>21756332</text:p>
          </table:table-cell>
          <table:table-cell office:value-type="string">
            <text:p>$1.37</text:p>
          </table:table-cell>
          <table:table-cell office:value-type="string">
            <text:p>$1.41</text:p>
          </table:table-cell>
          <table:table-cell office:value-type="string">
            <text:p>$1.31</text:p>
          </table:table-cell>
        </table:table-row>
        <table:table-row table:style-name="ro1">
          <table:table-cell office:value-type="string">
            <text:p>12/12/2019</text:p>
          </table:table-cell>
          <table:table-cell office:value-type="string">
            <text:p>$1.40</text:p>
          </table:table-cell>
          <table:table-cell office:value-type="float" office:value="25549496">
            <text:p>25549496</text:p>
          </table:table-cell>
          <table:table-cell office:value-type="string">
            <text:p>$1.37</text:p>
          </table:table-cell>
          <table:table-cell office:value-type="string">
            <text:p>$1.43</text:p>
          </table:table-cell>
          <table:table-cell office:value-type="string">
            <text:p>$1.35</text:p>
          </table:table-cell>
        </table:table-row>
        <table:table-row table:style-name="ro1">
          <table:table-cell office:value-type="string">
            <text:p>12/11/2019</text:p>
          </table:table-cell>
          <table:table-cell office:value-type="string">
            <text:p>$1.38</text:p>
          </table:table-cell>
          <table:table-cell office:value-type="float" office:value="78155640">
            <text:p>78155640</text:p>
          </table:table-cell>
          <table:table-cell office:value-type="string">
            <text:p>$1.31</text:p>
          </table:table-cell>
          <table:table-cell office:value-type="string">
            <text:p>$1.45</text:p>
          </table:table-cell>
          <table:table-cell office:value-type="string">
            <text:p>$1.30</text:p>
          </table:table-cell>
        </table:table-row>
        <table:table-row table:style-name="ro1">
          <table:table-cell office:value-type="string">
            <text:p>12/10/2019</text:p>
          </table:table-cell>
          <table:table-cell office:value-type="string">
            <text:p>$1.63</text:p>
          </table:table-cell>
          <table:table-cell office:value-type="float" office:value="38875396">
            <text:p>38875396</text:p>
          </table:table-cell>
          <table:table-cell office:value-type="string">
            <text:p>$1.57</text:p>
          </table:table-cell>
          <table:table-cell office:value-type="string">
            <text:p>$1.64</text:p>
          </table:table-cell>
          <table:table-cell office:value-type="string">
            <text:p>$1.53</text:p>
          </table:table-cell>
        </table:table-row>
        <table:table-row table:style-name="ro1">
          <table:table-cell office:value-type="string">
            <text:p>12/09/2019</text:p>
          </table:table-cell>
          <table:table-cell office:value-type="string">
            <text:p>$1.58</text:p>
          </table:table-cell>
          <table:table-cell office:value-type="float" office:value="25406232">
            <text:p>25406232</text:p>
          </table:table-cell>
          <table:table-cell office:value-type="string">
            <text:p>$1.66</text:p>
          </table:table-cell>
          <table:table-cell office:value-type="string">
            <text:p>$1.73</text:p>
          </table:table-cell>
          <table:table-cell office:value-type="string">
            <text:p>$1.55</text:p>
          </table:table-cell>
        </table:table-row>
        <table:table-row table:style-name="ro1">
          <table:table-cell office:value-type="string">
            <text:p>12/06/2019</text:p>
          </table:table-cell>
          <table:table-cell office:value-type="string">
            <text:p>$1.67</text:p>
          </table:table-cell>
          <table:table-cell office:value-type="float" office:value="19029552">
            <text:p>19029552</text:p>
          </table:table-cell>
          <table:table-cell office:value-type="string">
            <text:p>$1.60</text:p>
          </table:table-cell>
          <table:table-cell office:value-type="string">
            <text:p>$1.67</text:p>
          </table:table-cell>
          <table:table-cell office:value-type="string">
            <text:p>$1.60</text:p>
          </table:table-cell>
        </table:table-row>
        <table:table-row table:style-name="ro1">
          <table:table-cell office:value-type="string">
            <text:p>12/05/2019</text:p>
          </table:table-cell>
          <table:table-cell office:value-type="string">
            <text:p>$1.60</text:p>
          </table:table-cell>
          <table:table-cell office:value-type="float" office:value="17525652">
            <text:p>17525652</text:p>
          </table:table-cell>
          <table:table-cell office:value-type="string">
            <text:p>$1.58</text:p>
          </table:table-cell>
          <table:table-cell office:value-type="string">
            <text:p>$1.63</text:p>
          </table:table-cell>
          <table:table-cell office:value-type="string">
            <text:p>$1.56</text:p>
          </table:table-cell>
        </table:table-row>
        <table:table-row table:style-name="ro1">
          <table:table-cell office:value-type="string">
            <text:p>12/04/2019</text:p>
          </table:table-cell>
          <table:table-cell office:value-type="string">
            <text:p>$1.61</text:p>
          </table:table-cell>
          <table:table-cell office:value-type="float" office:value="11489940">
            <text:p>11489940</text:p>
          </table:table-cell>
          <table:table-cell office:value-type="string">
            <text:p>$1.54</text:p>
          </table:table-cell>
          <table:table-cell office:value-type="string">
            <text:p>$1.62</text:p>
          </table:table-cell>
          <table:table-cell office:value-type="string">
            <text:p>$1.53</text:p>
          </table:table-cell>
        </table:table-row>
        <table:table-row table:style-name="ro1">
          <table:table-cell office:value-type="string">
            <text:p>12/03/2019</text:p>
          </table:table-cell>
          <table:table-cell office:value-type="string">
            <text:p>$1.53</text:p>
          </table:table-cell>
          <table:table-cell office:value-type="float" office:value="8864792">
            <text:p>8864792</text:p>
          </table:table-cell>
          <table:table-cell office:value-type="string">
            <text:p>$1.51</text:p>
          </table:table-cell>
          <table:table-cell office:value-type="string">
            <text:p>$1.55</text:p>
          </table:table-cell>
          <table:table-cell office:value-type="string">
            <text:p>$1.48</text:p>
          </table:table-cell>
        </table:table-row>
        <table:table-row table:style-name="ro1">
          <table:table-cell office:value-type="string">
            <text:p>12/02/2019</text:p>
          </table:table-cell>
          <table:table-cell office:value-type="string">
            <text:p>$1.54</text:p>
          </table:table-cell>
          <table:table-cell office:value-type="float" office:value="8242504">
            <text:p>8242504</text:p>
          </table:table-cell>
          <table:table-cell office:value-type="string">
            <text:p>$1.59</text:p>
          </table:table-cell>
          <table:table-cell office:value-type="string">
            <text:p>$1.62</text:p>
          </table:table-cell>
          <table:table-cell office:value-type="string">
            <text:p>$1.52</text:p>
          </table:table-cell>
        </table:table-row>
        <table:table-row table:style-name="ro1">
          <table:table-cell office:value-type="string">
            <text:p>11/29/2019</text:p>
          </table:table-cell>
          <table:table-cell office:value-type="string">
            <text:p>$1.59</text:p>
          </table:table-cell>
          <table:table-cell office:value-type="float" office:value="5475932">
            <text:p>5475932</text:p>
          </table:table-cell>
          <table:table-cell office:value-type="string">
            <text:p>$1.58</text:p>
          </table:table-cell>
          <table:table-cell office:value-type="string">
            <text:p>$1.60</text:p>
          </table:table-cell>
          <table:table-cell office:value-type="string">
            <text:p>$1.56</text:p>
          </table:table-cell>
        </table:table-row>
        <table:table-row table:style-name="ro1">
          <table:table-cell office:value-type="string">
            <text:p>11/27/2019</text:p>
          </table:table-cell>
          <table:table-cell office:value-type="string">
            <text:p>$1.59</text:p>
          </table:table-cell>
          <table:table-cell office:value-type="float" office:value="12124616">
            <text:p>12124616</text:p>
          </table:table-cell>
          <table:table-cell office:value-type="string">
            <text:p>$1.53</text:p>
          </table:table-cell>
          <table:table-cell office:value-type="string">
            <text:p>$1.60</text:p>
          </table:table-cell>
          <table:table-cell office:value-type="string">
            <text:p>$1.51</text:p>
          </table:table-cell>
        </table:table-row>
        <table:table-row table:style-name="ro1">
          <table:table-cell office:value-type="string">
            <text:p>11/26/2019</text:p>
          </table:table-cell>
          <table:table-cell office:value-type="string">
            <text:p>$1.53</text:p>
          </table:table-cell>
          <table:table-cell office:value-type="float" office:value="10602756">
            <text:p>10602756</text:p>
          </table:table-cell>
          <table:table-cell office:value-type="string">
            <text:p>$1.51</text:p>
          </table:table-cell>
          <table:table-cell office:value-type="string">
            <text:p>$1.57</text:p>
          </table:table-cell>
          <table:table-cell office:value-type="string">
            <text:p>$1.50</text:p>
          </table:table-cell>
        </table:table-row>
        <table:table-row table:style-name="ro1">
          <table:table-cell office:value-type="string">
            <text:p>11/25/2019</text:p>
          </table:table-cell>
          <table:table-cell office:value-type="string">
            <text:p>$1.51</text:p>
          </table:table-cell>
          <table:table-cell office:value-type="float" office:value="10979552">
            <text:p>10979552</text:p>
          </table:table-cell>
          <table:table-cell office:value-type="string">
            <text:p>$1.42</text:p>
          </table:table-cell>
          <table:table-cell office:value-type="string">
            <text:p>$1.52</text:p>
          </table:table-cell>
          <table:table-cell office:value-type="string">
            <text:p>$1.41</text:p>
          </table:table-cell>
        </table:table-row>
        <table:table-row table:style-name="ro1">
          <table:table-cell office:value-type="string">
            <text:p>11/22/2019</text:p>
          </table:table-cell>
          <table:table-cell office:value-type="string">
            <text:p>$1.42</text:p>
          </table:table-cell>
          <table:table-cell office:value-type="float" office:value="13976200">
            <text:p>13976200</text:p>
          </table:table-cell>
          <table:table-cell office:value-type="string">
            <text:p>$1.40</text:p>
          </table:table-cell>
          <table:table-cell office:value-type="string">
            <text:p>$1.46</text:p>
          </table:table-cell>
          <table:table-cell office:value-type="string">
            <text:p>$1.38</text:p>
          </table:table-cell>
        </table:table-row>
        <table:table-row table:style-name="ro1">
          <table:table-cell office:value-type="string">
            <text:p>11/21/2019</text:p>
          </table:table-cell>
          <table:table-cell office:value-type="string">
            <text:p>$1.38</text:p>
          </table:table-cell>
          <table:table-cell office:value-type="float" office:value="11136084">
            <text:p>11136084</text:p>
          </table:table-cell>
          <table:table-cell office:value-type="string">
            <text:p>$1.37</text:p>
          </table:table-cell>
          <table:table-cell office:value-type="string">
            <text:p>$1.40</text:p>
          </table:table-cell>
          <table:table-cell office:value-type="string">
            <text:p>$1.34</text:p>
          </table:table-cell>
        </table:table-row>
        <table:table-row table:style-name="ro1">
          <table:table-cell office:value-type="string">
            <text:p>11/20/2019</text:p>
          </table:table-cell>
          <table:table-cell office:value-type="string">
            <text:p>$1.37</text:p>
          </table:table-cell>
          <table:table-cell office:value-type="float" office:value="10666788">
            <text:p>10666788</text:p>
          </table:table-cell>
          <table:table-cell table:number-columns-repeated="2" office:value-type="string">
            <text:p>$1.39</text:p>
          </table:table-cell>
          <table:table-cell office:value-type="string">
            <text:p>$1.34</text:p>
          </table:table-cell>
        </table:table-row>
        <table:table-row table:style-name="ro1">
          <table:table-cell office:value-type="string">
            <text:p>11/19/2019</text:p>
          </table:table-cell>
          <table:table-cell office:value-type="string">
            <text:p>$1.38</text:p>
          </table:table-cell>
          <table:table-cell office:value-type="float" office:value="13442192">
            <text:p>13442192</text:p>
          </table:table-cell>
          <table:table-cell office:value-type="string">
            <text:p>$1.39</text:p>
          </table:table-cell>
          <table:table-cell office:value-type="string">
            <text:p>$1.42</text:p>
          </table:table-cell>
          <table:table-cell office:value-type="string">
            <text:p>$1.36</text:p>
          </table:table-cell>
        </table:table-row>
        <table:table-row table:style-name="ro1">
          <table:table-cell office:value-type="string">
            <text:p>11/18/2019</text:p>
          </table:table-cell>
          <table:table-cell office:value-type="string">
            <text:p>$1.41</text:p>
          </table:table-cell>
          <table:table-cell office:value-type="float" office:value="11983576">
            <text:p>11983576</text:p>
          </table:table-cell>
          <table:table-cell table:number-columns-repeated="2" office:value-type="string">
            <text:p>$1.46</text:p>
          </table:table-cell>
          <table:table-cell office:value-type="string">
            <text:p>$1.40</text:p>
          </table:table-cell>
        </table:table-row>
        <table:table-row table:style-name="ro1">
          <table:table-cell office:value-type="string">
            <text:p>11/15/2019</text:p>
          </table:table-cell>
          <table:table-cell office:value-type="string">
            <text:p>$1.47</text:p>
          </table:table-cell>
          <table:table-cell office:value-type="float" office:value="8664204">
            <text:p>8664204</text:p>
          </table:table-cell>
          <table:table-cell table:number-columns-repeated="2" office:value-type="string">
            <text:p>$1.50</text:p>
          </table:table-cell>
          <table:table-cell office:value-type="string">
            <text:p>$1.46</text:p>
          </table:table-cell>
        </table:table-row>
        <table:table-row table:style-name="ro1">
          <table:table-cell office:value-type="string">
            <text:p>11/14/2019</text:p>
          </table:table-cell>
          <table:table-cell office:value-type="string">
            <text:p>$1.50</text:p>
          </table:table-cell>
          <table:table-cell office:value-type="float" office:value="6834940">
            <text:p>6834940</text:p>
          </table:table-cell>
          <table:table-cell office:value-type="string">
            <text:p>$1.49</text:p>
          </table:table-cell>
          <table:table-cell office:value-type="string">
            <text:p>$1.53</text:p>
          </table:table-cell>
          <table:table-cell office:value-type="string">
            <text:p>$1.48</text:p>
          </table:table-cell>
        </table:table-row>
        <table:table-row table:style-name="ro1">
          <table:table-cell office:value-type="string">
            <text:p>11/13/2019</text:p>
          </table:table-cell>
          <table:table-cell office:value-type="string">
            <text:p>$1.49</text:p>
          </table:table-cell>
          <table:table-cell office:value-type="float" office:value="6135676">
            <text:p>6135676</text:p>
          </table:table-cell>
          <table:table-cell office:value-type="string">
            <text:p>$1.48</text:p>
          </table:table-cell>
          <table:table-cell office:value-type="string">
            <text:p>$1.49</text:p>
          </table:table-cell>
          <table:table-cell office:value-type="string">
            <text:p>$1.45</text:p>
          </table:table-cell>
        </table:table-row>
        <table:table-row table:style-name="ro1">
          <table:table-cell office:value-type="string">
            <text:p>11/12/2019</text:p>
          </table:table-cell>
          <table:table-cell office:value-type="string">
            <text:p>$1.48</text:p>
          </table:table-cell>
          <table:table-cell office:value-type="float" office:value="7337940">
            <text:p>7337940</text:p>
          </table:table-cell>
          <table:table-cell office:value-type="string">
            <text:p>$1.51</text:p>
          </table:table-cell>
          <table:table-cell office:value-type="string">
            <text:p>$1.52</text:p>
          </table:table-cell>
          <table:table-cell office:value-type="string">
            <text:p>$1.47</text:p>
          </table:table-cell>
        </table:table-row>
        <table:table-row table:style-name="ro1">
          <table:table-cell office:value-type="string">
            <text:p>11/11/2019</text:p>
          </table:table-cell>
          <table:table-cell office:value-type="string">
            <text:p>$1.51</text:p>
          </table:table-cell>
          <table:table-cell office:value-type="float" office:value="12437828">
            <text:p>12437828</text:p>
          </table:table-cell>
          <table:table-cell office:value-type="string">
            <text:p>$1.51</text:p>
          </table:table-cell>
          <table:table-cell office:value-type="string">
            <text:p>$1.52</text:p>
          </table:table-cell>
          <table:table-cell office:value-type="string">
            <text:p>$1.44</text:p>
          </table:table-cell>
        </table:table-row>
        <table:table-row table:style-name="ro1">
          <table:table-cell office:value-type="string">
            <text:p>11/08/2019</text:p>
          </table:table-cell>
          <table:table-cell office:value-type="string">
            <text:p>$1.52</text:p>
          </table:table-cell>
          <table:table-cell office:value-type="float" office:value="7874880">
            <text:p>7874880</text:p>
          </table:table-cell>
          <table:table-cell office:value-type="string">
            <text:p>$1.54</text:p>
          </table:table-cell>
          <table:table-cell office:value-type="string">
            <text:p>$1.57</text:p>
          </table:table-cell>
          <table:table-cell office:value-type="string">
            <text:p>$1.51</text:p>
          </table:table-cell>
        </table:table-row>
        <table:table-row table:style-name="ro1">
          <table:table-cell office:value-type="string">
            <text:p>11/07/2019</text:p>
          </table:table-cell>
          <table:table-cell office:value-type="string">
            <text:p>$1.56</text:p>
          </table:table-cell>
          <table:table-cell office:value-type="float" office:value="12517132">
            <text:p>12517132</text:p>
          </table:table-cell>
          <table:table-cell office:value-type="string">
            <text:p>$1.55</text:p>
          </table:table-cell>
          <table:table-cell office:value-type="string">
            <text:p>$1.58</text:p>
          </table:table-cell>
          <table:table-cell office:value-type="string">
            <text:p>$1.51</text:p>
          </table:table-cell>
        </table:table-row>
        <table:table-row table:style-name="ro1">
          <table:table-cell office:value-type="string">
            <text:p>11/06/2019</text:p>
          </table:table-cell>
          <table:table-cell office:value-type="string">
            <text:p>$1.52</text:p>
          </table:table-cell>
          <table:table-cell office:value-type="float" office:value="16513168">
            <text:p>16513168</text:p>
          </table:table-cell>
          <table:table-cell office:value-type="string">
            <text:p>$1.48</text:p>
          </table:table-cell>
          <table:table-cell office:value-type="string">
            <text:p>$1.55</text:p>
          </table:table-cell>
          <table:table-cell office:value-type="string">
            <text:p>$1.46</text:p>
          </table:table-cell>
        </table:table-row>
        <table:table-row table:style-name="ro1">
          <table:table-cell office:value-type="string">
            <text:p>11/05/2019</text:p>
          </table:table-cell>
          <table:table-cell office:value-type="string">
            <text:p>$1.48</text:p>
          </table:table-cell>
          <table:table-cell office:value-type="float" office:value="13496484">
            <text:p>13496484</text:p>
          </table:table-cell>
          <table:table-cell office:value-type="string">
            <text:p>$1.47</text:p>
          </table:table-cell>
          <table:table-cell office:value-type="string">
            <text:p>$1.55</text:p>
          </table:table-cell>
          <table:table-cell office:value-type="string">
            <text:p>$1.47</text:p>
          </table:table-cell>
        </table:table-row>
        <table:table-row table:style-name="ro1">
          <table:table-cell office:value-type="string">
            <text:p>11/04/2019</text:p>
          </table:table-cell>
          <table:table-cell office:value-type="string">
            <text:p>$1.46</text:p>
          </table:table-cell>
          <table:table-cell office:value-type="float" office:value="14680196">
            <text:p>14680196</text:p>
          </table:table-cell>
          <table:table-cell office:value-type="string">
            <text:p>$1.48</text:p>
          </table:table-cell>
          <table:table-cell office:value-type="string">
            <text:p>$1.51</text:p>
          </table:table-cell>
          <table:table-cell office:value-type="string">
            <text:p>$1.44</text:p>
          </table:table-cell>
        </table:table-row>
        <table:table-row table:style-name="ro1">
          <table:table-cell office:value-type="string">
            <text:p>11/01/2019</text:p>
          </table:table-cell>
          <table:table-cell office:value-type="string">
            <text:p>$1.46</text:p>
          </table:table-cell>
          <table:table-cell office:value-type="float" office:value="20841420">
            <text:p>20841420</text:p>
          </table:table-cell>
          <table:table-cell office:value-type="string">
            <text:p>$1.36</text:p>
          </table:table-cell>
          <table:table-cell office:value-type="string">
            <text:p>$1.50</text:p>
          </table:table-cell>
          <table:table-cell office:value-type="string">
            <text:p>$1.36</text:p>
          </table:table-cell>
        </table:table-row>
        <table:table-row table:style-name="ro1">
          <table:table-cell office:value-type="string">
            <text:p>10/31/2019</text:p>
          </table:table-cell>
          <table:table-cell office:value-type="string">
            <text:p>$1.36</text:p>
          </table:table-cell>
          <table:table-cell office:value-type="float" office:value="17434288">
            <text:p>17434288</text:p>
          </table:table-cell>
          <table:table-cell office:value-type="string">
            <text:p>$1.41</text:p>
          </table:table-cell>
          <table:table-cell office:value-type="string">
            <text:p>$1.42</text:p>
          </table:table-cell>
          <table:table-cell office:value-type="string">
            <text:p>$1.33</text:p>
          </table:table-cell>
        </table:table-row>
        <table:table-row table:style-name="ro1">
          <table:table-cell office:value-type="string">
            <text:p>10/30/2019</text:p>
          </table:table-cell>
          <table:table-cell office:value-type="string">
            <text:p>$1.43</text:p>
          </table:table-cell>
          <table:table-cell office:value-type="float" office:value="14958172">
            <text:p>14958172</text:p>
          </table:table-cell>
          <table:table-cell office:value-type="string">
            <text:p>$1.44</text:p>
          </table:table-cell>
          <table:table-cell office:value-type="string">
            <text:p>$1.46</text:p>
          </table:table-cell>
          <table:table-cell office:value-type="string">
            <text:p>$1.38</text:p>
          </table:table-cell>
        </table:table-row>
        <table:table-row table:style-name="ro1">
          <table:table-cell office:value-type="string">
            <text:p>10/29/2019</text:p>
          </table:table-cell>
          <table:table-cell office:value-type="string">
            <text:p>$1.45</text:p>
          </table:table-cell>
          <table:table-cell office:value-type="float" office:value="15675112">
            <text:p>15675112</text:p>
          </table:table-cell>
          <table:table-cell office:value-type="string">
            <text:p>$1.55</text:p>
          </table:table-cell>
          <table:table-cell office:value-type="string">
            <text:p>$1.56</text:p>
          </table:table-cell>
          <table:table-cell office:value-type="string">
            <text:p>$1.45</text:p>
          </table:table-cell>
        </table:table-row>
        <table:table-row table:style-name="ro1">
          <table:table-cell office:value-type="string">
            <text:p>10/28/2019</text:p>
          </table:table-cell>
          <table:table-cell office:value-type="string">
            <text:p>$1.55</text:p>
          </table:table-cell>
          <table:table-cell office:value-type="float" office:value="11418976">
            <text:p>11418976</text:p>
          </table:table-cell>
          <table:table-cell office:value-type="string">
            <text:p>$1.60</text:p>
          </table:table-cell>
          <table:table-cell office:value-type="string">
            <text:p>$1.62</text:p>
          </table:table-cell>
          <table:table-cell office:value-type="string">
            <text:p>$1.54</text:p>
          </table:table-cell>
        </table:table-row>
        <table:table-row table:style-name="ro1">
          <table:table-cell office:value-type="string">
            <text:p>10/25/2019</text:p>
          </table:table-cell>
          <table:table-cell office:value-type="string">
            <text:p>$1.59</text:p>
          </table:table-cell>
          <table:table-cell office:value-type="float" office:value="10581660">
            <text:p>10581660</text:p>
          </table:table-cell>
          <table:table-cell office:value-type="string">
            <text:p>$1.58</text:p>
          </table:table-cell>
          <table:table-cell office:value-type="string">
            <text:p>$1.61</text:p>
          </table:table-cell>
          <table:table-cell office:value-type="string">
            <text:p>$1.56</text:p>
          </table:table-cell>
        </table:table-row>
        <table:table-row table:style-name="ro1">
          <table:table-cell office:value-type="string">
            <text:p>10/24/2019</text:p>
          </table:table-cell>
          <table:table-cell office:value-type="string">
            <text:p>$1.61</text:p>
          </table:table-cell>
          <table:table-cell office:value-type="float" office:value="17109496">
            <text:p>17109496</text:p>
          </table:table-cell>
          <table:table-cell office:value-type="string">
            <text:p>$1.63</text:p>
          </table:table-cell>
          <table:table-cell office:value-type="string">
            <text:p>$1.64</text:p>
          </table:table-cell>
          <table:table-cell office:value-type="string">
            <text:p>$1.51</text:p>
          </table:table-cell>
        </table:table-row>
        <table:table-row table:style-name="ro1">
          <table:table-cell office:value-type="string">
            <text:p>10/23/2019</text:p>
          </table:table-cell>
          <table:table-cell office:value-type="string">
            <text:p>$1.61</text:p>
          </table:table-cell>
          <table:table-cell office:value-type="float" office:value="16292568">
            <text:p>16292568</text:p>
          </table:table-cell>
          <table:table-cell office:value-type="string">
            <text:p>$1.58</text:p>
          </table:table-cell>
          <table:table-cell office:value-type="string">
            <text:p>$1.66</text:p>
          </table:table-cell>
          <table:table-cell office:value-type="string">
            <text:p>$1.56</text:p>
          </table:table-cell>
        </table:table-row>
        <table:table-row table:style-name="ro1">
          <table:table-cell office:value-type="string">
            <text:p>10/22/2019</text:p>
          </table:table-cell>
          <table:table-cell office:value-type="string">
            <text:p>$1.60</text:p>
          </table:table-cell>
          <table:table-cell office:value-type="float" office:value="16707328">
            <text:p>16707328</text:p>
          </table:table-cell>
          <table:table-cell office:value-type="string">
            <text:p>$1.48</text:p>
          </table:table-cell>
          <table:table-cell office:value-type="string">
            <text:p>$1.61</text:p>
          </table:table-cell>
          <table:table-cell office:value-type="string">
            <text:p>$1.48</text:p>
          </table:table-cell>
        </table:table-row>
        <table:table-row table:style-name="ro1">
          <table:table-cell office:value-type="string">
            <text:p>10/21/2019</text:p>
          </table:table-cell>
          <table:table-cell office:value-type="string">
            <text:p>$1.48</text:p>
          </table:table-cell>
          <table:table-cell office:value-type="float" office:value="14447612">
            <text:p>14447612</text:p>
          </table:table-cell>
          <table:table-cell office:value-type="string">
            <text:p>$1.50</text:p>
          </table:table-cell>
          <table:table-cell office:value-type="string">
            <text:p>$1.54</text:p>
          </table:table-cell>
          <table:table-cell office:value-type="string">
            <text:p>$1.46</text:p>
          </table:table-cell>
        </table:table-row>
        <table:table-row table:style-name="ro1">
          <table:table-cell office:value-type="string">
            <text:p>10/18/2019</text:p>
          </table:table-cell>
          <table:table-cell office:value-type="string">
            <text:p>$1.49</text:p>
          </table:table-cell>
          <table:table-cell office:value-type="float" office:value="12788432">
            <text:p>12788432</text:p>
          </table:table-cell>
          <table:table-cell table:number-columns-repeated="2" office:value-type="string">
            <text:p>$1.51</text:p>
          </table:table-cell>
          <table:table-cell office:value-type="string">
            <text:p>$1.44</text:p>
          </table:table-cell>
        </table:table-row>
        <table:table-row table:style-name="ro1">
          <table:table-cell office:value-type="string">
            <text:p>10/17/2019</text:p>
          </table:table-cell>
          <table:table-cell office:value-type="string">
            <text:p>$1.51</text:p>
          </table:table-cell>
          <table:table-cell office:value-type="float" office:value="14564452">
            <text:p>14564452</text:p>
          </table:table-cell>
          <table:table-cell office:value-type="string">
            <text:p>$1.47</text:p>
          </table:table-cell>
          <table:table-cell office:value-type="string">
            <text:p>$1.51</text:p>
          </table:table-cell>
          <table:table-cell office:value-type="string">
            <text:p>$1.45</text:p>
          </table:table-cell>
        </table:table-row>
        <table:table-row table:style-name="ro1">
          <table:table-cell office:value-type="string">
            <text:p>10/16/2019</text:p>
          </table:table-cell>
          <table:table-cell office:value-type="string">
            <text:p>$1.47</text:p>
          </table:table-cell>
          <table:table-cell office:value-type="float" office:value="15539152">
            <text:p>15539152</text:p>
          </table:table-cell>
          <table:table-cell office:value-type="string">
            <text:p>$1.40</text:p>
          </table:table-cell>
          <table:table-cell office:value-type="string">
            <text:p>$1.48</text:p>
          </table:table-cell>
          <table:table-cell office:value-type="string">
            <text:p>$1.40</text:p>
          </table:table-cell>
        </table:table-row>
        <table:table-row table:style-name="ro1">
          <table:table-cell office:value-type="string">
            <text:p>10/15/2019</text:p>
          </table:table-cell>
          <table:table-cell office:value-type="string">
            <text:p>$1.40</text:p>
          </table:table-cell>
          <table:table-cell office:value-type="float" office:value="25404476">
            <text:p>25404476</text:p>
          </table:table-cell>
          <table:table-cell office:value-type="string">
            <text:p>$1.40</text:p>
          </table:table-cell>
          <table:table-cell office:value-type="string">
            <text:p>$1.48</text:p>
          </table:table-cell>
          <table:table-cell office:value-type="string">
            <text:p>$1.40</text:p>
          </table:table-cell>
        </table:table-row>
        <table:table-row table:style-name="ro1">
          <table:table-cell office:value-type="string">
            <text:p>10/14/2019</text:p>
          </table:table-cell>
          <table:table-cell office:value-type="string">
            <text:p>$1.40</text:p>
          </table:table-cell>
          <table:table-cell office:value-type="float" office:value="21625244">
            <text:p>21625244</text:p>
          </table:table-cell>
          <table:table-cell office:value-type="string">
            <text:p>$1.33</text:p>
          </table:table-cell>
          <table:table-cell office:value-type="string">
            <text:p>$1.40</text:p>
          </table:table-cell>
          <table:table-cell office:value-type="string">
            <text:p>$1.31</text:p>
          </table:table-cell>
        </table:table-row>
        <table:table-row table:style-name="ro1">
          <table:table-cell office:value-type="string">
            <text:p>10/11/2019</text:p>
          </table:table-cell>
          <table:table-cell office:value-type="string">
            <text:p>$1.34</text:p>
          </table:table-cell>
          <table:table-cell office:value-type="float" office:value="23643352">
            <text:p>23643352</text:p>
          </table:table-cell>
          <table:table-cell office:value-type="string">
            <text:p>$1.29</text:p>
          </table:table-cell>
          <table:table-cell office:value-type="string">
            <text:p>$1.37</text:p>
          </table:table-cell>
          <table:table-cell office:value-type="string">
            <text:p>$1.29</text:p>
          </table:table-cell>
        </table:table-row>
        <table:table-row table:style-name="ro1">
          <table:table-cell office:value-type="string">
            <text:p>10/10/2019</text:p>
          </table:table-cell>
          <table:table-cell office:value-type="string">
            <text:p>$1.26</text:p>
          </table:table-cell>
          <table:table-cell office:value-type="float" office:value="21036908">
            <text:p>21036908</text:p>
          </table:table-cell>
          <table:table-cell office:value-type="string">
            <text:p>$1.26</text:p>
          </table:table-cell>
          <table:table-cell office:value-type="string">
            <text:p>$1.29</text:p>
          </table:table-cell>
          <table:table-cell office:value-type="string">
            <text:p>$1.24</text:p>
          </table:table-cell>
        </table:table-row>
        <table:table-row table:style-name="ro1">
          <table:table-cell office:value-type="string">
            <text:p>10/09/2019</text:p>
          </table:table-cell>
          <table:table-cell office:value-type="string">
            <text:p>$1.25</text:p>
          </table:table-cell>
          <table:table-cell office:value-type="float" office:value="23462368">
            <text:p>23462368</text:p>
          </table:table-cell>
          <table:table-cell office:value-type="string">
            <text:p>$1.31</text:p>
          </table:table-cell>
          <table:table-cell office:value-type="string">
            <text:p>$1.33</text:p>
          </table:table-cell>
          <table:table-cell office:value-type="string">
            <text:p>$1.24</text:p>
          </table:table-cell>
        </table:table-row>
        <table:table-row table:style-name="ro1">
          <table:table-cell office:value-type="string">
            <text:p>10/08/2019</text:p>
          </table:table-cell>
          <table:table-cell office:value-type="string">
            <text:p>$1.31</text:p>
          </table:table-cell>
          <table:table-cell office:value-type="float" office:value="19293640">
            <text:p>19293640</text:p>
          </table:table-cell>
          <table:table-cell table:number-columns-repeated="2" office:value-type="string">
            <text:p>$1.36</text:p>
          </table:table-cell>
          <table:table-cell office:value-type="string">
            <text:p>$1.29</text:p>
          </table:table-cell>
        </table:table-row>
        <table:table-row table:style-name="ro1">
          <table:table-cell office:value-type="string">
            <text:p>10/07/2019</text:p>
          </table:table-cell>
          <table:table-cell office:value-type="string">
            <text:p>$1.37</text:p>
          </table:table-cell>
          <table:table-cell office:value-type="float" office:value="17757904">
            <text:p>17757904</text:p>
          </table:table-cell>
          <table:table-cell office:value-type="string">
            <text:p>$1.37</text:p>
          </table:table-cell>
          <table:table-cell office:value-type="string">
            <text:p>$1.40</text:p>
          </table:table-cell>
          <table:table-cell office:value-type="string">
            <text:p>$1.35</text:p>
          </table:table-cell>
        </table:table-row>
        <table:table-row table:style-name="ro1">
          <table:table-cell office:value-type="string">
            <text:p>10/04/2019</text:p>
          </table:table-cell>
          <table:table-cell office:value-type="string">
            <text:p>$1.39</text:p>
          </table:table-cell>
          <table:table-cell office:value-type="float" office:value="16936828">
            <text:p>16936828</text:p>
          </table:table-cell>
          <table:table-cell office:value-type="string">
            <text:p>$1.36</text:p>
          </table:table-cell>
          <table:table-cell office:value-type="string">
            <text:p>$1.39</text:p>
          </table:table-cell>
          <table:table-cell office:value-type="string">
            <text:p>$1.34</text:p>
          </table:table-cell>
        </table:table-row>
        <table:table-row table:style-name="ro1">
          <table:table-cell office:value-type="string">
            <text:p>10/03/2019</text:p>
          </table:table-cell>
          <table:table-cell office:value-type="string">
            <text:p>$1.36</text:p>
          </table:table-cell>
          <table:table-cell office:value-type="float" office:value="17750272">
            <text:p>17750272</text:p>
          </table:table-cell>
          <table:table-cell office:value-type="string">
            <text:p>$1.33</text:p>
          </table:table-cell>
          <table:table-cell office:value-type="string">
            <text:p>$1.37</text:p>
          </table:table-cell>
          <table:table-cell office:value-type="string">
            <text:p>$1.31</text:p>
          </table:table-cell>
        </table:table-row>
        <table:table-row table:style-name="ro1">
          <table:table-cell office:value-type="string">
            <text:p>10/02/2019</text:p>
          </table:table-cell>
          <table:table-cell office:value-type="string">
            <text:p>$1.33</text:p>
          </table:table-cell>
          <table:table-cell office:value-type="float" office:value="33859952">
            <text:p>33859952</text:p>
          </table:table-cell>
          <table:table-cell table:number-columns-repeated="2" office:value-type="string">
            <text:p>$1.39</text:p>
          </table:table-cell>
          <table:table-cell office:value-type="string">
            <text:p>$1.31</text:p>
          </table:table-cell>
        </table:table-row>
        <table:table-row table:style-name="ro1">
          <table:table-cell office:value-type="string">
            <text:p>10/01/2019</text:p>
          </table:table-cell>
          <table:table-cell office:value-type="string">
            <text:p>$1.40</text:p>
          </table:table-cell>
          <table:table-cell office:value-type="float" office:value="26371796">
            <text:p>26371796</text:p>
          </table:table-cell>
          <table:table-cell office:value-type="string">
            <text:p>$1.41</text:p>
          </table:table-cell>
          <table:table-cell office:value-type="string">
            <text:p>$1.45</text:p>
          </table:table-cell>
          <table:table-cell office:value-type="string">
            <text:p>$1.37</text:p>
          </table:table-cell>
        </table:table-row>
        <table:table-row table:style-name="ro1">
          <table:table-cell office:value-type="string">
            <text:p>09/30/2019</text:p>
          </table:table-cell>
          <table:table-cell office:value-type="string">
            <text:p>$1.38</text:p>
          </table:table-cell>
          <table:table-cell office:value-type="float" office:value="37457980">
            <text:p>37457980</text:p>
          </table:table-cell>
          <table:table-cell office:value-type="string">
            <text:p>$1.36</text:p>
          </table:table-cell>
          <table:table-cell office:value-type="string">
            <text:p>$1.41</text:p>
          </table:table-cell>
          <table:table-cell office:value-type="string">
            <text:p>$1.35</text:p>
          </table:table-cell>
        </table:table-row>
        <table:table-row table:style-name="ro1">
          <table:table-cell office:value-type="string">
            <text:p>09/27/2019</text:p>
          </table:table-cell>
          <table:table-cell office:value-type="string">
            <text:p>$1.34</text:p>
          </table:table-cell>
          <table:table-cell office:value-type="float" office:value="22200848">
            <text:p>22200848</text:p>
          </table:table-cell>
          <table:table-cell office:value-type="string">
            <text:p>$1.31</text:p>
          </table:table-cell>
          <table:table-cell office:value-type="string">
            <text:p>$1.36</text:p>
          </table:table-cell>
          <table:table-cell office:value-type="string">
            <text:p>$1.31</text:p>
          </table:table-cell>
        </table:table-row>
        <table:table-row table:style-name="ro1">
          <table:table-cell office:value-type="string">
            <text:p>09/26/2019</text:p>
          </table:table-cell>
          <table:table-cell office:value-type="string">
            <text:p>$1.32</text:p>
          </table:table-cell>
          <table:table-cell office:value-type="float" office:value="24434156">
            <text:p>24434156</text:p>
          </table:table-cell>
          <table:table-cell office:value-type="string">
            <text:p>$1.30</text:p>
          </table:table-cell>
          <table:table-cell office:value-type="string">
            <text:p>$1.34</text:p>
          </table:table-cell>
          <table:table-cell office:value-type="string">
            <text:p>$1.27</text:p>
          </table:table-cell>
        </table:table-row>
        <table:table-row table:style-name="ro1">
          <table:table-cell office:value-type="string">
            <text:p>09/25/2019</text:p>
          </table:table-cell>
          <table:table-cell office:value-type="string">
            <text:p>$1.30</text:p>
          </table:table-cell>
          <table:table-cell office:value-type="float" office:value="48680120">
            <text:p>48680120</text:p>
          </table:table-cell>
          <table:table-cell office:value-type="string">
            <text:p>$1.27</text:p>
          </table:table-cell>
          <table:table-cell office:value-type="string">
            <text:p>$1.39</text:p>
          </table:table-cell>
          <table:table-cell office:value-type="string">
            <text:p>$1.27</text:p>
          </table:table-cell>
        </table:table-row>
        <table:table-row table:style-name="ro1">
          <table:table-cell office:value-type="string">
            <text:p>09/24/2019</text:p>
          </table:table-cell>
          <table:table-cell office:value-type="string">
            <text:p>$1.25</text:p>
          </table:table-cell>
          <table:table-cell office:value-type="float" office:value="52588600">
            <text:p>52588600</text:p>
          </table:table-cell>
          <table:table-cell office:value-type="string">
            <text:p>$1.29</text:p>
          </table:table-cell>
          <table:table-cell office:value-type="string">
            <text:p>$1.38</text:p>
          </table:table-cell>
          <table:table-cell office:value-type="string">
            <text:p>$1.25</text:p>
          </table:table-cell>
        </table:table-row>
        <table:table-row table:style-name="ro1">
          <table:table-cell office:value-type="string">
            <text:p>09/23/2019</text:p>
          </table:table-cell>
          <table:table-cell office:value-type="string">
            <text:p>$1.26</text:p>
          </table:table-cell>
          <table:table-cell office:value-type="float" office:value="50011440">
            <text:p>50011440</text:p>
          </table:table-cell>
          <table:table-cell office:value-type="string">
            <text:p>$1.17</text:p>
          </table:table-cell>
          <table:table-cell office:value-type="string">
            <text:p>$1.30</text:p>
          </table:table-cell>
          <table:table-cell office:value-type="string">
            <text:p>$1.15</text:p>
          </table:table-cell>
        </table:table-row>
        <table:table-row table:style-name="ro1">
          <table:table-cell office:value-type="string">
            <text:p>09/20/2019</text:p>
          </table:table-cell>
          <table:table-cell office:value-type="string">
            <text:p>$1.18</text:p>
          </table:table-cell>
          <table:table-cell office:value-type="float" office:value="46519680">
            <text:p>46519680</text:p>
          </table:table-cell>
          <table:table-cell office:value-type="string">
            <text:p>$1.15</text:p>
          </table:table-cell>
          <table:table-cell office:value-type="string">
            <text:p>$1.20</text:p>
          </table:table-cell>
          <table:table-cell office:value-type="string">
            <text:p>$1.13</text:p>
          </table:table-cell>
        </table:table-row>
        <table:table-row table:style-name="ro1">
          <table:table-cell office:value-type="string">
            <text:p>09/19/2019</text:p>
          </table:table-cell>
          <table:table-cell office:value-type="string">
            <text:p>$1.11</text:p>
          </table:table-cell>
          <table:table-cell office:value-type="float" office:value="31472576">
            <text:p>31472576</text:p>
          </table:table-cell>
          <table:table-cell office:value-type="string">
            <text:p>$1.16</text:p>
          </table:table-cell>
          <table:table-cell office:value-type="string">
            <text:p>$1.17</text:p>
          </table:table-cell>
          <table:table-cell office:value-type="string">
            <text:p>$1.11</text:p>
          </table:table-cell>
        </table:table-row>
        <table:table-row table:style-name="ro1">
          <table:table-cell office:value-type="string">
            <text:p>09/18/2019</text:p>
          </table:table-cell>
          <table:table-cell office:value-type="string">
            <text:p>$1.15</text:p>
          </table:table-cell>
          <table:table-cell office:value-type="float" office:value="39241176">
            <text:p>39241176</text:p>
          </table:table-cell>
          <table:table-cell office:value-type="string">
            <text:p>$1.08</text:p>
          </table:table-cell>
          <table:table-cell office:value-type="string">
            <text:p>$1.17</text:p>
          </table:table-cell>
          <table:table-cell office:value-type="string">
            <text:p>$1.08</text:p>
          </table:table-cell>
        </table:table-row>
        <table:table-row table:style-name="ro1">
          <table:table-cell office:value-type="string">
            <text:p>09/17/2019</text:p>
          </table:table-cell>
          <table:table-cell office:value-type="string">
            <text:p>$1.08</text:p>
          </table:table-cell>
          <table:table-cell office:value-type="float" office:value="25664332">
            <text:p>25664332</text:p>
          </table:table-cell>
          <table:table-cell office:value-type="string">
            <text:p>$1.08</text:p>
          </table:table-cell>
          <table:table-cell office:value-type="string">
            <text:p>$1.09</text:p>
          </table:table-cell>
          <table:table-cell office:value-type="string">
            <text:p>$1.03</text:p>
          </table:table-cell>
        </table:table-row>
        <table:table-row table:style-name="ro1">
          <table:table-cell office:value-type="string">
            <text:p>09/16/2019</text:p>
          </table:table-cell>
          <table:table-cell office:value-type="string">
            <text:p>$1.09</text:p>
          </table:table-cell>
          <table:table-cell office:value-type="float" office:value="27046996">
            <text:p>27046996</text:p>
          </table:table-cell>
          <table:table-cell office:value-type="string">
            <text:p>$1.08</text:p>
          </table:table-cell>
          <table:table-cell office:value-type="string">
            <text:p>$1.12</text:p>
          </table:table-cell>
          <table:table-cell office:value-type="string">
            <text:p>$1.07</text:p>
          </table:table-cell>
        </table:table-row>
        <table:table-row table:style-name="ro1">
          <table:table-cell office:value-type="string">
            <text:p>09/13/2019</text:p>
          </table:table-cell>
          <table:table-cell office:value-type="string">
            <text:p>$1.10</text:p>
          </table:table-cell>
          <table:table-cell office:value-type="float" office:value="30648736">
            <text:p>30648736</text:p>
          </table:table-cell>
          <table:table-cell office:value-type="string">
            <text:p>$1.16</text:p>
          </table:table-cell>
          <table:table-cell office:value-type="string">
            <text:p>$1.19</text:p>
          </table:table-cell>
          <table:table-cell office:value-type="string">
            <text:p>$1.09</text:p>
          </table:table-cell>
        </table:table-row>
        <table:table-row table:style-name="ro1">
          <table:table-cell office:value-type="string">
            <text:p>09/12/2019</text:p>
          </table:table-cell>
          <table:table-cell office:value-type="string">
            <text:p>$1.15</text:p>
          </table:table-cell>
          <table:table-cell office:value-type="float" office:value="35634964">
            <text:p>35634964</text:p>
          </table:table-cell>
          <table:table-cell office:value-type="string">
            <text:p>$1.15</text:p>
          </table:table-cell>
          <table:table-cell office:value-type="string">
            <text:p>$1.20</text:p>
          </table:table-cell>
          <table:table-cell office:value-type="string">
            <text:p>$1.11</text:p>
          </table:table-cell>
        </table:table-row>
        <table:table-row table:style-name="ro1">
          <table:table-cell office:value-type="string">
            <text:p>09/11/2019</text:p>
          </table:table-cell>
          <table:table-cell office:value-type="string">
            <text:p>$1.15</text:p>
          </table:table-cell>
          <table:table-cell office:value-type="float" office:value="136020040">
            <text:p>136020040</text:p>
          </table:table-cell>
          <table:table-cell office:value-type="string">
            <text:p>$1.05</text:p>
          </table:table-cell>
          <table:table-cell office:value-type="string">
            <text:p>$1.24</text:p>
          </table:table-cell>
          <table:table-cell office:value-type="string">
            <text:p>$0.99</text:p>
          </table:table-cell>
        </table:table-row>
        <table:table-row table:style-name="ro1">
          <table:table-cell office:value-type="string">
            <text:p>09/10/2019</text:p>
          </table:table-cell>
          <table:table-cell office:value-type="string">
            <text:p>$1.27</text:p>
          </table:table-cell>
          <table:table-cell office:value-type="float" office:value="66636760">
            <text:p>66636760</text:p>
          </table:table-cell>
          <table:table-cell office:value-type="string">
            <text:p>$1.22</text:p>
          </table:table-cell>
          <table:table-cell office:value-type="string">
            <text:p>$1.28</text:p>
          </table:table-cell>
          <table:table-cell office:value-type="string">
            <text:p>$1.13</text:p>
          </table:table-cell>
        </table:table-row>
        <table:table-row table:style-name="ro1">
          <table:table-cell office:value-type="string">
            <text:p>09/09/2019</text:p>
          </table:table-cell>
          <table:table-cell office:value-type="string">
            <text:p>$1.19</text:p>
          </table:table-cell>
          <table:table-cell office:value-type="float" office:value="58315080">
            <text:p>58315080</text:p>
          </table:table-cell>
          <table:table-cell office:value-type="string">
            <text:p>$1.09</text:p>
          </table:table-cell>
          <table:table-cell office:value-type="string">
            <text:p>$1.23</text:p>
          </table:table-cell>
          <table:table-cell office:value-type="string">
            <text:p>$1.09</text:p>
          </table:table-cell>
        </table:table-row>
        <table:table-row table:style-name="ro1">
          <table:table-cell office:value-type="string">
            <text:p>09/06/2019</text:p>
          </table:table-cell>
          <table:table-cell office:value-type="string">
            <text:p>$1.08</text:p>
          </table:table-cell>
          <table:table-cell office:value-type="float" office:value="26806096">
            <text:p>26806096</text:p>
          </table:table-cell>
          <table:table-cell office:value-type="string">
            <text:p>$1.06</text:p>
          </table:table-cell>
          <table:table-cell office:value-type="string">
            <text:p>$1.09</text:p>
          </table:table-cell>
          <table:table-cell office:value-type="string">
            <text:p>$1.04</text:p>
          </table:table-cell>
        </table:table-row>
        <table:table-row table:style-name="ro1">
          <table:table-cell office:value-type="string">
            <text:p>09/05/2019</text:p>
          </table:table-cell>
          <table:table-cell office:value-type="string">
            <text:p>$1.06</text:p>
          </table:table-cell>
          <table:table-cell office:value-type="float" office:value="27568344">
            <text:p>27568344</text:p>
          </table:table-cell>
          <table:table-cell office:value-type="string">
            <text:p>$1.02</text:p>
          </table:table-cell>
          <table:table-cell office:value-type="string">
            <text:p>$1.06</text:p>
          </table:table-cell>
          <table:table-cell office:value-type="string">
            <text:p>$1.02</text:p>
          </table:table-cell>
        </table:table-row>
        <table:table-row table:style-name="ro1">
          <table:table-cell office:value-type="string">
            <text:p>09/04/2019</text:p>
          </table:table-cell>
          <table:table-cell office:value-type="string">
            <text:p>$1.00</text:p>
          </table:table-cell>
          <table:table-cell office:value-type="float" office:value="16925312">
            <text:p>16925312</text:p>
          </table:table-cell>
          <table:table-cell office:value-type="string">
            <text:p>$0.97</text:p>
          </table:table-cell>
          <table:table-cell office:value-type="string">
            <text:p>$1.00</text:p>
          </table:table-cell>
          <table:table-cell office:value-type="string">
            <text:p>$0.96</text:p>
          </table:table-cell>
        </table:table-row>
        <table:table-row table:style-name="ro1">
          <table:table-cell office:value-type="string">
            <text:p>09/03/2019</text:p>
          </table:table-cell>
          <table:table-cell office:value-type="string">
            <text:p>$0.95</text:p>
          </table:table-cell>
          <table:table-cell office:value-type="float" office:value="36177720">
            <text:p>36177720</text:p>
          </table:table-cell>
          <table:table-cell office:value-type="string">
            <text:p>$0.99</text:p>
          </table:table-cell>
          <table:table-cell office:value-type="string">
            <text:p>$1.02</text:p>
          </table:table-cell>
          <table:table-cell office:value-type="string">
            <text:p>$0.92</text:p>
          </table:table-cell>
        </table:table-row>
        <table:table-row table:style-name="ro1">
          <table:table-cell office:value-type="string">
            <text:p>08/30/2019</text:p>
          </table:table-cell>
          <table:table-cell office:value-type="string">
            <text:p>$0.99</text:p>
          </table:table-cell>
          <table:table-cell office:value-type="float" office:value="42543760">
            <text:p>42543760</text:p>
          </table:table-cell>
          <table:table-cell office:value-type="string">
            <text:p>$1.07</text:p>
          </table:table-cell>
          <table:table-cell office:value-type="string">
            <text:p>$1.09</text:p>
          </table:table-cell>
          <table:table-cell office:value-type="string">
            <text:p>$0.98</text:p>
          </table:table-cell>
        </table:table-row>
        <table:table-row table:style-name="ro1">
          <table:table-cell office:value-type="string">
            <text:p>08/29/2019</text:p>
          </table:table-cell>
          <table:table-cell office:value-type="string">
            <text:p>$1.06</text:p>
          </table:table-cell>
          <table:table-cell office:value-type="float" office:value="53457640">
            <text:p>53457640</text:p>
          </table:table-cell>
          <table:table-cell office:value-type="string">
            <text:p>$0.98</text:p>
          </table:table-cell>
          <table:table-cell office:value-type="string">
            <text:p>$1.07</text:p>
          </table:table-cell>
          <table:table-cell office:value-type="string">
            <text:p>$0.94</text:p>
          </table:table-cell>
        </table:table-row>
        <table:table-row table:style-name="ro1">
          <table:table-cell office:value-type="string">
            <text:p>08/28/2019</text:p>
          </table:table-cell>
          <table:table-cell office:value-type="string">
            <text:p>$0.97</text:p>
          </table:table-cell>
          <table:table-cell office:value-type="float" office:value="25799812">
            <text:p>25799812</text:p>
          </table:table-cell>
          <table:table-cell office:value-type="string">
            <text:p>$0.93</text:p>
          </table:table-cell>
          <table:table-cell office:value-type="string">
            <text:p>$0.99</text:p>
          </table:table-cell>
          <table:table-cell office:value-type="string">
            <text:p>$0.92</text:p>
          </table:table-cell>
        </table:table-row>
        <table:table-row table:style-name="ro1">
          <table:table-cell office:value-type="string">
            <text:p>08/27/2019</text:p>
          </table:table-cell>
          <table:table-cell office:value-type="string">
            <text:p>$0.93</text:p>
          </table:table-cell>
          <table:table-cell office:value-type="float" office:value="22804976">
            <text:p>22804976</text:p>
          </table:table-cell>
          <table:table-cell office:value-type="string">
            <text:p>$0.97</text:p>
          </table:table-cell>
          <table:table-cell office:value-type="string">
            <text:p>$0.98</text:p>
          </table:table-cell>
          <table:table-cell office:value-type="string">
            <text:p>$0.92</text:p>
          </table:table-cell>
        </table:table-row>
        <table:table-row table:style-name="ro1">
          <table:table-cell office:value-type="string">
            <text:p>08/26/2019</text:p>
          </table:table-cell>
          <table:table-cell office:value-type="string">
            <text:p>$0.96</text:p>
          </table:table-cell>
          <table:table-cell office:value-type="float" office:value="41317680">
            <text:p>41317680</text:p>
          </table:table-cell>
          <table:table-cell office:value-type="string">
            <text:p>$0.93</text:p>
          </table:table-cell>
          <table:table-cell office:value-type="string">
            <text:p>$1.01</text:p>
          </table:table-cell>
          <table:table-cell office:value-type="string">
            <text:p>$0.91</text:p>
          </table:table-cell>
        </table:table-row>
        <table:table-row table:style-name="ro1">
          <table:table-cell office:value-type="string">
            <text:p>08/23/2019</text:p>
          </table:table-cell>
          <table:table-cell office:value-type="string">
            <text:p>$0.91</text:p>
          </table:table-cell>
          <table:table-cell office:value-type="float" office:value="34702544">
            <text:p>34702544</text:p>
          </table:table-cell>
          <table:table-cell office:value-type="string">
            <text:p>$0.96</text:p>
          </table:table-cell>
          <table:table-cell office:value-type="string">
            <text:p>$0.98</text:p>
          </table:table-cell>
          <table:table-cell office:value-type="string">
            <text:p>$0.89</text:p>
          </table:table-cell>
        </table:table-row>
        <table:table-row table:style-name="ro1">
          <table:table-cell office:value-type="string">
            <text:p>08/22/2019</text:p>
          </table:table-cell>
          <table:table-cell office:value-type="string">
            <text:p>$0.97</text:p>
          </table:table-cell>
          <table:table-cell office:value-type="float" office:value="116765880">
            <text:p>116765880</text:p>
          </table:table-cell>
          <table:table-cell office:value-type="string">
            <text:p>$0.99</text:p>
          </table:table-cell>
          <table:table-cell office:value-type="string">
            <text:p>$1.06</text:p>
          </table:table-cell>
          <table:table-cell office:value-type="string">
            <text:p>$0.93</text:p>
          </table:table-cell>
        </table:table-row>
        <table:table-row table:style-name="ro1">
          <table:table-cell office:value-type="string">
            <text:p>08/21/2019</text:p>
          </table:table-cell>
          <table:table-cell office:value-type="string">
            <text:p>$0.89</text:p>
          </table:table-cell>
          <table:table-cell office:value-type="float" office:value="24036892">
            <text:p>24036892</text:p>
          </table:table-cell>
          <table:table-cell office:value-type="string">
            <text:p>$0.88</text:p>
          </table:table-cell>
          <table:table-cell office:value-type="string">
            <text:p>$0.91</text:p>
          </table:table-cell>
          <table:table-cell office:value-type="string">
            <text:p>$0.86</text:p>
          </table:table-cell>
        </table:table-row>
        <table:table-row table:style-name="ro1">
          <table:table-cell office:value-type="string">
            <text:p>08/20/2019</text:p>
          </table:table-cell>
          <table:table-cell office:value-type="string">
            <text:p>$0.86</text:p>
          </table:table-cell>
          <table:table-cell office:value-type="float" office:value="17040412">
            <text:p>17040412</text:p>
          </table:table-cell>
          <table:table-cell office:value-type="string">
            <text:p>$0.84</text:p>
          </table:table-cell>
          <table:table-cell office:value-type="string">
            <text:p>$0.87</text:p>
          </table:table-cell>
          <table:table-cell office:value-type="string">
            <text:p>$0.82</text:p>
          </table:table-cell>
        </table:table-row>
        <table:table-row table:style-name="ro1">
          <table:table-cell office:value-type="string">
            <text:p>08/19/2019</text:p>
          </table:table-cell>
          <table:table-cell office:value-type="string">
            <text:p>$0.85</text:p>
          </table:table-cell>
          <table:table-cell office:value-type="float" office:value="11550420">
            <text:p>11550420</text:p>
          </table:table-cell>
          <table:table-cell office:value-type="string">
            <text:p>$0.84</text:p>
          </table:table-cell>
          <table:table-cell office:value-type="string">
            <text:p>$0.87</text:p>
          </table:table-cell>
          <table:table-cell office:value-type="string">
            <text:p>$0.84</text:p>
          </table:table-cell>
        </table:table-row>
        <table:table-row table:style-name="ro1">
          <table:table-cell office:value-type="string">
            <text:p>08/16/2019</text:p>
          </table:table-cell>
          <table:table-cell office:value-type="string">
            <text:p>$0.83</text:p>
          </table:table-cell>
          <table:table-cell office:value-type="float" office:value="12522852">
            <text:p>12522852</text:p>
          </table:table-cell>
          <table:table-cell office:value-type="string">
            <text:p>$0.81</text:p>
          </table:table-cell>
          <table:table-cell office:value-type="string">
            <text:p>$0.84</text:p>
          </table:table-cell>
          <table:table-cell office:value-type="string">
            <text:p>$0.80</text:p>
          </table:table-cell>
        </table:table-row>
        <table:table-row table:style-name="ro1">
          <table:table-cell office:value-type="string">
            <text:p>08/15/2019</text:p>
          </table:table-cell>
          <table:table-cell office:value-type="string">
            <text:p>$0.80</text:p>
          </table:table-cell>
          <table:table-cell office:value-type="float" office:value="23553568">
            <text:p>23553568</text:p>
          </table:table-cell>
          <table:table-cell office:value-type="string">
            <text:p>$0.83</text:p>
          </table:table-cell>
          <table:table-cell office:value-type="string">
            <text:p>$0.85</text:p>
          </table:table-cell>
          <table:table-cell office:value-type="string">
            <text:p>$0.79</text:p>
          </table:table-cell>
        </table:table-row>
        <table:table-row table:style-name="ro1">
          <table:table-cell office:value-type="string">
            <text:p>08/14/2019</text:p>
          </table:table-cell>
          <table:table-cell office:value-type="string">
            <text:p>$0.83</text:p>
          </table:table-cell>
          <table:table-cell office:value-type="float" office:value="24327708">
            <text:p>24327708</text:p>
          </table:table-cell>
          <table:table-cell office:value-type="string">
            <text:p>$0.85</text:p>
          </table:table-cell>
          <table:table-cell office:value-type="string">
            <text:p>$0.86</text:p>
          </table:table-cell>
          <table:table-cell office:value-type="string">
            <text:p>$0.80</text:p>
          </table:table-cell>
        </table:table-row>
        <table:table-row table:style-name="ro1">
          <table:table-cell office:value-type="string">
            <text:p>08/13/2019</text:p>
          </table:table-cell>
          <table:table-cell office:value-type="string">
            <text:p>$0.87</text:p>
          </table:table-cell>
          <table:table-cell office:value-type="float" office:value="18020680">
            <text:p>18020680</text:p>
          </table:table-cell>
          <table:table-cell office:value-type="string">
            <text:p>$0.87</text:p>
          </table:table-cell>
          <table:table-cell office:value-type="string">
            <text:p>$0.94</text:p>
          </table:table-cell>
          <table:table-cell office:value-type="string">
            <text:p>$0.87</text:p>
          </table:table-cell>
        </table:table-row>
        <table:table-row table:style-name="ro1">
          <table:table-cell office:value-type="string">
            <text:p>08/12/2019</text:p>
          </table:table-cell>
          <table:table-cell office:value-type="string">
            <text:p>$0.88</text:p>
          </table:table-cell>
          <table:table-cell office:value-type="float" office:value="10710580">
            <text:p>10710580</text:p>
          </table:table-cell>
          <table:table-cell office:value-type="string">
            <text:p>$0.90</text:p>
          </table:table-cell>
          <table:table-cell office:value-type="string">
            <text:p>$0.91</text:p>
          </table:table-cell>
          <table:table-cell office:value-type="string">
            <text:p>$0.86</text:p>
          </table:table-cell>
        </table:table-row>
        <table:table-row table:style-name="ro1">
          <table:table-cell office:value-type="string">
            <text:p>08/09/2019</text:p>
          </table:table-cell>
          <table:table-cell office:value-type="string">
            <text:p>$0.90</text:p>
          </table:table-cell>
          <table:table-cell office:value-type="float" office:value="12317500">
            <text:p>12317500</text:p>
          </table:table-cell>
          <table:table-cell office:value-type="string">
            <text:p>$0.96</text:p>
          </table:table-cell>
          <table:table-cell office:value-type="string">
            <text:p>$0.97</text:p>
          </table:table-cell>
          <table:table-cell office:value-type="string">
            <text:p>$0.90</text:p>
          </table:table-cell>
        </table:table-row>
        <table:table-row table:style-name="ro1">
          <table:table-cell office:value-type="string">
            <text:p>08/08/2019</text:p>
          </table:table-cell>
          <table:table-cell office:value-type="string">
            <text:p>$0.97</text:p>
          </table:table-cell>
          <table:table-cell office:value-type="float" office:value="9226904">
            <text:p>9226904</text:p>
          </table:table-cell>
          <table:table-cell office:value-type="string">
            <text:p>$0.96</text:p>
          </table:table-cell>
          <table:table-cell office:value-type="string">
            <text:p>$0.98</text:p>
          </table:table-cell>
          <table:table-cell office:value-type="string">
            <text:p>$0.94</text:p>
          </table:table-cell>
        </table:table-row>
        <table:table-row table:style-name="ro1">
          <table:table-cell office:value-type="string">
            <text:p>08/07/2019</text:p>
          </table:table-cell>
          <table:table-cell office:value-type="string">
            <text:p>$0.95</text:p>
          </table:table-cell>
          <table:table-cell office:value-type="float" office:value="23424312">
            <text:p>23424312</text:p>
          </table:table-cell>
          <table:table-cell office:value-type="string">
            <text:p>$0.94</text:p>
          </table:table-cell>
          <table:table-cell office:value-type="string">
            <text:p>$0.96</text:p>
          </table:table-cell>
          <table:table-cell office:value-type="string">
            <text:p>$0.92</text:p>
          </table:table-cell>
        </table:table-row>
        <table:table-row table:style-name="ro1">
          <table:table-cell office:value-type="string">
            <text:p>08/06/2019</text:p>
          </table:table-cell>
          <table:table-cell office:value-type="string">
            <text:p>$0.95</text:p>
          </table:table-cell>
          <table:table-cell office:value-type="float" office:value="20629772">
            <text:p>20629772</text:p>
          </table:table-cell>
          <table:table-cell office:value-type="string">
            <text:p>$0.93</text:p>
          </table:table-cell>
          <table:table-cell office:value-type="string">
            <text:p>$0.96</text:p>
          </table:table-cell>
          <table:table-cell office:value-type="string">
            <text:p>$0.91</text:p>
          </table:table-cell>
        </table:table-row>
        <table:table-row table:style-name="ro1">
          <table:table-cell office:value-type="string">
            <text:p>08/05/2019</text:p>
          </table:table-cell>
          <table:table-cell office:value-type="string">
            <text:p>$0.93</text:p>
          </table:table-cell>
          <table:table-cell office:value-type="float" office:value="22727004">
            <text:p>22727004</text:p>
          </table:table-cell>
          <table:table-cell office:value-type="string">
            <text:p>$0.93</text:p>
          </table:table-cell>
          <table:table-cell office:value-type="string">
            <text:p>$0.94</text:p>
          </table:table-cell>
          <table:table-cell office:value-type="string">
            <text:p>$0.89</text:p>
          </table:table-cell>
        </table:table-row>
        <table:table-row table:style-name="ro1">
          <table:table-cell office:value-type="string">
            <text:p>08/02/2019</text:p>
          </table:table-cell>
          <table:table-cell office:value-type="string">
            <text:p>$0.95</text:p>
          </table:table-cell>
          <table:table-cell office:value-type="float" office:value="14378672">
            <text:p>14378672</text:p>
          </table:table-cell>
          <table:table-cell office:value-type="string">
            <text:p>$0.96</text:p>
          </table:table-cell>
          <table:table-cell office:value-type="string">
            <text:p>$0.97</text:p>
          </table:table-cell>
          <table:table-cell office:value-type="string">
            <text:p>$0.94</text:p>
          </table:table-cell>
        </table:table-row>
        <table:table-row table:style-name="ro1">
          <table:table-cell office:value-type="string">
            <text:p>08/01/2019</text:p>
          </table:table-cell>
          <table:table-cell office:value-type="string">
            <text:p>$0.96</text:p>
          </table:table-cell>
          <table:table-cell office:value-type="float" office:value="22386032">
            <text:p>22386032</text:p>
          </table:table-cell>
          <table:table-cell office:value-type="string">
            <text:p>$1.01</text:p>
          </table:table-cell>
          <table:table-cell office:value-type="string">
            <text:p>$1.02</text:p>
          </table:table-cell>
          <table:table-cell office:value-type="string">
            <text:p>$0.95</text:p>
          </table:table-cell>
        </table:table-row>
        <table:table-row table:style-name="ro1">
          <table:table-cell office:value-type="string">
            <text:p>07/31/2019</text:p>
          </table:table-cell>
          <table:table-cell office:value-type="string">
            <text:p>$1.01</text:p>
          </table:table-cell>
          <table:table-cell office:value-type="float" office:value="20835676">
            <text:p>20835676</text:p>
          </table:table-cell>
          <table:table-cell office:value-type="string">
            <text:p>$1.01</text:p>
          </table:table-cell>
          <table:table-cell office:value-type="string">
            <text:p>$1.05</text:p>
          </table:table-cell>
          <table:table-cell office:value-type="string">
            <text:p>$1.00</text:p>
          </table:table-cell>
        </table:table-row>
        <table:table-row table:style-name="ro1">
          <table:table-cell office:value-type="string">
            <text:p>07/30/2019</text:p>
          </table:table-cell>
          <table:table-cell office:value-type="string">
            <text:p>$1.01</text:p>
          </table:table-cell>
          <table:table-cell office:value-type="float" office:value="21085584">
            <text:p>21085584</text:p>
          </table:table-cell>
          <table:table-cell table:number-columns-repeated="2" office:value-type="string">
            <text:p>$1.03</text:p>
          </table:table-cell>
          <table:table-cell office:value-type="string">
            <text:p>$0.98</text:p>
          </table:table-cell>
        </table:table-row>
        <table:table-row table:style-name="ro1">
          <table:table-cell office:value-type="string">
            <text:p>07/29/2019</text:p>
          </table:table-cell>
          <table:table-cell office:value-type="string">
            <text:p>$1.03</text:p>
          </table:table-cell>
          <table:table-cell office:value-type="float" office:value="17308484">
            <text:p>17308484</text:p>
          </table:table-cell>
          <table:table-cell office:value-type="string">
            <text:p>$1.01</text:p>
          </table:table-cell>
          <table:table-cell office:value-type="string">
            <text:p>$1.04</text:p>
          </table:table-cell>
          <table:table-cell office:value-type="string">
            <text:p>$1.01</text:p>
          </table:table-cell>
        </table:table-row>
        <table:table-row table:style-name="ro1">
          <table:table-cell office:value-type="string">
            <text:p>07/26/2019</text:p>
          </table:table-cell>
          <table:table-cell office:value-type="string">
            <text:p>$1.00</text:p>
          </table:table-cell>
          <table:table-cell office:value-type="float" office:value="12836080">
            <text:p>12836080</text:p>
          </table:table-cell>
          <table:table-cell office:value-type="string">
            <text:p>$1.00</text:p>
          </table:table-cell>
          <table:table-cell office:value-type="string">
            <text:p>$1.02</text:p>
          </table:table-cell>
          <table:table-cell office:value-type="string">
            <text:p>$0.99</text:p>
          </table:table-cell>
        </table:table-row>
        <table:table-row table:style-name="ro1">
          <table:table-cell office:value-type="string">
            <text:p>07/25/2019</text:p>
          </table:table-cell>
          <table:table-cell office:value-type="string">
            <text:p>$1.00</text:p>
          </table:table-cell>
          <table:table-cell office:value-type="float" office:value="23159964">
            <text:p>23159964</text:p>
          </table:table-cell>
          <table:table-cell office:value-type="string">
            <text:p>$1.03</text:p>
          </table:table-cell>
          <table:table-cell office:value-type="string">
            <text:p>$1.08</text:p>
          </table:table-cell>
          <table:table-cell office:value-type="string">
            <text:p>$0.99</text:p>
          </table:table-cell>
        </table:table-row>
        <table:table-row table:style-name="ro1">
          <table:table-cell office:value-type="string">
            <text:p>07/24/2019</text:p>
          </table:table-cell>
          <table:table-cell office:value-type="string">
            <text:p>$1.02</text:p>
          </table:table-cell>
          <table:table-cell office:value-type="float" office:value="24082452">
            <text:p>24082452</text:p>
          </table:table-cell>
          <table:table-cell office:value-type="string">
            <text:p>$1.02</text:p>
          </table:table-cell>
          <table:table-cell office:value-type="string">
            <text:p>$1.05</text:p>
          </table:table-cell>
          <table:table-cell office:value-type="string">
            <text:p>$1.01</text:p>
          </table:table-cell>
        </table:table-row>
        <table:table-row table:style-name="ro1">
          <table:table-cell office:value-type="string">
            <text:p>07/23/2019</text:p>
          </table:table-cell>
          <table:table-cell office:value-type="string">
            <text:p>$1.02</text:p>
          </table:table-cell>
          <table:table-cell office:value-type="float" office:value="30813988">
            <text:p>30813988</text:p>
          </table:table-cell>
          <table:table-cell office:value-type="string">
            <text:p>$1.04</text:p>
          </table:table-cell>
          <table:table-cell office:value-type="string">
            <text:p>$1.05</text:p>
          </table:table-cell>
          <table:table-cell office:value-type="string">
            <text:p>$1.00</text:p>
          </table:table-cell>
        </table:table-row>
        <table:table-row table:style-name="ro1">
          <table:table-cell office:value-type="string">
            <text:p>07/22/2019</text:p>
          </table:table-cell>
          <table:table-cell office:value-type="string">
            <text:p>$1.04</text:p>
          </table:table-cell>
          <table:table-cell office:value-type="float" office:value="21954816">
            <text:p>21954816</text:p>
          </table:table-cell>
          <table:table-cell office:value-type="string">
            <text:p>$1.08</text:p>
          </table:table-cell>
          <table:table-cell office:value-type="string">
            <text:p>$1.10</text:p>
          </table:table-cell>
          <table:table-cell office:value-type="string">
            <text:p>$1.03</text:p>
          </table:table-cell>
        </table:table-row>
        <table:table-row table:style-name="ro1">
          <table:table-cell office:value-type="string">
            <text:p>07/19/2019</text:p>
          </table:table-cell>
          <table:table-cell office:value-type="string">
            <text:p>$1.08</text:p>
          </table:table-cell>
          <table:table-cell office:value-type="float" office:value="43786000">
            <text:p>43786000</text:p>
          </table:table-cell>
          <table:table-cell office:value-type="string">
            <text:p>$1.06</text:p>
          </table:table-cell>
          <table:table-cell office:value-type="string">
            <text:p>$1.10</text:p>
          </table:table-cell>
          <table:table-cell office:value-type="string">
            <text:p>$1.06</text:p>
          </table:table-cell>
        </table:table-row>
        <table:table-row table:style-name="ro1">
          <table:table-cell office:value-type="string">
            <text:p>07/18/2019</text:p>
          </table:table-cell>
          <table:table-cell office:value-type="string">
            <text:p>$1.05</text:p>
          </table:table-cell>
          <table:table-cell office:value-type="float" office:value="34404852">
            <text:p>34404852</text:p>
          </table:table-cell>
          <table:table-cell table:number-columns-repeated="2" office:value-type="string">
            <text:p>$1.10</text:p>
          </table:table-cell>
          <table:table-cell office:value-type="string">
            <text:p>$1.03</text:p>
          </table:table-cell>
        </table:table-row>
        <table:table-row table:style-name="ro1">
          <table:table-cell office:value-type="string">
            <text:p>07/17/2019</text:p>
          </table:table-cell>
          <table:table-cell office:value-type="string">
            <text:p>$1.10</text:p>
          </table:table-cell>
          <table:table-cell office:value-type="float" office:value="30572592">
            <text:p>30572592</text:p>
          </table:table-cell>
          <table:table-cell table:number-columns-repeated="2" office:value-type="string">
            <text:p>$1.16</text:p>
          </table:table-cell>
          <table:table-cell office:value-type="string">
            <text:p>$1.08</text:p>
          </table:table-cell>
        </table:table-row>
        <table:table-row table:style-name="ro1">
          <table:table-cell office:value-type="string">
            <text:p>07/16/2019</text:p>
          </table:table-cell>
          <table:table-cell office:value-type="string">
            <text:p>$1.16</text:p>
          </table:table-cell>
          <table:table-cell office:value-type="float" office:value="23880896">
            <text:p>23880896</text:p>
          </table:table-cell>
          <table:table-cell office:value-type="string">
            <text:p>$1.19</text:p>
          </table:table-cell>
          <table:table-cell office:value-type="string">
            <text:p>$1.20</text:p>
          </table:table-cell>
          <table:table-cell office:value-type="string">
            <text:p>$1.16</text:p>
          </table:table-cell>
        </table:table-row>
        <table:table-row table:style-name="ro1">
          <table:table-cell office:value-type="string">
            <text:p>07/15/2019</text:p>
          </table:table-cell>
          <table:table-cell office:value-type="string">
            <text:p>$1.19</text:p>
          </table:table-cell>
          <table:table-cell office:value-type="float" office:value="12274080">
            <text:p>12274080</text:p>
          </table:table-cell>
          <table:table-cell table:number-columns-repeated="2" office:value-type="string">
            <text:p>$1.22</text:p>
          </table:table-cell>
          <table:table-cell office:value-type="string">
            <text:p>$1.19</text:p>
          </table:table-cell>
        </table:table-row>
        <table:table-row table:style-name="ro1">
          <table:table-cell office:value-type="string">
            <text:p>07/12/2019</text:p>
          </table:table-cell>
          <table:table-cell office:value-type="string">
            <text:p>$1.23</text:p>
          </table:table-cell>
          <table:table-cell office:value-type="float" office:value="17569380">
            <text:p>17569380</text:p>
          </table:table-cell>
          <table:table-cell office:value-type="string">
            <text:p>$1.22</text:p>
          </table:table-cell>
          <table:table-cell office:value-type="string">
            <text:p>$1.23</text:p>
          </table:table-cell>
          <table:table-cell office:value-type="string">
            <text:p>$1.20</text:p>
          </table:table-cell>
        </table:table-row>
        <table:table-row table:style-name="ro1">
          <table:table-cell office:value-type="string">
            <text:p>07/11/2019</text:p>
          </table:table-cell>
          <table:table-cell office:value-type="string">
            <text:p>$1.21</text:p>
          </table:table-cell>
          <table:table-cell office:value-type="float" office:value="67113000">
            <text:p>67113000</text:p>
          </table:table-cell>
          <table:table-cell table:number-columns-repeated="2" office:value-type="string">
            <text:p>$1.25</text:p>
          </table:table-cell>
          <table:table-cell office:value-type="string">
            <text:p>$1.18</text:p>
          </table:table-cell>
        </table:table-row>
        <table:table-row table:style-name="ro1">
          <table:table-cell office:value-type="string">
            <text:p>07/10/2019</text:p>
          </table:table-cell>
          <table:table-cell office:value-type="string">
            <text:p>$1.30</text:p>
          </table:table-cell>
          <table:table-cell office:value-type="float" office:value="43413320">
            <text:p>43413320</text:p>
          </table:table-cell>
          <table:table-cell table:number-columns-repeated="2" office:value-type="string">
            <text:p>$1.34</text:p>
          </table:table-cell>
          <table:table-cell office:value-type="string">
            <text:p>$1.29</text:p>
          </table:table-cell>
        </table:table-row>
        <table:table-row table:style-name="ro1">
          <table:table-cell office:value-type="string">
            <text:p>07/09/2019</text:p>
          </table:table-cell>
          <table:table-cell office:value-type="string">
            <text:p>$1.33</text:p>
          </table:table-cell>
          <table:table-cell office:value-type="float" office:value="46887440">
            <text:p>46887440</text:p>
          </table:table-cell>
          <table:table-cell office:value-type="string">
            <text:p>$1.37</text:p>
          </table:table-cell>
          <table:table-cell office:value-type="string">
            <text:p>$1.39</text:p>
          </table:table-cell>
          <table:table-cell office:value-type="string">
            <text:p>$1.32</text:p>
          </table:table-cell>
        </table:table-row>
        <table:table-row table:style-name="ro1">
          <table:table-cell office:value-type="string">
            <text:p>07/08/2019</text:p>
          </table:table-cell>
          <table:table-cell office:value-type="string">
            <text:p>$1.36</text:p>
          </table:table-cell>
          <table:table-cell office:value-type="float" office:value="26370676">
            <text:p>26370676</text:p>
          </table:table-cell>
          <table:table-cell table:number-columns-repeated="2" office:value-type="string">
            <text:p>$1.38</text:p>
          </table:table-cell>
          <table:table-cell office:value-type="string">
            <text:p>$1.36</text:p>
          </table:table-cell>
        </table:table-row>
        <table:table-row table:style-name="ro1">
          <table:table-cell office:value-type="string">
            <text:p>07/05/2019</text:p>
          </table:table-cell>
          <table:table-cell office:value-type="string">
            <text:p>$1.38</text:p>
          </table:table-cell>
          <table:table-cell office:value-type="float" office:value="51578600">
            <text:p>51578600</text:p>
          </table:table-cell>
          <table:table-cell office:value-type="string">
            <text:p>$1.33</text:p>
          </table:table-cell>
          <table:table-cell office:value-type="string">
            <text:p>$1.41</text:p>
          </table:table-cell>
          <table:table-cell office:value-type="string">
            <text:p>$1.32</text:p>
          </table:table-cell>
        </table:table-row>
        <table:table-row table:style-name="ro1">
          <table:table-cell office:value-type="string">
            <text:p>07/03/2019</text:p>
          </table:table-cell>
          <table:table-cell office:value-type="string">
            <text:p>$1.33</text:p>
          </table:table-cell>
          <table:table-cell office:value-type="float" office:value="10248408">
            <text:p>10248408</text:p>
          </table:table-cell>
          <table:table-cell office:value-type="string">
            <text:p>$1.35</text:p>
          </table:table-cell>
          <table:table-cell office:value-type="string">
            <text:p>$1.36</text:p>
          </table:table-cell>
          <table:table-cell office:value-type="string">
            <text:p>$1.32</text:p>
          </table:table-cell>
        </table:table-row>
        <table:table-row table:style-name="ro1">
          <table:table-cell office:value-type="string">
            <text:p>07/02/2019</text:p>
          </table:table-cell>
          <table:table-cell office:value-type="string">
            <text:p>$1.35</text:p>
          </table:table-cell>
          <table:table-cell office:value-type="float" office:value="22573856">
            <text:p>22573856</text:p>
          </table:table-cell>
          <table:table-cell office:value-type="string">
            <text:p>$1.34</text:p>
          </table:table-cell>
          <table:table-cell office:value-type="string">
            <text:p>$1.36</text:p>
          </table:table-cell>
          <table:table-cell office:value-type="string">
            <text:p>$1.33</text:p>
          </table:table-cell>
        </table:table-row>
        <table:table-row table:style-name="ro1">
          <table:table-cell office:value-type="string">
            <text:p>07/01/2019</text:p>
          </table:table-cell>
          <table:table-cell office:value-type="string">
            <text:p>$1.34</text:p>
          </table:table-cell>
          <table:table-cell office:value-type="float" office:value="17302716">
            <text:p>17302716</text:p>
          </table:table-cell>
          <table:table-cell office:value-type="string">
            <text:p>$1.38</text:p>
          </table:table-cell>
          <table:table-cell office:value-type="string">
            <text:p>$1.39</text:p>
          </table:table-cell>
          <table:table-cell office:value-type="string">
            <text:p>$1.34</text:p>
          </table:table-cell>
        </table:table-row>
        <table:table-row table:style-name="ro1">
          <table:table-cell office:value-type="string">
            <text:p>06/28/2019</text:p>
          </table:table-cell>
          <table:table-cell office:value-type="string">
            <text:p>$1.37</text:p>
          </table:table-cell>
          <table:table-cell office:value-type="float" office:value="15585420">
            <text:p>15585420</text:p>
          </table:table-cell>
          <table:table-cell office:value-type="string">
            <text:p>$1.38</text:p>
          </table:table-cell>
          <table:table-cell office:value-type="string">
            <text:p>$1.40</text:p>
          </table:table-cell>
          <table:table-cell office:value-type="string">
            <text:p>$1.36</text:p>
          </table:table-cell>
        </table:table-row>
        <table:table-row table:style-name="ro1">
          <table:table-cell office:value-type="string">
            <text:p>06/27/2019</text:p>
          </table:table-cell>
          <table:table-cell office:value-type="string">
            <text:p>$1.39</text:p>
          </table:table-cell>
          <table:table-cell office:value-type="float" office:value="15023828">
            <text:p>15023828</text:p>
          </table:table-cell>
          <table:table-cell office:value-type="string">
            <text:p>$1.37</text:p>
          </table:table-cell>
          <table:table-cell office:value-type="string">
            <text:p>$1.40</text:p>
          </table:table-cell>
          <table:table-cell office:value-type="string">
            <text:p>$1.36</text:p>
          </table:table-cell>
        </table:table-row>
        <table:table-row table:style-name="ro1">
          <table:table-cell office:value-type="string">
            <text:p>06/26/2019</text:p>
          </table:table-cell>
          <table:table-cell office:value-type="string">
            <text:p>$1.37</text:p>
          </table:table-cell>
          <table:table-cell office:value-type="float" office:value="14207176">
            <text:p>14207176</text:p>
          </table:table-cell>
          <table:table-cell office:value-type="string">
            <text:p>$1.37</text:p>
          </table:table-cell>
          <table:table-cell office:value-type="string">
            <text:p>$1.38</text:p>
          </table:table-cell>
          <table:table-cell office:value-type="string">
            <text:p>$1.35</text:p>
          </table:table-cell>
        </table:table-row>
        <table:table-row table:style-name="ro1">
          <table:table-cell office:value-type="string">
            <text:p>06/25/2019</text:p>
          </table:table-cell>
          <table:table-cell office:value-type="string">
            <text:p>$1.36</text:p>
          </table:table-cell>
          <table:table-cell office:value-type="float" office:value="12341612">
            <text:p>12341612</text:p>
          </table:table-cell>
          <table:table-cell office:value-type="string">
            <text:p>$1.34</text:p>
          </table:table-cell>
          <table:table-cell office:value-type="string">
            <text:p>$1.38</text:p>
          </table:table-cell>
          <table:table-cell office:value-type="string">
            <text:p>$1.33</text:p>
          </table:table-cell>
        </table:table-row>
        <table:table-row table:style-name="ro1">
          <table:table-cell office:value-type="string">
            <text:p>06/24/2019</text:p>
          </table:table-cell>
          <table:table-cell office:value-type="string">
            <text:p>$1.34</text:p>
          </table:table-cell>
          <table:table-cell office:value-type="float" office:value="19293304">
            <text:p>19293304</text:p>
          </table:table-cell>
          <table:table-cell office:value-type="string">
            <text:p>$1.35</text:p>
          </table:table-cell>
          <table:table-cell office:value-type="string">
            <text:p>$1.37</text:p>
          </table:table-cell>
          <table:table-cell office:value-type="string">
            <text:p>$1.32</text:p>
          </table:table-cell>
        </table:table-row>
        <table:table-row table:style-name="ro1">
          <table:table-cell office:value-type="string">
            <text:p>06/21/2019</text:p>
          </table:table-cell>
          <table:table-cell office:value-type="string">
            <text:p>$1.36</text:p>
          </table:table-cell>
          <table:table-cell office:value-type="float" office:value="35817324">
            <text:p>35817324</text:p>
          </table:table-cell>
          <table:table-cell table:number-columns-repeated="2" office:value-type="string">
            <text:p>$1.38</text:p>
          </table:table-cell>
          <table:table-cell office:value-type="string">
            <text:p>$1.33</text:p>
          </table:table-cell>
        </table:table-row>
        <table:table-row table:style-name="ro1">
          <table:table-cell office:value-type="string">
            <text:p>06/20/2019</text:p>
          </table:table-cell>
          <table:table-cell office:value-type="string">
            <text:p>$1.38</text:p>
          </table:table-cell>
          <table:table-cell office:value-type="float" office:value="15735168">
            <text:p>15735168</text:p>
          </table:table-cell>
          <table:table-cell table:number-columns-repeated="2" office:value-type="string">
            <text:p>$1.42</text:p>
          </table:table-cell>
          <table:table-cell office:value-type="string">
            <text:p>$1.38</text:p>
          </table:table-cell>
        </table:table-row>
        <table:table-row table:style-name="ro1">
          <table:table-cell office:value-type="string">
            <text:p>06/19/2019</text:p>
          </table:table-cell>
          <table:table-cell office:value-type="string">
            <text:p>$1.41</text:p>
          </table:table-cell>
          <table:table-cell office:value-type="float" office:value="11893284">
            <text:p>11893284</text:p>
          </table:table-cell>
          <table:table-cell table:number-columns-repeated="2" office:value-type="string">
            <text:p>$1.44</text:p>
          </table:table-cell>
          <table:table-cell office:value-type="string">
            <text:p>$1.40</text:p>
          </table:table-cell>
        </table:table-row>
        <table:table-row table:style-name="ro1">
          <table:table-cell office:value-type="string">
            <text:p>06/18/2019</text:p>
          </table:table-cell>
          <table:table-cell office:value-type="string">
            <text:p>$1.43</text:p>
          </table:table-cell>
          <table:table-cell office:value-type="float" office:value="16281532">
            <text:p>16281532</text:p>
          </table:table-cell>
          <table:table-cell office:value-type="string">
            <text:p>$1.43</text:p>
          </table:table-cell>
          <table:table-cell office:value-type="string">
            <text:p>$1.46</text:p>
          </table:table-cell>
          <table:table-cell office:value-type="string">
            <text:p>$1.42</text:p>
          </table:table-cell>
        </table:table-row>
        <table:table-row table:style-name="ro1">
          <table:table-cell office:value-type="string">
            <text:p>06/17/2019</text:p>
          </table:table-cell>
          <table:table-cell office:value-type="string">
            <text:p>$1.43</text:p>
          </table:table-cell>
          <table:table-cell office:value-type="float" office:value="14746480">
            <text:p>14746480</text:p>
          </table:table-cell>
          <table:table-cell office:value-type="string">
            <text:p>$1.41</text:p>
          </table:table-cell>
          <table:table-cell office:value-type="string">
            <text:p>$1.45</text:p>
          </table:table-cell>
          <table:table-cell office:value-type="string">
            <text:p>$1.40</text:p>
          </table:table-cell>
        </table:table-row>
        <table:table-row table:style-name="ro1">
          <table:table-cell office:value-type="string">
            <text:p>06/14/2019</text:p>
          </table:table-cell>
          <table:table-cell office:value-type="string">
            <text:p>$1.41</text:p>
          </table:table-cell>
          <table:table-cell office:value-type="float" office:value="21218564">
            <text:p>21218564</text:p>
          </table:table-cell>
          <table:table-cell office:value-type="string">
            <text:p>$1.43</text:p>
          </table:table-cell>
          <table:table-cell office:value-type="string">
            <text:p>$1.46</text:p>
          </table:table-cell>
          <table:table-cell office:value-type="string">
            <text:p>$1.40</text:p>
          </table:table-cell>
        </table:table-row>
        <table:table-row table:style-name="ro1">
          <table:table-cell office:value-type="string">
            <text:p>06/13/2019</text:p>
          </table:table-cell>
          <table:table-cell office:value-type="string">
            <text:p>$1.43</text:p>
          </table:table-cell>
          <table:table-cell office:value-type="float" office:value="23363264">
            <text:p>23363264</text:p>
          </table:table-cell>
          <table:table-cell office:value-type="string">
            <text:p>$1.39</text:p>
          </table:table-cell>
          <table:table-cell office:value-type="string">
            <text:p>$1.43</text:p>
          </table:table-cell>
          <table:table-cell office:value-type="string">
            <text:p>$1.37</text:p>
          </table:table-cell>
        </table:table-row>
        <table:table-row table:style-name="ro1">
          <table:table-cell office:value-type="string">
            <text:p>06/12/2019</text:p>
          </table:table-cell>
          <table:table-cell office:value-type="string">
            <text:p>$1.38</text:p>
          </table:table-cell>
          <table:table-cell office:value-type="float" office:value="19657192">
            <text:p>19657192</text:p>
          </table:table-cell>
          <table:table-cell office:value-type="string">
            <text:p>$1.42</text:p>
          </table:table-cell>
          <table:table-cell office:value-type="string">
            <text:p>$1.45</text:p>
          </table:table-cell>
          <table:table-cell office:value-type="string">
            <text:p>$1.38</text:p>
          </table:table-cell>
        </table:table-row>
        <table:table-row table:style-name="ro1">
          <table:table-cell office:value-type="string">
            <text:p>06/11/2019</text:p>
          </table:table-cell>
          <table:table-cell office:value-type="string">
            <text:p>$1.43</text:p>
          </table:table-cell>
          <table:table-cell office:value-type="float" office:value="53695360">
            <text:p>53695360</text:p>
          </table:table-cell>
          <table:table-cell office:value-type="string">
            <text:p>$1.38</text:p>
          </table:table-cell>
          <table:table-cell office:value-type="string">
            <text:p>$1.46</text:p>
          </table:table-cell>
          <table:table-cell office:value-type="string">
            <text:p>$1.37</text:p>
          </table:table-cell>
        </table:table-row>
        <table:table-row table:style-name="ro1">
          <table:table-cell office:value-type="string">
            <text:p>06/10/2019</text:p>
          </table:table-cell>
          <table:table-cell office:value-type="string">
            <text:p>$1.36</text:p>
          </table:table-cell>
          <table:table-cell office:value-type="float" office:value="75705960">
            <text:p>75705960</text:p>
          </table:table-cell>
          <table:table-cell office:value-type="string">
            <text:p>$1.34</text:p>
          </table:table-cell>
          <table:table-cell office:value-type="string">
            <text:p>$1.39</text:p>
          </table:table-cell>
          <table:table-cell office:value-type="string">
            <text:p>$1.32</text:p>
          </table:table-cell>
        </table:table-row>
        <table:table-row table:style-name="ro1">
          <table:table-cell office:value-type="string">
            <text:p>06/07/2019</text:p>
          </table:table-cell>
          <table:table-cell office:value-type="string">
            <text:p>$1.26</text:p>
          </table:table-cell>
          <table:table-cell office:value-type="float" office:value="42365320">
            <text:p>42365320</text:p>
          </table:table-cell>
          <table:table-cell office:value-type="string">
            <text:p>$1.28</text:p>
          </table:table-cell>
          <table:table-cell office:value-type="string">
            <text:p>$1.31</text:p>
          </table:table-cell>
          <table:table-cell office:value-type="string">
            <text:p>$1.25</text:p>
          </table:table-cell>
        </table:table-row>
        <table:table-row table:style-name="ro1">
          <table:table-cell office:value-type="string">
            <text:p>06/06/2019</text:p>
          </table:table-cell>
          <table:table-cell office:value-type="string">
            <text:p>$1.28</text:p>
          </table:table-cell>
          <table:table-cell office:value-type="float" office:value="54232080">
            <text:p>54232080</text:p>
          </table:table-cell>
          <table:table-cell office:value-type="string">
            <text:p>$1.25</text:p>
          </table:table-cell>
          <table:table-cell office:value-type="string">
            <text:p>$1.28</text:p>
          </table:table-cell>
          <table:table-cell office:value-type="string">
            <text:p>$1.21</text:p>
          </table:table-cell>
        </table:table-row>
        <table:table-row table:style-name="ro1">
          <table:table-cell office:value-type="string">
            <text:p>06/05/2019</text:p>
          </table:table-cell>
          <table:table-cell office:value-type="string">
            <text:p>$1.26</text:p>
          </table:table-cell>
          <table:table-cell office:value-type="float" office:value="157416960">
            <text:p>157416960</text:p>
          </table:table-cell>
          <table:table-cell office:value-type="string">
            <text:p>$1.37</text:p>
          </table:table-cell>
          <table:table-cell office:value-type="string">
            <text:p>$1.40</text:p>
          </table:table-cell>
          <table:table-cell office:value-type="string">
            <text:p>$1.18</text:p>
          </table:table-cell>
        </table:table-row>
        <table:table-row table:style-name="ro1">
          <table:table-cell office:value-type="string">
            <text:p>06/04/2019</text:p>
          </table:table-cell>
          <table:table-cell office:value-type="string">
            <text:p>$1.96</text:p>
          </table:table-cell>
          <table:table-cell office:value-type="float" office:value="41720480">
            <text:p>41720480</text:p>
          </table:table-cell>
          <table:table-cell office:value-type="string">
            <text:p>$1.90</text:p>
          </table:table-cell>
          <table:table-cell office:value-type="string">
            <text:p>$1.96</text:p>
          </table:table-cell>
          <table:table-cell office:value-type="string">
            <text:p>$1.88</text:p>
          </table:table-cell>
        </table:table-row>
        <table:table-row table:style-name="ro1">
          <table:table-cell office:value-type="string">
            <text:p>06/03/2019</text:p>
          </table:table-cell>
          <table:table-cell office:value-type="string">
            <text:p>$1.87</text:p>
          </table:table-cell>
          <table:table-cell office:value-type="float" office:value="20916404">
            <text:p>20916404</text:p>
          </table:table-cell>
          <table:table-cell office:value-type="string">
            <text:p>$1.90</text:p>
          </table:table-cell>
          <table:table-cell office:value-type="string">
            <text:p>$1.91</text:p>
          </table:table-cell>
          <table:table-cell office:value-type="string">
            <text:p>$1.86</text:p>
          </table:table-cell>
        </table:table-row>
        <table:table-row table:style-name="ro1">
          <table:table-cell office:value-type="string">
            <text:p>05/31/2019</text:p>
          </table:table-cell>
          <table:table-cell office:value-type="string">
            <text:p>$1.90</text:p>
          </table:table-cell>
          <table:table-cell office:value-type="float" office:value="15932960">
            <text:p>15932960</text:p>
          </table:table-cell>
          <table:table-cell office:value-type="string">
            <text:p>$1.87</text:p>
          </table:table-cell>
          <table:table-cell office:value-type="string">
            <text:p>$1.92</text:p>
          </table:table-cell>
          <table:table-cell office:value-type="string">
            <text:p>$1.83</text:p>
          </table:table-cell>
        </table:table-row>
        <table:table-row table:style-name="ro1">
          <table:table-cell office:value-type="string">
            <text:p>05/30/2019</text:p>
          </table:table-cell>
          <table:table-cell office:value-type="string">
            <text:p>$1.90</text:p>
          </table:table-cell>
          <table:table-cell office:value-type="float" office:value="10780780">
            <text:p>10780780</text:p>
          </table:table-cell>
          <table:table-cell office:value-type="string">
            <text:p>$1.89</text:p>
          </table:table-cell>
          <table:table-cell office:value-type="string">
            <text:p>$1.93</text:p>
          </table:table-cell>
          <table:table-cell office:value-type="string">
            <text:p>$1.88</text:p>
          </table:table-cell>
        </table:table-row>
        <table:table-row table:style-name="ro1">
          <table:table-cell office:value-type="string">
            <text:p>05/29/2019</text:p>
          </table:table-cell>
          <table:table-cell office:value-type="string">
            <text:p>$1.89</text:p>
          </table:table-cell>
          <table:table-cell office:value-type="float" office:value="16511496">
            <text:p>16511496</text:p>
          </table:table-cell>
          <table:table-cell office:value-type="string">
            <text:p>$1.93</text:p>
          </table:table-cell>
          <table:table-cell office:value-type="string">
            <text:p>$1.94</text:p>
          </table:table-cell>
          <table:table-cell office:value-type="string">
            <text:p>$1.85</text:p>
          </table:table-cell>
        </table:table-row>
        <table:table-row table:style-name="ro1">
          <table:table-cell office:value-type="string">
            <text:p>05/28/2019</text:p>
          </table:table-cell>
          <table:table-cell office:value-type="string">
            <text:p>$1.94</text:p>
          </table:table-cell>
          <table:table-cell office:value-type="float" office:value="10931372">
            <text:p>10931372</text:p>
          </table:table-cell>
          <table:table-cell office:value-type="string">
            <text:p>$1.96</text:p>
          </table:table-cell>
          <table:table-cell office:value-type="string">
            <text:p>$2.00</text:p>
          </table:table-cell>
          <table:table-cell office:value-type="string">
            <text:p>$1.94</text:p>
          </table:table-cell>
        </table:table-row>
        <table:table-row table:style-name="ro1">
          <table:table-cell office:value-type="string">
            <text:p>05/24/2019</text:p>
          </table:table-cell>
          <table:table-cell office:value-type="string">
            <text:p>$1.96</text:p>
          </table:table-cell>
          <table:table-cell office:value-type="float" office:value="10168560">
            <text:p>10168560</text:p>
          </table:table-cell>
          <table:table-cell office:value-type="string">
            <text:p>$1.93</text:p>
          </table:table-cell>
          <table:table-cell office:value-type="string">
            <text:p>$1.96</text:p>
          </table:table-cell>
          <table:table-cell office:value-type="string">
            <text:p>$1.93</text:p>
          </table:table-cell>
        </table:table-row>
        <table:table-row table:style-name="ro1">
          <table:table-cell office:value-type="string">
            <text:p>05/23/2019</text:p>
          </table:table-cell>
          <table:table-cell office:value-type="string">
            <text:p>$1.93</text:p>
          </table:table-cell>
          <table:table-cell office:value-type="float" office:value="15677904">
            <text:p>15677904</text:p>
          </table:table-cell>
          <table:table-cell office:value-type="string">
            <text:p>$1.96</text:p>
          </table:table-cell>
          <table:table-cell office:value-type="string">
            <text:p>$1.97</text:p>
          </table:table-cell>
          <table:table-cell office:value-type="string">
            <text:p>$1.92</text:p>
          </table:table-cell>
        </table:table-row>
        <table:table-row table:style-name="ro1">
          <table:table-cell office:value-type="string">
            <text:p>05/22/2019</text:p>
          </table:table-cell>
          <table:table-cell office:value-type="string">
            <text:p>$1.98</text:p>
          </table:table-cell>
          <table:table-cell office:value-type="float" office:value="18064500">
            <text:p>18064500</text:p>
          </table:table-cell>
          <table:table-cell table:number-columns-repeated="2" office:value-type="string">
            <text:p>$2.02</text:p>
          </table:table-cell>
          <table:table-cell office:value-type="string">
            <text:p>$1.94</text:p>
          </table:table-cell>
        </table:table-row>
        <table:table-row table:style-name="ro1">
          <table:table-cell office:value-type="string">
            <text:p>05/21/2019</text:p>
          </table:table-cell>
          <table:table-cell office:value-type="string">
            <text:p>$2.03</text:p>
          </table:table-cell>
          <table:table-cell office:value-type="float" office:value="22788432">
            <text:p>22788432</text:p>
          </table:table-cell>
          <table:table-cell office:value-type="string">
            <text:p>$2.02</text:p>
          </table:table-cell>
          <table:table-cell office:value-type="string">
            <text:p>$2.04</text:p>
          </table:table-cell>
          <table:table-cell office:value-type="string">
            <text:p>$1.97</text:p>
          </table:table-cell>
        </table:table-row>
        <table:table-row table:style-name="ro1">
          <table:table-cell office:value-type="string">
            <text:p>05/20/2019</text:p>
          </table:table-cell>
          <table:table-cell office:value-type="string">
            <text:p>$2.02</text:p>
          </table:table-cell>
          <table:table-cell office:value-type="float" office:value="20174308">
            <text:p>20174308</text:p>
          </table:table-cell>
          <table:table-cell office:value-type="string">
            <text:p>$2.12</text:p>
          </table:table-cell>
          <table:table-cell office:value-type="string">
            <text:p>$2.13</text:p>
          </table:table-cell>
          <table:table-cell office:value-type="string">
            <text:p>$2.00</text:p>
          </table:table-cell>
        </table:table-row>
        <table:table-row table:style-name="ro1">
          <table:table-cell office:value-type="string">
            <text:p>05/17/2019</text:p>
          </table:table-cell>
          <table:table-cell office:value-type="string">
            <text:p>$2.15</text:p>
          </table:table-cell>
          <table:table-cell office:value-type="float" office:value="7869140">
            <text:p>7869140</text:p>
          </table:table-cell>
          <table:table-cell office:value-type="string">
            <text:p>$2.14</text:p>
          </table:table-cell>
          <table:table-cell office:value-type="string">
            <text:p>$2.20</text:p>
          </table:table-cell>
          <table:table-cell office:value-type="string">
            <text:p>$2.14</text:p>
          </table:table-cell>
        </table:table-row>
        <table:table-row table:style-name="ro1">
          <table:table-cell office:value-type="string">
            <text:p>05/16/2019</text:p>
          </table:table-cell>
          <table:table-cell office:value-type="string">
            <text:p>$2.17</text:p>
          </table:table-cell>
          <table:table-cell office:value-type="float" office:value="7003936">
            <text:p>7003936</text:p>
          </table:table-cell>
          <table:table-cell office:value-type="string">
            <text:p>$2.19</text:p>
          </table:table-cell>
          <table:table-cell office:value-type="string">
            <text:p>$2.21</text:p>
          </table:table-cell>
          <table:table-cell office:value-type="string">
            <text:p>$2.16</text:p>
          </table:table-cell>
        </table:table-row>
        <table:table-row table:style-name="ro1">
          <table:table-cell office:value-type="string">
            <text:p>05/15/2019</text:p>
          </table:table-cell>
          <table:table-cell office:value-type="string">
            <text:p>$2.17</text:p>
          </table:table-cell>
          <table:table-cell office:value-type="float" office:value="9014052">
            <text:p>9014052</text:p>
          </table:table-cell>
          <table:table-cell office:value-type="string">
            <text:p>$2.11</text:p>
          </table:table-cell>
          <table:table-cell office:value-type="string">
            <text:p>$2.18</text:p>
          </table:table-cell>
          <table:table-cell office:value-type="string">
            <text:p>$2.11</text:p>
          </table:table-cell>
        </table:table-row>
        <table:table-row table:style-name="ro1">
          <table:table-cell office:value-type="string">
            <text:p>05/14/2019</text:p>
          </table:table-cell>
          <table:table-cell office:value-type="string">
            <text:p>$2.13</text:p>
          </table:table-cell>
          <table:table-cell office:value-type="float" office:value="10451432">
            <text:p>10451432</text:p>
          </table:table-cell>
          <table:table-cell office:value-type="string">
            <text:p>$2.08</text:p>
          </table:table-cell>
          <table:table-cell office:value-type="string">
            <text:p>$2.14</text:p>
          </table:table-cell>
          <table:table-cell office:value-type="string">
            <text:p>$2.06</text:p>
          </table:table-cell>
        </table:table-row>
        <table:table-row table:style-name="ro1">
          <table:table-cell office:value-type="string">
            <text:p>05/13/2019</text:p>
          </table:table-cell>
          <table:table-cell office:value-type="string">
            <text:p>$2.07</text:p>
          </table:table-cell>
          <table:table-cell office:value-type="float" office:value="12172876">
            <text:p>12172876</text:p>
          </table:table-cell>
          <table:table-cell office:value-type="string">
            <text:p>$2.08</text:p>
          </table:table-cell>
          <table:table-cell office:value-type="string">
            <text:p>$2.09</text:p>
          </table:table-cell>
          <table:table-cell office:value-type="string">
            <text:p>$2.04</text:p>
          </table:table-cell>
        </table:table-row>
        <table:table-row table:style-name="ro1">
          <table:table-cell office:value-type="string">
            <text:p>05/10/2019</text:p>
          </table:table-cell>
          <table:table-cell office:value-type="string">
            <text:p>$2.12</text:p>
          </table:table-cell>
          <table:table-cell office:value-type="float" office:value="9206096">
            <text:p>9206096</text:p>
          </table:table-cell>
          <table:table-cell office:value-type="string">
            <text:p>$2.13</text:p>
          </table:table-cell>
          <table:table-cell office:value-type="string">
            <text:p>$2.15</text:p>
          </table:table-cell>
          <table:table-cell office:value-type="string">
            <text:p>$2.09</text:p>
          </table:table-cell>
        </table:table-row>
        <table:table-row table:style-name="ro1">
          <table:table-cell office:value-type="string">
            <text:p>05/09/2019</text:p>
          </table:table-cell>
          <table:table-cell office:value-type="string">
            <text:p>$2.13</text:p>
          </table:table-cell>
          <table:table-cell office:value-type="float" office:value="9358136">
            <text:p>9358136</text:p>
          </table:table-cell>
          <table:table-cell office:value-type="string">
            <text:p>$2.15</text:p>
          </table:table-cell>
          <table:table-cell office:value-type="string">
            <text:p>$2.16</text:p>
          </table:table-cell>
          <table:table-cell office:value-type="string">
            <text:p>$2.12</text:p>
          </table:table-cell>
        </table:table-row>
        <table:table-row table:style-name="ro1">
          <table:table-cell office:value-type="string">
            <text:p>05/08/2019</text:p>
          </table:table-cell>
          <table:table-cell office:value-type="string">
            <text:p>$2.17</text:p>
          </table:table-cell>
          <table:table-cell office:value-type="float" office:value="8249560">
            <text:p>8249560</text:p>
          </table:table-cell>
          <table:table-cell office:value-type="string">
            <text:p>$2.19</text:p>
          </table:table-cell>
          <table:table-cell office:value-type="string">
            <text:p>$2.21</text:p>
          </table:table-cell>
          <table:table-cell office:value-type="string">
            <text:p>$2.16</text:p>
          </table:table-cell>
        </table:table-row>
        <table:table-row table:style-name="ro1">
          <table:table-cell office:value-type="string">
            <text:p>05/07/2019</text:p>
          </table:table-cell>
          <table:table-cell office:value-type="string">
            <text:p>$2.19</text:p>
          </table:table-cell>
          <table:table-cell office:value-type="float" office:value="10366324">
            <text:p>10366324</text:p>
          </table:table-cell>
          <table:table-cell office:value-type="string">
            <text:p>$2.19</text:p>
          </table:table-cell>
          <table:table-cell office:value-type="string">
            <text:p>$2.23</text:p>
          </table:table-cell>
          <table:table-cell office:value-type="string">
            <text:p>$2.17</text:p>
          </table:table-cell>
        </table:table-row>
        <table:table-row table:style-name="ro1">
          <table:table-cell office:value-type="string">
            <text:p>05/06/2019</text:p>
          </table:table-cell>
          <table:table-cell office:value-type="string">
            <text:p>$2.21</text:p>
          </table:table-cell>
          <table:table-cell office:value-type="float" office:value="9625712">
            <text:p>9625712</text:p>
          </table:table-cell>
          <table:table-cell office:value-type="string">
            <text:p>$2.21</text:p>
          </table:table-cell>
          <table:table-cell office:value-type="string">
            <text:p>$2.23</text:p>
          </table:table-cell>
          <table:table-cell office:value-type="string">
            <text:p>$2.17</text:p>
          </table:table-cell>
        </table:table-row>
        <table:table-row table:style-name="ro1">
          <table:table-cell office:value-type="string">
            <text:p>05/03/2019</text:p>
          </table:table-cell>
          <table:table-cell office:value-type="string">
            <text:p>$2.24</text:p>
          </table:table-cell>
          <table:table-cell office:value-type="float" office:value="8718416">
            <text:p>8718416</text:p>
          </table:table-cell>
          <table:table-cell office:value-type="string">
            <text:p>$2.20</text:p>
          </table:table-cell>
          <table:table-cell office:value-type="string">
            <text:p>$2.25</text:p>
          </table:table-cell>
          <table:table-cell office:value-type="string">
            <text:p>$2.19</text:p>
          </table:table-cell>
        </table:table-row>
        <table:table-row table:style-name="ro1">
          <table:table-cell office:value-type="string">
            <text:p>05/02/2019</text:p>
          </table:table-cell>
          <table:table-cell office:value-type="string">
            <text:p>$2.19</text:p>
          </table:table-cell>
          <table:table-cell office:value-type="float" office:value="12468436">
            <text:p>12468436</text:p>
          </table:table-cell>
          <table:table-cell office:value-type="string">
            <text:p>$2.13</text:p>
          </table:table-cell>
          <table:table-cell office:value-type="string">
            <text:p>$2.21</text:p>
          </table:table-cell>
          <table:table-cell office:value-type="string">
            <text:p>$2.13</text:p>
          </table:table-cell>
        </table:table-row>
        <table:table-row table:style-name="ro1">
          <table:table-cell office:value-type="string">
            <text:p>05/01/2019</text:p>
          </table:table-cell>
          <table:table-cell office:value-type="string">
            <text:p>$2.13</text:p>
          </table:table-cell>
          <table:table-cell office:value-type="float" office:value="14155816">
            <text:p>14155816</text:p>
          </table:table-cell>
          <table:table-cell office:value-type="string">
            <text:p>$2.17</text:p>
          </table:table-cell>
          <table:table-cell office:value-type="string">
            <text:p>$2.20</text:p>
          </table:table-cell>
          <table:table-cell office:value-type="string">
            <text:p>$2.12</text:p>
          </table:table-cell>
        </table:table-row>
        <table:table-row table:style-name="ro1">
          <table:table-cell office:value-type="string">
            <text:p>04/30/2019</text:p>
          </table:table-cell>
          <table:table-cell office:value-type="string">
            <text:p>$2.16</text:p>
          </table:table-cell>
          <table:table-cell office:value-type="float" office:value="12830560">
            <text:p>12830560</text:p>
          </table:table-cell>
          <table:table-cell office:value-type="string">
            <text:p>$2.20</text:p>
          </table:table-cell>
          <table:table-cell office:value-type="string">
            <text:p>$2.21</text:p>
          </table:table-cell>
          <table:table-cell office:value-type="string">
            <text:p>$2.16</text:p>
          </table:table-cell>
        </table:table-row>
        <table:table-row table:style-name="ro1">
          <table:table-cell office:value-type="string">
            <text:p>04/29/2019</text:p>
          </table:table-cell>
          <table:table-cell office:value-type="string">
            <text:p>$2.19</text:p>
          </table:table-cell>
          <table:table-cell office:value-type="float" office:value="10192372">
            <text:p>10192372</text:p>
          </table:table-cell>
          <table:table-cell office:value-type="string">
            <text:p>$2.22</text:p>
          </table:table-cell>
          <table:table-cell office:value-type="string">
            <text:p>$2.23</text:p>
          </table:table-cell>
          <table:table-cell office:value-type="string">
            <text:p>$2.18</text:p>
          </table:table-cell>
        </table:table-row>
        <table:table-row table:style-name="ro1">
          <table:table-cell office:value-type="string">
            <text:p>04/26/2019</text:p>
          </table:table-cell>
          <table:table-cell office:value-type="string">
            <text:p>$2.22</text:p>
          </table:table-cell>
          <table:table-cell office:value-type="float" office:value="9227140">
            <text:p>9227140</text:p>
          </table:table-cell>
          <table:table-cell office:value-type="string">
            <text:p>$2.23</text:p>
          </table:table-cell>
          <table:table-cell office:value-type="string">
            <text:p>$2.26</text:p>
          </table:table-cell>
          <table:table-cell office:value-type="string">
            <text:p>$2.22</text:p>
          </table:table-cell>
        </table:table-row>
        <table:table-row table:style-name="ro1">
          <table:table-cell office:value-type="string">
            <text:p>04/25/2019</text:p>
          </table:table-cell>
          <table:table-cell office:value-type="string">
            <text:p>$2.24</text:p>
          </table:table-cell>
          <table:table-cell office:value-type="float" office:value="10507972">
            <text:p>10507972</text:p>
          </table:table-cell>
          <table:table-cell table:number-columns-repeated="2" office:value-type="string">
            <text:p>$2.25</text:p>
          </table:table-cell>
          <table:table-cell office:value-type="string">
            <text:p>$2.18</text:p>
          </table:table-cell>
        </table:table-row>
        <table:table-row table:style-name="ro1">
          <table:table-cell office:value-type="string">
            <text:p>04/24/2019</text:p>
          </table:table-cell>
          <table:table-cell office:value-type="string">
            <text:p>$2.25</text:p>
          </table:table-cell>
          <table:table-cell office:value-type="float" office:value="16406892">
            <text:p>16406892</text:p>
          </table:table-cell>
          <table:table-cell office:value-type="string">
            <text:p>$2.23</text:p>
          </table:table-cell>
          <table:table-cell office:value-type="string">
            <text:p>$2.27</text:p>
          </table:table-cell>
          <table:table-cell office:value-type="string">
            <text:p>$2.22</text:p>
          </table:table-cell>
        </table:table-row>
        <table:table-row table:style-name="ro1">
          <table:table-cell office:value-type="string">
            <text:p>04/23/2019</text:p>
          </table:table-cell>
          <table:table-cell office:value-type="string">
            <text:p>$2.22</text:p>
          </table:table-cell>
          <table:table-cell office:value-type="float" office:value="17809316">
            <text:p>17809316</text:p>
          </table:table-cell>
          <table:table-cell office:value-type="string">
            <text:p>$2.16</text:p>
          </table:table-cell>
          <table:table-cell office:value-type="string">
            <text:p>$2.24</text:p>
          </table:table-cell>
          <table:table-cell office:value-type="string">
            <text:p>$2.16</text:p>
          </table:table-cell>
        </table:table-row>
        <table:table-row table:style-name="ro1">
          <table:table-cell office:value-type="string">
            <text:p>04/22/2019</text:p>
          </table:table-cell>
          <table:table-cell office:value-type="string">
            <text:p>$2.16</text:p>
          </table:table-cell>
          <table:table-cell office:value-type="float" office:value="25114236">
            <text:p>25114236</text:p>
          </table:table-cell>
          <table:table-cell office:value-type="string">
            <text:p>$2.19</text:p>
          </table:table-cell>
          <table:table-cell office:value-type="string">
            <text:p>$2.20</text:p>
          </table:table-cell>
          <table:table-cell office:value-type="string">
            <text:p>$2.13</text:p>
          </table:table-cell>
        </table:table-row>
        <table:table-row table:style-name="ro1">
          <table:table-cell office:value-type="string">
            <text:p>04/18/2019</text:p>
          </table:table-cell>
          <table:table-cell office:value-type="string">
            <text:p>$2.19</text:p>
          </table:table-cell>
          <table:table-cell office:value-type="float" office:value="15243416">
            <text:p>15243416</text:p>
          </table:table-cell>
          <table:table-cell office:value-type="string">
            <text:p>$2.22</text:p>
          </table:table-cell>
          <table:table-cell office:value-type="string">
            <text:p>$2.26</text:p>
          </table:table-cell>
          <table:table-cell office:value-type="string">
            <text:p>$2.19</text:p>
          </table:table-cell>
        </table:table-row>
        <table:table-row table:style-name="ro1">
          <table:table-cell office:value-type="string">
            <text:p>04/17/2019</text:p>
          </table:table-cell>
          <table:table-cell office:value-type="string">
            <text:p>$2.24</text:p>
          </table:table-cell>
          <table:table-cell office:value-type="float" office:value="15683528">
            <text:p>15683528</text:p>
          </table:table-cell>
          <table:table-cell table:number-columns-repeated="2" office:value-type="string">
            <text:p>$2.28</text:p>
          </table:table-cell>
          <table:table-cell office:value-type="string">
            <text:p>$2.19</text:p>
          </table:table-cell>
        </table:table-row>
        <table:table-row table:style-name="ro1">
          <table:table-cell office:value-type="string">
            <text:p>04/16/2019</text:p>
          </table:table-cell>
          <table:table-cell office:value-type="string">
            <text:p>$2.27</text:p>
          </table:table-cell>
          <table:table-cell office:value-type="float" office:value="18863076">
            <text:p>18863076</text:p>
          </table:table-cell>
          <table:table-cell office:value-type="string">
            <text:p>$2.25</text:p>
          </table:table-cell>
          <table:table-cell office:value-type="string">
            <text:p>$2.29</text:p>
          </table:table-cell>
          <table:table-cell office:value-type="string">
            <text:p>$2.24</text:p>
          </table:table-cell>
        </table:table-row>
        <table:table-row table:style-name="ro1">
          <table:table-cell office:value-type="string">
            <text:p>04/15/2019</text:p>
          </table:table-cell>
          <table:table-cell office:value-type="string">
            <text:p>$2.24</text:p>
          </table:table-cell>
          <table:table-cell office:value-type="float" office:value="22109572">
            <text:p>22109572</text:p>
          </table:table-cell>
          <table:table-cell office:value-type="string">
            <text:p>$2.32</text:p>
          </table:table-cell>
          <table:table-cell office:value-type="string">
            <text:p>$2.34</text:p>
          </table:table-cell>
          <table:table-cell office:value-type="string">
            <text:p>$2.20</text:p>
          </table:table-cell>
        </table:table-row>
        <table:table-row table:style-name="ro1">
          <table:table-cell office:value-type="string">
            <text:p>04/12/2019</text:p>
          </table:table-cell>
          <table:table-cell office:value-type="string">
            <text:p>$2.33</text:p>
          </table:table-cell>
          <table:table-cell office:value-type="float" office:value="19111700">
            <text:p>19111700</text:p>
          </table:table-cell>
          <table:table-cell office:value-type="string">
            <text:p>$2.45</text:p>
          </table:table-cell>
          <table:table-cell office:value-type="string">
            <text:p>$2.46</text:p>
          </table:table-cell>
          <table:table-cell office:value-type="string">
            <text:p>$2.32</text:p>
          </table:table-cell>
        </table:table-row>
        <table:table-row table:style-name="ro1">
          <table:table-cell office:value-type="string">
            <text:p>04/11/2019</text:p>
          </table:table-cell>
          <table:table-cell office:value-type="string">
            <text:p>$2.44</text:p>
          </table:table-cell>
          <table:table-cell office:value-type="float" office:value="10180772">
            <text:p>10180772</text:p>
          </table:table-cell>
          <table:table-cell table:number-columns-repeated="2" office:value-type="string">
            <text:p>$2.50</text:p>
          </table:table-cell>
          <table:table-cell office:value-type="string">
            <text:p>$2.44</text:p>
          </table:table-cell>
        </table:table-row>
        <table:table-row table:style-name="ro1">
          <table:table-cell office:value-type="string">
            <text:p>04/10/2019</text:p>
          </table:table-cell>
          <table:table-cell office:value-type="string">
            <text:p>$2.49</text:p>
          </table:table-cell>
          <table:table-cell office:value-type="float" office:value="11228808">
            <text:p>11228808</text:p>
          </table:table-cell>
          <table:table-cell office:value-type="string">
            <text:p>$2.47</text:p>
          </table:table-cell>
          <table:table-cell office:value-type="string">
            <text:p>$2.50</text:p>
          </table:table-cell>
          <table:table-cell office:value-type="string">
            <text:p>$2.47</text:p>
          </table:table-cell>
        </table:table-row>
        <table:table-row table:style-name="ro1">
          <table:table-cell office:value-type="string">
            <text:p>04/09/2019</text:p>
          </table:table-cell>
          <table:table-cell office:value-type="string">
            <text:p>$2.46</text:p>
          </table:table-cell>
          <table:table-cell office:value-type="float" office:value="11913900">
            <text:p>11913900</text:p>
          </table:table-cell>
          <table:table-cell office:value-type="string">
            <text:p>$2.46</text:p>
          </table:table-cell>
          <table:table-cell office:value-type="string">
            <text:p>$2.50</text:p>
          </table:table-cell>
          <table:table-cell office:value-type="string">
            <text:p>$2.45</text:p>
          </table:table-cell>
        </table:table-row>
        <table:table-row table:style-name="ro1">
          <table:table-cell office:value-type="string">
            <text:p>04/08/2019</text:p>
          </table:table-cell>
          <table:table-cell office:value-type="string">
            <text:p>$2.49</text:p>
          </table:table-cell>
          <table:table-cell office:value-type="float" office:value="18197704">
            <text:p>18197704</text:p>
          </table:table-cell>
          <table:table-cell office:value-type="string">
            <text:p>$2.45</text:p>
          </table:table-cell>
          <table:table-cell office:value-type="string">
            <text:p>$2.52</text:p>
          </table:table-cell>
          <table:table-cell office:value-type="string">
            <text:p>$2.43</text:p>
          </table:table-cell>
        </table:table-row>
        <table:table-row table:style-name="ro1">
          <table:table-cell office:value-type="string">
            <text:p>04/05/2019</text:p>
          </table:table-cell>
          <table:table-cell office:value-type="string">
            <text:p>$2.47</text:p>
          </table:table-cell>
          <table:table-cell office:value-type="float" office:value="22974356">
            <text:p>22974356</text:p>
          </table:table-cell>
          <table:table-cell office:value-type="string">
            <text:p>$2.49</text:p>
          </table:table-cell>
          <table:table-cell office:value-type="string">
            <text:p>$2.50</text:p>
          </table:table-cell>
          <table:table-cell office:value-type="string">
            <text:p>$2.45</text:p>
          </table:table-cell>
        </table:table-row>
        <table:table-row table:style-name="ro1">
          <table:table-cell office:value-type="string">
            <text:p>04/04/2019</text:p>
          </table:table-cell>
          <table:table-cell office:value-type="string">
            <text:p>$2.51</text:p>
          </table:table-cell>
          <table:table-cell office:value-type="float" office:value="31660944">
            <text:p>31660944</text:p>
          </table:table-cell>
          <table:table-cell office:value-type="string">
            <text:p>$2.44</text:p>
          </table:table-cell>
          <table:table-cell office:value-type="string">
            <text:p>$2.52</text:p>
          </table:table-cell>
          <table:table-cell office:value-type="string">
            <text:p>$2.41</text:p>
          </table:table-cell>
        </table:table-row>
        <table:table-row table:style-name="ro1">
          <table:table-cell office:value-type="string">
            <text:p>04/03/2019</text:p>
          </table:table-cell>
          <table:table-cell office:value-type="string">
            <text:p>$2.41</text:p>
          </table:table-cell>
          <table:table-cell office:value-type="float" office:value="106357960">
            <text:p>106357960</text:p>
          </table:table-cell>
          <table:table-cell office:value-type="string">
            <text:p>$2.22</text:p>
          </table:table-cell>
          <table:table-cell office:value-type="string">
            <text:p>$2.51</text:p>
          </table:table-cell>
          <table:table-cell office:value-type="string">
            <text:p>$2.21</text:p>
          </table:table-cell>
        </table:table-row>
        <table:table-row table:style-name="ro1">
          <table:table-cell office:value-type="string">
            <text:p>04/02/2019</text:p>
          </table:table-cell>
          <table:table-cell office:value-type="string">
            <text:p>$2.53</text:p>
          </table:table-cell>
          <table:table-cell office:value-type="float" office:value="33946052">
            <text:p>33946052</text:p>
          </table:table-cell>
          <table:table-cell office:value-type="string">
            <text:p>$2.59</text:p>
          </table:table-cell>
          <table:table-cell office:value-type="string">
            <text:p>$2.60</text:p>
          </table:table-cell>
          <table:table-cell office:value-type="string">
            <text:p>$2.52</text:p>
          </table:table-cell>
        </table:table-row>
        <table:table-row table:style-name="ro1">
          <table:table-cell office:value-type="string">
            <text:p>04/01/2019</text:p>
          </table:table-cell>
          <table:table-cell office:value-type="string">
            <text:p>$2.59</text:p>
          </table:table-cell>
          <table:table-cell office:value-type="float" office:value="17536736">
            <text:p>17536736</text:p>
          </table:table-cell>
          <table:table-cell office:value-type="string">
            <text:p>$2.57</text:p>
          </table:table-cell>
          <table:table-cell office:value-type="string">
            <text:p>$2.61</text:p>
          </table:table-cell>
          <table:table-cell office:value-type="string">
            <text:p>$2.51</text:p>
          </table:table-cell>
        </table:table-row>
        <table:table-row table:style-name="ro1">
          <table:table-cell office:value-type="string">
            <text:p>03/29/2019</text:p>
          </table:table-cell>
          <table:table-cell office:value-type="string">
            <text:p>$2.54</text:p>
          </table:table-cell>
          <table:table-cell office:value-type="float" office:value="11673848">
            <text:p>11673848</text:p>
          </table:table-cell>
          <table:table-cell office:value-type="string">
            <text:p>$2.55</text:p>
          </table:table-cell>
          <table:table-cell office:value-type="string">
            <text:p>$2.59</text:p>
          </table:table-cell>
          <table:table-cell office:value-type="string">
            <text:p>$2.54</text:p>
          </table:table-cell>
        </table:table-row>
        <table:table-row table:style-name="ro1">
          <table:table-cell office:value-type="string">
            <text:p>03/28/2019</text:p>
          </table:table-cell>
          <table:table-cell office:value-type="string">
            <text:p>$2.55</text:p>
          </table:table-cell>
          <table:table-cell office:value-type="float" office:value="12452176">
            <text:p>12452176</text:p>
          </table:table-cell>
          <table:table-cell office:value-type="string">
            <text:p>$2.59</text:p>
          </table:table-cell>
          <table:table-cell office:value-type="string">
            <text:p>$2.62</text:p>
          </table:table-cell>
          <table:table-cell office:value-type="string">
            <text:p>$2.52</text:p>
          </table:table-cell>
        </table:table-row>
        <table:table-row table:style-name="ro1">
          <table:table-cell office:value-type="string">
            <text:p>03/27/2019</text:p>
          </table:table-cell>
          <table:table-cell office:value-type="string">
            <text:p>$2.57</text:p>
          </table:table-cell>
          <table:table-cell office:value-type="float" office:value="10311512">
            <text:p>10311512</text:p>
          </table:table-cell>
          <table:table-cell office:value-type="string">
            <text:p>$2.59</text:p>
          </table:table-cell>
          <table:table-cell office:value-type="string">
            <text:p>$2.64</text:p>
          </table:table-cell>
          <table:table-cell office:value-type="string">
            <text:p>$2.56</text:p>
          </table:table-cell>
        </table:table-row>
        <table:table-row table:style-name="ro1">
          <table:table-cell office:value-type="string">
            <text:p>03/26/2019</text:p>
          </table:table-cell>
          <table:table-cell office:value-type="string">
            <text:p>$2.59</text:p>
          </table:table-cell>
          <table:table-cell office:value-type="float" office:value="14140036">
            <text:p>14140036</text:p>
          </table:table-cell>
          <table:table-cell office:value-type="string">
            <text:p>$2.53</text:p>
          </table:table-cell>
          <table:table-cell office:value-type="string">
            <text:p>$2.61</text:p>
          </table:table-cell>
          <table:table-cell office:value-type="string">
            <text:p>$2.52</text:p>
          </table:table-cell>
        </table:table-row>
        <table:table-row table:style-name="ro1">
          <table:table-cell office:value-type="string">
            <text:p>03/25/2019</text:p>
          </table:table-cell>
          <table:table-cell office:value-type="string">
            <text:p>$2.54</text:p>
          </table:table-cell>
          <table:table-cell office:value-type="float" office:value="17932768">
            <text:p>17932768</text:p>
          </table:table-cell>
          <table:table-cell table:number-columns-repeated="2" office:value-type="string">
            <text:p>$2.62</text:p>
          </table:table-cell>
          <table:table-cell office:value-type="string">
            <text:p>$2.52</text:p>
          </table:table-cell>
        </table:table-row>
        <table:table-row table:style-name="ro1">
          <table:table-cell office:value-type="string">
            <text:p>03/22/2019</text:p>
          </table:table-cell>
          <table:table-cell office:value-type="string">
            <text:p>$2.61</text:p>
          </table:table-cell>
          <table:table-cell office:value-type="float" office:value="12862548">
            <text:p>12862548</text:p>
          </table:table-cell>
          <table:table-cell office:value-type="string">
            <text:p>$2.66</text:p>
          </table:table-cell>
          <table:table-cell office:value-type="string">
            <text:p>$2.67</text:p>
          </table:table-cell>
          <table:table-cell office:value-type="string">
            <text:p>$2.61</text:p>
          </table:table-cell>
        </table:table-row>
        <table:table-row table:style-name="ro1">
          <table:table-cell office:value-type="string">
            <text:p>03/21/2019</text:p>
          </table:table-cell>
          <table:table-cell office:value-type="string">
            <text:p>$2.64</text:p>
          </table:table-cell>
          <table:table-cell office:value-type="float" office:value="12796288">
            <text:p>12796288</text:p>
          </table:table-cell>
          <table:table-cell office:value-type="string">
            <text:p>$2.62</text:p>
          </table:table-cell>
          <table:table-cell office:value-type="string">
            <text:p>$2.68</text:p>
          </table:table-cell>
          <table:table-cell office:value-type="string">
            <text:p>$2.59</text:p>
          </table:table-cell>
        </table:table-row>
        <table:table-row table:style-name="ro1">
          <table:table-cell office:value-type="string">
            <text:p>03/20/2019</text:p>
          </table:table-cell>
          <table:table-cell office:value-type="string">
            <text:p>$2.63</text:p>
          </table:table-cell>
          <table:table-cell office:value-type="float" office:value="16395204">
            <text:p>16395204</text:p>
          </table:table-cell>
          <table:table-cell table:number-columns-repeated="2" office:value-type="string">
            <text:p>$2.74</text:p>
          </table:table-cell>
          <table:table-cell office:value-type="string">
            <text:p>$2.60</text:p>
          </table:table-cell>
        </table:table-row>
        <table:table-row table:style-name="ro1">
          <table:table-cell office:value-type="string">
            <text:p>03/19/2019</text:p>
          </table:table-cell>
          <table:table-cell office:value-type="string">
            <text:p>$2.74</text:p>
          </table:table-cell>
          <table:table-cell office:value-type="float" office:value="12352612">
            <text:p>12352612</text:p>
          </table:table-cell>
          <table:table-cell office:value-type="string">
            <text:p>$2.77</text:p>
          </table:table-cell>
          <table:table-cell office:value-type="string">
            <text:p>$2.81</text:p>
          </table:table-cell>
          <table:table-cell office:value-type="string">
            <text:p>$2.73</text:p>
          </table:table-cell>
        </table:table-row>
        <table:table-row table:style-name="ro1">
          <table:table-cell office:value-type="string">
            <text:p>03/18/2019</text:p>
          </table:table-cell>
          <table:table-cell office:value-type="string">
            <text:p>$2.77</text:p>
          </table:table-cell>
          <table:table-cell office:value-type="float" office:value="9804904">
            <text:p>9804904</text:p>
          </table:table-cell>
          <table:table-cell office:value-type="string">
            <text:p>$2.77</text:p>
          </table:table-cell>
          <table:table-cell office:value-type="string">
            <text:p>$2.79</text:p>
          </table:table-cell>
          <table:table-cell office:value-type="string">
            <text:p>$2.75</text:p>
          </table:table-cell>
        </table:table-row>
        <table:table-row table:style-name="ro1">
          <table:table-cell office:value-type="string">
            <text:p>03/15/2019</text:p>
          </table:table-cell>
          <table:table-cell office:value-type="string">
            <text:p>$2.77</text:p>
          </table:table-cell>
          <table:table-cell office:value-type="float" office:value="14148740">
            <text:p>14148740</text:p>
          </table:table-cell>
          <table:table-cell office:value-type="string">
            <text:p>$2.75</text:p>
          </table:table-cell>
          <table:table-cell office:value-type="string">
            <text:p>$2.78</text:p>
          </table:table-cell>
          <table:table-cell office:value-type="string">
            <text:p>$2.73</text:p>
          </table:table-cell>
        </table:table-row>
        <table:table-row table:style-name="ro1">
          <table:table-cell office:value-type="string">
            <text:p>03/14/2019</text:p>
          </table:table-cell>
          <table:table-cell office:value-type="string">
            <text:p>$2.74</text:p>
          </table:table-cell>
          <table:table-cell office:value-type="float" office:value="11346400">
            <text:p>11346400</text:p>
          </table:table-cell>
          <table:table-cell office:value-type="string">
            <text:p>$2.83</text:p>
          </table:table-cell>
          <table:table-cell office:value-type="string">
            <text:p>$2.84</text:p>
          </table:table-cell>
          <table:table-cell office:value-type="string">
            <text:p>$2.73</text:p>
          </table:table-cell>
        </table:table-row>
        <table:table-row table:style-name="ro1">
          <table:table-cell office:value-type="string">
            <text:p>03/13/2019</text:p>
          </table:table-cell>
          <table:table-cell office:value-type="string">
            <text:p>$2.90</text:p>
          </table:table-cell>
          <table:table-cell office:value-type="float" office:value="8755716">
            <text:p>8755716</text:p>
          </table:table-cell>
          <table:table-cell office:value-type="string">
            <text:p>$2.89</text:p>
          </table:table-cell>
          <table:table-cell office:value-type="string">
            <text:p>$2.91</text:p>
          </table:table-cell>
          <table:table-cell office:value-type="string">
            <text:p>$2.87</text:p>
          </table:table-cell>
        </table:table-row>
        <table:table-row table:style-name="ro1">
          <table:table-cell office:value-type="string">
            <text:p>03/12/2019</text:p>
          </table:table-cell>
          <table:table-cell office:value-type="string">
            <text:p>$2.87</text:p>
          </table:table-cell>
          <table:table-cell office:value-type="float" office:value="8653172">
            <text:p>8653172</text:p>
          </table:table-cell>
          <table:table-cell office:value-type="string">
            <text:p>$2.82</text:p>
          </table:table-cell>
          <table:table-cell office:value-type="string">
            <text:p>$2.89</text:p>
          </table:table-cell>
          <table:table-cell office:value-type="string">
            <text:p>$2.81</text:p>
          </table:table-cell>
        </table:table-row>
        <table:table-row table:style-name="ro1">
          <table:table-cell office:value-type="string">
            <text:p>03/11/2019</text:p>
          </table:table-cell>
          <table:table-cell office:value-type="string">
            <text:p>$2.82</text:p>
          </table:table-cell>
          <table:table-cell office:value-type="float" office:value="10804764">
            <text:p>10804764</text:p>
          </table:table-cell>
          <table:table-cell office:value-type="string">
            <text:p>$2.75</text:p>
          </table:table-cell>
          <table:table-cell office:value-type="string">
            <text:p>$2.82</text:p>
          </table:table-cell>
          <table:table-cell office:value-type="string">
            <text:p>$2.72</text:p>
          </table:table-cell>
        </table:table-row>
        <table:table-row table:style-name="ro1">
          <table:table-cell office:value-type="string">
            <text:p>03/08/2019</text:p>
          </table:table-cell>
          <table:table-cell office:value-type="string">
            <text:p>$2.74</text:p>
          </table:table-cell>
          <table:table-cell office:value-type="float" office:value="24685500">
            <text:p>24685500</text:p>
          </table:table-cell>
          <table:table-cell office:value-type="string">
            <text:p>$2.77</text:p>
          </table:table-cell>
          <table:table-cell office:value-type="string">
            <text:p>$2.81</text:p>
          </table:table-cell>
          <table:table-cell office:value-type="string">
            <text:p>$2.69</text:p>
          </table:table-cell>
        </table:table-row>
        <table:table-row table:style-name="ro1">
          <table:table-cell office:value-type="string">
            <text:p>03/07/2019</text:p>
          </table:table-cell>
          <table:table-cell office:value-type="string">
            <text:p>$2.90</text:p>
          </table:table-cell>
          <table:table-cell office:value-type="float" office:value="7245552">
            <text:p>7245552</text:p>
          </table:table-cell>
          <table:table-cell office:value-type="string">
            <text:p>$2.89</text:p>
          </table:table-cell>
          <table:table-cell office:value-type="string">
            <text:p>$2.92</text:p>
          </table:table-cell>
          <table:table-cell office:value-type="string">
            <text:p>$2.86</text:p>
          </table:table-cell>
        </table:table-row>
        <table:table-row table:style-name="ro1">
          <table:table-cell office:value-type="string">
            <text:p>03/06/2019</text:p>
          </table:table-cell>
          <table:table-cell office:value-type="string">
            <text:p>$2.89</text:p>
          </table:table-cell>
          <table:table-cell office:value-type="float" office:value="13251548">
            <text:p>13251548</text:p>
          </table:table-cell>
          <table:table-cell office:value-type="string">
            <text:p>$2.92</text:p>
          </table:table-cell>
          <table:table-cell office:value-type="string">
            <text:p>$2.97</text:p>
          </table:table-cell>
          <table:table-cell office:value-type="string">
            <text:p>$2.89</text:p>
          </table:table-cell>
        </table:table-row>
        <table:table-row table:style-name="ro1">
          <table:table-cell office:value-type="string">
            <text:p>03/05/2019</text:p>
          </table:table-cell>
          <table:table-cell office:value-type="string">
            <text:p>$2.90</text:p>
          </table:table-cell>
          <table:table-cell office:value-type="float" office:value="22147520">
            <text:p>22147520</text:p>
          </table:table-cell>
          <table:table-cell office:value-type="string">
            <text:p>$3.02</text:p>
          </table:table-cell>
          <table:table-cell office:value-type="string">
            <text:p>$3.03</text:p>
          </table:table-cell>
          <table:table-cell office:value-type="string">
            <text:p>$2.84</text:p>
          </table:table-cell>
        </table:table-row>
        <table:table-row table:style-name="ro1">
          <table:table-cell office:value-type="string">
            <text:p>03/04/2019</text:p>
          </table:table-cell>
          <table:table-cell office:value-type="string">
            <text:p>$2.89</text:p>
          </table:table-cell>
          <table:table-cell office:value-type="float" office:value="8865612">
            <text:p>8865612</text:p>
          </table:table-cell>
          <table:table-cell office:value-type="string">
            <text:p>$2.95</text:p>
          </table:table-cell>
          <table:table-cell office:value-type="string">
            <text:p>$2.96</text:p>
          </table:table-cell>
          <table:table-cell office:value-type="string">
            <text:p>$2.87</text:p>
          </table:table-cell>
        </table:table-row>
        <table:table-row table:style-name="ro1">
          <table:table-cell office:value-type="string">
            <text:p>03/01/2019</text:p>
          </table:table-cell>
          <table:table-cell office:value-type="string">
            <text:p>$2.94</text:p>
          </table:table-cell>
          <table:table-cell office:value-type="float" office:value="7596796">
            <text:p>7596796</text:p>
          </table:table-cell>
          <table:table-cell office:value-type="string">
            <text:p>$2.97</text:p>
          </table:table-cell>
          <table:table-cell office:value-type="string">
            <text:p>$3.00</text:p>
          </table:table-cell>
          <table:table-cell office:value-type="string">
            <text:p>$2.94</text:p>
          </table:table-cell>
        </table:table-row>
        <table:table-row table:style-name="ro1">
          <table:table-cell office:value-type="string">
            <text:p>02/28/2019</text:p>
          </table:table-cell>
          <table:table-cell office:value-type="string">
            <text:p>$2.93</text:p>
          </table:table-cell>
          <table:table-cell office:value-type="float" office:value="11280568">
            <text:p>11280568</text:p>
          </table:table-cell>
          <table:table-cell office:value-type="string">
            <text:p>$2.92</text:p>
          </table:table-cell>
          <table:table-cell office:value-type="string">
            <text:p>$2.97</text:p>
          </table:table-cell>
          <table:table-cell office:value-type="string">
            <text:p>$2.90</text:p>
          </table:table-cell>
        </table:table-row>
        <table:table-row table:style-name="ro1">
          <table:table-cell office:value-type="string">
            <text:p>02/27/2019</text:p>
          </table:table-cell>
          <table:table-cell office:value-type="string">
            <text:p>$2.92</text:p>
          </table:table-cell>
          <table:table-cell office:value-type="float" office:value="13589288">
            <text:p>13589288</text:p>
          </table:table-cell>
          <table:table-cell office:value-type="string">
            <text:p>$2.92</text:p>
          </table:table-cell>
          <table:table-cell office:value-type="string">
            <text:p>$2.98</text:p>
          </table:table-cell>
          <table:table-cell office:value-type="string">
            <text:p>$2.91</text:p>
          </table:table-cell>
        </table:table-row>
        <table:table-row table:style-name="ro1">
          <table:table-cell office:value-type="string">
            <text:p>02/26/2019</text:p>
          </table:table-cell>
          <table:table-cell office:value-type="string">
            <text:p>$2.91</text:p>
          </table:table-cell>
          <table:table-cell office:value-type="float" office:value="8629632">
            <text:p>8629632</text:p>
          </table:table-cell>
          <table:table-cell office:value-type="string">
            <text:p>$2.89</text:p>
          </table:table-cell>
          <table:table-cell office:value-type="string">
            <text:p>$2.93</text:p>
          </table:table-cell>
          <table:table-cell office:value-type="string">
            <text:p>$2.88</text:p>
          </table:table-cell>
        </table:table-row>
        <table:table-row table:style-name="ro1">
          <table:table-cell office:value-type="string">
            <text:p>02/25/2019</text:p>
          </table:table-cell>
          <table:table-cell office:value-type="string">
            <text:p>$2.89</text:p>
          </table:table-cell>
          <table:table-cell office:value-type="float" office:value="14377932">
            <text:p>14377932</text:p>
          </table:table-cell>
          <table:table-cell office:value-type="string">
            <text:p>$2.85</text:p>
          </table:table-cell>
          <table:table-cell office:value-type="string">
            <text:p>$2.95</text:p>
          </table:table-cell>
          <table:table-cell office:value-type="string">
            <text:p>$2.85</text:p>
          </table:table-cell>
        </table:table-row>
        <table:table-row table:style-name="ro1">
          <table:table-cell office:value-type="string">
            <text:p>02/22/2019</text:p>
          </table:table-cell>
          <table:table-cell office:value-type="string">
            <text:p>$2.84</text:p>
          </table:table-cell>
          <table:table-cell office:value-type="float" office:value="12992908">
            <text:p>12992908</text:p>
          </table:table-cell>
          <table:table-cell office:value-type="string">
            <text:p>$2.76</text:p>
          </table:table-cell>
          <table:table-cell office:value-type="string">
            <text:p>$2.85</text:p>
          </table:table-cell>
          <table:table-cell office:value-type="string">
            <text:p>$2.76</text:p>
          </table:table-cell>
        </table:table-row>
        <table:table-row table:style-name="ro1">
          <table:table-cell office:value-type="string">
            <text:p>02/21/2019</text:p>
          </table:table-cell>
          <table:table-cell office:value-type="string">
            <text:p>$2.76</text:p>
          </table:table-cell>
          <table:table-cell office:value-type="float" office:value="9949804">
            <text:p>9949804</text:p>
          </table:table-cell>
          <table:table-cell office:value-type="string">
            <text:p>$2.81</text:p>
          </table:table-cell>
          <table:table-cell office:value-type="string">
            <text:p>$2.82</text:p>
          </table:table-cell>
          <table:table-cell office:value-type="string">
            <text:p>$2.75</text:p>
          </table:table-cell>
        </table:table-row>
        <table:table-row table:style-name="ro1">
          <table:table-cell office:value-type="string">
            <text:p>02/20/2019</text:p>
          </table:table-cell>
          <table:table-cell office:value-type="string">
            <text:p>$2.80</text:p>
          </table:table-cell>
          <table:table-cell office:value-type="float" office:value="11838292">
            <text:p>11838292</text:p>
          </table:table-cell>
          <table:table-cell office:value-type="string">
            <text:p>$2.81</text:p>
          </table:table-cell>
          <table:table-cell office:value-type="string">
            <text:p>$2.83</text:p>
          </table:table-cell>
          <table:table-cell office:value-type="string">
            <text:p>$2.79</text:p>
          </table:table-cell>
        </table:table-row>
        <table:table-row table:style-name="ro1">
          <table:table-cell office:value-type="string">
            <text:p>02/19/2019</text:p>
          </table:table-cell>
          <table:table-cell office:value-type="string">
            <text:p>$2.80</text:p>
          </table:table-cell>
          <table:table-cell office:value-type="float" office:value="13220384">
            <text:p>13220384</text:p>
          </table:table-cell>
          <table:table-cell table:number-columns-repeated="2" office:value-type="string">
            <text:p>$2.87</text:p>
          </table:table-cell>
          <table:table-cell office:value-type="string">
            <text:p>$2.78</text:p>
          </table:table-cell>
        </table:table-row>
        <table:table-row table:style-name="ro1">
          <table:table-cell office:value-type="string">
            <text:p>02/15/2019</text:p>
          </table:table-cell>
          <table:table-cell office:value-type="string">
            <text:p>$2.86</text:p>
          </table:table-cell>
          <table:table-cell office:value-type="float" office:value="8844652">
            <text:p>8844652</text:p>
          </table:table-cell>
          <table:table-cell office:value-type="string">
            <text:p>$2.83</text:p>
          </table:table-cell>
          <table:table-cell office:value-type="string">
            <text:p>$2.86</text:p>
          </table:table-cell>
          <table:table-cell office:value-type="string">
            <text:p>$2.82</text:p>
          </table:table-cell>
        </table:table-row>
        <table:table-row table:style-name="ro1">
          <table:table-cell office:value-type="string">
            <text:p>02/14/2019</text:p>
          </table:table-cell>
          <table:table-cell office:value-type="string">
            <text:p>$2.83</text:p>
          </table:table-cell>
          <table:table-cell office:value-type="float" office:value="9871888">
            <text:p>9871888</text:p>
          </table:table-cell>
          <table:table-cell office:value-type="string">
            <text:p>$2.84</text:p>
          </table:table-cell>
          <table:table-cell office:value-type="string">
            <text:p>$2.86</text:p>
          </table:table-cell>
          <table:table-cell office:value-type="string">
            <text:p>$2.81</text:p>
          </table:table-cell>
        </table:table-row>
        <table:table-row table:style-name="ro1">
          <table:table-cell office:value-type="string">
            <text:p>02/13/2019</text:p>
          </table:table-cell>
          <table:table-cell office:value-type="string">
            <text:p>$2.87</text:p>
          </table:table-cell>
          <table:table-cell office:value-type="float" office:value="8531024">
            <text:p>8531024</text:p>
          </table:table-cell>
          <table:table-cell office:value-type="string">
            <text:p>$2.89</text:p>
          </table:table-cell>
          <table:table-cell office:value-type="string">
            <text:p>$2.94</text:p>
          </table:table-cell>
          <table:table-cell office:value-type="string">
            <text:p>$2.85</text:p>
          </table:table-cell>
        </table:table-row>
        <table:table-row table:style-name="ro1">
          <table:table-cell office:value-type="string">
            <text:p>02/12/2019</text:p>
          </table:table-cell>
          <table:table-cell office:value-type="string">
            <text:p>$2.89</text:p>
          </table:table-cell>
          <table:table-cell office:value-type="float" office:value="10709604">
            <text:p>10709604</text:p>
          </table:table-cell>
          <table:table-cell office:value-type="string">
            <text:p>$2.83</text:p>
          </table:table-cell>
          <table:table-cell office:value-type="string">
            <text:p>$2.90</text:p>
          </table:table-cell>
          <table:table-cell office:value-type="string">
            <text:p>$2.83</text:p>
          </table:table-cell>
        </table:table-row>
        <table:table-row table:style-name="ro1">
          <table:table-cell office:value-type="string">
            <text:p>02/11/2019</text:p>
          </table:table-cell>
          <table:table-cell office:value-type="string">
            <text:p>$2.83</text:p>
          </table:table-cell>
          <table:table-cell office:value-type="float" office:value="7670220">
            <text:p>7670220</text:p>
          </table:table-cell>
          <table:table-cell table:number-columns-repeated="2" office:value-type="string">
            <text:p>$2.85</text:p>
          </table:table-cell>
          <table:table-cell office:value-type="string">
            <text:p>$2.79</text:p>
          </table:table-cell>
        </table:table-row>
        <table:table-row table:style-name="ro1">
          <table:table-cell office:value-type="string">
            <text:p>02/08/2019</text:p>
          </table:table-cell>
          <table:table-cell office:value-type="string">
            <text:p>$2.84</text:p>
          </table:table-cell>
          <table:table-cell office:value-type="float" office:value="7204992">
            <text:p>7204992</text:p>
          </table:table-cell>
          <table:table-cell office:value-type="string">
            <text:p>$2.85</text:p>
          </table:table-cell>
          <table:table-cell office:value-type="string">
            <text:p>$2.87</text:p>
          </table:table-cell>
          <table:table-cell office:value-type="string">
            <text:p>$2.83</text:p>
          </table:table-cell>
        </table:table-row>
        <table:table-row table:style-name="ro1">
          <table:table-cell office:value-type="string">
            <text:p>02/07/2019</text:p>
          </table:table-cell>
          <table:table-cell office:value-type="string">
            <text:p>$2.87</text:p>
          </table:table-cell>
          <table:table-cell office:value-type="float" office:value="8026556">
            <text:p>8026556</text:p>
          </table:table-cell>
          <table:table-cell office:value-type="string">
            <text:p>$2.85</text:p>
          </table:table-cell>
          <table:table-cell office:value-type="string">
            <text:p>$2.90</text:p>
          </table:table-cell>
          <table:table-cell office:value-type="string">
            <text:p>$2.81</text:p>
          </table:table-cell>
        </table:table-row>
        <table:table-row table:style-name="ro1">
          <table:table-cell office:value-type="string">
            <text:p>02/06/2019</text:p>
          </table:table-cell>
          <table:table-cell office:value-type="string">
            <text:p>$2.88</text:p>
          </table:table-cell>
          <table:table-cell office:value-type="float" office:value="13917976">
            <text:p>13917976</text:p>
          </table:table-cell>
          <table:table-cell office:value-type="string">
            <text:p>$2.91</text:p>
          </table:table-cell>
          <table:table-cell office:value-type="string">
            <text:p>$2.93</text:p>
          </table:table-cell>
          <table:table-cell office:value-type="string">
            <text:p>$2.85</text:p>
          </table:table-cell>
        </table:table-row>
        <table:table-row table:style-name="ro1">
          <table:table-cell office:value-type="string">
            <text:p>02/05/2019</text:p>
          </table:table-cell>
          <table:table-cell office:value-type="string">
            <text:p>$2.95</text:p>
          </table:table-cell>
          <table:table-cell office:value-type="float" office:value="17077816">
            <text:p>17077816</text:p>
          </table:table-cell>
          <table:table-cell office:value-type="string">
            <text:p>$2.84</text:p>
          </table:table-cell>
          <table:table-cell office:value-type="string">
            <text:p>$2.95</text:p>
          </table:table-cell>
          <table:table-cell office:value-type="string">
            <text:p>$2.84</text:p>
          </table:table-cell>
        </table:table-row>
        <table:table-row table:style-name="ro1">
          <table:table-cell office:value-type="string">
            <text:p>02/04/2019</text:p>
          </table:table-cell>
          <table:table-cell office:value-type="string">
            <text:p>$2.84</text:p>
          </table:table-cell>
          <table:table-cell office:value-type="float" office:value="17082564">
            <text:p>17082564</text:p>
          </table:table-cell>
          <table:table-cell office:value-type="string">
            <text:p>$2.81</text:p>
          </table:table-cell>
          <table:table-cell office:value-type="string">
            <text:p>$2.87</text:p>
          </table:table-cell>
          <table:table-cell office:value-type="string">
            <text:p>$2.75</text:p>
          </table:table-cell>
        </table:table-row>
        <table:table-row table:style-name="ro1">
          <table:table-cell office:value-type="string">
            <text:p>02/01/2019</text:p>
          </table:table-cell>
          <table:table-cell office:value-type="string">
            <text:p>$2.81</text:p>
          </table:table-cell>
          <table:table-cell office:value-type="float" office:value="13906340">
            <text:p>13906340</text:p>
          </table:table-cell>
          <table:table-cell office:value-type="string">
            <text:p>$2.83</text:p>
          </table:table-cell>
          <table:table-cell office:value-type="string">
            <text:p>$2.86</text:p>
          </table:table-cell>
          <table:table-cell office:value-type="string">
            <text:p>$2.80</text:p>
          </table:table-cell>
        </table:table-row>
        <table:table-row table:style-name="ro1">
          <table:table-cell office:value-type="string">
            <text:p>01/31/2019</text:p>
          </table:table-cell>
          <table:table-cell office:value-type="string">
            <text:p>$2.84</text:p>
          </table:table-cell>
          <table:table-cell office:value-type="float" office:value="24197828">
            <text:p>24197828</text:p>
          </table:table-cell>
          <table:table-cell office:value-type="string">
            <text:p>$2.79</text:p>
          </table:table-cell>
          <table:table-cell office:value-type="string">
            <text:p>$2.88</text:p>
          </table:table-cell>
          <table:table-cell office:value-type="string">
            <text:p>$2.78</text:p>
          </table:table-cell>
        </table:table-row>
        <table:table-row table:style-name="ro1">
          <table:table-cell office:value-type="string">
            <text:p>01/30/2019</text:p>
          </table:table-cell>
          <table:table-cell office:value-type="string">
            <text:p>$2.80</text:p>
          </table:table-cell>
          <table:table-cell office:value-type="float" office:value="24582092">
            <text:p>24582092</text:p>
          </table:table-cell>
          <table:table-cell office:value-type="string">
            <text:p>$2.81</text:p>
          </table:table-cell>
          <table:table-cell office:value-type="string">
            <text:p>$2.84</text:p>
          </table:table-cell>
          <table:table-cell office:value-type="string">
            <text:p>$2.78</text:p>
          </table:table-cell>
        </table:table-row>
        <table:table-row table:style-name="ro1">
          <table:table-cell office:value-type="string">
            <text:p>01/29/2019</text:p>
          </table:table-cell>
          <table:table-cell office:value-type="string">
            <text:p>$2.82</text:p>
          </table:table-cell>
          <table:table-cell office:value-type="float" office:value="131397280">
            <text:p>131397280</text:p>
          </table:table-cell>
          <table:table-cell office:value-type="string">
            <text:p>$3.10</text:p>
          </table:table-cell>
          <table:table-cell office:value-type="string">
            <text:p>$3.13</text:p>
          </table:table-cell>
          <table:table-cell office:value-type="string">
            <text:p>$2.78</text:p>
          </table:table-cell>
        </table:table-row>
        <table:table-row table:style-name="ro1">
          <table:table-cell office:value-type="string">
            <text:p>01/28/2019</text:p>
          </table:table-cell>
          <table:table-cell office:value-type="string">
            <text:p>$3.88</text:p>
          </table:table-cell>
          <table:table-cell office:value-type="float" office:value="11935476">
            <text:p>11935476</text:p>
          </table:table-cell>
          <table:table-cell office:value-type="string">
            <text:p>$3.94</text:p>
          </table:table-cell>
          <table:table-cell office:value-type="string">
            <text:p>$3.95</text:p>
          </table:table-cell>
          <table:table-cell office:value-type="string">
            <text:p>$3.75</text:p>
          </table:table-cell>
        </table:table-row>
        <table:table-row table:style-name="ro1">
          <table:table-cell office:value-type="string">
            <text:p>01/25/2019</text:p>
          </table:table-cell>
          <table:table-cell office:value-type="string">
            <text:p>$3.98</text:p>
          </table:table-cell>
          <table:table-cell office:value-type="float" office:value="7660584">
            <text:p>7660584</text:p>
          </table:table-cell>
          <table:table-cell office:value-type="string">
            <text:p>$3.99</text:p>
          </table:table-cell>
          <table:table-cell office:value-type="string">
            <text:p>$4.02</text:p>
          </table:table-cell>
          <table:table-cell office:value-type="string">
            <text:p>$3.93</text:p>
          </table:table-cell>
        </table:table-row>
        <table:table-row table:style-name="ro1">
          <table:table-cell office:value-type="string">
            <text:p>01/24/2019</text:p>
          </table:table-cell>
          <table:table-cell office:value-type="string">
            <text:p>$3.95</text:p>
          </table:table-cell>
          <table:table-cell office:value-type="float" office:value="5124060">
            <text:p>5124060</text:p>
          </table:table-cell>
          <table:table-cell office:value-type="string">
            <text:p>$3.87</text:p>
          </table:table-cell>
          <table:table-cell office:value-type="string">
            <text:p>$3.95</text:p>
          </table:table-cell>
          <table:table-cell office:value-type="string">
            <text:p>$3.86</text:p>
          </table:table-cell>
        </table:table-row>
        <table:table-row table:style-name="ro1">
          <table:table-cell office:value-type="string">
            <text:p>01/23/2019</text:p>
          </table:table-cell>
          <table:table-cell office:value-type="string">
            <text:p>$3.87</text:p>
          </table:table-cell>
          <table:table-cell office:value-type="float" office:value="7347800">
            <text:p>7347800</text:p>
          </table:table-cell>
          <table:table-cell office:value-type="string">
            <text:p>$3.83</text:p>
          </table:table-cell>
          <table:table-cell office:value-type="string">
            <text:p>$3.89</text:p>
          </table:table-cell>
          <table:table-cell office:value-type="string">
            <text:p>$3.78</text:p>
          </table:table-cell>
        </table:table-row>
        <table:table-row table:style-name="ro1">
          <table:table-cell office:value-type="string">
            <text:p>01/22/2019</text:p>
          </table:table-cell>
          <table:table-cell office:value-type="string">
            <text:p>$3.82</text:p>
          </table:table-cell>
          <table:table-cell office:value-type="float" office:value="12754916">
            <text:p>12754916</text:p>
          </table:table-cell>
          <table:table-cell office:value-type="string">
            <text:p>$3.95</text:p>
          </table:table-cell>
          <table:table-cell office:value-type="string">
            <text:p>$3.98</text:p>
          </table:table-cell>
          <table:table-cell office:value-type="string">
            <text:p>$3.79</text:p>
          </table:table-cell>
        </table:table-row>
        <table:table-row table:style-name="ro1">
          <table:table-cell office:value-type="string">
            <text:p>01/18/2019</text:p>
          </table:table-cell>
          <table:table-cell office:value-type="string">
            <text:p>$3.98</text:p>
          </table:table-cell>
          <table:table-cell office:value-type="float" office:value="34173332">
            <text:p>34173332</text:p>
          </table:table-cell>
          <table:table-cell office:value-type="string">
            <text:p>$4.01</text:p>
          </table:table-cell>
          <table:table-cell office:value-type="string">
            <text:p>$4.23</text:p>
          </table:table-cell>
          <table:table-cell office:value-type="string">
            <text:p>$3.97</text:p>
          </table:table-cell>
        </table:table-row>
        <table:table-row table:style-name="ro1">
          <table:table-cell office:value-type="string">
            <text:p>01/17/2019</text:p>
          </table:table-cell>
          <table:table-cell office:value-type="string">
            <text:p>$3.94</text:p>
          </table:table-cell>
          <table:table-cell office:value-type="float" office:value="6972016">
            <text:p>6972016</text:p>
          </table:table-cell>
          <table:table-cell office:value-type="string">
            <text:p>$3.87</text:p>
          </table:table-cell>
          <table:table-cell office:value-type="string">
            <text:p>$3.96</text:p>
          </table:table-cell>
          <table:table-cell office:value-type="string">
            <text:p>$3.82</text:p>
          </table:table-cell>
        </table:table-row>
        <table:table-row table:style-name="ro1">
          <table:table-cell office:value-type="string">
            <text:p>01/16/2019</text:p>
          </table:table-cell>
          <table:table-cell office:value-type="string">
            <text:p>$3.92</text:p>
          </table:table-cell>
          <table:table-cell office:value-type="float" office:value="7970596">
            <text:p>7970596</text:p>
          </table:table-cell>
          <table:table-cell office:value-type="string">
            <text:p>$3.89</text:p>
          </table:table-cell>
          <table:table-cell office:value-type="string">
            <text:p>$3.97</text:p>
          </table:table-cell>
          <table:table-cell office:value-type="string">
            <text:p>$3.85</text:p>
          </table:table-cell>
        </table:table-row>
        <table:table-row table:style-name="ro1">
          <table:table-cell office:value-type="string">
            <text:p>01/15/2019</text:p>
          </table:table-cell>
          <table:table-cell office:value-type="string">
            <text:p>$3.88</text:p>
          </table:table-cell>
          <table:table-cell office:value-type="float" office:value="8844204">
            <text:p>8844204</text:p>
          </table:table-cell>
          <table:table-cell office:value-type="string">
            <text:p>$3.90</text:p>
          </table:table-cell>
          <table:table-cell office:value-type="string">
            <text:p>$3.91</text:p>
          </table:table-cell>
          <table:table-cell office:value-type="string">
            <text:p>$3.80</text:p>
          </table:table-cell>
        </table:table-row>
        <table:table-row table:style-name="ro1">
          <table:table-cell office:value-type="string">
            <text:p>01/14/2019</text:p>
          </table:table-cell>
          <table:table-cell office:value-type="string">
            <text:p>$3.91</text:p>
          </table:table-cell>
          <table:table-cell office:value-type="float" office:value="14442976">
            <text:p>14442976</text:p>
          </table:table-cell>
          <table:table-cell office:value-type="string">
            <text:p>$3.96</text:p>
          </table:table-cell>
          <table:table-cell office:value-type="string">
            <text:p>$4.04</text:p>
          </table:table-cell>
          <table:table-cell office:value-type="string">
            <text:p>$3.89</text:p>
          </table:table-cell>
        </table:table-row>
        <table:table-row table:style-name="ro1">
          <table:table-cell office:value-type="string">
            <text:p>01/11/2019</text:p>
          </table:table-cell>
          <table:table-cell office:value-type="string">
            <text:p>$3.96</text:p>
          </table:table-cell>
          <table:table-cell office:value-type="float" office:value="9676168">
            <text:p>9676168</text:p>
          </table:table-cell>
          <table:table-cell office:value-type="string">
            <text:p>$3.97</text:p>
          </table:table-cell>
          <table:table-cell office:value-type="string">
            <text:p>$4.01</text:p>
          </table:table-cell>
          <table:table-cell office:value-type="string">
            <text:p>$3.94</text:p>
          </table:table-cell>
        </table:table-row>
        <table:table-row table:style-name="ro1">
          <table:table-cell office:value-type="string">
            <text:p>01/10/2019</text:p>
          </table:table-cell>
          <table:table-cell office:value-type="string">
            <text:p>$3.99</text:p>
          </table:table-cell>
          <table:table-cell office:value-type="float" office:value="11619240">
            <text:p>11619240</text:p>
          </table:table-cell>
          <table:table-cell office:value-type="string">
            <text:p>$3.94</text:p>
          </table:table-cell>
          <table:table-cell office:value-type="string">
            <text:p>$4.00</text:p>
          </table:table-cell>
          <table:table-cell office:value-type="string">
            <text:p>$3.88</text:p>
          </table:table-cell>
        </table:table-row>
        <table:table-row table:style-name="ro1">
          <table:table-cell office:value-type="string">
            <text:p>01/09/2019</text:p>
          </table:table-cell>
          <table:table-cell office:value-type="string">
            <text:p>$4.00</text:p>
          </table:table-cell>
          <table:table-cell office:value-type="float" office:value="14218084">
            <text:p>14218084</text:p>
          </table:table-cell>
          <table:table-cell office:value-type="string">
            <text:p>$3.96</text:p>
          </table:table-cell>
          <table:table-cell office:value-type="string">
            <text:p>$4.10</text:p>
          </table:table-cell>
          <table:table-cell office:value-type="string">
            <text:p>$3.93</text:p>
          </table:table-cell>
        </table:table-row>
        <table:table-row table:style-name="ro1">
          <table:table-cell office:value-type="string">
            <text:p>01/08/2019</text:p>
          </table:table-cell>
          <table:table-cell office:value-type="string">
            <text:p>$3.95</text:p>
          </table:table-cell>
          <table:table-cell office:value-type="float" office:value="13775068">
            <text:p>13775068</text:p>
          </table:table-cell>
          <table:table-cell office:value-type="string">
            <text:p>$3.88</text:p>
          </table:table-cell>
          <table:table-cell office:value-type="string">
            <text:p>$3.97</text:p>
          </table:table-cell>
          <table:table-cell office:value-type="string">
            <text:p>$3.79</text:p>
          </table:table-cell>
        </table:table-row>
        <table:table-row table:style-name="ro1">
          <table:table-cell office:value-type="string">
            <text:p>01/07/2019</text:p>
          </table:table-cell>
          <table:table-cell office:value-type="string">
            <text:p>$3.87</text:p>
          </table:table-cell>
          <table:table-cell office:value-type="float" office:value="18816372">
            <text:p>18816372</text:p>
          </table:table-cell>
          <table:table-cell office:value-type="string">
            <text:p>$3.78</text:p>
          </table:table-cell>
          <table:table-cell office:value-type="string">
            <text:p>$3.95</text:p>
          </table:table-cell>
          <table:table-cell office:value-type="string">
            <text:p>$3.74</text:p>
          </table:table-cell>
        </table:table-row>
        <table:table-row table:style-name="ro1">
          <table:table-cell office:value-type="string">
            <text:p>01/04/2019</text:p>
          </table:table-cell>
          <table:table-cell office:value-type="string">
            <text:p>$3.81</text:p>
          </table:table-cell>
          <table:table-cell office:value-type="float" office:value="47654000">
            <text:p>47654000</text:p>
          </table:table-cell>
          <table:table-cell office:value-type="string">
            <text:p>$3.51</text:p>
          </table:table-cell>
          <table:table-cell office:value-type="string">
            <text:p>$3.82</text:p>
          </table:table-cell>
          <table:table-cell office:value-type="string">
            <text:p>$3.43</text:p>
          </table:table-cell>
        </table:table-row>
        <table:table-row table:style-name="ro1">
          <table:table-cell office:value-type="string">
            <text:p>01/03/2019</text:p>
          </table:table-cell>
          <table:table-cell office:value-type="string">
            <text:p>$3.24</text:p>
          </table:table-cell>
          <table:table-cell office:value-type="float" office:value="6952688">
            <text:p>6952688</text:p>
          </table:table-cell>
          <table:table-cell office:value-type="string">
            <text:p>$3.25</text:p>
          </table:table-cell>
          <table:table-cell office:value-type="string">
            <text:p>$3.31</text:p>
          </table:table-cell>
          <table:table-cell office:value-type="string">
            <text:p>$3.17</text:p>
          </table:table-cell>
        </table:table-row>
        <table:table-row table:style-name="ro1">
          <table:table-cell office:value-type="string">
            <text:p>01/02/2019</text:p>
          </table:table-cell>
          <table:table-cell office:value-type="string">
            <text:p>$3.27</text:p>
          </table:table-cell>
          <table:table-cell office:value-type="float" office:value="8496772">
            <text:p>8496772</text:p>
          </table:table-cell>
          <table:table-cell office:value-type="string">
            <text:p>$3.11</text:p>
          </table:table-cell>
          <table:table-cell office:value-type="string">
            <text:p>$3.30</text:p>
          </table:table-cell>
          <table:table-cell office:value-type="string">
            <text:p>$3.11</text:p>
          </table:table-cell>
        </table:table-row>
        <table:table-row table:style-name="ro1">
          <table:table-cell office:value-type="string">
            <text:p>12/31/2018</text:p>
          </table:table-cell>
          <table:table-cell office:value-type="string">
            <text:p>$3.16</text:p>
          </table:table-cell>
          <table:table-cell office:value-type="float" office:value="11161164">
            <text:p>11161164</text:p>
          </table:table-cell>
          <table:table-cell office:value-type="string">
            <text:p>$3.08</text:p>
          </table:table-cell>
          <table:table-cell office:value-type="string">
            <text:p>$3.17</text:p>
          </table:table-cell>
          <table:table-cell office:value-type="string">
            <text:p>$3.08</text:p>
          </table:table-cell>
        </table:table-row>
        <table:table-row table:style-name="ro1">
          <table:table-cell office:value-type="string">
            <text:p>12/28/2018</text:p>
          </table:table-cell>
          <table:table-cell office:value-type="string">
            <text:p>$3.07</text:p>
          </table:table-cell>
          <table:table-cell office:value-type="float" office:value="8105264">
            <text:p>8105264</text:p>
          </table:table-cell>
          <table:table-cell office:value-type="string">
            <text:p>$3.05</text:p>
          </table:table-cell>
          <table:table-cell office:value-type="string">
            <text:p>$3.12</text:p>
          </table:table-cell>
          <table:table-cell office:value-type="string">
            <text:p>$3.00</text:p>
          </table:table-cell>
        </table:table-row>
        <table:table-row table:style-name="ro1">
          <table:table-cell office:value-type="string">
            <text:p>12/27/2018</text:p>
          </table:table-cell>
          <table:table-cell office:value-type="string">
            <text:p>$3.05</text:p>
          </table:table-cell>
          <table:table-cell office:value-type="float" office:value="7336428">
            <text:p>7336428</text:p>
          </table:table-cell>
          <table:table-cell table:number-columns-repeated="2" office:value-type="string">
            <text:p>$3.06</text:p>
          </table:table-cell>
          <table:table-cell office:value-type="string">
            <text:p>$2.91</text:p>
          </table:table-cell>
        </table:table-row>
        <table:table-row table:style-name="ro1">
          <table:table-cell office:value-type="string">
            <text:p>12/26/2018</text:p>
          </table:table-cell>
          <table:table-cell office:value-type="string">
            <text:p>$3.10</text:p>
          </table:table-cell>
          <table:table-cell office:value-type="float" office:value="9540944">
            <text:p>9540944</text:p>
          </table:table-cell>
          <table:table-cell office:value-type="string">
            <text:p>$2.93</text:p>
          </table:table-cell>
          <table:table-cell office:value-type="string">
            <text:p>$3.10</text:p>
          </table:table-cell>
          <table:table-cell office:value-type="string">
            <text:p>$2.89</text:p>
          </table:table-cell>
        </table:table-row>
        <table:table-row table:style-name="ro1">
          <table:table-cell office:value-type="string">
            <text:p>12/24/2018</text:p>
          </table:table-cell>
          <table:table-cell office:value-type="string">
            <text:p>$2.92</text:p>
          </table:table-cell>
          <table:table-cell office:value-type="float" office:value="5314104">
            <text:p>5314104</text:p>
          </table:table-cell>
          <table:table-cell office:value-type="string">
            <text:p>$2.99</text:p>
          </table:table-cell>
          <table:table-cell office:value-type="string">
            <text:p>$3.01</text:p>
          </table:table-cell>
          <table:table-cell office:value-type="string">
            <text:p>$2.91</text:p>
          </table:table-cell>
        </table:table-row>
        <table:table-row table:style-name="ro1">
          <table:table-cell office:value-type="string">
            <text:p>12/21/2018</text:p>
          </table:table-cell>
          <table:table-cell office:value-type="string">
            <text:p>$2.99</text:p>
          </table:table-cell>
          <table:table-cell office:value-type="float" office:value="17691744">
            <text:p>17691744</text:p>
          </table:table-cell>
          <table:table-cell office:value-type="string">
            <text:p>$3.10</text:p>
          </table:table-cell>
          <table:table-cell office:value-type="string">
            <text:p>$3.17</text:p>
          </table:table-cell>
          <table:table-cell office:value-type="string">
            <text:p>$2.94</text:p>
          </table:table-cell>
        </table:table-row>
        <table:table-row table:style-name="ro1">
          <table:table-cell office:value-type="string">
            <text:p>12/20/2018</text:p>
          </table:table-cell>
          <table:table-cell office:value-type="string">
            <text:p>$3.11</text:p>
          </table:table-cell>
          <table:table-cell office:value-type="float" office:value="10684720">
            <text:p>10684720</text:p>
          </table:table-cell>
          <table:table-cell office:value-type="string">
            <text:p>$3.15</text:p>
          </table:table-cell>
          <table:table-cell office:value-type="string">
            <text:p>$3.23</text:p>
          </table:table-cell>
          <table:table-cell office:value-type="string">
            <text:p>$3.05</text:p>
          </table:table-cell>
        </table:table-row>
        <table:table-row table:style-name="ro1">
          <table:table-cell office:value-type="string">
            <text:p>12/19/2018</text:p>
          </table:table-cell>
          <table:table-cell office:value-type="string">
            <text:p>$3.15</text:p>
          </table:table-cell>
          <table:table-cell office:value-type="float" office:value="9703712">
            <text:p>9703712</text:p>
          </table:table-cell>
          <table:table-cell office:value-type="string">
            <text:p>$3.19</text:p>
          </table:table-cell>
          <table:table-cell office:value-type="string">
            <text:p>$3.24</text:p>
          </table:table-cell>
          <table:table-cell office:value-type="string">
            <text:p>$3.13</text:p>
          </table:table-cell>
        </table:table-row>
        <table:table-row table:style-name="ro1">
          <table:table-cell office:value-type="string">
            <text:p>12/18/2018</text:p>
          </table:table-cell>
          <table:table-cell office:value-type="string">
            <text:p>$3.18</text:p>
          </table:table-cell>
          <table:table-cell office:value-type="float" office:value="10304824">
            <text:p>10304824</text:p>
          </table:table-cell>
          <table:table-cell office:value-type="string">
            <text:p>$3.16</text:p>
          </table:table-cell>
          <table:table-cell office:value-type="string">
            <text:p>$3.26</text:p>
          </table:table-cell>
          <table:table-cell office:value-type="string">
            <text:p>$3.15</text:p>
          </table:table-cell>
        </table:table-row>
        <table:table-row table:style-name="ro1">
          <table:table-cell office:value-type="string">
            <text:p>12/17/2018</text:p>
          </table:table-cell>
          <table:table-cell office:value-type="string">
            <text:p>$3.16</text:p>
          </table:table-cell>
          <table:table-cell office:value-type="float" office:value="9022756">
            <text:p>9022756</text:p>
          </table:table-cell>
          <table:table-cell office:value-type="string">
            <text:p>$3.17</text:p>
          </table:table-cell>
          <table:table-cell office:value-type="string">
            <text:p>$3.28</text:p>
          </table:table-cell>
          <table:table-cell office:value-type="string">
            <text:p>$3.14</text:p>
          </table:table-cell>
        </table:table-row>
        <table:table-row table:style-name="ro1">
          <table:table-cell office:value-type="string">
            <text:p>12/14/2018</text:p>
          </table:table-cell>
          <table:table-cell office:value-type="string">
            <text:p>$3.19</text:p>
          </table:table-cell>
          <table:table-cell office:value-type="float" office:value="6652476">
            <text:p>6652476</text:p>
          </table:table-cell>
          <table:table-cell office:value-type="string">
            <text:p>$3.17</text:p>
          </table:table-cell>
          <table:table-cell office:value-type="string">
            <text:p>$3.25</text:p>
          </table:table-cell>
          <table:table-cell office:value-type="string">
            <text:p>$3.17</text:p>
          </table:table-cell>
        </table:table-row>
        <table:table-row table:style-name="ro1">
          <table:table-cell office:value-type="string">
            <text:p>12/13/2018</text:p>
          </table:table-cell>
          <table:table-cell office:value-type="string">
            <text:p>$3.20</text:p>
          </table:table-cell>
          <table:table-cell office:value-type="float" office:value="9746248">
            <text:p>9746248</text:p>
          </table:table-cell>
          <table:table-cell office:value-type="string">
            <text:p>$3.31</text:p>
          </table:table-cell>
          <table:table-cell office:value-type="string">
            <text:p>$3.34</text:p>
          </table:table-cell>
          <table:table-cell office:value-type="string">
            <text:p>$3.17</text:p>
          </table:table-cell>
        </table:table-row>
        <table:table-row table:style-name="ro1">
          <table:table-cell office:value-type="string">
            <text:p>12/12/2018</text:p>
          </table:table-cell>
          <table:table-cell office:value-type="string">
            <text:p>$3.31</text:p>
          </table:table-cell>
          <table:table-cell office:value-type="float" office:value="7257784">
            <text:p>7257784</text:p>
          </table:table-cell>
          <table:table-cell office:value-type="string">
            <text:p>$3.27</text:p>
          </table:table-cell>
          <table:table-cell office:value-type="string">
            <text:p>$3.38</text:p>
          </table:table-cell>
          <table:table-cell office:value-type="string">
            <text:p>$3.25</text:p>
          </table:table-cell>
        </table:table-row>
        <table:table-row table:style-name="ro1">
          <table:table-cell office:value-type="string">
            <text:p>12/11/2018</text:p>
          </table:table-cell>
          <table:table-cell office:value-type="string">
            <text:p>$3.24</text:p>
          </table:table-cell>
          <table:table-cell office:value-type="float" office:value="9352596">
            <text:p>9352596</text:p>
          </table:table-cell>
          <table:table-cell office:value-type="string">
            <text:p>$3.34</text:p>
          </table:table-cell>
          <table:table-cell office:value-type="string">
            <text:p>$3.35</text:p>
          </table:table-cell>
          <table:table-cell office:value-type="string">
            <text:p>$3.21</text:p>
          </table:table-cell>
        </table:table-row>
        <table:table-row table:style-name="ro1">
          <table:table-cell office:value-type="string">
            <text:p>12/10/2018</text:p>
          </table:table-cell>
          <table:table-cell office:value-type="string">
            <text:p>$3.31</text:p>
          </table:table-cell>
          <table:table-cell office:value-type="float" office:value="11174988">
            <text:p>11174988</text:p>
          </table:table-cell>
          <table:table-cell office:value-type="string">
            <text:p>$3.35</text:p>
          </table:table-cell>
          <table:table-cell office:value-type="string">
            <text:p>$3.36</text:p>
          </table:table-cell>
          <table:table-cell office:value-type="string">
            <text:p>$3.21</text:p>
          </table:table-cell>
        </table:table-row>
        <table:table-row table:style-name="ro1">
          <table:table-cell office:value-type="string">
            <text:p>12/07/2018</text:p>
          </table:table-cell>
          <table:table-cell office:value-type="string">
            <text:p>$3.42</text:p>
          </table:table-cell>
          <table:table-cell office:value-type="float" office:value="13610340">
            <text:p>13610340</text:p>
          </table:table-cell>
          <table:table-cell office:value-type="string">
            <text:p>$3.39</text:p>
          </table:table-cell>
          <table:table-cell office:value-type="string">
            <text:p>$3.51</text:p>
          </table:table-cell>
          <table:table-cell office:value-type="string">
            <text:p>$3.38</text:p>
          </table:table-cell>
        </table:table-row>
        <table:table-row table:style-name="ro1">
          <table:table-cell office:value-type="string">
            <text:p>12/06/2018</text:p>
          </table:table-cell>
          <table:table-cell office:value-type="string">
            <text:p>$3.39</text:p>
          </table:table-cell>
          <table:table-cell office:value-type="float" office:value="12788696">
            <text:p>12788696</text:p>
          </table:table-cell>
          <table:table-cell office:value-type="string">
            <text:p>$3.38</text:p>
          </table:table-cell>
          <table:table-cell office:value-type="string">
            <text:p>$3.44</text:p>
          </table:table-cell>
          <table:table-cell office:value-type="string">
            <text:p>$3.31</text:p>
          </table:table-cell>
        </table:table-row>
        <table:table-row table:style-name="ro1">
          <table:table-cell office:value-type="string">
            <text:p>12/04/2018</text:p>
          </table:table-cell>
          <table:table-cell office:value-type="string">
            <text:p>$3.38</text:p>
          </table:table-cell>
          <table:table-cell office:value-type="float" office:value="14935624">
            <text:p>14935624</text:p>
          </table:table-cell>
          <table:table-cell office:value-type="string">
            <text:p>$3.50</text:p>
          </table:table-cell>
          <table:table-cell office:value-type="string">
            <text:p>$3.53</text:p>
          </table:table-cell>
          <table:table-cell office:value-type="string">
            <text:p>$3.36</text:p>
          </table:table-cell>
        </table:table-row>
        <table:table-row table:style-name="ro1">
          <table:table-cell office:value-type="string">
            <text:p>12/03/2018</text:p>
          </table:table-cell>
          <table:table-cell office:value-type="string">
            <text:p>$3.47</text:p>
          </table:table-cell>
          <table:table-cell office:value-type="float" office:value="16084812">
            <text:p>16084812</text:p>
          </table:table-cell>
          <table:table-cell office:value-type="string">
            <text:p>$3.46</text:p>
          </table:table-cell>
          <table:table-cell office:value-type="string">
            <text:p>$3.50</text:p>
          </table:table-cell>
          <table:table-cell office:value-type="string">
            <text:p>$3.38</text:p>
          </table:table-cell>
        </table:table-row>
        <table:table-row table:style-name="ro1">
          <table:table-cell office:value-type="string">
            <text:p>11/30/2018</text:p>
          </table:table-cell>
          <table:table-cell office:value-type="string">
            <text:p>$3.42</text:p>
          </table:table-cell>
          <table:table-cell office:value-type="float" office:value="47602880">
            <text:p>47602880</text:p>
          </table:table-cell>
          <table:table-cell office:value-type="string">
            <text:p>$3.25</text:p>
          </table:table-cell>
          <table:table-cell office:value-type="string">
            <text:p>$3.49</text:p>
          </table:table-cell>
          <table:table-cell office:value-type="string">
            <text:p>$3.20</text:p>
          </table:table-cell>
        </table:table-row>
        <table:table-row table:style-name="ro1">
          <table:table-cell office:value-type="string">
            <text:p>11/29/2018</text:p>
          </table:table-cell>
          <table:table-cell office:value-type="string">
            <text:p>$3.66</text:p>
          </table:table-cell>
          <table:table-cell office:value-type="float" office:value="16620128">
            <text:p>16620128</text:p>
          </table:table-cell>
          <table:table-cell office:value-type="string">
            <text:p>$3.76</text:p>
          </table:table-cell>
          <table:table-cell office:value-type="string">
            <text:p>$3.81</text:p>
          </table:table-cell>
          <table:table-cell office:value-type="string">
            <text:p>$3.64</text:p>
          </table:table-cell>
        </table:table-row>
        <table:table-row table:style-name="ro1">
          <table:table-cell office:value-type="string">
            <text:p>11/28/2018</text:p>
          </table:table-cell>
          <table:table-cell office:value-type="string">
            <text:p>$3.75</text:p>
          </table:table-cell>
          <table:table-cell office:value-type="float" office:value="10573084">
            <text:p>10573084</text:p>
          </table:table-cell>
          <table:table-cell office:value-type="string">
            <text:p>$3.68</text:p>
          </table:table-cell>
          <table:table-cell office:value-type="string">
            <text:p>$3.77</text:p>
          </table:table-cell>
          <table:table-cell office:value-type="string">
            <text:p>$3.68</text:p>
          </table:table-cell>
        </table:table-row>
        <table:table-row table:style-name="ro1">
          <table:table-cell office:value-type="string">
            <text:p>11/27/2018</text:p>
          </table:table-cell>
          <table:table-cell office:value-type="string">
            <text:p>$3.68</text:p>
          </table:table-cell>
          <table:table-cell office:value-type="float" office:value="17537864">
            <text:p>17537864</text:p>
          </table:table-cell>
          <table:table-cell office:value-type="string">
            <text:p>$3.60</text:p>
          </table:table-cell>
          <table:table-cell office:value-type="string">
            <text:p>$3.74</text:p>
          </table:table-cell>
          <table:table-cell office:value-type="string">
            <text:p>$3.55</text:p>
          </table:table-cell>
        </table:table-row>
        <table:table-row table:style-name="ro1">
          <table:table-cell office:value-type="string">
            <text:p>11/26/2018</text:p>
          </table:table-cell>
          <table:table-cell office:value-type="string">
            <text:p>$3.65</text:p>
          </table:table-cell>
          <table:table-cell office:value-type="float" office:value="23613688">
            <text:p>23613688</text:p>
          </table:table-cell>
          <table:table-cell office:value-type="string">
            <text:p>$3.50</text:p>
          </table:table-cell>
          <table:table-cell office:value-type="string">
            <text:p>$3.70</text:p>
          </table:table-cell>
          <table:table-cell office:value-type="string">
            <text:p>$3.50</text:p>
          </table:table-cell>
        </table:table-row>
        <table:table-row table:style-name="ro1">
          <table:table-cell office:value-type="string">
            <text:p>11/23/2018</text:p>
          </table:table-cell>
          <table:table-cell office:value-type="string">
            <text:p>$3.38</text:p>
          </table:table-cell>
          <table:table-cell office:value-type="float" office:value="10767096">
            <text:p>10767096</text:p>
          </table:table-cell>
          <table:table-cell office:value-type="string">
            <text:p>$3.43</text:p>
          </table:table-cell>
          <table:table-cell office:value-type="string">
            <text:p>$3.44</text:p>
          </table:table-cell>
          <table:table-cell office:value-type="string">
            <text:p>$3.29</text:p>
          </table:table-cell>
        </table:table-row>
        <table:table-row table:style-name="ro1">
          <table:table-cell office:value-type="string">
            <text:p>11/21/2018</text:p>
          </table:table-cell>
          <table:table-cell office:value-type="string">
            <text:p>$3.43</text:p>
          </table:table-cell>
          <table:table-cell office:value-type="float" office:value="49923320">
            <text:p>49923320</text:p>
          </table:table-cell>
          <table:table-cell office:value-type="string">
            <text:p>$3.12</text:p>
          </table:table-cell>
          <table:table-cell office:value-type="string">
            <text:p>$3.63</text:p>
          </table:table-cell>
          <table:table-cell office:value-type="string">
            <text:p>$3.08</text:p>
          </table:table-cell>
        </table:table-row>
        <table:table-row table:style-name="ro1">
          <table:table-cell office:value-type="string">
            <text:p>11/20/2018</text:p>
          </table:table-cell>
          <table:table-cell office:value-type="string">
            <text:p>$3.07</text:p>
          </table:table-cell>
          <table:table-cell office:value-type="float" office:value="24133664">
            <text:p>24133664</text:p>
          </table:table-cell>
          <table:table-cell office:value-type="string">
            <text:p>$3.15</text:p>
          </table:table-cell>
          <table:table-cell office:value-type="string">
            <text:p>$3.23</text:p>
          </table:table-cell>
          <table:table-cell office:value-type="string">
            <text:p>$3.04</text:p>
          </table:table-cell>
        </table:table-row>
        <table:table-row table:style-name="ro1">
          <table:table-cell office:value-type="string">
            <text:p>11/19/2018</text:p>
          </table:table-cell>
          <table:table-cell office:value-type="string">
            <text:p>$3.26</text:p>
          </table:table-cell>
          <table:table-cell office:value-type="float" office:value="13610500">
            <text:p>13610500</text:p>
          </table:table-cell>
          <table:table-cell office:value-type="string">
            <text:p>$3.21</text:p>
          </table:table-cell>
          <table:table-cell office:value-type="string">
            <text:p>$3.29</text:p>
          </table:table-cell>
          <table:table-cell office:value-type="string">
            <text:p>$3.19</text:p>
          </table:table-cell>
        </table:table-row>
        <table:table-row table:style-name="ro1">
          <table:table-cell office:value-type="string">
            <text:p>11/16/2018</text:p>
          </table:table-cell>
          <table:table-cell office:value-type="string">
            <text:p>$3.20</text:p>
          </table:table-cell>
          <table:table-cell office:value-type="float" office:value="22701988">
            <text:p>22701988</text:p>
          </table:table-cell>
          <table:table-cell table:number-columns-repeated="2" office:value-type="string">
            <text:p>$3.25</text:p>
          </table:table-cell>
          <table:table-cell office:value-type="string">
            <text:p>$3.11</text:p>
          </table:table-cell>
        </table:table-row>
        <table:table-row table:style-name="ro1">
          <table:table-cell office:value-type="string">
            <text:p>11/15/2018</text:p>
          </table:table-cell>
          <table:table-cell office:value-type="string">
            <text:p>$3.28</text:p>
          </table:table-cell>
          <table:table-cell office:value-type="float" office:value="12119492">
            <text:p>12119492</text:p>
          </table:table-cell>
          <table:table-cell office:value-type="string">
            <text:p>$3.24</text:p>
          </table:table-cell>
          <table:table-cell office:value-type="string">
            <text:p>$3.31</text:p>
          </table:table-cell>
          <table:table-cell office:value-type="string">
            <text:p>$3.19</text:p>
          </table:table-cell>
        </table:table-row>
        <table:table-row table:style-name="ro1">
          <table:table-cell office:value-type="string">
            <text:p>11/14/2018</text:p>
          </table:table-cell>
          <table:table-cell office:value-type="string">
            <text:p>$3.24</text:p>
          </table:table-cell>
          <table:table-cell office:value-type="float" office:value="13738744">
            <text:p>13738744</text:p>
          </table:table-cell>
          <table:table-cell office:value-type="string">
            <text:p>$3.52</text:p>
          </table:table-cell>
          <table:table-cell office:value-type="string">
            <text:p>$3.53</text:p>
          </table:table-cell>
          <table:table-cell office:value-type="string">
            <text:p>$3.22</text:p>
          </table:table-cell>
        </table:table-row>
        <table:table-row table:style-name="ro1">
          <table:table-cell office:value-type="string">
            <text:p>11/13/2018</text:p>
          </table:table-cell>
          <table:table-cell office:value-type="string">
            <text:p>$3.47</text:p>
          </table:table-cell>
          <table:table-cell office:value-type="float" office:value="9232976">
            <text:p>9232976</text:p>
          </table:table-cell>
          <table:table-cell office:value-type="string">
            <text:p>$3.48</text:p>
          </table:table-cell>
          <table:table-cell office:value-type="string">
            <text:p>$3.54</text:p>
          </table:table-cell>
          <table:table-cell office:value-type="string">
            <text:p>$3.45</text:p>
          </table:table-cell>
        </table:table-row>
        <table:table-row table:style-name="ro1">
          <table:table-cell office:value-type="string">
            <text:p>11/12/2018</text:p>
          </table:table-cell>
          <table:table-cell office:value-type="string">
            <text:p>$3.47</text:p>
          </table:table-cell>
          <table:table-cell office:value-type="float" office:value="9597740">
            <text:p>9597740</text:p>
          </table:table-cell>
          <table:table-cell office:value-type="string">
            <text:p>$3.67</text:p>
          </table:table-cell>
          <table:table-cell office:value-type="string">
            <text:p>$3.70</text:p>
          </table:table-cell>
          <table:table-cell office:value-type="string">
            <text:p>$3.47</text:p>
          </table:table-cell>
        </table:table-row>
        <table:table-row table:style-name="ro1">
          <table:table-cell office:value-type="string">
            <text:p>11/09/2018</text:p>
          </table:table-cell>
          <table:table-cell office:value-type="string">
            <text:p>$3.66</text:p>
          </table:table-cell>
          <table:table-cell office:value-type="float" office:value="6686144">
            <text:p>6686144</text:p>
          </table:table-cell>
          <table:table-cell office:value-type="string">
            <text:p>$3.68</text:p>
          </table:table-cell>
          <table:table-cell office:value-type="string">
            <text:p>$3.70</text:p>
          </table:table-cell>
          <table:table-cell office:value-type="string">
            <text:p>$3.58</text:p>
          </table:table-cell>
        </table:table-row>
        <table:table-row table:style-name="ro1">
          <table:table-cell office:value-type="string">
            <text:p>11/08/2018</text:p>
          </table:table-cell>
          <table:table-cell office:value-type="string">
            <text:p>$3.72</text:p>
          </table:table-cell>
          <table:table-cell office:value-type="float" office:value="8551324">
            <text:p>8551324</text:p>
          </table:table-cell>
          <table:table-cell office:value-type="string">
            <text:p>$3.73</text:p>
          </table:table-cell>
          <table:table-cell office:value-type="string">
            <text:p>$3.76</text:p>
          </table:table-cell>
          <table:table-cell office:value-type="string">
            <text:p>$3.70</text:p>
          </table:table-cell>
        </table:table-row>
        <table:table-row table:style-name="ro1">
          <table:table-cell office:value-type="string">
            <text:p>11/07/2018</text:p>
          </table:table-cell>
          <table:table-cell office:value-type="string">
            <text:p>$3.73</text:p>
          </table:table-cell>
          <table:table-cell office:value-type="float" office:value="8177396">
            <text:p>8177396</text:p>
          </table:table-cell>
          <table:table-cell office:value-type="string">
            <text:p>$3.75</text:p>
          </table:table-cell>
          <table:table-cell office:value-type="string">
            <text:p>$3.76</text:p>
          </table:table-cell>
          <table:table-cell office:value-type="string">
            <text:p>$3.66</text:p>
          </table:table-cell>
        </table:table-row>
        <table:table-row table:style-name="ro1">
          <table:table-cell office:value-type="string">
            <text:p>11/06/2018</text:p>
          </table:table-cell>
          <table:table-cell office:value-type="string">
            <text:p>$3.74</text:p>
          </table:table-cell>
          <table:table-cell office:value-type="float" office:value="7581360">
            <text:p>7581360</text:p>
          </table:table-cell>
          <table:table-cell office:value-type="string">
            <text:p>$3.74</text:p>
          </table:table-cell>
          <table:table-cell office:value-type="string">
            <text:p>$3.76</text:p>
          </table:table-cell>
          <table:table-cell office:value-type="string">
            <text:p>$3.71</text:p>
          </table:table-cell>
        </table:table-row>
        <table:table-row table:style-name="ro1">
          <table:table-cell office:value-type="string">
            <text:p>11/05/2018</text:p>
          </table:table-cell>
          <table:table-cell office:value-type="string">
            <text:p>$3.75</text:p>
          </table:table-cell>
          <table:table-cell office:value-type="float" office:value="7214460">
            <text:p>7214460</text:p>
          </table:table-cell>
          <table:table-cell table:number-columns-repeated="2" office:value-type="string">
            <text:p>$3.89</text:p>
          </table:table-cell>
          <table:table-cell office:value-type="string">
            <text:p>$3.72</text:p>
          </table:table-cell>
        </table:table-row>
        <table:table-row table:style-name="ro1">
          <table:table-cell office:value-type="string">
            <text:p>11/02/2018</text:p>
          </table:table-cell>
          <table:table-cell office:value-type="string">
            <text:p>$3.90</text:p>
          </table:table-cell>
          <table:table-cell office:value-type="float" office:value="6662332">
            <text:p>6662332</text:p>
          </table:table-cell>
          <table:table-cell office:value-type="string">
            <text:p>$3.86</text:p>
          </table:table-cell>
          <table:table-cell office:value-type="string">
            <text:p>$3.94</text:p>
          </table:table-cell>
          <table:table-cell office:value-type="string">
            <text:p>$3.80</text:p>
          </table:table-cell>
        </table:table-row>
        <table:table-row table:style-name="ro1">
          <table:table-cell office:value-type="string">
            <text:p>11/01/2018</text:p>
          </table:table-cell>
          <table:table-cell office:value-type="string">
            <text:p>$3.84</text:p>
          </table:table-cell>
          <table:table-cell office:value-type="float" office:value="11001460">
            <text:p>11001460</text:p>
          </table:table-cell>
          <table:table-cell office:value-type="string">
            <text:p>$3.65</text:p>
          </table:table-cell>
          <table:table-cell office:value-type="string">
            <text:p>$3.84</text:p>
          </table:table-cell>
          <table:table-cell office:value-type="string">
            <text:p>$3.65</text:p>
          </table:table-cell>
        </table:table-row>
        <table:table-row table:style-name="ro1">
          <table:table-cell office:value-type="string">
            <text:p>10/31/2018</text:p>
          </table:table-cell>
          <table:table-cell office:value-type="string">
            <text:p>$3.65</text:p>
          </table:table-cell>
          <table:table-cell office:value-type="float" office:value="6950872">
            <text:p>6950872</text:p>
          </table:table-cell>
          <table:table-cell office:value-type="string">
            <text:p>$3.70</text:p>
          </table:table-cell>
          <table:table-cell office:value-type="string">
            <text:p>$3.71</text:p>
          </table:table-cell>
          <table:table-cell office:value-type="string">
            <text:p>$3.57</text:p>
          </table:table-cell>
        </table:table-row>
        <table:table-row table:style-name="ro1">
          <table:table-cell office:value-type="string">
            <text:p>10/30/2018</text:p>
          </table:table-cell>
          <table:table-cell office:value-type="string">
            <text:p>$3.67</text:p>
          </table:table-cell>
          <table:table-cell office:value-type="float" office:value="8376280">
            <text:p>8376280</text:p>
          </table:table-cell>
          <table:table-cell office:value-type="string">
            <text:p>$3.64</text:p>
          </table:table-cell>
          <table:table-cell office:value-type="string">
            <text:p>$3.78</text:p>
          </table:table-cell>
          <table:table-cell office:value-type="string">
            <text:p>$3.60</text:p>
          </table:table-cell>
        </table:table-row>
        <table:table-row table:style-name="ro1">
          <table:table-cell office:value-type="string">
            <text:p>10/29/2018</text:p>
          </table:table-cell>
          <table:table-cell office:value-type="string">
            <text:p>$3.63</text:p>
          </table:table-cell>
          <table:table-cell office:value-type="float" office:value="12675508">
            <text:p>12675508</text:p>
          </table:table-cell>
          <table:table-cell office:value-type="string">
            <text:p>$3.46</text:p>
          </table:table-cell>
          <table:table-cell office:value-type="string">
            <text:p>$3.74</text:p>
          </table:table-cell>
          <table:table-cell office:value-type="string">
            <text:p>$3.44</text:p>
          </table:table-cell>
        </table:table-row>
        <table:table-row table:style-name="ro1">
          <table:table-cell office:value-type="string">
            <text:p>10/26/2018</text:p>
          </table:table-cell>
          <table:table-cell office:value-type="string">
            <text:p>$3.43</text:p>
          </table:table-cell>
          <table:table-cell office:value-type="float" office:value="10044512">
            <text:p>10044512</text:p>
          </table:table-cell>
          <table:table-cell table:number-columns-repeated="2" office:value-type="string">
            <text:p>$3.61</text:p>
          </table:table-cell>
          <table:table-cell office:value-type="string">
            <text:p>$3.41</text:p>
          </table:table-cell>
        </table:table-row>
        <table:table-row table:style-name="ro1">
          <table:table-cell office:value-type="string">
            <text:p>10/25/2018</text:p>
          </table:table-cell>
          <table:table-cell office:value-type="string">
            <text:p>$3.61</text:p>
          </table:table-cell>
          <table:table-cell office:value-type="float" office:value="9096128">
            <text:p>9096128</text:p>
          </table:table-cell>
          <table:table-cell office:value-type="string">
            <text:p>$3.78</text:p>
          </table:table-cell>
          <table:table-cell office:value-type="string">
            <text:p>$3.80</text:p>
          </table:table-cell>
          <table:table-cell office:value-type="string">
            <text:p>$3.57</text:p>
          </table:table-cell>
        </table:table-row>
        <table:table-row table:style-name="ro1">
          <table:table-cell office:value-type="string">
            <text:p>10/24/2018</text:p>
          </table:table-cell>
          <table:table-cell office:value-type="string">
            <text:p>$3.77</text:p>
          </table:table-cell>
          <table:table-cell office:value-type="float" office:value="8962848">
            <text:p>8962848</text:p>
          </table:table-cell>
          <table:table-cell office:value-type="string">
            <text:p>$3.83</text:p>
          </table:table-cell>
          <table:table-cell office:value-type="string">
            <text:p>$3.90</text:p>
          </table:table-cell>
          <table:table-cell office:value-type="string">
            <text:p>$3.77</text:p>
          </table:table-cell>
        </table:table-row>
        <table:table-row table:style-name="ro1">
          <table:table-cell office:value-type="string">
            <text:p>10/23/2018</text:p>
          </table:table-cell>
          <table:table-cell office:value-type="string">
            <text:p>$3.82</text:p>
          </table:table-cell>
          <table:table-cell office:value-type="float" office:value="9580268">
            <text:p>9580268</text:p>
          </table:table-cell>
          <table:table-cell office:value-type="string">
            <text:p>$3.75</text:p>
          </table:table-cell>
          <table:table-cell office:value-type="string">
            <text:p>$3.83</text:p>
          </table:table-cell>
          <table:table-cell office:value-type="string">
            <text:p>$3.70</text:p>
          </table:table-cell>
        </table:table-row>
        <table:table-row table:style-name="ro1">
          <table:table-cell office:value-type="string">
            <text:p>10/22/2018</text:p>
          </table:table-cell>
          <table:table-cell office:value-type="string">
            <text:p>$3.78</text:p>
          </table:table-cell>
          <table:table-cell office:value-type="float" office:value="9221900">
            <text:p>9221900</text:p>
          </table:table-cell>
          <table:table-cell office:value-type="string">
            <text:p>$3.71</text:p>
          </table:table-cell>
          <table:table-cell office:value-type="string">
            <text:p>$3.81</text:p>
          </table:table-cell>
          <table:table-cell office:value-type="string">
            <text:p>$3.67</text:p>
          </table:table-cell>
        </table:table-row>
        <table:table-row table:style-name="ro1">
          <table:table-cell office:value-type="string">
            <text:p>10/19/2018</text:p>
          </table:table-cell>
          <table:table-cell office:value-type="string">
            <text:p>$3.68</text:p>
          </table:table-cell>
          <table:table-cell office:value-type="float" office:value="12424080">
            <text:p>12424080</text:p>
          </table:table-cell>
          <table:table-cell office:value-type="string">
            <text:p>$3.72</text:p>
          </table:table-cell>
          <table:table-cell office:value-type="string">
            <text:p>$3.75</text:p>
          </table:table-cell>
          <table:table-cell office:value-type="string">
            <text:p>$3.62</text:p>
          </table:table-cell>
        </table:table-row>
        <table:table-row table:style-name="ro1">
          <table:table-cell office:value-type="string">
            <text:p>10/18/2018</text:p>
          </table:table-cell>
          <table:table-cell office:value-type="string">
            <text:p>$3.77</text:p>
          </table:table-cell>
          <table:table-cell office:value-type="float" office:value="5914388">
            <text:p>5914388</text:p>
          </table:table-cell>
          <table:table-cell office:value-type="string">
            <text:p>$3.83</text:p>
          </table:table-cell>
          <table:table-cell office:value-type="string">
            <text:p>$3.86</text:p>
          </table:table-cell>
          <table:table-cell office:value-type="string">
            <text:p>$3.73</text:p>
          </table:table-cell>
        </table:table-row>
        <table:table-row table:style-name="ro1">
          <table:table-cell office:value-type="string">
            <text:p>10/17/2018</text:p>
          </table:table-cell>
          <table:table-cell office:value-type="string">
            <text:p>$3.83</text:p>
          </table:table-cell>
          <table:table-cell office:value-type="float" office:value="7991476">
            <text:p>7991476</text:p>
          </table:table-cell>
          <table:table-cell office:value-type="string">
            <text:p>$3.82</text:p>
          </table:table-cell>
          <table:table-cell office:value-type="string">
            <text:p>$3.87</text:p>
          </table:table-cell>
          <table:table-cell office:value-type="string">
            <text:p>$3.70</text:p>
          </table:table-cell>
        </table:table-row>
        <table:table-row table:style-name="ro1">
          <table:table-cell office:value-type="string">
            <text:p>10/16/2018</text:p>
          </table:table-cell>
          <table:table-cell office:value-type="string">
            <text:p>$3.82</text:p>
          </table:table-cell>
          <table:table-cell office:value-type="float" office:value="8160832">
            <text:p>8160832</text:p>
          </table:table-cell>
          <table:table-cell office:value-type="string">
            <text:p>$3.74</text:p>
          </table:table-cell>
          <table:table-cell office:value-type="string">
            <text:p>$3.83</text:p>
          </table:table-cell>
          <table:table-cell office:value-type="string">
            <text:p>$3.69</text:p>
          </table:table-cell>
        </table:table-row>
        <table:table-row table:style-name="ro1">
          <table:table-cell office:value-type="string">
            <text:p>10/15/2018</text:p>
          </table:table-cell>
          <table:table-cell office:value-type="string">
            <text:p>$3.72</text:p>
          </table:table-cell>
          <table:table-cell office:value-type="float" office:value="6000356">
            <text:p>6000356</text:p>
          </table:table-cell>
          <table:table-cell office:value-type="string">
            <text:p>$3.70</text:p>
          </table:table-cell>
          <table:table-cell office:value-type="string">
            <text:p>$3.77</text:p>
          </table:table-cell>
          <table:table-cell office:value-type="string">
            <text:p>$3.70</text:p>
          </table:table-cell>
        </table:table-row>
        <table:table-row table:style-name="ro1">
          <table:table-cell office:value-type="string">
            <text:p>10/12/2018</text:p>
          </table:table-cell>
          <table:table-cell office:value-type="string">
            <text:p>$3.70</text:p>
          </table:table-cell>
          <table:table-cell office:value-type="float" office:value="7710332">
            <text:p>7710332</text:p>
          </table:table-cell>
          <table:table-cell office:value-type="string">
            <text:p>$3.73</text:p>
          </table:table-cell>
          <table:table-cell office:value-type="string">
            <text:p>$3.79</text:p>
          </table:table-cell>
          <table:table-cell office:value-type="string">
            <text:p>$3.68</text:p>
          </table:table-cell>
        </table:table-row>
        <table:table-row table:style-name="ro1">
          <table:table-cell office:value-type="string">
            <text:p>10/11/2018</text:p>
          </table:table-cell>
          <table:table-cell office:value-type="string">
            <text:p>$3.67</text:p>
          </table:table-cell>
          <table:table-cell office:value-type="float" office:value="8383876">
            <text:p>8383876</text:p>
          </table:table-cell>
          <table:table-cell office:value-type="string">
            <text:p>$3.70</text:p>
          </table:table-cell>
          <table:table-cell office:value-type="string">
            <text:p>$3.78</text:p>
          </table:table-cell>
          <table:table-cell office:value-type="string">
            <text:p>$3.66</text:p>
          </table:table-cell>
        </table:table-row>
        <table:table-row table:style-name="ro1">
          <table:table-cell office:value-type="string">
            <text:p>10/10/2018</text:p>
          </table:table-cell>
          <table:table-cell office:value-type="string">
            <text:p>$3.71</text:p>
          </table:table-cell>
          <table:table-cell office:value-type="float" office:value="7850556">
            <text:p>7850556</text:p>
          </table:table-cell>
          <table:table-cell office:value-type="string">
            <text:p>$3.70</text:p>
          </table:table-cell>
          <table:table-cell office:value-type="string">
            <text:p>$3.79</text:p>
          </table:table-cell>
          <table:table-cell office:value-type="string">
            <text:p>$3.70</text:p>
          </table:table-cell>
        </table:table-row>
        <table:table-row table:style-name="ro1">
          <table:table-cell office:value-type="string">
            <text:p>10/09/2018</text:p>
          </table:table-cell>
          <table:table-cell office:value-type="string">
            <text:p>$3.69</text:p>
          </table:table-cell>
          <table:table-cell office:value-type="float" office:value="9622820">
            <text:p>9622820</text:p>
          </table:table-cell>
          <table:table-cell office:value-type="string">
            <text:p>$3.73</text:p>
          </table:table-cell>
          <table:table-cell office:value-type="string">
            <text:p>$3.86</text:p>
          </table:table-cell>
          <table:table-cell office:value-type="string">
            <text:p>$3.68</text:p>
          </table:table-cell>
        </table:table-row>
        <table:table-row table:style-name="ro1">
          <table:table-cell office:value-type="string">
            <text:p>10/08/2018</text:p>
          </table:table-cell>
          <table:table-cell office:value-type="string">
            <text:p>$3.75</text:p>
          </table:table-cell>
          <table:table-cell office:value-type="float" office:value="9040288">
            <text:p>9040288</text:p>
          </table:table-cell>
          <table:table-cell office:value-type="string">
            <text:p>$3.68</text:p>
          </table:table-cell>
          <table:table-cell office:value-type="string">
            <text:p>$3.80</text:p>
          </table:table-cell>
          <table:table-cell office:value-type="string">
            <text:p>$3.67</text:p>
          </table:table-cell>
        </table:table-row>
        <table:table-row table:style-name="ro1">
          <table:table-cell office:value-type="string">
            <text:p>10/05/2018</text:p>
          </table:table-cell>
          <table:table-cell office:value-type="string">
            <text:p>$3.67</text:p>
          </table:table-cell>
          <table:table-cell office:value-type="float" office:value="9294480">
            <text:p>9294480</text:p>
          </table:table-cell>
          <table:table-cell office:value-type="string">
            <text:p>$3.71</text:p>
          </table:table-cell>
          <table:table-cell office:value-type="string">
            <text:p>$3.73</text:p>
          </table:table-cell>
          <table:table-cell office:value-type="string">
            <text:p>$3.65</text:p>
          </table:table-cell>
        </table:table-row>
        <table:table-row table:style-name="ro1">
          <table:table-cell office:value-type="string">
            <text:p>10/04/2018</text:p>
          </table:table-cell>
          <table:table-cell office:value-type="string">
            <text:p>$3.71</text:p>
          </table:table-cell>
          <table:table-cell office:value-type="float" office:value="6078280">
            <text:p>6078280</text:p>
          </table:table-cell>
          <table:table-cell office:value-type="string">
            <text:p>$3.74</text:p>
          </table:table-cell>
          <table:table-cell office:value-type="string">
            <text:p>$3.78</text:p>
          </table:table-cell>
          <table:table-cell office:value-type="string">
            <text:p>$3.68</text:p>
          </table:table-cell>
        </table:table-row>
        <table:table-row table:style-name="ro1">
          <table:table-cell office:value-type="string">
            <text:p>10/03/2018</text:p>
          </table:table-cell>
          <table:table-cell office:value-type="string">
            <text:p>$3.73</text:p>
          </table:table-cell>
          <table:table-cell office:value-type="float" office:value="8054572">
            <text:p>8054572</text:p>
          </table:table-cell>
          <table:table-cell office:value-type="string">
            <text:p>$3.75</text:p>
          </table:table-cell>
          <table:table-cell office:value-type="string">
            <text:p>$3.79</text:p>
          </table:table-cell>
          <table:table-cell office:value-type="string">
            <text:p>$3.69</text:p>
          </table:table-cell>
        </table:table-row>
        <table:table-row table:style-name="ro1">
          <table:table-cell office:value-type="string">
            <text:p>10/02/2018</text:p>
          </table:table-cell>
          <table:table-cell office:value-type="string">
            <text:p>$3.72</text:p>
          </table:table-cell>
          <table:table-cell office:value-type="float" office:value="11506588">
            <text:p>11506588</text:p>
          </table:table-cell>
          <table:table-cell office:value-type="string">
            <text:p>$3.79</text:p>
          </table:table-cell>
          <table:table-cell office:value-type="string">
            <text:p>$3.83</text:p>
          </table:table-cell>
          <table:table-cell office:value-type="string">
            <text:p>$3.71</text:p>
          </table:table-cell>
        </table:table-row>
        <table:table-row table:style-name="ro1">
          <table:table-cell office:value-type="string">
            <text:p>10/01/2018</text:p>
          </table:table-cell>
          <table:table-cell office:value-type="string">
            <text:p>$3.82</text:p>
          </table:table-cell>
          <table:table-cell office:value-type="float" office:value="16239004">
            <text:p>16239004</text:p>
          </table:table-cell>
          <table:table-cell office:value-type="string">
            <text:p>$3.82</text:p>
          </table:table-cell>
          <table:table-cell office:value-type="string">
            <text:p>$3.89</text:p>
          </table:table-cell>
          <table:table-cell office:value-type="string">
            <text:p>$3.75</text:p>
          </table:table-cell>
        </table:table-row>
        <table:table-row table:style-name="ro1">
          <table:table-cell office:value-type="string">
            <text:p>09/28/2018</text:p>
          </table:table-cell>
          <table:table-cell office:value-type="string">
            <text:p>$3.82</text:p>
          </table:table-cell>
          <table:table-cell office:value-type="float" office:value="10099224">
            <text:p>10099224</text:p>
          </table:table-cell>
          <table:table-cell office:value-type="string">
            <text:p>$3.89</text:p>
          </table:table-cell>
          <table:table-cell office:value-type="string">
            <text:p>$3.96</text:p>
          </table:table-cell>
          <table:table-cell office:value-type="string">
            <text:p>$3.80</text:p>
          </table:table-cell>
        </table:table-row>
        <table:table-row table:style-name="ro1">
          <table:table-cell office:value-type="string">
            <text:p>09/27/2018</text:p>
          </table:table-cell>
          <table:table-cell office:value-type="string">
            <text:p>$3.89</text:p>
          </table:table-cell>
          <table:table-cell office:value-type="float" office:value="8096752">
            <text:p>8096752</text:p>
          </table:table-cell>
          <table:table-cell office:value-type="string">
            <text:p>$3.92</text:p>
          </table:table-cell>
          <table:table-cell office:value-type="string">
            <text:p>$3.94</text:p>
          </table:table-cell>
          <table:table-cell office:value-type="string">
            <text:p>$3.86</text:p>
          </table:table-cell>
        </table:table-row>
        <table:table-row table:style-name="ro1">
          <table:table-cell office:value-type="string">
            <text:p>09/26/2018</text:p>
          </table:table-cell>
          <table:table-cell office:value-type="string">
            <text:p>$3.90</text:p>
          </table:table-cell>
          <table:table-cell office:value-type="float" office:value="7604808">
            <text:p>7604808</text:p>
          </table:table-cell>
          <table:table-cell table:number-columns-repeated="2" office:value-type="string">
            <text:p>$4.04</text:p>
          </table:table-cell>
          <table:table-cell office:value-type="string">
            <text:p>$3.88</text:p>
          </table:table-cell>
        </table:table-row>
        <table:table-row table:style-name="ro1">
          <table:table-cell office:value-type="string">
            <text:p>09/25/2018</text:p>
          </table:table-cell>
          <table:table-cell office:value-type="string">
            <text:p>$4.01</text:p>
          </table:table-cell>
          <table:table-cell office:value-type="float" office:value="8250144">
            <text:p>8250144</text:p>
          </table:table-cell>
          <table:table-cell office:value-type="string">
            <text:p>$3.91</text:p>
          </table:table-cell>
          <table:table-cell office:value-type="string">
            <text:p>$4.02</text:p>
          </table:table-cell>
          <table:table-cell office:value-type="string">
            <text:p>$3.83</text:p>
          </table:table-cell>
        </table:table-row>
        <table:table-row table:style-name="ro1">
          <table:table-cell office:value-type="string">
            <text:p>09/24/2018</text:p>
          </table:table-cell>
          <table:table-cell office:value-type="string">
            <text:p>$3.88</text:p>
          </table:table-cell>
          <table:table-cell office:value-type="float" office:value="14310600">
            <text:p>14310600</text:p>
          </table:table-cell>
          <table:table-cell table:number-columns-repeated="2" office:value-type="string">
            <text:p>$4.11</text:p>
          </table:table-cell>
          <table:table-cell office:value-type="string">
            <text:p>$3.87</text:p>
          </table:table-cell>
        </table:table-row>
        <table:table-row table:style-name="ro1">
          <table:table-cell office:value-type="string">
            <text:p>09/21/2018</text:p>
          </table:table-cell>
          <table:table-cell office:value-type="string">
            <text:p>$4.13</text:p>
          </table:table-cell>
          <table:table-cell office:value-type="float" office:value="12069412">
            <text:p>12069412</text:p>
          </table:table-cell>
          <table:table-cell office:value-type="string">
            <text:p>$4.11</text:p>
          </table:table-cell>
          <table:table-cell office:value-type="string">
            <text:p>$4.19</text:p>
          </table:table-cell>
          <table:table-cell office:value-type="string">
            <text:p>$4.11</text:p>
          </table:table-cell>
        </table:table-row>
        <table:table-row table:style-name="ro1">
          <table:table-cell office:value-type="string">
            <text:p>09/20/2018</text:p>
          </table:table-cell>
          <table:table-cell office:value-type="string">
            <text:p>$4.12</text:p>
          </table:table-cell>
          <table:table-cell office:value-type="float" office:value="6416168">
            <text:p>6416168</text:p>
          </table:table-cell>
          <table:table-cell office:value-type="string">
            <text:p>$4.15</text:p>
          </table:table-cell>
          <table:table-cell office:value-type="string">
            <text:p>$4.20</text:p>
          </table:table-cell>
          <table:table-cell office:value-type="string">
            <text:p>$4.11</text:p>
          </table:table-cell>
        </table:table-row>
        <table:table-row table:style-name="ro1">
          <table:table-cell office:value-type="string">
            <text:p>09/19/2018</text:p>
          </table:table-cell>
          <table:table-cell office:value-type="string">
            <text:p>$4.15</text:p>
          </table:table-cell>
          <table:table-cell office:value-type="float" office:value="7192944">
            <text:p>7192944</text:p>
          </table:table-cell>
          <table:table-cell office:value-type="string">
            <text:p>$4.13</text:p>
          </table:table-cell>
          <table:table-cell office:value-type="string">
            <text:p>$4.20</text:p>
          </table:table-cell>
          <table:table-cell office:value-type="string">
            <text:p>$4.11</text:p>
          </table:table-cell>
        </table:table-row>
        <table:table-row table:style-name="ro1">
          <table:table-cell office:value-type="string">
            <text:p>09/18/2018</text:p>
          </table:table-cell>
          <table:table-cell office:value-type="string">
            <text:p>$4.13</text:p>
          </table:table-cell>
          <table:table-cell office:value-type="float" office:value="7147320">
            <text:p>7147320</text:p>
          </table:table-cell>
          <table:table-cell office:value-type="string">
            <text:p>$4.11</text:p>
          </table:table-cell>
          <table:table-cell office:value-type="string">
            <text:p>$4.17</text:p>
          </table:table-cell>
          <table:table-cell office:value-type="string">
            <text:p>$4.09</text:p>
          </table:table-cell>
        </table:table-row>
        <table:table-row table:style-name="ro1">
          <table:table-cell office:value-type="string">
            <text:p>09/17/2018</text:p>
          </table:table-cell>
          <table:table-cell office:value-type="string">
            <text:p>$4.15</text:p>
          </table:table-cell>
          <table:table-cell office:value-type="float" office:value="8925160">
            <text:p>8925160</text:p>
          </table:table-cell>
          <table:table-cell office:value-type="string">
            <text:p>$4.18</text:p>
          </table:table-cell>
          <table:table-cell office:value-type="string">
            <text:p>$4.22</text:p>
          </table:table-cell>
          <table:table-cell office:value-type="string">
            <text:p>$4.13</text:p>
          </table:table-cell>
        </table:table-row>
        <table:table-row table:style-name="ro1">
          <table:table-cell office:value-type="string">
            <text:p>09/14/2018</text:p>
          </table:table-cell>
          <table:table-cell office:value-type="string">
            <text:p>$4.20</text:p>
          </table:table-cell>
          <table:table-cell office:value-type="float" office:value="12021688">
            <text:p>12021688</text:p>
          </table:table-cell>
          <table:table-cell office:value-type="string">
            <text:p>$4.24</text:p>
          </table:table-cell>
          <table:table-cell office:value-type="string">
            <text:p>$4.25</text:p>
          </table:table-cell>
          <table:table-cell office:value-type="string">
            <text:p>$4.12</text:p>
          </table:table-cell>
        </table:table-row>
        <table:table-row table:style-name="ro1">
          <table:table-cell office:value-type="string">
            <text:p>09/13/2018</text:p>
          </table:table-cell>
          <table:table-cell office:value-type="string">
            <text:p>$4.26</text:p>
          </table:table-cell>
          <table:table-cell office:value-type="float" office:value="14756712">
            <text:p>14756712</text:p>
          </table:table-cell>
          <table:table-cell office:value-type="string">
            <text:p>$4.18</text:p>
          </table:table-cell>
          <table:table-cell office:value-type="string">
            <text:p>$4.26</text:p>
          </table:table-cell>
          <table:table-cell office:value-type="string">
            <text:p>$4.15</text:p>
          </table:table-cell>
        </table:table-row>
        <table:table-row table:style-name="ro1">
          <table:table-cell office:value-type="string">
            <text:p>09/12/2018</text:p>
          </table:table-cell>
          <table:table-cell office:value-type="string">
            <text:p>$4.17</text:p>
          </table:table-cell>
          <table:table-cell office:value-type="float" office:value="13580816">
            <text:p>13580816</text:p>
          </table:table-cell>
          <table:table-cell office:value-type="string">
            <text:p>$4.04</text:p>
          </table:table-cell>
          <table:table-cell office:value-type="string">
            <text:p>$4.19</text:p>
          </table:table-cell>
          <table:table-cell office:value-type="string">
            <text:p>$4.04</text:p>
          </table:table-cell>
        </table:table-row>
        <table:table-row table:style-name="ro1">
          <table:table-cell office:value-type="string">
            <text:p>09/11/2018</text:p>
          </table:table-cell>
          <table:table-cell office:value-type="string">
            <text:p>$4.04</text:p>
          </table:table-cell>
          <table:table-cell office:value-type="float" office:value="11162532">
            <text:p>11162532</text:p>
          </table:table-cell>
          <table:table-cell office:value-type="string">
            <text:p>$4.00</text:p>
          </table:table-cell>
          <table:table-cell office:value-type="string">
            <text:p>$4.15</text:p>
          </table:table-cell>
          <table:table-cell office:value-type="string">
            <text:p>$4.00</text:p>
          </table:table-cell>
        </table:table-row>
        <table:table-row table:style-name="ro1">
          <table:table-cell office:value-type="string">
            <text:p>09/10/2018</text:p>
          </table:table-cell>
          <table:table-cell office:value-type="string">
            <text:p>$4.00</text:p>
          </table:table-cell>
          <table:table-cell office:value-type="float" office:value="10910728">
            <text:p>10910728</text:p>
          </table:table-cell>
          <table:table-cell office:value-type="string">
            <text:p>$4.04</text:p>
          </table:table-cell>
          <table:table-cell office:value-type="string">
            <text:p>$4.09</text:p>
          </table:table-cell>
          <table:table-cell office:value-type="string">
            <text:p>$3.97</text:p>
          </table:table-cell>
        </table:table-row>
        <table:table-row table:style-name="ro1">
          <table:table-cell office:value-type="string">
            <text:p>09/07/2018</text:p>
          </table:table-cell>
          <table:table-cell office:value-type="string">
            <text:p>$4.03</text:p>
          </table:table-cell>
          <table:table-cell office:value-type="float" office:value="27182280">
            <text:p>27182280</text:p>
          </table:table-cell>
          <table:table-cell office:value-type="string">
            <text:p>$3.81</text:p>
          </table:table-cell>
          <table:table-cell office:value-type="string">
            <text:p>$4.10</text:p>
          </table:table-cell>
          <table:table-cell office:value-type="string">
            <text:p>$3.69</text:p>
          </table:table-cell>
        </table:table-row>
        <table:table-row table:style-name="ro1">
          <table:table-cell office:value-type="string">
            <text:p>09/06/2018</text:p>
          </table:table-cell>
          <table:table-cell office:value-type="string">
            <text:p>$4.04</text:p>
          </table:table-cell>
          <table:table-cell office:value-type="float" office:value="27049276">
            <text:p>27049276</text:p>
          </table:table-cell>
          <table:table-cell office:value-type="string">
            <text:p>$4.04</text:p>
          </table:table-cell>
          <table:table-cell office:value-type="string">
            <text:p>$4.06</text:p>
          </table:table-cell>
          <table:table-cell office:value-type="string">
            <text:p>$3.77</text:p>
          </table:table-cell>
        </table:table-row>
        <table:table-row table:style-name="ro1">
          <table:table-cell office:value-type="string">
            <text:p>09/05/2018</text:p>
          </table:table-cell>
          <table:table-cell office:value-type="string">
            <text:p>$4.07</text:p>
          </table:table-cell>
          <table:table-cell office:value-type="float" office:value="69870520">
            <text:p>69870520</text:p>
          </table:table-cell>
          <table:table-cell office:value-type="string">
            <text:p>$3.49</text:p>
          </table:table-cell>
          <table:table-cell office:value-type="string">
            <text:p>$4.13</text:p>
          </table:table-cell>
          <table:table-cell office:value-type="string">
            <text:p>$3.49</text:p>
          </table:table-cell>
        </table:table-row>
        <table:table-row table:style-name="ro1">
          <table:table-cell office:value-type="string">
            <text:p>09/04/2018</text:p>
          </table:table-cell>
          <table:table-cell office:value-type="string">
            <text:p>$3.51</text:p>
          </table:table-cell>
          <table:table-cell office:value-type="float" office:value="23738708">
            <text:p>23738708</text:p>
          </table:table-cell>
          <table:table-cell office:value-type="string">
            <text:p>$3.29</text:p>
          </table:table-cell>
          <table:table-cell office:value-type="string">
            <text:p>$3.53</text:p>
          </table:table-cell>
          <table:table-cell office:value-type="string">
            <text:p>$3.27</text:p>
          </table:table-cell>
        </table:table-row>
        <table:table-row table:style-name="ro1">
          <table:table-cell office:value-type="string">
            <text:p>08/31/2018</text:p>
          </table:table-cell>
          <table:table-cell office:value-type="string">
            <text:p>$3.32</text:p>
          </table:table-cell>
          <table:table-cell office:value-type="float" office:value="14895868">
            <text:p>14895868</text:p>
          </table:table-cell>
          <table:table-cell office:value-type="string">
            <text:p>$3.40</text:p>
          </table:table-cell>
          <table:table-cell office:value-type="string">
            <text:p>$3.41</text:p>
          </table:table-cell>
          <table:table-cell office:value-type="string">
            <text:p>$3.30</text:p>
          </table:table-cell>
        </table:table-row>
        <table:table-row table:style-name="ro1">
          <table:table-cell office:value-type="string">
            <text:p>08/30/2018</text:p>
          </table:table-cell>
          <table:table-cell office:value-type="string">
            <text:p>$3.40</text:p>
          </table:table-cell>
          <table:table-cell office:value-type="float" office:value="15733756">
            <text:p>15733756</text:p>
          </table:table-cell>
          <table:table-cell table:number-columns-repeated="2" office:value-type="string">
            <text:p>$3.50</text:p>
          </table:table-cell>
          <table:table-cell office:value-type="string">
            <text:p>$3.38</text:p>
          </table:table-cell>
        </table:table-row>
        <table:table-row table:style-name="ro1">
          <table:table-cell office:value-type="string">
            <text:p>08/29/2018</text:p>
          </table:table-cell>
          <table:table-cell office:value-type="string">
            <text:p>$3.53</text:p>
          </table:table-cell>
          <table:table-cell office:value-type="float" office:value="16398288">
            <text:p>16398288</text:p>
          </table:table-cell>
          <table:table-cell office:value-type="string">
            <text:p>$3.54</text:p>
          </table:table-cell>
          <table:table-cell office:value-type="string">
            <text:p>$3.58</text:p>
          </table:table-cell>
          <table:table-cell office:value-type="string">
            <text:p>$3.44</text:p>
          </table:table-cell>
        </table:table-row>
        <table:table-row table:style-name="ro1">
          <table:table-cell office:value-type="string">
            <text:p>08/28/2018</text:p>
          </table:table-cell>
          <table:table-cell office:value-type="string">
            <text:p>$3.51</text:p>
          </table:table-cell>
          <table:table-cell office:value-type="float" office:value="27267844">
            <text:p>27267844</text:p>
          </table:table-cell>
          <table:table-cell office:value-type="string">
            <text:p>$3.68</text:p>
          </table:table-cell>
          <table:table-cell office:value-type="string">
            <text:p>$3.69</text:p>
          </table:table-cell>
          <table:table-cell office:value-type="string">
            <text:p>$3.50</text:p>
          </table:table-cell>
        </table:table-row>
        <table:table-row table:style-name="ro1">
          <table:table-cell office:value-type="string">
            <text:p>08/27/2018</text:p>
          </table:table-cell>
          <table:table-cell office:value-type="string">
            <text:p>$3.68</text:p>
          </table:table-cell>
          <table:table-cell office:value-type="float" office:value="58603920">
            <text:p>58603920</text:p>
          </table:table-cell>
          <table:table-cell office:value-type="string">
            <text:p>$4.12</text:p>
          </table:table-cell>
          <table:table-cell office:value-type="string">
            <text:p>$4.13</text:p>
          </table:table-cell>
          <table:table-cell office:value-type="string">
            <text:p>$3.64</text:p>
          </table:table-cell>
        </table:table-row>
        <table:table-row table:style-name="ro1">
          <table:table-cell office:value-type="string">
            <text:p>08/24/2018</text:p>
          </table:table-cell>
          <table:table-cell office:value-type="string">
            <text:p>$4.14</text:p>
          </table:table-cell>
          <table:table-cell office:value-type="float" office:value="18100600">
            <text:p>18100600</text:p>
          </table:table-cell>
          <table:table-cell office:value-type="string">
            <text:p>$4.19</text:p>
          </table:table-cell>
          <table:table-cell office:value-type="string">
            <text:p>$4.21</text:p>
          </table:table-cell>
          <table:table-cell office:value-type="string">
            <text:p>$4.05</text:p>
          </table:table-cell>
        </table:table-row>
        <table:table-row table:style-name="ro1">
          <table:table-cell office:value-type="string">
            <text:p>08/23/2018</text:p>
          </table:table-cell>
          <table:table-cell office:value-type="string">
            <text:p>$4.19</text:p>
          </table:table-cell>
          <table:table-cell office:value-type="float" office:value="14334008">
            <text:p>14334008</text:p>
          </table:table-cell>
          <table:table-cell office:value-type="string">
            <text:p>$4.25</text:p>
          </table:table-cell>
          <table:table-cell office:value-type="string">
            <text:p>$4.30</text:p>
          </table:table-cell>
          <table:table-cell office:value-type="string">
            <text:p>$4.16</text:p>
          </table:table-cell>
        </table:table-row>
        <table:table-row table:style-name="ro1">
          <table:table-cell office:value-type="string">
            <text:p>08/22/2018</text:p>
          </table:table-cell>
          <table:table-cell office:value-type="string">
            <text:p>$4.25</text:p>
          </table:table-cell>
          <table:table-cell office:value-type="float" office:value="26411948">
            <text:p>26411948</text:p>
          </table:table-cell>
          <table:table-cell office:value-type="string">
            <text:p>$4.14</text:p>
          </table:table-cell>
          <table:table-cell office:value-type="string">
            <text:p>$4.32</text:p>
          </table:table-cell>
          <table:table-cell office:value-type="string">
            <text:p>$4.13</text:p>
          </table:table-cell>
        </table:table-row>
        <table:table-row table:style-name="ro1">
          <table:table-cell office:value-type="string">
            <text:p>08/21/2018</text:p>
          </table:table-cell>
          <table:table-cell office:value-type="string">
            <text:p>$4.12</text:p>
          </table:table-cell>
          <table:table-cell office:value-type="float" office:value="20682804">
            <text:p>20682804</text:p>
          </table:table-cell>
          <table:table-cell office:value-type="string">
            <text:p>$4.00</text:p>
          </table:table-cell>
          <table:table-cell office:value-type="string">
            <text:p>$4.14</text:p>
          </table:table-cell>
          <table:table-cell office:value-type="string">
            <text:p>$3.96</text:p>
          </table:table-cell>
        </table:table-row>
        <table:table-row table:style-name="ro1">
          <table:table-cell office:value-type="string">
            <text:p>08/20/2018</text:p>
          </table:table-cell>
          <table:table-cell office:value-type="string">
            <text:p>$3.96</text:p>
          </table:table-cell>
          <table:table-cell office:value-type="float" office:value="14427448">
            <text:p>14427448</text:p>
          </table:table-cell>
          <table:table-cell office:value-type="string">
            <text:p>$3.85</text:p>
          </table:table-cell>
          <table:table-cell office:value-type="string">
            <text:p>$4.00</text:p>
          </table:table-cell>
          <table:table-cell office:value-type="string">
            <text:p>$3.84</text:p>
          </table:table-cell>
        </table:table-row>
        <table:table-row table:style-name="ro1">
          <table:table-cell office:value-type="string">
            <text:p>08/17/2018</text:p>
          </table:table-cell>
          <table:table-cell office:value-type="string">
            <text:p>$3.83</text:p>
          </table:table-cell>
          <table:table-cell office:value-type="float" office:value="6533028">
            <text:p>6533028</text:p>
          </table:table-cell>
          <table:table-cell office:value-type="string">
            <text:p>$3.79</text:p>
          </table:table-cell>
          <table:table-cell office:value-type="string">
            <text:p>$3.84</text:p>
          </table:table-cell>
          <table:table-cell office:value-type="string">
            <text:p>$3.75</text:p>
          </table:table-cell>
        </table:table-row>
        <table:table-row table:style-name="ro1">
          <table:table-cell office:value-type="string">
            <text:p>08/16/2018</text:p>
          </table:table-cell>
          <table:table-cell office:value-type="string">
            <text:p>$3.81</text:p>
          </table:table-cell>
          <table:table-cell office:value-type="float" office:value="6878948">
            <text:p>6878948</text:p>
          </table:table-cell>
          <table:table-cell table:number-columns-repeated="2" office:value-type="string">
            <text:p>$3.89</text:p>
          </table:table-cell>
          <table:table-cell office:value-type="string">
            <text:p>$3.80</text:p>
          </table:table-cell>
        </table:table-row>
        <table:table-row table:style-name="ro1">
          <table:table-cell office:value-type="string">
            <text:p>08/15/2018</text:p>
          </table:table-cell>
          <table:table-cell office:value-type="string">
            <text:p>$3.86</text:p>
          </table:table-cell>
          <table:table-cell office:value-type="float" office:value="8390436">
            <text:p>8390436</text:p>
          </table:table-cell>
          <table:table-cell table:number-columns-repeated="2" office:value-type="string">
            <text:p>$3.87</text:p>
          </table:table-cell>
          <table:table-cell office:value-type="string">
            <text:p>$3.80</text:p>
          </table:table-cell>
        </table:table-row>
        <table:table-row table:style-name="ro1">
          <table:table-cell office:value-type="string">
            <text:p>08/14/2018</text:p>
          </table:table-cell>
          <table:table-cell office:value-type="string">
            <text:p>$3.88</text:p>
          </table:table-cell>
          <table:table-cell office:value-type="float" office:value="7813648">
            <text:p>7813648</text:p>
          </table:table-cell>
          <table:table-cell office:value-type="string">
            <text:p>$3.82</text:p>
          </table:table-cell>
          <table:table-cell office:value-type="string">
            <text:p>$3.89</text:p>
          </table:table-cell>
          <table:table-cell office:value-type="string">
            <text:p>$3.80</text:p>
          </table:table-cell>
        </table:table-row>
        <table:table-row table:style-name="ro1">
          <table:table-cell office:value-type="string">
            <text:p>08/13/2018</text:p>
          </table:table-cell>
          <table:table-cell office:value-type="string">
            <text:p>$3.80</text:p>
          </table:table-cell>
          <table:table-cell office:value-type="float" office:value="8403788">
            <text:p>8403788</text:p>
          </table:table-cell>
          <table:table-cell office:value-type="string">
            <text:p>$3.84</text:p>
          </table:table-cell>
          <table:table-cell office:value-type="string">
            <text:p>$3.85</text:p>
          </table:table-cell>
          <table:table-cell office:value-type="string">
            <text:p>$3.78</text:p>
          </table:table-cell>
        </table:table-row>
        <table:table-row table:style-name="ro1">
          <table:table-cell office:value-type="string">
            <text:p>08/10/2018</text:p>
          </table:table-cell>
          <table:table-cell office:value-type="string">
            <text:p>$3.83</text:p>
          </table:table-cell>
          <table:table-cell office:value-type="float" office:value="9665616">
            <text:p>9665616</text:p>
          </table:table-cell>
          <table:table-cell office:value-type="string">
            <text:p>$3.80</text:p>
          </table:table-cell>
          <table:table-cell office:value-type="string">
            <text:p>$3.90</text:p>
          </table:table-cell>
          <table:table-cell office:value-type="string">
            <text:p>$3.78</text:p>
          </table:table-cell>
        </table:table-row>
        <table:table-row table:style-name="ro1">
          <table:table-cell office:value-type="string">
            <text:p>08/09/2018</text:p>
          </table:table-cell>
          <table:table-cell office:value-type="string">
            <text:p>$3.80</text:p>
          </table:table-cell>
          <table:table-cell office:value-type="float" office:value="9280984">
            <text:p>9280984</text:p>
          </table:table-cell>
          <table:table-cell office:value-type="string">
            <text:p>$3.81</text:p>
          </table:table-cell>
          <table:table-cell office:value-type="string">
            <text:p>$3.87</text:p>
          </table:table-cell>
          <table:table-cell office:value-type="string">
            <text:p>$3.75</text:p>
          </table:table-cell>
        </table:table-row>
        <table:table-row table:style-name="ro1">
          <table:table-cell office:value-type="string">
            <text:p>08/08/2018</text:p>
          </table:table-cell>
          <table:table-cell office:value-type="string">
            <text:p>$3.81</text:p>
          </table:table-cell>
          <table:table-cell office:value-type="float" office:value="8715468">
            <text:p>8715468</text:p>
          </table:table-cell>
          <table:table-cell office:value-type="string">
            <text:p>$3.78</text:p>
          </table:table-cell>
          <table:table-cell office:value-type="string">
            <text:p>$3.83</text:p>
          </table:table-cell>
          <table:table-cell office:value-type="string">
            <text:p>$3.75</text:p>
          </table:table-cell>
        </table:table-row>
        <table:table-row table:style-name="ro1">
          <table:table-cell office:value-type="string">
            <text:p>08/07/2018</text:p>
          </table:table-cell>
          <table:table-cell office:value-type="string">
            <text:p>$3.78</text:p>
          </table:table-cell>
          <table:table-cell office:value-type="float" office:value="7813716">
            <text:p>7813716</text:p>
          </table:table-cell>
          <table:table-cell office:value-type="string">
            <text:p>$3.73</text:p>
          </table:table-cell>
          <table:table-cell office:value-type="string">
            <text:p>$3.80</text:p>
          </table:table-cell>
          <table:table-cell office:value-type="string">
            <text:p>$3.71</text:p>
          </table:table-cell>
        </table:table-row>
        <table:table-row table:style-name="ro1">
          <table:table-cell office:value-type="string">
            <text:p>08/06/2018</text:p>
          </table:table-cell>
          <table:table-cell office:value-type="string">
            <text:p>$3.72</text:p>
          </table:table-cell>
          <table:table-cell office:value-type="float" office:value="8300180">
            <text:p>8300180</text:p>
          </table:table-cell>
          <table:table-cell office:value-type="string">
            <text:p>$3.72</text:p>
          </table:table-cell>
          <table:table-cell office:value-type="string">
            <text:p>$3.75</text:p>
          </table:table-cell>
          <table:table-cell office:value-type="string">
            <text:p>$3.69</text:p>
          </table:table-cell>
        </table:table-row>
        <table:table-row table:style-name="ro1">
          <table:table-cell office:value-type="string">
            <text:p>08/03/2018</text:p>
          </table:table-cell>
          <table:table-cell office:value-type="string">
            <text:p>$3.71</text:p>
          </table:table-cell>
          <table:table-cell office:value-type="float" office:value="10228852">
            <text:p>10228852</text:p>
          </table:table-cell>
          <table:table-cell office:value-type="string">
            <text:p>$3.67</text:p>
          </table:table-cell>
          <table:table-cell office:value-type="string">
            <text:p>$3.73</text:p>
          </table:table-cell>
          <table:table-cell office:value-type="string">
            <text:p>$3.65</text:p>
          </table:table-cell>
        </table:table-row>
        <table:table-row table:style-name="ro1">
          <table:table-cell office:value-type="string">
            <text:p>08/02/2018</text:p>
          </table:table-cell>
          <table:table-cell office:value-type="string">
            <text:p>$3.66</text:p>
          </table:table-cell>
          <table:table-cell office:value-type="float" office:value="9190756">
            <text:p>9190756</text:p>
          </table:table-cell>
          <table:table-cell office:value-type="string">
            <text:p>$3.65</text:p>
          </table:table-cell>
          <table:table-cell office:value-type="string">
            <text:p>$3.69</text:p>
          </table:table-cell>
          <table:table-cell office:value-type="string">
            <text:p>$3.60</text:p>
          </table:table-cell>
        </table:table-row>
        <table:table-row table:style-name="ro1">
          <table:table-cell office:value-type="string">
            <text:p>08/01/2018</text:p>
          </table:table-cell>
          <table:table-cell office:value-type="string">
            <text:p>$3.68</text:p>
          </table:table-cell>
          <table:table-cell office:value-type="float" office:value="8318780">
            <text:p>8318780</text:p>
          </table:table-cell>
          <table:table-cell office:value-type="string">
            <text:p>$3.61</text:p>
          </table:table-cell>
          <table:table-cell office:value-type="string">
            <text:p>$3.72</text:p>
          </table:table-cell>
          <table:table-cell office:value-type="string">
            <text:p>$3.60</text:p>
          </table:table-cell>
        </table:table-row>
        <table:table-row table:style-name="ro1">
          <table:table-cell office:value-type="string">
            <text:p>07/31/2018</text:p>
          </table:table-cell>
          <table:table-cell office:value-type="string">
            <text:p>$3.60</text:p>
          </table:table-cell>
          <table:table-cell office:value-type="float" office:value="11029940">
            <text:p>11029940</text:p>
          </table:table-cell>
          <table:table-cell table:number-columns-repeated="2" office:value-type="string">
            <text:p>$3.68</text:p>
          </table:table-cell>
          <table:table-cell office:value-type="string">
            <text:p>$3.60</text:p>
          </table:table-cell>
        </table:table-row>
        <table:table-row table:style-name="ro1">
          <table:table-cell office:value-type="string">
            <text:p>07/30/2018</text:p>
          </table:table-cell>
          <table:table-cell office:value-type="string">
            <text:p>$3.68</text:p>
          </table:table-cell>
          <table:table-cell office:value-type="float" office:value="6311376">
            <text:p>6311376</text:p>
          </table:table-cell>
          <table:table-cell office:value-type="string">
            <text:p>$3.72</text:p>
          </table:table-cell>
          <table:table-cell office:value-type="string">
            <text:p>$3.75</text:p>
          </table:table-cell>
          <table:table-cell office:value-type="string">
            <text:p>$3.65</text:p>
          </table:table-cell>
        </table:table-row>
        <table:table-row table:style-name="ro1">
          <table:table-cell office:value-type="string">
            <text:p>07/27/2018</text:p>
          </table:table-cell>
          <table:table-cell office:value-type="string">
            <text:p>$3.71</text:p>
          </table:table-cell>
          <table:table-cell office:value-type="float" office:value="5658020">
            <text:p>5658020</text:p>
          </table:table-cell>
          <table:table-cell office:value-type="string">
            <text:p>$3.73</text:p>
          </table:table-cell>
          <table:table-cell office:value-type="string">
            <text:p>$3.74</text:p>
          </table:table-cell>
          <table:table-cell office:value-type="string">
            <text:p>$3.64</text:p>
          </table:table-cell>
        </table:table-row>
        <table:table-row table:style-name="ro1">
          <table:table-cell office:value-type="string">
            <text:p>07/26/2018</text:p>
          </table:table-cell>
          <table:table-cell office:value-type="string">
            <text:p>$3.70</text:p>
          </table:table-cell>
          <table:table-cell office:value-type="float" office:value="6756760">
            <text:p>6756760</text:p>
          </table:table-cell>
          <table:table-cell office:value-type="string">
            <text:p>$3.63</text:p>
          </table:table-cell>
          <table:table-cell office:value-type="string">
            <text:p>$3.76</text:p>
          </table:table-cell>
          <table:table-cell office:value-type="string">
            <text:p>$3.63</text:p>
          </table:table-cell>
        </table:table-row>
        <table:table-row table:style-name="ro1">
          <table:table-cell office:value-type="string">
            <text:p>07/25/2018</text:p>
          </table:table-cell>
          <table:table-cell office:value-type="string">
            <text:p>$3.63</text:p>
          </table:table-cell>
          <table:table-cell office:value-type="float" office:value="13379996">
            <text:p>13379996</text:p>
          </table:table-cell>
          <table:table-cell office:value-type="string">
            <text:p>$3.67</text:p>
          </table:table-cell>
          <table:table-cell office:value-type="string">
            <text:p>$3.68</text:p>
          </table:table-cell>
          <table:table-cell office:value-type="string">
            <text:p>$3.56</text:p>
          </table:table-cell>
        </table:table-row>
        <table:table-row table:style-name="ro1">
          <table:table-cell office:value-type="string">
            <text:p>07/24/2018</text:p>
          </table:table-cell>
          <table:table-cell office:value-type="string">
            <text:p>$3.70</text:p>
          </table:table-cell>
          <table:table-cell office:value-type="float" office:value="6170456">
            <text:p>6170456</text:p>
          </table:table-cell>
          <table:table-cell table:number-columns-repeated="2" office:value-type="string">
            <text:p>$3.75</text:p>
          </table:table-cell>
          <table:table-cell office:value-type="string">
            <text:p>$3.67</text:p>
          </table:table-cell>
        </table:table-row>
        <table:table-row table:style-name="ro1">
          <table:table-cell office:value-type="string">
            <text:p>07/23/2018</text:p>
          </table:table-cell>
          <table:table-cell office:value-type="string">
            <text:p>$3.72</text:p>
          </table:table-cell>
          <table:table-cell office:value-type="float" office:value="7335272">
            <text:p>7335272</text:p>
          </table:table-cell>
          <table:table-cell office:value-type="string">
            <text:p>$3.76</text:p>
          </table:table-cell>
          <table:table-cell office:value-type="string">
            <text:p>$3.77</text:p>
          </table:table-cell>
          <table:table-cell office:value-type="string">
            <text:p>$3.70</text:p>
          </table:table-cell>
        </table:table-row>
        <table:table-row table:style-name="ro1">
          <table:table-cell office:value-type="string">
            <text:p>07/20/2018</text:p>
          </table:table-cell>
          <table:table-cell office:value-type="string">
            <text:p>$3.77</text:p>
          </table:table-cell>
          <table:table-cell office:value-type="float" office:value="8591404">
            <text:p>8591404</text:p>
          </table:table-cell>
          <table:table-cell office:value-type="string">
            <text:p>$3.73</text:p>
          </table:table-cell>
          <table:table-cell office:value-type="string">
            <text:p>$3.80</text:p>
          </table:table-cell>
          <table:table-cell office:value-type="string">
            <text:p>$3.72</text:p>
          </table:table-cell>
        </table:table-row>
        <table:table-row table:style-name="ro1">
          <table:table-cell office:value-type="string">
            <text:p>07/19/2018</text:p>
          </table:table-cell>
          <table:table-cell office:value-type="string">
            <text:p>$3.73</text:p>
          </table:table-cell>
          <table:table-cell office:value-type="float" office:value="6913148">
            <text:p>6913148</text:p>
          </table:table-cell>
          <table:table-cell office:value-type="string">
            <text:p>$3.65</text:p>
          </table:table-cell>
          <table:table-cell office:value-type="string">
            <text:p>$3.76</text:p>
          </table:table-cell>
          <table:table-cell office:value-type="string">
            <text:p>$3.63</text:p>
          </table:table-cell>
        </table:table-row>
        <table:table-row table:style-name="ro1">
          <table:table-cell office:value-type="string">
            <text:p>07/18/2018</text:p>
          </table:table-cell>
          <table:table-cell office:value-type="string">
            <text:p>$3.65</text:p>
          </table:table-cell>
          <table:table-cell office:value-type="float" office:value="8198668">
            <text:p>8198668</text:p>
          </table:table-cell>
          <table:table-cell office:value-type="string">
            <text:p>$3.65</text:p>
          </table:table-cell>
          <table:table-cell office:value-type="string">
            <text:p>$3.66</text:p>
          </table:table-cell>
          <table:table-cell office:value-type="string">
            <text:p>$3.58</text:p>
          </table:table-cell>
        </table:table-row>
        <table:table-row table:style-name="ro1">
          <table:table-cell office:value-type="string">
            <text:p>07/17/2018</text:p>
          </table:table-cell>
          <table:table-cell office:value-type="string">
            <text:p>$3.65</text:p>
          </table:table-cell>
          <table:table-cell office:value-type="float" office:value="12180356">
            <text:p>12180356</text:p>
          </table:table-cell>
          <table:table-cell office:value-type="string">
            <text:p>$3.79</text:p>
          </table:table-cell>
          <table:table-cell office:value-type="string">
            <text:p>$3.86</text:p>
          </table:table-cell>
          <table:table-cell office:value-type="string">
            <text:p>$3.64</text:p>
          </table:table-cell>
        </table:table-row>
        <table:table-row table:style-name="ro1">
          <table:table-cell office:value-type="string">
            <text:p>07/16/2018</text:p>
          </table:table-cell>
          <table:table-cell office:value-type="string">
            <text:p>$3.81</text:p>
          </table:table-cell>
          <table:table-cell office:value-type="float" office:value="7226052">
            <text:p>7226052</text:p>
          </table:table-cell>
          <table:table-cell office:value-type="string">
            <text:p>$3.82</text:p>
          </table:table-cell>
          <table:table-cell office:value-type="string">
            <text:p>$3.85</text:p>
          </table:table-cell>
          <table:table-cell office:value-type="string">
            <text:p>$3.76</text:p>
          </table:table-cell>
        </table:table-row>
        <table:table-row table:style-name="ro1">
          <table:table-cell office:value-type="string">
            <text:p>07/13/2018</text:p>
          </table:table-cell>
          <table:table-cell office:value-type="string">
            <text:p>$3.82</text:p>
          </table:table-cell>
          <table:table-cell office:value-type="float" office:value="9328824">
            <text:p>9328824</text:p>
          </table:table-cell>
          <table:table-cell office:value-type="string">
            <text:p>$3.75</text:p>
          </table:table-cell>
          <table:table-cell office:value-type="string">
            <text:p>$3.87</text:p>
          </table:table-cell>
          <table:table-cell office:value-type="string">
            <text:p>$3.75</text:p>
          </table:table-cell>
        </table:table-row>
        <table:table-row table:style-name="ro1">
          <table:table-cell office:value-type="string">
            <text:p>07/12/2018</text:p>
          </table:table-cell>
          <table:table-cell office:value-type="string">
            <text:p>$3.77</text:p>
          </table:table-cell>
          <table:table-cell office:value-type="float" office:value="7703668">
            <text:p>7703668</text:p>
          </table:table-cell>
          <table:table-cell office:value-type="string">
            <text:p>$3.69</text:p>
          </table:table-cell>
          <table:table-cell office:value-type="string">
            <text:p>$3.78</text:p>
          </table:table-cell>
          <table:table-cell office:value-type="string">
            <text:p>$3.69</text:p>
          </table:table-cell>
        </table:table-row>
        <table:table-row table:style-name="ro1">
          <table:table-cell office:value-type="string">
            <text:p>07/11/2018</text:p>
          </table:table-cell>
          <table:table-cell office:value-type="string">
            <text:p>$3.68</text:p>
          </table:table-cell>
          <table:table-cell office:value-type="float" office:value="9150748">
            <text:p>9150748</text:p>
          </table:table-cell>
          <table:table-cell office:value-type="string">
            <text:p>$3.69</text:p>
          </table:table-cell>
          <table:table-cell office:value-type="string">
            <text:p>$3.71</text:p>
          </table:table-cell>
          <table:table-cell office:value-type="string">
            <text:p>$3.62</text:p>
          </table:table-cell>
        </table:table-row>
        <table:table-row table:style-name="ro1">
          <table:table-cell office:value-type="string">
            <text:p>07/10/2018</text:p>
          </table:table-cell>
          <table:table-cell office:value-type="string">
            <text:p>$3.72</text:p>
          </table:table-cell>
          <table:table-cell office:value-type="float" office:value="11659640">
            <text:p>11659640</text:p>
          </table:table-cell>
          <table:table-cell office:value-type="string">
            <text:p>$3.88</text:p>
          </table:table-cell>
          <table:table-cell office:value-type="string">
            <text:p>$3.89</text:p>
          </table:table-cell>
          <table:table-cell office:value-type="string">
            <text:p>$3.70</text:p>
          </table:table-cell>
        </table:table-row>
        <table:table-row table:style-name="ro1">
          <table:table-cell office:value-type="string">
            <text:p>07/09/2018</text:p>
          </table:table-cell>
          <table:table-cell office:value-type="string">
            <text:p>$3.87</text:p>
          </table:table-cell>
          <table:table-cell office:value-type="float" office:value="15677524">
            <text:p>15677524</text:p>
          </table:table-cell>
          <table:table-cell office:value-type="string">
            <text:p>$3.89</text:p>
          </table:table-cell>
          <table:table-cell office:value-type="string">
            <text:p>$3.91</text:p>
          </table:table-cell>
          <table:table-cell office:value-type="string">
            <text:p>$3.79</text:p>
          </table:table-cell>
        </table:table-row>
        <table:table-row table:style-name="ro1">
          <table:table-cell office:value-type="string">
            <text:p>07/06/2018</text:p>
          </table:table-cell>
          <table:table-cell office:value-type="string">
            <text:p>$3.79</text:p>
          </table:table-cell>
          <table:table-cell office:value-type="float" office:value="16204424">
            <text:p>16204424</text:p>
          </table:table-cell>
          <table:table-cell office:value-type="string">
            <text:p>$3.67</text:p>
          </table:table-cell>
          <table:table-cell office:value-type="string">
            <text:p>$3.81</text:p>
          </table:table-cell>
          <table:table-cell office:value-type="string">
            <text:p>$3.66</text:p>
          </table:table-cell>
        </table:table-row>
        <table:table-row table:style-name="ro1">
          <table:table-cell office:value-type="string">
            <text:p>07/05/2018</text:p>
          </table:table-cell>
          <table:table-cell office:value-type="string">
            <text:p>$3.66</text:p>
          </table:table-cell>
          <table:table-cell office:value-type="float" office:value="18877248">
            <text:p>18877248</text:p>
          </table:table-cell>
          <table:table-cell office:value-type="string">
            <text:p>$3.52</text:p>
          </table:table-cell>
          <table:table-cell office:value-type="string">
            <text:p>$3.68</text:p>
          </table:table-cell>
          <table:table-cell office:value-type="string">
            <text:p>$3.51</text:p>
          </table:table-cell>
        </table:table-row>
        <table:table-row table:style-name="ro1">
          <table:table-cell office:value-type="string">
            <text:p>07/03/2018</text:p>
          </table:table-cell>
          <table:table-cell office:value-type="string">
            <text:p>$3.51</text:p>
          </table:table-cell>
          <table:table-cell office:value-type="float" office:value="5157204">
            <text:p>5157204</text:p>
          </table:table-cell>
          <table:table-cell office:value-type="string">
            <text:p>$3.54</text:p>
          </table:table-cell>
          <table:table-cell office:value-type="string">
            <text:p>$3.58</text:p>
          </table:table-cell>
          <table:table-cell office:value-type="string">
            <text:p>$3.50</text:p>
          </table:table-cell>
        </table:table-row>
        <table:table-row table:style-name="ro1">
          <table:table-cell office:value-type="string">
            <text:p>07/02/2018</text:p>
          </table:table-cell>
          <table:table-cell office:value-type="string">
            <text:p>$3.54</text:p>
          </table:table-cell>
          <table:table-cell office:value-type="float" office:value="14847364">
            <text:p>14847364</text:p>
          </table:table-cell>
          <table:table-cell office:value-type="string">
            <text:p>$3.65</text:p>
          </table:table-cell>
          <table:table-cell office:value-type="string">
            <text:p>$3.68</text:p>
          </table:table-cell>
          <table:table-cell office:value-type="string">
            <text:p>$3.51</text:p>
          </table:table-cell>
        </table:table-row>
        <table:table-row table:style-name="ro1">
          <table:table-cell office:value-type="string">
            <text:p>06/29/2018</text:p>
          </table:table-cell>
          <table:table-cell office:value-type="string">
            <text:p>$3.64</text:p>
          </table:table-cell>
          <table:table-cell office:value-type="float" office:value="13589800">
            <text:p>13589800</text:p>
          </table:table-cell>
          <table:table-cell office:value-type="string">
            <text:p>$3.75</text:p>
          </table:table-cell>
          <table:table-cell office:value-type="string">
            <text:p>$3.77</text:p>
          </table:table-cell>
          <table:table-cell office:value-type="string">
            <text:p>$3.63</text:p>
          </table:table-cell>
        </table:table-row>
        <table:table-row table:style-name="ro1">
          <table:table-cell office:value-type="string">
            <text:p>06/28/2018</text:p>
          </table:table-cell>
          <table:table-cell office:value-type="string">
            <text:p>$3.72</text:p>
          </table:table-cell>
          <table:table-cell office:value-type="float" office:value="7620808">
            <text:p>7620808</text:p>
          </table:table-cell>
          <table:table-cell office:value-type="string">
            <text:p>$3.65</text:p>
          </table:table-cell>
          <table:table-cell office:value-type="string">
            <text:p>$3.72</text:p>
          </table:table-cell>
          <table:table-cell office:value-type="string">
            <text:p>$3.62</text:p>
          </table:table-cell>
        </table:table-row>
        <table:table-row table:style-name="ro1">
          <table:table-cell office:value-type="string">
            <text:p>06/27/2018</text:p>
          </table:table-cell>
          <table:table-cell office:value-type="string">
            <text:p>$3.65</text:p>
          </table:table-cell>
          <table:table-cell office:value-type="float" office:value="9022876">
            <text:p>9022876</text:p>
          </table:table-cell>
          <table:table-cell office:value-type="string">
            <text:p>$3.75</text:p>
          </table:table-cell>
          <table:table-cell office:value-type="string">
            <text:p>$3.79</text:p>
          </table:table-cell>
          <table:table-cell office:value-type="string">
            <text:p>$3.65</text:p>
          </table:table-cell>
        </table:table-row>
        <table:table-row table:style-name="ro1">
          <table:table-cell office:value-type="string">
            <text:p>06/26/2018</text:p>
          </table:table-cell>
          <table:table-cell office:value-type="string">
            <text:p>$3.74</text:p>
          </table:table-cell>
          <table:table-cell office:value-type="float" office:value="10790056">
            <text:p>10790056</text:p>
          </table:table-cell>
          <table:table-cell table:number-columns-repeated="2" office:value-type="string">
            <text:p>$3.80</text:p>
          </table:table-cell>
          <table:table-cell office:value-type="string">
            <text:p>$3.67</text:p>
          </table:table-cell>
        </table:table-row>
        <table:table-row table:style-name="ro1">
          <table:table-cell office:value-type="string">
            <text:p>06/25/2018</text:p>
          </table:table-cell>
          <table:table-cell office:value-type="string">
            <text:p>$3.78</text:p>
          </table:table-cell>
          <table:table-cell office:value-type="float" office:value="10705352">
            <text:p>10705352</text:p>
          </table:table-cell>
          <table:table-cell office:value-type="string">
            <text:p>$3.85</text:p>
          </table:table-cell>
          <table:table-cell office:value-type="string">
            <text:p>$3.93</text:p>
          </table:table-cell>
          <table:table-cell office:value-type="string">
            <text:p>$3.74</text:p>
          </table:table-cell>
        </table:table-row>
        <table:table-row table:style-name="ro1">
          <table:table-cell office:value-type="string">
            <text:p>06/22/2018</text:p>
          </table:table-cell>
          <table:table-cell office:value-type="string">
            <text:p>$3.88</text:p>
          </table:table-cell>
          <table:table-cell office:value-type="float" office:value="47536600">
            <text:p>47536600</text:p>
          </table:table-cell>
          <table:table-cell office:value-type="string">
            <text:p>$3.89</text:p>
          </table:table-cell>
          <table:table-cell office:value-type="string">
            <text:p>$3.92</text:p>
          </table:table-cell>
          <table:table-cell office:value-type="string">
            <text:p>$3.78</text:p>
          </table:table-cell>
        </table:table-row>
        <table:table-row table:style-name="ro1">
          <table:table-cell office:value-type="string">
            <text:p>06/21/2018</text:p>
          </table:table-cell>
          <table:table-cell office:value-type="string">
            <text:p>$3.88</text:p>
          </table:table-cell>
          <table:table-cell office:value-type="float" office:value="14170168">
            <text:p>14170168</text:p>
          </table:table-cell>
          <table:table-cell office:value-type="string">
            <text:p>$3.95</text:p>
          </table:table-cell>
          <table:table-cell office:value-type="string">
            <text:p>$4.00</text:p>
          </table:table-cell>
          <table:table-cell office:value-type="string">
            <text:p>$3.87</text:p>
          </table:table-cell>
        </table:table-row>
        <table:table-row table:style-name="ro1">
          <table:table-cell office:value-type="string">
            <text:p>06/20/2018</text:p>
          </table:table-cell>
          <table:table-cell office:value-type="string">
            <text:p>$3.93</text:p>
          </table:table-cell>
          <table:table-cell office:value-type="float" office:value="20655980">
            <text:p>20655980</text:p>
          </table:table-cell>
          <table:table-cell table:number-columns-repeated="2" office:value-type="string">
            <text:p>$3.95</text:p>
          </table:table-cell>
          <table:table-cell office:value-type="string">
            <text:p>$3.83</text:p>
          </table:table-cell>
        </table:table-row>
        <table:table-row table:style-name="ro1">
          <table:table-cell office:value-type="string">
            <text:p>06/19/2018</text:p>
          </table:table-cell>
          <table:table-cell office:value-type="string">
            <text:p>$3.94</text:p>
          </table:table-cell>
          <table:table-cell office:value-type="float" office:value="40561320">
            <text:p>40561320</text:p>
          </table:table-cell>
          <table:table-cell office:value-type="string">
            <text:p>$3.84</text:p>
          </table:table-cell>
          <table:table-cell office:value-type="string">
            <text:p>$3.94</text:p>
          </table:table-cell>
          <table:table-cell office:value-type="string">
            <text:p>$3.78</text:p>
          </table:table-cell>
        </table:table-row>
        <table:table-row table:style-name="ro1">
          <table:table-cell office:value-type="string">
            <text:p>06/18/2018</text:p>
          </table:table-cell>
          <table:table-cell office:value-type="string">
            <text:p>$3.80</text:p>
          </table:table-cell>
          <table:table-cell office:value-type="float" office:value="95094080">
            <text:p>95094080</text:p>
          </table:table-cell>
          <table:table-cell office:value-type="string">
            <text:p>$3.49</text:p>
          </table:table-cell>
          <table:table-cell office:value-type="string">
            <text:p>$3.95</text:p>
          </table:table-cell>
          <table:table-cell office:value-type="string">
            <text:p>$3.34</text:p>
          </table:table-cell>
        </table:table-row>
        <table:table-row table:style-name="ro1">
          <table:table-cell office:value-type="string">
            <text:p>06/15/2018</text:p>
          </table:table-cell>
          <table:table-cell office:value-type="string">
            <text:p>$3.49</text:p>
          </table:table-cell>
          <table:table-cell office:value-type="float" office:value="52570800">
            <text:p>52570800</text:p>
          </table:table-cell>
          <table:table-cell office:value-type="string">
            <text:p>$3.19</text:p>
          </table:table-cell>
          <table:table-cell office:value-type="string">
            <text:p>$3.59</text:p>
          </table:table-cell>
          <table:table-cell office:value-type="string">
            <text:p>$3.19</text:p>
          </table:table-cell>
        </table:table-row>
        <table:table-row table:style-name="ro1">
          <table:table-cell office:value-type="string">
            <text:p>06/14/2018</text:p>
          </table:table-cell>
          <table:table-cell office:value-type="string">
            <text:p>$3.21</text:p>
          </table:table-cell>
          <table:table-cell office:value-type="float" office:value="30126616">
            <text:p>30126616</text:p>
          </table:table-cell>
          <table:table-cell table:number-columns-repeated="2" office:value-type="string">
            <text:p>$3.33</text:p>
          </table:table-cell>
          <table:table-cell office:value-type="string">
            <text:p>$3.18</text:p>
          </table:table-cell>
        </table:table-row>
        <table:table-row table:style-name="ro1">
          <table:table-cell office:value-type="string">
            <text:p>06/13/2018</text:p>
          </table:table-cell>
          <table:table-cell office:value-type="string">
            <text:p>$3.33</text:p>
          </table:table-cell>
          <table:table-cell office:value-type="float" office:value="35290504">
            <text:p>35290504</text:p>
          </table:table-cell>
          <table:table-cell table:number-columns-repeated="2" office:value-type="string">
            <text:p>$3.49</text:p>
          </table:table-cell>
          <table:table-cell office:value-type="string">
            <text:p>$3.26</text:p>
          </table:table-cell>
        </table:table-row>
        <table:table-row table:style-name="ro1">
          <table:table-cell office:value-type="string">
            <text:p>06/12/2018</text:p>
          </table:table-cell>
          <table:table-cell office:value-type="string">
            <text:p>$3.51</text:p>
          </table:table-cell>
          <table:table-cell office:value-type="float" office:value="13523812">
            <text:p>13523812</text:p>
          </table:table-cell>
          <table:table-cell office:value-type="string">
            <text:p>$3.58</text:p>
          </table:table-cell>
          <table:table-cell office:value-type="string">
            <text:p>$3.59</text:p>
          </table:table-cell>
          <table:table-cell office:value-type="string">
            <text:p>$3.51</text:p>
          </table:table-cell>
        </table:table-row>
        <table:table-row table:style-name="ro1">
          <table:table-cell office:value-type="string">
            <text:p>06/11/2018</text:p>
          </table:table-cell>
          <table:table-cell office:value-type="string">
            <text:p>$3.57</text:p>
          </table:table-cell>
          <table:table-cell office:value-type="float" office:value="18862220">
            <text:p>18862220</text:p>
          </table:table-cell>
          <table:table-cell office:value-type="string">
            <text:p>$3.54</text:p>
          </table:table-cell>
          <table:table-cell office:value-type="string">
            <text:p>$3.58</text:p>
          </table:table-cell>
          <table:table-cell office:value-type="string">
            <text:p>$3.52</text:p>
          </table:table-cell>
        </table:table-row>
        <table:table-row table:style-name="ro1">
          <table:table-cell office:value-type="string">
            <text:p>06/08/2018</text:p>
          </table:table-cell>
          <table:table-cell office:value-type="string">
            <text:p>$3.63</text:p>
          </table:table-cell>
          <table:table-cell office:value-type="float" office:value="20122036">
            <text:p>20122036</text:p>
          </table:table-cell>
          <table:table-cell office:value-type="string">
            <text:p>$3.63</text:p>
          </table:table-cell>
          <table:table-cell office:value-type="string">
            <text:p>$3.66</text:p>
          </table:table-cell>
          <table:table-cell office:value-type="string">
            <text:p>$3.60</text:p>
          </table:table-cell>
        </table:table-row>
        <table:table-row table:style-name="ro1">
          <table:table-cell office:value-type="string">
            <text:p>06/07/2018</text:p>
          </table:table-cell>
          <table:table-cell office:value-type="string">
            <text:p>$3.62</text:p>
          </table:table-cell>
          <table:table-cell office:value-type="float" office:value="12854364">
            <text:p>12854364</text:p>
          </table:table-cell>
          <table:table-cell office:value-type="string">
            <text:p>$3.63</text:p>
          </table:table-cell>
          <table:table-cell office:value-type="string">
            <text:p>$3.66</text:p>
          </table:table-cell>
          <table:table-cell office:value-type="string">
            <text:p>$3.59</text:p>
          </table:table-cell>
        </table:table-row>
        <table:table-row table:style-name="ro1">
          <table:table-cell office:value-type="string">
            <text:p>06/06/2018</text:p>
          </table:table-cell>
          <table:table-cell office:value-type="string">
            <text:p>$3.61</text:p>
          </table:table-cell>
          <table:table-cell office:value-type="float" office:value="20570244">
            <text:p>20570244</text:p>
          </table:table-cell>
          <table:table-cell table:number-columns-repeated="2" office:value-type="string">
            <text:p>$3.67</text:p>
          </table:table-cell>
          <table:table-cell office:value-type="string">
            <text:p>$3.56</text:p>
          </table:table-cell>
        </table:table-row>
        <table:table-row table:style-name="ro1">
          <table:table-cell office:value-type="string">
            <text:p>06/05/2018</text:p>
          </table:table-cell>
          <table:table-cell office:value-type="string">
            <text:p>$3.65</text:p>
          </table:table-cell>
          <table:table-cell office:value-type="float" office:value="22760260">
            <text:p>22760260</text:p>
          </table:table-cell>
          <table:table-cell office:value-type="string">
            <text:p>$3.56</text:p>
          </table:table-cell>
          <table:table-cell office:value-type="string">
            <text:p>$3.66</text:p>
          </table:table-cell>
          <table:table-cell office:value-type="string">
            <text:p>$3.50</text:p>
          </table:table-cell>
        </table:table-row>
        <table:table-row table:style-name="ro1">
          <table:table-cell office:value-type="string">
            <text:p>06/04/2018</text:p>
          </table:table-cell>
          <table:table-cell office:value-type="string">
            <text:p>$3.56</text:p>
          </table:table-cell>
          <table:table-cell office:value-type="float" office:value="29174092">
            <text:p>29174092</text:p>
          </table:table-cell>
          <table:table-cell office:value-type="string">
            <text:p>$3.45</text:p>
          </table:table-cell>
          <table:table-cell office:value-type="string">
            <text:p>$3.56</text:p>
          </table:table-cell>
          <table:table-cell office:value-type="string">
            <text:p>$3.36</text:p>
          </table:table-cell>
        </table:table-row>
        <table:table-row table:style-name="ro1">
          <table:table-cell office:value-type="string">
            <text:p>06/01/2018</text:p>
          </table:table-cell>
          <table:table-cell office:value-type="string">
            <text:p>$3.43</text:p>
          </table:table-cell>
          <table:table-cell office:value-type="float" office:value="103295160">
            <text:p>103295160</text:p>
          </table:table-cell>
          <table:table-cell office:value-type="string">
            <text:p>$3.20</text:p>
          </table:table-cell>
          <table:table-cell office:value-type="string">
            <text:p>$3.43</text:p>
          </table:table-cell>
          <table:table-cell office:value-type="string">
            <text:p>$3.20</text:p>
          </table:table-cell>
        </table:table-row>
        <table:table-row table:style-name="ro1">
          <table:table-cell office:value-type="string">
            <text:p>05/31/2018</text:p>
          </table:table-cell>
          <table:table-cell office:value-type="string">
            <text:p>$3.30</text:p>
          </table:table-cell>
          <table:table-cell office:value-type="float" office:value="25798388">
            <text:p>25798388</text:p>
          </table:table-cell>
          <table:table-cell office:value-type="string">
            <text:p>$3.37</text:p>
          </table:table-cell>
          <table:table-cell office:value-type="string">
            <text:p>$3.40</text:p>
          </table:table-cell>
          <table:table-cell office:value-type="string">
            <text:p>$3.24</text:p>
          </table:table-cell>
        </table:table-row>
        <table:table-row table:style-name="ro1">
          <table:table-cell office:value-type="string">
            <text:p>05/30/2018</text:p>
          </table:table-cell>
          <table:table-cell office:value-type="string">
            <text:p>$3.36</text:p>
          </table:table-cell>
          <table:table-cell office:value-type="float" office:value="19899312">
            <text:p>19899312</text:p>
          </table:table-cell>
          <table:table-cell office:value-type="string">
            <text:p>$3.28</text:p>
          </table:table-cell>
          <table:table-cell office:value-type="string">
            <text:p>$3.40</text:p>
          </table:table-cell>
          <table:table-cell office:value-type="string">
            <text:p>$3.22</text:p>
          </table:table-cell>
        </table:table-row>
        <table:table-row table:style-name="ro1">
          <table:table-cell office:value-type="string">
            <text:p>05/29/2018</text:p>
          </table:table-cell>
          <table:table-cell office:value-type="string">
            <text:p>$3.26</text:p>
          </table:table-cell>
          <table:table-cell office:value-type="float" office:value="16954288">
            <text:p>16954288</text:p>
          </table:table-cell>
          <table:table-cell office:value-type="string">
            <text:p>$3.15</text:p>
          </table:table-cell>
          <table:table-cell office:value-type="string">
            <text:p>$3.28</text:p>
          </table:table-cell>
          <table:table-cell office:value-type="string">
            <text:p>$3.14</text:p>
          </table:table-cell>
        </table:table-row>
        <table:table-row table:style-name="ro1">
          <table:table-cell office:value-type="string">
            <text:p>05/25/2018</text:p>
          </table:table-cell>
          <table:table-cell office:value-type="string">
            <text:p>$3.17</text:p>
          </table:table-cell>
          <table:table-cell office:value-type="float" office:value="9755504">
            <text:p>9755504</text:p>
          </table:table-cell>
          <table:table-cell office:value-type="string">
            <text:p>$3.19</text:p>
          </table:table-cell>
          <table:table-cell office:value-type="string">
            <text:p>$3.20</text:p>
          </table:table-cell>
          <table:table-cell office:value-type="string">
            <text:p>$3.15</text:p>
          </table:table-cell>
        </table:table-row>
        <table:table-row table:style-name="ro1">
          <table:table-cell office:value-type="string">
            <text:p>05/24/2018</text:p>
          </table:table-cell>
          <table:table-cell office:value-type="string">
            <text:p>$3.19</text:p>
          </table:table-cell>
          <table:table-cell office:value-type="float" office:value="12308092">
            <text:p>12308092</text:p>
          </table:table-cell>
          <table:table-cell office:value-type="string">
            <text:p>$3.15</text:p>
          </table:table-cell>
          <table:table-cell office:value-type="string">
            <text:p>$3.20</text:p>
          </table:table-cell>
          <table:table-cell office:value-type="string">
            <text:p>$3.11</text:p>
          </table:table-cell>
        </table:table-row>
        <table:table-row table:style-name="ro1">
          <table:table-cell office:value-type="string">
            <text:p>05/23/2018</text:p>
          </table:table-cell>
          <table:table-cell office:value-type="string">
            <text:p>$3.18</text:p>
          </table:table-cell>
          <table:table-cell office:value-type="float" office:value="12640264">
            <text:p>12640264</text:p>
          </table:table-cell>
          <table:table-cell office:value-type="string">
            <text:p>$3.14</text:p>
          </table:table-cell>
          <table:table-cell office:value-type="string">
            <text:p>$3.19</text:p>
          </table:table-cell>
          <table:table-cell office:value-type="string">
            <text:p>$3.11</text:p>
          </table:table-cell>
        </table:table-row>
        <table:table-row table:style-name="ro1">
          <table:table-cell office:value-type="string">
            <text:p>05/22/2018</text:p>
          </table:table-cell>
          <table:table-cell office:value-type="string">
            <text:p>$3.17</text:p>
          </table:table-cell>
          <table:table-cell office:value-type="float" office:value="18160652">
            <text:p>18160652</text:p>
          </table:table-cell>
          <table:table-cell office:value-type="string">
            <text:p>$3.20</text:p>
          </table:table-cell>
          <table:table-cell office:value-type="string">
            <text:p>$3.23</text:p>
          </table:table-cell>
          <table:table-cell office:value-type="string">
            <text:p>$3.14</text:p>
          </table:table-cell>
        </table:table-row>
        <table:table-row table:style-name="ro1">
          <table:table-cell office:value-type="string">
            <text:p>05/21/2018</text:p>
          </table:table-cell>
          <table:table-cell office:value-type="string">
            <text:p>$3.20</text:p>
          </table:table-cell>
          <table:table-cell office:value-type="float" office:value="20262852">
            <text:p>20262852</text:p>
          </table:table-cell>
          <table:table-cell office:value-type="string">
            <text:p>$3.13</text:p>
          </table:table-cell>
          <table:table-cell office:value-type="string">
            <text:p>$3.22</text:p>
          </table:table-cell>
          <table:table-cell office:value-type="string">
            <text:p>$3.12</text:p>
          </table:table-cell>
        </table:table-row>
        <table:table-row table:style-name="ro1">
          <table:table-cell office:value-type="string">
            <text:p>05/18/2018</text:p>
          </table:table-cell>
          <table:table-cell office:value-type="string">
            <text:p>$3.12</text:p>
          </table:table-cell>
          <table:table-cell office:value-type="float" office:value="40946480">
            <text:p>40946480</text:p>
          </table:table-cell>
          <table:table-cell table:number-columns-repeated="2" office:value-type="string">
            <text:p>$3.38</text:p>
          </table:table-cell>
          <table:table-cell office:value-type="string">
            <text:p>$3.06</text:p>
          </table:table-cell>
        </table:table-row>
        <table:table-row table:style-name="ro1">
          <table:table-cell office:value-type="string">
            <text:p>05/17/2018</text:p>
          </table:table-cell>
          <table:table-cell office:value-type="string">
            <text:p>$3.41</text:p>
          </table:table-cell>
          <table:table-cell office:value-type="float" office:value="11648260">
            <text:p>11648260</text:p>
          </table:table-cell>
          <table:table-cell office:value-type="string">
            <text:p>$3.38</text:p>
          </table:table-cell>
          <table:table-cell office:value-type="string">
            <text:p>$3.44</text:p>
          </table:table-cell>
          <table:table-cell office:value-type="string">
            <text:p>$3.37</text:p>
          </table:table-cell>
        </table:table-row>
        <table:table-row table:style-name="ro1">
          <table:table-cell office:value-type="string">
            <text:p>05/16/2018</text:p>
          </table:table-cell>
          <table:table-cell office:value-type="string">
            <text:p>$3.39</text:p>
          </table:table-cell>
          <table:table-cell office:value-type="float" office:value="26939512">
            <text:p>26939512</text:p>
          </table:table-cell>
          <table:table-cell office:value-type="string">
            <text:p>$3.44</text:p>
          </table:table-cell>
          <table:table-cell office:value-type="string">
            <text:p>$3.47</text:p>
          </table:table-cell>
          <table:table-cell office:value-type="string">
            <text:p>$3.33</text:p>
          </table:table-cell>
        </table:table-row>
        <table:table-row table:style-name="ro1">
          <table:table-cell office:value-type="string">
            <text:p>05/15/2018</text:p>
          </table:table-cell>
          <table:table-cell office:value-type="string">
            <text:p>$3.38</text:p>
          </table:table-cell>
          <table:table-cell office:value-type="float" office:value="15158636">
            <text:p>15158636</text:p>
          </table:table-cell>
          <table:table-cell office:value-type="string">
            <text:p>$3.31</text:p>
          </table:table-cell>
          <table:table-cell office:value-type="string">
            <text:p>$3.40</text:p>
          </table:table-cell>
          <table:table-cell office:value-type="string">
            <text:p>$3.31</text:p>
          </table:table-cell>
        </table:table-row>
        <table:table-row table:style-name="ro1">
          <table:table-cell office:value-type="string">
            <text:p>05/14/2018</text:p>
          </table:table-cell>
          <table:table-cell office:value-type="string">
            <text:p>$3.32</text:p>
          </table:table-cell>
          <table:table-cell office:value-type="float" office:value="23629448">
            <text:p>23629448</text:p>
          </table:table-cell>
          <table:table-cell office:value-type="string">
            <text:p>$3.17</text:p>
          </table:table-cell>
          <table:table-cell office:value-type="string">
            <text:p>$3.37</text:p>
          </table:table-cell>
          <table:table-cell office:value-type="string">
            <text:p>$3.15</text:p>
          </table:table-cell>
        </table:table-row>
        <table:table-row table:style-name="ro1">
          <table:table-cell office:value-type="string">
            <text:p>05/11/2018</text:p>
          </table:table-cell>
          <table:table-cell office:value-type="string">
            <text:p>$3.18</text:p>
          </table:table-cell>
          <table:table-cell office:value-type="float" office:value="22028628">
            <text:p>22028628</text:p>
          </table:table-cell>
          <table:table-cell office:value-type="string">
            <text:p>$3.15</text:p>
          </table:table-cell>
          <table:table-cell office:value-type="string">
            <text:p>$3.21</text:p>
          </table:table-cell>
          <table:table-cell office:value-type="string">
            <text:p>$3.12</text:p>
          </table:table-cell>
        </table:table-row>
        <table:table-row table:style-name="ro1">
          <table:table-cell office:value-type="string">
            <text:p>05/10/2018</text:p>
          </table:table-cell>
          <table:table-cell office:value-type="string">
            <text:p>$3.26</text:p>
          </table:table-cell>
          <table:table-cell office:value-type="float" office:value="12473920">
            <text:p>12473920</text:p>
          </table:table-cell>
          <table:table-cell office:value-type="string">
            <text:p>$3.24</text:p>
          </table:table-cell>
          <table:table-cell office:value-type="string">
            <text:p>$3.30</text:p>
          </table:table-cell>
          <table:table-cell office:value-type="string">
            <text:p>$3.22</text:p>
          </table:table-cell>
        </table:table-row>
        <table:table-row table:style-name="ro1">
          <table:table-cell office:value-type="string">
            <text:p>05/09/2018</text:p>
          </table:table-cell>
          <table:table-cell office:value-type="string">
            <text:p>$3.23</text:p>
          </table:table-cell>
          <table:table-cell office:value-type="float" office:value="15008780">
            <text:p>15008780</text:p>
          </table:table-cell>
          <table:table-cell office:value-type="string">
            <text:p>$3.21</text:p>
          </table:table-cell>
          <table:table-cell office:value-type="string">
            <text:p>$3.24</text:p>
          </table:table-cell>
          <table:table-cell office:value-type="string">
            <text:p>$3.15</text:p>
          </table:table-cell>
        </table:table-row>
        <table:table-row table:style-name="ro1">
          <table:table-cell office:value-type="string">
            <text:p>05/08/2018</text:p>
          </table:table-cell>
          <table:table-cell office:value-type="string">
            <text:p>$3.20</text:p>
          </table:table-cell>
          <table:table-cell office:value-type="float" office:value="15356148">
            <text:p>15356148</text:p>
          </table:table-cell>
          <table:table-cell office:value-type="string">
            <text:p>$3.21</text:p>
          </table:table-cell>
          <table:table-cell office:value-type="string">
            <text:p>$3.24</text:p>
          </table:table-cell>
          <table:table-cell office:value-type="string">
            <text:p>$3.14</text:p>
          </table:table-cell>
        </table:table-row>
        <table:table-row table:style-name="ro1">
          <table:table-cell office:value-type="string">
            <text:p>05/07/2018</text:p>
          </table:table-cell>
          <table:table-cell office:value-type="string">
            <text:p>$3.22</text:p>
          </table:table-cell>
          <table:table-cell office:value-type="float" office:value="12474080">
            <text:p>12474080</text:p>
          </table:table-cell>
          <table:table-cell table:number-columns-repeated="2" office:value-type="string">
            <text:p>$3.26</text:p>
          </table:table-cell>
          <table:table-cell office:value-type="string">
            <text:p>$3.19</text:p>
          </table:table-cell>
        </table:table-row>
        <table:table-row table:style-name="ro1">
          <table:table-cell office:value-type="string">
            <text:p>05/04/2018</text:p>
          </table:table-cell>
          <table:table-cell office:value-type="string">
            <text:p>$3.25</text:p>
          </table:table-cell>
          <table:table-cell office:value-type="float" office:value="19613756">
            <text:p>19613756</text:p>
          </table:table-cell>
          <table:table-cell office:value-type="string">
            <text:p>$3.21</text:p>
          </table:table-cell>
          <table:table-cell office:value-type="string">
            <text:p>$3.27</text:p>
          </table:table-cell>
          <table:table-cell office:value-type="string">
            <text:p>$3.19</text:p>
          </table:table-cell>
        </table:table-row>
        <table:table-row table:style-name="ro1">
          <table:table-cell office:value-type="string">
            <text:p>05/03/2018</text:p>
          </table:table-cell>
          <table:table-cell office:value-type="string">
            <text:p>$3.21</text:p>
          </table:table-cell>
          <table:table-cell office:value-type="float" office:value="20364964">
            <text:p>20364964</text:p>
          </table:table-cell>
          <table:table-cell office:value-type="string">
            <text:p>$3.36</text:p>
          </table:table-cell>
          <table:table-cell office:value-type="string">
            <text:p>$3.37</text:p>
          </table:table-cell>
          <table:table-cell office:value-type="string">
            <text:p>$3.20</text:p>
          </table:table-cell>
        </table:table-row>
        <table:table-row table:style-name="ro1">
          <table:table-cell office:value-type="string">
            <text:p>05/02/2018</text:p>
          </table:table-cell>
          <table:table-cell office:value-type="string">
            <text:p>$3.36</text:p>
          </table:table-cell>
          <table:table-cell office:value-type="float" office:value="12721328">
            <text:p>12721328</text:p>
          </table:table-cell>
          <table:table-cell table:number-columns-repeated="2" office:value-type="string">
            <text:p>$3.47</text:p>
          </table:table-cell>
          <table:table-cell office:value-type="string">
            <text:p>$3.34</text:p>
          </table:table-cell>
        </table:table-row>
        <table:table-row table:style-name="ro1">
          <table:table-cell office:value-type="string">
            <text:p>05/01/2018</text:p>
          </table:table-cell>
          <table:table-cell office:value-type="string">
            <text:p>$3.46</text:p>
          </table:table-cell>
          <table:table-cell office:value-type="float" office:value="9638748">
            <text:p>9638748</text:p>
          </table:table-cell>
          <table:table-cell office:value-type="string">
            <text:p>$3.40</text:p>
          </table:table-cell>
          <table:table-cell office:value-type="string">
            <text:p>$3.47</text:p>
          </table:table-cell>
          <table:table-cell office:value-type="string">
            <text:p>$3.37</text:p>
          </table:table-cell>
        </table:table-row>
        <table:table-row table:style-name="ro1">
          <table:table-cell office:value-type="string">
            <text:p>04/30/2018</text:p>
          </table:table-cell>
          <table:table-cell office:value-type="string">
            <text:p>$3.41</text:p>
          </table:table-cell>
          <table:table-cell office:value-type="float" office:value="12602876">
            <text:p>12602876</text:p>
          </table:table-cell>
          <table:table-cell office:value-type="string">
            <text:p>$3.49</text:p>
          </table:table-cell>
          <table:table-cell office:value-type="string">
            <text:p>$3.50</text:p>
          </table:table-cell>
          <table:table-cell office:value-type="string">
            <text:p>$3.39</text:p>
          </table:table-cell>
        </table:table-row>
        <table:table-row table:style-name="ro1">
          <table:table-cell office:value-type="string">
            <text:p>04/27/2018</text:p>
          </table:table-cell>
          <table:table-cell office:value-type="string">
            <text:p>$3.47</text:p>
          </table:table-cell>
          <table:table-cell office:value-type="float" office:value="10002964">
            <text:p>10002964</text:p>
          </table:table-cell>
          <table:table-cell office:value-type="string">
            <text:p>$3.42</text:p>
          </table:table-cell>
          <table:table-cell office:value-type="string">
            <text:p>$3.48</text:p>
          </table:table-cell>
          <table:table-cell office:value-type="string">
            <text:p>$3.40</text:p>
          </table:table-cell>
        </table:table-row>
        <table:table-row table:style-name="ro1">
          <table:table-cell office:value-type="string">
            <text:p>04/26/2018</text:p>
          </table:table-cell>
          <table:table-cell office:value-type="string">
            <text:p>$3.42</text:p>
          </table:table-cell>
          <table:table-cell office:value-type="float" office:value="12847292">
            <text:p>12847292</text:p>
          </table:table-cell>
          <table:table-cell office:value-type="string">
            <text:p>$3.40</text:p>
          </table:table-cell>
          <table:table-cell office:value-type="string">
            <text:p>$3.47</text:p>
          </table:table-cell>
          <table:table-cell office:value-type="string">
            <text:p>$3.36</text:p>
          </table:table-cell>
        </table:table-row>
        <table:table-row table:style-name="ro1">
          <table:table-cell office:value-type="string">
            <text:p>04/25/2018</text:p>
          </table:table-cell>
          <table:table-cell office:value-type="string">
            <text:p>$3.37</text:p>
          </table:table-cell>
          <table:table-cell office:value-type="float" office:value="14572168">
            <text:p>14572168</text:p>
          </table:table-cell>
          <table:table-cell office:value-type="string">
            <text:p>$3.34</text:p>
          </table:table-cell>
          <table:table-cell office:value-type="string">
            <text:p>$3.41</text:p>
          </table:table-cell>
          <table:table-cell office:value-type="string">
            <text:p>$3.32</text:p>
          </table:table-cell>
        </table:table-row>
        <table:table-row table:style-name="ro1">
          <table:table-cell office:value-type="string">
            <text:p>04/24/2018</text:p>
          </table:table-cell>
          <table:table-cell office:value-type="string">
            <text:p>$3.35</text:p>
          </table:table-cell>
          <table:table-cell office:value-type="float" office:value="14455156">
            <text:p>14455156</text:p>
          </table:table-cell>
          <table:table-cell office:value-type="string">
            <text:p>$3.32</text:p>
          </table:table-cell>
          <table:table-cell office:value-type="string">
            <text:p>$3.41</text:p>
          </table:table-cell>
          <table:table-cell office:value-type="string">
            <text:p>$3.28</text:p>
          </table:table-cell>
        </table:table-row>
        <table:table-row table:style-name="ro1">
          <table:table-cell office:value-type="string">
            <text:p>04/23/2018</text:p>
          </table:table-cell>
          <table:table-cell office:value-type="string">
            <text:p>$3.30</text:p>
          </table:table-cell>
          <table:table-cell office:value-type="float" office:value="14772172">
            <text:p>14772172</text:p>
          </table:table-cell>
          <table:table-cell office:value-type="string">
            <text:p>$3.23</text:p>
          </table:table-cell>
          <table:table-cell office:value-type="string">
            <text:p>$3.34</text:p>
          </table:table-cell>
          <table:table-cell office:value-type="string">
            <text:p>$3.23</text:p>
          </table:table-cell>
        </table:table-row>
        <table:table-row table:style-name="ro1">
          <table:table-cell office:value-type="string">
            <text:p>04/20/2018</text:p>
          </table:table-cell>
          <table:table-cell office:value-type="string">
            <text:p>$3.22</text:p>
          </table:table-cell>
          <table:table-cell office:value-type="float" office:value="24802856">
            <text:p>24802856</text:p>
          </table:table-cell>
          <table:table-cell office:value-type="string">
            <text:p>$3.37</text:p>
          </table:table-cell>
          <table:table-cell office:value-type="string">
            <text:p>$3.39</text:p>
          </table:table-cell>
          <table:table-cell office:value-type="string">
            <text:p>$3.20</text:p>
          </table:table-cell>
        </table:table-row>
        <table:table-row table:style-name="ro1">
          <table:table-cell office:value-type="string">
            <text:p>04/19/2018</text:p>
          </table:table-cell>
          <table:table-cell office:value-type="string">
            <text:p>$3.38</text:p>
          </table:table-cell>
          <table:table-cell office:value-type="float" office:value="10030104">
            <text:p>10030104</text:p>
          </table:table-cell>
          <table:table-cell office:value-type="string">
            <text:p>$3.42</text:p>
          </table:table-cell>
          <table:table-cell office:value-type="string">
            <text:p>$3.45</text:p>
          </table:table-cell>
          <table:table-cell office:value-type="string">
            <text:p>$3.36</text:p>
          </table:table-cell>
        </table:table-row>
        <table:table-row table:style-name="ro1">
          <table:table-cell office:value-type="string">
            <text:p>04/18/2018</text:p>
          </table:table-cell>
          <table:table-cell office:value-type="string">
            <text:p>$3.42</text:p>
          </table:table-cell>
          <table:table-cell office:value-type="float" office:value="14294296">
            <text:p>14294296</text:p>
          </table:table-cell>
          <table:table-cell office:value-type="string">
            <text:p>$3.50</text:p>
          </table:table-cell>
          <table:table-cell office:value-type="string">
            <text:p>$3.51</text:p>
          </table:table-cell>
          <table:table-cell office:value-type="string">
            <text:p>$3.40</text:p>
          </table:table-cell>
        </table:table-row>
        <table:table-row table:style-name="ro1">
          <table:table-cell office:value-type="string">
            <text:p>04/17/2018</text:p>
          </table:table-cell>
          <table:table-cell office:value-type="string">
            <text:p>$3.49</text:p>
          </table:table-cell>
          <table:table-cell office:value-type="float" office:value="17156740">
            <text:p>17156740</text:p>
          </table:table-cell>
          <table:table-cell office:value-type="string">
            <text:p>$3.47</text:p>
          </table:table-cell>
          <table:table-cell office:value-type="string">
            <text:p>$3.55</text:p>
          </table:table-cell>
          <table:table-cell office:value-type="string">
            <text:p>$3.46</text:p>
          </table:table-cell>
        </table:table-row>
        <table:table-row table:style-name="ro1">
          <table:table-cell office:value-type="string">
            <text:p>04/16/2018</text:p>
          </table:table-cell>
          <table:table-cell office:value-type="string">
            <text:p>$3.45</text:p>
          </table:table-cell>
          <table:table-cell office:value-type="float" office:value="12910880">
            <text:p>12910880</text:p>
          </table:table-cell>
          <table:table-cell office:value-type="string">
            <text:p>$3.43</text:p>
          </table:table-cell>
          <table:table-cell office:value-type="string">
            <text:p>$3.48</text:p>
          </table:table-cell>
          <table:table-cell office:value-type="string">
            <text:p>$3.40</text:p>
          </table:table-cell>
        </table:table-row>
        <table:table-row table:style-name="ro1">
          <table:table-cell office:value-type="string">
            <text:p>04/13/2018</text:p>
          </table:table-cell>
          <table:table-cell office:value-type="string">
            <text:p>$3.40</text:p>
          </table:table-cell>
          <table:table-cell office:value-type="float" office:value="12754764">
            <text:p>12754764</text:p>
          </table:table-cell>
          <table:table-cell office:value-type="string">
            <text:p>$3.43</text:p>
          </table:table-cell>
          <table:table-cell office:value-type="string">
            <text:p>$3.49</text:p>
          </table:table-cell>
          <table:table-cell office:value-type="string">
            <text:p>$3.39</text:p>
          </table:table-cell>
        </table:table-row>
        <table:table-row table:style-name="ro1">
          <table:table-cell office:value-type="string">
            <text:p>04/12/2018</text:p>
          </table:table-cell>
          <table:table-cell office:value-type="string">
            <text:p>$3.41</text:p>
          </table:table-cell>
          <table:table-cell office:value-type="float" office:value="12456708">
            <text:p>12456708</text:p>
          </table:table-cell>
          <table:table-cell table:number-columns-repeated="2" office:value-type="string">
            <text:p>$3.47</text:p>
          </table:table-cell>
          <table:table-cell office:value-type="string">
            <text:p>$3.37</text:p>
          </table:table-cell>
        </table:table-row>
        <table:table-row table:style-name="ro1">
          <table:table-cell office:value-type="string">
            <text:p>04/11/2018</text:p>
          </table:table-cell>
          <table:table-cell office:value-type="string">
            <text:p>$3.46</text:p>
          </table:table-cell>
          <table:table-cell office:value-type="float" office:value="17135848">
            <text:p>17135848</text:p>
          </table:table-cell>
          <table:table-cell office:value-type="string">
            <text:p>$3.41</text:p>
          </table:table-cell>
          <table:table-cell office:value-type="string">
            <text:p>$3.50</text:p>
          </table:table-cell>
          <table:table-cell office:value-type="string">
            <text:p>$3.40</text:p>
          </table:table-cell>
        </table:table-row>
        <table:table-row table:style-name="ro1">
          <table:table-cell office:value-type="string">
            <text:p>04/10/2018</text:p>
          </table:table-cell>
          <table:table-cell office:value-type="string">
            <text:p>$3.42</text:p>
          </table:table-cell>
          <table:table-cell office:value-type="float" office:value="23173268">
            <text:p>23173268</text:p>
          </table:table-cell>
          <table:table-cell office:value-type="string">
            <text:p>$3.42</text:p>
          </table:table-cell>
          <table:table-cell office:value-type="string">
            <text:p>$3.46</text:p>
          </table:table-cell>
          <table:table-cell office:value-type="string">
            <text:p>$3.38</text:p>
          </table:table-cell>
        </table:table-row>
        <table:table-row table:style-name="ro1">
          <table:table-cell office:value-type="string">
            <text:p>04/09/2018</text:p>
          </table:table-cell>
          <table:table-cell office:value-type="string">
            <text:p>$3.37</text:p>
          </table:table-cell>
          <table:table-cell office:value-type="float" office:value="22815056">
            <text:p>22815056</text:p>
          </table:table-cell>
          <table:table-cell office:value-type="string">
            <text:p>$3.38</text:p>
          </table:table-cell>
          <table:table-cell office:value-type="string">
            <text:p>$3.44</text:p>
          </table:table-cell>
          <table:table-cell office:value-type="string">
            <text:p>$3.36</text:p>
          </table:table-cell>
        </table:table-row>
        <table:table-row table:style-name="ro1">
          <table:table-cell office:value-type="string">
            <text:p>04/06/2018</text:p>
          </table:table-cell>
          <table:table-cell office:value-type="string">
            <text:p>$3.36</text:p>
          </table:table-cell>
          <table:table-cell office:value-type="float" office:value="16953112">
            <text:p>16953112</text:p>
          </table:table-cell>
          <table:table-cell office:value-type="string">
            <text:p>$3.36</text:p>
          </table:table-cell>
          <table:table-cell office:value-type="string">
            <text:p>$3.42</text:p>
          </table:table-cell>
          <table:table-cell office:value-type="string">
            <text:p>$3.31</text:p>
          </table:table-cell>
        </table:table-row>
        <table:table-row table:style-name="ro1">
          <table:table-cell office:value-type="string">
            <text:p>04/05/2018</text:p>
          </table:table-cell>
          <table:table-cell office:value-type="string">
            <text:p>$3.39</text:p>
          </table:table-cell>
          <table:table-cell office:value-type="float" office:value="20561936">
            <text:p>20561936</text:p>
          </table:table-cell>
          <table:table-cell office:value-type="string">
            <text:p>$3.34</text:p>
          </table:table-cell>
          <table:table-cell office:value-type="string">
            <text:p>$3.41</text:p>
          </table:table-cell>
          <table:table-cell office:value-type="string">
            <text:p>$3.32</text:p>
          </table:table-cell>
        </table:table-row>
        <table:table-row table:style-name="ro1">
          <table:table-cell office:value-type="string">
            <text:p>04/04/2018</text:p>
          </table:table-cell>
          <table:table-cell office:value-type="string">
            <text:p>$3.34</text:p>
          </table:table-cell>
          <table:table-cell office:value-type="float" office:value="25532472">
            <text:p>25532472</text:p>
          </table:table-cell>
          <table:table-cell office:value-type="string">
            <text:p>$3.21</text:p>
          </table:table-cell>
          <table:table-cell office:value-type="string">
            <text:p>$3.37</text:p>
          </table:table-cell>
          <table:table-cell office:value-type="string">
            <text:p>$3.18</text:p>
          </table:table-cell>
        </table:table-row>
        <table:table-row table:style-name="ro1">
          <table:table-cell office:value-type="string">
            <text:p>04/03/2018</text:p>
          </table:table-cell>
          <table:table-cell office:value-type="string">
            <text:p>$3.25</text:p>
          </table:table-cell>
          <table:table-cell office:value-type="float" office:value="22990112">
            <text:p>22990112</text:p>
          </table:table-cell>
          <table:table-cell office:value-type="string">
            <text:p>$3.16</text:p>
          </table:table-cell>
          <table:table-cell office:value-type="string">
            <text:p>$3.28</text:p>
          </table:table-cell>
          <table:table-cell office:value-type="string">
            <text:p>$3.15</text:p>
          </table:table-cell>
        </table:table-row>
        <table:table-row table:style-name="ro1">
          <table:table-cell office:value-type="string">
            <text:p>04/02/2018</text:p>
          </table:table-cell>
          <table:table-cell office:value-type="string">
            <text:p>$3.21</text:p>
          </table:table-cell>
          <table:table-cell office:value-type="float" office:value="44518200">
            <text:p>44518200</text:p>
          </table:table-cell>
          <table:table-cell office:value-type="string">
            <text:p>$3.13</text:p>
          </table:table-cell>
          <table:table-cell office:value-type="string">
            <text:p>$3.32</text:p>
          </table:table-cell>
          <table:table-cell office:value-type="string">
            <text:p>$3.13</text:p>
          </table:table-cell>
        </table:table-row>
        <table:table-row table:style-name="ro1">
          <table:table-cell office:value-type="string">
            <text:p>03/29/2018</text:p>
          </table:table-cell>
          <table:table-cell office:value-type="string">
            <text:p>$3.16</text:p>
          </table:table-cell>
          <table:table-cell office:value-type="float" office:value="101829480">
            <text:p>101829480</text:p>
          </table:table-cell>
          <table:table-cell office:value-type="string">
            <text:p>$3.16</text:p>
          </table:table-cell>
          <table:table-cell office:value-type="string">
            <text:p>$3.25</text:p>
          </table:table-cell>
          <table:table-cell office:value-type="string">
            <text:p>$3.05</text:p>
          </table:table-cell>
        </table:table-row>
        <table:table-row table:style-name="ro1">
          <table:table-cell office:value-type="string">
            <text:p>03/28/2018</text:p>
          </table:table-cell>
          <table:table-cell office:value-type="string">
            <text:p>$3.54</text:p>
          </table:table-cell>
          <table:table-cell office:value-type="float" office:value="30034404">
            <text:p>30034404</text:p>
          </table:table-cell>
          <table:table-cell office:value-type="string">
            <text:p>$3.50</text:p>
          </table:table-cell>
          <table:table-cell office:value-type="string">
            <text:p>$3.58</text:p>
          </table:table-cell>
          <table:table-cell office:value-type="string">
            <text:p>$3.45</text:p>
          </table:table-cell>
        </table:table-row>
        <table:table-row table:style-name="ro1">
          <table:table-cell office:value-type="string">
            <text:p>03/27/2018</text:p>
          </table:table-cell>
          <table:table-cell office:value-type="string">
            <text:p>$3.47</text:p>
          </table:table-cell>
          <table:table-cell office:value-type="float" office:value="17911580">
            <text:p>17911580</text:p>
          </table:table-cell>
          <table:table-cell office:value-type="string">
            <text:p>$3.52</text:p>
          </table:table-cell>
          <table:table-cell office:value-type="string">
            <text:p>$3.55</text:p>
          </table:table-cell>
          <table:table-cell office:value-type="string">
            <text:p>$3.44</text:p>
          </table:table-cell>
        </table:table-row>
        <table:table-row table:style-name="ro1">
          <table:table-cell office:value-type="string">
            <text:p>03/26/2018</text:p>
          </table:table-cell>
          <table:table-cell office:value-type="string">
            <text:p>$3.51</text:p>
          </table:table-cell>
          <table:table-cell office:value-type="float" office:value="20058344">
            <text:p>20058344</text:p>
          </table:table-cell>
          <table:table-cell office:value-type="string">
            <text:p>$3.43</text:p>
          </table:table-cell>
          <table:table-cell office:value-type="string">
            <text:p>$3.52</text:p>
          </table:table-cell>
          <table:table-cell office:value-type="string">
            <text:p>$3.40</text:p>
          </table:table-cell>
        </table:table-row>
        <table:table-row table:style-name="ro1">
          <table:table-cell office:value-type="string">
            <text:p>03/23/2018</text:p>
          </table:table-cell>
          <table:table-cell office:value-type="string">
            <text:p>$3.38</text:p>
          </table:table-cell>
          <table:table-cell office:value-type="float" office:value="15246296">
            <text:p>15246296</text:p>
          </table:table-cell>
          <table:table-cell office:value-type="string">
            <text:p>$3.48</text:p>
          </table:table-cell>
          <table:table-cell office:value-type="string">
            <text:p>$3.49</text:p>
          </table:table-cell>
          <table:table-cell office:value-type="string">
            <text:p>$3.37</text:p>
          </table:table-cell>
        </table:table-row>
        <table:table-row table:style-name="ro1">
          <table:table-cell office:value-type="string">
            <text:p>03/22/2018</text:p>
          </table:table-cell>
          <table:table-cell office:value-type="string">
            <text:p>$3.46</text:p>
          </table:table-cell>
          <table:table-cell office:value-type="float" office:value="17767168">
            <text:p>17767168</text:p>
          </table:table-cell>
          <table:table-cell office:value-type="string">
            <text:p>$3.49</text:p>
          </table:table-cell>
          <table:table-cell office:value-type="string">
            <text:p>$3.52</text:p>
          </table:table-cell>
          <table:table-cell office:value-type="string">
            <text:p>$3.40</text:p>
          </table:table-cell>
        </table:table-row>
        <table:table-row table:style-name="ro1">
          <table:table-cell office:value-type="string">
            <text:p>03/21/2018</text:p>
          </table:table-cell>
          <table:table-cell office:value-type="string">
            <text:p>$3.51</text:p>
          </table:table-cell>
          <table:table-cell office:value-type="float" office:value="17644180">
            <text:p>17644180</text:p>
          </table:table-cell>
          <table:table-cell office:value-type="string">
            <text:p>$3.58</text:p>
          </table:table-cell>
          <table:table-cell office:value-type="string">
            <text:p>$3.61</text:p>
          </table:table-cell>
          <table:table-cell office:value-type="string">
            <text:p>$3.50</text:p>
          </table:table-cell>
        </table:table-row>
        <table:table-row table:style-name="ro1">
          <table:table-cell office:value-type="string">
            <text:p>03/20/2018</text:p>
          </table:table-cell>
          <table:table-cell office:value-type="string">
            <text:p>$3.62</text:p>
          </table:table-cell>
          <table:table-cell office:value-type="float" office:value="17127756">
            <text:p>17127756</text:p>
          </table:table-cell>
          <table:table-cell office:value-type="string">
            <text:p>$3.71</text:p>
          </table:table-cell>
          <table:table-cell office:value-type="string">
            <text:p>$3.74</text:p>
          </table:table-cell>
          <table:table-cell office:value-type="string">
            <text:p>$3.59</text:p>
          </table:table-cell>
        </table:table-row>
        <table:table-row table:style-name="ro1">
          <table:table-cell office:value-type="string">
            <text:p>03/19/2018</text:p>
          </table:table-cell>
          <table:table-cell office:value-type="string">
            <text:p>$3.70</text:p>
          </table:table-cell>
          <table:table-cell office:value-type="float" office:value="15903560">
            <text:p>15903560</text:p>
          </table:table-cell>
          <table:table-cell office:value-type="string">
            <text:p>$3.81</text:p>
          </table:table-cell>
          <table:table-cell office:value-type="string">
            <text:p>$3.85</text:p>
          </table:table-cell>
          <table:table-cell office:value-type="string">
            <text:p>$3.69</text:p>
          </table:table-cell>
        </table:table-row>
        <table:table-row table:style-name="ro1">
          <table:table-cell office:value-type="string">
            <text:p>03/16/2018</text:p>
          </table:table-cell>
          <table:table-cell office:value-type="string">
            <text:p>$3.86</text:p>
          </table:table-cell>
          <table:table-cell office:value-type="float" office:value="20331984">
            <text:p>20331984</text:p>
          </table:table-cell>
          <table:table-cell office:value-type="string">
            <text:p>$3.84</text:p>
          </table:table-cell>
          <table:table-cell office:value-type="string">
            <text:p>$3.92</text:p>
          </table:table-cell>
          <table:table-cell office:value-type="string">
            <text:p>$3.83</text:p>
          </table:table-cell>
        </table:table-row>
        <table:table-row table:style-name="ro1">
          <table:table-cell office:value-type="string">
            <text:p>03/15/2018</text:p>
          </table:table-cell>
          <table:table-cell office:value-type="string">
            <text:p>$3.83</text:p>
          </table:table-cell>
          <table:table-cell office:value-type="float" office:value="7467872">
            <text:p>7467872</text:p>
          </table:table-cell>
          <table:table-cell office:value-type="string">
            <text:p>$3.88</text:p>
          </table:table-cell>
          <table:table-cell office:value-type="string">
            <text:p>$3.91</text:p>
          </table:table-cell>
          <table:table-cell office:value-type="string">
            <text:p>$3.82</text:p>
          </table:table-cell>
        </table:table-row>
        <table:table-row table:style-name="ro1">
          <table:table-cell office:value-type="string">
            <text:p>03/14/2018</text:p>
          </table:table-cell>
          <table:table-cell office:value-type="string">
            <text:p>$3.87</text:p>
          </table:table-cell>
          <table:table-cell office:value-type="float" office:value="10070796">
            <text:p>10070796</text:p>
          </table:table-cell>
          <table:table-cell office:value-type="string">
            <text:p>$3.93</text:p>
          </table:table-cell>
          <table:table-cell office:value-type="string">
            <text:p>$3.96</text:p>
          </table:table-cell>
          <table:table-cell office:value-type="string">
            <text:p>$3.86</text:p>
          </table:table-cell>
        </table:table-row>
        <table:table-row table:style-name="ro1">
          <table:table-cell office:value-type="string">
            <text:p>03/13/2018</text:p>
          </table:table-cell>
          <table:table-cell office:value-type="string">
            <text:p>$3.90</text:p>
          </table:table-cell>
          <table:table-cell office:value-type="float" office:value="11564992">
            <text:p>11564992</text:p>
          </table:table-cell>
          <table:table-cell office:value-type="string">
            <text:p>$3.91</text:p>
          </table:table-cell>
          <table:table-cell office:value-type="string">
            <text:p>$4.00</text:p>
          </table:table-cell>
          <table:table-cell office:value-type="string">
            <text:p>$3.90</text:p>
          </table:table-cell>
        </table:table-row>
        <table:table-row table:style-name="ro1">
          <table:table-cell office:value-type="string">
            <text:p>03/12/2018</text:p>
          </table:table-cell>
          <table:table-cell office:value-type="string">
            <text:p>$3.89</text:p>
          </table:table-cell>
          <table:table-cell office:value-type="float" office:value="15512328">
            <text:p>15512328</text:p>
          </table:table-cell>
          <table:table-cell office:value-type="string">
            <text:p>$3.96</text:p>
          </table:table-cell>
          <table:table-cell office:value-type="string">
            <text:p>$4.00</text:p>
          </table:table-cell>
          <table:table-cell office:value-type="string">
            <text:p>$3.88</text:p>
          </table:table-cell>
        </table:table-row>
        <table:table-row table:style-name="ro1">
          <table:table-cell office:value-type="string">
            <text:p>03/09/2018</text:p>
          </table:table-cell>
          <table:table-cell office:value-type="string">
            <text:p>$3.96</text:p>
          </table:table-cell>
          <table:table-cell office:value-type="float" office:value="15879532">
            <text:p>15879532</text:p>
          </table:table-cell>
          <table:table-cell office:value-type="string">
            <text:p>$3.92</text:p>
          </table:table-cell>
          <table:table-cell office:value-type="string">
            <text:p>$3.97</text:p>
          </table:table-cell>
          <table:table-cell office:value-type="string">
            <text:p>$3.88</text:p>
          </table:table-cell>
        </table:table-row>
        <table:table-row table:style-name="ro1">
          <table:table-cell office:value-type="string">
            <text:p>03/08/2018</text:p>
          </table:table-cell>
          <table:table-cell office:value-type="string">
            <text:p>$3.91</text:p>
          </table:table-cell>
          <table:table-cell office:value-type="float" office:value="11898416">
            <text:p>11898416</text:p>
          </table:table-cell>
          <table:table-cell office:value-type="string">
            <text:p>$3.99</text:p>
          </table:table-cell>
          <table:table-cell office:value-type="string">
            <text:p>$4.01</text:p>
          </table:table-cell>
          <table:table-cell office:value-type="string">
            <text:p>$3.87</text:p>
          </table:table-cell>
        </table:table-row>
        <table:table-row table:style-name="ro1">
          <table:table-cell office:value-type="string">
            <text:p>03/07/2018</text:p>
          </table:table-cell>
          <table:table-cell office:value-type="string">
            <text:p>$3.99</text:p>
          </table:table-cell>
          <table:table-cell office:value-type="float" office:value="11957628">
            <text:p>11957628</text:p>
          </table:table-cell>
          <table:table-cell office:value-type="string">
            <text:p>$3.96</text:p>
          </table:table-cell>
          <table:table-cell office:value-type="string">
            <text:p>$4.04</text:p>
          </table:table-cell>
          <table:table-cell office:value-type="string">
            <text:p>$3.96</text:p>
          </table:table-cell>
        </table:table-row>
        <table:table-row table:style-name="ro1">
          <table:table-cell office:value-type="string">
            <text:p>03/06/2018</text:p>
          </table:table-cell>
          <table:table-cell office:value-type="string">
            <text:p>$4.02</text:p>
          </table:table-cell>
          <table:table-cell office:value-type="float" office:value="10643496">
            <text:p>10643496</text:p>
          </table:table-cell>
          <table:table-cell office:value-type="string">
            <text:p>$4.01</text:p>
          </table:table-cell>
          <table:table-cell office:value-type="string">
            <text:p>$4.04</text:p>
          </table:table-cell>
          <table:table-cell office:value-type="string">
            <text:p>$3.95</text:p>
          </table:table-cell>
        </table:table-row>
        <table:table-row table:style-name="ro1">
          <table:table-cell office:value-type="string">
            <text:p>03/05/2018</text:p>
          </table:table-cell>
          <table:table-cell office:value-type="string">
            <text:p>$4.01</text:p>
          </table:table-cell>
          <table:table-cell office:value-type="float" office:value="16944376">
            <text:p>16944376</text:p>
          </table:table-cell>
          <table:table-cell office:value-type="string">
            <text:p>$3.97</text:p>
          </table:table-cell>
          <table:table-cell office:value-type="string">
            <text:p>$4.03</text:p>
          </table:table-cell>
          <table:table-cell office:value-type="string">
            <text:p>$3.92</text:p>
          </table:table-cell>
        </table:table-row>
        <table:table-row table:style-name="ro1">
          <table:table-cell office:value-type="string">
            <text:p>03/02/2018</text:p>
          </table:table-cell>
          <table:table-cell office:value-type="string">
            <text:p>$3.98</text:p>
          </table:table-cell>
          <table:table-cell office:value-type="float" office:value="14215612">
            <text:p>14215612</text:p>
          </table:table-cell>
          <table:table-cell office:value-type="string">
            <text:p>$3.89</text:p>
          </table:table-cell>
          <table:table-cell office:value-type="string">
            <text:p>$4.00</text:p>
          </table:table-cell>
          <table:table-cell office:value-type="string">
            <text:p>$3.85</text:p>
          </table:table-cell>
        </table:table-row>
        <table:table-row table:style-name="ro1">
          <table:table-cell office:value-type="string">
            <text:p>03/01/2018</text:p>
          </table:table-cell>
          <table:table-cell office:value-type="string">
            <text:p>$3.99</text:p>
          </table:table-cell>
          <table:table-cell office:value-type="float" office:value="12525848">
            <text:p>12525848</text:p>
          </table:table-cell>
          <table:table-cell office:value-type="string">
            <text:p>$3.95</text:p>
          </table:table-cell>
          <table:table-cell office:value-type="string">
            <text:p>$4.06</text:p>
          </table:table-cell>
          <table:table-cell office:value-type="string">
            <text:p>$3.94</text:p>
          </table:table-cell>
        </table:table-row>
        <table:table-row table:style-name="ro1">
          <table:table-cell office:value-type="string">
            <text:p>02/28/2018</text:p>
          </table:table-cell>
          <table:table-cell office:value-type="string">
            <text:p>$3.92</text:p>
          </table:table-cell>
          <table:table-cell office:value-type="float" office:value="18948016">
            <text:p>18948016</text:p>
          </table:table-cell>
          <table:table-cell office:value-type="string">
            <text:p>$3.91</text:p>
          </table:table-cell>
          <table:table-cell office:value-type="string">
            <text:p>$3.99</text:p>
          </table:table-cell>
          <table:table-cell office:value-type="string">
            <text:p>$3.90</text:p>
          </table:table-cell>
        </table:table-row>
        <table:table-row table:style-name="ro1">
          <table:table-cell office:value-type="string">
            <text:p>02/27/2018</text:p>
          </table:table-cell>
          <table:table-cell office:value-type="string">
            <text:p>$3.89</text:p>
          </table:table-cell>
          <table:table-cell office:value-type="float" office:value="17893500">
            <text:p>17893500</text:p>
          </table:table-cell>
          <table:table-cell office:value-type="string">
            <text:p>$4.03</text:p>
          </table:table-cell>
          <table:table-cell office:value-type="string">
            <text:p>$4.15</text:p>
          </table:table-cell>
          <table:table-cell office:value-type="string">
            <text:p>$3.89</text:p>
          </table:table-cell>
        </table:table-row>
        <table:table-row table:style-name="ro1">
          <table:table-cell office:value-type="string">
            <text:p>02/26/2018</text:p>
          </table:table-cell>
          <table:table-cell office:value-type="string">
            <text:p>$4.02</text:p>
          </table:table-cell>
          <table:table-cell office:value-type="float" office:value="11084980">
            <text:p>11084980</text:p>
          </table:table-cell>
          <table:table-cell office:value-type="string">
            <text:p>$4.00</text:p>
          </table:table-cell>
          <table:table-cell office:value-type="string">
            <text:p>$4.03</text:p>
          </table:table-cell>
          <table:table-cell office:value-type="string">
            <text:p>$3.96</text:p>
          </table:table-cell>
        </table:table-row>
        <table:table-row table:style-name="ro1">
          <table:table-cell office:value-type="string">
            <text:p>02/23/2018</text:p>
          </table:table-cell>
          <table:table-cell office:value-type="string">
            <text:p>$3.99</text:p>
          </table:table-cell>
          <table:table-cell office:value-type="float" office:value="10321124">
            <text:p>10321124</text:p>
          </table:table-cell>
          <table:table-cell office:value-type="string">
            <text:p>$3.95</text:p>
          </table:table-cell>
          <table:table-cell office:value-type="string">
            <text:p>$4.00</text:p>
          </table:table-cell>
          <table:table-cell office:value-type="string">
            <text:p>$3.92</text:p>
          </table:table-cell>
        </table:table-row>
        <table:table-row table:style-name="ro1">
          <table:table-cell office:value-type="string">
            <text:p>02/22/2018</text:p>
          </table:table-cell>
          <table:table-cell office:value-type="string">
            <text:p>$3.91</text:p>
          </table:table-cell>
          <table:table-cell office:value-type="float" office:value="9808972">
            <text:p>9808972</text:p>
          </table:table-cell>
          <table:table-cell office:value-type="string">
            <text:p>$3.95</text:p>
          </table:table-cell>
          <table:table-cell office:value-type="string">
            <text:p>$3.98</text:p>
          </table:table-cell>
          <table:table-cell office:value-type="string">
            <text:p>$3.89</text:p>
          </table:table-cell>
        </table:table-row>
        <table:table-row table:style-name="ro1">
          <table:table-cell office:value-type="string">
            <text:p>02/21/2018</text:p>
          </table:table-cell>
          <table:table-cell office:value-type="string">
            <text:p>$3.92</text:p>
          </table:table-cell>
          <table:table-cell office:value-type="float" office:value="12124804">
            <text:p>12124804</text:p>
          </table:table-cell>
          <table:table-cell office:value-type="string">
            <text:p>$3.98</text:p>
          </table:table-cell>
          <table:table-cell office:value-type="string">
            <text:p>$4.05</text:p>
          </table:table-cell>
          <table:table-cell office:value-type="string">
            <text:p>$3.92</text:p>
          </table:table-cell>
        </table:table-row>
        <table:table-row table:style-name="ro1">
          <table:table-cell office:value-type="string">
            <text:p>02/20/2018</text:p>
          </table:table-cell>
          <table:table-cell office:value-type="string">
            <text:p>$3.97</text:p>
          </table:table-cell>
          <table:table-cell office:value-type="float" office:value="9959068">
            <text:p>9959068</text:p>
          </table:table-cell>
          <table:table-cell table:number-columns-repeated="2" office:value-type="string">
            <text:p>$4.08</text:p>
          </table:table-cell>
          <table:table-cell office:value-type="string">
            <text:p>$3.94</text:p>
          </table:table-cell>
        </table:table-row>
        <table:table-row table:style-name="ro1">
          <table:table-cell office:value-type="string">
            <text:p>02/16/2018</text:p>
          </table:table-cell>
          <table:table-cell office:value-type="string">
            <text:p>$4.10</text:p>
          </table:table-cell>
          <table:table-cell office:value-type="float" office:value="10824336">
            <text:p>10824336</text:p>
          </table:table-cell>
          <table:table-cell office:value-type="string">
            <text:p>$4.13</text:p>
          </table:table-cell>
          <table:table-cell office:value-type="string">
            <text:p>$4.24</text:p>
          </table:table-cell>
          <table:table-cell office:value-type="string">
            <text:p>$4.06</text:p>
          </table:table-cell>
        </table:table-row>
        <table:table-row table:style-name="ro1">
          <table:table-cell office:value-type="string">
            <text:p>02/15/2018</text:p>
          </table:table-cell>
          <table:table-cell office:value-type="string">
            <text:p>$4.10</text:p>
          </table:table-cell>
          <table:table-cell office:value-type="float" office:value="9051460">
            <text:p>9051460</text:p>
          </table:table-cell>
          <table:table-cell office:value-type="string">
            <text:p>$4.08</text:p>
          </table:table-cell>
          <table:table-cell office:value-type="string">
            <text:p>$4.13</text:p>
          </table:table-cell>
          <table:table-cell office:value-type="string">
            <text:p>$4.06</text:p>
          </table:table-cell>
        </table:table-row>
        <table:table-row table:style-name="ro1">
          <table:table-cell office:value-type="string">
            <text:p>02/14/2018</text:p>
          </table:table-cell>
          <table:table-cell office:value-type="string">
            <text:p>$4.06</text:p>
          </table:table-cell>
          <table:table-cell office:value-type="float" office:value="12863556">
            <text:p>12863556</text:p>
          </table:table-cell>
          <table:table-cell office:value-type="string">
            <text:p>$3.90</text:p>
          </table:table-cell>
          <table:table-cell office:value-type="string">
            <text:p>$4.10</text:p>
          </table:table-cell>
          <table:table-cell office:value-type="string">
            <text:p>$3.88</text:p>
          </table:table-cell>
        </table:table-row>
        <table:table-row table:style-name="ro1">
          <table:table-cell office:value-type="string">
            <text:p>02/13/2018</text:p>
          </table:table-cell>
          <table:table-cell office:value-type="string">
            <text:p>$3.90</text:p>
          </table:table-cell>
          <table:table-cell office:value-type="float" office:value="9853724">
            <text:p>9853724</text:p>
          </table:table-cell>
          <table:table-cell office:value-type="string">
            <text:p>$3.94</text:p>
          </table:table-cell>
          <table:table-cell office:value-type="string">
            <text:p>$3.97</text:p>
          </table:table-cell>
          <table:table-cell office:value-type="string">
            <text:p>$3.87</text:p>
          </table:table-cell>
        </table:table-row>
        <table:table-row table:style-name="ro1">
          <table:table-cell office:value-type="string">
            <text:p>02/12/2018</text:p>
          </table:table-cell>
          <table:table-cell office:value-type="string">
            <text:p>$3.95</text:p>
          </table:table-cell>
          <table:table-cell office:value-type="float" office:value="9727336">
            <text:p>9727336</text:p>
          </table:table-cell>
          <table:table-cell office:value-type="string">
            <text:p>$4.07</text:p>
          </table:table-cell>
          <table:table-cell office:value-type="string">
            <text:p>$4.08</text:p>
          </table:table-cell>
          <table:table-cell office:value-type="string">
            <text:p>$3.91</text:p>
          </table:table-cell>
        </table:table-row>
        <table:table-row table:style-name="ro1">
          <table:table-cell office:value-type="string">
            <text:p>02/09/2018</text:p>
          </table:table-cell>
          <table:table-cell office:value-type="string">
            <text:p>$4.04</text:p>
          </table:table-cell>
          <table:table-cell office:value-type="float" office:value="22563504">
            <text:p>22563504</text:p>
          </table:table-cell>
          <table:table-cell office:value-type="string">
            <text:p>$4.00</text:p>
          </table:table-cell>
          <table:table-cell office:value-type="string">
            <text:p>$4.08</text:p>
          </table:table-cell>
          <table:table-cell office:value-type="string">
            <text:p>$3.92</text:p>
          </table:table-cell>
        </table:table-row>
        <table:table-row table:style-name="ro1">
          <table:table-cell office:value-type="string">
            <text:p>02/08/2018</text:p>
          </table:table-cell>
          <table:table-cell office:value-type="string">
            <text:p>$3.96</text:p>
          </table:table-cell>
          <table:table-cell office:value-type="float" office:value="17146928">
            <text:p>17146928</text:p>
          </table:table-cell>
          <table:table-cell office:value-type="string">
            <text:p>$4.11</text:p>
          </table:table-cell>
          <table:table-cell office:value-type="string">
            <text:p>$4.14</text:p>
          </table:table-cell>
          <table:table-cell office:value-type="string">
            <text:p>$3.94</text:p>
          </table:table-cell>
        </table:table-row>
        <table:table-row table:style-name="ro1">
          <table:table-cell office:value-type="string">
            <text:p>02/07/2018</text:p>
          </table:table-cell>
          <table:table-cell office:value-type="string">
            <text:p>$4.12</text:p>
          </table:table-cell>
          <table:table-cell office:value-type="float" office:value="17652348">
            <text:p>17652348</text:p>
          </table:table-cell>
          <table:table-cell office:value-type="string">
            <text:p>$4.04</text:p>
          </table:table-cell>
          <table:table-cell office:value-type="string">
            <text:p>$4.17</text:p>
          </table:table-cell>
          <table:table-cell office:value-type="string">
            <text:p>$4.04</text:p>
          </table:table-cell>
        </table:table-row>
        <table:table-row table:style-name="ro1">
          <table:table-cell office:value-type="string">
            <text:p>02/06/2018</text:p>
          </table:table-cell>
          <table:table-cell office:value-type="string">
            <text:p>$4.04</text:p>
          </table:table-cell>
          <table:table-cell office:value-type="float" office:value="19848816">
            <text:p>19848816</text:p>
          </table:table-cell>
          <table:table-cell office:value-type="string">
            <text:p>$3.84</text:p>
          </table:table-cell>
          <table:table-cell office:value-type="string">
            <text:p>$4.10</text:p>
          </table:table-cell>
          <table:table-cell office:value-type="string">
            <text:p>$3.78</text:p>
          </table:table-cell>
        </table:table-row>
        <table:table-row table:style-name="ro1">
          <table:table-cell office:value-type="string">
            <text:p>02/05/2018</text:p>
          </table:table-cell>
          <table:table-cell office:value-type="string">
            <text:p>$3.91</text:p>
          </table:table-cell>
          <table:table-cell office:value-type="float" office:value="16438872">
            <text:p>16438872</text:p>
          </table:table-cell>
          <table:table-cell office:value-type="string">
            <text:p>$4.04</text:p>
          </table:table-cell>
          <table:table-cell office:value-type="string">
            <text:p>$4.06</text:p>
          </table:table-cell>
          <table:table-cell office:value-type="string">
            <text:p>$3.91</text:p>
          </table:table-cell>
        </table:table-row>
        <table:table-row table:style-name="ro1">
          <table:table-cell office:value-type="string">
            <text:p>02/02/2018</text:p>
          </table:table-cell>
          <table:table-cell office:value-type="string">
            <text:p>$4.06</text:p>
          </table:table-cell>
          <table:table-cell office:value-type="float" office:value="13010104">
            <text:p>13010104</text:p>
          </table:table-cell>
          <table:table-cell office:value-type="string">
            <text:p>$4.14</text:p>
          </table:table-cell>
          <table:table-cell office:value-type="string">
            <text:p>$4.17</text:p>
          </table:table-cell>
          <table:table-cell office:value-type="string">
            <text:p>$4.06</text:p>
          </table:table-cell>
        </table:table-row>
        <table:table-row table:style-name="ro1">
          <table:table-cell office:value-type="string">
            <text:p>02/01/2018</text:p>
          </table:table-cell>
          <table:table-cell office:value-type="string">
            <text:p>$4.17</text:p>
          </table:table-cell>
          <table:table-cell office:value-type="float" office:value="11748396">
            <text:p>11748396</text:p>
          </table:table-cell>
          <table:table-cell office:value-type="string">
            <text:p>$4.18</text:p>
          </table:table-cell>
          <table:table-cell office:value-type="string">
            <text:p>$4.25</text:p>
          </table:table-cell>
          <table:table-cell office:value-type="string">
            <text:p>$4.14</text:p>
          </table:table-cell>
        </table:table-row>
        <table:table-row table:style-name="ro1">
          <table:table-cell office:value-type="string">
            <text:p>01/31/2018</text:p>
          </table:table-cell>
          <table:table-cell office:value-type="string">
            <text:p>$4.20</text:p>
          </table:table-cell>
          <table:table-cell office:value-type="float" office:value="10991884">
            <text:p>10991884</text:p>
          </table:table-cell>
          <table:table-cell office:value-type="string">
            <text:p>$4.29</text:p>
          </table:table-cell>
          <table:table-cell office:value-type="string">
            <text:p>$4.32</text:p>
          </table:table-cell>
          <table:table-cell office:value-type="string">
            <text:p>$4.17</text:p>
          </table:table-cell>
        </table:table-row>
        <table:table-row table:style-name="ro1">
          <table:table-cell office:value-type="string">
            <text:p>01/30/2018</text:p>
          </table:table-cell>
          <table:table-cell office:value-type="string">
            <text:p>$4.27</text:p>
          </table:table-cell>
          <table:table-cell office:value-type="float" office:value="7540256">
            <text:p>7540256</text:p>
          </table:table-cell>
          <table:table-cell office:value-type="string">
            <text:p>$4.27</text:p>
          </table:table-cell>
          <table:table-cell office:value-type="string">
            <text:p>$4.31</text:p>
          </table:table-cell>
          <table:table-cell office:value-type="string">
            <text:p>$4.22</text:p>
          </table:table-cell>
        </table:table-row>
        <table:table-row table:style-name="ro1">
          <table:table-cell office:value-type="string">
            <text:p>01/29/2018</text:p>
          </table:table-cell>
          <table:table-cell office:value-type="string">
            <text:p>$4.29</text:p>
          </table:table-cell>
          <table:table-cell office:value-type="float" office:value="12614560">
            <text:p>12614560</text:p>
          </table:table-cell>
          <table:table-cell office:value-type="string">
            <text:p>$4.26</text:p>
          </table:table-cell>
          <table:table-cell office:value-type="string">
            <text:p>$4.30</text:p>
          </table:table-cell>
          <table:table-cell office:value-type="string">
            <text:p>$4.20</text:p>
          </table:table-cell>
        </table:table-row>
        <table:table-row table:style-name="ro1">
          <table:table-cell office:value-type="string">
            <text:p>01/26/2018</text:p>
          </table:table-cell>
          <table:table-cell office:value-type="string">
            <text:p>$4.27</text:p>
          </table:table-cell>
          <table:table-cell office:value-type="float" office:value="13394216">
            <text:p>13394216</text:p>
          </table:table-cell>
          <table:table-cell office:value-type="string">
            <text:p>$4.22</text:p>
          </table:table-cell>
          <table:table-cell office:value-type="string">
            <text:p>$4.27</text:p>
          </table:table-cell>
          <table:table-cell office:value-type="string">
            <text:p>$4.15</text:p>
          </table:table-cell>
        </table:table-row>
        <table:table-row table:style-name="ro1">
          <table:table-cell office:value-type="string">
            <text:p>01/25/2018</text:p>
          </table:table-cell>
          <table:table-cell office:value-type="string">
            <text:p>$4.21</text:p>
          </table:table-cell>
          <table:table-cell office:value-type="float" office:value="10805416">
            <text:p>10805416</text:p>
          </table:table-cell>
          <table:table-cell office:value-type="string">
            <text:p>$4.25</text:p>
          </table:table-cell>
          <table:table-cell office:value-type="string">
            <text:p>$4.26</text:p>
          </table:table-cell>
          <table:table-cell office:value-type="string">
            <text:p>$4.15</text:p>
          </table:table-cell>
        </table:table-row>
        <table:table-row table:style-name="ro1">
          <table:table-cell office:value-type="string">
            <text:p>01/24/2018</text:p>
          </table:table-cell>
          <table:table-cell office:value-type="string">
            <text:p>$4.25</text:p>
          </table:table-cell>
          <table:table-cell office:value-type="float" office:value="16291868">
            <text:p>16291868</text:p>
          </table:table-cell>
          <table:table-cell office:value-type="string">
            <text:p>$4.35</text:p>
          </table:table-cell>
          <table:table-cell office:value-type="string">
            <text:p>$4.36</text:p>
          </table:table-cell>
          <table:table-cell office:value-type="string">
            <text:p>$4.18</text:p>
          </table:table-cell>
        </table:table-row>
        <table:table-row table:style-name="ro1">
          <table:table-cell office:value-type="string">
            <text:p>01/23/2018</text:p>
          </table:table-cell>
          <table:table-cell office:value-type="string">
            <text:p>$4.35</text:p>
          </table:table-cell>
          <table:table-cell office:value-type="float" office:value="14506648">
            <text:p>14506648</text:p>
          </table:table-cell>
          <table:table-cell office:value-type="string">
            <text:p>$4.38</text:p>
          </table:table-cell>
          <table:table-cell office:value-type="string">
            <text:p>$4.39</text:p>
          </table:table-cell>
          <table:table-cell office:value-type="string">
            <text:p>$4.29</text:p>
          </table:table-cell>
        </table:table-row>
        <table:table-row table:style-name="ro1">
          <table:table-cell office:value-type="string">
            <text:p>01/22/2018</text:p>
          </table:table-cell>
          <table:table-cell office:value-type="string">
            <text:p>$4.39</text:p>
          </table:table-cell>
          <table:table-cell office:value-type="float" office:value="20939008">
            <text:p>20939008</text:p>
          </table:table-cell>
          <table:table-cell office:value-type="string">
            <text:p>$4.56</text:p>
          </table:table-cell>
          <table:table-cell office:value-type="string">
            <text:p>$4.57</text:p>
          </table:table-cell>
          <table:table-cell office:value-type="string">
            <text:p>$4.37</text:p>
          </table:table-cell>
        </table:table-row>
        <table:table-row table:style-name="ro1">
          <table:table-cell office:value-type="string">
            <text:p>01/19/2018</text:p>
          </table:table-cell>
          <table:table-cell office:value-type="string">
            <text:p>$4.53</text:p>
          </table:table-cell>
          <table:table-cell office:value-type="float" office:value="12775700">
            <text:p>12775700</text:p>
          </table:table-cell>
          <table:table-cell office:value-type="string">
            <text:p>$4.47</text:p>
          </table:table-cell>
          <table:table-cell office:value-type="string">
            <text:p>$4.55</text:p>
          </table:table-cell>
          <table:table-cell office:value-type="string">
            <text:p>$4.44</text:p>
          </table:table-cell>
        </table:table-row>
        <table:table-row table:style-name="ro1">
          <table:table-cell office:value-type="string">
            <text:p>01/18/2018</text:p>
          </table:table-cell>
          <table:table-cell office:value-type="string">
            <text:p>$4.47</text:p>
          </table:table-cell>
          <table:table-cell office:value-type="float" office:value="17060332">
            <text:p>17060332</text:p>
          </table:table-cell>
          <table:table-cell office:value-type="string">
            <text:p>$4.37</text:p>
          </table:table-cell>
          <table:table-cell office:value-type="string">
            <text:p>$4.48</text:p>
          </table:table-cell>
          <table:table-cell office:value-type="string">
            <text:p>$4.30</text:p>
          </table:table-cell>
        </table:table-row>
        <table:table-row table:style-name="ro1">
          <table:table-cell office:value-type="string">
            <text:p>01/17/2018</text:p>
          </table:table-cell>
          <table:table-cell office:value-type="string">
            <text:p>$4.38</text:p>
          </table:table-cell>
          <table:table-cell office:value-type="float" office:value="17026656">
            <text:p>17026656</text:p>
          </table:table-cell>
          <table:table-cell office:value-type="string">
            <text:p>$4.31</text:p>
          </table:table-cell>
          <table:table-cell office:value-type="string">
            <text:p>$4.43</text:p>
          </table:table-cell>
          <table:table-cell office:value-type="string">
            <text:p>$4.29</text:p>
          </table:table-cell>
        </table:table-row>
        <table:table-row table:style-name="ro1">
          <table:table-cell office:value-type="string">
            <text:p>01/16/2018</text:p>
          </table:table-cell>
          <table:table-cell office:value-type="string">
            <text:p>$4.29</text:p>
          </table:table-cell>
          <table:table-cell office:value-type="float" office:value="31399640">
            <text:p>31399640</text:p>
          </table:table-cell>
          <table:table-cell office:value-type="string">
            <text:p>$4.50</text:p>
          </table:table-cell>
          <table:table-cell office:value-type="string">
            <text:p>$4.57</text:p>
          </table:table-cell>
          <table:table-cell office:value-type="string">
            <text:p>$4.26</text:p>
          </table:table-cell>
        </table:table-row>
        <table:table-row table:style-name="ro1">
          <table:table-cell office:value-type="string">
            <text:p>01/12/2018</text:p>
          </table:table-cell>
          <table:table-cell office:value-type="string">
            <text:p>$4.44</text:p>
          </table:table-cell>
          <table:table-cell office:value-type="float" office:value="61761080">
            <text:p>61761080</text:p>
          </table:table-cell>
          <table:table-cell office:value-type="string">
            <text:p>$4.63</text:p>
          </table:table-cell>
          <table:table-cell office:value-type="string">
            <text:p>$4.64</text:p>
          </table:table-cell>
          <table:table-cell office:value-type="string">
            <text:p>$4.41</text:p>
          </table:table-cell>
        </table:table-row>
        <table:table-row table:style-name="ro1">
          <table:table-cell office:value-type="string">
            <text:p>01/11/2018</text:p>
          </table:table-cell>
          <table:table-cell office:value-type="string">
            <text:p>$4.99</text:p>
          </table:table-cell>
          <table:table-cell office:value-type="float" office:value="16852312">
            <text:p>16852312</text:p>
          </table:table-cell>
          <table:table-cell office:value-type="string">
            <text:p>$4.98</text:p>
          </table:table-cell>
          <table:table-cell office:value-type="string">
            <text:p>$5.08</text:p>
          </table:table-cell>
          <table:table-cell office:value-type="string">
            <text:p>$4.94</text:p>
          </table:table-cell>
        </table:table-row>
        <table:table-row table:style-name="ro1">
          <table:table-cell office:value-type="string">
            <text:p>01/10/2018</text:p>
          </table:table-cell>
          <table:table-cell office:value-type="string">
            <text:p>$4.92</text:p>
          </table:table-cell>
          <table:table-cell office:value-type="float" office:value="16051196">
            <text:p>16051196</text:p>
          </table:table-cell>
          <table:table-cell office:value-type="string">
            <text:p>$4.85</text:p>
          </table:table-cell>
          <table:table-cell office:value-type="string">
            <text:p>$4.98</text:p>
          </table:table-cell>
          <table:table-cell office:value-type="string">
            <text:p>$4.83</text:p>
          </table:table-cell>
        </table:table-row>
        <table:table-row table:style-name="ro1">
          <table:table-cell office:value-type="string">
            <text:p>01/09/2018</text:p>
          </table:table-cell>
          <table:table-cell office:value-type="string">
            <text:p>$4.89</text:p>
          </table:table-cell>
          <table:table-cell office:value-type="float" office:value="14650464">
            <text:p>14650464</text:p>
          </table:table-cell>
          <table:table-cell office:value-type="string">
            <text:p>$4.83</text:p>
          </table:table-cell>
          <table:table-cell office:value-type="string">
            <text:p>$4.94</text:p>
          </table:table-cell>
          <table:table-cell office:value-type="string">
            <text:p>$4.83</text:p>
          </table:table-cell>
        </table:table-row>
        <table:table-row table:style-name="ro1">
          <table:table-cell office:value-type="string">
            <text:p>01/08/2018</text:p>
          </table:table-cell>
          <table:table-cell office:value-type="string">
            <text:p>$4.81</text:p>
          </table:table-cell>
          <table:table-cell office:value-type="float" office:value="14673604">
            <text:p>14673604</text:p>
          </table:table-cell>
          <table:table-cell office:value-type="string">
            <text:p>$4.70</text:p>
          </table:table-cell>
          <table:table-cell office:value-type="string">
            <text:p>$4.85</text:p>
          </table:table-cell>
          <table:table-cell office:value-type="string">
            <text:p>$4.70</text:p>
          </table:table-cell>
        </table:table-row>
        <table:table-row table:style-name="ro1">
          <table:table-cell office:value-type="string">
            <text:p>01/05/2018</text:p>
          </table:table-cell>
          <table:table-cell office:value-type="string">
            <text:p>$4.67</text:p>
          </table:table-cell>
          <table:table-cell office:value-type="float" office:value="12075956">
            <text:p>12075956</text:p>
          </table:table-cell>
          <table:table-cell office:value-type="string">
            <text:p>$4.60</text:p>
          </table:table-cell>
          <table:table-cell office:value-type="string">
            <text:p>$4.68</text:p>
          </table:table-cell>
          <table:table-cell office:value-type="string">
            <text:p>$4.56</text:p>
          </table:table-cell>
        </table:table-row>
        <table:table-row table:style-name="ro1">
          <table:table-cell office:value-type="string">
            <text:p>01/04/2018</text:p>
          </table:table-cell>
          <table:table-cell office:value-type="string">
            <text:p>$4.58</text:p>
          </table:table-cell>
          <table:table-cell office:value-type="float" office:value="11125364">
            <text:p>11125364</text:p>
          </table:table-cell>
          <table:table-cell office:value-type="string">
            <text:p>$4.55</text:p>
          </table:table-cell>
          <table:table-cell office:value-type="string">
            <text:p>$4.60</text:p>
          </table:table-cell>
          <table:table-cell office:value-type="string">
            <text:p>$4.49</text:p>
          </table:table-cell>
        </table:table-row>
        <table:table-row table:style-name="ro1">
          <table:table-cell office:value-type="string">
            <text:p>01/03/2018</text:p>
          </table:table-cell>
          <table:table-cell office:value-type="string">
            <text:p>$4.55</text:p>
          </table:table-cell>
          <table:table-cell office:value-type="float" office:value="15156756">
            <text:p>15156756</text:p>
          </table:table-cell>
          <table:table-cell office:value-type="string">
            <text:p>$4.57</text:p>
          </table:table-cell>
          <table:table-cell office:value-type="string">
            <text:p>$4.59</text:p>
          </table:table-cell>
          <table:table-cell office:value-type="string">
            <text:p>$4.48</text:p>
          </table:table-cell>
        </table:table-row>
        <table:table-row table:style-name="ro1">
          <table:table-cell office:value-type="string">
            <text:p>01/02/2018</text:p>
          </table:table-cell>
          <table:table-cell office:value-type="string">
            <text:p>$4.57</text:p>
          </table:table-cell>
          <table:table-cell office:value-type="float" office:value="11330900">
            <text:p>11330900</text:p>
          </table:table-cell>
          <table:table-cell office:value-type="string">
            <text:p>$4.49</text:p>
          </table:table-cell>
          <table:table-cell office:value-type="string">
            <text:p>$4.57</text:p>
          </table:table-cell>
          <table:table-cell office:value-type="string">
            <text:p>$4.45</text:p>
          </table:table-cell>
        </table:table-row>
        <table:table-row table:style-name="ro1">
          <table:table-cell office:value-type="string">
            <text:p>12/29/2017</text:p>
          </table:table-cell>
          <table:table-cell office:value-type="string">
            <text:p>$4.49</text:p>
          </table:table-cell>
          <table:table-cell office:value-type="float" office:value="8254216">
            <text:p>8254216</text:p>
          </table:table-cell>
          <table:table-cell office:value-type="string">
            <text:p>$4.56</text:p>
          </table:table-cell>
          <table:table-cell office:value-type="string">
            <text:p>$4.58</text:p>
          </table:table-cell>
          <table:table-cell office:value-type="string">
            <text:p>$4.49</text:p>
          </table:table-cell>
        </table:table-row>
        <table:table-row table:style-name="ro1">
          <table:table-cell office:value-type="string">
            <text:p>12/28/2017</text:p>
          </table:table-cell>
          <table:table-cell office:value-type="string">
            <text:p>$4.54</text:p>
          </table:table-cell>
          <table:table-cell office:value-type="float" office:value="7757596">
            <text:p>7757596</text:p>
          </table:table-cell>
          <table:table-cell table:number-columns-repeated="2" office:value-type="string">
            <text:p>$4.57</text:p>
          </table:table-cell>
          <table:table-cell office:value-type="string">
            <text:p>$4.51</text:p>
          </table:table-cell>
        </table:table-row>
        <table:table-row table:style-name="ro1">
          <table:table-cell office:value-type="string">
            <text:p>12/27/2017</text:p>
          </table:table-cell>
          <table:table-cell office:value-type="string">
            <text:p>$4.56</text:p>
          </table:table-cell>
          <table:table-cell office:value-type="float" office:value="7351884">
            <text:p>7351884</text:p>
          </table:table-cell>
          <table:table-cell office:value-type="string">
            <text:p>$4.63</text:p>
          </table:table-cell>
          <table:table-cell office:value-type="string">
            <text:p>$4.64</text:p>
          </table:table-cell>
          <table:table-cell office:value-type="string">
            <text:p>$4.55</text:p>
          </table:table-cell>
        </table:table-row>
        <table:table-row table:style-name="ro1">
          <table:table-cell office:value-type="string">
            <text:p>12/26/2017</text:p>
          </table:table-cell>
          <table:table-cell office:value-type="string">
            <text:p>$4.63</text:p>
          </table:table-cell>
          <table:table-cell office:value-type="float" office:value="12936928">
            <text:p>12936928</text:p>
          </table:table-cell>
          <table:table-cell office:value-type="string">
            <text:p>$4.57</text:p>
          </table:table-cell>
          <table:table-cell office:value-type="string">
            <text:p>$4.80</text:p>
          </table:table-cell>
          <table:table-cell office:value-type="string">
            <text:p>$4.57</text:p>
          </table:table-cell>
        </table:table-row>
        <table:table-row table:style-name="ro1">
          <table:table-cell office:value-type="string">
            <text:p>12/22/2017</text:p>
          </table:table-cell>
          <table:table-cell office:value-type="string">
            <text:p>$4.57</text:p>
          </table:table-cell>
          <table:table-cell office:value-type="float" office:value="8342544">
            <text:p>8342544</text:p>
          </table:table-cell>
          <table:table-cell office:value-type="string">
            <text:p>$4.61</text:p>
          </table:table-cell>
          <table:table-cell office:value-type="string">
            <text:p>$4.63</text:p>
          </table:table-cell>
          <table:table-cell office:value-type="string">
            <text:p>$4.56</text:p>
          </table:table-cell>
        </table:table-row>
        <table:table-row table:style-name="ro1">
          <table:table-cell office:value-type="string">
            <text:p>12/21/2017</text:p>
          </table:table-cell>
          <table:table-cell office:value-type="string">
            <text:p>$4.61</text:p>
          </table:table-cell>
          <table:table-cell office:value-type="float" office:value="11447052">
            <text:p>11447052</text:p>
          </table:table-cell>
          <table:table-cell office:value-type="string">
            <text:p>$4.57</text:p>
          </table:table-cell>
          <table:table-cell office:value-type="string">
            <text:p>$4.62</text:p>
          </table:table-cell>
          <table:table-cell office:value-type="string">
            <text:p>$4.50</text:p>
          </table:table-cell>
        </table:table-row>
        <table:table-row table:style-name="ro1">
          <table:table-cell office:value-type="string">
            <text:p>12/20/2017</text:p>
          </table:table-cell>
          <table:table-cell office:value-type="string">
            <text:p>$4.56</text:p>
          </table:table-cell>
          <table:table-cell office:value-type="float" office:value="9217980">
            <text:p>9217980</text:p>
          </table:table-cell>
          <table:table-cell office:value-type="string">
            <text:p>$4.63</text:p>
          </table:table-cell>
          <table:table-cell office:value-type="string">
            <text:p>$4.66</text:p>
          </table:table-cell>
          <table:table-cell office:value-type="string">
            <text:p>$4.55</text:p>
          </table:table-cell>
        </table:table-row>
        <table:table-row table:style-name="ro1">
          <table:table-cell office:value-type="string">
            <text:p>12/19/2017</text:p>
          </table:table-cell>
          <table:table-cell office:value-type="string">
            <text:p>$4.60</text:p>
          </table:table-cell>
          <table:table-cell office:value-type="float" office:value="9017188">
            <text:p>9017188</text:p>
          </table:table-cell>
          <table:table-cell office:value-type="string">
            <text:p>$4.68</text:p>
          </table:table-cell>
          <table:table-cell office:value-type="string">
            <text:p>$4.70</text:p>
          </table:table-cell>
          <table:table-cell office:value-type="string">
            <text:p>$4.59</text:p>
          </table:table-cell>
        </table:table-row>
        <table:table-row table:style-name="ro1">
          <table:table-cell office:value-type="string">
            <text:p>12/18/2017</text:p>
          </table:table-cell>
          <table:table-cell office:value-type="string">
            <text:p>$4.67</text:p>
          </table:table-cell>
          <table:table-cell office:value-type="float" office:value="12825752">
            <text:p>12825752</text:p>
          </table:table-cell>
          <table:table-cell office:value-type="string">
            <text:p>$4.61</text:p>
          </table:table-cell>
          <table:table-cell office:value-type="string">
            <text:p>$4.69</text:p>
          </table:table-cell>
          <table:table-cell office:value-type="string">
            <text:p>$4.60</text:p>
          </table:table-cell>
        </table:table-row>
        <table:table-row table:style-name="ro1">
          <table:table-cell office:value-type="string">
            <text:p>12/15/2017</text:p>
          </table:table-cell>
          <table:table-cell office:value-type="string">
            <text:p>$4.59</text:p>
          </table:table-cell>
          <table:table-cell office:value-type="float" office:value="15500780">
            <text:p>15500780</text:p>
          </table:table-cell>
          <table:table-cell office:value-type="string">
            <text:p>$4.61</text:p>
          </table:table-cell>
          <table:table-cell office:value-type="string">
            <text:p>$4.65</text:p>
          </table:table-cell>
          <table:table-cell office:value-type="string">
            <text:p>$4.54</text:p>
          </table:table-cell>
        </table:table-row>
        <table:table-row table:style-name="ro1">
          <table:table-cell office:value-type="string">
            <text:p>12/14/2017</text:p>
          </table:table-cell>
          <table:table-cell office:value-type="string">
            <text:p>$4.60</text:p>
          </table:table-cell>
          <table:table-cell office:value-type="float" office:value="11274800">
            <text:p>11274800</text:p>
          </table:table-cell>
          <table:table-cell office:value-type="string">
            <text:p>$4.70</text:p>
          </table:table-cell>
          <table:table-cell office:value-type="string">
            <text:p>$4.73</text:p>
          </table:table-cell>
          <table:table-cell office:value-type="string">
            <text:p>$4.59</text:p>
          </table:table-cell>
        </table:table-row>
        <table:table-row table:style-name="ro1">
          <table:table-cell office:value-type="string">
            <text:p>12/13/2017</text:p>
          </table:table-cell>
          <table:table-cell office:value-type="string">
            <text:p>$4.67</text:p>
          </table:table-cell>
          <table:table-cell office:value-type="float" office:value="12345884">
            <text:p>12345884</text:p>
          </table:table-cell>
          <table:table-cell office:value-type="string">
            <text:p>$4.78</text:p>
          </table:table-cell>
          <table:table-cell office:value-type="string">
            <text:p>$4.79</text:p>
          </table:table-cell>
          <table:table-cell office:value-type="string">
            <text:p>$4.65</text:p>
          </table:table-cell>
        </table:table-row>
        <table:table-row table:style-name="ro1">
          <table:table-cell office:value-type="string">
            <text:p>12/12/2017</text:p>
          </table:table-cell>
          <table:table-cell office:value-type="string">
            <text:p>$4.78</text:p>
          </table:table-cell>
          <table:table-cell office:value-type="float" office:value="10134488">
            <text:p>10134488</text:p>
          </table:table-cell>
          <table:table-cell office:value-type="string">
            <text:p>$4.79</text:p>
          </table:table-cell>
          <table:table-cell office:value-type="string">
            <text:p>$4.82</text:p>
          </table:table-cell>
          <table:table-cell office:value-type="string">
            <text:p>$4.74</text:p>
          </table:table-cell>
        </table:table-row>
        <table:table-row table:style-name="ro1">
          <table:table-cell office:value-type="string">
            <text:p>12/11/2017</text:p>
          </table:table-cell>
          <table:table-cell office:value-type="string">
            <text:p>$4.77</text:p>
          </table:table-cell>
          <table:table-cell office:value-type="float" office:value="14611096">
            <text:p>14611096</text:p>
          </table:table-cell>
          <table:table-cell office:value-type="string">
            <text:p>$4.82</text:p>
          </table:table-cell>
          <table:table-cell office:value-type="string">
            <text:p>$4.84</text:p>
          </table:table-cell>
          <table:table-cell office:value-type="string">
            <text:p>$4.67</text:p>
          </table:table-cell>
        </table:table-row>
        <table:table-row table:style-name="ro1">
          <table:table-cell office:value-type="string">
            <text:p>12/08/2017</text:p>
          </table:table-cell>
          <table:table-cell office:value-type="string">
            <text:p>$4.80</text:p>
          </table:table-cell>
          <table:table-cell office:value-type="float" office:value="12565272">
            <text:p>12565272</text:p>
          </table:table-cell>
          <table:table-cell office:value-type="string">
            <text:p>$4.67</text:p>
          </table:table-cell>
          <table:table-cell office:value-type="string">
            <text:p>$4.84</text:p>
          </table:table-cell>
          <table:table-cell office:value-type="string">
            <text:p>$4.67</text:p>
          </table:table-cell>
        </table:table-row>
        <table:table-row table:style-name="ro1">
          <table:table-cell office:value-type="string">
            <text:p>12/07/2017</text:p>
          </table:table-cell>
          <table:table-cell office:value-type="string">
            <text:p>$4.66</text:p>
          </table:table-cell>
          <table:table-cell office:value-type="float" office:value="13109396">
            <text:p>13109396</text:p>
          </table:table-cell>
          <table:table-cell office:value-type="string">
            <text:p>$4.75</text:p>
          </table:table-cell>
          <table:table-cell office:value-type="string">
            <text:p>$4.79</text:p>
          </table:table-cell>
          <table:table-cell office:value-type="string">
            <text:p>$4.65</text:p>
          </table:table-cell>
        </table:table-row>
        <table:table-row table:style-name="ro1">
          <table:table-cell office:value-type="string">
            <text:p>12/06/2017</text:p>
          </table:table-cell>
          <table:table-cell office:value-type="string">
            <text:p>$4.75</text:p>
          </table:table-cell>
          <table:table-cell office:value-type="float" office:value="9716944">
            <text:p>9716944</text:p>
          </table:table-cell>
          <table:table-cell office:value-type="string">
            <text:p>$4.82</text:p>
          </table:table-cell>
          <table:table-cell office:value-type="string">
            <text:p>$4.84</text:p>
          </table:table-cell>
          <table:table-cell office:value-type="string">
            <text:p>$4.73</text:p>
          </table:table-cell>
        </table:table-row>
        <table:table-row table:style-name="ro1">
          <table:table-cell office:value-type="string">
            <text:p>12/05/2017</text:p>
          </table:table-cell>
          <table:table-cell office:value-type="string">
            <text:p>$4.82</text:p>
          </table:table-cell>
          <table:table-cell office:value-type="float" office:value="12323652">
            <text:p>12323652</text:p>
          </table:table-cell>
          <table:table-cell office:value-type="string">
            <text:p>$4.88</text:p>
          </table:table-cell>
          <table:table-cell office:value-type="string">
            <text:p>$4.91</text:p>
          </table:table-cell>
          <table:table-cell office:value-type="string">
            <text:p>$4.74</text:p>
          </table:table-cell>
        </table:table-row>
        <table:table-row table:style-name="ro1">
          <table:table-cell office:value-type="string">
            <text:p>12/04/2017</text:p>
          </table:table-cell>
          <table:table-cell office:value-type="string">
            <text:p>$4.85</text:p>
          </table:table-cell>
          <table:table-cell office:value-type="float" office:value="17445096">
            <text:p>17445096</text:p>
          </table:table-cell>
          <table:table-cell office:value-type="string">
            <text:p>$4.76</text:p>
          </table:table-cell>
          <table:table-cell office:value-type="string">
            <text:p>$4.97</text:p>
          </table:table-cell>
          <table:table-cell office:value-type="string">
            <text:p>$4.75</text:p>
          </table:table-cell>
        </table:table-row>
        <table:table-row table:style-name="ro1">
          <table:table-cell office:value-type="string">
            <text:p>12/01/2017</text:p>
          </table:table-cell>
          <table:table-cell office:value-type="string">
            <text:p>$4.69</text:p>
          </table:table-cell>
          <table:table-cell office:value-type="float" office:value="15324412">
            <text:p>15324412</text:p>
          </table:table-cell>
          <table:table-cell office:value-type="string">
            <text:p>$4.68</text:p>
          </table:table-cell>
          <table:table-cell office:value-type="string">
            <text:p>$4.79</text:p>
          </table:table-cell>
          <table:table-cell office:value-type="string">
            <text:p>$4.62</text:p>
          </table:table-cell>
        </table:table-row>
        <table:table-row table:style-name="ro1">
          <table:table-cell office:value-type="string">
            <text:p>11/30/2017</text:p>
          </table:table-cell>
          <table:table-cell office:value-type="string">
            <text:p>$4.69</text:p>
          </table:table-cell>
          <table:table-cell office:value-type="float" office:value="20084784">
            <text:p>20084784</text:p>
          </table:table-cell>
          <table:table-cell office:value-type="string">
            <text:p>$4.81</text:p>
          </table:table-cell>
          <table:table-cell office:value-type="string">
            <text:p>$4.83</text:p>
          </table:table-cell>
          <table:table-cell office:value-type="string">
            <text:p>$4.68</text:p>
          </table:table-cell>
        </table:table-row>
        <table:table-row table:style-name="ro1">
          <table:table-cell office:value-type="string">
            <text:p>11/29/2017</text:p>
          </table:table-cell>
          <table:table-cell office:value-type="string">
            <text:p>$4.88</text:p>
          </table:table-cell>
          <table:table-cell office:value-type="float" office:value="25907324">
            <text:p>25907324</text:p>
          </table:table-cell>
          <table:table-cell office:value-type="string">
            <text:p>$4.77</text:p>
          </table:table-cell>
          <table:table-cell office:value-type="string">
            <text:p>$4.92</text:p>
          </table:table-cell>
          <table:table-cell office:value-type="string">
            <text:p>$4.77</text:p>
          </table:table-cell>
        </table:table-row>
        <table:table-row table:style-name="ro1">
          <table:table-cell office:value-type="string">
            <text:p>11/28/2017</text:p>
          </table:table-cell>
          <table:table-cell office:value-type="string">
            <text:p>$4.76</text:p>
          </table:table-cell>
          <table:table-cell office:value-type="float" office:value="23523924">
            <text:p>23523924</text:p>
          </table:table-cell>
          <table:table-cell office:value-type="string">
            <text:p>$4.54</text:p>
          </table:table-cell>
          <table:table-cell office:value-type="string">
            <text:p>$4.77</text:p>
          </table:table-cell>
          <table:table-cell office:value-type="string">
            <text:p>$4.54</text:p>
          </table:table-cell>
        </table:table-row>
        <table:table-row table:style-name="ro1">
          <table:table-cell office:value-type="string">
            <text:p>11/27/2017</text:p>
          </table:table-cell>
          <table:table-cell office:value-type="string">
            <text:p>$4.54</text:p>
          </table:table-cell>
          <table:table-cell office:value-type="float" office:value="23377908">
            <text:p>23377908</text:p>
          </table:table-cell>
          <table:table-cell office:value-type="string">
            <text:p>$4.40</text:p>
          </table:table-cell>
          <table:table-cell office:value-type="string">
            <text:p>$4.55</text:p>
          </table:table-cell>
          <table:table-cell office:value-type="string">
            <text:p>$4.40</text:p>
          </table:table-cell>
        </table:table-row>
        <table:table-row table:style-name="ro1">
          <table:table-cell office:value-type="string">
            <text:p>11/24/2017</text:p>
          </table:table-cell>
          <table:table-cell office:value-type="string">
            <text:p>$4.36</text:p>
          </table:table-cell>
          <table:table-cell office:value-type="float" office:value="25897372">
            <text:p>25897372</text:p>
          </table:table-cell>
          <table:table-cell office:value-type="string">
            <text:p>$4.36</text:p>
          </table:table-cell>
          <table:table-cell office:value-type="string">
            <text:p>$4.55</text:p>
          </table:table-cell>
          <table:table-cell office:value-type="string">
            <text:p>$4.34</text:p>
          </table:table-cell>
        </table:table-row>
        <table:table-row table:style-name="ro1">
          <table:table-cell office:value-type="string">
            <text:p>11/22/2017</text:p>
          </table:table-cell>
          <table:table-cell office:value-type="string">
            <text:p>$4.34</text:p>
          </table:table-cell>
          <table:table-cell office:value-type="float" office:value="80520320">
            <text:p>80520320</text:p>
          </table:table-cell>
          <table:table-cell office:value-type="string">
            <text:p>$4.46</text:p>
          </table:table-cell>
          <table:table-cell office:value-type="string">
            <text:p>$4.68</text:p>
          </table:table-cell>
          <table:table-cell office:value-type="string">
            <text:p>$4.33</text:p>
          </table:table-cell>
        </table:table-row>
        <table:table-row table:style-name="ro1">
          <table:table-cell office:value-type="string">
            <text:p>11/21/2017</text:p>
          </table:table-cell>
          <table:table-cell office:value-type="string">
            <text:p>$4.18</text:p>
          </table:table-cell>
          <table:table-cell office:value-type="float" office:value="35676452">
            <text:p>35676452</text:p>
          </table:table-cell>
          <table:table-cell office:value-type="string">
            <text:p>$4.13</text:p>
          </table:table-cell>
          <table:table-cell office:value-type="string">
            <text:p>$4.20</text:p>
          </table:table-cell>
          <table:table-cell office:value-type="string">
            <text:p>$4.07</text:p>
          </table:table-cell>
        </table:table-row>
        <table:table-row table:style-name="ro1">
          <table:table-cell office:value-type="string">
            <text:p>11/20/2017</text:p>
          </table:table-cell>
          <table:table-cell office:value-type="string">
            <text:p>$4.11</text:p>
          </table:table-cell>
          <table:table-cell office:value-type="float" office:value="15175340">
            <text:p>15175340</text:p>
          </table:table-cell>
          <table:table-cell office:value-type="string">
            <text:p>$4.10</text:p>
          </table:table-cell>
          <table:table-cell office:value-type="string">
            <text:p>$4.12</text:p>
          </table:table-cell>
          <table:table-cell office:value-type="string">
            <text:p>$4.01</text:p>
          </table:table-cell>
        </table:table-row>
        <table:table-row table:style-name="ro1">
          <table:table-cell office:value-type="string">
            <text:p>11/17/2017</text:p>
          </table:table-cell>
          <table:table-cell office:value-type="string">
            <text:p>$4.08</text:p>
          </table:table-cell>
          <table:table-cell office:value-type="float" office:value="12771012">
            <text:p>12771012</text:p>
          </table:table-cell>
          <table:table-cell office:value-type="string">
            <text:p>$4.08</text:p>
          </table:table-cell>
          <table:table-cell office:value-type="string">
            <text:p>$4.15</text:p>
          </table:table-cell>
          <table:table-cell office:value-type="string">
            <text:p>$4.04</text:p>
          </table:table-cell>
        </table:table-row>
        <table:table-row table:style-name="ro1">
          <table:table-cell office:value-type="string">
            <text:p>11/16/2017</text:p>
          </table:table-cell>
          <table:table-cell office:value-type="string">
            <text:p>$4.05</text:p>
          </table:table-cell>
          <table:table-cell office:value-type="float" office:value="19420336">
            <text:p>19420336</text:p>
          </table:table-cell>
          <table:table-cell office:value-type="string">
            <text:p>$4.00</text:p>
          </table:table-cell>
          <table:table-cell office:value-type="string">
            <text:p>$4.20</text:p>
          </table:table-cell>
          <table:table-cell office:value-type="string">
            <text:p>$4.00</text:p>
          </table:table-cell>
        </table:table-row>
        <table:table-row table:style-name="ro1">
          <table:table-cell office:value-type="string">
            <text:p>11/15/2017</text:p>
          </table:table-cell>
          <table:table-cell office:value-type="string">
            <text:p>$4.00</text:p>
          </table:table-cell>
          <table:table-cell office:value-type="float" office:value="15285892">
            <text:p>15285892</text:p>
          </table:table-cell>
          <table:table-cell office:value-type="string">
            <text:p>$4.02</text:p>
          </table:table-cell>
          <table:table-cell office:value-type="string">
            <text:p>$4.12</text:p>
          </table:table-cell>
          <table:table-cell office:value-type="string">
            <text:p>$3.96</text:p>
          </table:table-cell>
        </table:table-row>
        <table:table-row table:style-name="ro1">
          <table:table-cell office:value-type="string">
            <text:p>11/14/2017</text:p>
          </table:table-cell>
          <table:table-cell office:value-type="string">
            <text:p>$4.05</text:p>
          </table:table-cell>
          <table:table-cell office:value-type="float" office:value="14068712">
            <text:p>14068712</text:p>
          </table:table-cell>
          <table:table-cell office:value-type="string">
            <text:p>$4.03</text:p>
          </table:table-cell>
          <table:table-cell office:value-type="string">
            <text:p>$4.10</text:p>
          </table:table-cell>
          <table:table-cell office:value-type="string">
            <text:p>$3.96</text:p>
          </table:table-cell>
        </table:table-row>
        <table:table-row table:style-name="ro1">
          <table:table-cell office:value-type="string">
            <text:p>11/13/2017</text:p>
          </table:table-cell>
          <table:table-cell office:value-type="string">
            <text:p>$4.05</text:p>
          </table:table-cell>
          <table:table-cell office:value-type="float" office:value="17498528">
            <text:p>17498528</text:p>
          </table:table-cell>
          <table:table-cell office:value-type="string">
            <text:p>$4.11</text:p>
          </table:table-cell>
          <table:table-cell office:value-type="string">
            <text:p>$4.21</text:p>
          </table:table-cell>
          <table:table-cell office:value-type="string">
            <text:p>$3.98</text:p>
          </table:table-cell>
        </table:table-row>
        <table:table-row table:style-name="ro1">
          <table:table-cell office:value-type="string">
            <text:p>11/10/2017</text:p>
          </table:table-cell>
          <table:table-cell office:value-type="string">
            <text:p>$4.11</text:p>
          </table:table-cell>
          <table:table-cell office:value-type="float" office:value="23147336">
            <text:p>23147336</text:p>
          </table:table-cell>
          <table:table-cell table:number-columns-repeated="2" office:value-type="string">
            <text:p>$4.36</text:p>
          </table:table-cell>
          <table:table-cell office:value-type="string">
            <text:p>$4.06</text:p>
          </table:table-cell>
        </table:table-row>
        <table:table-row table:style-name="ro1">
          <table:table-cell office:value-type="string">
            <text:p>11/09/2017</text:p>
          </table:table-cell>
          <table:table-cell office:value-type="string">
            <text:p>$4.39</text:p>
          </table:table-cell>
          <table:table-cell office:value-type="float" office:value="11451476">
            <text:p>11451476</text:p>
          </table:table-cell>
          <table:table-cell office:value-type="string">
            <text:p>$4.29</text:p>
          </table:table-cell>
          <table:table-cell office:value-type="string">
            <text:p>$4.50</text:p>
          </table:table-cell>
          <table:table-cell office:value-type="string">
            <text:p>$4.28</text:p>
          </table:table-cell>
        </table:table-row>
        <table:table-row table:style-name="ro1">
          <table:table-cell office:value-type="string">
            <text:p>11/08/2017</text:p>
          </table:table-cell>
          <table:table-cell office:value-type="string">
            <text:p>$4.30</text:p>
          </table:table-cell>
          <table:table-cell office:value-type="float" office:value="8920248">
            <text:p>8920248</text:p>
          </table:table-cell>
          <table:table-cell office:value-type="string">
            <text:p>$4.29</text:p>
          </table:table-cell>
          <table:table-cell office:value-type="string">
            <text:p>$4.32</text:p>
          </table:table-cell>
          <table:table-cell office:value-type="string">
            <text:p>$4.25</text:p>
          </table:table-cell>
        </table:table-row>
        <table:table-row table:style-name="ro1">
          <table:table-cell office:value-type="string">
            <text:p>11/07/2017</text:p>
          </table:table-cell>
          <table:table-cell office:value-type="string">
            <text:p>$4.28</text:p>
          </table:table-cell>
          <table:table-cell office:value-type="float" office:value="11373088">
            <text:p>11373088</text:p>
          </table:table-cell>
          <table:table-cell office:value-type="string">
            <text:p>$4.47</text:p>
          </table:table-cell>
          <table:table-cell office:value-type="string">
            <text:p>$4.50</text:p>
          </table:table-cell>
          <table:table-cell office:value-type="string">
            <text:p>$4.27</text:p>
          </table:table-cell>
        </table:table-row>
        <table:table-row table:style-name="ro1">
          <table:table-cell office:value-type="string">
            <text:p>11/06/2017</text:p>
          </table:table-cell>
          <table:table-cell office:value-type="string">
            <text:p>$4.46</text:p>
          </table:table-cell>
          <table:table-cell office:value-type="float" office:value="12195976">
            <text:p>12195976</text:p>
          </table:table-cell>
          <table:table-cell office:value-type="string">
            <text:p>$4.52</text:p>
          </table:table-cell>
          <table:table-cell office:value-type="string">
            <text:p>$4.55</text:p>
          </table:table-cell>
          <table:table-cell office:value-type="string">
            <text:p>$4.43</text:p>
          </table:table-cell>
        </table:table-row>
        <table:table-row table:style-name="ro1">
          <table:table-cell office:value-type="string">
            <text:p>11/03/2017</text:p>
          </table:table-cell>
          <table:table-cell office:value-type="string">
            <text:p>$4.53</text:p>
          </table:table-cell>
          <table:table-cell office:value-type="float" office:value="8077348">
            <text:p>8077348</text:p>
          </table:table-cell>
          <table:table-cell office:value-type="string">
            <text:p>$4.63</text:p>
          </table:table-cell>
          <table:table-cell office:value-type="string">
            <text:p>$4.64</text:p>
          </table:table-cell>
          <table:table-cell office:value-type="string">
            <text:p>$4.53</text:p>
          </table:table-cell>
        </table:table-row>
        <table:table-row table:style-name="ro1">
          <table:table-cell office:value-type="string">
            <text:p>11/02/2017</text:p>
          </table:table-cell>
          <table:table-cell office:value-type="string">
            <text:p>$4.63</text:p>
          </table:table-cell>
          <table:table-cell office:value-type="float" office:value="11617736">
            <text:p>11617736</text:p>
          </table:table-cell>
          <table:table-cell table:number-columns-repeated="2" office:value-type="string">
            <text:p>$4.65</text:p>
          </table:table-cell>
          <table:table-cell office:value-type="string">
            <text:p>$4.56</text:p>
          </table:table-cell>
        </table:table-row>
        <table:table-row table:style-name="ro1">
          <table:table-cell office:value-type="string">
            <text:p>11/01/2017</text:p>
          </table:table-cell>
          <table:table-cell office:value-type="string">
            <text:p>$4.65</text:p>
          </table:table-cell>
          <table:table-cell office:value-type="float" office:value="9954896">
            <text:p>9954896</text:p>
          </table:table-cell>
          <table:table-cell office:value-type="string">
            <text:p>$4.67</text:p>
          </table:table-cell>
          <table:table-cell office:value-type="string">
            <text:p>$4.74</text:p>
          </table:table-cell>
          <table:table-cell office:value-type="string">
            <text:p>$4.63</text:p>
          </table:table-cell>
        </table:table-row>
        <table:table-row table:style-name="ro1">
          <table:table-cell office:value-type="string">
            <text:p>10/31/2017</text:p>
          </table:table-cell>
          <table:table-cell office:value-type="string">
            <text:p>$4.67</text:p>
          </table:table-cell>
          <table:table-cell office:value-type="float" office:value="8775048">
            <text:p>8775048</text:p>
          </table:table-cell>
          <table:table-cell office:value-type="string">
            <text:p>$4.72</text:p>
          </table:table-cell>
          <table:table-cell office:value-type="string">
            <text:p>$4.76</text:p>
          </table:table-cell>
          <table:table-cell office:value-type="string">
            <text:p>$4.65</text:p>
          </table:table-cell>
        </table:table-row>
        <table:table-row table:style-name="ro1">
          <table:table-cell office:value-type="string">
            <text:p>10/30/2017</text:p>
          </table:table-cell>
          <table:table-cell office:value-type="string">
            <text:p>$4.69</text:p>
          </table:table-cell>
          <table:table-cell office:value-type="float" office:value="9006648">
            <text:p>9006648</text:p>
          </table:table-cell>
          <table:table-cell office:value-type="string">
            <text:p>$4.86</text:p>
          </table:table-cell>
          <table:table-cell office:value-type="string">
            <text:p>$4.87</text:p>
          </table:table-cell>
          <table:table-cell office:value-type="string">
            <text:p>$4.65</text:p>
          </table:table-cell>
        </table:table-row>
        <table:table-row table:style-name="ro1">
          <table:table-cell office:value-type="string">
            <text:p>10/27/2017</text:p>
          </table:table-cell>
          <table:table-cell office:value-type="string">
            <text:p>$4.84</text:p>
          </table:table-cell>
          <table:table-cell office:value-type="float" office:value="8920792">
            <text:p>8920792</text:p>
          </table:table-cell>
          <table:table-cell office:value-type="string">
            <text:p>$4.85</text:p>
          </table:table-cell>
          <table:table-cell office:value-type="string">
            <text:p>$4.86</text:p>
          </table:table-cell>
          <table:table-cell office:value-type="string">
            <text:p>$4.73</text:p>
          </table:table-cell>
        </table:table-row>
        <table:table-row table:style-name="ro1">
          <table:table-cell office:value-type="string">
            <text:p>10/26/2017</text:p>
          </table:table-cell>
          <table:table-cell office:value-type="string">
            <text:p>$4.88</text:p>
          </table:table-cell>
          <table:table-cell office:value-type="float" office:value="8568780">
            <text:p>8568780</text:p>
          </table:table-cell>
          <table:table-cell office:value-type="string">
            <text:p>$4.89</text:p>
          </table:table-cell>
          <table:table-cell office:value-type="string">
            <text:p>$4.94</text:p>
          </table:table-cell>
          <table:table-cell office:value-type="string">
            <text:p>$4.82</text:p>
          </table:table-cell>
        </table:table-row>
        <table:table-row table:style-name="ro1">
          <table:table-cell office:value-type="string">
            <text:p>10/25/2017</text:p>
          </table:table-cell>
          <table:table-cell office:value-type="string">
            <text:p>$4.90</text:p>
          </table:table-cell>
          <table:table-cell office:value-type="float" office:value="10313568">
            <text:p>10313568</text:p>
          </table:table-cell>
          <table:table-cell office:value-type="string">
            <text:p>$4.99</text:p>
          </table:table-cell>
          <table:table-cell office:value-type="string">
            <text:p>$5.00</text:p>
          </table:table-cell>
          <table:table-cell office:value-type="string">
            <text:p>$4.84</text:p>
          </table:table-cell>
        </table:table-row>
        <table:table-row table:style-name="ro1">
          <table:table-cell office:value-type="string">
            <text:p>10/24/2017</text:p>
          </table:table-cell>
          <table:table-cell office:value-type="string">
            <text:p>$4.99</text:p>
          </table:table-cell>
          <table:table-cell office:value-type="float" office:value="6803980">
            <text:p>6803980</text:p>
          </table:table-cell>
          <table:table-cell office:value-type="string">
            <text:p>$5.11</text:p>
          </table:table-cell>
          <table:table-cell office:value-type="string">
            <text:p>$5.12</text:p>
          </table:table-cell>
          <table:table-cell office:value-type="string">
            <text:p>$4.99</text:p>
          </table:table-cell>
        </table:table-row>
        <table:table-row table:style-name="ro1">
          <table:table-cell office:value-type="string">
            <text:p>10/23/2017</text:p>
          </table:table-cell>
          <table:table-cell office:value-type="string">
            <text:p>$5.07</text:p>
          </table:table-cell>
          <table:table-cell office:value-type="float" office:value="6814268">
            <text:p>6814268</text:p>
          </table:table-cell>
          <table:table-cell office:value-type="string">
            <text:p>$5.04</text:p>
          </table:table-cell>
          <table:table-cell office:value-type="string">
            <text:p>$5.14</text:p>
          </table:table-cell>
          <table:table-cell office:value-type="string">
            <text:p>$5.04</text:p>
          </table:table-cell>
        </table:table-row>
        <table:table-row table:style-name="ro1">
          <table:table-cell office:value-type="string">
            <text:p>10/20/2017</text:p>
          </table:table-cell>
          <table:table-cell office:value-type="string">
            <text:p>$5.03</text:p>
          </table:table-cell>
          <table:table-cell office:value-type="float" office:value="6744996">
            <text:p>6744996</text:p>
          </table:table-cell>
          <table:table-cell office:value-type="string">
            <text:p>$5.03</text:p>
          </table:table-cell>
          <table:table-cell office:value-type="string">
            <text:p>$5.08</text:p>
          </table:table-cell>
          <table:table-cell office:value-type="string">
            <text:p>$5.01</text:p>
          </table:table-cell>
        </table:table-row>
        <table:table-row table:style-name="ro1">
          <table:table-cell office:value-type="string">
            <text:p>10/19/2017</text:p>
          </table:table-cell>
          <table:table-cell office:value-type="string">
            <text:p>$5.01</text:p>
          </table:table-cell>
          <table:table-cell office:value-type="float" office:value="5086568">
            <text:p>5086568</text:p>
          </table:table-cell>
          <table:table-cell office:value-type="string">
            <text:p>$5.00</text:p>
          </table:table-cell>
          <table:table-cell office:value-type="string">
            <text:p>$5.04</text:p>
          </table:table-cell>
          <table:table-cell office:value-type="string">
            <text:p>$4.98</text:p>
          </table:table-cell>
        </table:table-row>
        <table:table-row table:style-name="ro1">
          <table:table-cell office:value-type="string">
            <text:p>10/18/2017</text:p>
          </table:table-cell>
          <table:table-cell office:value-type="string">
            <text:p>$5.01</text:p>
          </table:table-cell>
          <table:table-cell office:value-type="float" office:value="7648828">
            <text:p>7648828</text:p>
          </table:table-cell>
          <table:table-cell office:value-type="string">
            <text:p>$4.93</text:p>
          </table:table-cell>
          <table:table-cell office:value-type="string">
            <text:p>$5.02</text:p>
          </table:table-cell>
          <table:table-cell office:value-type="string">
            <text:p>$4.91</text:p>
          </table:table-cell>
        </table:table-row>
        <table:table-row table:style-name="ro1">
          <table:table-cell office:value-type="string">
            <text:p>10/17/2017</text:p>
          </table:table-cell>
          <table:table-cell office:value-type="string">
            <text:p>$4.92</text:p>
          </table:table-cell>
          <table:table-cell office:value-type="float" office:value="5004384">
            <text:p>5004384</text:p>
          </table:table-cell>
          <table:table-cell office:value-type="string">
            <text:p>$4.87</text:p>
          </table:table-cell>
          <table:table-cell office:value-type="string">
            <text:p>$4.93</text:p>
          </table:table-cell>
          <table:table-cell office:value-type="string">
            <text:p>$4.84</text:p>
          </table:table-cell>
        </table:table-row>
        <table:table-row table:style-name="ro1">
          <table:table-cell office:value-type="string">
            <text:p>10/16/2017</text:p>
          </table:table-cell>
          <table:table-cell office:value-type="string">
            <text:p>$4.85</text:p>
          </table:table-cell>
          <table:table-cell office:value-type="float" office:value="6058880">
            <text:p>6058880</text:p>
          </table:table-cell>
          <table:table-cell office:value-type="string">
            <text:p>$4.92</text:p>
          </table:table-cell>
          <table:table-cell office:value-type="string">
            <text:p>$4.93</text:p>
          </table:table-cell>
          <table:table-cell office:value-type="string">
            <text:p>$4.80</text:p>
          </table:table-cell>
        </table:table-row>
        <table:table-row table:style-name="ro1">
          <table:table-cell office:value-type="string">
            <text:p>10/13/2017</text:p>
          </table:table-cell>
          <table:table-cell office:value-type="string">
            <text:p>$4.93</text:p>
          </table:table-cell>
          <table:table-cell office:value-type="float" office:value="4371796">
            <text:p>4371796</text:p>
          </table:table-cell>
          <table:table-cell office:value-type="string">
            <text:p>$4.91</text:p>
          </table:table-cell>
          <table:table-cell office:value-type="string">
            <text:p>$4.94</text:p>
          </table:table-cell>
          <table:table-cell office:value-type="string">
            <text:p>$4.88</text:p>
          </table:table-cell>
        </table:table-row>
        <table:table-row table:style-name="ro1">
          <table:table-cell office:value-type="string">
            <text:p>10/12/2017</text:p>
          </table:table-cell>
          <table:table-cell office:value-type="string">
            <text:p>$4.88</text:p>
          </table:table-cell>
          <table:table-cell office:value-type="float" office:value="7103100">
            <text:p>7103100</text:p>
          </table:table-cell>
          <table:table-cell office:value-type="string">
            <text:p>$4.90</text:p>
          </table:table-cell>
          <table:table-cell office:value-type="string">
            <text:p>$4.92</text:p>
          </table:table-cell>
          <table:table-cell office:value-type="string">
            <text:p>$4.83</text:p>
          </table:table-cell>
        </table:table-row>
        <table:table-row table:style-name="ro1">
          <table:table-cell office:value-type="string">
            <text:p>10/11/2017</text:p>
          </table:table-cell>
          <table:table-cell office:value-type="string">
            <text:p>$4.90</text:p>
          </table:table-cell>
          <table:table-cell office:value-type="float" office:value="9235416">
            <text:p>9235416</text:p>
          </table:table-cell>
          <table:table-cell table:number-columns-repeated="2" office:value-type="string">
            <text:p>$5.06</text:p>
          </table:table-cell>
          <table:table-cell office:value-type="string">
            <text:p>$4.87</text:p>
          </table:table-cell>
        </table:table-row>
        <table:table-row table:style-name="ro1">
          <table:table-cell office:value-type="string">
            <text:p>10/10/2017</text:p>
          </table:table-cell>
          <table:table-cell office:value-type="string">
            <text:p>$5.06</text:p>
          </table:table-cell>
          <table:table-cell office:value-type="float" office:value="7052696">
            <text:p>7052696</text:p>
          </table:table-cell>
          <table:table-cell office:value-type="string">
            <text:p>$5.05</text:p>
          </table:table-cell>
          <table:table-cell office:value-type="string">
            <text:p>$5.07</text:p>
          </table:table-cell>
          <table:table-cell office:value-type="string">
            <text:p>$4.99</text:p>
          </table:table-cell>
        </table:table-row>
        <table:table-row table:style-name="ro1">
          <table:table-cell office:value-type="string">
            <text:p>10/09/2017</text:p>
          </table:table-cell>
          <table:table-cell office:value-type="string">
            <text:p>$5.04</text:p>
          </table:table-cell>
          <table:table-cell office:value-type="float" office:value="7199740">
            <text:p>7199740</text:p>
          </table:table-cell>
          <table:table-cell office:value-type="string">
            <text:p>$5.02</text:p>
          </table:table-cell>
          <table:table-cell office:value-type="string">
            <text:p>$5.06</text:p>
          </table:table-cell>
          <table:table-cell office:value-type="string">
            <text:p>$5.00</text:p>
          </table:table-cell>
        </table:table-row>
        <table:table-row table:style-name="ro1">
          <table:table-cell office:value-type="string">
            <text:p>10/06/2017</text:p>
          </table:table-cell>
          <table:table-cell office:value-type="string">
            <text:p>$5.01</text:p>
          </table:table-cell>
          <table:table-cell office:value-type="float" office:value="6600480">
            <text:p>6600480</text:p>
          </table:table-cell>
          <table:table-cell office:value-type="string">
            <text:p>$5.10</text:p>
          </table:table-cell>
          <table:table-cell office:value-type="string">
            <text:p>$5.12</text:p>
          </table:table-cell>
          <table:table-cell office:value-type="string">
            <text:p>$5.01</text:p>
          </table:table-cell>
        </table:table-row>
        <table:table-row table:style-name="ro1">
          <table:table-cell office:value-type="string">
            <text:p>10/05/2017</text:p>
          </table:table-cell>
          <table:table-cell office:value-type="string">
            <text:p>$5.13</text:p>
          </table:table-cell>
          <table:table-cell office:value-type="float" office:value="4584316">
            <text:p>4584316</text:p>
          </table:table-cell>
          <table:table-cell office:value-type="string">
            <text:p>$5.08</text:p>
          </table:table-cell>
          <table:table-cell office:value-type="string">
            <text:p>$5.13</text:p>
          </table:table-cell>
          <table:table-cell office:value-type="string">
            <text:p>$5.06</text:p>
          </table:table-cell>
        </table:table-row>
        <table:table-row table:style-name="ro1">
          <table:table-cell office:value-type="string">
            <text:p>10/04/2017</text:p>
          </table:table-cell>
          <table:table-cell office:value-type="string">
            <text:p>$5.06</text:p>
          </table:table-cell>
          <table:table-cell office:value-type="float" office:value="4735204">
            <text:p>4735204</text:p>
          </table:table-cell>
          <table:table-cell office:value-type="string">
            <text:p>$5.02</text:p>
          </table:table-cell>
          <table:table-cell office:value-type="string">
            <text:p>$5.07</text:p>
          </table:table-cell>
          <table:table-cell office:value-type="string">
            <text:p>$5.01</text:p>
          </table:table-cell>
        </table:table-row>
        <table:table-row table:style-name="ro1">
          <table:table-cell office:value-type="string">
            <text:p>10/03/2017</text:p>
          </table:table-cell>
          <table:table-cell office:value-type="string">
            <text:p>$5.05</text:p>
          </table:table-cell>
          <table:table-cell office:value-type="float" office:value="5557952">
            <text:p>5557952</text:p>
          </table:table-cell>
          <table:table-cell table:number-columns-repeated="2" office:value-type="string">
            <text:p>$5.13</text:p>
          </table:table-cell>
          <table:table-cell office:value-type="string">
            <text:p>$5.02</text:p>
          </table:table-cell>
        </table:table-row>
        <table:table-row table:style-name="ro1">
          <table:table-cell office:value-type="string">
            <text:p>10/02/2017</text:p>
          </table:table-cell>
          <table:table-cell office:value-type="string">
            <text:p>$5.12</text:p>
          </table:table-cell>
          <table:table-cell office:value-type="float" office:value="6238368">
            <text:p>6238368</text:p>
          </table:table-cell>
          <table:table-cell office:value-type="string">
            <text:p>$5.16</text:p>
          </table:table-cell>
          <table:table-cell office:value-type="string">
            <text:p>$5.17</text:p>
          </table:table-cell>
          <table:table-cell office:value-type="string">
            <text:p>$5.09</text:p>
          </table:table-cell>
        </table:table-row>
        <table:table-row table:style-name="ro1">
          <table:table-cell office:value-type="string">
            <text:p>09/29/2017</text:p>
          </table:table-cell>
          <table:table-cell office:value-type="string">
            <text:p>$5.17</text:p>
          </table:table-cell>
          <table:table-cell office:value-type="float" office:value="6262968">
            <text:p>6262968</text:p>
          </table:table-cell>
          <table:table-cell office:value-type="string">
            <text:p>$5.20</text:p>
          </table:table-cell>
          <table:table-cell office:value-type="string">
            <text:p>$5.21</text:p>
          </table:table-cell>
          <table:table-cell office:value-type="string">
            <text:p>$5.13</text:p>
          </table:table-cell>
        </table:table-row>
        <table:table-row table:style-name="ro1">
          <table:table-cell office:value-type="string">
            <text:p>09/28/2017</text:p>
          </table:table-cell>
          <table:table-cell office:value-type="string">
            <text:p>$5.20</text:p>
          </table:table-cell>
          <table:table-cell office:value-type="float" office:value="6883732">
            <text:p>6883732</text:p>
          </table:table-cell>
          <table:table-cell office:value-type="string">
            <text:p>$5.20</text:p>
          </table:table-cell>
          <table:table-cell office:value-type="string">
            <text:p>$5.23</text:p>
          </table:table-cell>
          <table:table-cell office:value-type="string">
            <text:p>$5.15</text:p>
          </table:table-cell>
        </table:table-row>
        <table:table-row table:style-name="ro1">
          <table:table-cell office:value-type="string">
            <text:p>09/27/2017</text:p>
          </table:table-cell>
          <table:table-cell office:value-type="string">
            <text:p>$5.21</text:p>
          </table:table-cell>
          <table:table-cell office:value-type="float" office:value="8193508">
            <text:p>8193508</text:p>
          </table:table-cell>
          <table:table-cell office:value-type="string">
            <text:p>$5.20</text:p>
          </table:table-cell>
          <table:table-cell office:value-type="string">
            <text:p>$5.24</text:p>
          </table:table-cell>
          <table:table-cell office:value-type="string">
            <text:p>$5.13</text:p>
          </table:table-cell>
        </table:table-row>
        <table:table-row table:style-name="ro1">
          <table:table-cell office:value-type="string">
            <text:p>09/26/2017</text:p>
          </table:table-cell>
          <table:table-cell office:value-type="string">
            <text:p>$5.16</text:p>
          </table:table-cell>
          <table:table-cell office:value-type="float" office:value="8520984">
            <text:p>8520984</text:p>
          </table:table-cell>
          <table:table-cell office:value-type="string">
            <text:p>$5.14</text:p>
          </table:table-cell>
          <table:table-cell office:value-type="string">
            <text:p>$5.19</text:p>
          </table:table-cell>
          <table:table-cell office:value-type="string">
            <text:p>$5.09</text:p>
          </table:table-cell>
        </table:table-row>
        <table:table-row table:style-name="ro1">
          <table:table-cell office:value-type="string">
            <text:p>09/25/2017</text:p>
          </table:table-cell>
          <table:table-cell office:value-type="string">
            <text:p>$5.11</text:p>
          </table:table-cell>
          <table:table-cell office:value-type="float" office:value="4635088">
            <text:p>4635088</text:p>
          </table:table-cell>
          <table:table-cell office:value-type="string">
            <text:p>$5.01</text:p>
          </table:table-cell>
          <table:table-cell office:value-type="string">
            <text:p>$5.12</text:p>
          </table:table-cell>
          <table:table-cell office:value-type="string">
            <text:p>$5.00</text:p>
          </table:table-cell>
        </table:table-row>
        <table:table-row table:style-name="ro1">
          <table:table-cell office:value-type="string">
            <text:p>09/22/2017</text:p>
          </table:table-cell>
          <table:table-cell office:value-type="string">
            <text:p>$5.00</text:p>
          </table:table-cell>
          <table:table-cell office:value-type="float" office:value="4004300">
            <text:p>4004300</text:p>
          </table:table-cell>
          <table:table-cell office:value-type="string">
            <text:p>$4.97</text:p>
          </table:table-cell>
          <table:table-cell office:value-type="string">
            <text:p>$5.01</text:p>
          </table:table-cell>
          <table:table-cell office:value-type="string">
            <text:p>$4.97</text:p>
          </table:table-cell>
        </table:table-row>
        <table:table-row table:style-name="ro1">
          <table:table-cell office:value-type="string">
            <text:p>09/21/2017</text:p>
          </table:table-cell>
          <table:table-cell office:value-type="string">
            <text:p>$4.97</text:p>
          </table:table-cell>
          <table:table-cell office:value-type="float" office:value="5662984">
            <text:p>5662984</text:p>
          </table:table-cell>
          <table:table-cell office:value-type="string">
            <text:p>$5.00</text:p>
          </table:table-cell>
          <table:table-cell office:value-type="string">
            <text:p>$5.05</text:p>
          </table:table-cell>
          <table:table-cell office:value-type="string">
            <text:p>$4.97</text:p>
          </table:table-cell>
        </table:table-row>
        <table:table-row table:style-name="ro1">
          <table:table-cell office:value-type="string">
            <text:p>09/20/2017</text:p>
          </table:table-cell>
          <table:table-cell office:value-type="string">
            <text:p>$5.03</text:p>
          </table:table-cell>
          <table:table-cell office:value-type="float" office:value="4860192">
            <text:p>4860192</text:p>
          </table:table-cell>
          <table:table-cell office:value-type="string">
            <text:p>$5.03</text:p>
          </table:table-cell>
          <table:table-cell office:value-type="string">
            <text:p>$5.05</text:p>
          </table:table-cell>
          <table:table-cell office:value-type="string">
            <text:p>$5.00</text:p>
          </table:table-cell>
        </table:table-row>
        <table:table-row table:style-name="ro1">
          <table:table-cell office:value-type="string">
            <text:p>09/19/2017</text:p>
          </table:table-cell>
          <table:table-cell office:value-type="string">
            <text:p>$5.05</text:p>
          </table:table-cell>
          <table:table-cell office:value-type="float" office:value="5442304">
            <text:p>5442304</text:p>
          </table:table-cell>
          <table:table-cell office:value-type="string">
            <text:p>$5.04</text:p>
          </table:table-cell>
          <table:table-cell office:value-type="string">
            <text:p>$5.07</text:p>
          </table:table-cell>
          <table:table-cell office:value-type="string">
            <text:p>$4.98</text:p>
          </table:table-cell>
        </table:table-row>
        <table:table-row table:style-name="ro1">
          <table:table-cell office:value-type="string">
            <text:p>09/18/2017</text:p>
          </table:table-cell>
          <table:table-cell office:value-type="string">
            <text:p>$5.04</text:p>
          </table:table-cell>
          <table:table-cell office:value-type="float" office:value="8383460">
            <text:p>8383460</text:p>
          </table:table-cell>
          <table:table-cell office:value-type="string">
            <text:p>$5.10</text:p>
          </table:table-cell>
          <table:table-cell office:value-type="string">
            <text:p>$5.16</text:p>
          </table:table-cell>
          <table:table-cell office:value-type="string">
            <text:p>$5.03</text:p>
          </table:table-cell>
        </table:table-row>
        <table:table-row table:style-name="ro1">
          <table:table-cell office:value-type="string">
            <text:p>09/15/2017</text:p>
          </table:table-cell>
          <table:table-cell office:value-type="string">
            <text:p>$5.07</text:p>
          </table:table-cell>
          <table:table-cell office:value-type="float" office:value="10021448">
            <text:p>10021448</text:p>
          </table:table-cell>
          <table:table-cell office:value-type="string">
            <text:p>$5.02</text:p>
          </table:table-cell>
          <table:table-cell office:value-type="string">
            <text:p>$5.11</text:p>
          </table:table-cell>
          <table:table-cell office:value-type="string">
            <text:p>$5.00</text:p>
          </table:table-cell>
        </table:table-row>
        <table:table-row table:style-name="ro1">
          <table:table-cell office:value-type="string">
            <text:p>09/14/2017</text:p>
          </table:table-cell>
          <table:table-cell office:value-type="string">
            <text:p>$5.02</text:p>
          </table:table-cell>
          <table:table-cell office:value-type="float" office:value="7684916">
            <text:p>7684916</text:p>
          </table:table-cell>
          <table:table-cell office:value-type="string">
            <text:p>$5.02</text:p>
          </table:table-cell>
          <table:table-cell office:value-type="string">
            <text:p>$5.08</text:p>
          </table:table-cell>
          <table:table-cell office:value-type="string">
            <text:p>$4.97</text:p>
          </table:table-cell>
        </table:table-row>
        <table:table-row table:style-name="ro1">
          <table:table-cell office:value-type="string">
            <text:p>09/13/2017</text:p>
          </table:table-cell>
          <table:table-cell office:value-type="string">
            <text:p>$5.01</text:p>
          </table:table-cell>
          <table:table-cell office:value-type="float" office:value="7023428">
            <text:p>7023428</text:p>
          </table:table-cell>
          <table:table-cell office:value-type="string">
            <text:p>$4.90</text:p>
          </table:table-cell>
          <table:table-cell office:value-type="string">
            <text:p>$5.01</text:p>
          </table:table-cell>
          <table:table-cell office:value-type="string">
            <text:p>$4.89</text:p>
          </table:table-cell>
        </table:table-row>
        <table:table-row table:style-name="ro1">
          <table:table-cell office:value-type="string">
            <text:p>09/12/2017</text:p>
          </table:table-cell>
          <table:table-cell office:value-type="string">
            <text:p>$4.88</text:p>
          </table:table-cell>
          <table:table-cell office:value-type="float" office:value="13389104">
            <text:p>13389104</text:p>
          </table:table-cell>
          <table:table-cell office:value-type="string">
            <text:p>$4.82</text:p>
          </table:table-cell>
          <table:table-cell office:value-type="string">
            <text:p>$4.99</text:p>
          </table:table-cell>
          <table:table-cell office:value-type="string">
            <text:p>$4.80</text:p>
          </table:table-cell>
        </table:table-row>
        <table:table-row table:style-name="ro1">
          <table:table-cell office:value-type="string">
            <text:p>09/11/2017</text:p>
          </table:table-cell>
          <table:table-cell office:value-type="string">
            <text:p>$4.80</text:p>
          </table:table-cell>
          <table:table-cell office:value-type="float" office:value="8818168">
            <text:p>8818168</text:p>
          </table:table-cell>
          <table:table-cell office:value-type="string">
            <text:p>$4.80</text:p>
          </table:table-cell>
          <table:table-cell office:value-type="string">
            <text:p>$4.86</text:p>
          </table:table-cell>
          <table:table-cell office:value-type="string">
            <text:p>$4.78</text:p>
          </table:table-cell>
        </table:table-row>
        <table:table-row table:style-name="ro1">
          <table:table-cell office:value-type="string">
            <text:p>09/08/2017</text:p>
          </table:table-cell>
          <table:table-cell office:value-type="string">
            <text:p>$4.79</text:p>
          </table:table-cell>
          <table:table-cell office:value-type="float" office:value="8876748">
            <text:p>8876748</text:p>
          </table:table-cell>
          <table:table-cell office:value-type="string">
            <text:p>$4.71</text:p>
          </table:table-cell>
          <table:table-cell office:value-type="string">
            <text:p>$4.80</text:p>
          </table:table-cell>
          <table:table-cell office:value-type="string">
            <text:p>$4.69</text:p>
          </table:table-cell>
        </table:table-row>
        <table:table-row table:style-name="ro1">
          <table:table-cell office:value-type="string">
            <text:p>09/07/2017</text:p>
          </table:table-cell>
          <table:table-cell office:value-type="string">
            <text:p>$4.71</text:p>
          </table:table-cell>
          <table:table-cell office:value-type="float" office:value="11180048">
            <text:p>11180048</text:p>
          </table:table-cell>
          <table:table-cell office:value-type="string">
            <text:p>$4.76</text:p>
          </table:table-cell>
          <table:table-cell office:value-type="string">
            <text:p>$4.84</text:p>
          </table:table-cell>
          <table:table-cell office:value-type="string">
            <text:p>$4.70</text:p>
          </table:table-cell>
        </table:table-row>
        <table:table-row table:style-name="ro1">
          <table:table-cell office:value-type="string">
            <text:p>09/06/2017</text:p>
          </table:table-cell>
          <table:table-cell office:value-type="string">
            <text:p>$4.84</text:p>
          </table:table-cell>
          <table:table-cell office:value-type="float" office:value="11679468">
            <text:p>11679468</text:p>
          </table:table-cell>
          <table:table-cell office:value-type="string">
            <text:p>$4.75</text:p>
          </table:table-cell>
          <table:table-cell office:value-type="string">
            <text:p>$4.84</text:p>
          </table:table-cell>
          <table:table-cell office:value-type="string">
            <text:p>$4.75</text:p>
          </table:table-cell>
        </table:table-row>
        <table:table-row table:style-name="ro1">
          <table:table-cell office:value-type="string">
            <text:p>09/05/2017</text:p>
          </table:table-cell>
          <table:table-cell office:value-type="string">
            <text:p>$4.74</text:p>
          </table:table-cell>
          <table:table-cell office:value-type="float" office:value="10612512">
            <text:p>10612512</text:p>
          </table:table-cell>
          <table:table-cell office:value-type="string">
            <text:p>$4.67</text:p>
          </table:table-cell>
          <table:table-cell office:value-type="string">
            <text:p>$4.74</text:p>
          </table:table-cell>
          <table:table-cell office:value-type="string">
            <text:p>$4.64</text:p>
          </table:table-cell>
        </table:table-row>
        <table:table-row table:style-name="ro1">
          <table:table-cell office:value-type="string">
            <text:p>09/01/2017</text:p>
          </table:table-cell>
          <table:table-cell office:value-type="string">
            <text:p>$4.67</text:p>
          </table:table-cell>
          <table:table-cell office:value-type="float" office:value="9377376">
            <text:p>9377376</text:p>
          </table:table-cell>
          <table:table-cell office:value-type="string">
            <text:p>$4.65</text:p>
          </table:table-cell>
          <table:table-cell office:value-type="string">
            <text:p>$4.72</text:p>
          </table:table-cell>
          <table:table-cell office:value-type="string">
            <text:p>$4.65</text:p>
          </table:table-cell>
        </table:table-row>
        <table:table-row table:style-name="ro1">
          <table:table-cell office:value-type="string">
            <text:p>08/31/2017</text:p>
          </table:table-cell>
          <table:table-cell office:value-type="string">
            <text:p>$4.63</text:p>
          </table:table-cell>
          <table:table-cell office:value-type="float" office:value="10515428">
            <text:p>10515428</text:p>
          </table:table-cell>
          <table:table-cell office:value-type="string">
            <text:p>$4.71</text:p>
          </table:table-cell>
          <table:table-cell office:value-type="string">
            <text:p>$4.72</text:p>
          </table:table-cell>
          <table:table-cell office:value-type="string">
            <text:p>$4.62</text:p>
          </table:table-cell>
        </table:table-row>
        <table:table-row table:style-name="ro1">
          <table:table-cell office:value-type="string">
            <text:p>08/30/2017</text:p>
          </table:table-cell>
          <table:table-cell office:value-type="string">
            <text:p>$4.70</text:p>
          </table:table-cell>
          <table:table-cell office:value-type="float" office:value="8837896">
            <text:p>8837896</text:p>
          </table:table-cell>
          <table:table-cell office:value-type="string">
            <text:p>$4.69</text:p>
          </table:table-cell>
          <table:table-cell office:value-type="string">
            <text:p>$4.74</text:p>
          </table:table-cell>
          <table:table-cell office:value-type="string">
            <text:p>$4.67</text:p>
          </table:table-cell>
        </table:table-row>
        <table:table-row table:style-name="ro1">
          <table:table-cell office:value-type="string">
            <text:p>08/29/2017</text:p>
          </table:table-cell>
          <table:table-cell office:value-type="string">
            <text:p>$4.69</text:p>
          </table:table-cell>
          <table:table-cell office:value-type="float" office:value="18659356">
            <text:p>18659356</text:p>
          </table:table-cell>
          <table:table-cell office:value-type="string">
            <text:p>$4.73</text:p>
          </table:table-cell>
          <table:table-cell office:value-type="string">
            <text:p>$4.77</text:p>
          </table:table-cell>
          <table:table-cell office:value-type="string">
            <text:p>$4.66</text:p>
          </table:table-cell>
        </table:table-row>
        <table:table-row table:style-name="ro1">
          <table:table-cell office:value-type="string">
            <text:p>08/28/2017</text:p>
          </table:table-cell>
          <table:table-cell office:value-type="string">
            <text:p>$4.79</text:p>
          </table:table-cell>
          <table:table-cell office:value-type="float" office:value="20865104">
            <text:p>20865104</text:p>
          </table:table-cell>
          <table:table-cell office:value-type="string">
            <text:p>$4.85</text:p>
          </table:table-cell>
          <table:table-cell office:value-type="string">
            <text:p>$4.93</text:p>
          </table:table-cell>
          <table:table-cell office:value-type="string">
            <text:p>$4.74</text:p>
          </table:table-cell>
        </table:table-row>
        <table:table-row table:style-name="ro1">
          <table:table-cell office:value-type="string">
            <text:p>08/25/2017</text:p>
          </table:table-cell>
          <table:table-cell office:value-type="string">
            <text:p>$4.85</text:p>
          </table:table-cell>
          <table:table-cell office:value-type="float" office:value="81961240">
            <text:p>81961240</text:p>
          </table:table-cell>
          <table:table-cell office:value-type="string">
            <text:p>$4.98</text:p>
          </table:table-cell>
          <table:table-cell office:value-type="string">
            <text:p>$4.99</text:p>
          </table:table-cell>
          <table:table-cell office:value-type="string">
            <text:p>$4.68</text:p>
          </table:table-cell>
        </table:table-row>
        <table:table-row table:style-name="ro1">
          <table:table-cell office:value-type="string">
            <text:p>08/24/2017</text:p>
          </table:table-cell>
          <table:table-cell office:value-type="string">
            <text:p>$5.45</text:p>
          </table:table-cell>
          <table:table-cell office:value-type="float" office:value="16724740">
            <text:p>16724740</text:p>
          </table:table-cell>
          <table:table-cell office:value-type="string">
            <text:p>$5.44</text:p>
          </table:table-cell>
          <table:table-cell office:value-type="string">
            <text:p>$5.53</text:p>
          </table:table-cell>
          <table:table-cell office:value-type="string">
            <text:p>$5.41</text:p>
          </table:table-cell>
        </table:table-row>
        <table:table-row table:style-name="ro1">
          <table:table-cell office:value-type="string">
            <text:p>08/23/2017</text:p>
          </table:table-cell>
          <table:table-cell office:value-type="string">
            <text:p>$5.37</text:p>
          </table:table-cell>
          <table:table-cell office:value-type="float" office:value="9726476">
            <text:p>9726476</text:p>
          </table:table-cell>
          <table:table-cell office:value-type="string">
            <text:p>$5.40</text:p>
          </table:table-cell>
          <table:table-cell office:value-type="string">
            <text:p>$5.46</text:p>
          </table:table-cell>
          <table:table-cell office:value-type="string">
            <text:p>$5.30</text:p>
          </table:table-cell>
        </table:table-row>
        <table:table-row table:style-name="ro1">
          <table:table-cell office:value-type="string">
            <text:p>08/22/2017</text:p>
          </table:table-cell>
          <table:table-cell office:value-type="string">
            <text:p>$5.41</text:p>
          </table:table-cell>
          <table:table-cell office:value-type="float" office:value="9893536">
            <text:p>9893536</text:p>
          </table:table-cell>
          <table:table-cell office:value-type="string">
            <text:p>$5.28</text:p>
          </table:table-cell>
          <table:table-cell office:value-type="string">
            <text:p>$5.42</text:p>
          </table:table-cell>
          <table:table-cell office:value-type="string">
            <text:p>$5.27</text:p>
          </table:table-cell>
        </table:table-row>
        <table:table-row table:style-name="ro1">
          <table:table-cell office:value-type="string">
            <text:p>08/21/2017</text:p>
          </table:table-cell>
          <table:table-cell office:value-type="string">
            <text:p>$5.25</text:p>
          </table:table-cell>
          <table:table-cell office:value-type="float" office:value="6534268">
            <text:p>6534268</text:p>
          </table:table-cell>
          <table:table-cell office:value-type="string">
            <text:p>$5.29</text:p>
          </table:table-cell>
          <table:table-cell office:value-type="string">
            <text:p>$5.34</text:p>
          </table:table-cell>
          <table:table-cell office:value-type="string">
            <text:p>$5.24</text:p>
          </table:table-cell>
        </table:table-row>
        <table:table-row table:style-name="ro1">
          <table:table-cell office:value-type="string">
            <text:p>08/18/2017</text:p>
          </table:table-cell>
          <table:table-cell office:value-type="string">
            <text:p>$5.31</text:p>
          </table:table-cell>
          <table:table-cell office:value-type="float" office:value="8493832">
            <text:p>8493832</text:p>
          </table:table-cell>
          <table:table-cell office:value-type="string">
            <text:p>$5.26</text:p>
          </table:table-cell>
          <table:table-cell office:value-type="string">
            <text:p>$5.33</text:p>
          </table:table-cell>
          <table:table-cell office:value-type="string">
            <text:p>$5.24</text:p>
          </table:table-cell>
        </table:table-row>
        <table:table-row table:style-name="ro1">
          <table:table-cell office:value-type="string">
            <text:p>08/17/2017</text:p>
          </table:table-cell>
          <table:table-cell office:value-type="string">
            <text:p>$5.28</text:p>
          </table:table-cell>
          <table:table-cell office:value-type="float" office:value="7758424">
            <text:p>7758424</text:p>
          </table:table-cell>
          <table:table-cell office:value-type="string">
            <text:p>$5.34</text:p>
          </table:table-cell>
          <table:table-cell office:value-type="string">
            <text:p>$5.42</text:p>
          </table:table-cell>
          <table:table-cell office:value-type="string">
            <text:p>$5.25</text:p>
          </table:table-cell>
        </table:table-row>
        <table:table-row table:style-name="ro1">
          <table:table-cell office:value-type="string">
            <text:p>08/16/2017</text:p>
          </table:table-cell>
          <table:table-cell office:value-type="string">
            <text:p>$5.35</text:p>
          </table:table-cell>
          <table:table-cell office:value-type="float" office:value="9757604">
            <text:p>9757604</text:p>
          </table:table-cell>
          <table:table-cell office:value-type="string">
            <text:p>$5.28</text:p>
          </table:table-cell>
          <table:table-cell office:value-type="string">
            <text:p>$5.37</text:p>
          </table:table-cell>
          <table:table-cell office:value-type="string">
            <text:p>$5.27</text:p>
          </table:table-cell>
        </table:table-row>
        <table:table-row table:style-name="ro1">
          <table:table-cell office:value-type="string">
            <text:p>08/15/2017</text:p>
          </table:table-cell>
          <table:table-cell office:value-type="string">
            <text:p>$5.23</text:p>
          </table:table-cell>
          <table:table-cell office:value-type="float" office:value="15552304">
            <text:p>15552304</text:p>
          </table:table-cell>
          <table:table-cell office:value-type="string">
            <text:p>$5.43</text:p>
          </table:table-cell>
          <table:table-cell office:value-type="string">
            <text:p>$5.44</text:p>
          </table:table-cell>
          <table:table-cell office:value-type="string">
            <text:p>$5.20</text:p>
          </table:table-cell>
        </table:table-row>
        <table:table-row table:style-name="ro1">
          <table:table-cell office:value-type="string">
            <text:p>08/14/2017</text:p>
          </table:table-cell>
          <table:table-cell office:value-type="string">
            <text:p>$5.46</text:p>
          </table:table-cell>
          <table:table-cell office:value-type="float" office:value="6131640">
            <text:p>6131640</text:p>
          </table:table-cell>
          <table:table-cell office:value-type="string">
            <text:p>$5.49</text:p>
          </table:table-cell>
          <table:table-cell office:value-type="string">
            <text:p>$5.50</text:p>
          </table:table-cell>
          <table:table-cell office:value-type="string">
            <text:p>$5.43</text:p>
          </table:table-cell>
        </table:table-row>
        <table:table-row table:style-name="ro1">
          <table:table-cell office:value-type="string">
            <text:p>08/11/2017</text:p>
          </table:table-cell>
          <table:table-cell office:value-type="string">
            <text:p>$5.44</text:p>
          </table:table-cell>
          <table:table-cell office:value-type="float" office:value="6477028">
            <text:p>6477028</text:p>
          </table:table-cell>
          <table:table-cell office:value-type="string">
            <text:p>$5.31</text:p>
          </table:table-cell>
          <table:table-cell office:value-type="string">
            <text:p>$5.46</text:p>
          </table:table-cell>
          <table:table-cell office:value-type="string">
            <text:p>$5.27</text:p>
          </table:table-cell>
        </table:table-row>
        <table:table-row table:style-name="ro1">
          <table:table-cell office:value-type="string">
            <text:p>08/10/2017</text:p>
          </table:table-cell>
          <table:table-cell office:value-type="string">
            <text:p>$5.37</text:p>
          </table:table-cell>
          <table:table-cell office:value-type="float" office:value="6085120">
            <text:p>6085120</text:p>
          </table:table-cell>
          <table:table-cell table:number-columns-repeated="2" office:value-type="string">
            <text:p>$5.48</text:p>
          </table:table-cell>
          <table:table-cell office:value-type="string">
            <text:p>$5.37</text:p>
          </table:table-cell>
        </table:table-row>
        <table:table-row table:style-name="ro1">
          <table:table-cell office:value-type="string">
            <text:p>08/09/2017</text:p>
          </table:table-cell>
          <table:table-cell office:value-type="string">
            <text:p>$5.52</text:p>
          </table:table-cell>
          <table:table-cell office:value-type="float" office:value="6013424">
            <text:p>6013424</text:p>
          </table:table-cell>
          <table:table-cell office:value-type="string">
            <text:p>$5.44</text:p>
          </table:table-cell>
          <table:table-cell office:value-type="string">
            <text:p>$5.53</text:p>
          </table:table-cell>
          <table:table-cell office:value-type="string">
            <text:p>$5.41</text:p>
          </table:table-cell>
        </table:table-row>
        <table:table-row table:style-name="ro1">
          <table:table-cell office:value-type="string">
            <text:p>08/08/2017</text:p>
          </table:table-cell>
          <table:table-cell office:value-type="string">
            <text:p>$5.49</text:p>
          </table:table-cell>
          <table:table-cell office:value-type="float" office:value="5692712">
            <text:p>5692712</text:p>
          </table:table-cell>
          <table:table-cell office:value-type="string">
            <text:p>$5.55</text:p>
          </table:table-cell>
          <table:table-cell office:value-type="string">
            <text:p>$5.59</text:p>
          </table:table-cell>
          <table:table-cell office:value-type="string">
            <text:p>$5.48</text:p>
          </table:table-cell>
        </table:table-row>
        <table:table-row table:style-name="ro1">
          <table:table-cell office:value-type="string">
            <text:p>08/07/2017</text:p>
          </table:table-cell>
          <table:table-cell office:value-type="string">
            <text:p>$5.54</text:p>
          </table:table-cell>
          <table:table-cell office:value-type="float" office:value="5110372">
            <text:p>5110372</text:p>
          </table:table-cell>
          <table:table-cell office:value-type="string">
            <text:p>$5.49</text:p>
          </table:table-cell>
          <table:table-cell office:value-type="string">
            <text:p>$5.56</text:p>
          </table:table-cell>
          <table:table-cell office:value-type="string">
            <text:p>$5.46</text:p>
          </table:table-cell>
        </table:table-row>
        <table:table-row table:style-name="ro1">
          <table:table-cell office:value-type="string">
            <text:p>08/04/2017</text:p>
          </table:table-cell>
          <table:table-cell office:value-type="string">
            <text:p>$5.48</text:p>
          </table:table-cell>
          <table:table-cell office:value-type="float" office:value="4547416">
            <text:p>4547416</text:p>
          </table:table-cell>
          <table:table-cell office:value-type="string">
            <text:p>$5.45</text:p>
          </table:table-cell>
          <table:table-cell office:value-type="string">
            <text:p>$5.53</text:p>
          </table:table-cell>
          <table:table-cell office:value-type="string">
            <text:p>$5.42</text:p>
          </table:table-cell>
        </table:table-row>
        <table:table-row table:style-name="ro1">
          <table:table-cell office:value-type="string">
            <text:p>08/03/2017</text:p>
          </table:table-cell>
          <table:table-cell office:value-type="string">
            <text:p>$5.42</text:p>
          </table:table-cell>
          <table:table-cell office:value-type="float" office:value="4193368">
            <text:p>4193368</text:p>
          </table:table-cell>
          <table:table-cell office:value-type="string">
            <text:p>$5.33</text:p>
          </table:table-cell>
          <table:table-cell office:value-type="string">
            <text:p>$5.46</text:p>
          </table:table-cell>
          <table:table-cell office:value-type="string">
            <text:p>$5.33</text:p>
          </table:table-cell>
        </table:table-row>
        <table:table-row table:style-name="ro1">
          <table:table-cell office:value-type="string">
            <text:p>08/02/2017</text:p>
          </table:table-cell>
          <table:table-cell office:value-type="string">
            <text:p>$5.35</text:p>
          </table:table-cell>
          <table:table-cell office:value-type="float" office:value="4462656">
            <text:p>4462656</text:p>
          </table:table-cell>
          <table:table-cell office:value-type="string">
            <text:p>$5.33</text:p>
          </table:table-cell>
          <table:table-cell office:value-type="string">
            <text:p>$5.41</text:p>
          </table:table-cell>
          <table:table-cell office:value-type="string">
            <text:p>$5.32</text:p>
          </table:table-cell>
        </table:table-row>
        <table:table-row table:style-name="ro1">
          <table:table-cell office:value-type="string">
            <text:p>08/01/2017</text:p>
          </table:table-cell>
          <table:table-cell office:value-type="string">
            <text:p>$5.34</text:p>
          </table:table-cell>
          <table:table-cell office:value-type="float" office:value="12238128">
            <text:p>12238128</text:p>
          </table:table-cell>
          <table:table-cell table:number-columns-repeated="2" office:value-type="string">
            <text:p>$5.42</text:p>
          </table:table-cell>
          <table:table-cell office:value-type="string">
            <text:p>$5.29</text:p>
          </table:table-cell>
        </table:table-row>
        <table:table-row table:style-name="ro1">
          <table:table-cell office:value-type="string">
            <text:p>07/31/2017</text:p>
          </table:table-cell>
          <table:table-cell office:value-type="string">
            <text:p>$5.42</text:p>
          </table:table-cell>
          <table:table-cell office:value-type="float" office:value="5486344">
            <text:p>5486344</text:p>
          </table:table-cell>
          <table:table-cell office:value-type="string">
            <text:p>$5.39</text:p>
          </table:table-cell>
          <table:table-cell office:value-type="string">
            <text:p>$5.44</text:p>
          </table:table-cell>
          <table:table-cell office:value-type="string">
            <text:p>$5.35</text:p>
          </table:table-cell>
        </table:table-row>
        <table:table-row table:style-name="ro1">
          <table:table-cell office:value-type="string">
            <text:p>07/28/2017</text:p>
          </table:table-cell>
          <table:table-cell office:value-type="string">
            <text:p>$5.38</text:p>
          </table:table-cell>
          <table:table-cell office:value-type="float" office:value="4931584">
            <text:p>4931584</text:p>
          </table:table-cell>
          <table:table-cell office:value-type="string">
            <text:p>$5.41</text:p>
          </table:table-cell>
          <table:table-cell office:value-type="string">
            <text:p>$5.43</text:p>
          </table:table-cell>
          <table:table-cell office:value-type="string">
            <text:p>$5.35</text:p>
          </table:table-cell>
        </table:table-row>
        <table:table-row table:style-name="ro1">
          <table:table-cell office:value-type="string">
            <text:p>07/27/2017</text:p>
          </table:table-cell>
          <table:table-cell office:value-type="string">
            <text:p>$5.43</text:p>
          </table:table-cell>
          <table:table-cell office:value-type="float" office:value="13900364">
            <text:p>13900364</text:p>
          </table:table-cell>
          <table:table-cell office:value-type="string">
            <text:p>$5.27</text:p>
          </table:table-cell>
          <table:table-cell office:value-type="string">
            <text:p>$5.44</text:p>
          </table:table-cell>
          <table:table-cell office:value-type="string">
            <text:p>$5.26</text:p>
          </table:table-cell>
        </table:table-row>
        <table:table-row table:style-name="ro1">
          <table:table-cell office:value-type="string">
            <text:p>07/26/2017</text:p>
          </table:table-cell>
          <table:table-cell office:value-type="string">
            <text:p>$5.26</text:p>
          </table:table-cell>
          <table:table-cell office:value-type="float" office:value="7081384">
            <text:p>7081384</text:p>
          </table:table-cell>
          <table:table-cell office:value-type="string">
            <text:p>$5.32</text:p>
          </table:table-cell>
          <table:table-cell office:value-type="string">
            <text:p>$5.33</text:p>
          </table:table-cell>
          <table:table-cell office:value-type="string">
            <text:p>$5.24</text:p>
          </table:table-cell>
        </table:table-row>
        <table:table-row table:style-name="ro1">
          <table:table-cell office:value-type="string">
            <text:p>07/25/2017</text:p>
          </table:table-cell>
          <table:table-cell office:value-type="string">
            <text:p>$5.32</text:p>
          </table:table-cell>
          <table:table-cell office:value-type="float" office:value="8420300">
            <text:p>8420300</text:p>
          </table:table-cell>
          <table:table-cell office:value-type="string">
            <text:p>$5.25</text:p>
          </table:table-cell>
          <table:table-cell office:value-type="string">
            <text:p>$5.34</text:p>
          </table:table-cell>
          <table:table-cell office:value-type="string">
            <text:p>$5.24</text:p>
          </table:table-cell>
        </table:table-row>
        <table:table-row table:style-name="ro1">
          <table:table-cell office:value-type="string">
            <text:p>07/24/2017</text:p>
          </table:table-cell>
          <table:table-cell office:value-type="string">
            <text:p>$5.20</text:p>
          </table:table-cell>
          <table:table-cell office:value-type="float" office:value="6337268">
            <text:p>6337268</text:p>
          </table:table-cell>
          <table:table-cell office:value-type="string">
            <text:p>$5.18</text:p>
          </table:table-cell>
          <table:table-cell office:value-type="string">
            <text:p>$5.25</text:p>
          </table:table-cell>
          <table:table-cell office:value-type="string">
            <text:p>$5.16</text:p>
          </table:table-cell>
        </table:table-row>
        <table:table-row table:style-name="ro1">
          <table:table-cell office:value-type="string">
            <text:p>07/21/2017</text:p>
          </table:table-cell>
          <table:table-cell office:value-type="string">
            <text:p>$5.20</text:p>
          </table:table-cell>
          <table:table-cell office:value-type="float" office:value="14303568">
            <text:p>14303568</text:p>
          </table:table-cell>
          <table:table-cell office:value-type="string">
            <text:p>$5.29</text:p>
          </table:table-cell>
          <table:table-cell office:value-type="string">
            <text:p>$5.30</text:p>
          </table:table-cell>
          <table:table-cell office:value-type="string">
            <text:p>$5.18</text:p>
          </table:table-cell>
        </table:table-row>
        <table:table-row table:style-name="ro1">
          <table:table-cell office:value-type="string">
            <text:p>07/20/2017</text:p>
          </table:table-cell>
          <table:table-cell office:value-type="string">
            <text:p>$5.28</text:p>
          </table:table-cell>
          <table:table-cell office:value-type="float" office:value="7392740">
            <text:p>7392740</text:p>
          </table:table-cell>
          <table:table-cell office:value-type="string">
            <text:p>$5.33</text:p>
          </table:table-cell>
          <table:table-cell office:value-type="string">
            <text:p>$5.34</text:p>
          </table:table-cell>
          <table:table-cell office:value-type="string">
            <text:p>$5.28</text:p>
          </table:table-cell>
        </table:table-row>
        <table:table-row table:style-name="ro1">
          <table:table-cell office:value-type="string">
            <text:p>07/19/2017</text:p>
          </table:table-cell>
          <table:table-cell office:value-type="string">
            <text:p>$5.34</text:p>
          </table:table-cell>
          <table:table-cell office:value-type="float" office:value="3891416">
            <text:p>3891416</text:p>
          </table:table-cell>
          <table:table-cell office:value-type="string">
            <text:p>$5.29</text:p>
          </table:table-cell>
          <table:table-cell office:value-type="string">
            <text:p>$5.37</text:p>
          </table:table-cell>
          <table:table-cell office:value-type="string">
            <text:p>$5.27</text:p>
          </table:table-cell>
        </table:table-row>
        <table:table-row table:style-name="ro1">
          <table:table-cell office:value-type="string">
            <text:p>07/18/2017</text:p>
          </table:table-cell>
          <table:table-cell office:value-type="string">
            <text:p>$5.27</text:p>
          </table:table-cell>
          <table:table-cell office:value-type="float" office:value="4412788">
            <text:p>4412788</text:p>
          </table:table-cell>
          <table:table-cell table:number-columns-repeated="2" office:value-type="string">
            <text:p>$5.35</text:p>
          </table:table-cell>
          <table:table-cell office:value-type="string">
            <text:p>$5.25</text:p>
          </table:table-cell>
        </table:table-row>
        <table:table-row table:style-name="ro1">
          <table:table-cell office:value-type="string">
            <text:p>07/17/2017</text:p>
          </table:table-cell>
          <table:table-cell office:value-type="string">
            <text:p>$5.32</text:p>
          </table:table-cell>
          <table:table-cell office:value-type="float" office:value="6917028">
            <text:p>6917028</text:p>
          </table:table-cell>
          <table:table-cell office:value-type="string">
            <text:p>$5.26</text:p>
          </table:table-cell>
          <table:table-cell office:value-type="string">
            <text:p>$5.40</text:p>
          </table:table-cell>
          <table:table-cell office:value-type="string">
            <text:p>$5.25</text:p>
          </table:table-cell>
        </table:table-row>
        <table:table-row table:style-name="ro1">
          <table:table-cell office:value-type="string">
            <text:p>07/14/2017</text:p>
          </table:table-cell>
          <table:table-cell office:value-type="string">
            <text:p>$5.26</text:p>
          </table:table-cell>
          <table:table-cell office:value-type="float" office:value="4919460">
            <text:p>4919460</text:p>
          </table:table-cell>
          <table:table-cell office:value-type="string">
            <text:p>$5.31</text:p>
          </table:table-cell>
          <table:table-cell office:value-type="string">
            <text:p>$5.33</text:p>
          </table:table-cell>
          <table:table-cell office:value-type="string">
            <text:p>$5.24</text:p>
          </table:table-cell>
        </table:table-row>
        <table:table-row table:style-name="ro1">
          <table:table-cell office:value-type="string">
            <text:p>07/13/2017</text:p>
          </table:table-cell>
          <table:table-cell office:value-type="string">
            <text:p>$5.29</text:p>
          </table:table-cell>
          <table:table-cell office:value-type="float" office:value="6997748">
            <text:p>6997748</text:p>
          </table:table-cell>
          <table:table-cell office:value-type="string">
            <text:p>$5.31</text:p>
          </table:table-cell>
          <table:table-cell office:value-type="string">
            <text:p>$5.36</text:p>
          </table:table-cell>
          <table:table-cell office:value-type="string">
            <text:p>$5.26</text:p>
          </table:table-cell>
        </table:table-row>
        <table:table-row table:style-name="ro1">
          <table:table-cell office:value-type="string">
            <text:p>07/12/2017</text:p>
          </table:table-cell>
          <table:table-cell office:value-type="string">
            <text:p>$5.25</text:p>
          </table:table-cell>
          <table:table-cell office:value-type="float" office:value="4350060">
            <text:p>4350060</text:p>
          </table:table-cell>
          <table:table-cell office:value-type="string">
            <text:p>$5.29</text:p>
          </table:table-cell>
          <table:table-cell office:value-type="string">
            <text:p>$5.32</text:p>
          </table:table-cell>
          <table:table-cell office:value-type="string">
            <text:p>$5.25</text:p>
          </table:table-cell>
        </table:table-row>
        <table:table-row table:style-name="ro1">
          <table:table-cell office:value-type="string">
            <text:p>07/11/2017</text:p>
          </table:table-cell>
          <table:table-cell office:value-type="string">
            <text:p>$5.24</text:p>
          </table:table-cell>
          <table:table-cell office:value-type="float" office:value="4670616">
            <text:p>4670616</text:p>
          </table:table-cell>
          <table:table-cell office:value-type="string">
            <text:p>$5.24</text:p>
          </table:table-cell>
          <table:table-cell office:value-type="string">
            <text:p>$5.27</text:p>
          </table:table-cell>
          <table:table-cell office:value-type="string">
            <text:p>$5.20</text:p>
          </table:table-cell>
        </table:table-row>
        <table:table-row table:style-name="ro1">
          <table:table-cell office:value-type="string">
            <text:p>07/10/2017</text:p>
          </table:table-cell>
          <table:table-cell office:value-type="string">
            <text:p>$5.22</text:p>
          </table:table-cell>
          <table:table-cell office:value-type="float" office:value="6584136">
            <text:p>6584136</text:p>
          </table:table-cell>
          <table:table-cell office:value-type="string">
            <text:p>$5.22</text:p>
          </table:table-cell>
          <table:table-cell office:value-type="string">
            <text:p>$5.26</text:p>
          </table:table-cell>
          <table:table-cell office:value-type="string">
            <text:p>$5.20</text:p>
          </table:table-cell>
        </table:table-row>
        <table:table-row table:style-name="ro1">
          <table:table-cell office:value-type="string">
            <text:p>07/07/2017</text:p>
          </table:table-cell>
          <table:table-cell office:value-type="string">
            <text:p>$5.23</text:p>
          </table:table-cell>
          <table:table-cell office:value-type="float" office:value="7423716">
            <text:p>7423716</text:p>
          </table:table-cell>
          <table:table-cell office:value-type="string">
            <text:p>$5.29</text:p>
          </table:table-cell>
          <table:table-cell office:value-type="string">
            <text:p>$5.32</text:p>
          </table:table-cell>
          <table:table-cell office:value-type="string">
            <text:p>$5.22</text:p>
          </table:table-cell>
        </table:table-row>
        <table:table-row table:style-name="ro1">
          <table:table-cell office:value-type="string">
            <text:p>07/06/2017</text:p>
          </table:table-cell>
          <table:table-cell office:value-type="string">
            <text:p>$5.28</text:p>
          </table:table-cell>
          <table:table-cell office:value-type="float" office:value="6034088">
            <text:p>6034088</text:p>
          </table:table-cell>
          <table:table-cell office:value-type="string">
            <text:p>$5.34</text:p>
          </table:table-cell>
          <table:table-cell office:value-type="string">
            <text:p>$5.39</text:p>
          </table:table-cell>
          <table:table-cell office:value-type="string">
            <text:p>$5.27</text:p>
          </table:table-cell>
        </table:table-row>
        <table:table-row table:style-name="ro1">
          <table:table-cell office:value-type="string">
            <text:p>07/05/2017</text:p>
          </table:table-cell>
          <table:table-cell office:value-type="string">
            <text:p>$5.38</text:p>
          </table:table-cell>
          <table:table-cell office:value-type="float" office:value="10736680">
            <text:p>10736680</text:p>
          </table:table-cell>
          <table:table-cell office:value-type="string">
            <text:p>$5.39</text:p>
          </table:table-cell>
          <table:table-cell office:value-type="string">
            <text:p>$5.43</text:p>
          </table:table-cell>
          <table:table-cell office:value-type="string">
            <text:p>$5.35</text:p>
          </table:table-cell>
        </table:table-row>
        <table:table-row table:style-name="ro1">
          <table:table-cell office:value-type="string">
            <text:p>07/03/2017</text:p>
          </table:table-cell>
          <table:table-cell office:value-type="string">
            <text:p>$5.40</text:p>
          </table:table-cell>
          <table:table-cell office:value-type="float" office:value="5637552">
            <text:p>5637552</text:p>
          </table:table-cell>
          <table:table-cell office:value-type="string">
            <text:p>$5.44</text:p>
          </table:table-cell>
          <table:table-cell office:value-type="string">
            <text:p>$5.50</text:p>
          </table:table-cell>
          <table:table-cell office:value-type="string">
            <text:p>$5.39</text:p>
          </table:table-cell>
        </table:table-row>
        <table:table-row table:style-name="ro1">
          <table:table-cell office:value-type="string">
            <text:p>06/30/2017</text:p>
          </table:table-cell>
          <table:table-cell office:value-type="string">
            <text:p>$5.40</text:p>
          </table:table-cell>
          <table:table-cell office:value-type="float" office:value="4604516">
            <text:p>4604516</text:p>
          </table:table-cell>
          <table:table-cell office:value-type="string">
            <text:p>$5.44</text:p>
          </table:table-cell>
          <table:table-cell office:value-type="string">
            <text:p>$5.45</text:p>
          </table:table-cell>
          <table:table-cell office:value-type="string">
            <text:p>$5.35</text:p>
          </table:table-cell>
        </table:table-row>
        <table:table-row table:style-name="ro1">
          <table:table-cell office:value-type="string">
            <text:p>06/29/2017</text:p>
          </table:table-cell>
          <table:table-cell office:value-type="string">
            <text:p>$5.40</text:p>
          </table:table-cell>
          <table:table-cell office:value-type="float" office:value="6932464">
            <text:p>6932464</text:p>
          </table:table-cell>
          <table:table-cell office:value-type="string">
            <text:p>$5.39</text:p>
          </table:table-cell>
          <table:table-cell office:value-type="string">
            <text:p>$5.45</text:p>
          </table:table-cell>
          <table:table-cell office:value-type="string">
            <text:p>$5.32</text:p>
          </table:table-cell>
        </table:table-row>
        <table:table-row table:style-name="ro1">
          <table:table-cell office:value-type="string">
            <text:p>06/28/2017</text:p>
          </table:table-cell>
          <table:table-cell office:value-type="string">
            <text:p>$5.38</text:p>
          </table:table-cell>
          <table:table-cell office:value-type="float" office:value="12645748">
            <text:p>12645748</text:p>
          </table:table-cell>
          <table:table-cell office:value-type="string">
            <text:p>$5.38</text:p>
          </table:table-cell>
          <table:table-cell office:value-type="string">
            <text:p>$5.44</text:p>
          </table:table-cell>
          <table:table-cell office:value-type="string">
            <text:p>$5.36</text:p>
          </table:table-cell>
        </table:table-row>
        <table:table-row table:style-name="ro1">
          <table:table-cell office:value-type="string">
            <text:p>06/27/2017</text:p>
          </table:table-cell>
          <table:table-cell office:value-type="string">
            <text:p>$5.35</text:p>
          </table:table-cell>
          <table:table-cell office:value-type="float" office:value="6990436">
            <text:p>6990436</text:p>
          </table:table-cell>
          <table:table-cell office:value-type="string">
            <text:p>$5.27</text:p>
          </table:table-cell>
          <table:table-cell office:value-type="string">
            <text:p>$5.37</text:p>
          </table:table-cell>
          <table:table-cell office:value-type="string">
            <text:p>$5.26</text:p>
          </table:table-cell>
        </table:table-row>
        <table:table-row table:style-name="ro1">
          <table:table-cell office:value-type="string">
            <text:p>06/26/2017</text:p>
          </table:table-cell>
          <table:table-cell office:value-type="string">
            <text:p>$5.28</text:p>
          </table:table-cell>
          <table:table-cell office:value-type="float" office:value="9228688">
            <text:p>9228688</text:p>
          </table:table-cell>
          <table:table-cell office:value-type="string">
            <text:p>$5.17</text:p>
          </table:table-cell>
          <table:table-cell office:value-type="string">
            <text:p>$5.29</text:p>
          </table:table-cell>
          <table:table-cell office:value-type="string">
            <text:p>$5.17</text:p>
          </table:table-cell>
        </table:table-row>
        <table:table-row table:style-name="ro1">
          <table:table-cell office:value-type="string">
            <text:p>06/23/2017</text:p>
          </table:table-cell>
          <table:table-cell office:value-type="string">
            <text:p>$5.16</text:p>
          </table:table-cell>
          <table:table-cell office:value-type="float" office:value="6991204">
            <text:p>6991204</text:p>
          </table:table-cell>
          <table:table-cell office:value-type="string">
            <text:p>$5.12</text:p>
          </table:table-cell>
          <table:table-cell office:value-type="string">
            <text:p>$5.17</text:p>
          </table:table-cell>
          <table:table-cell office:value-type="string">
            <text:p>$5.07</text:p>
          </table:table-cell>
        </table:table-row>
        <table:table-row table:style-name="ro1">
          <table:table-cell office:value-type="string">
            <text:p>06/22/2017</text:p>
          </table:table-cell>
          <table:table-cell office:value-type="string">
            <text:p>$5.14</text:p>
          </table:table-cell>
          <table:table-cell office:value-type="float" office:value="16845768">
            <text:p>16845768</text:p>
          </table:table-cell>
          <table:table-cell office:value-type="string">
            <text:p>$5.12</text:p>
          </table:table-cell>
          <table:table-cell office:value-type="string">
            <text:p>$5.20</text:p>
          </table:table-cell>
          <table:table-cell office:value-type="string">
            <text:p>$5.11</text:p>
          </table:table-cell>
        </table:table-row>
        <table:table-row table:style-name="ro1">
          <table:table-cell office:value-type="string">
            <text:p>06/21/2017</text:p>
          </table:table-cell>
          <table:table-cell office:value-type="string">
            <text:p>$5.12</text:p>
          </table:table-cell>
          <table:table-cell office:value-type="float" office:value="8776816">
            <text:p>8776816</text:p>
          </table:table-cell>
          <table:table-cell office:value-type="string">
            <text:p>$5.17</text:p>
          </table:table-cell>
          <table:table-cell office:value-type="string">
            <text:p>$5.24</text:p>
          </table:table-cell>
          <table:table-cell office:value-type="string">
            <text:p>$5.07</text:p>
          </table:table-cell>
        </table:table-row>
        <table:table-row table:style-name="ro1">
          <table:table-cell office:value-type="string">
            <text:p>06/20/2017</text:p>
          </table:table-cell>
          <table:table-cell office:value-type="string">
            <text:p>$5.16</text:p>
          </table:table-cell>
          <table:table-cell office:value-type="float" office:value="7184736">
            <text:p>7184736</text:p>
          </table:table-cell>
          <table:table-cell office:value-type="string">
            <text:p>$5.18</text:p>
          </table:table-cell>
          <table:table-cell office:value-type="string">
            <text:p>$5.19</text:p>
          </table:table-cell>
          <table:table-cell office:value-type="string">
            <text:p>$5.12</text:p>
          </table:table-cell>
        </table:table-row>
        <table:table-row table:style-name="ro1">
          <table:table-cell office:value-type="string">
            <text:p>06/19/2017</text:p>
          </table:table-cell>
          <table:table-cell office:value-type="string">
            <text:p>$5.20</text:p>
          </table:table-cell>
          <table:table-cell office:value-type="float" office:value="8534832">
            <text:p>8534832</text:p>
          </table:table-cell>
          <table:table-cell office:value-type="string">
            <text:p>$5.16</text:p>
          </table:table-cell>
          <table:table-cell office:value-type="string">
            <text:p>$5.24</text:p>
          </table:table-cell>
          <table:table-cell office:value-type="string">
            <text:p>$5.09</text:p>
          </table:table-cell>
        </table:table-row>
        <table:table-row table:style-name="ro1">
          <table:table-cell office:value-type="string">
            <text:p>06/16/2017</text:p>
          </table:table-cell>
          <table:table-cell office:value-type="string">
            <text:p>$5.15</text:p>
          </table:table-cell>
          <table:table-cell office:value-type="float" office:value="14731836">
            <text:p>14731836</text:p>
          </table:table-cell>
          <table:table-cell office:value-type="string">
            <text:p>$5.28</text:p>
          </table:table-cell>
          <table:table-cell office:value-type="string">
            <text:p>$5.29</text:p>
          </table:table-cell>
          <table:table-cell office:value-type="string">
            <text:p>$5.13</text:p>
          </table:table-cell>
        </table:table-row>
        <table:table-row table:style-name="ro1">
          <table:table-cell office:value-type="string">
            <text:p>06/15/2017</text:p>
          </table:table-cell>
          <table:table-cell office:value-type="string">
            <text:p>$5.31</text:p>
          </table:table-cell>
          <table:table-cell office:value-type="float" office:value="9110040">
            <text:p>9110040</text:p>
          </table:table-cell>
          <table:table-cell office:value-type="string">
            <text:p>$5.38</text:p>
          </table:table-cell>
          <table:table-cell office:value-type="string">
            <text:p>$5.41</text:p>
          </table:table-cell>
          <table:table-cell office:value-type="string">
            <text:p>$5.29</text:p>
          </table:table-cell>
        </table:table-row>
        <table:table-row table:style-name="ro1">
          <table:table-cell office:value-type="string">
            <text:p>06/14/2017</text:p>
          </table:table-cell>
          <table:table-cell office:value-type="string">
            <text:p>$5.41</text:p>
          </table:table-cell>
          <table:table-cell office:value-type="float" office:value="9915496">
            <text:p>9915496</text:p>
          </table:table-cell>
          <table:table-cell table:number-columns-repeated="2" office:value-type="string">
            <text:p>$5.49</text:p>
          </table:table-cell>
          <table:table-cell office:value-type="string">
            <text:p>$5.31</text:p>
          </table:table-cell>
        </table:table-row>
        <table:table-row table:style-name="ro1">
          <table:table-cell office:value-type="string">
            <text:p>06/13/2017</text:p>
          </table:table-cell>
          <table:table-cell office:value-type="string">
            <text:p>$5.50</text:p>
          </table:table-cell>
          <table:table-cell office:value-type="float" office:value="7673072">
            <text:p>7673072</text:p>
          </table:table-cell>
          <table:table-cell office:value-type="string">
            <text:p>$5.45</text:p>
          </table:table-cell>
          <table:table-cell office:value-type="string">
            <text:p>$5.54</text:p>
          </table:table-cell>
          <table:table-cell office:value-type="string">
            <text:p>$5.39</text:p>
          </table:table-cell>
        </table:table-row>
        <table:table-row table:style-name="ro1">
          <table:table-cell office:value-type="string">
            <text:p>06/12/2017</text:p>
          </table:table-cell>
          <table:table-cell office:value-type="string">
            <text:p>$5.43</text:p>
          </table:table-cell>
          <table:table-cell office:value-type="float" office:value="13128520">
            <text:p>13128520</text:p>
          </table:table-cell>
          <table:table-cell office:value-type="string">
            <text:p>$5.49</text:p>
          </table:table-cell>
          <table:table-cell office:value-type="string">
            <text:p>$5.54</text:p>
          </table:table-cell>
          <table:table-cell office:value-type="string">
            <text:p>$5.40</text:p>
          </table:table-cell>
        </table:table-row>
        <table:table-row table:style-name="ro1">
          <table:table-cell office:value-type="string">
            <text:p>06/09/2017</text:p>
          </table:table-cell>
          <table:table-cell office:value-type="string">
            <text:p>$5.50</text:p>
          </table:table-cell>
          <table:table-cell office:value-type="float" office:value="11822756">
            <text:p>11822756</text:p>
          </table:table-cell>
          <table:table-cell office:value-type="string">
            <text:p>$5.33</text:p>
          </table:table-cell>
          <table:table-cell office:value-type="string">
            <text:p>$5.52</text:p>
          </table:table-cell>
          <table:table-cell office:value-type="string">
            <text:p>$5.33</text:p>
          </table:table-cell>
        </table:table-row>
        <table:table-row table:style-name="ro1">
          <table:table-cell office:value-type="string">
            <text:p>06/08/2017</text:p>
          </table:table-cell>
          <table:table-cell office:value-type="string">
            <text:p>$5.34</text:p>
          </table:table-cell>
          <table:table-cell office:value-type="float" office:value="14466596">
            <text:p>14466596</text:p>
          </table:table-cell>
          <table:table-cell office:value-type="string">
            <text:p>$5.54</text:p>
          </table:table-cell>
          <table:table-cell office:value-type="string">
            <text:p>$5.61</text:p>
          </table:table-cell>
          <table:table-cell office:value-type="string">
            <text:p>$5.33</text:p>
          </table:table-cell>
        </table:table-row>
        <table:table-row table:style-name="ro1">
          <table:table-cell office:value-type="string">
            <text:p>06/07/2017</text:p>
          </table:table-cell>
          <table:table-cell office:value-type="string">
            <text:p>$5.51</text:p>
          </table:table-cell>
          <table:table-cell office:value-type="float" office:value="8619896">
            <text:p>8619896</text:p>
          </table:table-cell>
          <table:table-cell office:value-type="string">
            <text:p>$5.49</text:p>
          </table:table-cell>
          <table:table-cell office:value-type="string">
            <text:p>$5.55</text:p>
          </table:table-cell>
          <table:table-cell office:value-type="string">
            <text:p>$5.46</text:p>
          </table:table-cell>
        </table:table-row>
        <table:table-row table:style-name="ro1">
          <table:table-cell office:value-type="string">
            <text:p>06/06/2017</text:p>
          </table:table-cell>
          <table:table-cell office:value-type="string">
            <text:p>$5.48</text:p>
          </table:table-cell>
          <table:table-cell office:value-type="float" office:value="12420340">
            <text:p>12420340</text:p>
          </table:table-cell>
          <table:table-cell office:value-type="string">
            <text:p>$5.56</text:p>
          </table:table-cell>
          <table:table-cell office:value-type="string">
            <text:p>$5.59</text:p>
          </table:table-cell>
          <table:table-cell office:value-type="string">
            <text:p>$5.47</text:p>
          </table:table-cell>
        </table:table-row>
        <table:table-row table:style-name="ro1">
          <table:table-cell office:value-type="string">
            <text:p>06/05/2017</text:p>
          </table:table-cell>
          <table:table-cell office:value-type="string">
            <text:p>$5.62</text:p>
          </table:table-cell>
          <table:table-cell office:value-type="float" office:value="7823792">
            <text:p>7823792</text:p>
          </table:table-cell>
          <table:table-cell office:value-type="string">
            <text:p>$5.56</text:p>
          </table:table-cell>
          <table:table-cell office:value-type="string">
            <text:p>$5.64</text:p>
          </table:table-cell>
          <table:table-cell office:value-type="string">
            <text:p>$5.49</text:p>
          </table:table-cell>
        </table:table-row>
        <table:table-row table:style-name="ro1">
          <table:table-cell office:value-type="string">
            <text:p>06/02/2017</text:p>
          </table:table-cell>
          <table:table-cell office:value-type="string">
            <text:p>$5.67</text:p>
          </table:table-cell>
          <table:table-cell office:value-type="float" office:value="9388192">
            <text:p>9388192</text:p>
          </table:table-cell>
          <table:table-cell office:value-type="string">
            <text:p>$5.68</text:p>
          </table:table-cell>
          <table:table-cell office:value-type="string">
            <text:p>$5.70</text:p>
          </table:table-cell>
          <table:table-cell office:value-type="string">
            <text:p>$5.59</text:p>
          </table:table-cell>
        </table:table-row>
        <table:table-row table:style-name="ro1">
          <table:table-cell office:value-type="string">
            <text:p>06/01/2017</text:p>
          </table:table-cell>
          <table:table-cell office:value-type="string">
            <text:p>$5.70</text:p>
          </table:table-cell>
          <table:table-cell office:value-type="float" office:value="14764024">
            <text:p>14764024</text:p>
          </table:table-cell>
          <table:table-cell office:value-type="string">
            <text:p>$5.54</text:p>
          </table:table-cell>
          <table:table-cell office:value-type="string">
            <text:p>$5.74</text:p>
          </table:table-cell>
          <table:table-cell office:value-type="string">
            <text:p>$5.53</text:p>
          </table:table-cell>
        </table:table-row>
        <table:table-row table:style-name="ro1">
          <table:table-cell office:value-type="string">
            <text:p>05/31/2017</text:p>
          </table:table-cell>
          <table:table-cell office:value-type="string">
            <text:p>$5.54</text:p>
          </table:table-cell>
          <table:table-cell office:value-type="float" office:value="21625616">
            <text:p>21625616</text:p>
          </table:table-cell>
          <table:table-cell office:value-type="string">
            <text:p>$5.66</text:p>
          </table:table-cell>
          <table:table-cell office:value-type="string">
            <text:p>$5.67</text:p>
          </table:table-cell>
          <table:table-cell office:value-type="string">
            <text:p>$5.47</text:p>
          </table:table-cell>
        </table:table-row>
        <table:table-row table:style-name="ro1">
          <table:table-cell office:value-type="string">
            <text:p>05/30/2017</text:p>
          </table:table-cell>
          <table:table-cell office:value-type="string">
            <text:p>$5.64</text:p>
          </table:table-cell>
          <table:table-cell office:value-type="float" office:value="22718636">
            <text:p>22718636</text:p>
          </table:table-cell>
          <table:table-cell office:value-type="string">
            <text:p>$5.55</text:p>
          </table:table-cell>
          <table:table-cell office:value-type="string">
            <text:p>$5.73</text:p>
          </table:table-cell>
          <table:table-cell office:value-type="string">
            <text:p>$5.54</text:p>
          </table:table-cell>
        </table:table-row>
        <table:table-row table:style-name="ro1">
          <table:table-cell office:value-type="string">
            <text:p>05/26/2017</text:p>
          </table:table-cell>
          <table:table-cell office:value-type="string">
            <text:p>$5.56</text:p>
          </table:table-cell>
          <table:table-cell office:value-type="float" office:value="56842040">
            <text:p>56842040</text:p>
          </table:table-cell>
          <table:table-cell office:value-type="string">
            <text:p>$5.53</text:p>
          </table:table-cell>
          <table:table-cell office:value-type="string">
            <text:p>$5.60</text:p>
          </table:table-cell>
          <table:table-cell office:value-type="string">
            <text:p>$5.31</text:p>
          </table:table-cell>
        </table:table-row>
        <table:table-row table:style-name="ro1">
          <table:table-cell office:value-type="string">
            <text:p>05/25/2017</text:p>
          </table:table-cell>
          <table:table-cell office:value-type="string">
            <text:p>$5.91</text:p>
          </table:table-cell>
          <table:table-cell office:value-type="float" office:value="30540864">
            <text:p>30540864</text:p>
          </table:table-cell>
          <table:table-cell office:value-type="string">
            <text:p>$5.90</text:p>
          </table:table-cell>
          <table:table-cell office:value-type="string">
            <text:p>$5.92</text:p>
          </table:table-cell>
          <table:table-cell office:value-type="string">
            <text:p>$5.68</text:p>
          </table:table-cell>
        </table:table-row>
        <table:table-row table:style-name="ro1">
          <table:table-cell office:value-type="string">
            <text:p>05/24/2017</text:p>
          </table:table-cell>
          <table:table-cell office:value-type="string">
            <text:p>$5.68</text:p>
          </table:table-cell>
          <table:table-cell office:value-type="float" office:value="9795424">
            <text:p>9795424</text:p>
          </table:table-cell>
          <table:table-cell office:value-type="string">
            <text:p>$5.65</text:p>
          </table:table-cell>
          <table:table-cell office:value-type="string">
            <text:p>$5.72</text:p>
          </table:table-cell>
          <table:table-cell office:value-type="string">
            <text:p>$5.61</text:p>
          </table:table-cell>
        </table:table-row>
        <table:table-row table:style-name="ro1">
          <table:table-cell office:value-type="string">
            <text:p>05/23/2017</text:p>
          </table:table-cell>
          <table:table-cell office:value-type="string">
            <text:p>$5.67</text:p>
          </table:table-cell>
          <table:table-cell office:value-type="float" office:value="22538816">
            <text:p>22538816</text:p>
          </table:table-cell>
          <table:table-cell table:number-columns-repeated="2" office:value-type="string">
            <text:p>$6.09</text:p>
          </table:table-cell>
          <table:table-cell office:value-type="string">
            <text:p>$5.66</text:p>
          </table:table-cell>
        </table:table-row>
        <table:table-row table:style-name="ro1">
          <table:table-cell office:value-type="string">
            <text:p>05/22/2017</text:p>
          </table:table-cell>
          <table:table-cell office:value-type="string">
            <text:p>$6.01</text:p>
          </table:table-cell>
          <table:table-cell office:value-type="float" office:value="9823496">
            <text:p>9823496</text:p>
          </table:table-cell>
          <table:table-cell office:value-type="string">
            <text:p>$6.09</text:p>
          </table:table-cell>
          <table:table-cell office:value-type="string">
            <text:p>$6.15</text:p>
          </table:table-cell>
          <table:table-cell office:value-type="string">
            <text:p>$6.01</text:p>
          </table:table-cell>
        </table:table-row>
        <table:table-row table:style-name="ro1">
          <table:table-cell office:value-type="string">
            <text:p>05/19/2017</text:p>
          </table:table-cell>
          <table:table-cell office:value-type="string">
            <text:p>$6.06</text:p>
          </table:table-cell>
          <table:table-cell office:value-type="float" office:value="10679304">
            <text:p>10679304</text:p>
          </table:table-cell>
          <table:table-cell office:value-type="string">
            <text:p>$5.95</text:p>
          </table:table-cell>
          <table:table-cell office:value-type="string">
            <text:p>$6.08</text:p>
          </table:table-cell>
          <table:table-cell office:value-type="string">
            <text:p>$5.90</text:p>
          </table:table-cell>
        </table:table-row>
        <table:table-row table:style-name="ro1">
          <table:table-cell office:value-type="string">
            <text:p>05/18/2017</text:p>
          </table:table-cell>
          <table:table-cell office:value-type="string">
            <text:p>$5.95</text:p>
          </table:table-cell>
          <table:table-cell office:value-type="float" office:value="6988760">
            <text:p>6988760</text:p>
          </table:table-cell>
          <table:table-cell office:value-type="string">
            <text:p>$5.99</text:p>
          </table:table-cell>
          <table:table-cell office:value-type="string">
            <text:p>$6.01</text:p>
          </table:table-cell>
          <table:table-cell office:value-type="string">
            <text:p>$5.88</text:p>
          </table:table-cell>
        </table:table-row>
        <table:table-row table:style-name="ro1">
          <table:table-cell office:value-type="string">
            <text:p>05/17/2017</text:p>
          </table:table-cell>
          <table:table-cell office:value-type="string">
            <text:p>$5.96</text:p>
          </table:table-cell>
          <table:table-cell office:value-type="float" office:value="8830848">
            <text:p>8830848</text:p>
          </table:table-cell>
          <table:table-cell office:value-type="string">
            <text:p>$6.04</text:p>
          </table:table-cell>
          <table:table-cell office:value-type="string">
            <text:p>$6.10</text:p>
          </table:table-cell>
          <table:table-cell office:value-type="string">
            <text:p>$5.94</text:p>
          </table:table-cell>
        </table:table-row>
        <table:table-row table:style-name="ro1">
          <table:table-cell office:value-type="string">
            <text:p>05/16/2017</text:p>
          </table:table-cell>
          <table:table-cell office:value-type="string">
            <text:p>$6.12</text:p>
          </table:table-cell>
          <table:table-cell office:value-type="float" office:value="8138856">
            <text:p>8138856</text:p>
          </table:table-cell>
          <table:table-cell office:value-type="string">
            <text:p>$6.08</text:p>
          </table:table-cell>
          <table:table-cell office:value-type="string">
            <text:p>$6.13</text:p>
          </table:table-cell>
          <table:table-cell office:value-type="string">
            <text:p>$5.98</text:p>
          </table:table-cell>
        </table:table-row>
        <table:table-row table:style-name="ro1">
          <table:table-cell office:value-type="string">
            <text:p>05/15/2017</text:p>
          </table:table-cell>
          <table:table-cell office:value-type="string">
            <text:p>$6.09</text:p>
          </table:table-cell>
          <table:table-cell office:value-type="float" office:value="8513140">
            <text:p>8513140</text:p>
          </table:table-cell>
          <table:table-cell office:value-type="string">
            <text:p>$6.04</text:p>
          </table:table-cell>
          <table:table-cell office:value-type="string">
            <text:p>$6.17</text:p>
          </table:table-cell>
          <table:table-cell office:value-type="string">
            <text:p>$6.03</text:p>
          </table:table-cell>
        </table:table-row>
        <table:table-row table:style-name="ro1">
          <table:table-cell office:value-type="string">
            <text:p>05/12/2017</text:p>
          </table:table-cell>
          <table:table-cell office:value-type="string">
            <text:p>$6.01</text:p>
          </table:table-cell>
          <table:table-cell office:value-type="float" office:value="7281044">
            <text:p>7281044</text:p>
          </table:table-cell>
          <table:table-cell office:value-type="string">
            <text:p>$6.07</text:p>
          </table:table-cell>
          <table:table-cell office:value-type="string">
            <text:p>$6.09</text:p>
          </table:table-cell>
          <table:table-cell office:value-type="string">
            <text:p>$5.95</text:p>
          </table:table-cell>
        </table:table-row>
        <table:table-row table:style-name="ro1">
          <table:table-cell office:value-type="string">
            <text:p>05/11/2017</text:p>
          </table:table-cell>
          <table:table-cell office:value-type="string">
            <text:p>$6.09</text:p>
          </table:table-cell>
          <table:table-cell office:value-type="float" office:value="12190792">
            <text:p>12190792</text:p>
          </table:table-cell>
          <table:table-cell office:value-type="string">
            <text:p>$6.28</text:p>
          </table:table-cell>
          <table:table-cell office:value-type="string">
            <text:p>$6.33</text:p>
          </table:table-cell>
          <table:table-cell office:value-type="string">
            <text:p>$6.06</text:p>
          </table:table-cell>
        </table:table-row>
        <table:table-row table:style-name="ro1">
          <table:table-cell office:value-type="string">
            <text:p>05/10/2017</text:p>
          </table:table-cell>
          <table:table-cell office:value-type="string">
            <text:p>$6.24</text:p>
          </table:table-cell>
          <table:table-cell office:value-type="float" office:value="9637080">
            <text:p>9637080</text:p>
          </table:table-cell>
          <table:table-cell office:value-type="string">
            <text:p>$6.14</text:p>
          </table:table-cell>
          <table:table-cell office:value-type="string">
            <text:p>$6.28</text:p>
          </table:table-cell>
          <table:table-cell office:value-type="string">
            <text:p>$6.11</text:p>
          </table:table-cell>
        </table:table-row>
        <table:table-row table:style-name="ro1">
          <table:table-cell office:value-type="string">
            <text:p>05/09/2017</text:p>
          </table:table-cell>
          <table:table-cell office:value-type="string">
            <text:p>$6.12</text:p>
          </table:table-cell>
          <table:table-cell office:value-type="float" office:value="7801808">
            <text:p>7801808</text:p>
          </table:table-cell>
          <table:table-cell office:value-type="string">
            <text:p>$6.08</text:p>
          </table:table-cell>
          <table:table-cell office:value-type="string">
            <text:p>$6.19</text:p>
          </table:table-cell>
          <table:table-cell office:value-type="string">
            <text:p>$6.02</text:p>
          </table:table-cell>
        </table:table-row>
        <table:table-row table:style-name="ro1">
          <table:table-cell office:value-type="string">
            <text:p>05/08/2017</text:p>
          </table:table-cell>
          <table:table-cell office:value-type="string">
            <text:p>$6.10</text:p>
          </table:table-cell>
          <table:table-cell office:value-type="float" office:value="8862788">
            <text:p>8862788</text:p>
          </table:table-cell>
          <table:table-cell office:value-type="string">
            <text:p>$6.00</text:p>
          </table:table-cell>
          <table:table-cell office:value-type="string">
            <text:p>$6.12</text:p>
          </table:table-cell>
          <table:table-cell office:value-type="string">
            <text:p>$5.96</text:p>
          </table:table-cell>
        </table:table-row>
        <table:table-row table:style-name="ro1">
          <table:table-cell office:value-type="string">
            <text:p>05/05/2017</text:p>
          </table:table-cell>
          <table:table-cell office:value-type="string">
            <text:p>$6.00</text:p>
          </table:table-cell>
          <table:table-cell office:value-type="float" office:value="4684252">
            <text:p>4684252</text:p>
          </table:table-cell>
          <table:table-cell office:value-type="string">
            <text:p>$5.93</text:p>
          </table:table-cell>
          <table:table-cell office:value-type="string">
            <text:p>$6.00</text:p>
          </table:table-cell>
          <table:table-cell office:value-type="string">
            <text:p>$5.90</text:p>
          </table:table-cell>
        </table:table-row>
        <table:table-row table:style-name="ro1">
          <table:table-cell office:value-type="string">
            <text:p>05/04/2017</text:p>
          </table:table-cell>
          <table:table-cell office:value-type="string">
            <text:p>$5.89</text:p>
          </table:table-cell>
          <table:table-cell office:value-type="float" office:value="5855804">
            <text:p>5855804</text:p>
          </table:table-cell>
          <table:table-cell office:value-type="string">
            <text:p>$6.00</text:p>
          </table:table-cell>
          <table:table-cell office:value-type="string">
            <text:p>$6.04</text:p>
          </table:table-cell>
          <table:table-cell office:value-type="string">
            <text:p>$5.88</text:p>
          </table:table-cell>
        </table:table-row>
        <table:table-row table:style-name="ro1">
          <table:table-cell office:value-type="string">
            <text:p>05/03/2017</text:p>
          </table:table-cell>
          <table:table-cell office:value-type="string">
            <text:p>$5.99</text:p>
          </table:table-cell>
          <table:table-cell office:value-type="float" office:value="12511300">
            <text:p>12511300</text:p>
          </table:table-cell>
          <table:table-cell office:value-type="string">
            <text:p>$5.87</text:p>
          </table:table-cell>
          <table:table-cell office:value-type="string">
            <text:p>$6.00</text:p>
          </table:table-cell>
          <table:table-cell office:value-type="string">
            <text:p>$5.85</text:p>
          </table:table-cell>
        </table:table-row>
        <table:table-row table:style-name="ro1">
          <table:table-cell office:value-type="string">
            <text:p>05/02/2017</text:p>
          </table:table-cell>
          <table:table-cell office:value-type="string">
            <text:p>$5.86</text:p>
          </table:table-cell>
          <table:table-cell office:value-type="float" office:value="7152612">
            <text:p>7152612</text:p>
          </table:table-cell>
          <table:table-cell office:value-type="string">
            <text:p>$5.71</text:p>
          </table:table-cell>
          <table:table-cell office:value-type="string">
            <text:p>$5.89</text:p>
          </table:table-cell>
          <table:table-cell office:value-type="string">
            <text:p>$5.69</text:p>
          </table:table-cell>
        </table:table-row>
        <table:table-row table:style-name="ro1">
          <table:table-cell office:value-type="string">
            <text:p>05/01/2017</text:p>
          </table:table-cell>
          <table:table-cell office:value-type="string">
            <text:p>$5.70</text:p>
          </table:table-cell>
          <table:table-cell office:value-type="float" office:value="10979184">
            <text:p>10979184</text:p>
          </table:table-cell>
          <table:table-cell office:value-type="string">
            <text:p>$5.69</text:p>
          </table:table-cell>
          <table:table-cell office:value-type="string">
            <text:p>$5.81</text:p>
          </table:table-cell>
          <table:table-cell office:value-type="string">
            <text:p>$5.64</text:p>
          </table:table-cell>
        </table:table-row>
        <table:table-row table:style-name="ro1">
          <table:table-cell office:value-type="string">
            <text:p>04/28/2017</text:p>
          </table:table-cell>
          <table:table-cell office:value-type="string">
            <text:p>$5.67</text:p>
          </table:table-cell>
          <table:table-cell office:value-type="float" office:value="12417288">
            <text:p>12417288</text:p>
          </table:table-cell>
          <table:table-cell table:number-columns-repeated="2" office:value-type="string">
            <text:p>$5.77</text:p>
          </table:table-cell>
          <table:table-cell office:value-type="string">
            <text:p>$5.62</text:p>
          </table:table-cell>
        </table:table-row>
        <table:table-row table:style-name="ro1">
          <table:table-cell office:value-type="string">
            <text:p>04/27/2017</text:p>
          </table:table-cell>
          <table:table-cell office:value-type="string">
            <text:p>$5.78</text:p>
          </table:table-cell>
          <table:table-cell office:value-type="float" office:value="11881392">
            <text:p>11881392</text:p>
          </table:table-cell>
          <table:table-cell office:value-type="string">
            <text:p>$5.92</text:p>
          </table:table-cell>
          <table:table-cell office:value-type="string">
            <text:p>$5.93</text:p>
          </table:table-cell>
          <table:table-cell office:value-type="string">
            <text:p>$5.76</text:p>
          </table:table-cell>
        </table:table-row>
        <table:table-row table:style-name="ro1">
          <table:table-cell office:value-type="string">
            <text:p>04/26/2017</text:p>
          </table:table-cell>
          <table:table-cell office:value-type="string">
            <text:p>$5.91</text:p>
          </table:table-cell>
          <table:table-cell office:value-type="float" office:value="8846596">
            <text:p>8846596</text:p>
          </table:table-cell>
          <table:table-cell office:value-type="string">
            <text:p>$5.86</text:p>
          </table:table-cell>
          <table:table-cell office:value-type="string">
            <text:p>$5.99</text:p>
          </table:table-cell>
          <table:table-cell office:value-type="string">
            <text:p>$5.83</text:p>
          </table:table-cell>
        </table:table-row>
        <table:table-row table:style-name="ro1">
          <table:table-cell office:value-type="string">
            <text:p>04/25/2017</text:p>
          </table:table-cell>
          <table:table-cell office:value-type="string">
            <text:p>$5.85</text:p>
          </table:table-cell>
          <table:table-cell office:value-type="float" office:value="5767840">
            <text:p>5767840</text:p>
          </table:table-cell>
          <table:table-cell office:value-type="string">
            <text:p>$5.83</text:p>
          </table:table-cell>
          <table:table-cell office:value-type="string">
            <text:p>$5.87</text:p>
          </table:table-cell>
          <table:table-cell office:value-type="string">
            <text:p>$5.78</text:p>
          </table:table-cell>
        </table:table-row>
        <table:table-row table:style-name="ro1">
          <table:table-cell office:value-type="string">
            <text:p>04/24/2017</text:p>
          </table:table-cell>
          <table:table-cell office:value-type="string">
            <text:p>$5.81</text:p>
          </table:table-cell>
          <table:table-cell office:value-type="float" office:value="10865628">
            <text:p>10865628</text:p>
          </table:table-cell>
          <table:table-cell office:value-type="string">
            <text:p>$5.85</text:p>
          </table:table-cell>
          <table:table-cell office:value-type="string">
            <text:p>$5.87</text:p>
          </table:table-cell>
          <table:table-cell office:value-type="string">
            <text:p>$5.74</text:p>
          </table:table-cell>
        </table:table-row>
        <table:table-row table:style-name="ro1">
          <table:table-cell office:value-type="string">
            <text:p>04/21/2017</text:p>
          </table:table-cell>
          <table:table-cell office:value-type="string">
            <text:p>$5.80</text:p>
          </table:table-cell>
          <table:table-cell office:value-type="float" office:value="7067392">
            <text:p>7067392</text:p>
          </table:table-cell>
          <table:table-cell office:value-type="string">
            <text:p>$5.81</text:p>
          </table:table-cell>
          <table:table-cell office:value-type="string">
            <text:p>$5.82</text:p>
          </table:table-cell>
          <table:table-cell office:value-type="string">
            <text:p>$5.74</text:p>
          </table:table-cell>
        </table:table-row>
        <table:table-row table:style-name="ro1">
          <table:table-cell office:value-type="string">
            <text:p>04/20/2017</text:p>
          </table:table-cell>
          <table:table-cell office:value-type="string">
            <text:p>$5.80</text:p>
          </table:table-cell>
          <table:table-cell office:value-type="float" office:value="7626392">
            <text:p>7626392</text:p>
          </table:table-cell>
          <table:table-cell office:value-type="string">
            <text:p>$5.74</text:p>
          </table:table-cell>
          <table:table-cell office:value-type="string">
            <text:p>$5.86</text:p>
          </table:table-cell>
          <table:table-cell office:value-type="string">
            <text:p>$5.74</text:p>
          </table:table-cell>
        </table:table-row>
        <table:table-row table:style-name="ro1">
          <table:table-cell office:value-type="string">
            <text:p>04/19/2017</text:p>
          </table:table-cell>
          <table:table-cell office:value-type="string">
            <text:p>$5.70</text:p>
          </table:table-cell>
          <table:table-cell office:value-type="float" office:value="6721864">
            <text:p>6721864</text:p>
          </table:table-cell>
          <table:table-cell office:value-type="string">
            <text:p>$5.73</text:p>
          </table:table-cell>
          <table:table-cell office:value-type="string">
            <text:p>$5.78</text:p>
          </table:table-cell>
          <table:table-cell office:value-type="string">
            <text:p>$5.69</text:p>
          </table:table-cell>
        </table:table-row>
        <table:table-row table:style-name="ro1">
          <table:table-cell office:value-type="string">
            <text:p>04/18/2017</text:p>
          </table:table-cell>
          <table:table-cell office:value-type="string">
            <text:p>$5.71</text:p>
          </table:table-cell>
          <table:table-cell office:value-type="float" office:value="7943900">
            <text:p>7943900</text:p>
          </table:table-cell>
          <table:table-cell office:value-type="string">
            <text:p>$5.71</text:p>
          </table:table-cell>
          <table:table-cell office:value-type="string">
            <text:p>$5.75</text:p>
          </table:table-cell>
          <table:table-cell office:value-type="string">
            <text:p>$5.65</text:p>
          </table:table-cell>
        </table:table-row>
        <table:table-row table:style-name="ro1">
          <table:table-cell office:value-type="string">
            <text:p>04/17/2017</text:p>
          </table:table-cell>
          <table:table-cell office:value-type="string">
            <text:p>$5.72</text:p>
          </table:table-cell>
          <table:table-cell office:value-type="float" office:value="14217792">
            <text:p>14217792</text:p>
          </table:table-cell>
          <table:table-cell office:value-type="string">
            <text:p>$5.61</text:p>
          </table:table-cell>
          <table:table-cell office:value-type="string">
            <text:p>$5.74</text:p>
          </table:table-cell>
          <table:table-cell office:value-type="string">
            <text:p>$5.60</text:p>
          </table:table-cell>
        </table:table-row>
        <table:table-row table:style-name="ro1">
          <table:table-cell office:value-type="string">
            <text:p>04/13/2017</text:p>
          </table:table-cell>
          <table:table-cell office:value-type="string">
            <text:p>$5.60</text:p>
          </table:table-cell>
          <table:table-cell office:value-type="float" office:value="14654424">
            <text:p>14654424</text:p>
          </table:table-cell>
          <table:table-cell office:value-type="string">
            <text:p>$5.52</text:p>
          </table:table-cell>
          <table:table-cell office:value-type="string">
            <text:p>$5.61</text:p>
          </table:table-cell>
          <table:table-cell office:value-type="string">
            <text:p>$5.50</text:p>
          </table:table-cell>
        </table:table-row>
        <table:table-row table:style-name="ro1">
          <table:table-cell office:value-type="string">
            <text:p>04/12/2017</text:p>
          </table:table-cell>
          <table:table-cell office:value-type="string">
            <text:p>$5.52</text:p>
          </table:table-cell>
          <table:table-cell office:value-type="float" office:value="7532436">
            <text:p>7532436</text:p>
          </table:table-cell>
          <table:table-cell table:number-columns-repeated="2" office:value-type="string">
            <text:p>$5.55</text:p>
          </table:table-cell>
          <table:table-cell office:value-type="string">
            <text:p>$5.47</text:p>
          </table:table-cell>
        </table:table-row>
        <table:table-row table:style-name="ro1">
          <table:table-cell office:value-type="string">
            <text:p>04/11/2017</text:p>
          </table:table-cell>
          <table:table-cell office:value-type="string">
            <text:p>$5.53</text:p>
          </table:table-cell>
          <table:table-cell office:value-type="float" office:value="10873432">
            <text:p>10873432</text:p>
          </table:table-cell>
          <table:table-cell office:value-type="string">
            <text:p>$5.45</text:p>
          </table:table-cell>
          <table:table-cell office:value-type="string">
            <text:p>$5.54</text:p>
          </table:table-cell>
          <table:table-cell office:value-type="string">
            <text:p>$5.42</text:p>
          </table:table-cell>
        </table:table-row>
        <table:table-row table:style-name="ro1">
          <table:table-cell office:value-type="string">
            <text:p>04/10/2017</text:p>
          </table:table-cell>
          <table:table-cell office:value-type="string">
            <text:p>$5.47</text:p>
          </table:table-cell>
          <table:table-cell office:value-type="float" office:value="9381048">
            <text:p>9381048</text:p>
          </table:table-cell>
          <table:table-cell office:value-type="string">
            <text:p>$5.40</text:p>
          </table:table-cell>
          <table:table-cell office:value-type="string">
            <text:p>$5.53</text:p>
          </table:table-cell>
          <table:table-cell office:value-type="string">
            <text:p>$5.39</text:p>
          </table:table-cell>
        </table:table-row>
        <table:table-row table:style-name="ro1">
          <table:table-cell office:value-type="string">
            <text:p>04/07/2017</text:p>
          </table:table-cell>
          <table:table-cell office:value-type="string">
            <text:p>$5.42</text:p>
          </table:table-cell>
          <table:table-cell office:value-type="float" office:value="15018128">
            <text:p>15018128</text:p>
          </table:table-cell>
          <table:table-cell office:value-type="string">
            <text:p>$5.46</text:p>
          </table:table-cell>
          <table:table-cell office:value-type="string">
            <text:p>$5.51</text:p>
          </table:table-cell>
          <table:table-cell office:value-type="string">
            <text:p>$5.40</text:p>
          </table:table-cell>
        </table:table-row>
        <table:table-row table:style-name="ro1">
          <table:table-cell office:value-type="string">
            <text:p>04/06/2017</text:p>
          </table:table-cell>
          <table:table-cell office:value-type="string">
            <text:p>$5.46</text:p>
          </table:table-cell>
          <table:table-cell office:value-type="float" office:value="13184728">
            <text:p>13184728</text:p>
          </table:table-cell>
          <table:table-cell office:value-type="string">
            <text:p>$5.49</text:p>
          </table:table-cell>
          <table:table-cell office:value-type="string">
            <text:p>$5.54</text:p>
          </table:table-cell>
          <table:table-cell office:value-type="string">
            <text:p>$5.44</text:p>
          </table:table-cell>
        </table:table-row>
        <table:table-row table:style-name="ro1">
          <table:table-cell office:value-type="string">
            <text:p>04/05/2017</text:p>
          </table:table-cell>
          <table:table-cell office:value-type="string">
            <text:p>$5.44</text:p>
          </table:table-cell>
          <table:table-cell office:value-type="float" office:value="8669200">
            <text:p>8669200</text:p>
          </table:table-cell>
          <table:table-cell office:value-type="string">
            <text:p>$5.55</text:p>
          </table:table-cell>
          <table:table-cell office:value-type="string">
            <text:p>$5.57</text:p>
          </table:table-cell>
          <table:table-cell office:value-type="string">
            <text:p>$5.44</text:p>
          </table:table-cell>
        </table:table-row>
        <table:table-row table:style-name="ro1">
          <table:table-cell office:value-type="string">
            <text:p>04/04/2017</text:p>
          </table:table-cell>
          <table:table-cell office:value-type="string">
            <text:p>$5.50</text:p>
          </table:table-cell>
          <table:table-cell office:value-type="float" office:value="8947456">
            <text:p>8947456</text:p>
          </table:table-cell>
          <table:table-cell office:value-type="string">
            <text:p>$5.49</text:p>
          </table:table-cell>
          <table:table-cell office:value-type="string">
            <text:p>$5.55</text:p>
          </table:table-cell>
          <table:table-cell office:value-type="string">
            <text:p>$5.44</text:p>
          </table:table-cell>
        </table:table-row>
        <table:table-row table:style-name="ro1">
          <table:table-cell office:value-type="string">
            <text:p>04/03/2017</text:p>
          </table:table-cell>
          <table:table-cell office:value-type="string">
            <text:p>$5.50</text:p>
          </table:table-cell>
          <table:table-cell office:value-type="float" office:value="10832396">
            <text:p>10832396</text:p>
          </table:table-cell>
          <table:table-cell office:value-type="string">
            <text:p>$5.63</text:p>
          </table:table-cell>
          <table:table-cell office:value-type="string">
            <text:p>$5.66</text:p>
          </table:table-cell>
          <table:table-cell office:value-type="string">
            <text:p>$5.48</text:p>
          </table:table-cell>
        </table:table-row>
        <table:table-row table:style-name="ro1">
          <table:table-cell office:value-type="string">
            <text:p>03/31/2017</text:p>
          </table:table-cell>
          <table:table-cell office:value-type="string">
            <text:p>$5.64</text:p>
          </table:table-cell>
          <table:table-cell office:value-type="float" office:value="11734716">
            <text:p>11734716</text:p>
          </table:table-cell>
          <table:table-cell office:value-type="string">
            <text:p>$5.62</text:p>
          </table:table-cell>
          <table:table-cell office:value-type="string">
            <text:p>$5.69</text:p>
          </table:table-cell>
          <table:table-cell office:value-type="string">
            <text:p>$5.59</text:p>
          </table:table-cell>
        </table:table-row>
        <table:table-row table:style-name="ro1">
          <table:table-cell office:value-type="string">
            <text:p>03/30/2017</text:p>
          </table:table-cell>
          <table:table-cell office:value-type="string">
            <text:p>$5.62</text:p>
          </table:table-cell>
          <table:table-cell office:value-type="float" office:value="8889328">
            <text:p>8889328</text:p>
          </table:table-cell>
          <table:table-cell office:value-type="string">
            <text:p>$5.48</text:p>
          </table:table-cell>
          <table:table-cell office:value-type="string">
            <text:p>$5.62</text:p>
          </table:table-cell>
          <table:table-cell office:value-type="string">
            <text:p>$5.47</text:p>
          </table:table-cell>
        </table:table-row>
        <table:table-row table:style-name="ro1">
          <table:table-cell office:value-type="string">
            <text:p>03/29/2017</text:p>
          </table:table-cell>
          <table:table-cell office:value-type="string">
            <text:p>$5.49</text:p>
          </table:table-cell>
          <table:table-cell office:value-type="float" office:value="13033208">
            <text:p>13033208</text:p>
          </table:table-cell>
          <table:table-cell office:value-type="string">
            <text:p>$5.45</text:p>
          </table:table-cell>
          <table:table-cell office:value-type="string">
            <text:p>$5.54</text:p>
          </table:table-cell>
          <table:table-cell office:value-type="string">
            <text:p>$5.39</text:p>
          </table:table-cell>
        </table:table-row>
        <table:table-row table:style-name="ro1">
          <table:table-cell office:value-type="string">
            <text:p>03/28/2017</text:p>
          </table:table-cell>
          <table:table-cell office:value-type="string">
            <text:p>$5.43</text:p>
          </table:table-cell>
          <table:table-cell office:value-type="float" office:value="17114340">
            <text:p>17114340</text:p>
          </table:table-cell>
          <table:table-cell office:value-type="string">
            <text:p>$5.22</text:p>
          </table:table-cell>
          <table:table-cell office:value-type="string">
            <text:p>$5.45</text:p>
          </table:table-cell>
          <table:table-cell office:value-type="string">
            <text:p>$5.18</text:p>
          </table:table-cell>
        </table:table-row>
        <table:table-row table:style-name="ro1">
          <table:table-cell office:value-type="string">
            <text:p>03/27/2017</text:p>
          </table:table-cell>
          <table:table-cell office:value-type="string">
            <text:p>$5.21</text:p>
          </table:table-cell>
          <table:table-cell office:value-type="float" office:value="27845572">
            <text:p>27845572</text:p>
          </table:table-cell>
          <table:table-cell office:value-type="string">
            <text:p>$5.08</text:p>
          </table:table-cell>
          <table:table-cell office:value-type="string">
            <text:p>$5.27</text:p>
          </table:table-cell>
          <table:table-cell office:value-type="string">
            <text:p>$5.06</text:p>
          </table:table-cell>
        </table:table-row>
        <table:table-row table:style-name="ro1">
          <table:table-cell office:value-type="string">
            <text:p>03/24/2017</text:p>
          </table:table-cell>
          <table:table-cell office:value-type="string">
            <text:p>$5.18</text:p>
          </table:table-cell>
          <table:table-cell office:value-type="float" office:value="63703880">
            <text:p>63703880</text:p>
          </table:table-cell>
          <table:table-cell office:value-type="string">
            <text:p>$5.34</text:p>
          </table:table-cell>
          <table:table-cell office:value-type="string">
            <text:p>$5.39</text:p>
          </table:table-cell>
          <table:table-cell office:value-type="string">
            <text:p>$5.17</text:p>
          </table:table-cell>
        </table:table-row>
        <table:table-row table:style-name="ro1">
          <table:table-cell office:value-type="string">
            <text:p>03/23/2017</text:p>
          </table:table-cell>
          <table:table-cell office:value-type="string">
            <text:p>$5.99</text:p>
          </table:table-cell>
          <table:table-cell office:value-type="float" office:value="18229336">
            <text:p>18229336</text:p>
          </table:table-cell>
          <table:table-cell office:value-type="string">
            <text:p>$6.04</text:p>
          </table:table-cell>
          <table:table-cell office:value-type="string">
            <text:p>$6.11</text:p>
          </table:table-cell>
          <table:table-cell office:value-type="string">
            <text:p>$5.95</text:p>
          </table:table-cell>
        </table:table-row>
        <table:table-row table:style-name="ro1">
          <table:table-cell office:value-type="string">
            <text:p>03/22/2017</text:p>
          </table:table-cell>
          <table:table-cell office:value-type="string">
            <text:p>$6.02</text:p>
          </table:table-cell>
          <table:table-cell office:value-type="float" office:value="8168184">
            <text:p>8168184</text:p>
          </table:table-cell>
          <table:table-cell office:value-type="string">
            <text:p>$6.01</text:p>
          </table:table-cell>
          <table:table-cell office:value-type="string">
            <text:p>$6.03</text:p>
          </table:table-cell>
          <table:table-cell office:value-type="string">
            <text:p>$5.94</text:p>
          </table:table-cell>
        </table:table-row>
        <table:table-row table:style-name="ro1">
          <table:table-cell office:value-type="string">
            <text:p>03/21/2017</text:p>
          </table:table-cell>
          <table:table-cell office:value-type="string">
            <text:p>$6.00</text:p>
          </table:table-cell>
          <table:table-cell office:value-type="float" office:value="11403884">
            <text:p>11403884</text:p>
          </table:table-cell>
          <table:table-cell office:value-type="string">
            <text:p>$6.01</text:p>
          </table:table-cell>
          <table:table-cell office:value-type="string">
            <text:p>$6.04</text:p>
          </table:table-cell>
          <table:table-cell office:value-type="string">
            <text:p>$5.85</text:p>
          </table:table-cell>
        </table:table-row>
        <table:table-row table:style-name="ro1">
          <table:table-cell office:value-type="string">
            <text:p>03/20/2017</text:p>
          </table:table-cell>
          <table:table-cell office:value-type="string">
            <text:p>$5.97</text:p>
          </table:table-cell>
          <table:table-cell office:value-type="float" office:value="16464760">
            <text:p>16464760</text:p>
          </table:table-cell>
          <table:table-cell office:value-type="string">
            <text:p>$6.17</text:p>
          </table:table-cell>
          <table:table-cell office:value-type="string">
            <text:p>$6.21</text:p>
          </table:table-cell>
          <table:table-cell office:value-type="string">
            <text:p>$5.94</text:p>
          </table:table-cell>
        </table:table-row>
        <table:table-row table:style-name="ro1">
          <table:table-cell office:value-type="string">
            <text:p>03/17/2017</text:p>
          </table:table-cell>
          <table:table-cell office:value-type="string">
            <text:p>$6.16</text:p>
          </table:table-cell>
          <table:table-cell office:value-type="float" office:value="21712456">
            <text:p>21712456</text:p>
          </table:table-cell>
          <table:table-cell office:value-type="string">
            <text:p>$6.07</text:p>
          </table:table-cell>
          <table:table-cell office:value-type="string">
            <text:p>$6.17</text:p>
          </table:table-cell>
          <table:table-cell office:value-type="string">
            <text:p>$6.05</text:p>
          </table:table-cell>
        </table:table-row>
        <table:table-row table:style-name="ro1">
          <table:table-cell office:value-type="string">
            <text:p>03/16/2017</text:p>
          </table:table-cell>
          <table:table-cell office:value-type="string">
            <text:p>$6.07</text:p>
          </table:table-cell>
          <table:table-cell office:value-type="float" office:value="12535420">
            <text:p>12535420</text:p>
          </table:table-cell>
          <table:table-cell table:number-columns-repeated="2" office:value-type="string">
            <text:p>$6.15</text:p>
          </table:table-cell>
          <table:table-cell office:value-type="string">
            <text:p>$6.01</text:p>
          </table:table-cell>
        </table:table-row>
        <table:table-row table:style-name="ro1">
          <table:table-cell office:value-type="string">
            <text:p>03/15/2017</text:p>
          </table:table-cell>
          <table:table-cell office:value-type="string">
            <text:p>$6.17</text:p>
          </table:table-cell>
          <table:table-cell office:value-type="float" office:value="11586176">
            <text:p>11586176</text:p>
          </table:table-cell>
          <table:table-cell office:value-type="string">
            <text:p>$6.17</text:p>
          </table:table-cell>
          <table:table-cell office:value-type="string">
            <text:p>$6.20</text:p>
          </table:table-cell>
          <table:table-cell office:value-type="string">
            <text:p>$6.08</text:p>
          </table:table-cell>
        </table:table-row>
        <table:table-row table:style-name="ro1">
          <table:table-cell office:value-type="string">
            <text:p>03/14/2017</text:p>
          </table:table-cell>
          <table:table-cell office:value-type="string">
            <text:p>$6.14</text:p>
          </table:table-cell>
          <table:table-cell office:value-type="float" office:value="7400216">
            <text:p>7400216</text:p>
          </table:table-cell>
          <table:table-cell office:value-type="string">
            <text:p>$6.05</text:p>
          </table:table-cell>
          <table:table-cell office:value-type="string">
            <text:p>$6.16</text:p>
          </table:table-cell>
          <table:table-cell office:value-type="string">
            <text:p>$6.00</text:p>
          </table:table-cell>
        </table:table-row>
        <table:table-row table:style-name="ro1">
          <table:table-cell office:value-type="string">
            <text:p>03/13/2017</text:p>
          </table:table-cell>
          <table:table-cell office:value-type="string">
            <text:p>$6.05</text:p>
          </table:table-cell>
          <table:table-cell office:value-type="float" office:value="15760116">
            <text:p>15760116</text:p>
          </table:table-cell>
          <table:table-cell office:value-type="string">
            <text:p>$6.19</text:p>
          </table:table-cell>
          <table:table-cell office:value-type="string">
            <text:p>$6.20</text:p>
          </table:table-cell>
          <table:table-cell office:value-type="string">
            <text:p>$6.03</text:p>
          </table:table-cell>
        </table:table-row>
        <table:table-row table:style-name="ro1">
          <table:table-cell office:value-type="string">
            <text:p>03/10/2017</text:p>
          </table:table-cell>
          <table:table-cell office:value-type="string">
            <text:p>$6.30</text:p>
          </table:table-cell>
          <table:table-cell office:value-type="float" office:value="12197452">
            <text:p>12197452</text:p>
          </table:table-cell>
          <table:table-cell office:value-type="string">
            <text:p>$6.16</text:p>
          </table:table-cell>
          <table:table-cell office:value-type="string">
            <text:p>$6.33</text:p>
          </table:table-cell>
          <table:table-cell office:value-type="string">
            <text:p>$6.16</text:p>
          </table:table-cell>
        </table:table-row>
        <table:table-row table:style-name="ro1">
          <table:table-cell office:value-type="string">
            <text:p>03/09/2017</text:p>
          </table:table-cell>
          <table:table-cell office:value-type="string">
            <text:p>$6.25</text:p>
          </table:table-cell>
          <table:table-cell office:value-type="float" office:value="9592860">
            <text:p>9592860</text:p>
          </table:table-cell>
          <table:table-cell office:value-type="string">
            <text:p>$6.25</text:p>
          </table:table-cell>
          <table:table-cell office:value-type="string">
            <text:p>$6.31</text:p>
          </table:table-cell>
          <table:table-cell office:value-type="string">
            <text:p>$6.21</text:p>
          </table:table-cell>
        </table:table-row>
        <table:table-row table:style-name="ro1">
          <table:table-cell office:value-type="string">
            <text:p>03/08/2017</text:p>
          </table:table-cell>
          <table:table-cell office:value-type="string">
            <text:p>$6.25</text:p>
          </table:table-cell>
          <table:table-cell office:value-type="float" office:value="9521640">
            <text:p>9521640</text:p>
          </table:table-cell>
          <table:table-cell office:value-type="string">
            <text:p>$6.19</text:p>
          </table:table-cell>
          <table:table-cell office:value-type="string">
            <text:p>$6.29</text:p>
          </table:table-cell>
          <table:table-cell office:value-type="string">
            <text:p>$6.15</text:p>
          </table:table-cell>
        </table:table-row>
        <table:table-row table:style-name="ro1">
          <table:table-cell office:value-type="string">
            <text:p>03/07/2017</text:p>
          </table:table-cell>
          <table:table-cell office:value-type="string">
            <text:p>$6.17</text:p>
          </table:table-cell>
          <table:table-cell office:value-type="float" office:value="9258264">
            <text:p>9258264</text:p>
          </table:table-cell>
          <table:table-cell office:value-type="string">
            <text:p>$6.20</text:p>
          </table:table-cell>
          <table:table-cell office:value-type="string">
            <text:p>$6.22</text:p>
          </table:table-cell>
          <table:table-cell office:value-type="string">
            <text:p>$6.11</text:p>
          </table:table-cell>
        </table:table-row>
        <table:table-row table:style-name="ro1">
          <table:table-cell office:value-type="string">
            <text:p>03/06/2017</text:p>
          </table:table-cell>
          <table:table-cell office:value-type="string">
            <text:p>$6.23</text:p>
          </table:table-cell>
          <table:table-cell office:value-type="float" office:value="9101944">
            <text:p>9101944</text:p>
          </table:table-cell>
          <table:table-cell office:value-type="string">
            <text:p>$6.32</text:p>
          </table:table-cell>
          <table:table-cell office:value-type="string">
            <text:p>$6.33</text:p>
          </table:table-cell>
          <table:table-cell office:value-type="string">
            <text:p>$6.18</text:p>
          </table:table-cell>
        </table:table-row>
        <table:table-row table:style-name="ro1">
          <table:table-cell office:value-type="string">
            <text:p>03/03/2017</text:p>
          </table:table-cell>
          <table:table-cell office:value-type="string">
            <text:p>$6.32</text:p>
          </table:table-cell>
          <table:table-cell office:value-type="float" office:value="7324200">
            <text:p>7324200</text:p>
          </table:table-cell>
          <table:table-cell office:value-type="string">
            <text:p>$6.27</text:p>
          </table:table-cell>
          <table:table-cell office:value-type="string">
            <text:p>$6.33</text:p>
          </table:table-cell>
          <table:table-cell office:value-type="string">
            <text:p>$6.25</text:p>
          </table:table-cell>
        </table:table-row>
        <table:table-row table:style-name="ro1">
          <table:table-cell office:value-type="string">
            <text:p>03/02/2017</text:p>
          </table:table-cell>
          <table:table-cell office:value-type="string">
            <text:p>$6.25</text:p>
          </table:table-cell>
          <table:table-cell office:value-type="float" office:value="9901464">
            <text:p>9901464</text:p>
          </table:table-cell>
          <table:table-cell office:value-type="string">
            <text:p>$6.12</text:p>
          </table:table-cell>
          <table:table-cell office:value-type="string">
            <text:p>$6.28</text:p>
          </table:table-cell>
          <table:table-cell office:value-type="string">
            <text:p>$6.11</text:p>
          </table:table-cell>
        </table:table-row>
        <table:table-row table:style-name="ro1">
          <table:table-cell office:value-type="string">
            <text:p>03/01/2017</text:p>
          </table:table-cell>
          <table:table-cell office:value-type="string">
            <text:p>$6.12</text:p>
          </table:table-cell>
          <table:table-cell office:value-type="float" office:value="13365128">
            <text:p>13365128</text:p>
          </table:table-cell>
          <table:table-cell office:value-type="string">
            <text:p>$6.14</text:p>
          </table:table-cell>
          <table:table-cell office:value-type="string">
            <text:p>$6.23</text:p>
          </table:table-cell>
          <table:table-cell office:value-type="string">
            <text:p>$6.07</text:p>
          </table:table-cell>
        </table:table-row>
        <table:table-row table:style-name="ro1">
          <table:table-cell office:value-type="string">
            <text:p>02/28/2017</text:p>
          </table:table-cell>
          <table:table-cell office:value-type="string">
            <text:p>$6.11</text:p>
          </table:table-cell>
          <table:table-cell office:value-type="float" office:value="31029104">
            <text:p>31029104</text:p>
          </table:table-cell>
          <table:table-cell table:number-columns-repeated="2" office:value-type="string">
            <text:p>$6.58</text:p>
          </table:table-cell>
          <table:table-cell office:value-type="string">
            <text:p>$5.89</text:p>
          </table:table-cell>
        </table:table-row>
        <table:table-row table:style-name="ro1">
          <table:table-cell office:value-type="string">
            <text:p>02/27/2017</text:p>
          </table:table-cell>
          <table:table-cell office:value-type="string">
            <text:p>$6.63</text:p>
          </table:table-cell>
          <table:table-cell office:value-type="float" office:value="9205460">
            <text:p>9205460</text:p>
          </table:table-cell>
          <table:table-cell office:value-type="string">
            <text:p>$6.55</text:p>
          </table:table-cell>
          <table:table-cell office:value-type="string">
            <text:p>$6.67</text:p>
          </table:table-cell>
          <table:table-cell office:value-type="string">
            <text:p>$6.42</text:p>
          </table:table-cell>
        </table:table-row>
        <table:table-row table:style-name="ro1">
          <table:table-cell office:value-type="string">
            <text:p>02/24/2017</text:p>
          </table:table-cell>
          <table:table-cell office:value-type="string">
            <text:p>$6.57</text:p>
          </table:table-cell>
          <table:table-cell office:value-type="float" office:value="7967096">
            <text:p>7967096</text:p>
          </table:table-cell>
          <table:table-cell office:value-type="string">
            <text:p>$6.39</text:p>
          </table:table-cell>
          <table:table-cell office:value-type="string">
            <text:p>$6.63</text:p>
          </table:table-cell>
          <table:table-cell office:value-type="string">
            <text:p>$6.36</text:p>
          </table:table-cell>
        </table:table-row>
        <table:table-row table:style-name="ro1">
          <table:table-cell office:value-type="string">
            <text:p>02/23/2017</text:p>
          </table:table-cell>
          <table:table-cell office:value-type="string">
            <text:p>$6.39</text:p>
          </table:table-cell>
          <table:table-cell office:value-type="float" office:value="9848732">
            <text:p>9848732</text:p>
          </table:table-cell>
          <table:table-cell office:value-type="string">
            <text:p>$6.58</text:p>
          </table:table-cell>
          <table:table-cell office:value-type="string">
            <text:p>$6.59</text:p>
          </table:table-cell>
          <table:table-cell office:value-type="string">
            <text:p>$6.38</text:p>
          </table:table-cell>
        </table:table-row>
        <table:table-row table:style-name="ro1">
          <table:table-cell office:value-type="string">
            <text:p>02/22/2017</text:p>
          </table:table-cell>
          <table:table-cell office:value-type="string">
            <text:p>$6.57</text:p>
          </table:table-cell>
          <table:table-cell office:value-type="float" office:value="5512452">
            <text:p>5512452</text:p>
          </table:table-cell>
          <table:table-cell office:value-type="string">
            <text:p>$6.55</text:p>
          </table:table-cell>
          <table:table-cell office:value-type="string">
            <text:p>$6.58</text:p>
          </table:table-cell>
          <table:table-cell office:value-type="string">
            <text:p>$6.51</text:p>
          </table:table-cell>
        </table:table-row>
        <table:table-row table:style-name="ro1">
          <table:table-cell office:value-type="string">
            <text:p>02/21/2017</text:p>
          </table:table-cell>
          <table:table-cell office:value-type="string">
            <text:p>$6.56</text:p>
          </table:table-cell>
          <table:table-cell office:value-type="float" office:value="10881160">
            <text:p>10881160</text:p>
          </table:table-cell>
          <table:table-cell office:value-type="string">
            <text:p>$6.46</text:p>
          </table:table-cell>
          <table:table-cell office:value-type="string">
            <text:p>$6.56</text:p>
          </table:table-cell>
          <table:table-cell office:value-type="string">
            <text:p>$6.44</text:p>
          </table:table-cell>
        </table:table-row>
        <table:table-row table:style-name="ro1">
          <table:table-cell office:value-type="string">
            <text:p>02/17/2017</text:p>
          </table:table-cell>
          <table:table-cell office:value-type="string">
            <text:p>$6.39</text:p>
          </table:table-cell>
          <table:table-cell office:value-type="float" office:value="4966804">
            <text:p>4966804</text:p>
          </table:table-cell>
          <table:table-cell office:value-type="string">
            <text:p>$6.34</text:p>
          </table:table-cell>
          <table:table-cell office:value-type="string">
            <text:p>$6.40</text:p>
          </table:table-cell>
          <table:table-cell office:value-type="string">
            <text:p>$6.32</text:p>
          </table:table-cell>
        </table:table-row>
        <table:table-row table:style-name="ro1">
          <table:table-cell office:value-type="string">
            <text:p>02/16/2017</text:p>
          </table:table-cell>
          <table:table-cell office:value-type="string">
            <text:p>$6.36</text:p>
          </table:table-cell>
          <table:table-cell office:value-type="float" office:value="7183340">
            <text:p>7183340</text:p>
          </table:table-cell>
          <table:table-cell office:value-type="string">
            <text:p>$6.43</text:p>
          </table:table-cell>
          <table:table-cell office:value-type="string">
            <text:p>$6.47</text:p>
          </table:table-cell>
          <table:table-cell office:value-type="string">
            <text:p>$6.33</text:p>
          </table:table-cell>
        </table:table-row>
        <table:table-row table:style-name="ro1">
          <table:table-cell office:value-type="string">
            <text:p>02/15/2017</text:p>
          </table:table-cell>
          <table:table-cell office:value-type="string">
            <text:p>$6.45</text:p>
          </table:table-cell>
          <table:table-cell office:value-type="float" office:value="8587728">
            <text:p>8587728</text:p>
          </table:table-cell>
          <table:table-cell office:value-type="string">
            <text:p>$6.44</text:p>
          </table:table-cell>
          <table:table-cell office:value-type="string">
            <text:p>$6.52</text:p>
          </table:table-cell>
          <table:table-cell office:value-type="string">
            <text:p>$6.39</text:p>
          </table:table-cell>
        </table:table-row>
        <table:table-row table:style-name="ro1">
          <table:table-cell office:value-type="string">
            <text:p>02/14/2017</text:p>
          </table:table-cell>
          <table:table-cell office:value-type="string">
            <text:p>$6.44</text:p>
          </table:table-cell>
          <table:table-cell office:value-type="float" office:value="6171264">
            <text:p>6171264</text:p>
          </table:table-cell>
          <table:table-cell office:value-type="string">
            <text:p>$6.32</text:p>
          </table:table-cell>
          <table:table-cell office:value-type="string">
            <text:p>$6.47</text:p>
          </table:table-cell>
          <table:table-cell office:value-type="string">
            <text:p>$6.31</text:p>
          </table:table-cell>
        </table:table-row>
        <table:table-row table:style-name="ro1">
          <table:table-cell office:value-type="string">
            <text:p>02/13/2017</text:p>
          </table:table-cell>
          <table:table-cell office:value-type="string">
            <text:p>$6.34</text:p>
          </table:table-cell>
          <table:table-cell office:value-type="float" office:value="5883380">
            <text:p>5883380</text:p>
          </table:table-cell>
          <table:table-cell office:value-type="string">
            <text:p>$6.44</text:p>
          </table:table-cell>
          <table:table-cell office:value-type="string">
            <text:p>$6.46</text:p>
          </table:table-cell>
          <table:table-cell office:value-type="string">
            <text:p>$6.32</text:p>
          </table:table-cell>
        </table:table-row>
        <table:table-row table:style-name="ro1">
          <table:table-cell office:value-type="string">
            <text:p>02/10/2017</text:p>
          </table:table-cell>
          <table:table-cell office:value-type="string">
            <text:p>$6.42</text:p>
          </table:table-cell>
          <table:table-cell office:value-type="float" office:value="6083976">
            <text:p>6083976</text:p>
          </table:table-cell>
          <table:table-cell office:value-type="string">
            <text:p>$6.38</text:p>
          </table:table-cell>
          <table:table-cell office:value-type="string">
            <text:p>$6.44</text:p>
          </table:table-cell>
          <table:table-cell office:value-type="string">
            <text:p>$6.32</text:p>
          </table:table-cell>
        </table:table-row>
        <table:table-row table:style-name="ro1">
          <table:table-cell office:value-type="string">
            <text:p>02/09/2017</text:p>
          </table:table-cell>
          <table:table-cell office:value-type="string">
            <text:p>$6.35</text:p>
          </table:table-cell>
          <table:table-cell office:value-type="float" office:value="5953188">
            <text:p>5953188</text:p>
          </table:table-cell>
          <table:table-cell office:value-type="string">
            <text:p>$6.22</text:p>
          </table:table-cell>
          <table:table-cell office:value-type="string">
            <text:p>$6.35</text:p>
          </table:table-cell>
          <table:table-cell office:value-type="string">
            <text:p>$6.19</text:p>
          </table:table-cell>
        </table:table-row>
        <table:table-row table:style-name="ro1">
          <table:table-cell office:value-type="string">
            <text:p>02/08/2017</text:p>
          </table:table-cell>
          <table:table-cell office:value-type="string">
            <text:p>$6.20</text:p>
          </table:table-cell>
          <table:table-cell office:value-type="float" office:value="5553432">
            <text:p>5553432</text:p>
          </table:table-cell>
          <table:table-cell office:value-type="string">
            <text:p>$6.15</text:p>
          </table:table-cell>
          <table:table-cell office:value-type="string">
            <text:p>$6.21</text:p>
          </table:table-cell>
          <table:table-cell office:value-type="string">
            <text:p>$6.13</text:p>
          </table:table-cell>
        </table:table-row>
        <table:table-row table:style-name="ro1">
          <table:table-cell office:value-type="string">
            <text:p>02/07/2017</text:p>
          </table:table-cell>
          <table:table-cell office:value-type="string">
            <text:p>$6.16</text:p>
          </table:table-cell>
          <table:table-cell office:value-type="float" office:value="8718236">
            <text:p>8718236</text:p>
          </table:table-cell>
          <table:table-cell office:value-type="string">
            <text:p>$6.18</text:p>
          </table:table-cell>
          <table:table-cell office:value-type="string">
            <text:p>$6.25</text:p>
          </table:table-cell>
          <table:table-cell office:value-type="string">
            <text:p>$6.13</text:p>
          </table:table-cell>
        </table:table-row>
        <table:table-row table:style-name="ro1">
          <table:table-cell office:value-type="string">
            <text:p>02/06/2017</text:p>
          </table:table-cell>
          <table:table-cell office:value-type="string">
            <text:p>$6.17</text:p>
          </table:table-cell>
          <table:table-cell office:value-type="float" office:value="6818228">
            <text:p>6818228</text:p>
          </table:table-cell>
          <table:table-cell office:value-type="string">
            <text:p>$6.19</text:p>
          </table:table-cell>
          <table:table-cell office:value-type="string">
            <text:p>$6.24</text:p>
          </table:table-cell>
          <table:table-cell office:value-type="string">
            <text:p>$6.13</text:p>
          </table:table-cell>
        </table:table-row>
        <table:table-row table:style-name="ro1">
          <table:table-cell office:value-type="string">
            <text:p>02/03/2017</text:p>
          </table:table-cell>
          <table:table-cell office:value-type="string">
            <text:p>$6.19</text:p>
          </table:table-cell>
          <table:table-cell office:value-type="float" office:value="8970740">
            <text:p>8970740</text:p>
          </table:table-cell>
          <table:table-cell office:value-type="string">
            <text:p>$6.09</text:p>
          </table:table-cell>
          <table:table-cell office:value-type="string">
            <text:p>$6.23</text:p>
          </table:table-cell>
          <table:table-cell office:value-type="string">
            <text:p>$6.07</text:p>
          </table:table-cell>
        </table:table-row>
        <table:table-row table:style-name="ro1">
          <table:table-cell office:value-type="string">
            <text:p>02/02/2017</text:p>
          </table:table-cell>
          <table:table-cell office:value-type="string">
            <text:p>$6.10</text:p>
          </table:table-cell>
          <table:table-cell office:value-type="float" office:value="6606368">
            <text:p>6606368</text:p>
          </table:table-cell>
          <table:table-cell office:value-type="string">
            <text:p>$6.10</text:p>
          </table:table-cell>
          <table:table-cell office:value-type="string">
            <text:p>$6.15</text:p>
          </table:table-cell>
          <table:table-cell office:value-type="string">
            <text:p>$6.07</text:p>
          </table:table-cell>
        </table:table-row>
        <table:table-row table:style-name="ro1">
          <table:table-cell office:value-type="string">
            <text:p>02/01/2017</text:p>
          </table:table-cell>
          <table:table-cell office:value-type="string">
            <text:p>$6.08</text:p>
          </table:table-cell>
          <table:table-cell office:value-type="float" office:value="7011768">
            <text:p>7011768</text:p>
          </table:table-cell>
          <table:table-cell office:value-type="string">
            <text:p>$6.12</text:p>
          </table:table-cell>
          <table:table-cell office:value-type="string">
            <text:p>$6.16</text:p>
          </table:table-cell>
          <table:table-cell office:value-type="string">
            <text:p>$6.02</text:p>
          </table:table-cell>
        </table:table-row>
        <table:table-row table:style-name="ro1">
          <table:table-cell office:value-type="string">
            <text:p>01/31/2017</text:p>
          </table:table-cell>
          <table:table-cell office:value-type="string">
            <text:p>$6.12</text:p>
          </table:table-cell>
          <table:table-cell office:value-type="float" office:value="6387752">
            <text:p>6387752</text:p>
          </table:table-cell>
          <table:table-cell office:value-type="string">
            <text:p>$6.00</text:p>
          </table:table-cell>
          <table:table-cell office:value-type="string">
            <text:p>$6.14</text:p>
          </table:table-cell>
          <table:table-cell office:value-type="string">
            <text:p>$5.97</text:p>
          </table:table-cell>
        </table:table-row>
        <table:table-row table:style-name="ro1">
          <table:table-cell office:value-type="string">
            <text:p>01/30/2017</text:p>
          </table:table-cell>
          <table:table-cell office:value-type="string">
            <text:p>$6.05</text:p>
          </table:table-cell>
          <table:table-cell office:value-type="float" office:value="6925084">
            <text:p>6925084</text:p>
          </table:table-cell>
          <table:table-cell office:value-type="string">
            <text:p>$6.03</text:p>
          </table:table-cell>
          <table:table-cell office:value-type="string">
            <text:p>$6.06</text:p>
          </table:table-cell>
          <table:table-cell office:value-type="string">
            <text:p>$5.96</text:p>
          </table:table-cell>
        </table:table-row>
        <table:table-row table:style-name="ro1">
          <table:table-cell office:value-type="string">
            <text:p>01/27/2017</text:p>
          </table:table-cell>
          <table:table-cell office:value-type="string">
            <text:p>$6.08</text:p>
          </table:table-cell>
          <table:table-cell office:value-type="float" office:value="10677456">
            <text:p>10677456</text:p>
          </table:table-cell>
          <table:table-cell office:value-type="string">
            <text:p>$6.07</text:p>
          </table:table-cell>
          <table:table-cell office:value-type="string">
            <text:p>$6.13</text:p>
          </table:table-cell>
          <table:table-cell office:value-type="string">
            <text:p>$5.99</text:p>
          </table:table-cell>
        </table:table-row>
        <table:table-row table:style-name="ro1">
          <table:table-cell office:value-type="string">
            <text:p>01/26/2017</text:p>
          </table:table-cell>
          <table:table-cell office:value-type="string">
            <text:p>$6.06</text:p>
          </table:table-cell>
          <table:table-cell office:value-type="float" office:value="12641320">
            <text:p>12641320</text:p>
          </table:table-cell>
          <table:table-cell office:value-type="string">
            <text:p>$6.06</text:p>
          </table:table-cell>
          <table:table-cell office:value-type="string">
            <text:p>$6.17</text:p>
          </table:table-cell>
          <table:table-cell office:value-type="string">
            <text:p>$6.03</text:p>
          </table:table-cell>
        </table:table-row>
        <table:table-row table:style-name="ro1">
          <table:table-cell office:value-type="string">
            <text:p>01/25/2017</text:p>
          </table:table-cell>
          <table:table-cell office:value-type="string">
            <text:p>$6.04</text:p>
          </table:table-cell>
          <table:table-cell office:value-type="float" office:value="7549292">
            <text:p>7549292</text:p>
          </table:table-cell>
          <table:table-cell office:value-type="string">
            <text:p>$6.00</text:p>
          </table:table-cell>
          <table:table-cell office:value-type="string">
            <text:p>$6.06</text:p>
          </table:table-cell>
          <table:table-cell office:value-type="string">
            <text:p>$5.98</text:p>
          </table:table-cell>
        </table:table-row>
        <table:table-row table:style-name="ro1">
          <table:table-cell office:value-type="string">
            <text:p>01/24/2017</text:p>
          </table:table-cell>
          <table:table-cell office:value-type="string">
            <text:p>$5.97</text:p>
          </table:table-cell>
          <table:table-cell office:value-type="float" office:value="11401952">
            <text:p>11401952</text:p>
          </table:table-cell>
          <table:table-cell office:value-type="string">
            <text:p>$5.99</text:p>
          </table:table-cell>
          <table:table-cell office:value-type="string">
            <text:p>$6.04</text:p>
          </table:table-cell>
          <table:table-cell office:value-type="string">
            <text:p>$5.93</text:p>
          </table:table-cell>
        </table:table-row>
        <table:table-row table:style-name="ro1">
          <table:table-cell office:value-type="string">
            <text:p>01/23/2017</text:p>
          </table:table-cell>
          <table:table-cell office:value-type="string">
            <text:p>$5.98</text:p>
          </table:table-cell>
          <table:table-cell office:value-type="float" office:value="8744264">
            <text:p>8744264</text:p>
          </table:table-cell>
          <table:table-cell office:value-type="string">
            <text:p>$5.92</text:p>
          </table:table-cell>
          <table:table-cell office:value-type="string">
            <text:p>$6.00</text:p>
          </table:table-cell>
          <table:table-cell office:value-type="string">
            <text:p>$5.86</text:p>
          </table:table-cell>
        </table:table-row>
        <table:table-row table:style-name="ro1">
          <table:table-cell office:value-type="string">
            <text:p>01/20/2017</text:p>
          </table:table-cell>
          <table:table-cell office:value-type="string">
            <text:p>$5.90</text:p>
          </table:table-cell>
          <table:table-cell office:value-type="float" office:value="10264456">
            <text:p>10264456</text:p>
          </table:table-cell>
          <table:table-cell office:value-type="string">
            <text:p>$5.87</text:p>
          </table:table-cell>
          <table:table-cell office:value-type="string">
            <text:p>$5.91</text:p>
          </table:table-cell>
          <table:table-cell office:value-type="string">
            <text:p>$5.83</text:p>
          </table:table-cell>
        </table:table-row>
        <table:table-row table:style-name="ro1">
          <table:table-cell office:value-type="string">
            <text:p>01/19/2017</text:p>
          </table:table-cell>
          <table:table-cell office:value-type="string">
            <text:p>$5.83</text:p>
          </table:table-cell>
          <table:table-cell office:value-type="float" office:value="8009596">
            <text:p>8009596</text:p>
          </table:table-cell>
          <table:table-cell office:value-type="string">
            <text:p>$5.88</text:p>
          </table:table-cell>
          <table:table-cell office:value-type="string">
            <text:p>$5.92</text:p>
          </table:table-cell>
          <table:table-cell office:value-type="string">
            <text:p>$5.80</text:p>
          </table:table-cell>
        </table:table-row>
        <table:table-row table:style-name="ro1">
          <table:table-cell office:value-type="string">
            <text:p>01/18/2017</text:p>
          </table:table-cell>
          <table:table-cell office:value-type="string">
            <text:p>$5.87</text:p>
          </table:table-cell>
          <table:table-cell office:value-type="float" office:value="8726404">
            <text:p>8726404</text:p>
          </table:table-cell>
          <table:table-cell office:value-type="string">
            <text:p>$5.83</text:p>
          </table:table-cell>
          <table:table-cell office:value-type="string">
            <text:p>$5.90</text:p>
          </table:table-cell>
          <table:table-cell office:value-type="string">
            <text:p>$5.73</text:p>
          </table:table-cell>
        </table:table-row>
        <table:table-row table:style-name="ro1">
          <table:table-cell office:value-type="string">
            <text:p>01/17/2017</text:p>
          </table:table-cell>
          <table:table-cell office:value-type="string">
            <text:p>$5.84</text:p>
          </table:table-cell>
          <table:table-cell office:value-type="float" office:value="19927520">
            <text:p>19927520</text:p>
          </table:table-cell>
          <table:table-cell office:value-type="string">
            <text:p>$5.69</text:p>
          </table:table-cell>
          <table:table-cell office:value-type="string">
            <text:p>$5.94</text:p>
          </table:table-cell>
          <table:table-cell office:value-type="string">
            <text:p>$5.67</text:p>
          </table:table-cell>
        </table:table-row>
        <table:table-row table:style-name="ro1">
          <table:table-cell office:value-type="string">
            <text:p>01/13/2017</text:p>
          </table:table-cell>
          <table:table-cell office:value-type="string">
            <text:p>$5.68</text:p>
          </table:table-cell>
          <table:table-cell office:value-type="float" office:value="59292480">
            <text:p>59292480</text:p>
          </table:table-cell>
          <table:table-cell office:value-type="string">
            <text:p>$5.57</text:p>
          </table:table-cell>
          <table:table-cell office:value-type="string">
            <text:p>$5.80</text:p>
          </table:table-cell>
          <table:table-cell office:value-type="string">
            <text:p>$5.57</text:p>
          </table:table-cell>
        </table:table-row>
        <table:table-row table:style-name="ro1">
          <table:table-cell office:value-type="string">
            <text:p>01/12/2017</text:p>
          </table:table-cell>
          <table:table-cell office:value-type="string">
            <text:p>$6.18</text:p>
          </table:table-cell>
          <table:table-cell office:value-type="float" office:value="10571796">
            <text:p>10571796</text:p>
          </table:table-cell>
          <table:table-cell office:value-type="string">
            <text:p>$6.15</text:p>
          </table:table-cell>
          <table:table-cell office:value-type="string">
            <text:p>$6.24</text:p>
          </table:table-cell>
          <table:table-cell office:value-type="string">
            <text:p>$6.15</text:p>
          </table:table-cell>
        </table:table-row>
        <table:table-row table:style-name="ro1">
          <table:table-cell office:value-type="string">
            <text:p>01/11/2017</text:p>
          </table:table-cell>
          <table:table-cell office:value-type="string">
            <text:p>$6.15</text:p>
          </table:table-cell>
          <table:table-cell office:value-type="float" office:value="10171700">
            <text:p>10171700</text:p>
          </table:table-cell>
          <table:table-cell office:value-type="string">
            <text:p>$6.19</text:p>
          </table:table-cell>
          <table:table-cell office:value-type="string">
            <text:p>$6.28</text:p>
          </table:table-cell>
          <table:table-cell office:value-type="string">
            <text:p>$6.13</text:p>
          </table:table-cell>
        </table:table-row>
        <table:table-row table:style-name="ro1">
          <table:table-cell office:value-type="string">
            <text:p>01/10/2017</text:p>
          </table:table-cell>
          <table:table-cell office:value-type="string">
            <text:p>$6.16</text:p>
          </table:table-cell>
          <table:table-cell office:value-type="float" office:value="8972432">
            <text:p>8972432</text:p>
          </table:table-cell>
          <table:table-cell office:value-type="string">
            <text:p>$6.13</text:p>
          </table:table-cell>
          <table:table-cell office:value-type="string">
            <text:p>$6.27</text:p>
          </table:table-cell>
          <table:table-cell office:value-type="string">
            <text:p>$6.11</text:p>
          </table:table-cell>
        </table:table-row>
        <table:table-row table:style-name="ro1">
          <table:table-cell office:value-type="string">
            <text:p>01/09/2017</text:p>
          </table:table-cell>
          <table:table-cell office:value-type="string">
            <text:p>$6.12</text:p>
          </table:table-cell>
          <table:table-cell office:value-type="float" office:value="6586712">
            <text:p>6586712</text:p>
          </table:table-cell>
          <table:table-cell office:value-type="string">
            <text:p>$6.15</text:p>
          </table:table-cell>
          <table:table-cell office:value-type="string">
            <text:p>$6.17</text:p>
          </table:table-cell>
          <table:table-cell office:value-type="string">
            <text:p>$6.08</text:p>
          </table:table-cell>
        </table:table-row>
        <table:table-row table:style-name="ro1">
          <table:table-cell office:value-type="string">
            <text:p>01/06/2017</text:p>
          </table:table-cell>
          <table:table-cell office:value-type="string">
            <text:p>$6.13</text:p>
          </table:table-cell>
          <table:table-cell office:value-type="float" office:value="9337424">
            <text:p>9337424</text:p>
          </table:table-cell>
          <table:table-cell table:number-columns-repeated="2" office:value-type="string">
            <text:p>$6.29</text:p>
          </table:table-cell>
          <table:table-cell office:value-type="string">
            <text:p>$6.13</text:p>
          </table:table-cell>
        </table:table-row>
        <table:table-row table:style-name="ro1">
          <table:table-cell office:value-type="string">
            <text:p>01/05/2017</text:p>
          </table:table-cell>
          <table:table-cell office:value-type="string">
            <text:p>$6.25</text:p>
          </table:table-cell>
          <table:table-cell office:value-type="float" office:value="12150432">
            <text:p>12150432</text:p>
          </table:table-cell>
          <table:table-cell table:number-columns-repeated="2" office:value-type="string">
            <text:p>$6.39</text:p>
          </table:table-cell>
          <table:table-cell office:value-type="string">
            <text:p>$6.23</text:p>
          </table:table-cell>
        </table:table-row>
        <table:table-row table:style-name="ro1">
          <table:table-cell office:value-type="string">
            <text:p>01/04/2017</text:p>
          </table:table-cell>
          <table:table-cell office:value-type="string">
            <text:p>$6.48</text:p>
          </table:table-cell>
          <table:table-cell office:value-type="float" office:value="8974172">
            <text:p>8974172</text:p>
          </table:table-cell>
          <table:table-cell office:value-type="string">
            <text:p>$6.40</text:p>
          </table:table-cell>
          <table:table-cell office:value-type="string">
            <text:p>$6.51</text:p>
          </table:table-cell>
          <table:table-cell office:value-type="string">
            <text:p>$6.40</text:p>
          </table:table-cell>
        </table:table-row>
        <table:table-row table:style-name="ro1">
          <table:table-cell office:value-type="string">
            <text:p>01/03/2017</text:p>
          </table:table-cell>
          <table:table-cell office:value-type="string">
            <text:p>$6.34</text:p>
          </table:table-cell>
          <table:table-cell office:value-type="float" office:value="7765372">
            <text:p>7765372</text:p>
          </table:table-cell>
          <table:table-cell office:value-type="string">
            <text:p>$6.36</text:p>
          </table:table-cell>
          <table:table-cell office:value-type="string">
            <text:p>$6.37</text:p>
          </table:table-cell>
          <table:table-cell office:value-type="string">
            <text:p>$6.25</text:p>
          </table:table-cell>
        </table:table-row>
        <table:table-row table:style-name="ro1">
          <table:table-cell office:value-type="string">
            <text:p>12/30/2016</text:p>
          </table:table-cell>
          <table:table-cell office:value-type="string">
            <text:p>$6.32</text:p>
          </table:table-cell>
          <table:table-cell office:value-type="float" office:value="6989400">
            <text:p>6989400</text:p>
          </table:table-cell>
          <table:table-cell office:value-type="string">
            <text:p>$6.36</text:p>
          </table:table-cell>
          <table:table-cell office:value-type="string">
            <text:p>$6.44</text:p>
          </table:table-cell>
          <table:table-cell office:value-type="string">
            <text:p>$6.30</text:p>
          </table:table-cell>
        </table:table-row>
        <table:table-row table:style-name="ro1">
          <table:table-cell office:value-type="string">
            <text:p>12/29/2016</text:p>
          </table:table-cell>
          <table:table-cell office:value-type="string">
            <text:p>$6.34</text:p>
          </table:table-cell>
          <table:table-cell office:value-type="float" office:value="6859368">
            <text:p>6859368</text:p>
          </table:table-cell>
          <table:table-cell office:value-type="string">
            <text:p>$6.31</text:p>
          </table:table-cell>
          <table:table-cell office:value-type="string">
            <text:p>$6.44</text:p>
          </table:table-cell>
          <table:table-cell office:value-type="string">
            <text:p>$6.31</text:p>
          </table:table-cell>
        </table:table-row>
        <table:table-row table:style-name="ro1">
          <table:table-cell office:value-type="string">
            <text:p>12/28/2016</text:p>
          </table:table-cell>
          <table:table-cell office:value-type="string">
            <text:p>$6.32</text:p>
          </table:table-cell>
          <table:table-cell office:value-type="float" office:value="6864484">
            <text:p>6864484</text:p>
          </table:table-cell>
          <table:table-cell office:value-type="string">
            <text:p>$6.45</text:p>
          </table:table-cell>
          <table:table-cell office:value-type="string">
            <text:p>$6.49</text:p>
          </table:table-cell>
          <table:table-cell office:value-type="string">
            <text:p>$6.27</text:p>
          </table:table-cell>
        </table:table-row>
        <table:table-row table:style-name="ro1">
          <table:table-cell office:value-type="string">
            <text:p>12/27/2016</text:p>
          </table:table-cell>
          <table:table-cell office:value-type="string">
            <text:p>$6.49</text:p>
          </table:table-cell>
          <table:table-cell office:value-type="float" office:value="6384536">
            <text:p>6384536</text:p>
          </table:table-cell>
          <table:table-cell office:value-type="string">
            <text:p>$6.35</text:p>
          </table:table-cell>
          <table:table-cell office:value-type="string">
            <text:p>$6.50</text:p>
          </table:table-cell>
          <table:table-cell office:value-type="string">
            <text:p>$6.35</text:p>
          </table:table-cell>
        </table:table-row>
        <table:table-row table:style-name="ro1">
          <table:table-cell office:value-type="string">
            <text:p>12/23/2016</text:p>
          </table:table-cell>
          <table:table-cell office:value-type="string">
            <text:p>$6.35</text:p>
          </table:table-cell>
          <table:table-cell office:value-type="float" office:value="7907980">
            <text:p>7907980</text:p>
          </table:table-cell>
          <table:table-cell office:value-type="string">
            <text:p>$6.39</text:p>
          </table:table-cell>
          <table:table-cell office:value-type="string">
            <text:p>$6.50</text:p>
          </table:table-cell>
          <table:table-cell office:value-type="string">
            <text:p>$6.33</text:p>
          </table:table-cell>
        </table:table-row>
        <table:table-row table:style-name="ro1">
          <table:table-cell office:value-type="string">
            <text:p>12/22/2016</text:p>
          </table:table-cell>
          <table:table-cell office:value-type="string">
            <text:p>$6.27</text:p>
          </table:table-cell>
          <table:table-cell office:value-type="float" office:value="9185852">
            <text:p>9185852</text:p>
          </table:table-cell>
          <table:table-cell table:number-columns-repeated="2" office:value-type="string">
            <text:p>$6.59</text:p>
          </table:table-cell>
          <table:table-cell office:value-type="string">
            <text:p>$6.26</text:p>
          </table:table-cell>
        </table:table-row>
        <table:table-row table:style-name="ro1">
          <table:table-cell office:value-type="string">
            <text:p>12/21/2016</text:p>
          </table:table-cell>
          <table:table-cell office:value-type="string">
            <text:p>$6.60</text:p>
          </table:table-cell>
          <table:table-cell office:value-type="float" office:value="7518116">
            <text:p>7518116</text:p>
          </table:table-cell>
          <table:table-cell office:value-type="string">
            <text:p>$6.52</text:p>
          </table:table-cell>
          <table:table-cell office:value-type="string">
            <text:p>$6.64</text:p>
          </table:table-cell>
          <table:table-cell office:value-type="string">
            <text:p>$6.46</text:p>
          </table:table-cell>
        </table:table-row>
        <table:table-row table:style-name="ro1">
          <table:table-cell office:value-type="string">
            <text:p>12/20/2016</text:p>
          </table:table-cell>
          <table:table-cell office:value-type="string">
            <text:p>$6.53</text:p>
          </table:table-cell>
          <table:table-cell office:value-type="float" office:value="4122972">
            <text:p>4122972</text:p>
          </table:table-cell>
          <table:table-cell office:value-type="string">
            <text:p>$6.47</text:p>
          </table:table-cell>
          <table:table-cell office:value-type="string">
            <text:p>$6.54</text:p>
          </table:table-cell>
          <table:table-cell office:value-type="string">
            <text:p>$6.46</text:p>
          </table:table-cell>
        </table:table-row>
        <table:table-row table:style-name="ro1">
          <table:table-cell office:value-type="string">
            <text:p>12/19/2016</text:p>
          </table:table-cell>
          <table:table-cell office:value-type="string">
            <text:p>$6.48</text:p>
          </table:table-cell>
          <table:table-cell office:value-type="float" office:value="5261920">
            <text:p>5261920</text:p>
          </table:table-cell>
          <table:table-cell office:value-type="string">
            <text:p>$6.35</text:p>
          </table:table-cell>
          <table:table-cell office:value-type="string">
            <text:p>$6.48</text:p>
          </table:table-cell>
          <table:table-cell office:value-type="string">
            <text:p>$6.35</text:p>
          </table:table-cell>
        </table:table-row>
        <table:table-row table:style-name="ro1">
          <table:table-cell office:value-type="string">
            <text:p>12/16/2016</text:p>
          </table:table-cell>
          <table:table-cell office:value-type="string">
            <text:p>$6.36</text:p>
          </table:table-cell>
          <table:table-cell office:value-type="float" office:value="13533176">
            <text:p>13533176</text:p>
          </table:table-cell>
          <table:table-cell office:value-type="string">
            <text:p>$6.34</text:p>
          </table:table-cell>
          <table:table-cell office:value-type="string">
            <text:p>$6.42</text:p>
          </table:table-cell>
          <table:table-cell office:value-type="string">
            <text:p>$6.32</text:p>
          </table:table-cell>
        </table:table-row>
        <table:table-row table:style-name="ro1">
          <table:table-cell office:value-type="string">
            <text:p>12/15/2016</text:p>
          </table:table-cell>
          <table:table-cell office:value-type="string">
            <text:p>$6.34</text:p>
          </table:table-cell>
          <table:table-cell office:value-type="float" office:value="7859416">
            <text:p>7859416</text:p>
          </table:table-cell>
          <table:table-cell office:value-type="string">
            <text:p>$6.32</text:p>
          </table:table-cell>
          <table:table-cell office:value-type="string">
            <text:p>$6.43</text:p>
          </table:table-cell>
          <table:table-cell office:value-type="string">
            <text:p>$6.28</text:p>
          </table:table-cell>
        </table:table-row>
        <table:table-row table:style-name="ro1">
          <table:table-cell office:value-type="string">
            <text:p>12/14/2016</text:p>
          </table:table-cell>
          <table:table-cell office:value-type="string">
            <text:p>$6.32</text:p>
          </table:table-cell>
          <table:table-cell office:value-type="float" office:value="9493164">
            <text:p>9493164</text:p>
          </table:table-cell>
          <table:table-cell office:value-type="string">
            <text:p>$6.59</text:p>
          </table:table-cell>
          <table:table-cell office:value-type="string">
            <text:p>$6.61</text:p>
          </table:table-cell>
          <table:table-cell office:value-type="string">
            <text:p>$6.30</text:p>
          </table:table-cell>
        </table:table-row>
        <table:table-row table:style-name="ro1">
          <table:table-cell office:value-type="string">
            <text:p>12/13/2016</text:p>
          </table:table-cell>
          <table:table-cell office:value-type="string">
            <text:p>$6.60</text:p>
          </table:table-cell>
          <table:table-cell office:value-type="float" office:value="9597372">
            <text:p>9597372</text:p>
          </table:table-cell>
          <table:table-cell office:value-type="string">
            <text:p>$6.63</text:p>
          </table:table-cell>
          <table:table-cell office:value-type="string">
            <text:p>$6.71</text:p>
          </table:table-cell>
          <table:table-cell office:value-type="string">
            <text:p>$6.58</text:p>
          </table:table-cell>
        </table:table-row>
        <table:table-row table:style-name="ro1">
          <table:table-cell office:value-type="string">
            <text:p>12/12/2016</text:p>
          </table:table-cell>
          <table:table-cell office:value-type="string">
            <text:p>$6.61</text:p>
          </table:table-cell>
          <table:table-cell office:value-type="float" office:value="8584748">
            <text:p>8584748</text:p>
          </table:table-cell>
          <table:table-cell office:value-type="string">
            <text:p>$6.52</text:p>
          </table:table-cell>
          <table:table-cell office:value-type="string">
            <text:p>$6.62</text:p>
          </table:table-cell>
          <table:table-cell office:value-type="string">
            <text:p>$6.44</text:p>
          </table:table-cell>
        </table:table-row>
        <table:table-row table:style-name="ro1">
          <table:table-cell office:value-type="string">
            <text:p>12/09/2016</text:p>
          </table:table-cell>
          <table:table-cell office:value-type="string">
            <text:p>$6.51</text:p>
          </table:table-cell>
          <table:table-cell office:value-type="float" office:value="9806532">
            <text:p>9806532</text:p>
          </table:table-cell>
          <table:table-cell office:value-type="string">
            <text:p>$6.48</text:p>
          </table:table-cell>
          <table:table-cell office:value-type="string">
            <text:p>$6.58</text:p>
          </table:table-cell>
          <table:table-cell office:value-type="string">
            <text:p>$6.44</text:p>
          </table:table-cell>
        </table:table-row>
        <table:table-row table:style-name="ro1">
          <table:table-cell office:value-type="string">
            <text:p>12/08/2016</text:p>
          </table:table-cell>
          <table:table-cell office:value-type="string">
            <text:p>$6.49</text:p>
          </table:table-cell>
          <table:table-cell office:value-type="float" office:value="12400704">
            <text:p>12400704</text:p>
          </table:table-cell>
          <table:table-cell office:value-type="string">
            <text:p>$6.50</text:p>
          </table:table-cell>
          <table:table-cell office:value-type="string">
            <text:p>$6.54</text:p>
          </table:table-cell>
          <table:table-cell office:value-type="string">
            <text:p>$6.39</text:p>
          </table:table-cell>
        </table:table-row>
        <table:table-row table:style-name="ro1">
          <table:table-cell office:value-type="string">
            <text:p>12/07/2016</text:p>
          </table:table-cell>
          <table:table-cell office:value-type="string">
            <text:p>$6.49</text:p>
          </table:table-cell>
          <table:table-cell office:value-type="float" office:value="11196284">
            <text:p>11196284</text:p>
          </table:table-cell>
          <table:table-cell office:value-type="string">
            <text:p>$6.29</text:p>
          </table:table-cell>
          <table:table-cell office:value-type="string">
            <text:p>$6.53</text:p>
          </table:table-cell>
          <table:table-cell office:value-type="string">
            <text:p>$6.29</text:p>
          </table:table-cell>
        </table:table-row>
        <table:table-row table:style-name="ro1">
          <table:table-cell office:value-type="string">
            <text:p>12/06/2016</text:p>
          </table:table-cell>
          <table:table-cell office:value-type="string">
            <text:p>$6.22</text:p>
          </table:table-cell>
          <table:table-cell office:value-type="float" office:value="6027504">
            <text:p>6027504</text:p>
          </table:table-cell>
          <table:table-cell office:value-type="string">
            <text:p>$6.16</text:p>
          </table:table-cell>
          <table:table-cell office:value-type="string">
            <text:p>$6.23</text:p>
          </table:table-cell>
          <table:table-cell office:value-type="string">
            <text:p>$6.15</text:p>
          </table:table-cell>
        </table:table-row>
        <table:table-row table:style-name="ro1">
          <table:table-cell office:value-type="string">
            <text:p>12/05/2016</text:p>
          </table:table-cell>
          <table:table-cell office:value-type="string">
            <text:p>$6.13</text:p>
          </table:table-cell>
          <table:table-cell office:value-type="float" office:value="9341112">
            <text:p>9341112</text:p>
          </table:table-cell>
          <table:table-cell office:value-type="string">
            <text:p>$6.11</text:p>
          </table:table-cell>
          <table:table-cell office:value-type="string">
            <text:p>$6.22</text:p>
          </table:table-cell>
          <table:table-cell office:value-type="string">
            <text:p>$6.07</text:p>
          </table:table-cell>
        </table:table-row>
        <table:table-row table:style-name="ro1">
          <table:table-cell office:value-type="string">
            <text:p>12/02/2016</text:p>
          </table:table-cell>
          <table:table-cell office:value-type="string">
            <text:p>$6.07</text:p>
          </table:table-cell>
          <table:table-cell office:value-type="float" office:value="6291344">
            <text:p>6291344</text:p>
          </table:table-cell>
          <table:table-cell office:value-type="string">
            <text:p>$6.15</text:p>
          </table:table-cell>
          <table:table-cell office:value-type="string">
            <text:p>$6.21</text:p>
          </table:table-cell>
          <table:table-cell office:value-type="string">
            <text:p>$6.03</text:p>
          </table:table-cell>
        </table:table-row>
        <table:table-row table:style-name="ro1">
          <table:table-cell office:value-type="string">
            <text:p>12/01/2016</text:p>
          </table:table-cell>
          <table:table-cell office:value-type="string">
            <text:p>$6.16</text:p>
          </table:table-cell>
          <table:table-cell office:value-type="float" office:value="5765428">
            <text:p>5765428</text:p>
          </table:table-cell>
          <table:table-cell office:value-type="string">
            <text:p>$6.17</text:p>
          </table:table-cell>
          <table:table-cell office:value-type="string">
            <text:p>$6.26</text:p>
          </table:table-cell>
          <table:table-cell office:value-type="string">
            <text:p>$6.11</text:p>
          </table:table-cell>
        </table:table-row>
        <table:table-row table:style-name="ro1">
          <table:table-cell office:value-type="string">
            <text:p>11/30/2016</text:p>
          </table:table-cell>
          <table:table-cell office:value-type="string">
            <text:p>$6.17</text:p>
          </table:table-cell>
          <table:table-cell office:value-type="float" office:value="12765024">
            <text:p>12765024</text:p>
          </table:table-cell>
          <table:table-cell office:value-type="string">
            <text:p>$6.12</text:p>
          </table:table-cell>
          <table:table-cell office:value-type="string">
            <text:p>$6.21</text:p>
          </table:table-cell>
          <table:table-cell office:value-type="string">
            <text:p>$6.06</text:p>
          </table:table-cell>
        </table:table-row>
        <table:table-row table:style-name="ro1">
          <table:table-cell office:value-type="string">
            <text:p>11/29/2016</text:p>
          </table:table-cell>
          <table:table-cell office:value-type="string">
            <text:p>$6.12</text:p>
          </table:table-cell>
          <table:table-cell office:value-type="float" office:value="9284344">
            <text:p>9284344</text:p>
          </table:table-cell>
          <table:table-cell office:value-type="string">
            <text:p>$6.21</text:p>
          </table:table-cell>
          <table:table-cell office:value-type="string">
            <text:p>$6.26</text:p>
          </table:table-cell>
          <table:table-cell office:value-type="string">
            <text:p>$6.09</text:p>
          </table:table-cell>
        </table:table-row>
        <table:table-row table:style-name="ro1">
          <table:table-cell office:value-type="string">
            <text:p>11/28/2016</text:p>
          </table:table-cell>
          <table:table-cell office:value-type="string">
            <text:p>$6.29</text:p>
          </table:table-cell>
          <table:table-cell office:value-type="float" office:value="11260416">
            <text:p>11260416</text:p>
          </table:table-cell>
          <table:table-cell table:number-columns-repeated="2" office:value-type="string">
            <text:p>$6.50</text:p>
          </table:table-cell>
          <table:table-cell office:value-type="string">
            <text:p>$6.19</text:p>
          </table:table-cell>
        </table:table-row>
        <table:table-row table:style-name="ro1">
          <table:table-cell office:value-type="string">
            <text:p>11/25/2016</text:p>
          </table:table-cell>
          <table:table-cell office:value-type="string">
            <text:p>$6.46</text:p>
          </table:table-cell>
          <table:table-cell office:value-type="float" office:value="9253284">
            <text:p>9253284</text:p>
          </table:table-cell>
          <table:table-cell office:value-type="string">
            <text:p>$6.54</text:p>
          </table:table-cell>
          <table:table-cell office:value-type="string">
            <text:p>$6.62</text:p>
          </table:table-cell>
          <table:table-cell office:value-type="string">
            <text:p>$6.45</text:p>
          </table:table-cell>
        </table:table-row>
        <table:table-row table:style-name="ro1">
          <table:table-cell office:value-type="string">
            <text:p>11/23/2016</text:p>
          </table:table-cell>
          <table:table-cell office:value-type="string">
            <text:p>$6.52</text:p>
          </table:table-cell>
          <table:table-cell office:value-type="float" office:value="37539032">
            <text:p>37539032</text:p>
          </table:table-cell>
          <table:table-cell office:value-type="string">
            <text:p>$6.18</text:p>
          </table:table-cell>
          <table:table-cell office:value-type="string">
            <text:p>$6.60</text:p>
          </table:table-cell>
          <table:table-cell office:value-type="string">
            <text:p>$6.16</text:p>
          </table:table-cell>
        </table:table-row>
        <table:table-row table:style-name="ro1">
          <table:table-cell office:value-type="string">
            <text:p>11/22/2016</text:p>
          </table:table-cell>
          <table:table-cell office:value-type="string">
            <text:p>$6.03</text:p>
          </table:table-cell>
          <table:table-cell office:value-type="float" office:value="14895040">
            <text:p>14895040</text:p>
          </table:table-cell>
          <table:table-cell office:value-type="string">
            <text:p>$5.92</text:p>
          </table:table-cell>
          <table:table-cell office:value-type="string">
            <text:p>$6.05</text:p>
          </table:table-cell>
          <table:table-cell office:value-type="string">
            <text:p>$5.90</text:p>
          </table:table-cell>
        </table:table-row>
        <table:table-row table:style-name="ro1">
          <table:table-cell office:value-type="string">
            <text:p>11/21/2016</text:p>
          </table:table-cell>
          <table:table-cell office:value-type="string">
            <text:p>$5.87</text:p>
          </table:table-cell>
          <table:table-cell office:value-type="float" office:value="8943540">
            <text:p>8943540</text:p>
          </table:table-cell>
          <table:table-cell office:value-type="string">
            <text:p>$5.88</text:p>
          </table:table-cell>
          <table:table-cell office:value-type="string">
            <text:p>$5.89</text:p>
          </table:table-cell>
          <table:table-cell office:value-type="string">
            <text:p>$5.79</text:p>
          </table:table-cell>
        </table:table-row>
        <table:table-row table:style-name="ro1">
          <table:table-cell office:value-type="string">
            <text:p>11/18/2016</text:p>
          </table:table-cell>
          <table:table-cell office:value-type="string">
            <text:p>$5.87</text:p>
          </table:table-cell>
          <table:table-cell office:value-type="float" office:value="6712064">
            <text:p>6712064</text:p>
          </table:table-cell>
          <table:table-cell office:value-type="string">
            <text:p>$5.84</text:p>
          </table:table-cell>
          <table:table-cell office:value-type="string">
            <text:p>$5.89</text:p>
          </table:table-cell>
          <table:table-cell office:value-type="string">
            <text:p>$5.76</text:p>
          </table:table-cell>
        </table:table-row>
        <table:table-row table:style-name="ro1">
          <table:table-cell office:value-type="string">
            <text:p>11/17/2016</text:p>
          </table:table-cell>
          <table:table-cell office:value-type="string">
            <text:p>$5.87</text:p>
          </table:table-cell>
          <table:table-cell office:value-type="float" office:value="4575664">
            <text:p>4575664</text:p>
          </table:table-cell>
          <table:table-cell office:value-type="string">
            <text:p>$5.83</text:p>
          </table:table-cell>
          <table:table-cell office:value-type="string">
            <text:p>$5.88</text:p>
          </table:table-cell>
          <table:table-cell office:value-type="string">
            <text:p>$5.75</text:p>
          </table:table-cell>
        </table:table-row>
        <table:table-row table:style-name="ro1">
          <table:table-cell office:value-type="string">
            <text:p>11/16/2016</text:p>
          </table:table-cell>
          <table:table-cell office:value-type="string">
            <text:p>$5.77</text:p>
          </table:table-cell>
          <table:table-cell office:value-type="float" office:value="6826296">
            <text:p>6826296</text:p>
          </table:table-cell>
          <table:table-cell office:value-type="string">
            <text:p>$5.63</text:p>
          </table:table-cell>
          <table:table-cell office:value-type="string">
            <text:p>$5.80</text:p>
          </table:table-cell>
          <table:table-cell office:value-type="string">
            <text:p>$5.61</text:p>
          </table:table-cell>
        </table:table-row>
        <table:table-row table:style-name="ro1">
          <table:table-cell office:value-type="string">
            <text:p>11/15/2016</text:p>
          </table:table-cell>
          <table:table-cell office:value-type="string">
            <text:p>$5.66</text:p>
          </table:table-cell>
          <table:table-cell office:value-type="float" office:value="8865692">
            <text:p>8865692</text:p>
          </table:table-cell>
          <table:table-cell office:value-type="string">
            <text:p>$5.73</text:p>
          </table:table-cell>
          <table:table-cell office:value-type="string">
            <text:p>$5.75</text:p>
          </table:table-cell>
          <table:table-cell office:value-type="string">
            <text:p>$5.55</text:p>
          </table:table-cell>
        </table:table-row>
        <table:table-row table:style-name="ro1">
          <table:table-cell office:value-type="string">
            <text:p>11/14/2016</text:p>
          </table:table-cell>
          <table:table-cell office:value-type="string">
            <text:p>$5.75</text:p>
          </table:table-cell>
          <table:table-cell office:value-type="float" office:value="8301920">
            <text:p>8301920</text:p>
          </table:table-cell>
          <table:table-cell office:value-type="string">
            <text:p>$5.61</text:p>
          </table:table-cell>
          <table:table-cell office:value-type="string">
            <text:p>$5.82</text:p>
          </table:table-cell>
          <table:table-cell office:value-type="string">
            <text:p>$5.60</text:p>
          </table:table-cell>
        </table:table-row>
        <table:table-row table:style-name="ro1">
          <table:table-cell office:value-type="string">
            <text:p>11/11/2016</text:p>
          </table:table-cell>
          <table:table-cell office:value-type="string">
            <text:p>$5.58</text:p>
          </table:table-cell>
          <table:table-cell office:value-type="float" office:value="8789412">
            <text:p>8789412</text:p>
          </table:table-cell>
          <table:table-cell office:value-type="string">
            <text:p>$5.45</text:p>
          </table:table-cell>
          <table:table-cell office:value-type="string">
            <text:p>$5.59</text:p>
          </table:table-cell>
          <table:table-cell office:value-type="string">
            <text:p>$5.38</text:p>
          </table:table-cell>
        </table:table-row>
        <table:table-row table:style-name="ro1">
          <table:table-cell office:value-type="string">
            <text:p>11/10/2016</text:p>
          </table:table-cell>
          <table:table-cell office:value-type="string">
            <text:p>$5.47</text:p>
          </table:table-cell>
          <table:table-cell office:value-type="float" office:value="10095280">
            <text:p>10095280</text:p>
          </table:table-cell>
          <table:table-cell office:value-type="string">
            <text:p>$5.44</text:p>
          </table:table-cell>
          <table:table-cell office:value-type="string">
            <text:p>$5.63</text:p>
          </table:table-cell>
          <table:table-cell office:value-type="string">
            <text:p>$5.43</text:p>
          </table:table-cell>
        </table:table-row>
        <table:table-row table:style-name="ro1">
          <table:table-cell office:value-type="string">
            <text:p>11/09/2016</text:p>
          </table:table-cell>
          <table:table-cell office:value-type="string">
            <text:p>$5.38</text:p>
          </table:table-cell>
          <table:table-cell office:value-type="float" office:value="6963132">
            <text:p>6963132</text:p>
          </table:table-cell>
          <table:table-cell office:value-type="string">
            <text:p>$5.15</text:p>
          </table:table-cell>
          <table:table-cell office:value-type="string">
            <text:p>$5.40</text:p>
          </table:table-cell>
          <table:table-cell office:value-type="string">
            <text:p>$5.13</text:p>
          </table:table-cell>
        </table:table-row>
        <table:table-row table:style-name="ro1">
          <table:table-cell office:value-type="string">
            <text:p>11/08/2016</text:p>
          </table:table-cell>
          <table:table-cell office:value-type="string">
            <text:p>$5.23</text:p>
          </table:table-cell>
          <table:table-cell office:value-type="float" office:value="7536184">
            <text:p>7536184</text:p>
          </table:table-cell>
          <table:table-cell office:value-type="string">
            <text:p>$5.29</text:p>
          </table:table-cell>
          <table:table-cell office:value-type="string">
            <text:p>$5.31</text:p>
          </table:table-cell>
          <table:table-cell office:value-type="string">
            <text:p>$5.22</text:p>
          </table:table-cell>
        </table:table-row>
        <table:table-row table:style-name="ro1">
          <table:table-cell office:value-type="string">
            <text:p>11/07/2016</text:p>
          </table:table-cell>
          <table:table-cell office:value-type="string">
            <text:p>$5.31</text:p>
          </table:table-cell>
          <table:table-cell office:value-type="float" office:value="11529080">
            <text:p>11529080</text:p>
          </table:table-cell>
          <table:table-cell office:value-type="string">
            <text:p>$5.25</text:p>
          </table:table-cell>
          <table:table-cell office:value-type="string">
            <text:p>$5.38</text:p>
          </table:table-cell>
          <table:table-cell office:value-type="string">
            <text:p>$5.19</text:p>
          </table:table-cell>
        </table:table-row>
        <table:table-row table:style-name="ro1">
          <table:table-cell office:value-type="string">
            <text:p>11/04/2016</text:p>
          </table:table-cell>
          <table:table-cell office:value-type="string">
            <text:p>$5.18</text:p>
          </table:table-cell>
          <table:table-cell office:value-type="float" office:value="12305508">
            <text:p>12305508</text:p>
          </table:table-cell>
          <table:table-cell office:value-type="string">
            <text:p>$5.20</text:p>
          </table:table-cell>
          <table:table-cell office:value-type="string">
            <text:p>$5.31</text:p>
          </table:table-cell>
          <table:table-cell office:value-type="string">
            <text:p>$5.15</text:p>
          </table:table-cell>
        </table:table-row>
        <table:table-row table:style-name="ro1">
          <table:table-cell office:value-type="string">
            <text:p>11/03/2016</text:p>
          </table:table-cell>
          <table:table-cell office:value-type="string">
            <text:p>$5.21</text:p>
          </table:table-cell>
          <table:table-cell office:value-type="float" office:value="22234776">
            <text:p>22234776</text:p>
          </table:table-cell>
          <table:table-cell office:value-type="string">
            <text:p>$5.19</text:p>
          </table:table-cell>
          <table:table-cell office:value-type="string">
            <text:p>$5.23</text:p>
          </table:table-cell>
          <table:table-cell office:value-type="string">
            <text:p>$5.13</text:p>
          </table:table-cell>
        </table:table-row>
        <table:table-row table:style-name="ro1">
          <table:table-cell office:value-type="string">
            <text:p>11/02/2016</text:p>
          </table:table-cell>
          <table:table-cell office:value-type="string">
            <text:p>$5.23</text:p>
          </table:table-cell>
          <table:table-cell office:value-type="float" office:value="54592480">
            <text:p>54592480</text:p>
          </table:table-cell>
          <table:table-cell office:value-type="string">
            <text:p>$5.15</text:p>
          </table:table-cell>
          <table:table-cell office:value-type="string">
            <text:p>$5.39</text:p>
          </table:table-cell>
          <table:table-cell office:value-type="string">
            <text:p>$5.03</text:p>
          </table:table-cell>
        </table:table-row>
        <table:table-row table:style-name="ro1">
          <table:table-cell office:value-type="string">
            <text:p>11/01/2016</text:p>
          </table:table-cell>
          <table:table-cell office:value-type="string">
            <text:p>$5.89</text:p>
          </table:table-cell>
          <table:table-cell office:value-type="float" office:value="9996772">
            <text:p>9996772</text:p>
          </table:table-cell>
          <table:table-cell table:number-columns-repeated="2" office:value-type="string">
            <text:p>$6.00</text:p>
          </table:table-cell>
          <table:table-cell office:value-type="string">
            <text:p>$5.83</text:p>
          </table:table-cell>
        </table:table-row>
        <table:table-row table:style-name="ro1">
          <table:table-cell office:value-type="string">
            <text:p>10/31/2016</text:p>
          </table:table-cell>
          <table:table-cell office:value-type="string">
            <text:p>$6.01</text:p>
          </table:table-cell>
          <table:table-cell office:value-type="float" office:value="8606284">
            <text:p>8606284</text:p>
          </table:table-cell>
          <table:table-cell office:value-type="string">
            <text:p>$5.99</text:p>
          </table:table-cell>
          <table:table-cell office:value-type="string">
            <text:p>$6.05</text:p>
          </table:table-cell>
          <table:table-cell office:value-type="string">
            <text:p>$5.94</text:p>
          </table:table-cell>
        </table:table-row>
        <table:table-row table:style-name="ro1">
          <table:table-cell office:value-type="string">
            <text:p>10/28/2016</text:p>
          </table:table-cell>
          <table:table-cell office:value-type="string">
            <text:p>$5.98</text:p>
          </table:table-cell>
          <table:table-cell office:value-type="float" office:value="7480260">
            <text:p>7480260</text:p>
          </table:table-cell>
          <table:table-cell office:value-type="string">
            <text:p>$6.00</text:p>
          </table:table-cell>
          <table:table-cell office:value-type="string">
            <text:p>$6.06</text:p>
          </table:table-cell>
          <table:table-cell office:value-type="string">
            <text:p>$5.92</text:p>
          </table:table-cell>
        </table:table-row>
        <table:table-row table:style-name="ro1">
          <table:table-cell office:value-type="string">
            <text:p>10/27/2016</text:p>
          </table:table-cell>
          <table:table-cell office:value-type="string">
            <text:p>$6.00</text:p>
          </table:table-cell>
          <table:table-cell office:value-type="float" office:value="10815424">
            <text:p>10815424</text:p>
          </table:table-cell>
          <table:table-cell office:value-type="string">
            <text:p>$6.21</text:p>
          </table:table-cell>
          <table:table-cell office:value-type="string">
            <text:p>$6.23</text:p>
          </table:table-cell>
          <table:table-cell office:value-type="string">
            <text:p>$5.97</text:p>
          </table:table-cell>
        </table:table-row>
        <table:table-row table:style-name="ro1">
          <table:table-cell office:value-type="string">
            <text:p>10/26/2016</text:p>
          </table:table-cell>
          <table:table-cell office:value-type="string">
            <text:p>$6.19</text:p>
          </table:table-cell>
          <table:table-cell office:value-type="float" office:value="13295600">
            <text:p>13295600</text:p>
          </table:table-cell>
          <table:table-cell office:value-type="string">
            <text:p>$6.18</text:p>
          </table:table-cell>
          <table:table-cell office:value-type="string">
            <text:p>$6.30</text:p>
          </table:table-cell>
          <table:table-cell office:value-type="string">
            <text:p>$6.09</text:p>
          </table:table-cell>
        </table:table-row>
        <table:table-row table:style-name="ro1">
          <table:table-cell office:value-type="string">
            <text:p>10/25/2016</text:p>
          </table:table-cell>
          <table:table-cell office:value-type="string">
            <text:p>$6.19</text:p>
          </table:table-cell>
          <table:table-cell office:value-type="float" office:value="7639724">
            <text:p>7639724</text:p>
          </table:table-cell>
          <table:table-cell office:value-type="string">
            <text:p>$6.26</text:p>
          </table:table-cell>
          <table:table-cell office:value-type="string">
            <text:p>$6.29</text:p>
          </table:table-cell>
          <table:table-cell office:value-type="string">
            <text:p>$6.16</text:p>
          </table:table-cell>
        </table:table-row>
        <table:table-row table:style-name="ro1">
          <table:table-cell office:value-type="string">
            <text:p>10/24/2016</text:p>
          </table:table-cell>
          <table:table-cell office:value-type="string">
            <text:p>$6.29</text:p>
          </table:table-cell>
          <table:table-cell office:value-type="float" office:value="7495200">
            <text:p>7495200</text:p>
          </table:table-cell>
          <table:table-cell table:number-columns-repeated="2" office:value-type="string">
            <text:p>$6.34</text:p>
          </table:table-cell>
          <table:table-cell office:value-type="string">
            <text:p>$6.21</text:p>
          </table:table-cell>
        </table:table-row>
        <table:table-row table:style-name="ro1">
          <table:table-cell office:value-type="string">
            <text:p>10/21/2016</text:p>
          </table:table-cell>
          <table:table-cell office:value-type="string">
            <text:p>$6.25</text:p>
          </table:table-cell>
          <table:table-cell office:value-type="float" office:value="7012328">
            <text:p>7012328</text:p>
          </table:table-cell>
          <table:table-cell table:number-columns-repeated="2" office:value-type="string">
            <text:p>$6.27</text:p>
          </table:table-cell>
          <table:table-cell office:value-type="string">
            <text:p>$6.18</text:p>
          </table:table-cell>
        </table:table-row>
        <table:table-row table:style-name="ro1">
          <table:table-cell office:value-type="string">
            <text:p>10/20/2016</text:p>
          </table:table-cell>
          <table:table-cell office:value-type="string">
            <text:p>$6.28</text:p>
          </table:table-cell>
          <table:table-cell office:value-type="float" office:value="9064388">
            <text:p>9064388</text:p>
          </table:table-cell>
          <table:table-cell office:value-type="string">
            <text:p>$6.24</text:p>
          </table:table-cell>
          <table:table-cell office:value-type="string">
            <text:p>$6.30</text:p>
          </table:table-cell>
          <table:table-cell office:value-type="string">
            <text:p>$6.23</text:p>
          </table:table-cell>
        </table:table-row>
        <table:table-row table:style-name="ro1">
          <table:table-cell office:value-type="string">
            <text:p>10/19/2016</text:p>
          </table:table-cell>
          <table:table-cell office:value-type="string">
            <text:p>$6.25</text:p>
          </table:table-cell>
          <table:table-cell office:value-type="float" office:value="9331904">
            <text:p>9331904</text:p>
          </table:table-cell>
          <table:table-cell office:value-type="string">
            <text:p>$6.22</text:p>
          </table:table-cell>
          <table:table-cell office:value-type="string">
            <text:p>$6.25</text:p>
          </table:table-cell>
          <table:table-cell office:value-type="string">
            <text:p>$6.11</text:p>
          </table:table-cell>
        </table:table-row>
        <table:table-row table:style-name="ro1">
          <table:table-cell office:value-type="string">
            <text:p>10/18/2016</text:p>
          </table:table-cell>
          <table:table-cell office:value-type="string">
            <text:p>$6.21</text:p>
          </table:table-cell>
          <table:table-cell office:value-type="float" office:value="8277508">
            <text:p>8277508</text:p>
          </table:table-cell>
          <table:table-cell office:value-type="string">
            <text:p>$6.24</text:p>
          </table:table-cell>
          <table:table-cell office:value-type="string">
            <text:p>$6.28</text:p>
          </table:table-cell>
          <table:table-cell office:value-type="string">
            <text:p>$6.19</text:p>
          </table:table-cell>
        </table:table-row>
        <table:table-row table:style-name="ro1">
          <table:table-cell office:value-type="string">
            <text:p>10/17/2016</text:p>
          </table:table-cell>
          <table:table-cell office:value-type="string">
            <text:p>$6.18</text:p>
          </table:table-cell>
          <table:table-cell office:value-type="float" office:value="21924400">
            <text:p>21924400</text:p>
          </table:table-cell>
          <table:table-cell office:value-type="string">
            <text:p>$6.33</text:p>
          </table:table-cell>
          <table:table-cell office:value-type="string">
            <text:p>$6.39</text:p>
          </table:table-cell>
          <table:table-cell office:value-type="string">
            <text:p>$6.16</text:p>
          </table:table-cell>
        </table:table-row>
        <table:table-row table:style-name="ro1">
          <table:table-cell office:value-type="string">
            <text:p>10/14/2016</text:p>
          </table:table-cell>
          <table:table-cell office:value-type="string">
            <text:p>$6.35</text:p>
          </table:table-cell>
          <table:table-cell office:value-type="float" office:value="12544268">
            <text:p>12544268</text:p>
          </table:table-cell>
          <table:table-cell office:value-type="string">
            <text:p>$6.40</text:p>
          </table:table-cell>
          <table:table-cell office:value-type="string">
            <text:p>$6.42</text:p>
          </table:table-cell>
          <table:table-cell office:value-type="string">
            <text:p>$6.28</text:p>
          </table:table-cell>
        </table:table-row>
        <table:table-row table:style-name="ro1">
          <table:table-cell office:value-type="string">
            <text:p>10/13/2016</text:p>
          </table:table-cell>
          <table:table-cell office:value-type="string">
            <text:p>$6.37</text:p>
          </table:table-cell>
          <table:table-cell office:value-type="float" office:value="10721044">
            <text:p>10721044</text:p>
          </table:table-cell>
          <table:table-cell office:value-type="string">
            <text:p>$6.50</text:p>
          </table:table-cell>
          <table:table-cell office:value-type="string">
            <text:p>$6.54</text:p>
          </table:table-cell>
          <table:table-cell office:value-type="string">
            <text:p>$6.34</text:p>
          </table:table-cell>
        </table:table-row>
        <table:table-row table:style-name="ro1">
          <table:table-cell office:value-type="string">
            <text:p>10/12/2016</text:p>
          </table:table-cell>
          <table:table-cell office:value-type="string">
            <text:p>$6.53</text:p>
          </table:table-cell>
          <table:table-cell office:value-type="float" office:value="9788448">
            <text:p>9788448</text:p>
          </table:table-cell>
          <table:table-cell office:value-type="string">
            <text:p>$6.54</text:p>
          </table:table-cell>
          <table:table-cell office:value-type="string">
            <text:p>$6.62</text:p>
          </table:table-cell>
          <table:table-cell office:value-type="string">
            <text:p>$6.50</text:p>
          </table:table-cell>
        </table:table-row>
        <table:table-row table:style-name="ro1">
          <table:table-cell office:value-type="string">
            <text:p>10/11/2016</text:p>
          </table:table-cell>
          <table:table-cell office:value-type="string">
            <text:p>$6.51</text:p>
          </table:table-cell>
          <table:table-cell office:value-type="float" office:value="8549372">
            <text:p>8549372</text:p>
          </table:table-cell>
          <table:table-cell office:value-type="string">
            <text:p>$6.71</text:p>
          </table:table-cell>
          <table:table-cell office:value-type="string">
            <text:p>$6.72</text:p>
          </table:table-cell>
          <table:table-cell office:value-type="string">
            <text:p>$6.50</text:p>
          </table:table-cell>
        </table:table-row>
        <table:table-row table:style-name="ro1">
          <table:table-cell office:value-type="string">
            <text:p>10/10/2016</text:p>
          </table:table-cell>
          <table:table-cell office:value-type="string">
            <text:p>$6.71</text:p>
          </table:table-cell>
          <table:table-cell office:value-type="float" office:value="6398364">
            <text:p>6398364</text:p>
          </table:table-cell>
          <table:table-cell office:value-type="string">
            <text:p>$6.71</text:p>
          </table:table-cell>
          <table:table-cell office:value-type="string">
            <text:p>$6.79</text:p>
          </table:table-cell>
          <table:table-cell office:value-type="string">
            <text:p>$6.66</text:p>
          </table:table-cell>
        </table:table-row>
        <table:table-row table:style-name="ro1">
          <table:table-cell office:value-type="string">
            <text:p>10/07/2016</text:p>
          </table:table-cell>
          <table:table-cell office:value-type="string">
            <text:p>$6.67</text:p>
          </table:table-cell>
          <table:table-cell office:value-type="float" office:value="8581564">
            <text:p>8581564</text:p>
          </table:table-cell>
          <table:table-cell office:value-type="string">
            <text:p>$6.70</text:p>
          </table:table-cell>
          <table:table-cell office:value-type="string">
            <text:p>$6.73</text:p>
          </table:table-cell>
          <table:table-cell office:value-type="string">
            <text:p>$6.62</text:p>
          </table:table-cell>
        </table:table-row>
        <table:table-row table:style-name="ro1">
          <table:table-cell office:value-type="string">
            <text:p>10/06/2016</text:p>
          </table:table-cell>
          <table:table-cell office:value-type="string">
            <text:p>$6.67</text:p>
          </table:table-cell>
          <table:table-cell office:value-type="float" office:value="14987424">
            <text:p>14987424</text:p>
          </table:table-cell>
          <table:table-cell office:value-type="string">
            <text:p>$6.77</text:p>
          </table:table-cell>
          <table:table-cell office:value-type="string">
            <text:p>$6.78</text:p>
          </table:table-cell>
          <table:table-cell office:value-type="string">
            <text:p>$6.58</text:p>
          </table:table-cell>
        </table:table-row>
        <table:table-row table:style-name="ro1">
          <table:table-cell office:value-type="string">
            <text:p>10/05/2016</text:p>
          </table:table-cell>
          <table:table-cell office:value-type="string">
            <text:p>$6.80</text:p>
          </table:table-cell>
          <table:table-cell office:value-type="float" office:value="7764448">
            <text:p>7764448</text:p>
          </table:table-cell>
          <table:table-cell office:value-type="string">
            <text:p>$6.82</text:p>
          </table:table-cell>
          <table:table-cell office:value-type="string">
            <text:p>$6.87</text:p>
          </table:table-cell>
          <table:table-cell office:value-type="string">
            <text:p>$6.74</text:p>
          </table:table-cell>
        </table:table-row>
        <table:table-row table:style-name="ro1">
          <table:table-cell office:value-type="string">
            <text:p>10/04/2016</text:p>
          </table:table-cell>
          <table:table-cell office:value-type="string">
            <text:p>$6.78</text:p>
          </table:table-cell>
          <table:table-cell office:value-type="float" office:value="9382860">
            <text:p>9382860</text:p>
          </table:table-cell>
          <table:table-cell office:value-type="string">
            <text:p>$6.95</text:p>
          </table:table-cell>
          <table:table-cell office:value-type="string">
            <text:p>$6.96</text:p>
          </table:table-cell>
          <table:table-cell office:value-type="string">
            <text:p>$6.76</text:p>
          </table:table-cell>
        </table:table-row>
        <table:table-row table:style-name="ro1">
          <table:table-cell office:value-type="string">
            <text:p>10/03/2016</text:p>
          </table:table-cell>
          <table:table-cell office:value-type="string">
            <text:p>$6.95</text:p>
          </table:table-cell>
          <table:table-cell office:value-type="float" office:value="6502788">
            <text:p>6502788</text:p>
          </table:table-cell>
          <table:table-cell office:value-type="string">
            <text:p>$6.90</text:p>
          </table:table-cell>
          <table:table-cell office:value-type="string">
            <text:p>$6.97</text:p>
          </table:table-cell>
          <table:table-cell office:value-type="string">
            <text:p>$6.86</text:p>
          </table:table-cell>
        </table:table-row>
        <table:table-row table:style-name="ro1">
          <table:table-cell office:value-type="string">
            <text:p>09/30/2016</text:p>
          </table:table-cell>
          <table:table-cell office:value-type="string">
            <text:p>$6.90</text:p>
          </table:table-cell>
          <table:table-cell office:value-type="float" office:value="7155128">
            <text:p>7155128</text:p>
          </table:table-cell>
          <table:table-cell office:value-type="string">
            <text:p>$6.85</text:p>
          </table:table-cell>
          <table:table-cell office:value-type="string">
            <text:p>$6.93</text:p>
          </table:table-cell>
          <table:table-cell office:value-type="string">
            <text:p>$6.81</text:p>
          </table:table-cell>
        </table:table-row>
        <table:table-row table:style-name="ro1">
          <table:table-cell office:value-type="string">
            <text:p>09/29/2016</text:p>
          </table:table-cell>
          <table:table-cell office:value-type="string">
            <text:p>$6.79</text:p>
          </table:table-cell>
          <table:table-cell office:value-type="float" office:value="7021808">
            <text:p>7021808</text:p>
          </table:table-cell>
          <table:table-cell office:value-type="string">
            <text:p>$6.88</text:p>
          </table:table-cell>
          <table:table-cell office:value-type="string">
            <text:p>$6.92</text:p>
          </table:table-cell>
          <table:table-cell office:value-type="string">
            <text:p>$6.78</text:p>
          </table:table-cell>
        </table:table-row>
        <table:table-row table:style-name="ro1">
          <table:table-cell office:value-type="string">
            <text:p>09/28/2016</text:p>
          </table:table-cell>
          <table:table-cell office:value-type="string">
            <text:p>$6.87</text:p>
          </table:table-cell>
          <table:table-cell office:value-type="float" office:value="4665492">
            <text:p>4665492</text:p>
          </table:table-cell>
          <table:table-cell office:value-type="string">
            <text:p>$6.86</text:p>
          </table:table-cell>
          <table:table-cell office:value-type="string">
            <text:p>$6.96</text:p>
          </table:table-cell>
          <table:table-cell office:value-type="string">
            <text:p>$6.80</text:p>
          </table:table-cell>
        </table:table-row>
        <table:table-row table:style-name="ro1">
          <table:table-cell office:value-type="string">
            <text:p>09/27/2016</text:p>
          </table:table-cell>
          <table:table-cell office:value-type="string">
            <text:p>$6.86</text:p>
          </table:table-cell>
          <table:table-cell office:value-type="float" office:value="5750100">
            <text:p>5750100</text:p>
          </table:table-cell>
          <table:table-cell office:value-type="string">
            <text:p>$6.91</text:p>
          </table:table-cell>
          <table:table-cell office:value-type="string">
            <text:p>$6.94</text:p>
          </table:table-cell>
          <table:table-cell office:value-type="string">
            <text:p>$6.82</text:p>
          </table:table-cell>
        </table:table-row>
        <table:table-row table:style-name="ro1">
          <table:table-cell office:value-type="string">
            <text:p>09/26/2016</text:p>
          </table:table-cell>
          <table:table-cell office:value-type="string">
            <text:p>$6.91</text:p>
          </table:table-cell>
          <table:table-cell office:value-type="float" office:value="4299544">
            <text:p>4299544</text:p>
          </table:table-cell>
          <table:table-cell office:value-type="string">
            <text:p>$7.03</text:p>
          </table:table-cell>
          <table:table-cell office:value-type="string">
            <text:p>$7.05</text:p>
          </table:table-cell>
          <table:table-cell office:value-type="string">
            <text:p>$6.91</text:p>
          </table:table-cell>
        </table:table-row>
        <table:table-row table:style-name="ro1">
          <table:table-cell office:value-type="string">
            <text:p>09/23/2016</text:p>
          </table:table-cell>
          <table:table-cell office:value-type="string">
            <text:p>$7.05</text:p>
          </table:table-cell>
          <table:table-cell office:value-type="float" office:value="5481304">
            <text:p>5481304</text:p>
          </table:table-cell>
          <table:table-cell office:value-type="string">
            <text:p>$7.06</text:p>
          </table:table-cell>
          <table:table-cell office:value-type="string">
            <text:p>$7.15</text:p>
          </table:table-cell>
          <table:table-cell office:value-type="string">
            <text:p>$7.05</text:p>
          </table:table-cell>
        </table:table-row>
        <table:table-row table:style-name="ro1">
          <table:table-cell office:value-type="string">
            <text:p>09/22/2016</text:p>
          </table:table-cell>
          <table:table-cell office:value-type="string">
            <text:p>$7.07</text:p>
          </table:table-cell>
          <table:table-cell office:value-type="float" office:value="7159432">
            <text:p>7159432</text:p>
          </table:table-cell>
          <table:table-cell office:value-type="string">
            <text:p>$7.07</text:p>
          </table:table-cell>
          <table:table-cell office:value-type="string">
            <text:p>$7.11</text:p>
          </table:table-cell>
          <table:table-cell office:value-type="string">
            <text:p>$6.97</text:p>
          </table:table-cell>
        </table:table-row>
        <table:table-row table:style-name="ro1">
          <table:table-cell office:value-type="string">
            <text:p>09/21/2016</text:p>
          </table:table-cell>
          <table:table-cell office:value-type="string">
            <text:p>$7.03</text:p>
          </table:table-cell>
          <table:table-cell office:value-type="float" office:value="6654804">
            <text:p>6654804</text:p>
          </table:table-cell>
          <table:table-cell office:value-type="string">
            <text:p>$6.95</text:p>
          </table:table-cell>
          <table:table-cell office:value-type="string">
            <text:p>$7.04</text:p>
          </table:table-cell>
          <table:table-cell office:value-type="string">
            <text:p>$6.93</text:p>
          </table:table-cell>
        </table:table-row>
        <table:table-row table:style-name="ro1">
          <table:table-cell office:value-type="string">
            <text:p>09/20/2016</text:p>
          </table:table-cell>
          <table:table-cell office:value-type="string">
            <text:p>$6.93</text:p>
          </table:table-cell>
          <table:table-cell office:value-type="float" office:value="7460512">
            <text:p>7460512</text:p>
          </table:table-cell>
          <table:table-cell office:value-type="string">
            <text:p>$7.02</text:p>
          </table:table-cell>
          <table:table-cell office:value-type="string">
            <text:p>$7.05</text:p>
          </table:table-cell>
          <table:table-cell office:value-type="string">
            <text:p>$6.91</text:p>
          </table:table-cell>
        </table:table-row>
        <table:table-row table:style-name="ro1">
          <table:table-cell office:value-type="string">
            <text:p>09/19/2016</text:p>
          </table:table-cell>
          <table:table-cell office:value-type="string">
            <text:p>$6.98</text:p>
          </table:table-cell>
          <table:table-cell office:value-type="float" office:value="13399900">
            <text:p>13399900</text:p>
          </table:table-cell>
          <table:table-cell office:value-type="string">
            <text:p>$6.85</text:p>
          </table:table-cell>
          <table:table-cell office:value-type="string">
            <text:p>$7.04</text:p>
          </table:table-cell>
          <table:table-cell office:value-type="string">
            <text:p>$6.85</text:p>
          </table:table-cell>
        </table:table-row>
        <table:table-row table:style-name="ro1">
          <table:table-cell office:value-type="string">
            <text:p>09/16/2016</text:p>
          </table:table-cell>
          <table:table-cell office:value-type="string">
            <text:p>$6.77</text:p>
          </table:table-cell>
          <table:table-cell office:value-type="float" office:value="7687492">
            <text:p>7687492</text:p>
          </table:table-cell>
          <table:table-cell office:value-type="string">
            <text:p>$6.80</text:p>
          </table:table-cell>
          <table:table-cell office:value-type="string">
            <text:p>$6.82</text:p>
          </table:table-cell>
          <table:table-cell office:value-type="string">
            <text:p>$6.73</text:p>
          </table:table-cell>
        </table:table-row>
        <table:table-row table:style-name="ro1">
          <table:table-cell office:value-type="string">
            <text:p>09/15/2016</text:p>
          </table:table-cell>
          <table:table-cell office:value-type="string">
            <text:p>$6.81</text:p>
          </table:table-cell>
          <table:table-cell office:value-type="float" office:value="8842760">
            <text:p>8842760</text:p>
          </table:table-cell>
          <table:table-cell office:value-type="string">
            <text:p>$6.72</text:p>
          </table:table-cell>
          <table:table-cell office:value-type="string">
            <text:p>$6.82</text:p>
          </table:table-cell>
          <table:table-cell office:value-type="string">
            <text:p>$6.67</text:p>
          </table:table-cell>
        </table:table-row>
        <table:table-row table:style-name="ro1">
          <table:table-cell office:value-type="string">
            <text:p>09/14/2016</text:p>
          </table:table-cell>
          <table:table-cell office:value-type="string">
            <text:p>$6.76</text:p>
          </table:table-cell>
          <table:table-cell office:value-type="float" office:value="7417124">
            <text:p>7417124</text:p>
          </table:table-cell>
          <table:table-cell table:number-columns-repeated="2" office:value-type="string">
            <text:p>$6.91</text:p>
          </table:table-cell>
          <table:table-cell office:value-type="string">
            <text:p>$6.73</text:p>
          </table:table-cell>
        </table:table-row>
        <table:table-row table:style-name="ro1">
          <table:table-cell office:value-type="string">
            <text:p>09/13/2016</text:p>
          </table:table-cell>
          <table:table-cell office:value-type="string">
            <text:p>$6.75</text:p>
          </table:table-cell>
          <table:table-cell office:value-type="float" office:value="11301392">
            <text:p>11301392</text:p>
          </table:table-cell>
          <table:table-cell office:value-type="string">
            <text:p>$6.74</text:p>
          </table:table-cell>
          <table:table-cell office:value-type="string">
            <text:p>$6.85</text:p>
          </table:table-cell>
          <table:table-cell office:value-type="string">
            <text:p>$6.70</text:p>
          </table:table-cell>
        </table:table-row>
        <table:table-row table:style-name="ro1">
          <table:table-cell office:value-type="string">
            <text:p>09/12/2016</text:p>
          </table:table-cell>
          <table:table-cell office:value-type="string">
            <text:p>$6.76</text:p>
          </table:table-cell>
          <table:table-cell office:value-type="float" office:value="14424112">
            <text:p>14424112</text:p>
          </table:table-cell>
          <table:table-cell table:number-columns-repeated="2" office:value-type="string">
            <text:p>$6.85</text:p>
          </table:table-cell>
          <table:table-cell office:value-type="string">
            <text:p>$6.71</text:p>
          </table:table-cell>
        </table:table-row>
        <table:table-row table:style-name="ro1">
          <table:table-cell office:value-type="string">
            <text:p>09/09/2016</text:p>
          </table:table-cell>
          <table:table-cell office:value-type="string">
            <text:p>$6.80</text:p>
          </table:table-cell>
          <table:table-cell office:value-type="float" office:value="9938880">
            <text:p>9938880</text:p>
          </table:table-cell>
          <table:table-cell office:value-type="string">
            <text:p>$6.99</text:p>
          </table:table-cell>
          <table:table-cell office:value-type="string">
            <text:p>$7.01</text:p>
          </table:table-cell>
          <table:table-cell office:value-type="string">
            <text:p>$6.79</text:p>
          </table:table-cell>
        </table:table-row>
        <table:table-row table:style-name="ro1">
          <table:table-cell office:value-type="string">
            <text:p>09/08/2016</text:p>
          </table:table-cell>
          <table:table-cell office:value-type="string">
            <text:p>$6.95</text:p>
          </table:table-cell>
          <table:table-cell office:value-type="float" office:value="6915016">
            <text:p>6915016</text:p>
          </table:table-cell>
          <table:table-cell office:value-type="string">
            <text:p>$6.99</text:p>
          </table:table-cell>
          <table:table-cell office:value-type="string">
            <text:p>$7.03</text:p>
          </table:table-cell>
          <table:table-cell office:value-type="string">
            <text:p>$6.94</text:p>
          </table:table-cell>
        </table:table-row>
        <table:table-row table:style-name="ro1">
          <table:table-cell office:value-type="string">
            <text:p>09/07/2016</text:p>
          </table:table-cell>
          <table:table-cell office:value-type="string">
            <text:p>$7.03</text:p>
          </table:table-cell>
          <table:table-cell office:value-type="float" office:value="6064980">
            <text:p>6064980</text:p>
          </table:table-cell>
          <table:table-cell office:value-type="string">
            <text:p>$7.01</text:p>
          </table:table-cell>
          <table:table-cell office:value-type="string">
            <text:p>$7.06</text:p>
          </table:table-cell>
          <table:table-cell office:value-type="string">
            <text:p>$6.97</text:p>
          </table:table-cell>
        </table:table-row>
        <table:table-row table:style-name="ro1">
          <table:table-cell office:value-type="string">
            <text:p>09/06/2016</text:p>
          </table:table-cell>
          <table:table-cell office:value-type="string">
            <text:p>$7.09</text:p>
          </table:table-cell>
          <table:table-cell office:value-type="float" office:value="7776468">
            <text:p>7776468</text:p>
          </table:table-cell>
          <table:table-cell office:value-type="string">
            <text:p>$7.10</text:p>
          </table:table-cell>
          <table:table-cell office:value-type="string">
            <text:p>$7.17</text:p>
          </table:table-cell>
          <table:table-cell office:value-type="string">
            <text:p>$7.06</text:p>
          </table:table-cell>
        </table:table-row>
        <table:table-row table:style-name="ro1">
          <table:table-cell office:value-type="string">
            <text:p>09/02/2016</text:p>
          </table:table-cell>
          <table:table-cell office:value-type="string">
            <text:p>$7.10</text:p>
          </table:table-cell>
          <table:table-cell office:value-type="float" office:value="6763016">
            <text:p>6763016</text:p>
          </table:table-cell>
          <table:table-cell office:value-type="string">
            <text:p>$7.05</text:p>
          </table:table-cell>
          <table:table-cell office:value-type="string">
            <text:p>$7.12</text:p>
          </table:table-cell>
          <table:table-cell office:value-type="string">
            <text:p>$7.01</text:p>
          </table:table-cell>
        </table:table-row>
        <table:table-row table:style-name="ro1">
          <table:table-cell office:value-type="string">
            <text:p>09/01/2016</text:p>
          </table:table-cell>
          <table:table-cell office:value-type="string">
            <text:p>$7.01</text:p>
          </table:table-cell>
          <table:table-cell office:value-type="float" office:value="8379524">
            <text:p>8379524</text:p>
          </table:table-cell>
          <table:table-cell office:value-type="string">
            <text:p>$7.12</text:p>
          </table:table-cell>
          <table:table-cell office:value-type="string">
            <text:p>$7.14</text:p>
          </table:table-cell>
          <table:table-cell office:value-type="string">
            <text:p>$6.99</text:p>
          </table:table-cell>
        </table:table-row>
        <table:table-row table:style-name="ro1">
          <table:table-cell office:value-type="string">
            <text:p>08/31/2016</text:p>
          </table:table-cell>
          <table:table-cell office:value-type="string">
            <text:p>$7.10</text:p>
          </table:table-cell>
          <table:table-cell office:value-type="float" office:value="11309820">
            <text:p>11309820</text:p>
          </table:table-cell>
          <table:table-cell office:value-type="string">
            <text:p>$7.12</text:p>
          </table:table-cell>
          <table:table-cell office:value-type="string">
            <text:p>$7.24</text:p>
          </table:table-cell>
          <table:table-cell office:value-type="string">
            <text:p>$7.08</text:p>
          </table:table-cell>
        </table:table-row>
        <table:table-row table:style-name="ro1">
          <table:table-cell office:value-type="string">
            <text:p>08/30/2016</text:p>
          </table:table-cell>
          <table:table-cell office:value-type="string">
            <text:p>$7.12</text:p>
          </table:table-cell>
          <table:table-cell office:value-type="float" office:value="11436356">
            <text:p>11436356</text:p>
          </table:table-cell>
          <table:table-cell office:value-type="string">
            <text:p>$7.22</text:p>
          </table:table-cell>
          <table:table-cell office:value-type="string">
            <text:p>$7.24</text:p>
          </table:table-cell>
          <table:table-cell office:value-type="string">
            <text:p>$7.07</text:p>
          </table:table-cell>
        </table:table-row>
        <table:table-row table:style-name="ro1">
          <table:table-cell office:value-type="string">
            <text:p>08/29/2016</text:p>
          </table:table-cell>
          <table:table-cell office:value-type="string">
            <text:p>$7.24</text:p>
          </table:table-cell>
          <table:table-cell office:value-type="float" office:value="17622176">
            <text:p>17622176</text:p>
          </table:table-cell>
          <table:table-cell office:value-type="string">
            <text:p>$7.19</text:p>
          </table:table-cell>
          <table:table-cell office:value-type="string">
            <text:p>$7.24</text:p>
          </table:table-cell>
          <table:table-cell office:value-type="string">
            <text:p>$7.09</text:p>
          </table:table-cell>
        </table:table-row>
        <table:table-row table:style-name="ro1">
          <table:table-cell office:value-type="string">
            <text:p>08/26/2016</text:p>
          </table:table-cell>
          <table:table-cell office:value-type="string">
            <text:p>$7.19</text:p>
          </table:table-cell>
          <table:table-cell office:value-type="float" office:value="57970040">
            <text:p>57970040</text:p>
          </table:table-cell>
          <table:table-cell office:value-type="string">
            <text:p>$7.56</text:p>
          </table:table-cell>
          <table:table-cell office:value-type="string">
            <text:p>$7.63</text:p>
          </table:table-cell>
          <table:table-cell office:value-type="string">
            <text:p>$7.17</text:p>
          </table:table-cell>
        </table:table-row>
        <table:table-row table:style-name="ro1">
          <table:table-cell office:value-type="string">
            <text:p>08/25/2016</text:p>
          </table:table-cell>
          <table:table-cell office:value-type="string">
            <text:p>$8.04</text:p>
          </table:table-cell>
          <table:table-cell office:value-type="float" office:value="24366204">
            <text:p>24366204</text:p>
          </table:table-cell>
          <table:table-cell office:value-type="string">
            <text:p>$7.92</text:p>
          </table:table-cell>
          <table:table-cell office:value-type="string">
            <text:p>$8.06</text:p>
          </table:table-cell>
          <table:table-cell office:value-type="string">
            <text:p>$7.82</text:p>
          </table:table-cell>
        </table:table-row>
        <table:table-row table:style-name="ro1">
          <table:table-cell office:value-type="string">
            <text:p>08/24/2016</text:p>
          </table:table-cell>
          <table:table-cell office:value-type="string">
            <text:p>$7.93</text:p>
          </table:table-cell>
          <table:table-cell office:value-type="float" office:value="10855248">
            <text:p>10855248</text:p>
          </table:table-cell>
          <table:table-cell office:value-type="string">
            <text:p>$8.03</text:p>
          </table:table-cell>
          <table:table-cell office:value-type="string">
            <text:p>$8.10</text:p>
          </table:table-cell>
          <table:table-cell office:value-type="string">
            <text:p>$7.91</text:p>
          </table:table-cell>
        </table:table-row>
        <table:table-row table:style-name="ro1">
          <table:table-cell office:value-type="string">
            <text:p>08/23/2016</text:p>
          </table:table-cell>
          <table:table-cell office:value-type="string">
            <text:p>$8.02</text:p>
          </table:table-cell>
          <table:table-cell office:value-type="float" office:value="11357388">
            <text:p>11357388</text:p>
          </table:table-cell>
          <table:table-cell office:value-type="string">
            <text:p>$8.01</text:p>
          </table:table-cell>
          <table:table-cell office:value-type="string">
            <text:p>$8.17</text:p>
          </table:table-cell>
          <table:table-cell office:value-type="string">
            <text:p>$7.96</text:p>
          </table:table-cell>
        </table:table-row>
        <table:table-row table:style-name="ro1">
          <table:table-cell office:value-type="string">
            <text:p>08/22/2016</text:p>
          </table:table-cell>
          <table:table-cell office:value-type="string">
            <text:p>$7.87</text:p>
          </table:table-cell>
          <table:table-cell office:value-type="float" office:value="6687376">
            <text:p>6687376</text:p>
          </table:table-cell>
          <table:table-cell office:value-type="string">
            <text:p>$8.00</text:p>
          </table:table-cell>
          <table:table-cell office:value-type="string">
            <text:p>$8.03</text:p>
          </table:table-cell>
          <table:table-cell office:value-type="string">
            <text:p>$7.82</text:p>
          </table:table-cell>
        </table:table-row>
        <table:table-row table:style-name="ro1">
          <table:table-cell office:value-type="string">
            <text:p>08/19/2016</text:p>
          </table:table-cell>
          <table:table-cell office:value-type="string">
            <text:p>$7.93</text:p>
          </table:table-cell>
          <table:table-cell office:value-type="float" office:value="8659352">
            <text:p>8659352</text:p>
          </table:table-cell>
          <table:table-cell office:value-type="string">
            <text:p>$7.77</text:p>
          </table:table-cell>
          <table:table-cell office:value-type="string">
            <text:p>$7.98</text:p>
          </table:table-cell>
          <table:table-cell office:value-type="string">
            <text:p>$7.72</text:p>
          </table:table-cell>
        </table:table-row>
        <table:table-row table:style-name="ro1">
          <table:table-cell office:value-type="string">
            <text:p>08/18/2016</text:p>
          </table:table-cell>
          <table:table-cell office:value-type="string">
            <text:p>$7.79</text:p>
          </table:table-cell>
          <table:table-cell office:value-type="float" office:value="6320624">
            <text:p>6320624</text:p>
          </table:table-cell>
          <table:table-cell office:value-type="string">
            <text:p>$7.73</text:p>
          </table:table-cell>
          <table:table-cell office:value-type="string">
            <text:p>$7.80</text:p>
          </table:table-cell>
          <table:table-cell office:value-type="string">
            <text:p>$7.64</text:p>
          </table:table-cell>
        </table:table-row>
        <table:table-row table:style-name="ro1">
          <table:table-cell office:value-type="string">
            <text:p>08/17/2016</text:p>
          </table:table-cell>
          <table:table-cell office:value-type="string">
            <text:p>$7.71</text:p>
          </table:table-cell>
          <table:table-cell office:value-type="float" office:value="7049848">
            <text:p>7049848</text:p>
          </table:table-cell>
          <table:table-cell office:value-type="string">
            <text:p>$7.72</text:p>
          </table:table-cell>
          <table:table-cell office:value-type="string">
            <text:p>$7.74</text:p>
          </table:table-cell>
          <table:table-cell office:value-type="string">
            <text:p>$7.63</text:p>
          </table:table-cell>
        </table:table-row>
        <table:table-row table:style-name="ro1">
          <table:table-cell office:value-type="string">
            <text:p>08/16/2016</text:p>
          </table:table-cell>
          <table:table-cell office:value-type="string">
            <text:p>$7.79</text:p>
          </table:table-cell>
          <table:table-cell office:value-type="float" office:value="6347568">
            <text:p>6347568</text:p>
          </table:table-cell>
          <table:table-cell office:value-type="string">
            <text:p>$7.92</text:p>
          </table:table-cell>
          <table:table-cell office:value-type="string">
            <text:p>$7.99</text:p>
          </table:table-cell>
          <table:table-cell office:value-type="string">
            <text:p>$7.79</text:p>
          </table:table-cell>
        </table:table-row>
        <table:table-row table:style-name="ro1">
          <table:table-cell office:value-type="string">
            <text:p>08/15/2016</text:p>
          </table:table-cell>
          <table:table-cell office:value-type="string">
            <text:p>$7.93</text:p>
          </table:table-cell>
          <table:table-cell office:value-type="float" office:value="5720384">
            <text:p>5720384</text:p>
          </table:table-cell>
          <table:table-cell office:value-type="string">
            <text:p>$7.83</text:p>
          </table:table-cell>
          <table:table-cell office:value-type="string">
            <text:p>$8.02</text:p>
          </table:table-cell>
          <table:table-cell office:value-type="string">
            <text:p>$7.83</text:p>
          </table:table-cell>
        </table:table-row>
        <table:table-row table:style-name="ro1">
          <table:table-cell office:value-type="string">
            <text:p>08/12/2016</text:p>
          </table:table-cell>
          <table:table-cell office:value-type="string">
            <text:p>$7.84</text:p>
          </table:table-cell>
          <table:table-cell office:value-type="float" office:value="8584184">
            <text:p>8584184</text:p>
          </table:table-cell>
          <table:table-cell office:value-type="string">
            <text:p>$7.75</text:p>
          </table:table-cell>
          <table:table-cell office:value-type="string">
            <text:p>$7.93</text:p>
          </table:table-cell>
          <table:table-cell office:value-type="string">
            <text:p>$7.71</text:p>
          </table:table-cell>
        </table:table-row>
        <table:table-row table:style-name="ro1">
          <table:table-cell office:value-type="string">
            <text:p>08/11/2016</text:p>
          </table:table-cell>
          <table:table-cell office:value-type="string">
            <text:p>$7.78</text:p>
          </table:table-cell>
          <table:table-cell office:value-type="float" office:value="9857128">
            <text:p>9857128</text:p>
          </table:table-cell>
          <table:table-cell office:value-type="string">
            <text:p>$7.63</text:p>
          </table:table-cell>
          <table:table-cell office:value-type="string">
            <text:p>$7.79</text:p>
          </table:table-cell>
          <table:table-cell office:value-type="string">
            <text:p>$7.61</text:p>
          </table:table-cell>
        </table:table-row>
        <table:table-row table:style-name="ro1">
          <table:table-cell office:value-type="string">
            <text:p>08/10/2016</text:p>
          </table:table-cell>
          <table:table-cell office:value-type="string">
            <text:p>$7.54</text:p>
          </table:table-cell>
          <table:table-cell office:value-type="float" office:value="7001116">
            <text:p>7001116</text:p>
          </table:table-cell>
          <table:table-cell office:value-type="string">
            <text:p>$7.40</text:p>
          </table:table-cell>
          <table:table-cell office:value-type="string">
            <text:p>$7.56</text:p>
          </table:table-cell>
          <table:table-cell office:value-type="string">
            <text:p>$7.40</text:p>
          </table:table-cell>
        </table:table-row>
        <table:table-row table:style-name="ro1">
          <table:table-cell office:value-type="string">
            <text:p>08/09/2016</text:p>
          </table:table-cell>
          <table:table-cell office:value-type="string">
            <text:p>$7.41</text:p>
          </table:table-cell>
          <table:table-cell office:value-type="float" office:value="8990536">
            <text:p>8990536</text:p>
          </table:table-cell>
          <table:table-cell office:value-type="string">
            <text:p>$7.44</text:p>
          </table:table-cell>
          <table:table-cell office:value-type="string">
            <text:p>$7.56</text:p>
          </table:table-cell>
          <table:table-cell office:value-type="string">
            <text:p>$7.38</text:p>
          </table:table-cell>
        </table:table-row>
        <table:table-row table:style-name="ro1">
          <table:table-cell office:value-type="string">
            <text:p>08/08/2016</text:p>
          </table:table-cell>
          <table:table-cell office:value-type="string">
            <text:p>$7.45</text:p>
          </table:table-cell>
          <table:table-cell office:value-type="float" office:value="8176572">
            <text:p>8176572</text:p>
          </table:table-cell>
          <table:table-cell office:value-type="string">
            <text:p>$7.54</text:p>
          </table:table-cell>
          <table:table-cell office:value-type="string">
            <text:p>$7.60</text:p>
          </table:table-cell>
          <table:table-cell office:value-type="string">
            <text:p>$7.41</text:p>
          </table:table-cell>
        </table:table-row>
        <table:table-row table:style-name="ro1">
          <table:table-cell office:value-type="string">
            <text:p>08/05/2016</text:p>
          </table:table-cell>
          <table:table-cell office:value-type="string">
            <text:p>$7.51</text:p>
          </table:table-cell>
          <table:table-cell office:value-type="float" office:value="10449160">
            <text:p>10449160</text:p>
          </table:table-cell>
          <table:table-cell office:value-type="string">
            <text:p>$7.47</text:p>
          </table:table-cell>
          <table:table-cell office:value-type="string">
            <text:p>$7.65</text:p>
          </table:table-cell>
          <table:table-cell office:value-type="string">
            <text:p>$7.45</text:p>
          </table:table-cell>
        </table:table-row>
        <table:table-row table:style-name="ro1">
          <table:table-cell office:value-type="string">
            <text:p>08/04/2016</text:p>
          </table:table-cell>
          <table:table-cell office:value-type="string">
            <text:p>$7.42</text:p>
          </table:table-cell>
          <table:table-cell office:value-type="float" office:value="4820216">
            <text:p>4820216</text:p>
          </table:table-cell>
          <table:table-cell office:value-type="string">
            <text:p>$7.39</text:p>
          </table:table-cell>
          <table:table-cell office:value-type="string">
            <text:p>$7.50</text:p>
          </table:table-cell>
          <table:table-cell office:value-type="string">
            <text:p>$7.36</text:p>
          </table:table-cell>
        </table:table-row>
        <table:table-row table:style-name="ro1">
          <table:table-cell office:value-type="string">
            <text:p>08/03/2016</text:p>
          </table:table-cell>
          <table:table-cell office:value-type="string">
            <text:p>$7.41</text:p>
          </table:table-cell>
          <table:table-cell office:value-type="float" office:value="9440512">
            <text:p>9440512</text:p>
          </table:table-cell>
          <table:table-cell office:value-type="string">
            <text:p>$7.26</text:p>
          </table:table-cell>
          <table:table-cell office:value-type="string">
            <text:p>$7.46</text:p>
          </table:table-cell>
          <table:table-cell office:value-type="string">
            <text:p>$7.14</text:p>
          </table:table-cell>
        </table:table-row>
        <table:table-row table:style-name="ro1">
          <table:table-cell office:value-type="string">
            <text:p>08/02/2016</text:p>
          </table:table-cell>
          <table:table-cell office:value-type="string">
            <text:p>$7.31</text:p>
          </table:table-cell>
          <table:table-cell office:value-type="float" office:value="13682720">
            <text:p>13682720</text:p>
          </table:table-cell>
          <table:table-cell office:value-type="string">
            <text:p>$7.64</text:p>
          </table:table-cell>
          <table:table-cell office:value-type="string">
            <text:p>$7.66</text:p>
          </table:table-cell>
          <table:table-cell office:value-type="string">
            <text:p>$7.30</text:p>
          </table:table-cell>
        </table:table-row>
        <table:table-row table:style-name="ro1">
          <table:table-cell office:value-type="string">
            <text:p>08/01/2016</text:p>
          </table:table-cell>
          <table:table-cell office:value-type="string">
            <text:p>$7.59</text:p>
          </table:table-cell>
          <table:table-cell office:value-type="float" office:value="11550424">
            <text:p>11550424</text:p>
          </table:table-cell>
          <table:table-cell office:value-type="string">
            <text:p>$7.74</text:p>
          </table:table-cell>
          <table:table-cell office:value-type="string">
            <text:p>$7.75</text:p>
          </table:table-cell>
          <table:table-cell office:value-type="string">
            <text:p>$7.55</text:p>
          </table:table-cell>
        </table:table-row>
        <table:table-row table:style-name="ro1">
          <table:table-cell office:value-type="string">
            <text:p>07/29/2016</text:p>
          </table:table-cell>
          <table:table-cell office:value-type="string">
            <text:p>$7.74</text:p>
          </table:table-cell>
          <table:table-cell office:value-type="float" office:value="6389148">
            <text:p>6389148</text:p>
          </table:table-cell>
          <table:table-cell table:number-columns-repeated="2" office:value-type="string">
            <text:p>$7.81</text:p>
          </table:table-cell>
          <table:table-cell office:value-type="string">
            <text:p>$7.64</text:p>
          </table:table-cell>
        </table:table-row>
        <table:table-row table:style-name="ro1">
          <table:table-cell office:value-type="string">
            <text:p>07/28/2016</text:p>
          </table:table-cell>
          <table:table-cell office:value-type="string">
            <text:p>$7.79</text:p>
          </table:table-cell>
          <table:table-cell office:value-type="float" office:value="5687792">
            <text:p>5687792</text:p>
          </table:table-cell>
          <table:table-cell office:value-type="string">
            <text:p>$7.80</text:p>
          </table:table-cell>
          <table:table-cell office:value-type="string">
            <text:p>$7.83</text:p>
          </table:table-cell>
          <table:table-cell office:value-type="string">
            <text:p>$7.70</text:p>
          </table:table-cell>
        </table:table-row>
        <table:table-row table:style-name="ro1">
          <table:table-cell office:value-type="string">
            <text:p>07/27/2016</text:p>
          </table:table-cell>
          <table:table-cell office:value-type="string">
            <text:p>$7.83</text:p>
          </table:table-cell>
          <table:table-cell office:value-type="float" office:value="8721376">
            <text:p>8721376</text:p>
          </table:table-cell>
          <table:table-cell office:value-type="string">
            <text:p>$7.86</text:p>
          </table:table-cell>
          <table:table-cell office:value-type="string">
            <text:p>$7.89</text:p>
          </table:table-cell>
          <table:table-cell office:value-type="string">
            <text:p>$7.78</text:p>
          </table:table-cell>
        </table:table-row>
        <table:table-row table:style-name="ro1">
          <table:table-cell office:value-type="string">
            <text:p>07/26/2016</text:p>
          </table:table-cell>
          <table:table-cell office:value-type="string">
            <text:p>$7.81</text:p>
          </table:table-cell>
          <table:table-cell office:value-type="float" office:value="10082856">
            <text:p>10082856</text:p>
          </table:table-cell>
          <table:table-cell office:value-type="string">
            <text:p>$7.71</text:p>
          </table:table-cell>
          <table:table-cell office:value-type="string">
            <text:p>$7.83</text:p>
          </table:table-cell>
          <table:table-cell office:value-type="string">
            <text:p>$7.61</text:p>
          </table:table-cell>
        </table:table-row>
        <table:table-row table:style-name="ro1">
          <table:table-cell office:value-type="string">
            <text:p>07/25/2016</text:p>
          </table:table-cell>
          <table:table-cell office:value-type="string">
            <text:p>$7.72</text:p>
          </table:table-cell>
          <table:table-cell office:value-type="float" office:value="9008652">
            <text:p>9008652</text:p>
          </table:table-cell>
          <table:table-cell office:value-type="string">
            <text:p>$7.63</text:p>
          </table:table-cell>
          <table:table-cell office:value-type="string">
            <text:p>$7.74</text:p>
          </table:table-cell>
          <table:table-cell office:value-type="string">
            <text:p>$7.51</text:p>
          </table:table-cell>
        </table:table-row>
        <table:table-row table:style-name="ro1">
          <table:table-cell office:value-type="string">
            <text:p>07/22/2016</text:p>
          </table:table-cell>
          <table:table-cell office:value-type="string">
            <text:p>$7.70</text:p>
          </table:table-cell>
          <table:table-cell office:value-type="float" office:value="10362056">
            <text:p>10362056</text:p>
          </table:table-cell>
          <table:table-cell office:value-type="string">
            <text:p>$7.75</text:p>
          </table:table-cell>
          <table:table-cell office:value-type="string">
            <text:p>$7.80</text:p>
          </table:table-cell>
          <table:table-cell office:value-type="string">
            <text:p>$7.66</text:p>
          </table:table-cell>
        </table:table-row>
        <table:table-row table:style-name="ro1">
          <table:table-cell office:value-type="string">
            <text:p>07/21/2016</text:p>
          </table:table-cell>
          <table:table-cell office:value-type="string">
            <text:p>$7.75</text:p>
          </table:table-cell>
          <table:table-cell office:value-type="float" office:value="18236032">
            <text:p>18236032</text:p>
          </table:table-cell>
          <table:table-cell office:value-type="string">
            <text:p>$7.79</text:p>
          </table:table-cell>
          <table:table-cell office:value-type="string">
            <text:p>$7.96</text:p>
          </table:table-cell>
          <table:table-cell office:value-type="string">
            <text:p>$7.74</text:p>
          </table:table-cell>
        </table:table-row>
        <table:table-row table:style-name="ro1">
          <table:table-cell office:value-type="string">
            <text:p>07/20/2016</text:p>
          </table:table-cell>
          <table:table-cell office:value-type="string">
            <text:p>$7.78</text:p>
          </table:table-cell>
          <table:table-cell office:value-type="float" office:value="15084268">
            <text:p>15084268</text:p>
          </table:table-cell>
          <table:table-cell office:value-type="string">
            <text:p>$7.53</text:p>
          </table:table-cell>
          <table:table-cell office:value-type="string">
            <text:p>$7.83</text:p>
          </table:table-cell>
          <table:table-cell office:value-type="string">
            <text:p>$7.51</text:p>
          </table:table-cell>
        </table:table-row>
        <table:table-row table:style-name="ro1">
          <table:table-cell office:value-type="string">
            <text:p>07/19/2016</text:p>
          </table:table-cell>
          <table:table-cell office:value-type="string">
            <text:p>$7.55</text:p>
          </table:table-cell>
          <table:table-cell office:value-type="float" office:value="17438120">
            <text:p>17438120</text:p>
          </table:table-cell>
          <table:table-cell office:value-type="string">
            <text:p>$7.72</text:p>
          </table:table-cell>
          <table:table-cell office:value-type="string">
            <text:p>$7.82</text:p>
          </table:table-cell>
          <table:table-cell office:value-type="string">
            <text:p>$7.50</text:p>
          </table:table-cell>
        </table:table-row>
        <table:table-row table:style-name="ro1">
          <table:table-cell office:value-type="string">
            <text:p>07/18/2016</text:p>
          </table:table-cell>
          <table:table-cell office:value-type="string">
            <text:p>$7.55</text:p>
          </table:table-cell>
          <table:table-cell office:value-type="float" office:value="31098700">
            <text:p>31098700</text:p>
          </table:table-cell>
          <table:table-cell office:value-type="string">
            <text:p>$7.00</text:p>
          </table:table-cell>
          <table:table-cell office:value-type="string">
            <text:p>$7.60</text:p>
          </table:table-cell>
          <table:table-cell office:value-type="string">
            <text:p>$6.97</text:p>
          </table:table-cell>
        </table:table-row>
        <table:table-row table:style-name="ro1">
          <table:table-cell office:value-type="string">
            <text:p>07/15/2016</text:p>
          </table:table-cell>
          <table:table-cell office:value-type="string">
            <text:p>$7.00</text:p>
          </table:table-cell>
          <table:table-cell office:value-type="float" office:value="9874060">
            <text:p>9874060</text:p>
          </table:table-cell>
          <table:table-cell table:number-columns-repeated="2" office:value-type="string">
            <text:p>$7.20</text:p>
          </table:table-cell>
          <table:table-cell office:value-type="string">
            <text:p>$7.00</text:p>
          </table:table-cell>
        </table:table-row>
        <table:table-row table:style-name="ro1">
          <table:table-cell office:value-type="string">
            <text:p>07/14/2016</text:p>
          </table:table-cell>
          <table:table-cell office:value-type="string">
            <text:p>$7.16</text:p>
          </table:table-cell>
          <table:table-cell office:value-type="float" office:value="7988328">
            <text:p>7988328</text:p>
          </table:table-cell>
          <table:table-cell office:value-type="string">
            <text:p>$7.24</text:p>
          </table:table-cell>
          <table:table-cell office:value-type="string">
            <text:p>$7.28</text:p>
          </table:table-cell>
          <table:table-cell office:value-type="string">
            <text:p>$7.12</text:p>
          </table:table-cell>
        </table:table-row>
        <table:table-row table:style-name="ro1">
          <table:table-cell office:value-type="string">
            <text:p>07/13/2016</text:p>
          </table:table-cell>
          <table:table-cell office:value-type="string">
            <text:p>$7.21</text:p>
          </table:table-cell>
          <table:table-cell office:value-type="float" office:value="11811324">
            <text:p>11811324</text:p>
          </table:table-cell>
          <table:table-cell office:value-type="string">
            <text:p>$7.21</text:p>
          </table:table-cell>
          <table:table-cell office:value-type="string">
            <text:p>$7.30</text:p>
          </table:table-cell>
          <table:table-cell office:value-type="string">
            <text:p>$7.17</text:p>
          </table:table-cell>
        </table:table-row>
        <table:table-row table:style-name="ro1">
          <table:table-cell office:value-type="string">
            <text:p>07/12/2016</text:p>
          </table:table-cell>
          <table:table-cell office:value-type="string">
            <text:p>$7.19</text:p>
          </table:table-cell>
          <table:table-cell office:value-type="float" office:value="12099784">
            <text:p>12099784</text:p>
          </table:table-cell>
          <table:table-cell office:value-type="string">
            <text:p>$7.18</text:p>
          </table:table-cell>
          <table:table-cell office:value-type="string">
            <text:p>$7.24</text:p>
          </table:table-cell>
          <table:table-cell office:value-type="string">
            <text:p>$7.13</text:p>
          </table:table-cell>
        </table:table-row>
        <table:table-row table:style-name="ro1">
          <table:table-cell office:value-type="string">
            <text:p>07/11/2016</text:p>
          </table:table-cell>
          <table:table-cell office:value-type="string">
            <text:p>$7.11</text:p>
          </table:table-cell>
          <table:table-cell office:value-type="float" office:value="14260304">
            <text:p>14260304</text:p>
          </table:table-cell>
          <table:table-cell office:value-type="string">
            <text:p>$7.03</text:p>
          </table:table-cell>
          <table:table-cell office:value-type="string">
            <text:p>$7.20</text:p>
          </table:table-cell>
          <table:table-cell office:value-type="string">
            <text:p>$7.01</text:p>
          </table:table-cell>
        </table:table-row>
        <table:table-row table:style-name="ro1">
          <table:table-cell office:value-type="string">
            <text:p>07/08/2016</text:p>
          </table:table-cell>
          <table:table-cell office:value-type="string">
            <text:p>$6.84</text:p>
          </table:table-cell>
          <table:table-cell office:value-type="float" office:value="8416280">
            <text:p>8416280</text:p>
          </table:table-cell>
          <table:table-cell office:value-type="string">
            <text:p>$6.67</text:p>
          </table:table-cell>
          <table:table-cell office:value-type="string">
            <text:p>$6.85</text:p>
          </table:table-cell>
          <table:table-cell office:value-type="string">
            <text:p>$6.67</text:p>
          </table:table-cell>
        </table:table-row>
        <table:table-row table:style-name="ro1">
          <table:table-cell office:value-type="string">
            <text:p>07/07/2016</text:p>
          </table:table-cell>
          <table:table-cell office:value-type="string">
            <text:p>$6.58</text:p>
          </table:table-cell>
          <table:table-cell office:value-type="float" office:value="9082696">
            <text:p>9082696</text:p>
          </table:table-cell>
          <table:table-cell office:value-type="string">
            <text:p>$6.63</text:p>
          </table:table-cell>
          <table:table-cell office:value-type="string">
            <text:p>$6.76</text:p>
          </table:table-cell>
          <table:table-cell office:value-type="string">
            <text:p>$6.55</text:p>
          </table:table-cell>
        </table:table-row>
        <table:table-row table:style-name="ro1">
          <table:table-cell office:value-type="string">
            <text:p>07/06/2016</text:p>
          </table:table-cell>
          <table:table-cell office:value-type="string">
            <text:p>$6.62</text:p>
          </table:table-cell>
          <table:table-cell office:value-type="float" office:value="9961260">
            <text:p>9961260</text:p>
          </table:table-cell>
          <table:table-cell office:value-type="string">
            <text:p>$6.56</text:p>
          </table:table-cell>
          <table:table-cell office:value-type="string">
            <text:p>$6.62</text:p>
          </table:table-cell>
          <table:table-cell office:value-type="string">
            <text:p>$6.43</text:p>
          </table:table-cell>
        </table:table-row>
        <table:table-row table:style-name="ro1">
          <table:table-cell office:value-type="string">
            <text:p>07/05/2016</text:p>
          </table:table-cell>
          <table:table-cell office:value-type="string">
            <text:p>$6.58</text:p>
          </table:table-cell>
          <table:table-cell office:value-type="float" office:value="8564212">
            <text:p>8564212</text:p>
          </table:table-cell>
          <table:table-cell office:value-type="string">
            <text:p>$6.76</text:p>
          </table:table-cell>
          <table:table-cell office:value-type="string">
            <text:p>$6.77</text:p>
          </table:table-cell>
          <table:table-cell office:value-type="string">
            <text:p>$6.49</text:p>
          </table:table-cell>
        </table:table-row>
        <table:table-row table:style-name="ro1">
          <table:table-cell office:value-type="string">
            <text:p>07/01/2016</text:p>
          </table:table-cell>
          <table:table-cell office:value-type="string">
            <text:p>$6.77</text:p>
          </table:table-cell>
          <table:table-cell office:value-type="float" office:value="10531372">
            <text:p>10531372</text:p>
          </table:table-cell>
          <table:table-cell office:value-type="string">
            <text:p>$6.72</text:p>
          </table:table-cell>
          <table:table-cell office:value-type="string">
            <text:p>$6.85</text:p>
          </table:table-cell>
          <table:table-cell office:value-type="string">
            <text:p>$6.68</text:p>
          </table:table-cell>
        </table:table-row>
        <table:table-row table:style-name="ro1">
          <table:table-cell office:value-type="string">
            <text:p>06/30/2016</text:p>
          </table:table-cell>
          <table:table-cell office:value-type="string">
            <text:p>$6.65</text:p>
          </table:table-cell>
          <table:table-cell office:value-type="float" office:value="7436868">
            <text:p>7436868</text:p>
          </table:table-cell>
          <table:table-cell office:value-type="string">
            <text:p>$6.63</text:p>
          </table:table-cell>
          <table:table-cell office:value-type="string">
            <text:p>$6.67</text:p>
          </table:table-cell>
          <table:table-cell office:value-type="string">
            <text:p>$6.50</text:p>
          </table:table-cell>
        </table:table-row>
        <table:table-row table:style-name="ro1">
          <table:table-cell office:value-type="string">
            <text:p>06/29/2016</text:p>
          </table:table-cell>
          <table:table-cell office:value-type="string">
            <text:p>$6.60</text:p>
          </table:table-cell>
          <table:table-cell office:value-type="float" office:value="9942836">
            <text:p>9942836</text:p>
          </table:table-cell>
          <table:table-cell office:value-type="string">
            <text:p>$6.62</text:p>
          </table:table-cell>
          <table:table-cell office:value-type="string">
            <text:p>$6.74</text:p>
          </table:table-cell>
          <table:table-cell office:value-type="string">
            <text:p>$6.59</text:p>
          </table:table-cell>
        </table:table-row>
        <table:table-row table:style-name="ro1">
          <table:table-cell office:value-type="string">
            <text:p>06/28/2016</text:p>
          </table:table-cell>
          <table:table-cell office:value-type="string">
            <text:p>$6.51</text:p>
          </table:table-cell>
          <table:table-cell office:value-type="float" office:value="11525536">
            <text:p>11525536</text:p>
          </table:table-cell>
          <table:table-cell office:value-type="string">
            <text:p>$6.46</text:p>
          </table:table-cell>
          <table:table-cell office:value-type="string">
            <text:p>$6.55</text:p>
          </table:table-cell>
          <table:table-cell office:value-type="string">
            <text:p>$6.41</text:p>
          </table:table-cell>
        </table:table-row>
        <table:table-row table:style-name="ro1">
          <table:table-cell office:value-type="string">
            <text:p>06/27/2016</text:p>
          </table:table-cell>
          <table:table-cell office:value-type="string">
            <text:p>$6.38</text:p>
          </table:table-cell>
          <table:table-cell office:value-type="float" office:value="12244176">
            <text:p>12244176</text:p>
          </table:table-cell>
          <table:table-cell office:value-type="string">
            <text:p>$6.33</text:p>
          </table:table-cell>
          <table:table-cell office:value-type="string">
            <text:p>$6.49</text:p>
          </table:table-cell>
          <table:table-cell office:value-type="string">
            <text:p>$6.30</text:p>
          </table:table-cell>
        </table:table-row>
        <table:table-row table:style-name="ro1">
          <table:table-cell office:value-type="string">
            <text:p>06/24/2016</text:p>
          </table:table-cell>
          <table:table-cell office:value-type="string">
            <text:p>$6.34</text:p>
          </table:table-cell>
          <table:table-cell office:value-type="float" office:value="7371420">
            <text:p>7371420</text:p>
          </table:table-cell>
          <table:table-cell office:value-type="string">
            <text:p>$6.32</text:p>
          </table:table-cell>
          <table:table-cell office:value-type="string">
            <text:p>$6.43</text:p>
          </table:table-cell>
          <table:table-cell office:value-type="string">
            <text:p>$6.32</text:p>
          </table:table-cell>
        </table:table-row>
        <table:table-row table:style-name="ro1">
          <table:table-cell office:value-type="string">
            <text:p>06/23/2016</text:p>
          </table:table-cell>
          <table:table-cell office:value-type="string">
            <text:p>$6.58</text:p>
          </table:table-cell>
          <table:table-cell office:value-type="float" office:value="6076380">
            <text:p>6076380</text:p>
          </table:table-cell>
          <table:table-cell office:value-type="string">
            <text:p>$6.61</text:p>
          </table:table-cell>
          <table:table-cell office:value-type="string">
            <text:p>$6.64</text:p>
          </table:table-cell>
          <table:table-cell office:value-type="string">
            <text:p>$6.54</text:p>
          </table:table-cell>
        </table:table-row>
        <table:table-row table:style-name="ro1">
          <table:table-cell office:value-type="string">
            <text:p>06/22/2016</text:p>
          </table:table-cell>
          <table:table-cell office:value-type="string">
            <text:p>$6.50</text:p>
          </table:table-cell>
          <table:table-cell office:value-type="float" office:value="7147088">
            <text:p>7147088</text:p>
          </table:table-cell>
          <table:table-cell office:value-type="string">
            <text:p>$6.49</text:p>
          </table:table-cell>
          <table:table-cell office:value-type="string">
            <text:p>$6.57</text:p>
          </table:table-cell>
          <table:table-cell office:value-type="string">
            <text:p>$6.45</text:p>
          </table:table-cell>
        </table:table-row>
        <table:table-row table:style-name="ro1">
          <table:table-cell office:value-type="string">
            <text:p>06/21/2016</text:p>
          </table:table-cell>
          <table:table-cell office:value-type="string">
            <text:p>$6.46</text:p>
          </table:table-cell>
          <table:table-cell office:value-type="float" office:value="6279100">
            <text:p>6279100</text:p>
          </table:table-cell>
          <table:table-cell office:value-type="string">
            <text:p>$6.59</text:p>
          </table:table-cell>
          <table:table-cell office:value-type="string">
            <text:p>$6.61</text:p>
          </table:table-cell>
          <table:table-cell office:value-type="string">
            <text:p>$6.43</text:p>
          </table:table-cell>
        </table:table-row>
        <table:table-row table:style-name="ro1">
          <table:table-cell office:value-type="string">
            <text:p>06/20/2016</text:p>
          </table:table-cell>
          <table:table-cell office:value-type="string">
            <text:p>$6.60</text:p>
          </table:table-cell>
          <table:table-cell office:value-type="float" office:value="9123616">
            <text:p>9123616</text:p>
          </table:table-cell>
          <table:table-cell office:value-type="string">
            <text:p>$6.61</text:p>
          </table:table-cell>
          <table:table-cell office:value-type="string">
            <text:p>$6.71</text:p>
          </table:table-cell>
          <table:table-cell office:value-type="string">
            <text:p>$6.59</text:p>
          </table:table-cell>
        </table:table-row>
        <table:table-row table:style-name="ro1">
          <table:table-cell office:value-type="string">
            <text:p>06/17/2016</text:p>
          </table:table-cell>
          <table:table-cell office:value-type="string">
            <text:p>$6.54</text:p>
          </table:table-cell>
          <table:table-cell office:value-type="float" office:value="10378808">
            <text:p>10378808</text:p>
          </table:table-cell>
          <table:table-cell office:value-type="string">
            <text:p>$6.50</text:p>
          </table:table-cell>
          <table:table-cell office:value-type="string">
            <text:p>$6.65</text:p>
          </table:table-cell>
          <table:table-cell office:value-type="string">
            <text:p>$6.45</text:p>
          </table:table-cell>
        </table:table-row>
        <table:table-row table:style-name="ro1">
          <table:table-cell office:value-type="string">
            <text:p>06/16/2016</text:p>
          </table:table-cell>
          <table:table-cell office:value-type="string">
            <text:p>$6.48</text:p>
          </table:table-cell>
          <table:table-cell office:value-type="float" office:value="8923208">
            <text:p>8923208</text:p>
          </table:table-cell>
          <table:table-cell office:value-type="string">
            <text:p>$6.52</text:p>
          </table:table-cell>
          <table:table-cell office:value-type="string">
            <text:p>$6.55</text:p>
          </table:table-cell>
          <table:table-cell office:value-type="string">
            <text:p>$6.43</text:p>
          </table:table-cell>
        </table:table-row>
        <table:table-row table:style-name="ro1">
          <table:table-cell office:value-type="string">
            <text:p>06/15/2016</text:p>
          </table:table-cell>
          <table:table-cell office:value-type="string">
            <text:p>$6.53</text:p>
          </table:table-cell>
          <table:table-cell office:value-type="float" office:value="14506580">
            <text:p>14506580</text:p>
          </table:table-cell>
          <table:table-cell office:value-type="string">
            <text:p>$6.43</text:p>
          </table:table-cell>
          <table:table-cell office:value-type="string">
            <text:p>$6.61</text:p>
          </table:table-cell>
          <table:table-cell office:value-type="string">
            <text:p>$6.40</text:p>
          </table:table-cell>
        </table:table-row>
        <table:table-row table:style-name="ro1">
          <table:table-cell office:value-type="string">
            <text:p>06/14/2016</text:p>
          </table:table-cell>
          <table:table-cell office:value-type="string">
            <text:p>$6.43</text:p>
          </table:table-cell>
          <table:table-cell office:value-type="float" office:value="12596556">
            <text:p>12596556</text:p>
          </table:table-cell>
          <table:table-cell office:value-type="string">
            <text:p>$6.49</text:p>
          </table:table-cell>
          <table:table-cell office:value-type="string">
            <text:p>$6.51</text:p>
          </table:table-cell>
          <table:table-cell office:value-type="string">
            <text:p>$6.34</text:p>
          </table:table-cell>
        </table:table-row>
        <table:table-row table:style-name="ro1">
          <table:table-cell office:value-type="string">
            <text:p>06/13/2016</text:p>
          </table:table-cell>
          <table:table-cell office:value-type="string">
            <text:p>$6.51</text:p>
          </table:table-cell>
          <table:table-cell office:value-type="float" office:value="9326848">
            <text:p>9326848</text:p>
          </table:table-cell>
          <table:table-cell office:value-type="string">
            <text:p>$6.61</text:p>
          </table:table-cell>
          <table:table-cell office:value-type="string">
            <text:p>$6.67</text:p>
          </table:table-cell>
          <table:table-cell office:value-type="string">
            <text:p>$6.51</text:p>
          </table:table-cell>
        </table:table-row>
        <table:table-row table:style-name="ro1">
          <table:table-cell office:value-type="string">
            <text:p>06/10/2016</text:p>
          </table:table-cell>
          <table:table-cell office:value-type="string">
            <text:p>$6.63</text:p>
          </table:table-cell>
          <table:table-cell office:value-type="float" office:value="18090332">
            <text:p>18090332</text:p>
          </table:table-cell>
          <table:table-cell table:number-columns-repeated="2" office:value-type="string">
            <text:p>$6.74</text:p>
          </table:table-cell>
          <table:table-cell office:value-type="string">
            <text:p>$6.54</text:p>
          </table:table-cell>
        </table:table-row>
        <table:table-row table:style-name="ro1">
          <table:table-cell office:value-type="string">
            <text:p>06/09/2016</text:p>
          </table:table-cell>
          <table:table-cell office:value-type="string">
            <text:p>$6.82</text:p>
          </table:table-cell>
          <table:table-cell office:value-type="float" office:value="13588996">
            <text:p>13588996</text:p>
          </table:table-cell>
          <table:table-cell office:value-type="string">
            <text:p>$7.02</text:p>
          </table:table-cell>
          <table:table-cell office:value-type="string">
            <text:p>$7.07</text:p>
          </table:table-cell>
          <table:table-cell office:value-type="string">
            <text:p>$6.79</text:p>
          </table:table-cell>
        </table:table-row>
        <table:table-row table:style-name="ro1">
          <table:table-cell office:value-type="string">
            <text:p>06/08/2016</text:p>
          </table:table-cell>
          <table:table-cell office:value-type="string">
            <text:p>$7.06</text:p>
          </table:table-cell>
          <table:table-cell office:value-type="float" office:value="7681488">
            <text:p>7681488</text:p>
          </table:table-cell>
          <table:table-cell office:value-type="string">
            <text:p>$7.12</text:p>
          </table:table-cell>
          <table:table-cell office:value-type="string">
            <text:p>$7.16</text:p>
          </table:table-cell>
          <table:table-cell office:value-type="string">
            <text:p>$7.05</text:p>
          </table:table-cell>
        </table:table-row>
        <table:table-row table:style-name="ro1">
          <table:table-cell office:value-type="string">
            <text:p>06/07/2016</text:p>
          </table:table-cell>
          <table:table-cell office:value-type="string">
            <text:p>$7.12</text:p>
          </table:table-cell>
          <table:table-cell office:value-type="float" office:value="7283944">
            <text:p>7283944</text:p>
          </table:table-cell>
          <table:table-cell office:value-type="string">
            <text:p>$7.12</text:p>
          </table:table-cell>
          <table:table-cell office:value-type="string">
            <text:p>$7.20</text:p>
          </table:table-cell>
          <table:table-cell office:value-type="string">
            <text:p>$7.10</text:p>
          </table:table-cell>
        </table:table-row>
        <table:table-row table:style-name="ro1">
          <table:table-cell office:value-type="string">
            <text:p>06/06/2016</text:p>
          </table:table-cell>
          <table:table-cell office:value-type="string">
            <text:p>$7.12</text:p>
          </table:table-cell>
          <table:table-cell office:value-type="float" office:value="7820628">
            <text:p>7820628</text:p>
          </table:table-cell>
          <table:table-cell office:value-type="string">
            <text:p>$7.07</text:p>
          </table:table-cell>
          <table:table-cell office:value-type="string">
            <text:p>$7.15</text:p>
          </table:table-cell>
          <table:table-cell office:value-type="string">
            <text:p>$7.01</text:p>
          </table:table-cell>
        </table:table-row>
        <table:table-row table:style-name="ro1">
          <table:table-cell office:value-type="string">
            <text:p>06/03/2016</text:p>
          </table:table-cell>
          <table:table-cell office:value-type="string">
            <text:p>$7.16</text:p>
          </table:table-cell>
          <table:table-cell office:value-type="float" office:value="8839476">
            <text:p>8839476</text:p>
          </table:table-cell>
          <table:table-cell office:value-type="string">
            <text:p>$7.24</text:p>
          </table:table-cell>
          <table:table-cell office:value-type="string">
            <text:p>$7.26</text:p>
          </table:table-cell>
          <table:table-cell office:value-type="string">
            <text:p>$7.08</text:p>
          </table:table-cell>
        </table:table-row>
        <table:table-row table:style-name="ro1">
          <table:table-cell office:value-type="string">
            <text:p>06/02/2016</text:p>
          </table:table-cell>
          <table:table-cell office:value-type="string">
            <text:p>$7.22</text:p>
          </table:table-cell>
          <table:table-cell office:value-type="float" office:value="7872468">
            <text:p>7872468</text:p>
          </table:table-cell>
          <table:table-cell office:value-type="string">
            <text:p>$7.25</text:p>
          </table:table-cell>
          <table:table-cell office:value-type="string">
            <text:p>$7.33</text:p>
          </table:table-cell>
          <table:table-cell office:value-type="string">
            <text:p>$7.19</text:p>
          </table:table-cell>
        </table:table-row>
        <table:table-row table:style-name="ro1">
          <table:table-cell office:value-type="string">
            <text:p>06/01/2016</text:p>
          </table:table-cell>
          <table:table-cell office:value-type="string">
            <text:p>$7.24</text:p>
          </table:table-cell>
          <table:table-cell office:value-type="float" office:value="14890976">
            <text:p>14890976</text:p>
          </table:table-cell>
          <table:table-cell office:value-type="string">
            <text:p>$7.26</text:p>
          </table:table-cell>
          <table:table-cell office:value-type="string">
            <text:p>$7.30</text:p>
          </table:table-cell>
          <table:table-cell office:value-type="string">
            <text:p>$7.11</text:p>
          </table:table-cell>
        </table:table-row>
        <table:table-row table:style-name="ro1">
          <table:table-cell office:value-type="string">
            <text:p>05/31/2016</text:p>
          </table:table-cell>
          <table:table-cell office:value-type="string">
            <text:p>$7.28</text:p>
          </table:table-cell>
          <table:table-cell office:value-type="float" office:value="39743344">
            <text:p>39743344</text:p>
          </table:table-cell>
          <table:table-cell office:value-type="string">
            <text:p>$7.22</text:p>
          </table:table-cell>
          <table:table-cell office:value-type="string">
            <text:p>$7.34</text:p>
          </table:table-cell>
          <table:table-cell office:value-type="string">
            <text:p>$7.16</text:p>
          </table:table-cell>
        </table:table-row>
        <table:table-row table:style-name="ro1">
          <table:table-cell office:value-type="string">
            <text:p>05/27/2016</text:p>
          </table:table-cell>
          <table:table-cell office:value-type="string">
            <text:p>$7.20</text:p>
          </table:table-cell>
          <table:table-cell office:value-type="float" office:value="30233956">
            <text:p>30233956</text:p>
          </table:table-cell>
          <table:table-cell office:value-type="string">
            <text:p>$7.01</text:p>
          </table:table-cell>
          <table:table-cell office:value-type="string">
            <text:p>$7.23</text:p>
          </table:table-cell>
          <table:table-cell office:value-type="string">
            <text:p>$6.91</text:p>
          </table:table-cell>
        </table:table-row>
        <table:table-row table:style-name="ro1">
          <table:table-cell office:value-type="string">
            <text:p>05/26/2016</text:p>
          </table:table-cell>
          <table:table-cell office:value-type="string">
            <text:p>$7.50</text:p>
          </table:table-cell>
          <table:table-cell office:value-type="float" office:value="13524404">
            <text:p>13524404</text:p>
          </table:table-cell>
          <table:table-cell office:value-type="string">
            <text:p>$7.50</text:p>
          </table:table-cell>
          <table:table-cell office:value-type="string">
            <text:p>$7.61</text:p>
          </table:table-cell>
          <table:table-cell office:value-type="string">
            <text:p>$7.47</text:p>
          </table:table-cell>
        </table:table-row>
        <table:table-row table:style-name="ro1">
          <table:table-cell office:value-type="string">
            <text:p>05/25/2016</text:p>
          </table:table-cell>
          <table:table-cell office:value-type="string">
            <text:p>$7.43</text:p>
          </table:table-cell>
          <table:table-cell office:value-type="float" office:value="18447296">
            <text:p>18447296</text:p>
          </table:table-cell>
          <table:table-cell office:value-type="string">
            <text:p>$7.19</text:p>
          </table:table-cell>
          <table:table-cell office:value-type="string">
            <text:p>$7.46</text:p>
          </table:table-cell>
          <table:table-cell office:value-type="string">
            <text:p>$7.17</text:p>
          </table:table-cell>
        </table:table-row>
        <table:table-row table:style-name="ro1">
          <table:table-cell office:value-type="string">
            <text:p>05/24/2016</text:p>
          </table:table-cell>
          <table:table-cell office:value-type="string">
            <text:p>$7.18</text:p>
          </table:table-cell>
          <table:table-cell office:value-type="float" office:value="14090408">
            <text:p>14090408</text:p>
          </table:table-cell>
          <table:table-cell office:value-type="string">
            <text:p>$7.10</text:p>
          </table:table-cell>
          <table:table-cell office:value-type="string">
            <text:p>$7.24</text:p>
          </table:table-cell>
          <table:table-cell office:value-type="string">
            <text:p>$7.04</text:p>
          </table:table-cell>
        </table:table-row>
        <table:table-row table:style-name="ro1">
          <table:table-cell office:value-type="string">
            <text:p>05/23/2016</text:p>
          </table:table-cell>
          <table:table-cell office:value-type="string">
            <text:p>$7.12</text:p>
          </table:table-cell>
          <table:table-cell office:value-type="float" office:value="8022860">
            <text:p>8022860</text:p>
          </table:table-cell>
          <table:table-cell office:value-type="string">
            <text:p>$7.15</text:p>
          </table:table-cell>
          <table:table-cell office:value-type="string">
            <text:p>$7.22</text:p>
          </table:table-cell>
          <table:table-cell office:value-type="string">
            <text:p>$7.08</text:p>
          </table:table-cell>
        </table:table-row>
        <table:table-row table:style-name="ro1">
          <table:table-cell office:value-type="string">
            <text:p>05/20/2016</text:p>
          </table:table-cell>
          <table:table-cell office:value-type="string">
            <text:p>$7.12</text:p>
          </table:table-cell>
          <table:table-cell office:value-type="float" office:value="9317232">
            <text:p>9317232</text:p>
          </table:table-cell>
          <table:table-cell office:value-type="string">
            <text:p>$7.17</text:p>
          </table:table-cell>
          <table:table-cell office:value-type="string">
            <text:p>$7.19</text:p>
          </table:table-cell>
          <table:table-cell office:value-type="string">
            <text:p>$7.05</text:p>
          </table:table-cell>
        </table:table-row>
        <table:table-row table:style-name="ro1">
          <table:table-cell office:value-type="string">
            <text:p>05/19/2016</text:p>
          </table:table-cell>
          <table:table-cell office:value-type="string">
            <text:p>$7.14</text:p>
          </table:table-cell>
          <table:table-cell office:value-type="float" office:value="12569888">
            <text:p>12569888</text:p>
          </table:table-cell>
          <table:table-cell office:value-type="string">
            <text:p>$7.01</text:p>
          </table:table-cell>
          <table:table-cell office:value-type="string">
            <text:p>$7.15</text:p>
          </table:table-cell>
          <table:table-cell office:value-type="string">
            <text:p>$6.88</text:p>
          </table:table-cell>
        </table:table-row>
        <table:table-row table:style-name="ro1">
          <table:table-cell office:value-type="string">
            <text:p>05/18/2016</text:p>
          </table:table-cell>
          <table:table-cell office:value-type="string">
            <text:p>$7.01</text:p>
          </table:table-cell>
          <table:table-cell office:value-type="float" office:value="15549200">
            <text:p>15549200</text:p>
          </table:table-cell>
          <table:table-cell office:value-type="string">
            <text:p>$7.08</text:p>
          </table:table-cell>
          <table:table-cell office:value-type="string">
            <text:p>$7.09</text:p>
          </table:table-cell>
          <table:table-cell office:value-type="string">
            <text:p>$6.95</text:p>
          </table:table-cell>
        </table:table-row>
        <table:table-row table:style-name="ro1">
          <table:table-cell office:value-type="string">
            <text:p>05/17/2016</text:p>
          </table:table-cell>
          <table:table-cell office:value-type="string">
            <text:p>$7.12</text:p>
          </table:table-cell>
          <table:table-cell office:value-type="float" office:value="12188236">
            <text:p>12188236</text:p>
          </table:table-cell>
          <table:table-cell office:value-type="string">
            <text:p>$7.27</text:p>
          </table:table-cell>
          <table:table-cell office:value-type="string">
            <text:p>$7.35</text:p>
          </table:table-cell>
          <table:table-cell office:value-type="string">
            <text:p>$7.10</text:p>
          </table:table-cell>
        </table:table-row>
        <table:table-row table:style-name="ro1">
          <table:table-cell office:value-type="string">
            <text:p>05/16/2016</text:p>
          </table:table-cell>
          <table:table-cell office:value-type="string">
            <text:p>$7.26</text:p>
          </table:table-cell>
          <table:table-cell office:value-type="float" office:value="12104224">
            <text:p>12104224</text:p>
          </table:table-cell>
          <table:table-cell office:value-type="string">
            <text:p>$7.19</text:p>
          </table:table-cell>
          <table:table-cell office:value-type="string">
            <text:p>$7.28</text:p>
          </table:table-cell>
          <table:table-cell office:value-type="string">
            <text:p>$7.14</text:p>
          </table:table-cell>
        </table:table-row>
        <table:table-row table:style-name="ro1">
          <table:table-cell office:value-type="string">
            <text:p>05/13/2016</text:p>
          </table:table-cell>
          <table:table-cell office:value-type="string">
            <text:p>$7.18</text:p>
          </table:table-cell>
          <table:table-cell office:value-type="float" office:value="11854536">
            <text:p>11854536</text:p>
          </table:table-cell>
          <table:table-cell office:value-type="string">
            <text:p>$7.28</text:p>
          </table:table-cell>
          <table:table-cell office:value-type="string">
            <text:p>$7.33</text:p>
          </table:table-cell>
          <table:table-cell office:value-type="string">
            <text:p>$7.10</text:p>
          </table:table-cell>
        </table:table-row>
        <table:table-row table:style-name="ro1">
          <table:table-cell office:value-type="string">
            <text:p>05/12/2016</text:p>
          </table:table-cell>
          <table:table-cell office:value-type="string">
            <text:p>$7.28</text:p>
          </table:table-cell>
          <table:table-cell office:value-type="float" office:value="8598840">
            <text:p>8598840</text:p>
          </table:table-cell>
          <table:table-cell office:value-type="string">
            <text:p>$7.33</text:p>
          </table:table-cell>
          <table:table-cell office:value-type="string">
            <text:p>$7.35</text:p>
          </table:table-cell>
          <table:table-cell office:value-type="string">
            <text:p>$7.21</text:p>
          </table:table-cell>
        </table:table-row>
        <table:table-row table:style-name="ro1">
          <table:table-cell office:value-type="string">
            <text:p>05/11/2016</text:p>
          </table:table-cell>
          <table:table-cell office:value-type="string">
            <text:p>$7.30</text:p>
          </table:table-cell>
          <table:table-cell office:value-type="float" office:value="11997208">
            <text:p>11997208</text:p>
          </table:table-cell>
          <table:table-cell table:number-columns-repeated="2" office:value-type="string">
            <text:p>$7.54</text:p>
          </table:table-cell>
          <table:table-cell office:value-type="string">
            <text:p>$7.23</text:p>
          </table:table-cell>
        </table:table-row>
        <table:table-row table:style-name="ro1">
          <table:table-cell office:value-type="string">
            <text:p>05/10/2016</text:p>
          </table:table-cell>
          <table:table-cell office:value-type="string">
            <text:p>$7.63</text:p>
          </table:table-cell>
          <table:table-cell office:value-type="float" office:value="5274980">
            <text:p>5274980</text:p>
          </table:table-cell>
          <table:table-cell office:value-type="string">
            <text:p>$7.57</text:p>
          </table:table-cell>
          <table:table-cell office:value-type="string">
            <text:p>$7.67</text:p>
          </table:table-cell>
          <table:table-cell office:value-type="string">
            <text:p>$7.50</text:p>
          </table:table-cell>
        </table:table-row>
        <table:table-row table:style-name="ro1">
          <table:table-cell office:value-type="string">
            <text:p>05/09/2016</text:p>
          </table:table-cell>
          <table:table-cell office:value-type="string">
            <text:p>$7.55</text:p>
          </table:table-cell>
          <table:table-cell office:value-type="float" office:value="7538384">
            <text:p>7538384</text:p>
          </table:table-cell>
          <table:table-cell office:value-type="string">
            <text:p>$7.53</text:p>
          </table:table-cell>
          <table:table-cell office:value-type="string">
            <text:p>$7.62</text:p>
          </table:table-cell>
          <table:table-cell office:value-type="string">
            <text:p>$7.51</text:p>
          </table:table-cell>
        </table:table-row>
        <table:table-row table:style-name="ro1">
          <table:table-cell office:value-type="string">
            <text:p>05/06/2016</text:p>
          </table:table-cell>
          <table:table-cell office:value-type="string">
            <text:p>$7.52</text:p>
          </table:table-cell>
          <table:table-cell office:value-type="float" office:value="7822780">
            <text:p>7822780</text:p>
          </table:table-cell>
          <table:table-cell office:value-type="string">
            <text:p>$7.55</text:p>
          </table:table-cell>
          <table:table-cell office:value-type="string">
            <text:p>$7.56</text:p>
          </table:table-cell>
          <table:table-cell office:value-type="string">
            <text:p>$7.34</text:p>
          </table:table-cell>
        </table:table-row>
        <table:table-row table:style-name="ro1">
          <table:table-cell office:value-type="string">
            <text:p>05/05/2016</text:p>
          </table:table-cell>
          <table:table-cell office:value-type="string">
            <text:p>$7.53</text:p>
          </table:table-cell>
          <table:table-cell office:value-type="float" office:value="8591224">
            <text:p>8591224</text:p>
          </table:table-cell>
          <table:table-cell office:value-type="string">
            <text:p>$7.67</text:p>
          </table:table-cell>
          <table:table-cell office:value-type="string">
            <text:p>$7.69</text:p>
          </table:table-cell>
          <table:table-cell office:value-type="string">
            <text:p>$7.49</text:p>
          </table:table-cell>
        </table:table-row>
        <table:table-row table:style-name="ro1">
          <table:table-cell office:value-type="string">
            <text:p>05/04/2016</text:p>
          </table:table-cell>
          <table:table-cell office:value-type="string">
            <text:p>$7.69</text:p>
          </table:table-cell>
          <table:table-cell office:value-type="float" office:value="11483264">
            <text:p>11483264</text:p>
          </table:table-cell>
          <table:table-cell office:value-type="string">
            <text:p>$7.80</text:p>
          </table:table-cell>
          <table:table-cell office:value-type="string">
            <text:p>$7.84</text:p>
          </table:table-cell>
          <table:table-cell office:value-type="string">
            <text:p>$7.58</text:p>
          </table:table-cell>
        </table:table-row>
        <table:table-row table:style-name="ro1">
          <table:table-cell office:value-type="string">
            <text:p>05/03/2016</text:p>
          </table:table-cell>
          <table:table-cell office:value-type="string">
            <text:p>$7.83</text:p>
          </table:table-cell>
          <table:table-cell office:value-type="float" office:value="10560784">
            <text:p>10560784</text:p>
          </table:table-cell>
          <table:table-cell office:value-type="string">
            <text:p>$8.05</text:p>
          </table:table-cell>
          <table:table-cell office:value-type="string">
            <text:p>$8.09</text:p>
          </table:table-cell>
          <table:table-cell office:value-type="string">
            <text:p>$7.83</text:p>
          </table:table-cell>
        </table:table-row>
        <table:table-row table:style-name="ro1">
          <table:table-cell office:value-type="string">
            <text:p>05/02/2016</text:p>
          </table:table-cell>
          <table:table-cell office:value-type="string">
            <text:p>$8.09</text:p>
          </table:table-cell>
          <table:table-cell office:value-type="float" office:value="10591184">
            <text:p>10591184</text:p>
          </table:table-cell>
          <table:table-cell office:value-type="string">
            <text:p>$8.20</text:p>
          </table:table-cell>
          <table:table-cell office:value-type="string">
            <text:p>$8.22</text:p>
          </table:table-cell>
          <table:table-cell office:value-type="string">
            <text:p>$7.99</text:p>
          </table:table-cell>
        </table:table-row>
        <table:table-row table:style-name="ro1">
          <table:table-cell office:value-type="string">
            <text:p>04/29/2016</text:p>
          </table:table-cell>
          <table:table-cell office:value-type="string">
            <text:p>$8.20</text:p>
          </table:table-cell>
          <table:table-cell office:value-type="float" office:value="8474064">
            <text:p>8474064</text:p>
          </table:table-cell>
          <table:table-cell office:value-type="string">
            <text:p>$8.23</text:p>
          </table:table-cell>
          <table:table-cell office:value-type="string">
            <text:p>$8.26</text:p>
          </table:table-cell>
          <table:table-cell office:value-type="string">
            <text:p>$8.09</text:p>
          </table:table-cell>
        </table:table-row>
        <table:table-row table:style-name="ro1">
          <table:table-cell office:value-type="string">
            <text:p>04/28/2016</text:p>
          </table:table-cell>
          <table:table-cell office:value-type="string">
            <text:p>$8.23</text:p>
          </table:table-cell>
          <table:table-cell office:value-type="float" office:value="8580128">
            <text:p>8580128</text:p>
          </table:table-cell>
          <table:table-cell office:value-type="string">
            <text:p>$8.29</text:p>
          </table:table-cell>
          <table:table-cell office:value-type="string">
            <text:p>$8.33</text:p>
          </table:table-cell>
          <table:table-cell office:value-type="string">
            <text:p>$8.20</text:p>
          </table:table-cell>
        </table:table-row>
        <table:table-row table:style-name="ro1">
          <table:table-cell office:value-type="string">
            <text:p>04/27/2016</text:p>
          </table:table-cell>
          <table:table-cell office:value-type="string">
            <text:p>$8.35</text:p>
          </table:table-cell>
          <table:table-cell office:value-type="float" office:value="11343292">
            <text:p>11343292</text:p>
          </table:table-cell>
          <table:table-cell office:value-type="string">
            <text:p>$8.30</text:p>
          </table:table-cell>
          <table:table-cell office:value-type="string">
            <text:p>$8.43</text:p>
          </table:table-cell>
          <table:table-cell office:value-type="string">
            <text:p>$8.28</text:p>
          </table:table-cell>
        </table:table-row>
        <table:table-row table:style-name="ro1">
          <table:table-cell office:value-type="string">
            <text:p>04/26/2016</text:p>
          </table:table-cell>
          <table:table-cell office:value-type="string">
            <text:p>$8.33</text:p>
          </table:table-cell>
          <table:table-cell office:value-type="float" office:value="7961188">
            <text:p>7961188</text:p>
          </table:table-cell>
          <table:table-cell office:value-type="string">
            <text:p>$8.19</text:p>
          </table:table-cell>
          <table:table-cell office:value-type="string">
            <text:p>$8.33</text:p>
          </table:table-cell>
          <table:table-cell office:value-type="string">
            <text:p>$8.15</text:p>
          </table:table-cell>
        </table:table-row>
        <table:table-row table:style-name="ro1">
          <table:table-cell office:value-type="string">
            <text:p>04/25/2016</text:p>
          </table:table-cell>
          <table:table-cell office:value-type="string">
            <text:p>$8.20</text:p>
          </table:table-cell>
          <table:table-cell office:value-type="float" office:value="8251248">
            <text:p>8251248</text:p>
          </table:table-cell>
          <table:table-cell office:value-type="string">
            <text:p>$8.17</text:p>
          </table:table-cell>
          <table:table-cell office:value-type="string">
            <text:p>$8.25</text:p>
          </table:table-cell>
          <table:table-cell office:value-type="string">
            <text:p>$8.11</text:p>
          </table:table-cell>
        </table:table-row>
        <table:table-row table:style-name="ro1">
          <table:table-cell office:value-type="string">
            <text:p>04/22/2016</text:p>
          </table:table-cell>
          <table:table-cell office:value-type="string">
            <text:p>$8.20</text:p>
          </table:table-cell>
          <table:table-cell office:value-type="float" office:value="88881880">
            <text:p>88881880</text:p>
          </table:table-cell>
          <table:table-cell office:value-type="string">
            <text:p>$8.07</text:p>
          </table:table-cell>
          <table:table-cell office:value-type="string">
            <text:p>$8.23</text:p>
          </table:table-cell>
          <table:table-cell office:value-type="string">
            <text:p>$8.05</text:p>
          </table:table-cell>
        </table:table-row>
        <table:table-row table:style-name="ro1">
          <table:table-cell office:value-type="string">
            <text:p>04/21/2016</text:p>
          </table:table-cell>
          <table:table-cell office:value-type="string">
            <text:p>$8.08</text:p>
          </table:table-cell>
          <table:table-cell office:value-type="float" office:value="10325524">
            <text:p>10325524</text:p>
          </table:table-cell>
          <table:table-cell office:value-type="string">
            <text:p>$8.22</text:p>
          </table:table-cell>
          <table:table-cell office:value-type="string">
            <text:p>$8.27</text:p>
          </table:table-cell>
          <table:table-cell office:value-type="string">
            <text:p>$8.05</text:p>
          </table:table-cell>
        </table:table-row>
        <table:table-row table:style-name="ro1">
          <table:table-cell office:value-type="string">
            <text:p>04/20/2016</text:p>
          </table:table-cell>
          <table:table-cell office:value-type="string">
            <text:p>$8.22</text:p>
          </table:table-cell>
          <table:table-cell office:value-type="float" office:value="11015820">
            <text:p>11015820</text:p>
          </table:table-cell>
          <table:table-cell office:value-type="string">
            <text:p>$8.12</text:p>
          </table:table-cell>
          <table:table-cell office:value-type="string">
            <text:p>$8.32</text:p>
          </table:table-cell>
          <table:table-cell office:value-type="string">
            <text:p>$8.08</text:p>
          </table:table-cell>
        </table:table-row>
        <table:table-row table:style-name="ro1">
          <table:table-cell office:value-type="string">
            <text:p>04/19/2016</text:p>
          </table:table-cell>
          <table:table-cell office:value-type="string">
            <text:p>$8.11</text:p>
          </table:table-cell>
          <table:table-cell office:value-type="float" office:value="6646728">
            <text:p>6646728</text:p>
          </table:table-cell>
          <table:table-cell office:value-type="string">
            <text:p>$8.09</text:p>
          </table:table-cell>
          <table:table-cell office:value-type="string">
            <text:p>$8.14</text:p>
          </table:table-cell>
          <table:table-cell office:value-type="string">
            <text:p>$8.03</text:p>
          </table:table-cell>
        </table:table-row>
        <table:table-row table:style-name="ro1">
          <table:table-cell office:value-type="string">
            <text:p>04/18/2016</text:p>
          </table:table-cell>
          <table:table-cell office:value-type="string">
            <text:p>$8.05</text:p>
          </table:table-cell>
          <table:table-cell office:value-type="float" office:value="7128888">
            <text:p>7128888</text:p>
          </table:table-cell>
          <table:table-cell office:value-type="string">
            <text:p>$7.97</text:p>
          </table:table-cell>
          <table:table-cell office:value-type="string">
            <text:p>$8.10</text:p>
          </table:table-cell>
          <table:table-cell office:value-type="string">
            <text:p>$7.91</text:p>
          </table:table-cell>
        </table:table-row>
        <table:table-row table:style-name="ro1">
          <table:table-cell office:value-type="string">
            <text:p>04/15/2016</text:p>
          </table:table-cell>
          <table:table-cell office:value-type="string">
            <text:p>$7.95</text:p>
          </table:table-cell>
          <table:table-cell office:value-type="float" office:value="10344324">
            <text:p>10344324</text:p>
          </table:table-cell>
          <table:table-cell office:value-type="string">
            <text:p>$7.94</text:p>
          </table:table-cell>
          <table:table-cell office:value-type="string">
            <text:p>$8.04</text:p>
          </table:table-cell>
          <table:table-cell office:value-type="string">
            <text:p>$7.88</text:p>
          </table:table-cell>
        </table:table-row>
        <table:table-row table:style-name="ro1">
          <table:table-cell office:value-type="string">
            <text:p>04/14/2016</text:p>
          </table:table-cell>
          <table:table-cell office:value-type="string">
            <text:p>$7.91</text:p>
          </table:table-cell>
          <table:table-cell office:value-type="float" office:value="10247392">
            <text:p>10247392</text:p>
          </table:table-cell>
          <table:table-cell office:value-type="string">
            <text:p>$7.84</text:p>
          </table:table-cell>
          <table:table-cell office:value-type="string">
            <text:p>$7.93</text:p>
          </table:table-cell>
          <table:table-cell office:value-type="string">
            <text:p>$7.65</text:p>
          </table:table-cell>
        </table:table-row>
        <table:table-row table:style-name="ro1">
          <table:table-cell office:value-type="string">
            <text:p>04/13/2016</text:p>
          </table:table-cell>
          <table:table-cell office:value-type="string">
            <text:p>$7.87</text:p>
          </table:table-cell>
          <table:table-cell office:value-type="float" office:value="8693084">
            <text:p>8693084</text:p>
          </table:table-cell>
          <table:table-cell office:value-type="string">
            <text:p>$7.56</text:p>
          </table:table-cell>
          <table:table-cell office:value-type="string">
            <text:p>$7.90</text:p>
          </table:table-cell>
          <table:table-cell office:value-type="string">
            <text:p>$7.55</text:p>
          </table:table-cell>
        </table:table-row>
        <table:table-row table:style-name="ro1">
          <table:table-cell office:value-type="string">
            <text:p>04/12/2016</text:p>
          </table:table-cell>
          <table:table-cell office:value-type="string">
            <text:p>$7.52</text:p>
          </table:table-cell>
          <table:table-cell office:value-type="float" office:value="7840248">
            <text:p>7840248</text:p>
          </table:table-cell>
          <table:table-cell office:value-type="string">
            <text:p>$7.50</text:p>
          </table:table-cell>
          <table:table-cell office:value-type="string">
            <text:p>$7.62</text:p>
          </table:table-cell>
          <table:table-cell office:value-type="string">
            <text:p>$7.43</text:p>
          </table:table-cell>
        </table:table-row>
        <table:table-row table:style-name="ro1">
          <table:table-cell office:value-type="string">
            <text:p>04/11/2016</text:p>
          </table:table-cell>
          <table:table-cell office:value-type="string">
            <text:p>$7.47</text:p>
          </table:table-cell>
          <table:table-cell office:value-type="float" office:value="8183816">
            <text:p>8183816</text:p>
          </table:table-cell>
          <table:table-cell office:value-type="string">
            <text:p>$7.44</text:p>
          </table:table-cell>
          <table:table-cell office:value-type="string">
            <text:p>$7.66</text:p>
          </table:table-cell>
          <table:table-cell office:value-type="string">
            <text:p>$7.43</text:p>
          </table:table-cell>
        </table:table-row>
        <table:table-row table:style-name="ro1">
          <table:table-cell office:value-type="string">
            <text:p>04/08/2016</text:p>
          </table:table-cell>
          <table:table-cell office:value-type="string">
            <text:p>$7.37</text:p>
          </table:table-cell>
          <table:table-cell office:value-type="float" office:value="8490828">
            <text:p>8490828</text:p>
          </table:table-cell>
          <table:table-cell office:value-type="string">
            <text:p>$7.32</text:p>
          </table:table-cell>
          <table:table-cell office:value-type="string">
            <text:p>$7.47</text:p>
          </table:table-cell>
          <table:table-cell office:value-type="string">
            <text:p>$7.28</text:p>
          </table:table-cell>
        </table:table-row>
        <table:table-row table:style-name="ro1">
          <table:table-cell office:value-type="string">
            <text:p>04/07/2016</text:p>
          </table:table-cell>
          <table:table-cell office:value-type="string">
            <text:p>$7.28</text:p>
          </table:table-cell>
          <table:table-cell office:value-type="float" office:value="14690456">
            <text:p>14690456</text:p>
          </table:table-cell>
          <table:table-cell office:value-type="string">
            <text:p>$7.53</text:p>
          </table:table-cell>
          <table:table-cell office:value-type="string">
            <text:p>$7.55</text:p>
          </table:table-cell>
          <table:table-cell office:value-type="string">
            <text:p>$7.25</text:p>
          </table:table-cell>
        </table:table-row>
        <table:table-row table:style-name="ro1">
          <table:table-cell office:value-type="string">
            <text:p>04/06/2016</text:p>
          </table:table-cell>
          <table:table-cell office:value-type="string">
            <text:p>$7.52</text:p>
          </table:table-cell>
          <table:table-cell office:value-type="float" office:value="9206192">
            <text:p>9206192</text:p>
          </table:table-cell>
          <table:table-cell office:value-type="string">
            <text:p>$7.56</text:p>
          </table:table-cell>
          <table:table-cell office:value-type="string">
            <text:p>$7.78</text:p>
          </table:table-cell>
          <table:table-cell office:value-type="string">
            <text:p>$7.45</text:p>
          </table:table-cell>
        </table:table-row>
        <table:table-row table:style-name="ro1">
          <table:table-cell office:value-type="string">
            <text:p>04/05/2016</text:p>
          </table:table-cell>
          <table:table-cell office:value-type="string">
            <text:p>$7.57</text:p>
          </table:table-cell>
          <table:table-cell office:value-type="float" office:value="7003828">
            <text:p>7003828</text:p>
          </table:table-cell>
          <table:table-cell office:value-type="string">
            <text:p>$7.70</text:p>
          </table:table-cell>
          <table:table-cell office:value-type="string">
            <text:p>$7.77</text:p>
          </table:table-cell>
          <table:table-cell office:value-type="string">
            <text:p>$7.56</text:p>
          </table:table-cell>
        </table:table-row>
        <table:table-row table:style-name="ro1">
          <table:table-cell office:value-type="string">
            <text:p>04/04/2016</text:p>
          </table:table-cell>
          <table:table-cell office:value-type="string">
            <text:p>$7.73</text:p>
          </table:table-cell>
          <table:table-cell office:value-type="float" office:value="5967008">
            <text:p>5967008</text:p>
          </table:table-cell>
          <table:table-cell table:number-columns-repeated="2" office:value-type="string">
            <text:p>$7.85</text:p>
          </table:table-cell>
          <table:table-cell office:value-type="string">
            <text:p>$7.68</text:p>
          </table:table-cell>
        </table:table-row>
        <table:table-row table:style-name="ro1">
          <table:table-cell office:value-type="string">
            <text:p>04/01/2016</text:p>
          </table:table-cell>
          <table:table-cell office:value-type="string">
            <text:p>$7.84</text:p>
          </table:table-cell>
          <table:table-cell office:value-type="float" office:value="8540128">
            <text:p>8540128</text:p>
          </table:table-cell>
          <table:table-cell office:value-type="string">
            <text:p>$7.93</text:p>
          </table:table-cell>
          <table:table-cell office:value-type="string">
            <text:p>$7.94</text:p>
          </table:table-cell>
          <table:table-cell office:value-type="string">
            <text:p>$7.68</text:p>
          </table:table-cell>
        </table:table-row>
        <table:table-row table:style-name="ro1">
          <table:table-cell office:value-type="string">
            <text:p>03/31/2016</text:p>
          </table:table-cell>
          <table:table-cell office:value-type="string">
            <text:p>$7.93</text:p>
          </table:table-cell>
          <table:table-cell office:value-type="float" office:value="8374804">
            <text:p>8374804</text:p>
          </table:table-cell>
          <table:table-cell office:value-type="string">
            <text:p>$7.97</text:p>
          </table:table-cell>
          <table:table-cell office:value-type="string">
            <text:p>$8.11</text:p>
          </table:table-cell>
          <table:table-cell office:value-type="string">
            <text:p>$7.92</text:p>
          </table:table-cell>
        </table:table-row>
        <table:table-row table:style-name="ro1">
          <table:table-cell office:value-type="string">
            <text:p>03/30/2016</text:p>
          </table:table-cell>
          <table:table-cell office:value-type="string">
            <text:p>$7.94</text:p>
          </table:table-cell>
          <table:table-cell office:value-type="float" office:value="10088376">
            <text:p>10088376</text:p>
          </table:table-cell>
          <table:table-cell office:value-type="string">
            <text:p>$7.89</text:p>
          </table:table-cell>
          <table:table-cell office:value-type="string">
            <text:p>$7.99</text:p>
          </table:table-cell>
          <table:table-cell office:value-type="string">
            <text:p>$7.75</text:p>
          </table:table-cell>
        </table:table-row>
        <table:table-row table:style-name="ro1">
          <table:table-cell office:value-type="string">
            <text:p>03/29/2016</text:p>
          </table:table-cell>
          <table:table-cell office:value-type="string">
            <text:p>$7.88</text:p>
          </table:table-cell>
          <table:table-cell office:value-type="float" office:value="15209956">
            <text:p>15209956</text:p>
          </table:table-cell>
          <table:table-cell office:value-type="string">
            <text:p>$7.55</text:p>
          </table:table-cell>
          <table:table-cell office:value-type="string">
            <text:p>$7.98</text:p>
          </table:table-cell>
          <table:table-cell office:value-type="string">
            <text:p>$7.50</text:p>
          </table:table-cell>
        </table:table-row>
        <table:table-row table:style-name="ro1">
          <table:table-cell office:value-type="string">
            <text:p>03/28/2016</text:p>
          </table:table-cell>
          <table:table-cell office:value-type="string">
            <text:p>$7.52</text:p>
          </table:table-cell>
          <table:table-cell office:value-type="float" office:value="32988604">
            <text:p>32988604</text:p>
          </table:table-cell>
          <table:table-cell office:value-type="string">
            <text:p>$7.24</text:p>
          </table:table-cell>
          <table:table-cell office:value-type="string">
            <text:p>$7.74</text:p>
          </table:table-cell>
          <table:table-cell office:value-type="string">
            <text:p>$7.10</text:p>
          </table:table-cell>
        </table:table-row>
        <table:table-row table:style-name="ro1">
          <table:table-cell office:value-type="string">
            <text:p>03/24/2016</text:p>
          </table:table-cell>
          <table:table-cell office:value-type="string">
            <text:p>$7.57</text:p>
          </table:table-cell>
          <table:table-cell office:value-type="float" office:value="17625824">
            <text:p>17625824</text:p>
          </table:table-cell>
          <table:table-cell office:value-type="string">
            <text:p>$7.59</text:p>
          </table:table-cell>
          <table:table-cell office:value-type="string">
            <text:p>$7.63</text:p>
          </table:table-cell>
          <table:table-cell office:value-type="string">
            <text:p>$7.40</text:p>
          </table:table-cell>
        </table:table-row>
        <table:table-row table:style-name="ro1">
          <table:table-cell office:value-type="string">
            <text:p>03/23/2016</text:p>
          </table:table-cell>
          <table:table-cell office:value-type="string">
            <text:p>$7.59</text:p>
          </table:table-cell>
          <table:table-cell office:value-type="float" office:value="7873096">
            <text:p>7873096</text:p>
          </table:table-cell>
          <table:table-cell office:value-type="string">
            <text:p>$7.59</text:p>
          </table:table-cell>
          <table:table-cell office:value-type="string">
            <text:p>$7.70</text:p>
          </table:table-cell>
          <table:table-cell office:value-type="string">
            <text:p>$7.51</text:p>
          </table:table-cell>
        </table:table-row>
        <table:table-row table:style-name="ro1">
          <table:table-cell office:value-type="string">
            <text:p>03/22/2016</text:p>
          </table:table-cell>
          <table:table-cell office:value-type="string">
            <text:p>$7.55</text:p>
          </table:table-cell>
          <table:table-cell office:value-type="float" office:value="8699848">
            <text:p>8699848</text:p>
          </table:table-cell>
          <table:table-cell office:value-type="string">
            <text:p>$7.69</text:p>
          </table:table-cell>
          <table:table-cell office:value-type="string">
            <text:p>$7.70</text:p>
          </table:table-cell>
          <table:table-cell office:value-type="string">
            <text:p>$7.50</text:p>
          </table:table-cell>
        </table:table-row>
        <table:table-row table:style-name="ro1">
          <table:table-cell office:value-type="string">
            <text:p>03/21/2016</text:p>
          </table:table-cell>
          <table:table-cell office:value-type="string">
            <text:p>$7.71</text:p>
          </table:table-cell>
          <table:table-cell office:value-type="float" office:value="13430664">
            <text:p>13430664</text:p>
          </table:table-cell>
          <table:table-cell office:value-type="string">
            <text:p>$7.73</text:p>
          </table:table-cell>
          <table:table-cell office:value-type="string">
            <text:p>$7.92</text:p>
          </table:table-cell>
          <table:table-cell office:value-type="string">
            <text:p>$7.51</text:p>
          </table:table-cell>
        </table:table-row>
        <table:table-row table:style-name="ro1">
          <table:table-cell office:value-type="string">
            <text:p>03/18/2016</text:p>
          </table:table-cell>
          <table:table-cell office:value-type="string">
            <text:p>$7.71</text:p>
          </table:table-cell>
          <table:table-cell office:value-type="float" office:value="22169560">
            <text:p>22169560</text:p>
          </table:table-cell>
          <table:table-cell office:value-type="string">
            <text:p>$7.90</text:p>
          </table:table-cell>
          <table:table-cell office:value-type="string">
            <text:p>$8.07</text:p>
          </table:table-cell>
          <table:table-cell office:value-type="string">
            <text:p>$7.70</text:p>
          </table:table-cell>
        </table:table-row>
        <table:table-row table:style-name="ro1">
          <table:table-cell office:value-type="string">
            <text:p>03/17/2016</text:p>
          </table:table-cell>
          <table:table-cell office:value-type="string">
            <text:p>$7.84</text:p>
          </table:table-cell>
          <table:table-cell office:value-type="float" office:value="12200948">
            <text:p>12200948</text:p>
          </table:table-cell>
          <table:table-cell office:value-type="string">
            <text:p>$8.05</text:p>
          </table:table-cell>
          <table:table-cell office:value-type="string">
            <text:p>$8.06</text:p>
          </table:table-cell>
          <table:table-cell office:value-type="string">
            <text:p>$7.75</text:p>
          </table:table-cell>
        </table:table-row>
        <table:table-row table:style-name="ro1">
          <table:table-cell office:value-type="string">
            <text:p>03/16/2016</text:p>
          </table:table-cell>
          <table:table-cell office:value-type="string">
            <text:p>$7.98</text:p>
          </table:table-cell>
          <table:table-cell office:value-type="float" office:value="6248832">
            <text:p>6248832</text:p>
          </table:table-cell>
          <table:table-cell office:value-type="string">
            <text:p>$7.79</text:p>
          </table:table-cell>
          <table:table-cell office:value-type="string">
            <text:p>$8.00</text:p>
          </table:table-cell>
          <table:table-cell office:value-type="string">
            <text:p>$7.71</text:p>
          </table:table-cell>
        </table:table-row>
        <table:table-row table:style-name="ro1">
          <table:table-cell office:value-type="string">
            <text:p>03/15/2016</text:p>
          </table:table-cell>
          <table:table-cell office:value-type="string">
            <text:p>$7.70</text:p>
          </table:table-cell>
          <table:table-cell office:value-type="float" office:value="8111456">
            <text:p>8111456</text:p>
          </table:table-cell>
          <table:table-cell office:value-type="string">
            <text:p>$7.88</text:p>
          </table:table-cell>
          <table:table-cell office:value-type="string">
            <text:p>$7.93</text:p>
          </table:table-cell>
          <table:table-cell office:value-type="string">
            <text:p>$7.49</text:p>
          </table:table-cell>
        </table:table-row>
        <table:table-row table:style-name="ro1">
          <table:table-cell office:value-type="string">
            <text:p>03/14/2016</text:p>
          </table:table-cell>
          <table:table-cell office:value-type="string">
            <text:p>$7.92</text:p>
          </table:table-cell>
          <table:table-cell office:value-type="float" office:value="6920932">
            <text:p>6920932</text:p>
          </table:table-cell>
          <table:table-cell office:value-type="string">
            <text:p>$7.69</text:p>
          </table:table-cell>
          <table:table-cell office:value-type="string">
            <text:p>$8.01</text:p>
          </table:table-cell>
          <table:table-cell office:value-type="string">
            <text:p>$7.68</text:p>
          </table:table-cell>
        </table:table-row>
        <table:table-row table:style-name="ro1">
          <table:table-cell office:value-type="string">
            <text:p>03/11/2016</text:p>
          </table:table-cell>
          <table:table-cell office:value-type="string">
            <text:p>$7.69</text:p>
          </table:table-cell>
          <table:table-cell office:value-type="float" office:value="6477028">
            <text:p>6477028</text:p>
          </table:table-cell>
          <table:table-cell office:value-type="string">
            <text:p>$7.64</text:p>
          </table:table-cell>
          <table:table-cell office:value-type="string">
            <text:p>$7.77</text:p>
          </table:table-cell>
          <table:table-cell office:value-type="string">
            <text:p>$7.61</text:p>
          </table:table-cell>
        </table:table-row>
        <table:table-row table:style-name="ro1">
          <table:table-cell office:value-type="string">
            <text:p>03/10/2016</text:p>
          </table:table-cell>
          <table:table-cell office:value-type="string">
            <text:p>$7.61</text:p>
          </table:table-cell>
          <table:table-cell office:value-type="float" office:value="8198032">
            <text:p>8198032</text:p>
          </table:table-cell>
          <table:table-cell table:number-columns-repeated="2" office:value-type="string">
            <text:p>$7.83</text:p>
          </table:table-cell>
          <table:table-cell office:value-type="string">
            <text:p>$7.49</text:p>
          </table:table-cell>
        </table:table-row>
        <table:table-row table:style-name="ro1">
          <table:table-cell office:value-type="string">
            <text:p>03/09/2016</text:p>
          </table:table-cell>
          <table:table-cell office:value-type="string">
            <text:p>$7.82</text:p>
          </table:table-cell>
          <table:table-cell office:value-type="float" office:value="10378464">
            <text:p>10378464</text:p>
          </table:table-cell>
          <table:table-cell office:value-type="string">
            <text:p>$7.60</text:p>
          </table:table-cell>
          <table:table-cell office:value-type="string">
            <text:p>$7.89</text:p>
          </table:table-cell>
          <table:table-cell office:value-type="string">
            <text:p>$7.54</text:p>
          </table:table-cell>
        </table:table-row>
        <table:table-row table:style-name="ro1">
          <table:table-cell office:value-type="string">
            <text:p>03/08/2016</text:p>
          </table:table-cell>
          <table:table-cell office:value-type="string">
            <text:p>$7.53</text:p>
          </table:table-cell>
          <table:table-cell office:value-type="float" office:value="9314024">
            <text:p>9314024</text:p>
          </table:table-cell>
          <table:table-cell office:value-type="string">
            <text:p>$7.72</text:p>
          </table:table-cell>
          <table:table-cell office:value-type="string">
            <text:p>$7.75</text:p>
          </table:table-cell>
          <table:table-cell office:value-type="string">
            <text:p>$7.45</text:p>
          </table:table-cell>
        </table:table-row>
        <table:table-row table:style-name="ro1">
          <table:table-cell office:value-type="string">
            <text:p>03/07/2016</text:p>
          </table:table-cell>
          <table:table-cell office:value-type="string">
            <text:p>$7.69</text:p>
          </table:table-cell>
          <table:table-cell office:value-type="float" office:value="11321304">
            <text:p>11321304</text:p>
          </table:table-cell>
          <table:table-cell office:value-type="string">
            <text:p>$7.76</text:p>
          </table:table-cell>
          <table:table-cell office:value-type="string">
            <text:p>$7.93</text:p>
          </table:table-cell>
          <table:table-cell office:value-type="string">
            <text:p>$7.60</text:p>
          </table:table-cell>
        </table:table-row>
        <table:table-row table:style-name="ro1">
          <table:table-cell office:value-type="string">
            <text:p>03/04/2016</text:p>
          </table:table-cell>
          <table:table-cell office:value-type="string">
            <text:p>$7.81</text:p>
          </table:table-cell>
          <table:table-cell office:value-type="float" office:value="10122792">
            <text:p>10122792</text:p>
          </table:table-cell>
          <table:table-cell office:value-type="string">
            <text:p>$8.07</text:p>
          </table:table-cell>
          <table:table-cell office:value-type="string">
            <text:p>$8.14</text:p>
          </table:table-cell>
          <table:table-cell office:value-type="string">
            <text:p>$7.80</text:p>
          </table:table-cell>
        </table:table-row>
        <table:table-row table:style-name="ro1">
          <table:table-cell office:value-type="string">
            <text:p>03/03/2016</text:p>
          </table:table-cell>
          <table:table-cell office:value-type="string">
            <text:p>$8.18</text:p>
          </table:table-cell>
          <table:table-cell office:value-type="float" office:value="14195968">
            <text:p>14195968</text:p>
          </table:table-cell>
          <table:table-cell office:value-type="string">
            <text:p>$7.84</text:p>
          </table:table-cell>
          <table:table-cell office:value-type="string">
            <text:p>$8.24</text:p>
          </table:table-cell>
          <table:table-cell office:value-type="string">
            <text:p>$7.82</text:p>
          </table:table-cell>
        </table:table-row>
        <table:table-row table:style-name="ro1">
          <table:table-cell office:value-type="string">
            <text:p>03/02/2016</text:p>
          </table:table-cell>
          <table:table-cell office:value-type="string">
            <text:p>$7.82</text:p>
          </table:table-cell>
          <table:table-cell office:value-type="float" office:value="16452524">
            <text:p>16452524</text:p>
          </table:table-cell>
          <table:table-cell office:value-type="string">
            <text:p>$7.72</text:p>
          </table:table-cell>
          <table:table-cell office:value-type="string">
            <text:p>$7.92</text:p>
          </table:table-cell>
          <table:table-cell office:value-type="string">
            <text:p>$7.29</text:p>
          </table:table-cell>
        </table:table-row>
        <table:table-row table:style-name="ro1">
          <table:table-cell office:value-type="string">
            <text:p>03/01/2016</text:p>
          </table:table-cell>
          <table:table-cell office:value-type="string">
            <text:p>$7.74</text:p>
          </table:table-cell>
          <table:table-cell office:value-type="float" office:value="8520284">
            <text:p>8520284</text:p>
          </table:table-cell>
          <table:table-cell office:value-type="string">
            <text:p>$7.76</text:p>
          </table:table-cell>
          <table:table-cell office:value-type="string">
            <text:p>$7.81</text:p>
          </table:table-cell>
          <table:table-cell office:value-type="string">
            <text:p>$7.62</text:p>
          </table:table-cell>
        </table:table-row>
        <table:table-row table:style-name="ro1">
          <table:table-cell office:value-type="string">
            <text:p>02/29/2016</text:p>
          </table:table-cell>
          <table:table-cell office:value-type="string">
            <text:p>$7.71</text:p>
          </table:table-cell>
          <table:table-cell office:value-type="float" office:value="9401208">
            <text:p>9401208</text:p>
          </table:table-cell>
          <table:table-cell office:value-type="string">
            <text:p>$7.61</text:p>
          </table:table-cell>
          <table:table-cell office:value-type="string">
            <text:p>$7.77</text:p>
          </table:table-cell>
          <table:table-cell office:value-type="string">
            <text:p>$7.51</text:p>
          </table:table-cell>
        </table:table-row>
        <table:table-row table:style-name="ro1">
          <table:table-cell office:value-type="string">
            <text:p>02/26/2016</text:p>
          </table:table-cell>
          <table:table-cell office:value-type="string">
            <text:p>$7.64</text:p>
          </table:table-cell>
          <table:table-cell office:value-type="float" office:value="6775832">
            <text:p>6775832</text:p>
          </table:table-cell>
          <table:table-cell office:value-type="string">
            <text:p>$7.53</text:p>
          </table:table-cell>
          <table:table-cell office:value-type="string">
            <text:p>$7.65</text:p>
          </table:table-cell>
          <table:table-cell office:value-type="string">
            <text:p>$7.48</text:p>
          </table:table-cell>
        </table:table-row>
        <table:table-row table:style-name="ro1">
          <table:table-cell office:value-type="string">
            <text:p>02/25/2016</text:p>
          </table:table-cell>
          <table:table-cell office:value-type="string">
            <text:p>$7.49</text:p>
          </table:table-cell>
          <table:table-cell office:value-type="float" office:value="6115536">
            <text:p>6115536</text:p>
          </table:table-cell>
          <table:table-cell office:value-type="string">
            <text:p>$7.40</text:p>
          </table:table-cell>
          <table:table-cell office:value-type="string">
            <text:p>$7.52</text:p>
          </table:table-cell>
          <table:table-cell office:value-type="string">
            <text:p>$7.33</text:p>
          </table:table-cell>
        </table:table-row>
        <table:table-row table:style-name="ro1">
          <table:table-cell office:value-type="string">
            <text:p>02/24/2016</text:p>
          </table:table-cell>
          <table:table-cell office:value-type="string">
            <text:p>$7.47</text:p>
          </table:table-cell>
          <table:table-cell office:value-type="float" office:value="6417876">
            <text:p>6417876</text:p>
          </table:table-cell>
          <table:table-cell office:value-type="string">
            <text:p>$7.36</text:p>
          </table:table-cell>
          <table:table-cell office:value-type="string">
            <text:p>$7.48</text:p>
          </table:table-cell>
          <table:table-cell office:value-type="string">
            <text:p>$7.07</text:p>
          </table:table-cell>
        </table:table-row>
        <table:table-row table:style-name="ro1">
          <table:table-cell office:value-type="string">
            <text:p>02/23/2016</text:p>
          </table:table-cell>
          <table:table-cell office:value-type="string">
            <text:p>$7.36</text:p>
          </table:table-cell>
          <table:table-cell office:value-type="float" office:value="5058816">
            <text:p>5058816</text:p>
          </table:table-cell>
          <table:table-cell office:value-type="string">
            <text:p>$7.40</text:p>
          </table:table-cell>
          <table:table-cell office:value-type="string">
            <text:p>$7.47</text:p>
          </table:table-cell>
          <table:table-cell office:value-type="string">
            <text:p>$7.25</text:p>
          </table:table-cell>
        </table:table-row>
        <table:table-row table:style-name="ro1">
          <table:table-cell office:value-type="string">
            <text:p>02/22/2016</text:p>
          </table:table-cell>
          <table:table-cell office:value-type="string">
            <text:p>$7.30</text:p>
          </table:table-cell>
          <table:table-cell office:value-type="float" office:value="6723008">
            <text:p>6723008</text:p>
          </table:table-cell>
          <table:table-cell office:value-type="string">
            <text:p>$7.13</text:p>
          </table:table-cell>
          <table:table-cell office:value-type="string">
            <text:p>$7.41</text:p>
          </table:table-cell>
          <table:table-cell office:value-type="string">
            <text:p>$7.11</text:p>
          </table:table-cell>
        </table:table-row>
        <table:table-row table:style-name="ro1">
          <table:table-cell office:value-type="string">
            <text:p>02/19/2016</text:p>
          </table:table-cell>
          <table:table-cell office:value-type="string">
            <text:p>$7.05</text:p>
          </table:table-cell>
          <table:table-cell office:value-type="float" office:value="8529984">
            <text:p>8529984</text:p>
          </table:table-cell>
          <table:table-cell table:number-columns-repeated="2" office:value-type="string">
            <text:p>$7.31</text:p>
          </table:table-cell>
          <table:table-cell office:value-type="string">
            <text:p>$6.95</text:p>
          </table:table-cell>
        </table:table-row>
        <table:table-row table:style-name="ro1">
          <table:table-cell office:value-type="string">
            <text:p>02/18/2016</text:p>
          </table:table-cell>
          <table:table-cell office:value-type="string">
            <text:p>$7.31</text:p>
          </table:table-cell>
          <table:table-cell office:value-type="float" office:value="11048132">
            <text:p>11048132</text:p>
          </table:table-cell>
          <table:table-cell office:value-type="string">
            <text:p>$7.20</text:p>
          </table:table-cell>
          <table:table-cell office:value-type="string">
            <text:p>$7.45</text:p>
          </table:table-cell>
          <table:table-cell office:value-type="string">
            <text:p>$7.17</text:p>
          </table:table-cell>
        </table:table-row>
        <table:table-row table:style-name="ro1">
          <table:table-cell office:value-type="string">
            <text:p>02/17/2016</text:p>
          </table:table-cell>
          <table:table-cell office:value-type="string">
            <text:p>$7.19</text:p>
          </table:table-cell>
          <table:table-cell office:value-type="float" office:value="6689408">
            <text:p>6689408</text:p>
          </table:table-cell>
          <table:table-cell office:value-type="string">
            <text:p>$7.06</text:p>
          </table:table-cell>
          <table:table-cell office:value-type="string">
            <text:p>$7.25</text:p>
          </table:table-cell>
          <table:table-cell office:value-type="string">
            <text:p>$6.99</text:p>
          </table:table-cell>
        </table:table-row>
        <table:table-row table:style-name="ro1">
          <table:table-cell office:value-type="string">
            <text:p>02/16/2016</text:p>
          </table:table-cell>
          <table:table-cell office:value-type="string">
            <text:p>$7.00</text:p>
          </table:table-cell>
          <table:table-cell office:value-type="float" office:value="5744192">
            <text:p>5744192</text:p>
          </table:table-cell>
          <table:table-cell office:value-type="string">
            <text:p>$6.83</text:p>
          </table:table-cell>
          <table:table-cell office:value-type="string">
            <text:p>$7.01</text:p>
          </table:table-cell>
          <table:table-cell office:value-type="string">
            <text:p>$6.72</text:p>
          </table:table-cell>
        </table:table-row>
        <table:table-row table:style-name="ro1">
          <table:table-cell office:value-type="string">
            <text:p>02/12/2016</text:p>
          </table:table-cell>
          <table:table-cell office:value-type="string">
            <text:p>$6.75</text:p>
          </table:table-cell>
          <table:table-cell office:value-type="float" office:value="10327072">
            <text:p>10327072</text:p>
          </table:table-cell>
          <table:table-cell office:value-type="string">
            <text:p>$6.69</text:p>
          </table:table-cell>
          <table:table-cell office:value-type="string">
            <text:p>$6.85</text:p>
          </table:table-cell>
          <table:table-cell office:value-type="string">
            <text:p>$6.58</text:p>
          </table:table-cell>
        </table:table-row>
        <table:table-row table:style-name="ro1">
          <table:table-cell office:value-type="string">
            <text:p>02/11/2016</text:p>
          </table:table-cell>
          <table:table-cell office:value-type="string">
            <text:p>$6.67</text:p>
          </table:table-cell>
          <table:table-cell office:value-type="float" office:value="5918416">
            <text:p>5918416</text:p>
          </table:table-cell>
          <table:table-cell office:value-type="string">
            <text:p>$6.61</text:p>
          </table:table-cell>
          <table:table-cell office:value-type="string">
            <text:p>$6.74</text:p>
          </table:table-cell>
          <table:table-cell office:value-type="string">
            <text:p>$6.53</text:p>
          </table:table-cell>
        </table:table-row>
        <table:table-row table:style-name="ro1">
          <table:table-cell office:value-type="string">
            <text:p>02/10/2016</text:p>
          </table:table-cell>
          <table:table-cell office:value-type="string">
            <text:p>$6.66</text:p>
          </table:table-cell>
          <table:table-cell office:value-type="float" office:value="5479780">
            <text:p>5479780</text:p>
          </table:table-cell>
          <table:table-cell office:value-type="string">
            <text:p>$6.80</text:p>
          </table:table-cell>
          <table:table-cell office:value-type="string">
            <text:p>$6.82</text:p>
          </table:table-cell>
          <table:table-cell office:value-type="string">
            <text:p>$6.66</text:p>
          </table:table-cell>
        </table:table-row>
        <table:table-row table:style-name="ro1">
          <table:table-cell office:value-type="string">
            <text:p>02/09/2016</text:p>
          </table:table-cell>
          <table:table-cell office:value-type="string">
            <text:p>$6.78</text:p>
          </table:table-cell>
          <table:table-cell office:value-type="float" office:value="13147372">
            <text:p>13147372</text:p>
          </table:table-cell>
          <table:table-cell office:value-type="string">
            <text:p>$6.91</text:p>
          </table:table-cell>
          <table:table-cell office:value-type="string">
            <text:p>$6.97</text:p>
          </table:table-cell>
          <table:table-cell office:value-type="string">
            <text:p>$6.68</text:p>
          </table:table-cell>
        </table:table-row>
        <table:table-row table:style-name="ro1">
          <table:table-cell office:value-type="string">
            <text:p>02/08/2016</text:p>
          </table:table-cell>
          <table:table-cell office:value-type="string">
            <text:p>$6.97</text:p>
          </table:table-cell>
          <table:table-cell office:value-type="float" office:value="11779200">
            <text:p>11779200</text:p>
          </table:table-cell>
          <table:table-cell office:value-type="string">
            <text:p>$6.64</text:p>
          </table:table-cell>
          <table:table-cell office:value-type="string">
            <text:p>$6.99</text:p>
          </table:table-cell>
          <table:table-cell office:value-type="string">
            <text:p>$6.63</text:p>
          </table:table-cell>
        </table:table-row>
        <table:table-row table:style-name="ro1">
          <table:table-cell office:value-type="string">
            <text:p>02/05/2016</text:p>
          </table:table-cell>
          <table:table-cell office:value-type="string">
            <text:p>$6.71</text:p>
          </table:table-cell>
          <table:table-cell office:value-type="float" office:value="6183076">
            <text:p>6183076</text:p>
          </table:table-cell>
          <table:table-cell office:value-type="string">
            <text:p>$6.75</text:p>
          </table:table-cell>
          <table:table-cell office:value-type="string">
            <text:p>$6.80</text:p>
          </table:table-cell>
          <table:table-cell office:value-type="string">
            <text:p>$6.61</text:p>
          </table:table-cell>
        </table:table-row>
        <table:table-row table:style-name="ro1">
          <table:table-cell office:value-type="string">
            <text:p>02/04/2016</text:p>
          </table:table-cell>
          <table:table-cell office:value-type="string">
            <text:p>$6.75</text:p>
          </table:table-cell>
          <table:table-cell office:value-type="float" office:value="8000772">
            <text:p>8000772</text:p>
          </table:table-cell>
          <table:table-cell office:value-type="string">
            <text:p>$6.52</text:p>
          </table:table-cell>
          <table:table-cell office:value-type="string">
            <text:p>$6.80</text:p>
          </table:table-cell>
          <table:table-cell office:value-type="string">
            <text:p>$6.35</text:p>
          </table:table-cell>
        </table:table-row>
        <table:table-row table:style-name="ro1">
          <table:table-cell office:value-type="string">
            <text:p>02/03/2016</text:p>
          </table:table-cell>
          <table:table-cell office:value-type="string">
            <text:p>$6.54</text:p>
          </table:table-cell>
          <table:table-cell office:value-type="float" office:value="8893796">
            <text:p>8893796</text:p>
          </table:table-cell>
          <table:table-cell office:value-type="string">
            <text:p>$6.53</text:p>
          </table:table-cell>
          <table:table-cell office:value-type="string">
            <text:p>$6.57</text:p>
          </table:table-cell>
          <table:table-cell office:value-type="string">
            <text:p>$6.19</text:p>
          </table:table-cell>
        </table:table-row>
        <table:table-row table:style-name="ro1">
          <table:table-cell office:value-type="string">
            <text:p>02/02/2016</text:p>
          </table:table-cell>
          <table:table-cell office:value-type="string">
            <text:p>$6.48</text:p>
          </table:table-cell>
          <table:table-cell office:value-type="float" office:value="7362280">
            <text:p>7362280</text:p>
          </table:table-cell>
          <table:table-cell office:value-type="string">
            <text:p>$6.66</text:p>
          </table:table-cell>
          <table:table-cell office:value-type="string">
            <text:p>$6.68</text:p>
          </table:table-cell>
          <table:table-cell office:value-type="string">
            <text:p>$6.40</text:p>
          </table:table-cell>
        </table:table-row>
        <table:table-row table:style-name="ro1">
          <table:table-cell office:value-type="string">
            <text:p>02/01/2016</text:p>
          </table:table-cell>
          <table:table-cell office:value-type="string">
            <text:p>$6.70</text:p>
          </table:table-cell>
          <table:table-cell office:value-type="float" office:value="11149028">
            <text:p>11149028</text:p>
          </table:table-cell>
          <table:table-cell office:value-type="string">
            <text:p>$6.55</text:p>
          </table:table-cell>
          <table:table-cell office:value-type="string">
            <text:p>$6.72</text:p>
          </table:table-cell>
          <table:table-cell office:value-type="string">
            <text:p>$6.46</text:p>
          </table:table-cell>
        </table:table-row>
        <table:table-row table:style-name="ro1">
          <table:table-cell office:value-type="string">
            <text:p>01/29/2016</text:p>
          </table:table-cell>
          <table:table-cell office:value-type="string">
            <text:p>$6.55</text:p>
          </table:table-cell>
          <table:table-cell office:value-type="float" office:value="9271204">
            <text:p>9271204</text:p>
          </table:table-cell>
          <table:table-cell office:value-type="string">
            <text:p>$6.44</text:p>
          </table:table-cell>
          <table:table-cell office:value-type="string">
            <text:p>$6.56</text:p>
          </table:table-cell>
          <table:table-cell office:value-type="string">
            <text:p>$6.40</text:p>
          </table:table-cell>
        </table:table-row>
        <table:table-row table:style-name="ro1">
          <table:table-cell office:value-type="string">
            <text:p>01/28/2016</text:p>
          </table:table-cell>
          <table:table-cell office:value-type="string">
            <text:p>$6.43</text:p>
          </table:table-cell>
          <table:table-cell office:value-type="float" office:value="5597392">
            <text:p>5597392</text:p>
          </table:table-cell>
          <table:table-cell office:value-type="string">
            <text:p>$6.62</text:p>
          </table:table-cell>
          <table:table-cell office:value-type="string">
            <text:p>$6.65</text:p>
          </table:table-cell>
          <table:table-cell office:value-type="string">
            <text:p>$6.42</text:p>
          </table:table-cell>
        </table:table-row>
        <table:table-row table:style-name="ro1">
          <table:table-cell office:value-type="string">
            <text:p>01/27/2016</text:p>
          </table:table-cell>
          <table:table-cell office:value-type="string">
            <text:p>$6.54</text:p>
          </table:table-cell>
          <table:table-cell office:value-type="float" office:value="8011488">
            <text:p>8011488</text:p>
          </table:table-cell>
          <table:table-cell office:value-type="string">
            <text:p>$6.56</text:p>
          </table:table-cell>
          <table:table-cell office:value-type="string">
            <text:p>$6.70</text:p>
          </table:table-cell>
          <table:table-cell office:value-type="string">
            <text:p>$6.46</text:p>
          </table:table-cell>
        </table:table-row>
        <table:table-row table:style-name="ro1">
          <table:table-cell office:value-type="string">
            <text:p>01/26/2016</text:p>
          </table:table-cell>
          <table:table-cell office:value-type="string">
            <text:p>$6.52</text:p>
          </table:table-cell>
          <table:table-cell office:value-type="float" office:value="11076076">
            <text:p>11076076</text:p>
          </table:table-cell>
          <table:table-cell office:value-type="string">
            <text:p>$6.34</text:p>
          </table:table-cell>
          <table:table-cell office:value-type="string">
            <text:p>$6.62</text:p>
          </table:table-cell>
          <table:table-cell office:value-type="string">
            <text:p>$6.29</text:p>
          </table:table-cell>
        </table:table-row>
        <table:table-row table:style-name="ro1">
          <table:table-cell office:value-type="string">
            <text:p>01/25/2016</text:p>
          </table:table-cell>
          <table:table-cell office:value-type="string">
            <text:p>$6.27</text:p>
          </table:table-cell>
          <table:table-cell office:value-type="float" office:value="5780784">
            <text:p>5780784</text:p>
          </table:table-cell>
          <table:table-cell office:value-type="string">
            <text:p>$6.40</text:p>
          </table:table-cell>
          <table:table-cell office:value-type="string">
            <text:p>$6.49</text:p>
          </table:table-cell>
          <table:table-cell office:value-type="string">
            <text:p>$6.23</text:p>
          </table:table-cell>
        </table:table-row>
        <table:table-row table:style-name="ro1">
          <table:table-cell office:value-type="string">
            <text:p>01/22/2016</text:p>
          </table:table-cell>
          <table:table-cell office:value-type="string">
            <text:p>$6.42</text:p>
          </table:table-cell>
          <table:table-cell office:value-type="float" office:value="7054308">
            <text:p>7054308</text:p>
          </table:table-cell>
          <table:table-cell office:value-type="string">
            <text:p>$6.43</text:p>
          </table:table-cell>
          <table:table-cell office:value-type="string">
            <text:p>$6.51</text:p>
          </table:table-cell>
          <table:table-cell office:value-type="string">
            <text:p>$6.36</text:p>
          </table:table-cell>
        </table:table-row>
        <table:table-row table:style-name="ro1">
          <table:table-cell office:value-type="string">
            <text:p>01/21/2016</text:p>
          </table:table-cell>
          <table:table-cell office:value-type="string">
            <text:p>$6.32</text:p>
          </table:table-cell>
          <table:table-cell office:value-type="float" office:value="8473372">
            <text:p>8473372</text:p>
          </table:table-cell>
          <table:table-cell office:value-type="string">
            <text:p>$6.30</text:p>
          </table:table-cell>
          <table:table-cell office:value-type="string">
            <text:p>$6.49</text:p>
          </table:table-cell>
          <table:table-cell office:value-type="string">
            <text:p>$6.29</text:p>
          </table:table-cell>
        </table:table-row>
        <table:table-row table:style-name="ro1">
          <table:table-cell office:value-type="string">
            <text:p>01/20/2016</text:p>
          </table:table-cell>
          <table:table-cell office:value-type="string">
            <text:p>$6.30</text:p>
          </table:table-cell>
          <table:table-cell office:value-type="float" office:value="8941948">
            <text:p>8941948</text:p>
          </table:table-cell>
          <table:table-cell office:value-type="string">
            <text:p>$6.30</text:p>
          </table:table-cell>
          <table:table-cell office:value-type="string">
            <text:p>$6.36</text:p>
          </table:table-cell>
          <table:table-cell office:value-type="string">
            <text:p>$6.08</text:p>
          </table:table-cell>
        </table:table-row>
        <table:table-row table:style-name="ro1">
          <table:table-cell office:value-type="string">
            <text:p>01/19/2016</text:p>
          </table:table-cell>
          <table:table-cell office:value-type="string">
            <text:p>$6.38</text:p>
          </table:table-cell>
          <table:table-cell office:value-type="float" office:value="11137960">
            <text:p>11137960</text:p>
          </table:table-cell>
          <table:table-cell office:value-type="string">
            <text:p>$6.49</text:p>
          </table:table-cell>
          <table:table-cell office:value-type="string">
            <text:p>$6.50</text:p>
          </table:table-cell>
          <table:table-cell office:value-type="string">
            <text:p>$6.26</text:p>
          </table:table-cell>
        </table:table-row>
        <table:table-row table:style-name="ro1">
          <table:table-cell office:value-type="string">
            <text:p>01/15/2016</text:p>
          </table:table-cell>
          <table:table-cell office:value-type="string">
            <text:p>$6.41</text:p>
          </table:table-cell>
          <table:table-cell office:value-type="float" office:value="12745908">
            <text:p>12745908</text:p>
          </table:table-cell>
          <table:table-cell office:value-type="string">
            <text:p>$6.27</text:p>
          </table:table-cell>
          <table:table-cell office:value-type="string">
            <text:p>$6.48</text:p>
          </table:table-cell>
          <table:table-cell office:value-type="string">
            <text:p>$6.21</text:p>
          </table:table-cell>
        </table:table-row>
        <table:table-row table:style-name="ro1">
          <table:table-cell office:value-type="string">
            <text:p>01/14/2016</text:p>
          </table:table-cell>
          <table:table-cell office:value-type="string">
            <text:p>$6.40</text:p>
          </table:table-cell>
          <table:table-cell office:value-type="float" office:value="18357764">
            <text:p>18357764</text:p>
          </table:table-cell>
          <table:table-cell table:number-columns-repeated="2" office:value-type="string">
            <text:p>$6.86</text:p>
          </table:table-cell>
          <table:table-cell office:value-type="string">
            <text:p>$6.30</text:p>
          </table:table-cell>
        </table:table-row>
        <table:table-row table:style-name="ro1">
          <table:table-cell office:value-type="string">
            <text:p>01/13/2016</text:p>
          </table:table-cell>
          <table:table-cell office:value-type="string">
            <text:p>$6.74</text:p>
          </table:table-cell>
          <table:table-cell office:value-type="float" office:value="11684460">
            <text:p>11684460</text:p>
          </table:table-cell>
          <table:table-cell office:value-type="string">
            <text:p>$6.93</text:p>
          </table:table-cell>
          <table:table-cell office:value-type="string">
            <text:p>$6.95</text:p>
          </table:table-cell>
          <table:table-cell office:value-type="string">
            <text:p>$6.62</text:p>
          </table:table-cell>
        </table:table-row>
        <table:table-row table:style-name="ro1">
          <table:table-cell office:value-type="string">
            <text:p>01/12/2016</text:p>
          </table:table-cell>
          <table:table-cell office:value-type="string">
            <text:p>$6.97</text:p>
          </table:table-cell>
          <table:table-cell office:value-type="float" office:value="32357316">
            <text:p>32357316</text:p>
          </table:table-cell>
          <table:table-cell office:value-type="string">
            <text:p>$7.24</text:p>
          </table:table-cell>
          <table:table-cell office:value-type="string">
            <text:p>$7.31</text:p>
          </table:table-cell>
          <table:table-cell office:value-type="string">
            <text:p>$6.58</text:p>
          </table:table-cell>
        </table:table-row>
        <table:table-row table:style-name="ro1">
          <table:table-cell office:value-type="string">
            <text:p>01/11/2016</text:p>
          </table:table-cell>
          <table:table-cell office:value-type="string">
            <text:p>$7.35</text:p>
          </table:table-cell>
          <table:table-cell office:value-type="float" office:value="13022092">
            <text:p>13022092</text:p>
          </table:table-cell>
          <table:table-cell office:value-type="string">
            <text:p>$7.08</text:p>
          </table:table-cell>
          <table:table-cell office:value-type="string">
            <text:p>$7.39</text:p>
          </table:table-cell>
          <table:table-cell office:value-type="string">
            <text:p>$7.00</text:p>
          </table:table-cell>
        </table:table-row>
        <table:table-row table:style-name="ro1">
          <table:table-cell office:value-type="string">
            <text:p>01/08/2016</text:p>
          </table:table-cell>
          <table:table-cell office:value-type="string">
            <text:p>$7.09</text:p>
          </table:table-cell>
          <table:table-cell office:value-type="float" office:value="10796916">
            <text:p>10796916</text:p>
          </table:table-cell>
          <table:table-cell office:value-type="string">
            <text:p>$7.18</text:p>
          </table:table-cell>
          <table:table-cell office:value-type="string">
            <text:p>$7.20</text:p>
          </table:table-cell>
          <table:table-cell office:value-type="string">
            <text:p>$7.01</text:p>
          </table:table-cell>
        </table:table-row>
        <table:table-row table:style-name="ro1">
          <table:table-cell office:value-type="string">
            <text:p>01/07/2016</text:p>
          </table:table-cell>
          <table:table-cell office:value-type="string">
            <text:p>$7.11</text:p>
          </table:table-cell>
          <table:table-cell office:value-type="float" office:value="10647284">
            <text:p>10647284</text:p>
          </table:table-cell>
          <table:table-cell office:value-type="string">
            <text:p>$7.03</text:p>
          </table:table-cell>
          <table:table-cell office:value-type="string">
            <text:p>$7.19</text:p>
          </table:table-cell>
          <table:table-cell office:value-type="string">
            <text:p>$6.94</text:p>
          </table:table-cell>
        </table:table-row>
        <table:table-row table:style-name="ro1">
          <table:table-cell office:value-type="string">
            <text:p>01/06/2016</text:p>
          </table:table-cell>
          <table:table-cell office:value-type="string">
            <text:p>$7.09</text:p>
          </table:table-cell>
          <table:table-cell office:value-type="float" office:value="15025644">
            <text:p>15025644</text:p>
          </table:table-cell>
          <table:table-cell office:value-type="string">
            <text:p>$7.06</text:p>
          </table:table-cell>
          <table:table-cell office:value-type="string">
            <text:p>$7.19</text:p>
          </table:table-cell>
          <table:table-cell office:value-type="string">
            <text:p>$6.86</text:p>
          </table:table-cell>
        </table:table-row>
        <table:table-row table:style-name="ro1">
          <table:table-cell office:value-type="string">
            <text:p>01/05/2016</text:p>
          </table:table-cell>
          <table:table-cell office:value-type="string">
            <text:p>$7.19</text:p>
          </table:table-cell>
          <table:table-cell office:value-type="float" office:value="13666584">
            <text:p>13666584</text:p>
          </table:table-cell>
          <table:table-cell office:value-type="string">
            <text:p>$7.15</text:p>
          </table:table-cell>
          <table:table-cell office:value-type="string">
            <text:p>$7.25</text:p>
          </table:table-cell>
          <table:table-cell office:value-type="string">
            <text:p>$7.02</text:p>
          </table:table-cell>
        </table:table-row>
        <table:table-row table:style-name="ro1">
          <table:table-cell office:value-type="string">
            <text:p>01/04/2016</text:p>
          </table:table-cell>
          <table:table-cell office:value-type="string">
            <text:p>$7.08</text:p>
          </table:table-cell>
          <table:table-cell office:value-type="float" office:value="17321756">
            <text:p>17321756</text:p>
          </table:table-cell>
          <table:table-cell office:value-type="string">
            <text:p>$6.76</text:p>
          </table:table-cell>
          <table:table-cell office:value-type="string">
            <text:p>$7.12</text:p>
          </table:table-cell>
          <table:table-cell office:value-type="string">
            <text:p>$6.75</text:p>
          </table:table-cell>
        </table:table-row>
        <table:table-row table:style-name="ro1">
          <table:table-cell office:value-type="string">
            <text:p>12/31/2015</text:p>
          </table:table-cell>
          <table:table-cell office:value-type="string">
            <text:p>$7.01</text:p>
          </table:table-cell>
          <table:table-cell office:value-type="float" office:value="6784120">
            <text:p>6784120</text:p>
          </table:table-cell>
          <table:table-cell office:value-type="string">
            <text:p>$7.11</text:p>
          </table:table-cell>
          <table:table-cell office:value-type="string">
            <text:p>$7.22</text:p>
          </table:table-cell>
          <table:table-cell office:value-type="string">
            <text:p>$7.01</text:p>
          </table:table-cell>
        </table:table-row>
        <table:table-row table:style-name="ro1">
          <table:table-cell office:value-type="string">
            <text:p>12/30/2015</text:p>
          </table:table-cell>
          <table:table-cell office:value-type="string">
            <text:p>$7.12</text:p>
          </table:table-cell>
          <table:table-cell office:value-type="float" office:value="5753584">
            <text:p>5753584</text:p>
          </table:table-cell>
          <table:table-cell office:value-type="string">
            <text:p>$7.09</text:p>
          </table:table-cell>
          <table:table-cell office:value-type="string">
            <text:p>$7.24</text:p>
          </table:table-cell>
          <table:table-cell office:value-type="string">
            <text:p>$7.06</text:p>
          </table:table-cell>
        </table:table-row>
        <table:table-row table:style-name="ro1">
          <table:table-cell office:value-type="string">
            <text:p>12/29/2015</text:p>
          </table:table-cell>
          <table:table-cell office:value-type="string">
            <text:p>$7.11</text:p>
          </table:table-cell>
          <table:table-cell office:value-type="float" office:value="8164216">
            <text:p>8164216</text:p>
          </table:table-cell>
          <table:table-cell office:value-type="string">
            <text:p>$7.16</text:p>
          </table:table-cell>
          <table:table-cell office:value-type="string">
            <text:p>$7.20</text:p>
          </table:table-cell>
          <table:table-cell office:value-type="string">
            <text:p>$7.08</text:p>
          </table:table-cell>
        </table:table-row>
        <table:table-row table:style-name="ro1">
          <table:table-cell office:value-type="string">
            <text:p>12/28/2015</text:p>
          </table:table-cell>
          <table:table-cell office:value-type="string">
            <text:p>$7.12</text:p>
          </table:table-cell>
          <table:table-cell office:value-type="float" office:value="9301724">
            <text:p>9301724</text:p>
          </table:table-cell>
          <table:table-cell office:value-type="string">
            <text:p>$7.09</text:p>
          </table:table-cell>
          <table:table-cell office:value-type="string">
            <text:p>$7.24</text:p>
          </table:table-cell>
          <table:table-cell office:value-type="string">
            <text:p>$7.04</text:p>
          </table:table-cell>
        </table:table-row>
        <table:table-row table:style-name="ro1">
          <table:table-cell office:value-type="string">
            <text:p>12/24/2015</text:p>
          </table:table-cell>
          <table:table-cell office:value-type="string">
            <text:p>$7.09</text:p>
          </table:table-cell>
          <table:table-cell office:value-type="float" office:value="3475860">
            <text:p>3475860</text:p>
          </table:table-cell>
          <table:table-cell office:value-type="string">
            <text:p>$7.16</text:p>
          </table:table-cell>
          <table:table-cell office:value-type="string">
            <text:p>$7.20</text:p>
          </table:table-cell>
          <table:table-cell office:value-type="string">
            <text:p>$7.07</text:p>
          </table:table-cell>
        </table:table-row>
        <table:table-row table:style-name="ro1">
          <table:table-cell office:value-type="string">
            <text:p>12/23/2015</text:p>
          </table:table-cell>
          <table:table-cell office:value-type="string">
            <text:p>$7.19</text:p>
          </table:table-cell>
          <table:table-cell office:value-type="float" office:value="11114492">
            <text:p>11114492</text:p>
          </table:table-cell>
          <table:table-cell office:value-type="string">
            <text:p>$7.20</text:p>
          </table:table-cell>
          <table:table-cell office:value-type="string">
            <text:p>$7.23</text:p>
          </table:table-cell>
          <table:table-cell office:value-type="string">
            <text:p>$7.07</text:p>
          </table:table-cell>
        </table:table-row>
        <table:table-row table:style-name="ro1">
          <table:table-cell office:value-type="string">
            <text:p>12/22/2015</text:p>
          </table:table-cell>
          <table:table-cell office:value-type="string">
            <text:p>$7.15</text:p>
          </table:table-cell>
          <table:table-cell office:value-type="float" office:value="12266544">
            <text:p>12266544</text:p>
          </table:table-cell>
          <table:table-cell table:number-columns-repeated="2" office:value-type="string">
            <text:p>$7.23</text:p>
          </table:table-cell>
          <table:table-cell office:value-type="string">
            <text:p>$7.04</text:p>
          </table:table-cell>
        </table:table-row>
        <table:table-row table:style-name="ro1">
          <table:table-cell office:value-type="string">
            <text:p>12/21/2015</text:p>
          </table:table-cell>
          <table:table-cell office:value-type="string">
            <text:p>$7.19</text:p>
          </table:table-cell>
          <table:table-cell office:value-type="float" office:value="13673260">
            <text:p>13673260</text:p>
          </table:table-cell>
          <table:table-cell office:value-type="string">
            <text:p>$7.13</text:p>
          </table:table-cell>
          <table:table-cell office:value-type="string">
            <text:p>$7.28</text:p>
          </table:table-cell>
          <table:table-cell office:value-type="string">
            <text:p>$7.01</text:p>
          </table:table-cell>
        </table:table-row>
        <table:table-row table:style-name="ro1">
          <table:table-cell office:value-type="string">
            <text:p>12/18/2015</text:p>
          </table:table-cell>
          <table:table-cell office:value-type="string">
            <text:p>$7.19</text:p>
          </table:table-cell>
          <table:table-cell office:value-type="float" office:value="21888968">
            <text:p>21888968</text:p>
          </table:table-cell>
          <table:table-cell office:value-type="string">
            <text:p>$7.23</text:p>
          </table:table-cell>
          <table:table-cell office:value-type="string">
            <text:p>$7.24</text:p>
          </table:table-cell>
          <table:table-cell office:value-type="string">
            <text:p>$6.98</text:p>
          </table:table-cell>
        </table:table-row>
        <table:table-row table:style-name="ro1">
          <table:table-cell office:value-type="string">
            <text:p>12/17/2015</text:p>
          </table:table-cell>
          <table:table-cell office:value-type="string">
            <text:p>$7.26</text:p>
          </table:table-cell>
          <table:table-cell office:value-type="float" office:value="9117456">
            <text:p>9117456</text:p>
          </table:table-cell>
          <table:table-cell office:value-type="string">
            <text:p>$7.64</text:p>
          </table:table-cell>
          <table:table-cell office:value-type="string">
            <text:p>$7.68</text:p>
          </table:table-cell>
          <table:table-cell office:value-type="string">
            <text:p>$7.26</text:p>
          </table:table-cell>
        </table:table-row>
        <table:table-row table:style-name="ro1">
          <table:table-cell office:value-type="string">
            <text:p>12/16/2015</text:p>
          </table:table-cell>
          <table:table-cell office:value-type="string">
            <text:p>$7.64</text:p>
          </table:table-cell>
          <table:table-cell office:value-type="float" office:value="8740164">
            <text:p>8740164</text:p>
          </table:table-cell>
          <table:table-cell office:value-type="string">
            <text:p>$7.71</text:p>
          </table:table-cell>
          <table:table-cell office:value-type="string">
            <text:p>$7.75</text:p>
          </table:table-cell>
          <table:table-cell office:value-type="string">
            <text:p>$7.53</text:p>
          </table:table-cell>
        </table:table-row>
        <table:table-row table:style-name="ro1">
          <table:table-cell office:value-type="string">
            <text:p>12/15/2015</text:p>
          </table:table-cell>
          <table:table-cell office:value-type="string">
            <text:p>$7.64</text:p>
          </table:table-cell>
          <table:table-cell office:value-type="float" office:value="10153324">
            <text:p>10153324</text:p>
          </table:table-cell>
          <table:table-cell office:value-type="string">
            <text:p>$7.69</text:p>
          </table:table-cell>
          <table:table-cell office:value-type="string">
            <text:p>$7.79</text:p>
          </table:table-cell>
          <table:table-cell office:value-type="string">
            <text:p>$7.60</text:p>
          </table:table-cell>
        </table:table-row>
        <table:table-row table:style-name="ro1">
          <table:table-cell office:value-type="string">
            <text:p>12/14/2015</text:p>
          </table:table-cell>
          <table:table-cell office:value-type="string">
            <text:p>$7.57</text:p>
          </table:table-cell>
          <table:table-cell office:value-type="float" office:value="11727452">
            <text:p>11727452</text:p>
          </table:table-cell>
          <table:table-cell office:value-type="string">
            <text:p>$7.50</text:p>
          </table:table-cell>
          <table:table-cell office:value-type="string">
            <text:p>$7.66</text:p>
          </table:table-cell>
          <table:table-cell office:value-type="string">
            <text:p>$7.43</text:p>
          </table:table-cell>
        </table:table-row>
        <table:table-row table:style-name="ro1">
          <table:table-cell office:value-type="string">
            <text:p>12/11/2015</text:p>
          </table:table-cell>
          <table:table-cell office:value-type="string">
            <text:p>$7.50</text:p>
          </table:table-cell>
          <table:table-cell office:value-type="float" office:value="26369948">
            <text:p>26369948</text:p>
          </table:table-cell>
          <table:table-cell office:value-type="string">
            <text:p>$7.55</text:p>
          </table:table-cell>
          <table:table-cell office:value-type="string">
            <text:p>$7.84</text:p>
          </table:table-cell>
          <table:table-cell office:value-type="string">
            <text:p>$7.49</text:p>
          </table:table-cell>
        </table:table-row>
        <table:table-row table:style-name="ro1">
          <table:table-cell office:value-type="string">
            <text:p>12/10/2015</text:p>
          </table:table-cell>
          <table:table-cell office:value-type="string">
            <text:p>$8.00</text:p>
          </table:table-cell>
          <table:table-cell office:value-type="float" office:value="16319776">
            <text:p>16319776</text:p>
          </table:table-cell>
          <table:table-cell office:value-type="string">
            <text:p>$8.14</text:p>
          </table:table-cell>
          <table:table-cell office:value-type="string">
            <text:p>$8.23</text:p>
          </table:table-cell>
          <table:table-cell office:value-type="string">
            <text:p>$7.87</text:p>
          </table:table-cell>
        </table:table-row>
        <table:table-row table:style-name="ro1">
          <table:table-cell office:value-type="string">
            <text:p>12/09/2015</text:p>
          </table:table-cell>
          <table:table-cell office:value-type="string">
            <text:p>$8.11</text:p>
          </table:table-cell>
          <table:table-cell office:value-type="float" office:value="10327760">
            <text:p>10327760</text:p>
          </table:table-cell>
          <table:table-cell office:value-type="string">
            <text:p>$8.28</text:p>
          </table:table-cell>
          <table:table-cell office:value-type="string">
            <text:p>$8.51</text:p>
          </table:table-cell>
          <table:table-cell office:value-type="string">
            <text:p>$8.10</text:p>
          </table:table-cell>
        </table:table-row>
        <table:table-row table:style-name="ro1">
          <table:table-cell office:value-type="string">
            <text:p>12/08/2015</text:p>
          </table:table-cell>
          <table:table-cell office:value-type="string">
            <text:p>$8.44</text:p>
          </table:table-cell>
          <table:table-cell office:value-type="float" office:value="11211260">
            <text:p>11211260</text:p>
          </table:table-cell>
          <table:table-cell office:value-type="string">
            <text:p>$8.15</text:p>
          </table:table-cell>
          <table:table-cell office:value-type="string">
            <text:p>$8.47</text:p>
          </table:table-cell>
          <table:table-cell office:value-type="string">
            <text:p>$8.07</text:p>
          </table:table-cell>
        </table:table-row>
        <table:table-row table:style-name="ro1">
          <table:table-cell office:value-type="string">
            <text:p>12/07/2015</text:p>
          </table:table-cell>
          <table:table-cell office:value-type="string">
            <text:p>$8.27</text:p>
          </table:table-cell>
          <table:table-cell office:value-type="float" office:value="11791336">
            <text:p>11791336</text:p>
          </table:table-cell>
          <table:table-cell office:value-type="string">
            <text:p>$8.30</text:p>
          </table:table-cell>
          <table:table-cell office:value-type="string">
            <text:p>$8.35</text:p>
          </table:table-cell>
          <table:table-cell office:value-type="string">
            <text:p>$8.13</text:p>
          </table:table-cell>
        </table:table-row>
        <table:table-row table:style-name="ro1">
          <table:table-cell office:value-type="string">
            <text:p>12/04/2015</text:p>
          </table:table-cell>
          <table:table-cell office:value-type="string">
            <text:p>$8.33</text:p>
          </table:table-cell>
          <table:table-cell office:value-type="float" office:value="14113164">
            <text:p>14113164</text:p>
          </table:table-cell>
          <table:table-cell office:value-type="string">
            <text:p>$8.19</text:p>
          </table:table-cell>
          <table:table-cell office:value-type="string">
            <text:p>$8.34</text:p>
          </table:table-cell>
          <table:table-cell office:value-type="string">
            <text:p>$8.06</text:p>
          </table:table-cell>
        </table:table-row>
        <table:table-row table:style-name="ro1">
          <table:table-cell office:value-type="string">
            <text:p>12/03/2015</text:p>
          </table:table-cell>
          <table:table-cell office:value-type="string">
            <text:p>$8.20</text:p>
          </table:table-cell>
          <table:table-cell office:value-type="float" office:value="14867420">
            <text:p>14867420</text:p>
          </table:table-cell>
          <table:table-cell table:number-columns-repeated="2" office:value-type="string">
            <text:p>$8.46</text:p>
          </table:table-cell>
          <table:table-cell office:value-type="string">
            <text:p>$8.05</text:p>
          </table:table-cell>
        </table:table-row>
        <table:table-row table:style-name="ro1">
          <table:table-cell office:value-type="string">
            <text:p>12/02/2015</text:p>
          </table:table-cell>
          <table:table-cell office:value-type="string">
            <text:p>$8.47</text:p>
          </table:table-cell>
          <table:table-cell office:value-type="float" office:value="11470444">
            <text:p>11470444</text:p>
          </table:table-cell>
          <table:table-cell office:value-type="string">
            <text:p>$8.68</text:p>
          </table:table-cell>
          <table:table-cell office:value-type="string">
            <text:p>$8.71</text:p>
          </table:table-cell>
          <table:table-cell office:value-type="string">
            <text:p>$8.47</text:p>
          </table:table-cell>
        </table:table-row>
        <table:table-row table:style-name="ro1">
          <table:table-cell office:value-type="string">
            <text:p>12/01/2015</text:p>
          </table:table-cell>
          <table:table-cell office:value-type="string">
            <text:p>$8.68</text:p>
          </table:table-cell>
          <table:table-cell office:value-type="float" office:value="8725180">
            <text:p>8725180</text:p>
          </table:table-cell>
          <table:table-cell office:value-type="string">
            <text:p>$8.76</text:p>
          </table:table-cell>
          <table:table-cell office:value-type="string">
            <text:p>$8.79</text:p>
          </table:table-cell>
          <table:table-cell office:value-type="string">
            <text:p>$8.56</text:p>
          </table:table-cell>
        </table:table-row>
        <table:table-row table:style-name="ro1">
          <table:table-cell office:value-type="string">
            <text:p>11/30/2015</text:p>
          </table:table-cell>
          <table:table-cell office:value-type="string">
            <text:p>$8.76</text:p>
          </table:table-cell>
          <table:table-cell office:value-type="float" office:value="12850004">
            <text:p>12850004</text:p>
          </table:table-cell>
          <table:table-cell office:value-type="string">
            <text:p>$8.89</text:p>
          </table:table-cell>
          <table:table-cell office:value-type="string">
            <text:p>$8.96</text:p>
          </table:table-cell>
          <table:table-cell office:value-type="string">
            <text:p>$8.73</text:p>
          </table:table-cell>
        </table:table-row>
        <table:table-row table:style-name="ro1">
          <table:table-cell office:value-type="string">
            <text:p>11/27/2015</text:p>
          </table:table-cell>
          <table:table-cell office:value-type="string">
            <text:p>$9.00</text:p>
          </table:table-cell>
          <table:table-cell office:value-type="float" office:value="4772228">
            <text:p>4772228</text:p>
          </table:table-cell>
          <table:table-cell office:value-type="string">
            <text:p>$9.22</text:p>
          </table:table-cell>
          <table:table-cell office:value-type="string">
            <text:p>$9.24</text:p>
          </table:table-cell>
          <table:table-cell office:value-type="string">
            <text:p>$8.95</text:p>
          </table:table-cell>
        </table:table-row>
        <table:table-row table:style-name="ro1">
          <table:table-cell office:value-type="string">
            <text:p>11/25/2015</text:p>
          </table:table-cell>
          <table:table-cell office:value-type="string">
            <text:p>$9.16</text:p>
          </table:table-cell>
          <table:table-cell office:value-type="float" office:value="8231604">
            <text:p>8231604</text:p>
          </table:table-cell>
          <table:table-cell office:value-type="string">
            <text:p>$9.45</text:p>
          </table:table-cell>
          <table:table-cell office:value-type="string">
            <text:p>$9.51</text:p>
          </table:table-cell>
          <table:table-cell office:value-type="string">
            <text:p>$9.15</text:p>
          </table:table-cell>
        </table:table-row>
        <table:table-row table:style-name="ro1">
          <table:table-cell office:value-type="string">
            <text:p>11/24/2015</text:p>
          </table:table-cell>
          <table:table-cell office:value-type="string">
            <text:p>$9.48</text:p>
          </table:table-cell>
          <table:table-cell office:value-type="float" office:value="21453868">
            <text:p>21453868</text:p>
          </table:table-cell>
          <table:table-cell office:value-type="string">
            <text:p>$9.00</text:p>
          </table:table-cell>
          <table:table-cell office:value-type="string">
            <text:p>$9.56</text:p>
          </table:table-cell>
          <table:table-cell office:value-type="string">
            <text:p>$8.98</text:p>
          </table:table-cell>
        </table:table-row>
        <table:table-row table:style-name="ro1">
          <table:table-cell office:value-type="string">
            <text:p>11/23/2015</text:p>
          </table:table-cell>
          <table:table-cell office:value-type="string">
            <text:p>$9.40</text:p>
          </table:table-cell>
          <table:table-cell office:value-type="float" office:value="67704600">
            <text:p>67704600</text:p>
          </table:table-cell>
          <table:table-cell office:value-type="string">
            <text:p>$8.29</text:p>
          </table:table-cell>
          <table:table-cell office:value-type="string">
            <text:p>$9.42</text:p>
          </table:table-cell>
          <table:table-cell office:value-type="string">
            <text:p>$8.25</text:p>
          </table:table-cell>
        </table:table-row>
        <table:table-row table:style-name="ro1">
          <table:table-cell office:value-type="string">
            <text:p>11/20/2015</text:p>
          </table:table-cell>
          <table:table-cell office:value-type="string">
            <text:p>$9.82</text:p>
          </table:table-cell>
          <table:table-cell office:value-type="float" office:value="11169940">
            <text:p>11169940</text:p>
          </table:table-cell>
          <table:table-cell office:value-type="string">
            <text:p>$9.78</text:p>
          </table:table-cell>
          <table:table-cell office:value-type="string">
            <text:p>$9.94</text:p>
          </table:table-cell>
          <table:table-cell office:value-type="string">
            <text:p>$9.64</text:p>
          </table:table-cell>
        </table:table-row>
        <table:table-row table:style-name="ro1">
          <table:table-cell office:value-type="string">
            <text:p>11/19/2015</text:p>
          </table:table-cell>
          <table:table-cell office:value-type="string">
            <text:p>$9.62</text:p>
          </table:table-cell>
          <table:table-cell office:value-type="float" office:value="8218588">
            <text:p>8218588</text:p>
          </table:table-cell>
          <table:table-cell office:value-type="string">
            <text:p>$9.41</text:p>
          </table:table-cell>
          <table:table-cell office:value-type="string">
            <text:p>$9.74</text:p>
          </table:table-cell>
          <table:table-cell office:value-type="string">
            <text:p>$9.38</text:p>
          </table:table-cell>
        </table:table-row>
        <table:table-row table:style-name="ro1">
          <table:table-cell office:value-type="string">
            <text:p>11/18/2015</text:p>
          </table:table-cell>
          <table:table-cell office:value-type="string">
            <text:p>$9.45</text:p>
          </table:table-cell>
          <table:table-cell office:value-type="float" office:value="9136880">
            <text:p>9136880</text:p>
          </table:table-cell>
          <table:table-cell office:value-type="string">
            <text:p>$9.39</text:p>
          </table:table-cell>
          <table:table-cell office:value-type="string">
            <text:p>$9.52</text:p>
          </table:table-cell>
          <table:table-cell office:value-type="string">
            <text:p>$9.31</text:p>
          </table:table-cell>
        </table:table-row>
        <table:table-row table:style-name="ro1">
          <table:table-cell office:value-type="string">
            <text:p>11/17/2015</text:p>
          </table:table-cell>
          <table:table-cell office:value-type="string">
            <text:p>$9.29</text:p>
          </table:table-cell>
          <table:table-cell office:value-type="float" office:value="10371648">
            <text:p>10371648</text:p>
          </table:table-cell>
          <table:table-cell table:number-columns-repeated="2" office:value-type="string">
            <text:p>$9.58</text:p>
          </table:table-cell>
          <table:table-cell office:value-type="string">
            <text:p>$9.23</text:p>
          </table:table-cell>
        </table:table-row>
        <table:table-row table:style-name="ro1">
          <table:table-cell office:value-type="string">
            <text:p>11/16/2015</text:p>
          </table:table-cell>
          <table:table-cell office:value-type="string">
            <text:p>$9.52</text:p>
          </table:table-cell>
          <table:table-cell office:value-type="float" office:value="10279912">
            <text:p>10279912</text:p>
          </table:table-cell>
          <table:table-cell office:value-type="string">
            <text:p>$9.25</text:p>
          </table:table-cell>
          <table:table-cell office:value-type="string">
            <text:p>$9.55</text:p>
          </table:table-cell>
          <table:table-cell office:value-type="string">
            <text:p>$9.24</text:p>
          </table:table-cell>
        </table:table-row>
        <table:table-row table:style-name="ro1">
          <table:table-cell office:value-type="string">
            <text:p>11/13/2015</text:p>
          </table:table-cell>
          <table:table-cell office:value-type="string">
            <text:p>$9.30</text:p>
          </table:table-cell>
          <table:table-cell office:value-type="float" office:value="38058044">
            <text:p>38058044</text:p>
          </table:table-cell>
          <table:table-cell office:value-type="string">
            <text:p>$9.99</text:p>
          </table:table-cell>
          <table:table-cell office:value-type="string">
            <text:p>$10.03</text:p>
          </table:table-cell>
          <table:table-cell office:value-type="string">
            <text:p>$9.27</text:p>
          </table:table-cell>
        </table:table-row>
        <table:table-row table:style-name="ro1">
          <table:table-cell office:value-type="string">
            <text:p>11/12/2015</text:p>
          </table:table-cell>
          <table:table-cell office:value-type="string">
            <text:p>$11.13</text:p>
          </table:table-cell>
          <table:table-cell office:value-type="float" office:value="7500132">
            <text:p>7500132</text:p>
          </table:table-cell>
          <table:table-cell office:value-type="string">
            <text:p>$11.12</text:p>
          </table:table-cell>
          <table:table-cell office:value-type="string">
            <text:p>$11.20</text:p>
          </table:table-cell>
          <table:table-cell office:value-type="string">
            <text:p>$10.97</text:p>
          </table:table-cell>
        </table:table-row>
        <table:table-row table:style-name="ro1">
          <table:table-cell office:value-type="string">
            <text:p>11/11/2015</text:p>
          </table:table-cell>
          <table:table-cell office:value-type="string">
            <text:p>$11.15</text:p>
          </table:table-cell>
          <table:table-cell office:value-type="float" office:value="7546616">
            <text:p>7546616</text:p>
          </table:table-cell>
          <table:table-cell office:value-type="string">
            <text:p>$11.52</text:p>
          </table:table-cell>
          <table:table-cell office:value-type="string">
            <text:p>$11.58</text:p>
          </table:table-cell>
          <table:table-cell office:value-type="string">
            <text:p>$11.11</text:p>
          </table:table-cell>
        </table:table-row>
        <table:table-row table:style-name="ro1">
          <table:table-cell office:value-type="string">
            <text:p>11/10/2015</text:p>
          </table:table-cell>
          <table:table-cell office:value-type="string">
            <text:p>$11.49</text:p>
          </table:table-cell>
          <table:table-cell office:value-type="float" office:value="6072712">
            <text:p>6072712</text:p>
          </table:table-cell>
          <table:table-cell office:value-type="string">
            <text:p>$11.36</text:p>
          </table:table-cell>
          <table:table-cell office:value-type="string">
            <text:p>$11.55</text:p>
          </table:table-cell>
          <table:table-cell office:value-type="string">
            <text:p>$11.31</text:p>
          </table:table-cell>
        </table:table-row>
        <table:table-row table:style-name="ro1">
          <table:table-cell office:value-type="string">
            <text:p>11/09/2015</text:p>
          </table:table-cell>
          <table:table-cell office:value-type="string">
            <text:p>$11.38</text:p>
          </table:table-cell>
          <table:table-cell office:value-type="float" office:value="6093112">
            <text:p>6093112</text:p>
          </table:table-cell>
          <table:table-cell office:value-type="string">
            <text:p>$11.69</text:p>
          </table:table-cell>
          <table:table-cell office:value-type="string">
            <text:p>$11.71</text:p>
          </table:table-cell>
          <table:table-cell office:value-type="string">
            <text:p>$11.36</text:p>
          </table:table-cell>
        </table:table-row>
        <table:table-row table:style-name="ro1">
          <table:table-cell office:value-type="string">
            <text:p>11/06/2015</text:p>
          </table:table-cell>
          <table:table-cell office:value-type="string">
            <text:p>$11.71</text:p>
          </table:table-cell>
          <table:table-cell office:value-type="float" office:value="7677648">
            <text:p>7677648</text:p>
          </table:table-cell>
          <table:table-cell office:value-type="string">
            <text:p>$11.69</text:p>
          </table:table-cell>
          <table:table-cell office:value-type="string">
            <text:p>$11.87</text:p>
          </table:table-cell>
          <table:table-cell office:value-type="string">
            <text:p>$11.59</text:p>
          </table:table-cell>
        </table:table-row>
        <table:table-row table:style-name="ro1">
          <table:table-cell office:value-type="string">
            <text:p>11/05/2015</text:p>
          </table:table-cell>
          <table:table-cell office:value-type="string">
            <text:p>$11.74</text:p>
          </table:table-cell>
          <table:table-cell office:value-type="float" office:value="3958760">
            <text:p>3958760</text:p>
          </table:table-cell>
          <table:table-cell office:value-type="string">
            <text:p>$11.74</text:p>
          </table:table-cell>
          <table:table-cell office:value-type="string">
            <text:p>$11.79</text:p>
          </table:table-cell>
          <table:table-cell office:value-type="string">
            <text:p>$11.58</text:p>
          </table:table-cell>
        </table:table-row>
        <table:table-row table:style-name="ro1">
          <table:table-cell office:value-type="string">
            <text:p>11/04/2015</text:p>
          </table:table-cell>
          <table:table-cell office:value-type="string">
            <text:p>$11.71</text:p>
          </table:table-cell>
          <table:table-cell office:value-type="float" office:value="5237816">
            <text:p>5237816</text:p>
          </table:table-cell>
          <table:table-cell office:value-type="string">
            <text:p>$11.68</text:p>
          </table:table-cell>
          <table:table-cell office:value-type="string">
            <text:p>$11.78</text:p>
          </table:table-cell>
          <table:table-cell office:value-type="string">
            <text:p>$11.66</text:p>
          </table:table-cell>
        </table:table-row>
        <table:table-row table:style-name="ro1">
          <table:table-cell office:value-type="string">
            <text:p>11/03/2015</text:p>
          </table:table-cell>
          <table:table-cell office:value-type="string">
            <text:p>$11.69</text:p>
          </table:table-cell>
          <table:table-cell office:value-type="float" office:value="5713000">
            <text:p>5713000</text:p>
          </table:table-cell>
          <table:table-cell office:value-type="string">
            <text:p>$11.58</text:p>
          </table:table-cell>
          <table:table-cell office:value-type="string">
            <text:p>$11.70</text:p>
          </table:table-cell>
          <table:table-cell office:value-type="string">
            <text:p>$11.52</text:p>
          </table:table-cell>
        </table:table-row>
        <table:table-row table:style-name="ro1">
          <table:table-cell office:value-type="string">
            <text:p>11/02/2015</text:p>
          </table:table-cell>
          <table:table-cell office:value-type="string">
            <text:p>$11.55</text:p>
          </table:table-cell>
          <table:table-cell office:value-type="float" office:value="3821012">
            <text:p>3821012</text:p>
          </table:table-cell>
          <table:table-cell office:value-type="string">
            <text:p>$11.51</text:p>
          </table:table-cell>
          <table:table-cell office:value-type="string">
            <text:p>$11.62</text:p>
          </table:table-cell>
          <table:table-cell office:value-type="string">
            <text:p>$11.39</text:p>
          </table:table-cell>
        </table:table-row>
        <table:table-row table:style-name="ro1">
          <table:table-cell office:value-type="string">
            <text:p>10/30/2015</text:p>
          </table:table-cell>
          <table:table-cell office:value-type="string">
            <text:p>$11.52</text:p>
          </table:table-cell>
          <table:table-cell office:value-type="float" office:value="4880812">
            <text:p>4880812</text:p>
          </table:table-cell>
          <table:table-cell office:value-type="string">
            <text:p>$11.48</text:p>
          </table:table-cell>
          <table:table-cell office:value-type="string">
            <text:p>$11.64</text:p>
          </table:table-cell>
          <table:table-cell office:value-type="string">
            <text:p>$11.39</text:p>
          </table:table-cell>
        </table:table-row>
        <table:table-row table:style-name="ro1">
          <table:table-cell office:value-type="string">
            <text:p>10/29/2015</text:p>
          </table:table-cell>
          <table:table-cell office:value-type="string">
            <text:p>$11.43</text:p>
          </table:table-cell>
          <table:table-cell office:value-type="float" office:value="2984516">
            <text:p>2984516</text:p>
          </table:table-cell>
          <table:table-cell office:value-type="string">
            <text:p>$11.41</text:p>
          </table:table-cell>
          <table:table-cell office:value-type="string">
            <text:p>$11.55</text:p>
          </table:table-cell>
          <table:table-cell office:value-type="string">
            <text:p>$11.34</text:p>
          </table:table-cell>
        </table:table-row>
        <table:table-row table:style-name="ro1">
          <table:table-cell office:value-type="string">
            <text:p>10/28/2015</text:p>
          </table:table-cell>
          <table:table-cell office:value-type="string">
            <text:p>$11.39</text:p>
          </table:table-cell>
          <table:table-cell office:value-type="float" office:value="3632160">
            <text:p>3632160</text:p>
          </table:table-cell>
          <table:table-cell office:value-type="string">
            <text:p>$11.12</text:p>
          </table:table-cell>
          <table:table-cell office:value-type="string">
            <text:p>$11.42</text:p>
          </table:table-cell>
          <table:table-cell office:value-type="string">
            <text:p>$11.07</text:p>
          </table:table-cell>
        </table:table-row>
        <table:table-row table:style-name="ro1">
          <table:table-cell office:value-type="string">
            <text:p>10/27/2015</text:p>
          </table:table-cell>
          <table:table-cell office:value-type="string">
            <text:p>$11.06</text:p>
          </table:table-cell>
          <table:table-cell office:value-type="float" office:value="4584304">
            <text:p>4584304</text:p>
          </table:table-cell>
          <table:table-cell office:value-type="string">
            <text:p>$11.18</text:p>
          </table:table-cell>
          <table:table-cell office:value-type="string">
            <text:p>$11.23</text:p>
          </table:table-cell>
          <table:table-cell office:value-type="string">
            <text:p>$10.89</text:p>
          </table:table-cell>
        </table:table-row>
        <table:table-row table:style-name="ro1">
          <table:table-cell office:value-type="string">
            <text:p>10/26/2015</text:p>
          </table:table-cell>
          <table:table-cell office:value-type="string">
            <text:p>$11.17</text:p>
          </table:table-cell>
          <table:table-cell office:value-type="float" office:value="5856264">
            <text:p>5856264</text:p>
          </table:table-cell>
          <table:table-cell office:value-type="string">
            <text:p>$11.34</text:p>
          </table:table-cell>
          <table:table-cell office:value-type="string">
            <text:p>$11.38</text:p>
          </table:table-cell>
          <table:table-cell office:value-type="string">
            <text:p>$11.09</text:p>
          </table:table-cell>
        </table:table-row>
        <table:table-row table:style-name="ro1">
          <table:table-cell office:value-type="string">
            <text:p>10/23/2015</text:p>
          </table:table-cell>
          <table:table-cell office:value-type="string">
            <text:p>$11.34</text:p>
          </table:table-cell>
          <table:table-cell office:value-type="float" office:value="9208580">
            <text:p>9208580</text:p>
          </table:table-cell>
          <table:table-cell table:number-columns-repeated="2" office:value-type="string">
            <text:p>$11.91</text:p>
          </table:table-cell>
          <table:table-cell office:value-type="string">
            <text:p>$11.27</text:p>
          </table:table-cell>
        </table:table-row>
        <table:table-row table:style-name="ro1">
          <table:table-cell office:value-type="string">
            <text:p>10/22/2015</text:p>
          </table:table-cell>
          <table:table-cell office:value-type="string">
            <text:p>$11.75</text:p>
          </table:table-cell>
          <table:table-cell office:value-type="float" office:value="6262032">
            <text:p>6262032</text:p>
          </table:table-cell>
          <table:table-cell office:value-type="string">
            <text:p>$11.55</text:p>
          </table:table-cell>
          <table:table-cell office:value-type="string">
            <text:p>$11.82</text:p>
          </table:table-cell>
          <table:table-cell office:value-type="string">
            <text:p>$11.40</text:p>
          </table:table-cell>
        </table:table-row>
        <table:table-row table:style-name="ro1">
          <table:table-cell office:value-type="string">
            <text:p>10/21/2015</text:p>
          </table:table-cell>
          <table:table-cell office:value-type="string">
            <text:p>$11.51</text:p>
          </table:table-cell>
          <table:table-cell office:value-type="float" office:value="4632104">
            <text:p>4632104</text:p>
          </table:table-cell>
          <table:table-cell office:value-type="string">
            <text:p>$11.32</text:p>
          </table:table-cell>
          <table:table-cell office:value-type="string">
            <text:p>$11.55</text:p>
          </table:table-cell>
          <table:table-cell office:value-type="string">
            <text:p>$11.28</text:p>
          </table:table-cell>
        </table:table-row>
        <table:table-row table:style-name="ro1">
          <table:table-cell office:value-type="string">
            <text:p>10/20/2015</text:p>
          </table:table-cell>
          <table:table-cell office:value-type="string">
            <text:p>$11.28</text:p>
          </table:table-cell>
          <table:table-cell office:value-type="float" office:value="6144932">
            <text:p>6144932</text:p>
          </table:table-cell>
          <table:table-cell office:value-type="string">
            <text:p>$11.20</text:p>
          </table:table-cell>
          <table:table-cell office:value-type="string">
            <text:p>$11.41</text:p>
          </table:table-cell>
          <table:table-cell office:value-type="string">
            <text:p>$11.18</text:p>
          </table:table-cell>
        </table:table-row>
        <table:table-row table:style-name="ro1">
          <table:table-cell office:value-type="string">
            <text:p>10/19/2015</text:p>
          </table:table-cell>
          <table:table-cell office:value-type="string">
            <text:p>$11.18</text:p>
          </table:table-cell>
          <table:table-cell office:value-type="float" office:value="3044112">
            <text:p>3044112</text:p>
          </table:table-cell>
          <table:table-cell office:value-type="string">
            <text:p>$11.12</text:p>
          </table:table-cell>
          <table:table-cell office:value-type="string">
            <text:p>$11.24</text:p>
          </table:table-cell>
          <table:table-cell office:value-type="string">
            <text:p>$11.00</text:p>
          </table:table-cell>
        </table:table-row>
        <table:table-row table:style-name="ro1">
          <table:table-cell office:value-type="string">
            <text:p>10/16/2015</text:p>
          </table:table-cell>
          <table:table-cell office:value-type="string">
            <text:p>$11.12</text:p>
          </table:table-cell>
          <table:table-cell office:value-type="float" office:value="3594416">
            <text:p>3594416</text:p>
          </table:table-cell>
          <table:table-cell office:value-type="string">
            <text:p>$11.07</text:p>
          </table:table-cell>
          <table:table-cell office:value-type="string">
            <text:p>$11.12</text:p>
          </table:table-cell>
          <table:table-cell office:value-type="string">
            <text:p>$10.90</text:p>
          </table:table-cell>
        </table:table-row>
        <table:table-row table:style-name="ro1">
          <table:table-cell office:value-type="string">
            <text:p>10/15/2015</text:p>
          </table:table-cell>
          <table:table-cell office:value-type="string">
            <text:p>$10.98</text:p>
          </table:table-cell>
          <table:table-cell office:value-type="float" office:value="3522036">
            <text:p>3522036</text:p>
          </table:table-cell>
          <table:table-cell office:value-type="string">
            <text:p>$10.82</text:p>
          </table:table-cell>
          <table:table-cell office:value-type="string">
            <text:p>$10.99</text:p>
          </table:table-cell>
          <table:table-cell office:value-type="string">
            <text:p>$10.71</text:p>
          </table:table-cell>
        </table:table-row>
        <table:table-row table:style-name="ro1">
          <table:table-cell office:value-type="string">
            <text:p>10/14/2015</text:p>
          </table:table-cell>
          <table:table-cell office:value-type="string">
            <text:p>$10.76</text:p>
          </table:table-cell>
          <table:table-cell office:value-type="float" office:value="3028596">
            <text:p>3028596</text:p>
          </table:table-cell>
          <table:table-cell office:value-type="string">
            <text:p>$10.87</text:p>
          </table:table-cell>
          <table:table-cell office:value-type="string">
            <text:p>$10.93</text:p>
          </table:table-cell>
          <table:table-cell office:value-type="string">
            <text:p>$10.68</text:p>
          </table:table-cell>
        </table:table-row>
        <table:table-row table:style-name="ro1">
          <table:table-cell office:value-type="string">
            <text:p>10/13/2015</text:p>
          </table:table-cell>
          <table:table-cell office:value-type="string">
            <text:p>$10.88</text:p>
          </table:table-cell>
          <table:table-cell office:value-type="float" office:value="3241928">
            <text:p>3241928</text:p>
          </table:table-cell>
          <table:table-cell office:value-type="string">
            <text:p>$10.93</text:p>
          </table:table-cell>
          <table:table-cell office:value-type="string">
            <text:p>$11.04</text:p>
          </table:table-cell>
          <table:table-cell office:value-type="string">
            <text:p>$10.85</text:p>
          </table:table-cell>
        </table:table-row>
        <table:table-row table:style-name="ro1">
          <table:table-cell office:value-type="string">
            <text:p>10/12/2015</text:p>
          </table:table-cell>
          <table:table-cell office:value-type="string">
            <text:p>$10.99</text:p>
          </table:table-cell>
          <table:table-cell office:value-type="float" office:value="2991444">
            <text:p>2991444</text:p>
          </table:table-cell>
          <table:table-cell office:value-type="string">
            <text:p>$11.07</text:p>
          </table:table-cell>
          <table:table-cell office:value-type="string">
            <text:p>$11.16</text:p>
          </table:table-cell>
          <table:table-cell office:value-type="string">
            <text:p>$10.96</text:p>
          </table:table-cell>
        </table:table-row>
        <table:table-row table:style-name="ro1">
          <table:table-cell office:value-type="string">
            <text:p>10/09/2015</text:p>
          </table:table-cell>
          <table:table-cell office:value-type="string">
            <text:p>$11.10</text:p>
          </table:table-cell>
          <table:table-cell office:value-type="float" office:value="3828592">
            <text:p>3828592</text:p>
          </table:table-cell>
          <table:table-cell office:value-type="string">
            <text:p>$10.93</text:p>
          </table:table-cell>
          <table:table-cell office:value-type="string">
            <text:p>$11.12</text:p>
          </table:table-cell>
          <table:table-cell office:value-type="string">
            <text:p>$10.87</text:p>
          </table:table-cell>
        </table:table-row>
        <table:table-row table:style-name="ro1">
          <table:table-cell office:value-type="string">
            <text:p>10/08/2015</text:p>
          </table:table-cell>
          <table:table-cell office:value-type="string">
            <text:p>$11.00</text:p>
          </table:table-cell>
          <table:table-cell office:value-type="float" office:value="4536376">
            <text:p>4536376</text:p>
          </table:table-cell>
          <table:table-cell office:value-type="string">
            <text:p>$10.76</text:p>
          </table:table-cell>
          <table:table-cell office:value-type="string">
            <text:p>$11.09</text:p>
          </table:table-cell>
          <table:table-cell office:value-type="string">
            <text:p>$10.76</text:p>
          </table:table-cell>
        </table:table-row>
        <table:table-row table:style-name="ro1">
          <table:table-cell office:value-type="string">
            <text:p>10/07/2015</text:p>
          </table:table-cell>
          <table:table-cell office:value-type="string">
            <text:p>$10.86</text:p>
          </table:table-cell>
          <table:table-cell office:value-type="float" office:value="5071712">
            <text:p>5071712</text:p>
          </table:table-cell>
          <table:table-cell office:value-type="string">
            <text:p>$10.86</text:p>
          </table:table-cell>
          <table:table-cell office:value-type="string">
            <text:p>$10.95</text:p>
          </table:table-cell>
          <table:table-cell office:value-type="string">
            <text:p>$10.66</text:p>
          </table:table-cell>
        </table:table-row>
        <table:table-row table:style-name="ro1">
          <table:table-cell office:value-type="string">
            <text:p>10/06/2015</text:p>
          </table:table-cell>
          <table:table-cell office:value-type="string">
            <text:p>$10.84</text:p>
          </table:table-cell>
          <table:table-cell office:value-type="float" office:value="7518176">
            <text:p>7518176</text:p>
          </table:table-cell>
          <table:table-cell office:value-type="string">
            <text:p>$10.61</text:p>
          </table:table-cell>
          <table:table-cell office:value-type="string">
            <text:p>$10.87</text:p>
          </table:table-cell>
          <table:table-cell office:value-type="string">
            <text:p>$10.60</text:p>
          </table:table-cell>
        </table:table-row>
        <table:table-row table:style-name="ro1">
          <table:table-cell office:value-type="string">
            <text:p>10/05/2015</text:p>
          </table:table-cell>
          <table:table-cell office:value-type="string">
            <text:p>$10.62</text:p>
          </table:table-cell>
          <table:table-cell office:value-type="float" office:value="7671536">
            <text:p>7671536</text:p>
          </table:table-cell>
          <table:table-cell office:value-type="string">
            <text:p>$10.40</text:p>
          </table:table-cell>
          <table:table-cell office:value-type="string">
            <text:p>$10.66</text:p>
          </table:table-cell>
          <table:table-cell office:value-type="string">
            <text:p>$10.38</text:p>
          </table:table-cell>
        </table:table-row>
        <table:table-row table:style-name="ro1">
          <table:table-cell office:value-type="string">
            <text:p>10/02/2015</text:p>
          </table:table-cell>
          <table:table-cell office:value-type="string">
            <text:p>$10.38</text:p>
          </table:table-cell>
          <table:table-cell office:value-type="float" office:value="5966536">
            <text:p>5966536</text:p>
          </table:table-cell>
          <table:table-cell office:value-type="string">
            <text:p>$10.07</text:p>
          </table:table-cell>
          <table:table-cell office:value-type="string">
            <text:p>$10.39</text:p>
          </table:table-cell>
          <table:table-cell office:value-type="string">
            <text:p>$10.00</text:p>
          </table:table-cell>
        </table:table-row>
        <table:table-row table:style-name="ro1">
          <table:table-cell office:value-type="string">
            <text:p>10/01/2015</text:p>
          </table:table-cell>
          <table:table-cell office:value-type="string">
            <text:p>$10.13</text:p>
          </table:table-cell>
          <table:table-cell office:value-type="float" office:value="7782648">
            <text:p>7782648</text:p>
          </table:table-cell>
          <table:table-cell office:value-type="string">
            <text:p>$10.33</text:p>
          </table:table-cell>
          <table:table-cell office:value-type="string">
            <text:p>$10.41</text:p>
          </table:table-cell>
          <table:table-cell office:value-type="string">
            <text:p>$9.95</text:p>
          </table:table-cell>
        </table:table-row>
        <table:table-row table:style-name="ro1">
          <table:table-cell office:value-type="string">
            <text:p>09/30/2015</text:p>
          </table:table-cell>
          <table:table-cell office:value-type="string">
            <text:p>$10.30</text:p>
          </table:table-cell>
          <table:table-cell office:value-type="float" office:value="6866496">
            <text:p>6866496</text:p>
          </table:table-cell>
          <table:table-cell office:value-type="string">
            <text:p>$10.25</text:p>
          </table:table-cell>
          <table:table-cell office:value-type="string">
            <text:p>$10.33</text:p>
          </table:table-cell>
          <table:table-cell office:value-type="string">
            <text:p>$10.15</text:p>
          </table:table-cell>
        </table:table-row>
        <table:table-row table:style-name="ro1">
          <table:table-cell office:value-type="string">
            <text:p>09/29/2015</text:p>
          </table:table-cell>
          <table:table-cell office:value-type="string">
            <text:p>$10.11</text:p>
          </table:table-cell>
          <table:table-cell office:value-type="float" office:value="8431884">
            <text:p>8431884</text:p>
          </table:table-cell>
          <table:table-cell office:value-type="string">
            <text:p>$10.05</text:p>
          </table:table-cell>
          <table:table-cell office:value-type="string">
            <text:p>$10.23</text:p>
          </table:table-cell>
          <table:table-cell office:value-type="string">
            <text:p>$9.92</text:p>
          </table:table-cell>
        </table:table-row>
        <table:table-row table:style-name="ro1">
          <table:table-cell office:value-type="string">
            <text:p>09/28/2015</text:p>
          </table:table-cell>
          <table:table-cell office:value-type="string">
            <text:p>$10.08</text:p>
          </table:table-cell>
          <table:table-cell office:value-type="float" office:value="6839332">
            <text:p>6839332</text:p>
          </table:table-cell>
          <table:table-cell office:value-type="string">
            <text:p>$10.21</text:p>
          </table:table-cell>
          <table:table-cell office:value-type="string">
            <text:p>$10.27</text:p>
          </table:table-cell>
          <table:table-cell office:value-type="string">
            <text:p>$9.99</text:p>
          </table:table-cell>
        </table:table-row>
        <table:table-row table:style-name="ro1">
          <table:table-cell office:value-type="string">
            <text:p>09/25/2015</text:p>
          </table:table-cell>
          <table:table-cell office:value-type="string">
            <text:p>$10.25</text:p>
          </table:table-cell>
          <table:table-cell office:value-type="float" office:value="6665732">
            <text:p>6665732</text:p>
          </table:table-cell>
          <table:table-cell office:value-type="string">
            <text:p>$10.33</text:p>
          </table:table-cell>
          <table:table-cell office:value-type="string">
            <text:p>$10.47</text:p>
          </table:table-cell>
          <table:table-cell office:value-type="string">
            <text:p>$10.11</text:p>
          </table:table-cell>
        </table:table-row>
        <table:table-row table:style-name="ro1">
          <table:table-cell office:value-type="string">
            <text:p>09/24/2015</text:p>
          </table:table-cell>
          <table:table-cell office:value-type="string">
            <text:p>$10.30</text:p>
          </table:table-cell>
          <table:table-cell office:value-type="float" office:value="5456752">
            <text:p>5456752</text:p>
          </table:table-cell>
          <table:table-cell office:value-type="string">
            <text:p>$10.19</text:p>
          </table:table-cell>
          <table:table-cell office:value-type="string">
            <text:p>$10.37</text:p>
          </table:table-cell>
          <table:table-cell office:value-type="string">
            <text:p>$10.15</text:p>
          </table:table-cell>
        </table:table-row>
        <table:table-row table:style-name="ro1">
          <table:table-cell office:value-type="string">
            <text:p>09/23/2015</text:p>
          </table:table-cell>
          <table:table-cell office:value-type="string">
            <text:p>$10.27</text:p>
          </table:table-cell>
          <table:table-cell office:value-type="float" office:value="3140900">
            <text:p>3140900</text:p>
          </table:table-cell>
          <table:table-cell office:value-type="string">
            <text:p>$10.31</text:p>
          </table:table-cell>
          <table:table-cell office:value-type="string">
            <text:p>$10.40</text:p>
          </table:table-cell>
          <table:table-cell office:value-type="string">
            <text:p>$10.16</text:p>
          </table:table-cell>
        </table:table-row>
        <table:table-row table:style-name="ro1">
          <table:table-cell office:value-type="string">
            <text:p>09/22/2015</text:p>
          </table:table-cell>
          <table:table-cell office:value-type="string">
            <text:p>$10.34</text:p>
          </table:table-cell>
          <table:table-cell office:value-type="float" office:value="4002956">
            <text:p>4002956</text:p>
          </table:table-cell>
          <table:table-cell office:value-type="string">
            <text:p>$10.32</text:p>
          </table:table-cell>
          <table:table-cell office:value-type="string">
            <text:p>$10.44</text:p>
          </table:table-cell>
          <table:table-cell office:value-type="string">
            <text:p>$10.25</text:p>
          </table:table-cell>
        </table:table-row>
        <table:table-row table:style-name="ro1">
          <table:table-cell office:value-type="string">
            <text:p>09/21/2015</text:p>
          </table:table-cell>
          <table:table-cell office:value-type="string">
            <text:p>$10.43</text:p>
          </table:table-cell>
          <table:table-cell office:value-type="float" office:value="6619884">
            <text:p>6619884</text:p>
          </table:table-cell>
          <table:table-cell office:value-type="string">
            <text:p>$10.68</text:p>
          </table:table-cell>
          <table:table-cell office:value-type="string">
            <text:p>$10.71</text:p>
          </table:table-cell>
          <table:table-cell office:value-type="string">
            <text:p>$10.36</text:p>
          </table:table-cell>
        </table:table-row>
        <table:table-row table:style-name="ro1">
          <table:table-cell office:value-type="string">
            <text:p>09/18/2015</text:p>
          </table:table-cell>
          <table:table-cell office:value-type="string">
            <text:p>$10.57</text:p>
          </table:table-cell>
          <table:table-cell office:value-type="float" office:value="8250304">
            <text:p>8250304</text:p>
          </table:table-cell>
          <table:table-cell office:value-type="string">
            <text:p>$10.79</text:p>
          </table:table-cell>
          <table:table-cell office:value-type="string">
            <text:p>$10.89</text:p>
          </table:table-cell>
          <table:table-cell office:value-type="string">
            <text:p>$10.56</text:p>
          </table:table-cell>
        </table:table-row>
        <table:table-row table:style-name="ro1">
          <table:table-cell office:value-type="string">
            <text:p>09/17/2015</text:p>
          </table:table-cell>
          <table:table-cell office:value-type="string">
            <text:p>$10.90</text:p>
          </table:table-cell>
          <table:table-cell office:value-type="float" office:value="6777124">
            <text:p>6777124</text:p>
          </table:table-cell>
          <table:table-cell office:value-type="string">
            <text:p>$11.00</text:p>
          </table:table-cell>
          <table:table-cell office:value-type="string">
            <text:p>$11.11</text:p>
          </table:table-cell>
          <table:table-cell office:value-type="string">
            <text:p>$10.72</text:p>
          </table:table-cell>
        </table:table-row>
        <table:table-row table:style-name="ro1">
          <table:table-cell office:value-type="string">
            <text:p>09/16/2015</text:p>
          </table:table-cell>
          <table:table-cell office:value-type="string">
            <text:p>$11.00</text:p>
          </table:table-cell>
          <table:table-cell office:value-type="float" office:value="6159288">
            <text:p>6159288</text:p>
          </table:table-cell>
          <table:table-cell office:value-type="string">
            <text:p>$10.74</text:p>
          </table:table-cell>
          <table:table-cell office:value-type="string">
            <text:p>$11.04</text:p>
          </table:table-cell>
          <table:table-cell office:value-type="string">
            <text:p>$10.73</text:p>
          </table:table-cell>
        </table:table-row>
        <table:table-row table:style-name="ro1">
          <table:table-cell office:value-type="string">
            <text:p>09/15/2015</text:p>
          </table:table-cell>
          <table:table-cell office:value-type="string">
            <text:p>$10.75</text:p>
          </table:table-cell>
          <table:table-cell office:value-type="float" office:value="4498376">
            <text:p>4498376</text:p>
          </table:table-cell>
          <table:table-cell office:value-type="string">
            <text:p>$10.82</text:p>
          </table:table-cell>
          <table:table-cell office:value-type="string">
            <text:p>$10.83</text:p>
          </table:table-cell>
          <table:table-cell office:value-type="string">
            <text:p>$10.69</text:p>
          </table:table-cell>
        </table:table-row>
        <table:table-row table:style-name="ro1">
          <table:table-cell office:value-type="string">
            <text:p>09/14/2015</text:p>
          </table:table-cell>
          <table:table-cell office:value-type="string">
            <text:p>$10.79</text:p>
          </table:table-cell>
          <table:table-cell office:value-type="float" office:value="5638924">
            <text:p>5638924</text:p>
          </table:table-cell>
          <table:table-cell office:value-type="string">
            <text:p>$10.71</text:p>
          </table:table-cell>
          <table:table-cell office:value-type="string">
            <text:p>$10.80</text:p>
          </table:table-cell>
          <table:table-cell office:value-type="string">
            <text:p>$10.56</text:p>
          </table:table-cell>
        </table:table-row>
        <table:table-row table:style-name="ro1">
          <table:table-cell office:value-type="string">
            <text:p>09/11/2015</text:p>
          </table:table-cell>
          <table:table-cell office:value-type="string">
            <text:p>$10.70</text:p>
          </table:table-cell>
          <table:table-cell office:value-type="float" office:value="6061704">
            <text:p>6061704</text:p>
          </table:table-cell>
          <table:table-cell office:value-type="string">
            <text:p>$10.56</text:p>
          </table:table-cell>
          <table:table-cell office:value-type="string">
            <text:p>$10.72</text:p>
          </table:table-cell>
          <table:table-cell office:value-type="string">
            <text:p>$10.42</text:p>
          </table:table-cell>
        </table:table-row>
        <table:table-row table:style-name="ro1">
          <table:table-cell office:value-type="string">
            <text:p>09/10/2015</text:p>
          </table:table-cell>
          <table:table-cell office:value-type="string">
            <text:p>$10.59</text:p>
          </table:table-cell>
          <table:table-cell office:value-type="float" office:value="5710744">
            <text:p>5710744</text:p>
          </table:table-cell>
          <table:table-cell office:value-type="string">
            <text:p>$10.42</text:p>
          </table:table-cell>
          <table:table-cell office:value-type="string">
            <text:p>$10.72</text:p>
          </table:table-cell>
          <table:table-cell office:value-type="string">
            <text:p>$10.38</text:p>
          </table:table-cell>
        </table:table-row>
        <table:table-row table:style-name="ro1">
          <table:table-cell office:value-type="string">
            <text:p>09/09/2015</text:p>
          </table:table-cell>
          <table:table-cell office:value-type="string">
            <text:p>$10.45</text:p>
          </table:table-cell>
          <table:table-cell office:value-type="float" office:value="5866252">
            <text:p>5866252</text:p>
          </table:table-cell>
          <table:table-cell office:value-type="string">
            <text:p>$10.51</text:p>
          </table:table-cell>
          <table:table-cell office:value-type="string">
            <text:p>$10.56</text:p>
          </table:table-cell>
          <table:table-cell office:value-type="string">
            <text:p>$10.41</text:p>
          </table:table-cell>
        </table:table-row>
        <table:table-row table:style-name="ro1">
          <table:table-cell office:value-type="string">
            <text:p>09/08/2015</text:p>
          </table:table-cell>
          <table:table-cell office:value-type="string">
            <text:p>$10.45</text:p>
          </table:table-cell>
          <table:table-cell office:value-type="float" office:value="8701156">
            <text:p>8701156</text:p>
          </table:table-cell>
          <table:table-cell table:number-columns-repeated="2" office:value-type="string">
            <text:p>$10.49</text:p>
          </table:table-cell>
          <table:table-cell office:value-type="string">
            <text:p>$10.19</text:p>
          </table:table-cell>
        </table:table-row>
        <table:table-row table:style-name="ro1">
          <table:table-cell office:value-type="string">
            <text:p>09/04/2015</text:p>
          </table:table-cell>
          <table:table-cell office:value-type="string">
            <text:p>$10.31</text:p>
          </table:table-cell>
          <table:table-cell office:value-type="float" office:value="6127604">
            <text:p>6127604</text:p>
          </table:table-cell>
          <table:table-cell office:value-type="string">
            <text:p>$10.30</text:p>
          </table:table-cell>
          <table:table-cell office:value-type="string">
            <text:p>$10.39</text:p>
          </table:table-cell>
          <table:table-cell office:value-type="string">
            <text:p>$10.18</text:p>
          </table:table-cell>
        </table:table-row>
        <table:table-row table:style-name="ro1">
          <table:table-cell office:value-type="string">
            <text:p>09/03/2015</text:p>
          </table:table-cell>
          <table:table-cell office:value-type="string">
            <text:p>$10.43</text:p>
          </table:table-cell>
          <table:table-cell office:value-type="float" office:value="8371028">
            <text:p>8371028</text:p>
          </table:table-cell>
          <table:table-cell office:value-type="string">
            <text:p>$10.50</text:p>
          </table:table-cell>
          <table:table-cell office:value-type="string">
            <text:p>$10.70</text:p>
          </table:table-cell>
          <table:table-cell office:value-type="string">
            <text:p>$10.39</text:p>
          </table:table-cell>
        </table:table-row>
        <table:table-row table:style-name="ro1">
          <table:table-cell office:value-type="string">
            <text:p>09/02/2015</text:p>
          </table:table-cell>
          <table:table-cell office:value-type="string">
            <text:p>$10.45</text:p>
          </table:table-cell>
          <table:table-cell office:value-type="float" office:value="10147456">
            <text:p>10147456</text:p>
          </table:table-cell>
          <table:table-cell office:value-type="string">
            <text:p>$10.42</text:p>
          </table:table-cell>
          <table:table-cell office:value-type="string">
            <text:p>$10.52</text:p>
          </table:table-cell>
          <table:table-cell office:value-type="string">
            <text:p>$10.28</text:p>
          </table:table-cell>
        </table:table-row>
        <table:table-row table:style-name="ro1">
          <table:table-cell office:value-type="string">
            <text:p>09/01/2015</text:p>
          </table:table-cell>
          <table:table-cell office:value-type="string">
            <text:p>$10.30</text:p>
          </table:table-cell>
          <table:table-cell office:value-type="float" office:value="9351784">
            <text:p>9351784</text:p>
          </table:table-cell>
          <table:table-cell office:value-type="string">
            <text:p>$10.38</text:p>
          </table:table-cell>
          <table:table-cell office:value-type="string">
            <text:p>$10.54</text:p>
          </table:table-cell>
          <table:table-cell office:value-type="string">
            <text:p>$10.18</text:p>
          </table:table-cell>
        </table:table-row>
        <table:table-row table:style-name="ro1">
          <table:table-cell office:value-type="string">
            <text:p>08/31/2015</text:p>
          </table:table-cell>
          <table:table-cell office:value-type="string">
            <text:p>$10.62</text:p>
          </table:table-cell>
          <table:table-cell office:value-type="float" office:value="9857952">
            <text:p>9857952</text:p>
          </table:table-cell>
          <table:table-cell office:value-type="string">
            <text:p>$10.57</text:p>
          </table:table-cell>
          <table:table-cell office:value-type="string">
            <text:p>$10.65</text:p>
          </table:table-cell>
          <table:table-cell office:value-type="string">
            <text:p>$10.39</text:p>
          </table:table-cell>
        </table:table-row>
        <table:table-row table:style-name="ro1">
          <table:table-cell office:value-type="string">
            <text:p>08/28/2015</text:p>
          </table:table-cell>
          <table:table-cell office:value-type="string">
            <text:p>$10.62</text:p>
          </table:table-cell>
          <table:table-cell office:value-type="float" office:value="33721992">
            <text:p>33721992</text:p>
          </table:table-cell>
          <table:table-cell office:value-type="string">
            <text:p>$11.17</text:p>
          </table:table-cell>
          <table:table-cell office:value-type="string">
            <text:p>$11.24</text:p>
          </table:table-cell>
          <table:table-cell office:value-type="string">
            <text:p>$10.39</text:p>
          </table:table-cell>
        </table:table-row>
        <table:table-row table:style-name="ro1">
          <table:table-cell office:value-type="string">
            <text:p>08/27/2015</text:p>
          </table:table-cell>
          <table:table-cell office:value-type="string">
            <text:p>$11.55</text:p>
          </table:table-cell>
          <table:table-cell office:value-type="float" office:value="11633440">
            <text:p>11633440</text:p>
          </table:table-cell>
          <table:table-cell office:value-type="string">
            <text:p>$11.55</text:p>
          </table:table-cell>
          <table:table-cell office:value-type="string">
            <text:p>$11.75</text:p>
          </table:table-cell>
          <table:table-cell office:value-type="string">
            <text:p>$11.36</text:p>
          </table:table-cell>
        </table:table-row>
        <table:table-row table:style-name="ro1">
          <table:table-cell office:value-type="string">
            <text:p>08/26/2015</text:p>
          </table:table-cell>
          <table:table-cell office:value-type="string">
            <text:p>$11.34</text:p>
          </table:table-cell>
          <table:table-cell office:value-type="float" office:value="15134308">
            <text:p>15134308</text:p>
          </table:table-cell>
          <table:table-cell office:value-type="string">
            <text:p>$11.17</text:p>
          </table:table-cell>
          <table:table-cell office:value-type="string">
            <text:p>$11.38</text:p>
          </table:table-cell>
          <table:table-cell office:value-type="string">
            <text:p>$11.01</text:p>
          </table:table-cell>
        </table:table-row>
        <table:table-row table:style-name="ro1">
          <table:table-cell office:value-type="string">
            <text:p>08/25/2015</text:p>
          </table:table-cell>
          <table:table-cell office:value-type="string">
            <text:p>$10.97</text:p>
          </table:table-cell>
          <table:table-cell office:value-type="float" office:value="18919372">
            <text:p>18919372</text:p>
          </table:table-cell>
          <table:table-cell office:value-type="string">
            <text:p>$11.02</text:p>
          </table:table-cell>
          <table:table-cell office:value-type="string">
            <text:p>$11.17</text:p>
          </table:table-cell>
          <table:table-cell office:value-type="string">
            <text:p>$10.82</text:p>
          </table:table-cell>
        </table:table-row>
        <table:table-row table:style-name="ro1">
          <table:table-cell office:value-type="string">
            <text:p>08/24/2015</text:p>
          </table:table-cell>
          <table:table-cell office:value-type="string">
            <text:p>$10.74</text:p>
          </table:table-cell>
          <table:table-cell office:value-type="float" office:value="9273140">
            <text:p>9273140</text:p>
          </table:table-cell>
          <table:table-cell office:value-type="string">
            <text:p>$10.47</text:p>
          </table:table-cell>
          <table:table-cell office:value-type="string">
            <text:p>$11.04</text:p>
          </table:table-cell>
          <table:table-cell office:value-type="string">
            <text:p>$9.67</text:p>
          </table:table-cell>
        </table:table-row>
        <table:table-row table:style-name="ro1">
          <table:table-cell office:value-type="string">
            <text:p>08/21/2015</text:p>
          </table:table-cell>
          <table:table-cell office:value-type="string">
            <text:p>$11.21</text:p>
          </table:table-cell>
          <table:table-cell office:value-type="float" office:value="8100920">
            <text:p>8100920</text:p>
          </table:table-cell>
          <table:table-cell office:value-type="string">
            <text:p>$11.19</text:p>
          </table:table-cell>
          <table:table-cell office:value-type="string">
            <text:p>$11.53</text:p>
          </table:table-cell>
          <table:table-cell office:value-type="string">
            <text:p>$11.16</text:p>
          </table:table-cell>
        </table:table-row>
        <table:table-row table:style-name="ro1">
          <table:table-cell office:value-type="string">
            <text:p>08/20/2015</text:p>
          </table:table-cell>
          <table:table-cell office:value-type="string">
            <text:p>$11.31</text:p>
          </table:table-cell>
          <table:table-cell office:value-type="float" office:value="6031920">
            <text:p>6031920</text:p>
          </table:table-cell>
          <table:table-cell office:value-type="string">
            <text:p>$11.42</text:p>
          </table:table-cell>
          <table:table-cell office:value-type="string">
            <text:p>$11.50</text:p>
          </table:table-cell>
          <table:table-cell office:value-type="string">
            <text:p>$11.30</text:p>
          </table:table-cell>
        </table:table-row>
        <table:table-row table:style-name="ro1">
          <table:table-cell office:value-type="string">
            <text:p>08/19/2015</text:p>
          </table:table-cell>
          <table:table-cell office:value-type="string">
            <text:p>$11.61</text:p>
          </table:table-cell>
          <table:table-cell office:value-type="float" office:value="7015344">
            <text:p>7015344</text:p>
          </table:table-cell>
          <table:table-cell office:value-type="string">
            <text:p>$11.71</text:p>
          </table:table-cell>
          <table:table-cell office:value-type="string">
            <text:p>$11.79</text:p>
          </table:table-cell>
          <table:table-cell office:value-type="string">
            <text:p>$11.44</text:p>
          </table:table-cell>
        </table:table-row>
        <table:table-row table:style-name="ro1">
          <table:table-cell office:value-type="string">
            <text:p>08/18/2015</text:p>
          </table:table-cell>
          <table:table-cell office:value-type="string">
            <text:p>$11.75</text:p>
          </table:table-cell>
          <table:table-cell office:value-type="float" office:value="6476424">
            <text:p>6476424</text:p>
          </table:table-cell>
          <table:table-cell office:value-type="string">
            <text:p>$11.76</text:p>
          </table:table-cell>
          <table:table-cell office:value-type="string">
            <text:p>$11.93</text:p>
          </table:table-cell>
          <table:table-cell office:value-type="string">
            <text:p>$11.73</text:p>
          </table:table-cell>
        </table:table-row>
        <table:table-row table:style-name="ro1">
          <table:table-cell office:value-type="string">
            <text:p>08/17/2015</text:p>
          </table:table-cell>
          <table:table-cell office:value-type="string">
            <text:p>$11.74</text:p>
          </table:table-cell>
          <table:table-cell office:value-type="float" office:value="4342516">
            <text:p>4342516</text:p>
          </table:table-cell>
          <table:table-cell office:value-type="string">
            <text:p>$11.86</text:p>
          </table:table-cell>
          <table:table-cell office:value-type="string">
            <text:p>$11.87</text:p>
          </table:table-cell>
          <table:table-cell office:value-type="string">
            <text:p>$11.62</text:p>
          </table:table-cell>
        </table:table-row>
        <table:table-row table:style-name="ro1">
          <table:table-cell office:value-type="string">
            <text:p>08/14/2015</text:p>
          </table:table-cell>
          <table:table-cell office:value-type="string">
            <text:p>$11.86</text:p>
          </table:table-cell>
          <table:table-cell office:value-type="float" office:value="9747692">
            <text:p>9747692</text:p>
          </table:table-cell>
          <table:table-cell office:value-type="string">
            <text:p>$11.64</text:p>
          </table:table-cell>
          <table:table-cell office:value-type="string">
            <text:p>$11.96</text:p>
          </table:table-cell>
          <table:table-cell office:value-type="string">
            <text:p>$11.64</text:p>
          </table:table-cell>
        </table:table-row>
        <table:table-row table:style-name="ro1">
          <table:table-cell office:value-type="string">
            <text:p>08/13/2015</text:p>
          </table:table-cell>
          <table:table-cell office:value-type="string">
            <text:p>$11.53</text:p>
          </table:table-cell>
          <table:table-cell office:value-type="float" office:value="4406528">
            <text:p>4406528</text:p>
          </table:table-cell>
          <table:table-cell office:value-type="string">
            <text:p>$11.41</text:p>
          </table:table-cell>
          <table:table-cell office:value-type="string">
            <text:p>$11.72</text:p>
          </table:table-cell>
          <table:table-cell office:value-type="string">
            <text:p>$11.40</text:p>
          </table:table-cell>
        </table:table-row>
        <table:table-row table:style-name="ro1">
          <table:table-cell office:value-type="string">
            <text:p>08/12/2015</text:p>
          </table:table-cell>
          <table:table-cell office:value-type="string">
            <text:p>$11.41</text:p>
          </table:table-cell>
          <table:table-cell office:value-type="float" office:value="5116172">
            <text:p>5116172</text:p>
          </table:table-cell>
          <table:table-cell office:value-type="string">
            <text:p>$11.33</text:p>
          </table:table-cell>
          <table:table-cell office:value-type="string">
            <text:p>$11.47</text:p>
          </table:table-cell>
          <table:table-cell office:value-type="string">
            <text:p>$11.16</text:p>
          </table:table-cell>
        </table:table-row>
        <table:table-row table:style-name="ro1">
          <table:table-cell office:value-type="string">
            <text:p>08/11/2015</text:p>
          </table:table-cell>
          <table:table-cell office:value-type="string">
            <text:p>$11.43</text:p>
          </table:table-cell>
          <table:table-cell office:value-type="float" office:value="4990248">
            <text:p>4990248</text:p>
          </table:table-cell>
          <table:table-cell office:value-type="string">
            <text:p>$11.36</text:p>
          </table:table-cell>
          <table:table-cell office:value-type="string">
            <text:p>$11.45</text:p>
          </table:table-cell>
          <table:table-cell office:value-type="string">
            <text:p>$11.25</text:p>
          </table:table-cell>
        </table:table-row>
        <table:table-row table:style-name="ro1">
          <table:table-cell office:value-type="string">
            <text:p>08/10/2015</text:p>
          </table:table-cell>
          <table:table-cell office:value-type="string">
            <text:p>$11.45</text:p>
          </table:table-cell>
          <table:table-cell office:value-type="float" office:value="4864772">
            <text:p>4864772</text:p>
          </table:table-cell>
          <table:table-cell office:value-type="string">
            <text:p>$11.47</text:p>
          </table:table-cell>
          <table:table-cell office:value-type="string">
            <text:p>$11.51</text:p>
          </table:table-cell>
          <table:table-cell office:value-type="string">
            <text:p>$11.34</text:p>
          </table:table-cell>
        </table:table-row>
        <table:table-row table:style-name="ro1">
          <table:table-cell office:value-type="string">
            <text:p>08/07/2015</text:p>
          </table:table-cell>
          <table:table-cell office:value-type="string">
            <text:p>$11.29</text:p>
          </table:table-cell>
          <table:table-cell office:value-type="float" office:value="3788924">
            <text:p>3788924</text:p>
          </table:table-cell>
          <table:table-cell office:value-type="string">
            <text:p>$11.34</text:p>
          </table:table-cell>
          <table:table-cell office:value-type="string">
            <text:p>$11.35</text:p>
          </table:table-cell>
          <table:table-cell office:value-type="string">
            <text:p>$11.16</text:p>
          </table:table-cell>
        </table:table-row>
        <table:table-row table:style-name="ro1">
          <table:table-cell office:value-type="string">
            <text:p>08/06/2015</text:p>
          </table:table-cell>
          <table:table-cell office:value-type="string">
            <text:p>$11.34</text:p>
          </table:table-cell>
          <table:table-cell office:value-type="float" office:value="4447384">
            <text:p>4447384</text:p>
          </table:table-cell>
          <table:table-cell office:value-type="string">
            <text:p>$11.56</text:p>
          </table:table-cell>
          <table:table-cell office:value-type="string">
            <text:p>$11.58</text:p>
          </table:table-cell>
          <table:table-cell office:value-type="string">
            <text:p>$11.23</text:p>
          </table:table-cell>
        </table:table-row>
        <table:table-row table:style-name="ro1">
          <table:table-cell office:value-type="string">
            <text:p>08/05/2015</text:p>
          </table:table-cell>
          <table:table-cell office:value-type="string">
            <text:p>$11.60</text:p>
          </table:table-cell>
          <table:table-cell office:value-type="float" office:value="4967660">
            <text:p>4967660</text:p>
          </table:table-cell>
          <table:table-cell office:value-type="string">
            <text:p>$11.42</text:p>
          </table:table-cell>
          <table:table-cell office:value-type="string">
            <text:p>$11.66</text:p>
          </table:table-cell>
          <table:table-cell office:value-type="string">
            <text:p>$11.41</text:p>
          </table:table-cell>
        </table:table-row>
        <table:table-row table:style-name="ro1">
          <table:table-cell office:value-type="string">
            <text:p>08/04/2015</text:p>
          </table:table-cell>
          <table:table-cell office:value-type="string">
            <text:p>$11.39</text:p>
          </table:table-cell>
          <table:table-cell office:value-type="float" office:value="7213984">
            <text:p>7213984</text:p>
          </table:table-cell>
          <table:table-cell office:value-type="string">
            <text:p>$11.18</text:p>
          </table:table-cell>
          <table:table-cell office:value-type="string">
            <text:p>$11.41</text:p>
          </table:table-cell>
          <table:table-cell office:value-type="string">
            <text:p>$11.13</text:p>
          </table:table-cell>
        </table:table-row>
        <table:table-row table:style-name="ro1">
          <table:table-cell office:value-type="string">
            <text:p>08/03/2015</text:p>
          </table:table-cell>
          <table:table-cell office:value-type="string">
            <text:p>$11.24</text:p>
          </table:table-cell>
          <table:table-cell office:value-type="float" office:value="4821480">
            <text:p>4821480</text:p>
          </table:table-cell>
          <table:table-cell office:value-type="string">
            <text:p>$11.50</text:p>
          </table:table-cell>
          <table:table-cell office:value-type="string">
            <text:p>$11.55</text:p>
          </table:table-cell>
          <table:table-cell office:value-type="string">
            <text:p>$11.21</text:p>
          </table:table-cell>
        </table:table-row>
        <table:table-row table:style-name="ro1">
          <table:table-cell office:value-type="string">
            <text:p>07/31/2015</text:p>
          </table:table-cell>
          <table:table-cell office:value-type="string">
            <text:p>$11.46</text:p>
          </table:table-cell>
          <table:table-cell office:value-type="float" office:value="4383060">
            <text:p>4383060</text:p>
          </table:table-cell>
          <table:table-cell office:value-type="string">
            <text:p>$11.57</text:p>
          </table:table-cell>
          <table:table-cell office:value-type="string">
            <text:p>$11.62</text:p>
          </table:table-cell>
          <table:table-cell office:value-type="string">
            <text:p>$11.41</text:p>
          </table:table-cell>
        </table:table-row>
        <table:table-row table:style-name="ro1">
          <table:table-cell office:value-type="string">
            <text:p>07/30/2015</text:p>
          </table:table-cell>
          <table:table-cell office:value-type="string">
            <text:p>$11.54</text:p>
          </table:table-cell>
          <table:table-cell office:value-type="float" office:value="3734708">
            <text:p>3734708</text:p>
          </table:table-cell>
          <table:table-cell office:value-type="string">
            <text:p>$11.44</text:p>
          </table:table-cell>
          <table:table-cell office:value-type="string">
            <text:p>$11.61</text:p>
          </table:table-cell>
          <table:table-cell office:value-type="string">
            <text:p>$11.36</text:p>
          </table:table-cell>
        </table:table-row>
        <table:table-row table:style-name="ro1">
          <table:table-cell office:value-type="string">
            <text:p>07/29/2015</text:p>
          </table:table-cell>
          <table:table-cell office:value-type="string">
            <text:p>$11.47</text:p>
          </table:table-cell>
          <table:table-cell office:value-type="float" office:value="4004920">
            <text:p>4004920</text:p>
          </table:table-cell>
          <table:table-cell office:value-type="string">
            <text:p>$11.36</text:p>
          </table:table-cell>
          <table:table-cell office:value-type="string">
            <text:p>$11.47</text:p>
          </table:table-cell>
          <table:table-cell office:value-type="string">
            <text:p>$11.30</text:p>
          </table:table-cell>
        </table:table-row>
        <table:table-row table:style-name="ro1">
          <table:table-cell office:value-type="string">
            <text:p>07/28/2015</text:p>
          </table:table-cell>
          <table:table-cell office:value-type="string">
            <text:p>$11.32</text:p>
          </table:table-cell>
          <table:table-cell office:value-type="float" office:value="4929664">
            <text:p>4929664</text:p>
          </table:table-cell>
          <table:table-cell office:value-type="string">
            <text:p>$11.38</text:p>
          </table:table-cell>
          <table:table-cell office:value-type="string">
            <text:p>$11.44</text:p>
          </table:table-cell>
          <table:table-cell office:value-type="string">
            <text:p>$11.18</text:p>
          </table:table-cell>
        </table:table-row>
        <table:table-row table:style-name="ro1">
          <table:table-cell office:value-type="string">
            <text:p>07/27/2015</text:p>
          </table:table-cell>
          <table:table-cell office:value-type="string">
            <text:p>$11.33</text:p>
          </table:table-cell>
          <table:table-cell office:value-type="float" office:value="6295304">
            <text:p>6295304</text:p>
          </table:table-cell>
          <table:table-cell office:value-type="string">
            <text:p>$11.35</text:p>
          </table:table-cell>
          <table:table-cell office:value-type="string">
            <text:p>$11.46</text:p>
          </table:table-cell>
          <table:table-cell office:value-type="string">
            <text:p>$11.23</text:p>
          </table:table-cell>
        </table:table-row>
        <table:table-row table:style-name="ro1">
          <table:table-cell office:value-type="string">
            <text:p>07/24/2015</text:p>
          </table:table-cell>
          <table:table-cell office:value-type="string">
            <text:p>$11.37</text:p>
          </table:table-cell>
          <table:table-cell office:value-type="float" office:value="8122936">
            <text:p>8122936</text:p>
          </table:table-cell>
          <table:table-cell office:value-type="string">
            <text:p>$11.75</text:p>
          </table:table-cell>
          <table:table-cell office:value-type="string">
            <text:p>$11.77</text:p>
          </table:table-cell>
          <table:table-cell office:value-type="string">
            <text:p>$11.33</text:p>
          </table:table-cell>
        </table:table-row>
        <table:table-row table:style-name="ro1">
          <table:table-cell office:value-type="string">
            <text:p>07/23/2015</text:p>
          </table:table-cell>
          <table:table-cell office:value-type="string">
            <text:p>$11.74</text:p>
          </table:table-cell>
          <table:table-cell office:value-type="float" office:value="3848868">
            <text:p>3848868</text:p>
          </table:table-cell>
          <table:table-cell office:value-type="string">
            <text:p>$11.81</text:p>
          </table:table-cell>
          <table:table-cell office:value-type="string">
            <text:p>$11.91</text:p>
          </table:table-cell>
          <table:table-cell office:value-type="string">
            <text:p>$11.65</text:p>
          </table:table-cell>
        </table:table-row>
        <table:table-row table:style-name="ro1">
          <table:table-cell office:value-type="string">
            <text:p>07/22/2015</text:p>
          </table:table-cell>
          <table:table-cell office:value-type="string">
            <text:p>$11.80</text:p>
          </table:table-cell>
          <table:table-cell office:value-type="float" office:value="6506940">
            <text:p>6506940</text:p>
          </table:table-cell>
          <table:table-cell office:value-type="string">
            <text:p>$11.69</text:p>
          </table:table-cell>
          <table:table-cell office:value-type="string">
            <text:p>$11.88</text:p>
          </table:table-cell>
          <table:table-cell office:value-type="string">
            <text:p>$11.60</text:p>
          </table:table-cell>
        </table:table-row>
        <table:table-row table:style-name="ro1">
          <table:table-cell office:value-type="string">
            <text:p>07/21/2015</text:p>
          </table:table-cell>
          <table:table-cell office:value-type="string">
            <text:p>$11.74</text:p>
          </table:table-cell>
          <table:table-cell office:value-type="float" office:value="5104980">
            <text:p>5104980</text:p>
          </table:table-cell>
          <table:table-cell office:value-type="string">
            <text:p>$11.68</text:p>
          </table:table-cell>
          <table:table-cell office:value-type="string">
            <text:p>$11.74</text:p>
          </table:table-cell>
          <table:table-cell office:value-type="string">
            <text:p>$11.56</text:p>
          </table:table-cell>
        </table:table-row>
        <table:table-row table:style-name="ro1">
          <table:table-cell office:value-type="string">
            <text:p>07/20/2015</text:p>
          </table:table-cell>
          <table:table-cell office:value-type="string">
            <text:p>$11.71</text:p>
          </table:table-cell>
          <table:table-cell office:value-type="float" office:value="5273120">
            <text:p>5273120</text:p>
          </table:table-cell>
          <table:table-cell office:value-type="string">
            <text:p>$11.63</text:p>
          </table:table-cell>
          <table:table-cell office:value-type="string">
            <text:p>$11.74</text:p>
          </table:table-cell>
          <table:table-cell office:value-type="string">
            <text:p>$11.54</text:p>
          </table:table-cell>
        </table:table-row>
        <table:table-row table:style-name="ro1">
          <table:table-cell office:value-type="string">
            <text:p>07/17/2015</text:p>
          </table:table-cell>
          <table:table-cell office:value-type="string">
            <text:p>$11.67</text:p>
          </table:table-cell>
          <table:table-cell office:value-type="float" office:value="5317160">
            <text:p>5317160</text:p>
          </table:table-cell>
          <table:table-cell office:value-type="string">
            <text:p>$11.81</text:p>
          </table:table-cell>
          <table:table-cell office:value-type="string">
            <text:p>$11.89</text:p>
          </table:table-cell>
          <table:table-cell office:value-type="string">
            <text:p>$11.60</text:p>
          </table:table-cell>
        </table:table-row>
        <table:table-row table:style-name="ro1">
          <table:table-cell office:value-type="string">
            <text:p>07/16/2015</text:p>
          </table:table-cell>
          <table:table-cell office:value-type="string">
            <text:p>$11.81</text:p>
          </table:table-cell>
          <table:table-cell office:value-type="float" office:value="10452152">
            <text:p>10452152</text:p>
          </table:table-cell>
          <table:table-cell office:value-type="string">
            <text:p>$11.62</text:p>
          </table:table-cell>
          <table:table-cell office:value-type="string">
            <text:p>$11.94</text:p>
          </table:table-cell>
          <table:table-cell office:value-type="string">
            <text:p>$11.55</text:p>
          </table:table-cell>
        </table:table-row>
        <table:table-row table:style-name="ro1">
          <table:table-cell office:value-type="string">
            <text:p>07/15/2015</text:p>
          </table:table-cell>
          <table:table-cell office:value-type="string">
            <text:p>$11.61</text:p>
          </table:table-cell>
          <table:table-cell office:value-type="float" office:value="5383204">
            <text:p>5383204</text:p>
          </table:table-cell>
          <table:table-cell office:value-type="string">
            <text:p>$11.71</text:p>
          </table:table-cell>
          <table:table-cell office:value-type="string">
            <text:p>$11.75</text:p>
          </table:table-cell>
          <table:table-cell office:value-type="string">
            <text:p>$11.59</text:p>
          </table:table-cell>
        </table:table-row>
        <table:table-row table:style-name="ro1">
          <table:table-cell office:value-type="string">
            <text:p>07/14/2015</text:p>
          </table:table-cell>
          <table:table-cell office:value-type="string">
            <text:p>$11.68</text:p>
          </table:table-cell>
          <table:table-cell office:value-type="float" office:value="10610916">
            <text:p>10610916</text:p>
          </table:table-cell>
          <table:table-cell office:value-type="string">
            <text:p>$11.81</text:p>
          </table:table-cell>
          <table:table-cell office:value-type="string">
            <text:p>$11.86</text:p>
          </table:table-cell>
          <table:table-cell office:value-type="string">
            <text:p>$11.56</text:p>
          </table:table-cell>
        </table:table-row>
        <table:table-row table:style-name="ro1">
          <table:table-cell office:value-type="string">
            <text:p>07/13/2015</text:p>
          </table:table-cell>
          <table:table-cell office:value-type="string">
            <text:p>$11.84</text:p>
          </table:table-cell>
          <table:table-cell office:value-type="float" office:value="6607032">
            <text:p>6607032</text:p>
          </table:table-cell>
          <table:table-cell office:value-type="string">
            <text:p>$11.80</text:p>
          </table:table-cell>
          <table:table-cell office:value-type="string">
            <text:p>$11.92</text:p>
          </table:table-cell>
          <table:table-cell office:value-type="string">
            <text:p>$11.71</text:p>
          </table:table-cell>
        </table:table-row>
        <table:table-row table:style-name="ro1">
          <table:table-cell office:value-type="string">
            <text:p>07/10/2015</text:p>
          </table:table-cell>
          <table:table-cell office:value-type="string">
            <text:p>$11.74</text:p>
          </table:table-cell>
          <table:table-cell office:value-type="float" office:value="5966172">
            <text:p>5966172</text:p>
          </table:table-cell>
          <table:table-cell office:value-type="string">
            <text:p>$11.82</text:p>
          </table:table-cell>
          <table:table-cell office:value-type="string">
            <text:p>$11.84</text:p>
          </table:table-cell>
          <table:table-cell office:value-type="string">
            <text:p>$11.60</text:p>
          </table:table-cell>
        </table:table-row>
        <table:table-row table:style-name="ro1">
          <table:table-cell office:value-type="string">
            <text:p>07/09/2015</text:p>
          </table:table-cell>
          <table:table-cell office:value-type="string">
            <text:p>$11.73</text:p>
          </table:table-cell>
          <table:table-cell office:value-type="float" office:value="10861440">
            <text:p>10861440</text:p>
          </table:table-cell>
          <table:table-cell office:value-type="string">
            <text:p>$11.60</text:p>
          </table:table-cell>
          <table:table-cell office:value-type="string">
            <text:p>$11.77</text:p>
          </table:table-cell>
          <table:table-cell office:value-type="string">
            <text:p>$11.47</text:p>
          </table:table-cell>
        </table:table-row>
        <table:table-row table:style-name="ro1">
          <table:table-cell office:value-type="string">
            <text:p>07/08/2015</text:p>
          </table:table-cell>
          <table:table-cell office:value-type="string">
            <text:p>$11.44</text:p>
          </table:table-cell>
          <table:table-cell office:value-type="float" office:value="9786252">
            <text:p>9786252</text:p>
          </table:table-cell>
          <table:table-cell office:value-type="string">
            <text:p>$11.44</text:p>
          </table:table-cell>
          <table:table-cell office:value-type="string">
            <text:p>$11.56</text:p>
          </table:table-cell>
          <table:table-cell office:value-type="string">
            <text:p>$11.37</text:p>
          </table:table-cell>
        </table:table-row>
        <table:table-row table:style-name="ro1">
          <table:table-cell office:value-type="string">
            <text:p>07/07/2015</text:p>
          </table:table-cell>
          <table:table-cell office:value-type="string">
            <text:p>$11.51</text:p>
          </table:table-cell>
          <table:table-cell office:value-type="float" office:value="9640320">
            <text:p>9640320</text:p>
          </table:table-cell>
          <table:table-cell office:value-type="string">
            <text:p>$11.07</text:p>
          </table:table-cell>
          <table:table-cell office:value-type="string">
            <text:p>$11.51</text:p>
          </table:table-cell>
          <table:table-cell office:value-type="string">
            <text:p>$11.01</text:p>
          </table:table-cell>
        </table:table-row>
        <table:table-row table:style-name="ro1">
          <table:table-cell office:value-type="string">
            <text:p>07/06/2015</text:p>
          </table:table-cell>
          <table:table-cell office:value-type="string">
            <text:p>$11.08</text:p>
          </table:table-cell>
          <table:table-cell office:value-type="float" office:value="5994836">
            <text:p>5994836</text:p>
          </table:table-cell>
          <table:table-cell office:value-type="string">
            <text:p>$10.78</text:p>
          </table:table-cell>
          <table:table-cell office:value-type="string">
            <text:p>$11.09</text:p>
          </table:table-cell>
          <table:table-cell office:value-type="string">
            <text:p>$10.74</text:p>
          </table:table-cell>
        </table:table-row>
        <table:table-row table:style-name="ro1">
          <table:table-cell office:value-type="string">
            <text:p>07/02/2015</text:p>
          </table:table-cell>
          <table:table-cell office:value-type="string">
            <text:p>$10.89</text:p>
          </table:table-cell>
          <table:table-cell office:value-type="float" office:value="4818108">
            <text:p>4818108</text:p>
          </table:table-cell>
          <table:table-cell office:value-type="string">
            <text:p>$10.95</text:p>
          </table:table-cell>
          <table:table-cell office:value-type="string">
            <text:p>$11.13</text:p>
          </table:table-cell>
          <table:table-cell office:value-type="string">
            <text:p>$10.88</text:p>
          </table:table-cell>
        </table:table-row>
        <table:table-row table:style-name="ro1">
          <table:table-cell office:value-type="string">
            <text:p>07/01/2015</text:p>
          </table:table-cell>
          <table:table-cell office:value-type="string">
            <text:p>$11.03</text:p>
          </table:table-cell>
          <table:table-cell office:value-type="float" office:value="6926756">
            <text:p>6926756</text:p>
          </table:table-cell>
          <table:table-cell office:value-type="string">
            <text:p>$10.81</text:p>
          </table:table-cell>
          <table:table-cell office:value-type="string">
            <text:p>$11.10</text:p>
          </table:table-cell>
          <table:table-cell office:value-type="string">
            <text:p>$10.79</text:p>
          </table:table-cell>
        </table:table-row>
        <table:table-row table:style-name="ro1">
          <table:table-cell office:value-type="string">
            <text:p>06/30/2015</text:p>
          </table:table-cell>
          <table:table-cell office:value-type="string">
            <text:p>$10.74</text:p>
          </table:table-cell>
          <table:table-cell office:value-type="float" office:value="4470692">
            <text:p>4470692</text:p>
          </table:table-cell>
          <table:table-cell office:value-type="string">
            <text:p>$10.77</text:p>
          </table:table-cell>
          <table:table-cell office:value-type="string">
            <text:p>$10.80</text:p>
          </table:table-cell>
          <table:table-cell office:value-type="string">
            <text:p>$10.69</text:p>
          </table:table-cell>
        </table:table-row>
        <table:table-row table:style-name="ro1">
          <table:table-cell office:value-type="string">
            <text:p>06/29/2015</text:p>
          </table:table-cell>
          <table:table-cell office:value-type="string">
            <text:p>$10.69</text:p>
          </table:table-cell>
          <table:table-cell office:value-type="float" office:value="4458656">
            <text:p>4458656</text:p>
          </table:table-cell>
          <table:table-cell office:value-type="string">
            <text:p>$10.93</text:p>
          </table:table-cell>
          <table:table-cell office:value-type="string">
            <text:p>$10.98</text:p>
          </table:table-cell>
          <table:table-cell office:value-type="string">
            <text:p>$10.69</text:p>
          </table:table-cell>
        </table:table-row>
        <table:table-row table:style-name="ro1">
          <table:table-cell office:value-type="string">
            <text:p>06/26/2015</text:p>
          </table:table-cell>
          <table:table-cell office:value-type="string">
            <text:p>$11.01</text:p>
          </table:table-cell>
          <table:table-cell office:value-type="float" office:value="7603644">
            <text:p>7603644</text:p>
          </table:table-cell>
          <table:table-cell office:value-type="string">
            <text:p>$10.95</text:p>
          </table:table-cell>
          <table:table-cell office:value-type="string">
            <text:p>$11.04</text:p>
          </table:table-cell>
          <table:table-cell office:value-type="string">
            <text:p>$10.84</text:p>
          </table:table-cell>
        </table:table-row>
        <table:table-row table:style-name="ro1">
          <table:table-cell office:value-type="string">
            <text:p>06/25/2015</text:p>
          </table:table-cell>
          <table:table-cell office:value-type="string">
            <text:p>$10.92</text:p>
          </table:table-cell>
          <table:table-cell office:value-type="float" office:value="6468592">
            <text:p>6468592</text:p>
          </table:table-cell>
          <table:table-cell office:value-type="string">
            <text:p>$11.15</text:p>
          </table:table-cell>
          <table:table-cell office:value-type="string">
            <text:p>$11.18</text:p>
          </table:table-cell>
          <table:table-cell office:value-type="string">
            <text:p>$10.91</text:p>
          </table:table-cell>
        </table:table-row>
        <table:table-row table:style-name="ro1">
          <table:table-cell office:value-type="string">
            <text:p>06/24/2015</text:p>
          </table:table-cell>
          <table:table-cell office:value-type="string">
            <text:p>$11.14</text:p>
          </table:table-cell>
          <table:table-cell office:value-type="float" office:value="9690652">
            <text:p>9690652</text:p>
          </table:table-cell>
          <table:table-cell office:value-type="string">
            <text:p>$11.05</text:p>
          </table:table-cell>
          <table:table-cell office:value-type="string">
            <text:p>$11.38</text:p>
          </table:table-cell>
          <table:table-cell office:value-type="string">
            <text:p>$11.04</text:p>
          </table:table-cell>
        </table:table-row>
        <table:table-row table:style-name="ro1">
          <table:table-cell office:value-type="string">
            <text:p>06/23/2015</text:p>
          </table:table-cell>
          <table:table-cell office:value-type="string">
            <text:p>$11.09</text:p>
          </table:table-cell>
          <table:table-cell office:value-type="float" office:value="7034592">
            <text:p>7034592</text:p>
          </table:table-cell>
          <table:table-cell office:value-type="string">
            <text:p>$11.01</text:p>
          </table:table-cell>
          <table:table-cell office:value-type="string">
            <text:p>$11.14</text:p>
          </table:table-cell>
          <table:table-cell office:value-type="string">
            <text:p>$10.96</text:p>
          </table:table-cell>
        </table:table-row>
        <table:table-row table:style-name="ro1">
          <table:table-cell office:value-type="string">
            <text:p>06/22/2015</text:p>
          </table:table-cell>
          <table:table-cell office:value-type="string">
            <text:p>$10.97</text:p>
          </table:table-cell>
          <table:table-cell office:value-type="float" office:value="10162720">
            <text:p>10162720</text:p>
          </table:table-cell>
          <table:table-cell office:value-type="string">
            <text:p>$10.81</text:p>
          </table:table-cell>
          <table:table-cell office:value-type="string">
            <text:p>$11.03</text:p>
          </table:table-cell>
          <table:table-cell office:value-type="string">
            <text:p>$10.75</text:p>
          </table:table-cell>
        </table:table-row>
        <table:table-row table:style-name="ro1">
          <table:table-cell office:value-type="string">
            <text:p>06/19/2015</text:p>
          </table:table-cell>
          <table:table-cell office:value-type="string">
            <text:p>$10.77</text:p>
          </table:table-cell>
          <table:table-cell office:value-type="float" office:value="9357300">
            <text:p>9357300</text:p>
          </table:table-cell>
          <table:table-cell office:value-type="string">
            <text:p>$10.85</text:p>
          </table:table-cell>
          <table:table-cell office:value-type="string">
            <text:p>$10.96</text:p>
          </table:table-cell>
          <table:table-cell office:value-type="string">
            <text:p>$10.75</text:p>
          </table:table-cell>
        </table:table-row>
        <table:table-row table:style-name="ro1">
          <table:table-cell office:value-type="string">
            <text:p>06/18/2015</text:p>
          </table:table-cell>
          <table:table-cell office:value-type="string">
            <text:p>$10.80</text:p>
          </table:table-cell>
          <table:table-cell office:value-type="float" office:value="8083568">
            <text:p>8083568</text:p>
          </table:table-cell>
          <table:table-cell office:value-type="string">
            <text:p>$10.80</text:p>
          </table:table-cell>
          <table:table-cell office:value-type="string">
            <text:p>$10.85</text:p>
          </table:table-cell>
          <table:table-cell office:value-type="string">
            <text:p>$10.72</text:p>
          </table:table-cell>
        </table:table-row>
        <table:table-row table:style-name="ro1">
          <table:table-cell office:value-type="string">
            <text:p>06/17/2015</text:p>
          </table:table-cell>
          <table:table-cell office:value-type="string">
            <text:p>$10.76</text:p>
          </table:table-cell>
          <table:table-cell office:value-type="float" office:value="8662356">
            <text:p>8662356</text:p>
          </table:table-cell>
          <table:table-cell office:value-type="string">
            <text:p>$10.63</text:p>
          </table:table-cell>
          <table:table-cell office:value-type="string">
            <text:p>$10.81</text:p>
          </table:table-cell>
          <table:table-cell office:value-type="string">
            <text:p>$10.55</text:p>
          </table:table-cell>
        </table:table-row>
        <table:table-row table:style-name="ro1">
          <table:table-cell office:value-type="string">
            <text:p>06/16/2015</text:p>
          </table:table-cell>
          <table:table-cell office:value-type="string">
            <text:p>$10.63</text:p>
          </table:table-cell>
          <table:table-cell office:value-type="float" office:value="5531888">
            <text:p>5531888</text:p>
          </table:table-cell>
          <table:table-cell office:value-type="string">
            <text:p>$10.61</text:p>
          </table:table-cell>
          <table:table-cell office:value-type="string">
            <text:p>$10.66</text:p>
          </table:table-cell>
          <table:table-cell office:value-type="string">
            <text:p>$10.49</text:p>
          </table:table-cell>
        </table:table-row>
        <table:table-row table:style-name="ro1">
          <table:table-cell office:value-type="string">
            <text:p>06/15/2015</text:p>
          </table:table-cell>
          <table:table-cell office:value-type="string">
            <text:p>$10.63</text:p>
          </table:table-cell>
          <table:table-cell office:value-type="float" office:value="7436940">
            <text:p>7436940</text:p>
          </table:table-cell>
          <table:table-cell office:value-type="string">
            <text:p>$10.72</text:p>
          </table:table-cell>
          <table:table-cell office:value-type="string">
            <text:p>$10.82</text:p>
          </table:table-cell>
          <table:table-cell office:value-type="string">
            <text:p>$10.58</text:p>
          </table:table-cell>
        </table:table-row>
        <table:table-row table:style-name="ro1">
          <table:table-cell office:value-type="string">
            <text:p>06/12/2015</text:p>
          </table:table-cell>
          <table:table-cell office:value-type="string">
            <text:p>$10.74</text:p>
          </table:table-cell>
          <table:table-cell office:value-type="float" office:value="5340948">
            <text:p>5340948</text:p>
          </table:table-cell>
          <table:table-cell office:value-type="string">
            <text:p>$10.73</text:p>
          </table:table-cell>
          <table:table-cell office:value-type="string">
            <text:p>$10.82</text:p>
          </table:table-cell>
          <table:table-cell office:value-type="string">
            <text:p>$10.67</text:p>
          </table:table-cell>
        </table:table-row>
        <table:table-row table:style-name="ro1">
          <table:table-cell office:value-type="string">
            <text:p>06/11/2015</text:p>
          </table:table-cell>
          <table:table-cell office:value-type="string">
            <text:p>$10.75</text:p>
          </table:table-cell>
          <table:table-cell office:value-type="float" office:value="7227600">
            <text:p>7227600</text:p>
          </table:table-cell>
          <table:table-cell office:value-type="string">
            <text:p>$10.80</text:p>
          </table:table-cell>
          <table:table-cell office:value-type="string">
            <text:p>$10.93</text:p>
          </table:table-cell>
          <table:table-cell office:value-type="string">
            <text:p>$10.69</text:p>
          </table:table-cell>
        </table:table-row>
        <table:table-row table:style-name="ro1">
          <table:table-cell office:value-type="string">
            <text:p>06/10/2015</text:p>
          </table:table-cell>
          <table:table-cell office:value-type="string">
            <text:p>$10.71</text:p>
          </table:table-cell>
          <table:table-cell office:value-type="float" office:value="7138736">
            <text:p>7138736</text:p>
          </table:table-cell>
          <table:table-cell office:value-type="string">
            <text:p>$10.79</text:p>
          </table:table-cell>
          <table:table-cell office:value-type="string">
            <text:p>$10.87</text:p>
          </table:table-cell>
          <table:table-cell office:value-type="string">
            <text:p>$10.68</text:p>
          </table:table-cell>
        </table:table-row>
        <table:table-row table:style-name="ro1">
          <table:table-cell office:value-type="string">
            <text:p>06/09/2015</text:p>
          </table:table-cell>
          <table:table-cell office:value-type="string">
            <text:p>$10.73</text:p>
          </table:table-cell>
          <table:table-cell office:value-type="float" office:value="5136088">
            <text:p>5136088</text:p>
          </table:table-cell>
          <table:table-cell office:value-type="string">
            <text:p>$10.78</text:p>
          </table:table-cell>
          <table:table-cell office:value-type="string">
            <text:p>$10.86</text:p>
          </table:table-cell>
          <table:table-cell office:value-type="string">
            <text:p>$10.72</text:p>
          </table:table-cell>
        </table:table-row>
        <table:table-row table:style-name="ro1">
          <table:table-cell office:value-type="string">
            <text:p>06/08/2015</text:p>
          </table:table-cell>
          <table:table-cell office:value-type="string">
            <text:p>$10.76</text:p>
          </table:table-cell>
          <table:table-cell office:value-type="float" office:value="5908076">
            <text:p>5908076</text:p>
          </table:table-cell>
          <table:table-cell office:value-type="string">
            <text:p>$11.01</text:p>
          </table:table-cell>
          <table:table-cell office:value-type="string">
            <text:p>$11.07</text:p>
          </table:table-cell>
          <table:table-cell office:value-type="string">
            <text:p>$10.76</text:p>
          </table:table-cell>
        </table:table-row>
        <table:table-row table:style-name="ro1">
          <table:table-cell office:value-type="string">
            <text:p>06/05/2015</text:p>
          </table:table-cell>
          <table:table-cell office:value-type="string">
            <text:p>$11.04</text:p>
          </table:table-cell>
          <table:table-cell office:value-type="float" office:value="5971416">
            <text:p>5971416</text:p>
          </table:table-cell>
          <table:table-cell office:value-type="string">
            <text:p>$11.03</text:p>
          </table:table-cell>
          <table:table-cell office:value-type="string">
            <text:p>$11.06</text:p>
          </table:table-cell>
          <table:table-cell office:value-type="string">
            <text:p>$10.90</text:p>
          </table:table-cell>
        </table:table-row>
        <table:table-row table:style-name="ro1">
          <table:table-cell office:value-type="string">
            <text:p>06/04/2015</text:p>
          </table:table-cell>
          <table:table-cell office:value-type="string">
            <text:p>$11.01</text:p>
          </table:table-cell>
          <table:table-cell office:value-type="float" office:value="7469392">
            <text:p>7469392</text:p>
          </table:table-cell>
          <table:table-cell office:value-type="string">
            <text:p>$11.04</text:p>
          </table:table-cell>
          <table:table-cell office:value-type="string">
            <text:p>$11.11</text:p>
          </table:table-cell>
          <table:table-cell office:value-type="string">
            <text:p>$10.97</text:p>
          </table:table-cell>
        </table:table-row>
        <table:table-row table:style-name="ro1">
          <table:table-cell office:value-type="string">
            <text:p>06/03/2015</text:p>
          </table:table-cell>
          <table:table-cell office:value-type="string">
            <text:p>$10.93</text:p>
          </table:table-cell>
          <table:table-cell office:value-type="float" office:value="7901628">
            <text:p>7901628</text:p>
          </table:table-cell>
          <table:table-cell office:value-type="string">
            <text:p>$11.00</text:p>
          </table:table-cell>
          <table:table-cell office:value-type="string">
            <text:p>$11.08</text:p>
          </table:table-cell>
          <table:table-cell office:value-type="string">
            <text:p>$10.90</text:p>
          </table:table-cell>
        </table:table-row>
        <table:table-row table:style-name="ro1">
          <table:table-cell office:value-type="string">
            <text:p>06/02/2015</text:p>
          </table:table-cell>
          <table:table-cell office:value-type="string">
            <text:p>$10.99</text:p>
          </table:table-cell>
          <table:table-cell office:value-type="float" office:value="9231264">
            <text:p>9231264</text:p>
          </table:table-cell>
          <table:table-cell office:value-type="string">
            <text:p>$10.85</text:p>
          </table:table-cell>
          <table:table-cell office:value-type="string">
            <text:p>$11.11</text:p>
          </table:table-cell>
          <table:table-cell office:value-type="string">
            <text:p>$10.69</text:p>
          </table:table-cell>
        </table:table-row>
        <table:table-row table:style-name="ro1">
          <table:table-cell office:value-type="string">
            <text:p>06/01/2015</text:p>
          </table:table-cell>
          <table:table-cell office:value-type="string">
            <text:p>$10.87</text:p>
          </table:table-cell>
          <table:table-cell office:value-type="float" office:value="13167316">
            <text:p>13167316</text:p>
          </table:table-cell>
          <table:table-cell office:value-type="string">
            <text:p>$10.94</text:p>
          </table:table-cell>
          <table:table-cell office:value-type="string">
            <text:p>$11.03</text:p>
          </table:table-cell>
          <table:table-cell office:value-type="string">
            <text:p>$10.60</text:p>
          </table:table-cell>
        </table:table-row>
        <table:table-row table:style-name="ro1">
          <table:table-cell office:value-type="string">
            <text:p>05/29/2015</text:p>
          </table:table-cell>
          <table:table-cell office:value-type="string">
            <text:p>$10.85</text:p>
          </table:table-cell>
          <table:table-cell office:value-type="float" office:value="34730328">
            <text:p>34730328</text:p>
          </table:table-cell>
          <table:table-cell office:value-type="string">
            <text:p>$11.00</text:p>
          </table:table-cell>
          <table:table-cell office:value-type="string">
            <text:p>$11.12</text:p>
          </table:table-cell>
          <table:table-cell office:value-type="string">
            <text:p>$10.78</text:p>
          </table:table-cell>
        </table:table-row>
        <table:table-row table:style-name="ro1">
          <table:table-cell office:value-type="string">
            <text:p>05/28/2015</text:p>
          </table:table-cell>
          <table:table-cell office:value-type="string">
            <text:p>$10.23</text:p>
          </table:table-cell>
          <table:table-cell office:value-type="float" office:value="15322524">
            <text:p>15322524</text:p>
          </table:table-cell>
          <table:table-cell office:value-type="string">
            <text:p>$9.89</text:p>
          </table:table-cell>
          <table:table-cell office:value-type="string">
            <text:p>$10.33</text:p>
          </table:table-cell>
          <table:table-cell office:value-type="string">
            <text:p>$9.88</text:p>
          </table:table-cell>
        </table:table-row>
        <table:table-row table:style-name="ro1">
          <table:table-cell office:value-type="string">
            <text:p>05/27/2015</text:p>
          </table:table-cell>
          <table:table-cell office:value-type="string">
            <text:p>$9.87</text:p>
          </table:table-cell>
          <table:table-cell office:value-type="float" office:value="7198884">
            <text:p>7198884</text:p>
          </table:table-cell>
          <table:table-cell office:value-type="string">
            <text:p>$10.14</text:p>
          </table:table-cell>
          <table:table-cell office:value-type="string">
            <text:p>$10.16</text:p>
          </table:table-cell>
          <table:table-cell office:value-type="string">
            <text:p>$9.85</text:p>
          </table:table-cell>
        </table:table-row>
        <table:table-row table:style-name="ro1">
          <table:table-cell office:value-type="string">
            <text:p>05/26/2015</text:p>
          </table:table-cell>
          <table:table-cell office:value-type="string">
            <text:p>$10.05</text:p>
          </table:table-cell>
          <table:table-cell office:value-type="float" office:value="4948580">
            <text:p>4948580</text:p>
          </table:table-cell>
          <table:table-cell office:value-type="string">
            <text:p>$10.17</text:p>
          </table:table-cell>
          <table:table-cell office:value-type="string">
            <text:p>$10.25</text:p>
          </table:table-cell>
          <table:table-cell office:value-type="string">
            <text:p>$9.96</text:p>
          </table:table-cell>
        </table:table-row>
        <table:table-row table:style-name="ro1">
          <table:table-cell office:value-type="string">
            <text:p>05/22/2015</text:p>
          </table:table-cell>
          <table:table-cell office:value-type="string">
            <text:p>$10.20</text:p>
          </table:table-cell>
          <table:table-cell office:value-type="float" office:value="4556412">
            <text:p>4556412</text:p>
          </table:table-cell>
          <table:table-cell office:value-type="string">
            <text:p>$10.19</text:p>
          </table:table-cell>
          <table:table-cell office:value-type="string">
            <text:p>$10.24</text:p>
          </table:table-cell>
          <table:table-cell office:value-type="string">
            <text:p>$10.10</text:p>
          </table:table-cell>
        </table:table-row>
        <table:table-row table:style-name="ro1">
          <table:table-cell office:value-type="string">
            <text:p>05/21/2015</text:p>
          </table:table-cell>
          <table:table-cell office:value-type="string">
            <text:p>$10.19</text:p>
          </table:table-cell>
          <table:table-cell office:value-type="float" office:value="5149960">
            <text:p>5149960</text:p>
          </table:table-cell>
          <table:table-cell office:value-type="string">
            <text:p>$10.11</text:p>
          </table:table-cell>
          <table:table-cell office:value-type="string">
            <text:p>$10.23</text:p>
          </table:table-cell>
          <table:table-cell office:value-type="string">
            <text:p>$10.06</text:p>
          </table:table-cell>
        </table:table-row>
        <table:table-row table:style-name="ro1">
          <table:table-cell office:value-type="string">
            <text:p>05/20/2015</text:p>
          </table:table-cell>
          <table:table-cell office:value-type="string">
            <text:p>$10.04</text:p>
          </table:table-cell>
          <table:table-cell office:value-type="float" office:value="4025992">
            <text:p>4025992</text:p>
          </table:table-cell>
          <table:table-cell office:value-type="string">
            <text:p>$10.05</text:p>
          </table:table-cell>
          <table:table-cell office:value-type="string">
            <text:p>$10.08</text:p>
          </table:table-cell>
          <table:table-cell office:value-type="string">
            <text:p>$9.92</text:p>
          </table:table-cell>
        </table:table-row>
        <table:table-row table:style-name="ro1">
          <table:table-cell office:value-type="string">
            <text:p>05/19/2015</text:p>
          </table:table-cell>
          <table:table-cell office:value-type="string">
            <text:p>$10.08</text:p>
          </table:table-cell>
          <table:table-cell office:value-type="float" office:value="4007640">
            <text:p>4007640</text:p>
          </table:table-cell>
          <table:table-cell office:value-type="string">
            <text:p>$10.10</text:p>
          </table:table-cell>
          <table:table-cell office:value-type="string">
            <text:p>$10.11</text:p>
          </table:table-cell>
          <table:table-cell office:value-type="string">
            <text:p>$10.01</text:p>
          </table:table-cell>
        </table:table-row>
        <table:table-row table:style-name="ro1">
          <table:table-cell office:value-type="string">
            <text:p>05/18/2015</text:p>
          </table:table-cell>
          <table:table-cell office:value-type="string">
            <text:p>$10.06</text:p>
          </table:table-cell>
          <table:table-cell office:value-type="float" office:value="4643296">
            <text:p>4643296</text:p>
          </table:table-cell>
          <table:table-cell office:value-type="string">
            <text:p>$10.03</text:p>
          </table:table-cell>
          <table:table-cell office:value-type="string">
            <text:p>$10.08</text:p>
          </table:table-cell>
          <table:table-cell office:value-type="string">
            <text:p>$9.93</text:p>
          </table:table-cell>
        </table:table-row>
        <table:table-row table:style-name="ro1">
          <table:table-cell office:value-type="string">
            <text:p>05/15/2015</text:p>
          </table:table-cell>
          <table:table-cell office:value-type="string">
            <text:p>$10.02</text:p>
          </table:table-cell>
          <table:table-cell office:value-type="float" office:value="5546648">
            <text:p>5546648</text:p>
          </table:table-cell>
          <table:table-cell office:value-type="string">
            <text:p>$9.79</text:p>
          </table:table-cell>
          <table:table-cell office:value-type="string">
            <text:p>$10.02</text:p>
          </table:table-cell>
          <table:table-cell office:value-type="string">
            <text:p>$9.78</text:p>
          </table:table-cell>
        </table:table-row>
        <table:table-row table:style-name="ro1">
          <table:table-cell office:value-type="string">
            <text:p>05/14/2015</text:p>
          </table:table-cell>
          <table:table-cell office:value-type="string">
            <text:p>$9.79</text:p>
          </table:table-cell>
          <table:table-cell office:value-type="float" office:value="2988804">
            <text:p>2988804</text:p>
          </table:table-cell>
          <table:table-cell table:number-columns-repeated="2" office:value-type="string">
            <text:p>$9.85</text:p>
          </table:table-cell>
          <table:table-cell office:value-type="string">
            <text:p>$9.69</text:p>
          </table:table-cell>
        </table:table-row>
        <table:table-row table:style-name="ro1">
          <table:table-cell office:value-type="string">
            <text:p>05/13/2015</text:p>
          </table:table-cell>
          <table:table-cell office:value-type="string">
            <text:p>$9.80</text:p>
          </table:table-cell>
          <table:table-cell office:value-type="float" office:value="6279220">
            <text:p>6279220</text:p>
          </table:table-cell>
          <table:table-cell office:value-type="string">
            <text:p>$9.77</text:p>
          </table:table-cell>
          <table:table-cell office:value-type="string">
            <text:p>$9.85</text:p>
          </table:table-cell>
          <table:table-cell office:value-type="string">
            <text:p>$9.63</text:p>
          </table:table-cell>
        </table:table-row>
        <table:table-row table:style-name="ro1">
          <table:table-cell office:value-type="string">
            <text:p>05/12/2015</text:p>
          </table:table-cell>
          <table:table-cell office:value-type="string">
            <text:p>$9.76</text:p>
          </table:table-cell>
          <table:table-cell office:value-type="float" office:value="5336168">
            <text:p>5336168</text:p>
          </table:table-cell>
          <table:table-cell office:value-type="string">
            <text:p>$9.88</text:p>
          </table:table-cell>
          <table:table-cell office:value-type="string">
            <text:p>$9.96</text:p>
          </table:table-cell>
          <table:table-cell office:value-type="string">
            <text:p>$9.76</text:p>
          </table:table-cell>
        </table:table-row>
        <table:table-row table:style-name="ro1">
          <table:table-cell office:value-type="string">
            <text:p>05/11/2015</text:p>
          </table:table-cell>
          <table:table-cell office:value-type="string">
            <text:p>$9.94</text:p>
          </table:table-cell>
          <table:table-cell office:value-type="float" office:value="4075684">
            <text:p>4075684</text:p>
          </table:table-cell>
          <table:table-cell office:value-type="string">
            <text:p>$10.02</text:p>
          </table:table-cell>
          <table:table-cell office:value-type="string">
            <text:p>$10.12</text:p>
          </table:table-cell>
          <table:table-cell office:value-type="string">
            <text:p>$9.94</text:p>
          </table:table-cell>
        </table:table-row>
        <table:table-row table:style-name="ro1">
          <table:table-cell office:value-type="string">
            <text:p>05/08/2015</text:p>
          </table:table-cell>
          <table:table-cell office:value-type="string">
            <text:p>$10.05</text:p>
          </table:table-cell>
          <table:table-cell office:value-type="float" office:value="4225804">
            <text:p>4225804</text:p>
          </table:table-cell>
          <table:table-cell office:value-type="string">
            <text:p>$9.96</text:p>
          </table:table-cell>
          <table:table-cell office:value-type="string">
            <text:p>$10.13</text:p>
          </table:table-cell>
          <table:table-cell office:value-type="string">
            <text:p>$9.93</text:p>
          </table:table-cell>
        </table:table-row>
        <table:table-row table:style-name="ro1">
          <table:table-cell office:value-type="string">
            <text:p>05/07/2015</text:p>
          </table:table-cell>
          <table:table-cell office:value-type="string">
            <text:p>$9.88</text:p>
          </table:table-cell>
          <table:table-cell office:value-type="float" office:value="6818104">
            <text:p>6818104</text:p>
          </table:table-cell>
          <table:table-cell office:value-type="string">
            <text:p>$9.79</text:p>
          </table:table-cell>
          <table:table-cell office:value-type="string">
            <text:p>$9.91</text:p>
          </table:table-cell>
          <table:table-cell office:value-type="string">
            <text:p>$9.62</text:p>
          </table:table-cell>
        </table:table-row>
        <table:table-row table:style-name="ro1">
          <table:table-cell office:value-type="string">
            <text:p>05/06/2015</text:p>
          </table:table-cell>
          <table:table-cell office:value-type="string">
            <text:p>$9.78</text:p>
          </table:table-cell>
          <table:table-cell office:value-type="float" office:value="5807508">
            <text:p>5807508</text:p>
          </table:table-cell>
          <table:table-cell table:number-columns-repeated="2" office:value-type="string">
            <text:p>$9.98</text:p>
          </table:table-cell>
          <table:table-cell office:value-type="string">
            <text:p>$9.69</text:p>
          </table:table-cell>
        </table:table-row>
        <table:table-row table:style-name="ro1">
          <table:table-cell office:value-type="string">
            <text:p>05/05/2015</text:p>
          </table:table-cell>
          <table:table-cell office:value-type="string">
            <text:p>$10.01</text:p>
          </table:table-cell>
          <table:table-cell office:value-type="float" office:value="4386216">
            <text:p>4386216</text:p>
          </table:table-cell>
          <table:table-cell office:value-type="string">
            <text:p>$9.98</text:p>
          </table:table-cell>
          <table:table-cell office:value-type="string">
            <text:p>$10.07</text:p>
          </table:table-cell>
          <table:table-cell office:value-type="string">
            <text:p>$9.94</text:p>
          </table:table-cell>
        </table:table-row>
        <table:table-row table:style-name="ro1">
          <table:table-cell office:value-type="string">
            <text:p>05/04/2015</text:p>
          </table:table-cell>
          <table:table-cell office:value-type="string">
            <text:p>$10.03</text:p>
          </table:table-cell>
          <table:table-cell office:value-type="float" office:value="3511868">
            <text:p>3511868</text:p>
          </table:table-cell>
          <table:table-cell office:value-type="string">
            <text:p>$9.83</text:p>
          </table:table-cell>
          <table:table-cell office:value-type="string">
            <text:p>$10.04</text:p>
          </table:table-cell>
          <table:table-cell office:value-type="string">
            <text:p>$9.78</text:p>
          </table:table-cell>
        </table:table-row>
        <table:table-row table:style-name="ro1">
          <table:table-cell office:value-type="string">
            <text:p>05/01/2015</text:p>
          </table:table-cell>
          <table:table-cell office:value-type="string">
            <text:p>$9.79</text:p>
          </table:table-cell>
          <table:table-cell office:value-type="float" office:value="3065516">
            <text:p>3065516</text:p>
          </table:table-cell>
          <table:table-cell office:value-type="string">
            <text:p>$9.66</text:p>
          </table:table-cell>
          <table:table-cell office:value-type="string">
            <text:p>$9.80</text:p>
          </table:table-cell>
          <table:table-cell office:value-type="string">
            <text:p>$9.62</text:p>
          </table:table-cell>
        </table:table-row>
        <table:table-row table:style-name="ro1">
          <table:table-cell office:value-type="string">
            <text:p>04/30/2015</text:p>
          </table:table-cell>
          <table:table-cell office:value-type="string">
            <text:p>$9.64</text:p>
          </table:table-cell>
          <table:table-cell office:value-type="float" office:value="4542976">
            <text:p>4542976</text:p>
          </table:table-cell>
          <table:table-cell office:value-type="string">
            <text:p>$9.81</text:p>
          </table:table-cell>
          <table:table-cell office:value-type="string">
            <text:p>$9.83</text:p>
          </table:table-cell>
          <table:table-cell office:value-type="string">
            <text:p>$9.61</text:p>
          </table:table-cell>
        </table:table-row>
        <table:table-row table:style-name="ro1">
          <table:table-cell office:value-type="string">
            <text:p>04/29/2015</text:p>
          </table:table-cell>
          <table:table-cell office:value-type="string">
            <text:p>$9.83</text:p>
          </table:table-cell>
          <table:table-cell office:value-type="float" office:value="4989580">
            <text:p>4989580</text:p>
          </table:table-cell>
          <table:table-cell office:value-type="string">
            <text:p>$10.02</text:p>
          </table:table-cell>
          <table:table-cell office:value-type="string">
            <text:p>$10.14</text:p>
          </table:table-cell>
          <table:table-cell office:value-type="string">
            <text:p>$9.79</text:p>
          </table:table-cell>
        </table:table-row>
        <table:table-row table:style-name="ro1">
          <table:table-cell office:value-type="string">
            <text:p>04/28/2015</text:p>
          </table:table-cell>
          <table:table-cell office:value-type="string">
            <text:p>$10.10</text:p>
          </table:table-cell>
          <table:table-cell office:value-type="float" office:value="3791060">
            <text:p>3791060</text:p>
          </table:table-cell>
          <table:table-cell office:value-type="string">
            <text:p>$10.05</text:p>
          </table:table-cell>
          <table:table-cell office:value-type="string">
            <text:p>$10.12</text:p>
          </table:table-cell>
          <table:table-cell office:value-type="string">
            <text:p>$9.89</text:p>
          </table:table-cell>
        </table:table-row>
        <table:table-row table:style-name="ro1">
          <table:table-cell office:value-type="string">
            <text:p>04/27/2015</text:p>
          </table:table-cell>
          <table:table-cell office:value-type="string">
            <text:p>$10.07</text:p>
          </table:table-cell>
          <table:table-cell office:value-type="float" office:value="4195332">
            <text:p>4195332</text:p>
          </table:table-cell>
          <table:table-cell office:value-type="string">
            <text:p>$10.18</text:p>
          </table:table-cell>
          <table:table-cell office:value-type="string">
            <text:p>$10.25</text:p>
          </table:table-cell>
          <table:table-cell office:value-type="string">
            <text:p>$10.06</text:p>
          </table:table-cell>
        </table:table-row>
        <table:table-row table:style-name="ro1">
          <table:table-cell office:value-type="string">
            <text:p>04/24/2015</text:p>
          </table:table-cell>
          <table:table-cell office:value-type="string">
            <text:p>$10.18</text:p>
          </table:table-cell>
          <table:table-cell office:value-type="float" office:value="3486804">
            <text:p>3486804</text:p>
          </table:table-cell>
          <table:table-cell office:value-type="string">
            <text:p>$10.08</text:p>
          </table:table-cell>
          <table:table-cell office:value-type="string">
            <text:p>$10.19</text:p>
          </table:table-cell>
          <table:table-cell office:value-type="string">
            <text:p>$10.03</text:p>
          </table:table-cell>
        </table:table-row>
        <table:table-row table:style-name="ro1">
          <table:table-cell office:value-type="string">
            <text:p>04/23/2015</text:p>
          </table:table-cell>
          <table:table-cell office:value-type="string">
            <text:p>$10.08</text:p>
          </table:table-cell>
          <table:table-cell office:value-type="float" office:value="3466300">
            <text:p>3466300</text:p>
          </table:table-cell>
          <table:table-cell office:value-type="string">
            <text:p>$10.06</text:p>
          </table:table-cell>
          <table:table-cell office:value-type="string">
            <text:p>$10.14</text:p>
          </table:table-cell>
          <table:table-cell office:value-type="string">
            <text:p>$10.01</text:p>
          </table:table-cell>
        </table:table-row>
        <table:table-row table:style-name="ro1">
          <table:table-cell office:value-type="string">
            <text:p>04/22/2015</text:p>
          </table:table-cell>
          <table:table-cell office:value-type="string">
            <text:p>$10.06</text:p>
          </table:table-cell>
          <table:table-cell office:value-type="float" office:value="3904432">
            <text:p>3904432</text:p>
          </table:table-cell>
          <table:table-cell office:value-type="string">
            <text:p>$10.00</text:p>
          </table:table-cell>
          <table:table-cell office:value-type="string">
            <text:p>$10.09</text:p>
          </table:table-cell>
          <table:table-cell office:value-type="string">
            <text:p>$9.90</text:p>
          </table:table-cell>
        </table:table-row>
        <table:table-row table:style-name="ro1">
          <table:table-cell office:value-type="string">
            <text:p>04/21/2015</text:p>
          </table:table-cell>
          <table:table-cell office:value-type="string">
            <text:p>$10.02</text:p>
          </table:table-cell>
          <table:table-cell office:value-type="float" office:value="5463488">
            <text:p>5463488</text:p>
          </table:table-cell>
          <table:table-cell office:value-type="string">
            <text:p>$10.11</text:p>
          </table:table-cell>
          <table:table-cell office:value-type="string">
            <text:p>$10.12</text:p>
          </table:table-cell>
          <table:table-cell office:value-type="string">
            <text:p>$9.93</text:p>
          </table:table-cell>
        </table:table-row>
        <table:table-row table:style-name="ro1">
          <table:table-cell office:value-type="string">
            <text:p>04/20/2015</text:p>
          </table:table-cell>
          <table:table-cell office:value-type="string">
            <text:p>$10.08</text:p>
          </table:table-cell>
          <table:table-cell office:value-type="float" office:value="5238248">
            <text:p>5238248</text:p>
          </table:table-cell>
          <table:table-cell office:value-type="string">
            <text:p>$9.95</text:p>
          </table:table-cell>
          <table:table-cell office:value-type="string">
            <text:p>$10.11</text:p>
          </table:table-cell>
          <table:table-cell office:value-type="string">
            <text:p>$9.94</text:p>
          </table:table-cell>
        </table:table-row>
        <table:table-row table:style-name="ro1">
          <table:table-cell office:value-type="string">
            <text:p>04/17/2015</text:p>
          </table:table-cell>
          <table:table-cell office:value-type="string">
            <text:p>$9.92</text:p>
          </table:table-cell>
          <table:table-cell office:value-type="float" office:value="6251148">
            <text:p>6251148</text:p>
          </table:table-cell>
          <table:table-cell office:value-type="string">
            <text:p>$10.18</text:p>
          </table:table-cell>
          <table:table-cell office:value-type="string">
            <text:p>$10.19</text:p>
          </table:table-cell>
          <table:table-cell office:value-type="string">
            <text:p>$9.87</text:p>
          </table:table-cell>
        </table:table-row>
        <table:table-row table:style-name="ro1">
          <table:table-cell office:value-type="string">
            <text:p>04/16/2015</text:p>
          </table:table-cell>
          <table:table-cell office:value-type="string">
            <text:p>$10.24</text:p>
          </table:table-cell>
          <table:table-cell office:value-type="float" office:value="5798736">
            <text:p>5798736</text:p>
          </table:table-cell>
          <table:table-cell office:value-type="string">
            <text:p>$10.24</text:p>
          </table:table-cell>
          <table:table-cell office:value-type="string">
            <text:p>$10.33</text:p>
          </table:table-cell>
          <table:table-cell office:value-type="string">
            <text:p>$10.17</text:p>
          </table:table-cell>
        </table:table-row>
        <table:table-row table:style-name="ro1">
          <table:table-cell office:value-type="string">
            <text:p>04/15/2015</text:p>
          </table:table-cell>
          <table:table-cell office:value-type="string">
            <text:p>$10.22</text:p>
          </table:table-cell>
          <table:table-cell office:value-type="float" office:value="9191572">
            <text:p>9191572</text:p>
          </table:table-cell>
          <table:table-cell office:value-type="string">
            <text:p>$10.15</text:p>
          </table:table-cell>
          <table:table-cell office:value-type="string">
            <text:p>$10.24</text:p>
          </table:table-cell>
          <table:table-cell office:value-type="string">
            <text:p>$9.99</text:p>
          </table:table-cell>
        </table:table-row>
        <table:table-row table:style-name="ro1">
          <table:table-cell office:value-type="string">
            <text:p>04/14/2015</text:p>
          </table:table-cell>
          <table:table-cell office:value-type="string">
            <text:p>$10.10</text:p>
          </table:table-cell>
          <table:table-cell office:value-type="float" office:value="5990352">
            <text:p>5990352</text:p>
          </table:table-cell>
          <table:table-cell office:value-type="string">
            <text:p>$10.06</text:p>
          </table:table-cell>
          <table:table-cell office:value-type="string">
            <text:p>$10.13</text:p>
          </table:table-cell>
          <table:table-cell office:value-type="string">
            <text:p>$9.92</text:p>
          </table:table-cell>
        </table:table-row>
        <table:table-row table:style-name="ro1">
          <table:table-cell office:value-type="string">
            <text:p>04/13/2015</text:p>
          </table:table-cell>
          <table:table-cell office:value-type="string">
            <text:p>$10.11</text:p>
          </table:table-cell>
          <table:table-cell office:value-type="float" office:value="7375684">
            <text:p>7375684</text:p>
          </table:table-cell>
          <table:table-cell office:value-type="string">
            <text:p>$10.10</text:p>
          </table:table-cell>
          <table:table-cell office:value-type="string">
            <text:p>$10.20</text:p>
          </table:table-cell>
          <table:table-cell office:value-type="string">
            <text:p>$9.87</text:p>
          </table:table-cell>
        </table:table-row>
        <table:table-row table:style-name="ro1">
          <table:table-cell office:value-type="string">
            <text:p>04/10/2015</text:p>
          </table:table-cell>
          <table:table-cell office:value-type="string">
            <text:p>$10.10</text:p>
          </table:table-cell>
          <table:table-cell office:value-type="float" office:value="5075920">
            <text:p>5075920</text:p>
          </table:table-cell>
          <table:table-cell office:value-type="string">
            <text:p>$10.05</text:p>
          </table:table-cell>
          <table:table-cell office:value-type="string">
            <text:p>$10.10</text:p>
          </table:table-cell>
          <table:table-cell office:value-type="string">
            <text:p>$9.89</text:p>
          </table:table-cell>
        </table:table-row>
        <table:table-row table:style-name="ro1">
          <table:table-cell office:value-type="string">
            <text:p>04/09/2015</text:p>
          </table:table-cell>
          <table:table-cell office:value-type="string">
            <text:p>$10.00</text:p>
          </table:table-cell>
          <table:table-cell office:value-type="float" office:value="7648328">
            <text:p>7648328</text:p>
          </table:table-cell>
          <table:table-cell office:value-type="string">
            <text:p>$9.69</text:p>
          </table:table-cell>
          <table:table-cell office:value-type="string">
            <text:p>$10.00</text:p>
          </table:table-cell>
          <table:table-cell office:value-type="string">
            <text:p>$9.59</text:p>
          </table:table-cell>
        </table:table-row>
        <table:table-row table:style-name="ro1">
          <table:table-cell office:value-type="string">
            <text:p>04/08/2015</text:p>
          </table:table-cell>
          <table:table-cell office:value-type="string">
            <text:p>$9.68</text:p>
          </table:table-cell>
          <table:table-cell office:value-type="float" office:value="6599784">
            <text:p>6599784</text:p>
          </table:table-cell>
          <table:table-cell office:value-type="string">
            <text:p>$9.45</text:p>
          </table:table-cell>
          <table:table-cell office:value-type="string">
            <text:p>$9.70</text:p>
          </table:table-cell>
          <table:table-cell office:value-type="string">
            <text:p>$9.44</text:p>
          </table:table-cell>
        </table:table-row>
        <table:table-row table:style-name="ro1">
          <table:table-cell office:value-type="string">
            <text:p>04/07/2015</text:p>
          </table:table-cell>
          <table:table-cell office:value-type="string">
            <text:p>$9.50</text:p>
          </table:table-cell>
          <table:table-cell office:value-type="float" office:value="5328412">
            <text:p>5328412</text:p>
          </table:table-cell>
          <table:table-cell office:value-type="string">
            <text:p>$9.59</text:p>
          </table:table-cell>
          <table:table-cell office:value-type="string">
            <text:p>$9.63</text:p>
          </table:table-cell>
          <table:table-cell office:value-type="string">
            <text:p>$9.48</text:p>
          </table:table-cell>
        </table:table-row>
        <table:table-row table:style-name="ro1">
          <table:table-cell office:value-type="string">
            <text:p>04/06/2015</text:p>
          </table:table-cell>
          <table:table-cell office:value-type="string">
            <text:p>$9.59</text:p>
          </table:table-cell>
          <table:table-cell office:value-type="float" office:value="5935412">
            <text:p>5935412</text:p>
          </table:table-cell>
          <table:table-cell office:value-type="string">
            <text:p>$9.50</text:p>
          </table:table-cell>
          <table:table-cell office:value-type="string">
            <text:p>$9.60</text:p>
          </table:table-cell>
          <table:table-cell office:value-type="string">
            <text:p>$9.42</text:p>
          </table:table-cell>
        </table:table-row>
        <table:table-row table:style-name="ro1">
          <table:table-cell office:value-type="string">
            <text:p>04/02/2015</text:p>
          </table:table-cell>
          <table:table-cell office:value-type="string">
            <text:p>$9.55</text:p>
          </table:table-cell>
          <table:table-cell office:value-type="float" office:value="4690208">
            <text:p>4690208</text:p>
          </table:table-cell>
          <table:table-cell office:value-type="string">
            <text:p>$9.52</text:p>
          </table:table-cell>
          <table:table-cell office:value-type="string">
            <text:p>$9.70</text:p>
          </table:table-cell>
          <table:table-cell office:value-type="string">
            <text:p>$9.47</text:p>
          </table:table-cell>
        </table:table-row>
        <table:table-row table:style-name="ro1">
          <table:table-cell office:value-type="string">
            <text:p>04/01/2015</text:p>
          </table:table-cell>
          <table:table-cell office:value-type="string">
            <text:p>$9.45</text:p>
          </table:table-cell>
          <table:table-cell office:value-type="float" office:value="9858696">
            <text:p>9858696</text:p>
          </table:table-cell>
          <table:table-cell office:value-type="string">
            <text:p>$9.47</text:p>
          </table:table-cell>
          <table:table-cell office:value-type="string">
            <text:p>$9.63</text:p>
          </table:table-cell>
          <table:table-cell office:value-type="string">
            <text:p>$9.33</text:p>
          </table:table-cell>
        </table:table-row>
        <table:table-row table:style-name="ro1">
          <table:table-cell office:value-type="string">
            <text:p>03/31/2015</text:p>
          </table:table-cell>
          <table:table-cell office:value-type="string">
            <text:p>$9.49</text:p>
          </table:table-cell>
          <table:table-cell office:value-type="float" office:value="8458716">
            <text:p>8458716</text:p>
          </table:table-cell>
          <table:table-cell office:value-type="string">
            <text:p>$9.35</text:p>
          </table:table-cell>
          <table:table-cell office:value-type="string">
            <text:p>$9.64</text:p>
          </table:table-cell>
          <table:table-cell office:value-type="string">
            <text:p>$9.31</text:p>
          </table:table-cell>
        </table:table-row>
        <table:table-row table:style-name="ro1">
          <table:table-cell office:value-type="string">
            <text:p>03/30/2015</text:p>
          </table:table-cell>
          <table:table-cell office:value-type="string">
            <text:p>$9.42</text:p>
          </table:table-cell>
          <table:table-cell office:value-type="float" office:value="11960060">
            <text:p>11960060</text:p>
          </table:table-cell>
          <table:table-cell office:value-type="string">
            <text:p>$9.60</text:p>
          </table:table-cell>
          <table:table-cell office:value-type="string">
            <text:p>$9.63</text:p>
          </table:table-cell>
          <table:table-cell office:value-type="string">
            <text:p>$9.38</text:p>
          </table:table-cell>
        </table:table-row>
        <table:table-row table:style-name="ro1">
          <table:table-cell office:value-type="string">
            <text:p>03/27/2015</text:p>
          </table:table-cell>
          <table:table-cell office:value-type="string">
            <text:p>$9.59</text:p>
          </table:table-cell>
          <table:table-cell office:value-type="float" office:value="21982508">
            <text:p>21982508</text:p>
          </table:table-cell>
          <table:table-cell office:value-type="string">
            <text:p>$9.42</text:p>
          </table:table-cell>
          <table:table-cell office:value-type="string">
            <text:p>$9.70</text:p>
          </table:table-cell>
          <table:table-cell office:value-type="string">
            <text:p>$9.29</text:p>
          </table:table-cell>
        </table:table-row>
        <table:table-row table:style-name="ro1">
          <table:table-cell office:value-type="string">
            <text:p>03/26/2015</text:p>
          </table:table-cell>
          <table:table-cell office:value-type="string">
            <text:p>$9.70</text:p>
          </table:table-cell>
          <table:table-cell office:value-type="float" office:value="19245412">
            <text:p>19245412</text:p>
          </table:table-cell>
          <table:table-cell office:value-type="string">
            <text:p>$9.87</text:p>
          </table:table-cell>
          <table:table-cell office:value-type="string">
            <text:p>$9.95</text:p>
          </table:table-cell>
          <table:table-cell office:value-type="string">
            <text:p>$9.65</text:p>
          </table:table-cell>
        </table:table-row>
        <table:table-row table:style-name="ro1">
          <table:table-cell office:value-type="string">
            <text:p>03/25/2015</text:p>
          </table:table-cell>
          <table:table-cell office:value-type="string">
            <text:p>$9.95</text:p>
          </table:table-cell>
          <table:table-cell office:value-type="float" office:value="8287904">
            <text:p>8287904</text:p>
          </table:table-cell>
          <table:table-cell office:value-type="string">
            <text:p>$10.23</text:p>
          </table:table-cell>
          <table:table-cell office:value-type="string">
            <text:p>$10.30</text:p>
          </table:table-cell>
          <table:table-cell office:value-type="string">
            <text:p>$9.95</text:p>
          </table:table-cell>
        </table:table-row>
        <table:table-row table:style-name="ro1">
          <table:table-cell office:value-type="string">
            <text:p>03/24/2015</text:p>
          </table:table-cell>
          <table:table-cell office:value-type="string">
            <text:p>$10.23</text:p>
          </table:table-cell>
          <table:table-cell office:value-type="float" office:value="10292988">
            <text:p>10292988</text:p>
          </table:table-cell>
          <table:table-cell office:value-type="string">
            <text:p>$10.32</text:p>
          </table:table-cell>
          <table:table-cell office:value-type="string">
            <text:p>$10.38</text:p>
          </table:table-cell>
          <table:table-cell office:value-type="string">
            <text:p>$10.23</text:p>
          </table:table-cell>
        </table:table-row>
        <table:table-row table:style-name="ro1">
          <table:table-cell office:value-type="string">
            <text:p>03/23/2015</text:p>
          </table:table-cell>
          <table:table-cell office:value-type="string">
            <text:p>$10.34</text:p>
          </table:table-cell>
          <table:table-cell office:value-type="float" office:value="7004676">
            <text:p>7004676</text:p>
          </table:table-cell>
          <table:table-cell office:value-type="string">
            <text:p>$10.27</text:p>
          </table:table-cell>
          <table:table-cell office:value-type="string">
            <text:p>$10.43</text:p>
          </table:table-cell>
          <table:table-cell office:value-type="string">
            <text:p>$10.19</text:p>
          </table:table-cell>
        </table:table-row>
        <table:table-row table:style-name="ro1">
          <table:table-cell office:value-type="string">
            <text:p>03/20/2015</text:p>
          </table:table-cell>
          <table:table-cell office:value-type="string">
            <text:p>$10.23</text:p>
          </table:table-cell>
          <table:table-cell office:value-type="float" office:value="9627204">
            <text:p>9627204</text:p>
          </table:table-cell>
          <table:table-cell office:value-type="string">
            <text:p>$10.21</text:p>
          </table:table-cell>
          <table:table-cell office:value-type="string">
            <text:p>$10.30</text:p>
          </table:table-cell>
          <table:table-cell office:value-type="string">
            <text:p>$10.13</text:p>
          </table:table-cell>
        </table:table-row>
        <table:table-row table:style-name="ro1">
          <table:table-cell office:value-type="string">
            <text:p>03/19/2015</text:p>
          </table:table-cell>
          <table:table-cell office:value-type="string">
            <text:p>$10.20</text:p>
          </table:table-cell>
          <table:table-cell office:value-type="float" office:value="3568860">
            <text:p>3568860</text:p>
          </table:table-cell>
          <table:table-cell office:value-type="string">
            <text:p>$10.27</text:p>
          </table:table-cell>
          <table:table-cell office:value-type="string">
            <text:p>$10.29</text:p>
          </table:table-cell>
          <table:table-cell office:value-type="string">
            <text:p>$10.15</text:p>
          </table:table-cell>
        </table:table-row>
        <table:table-row table:style-name="ro1">
          <table:table-cell office:value-type="string">
            <text:p>03/18/2015</text:p>
          </table:table-cell>
          <table:table-cell office:value-type="string">
            <text:p>$10.28</text:p>
          </table:table-cell>
          <table:table-cell office:value-type="float" office:value="4465776">
            <text:p>4465776</text:p>
          </table:table-cell>
          <table:table-cell office:value-type="string">
            <text:p>$10.19</text:p>
          </table:table-cell>
          <table:table-cell office:value-type="string">
            <text:p>$10.34</text:p>
          </table:table-cell>
          <table:table-cell office:value-type="string">
            <text:p>$10.04</text:p>
          </table:table-cell>
        </table:table-row>
        <table:table-row table:style-name="ro1">
          <table:table-cell office:value-type="string">
            <text:p>03/17/2015</text:p>
          </table:table-cell>
          <table:table-cell office:value-type="string">
            <text:p>$10.23</text:p>
          </table:table-cell>
          <table:table-cell office:value-type="float" office:value="3507944">
            <text:p>3507944</text:p>
          </table:table-cell>
          <table:table-cell office:value-type="string">
            <text:p>$10.29</text:p>
          </table:table-cell>
          <table:table-cell office:value-type="string">
            <text:p>$10.33</text:p>
          </table:table-cell>
          <table:table-cell office:value-type="string">
            <text:p>$10.13</text:p>
          </table:table-cell>
        </table:table-row>
        <table:table-row table:style-name="ro1">
          <table:table-cell office:value-type="string">
            <text:p>03/16/2015</text:p>
          </table:table-cell>
          <table:table-cell office:value-type="string">
            <text:p>$10.27</text:p>
          </table:table-cell>
          <table:table-cell office:value-type="float" office:value="4215944">
            <text:p>4215944</text:p>
          </table:table-cell>
          <table:table-cell office:value-type="string">
            <text:p>$10.18</text:p>
          </table:table-cell>
          <table:table-cell office:value-type="string">
            <text:p>$10.32</text:p>
          </table:table-cell>
          <table:table-cell office:value-type="string">
            <text:p>$10.16</text:p>
          </table:table-cell>
        </table:table-row>
        <table:table-row table:style-name="ro1">
          <table:table-cell office:value-type="string">
            <text:p>03/13/2015</text:p>
          </table:table-cell>
          <table:table-cell office:value-type="string">
            <text:p>$10.18</text:p>
          </table:table-cell>
          <table:table-cell office:value-type="float" office:value="7166536">
            <text:p>7166536</text:p>
          </table:table-cell>
          <table:table-cell office:value-type="string">
            <text:p>$10.06</text:p>
          </table:table-cell>
          <table:table-cell office:value-type="string">
            <text:p>$10.22</text:p>
          </table:table-cell>
          <table:table-cell office:value-type="string">
            <text:p>$9.99</text:p>
          </table:table-cell>
        </table:table-row>
        <table:table-row table:style-name="ro1">
          <table:table-cell office:value-type="string">
            <text:p>03/12/2015</text:p>
          </table:table-cell>
          <table:table-cell office:value-type="string">
            <text:p>$9.92</text:p>
          </table:table-cell>
          <table:table-cell office:value-type="float" office:value="4531772">
            <text:p>4531772</text:p>
          </table:table-cell>
          <table:table-cell office:value-type="string">
            <text:p>$9.99</text:p>
          </table:table-cell>
          <table:table-cell office:value-type="string">
            <text:p>$10.05</text:p>
          </table:table-cell>
          <table:table-cell office:value-type="string">
            <text:p>$9.77</text:p>
          </table:table-cell>
        </table:table-row>
        <table:table-row table:style-name="ro1">
          <table:table-cell office:value-type="string">
            <text:p>03/11/2015</text:p>
          </table:table-cell>
          <table:table-cell office:value-type="string">
            <text:p>$9.87</text:p>
          </table:table-cell>
          <table:table-cell office:value-type="float" office:value="7634672">
            <text:p>7634672</text:p>
          </table:table-cell>
          <table:table-cell office:value-type="string">
            <text:p>$10.33</text:p>
          </table:table-cell>
          <table:table-cell office:value-type="string">
            <text:p>$10.67</text:p>
          </table:table-cell>
          <table:table-cell office:value-type="string">
            <text:p>$9.78</text:p>
          </table:table-cell>
        </table:table-row>
        <table:table-row table:style-name="ro1">
          <table:table-cell office:value-type="string">
            <text:p>03/10/2015</text:p>
          </table:table-cell>
          <table:table-cell office:value-type="string">
            <text:p>$10.16</text:p>
          </table:table-cell>
          <table:table-cell office:value-type="float" office:value="5972492">
            <text:p>5972492</text:p>
          </table:table-cell>
          <table:table-cell office:value-type="string">
            <text:p>$10.13</text:p>
          </table:table-cell>
          <table:table-cell office:value-type="string">
            <text:p>$10.29</text:p>
          </table:table-cell>
          <table:table-cell office:value-type="string">
            <text:p>$10.03</text:p>
          </table:table-cell>
        </table:table-row>
        <table:table-row table:style-name="ro1">
          <table:table-cell office:value-type="string">
            <text:p>03/09/2015</text:p>
          </table:table-cell>
          <table:table-cell office:value-type="string">
            <text:p>$10.21</text:p>
          </table:table-cell>
          <table:table-cell office:value-type="float" office:value="6152348">
            <text:p>6152348</text:p>
          </table:table-cell>
          <table:table-cell office:value-type="string">
            <text:p>$10.03</text:p>
          </table:table-cell>
          <table:table-cell office:value-type="string">
            <text:p>$10.37</text:p>
          </table:table-cell>
          <table:table-cell office:value-type="string">
            <text:p>$9.95</text:p>
          </table:table-cell>
        </table:table-row>
        <table:table-row table:style-name="ro1">
          <table:table-cell office:value-type="string">
            <text:p>03/06/2015</text:p>
          </table:table-cell>
          <table:table-cell office:value-type="string">
            <text:p>$10.04</text:p>
          </table:table-cell>
          <table:table-cell office:value-type="float" office:value="4739268">
            <text:p>4739268</text:p>
          </table:table-cell>
          <table:table-cell office:value-type="string">
            <text:p>$9.96</text:p>
          </table:table-cell>
          <table:table-cell office:value-type="string">
            <text:p>$10.14</text:p>
          </table:table-cell>
          <table:table-cell office:value-type="string">
            <text:p>$9.96</text:p>
          </table:table-cell>
        </table:table-row>
        <table:table-row table:style-name="ro1">
          <table:table-cell office:value-type="string">
            <text:p>03/05/2015</text:p>
          </table:table-cell>
          <table:table-cell office:value-type="string">
            <text:p>$10.00</text:p>
          </table:table-cell>
          <table:table-cell office:value-type="float" office:value="4857020">
            <text:p>4857020</text:p>
          </table:table-cell>
          <table:table-cell office:value-type="string">
            <text:p>$10.00</text:p>
          </table:table-cell>
          <table:table-cell office:value-type="string">
            <text:p>$10.14</text:p>
          </table:table-cell>
          <table:table-cell office:value-type="string">
            <text:p>$9.88</text:p>
          </table:table-cell>
        </table:table-row>
        <table:table-row table:style-name="ro1">
          <table:table-cell office:value-type="string">
            <text:p>03/04/2015</text:p>
          </table:table-cell>
          <table:table-cell office:value-type="string">
            <text:p>$10.01</text:p>
          </table:table-cell>
          <table:table-cell office:value-type="float" office:value="8379088">
            <text:p>8379088</text:p>
          </table:table-cell>
          <table:table-cell office:value-type="string">
            <text:p>$9.80</text:p>
          </table:table-cell>
          <table:table-cell office:value-type="string">
            <text:p>$10.11</text:p>
          </table:table-cell>
          <table:table-cell office:value-type="string">
            <text:p>$9.68</text:p>
          </table:table-cell>
        </table:table-row>
        <table:table-row table:style-name="ro1">
          <table:table-cell office:value-type="string">
            <text:p>03/03/2015</text:p>
          </table:table-cell>
          <table:table-cell office:value-type="string">
            <text:p>$9.67</text:p>
          </table:table-cell>
          <table:table-cell office:value-type="float" office:value="4709452">
            <text:p>4709452</text:p>
          </table:table-cell>
          <table:table-cell office:value-type="string">
            <text:p>$9.74</text:p>
          </table:table-cell>
          <table:table-cell office:value-type="string">
            <text:p>$9.81</text:p>
          </table:table-cell>
          <table:table-cell office:value-type="string">
            <text:p>$9.64</text:p>
          </table:table-cell>
        </table:table-row>
        <table:table-row table:style-name="ro1">
          <table:table-cell office:value-type="string">
            <text:p>03/02/2015</text:p>
          </table:table-cell>
          <table:table-cell office:value-type="string">
            <text:p>$9.67</text:p>
          </table:table-cell>
          <table:table-cell office:value-type="float" office:value="9590076">
            <text:p>9590076</text:p>
          </table:table-cell>
          <table:table-cell office:value-type="string">
            <text:p>$9.60</text:p>
          </table:table-cell>
          <table:table-cell office:value-type="string">
            <text:p>$9.73</text:p>
          </table:table-cell>
          <table:table-cell office:value-type="string">
            <text:p>$9.45</text:p>
          </table:table-cell>
        </table:table-row>
        <table:table-row table:style-name="ro1">
          <table:table-cell office:value-type="string">
            <text:p>02/27/2015</text:p>
          </table:table-cell>
          <table:table-cell office:value-type="string">
            <text:p>$9.24</text:p>
          </table:table-cell>
          <table:table-cell office:value-type="float" office:value="5850744">
            <text:p>5850744</text:p>
          </table:table-cell>
          <table:table-cell office:value-type="string">
            <text:p>$9.28</text:p>
          </table:table-cell>
          <table:table-cell office:value-type="string">
            <text:p>$9.43</text:p>
          </table:table-cell>
          <table:table-cell office:value-type="string">
            <text:p>$9.17</text:p>
          </table:table-cell>
        </table:table-row>
        <table:table-row table:style-name="ro1">
          <table:table-cell office:value-type="string">
            <text:p>02/26/2015</text:p>
          </table:table-cell>
          <table:table-cell office:value-type="string">
            <text:p>$9.26</text:p>
          </table:table-cell>
          <table:table-cell office:value-type="float" office:value="4559068">
            <text:p>4559068</text:p>
          </table:table-cell>
          <table:table-cell office:value-type="string">
            <text:p>$9.31</text:p>
          </table:table-cell>
          <table:table-cell office:value-type="string">
            <text:p>$9.37</text:p>
          </table:table-cell>
          <table:table-cell office:value-type="string">
            <text:p>$9.21</text:p>
          </table:table-cell>
        </table:table-row>
        <table:table-row table:style-name="ro1">
          <table:table-cell office:value-type="string">
            <text:p>02/25/2015</text:p>
          </table:table-cell>
          <table:table-cell office:value-type="string">
            <text:p>$9.32</text:p>
          </table:table-cell>
          <table:table-cell office:value-type="float" office:value="4073812">
            <text:p>4073812</text:p>
          </table:table-cell>
          <table:table-cell office:value-type="string">
            <text:p>$9.34</text:p>
          </table:table-cell>
          <table:table-cell office:value-type="string">
            <text:p>$9.46</text:p>
          </table:table-cell>
          <table:table-cell office:value-type="string">
            <text:p>$9.23</text:p>
          </table:table-cell>
        </table:table-row>
        <table:table-row table:style-name="ro1">
          <table:table-cell office:value-type="string">
            <text:p>02/24/2015</text:p>
          </table:table-cell>
          <table:table-cell office:value-type="string">
            <text:p>$9.29</text:p>
          </table:table-cell>
          <table:table-cell office:value-type="float" office:value="2950464">
            <text:p>2950464</text:p>
          </table:table-cell>
          <table:table-cell office:value-type="string">
            <text:p>$9.42</text:p>
          </table:table-cell>
          <table:table-cell office:value-type="string">
            <text:p>$9.45</text:p>
          </table:table-cell>
          <table:table-cell office:value-type="string">
            <text:p>$9.23</text:p>
          </table:table-cell>
        </table:table-row>
        <table:table-row table:style-name="ro1">
          <table:table-cell office:value-type="string">
            <text:p>02/23/2015</text:p>
          </table:table-cell>
          <table:table-cell office:value-type="string">
            <text:p>$9.34</text:p>
          </table:table-cell>
          <table:table-cell office:value-type="float" office:value="4514748">
            <text:p>4514748</text:p>
          </table:table-cell>
          <table:table-cell office:value-type="string">
            <text:p>$9.49</text:p>
          </table:table-cell>
          <table:table-cell office:value-type="string">
            <text:p>$9.50</text:p>
          </table:table-cell>
          <table:table-cell office:value-type="string">
            <text:p>$9.25</text:p>
          </table:table-cell>
        </table:table-row>
        <table:table-row table:style-name="ro1">
          <table:table-cell office:value-type="string">
            <text:p>02/20/2015</text:p>
          </table:table-cell>
          <table:table-cell office:value-type="string">
            <text:p>$9.37</text:p>
          </table:table-cell>
          <table:table-cell office:value-type="float" office:value="5187540">
            <text:p>5187540</text:p>
          </table:table-cell>
          <table:table-cell office:value-type="string">
            <text:p>$9.42</text:p>
          </table:table-cell>
          <table:table-cell office:value-type="string">
            <text:p>$9.51</text:p>
          </table:table-cell>
          <table:table-cell office:value-type="string">
            <text:p>$9.35</text:p>
          </table:table-cell>
        </table:table-row>
        <table:table-row table:style-name="ro1">
          <table:table-cell office:value-type="string">
            <text:p>02/19/2015</text:p>
          </table:table-cell>
          <table:table-cell office:value-type="string">
            <text:p>$9.38</text:p>
          </table:table-cell>
          <table:table-cell office:value-type="float" office:value="3095932">
            <text:p>3095932</text:p>
          </table:table-cell>
          <table:table-cell table:number-columns-repeated="2" office:value-type="string">
            <text:p>$9.42</text:p>
          </table:table-cell>
          <table:table-cell office:value-type="string">
            <text:p>$9.26</text:p>
          </table:table-cell>
        </table:table-row>
        <table:table-row table:style-name="ro1">
          <table:table-cell office:value-type="string">
            <text:p>02/18/2015</text:p>
          </table:table-cell>
          <table:table-cell office:value-type="string">
            <text:p>$9.38</text:p>
          </table:table-cell>
          <table:table-cell office:value-type="float" office:value="4200044">
            <text:p>4200044</text:p>
          </table:table-cell>
          <table:table-cell office:value-type="string">
            <text:p>$9.25</text:p>
          </table:table-cell>
          <table:table-cell office:value-type="string">
            <text:p>$9.39</text:p>
          </table:table-cell>
          <table:table-cell office:value-type="string">
            <text:p>$9.15</text:p>
          </table:table-cell>
        </table:table-row>
        <table:table-row table:style-name="ro1">
          <table:table-cell office:value-type="string">
            <text:p>02/17/2015</text:p>
          </table:table-cell>
          <table:table-cell office:value-type="string">
            <text:p>$9.34</text:p>
          </table:table-cell>
          <table:table-cell office:value-type="float" office:value="5420576">
            <text:p>5420576</text:p>
          </table:table-cell>
          <table:table-cell office:value-type="string">
            <text:p>$9.34</text:p>
          </table:table-cell>
          <table:table-cell office:value-type="string">
            <text:p>$9.55</text:p>
          </table:table-cell>
          <table:table-cell office:value-type="string">
            <text:p>$9.20</text:p>
          </table:table-cell>
        </table:table-row>
        <table:table-row table:style-name="ro1">
          <table:table-cell office:value-type="string">
            <text:p>02/13/2015</text:p>
          </table:table-cell>
          <table:table-cell office:value-type="string">
            <text:p>$9.34</text:p>
          </table:table-cell>
          <table:table-cell office:value-type="float" office:value="6658996">
            <text:p>6658996</text:p>
          </table:table-cell>
          <table:table-cell office:value-type="string">
            <text:p>$9.26</text:p>
          </table:table-cell>
          <table:table-cell office:value-type="string">
            <text:p>$9.48</text:p>
          </table:table-cell>
          <table:table-cell office:value-type="string">
            <text:p>$9.22</text:p>
          </table:table-cell>
        </table:table-row>
        <table:table-row table:style-name="ro1">
          <table:table-cell office:value-type="string">
            <text:p>02/12/2015</text:p>
          </table:table-cell>
          <table:table-cell office:value-type="string">
            <text:p>$9.31</text:p>
          </table:table-cell>
          <table:table-cell office:value-type="float" office:value="4925892">
            <text:p>4925892</text:p>
          </table:table-cell>
          <table:table-cell office:value-type="string">
            <text:p>$9.40</text:p>
          </table:table-cell>
          <table:table-cell office:value-type="string">
            <text:p>$9.44</text:p>
          </table:table-cell>
          <table:table-cell office:value-type="string">
            <text:p>$9.25</text:p>
          </table:table-cell>
        </table:table-row>
        <table:table-row table:style-name="ro1">
          <table:table-cell office:value-type="string">
            <text:p>02/11/2015</text:p>
          </table:table-cell>
          <table:table-cell office:value-type="string">
            <text:p>$9.38</text:p>
          </table:table-cell>
          <table:table-cell office:value-type="float" office:value="5919264">
            <text:p>5919264</text:p>
          </table:table-cell>
          <table:table-cell office:value-type="string">
            <text:p>$9.52</text:p>
          </table:table-cell>
          <table:table-cell office:value-type="string">
            <text:p>$9.55</text:p>
          </table:table-cell>
          <table:table-cell office:value-type="string">
            <text:p>$9.32</text:p>
          </table:table-cell>
        </table:table-row>
        <table:table-row table:style-name="ro1">
          <table:table-cell office:value-type="string">
            <text:p>02/10/2015</text:p>
          </table:table-cell>
          <table:table-cell office:value-type="string">
            <text:p>$9.51</text:p>
          </table:table-cell>
          <table:table-cell office:value-type="float" office:value="9737888">
            <text:p>9737888</text:p>
          </table:table-cell>
          <table:table-cell office:value-type="string">
            <text:p>$9.30</text:p>
          </table:table-cell>
          <table:table-cell office:value-type="string">
            <text:p>$9.53</text:p>
          </table:table-cell>
          <table:table-cell office:value-type="string">
            <text:p>$9.25</text:p>
          </table:table-cell>
        </table:table-row>
        <table:table-row table:style-name="ro1">
          <table:table-cell office:value-type="string">
            <text:p>02/09/2015</text:p>
          </table:table-cell>
          <table:table-cell office:value-type="string">
            <text:p>$9.30</text:p>
          </table:table-cell>
          <table:table-cell office:value-type="float" office:value="6225976">
            <text:p>6225976</text:p>
          </table:table-cell>
          <table:table-cell office:value-type="string">
            <text:p>$9.14</text:p>
          </table:table-cell>
          <table:table-cell office:value-type="string">
            <text:p>$9.40</text:p>
          </table:table-cell>
          <table:table-cell office:value-type="string">
            <text:p>$9.13</text:p>
          </table:table-cell>
        </table:table-row>
        <table:table-row table:style-name="ro1">
          <table:table-cell office:value-type="string">
            <text:p>02/06/2015</text:p>
          </table:table-cell>
          <table:table-cell office:value-type="string">
            <text:p>$9.19</text:p>
          </table:table-cell>
          <table:table-cell office:value-type="float" office:value="5922768">
            <text:p>5922768</text:p>
          </table:table-cell>
          <table:table-cell office:value-type="string">
            <text:p>$9.24</text:p>
          </table:table-cell>
          <table:table-cell office:value-type="string">
            <text:p>$9.35</text:p>
          </table:table-cell>
          <table:table-cell office:value-type="string">
            <text:p>$9.11</text:p>
          </table:table-cell>
        </table:table-row>
        <table:table-row table:style-name="ro1">
          <table:table-cell office:value-type="string">
            <text:p>02/05/2015</text:p>
          </table:table-cell>
          <table:table-cell office:value-type="string">
            <text:p>$9.18</text:p>
          </table:table-cell>
          <table:table-cell office:value-type="float" office:value="5450324">
            <text:p>5450324</text:p>
          </table:table-cell>
          <table:table-cell office:value-type="string">
            <text:p>$9.19</text:p>
          </table:table-cell>
          <table:table-cell office:value-type="string">
            <text:p>$9.32</text:p>
          </table:table-cell>
          <table:table-cell office:value-type="string">
            <text:p>$9.07</text:p>
          </table:table-cell>
        </table:table-row>
        <table:table-row table:style-name="ro1">
          <table:table-cell office:value-type="string">
            <text:p>02/04/2015</text:p>
          </table:table-cell>
          <table:table-cell office:value-type="string">
            <text:p>$9.16</text:p>
          </table:table-cell>
          <table:table-cell office:value-type="float" office:value="8152424">
            <text:p>8152424</text:p>
          </table:table-cell>
          <table:table-cell office:value-type="string">
            <text:p>$9.29</text:p>
          </table:table-cell>
          <table:table-cell office:value-type="string">
            <text:p>$9.36</text:p>
          </table:table-cell>
          <table:table-cell office:value-type="string">
            <text:p>$8.92</text:p>
          </table:table-cell>
        </table:table-row>
        <table:table-row table:style-name="ro1">
          <table:table-cell office:value-type="string">
            <text:p>02/03/2015</text:p>
          </table:table-cell>
          <table:table-cell office:value-type="string">
            <text:p>$9.38</text:p>
          </table:table-cell>
          <table:table-cell office:value-type="float" office:value="5846536">
            <text:p>5846536</text:p>
          </table:table-cell>
          <table:table-cell office:value-type="string">
            <text:p>$9.20</text:p>
          </table:table-cell>
          <table:table-cell office:value-type="string">
            <text:p>$9.48</text:p>
          </table:table-cell>
          <table:table-cell office:value-type="string">
            <text:p>$9.10</text:p>
          </table:table-cell>
        </table:table-row>
        <table:table-row table:style-name="ro1">
          <table:table-cell office:value-type="string">
            <text:p>02/02/2015</text:p>
          </table:table-cell>
          <table:table-cell office:value-type="string">
            <text:p>$9.21</text:p>
          </table:table-cell>
          <table:table-cell office:value-type="float" office:value="9705244">
            <text:p>9705244</text:p>
          </table:table-cell>
          <table:table-cell office:value-type="string">
            <text:p>$8.78</text:p>
          </table:table-cell>
          <table:table-cell office:value-type="string">
            <text:p>$9.23</text:p>
          </table:table-cell>
          <table:table-cell office:value-type="string">
            <text:p>$8.63</text:p>
          </table:table-cell>
        </table:table-row>
        <table:table-row table:style-name="ro1">
          <table:table-cell office:value-type="string">
            <text:p>01/30/2015</text:p>
          </table:table-cell>
          <table:table-cell office:value-type="string">
            <text:p>$8.81</text:p>
          </table:table-cell>
          <table:table-cell office:value-type="float" office:value="12098208">
            <text:p>12098208</text:p>
          </table:table-cell>
          <table:table-cell office:value-type="string">
            <text:p>$8.96</text:p>
          </table:table-cell>
          <table:table-cell office:value-type="string">
            <text:p>$9.03</text:p>
          </table:table-cell>
          <table:table-cell office:value-type="string">
            <text:p>$8.77</text:p>
          </table:table-cell>
        </table:table-row>
        <table:table-row table:style-name="ro1">
          <table:table-cell office:value-type="string">
            <text:p>01/29/2015</text:p>
          </table:table-cell>
          <table:table-cell office:value-type="string">
            <text:p>$9.07</text:p>
          </table:table-cell>
          <table:table-cell office:value-type="float" office:value="13562336">
            <text:p>13562336</text:p>
          </table:table-cell>
          <table:table-cell table:number-columns-repeated="2" office:value-type="string">
            <text:p>$9.46</text:p>
          </table:table-cell>
          <table:table-cell office:value-type="string">
            <text:p>$8.87</text:p>
          </table:table-cell>
        </table:table-row>
        <table:table-row table:style-name="ro1">
          <table:table-cell office:value-type="string">
            <text:p>01/28/2015</text:p>
          </table:table-cell>
          <table:table-cell office:value-type="string">
            <text:p>$9.40</text:p>
          </table:table-cell>
          <table:table-cell office:value-type="float" office:value="11010136">
            <text:p>11010136</text:p>
          </table:table-cell>
          <table:table-cell office:value-type="string">
            <text:p>$9.63</text:p>
          </table:table-cell>
          <table:table-cell office:value-type="string">
            <text:p>$9.83</text:p>
          </table:table-cell>
          <table:table-cell office:value-type="string">
            <text:p>$9.36</text:p>
          </table:table-cell>
        </table:table-row>
        <table:table-row table:style-name="ro1">
          <table:table-cell office:value-type="string">
            <text:p>01/27/2015</text:p>
          </table:table-cell>
          <table:table-cell office:value-type="string">
            <text:p>$9.57</text:p>
          </table:table-cell>
          <table:table-cell office:value-type="float" office:value="8028108">
            <text:p>8028108</text:p>
          </table:table-cell>
          <table:table-cell office:value-type="string">
            <text:p>$9.54</text:p>
          </table:table-cell>
          <table:table-cell office:value-type="string">
            <text:p>$9.75</text:p>
          </table:table-cell>
          <table:table-cell office:value-type="string">
            <text:p>$9.40</text:p>
          </table:table-cell>
        </table:table-row>
        <table:table-row table:style-name="ro1">
          <table:table-cell office:value-type="string">
            <text:p>01/26/2015</text:p>
          </table:table-cell>
          <table:table-cell office:value-type="string">
            <text:p>$9.54</text:p>
          </table:table-cell>
          <table:table-cell office:value-type="float" office:value="9706248">
            <text:p>9706248</text:p>
          </table:table-cell>
          <table:table-cell office:value-type="string">
            <text:p>$9.35</text:p>
          </table:table-cell>
          <table:table-cell office:value-type="string">
            <text:p>$9.62</text:p>
          </table:table-cell>
          <table:table-cell office:value-type="string">
            <text:p>$9.32</text:p>
          </table:table-cell>
        </table:table-row>
        <table:table-row table:style-name="ro1">
          <table:table-cell office:value-type="string">
            <text:p>01/23/2015</text:p>
          </table:table-cell>
          <table:table-cell office:value-type="string">
            <text:p>$9.35</text:p>
          </table:table-cell>
          <table:table-cell office:value-type="float" office:value="7201876">
            <text:p>7201876</text:p>
          </table:table-cell>
          <table:table-cell office:value-type="string">
            <text:p>$9.24</text:p>
          </table:table-cell>
          <table:table-cell office:value-type="string">
            <text:p>$9.38</text:p>
          </table:table-cell>
          <table:table-cell office:value-type="string">
            <text:p>$9.11</text:p>
          </table:table-cell>
        </table:table-row>
        <table:table-row table:style-name="ro1">
          <table:table-cell office:value-type="string">
            <text:p>01/22/2015</text:p>
          </table:table-cell>
          <table:table-cell office:value-type="string">
            <text:p>$9.28</text:p>
          </table:table-cell>
          <table:table-cell office:value-type="float" office:value="8619888">
            <text:p>8619888</text:p>
          </table:table-cell>
          <table:table-cell table:number-columns-repeated="2" office:value-type="string">
            <text:p>$9.31</text:p>
          </table:table-cell>
          <table:table-cell office:value-type="string">
            <text:p>$9.04</text:p>
          </table:table-cell>
        </table:table-row>
        <table:table-row table:style-name="ro1">
          <table:table-cell office:value-type="string">
            <text:p>01/21/2015</text:p>
          </table:table-cell>
          <table:table-cell office:value-type="string">
            <text:p>$9.21</text:p>
          </table:table-cell>
          <table:table-cell office:value-type="float" office:value="11862580">
            <text:p>11862580</text:p>
          </table:table-cell>
          <table:table-cell office:value-type="string">
            <text:p>$8.92</text:p>
          </table:table-cell>
          <table:table-cell office:value-type="string">
            <text:p>$9.28</text:p>
          </table:table-cell>
          <table:table-cell office:value-type="string">
            <text:p>$8.87</text:p>
          </table:table-cell>
        </table:table-row>
        <table:table-row table:style-name="ro1">
          <table:table-cell office:value-type="string">
            <text:p>01/20/2015</text:p>
          </table:table-cell>
          <table:table-cell office:value-type="string">
            <text:p>$9.02</text:p>
          </table:table-cell>
          <table:table-cell office:value-type="float" office:value="18154012">
            <text:p>18154012</text:p>
          </table:table-cell>
          <table:table-cell office:value-type="string">
            <text:p>$9.08</text:p>
          </table:table-cell>
          <table:table-cell office:value-type="string">
            <text:p>$9.19</text:p>
          </table:table-cell>
          <table:table-cell office:value-type="string">
            <text:p>$8.80</text:p>
          </table:table-cell>
        </table:table-row>
        <table:table-row table:style-name="ro1">
          <table:table-cell office:value-type="string">
            <text:p>01/16/2015</text:p>
          </table:table-cell>
          <table:table-cell office:value-type="string">
            <text:p>$9.09</text:p>
          </table:table-cell>
          <table:table-cell office:value-type="float" office:value="17027308">
            <text:p>17027308</text:p>
          </table:table-cell>
          <table:table-cell office:value-type="string">
            <text:p>$8.92</text:p>
          </table:table-cell>
          <table:table-cell office:value-type="string">
            <text:p>$9.10</text:p>
          </table:table-cell>
          <table:table-cell office:value-type="string">
            <text:p>$8.73</text:p>
          </table:table-cell>
        </table:table-row>
        <table:table-row table:style-name="ro1">
          <table:table-cell office:value-type="string">
            <text:p>01/15/2015</text:p>
          </table:table-cell>
          <table:table-cell office:value-type="string">
            <text:p>$8.62</text:p>
          </table:table-cell>
          <table:table-cell office:value-type="float" office:value="20556604">
            <text:p>20556604</text:p>
          </table:table-cell>
          <table:table-cell office:value-type="string">
            <text:p>$9.01</text:p>
          </table:table-cell>
          <table:table-cell office:value-type="string">
            <text:p>$9.19</text:p>
          </table:table-cell>
          <table:table-cell office:value-type="string">
            <text:p>$8.56</text:p>
          </table:table-cell>
        </table:table-row>
        <table:table-row table:style-name="ro1">
          <table:table-cell office:value-type="string">
            <text:p>01/14/2015</text:p>
          </table:table-cell>
          <table:table-cell office:value-type="string">
            <text:p>$9.05</text:p>
          </table:table-cell>
          <table:table-cell office:value-type="float" office:value="29738280">
            <text:p>29738280</text:p>
          </table:table-cell>
          <table:table-cell office:value-type="string">
            <text:p>$9.30</text:p>
          </table:table-cell>
          <table:table-cell office:value-type="string">
            <text:p>$9.34</text:p>
          </table:table-cell>
          <table:table-cell office:value-type="string">
            <text:p>$8.96</text:p>
          </table:table-cell>
        </table:table-row>
        <table:table-row table:style-name="ro1">
          <table:table-cell office:value-type="string">
            <text:p>01/13/2015</text:p>
          </table:table-cell>
          <table:table-cell office:value-type="string">
            <text:p>$8.19</text:p>
          </table:table-cell>
          <table:table-cell office:value-type="float" office:value="11594284">
            <text:p>11594284</text:p>
          </table:table-cell>
          <table:table-cell office:value-type="string">
            <text:p>$8.55</text:p>
          </table:table-cell>
          <table:table-cell office:value-type="string">
            <text:p>$8.78</text:p>
          </table:table-cell>
          <table:table-cell office:value-type="string">
            <text:p>$8.18</text:p>
          </table:table-cell>
        </table:table-row>
        <table:table-row table:style-name="ro1">
          <table:table-cell office:value-type="string">
            <text:p>01/12/2015</text:p>
          </table:table-cell>
          <table:table-cell office:value-type="string">
            <text:p>$8.44</text:p>
          </table:table-cell>
          <table:table-cell office:value-type="float" office:value="14479880">
            <text:p>14479880</text:p>
          </table:table-cell>
          <table:table-cell office:value-type="string">
            <text:p>$8.14</text:p>
          </table:table-cell>
          <table:table-cell office:value-type="string">
            <text:p>$8.46</text:p>
          </table:table-cell>
          <table:table-cell office:value-type="string">
            <text:p>$7.92</text:p>
          </table:table-cell>
        </table:table-row>
        <table:table-row table:style-name="ro1">
          <table:table-cell office:value-type="string">
            <text:p>01/09/2015</text:p>
          </table:table-cell>
          <table:table-cell office:value-type="string">
            <text:p>$8.07</text:p>
          </table:table-cell>
          <table:table-cell office:value-type="float" office:value="16225460">
            <text:p>16225460</text:p>
          </table:table-cell>
          <table:table-cell office:value-type="string">
            <text:p>$8.40</text:p>
          </table:table-cell>
          <table:table-cell office:value-type="string">
            <text:p>$8.43</text:p>
          </table:table-cell>
          <table:table-cell office:value-type="string">
            <text:p>$8.02</text:p>
          </table:table-cell>
        </table:table-row>
        <table:table-row table:style-name="ro1">
          <table:table-cell office:value-type="string">
            <text:p>01/08/2015</text:p>
          </table:table-cell>
          <table:table-cell office:value-type="string">
            <text:p>$8.42</text:p>
          </table:table-cell>
          <table:table-cell office:value-type="float" office:value="18189744">
            <text:p>18189744</text:p>
          </table:table-cell>
          <table:table-cell office:value-type="string">
            <text:p>$8.40</text:p>
          </table:table-cell>
          <table:table-cell office:value-type="string">
            <text:p>$8.54</text:p>
          </table:table-cell>
          <table:table-cell office:value-type="string">
            <text:p>$8.33</text:p>
          </table:table-cell>
        </table:table-row>
        <table:table-row table:style-name="ro1">
          <table:table-cell office:value-type="string">
            <text:p>01/07/2015</text:p>
          </table:table-cell>
          <table:table-cell office:value-type="string">
            <text:p>$8.33</text:p>
          </table:table-cell>
          <table:table-cell office:value-type="float" office:value="10233296">
            <text:p>10233296</text:p>
          </table:table-cell>
          <table:table-cell office:value-type="string">
            <text:p>$8.57</text:p>
          </table:table-cell>
          <table:table-cell office:value-type="string">
            <text:p>$8.67</text:p>
          </table:table-cell>
          <table:table-cell office:value-type="string">
            <text:p>$8.25</text:p>
          </table:table-cell>
        </table:table-row>
        <table:table-row table:style-name="ro1">
          <table:table-cell office:value-type="string">
            <text:p>01/06/2015</text:p>
          </table:table-cell>
          <table:table-cell office:value-type="string">
            <text:p>$8.42</text:p>
          </table:table-cell>
          <table:table-cell office:value-type="float" office:value="19540428">
            <text:p>19540428</text:p>
          </table:table-cell>
          <table:table-cell office:value-type="string">
            <text:p>$8.79</text:p>
          </table:table-cell>
          <table:table-cell office:value-type="string">
            <text:p>$9.01</text:p>
          </table:table-cell>
          <table:table-cell office:value-type="string">
            <text:p>$8.38</text:p>
          </table:table-cell>
        </table:table-row>
        <table:table-row table:style-name="ro1">
          <table:table-cell office:value-type="string">
            <text:p>01/05/2015</text:p>
          </table:table-cell>
          <table:table-cell office:value-type="string">
            <text:p>$8.68</text:p>
          </table:table-cell>
          <table:table-cell office:value-type="float" office:value="19763016">
            <text:p>19763016</text:p>
          </table:table-cell>
          <table:table-cell office:value-type="string">
            <text:p>$8.38</text:p>
          </table:table-cell>
          <table:table-cell office:value-type="string">
            <text:p>$8.72</text:p>
          </table:table-cell>
          <table:table-cell office:value-type="string">
            <text:p>$8.33</text:p>
          </table:table-cell>
        </table:table-row>
        <table:table-row table:style-name="ro1">
          <table:table-cell office:value-type="string">
            <text:p>01/02/2015</text:p>
          </table:table-cell>
          <table:table-cell office:value-type="string">
            <text:p>$8.45</text:p>
          </table:table-cell>
          <table:table-cell office:value-type="float" office:value="6450984">
            <text:p>6450984</text:p>
          </table:table-cell>
          <table:table-cell office:value-type="string">
            <text:p>$8.52</text:p>
          </table:table-cell>
          <table:table-cell office:value-type="string">
            <text:p>$8.54</text:p>
          </table:table-cell>
          <table:table-cell office:value-type="string">
            <text:p>$8.31</text:p>
          </table:table-cell>
        </table:table-row>
        <table:table-row table:style-name="ro1">
          <table:table-cell office:value-type="string">
            <text:p>12/31/2014</text:p>
          </table:table-cell>
          <table:table-cell office:value-type="string">
            <text:p>$8.45</text:p>
          </table:table-cell>
          <table:table-cell office:value-type="float" office:value="6418268">
            <text:p>6418268</text:p>
          </table:table-cell>
          <table:table-cell office:value-type="string">
            <text:p>$8.56</text:p>
          </table:table-cell>
          <table:table-cell office:value-type="string">
            <text:p>$8.60</text:p>
          </table:table-cell>
          <table:table-cell office:value-type="string">
            <text:p>$8.43</text:p>
          </table:table-cell>
        </table:table-row>
        <table:table-row table:style-name="ro1">
          <table:table-cell office:value-type="string">
            <text:p>12/30/2014</text:p>
          </table:table-cell>
          <table:table-cell office:value-type="string">
            <text:p>$8.46</text:p>
          </table:table-cell>
          <table:table-cell office:value-type="float" office:value="8535880">
            <text:p>8535880</text:p>
          </table:table-cell>
          <table:table-cell office:value-type="string">
            <text:p>$8.36</text:p>
          </table:table-cell>
          <table:table-cell office:value-type="string">
            <text:p>$8.59</text:p>
          </table:table-cell>
          <table:table-cell office:value-type="string">
            <text:p>$8.30</text:p>
          </table:table-cell>
        </table:table-row>
        <table:table-row table:style-name="ro1">
          <table:table-cell office:value-type="string">
            <text:p>12/29/2014</text:p>
          </table:table-cell>
          <table:table-cell office:value-type="string">
            <text:p>$8.41</text:p>
          </table:table-cell>
          <table:table-cell office:value-type="float" office:value="9600132">
            <text:p>9600132</text:p>
          </table:table-cell>
          <table:table-cell office:value-type="string">
            <text:p>$8.38</text:p>
          </table:table-cell>
          <table:table-cell office:value-type="string">
            <text:p>$8.46</text:p>
          </table:table-cell>
          <table:table-cell office:value-type="string">
            <text:p>$8.23</text:p>
          </table:table-cell>
        </table:table-row>
        <table:table-row table:style-name="ro1">
          <table:table-cell office:value-type="string">
            <text:p>12/26/2014</text:p>
          </table:table-cell>
          <table:table-cell office:value-type="string">
            <text:p>$8.41</text:p>
          </table:table-cell>
          <table:table-cell office:value-type="float" office:value="15397312">
            <text:p>15397312</text:p>
          </table:table-cell>
          <table:table-cell office:value-type="string">
            <text:p>$8.40</text:p>
          </table:table-cell>
          <table:table-cell office:value-type="string">
            <text:p>$8.51</text:p>
          </table:table-cell>
          <table:table-cell office:value-type="string">
            <text:p>$8.30</text:p>
          </table:table-cell>
        </table:table-row>
        <table:table-row table:style-name="ro1">
          <table:table-cell office:value-type="string">
            <text:p>12/24/2014</text:p>
          </table:table-cell>
          <table:table-cell office:value-type="string">
            <text:p>$8.35</text:p>
          </table:table-cell>
          <table:table-cell office:value-type="float" office:value="11023388">
            <text:p>11023388</text:p>
          </table:table-cell>
          <table:table-cell table:number-columns-repeated="2" office:value-type="string">
            <text:p>$8.72</text:p>
          </table:table-cell>
          <table:table-cell office:value-type="string">
            <text:p>$8.31</text:p>
          </table:table-cell>
        </table:table-row>
        <table:table-row table:style-name="ro1">
          <table:table-cell office:value-type="string">
            <text:p>12/23/2014</text:p>
          </table:table-cell>
          <table:table-cell office:value-type="string">
            <text:p>$8.66</text:p>
          </table:table-cell>
          <table:table-cell office:value-type="float" office:value="15244580">
            <text:p>15244580</text:p>
          </table:table-cell>
          <table:table-cell office:value-type="string">
            <text:p>$8.57</text:p>
          </table:table-cell>
          <table:table-cell office:value-type="string">
            <text:p>$8.78</text:p>
          </table:table-cell>
          <table:table-cell office:value-type="string">
            <text:p>$8.53</text:p>
          </table:table-cell>
        </table:table-row>
        <table:table-row table:style-name="ro1">
          <table:table-cell office:value-type="string">
            <text:p>12/22/2014</text:p>
          </table:table-cell>
          <table:table-cell office:value-type="string">
            <text:p>$8.53</text:p>
          </table:table-cell>
          <table:table-cell office:value-type="float" office:value="20811408">
            <text:p>20811408</text:p>
          </table:table-cell>
          <table:table-cell office:value-type="string">
            <text:p>$9.12</text:p>
          </table:table-cell>
          <table:table-cell office:value-type="string">
            <text:p>$9.15</text:p>
          </table:table-cell>
          <table:table-cell office:value-type="string">
            <text:p>$8.46</text:p>
          </table:table-cell>
        </table:table-row>
        <table:table-row table:style-name="ro1">
          <table:table-cell office:value-type="string">
            <text:p>12/19/2014</text:p>
          </table:table-cell>
          <table:table-cell office:value-type="string">
            <text:p>$8.63</text:p>
          </table:table-cell>
          <table:table-cell office:value-type="float" office:value="18318360">
            <text:p>18318360</text:p>
          </table:table-cell>
          <table:table-cell office:value-type="string">
            <text:p>$8.37</text:p>
          </table:table-cell>
          <table:table-cell office:value-type="string">
            <text:p>$8.63</text:p>
          </table:table-cell>
          <table:table-cell office:value-type="string">
            <text:p>$8.23</text:p>
          </table:table-cell>
        </table:table-row>
        <table:table-row table:style-name="ro1">
          <table:table-cell office:value-type="string">
            <text:p>12/18/2014</text:p>
          </table:table-cell>
          <table:table-cell office:value-type="string">
            <text:p>$8.28</text:p>
          </table:table-cell>
          <table:table-cell office:value-type="float" office:value="13569940">
            <text:p>13569940</text:p>
          </table:table-cell>
          <table:table-cell office:value-type="string">
            <text:p>$8.31</text:p>
          </table:table-cell>
          <table:table-cell office:value-type="string">
            <text:p>$8.41</text:p>
          </table:table-cell>
          <table:table-cell office:value-type="string">
            <text:p>$8.10</text:p>
          </table:table-cell>
        </table:table-row>
        <table:table-row table:style-name="ro1">
          <table:table-cell office:value-type="string">
            <text:p>12/17/2014</text:p>
          </table:table-cell>
          <table:table-cell office:value-type="string">
            <text:p>$8.17</text:p>
          </table:table-cell>
          <table:table-cell office:value-type="float" office:value="14442544">
            <text:p>14442544</text:p>
          </table:table-cell>
          <table:table-cell office:value-type="string">
            <text:p>$8.03</text:p>
          </table:table-cell>
          <table:table-cell office:value-type="string">
            <text:p>$8.18</text:p>
          </table:table-cell>
          <table:table-cell office:value-type="string">
            <text:p>$7.98</text:p>
          </table:table-cell>
        </table:table-row>
        <table:table-row table:style-name="ro1">
          <table:table-cell office:value-type="string">
            <text:p>12/16/2014</text:p>
          </table:table-cell>
          <table:table-cell office:value-type="string">
            <text:p>$7.98</text:p>
          </table:table-cell>
          <table:table-cell office:value-type="float" office:value="17685464">
            <text:p>17685464</text:p>
          </table:table-cell>
          <table:table-cell office:value-type="string">
            <text:p>$8.15</text:p>
          </table:table-cell>
          <table:table-cell office:value-type="string">
            <text:p>$8.39</text:p>
          </table:table-cell>
          <table:table-cell office:value-type="string">
            <text:p>$7.95</text:p>
          </table:table-cell>
        </table:table-row>
        <table:table-row table:style-name="ro1">
          <table:table-cell office:value-type="string">
            <text:p>12/15/2014</text:p>
          </table:table-cell>
          <table:table-cell office:value-type="string">
            <text:p>$8.23</text:p>
          </table:table-cell>
          <table:table-cell office:value-type="float" office:value="17750072">
            <text:p>17750072</text:p>
          </table:table-cell>
          <table:table-cell office:value-type="string">
            <text:p>$8.15</text:p>
          </table:table-cell>
          <table:table-cell office:value-type="string">
            <text:p>$8.38</text:p>
          </table:table-cell>
          <table:table-cell office:value-type="string">
            <text:p>$8.00</text:p>
          </table:table-cell>
        </table:table-row>
        <table:table-row table:style-name="ro1">
          <table:table-cell office:value-type="string">
            <text:p>12/12/2014</text:p>
          </table:table-cell>
          <table:table-cell office:value-type="string">
            <text:p>$8.08</text:p>
          </table:table-cell>
          <table:table-cell office:value-type="float" office:value="23647604">
            <text:p>23647604</text:p>
          </table:table-cell>
          <table:table-cell office:value-type="string">
            <text:p>$8.43</text:p>
          </table:table-cell>
          <table:table-cell office:value-type="string">
            <text:p>$8.50</text:p>
          </table:table-cell>
          <table:table-cell office:value-type="string">
            <text:p>$8.07</text:p>
          </table:table-cell>
        </table:table-row>
        <table:table-row table:style-name="ro1">
          <table:table-cell office:value-type="string">
            <text:p>12/11/2014</text:p>
          </table:table-cell>
          <table:table-cell office:value-type="string">
            <text:p>$8.48</text:p>
          </table:table-cell>
          <table:table-cell office:value-type="float" office:value="20111960">
            <text:p>20111960</text:p>
          </table:table-cell>
          <table:table-cell office:value-type="string">
            <text:p>$8.41</text:p>
          </table:table-cell>
          <table:table-cell office:value-type="string">
            <text:p>$8.75</text:p>
          </table:table-cell>
          <table:table-cell office:value-type="string">
            <text:p>$8.38</text:p>
          </table:table-cell>
        </table:table-row>
        <table:table-row table:style-name="ro1">
          <table:table-cell office:value-type="string">
            <text:p>12/10/2014</text:p>
          </table:table-cell>
          <table:table-cell office:value-type="string">
            <text:p>$8.33</text:p>
          </table:table-cell>
          <table:table-cell office:value-type="float" office:value="21374260">
            <text:p>21374260</text:p>
          </table:table-cell>
          <table:table-cell office:value-type="string">
            <text:p>$8.69</text:p>
          </table:table-cell>
          <table:table-cell office:value-type="string">
            <text:p>$8.73</text:p>
          </table:table-cell>
          <table:table-cell office:value-type="string">
            <text:p>$8.33</text:p>
          </table:table-cell>
        </table:table-row>
        <table:table-row table:style-name="ro1">
          <table:table-cell office:value-type="string">
            <text:p>12/09/2014</text:p>
          </table:table-cell>
          <table:table-cell office:value-type="string">
            <text:p>$8.89</text:p>
          </table:table-cell>
          <table:table-cell office:value-type="float" office:value="20449512">
            <text:p>20449512</text:p>
          </table:table-cell>
          <table:table-cell office:value-type="string">
            <text:p>$8.66</text:p>
          </table:table-cell>
          <table:table-cell office:value-type="string">
            <text:p>$8.91</text:p>
          </table:table-cell>
          <table:table-cell office:value-type="string">
            <text:p>$8.50</text:p>
          </table:table-cell>
        </table:table-row>
        <table:table-row table:style-name="ro1">
          <table:table-cell office:value-type="string">
            <text:p>12/08/2014</text:p>
          </table:table-cell>
          <table:table-cell office:value-type="string">
            <text:p>$8.80</text:p>
          </table:table-cell>
          <table:table-cell office:value-type="float" office:value="18086320">
            <text:p>18086320</text:p>
          </table:table-cell>
          <table:table-cell table:number-columns-repeated="2" office:value-type="string">
            <text:p>$9.28</text:p>
          </table:table-cell>
          <table:table-cell office:value-type="string">
            <text:p>$8.69</text:p>
          </table:table-cell>
        </table:table-row>
        <table:table-row table:style-name="ro1">
          <table:table-cell office:value-type="string">
            <text:p>12/05/2014</text:p>
          </table:table-cell>
          <table:table-cell office:value-type="string">
            <text:p>$9.36</text:p>
          </table:table-cell>
          <table:table-cell office:value-type="float" office:value="11269312">
            <text:p>11269312</text:p>
          </table:table-cell>
          <table:table-cell office:value-type="string">
            <text:p>$9.26</text:p>
          </table:table-cell>
          <table:table-cell office:value-type="string">
            <text:p>$9.37</text:p>
          </table:table-cell>
          <table:table-cell office:value-type="string">
            <text:p>$9.15</text:p>
          </table:table-cell>
        </table:table-row>
        <table:table-row table:style-name="ro1">
          <table:table-cell office:value-type="string">
            <text:p>12/04/2014</text:p>
          </table:table-cell>
          <table:table-cell office:value-type="string">
            <text:p>$9.27</text:p>
          </table:table-cell>
          <table:table-cell office:value-type="float" office:value="12595612">
            <text:p>12595612</text:p>
          </table:table-cell>
          <table:table-cell office:value-type="string">
            <text:p>$9.16</text:p>
          </table:table-cell>
          <table:table-cell office:value-type="string">
            <text:p>$9.29</text:p>
          </table:table-cell>
          <table:table-cell office:value-type="string">
            <text:p>$9.04</text:p>
          </table:table-cell>
        </table:table-row>
        <table:table-row table:style-name="ro1">
          <table:table-cell office:value-type="string">
            <text:p>12/03/2014</text:p>
          </table:table-cell>
          <table:table-cell office:value-type="string">
            <text:p>$9.15</text:p>
          </table:table-cell>
          <table:table-cell office:value-type="float" office:value="18127280">
            <text:p>18127280</text:p>
          </table:table-cell>
          <table:table-cell office:value-type="string">
            <text:p>$8.87</text:p>
          </table:table-cell>
          <table:table-cell office:value-type="string">
            <text:p>$9.18</text:p>
          </table:table-cell>
          <table:table-cell office:value-type="string">
            <text:p>$8.79</text:p>
          </table:table-cell>
        </table:table-row>
        <table:table-row table:style-name="ro1">
          <table:table-cell office:value-type="string">
            <text:p>12/02/2014</text:p>
          </table:table-cell>
          <table:table-cell office:value-type="string">
            <text:p>$8.89</text:p>
          </table:table-cell>
          <table:table-cell office:value-type="float" office:value="14692280">
            <text:p>14692280</text:p>
          </table:table-cell>
          <table:table-cell office:value-type="string">
            <text:p>$9.00</text:p>
          </table:table-cell>
          <table:table-cell office:value-type="string">
            <text:p>$9.19</text:p>
          </table:table-cell>
          <table:table-cell office:value-type="string">
            <text:p>$8.83</text:p>
          </table:table-cell>
        </table:table-row>
        <table:table-row table:style-name="ro1">
          <table:table-cell office:value-type="string">
            <text:p>12/01/2014</text:p>
          </table:table-cell>
          <table:table-cell office:value-type="string">
            <text:p>$8.96</text:p>
          </table:table-cell>
          <table:table-cell office:value-type="float" office:value="27132556">
            <text:p>27132556</text:p>
          </table:table-cell>
          <table:table-cell office:value-type="string">
            <text:p>$9.41</text:p>
          </table:table-cell>
          <table:table-cell office:value-type="string">
            <text:p>$9.42</text:p>
          </table:table-cell>
          <table:table-cell office:value-type="string">
            <text:p>$8.91</text:p>
          </table:table-cell>
        </table:table-row>
        <table:table-row table:style-name="ro1">
          <table:table-cell office:value-type="string">
            <text:p>11/28/2014</text:p>
          </table:table-cell>
          <table:table-cell office:value-type="string">
            <text:p>$9.45</text:p>
          </table:table-cell>
          <table:table-cell office:value-type="float" office:value="7681608">
            <text:p>7681608</text:p>
          </table:table-cell>
          <table:table-cell office:value-type="string">
            <text:p>$9.30</text:p>
          </table:table-cell>
          <table:table-cell office:value-type="string">
            <text:p>$9.50</text:p>
          </table:table-cell>
          <table:table-cell office:value-type="string">
            <text:p>$9.30</text:p>
          </table:table-cell>
        </table:table-row>
        <table:table-row table:style-name="ro1">
          <table:table-cell office:value-type="string">
            <text:p>11/26/2014</text:p>
          </table:table-cell>
          <table:table-cell office:value-type="string">
            <text:p>$9.30</text:p>
          </table:table-cell>
          <table:table-cell office:value-type="float" office:value="10280108">
            <text:p>10280108</text:p>
          </table:table-cell>
          <table:table-cell office:value-type="string">
            <text:p>$9.38</text:p>
          </table:table-cell>
          <table:table-cell office:value-type="string">
            <text:p>$9.43</text:p>
          </table:table-cell>
          <table:table-cell office:value-type="string">
            <text:p>$9.27</text:p>
          </table:table-cell>
        </table:table-row>
        <table:table-row table:style-name="ro1">
          <table:table-cell office:value-type="string">
            <text:p>11/25/2014</text:p>
          </table:table-cell>
          <table:table-cell office:value-type="string">
            <text:p>$9.35</text:p>
          </table:table-cell>
          <table:table-cell office:value-type="float" office:value="20687360">
            <text:p>20687360</text:p>
          </table:table-cell>
          <table:table-cell office:value-type="string">
            <text:p>$9.53</text:p>
          </table:table-cell>
          <table:table-cell office:value-type="string">
            <text:p>$9.57</text:p>
          </table:table-cell>
          <table:table-cell office:value-type="string">
            <text:p>$9.26</text:p>
          </table:table-cell>
        </table:table-row>
        <table:table-row table:style-name="ro1">
          <table:table-cell office:value-type="string">
            <text:p>11/24/2014</text:p>
          </table:table-cell>
          <table:table-cell office:value-type="string">
            <text:p>$9.44</text:p>
          </table:table-cell>
          <table:table-cell office:value-type="float" office:value="31472100">
            <text:p>31472100</text:p>
          </table:table-cell>
          <table:table-cell office:value-type="string">
            <text:p>$9.43</text:p>
          </table:table-cell>
          <table:table-cell office:value-type="string">
            <text:p>$9.56</text:p>
          </table:table-cell>
          <table:table-cell office:value-type="string">
            <text:p>$9.22</text:p>
          </table:table-cell>
        </table:table-row>
        <table:table-row table:style-name="ro1">
          <table:table-cell office:value-type="string">
            <text:p>11/21/2014</text:p>
          </table:table-cell>
          <table:table-cell office:value-type="string">
            <text:p>$9.47</text:p>
          </table:table-cell>
          <table:table-cell office:value-type="float" office:value="74997240">
            <text:p>74997240</text:p>
          </table:table-cell>
          <table:table-cell office:value-type="string">
            <text:p>$9.85</text:p>
          </table:table-cell>
          <table:table-cell office:value-type="string">
            <text:p>$9.99</text:p>
          </table:table-cell>
          <table:table-cell office:value-type="string">
            <text:p>$9.28</text:p>
          </table:table-cell>
        </table:table-row>
        <table:table-row table:style-name="ro1">
          <table:table-cell office:value-type="string">
            <text:p>11/20/2014</text:p>
          </table:table-cell>
          <table:table-cell office:value-type="string">
            <text:p>$10.97</text:p>
          </table:table-cell>
          <table:table-cell office:value-type="float" office:value="23523972">
            <text:p>23523972</text:p>
          </table:table-cell>
          <table:table-cell office:value-type="string">
            <text:p>$11.04</text:p>
          </table:table-cell>
          <table:table-cell office:value-type="string">
            <text:p>$11.18</text:p>
          </table:table-cell>
          <table:table-cell office:value-type="string">
            <text:p>$10.82</text:p>
          </table:table-cell>
        </table:table-row>
        <table:table-row table:style-name="ro1">
          <table:table-cell office:value-type="string">
            <text:p>11/19/2014</text:p>
          </table:table-cell>
          <table:table-cell office:value-type="string">
            <text:p>$10.90</text:p>
          </table:table-cell>
          <table:table-cell office:value-type="float" office:value="15119496">
            <text:p>15119496</text:p>
          </table:table-cell>
          <table:table-cell office:value-type="string">
            <text:p>$11.10</text:p>
          </table:table-cell>
          <table:table-cell office:value-type="string">
            <text:p>$11.12</text:p>
          </table:table-cell>
          <table:table-cell office:value-type="string">
            <text:p>$10.83</text:p>
          </table:table-cell>
        </table:table-row>
        <table:table-row table:style-name="ro1">
          <table:table-cell office:value-type="string">
            <text:p>11/18/2014</text:p>
          </table:table-cell>
          <table:table-cell office:value-type="string">
            <text:p>$11.01</text:p>
          </table:table-cell>
          <table:table-cell office:value-type="float" office:value="7973296">
            <text:p>7973296</text:p>
          </table:table-cell>
          <table:table-cell office:value-type="string">
            <text:p>$11.03</text:p>
          </table:table-cell>
          <table:table-cell office:value-type="string">
            <text:p>$11.10</text:p>
          </table:table-cell>
          <table:table-cell office:value-type="string">
            <text:p>$10.88</text:p>
          </table:table-cell>
        </table:table-row>
        <table:table-row table:style-name="ro1">
          <table:table-cell office:value-type="string">
            <text:p>11/17/2014</text:p>
          </table:table-cell>
          <table:table-cell office:value-type="string">
            <text:p>$11.03</text:p>
          </table:table-cell>
          <table:table-cell office:value-type="float" office:value="8081916">
            <text:p>8081916</text:p>
          </table:table-cell>
          <table:table-cell office:value-type="string">
            <text:p>$11.09</text:p>
          </table:table-cell>
          <table:table-cell office:value-type="string">
            <text:p>$11.18</text:p>
          </table:table-cell>
          <table:table-cell office:value-type="string">
            <text:p>$10.95</text:p>
          </table:table-cell>
        </table:table-row>
        <table:table-row table:style-name="ro1">
          <table:table-cell office:value-type="string">
            <text:p>11/14/2014</text:p>
          </table:table-cell>
          <table:table-cell office:value-type="string">
            <text:p>$11.10</text:p>
          </table:table-cell>
          <table:table-cell office:value-type="float" office:value="11160212">
            <text:p>11160212</text:p>
          </table:table-cell>
          <table:table-cell office:value-type="string">
            <text:p>$10.89</text:p>
          </table:table-cell>
          <table:table-cell office:value-type="string">
            <text:p>$11.12</text:p>
          </table:table-cell>
          <table:table-cell office:value-type="string">
            <text:p>$10.73</text:p>
          </table:table-cell>
        </table:table-row>
        <table:table-row table:style-name="ro1">
          <table:table-cell office:value-type="string">
            <text:p>11/13/2014</text:p>
          </table:table-cell>
          <table:table-cell office:value-type="string">
            <text:p>$11.12</text:p>
          </table:table-cell>
          <table:table-cell office:value-type="float" office:value="12180544">
            <text:p>12180544</text:p>
          </table:table-cell>
          <table:table-cell office:value-type="string">
            <text:p>$11.04</text:p>
          </table:table-cell>
          <table:table-cell office:value-type="string">
            <text:p>$11.18</text:p>
          </table:table-cell>
          <table:table-cell office:value-type="string">
            <text:p>$10.98</text:p>
          </table:table-cell>
        </table:table-row>
        <table:table-row table:style-name="ro1">
          <table:table-cell office:value-type="string">
            <text:p>11/12/2014</text:p>
          </table:table-cell>
          <table:table-cell office:value-type="string">
            <text:p>$10.85</text:p>
          </table:table-cell>
          <table:table-cell office:value-type="float" office:value="9113780">
            <text:p>9113780</text:p>
          </table:table-cell>
          <table:table-cell office:value-type="string">
            <text:p>$10.63</text:p>
          </table:table-cell>
          <table:table-cell office:value-type="string">
            <text:p>$10.92</text:p>
          </table:table-cell>
          <table:table-cell office:value-type="string">
            <text:p>$10.63</text:p>
          </table:table-cell>
        </table:table-row>
        <table:table-row table:style-name="ro1">
          <table:table-cell office:value-type="string">
            <text:p>11/11/2014</text:p>
          </table:table-cell>
          <table:table-cell office:value-type="string">
            <text:p>$10.63</text:p>
          </table:table-cell>
          <table:table-cell office:value-type="float" office:value="7189924">
            <text:p>7189924</text:p>
          </table:table-cell>
          <table:table-cell office:value-type="string">
            <text:p>$10.72</text:p>
          </table:table-cell>
          <table:table-cell office:value-type="string">
            <text:p>$10.80</text:p>
          </table:table-cell>
          <table:table-cell office:value-type="string">
            <text:p>$10.59</text:p>
          </table:table-cell>
        </table:table-row>
        <table:table-row table:style-name="ro1">
          <table:table-cell office:value-type="string">
            <text:p>11/10/2014</text:p>
          </table:table-cell>
          <table:table-cell office:value-type="string">
            <text:p>$10.69</text:p>
          </table:table-cell>
          <table:table-cell office:value-type="float" office:value="15371824">
            <text:p>15371824</text:p>
          </table:table-cell>
          <table:table-cell office:value-type="string">
            <text:p>$10.92</text:p>
          </table:table-cell>
          <table:table-cell office:value-type="string">
            <text:p>$11.00</text:p>
          </table:table-cell>
          <table:table-cell office:value-type="string">
            <text:p>$10.59</text:p>
          </table:table-cell>
        </table:table-row>
        <table:table-row table:style-name="ro1">
          <table:table-cell office:value-type="string">
            <text:p>11/07/2014</text:p>
          </table:table-cell>
          <table:table-cell office:value-type="string">
            <text:p>$10.92</text:p>
          </table:table-cell>
          <table:table-cell office:value-type="float" office:value="9416304">
            <text:p>9416304</text:p>
          </table:table-cell>
          <table:table-cell office:value-type="string">
            <text:p>$11.17</text:p>
          </table:table-cell>
          <table:table-cell office:value-type="string">
            <text:p>$11.20</text:p>
          </table:table-cell>
          <table:table-cell office:value-type="string">
            <text:p>$10.91</text:p>
          </table:table-cell>
        </table:table-row>
        <table:table-row table:style-name="ro1">
          <table:table-cell office:value-type="string">
            <text:p>11/06/2014</text:p>
          </table:table-cell>
          <table:table-cell office:value-type="string">
            <text:p>$11.18</text:p>
          </table:table-cell>
          <table:table-cell office:value-type="float" office:value="12739504">
            <text:p>12739504</text:p>
          </table:table-cell>
          <table:table-cell office:value-type="string">
            <text:p>$10.76</text:p>
          </table:table-cell>
          <table:table-cell office:value-type="string">
            <text:p>$11.21</text:p>
          </table:table-cell>
          <table:table-cell office:value-type="string">
            <text:p>$10.76</text:p>
          </table:table-cell>
        </table:table-row>
        <table:table-row table:style-name="ro1">
          <table:table-cell office:value-type="string">
            <text:p>11/05/2014</text:p>
          </table:table-cell>
          <table:table-cell office:value-type="string">
            <text:p>$10.76</text:p>
          </table:table-cell>
          <table:table-cell office:value-type="float" office:value="5539864">
            <text:p>5539864</text:p>
          </table:table-cell>
          <table:table-cell office:value-type="string">
            <text:p>$10.88</text:p>
          </table:table-cell>
          <table:table-cell office:value-type="string">
            <text:p>$10.96</text:p>
          </table:table-cell>
          <table:table-cell office:value-type="string">
            <text:p>$10.68</text:p>
          </table:table-cell>
        </table:table-row>
        <table:table-row table:style-name="ro1">
          <table:table-cell office:value-type="string">
            <text:p>11/04/2014</text:p>
          </table:table-cell>
          <table:table-cell office:value-type="string">
            <text:p>$10.68</text:p>
          </table:table-cell>
          <table:table-cell office:value-type="float" office:value="5909692">
            <text:p>5909692</text:p>
          </table:table-cell>
          <table:table-cell office:value-type="string">
            <text:p>$10.63</text:p>
          </table:table-cell>
          <table:table-cell office:value-type="string">
            <text:p>$10.70</text:p>
          </table:table-cell>
          <table:table-cell office:value-type="string">
            <text:p>$10.53</text:p>
          </table:table-cell>
        </table:table-row>
        <table:table-row table:style-name="ro1">
          <table:table-cell office:value-type="string">
            <text:p>11/03/2014</text:p>
          </table:table-cell>
          <table:table-cell office:value-type="string">
            <text:p>$10.68</text:p>
          </table:table-cell>
          <table:table-cell office:value-type="float" office:value="6033636">
            <text:p>6033636</text:p>
          </table:table-cell>
          <table:table-cell office:value-type="string">
            <text:p>$10.69</text:p>
          </table:table-cell>
          <table:table-cell office:value-type="string">
            <text:p>$10.79</text:p>
          </table:table-cell>
          <table:table-cell office:value-type="string">
            <text:p>$10.60</text:p>
          </table:table-cell>
        </table:table-row>
        <table:table-row table:style-name="ro1">
          <table:table-cell office:value-type="string">
            <text:p>10/31/2014</text:p>
          </table:table-cell>
          <table:table-cell office:value-type="string">
            <text:p>$10.69</text:p>
          </table:table-cell>
          <table:table-cell office:value-type="float" office:value="11985268">
            <text:p>11985268</text:p>
          </table:table-cell>
          <table:table-cell office:value-type="string">
            <text:p>$10.64</text:p>
          </table:table-cell>
          <table:table-cell office:value-type="string">
            <text:p>$10.97</text:p>
          </table:table-cell>
          <table:table-cell office:value-type="string">
            <text:p>$10.63</text:p>
          </table:table-cell>
        </table:table-row>
        <table:table-row table:style-name="ro1">
          <table:table-cell office:value-type="string">
            <text:p>10/30/2014</text:p>
          </table:table-cell>
          <table:table-cell office:value-type="string">
            <text:p>$10.52</text:p>
          </table:table-cell>
          <table:table-cell office:value-type="float" office:value="6176456">
            <text:p>6176456</text:p>
          </table:table-cell>
          <table:table-cell office:value-type="string">
            <text:p>$10.35</text:p>
          </table:table-cell>
          <table:table-cell office:value-type="string">
            <text:p>$10.59</text:p>
          </table:table-cell>
          <table:table-cell office:value-type="string">
            <text:p>$10.35</text:p>
          </table:table-cell>
        </table:table-row>
        <table:table-row table:style-name="ro1">
          <table:table-cell office:value-type="string">
            <text:p>10/29/2014</text:p>
          </table:table-cell>
          <table:table-cell office:value-type="string">
            <text:p>$10.38</text:p>
          </table:table-cell>
          <table:table-cell office:value-type="float" office:value="6064052">
            <text:p>6064052</text:p>
          </table:table-cell>
          <table:table-cell office:value-type="string">
            <text:p>$10.26</text:p>
          </table:table-cell>
          <table:table-cell office:value-type="string">
            <text:p>$10.46</text:p>
          </table:table-cell>
          <table:table-cell office:value-type="string">
            <text:p>$10.21</text:p>
          </table:table-cell>
        </table:table-row>
        <table:table-row table:style-name="ro1">
          <table:table-cell office:value-type="string">
            <text:p>10/28/2014</text:p>
          </table:table-cell>
          <table:table-cell office:value-type="string">
            <text:p>$10.26</text:p>
          </table:table-cell>
          <table:table-cell office:value-type="float" office:value="16464680">
            <text:p>16464680</text:p>
          </table:table-cell>
          <table:table-cell office:value-type="string">
            <text:p>$10.30</text:p>
          </table:table-cell>
          <table:table-cell office:value-type="string">
            <text:p>$10.32</text:p>
          </table:table-cell>
          <table:table-cell office:value-type="string">
            <text:p>$9.83</text:p>
          </table:table-cell>
        </table:table-row>
        <table:table-row table:style-name="ro1">
          <table:table-cell office:value-type="string">
            <text:p>10/27/2014</text:p>
          </table:table-cell>
          <table:table-cell office:value-type="string">
            <text:p>$10.45</text:p>
          </table:table-cell>
          <table:table-cell office:value-type="float" office:value="8297392">
            <text:p>8297392</text:p>
          </table:table-cell>
          <table:table-cell office:value-type="string">
            <text:p>$10.50</text:p>
          </table:table-cell>
          <table:table-cell office:value-type="string">
            <text:p>$10.61</text:p>
          </table:table-cell>
          <table:table-cell office:value-type="string">
            <text:p>$10.39</text:p>
          </table:table-cell>
        </table:table-row>
        <table:table-row table:style-name="ro1">
          <table:table-cell office:value-type="string">
            <text:p>10/24/2014</text:p>
          </table:table-cell>
          <table:table-cell office:value-type="string">
            <text:p>$10.51</text:p>
          </table:table-cell>
          <table:table-cell office:value-type="float" office:value="7592680">
            <text:p>7592680</text:p>
          </table:table-cell>
          <table:table-cell office:value-type="string">
            <text:p>$10.33</text:p>
          </table:table-cell>
          <table:table-cell office:value-type="string">
            <text:p>$10.60</text:p>
          </table:table-cell>
          <table:table-cell office:value-type="string">
            <text:p>$10.27</text:p>
          </table:table-cell>
        </table:table-row>
        <table:table-row table:style-name="ro1">
          <table:table-cell office:value-type="string">
            <text:p>10/23/2014</text:p>
          </table:table-cell>
          <table:table-cell office:value-type="string">
            <text:p>$10.32</text:p>
          </table:table-cell>
          <table:table-cell office:value-type="float" office:value="5678924">
            <text:p>5678924</text:p>
          </table:table-cell>
          <table:table-cell office:value-type="string">
            <text:p>$10.21</text:p>
          </table:table-cell>
          <table:table-cell office:value-type="string">
            <text:p>$10.41</text:p>
          </table:table-cell>
          <table:table-cell office:value-type="string">
            <text:p>$10.19</text:p>
          </table:table-cell>
        </table:table-row>
        <table:table-row table:style-name="ro1">
          <table:table-cell office:value-type="string">
            <text:p>10/22/2014</text:p>
          </table:table-cell>
          <table:table-cell office:value-type="string">
            <text:p>$10.15</text:p>
          </table:table-cell>
          <table:table-cell office:value-type="float" office:value="6621228">
            <text:p>6621228</text:p>
          </table:table-cell>
          <table:table-cell office:value-type="string">
            <text:p>$10.20</text:p>
          </table:table-cell>
          <table:table-cell office:value-type="string">
            <text:p>$10.29</text:p>
          </table:table-cell>
          <table:table-cell office:value-type="string">
            <text:p>$10.14</text:p>
          </table:table-cell>
        </table:table-row>
        <table:table-row table:style-name="ro1">
          <table:table-cell office:value-type="string">
            <text:p>10/21/2014</text:p>
          </table:table-cell>
          <table:table-cell office:value-type="string">
            <text:p>$10.18</text:p>
          </table:table-cell>
          <table:table-cell office:value-type="float" office:value="9868576">
            <text:p>9868576</text:p>
          </table:table-cell>
          <table:table-cell office:value-type="string">
            <text:p>$10.21</text:p>
          </table:table-cell>
          <table:table-cell office:value-type="string">
            <text:p>$10.30</text:p>
          </table:table-cell>
          <table:table-cell office:value-type="string">
            <text:p>$10.13</text:p>
          </table:table-cell>
        </table:table-row>
        <table:table-row table:style-name="ro1">
          <table:table-cell office:value-type="string">
            <text:p>10/20/2014</text:p>
          </table:table-cell>
          <table:table-cell office:value-type="string">
            <text:p>$10.17</text:p>
          </table:table-cell>
          <table:table-cell office:value-type="float" office:value="12018072">
            <text:p>12018072</text:p>
          </table:table-cell>
          <table:table-cell office:value-type="string">
            <text:p>$9.93</text:p>
          </table:table-cell>
          <table:table-cell office:value-type="string">
            <text:p>$10.25</text:p>
          </table:table-cell>
          <table:table-cell office:value-type="string">
            <text:p>$9.88</text:p>
          </table:table-cell>
        </table:table-row>
        <table:table-row table:style-name="ro1">
          <table:table-cell office:value-type="string">
            <text:p>10/17/2014</text:p>
          </table:table-cell>
          <table:table-cell office:value-type="string">
            <text:p>$9.97</text:p>
          </table:table-cell>
          <table:table-cell office:value-type="float" office:value="16314368">
            <text:p>16314368</text:p>
          </table:table-cell>
          <table:table-cell office:value-type="string">
            <text:p>$9.91</text:p>
          </table:table-cell>
          <table:table-cell office:value-type="string">
            <text:p>$10.09</text:p>
          </table:table-cell>
          <table:table-cell office:value-type="string">
            <text:p>$9.85</text:p>
          </table:table-cell>
        </table:table-row>
        <table:table-row table:style-name="ro1">
          <table:table-cell office:value-type="string">
            <text:p>10/16/2014</text:p>
          </table:table-cell>
          <table:table-cell office:value-type="string">
            <text:p>$9.81</text:p>
          </table:table-cell>
          <table:table-cell office:value-type="float" office:value="15447420">
            <text:p>15447420</text:p>
          </table:table-cell>
          <table:table-cell office:value-type="string">
            <text:p>$9.45</text:p>
          </table:table-cell>
          <table:table-cell office:value-type="string">
            <text:p>$10.04</text:p>
          </table:table-cell>
          <table:table-cell office:value-type="string">
            <text:p>$9.39</text:p>
          </table:table-cell>
        </table:table-row>
        <table:table-row table:style-name="ro1">
          <table:table-cell office:value-type="string">
            <text:p>10/15/2014</text:p>
          </table:table-cell>
          <table:table-cell office:value-type="string">
            <text:p>$9.62</text:p>
          </table:table-cell>
          <table:table-cell office:value-type="float" office:value="14822844">
            <text:p>14822844</text:p>
          </table:table-cell>
          <table:table-cell office:value-type="string">
            <text:p>$9.12</text:p>
          </table:table-cell>
          <table:table-cell office:value-type="string">
            <text:p>$9.70</text:p>
          </table:table-cell>
          <table:table-cell office:value-type="string">
            <text:p>$8.96</text:p>
          </table:table-cell>
        </table:table-row>
        <table:table-row table:style-name="ro1">
          <table:table-cell office:value-type="string">
            <text:p>10/14/2014</text:p>
          </table:table-cell>
          <table:table-cell office:value-type="string">
            <text:p>$9.30</text:p>
          </table:table-cell>
          <table:table-cell office:value-type="float" office:value="12075144">
            <text:p>12075144</text:p>
          </table:table-cell>
          <table:table-cell office:value-type="string">
            <text:p>$9.32</text:p>
          </table:table-cell>
          <table:table-cell office:value-type="string">
            <text:p>$9.39</text:p>
          </table:table-cell>
          <table:table-cell office:value-type="string">
            <text:p>$9.22</text:p>
          </table:table-cell>
        </table:table-row>
        <table:table-row table:style-name="ro1">
          <table:table-cell office:value-type="string">
            <text:p>10/13/2014</text:p>
          </table:table-cell>
          <table:table-cell office:value-type="string">
            <text:p>$9.30</text:p>
          </table:table-cell>
          <table:table-cell office:value-type="float" office:value="9831312">
            <text:p>9831312</text:p>
          </table:table-cell>
          <table:table-cell office:value-type="string">
            <text:p>$9.53</text:p>
          </table:table-cell>
          <table:table-cell office:value-type="string">
            <text:p>$9.60</text:p>
          </table:table-cell>
          <table:table-cell office:value-type="string">
            <text:p>$9.28</text:p>
          </table:table-cell>
        </table:table-row>
        <table:table-row table:style-name="ro1">
          <table:table-cell office:value-type="string">
            <text:p>10/10/2014</text:p>
          </table:table-cell>
          <table:table-cell office:value-type="string">
            <text:p>$9.58</text:p>
          </table:table-cell>
          <table:table-cell office:value-type="float" office:value="12431224">
            <text:p>12431224</text:p>
          </table:table-cell>
          <table:table-cell office:value-type="string">
            <text:p>$9.55</text:p>
          </table:table-cell>
          <table:table-cell office:value-type="string">
            <text:p>$9.87</text:p>
          </table:table-cell>
          <table:table-cell office:value-type="string">
            <text:p>$9.55</text:p>
          </table:table-cell>
        </table:table-row>
        <table:table-row table:style-name="ro1">
          <table:table-cell office:value-type="string">
            <text:p>10/09/2014</text:p>
          </table:table-cell>
          <table:table-cell office:value-type="string">
            <text:p>$9.58</text:p>
          </table:table-cell>
          <table:table-cell office:value-type="float" office:value="9502280">
            <text:p>9502280</text:p>
          </table:table-cell>
          <table:table-cell office:value-type="string">
            <text:p>$9.89</text:p>
          </table:table-cell>
          <table:table-cell office:value-type="string">
            <text:p>$9.97</text:p>
          </table:table-cell>
          <table:table-cell office:value-type="string">
            <text:p>$9.53</text:p>
          </table:table-cell>
        </table:table-row>
        <table:table-row table:style-name="ro1">
          <table:table-cell office:value-type="string">
            <text:p>10/08/2014</text:p>
          </table:table-cell>
          <table:table-cell office:value-type="string">
            <text:p>$9.91</text:p>
          </table:table-cell>
          <table:table-cell office:value-type="float" office:value="10572084">
            <text:p>10572084</text:p>
          </table:table-cell>
          <table:table-cell office:value-type="string">
            <text:p>$9.79</text:p>
          </table:table-cell>
          <table:table-cell office:value-type="string">
            <text:p>$9.93</text:p>
          </table:table-cell>
          <table:table-cell office:value-type="string">
            <text:p>$9.65</text:p>
          </table:table-cell>
        </table:table-row>
        <table:table-row table:style-name="ro1">
          <table:table-cell office:value-type="string">
            <text:p>10/07/2014</text:p>
          </table:table-cell>
          <table:table-cell office:value-type="string">
            <text:p>$9.75</text:p>
          </table:table-cell>
          <table:table-cell office:value-type="float" office:value="10106212">
            <text:p>10106212</text:p>
          </table:table-cell>
          <table:table-cell office:value-type="string">
            <text:p>$9.86</text:p>
          </table:table-cell>
          <table:table-cell office:value-type="string">
            <text:p>$10.01</text:p>
          </table:table-cell>
          <table:table-cell office:value-type="string">
            <text:p>$9.75</text:p>
          </table:table-cell>
        </table:table-row>
        <table:table-row table:style-name="ro1">
          <table:table-cell office:value-type="string">
            <text:p>10/06/2014</text:p>
          </table:table-cell>
          <table:table-cell office:value-type="string">
            <text:p>$9.89</text:p>
          </table:table-cell>
          <table:table-cell office:value-type="float" office:value="9848400">
            <text:p>9848400</text:p>
          </table:table-cell>
          <table:table-cell office:value-type="string">
            <text:p>$10.13</text:p>
          </table:table-cell>
          <table:table-cell office:value-type="string">
            <text:p>$10.15</text:p>
          </table:table-cell>
          <table:table-cell office:value-type="string">
            <text:p>$9.89</text:p>
          </table:table-cell>
        </table:table-row>
        <table:table-row table:style-name="ro1">
          <table:table-cell office:value-type="string">
            <text:p>10/03/2014</text:p>
          </table:table-cell>
          <table:table-cell office:value-type="string">
            <text:p>$10.12</text:p>
          </table:table-cell>
          <table:table-cell office:value-type="float" office:value="7416580">
            <text:p>7416580</text:p>
          </table:table-cell>
          <table:table-cell office:value-type="string">
            <text:p>$10.28</text:p>
          </table:table-cell>
          <table:table-cell office:value-type="string">
            <text:p>$10.37</text:p>
          </table:table-cell>
          <table:table-cell office:value-type="string">
            <text:p>$10.11</text:p>
          </table:table-cell>
        </table:table-row>
        <table:table-row table:style-name="ro1">
          <table:table-cell office:value-type="string">
            <text:p>10/02/2014</text:p>
          </table:table-cell>
          <table:table-cell office:value-type="string">
            <text:p>$10.22</text:p>
          </table:table-cell>
          <table:table-cell office:value-type="float" office:value="10013540">
            <text:p>10013540</text:p>
          </table:table-cell>
          <table:table-cell office:value-type="string">
            <text:p>$10.08</text:p>
          </table:table-cell>
          <table:table-cell office:value-type="string">
            <text:p>$10.28</text:p>
          </table:table-cell>
          <table:table-cell office:value-type="string">
            <text:p>$9.90</text:p>
          </table:table-cell>
        </table:table-row>
        <table:table-row table:style-name="ro1">
          <table:table-cell office:value-type="string">
            <text:p>10/01/2014</text:p>
          </table:table-cell>
          <table:table-cell office:value-type="string">
            <text:p>$10.10</text:p>
          </table:table-cell>
          <table:table-cell office:value-type="float" office:value="9247028">
            <text:p>9247028</text:p>
          </table:table-cell>
          <table:table-cell office:value-type="string">
            <text:p>$10.28</text:p>
          </table:table-cell>
          <table:table-cell office:value-type="string">
            <text:p>$10.29</text:p>
          </table:table-cell>
          <table:table-cell office:value-type="string">
            <text:p>$10.07</text:p>
          </table:table-cell>
        </table:table-row>
        <table:table-row table:style-name="ro1">
          <table:table-cell office:value-type="string">
            <text:p>09/30/2014</text:p>
          </table:table-cell>
          <table:table-cell office:value-type="string">
            <text:p>$10.30</text:p>
          </table:table-cell>
          <table:table-cell office:value-type="float" office:value="8336060">
            <text:p>8336060</text:p>
          </table:table-cell>
          <table:table-cell office:value-type="string">
            <text:p>$10.50</text:p>
          </table:table-cell>
          <table:table-cell office:value-type="string">
            <text:p>$10.54</text:p>
          </table:table-cell>
          <table:table-cell office:value-type="string">
            <text:p>$10.30</text:p>
          </table:table-cell>
        </table:table-row>
        <table:table-row table:style-name="ro1">
          <table:table-cell office:value-type="string">
            <text:p>09/29/2014</text:p>
          </table:table-cell>
          <table:table-cell office:value-type="string">
            <text:p>$10.52</text:p>
          </table:table-cell>
          <table:table-cell office:value-type="float" office:value="5399868">
            <text:p>5399868</text:p>
          </table:table-cell>
          <table:table-cell office:value-type="string">
            <text:p>$10.44</text:p>
          </table:table-cell>
          <table:table-cell office:value-type="string">
            <text:p>$10.59</text:p>
          </table:table-cell>
          <table:table-cell office:value-type="string">
            <text:p>$10.36</text:p>
          </table:table-cell>
        </table:table-row>
        <table:table-row table:style-name="ro1">
          <table:table-cell office:value-type="string">
            <text:p>09/26/2014</text:p>
          </table:table-cell>
          <table:table-cell office:value-type="string">
            <text:p>$10.51</text:p>
          </table:table-cell>
          <table:table-cell office:value-type="float" office:value="6391236">
            <text:p>6391236</text:p>
          </table:table-cell>
          <table:table-cell office:value-type="string">
            <text:p>$10.52</text:p>
          </table:table-cell>
          <table:table-cell office:value-type="string">
            <text:p>$10.66</text:p>
          </table:table-cell>
          <table:table-cell office:value-type="string">
            <text:p>$10.42</text:p>
          </table:table-cell>
        </table:table-row>
        <table:table-row table:style-name="ro1">
          <table:table-cell office:value-type="string">
            <text:p>09/25/2014</text:p>
          </table:table-cell>
          <table:table-cell office:value-type="string">
            <text:p>$10.52</text:p>
          </table:table-cell>
          <table:table-cell office:value-type="float" office:value="8304040">
            <text:p>8304040</text:p>
          </table:table-cell>
          <table:table-cell office:value-type="string">
            <text:p>$10.83</text:p>
          </table:table-cell>
          <table:table-cell office:value-type="string">
            <text:p>$10.92</text:p>
          </table:table-cell>
          <table:table-cell office:value-type="string">
            <text:p>$10.52</text:p>
          </table:table-cell>
        </table:table-row>
        <table:table-row table:style-name="ro1">
          <table:table-cell office:value-type="string">
            <text:p>09/24/2014</text:p>
          </table:table-cell>
          <table:table-cell office:value-type="string">
            <text:p>$10.79</text:p>
          </table:table-cell>
          <table:table-cell office:value-type="float" office:value="8421848">
            <text:p>8421848</text:p>
          </table:table-cell>
          <table:table-cell office:value-type="string">
            <text:p>$10.59</text:p>
          </table:table-cell>
          <table:table-cell office:value-type="string">
            <text:p>$10.82</text:p>
          </table:table-cell>
          <table:table-cell office:value-type="string">
            <text:p>$10.53</text:p>
          </table:table-cell>
        </table:table-row>
        <table:table-row table:style-name="ro1">
          <table:table-cell office:value-type="string">
            <text:p>09/23/2014</text:p>
          </table:table-cell>
          <table:table-cell office:value-type="string">
            <text:p>$10.60</text:p>
          </table:table-cell>
          <table:table-cell office:value-type="float" office:value="5262404">
            <text:p>5262404</text:p>
          </table:table-cell>
          <table:table-cell table:number-columns-repeated="2" office:value-type="string">
            <text:p>$10.84</text:p>
          </table:table-cell>
          <table:table-cell office:value-type="string">
            <text:p>$10.60</text:p>
          </table:table-cell>
        </table:table-row>
        <table:table-row table:style-name="ro1">
          <table:table-cell office:value-type="string">
            <text:p>09/22/2014</text:p>
          </table:table-cell>
          <table:table-cell office:value-type="string">
            <text:p>$10.85</text:p>
          </table:table-cell>
          <table:table-cell office:value-type="float" office:value="5281348">
            <text:p>5281348</text:p>
          </table:table-cell>
          <table:table-cell office:value-type="string">
            <text:p>$10.83</text:p>
          </table:table-cell>
          <table:table-cell office:value-type="string">
            <text:p>$10.87</text:p>
          </table:table-cell>
          <table:table-cell office:value-type="string">
            <text:p>$10.76</text:p>
          </table:table-cell>
        </table:table-row>
        <table:table-row table:style-name="ro1">
          <table:table-cell office:value-type="string">
            <text:p>09/19/2014</text:p>
          </table:table-cell>
          <table:table-cell office:value-type="string">
            <text:p>$10.85</text:p>
          </table:table-cell>
          <table:table-cell office:value-type="float" office:value="9978308">
            <text:p>9978308</text:p>
          </table:table-cell>
          <table:table-cell office:value-type="string">
            <text:p>$11.08</text:p>
          </table:table-cell>
          <table:table-cell office:value-type="string">
            <text:p>$11.11</text:p>
          </table:table-cell>
          <table:table-cell office:value-type="string">
            <text:p>$10.82</text:p>
          </table:table-cell>
        </table:table-row>
        <table:table-row table:style-name="ro1">
          <table:table-cell office:value-type="string">
            <text:p>09/18/2014</text:p>
          </table:table-cell>
          <table:table-cell office:value-type="string">
            <text:p>$11.06</text:p>
          </table:table-cell>
          <table:table-cell office:value-type="float" office:value="7438412">
            <text:p>7438412</text:p>
          </table:table-cell>
          <table:table-cell office:value-type="string">
            <text:p>$11.00</text:p>
          </table:table-cell>
          <table:table-cell office:value-type="string">
            <text:p>$11.10</text:p>
          </table:table-cell>
          <table:table-cell office:value-type="string">
            <text:p>$10.88</text:p>
          </table:table-cell>
        </table:table-row>
        <table:table-row table:style-name="ro1">
          <table:table-cell office:value-type="string">
            <text:p>09/17/2014</text:p>
          </table:table-cell>
          <table:table-cell office:value-type="string">
            <text:p>$11.01</text:p>
          </table:table-cell>
          <table:table-cell office:value-type="float" office:value="8790492">
            <text:p>8790492</text:p>
          </table:table-cell>
          <table:table-cell office:value-type="string">
            <text:p>$11.21</text:p>
          </table:table-cell>
          <table:table-cell office:value-type="string">
            <text:p>$11.24</text:p>
          </table:table-cell>
          <table:table-cell office:value-type="string">
            <text:p>$10.99</text:p>
          </table:table-cell>
        </table:table-row>
        <table:table-row table:style-name="ro1">
          <table:table-cell office:value-type="string">
            <text:p>09/16/2014</text:p>
          </table:table-cell>
          <table:table-cell office:value-type="string">
            <text:p>$11.21</text:p>
          </table:table-cell>
          <table:table-cell office:value-type="float" office:value="10979304">
            <text:p>10979304</text:p>
          </table:table-cell>
          <table:table-cell office:value-type="string">
            <text:p>$10.86</text:p>
          </table:table-cell>
          <table:table-cell office:value-type="string">
            <text:p>$11.36</text:p>
          </table:table-cell>
          <table:table-cell office:value-type="string">
            <text:p>$10.82</text:p>
          </table:table-cell>
        </table:table-row>
        <table:table-row table:style-name="ro1">
          <table:table-cell office:value-type="string">
            <text:p>09/15/2014</text:p>
          </table:table-cell>
          <table:table-cell office:value-type="string">
            <text:p>$10.88</text:p>
          </table:table-cell>
          <table:table-cell office:value-type="float" office:value="4722376">
            <text:p>4722376</text:p>
          </table:table-cell>
          <table:table-cell office:value-type="string">
            <text:p>$10.90</text:p>
          </table:table-cell>
          <table:table-cell office:value-type="string">
            <text:p>$10.95</text:p>
          </table:table-cell>
          <table:table-cell office:value-type="string">
            <text:p>$10.80</text:p>
          </table:table-cell>
        </table:table-row>
        <table:table-row table:style-name="ro1">
          <table:table-cell office:value-type="string">
            <text:p>09/12/2014</text:p>
          </table:table-cell>
          <table:table-cell office:value-type="string">
            <text:p>$10.90</text:p>
          </table:table-cell>
          <table:table-cell office:value-type="float" office:value="6821552">
            <text:p>6821552</text:p>
          </table:table-cell>
          <table:table-cell office:value-type="string">
            <text:p>$11.01</text:p>
          </table:table-cell>
          <table:table-cell office:value-type="string">
            <text:p>$11.10</text:p>
          </table:table-cell>
          <table:table-cell office:value-type="string">
            <text:p>$10.87</text:p>
          </table:table-cell>
        </table:table-row>
        <table:table-row table:style-name="ro1">
          <table:table-cell office:value-type="string">
            <text:p>09/11/2014</text:p>
          </table:table-cell>
          <table:table-cell office:value-type="string">
            <text:p>$10.99</text:p>
          </table:table-cell>
          <table:table-cell office:value-type="float" office:value="7767696">
            <text:p>7767696</text:p>
          </table:table-cell>
          <table:table-cell office:value-type="string">
            <text:p>$10.77</text:p>
          </table:table-cell>
          <table:table-cell office:value-type="string">
            <text:p>$11.00</text:p>
          </table:table-cell>
          <table:table-cell office:value-type="string">
            <text:p>$10.75</text:p>
          </table:table-cell>
        </table:table-row>
        <table:table-row table:style-name="ro1">
          <table:table-cell office:value-type="string">
            <text:p>09/10/2014</text:p>
          </table:table-cell>
          <table:table-cell office:value-type="string">
            <text:p>$10.79</text:p>
          </table:table-cell>
          <table:table-cell office:value-type="float" office:value="8990236">
            <text:p>8990236</text:p>
          </table:table-cell>
          <table:table-cell office:value-type="string">
            <text:p>$10.86</text:p>
          </table:table-cell>
          <table:table-cell office:value-type="string">
            <text:p>$10.89</text:p>
          </table:table-cell>
          <table:table-cell office:value-type="string">
            <text:p>$10.69</text:p>
          </table:table-cell>
        </table:table-row>
        <table:table-row table:style-name="ro1">
          <table:table-cell office:value-type="string">
            <text:p>09/09/2014</text:p>
          </table:table-cell>
          <table:table-cell office:value-type="string">
            <text:p>$10.79</text:p>
          </table:table-cell>
          <table:table-cell office:value-type="float" office:value="10427244">
            <text:p>10427244</text:p>
          </table:table-cell>
          <table:table-cell office:value-type="string">
            <text:p>$11.04</text:p>
          </table:table-cell>
          <table:table-cell office:value-type="string">
            <text:p>$11.07</text:p>
          </table:table-cell>
          <table:table-cell office:value-type="string">
            <text:p>$10.77</text:p>
          </table:table-cell>
        </table:table-row>
        <table:table-row table:style-name="ro1">
          <table:table-cell office:value-type="string">
            <text:p>09/08/2014</text:p>
          </table:table-cell>
          <table:table-cell office:value-type="string">
            <text:p>$11.07</text:p>
          </table:table-cell>
          <table:table-cell office:value-type="float" office:value="7969820">
            <text:p>7969820</text:p>
          </table:table-cell>
          <table:table-cell office:value-type="string">
            <text:p>$11.28</text:p>
          </table:table-cell>
          <table:table-cell office:value-type="string">
            <text:p>$11.35</text:p>
          </table:table-cell>
          <table:table-cell office:value-type="string">
            <text:p>$11.05</text:p>
          </table:table-cell>
        </table:table-row>
        <table:table-row table:style-name="ro1">
          <table:table-cell office:value-type="string">
            <text:p>09/05/2014</text:p>
          </table:table-cell>
          <table:table-cell office:value-type="string">
            <text:p>$11.31</text:p>
          </table:table-cell>
          <table:table-cell office:value-type="float" office:value="11084068">
            <text:p>11084068</text:p>
          </table:table-cell>
          <table:table-cell office:value-type="string">
            <text:p>$11.08</text:p>
          </table:table-cell>
          <table:table-cell office:value-type="string">
            <text:p>$11.31</text:p>
          </table:table-cell>
          <table:table-cell office:value-type="string">
            <text:p>$10.94</text:p>
          </table:table-cell>
        </table:table-row>
        <table:table-row table:style-name="ro1">
          <table:table-cell office:value-type="string">
            <text:p>09/04/2014</text:p>
          </table:table-cell>
          <table:table-cell office:value-type="string">
            <text:p>$11.11</text:p>
          </table:table-cell>
          <table:table-cell office:value-type="float" office:value="9014780">
            <text:p>9014780</text:p>
          </table:table-cell>
          <table:table-cell office:value-type="string">
            <text:p>$10.90</text:p>
          </table:table-cell>
          <table:table-cell office:value-type="string">
            <text:p>$11.12</text:p>
          </table:table-cell>
          <table:table-cell office:value-type="string">
            <text:p>$10.89</text:p>
          </table:table-cell>
        </table:table-row>
        <table:table-row table:style-name="ro1">
          <table:table-cell office:value-type="string">
            <text:p>09/03/2014</text:p>
          </table:table-cell>
          <table:table-cell office:value-type="string">
            <text:p>$10.88</text:p>
          </table:table-cell>
          <table:table-cell office:value-type="float" office:value="6695696">
            <text:p>6695696</text:p>
          </table:table-cell>
          <table:table-cell office:value-type="string">
            <text:p>$11.00</text:p>
          </table:table-cell>
          <table:table-cell office:value-type="string">
            <text:p>$11.02</text:p>
          </table:table-cell>
          <table:table-cell office:value-type="string">
            <text:p>$10.86</text:p>
          </table:table-cell>
        </table:table-row>
        <table:table-row table:style-name="ro1">
          <table:table-cell office:value-type="string">
            <text:p>09/02/2014</text:p>
          </table:table-cell>
          <table:table-cell office:value-type="string">
            <text:p>$10.94</text:p>
          </table:table-cell>
          <table:table-cell office:value-type="float" office:value="12213408">
            <text:p>12213408</text:p>
          </table:table-cell>
          <table:table-cell office:value-type="string">
            <text:p>$10.57</text:p>
          </table:table-cell>
          <table:table-cell office:value-type="string">
            <text:p>$10.99</text:p>
          </table:table-cell>
          <table:table-cell office:value-type="string">
            <text:p>$10.56</text:p>
          </table:table-cell>
        </table:table-row>
        <table:table-row table:style-name="ro1">
          <table:table-cell office:value-type="string">
            <text:p>08/29/2014</text:p>
          </table:table-cell>
          <table:table-cell office:value-type="string">
            <text:p>$10.55</text:p>
          </table:table-cell>
          <table:table-cell office:value-type="float" office:value="7246296">
            <text:p>7246296</text:p>
          </table:table-cell>
          <table:table-cell office:value-type="string">
            <text:p>$10.74</text:p>
          </table:table-cell>
          <table:table-cell office:value-type="string">
            <text:p>$10.75</text:p>
          </table:table-cell>
          <table:table-cell office:value-type="string">
            <text:p>$10.53</text:p>
          </table:table-cell>
        </table:table-row>
        <table:table-row table:style-name="ro1">
          <table:table-cell office:value-type="string">
            <text:p>08/28/2014</text:p>
          </table:table-cell>
          <table:table-cell office:value-type="string">
            <text:p>$10.79</text:p>
          </table:table-cell>
          <table:table-cell office:value-type="float" office:value="7231752">
            <text:p>7231752</text:p>
          </table:table-cell>
          <table:table-cell office:value-type="string">
            <text:p>$10.69</text:p>
          </table:table-cell>
          <table:table-cell office:value-type="string">
            <text:p>$10.80</text:p>
          </table:table-cell>
          <table:table-cell office:value-type="string">
            <text:p>$10.56</text:p>
          </table:table-cell>
        </table:table-row>
        <table:table-row table:style-name="ro1">
          <table:table-cell office:value-type="string">
            <text:p>08/27/2014</text:p>
          </table:table-cell>
          <table:table-cell office:value-type="string">
            <text:p>$10.75</text:p>
          </table:table-cell>
          <table:table-cell office:value-type="float" office:value="4411356">
            <text:p>4411356</text:p>
          </table:table-cell>
          <table:table-cell office:value-type="string">
            <text:p>$10.74</text:p>
          </table:table-cell>
          <table:table-cell office:value-type="string">
            <text:p>$10.78</text:p>
          </table:table-cell>
          <table:table-cell office:value-type="string">
            <text:p>$10.64</text:p>
          </table:table-cell>
        </table:table-row>
        <table:table-row table:style-name="ro1">
          <table:table-cell office:value-type="string">
            <text:p>08/26/2014</text:p>
          </table:table-cell>
          <table:table-cell office:value-type="string">
            <text:p>$10.69</text:p>
          </table:table-cell>
          <table:table-cell office:value-type="float" office:value="9486812">
            <text:p>9486812</text:p>
          </table:table-cell>
          <table:table-cell office:value-type="string">
            <text:p>$10.61</text:p>
          </table:table-cell>
          <table:table-cell office:value-type="string">
            <text:p>$10.74</text:p>
          </table:table-cell>
          <table:table-cell office:value-type="string">
            <text:p>$10.48</text:p>
          </table:table-cell>
        </table:table-row>
        <table:table-row table:style-name="ro1">
          <table:table-cell office:value-type="string">
            <text:p>08/25/2014</text:p>
          </table:table-cell>
          <table:table-cell office:value-type="string">
            <text:p>$10.60</text:p>
          </table:table-cell>
          <table:table-cell office:value-type="float" office:value="13844484">
            <text:p>13844484</text:p>
          </table:table-cell>
          <table:table-cell table:number-columns-repeated="2" office:value-type="string">
            <text:p>$10.90</text:p>
          </table:table-cell>
          <table:table-cell office:value-type="string">
            <text:p>$10.47</text:p>
          </table:table-cell>
        </table:table-row>
        <table:table-row table:style-name="ro1">
          <table:table-cell office:value-type="string">
            <text:p>08/22/2014</text:p>
          </table:table-cell>
          <table:table-cell office:value-type="string">
            <text:p>$10.73</text:p>
          </table:table-cell>
          <table:table-cell office:value-type="float" office:value="34268804">
            <text:p>34268804</text:p>
          </table:table-cell>
          <table:table-cell office:value-type="string">
            <text:p>$10.92</text:p>
          </table:table-cell>
          <table:table-cell office:value-type="string">
            <text:p>$11.13</text:p>
          </table:table-cell>
          <table:table-cell office:value-type="string">
            <text:p>$10.60</text:p>
          </table:table-cell>
        </table:table-row>
        <table:table-row table:style-name="ro1">
          <table:table-cell office:value-type="string">
            <text:p>08/21/2014</text:p>
          </table:table-cell>
          <table:table-cell office:value-type="string">
            <text:p>$10.12</text:p>
          </table:table-cell>
          <table:table-cell office:value-type="float" office:value="19414052">
            <text:p>19414052</text:p>
          </table:table-cell>
          <table:table-cell office:value-type="string">
            <text:p>$10.42</text:p>
          </table:table-cell>
          <table:table-cell office:value-type="string">
            <text:p>$10.43</text:p>
          </table:table-cell>
          <table:table-cell office:value-type="string">
            <text:p>$10.08</text:p>
          </table:table-cell>
        </table:table-row>
        <table:table-row table:style-name="ro1">
          <table:table-cell office:value-type="string">
            <text:p>08/20/2014</text:p>
          </table:table-cell>
          <table:table-cell office:value-type="string">
            <text:p>$10.33</text:p>
          </table:table-cell>
          <table:table-cell office:value-type="float" office:value="9187900">
            <text:p>9187900</text:p>
          </table:table-cell>
          <table:table-cell office:value-type="string">
            <text:p>$10.22</text:p>
          </table:table-cell>
          <table:table-cell office:value-type="string">
            <text:p>$10.35</text:p>
          </table:table-cell>
          <table:table-cell office:value-type="string">
            <text:p>$10.02</text:p>
          </table:table-cell>
        </table:table-row>
        <table:table-row table:style-name="ro1">
          <table:table-cell office:value-type="string">
            <text:p>08/19/2014</text:p>
          </table:table-cell>
          <table:table-cell office:value-type="string">
            <text:p>$10.22</text:p>
          </table:table-cell>
          <table:table-cell office:value-type="float" office:value="8367884">
            <text:p>8367884</text:p>
          </table:table-cell>
          <table:table-cell office:value-type="string">
            <text:p>$10.20</text:p>
          </table:table-cell>
          <table:table-cell office:value-type="string">
            <text:p>$10.32</text:p>
          </table:table-cell>
          <table:table-cell office:value-type="string">
            <text:p>$10.19</text:p>
          </table:table-cell>
        </table:table-row>
        <table:table-row table:style-name="ro1">
          <table:table-cell office:value-type="string">
            <text:p>08/18/2014</text:p>
          </table:table-cell>
          <table:table-cell office:value-type="string">
            <text:p>$10.16</text:p>
          </table:table-cell>
          <table:table-cell office:value-type="float" office:value="10640996">
            <text:p>10640996</text:p>
          </table:table-cell>
          <table:table-cell office:value-type="string">
            <text:p>$10.02</text:p>
          </table:table-cell>
          <table:table-cell office:value-type="string">
            <text:p>$10.19</text:p>
          </table:table-cell>
          <table:table-cell office:value-type="string">
            <text:p>$9.99</text:p>
          </table:table-cell>
        </table:table-row>
        <table:table-row table:style-name="ro1">
          <table:table-cell office:value-type="string">
            <text:p>08/15/2014</text:p>
          </table:table-cell>
          <table:table-cell office:value-type="string">
            <text:p>$9.91</text:p>
          </table:table-cell>
          <table:table-cell office:value-type="float" office:value="16992640">
            <text:p>16992640</text:p>
          </table:table-cell>
          <table:table-cell table:number-columns-repeated="2" office:value-type="string">
            <text:p>$10.47</text:p>
          </table:table-cell>
          <table:table-cell office:value-type="string">
            <text:p>$9.85</text:p>
          </table:table-cell>
        </table:table-row>
        <table:table-row table:style-name="ro1">
          <table:table-cell office:value-type="string">
            <text:p>08/14/2014</text:p>
          </table:table-cell>
          <table:table-cell office:value-type="string">
            <text:p>$10.46</text:p>
          </table:table-cell>
          <table:table-cell office:value-type="float" office:value="8771720">
            <text:p>8771720</text:p>
          </table:table-cell>
          <table:table-cell office:value-type="string">
            <text:p>$10.37</text:p>
          </table:table-cell>
          <table:table-cell office:value-type="string">
            <text:p>$10.48</text:p>
          </table:table-cell>
          <table:table-cell office:value-type="string">
            <text:p>$10.20</text:p>
          </table:table-cell>
        </table:table-row>
        <table:table-row table:style-name="ro1">
          <table:table-cell office:value-type="string">
            <text:p>08/13/2014</text:p>
          </table:table-cell>
          <table:table-cell office:value-type="string">
            <text:p>$10.34</text:p>
          </table:table-cell>
          <table:table-cell office:value-type="float" office:value="5473884">
            <text:p>5473884</text:p>
          </table:table-cell>
          <table:table-cell office:value-type="string">
            <text:p>$10.30</text:p>
          </table:table-cell>
          <table:table-cell office:value-type="string">
            <text:p>$10.34</text:p>
          </table:table-cell>
          <table:table-cell office:value-type="string">
            <text:p>$10.11</text:p>
          </table:table-cell>
        </table:table-row>
        <table:table-row table:style-name="ro1">
          <table:table-cell office:value-type="string">
            <text:p>08/12/2014</text:p>
          </table:table-cell>
          <table:table-cell office:value-type="string">
            <text:p>$10.23</text:p>
          </table:table-cell>
          <table:table-cell office:value-type="float" office:value="6754236">
            <text:p>6754236</text:p>
          </table:table-cell>
          <table:table-cell table:number-columns-repeated="2" office:value-type="string">
            <text:p>$10.41</text:p>
          </table:table-cell>
          <table:table-cell office:value-type="string">
            <text:p>$10.15</text:p>
          </table:table-cell>
        </table:table-row>
        <table:table-row table:style-name="ro1">
          <table:table-cell office:value-type="string">
            <text:p>08/11/2014</text:p>
          </table:table-cell>
          <table:table-cell office:value-type="string">
            <text:p>$10.41</text:p>
          </table:table-cell>
          <table:table-cell office:value-type="float" office:value="5897696">
            <text:p>5897696</text:p>
          </table:table-cell>
          <table:table-cell office:value-type="string">
            <text:p>$10.25</text:p>
          </table:table-cell>
          <table:table-cell office:value-type="string">
            <text:p>$10.43</text:p>
          </table:table-cell>
          <table:table-cell office:value-type="string">
            <text:p>$10.18</text:p>
          </table:table-cell>
        </table:table-row>
        <table:table-row table:style-name="ro1">
          <table:table-cell office:value-type="string">
            <text:p>08/08/2014</text:p>
          </table:table-cell>
          <table:table-cell office:value-type="string">
            <text:p>$10.18</text:p>
          </table:table-cell>
          <table:table-cell office:value-type="float" office:value="7065308">
            <text:p>7065308</text:p>
          </table:table-cell>
          <table:table-cell table:number-columns-repeated="2" office:value-type="string">
            <text:p>$10.24</text:p>
          </table:table-cell>
          <table:table-cell office:value-type="string">
            <text:p>$10.07</text:p>
          </table:table-cell>
        </table:table-row>
        <table:table-row table:style-name="ro1">
          <table:table-cell office:value-type="string">
            <text:p>08/07/2014</text:p>
          </table:table-cell>
          <table:table-cell office:value-type="string">
            <text:p>$10.22</text:p>
          </table:table-cell>
          <table:table-cell office:value-type="float" office:value="4841940">
            <text:p>4841940</text:p>
          </table:table-cell>
          <table:table-cell office:value-type="string">
            <text:p>$10.44</text:p>
          </table:table-cell>
          <table:table-cell office:value-type="string">
            <text:p>$10.49</text:p>
          </table:table-cell>
          <table:table-cell office:value-type="string">
            <text:p>$10.21</text:p>
          </table:table-cell>
        </table:table-row>
        <table:table-row table:style-name="ro1">
          <table:table-cell office:value-type="string">
            <text:p>08/06/2014</text:p>
          </table:table-cell>
          <table:table-cell office:value-type="string">
            <text:p>$10.38</text:p>
          </table:table-cell>
          <table:table-cell office:value-type="float" office:value="6443696">
            <text:p>6443696</text:p>
          </table:table-cell>
          <table:table-cell office:value-type="string">
            <text:p>$10.26</text:p>
          </table:table-cell>
          <table:table-cell office:value-type="string">
            <text:p>$10.46</text:p>
          </table:table-cell>
          <table:table-cell office:value-type="string">
            <text:p>$10.22</text:p>
          </table:table-cell>
        </table:table-row>
        <table:table-row table:style-name="ro1">
          <table:table-cell office:value-type="string">
            <text:p>08/05/2014</text:p>
          </table:table-cell>
          <table:table-cell office:value-type="string">
            <text:p>$10.33</text:p>
          </table:table-cell>
          <table:table-cell office:value-type="float" office:value="6909868">
            <text:p>6909868</text:p>
          </table:table-cell>
          <table:table-cell office:value-type="string">
            <text:p>$10.38</text:p>
          </table:table-cell>
          <table:table-cell office:value-type="string">
            <text:p>$10.51</text:p>
          </table:table-cell>
          <table:table-cell office:value-type="string">
            <text:p>$10.29</text:p>
          </table:table-cell>
        </table:table-row>
        <table:table-row table:style-name="ro1">
          <table:table-cell office:value-type="string">
            <text:p>08/04/2014</text:p>
          </table:table-cell>
          <table:table-cell office:value-type="string">
            <text:p>$10.42</text:p>
          </table:table-cell>
          <table:table-cell office:value-type="float" office:value="10921420">
            <text:p>10921420</text:p>
          </table:table-cell>
          <table:table-cell office:value-type="string">
            <text:p>$10.34</text:p>
          </table:table-cell>
          <table:table-cell office:value-type="string">
            <text:p>$10.53</text:p>
          </table:table-cell>
          <table:table-cell office:value-type="string">
            <text:p>$10.33</text:p>
          </table:table-cell>
        </table:table-row>
        <table:table-row table:style-name="ro1">
          <table:table-cell office:value-type="string">
            <text:p>08/01/2014</text:p>
          </table:table-cell>
          <table:table-cell office:value-type="string">
            <text:p>$10.31</text:p>
          </table:table-cell>
          <table:table-cell office:value-type="float" office:value="9872140">
            <text:p>9872140</text:p>
          </table:table-cell>
          <table:table-cell office:value-type="string">
            <text:p>$10.50</text:p>
          </table:table-cell>
          <table:table-cell office:value-type="string">
            <text:p>$10.64</text:p>
          </table:table-cell>
          <table:table-cell office:value-type="string">
            <text:p>$10.27</text:p>
          </table:table-cell>
        </table:table-row>
        <table:table-row table:style-name="ro1">
          <table:table-cell office:value-type="string">
            <text:p>07/31/2014</text:p>
          </table:table-cell>
          <table:table-cell office:value-type="string">
            <text:p>$10.49</text:p>
          </table:table-cell>
          <table:table-cell office:value-type="float" office:value="9102864">
            <text:p>9102864</text:p>
          </table:table-cell>
          <table:table-cell office:value-type="string">
            <text:p>$10.74</text:p>
          </table:table-cell>
          <table:table-cell office:value-type="string">
            <text:p>$10.76</text:p>
          </table:table-cell>
          <table:table-cell office:value-type="string">
            <text:p>$10.49</text:p>
          </table:table-cell>
        </table:table-row>
        <table:table-row table:style-name="ro1">
          <table:table-cell office:value-type="string">
            <text:p>07/30/2014</text:p>
          </table:table-cell>
          <table:table-cell office:value-type="string">
            <text:p>$10.79</text:p>
          </table:table-cell>
          <table:table-cell office:value-type="float" office:value="21596116">
            <text:p>21596116</text:p>
          </table:table-cell>
          <table:table-cell office:value-type="string">
            <text:p>$10.97</text:p>
          </table:table-cell>
          <table:table-cell office:value-type="string">
            <text:p>$11.13</text:p>
          </table:table-cell>
          <table:table-cell office:value-type="string">
            <text:p>$10.77</text:p>
          </table:table-cell>
        </table:table-row>
        <table:table-row table:style-name="ro1">
          <table:table-cell office:value-type="string">
            <text:p>07/29/2014</text:p>
          </table:table-cell>
          <table:table-cell office:value-type="string">
            <text:p>$10.86</text:p>
          </table:table-cell>
          <table:table-cell office:value-type="float" office:value="50148320">
            <text:p>50148320</text:p>
          </table:table-cell>
          <table:table-cell office:value-type="string">
            <text:p>$11.52</text:p>
          </table:table-cell>
          <table:table-cell office:value-type="string">
            <text:p>$11.65</text:p>
          </table:table-cell>
          <table:table-cell office:value-type="string">
            <text:p>$10.47</text:p>
          </table:table-cell>
        </table:table-row>
        <table:table-row table:style-name="ro1">
          <table:table-cell office:value-type="string">
            <text:p>07/28/2014</text:p>
          </table:table-cell>
          <table:table-cell office:value-type="string">
            <text:p>$11.52</text:p>
          </table:table-cell>
          <table:table-cell office:value-type="float" office:value="6511868">
            <text:p>6511868</text:p>
          </table:table-cell>
          <table:table-cell office:value-type="string">
            <text:p>$11.47</text:p>
          </table:table-cell>
          <table:table-cell office:value-type="string">
            <text:p>$11.64</text:p>
          </table:table-cell>
          <table:table-cell office:value-type="string">
            <text:p>$11.47</text:p>
          </table:table-cell>
        </table:table-row>
        <table:table-row table:style-name="ro1">
          <table:table-cell office:value-type="string">
            <text:p>07/25/2014</text:p>
          </table:table-cell>
          <table:table-cell office:value-type="string">
            <text:p>$11.42</text:p>
          </table:table-cell>
          <table:table-cell office:value-type="float" office:value="5972832">
            <text:p>5972832</text:p>
          </table:table-cell>
          <table:table-cell office:value-type="string">
            <text:p>$11.47</text:p>
          </table:table-cell>
          <table:table-cell office:value-type="string">
            <text:p>$11.52</text:p>
          </table:table-cell>
          <table:table-cell office:value-type="string">
            <text:p>$11.39</text:p>
          </table:table-cell>
        </table:table-row>
        <table:table-row table:style-name="ro1">
          <table:table-cell office:value-type="string">
            <text:p>07/24/2014</text:p>
          </table:table-cell>
          <table:table-cell office:value-type="string">
            <text:p>$11.53</text:p>
          </table:table-cell>
          <table:table-cell office:value-type="float" office:value="11491560">
            <text:p>11491560</text:p>
          </table:table-cell>
          <table:table-cell office:value-type="string">
            <text:p>$11.19</text:p>
          </table:table-cell>
          <table:table-cell office:value-type="string">
            <text:p>$11.55</text:p>
          </table:table-cell>
          <table:table-cell office:value-type="string">
            <text:p>$11.19</text:p>
          </table:table-cell>
        </table:table-row>
        <table:table-row table:style-name="ro1">
          <table:table-cell office:value-type="string">
            <text:p>07/23/2014</text:p>
          </table:table-cell>
          <table:table-cell office:value-type="string">
            <text:p>$11.18</text:p>
          </table:table-cell>
          <table:table-cell office:value-type="float" office:value="16118104">
            <text:p>16118104</text:p>
          </table:table-cell>
          <table:table-cell office:value-type="string">
            <text:p>$11.13</text:p>
          </table:table-cell>
          <table:table-cell office:value-type="string">
            <text:p>$11.42</text:p>
          </table:table-cell>
          <table:table-cell office:value-type="string">
            <text:p>$11.02</text:p>
          </table:table-cell>
        </table:table-row>
        <table:table-row table:style-name="ro1">
          <table:table-cell office:value-type="string">
            <text:p>07/22/2014</text:p>
          </table:table-cell>
          <table:table-cell office:value-type="string">
            <text:p>$11.02</text:p>
          </table:table-cell>
          <table:table-cell office:value-type="float" office:value="10832156">
            <text:p>10832156</text:p>
          </table:table-cell>
          <table:table-cell office:value-type="string">
            <text:p>$10.73</text:p>
          </table:table-cell>
          <table:table-cell office:value-type="string">
            <text:p>$11.08</text:p>
          </table:table-cell>
          <table:table-cell office:value-type="string">
            <text:p>$10.63</text:p>
          </table:table-cell>
        </table:table-row>
        <table:table-row table:style-name="ro1">
          <table:table-cell office:value-type="string">
            <text:p>07/21/2014</text:p>
          </table:table-cell>
          <table:table-cell office:value-type="string">
            <text:p>$10.71</text:p>
          </table:table-cell>
          <table:table-cell office:value-type="float" office:value="10919144">
            <text:p>10919144</text:p>
          </table:table-cell>
          <table:table-cell office:value-type="string">
            <text:p>$10.64</text:p>
          </table:table-cell>
          <table:table-cell office:value-type="string">
            <text:p>$10.81</text:p>
          </table:table-cell>
          <table:table-cell office:value-type="string">
            <text:p>$10.60</text:p>
          </table:table-cell>
        </table:table-row>
        <table:table-row table:style-name="ro1">
          <table:table-cell office:value-type="string">
            <text:p>07/18/2014</text:p>
          </table:table-cell>
          <table:table-cell office:value-type="string">
            <text:p>$10.71</text:p>
          </table:table-cell>
          <table:table-cell office:value-type="float" office:value="15965144">
            <text:p>15965144</text:p>
          </table:table-cell>
          <table:table-cell office:value-type="string">
            <text:p>$10.43</text:p>
          </table:table-cell>
          <table:table-cell office:value-type="string">
            <text:p>$10.84</text:p>
          </table:table-cell>
          <table:table-cell office:value-type="string">
            <text:p>$10.38</text:p>
          </table:table-cell>
        </table:table-row>
        <table:table-row table:style-name="ro1">
          <table:table-cell office:value-type="string">
            <text:p>07/17/2014</text:p>
          </table:table-cell>
          <table:table-cell office:value-type="string">
            <text:p>$10.31</text:p>
          </table:table-cell>
          <table:table-cell office:value-type="float" office:value="9123980">
            <text:p>9123980</text:p>
          </table:table-cell>
          <table:table-cell office:value-type="string">
            <text:p>$10.41</text:p>
          </table:table-cell>
          <table:table-cell office:value-type="string">
            <text:p>$10.51</text:p>
          </table:table-cell>
          <table:table-cell office:value-type="string">
            <text:p>$10.28</text:p>
          </table:table-cell>
        </table:table-row>
        <table:table-row table:style-name="ro1">
          <table:table-cell office:value-type="string">
            <text:p>07/16/2014</text:p>
          </table:table-cell>
          <table:table-cell office:value-type="string">
            <text:p>$10.39</text:p>
          </table:table-cell>
          <table:table-cell office:value-type="float" office:value="5677744">
            <text:p>5677744</text:p>
          </table:table-cell>
          <table:table-cell office:value-type="string">
            <text:p>$10.32</text:p>
          </table:table-cell>
          <table:table-cell office:value-type="string">
            <text:p>$10.43</text:p>
          </table:table-cell>
          <table:table-cell office:value-type="string">
            <text:p>$10.26</text:p>
          </table:table-cell>
        </table:table-row>
        <table:table-row table:style-name="ro1">
          <table:table-cell office:value-type="string">
            <text:p>07/15/2014</text:p>
          </table:table-cell>
          <table:table-cell office:value-type="string">
            <text:p>$10.26</text:p>
          </table:table-cell>
          <table:table-cell office:value-type="float" office:value="7141804">
            <text:p>7141804</text:p>
          </table:table-cell>
          <table:table-cell office:value-type="string">
            <text:p>$10.42</text:p>
          </table:table-cell>
          <table:table-cell office:value-type="string">
            <text:p>$10.49</text:p>
          </table:table-cell>
          <table:table-cell office:value-type="string">
            <text:p>$10.22</text:p>
          </table:table-cell>
        </table:table-row>
        <table:table-row table:style-name="ro1">
          <table:table-cell office:value-type="string">
            <text:p>07/14/2014</text:p>
          </table:table-cell>
          <table:table-cell office:value-type="string">
            <text:p>$10.45</text:p>
          </table:table-cell>
          <table:table-cell office:value-type="float" office:value="5525456">
            <text:p>5525456</text:p>
          </table:table-cell>
          <table:table-cell office:value-type="string">
            <text:p>$10.46</text:p>
          </table:table-cell>
          <table:table-cell office:value-type="string">
            <text:p>$10.52</text:p>
          </table:table-cell>
          <table:table-cell office:value-type="string">
            <text:p>$10.37</text:p>
          </table:table-cell>
        </table:table-row>
        <table:table-row table:style-name="ro1">
          <table:table-cell office:value-type="string">
            <text:p>07/11/2014</text:p>
          </table:table-cell>
          <table:table-cell office:value-type="string">
            <text:p>$10.31</text:p>
          </table:table-cell>
          <table:table-cell office:value-type="float" office:value="7210468">
            <text:p>7210468</text:p>
          </table:table-cell>
          <table:table-cell office:value-type="string">
            <text:p>$10.40</text:p>
          </table:table-cell>
          <table:table-cell office:value-type="string">
            <text:p>$10.45</text:p>
          </table:table-cell>
          <table:table-cell office:value-type="string">
            <text:p>$10.21</text:p>
          </table:table-cell>
        </table:table-row>
        <table:table-row table:style-name="ro1">
          <table:table-cell office:value-type="string">
            <text:p>07/10/2014</text:p>
          </table:table-cell>
          <table:table-cell office:value-type="string">
            <text:p>$10.45</text:p>
          </table:table-cell>
          <table:table-cell office:value-type="float" office:value="8211996">
            <text:p>8211996</text:p>
          </table:table-cell>
          <table:table-cell office:value-type="string">
            <text:p>$10.26</text:p>
          </table:table-cell>
          <table:table-cell office:value-type="string">
            <text:p>$10.51</text:p>
          </table:table-cell>
          <table:table-cell office:value-type="string">
            <text:p>$10.19</text:p>
          </table:table-cell>
        </table:table-row>
        <table:table-row table:style-name="ro1">
          <table:table-cell office:value-type="string">
            <text:p>07/09/2014</text:p>
          </table:table-cell>
          <table:table-cell office:value-type="string">
            <text:p>$10.45</text:p>
          </table:table-cell>
          <table:table-cell office:value-type="float" office:value="10606508">
            <text:p>10606508</text:p>
          </table:table-cell>
          <table:table-cell office:value-type="string">
            <text:p>$10.42</text:p>
          </table:table-cell>
          <table:table-cell office:value-type="string">
            <text:p>$10.72</text:p>
          </table:table-cell>
          <table:table-cell office:value-type="string">
            <text:p>$10.36</text:p>
          </table:table-cell>
        </table:table-row>
        <table:table-row table:style-name="ro1">
          <table:table-cell office:value-type="string">
            <text:p>07/08/2014</text:p>
          </table:table-cell>
          <table:table-cell office:value-type="string">
            <text:p>$10.41</text:p>
          </table:table-cell>
          <table:table-cell office:value-type="float" office:value="10329924">
            <text:p>10329924</text:p>
          </table:table-cell>
          <table:table-cell office:value-type="string">
            <text:p>$10.37</text:p>
          </table:table-cell>
          <table:table-cell office:value-type="string">
            <text:p>$10.42</text:p>
          </table:table-cell>
          <table:table-cell office:value-type="string">
            <text:p>$10.25</text:p>
          </table:table-cell>
        </table:table-row>
        <table:table-row table:style-name="ro1">
          <table:table-cell office:value-type="string">
            <text:p>07/07/2014</text:p>
          </table:table-cell>
          <table:table-cell office:value-type="string">
            <text:p>$10.40</text:p>
          </table:table-cell>
          <table:table-cell office:value-type="float" office:value="5558236">
            <text:p>5558236</text:p>
          </table:table-cell>
          <table:table-cell office:value-type="string">
            <text:p>$10.39</text:p>
          </table:table-cell>
          <table:table-cell office:value-type="string">
            <text:p>$10.46</text:p>
          </table:table-cell>
          <table:table-cell office:value-type="string">
            <text:p>$10.36</text:p>
          </table:table-cell>
        </table:table-row>
        <table:table-row table:style-name="ro1">
          <table:table-cell office:value-type="string">
            <text:p>07/03/2014</text:p>
          </table:table-cell>
          <table:table-cell office:value-type="string">
            <text:p>$10.44</text:p>
          </table:table-cell>
          <table:table-cell office:value-type="float" office:value="4632296">
            <text:p>4632296</text:p>
          </table:table-cell>
          <table:table-cell office:value-type="string">
            <text:p>$10.24</text:p>
          </table:table-cell>
          <table:table-cell office:value-type="string">
            <text:p>$10.46</text:p>
          </table:table-cell>
          <table:table-cell office:value-type="string">
            <text:p>$10.22</text:p>
          </table:table-cell>
        </table:table-row>
        <table:table-row table:style-name="ro1">
          <table:table-cell office:value-type="string">
            <text:p>07/02/2014</text:p>
          </table:table-cell>
          <table:table-cell office:value-type="string">
            <text:p>$10.22</text:p>
          </table:table-cell>
          <table:table-cell office:value-type="float" office:value="6847112">
            <text:p>6847112</text:p>
          </table:table-cell>
          <table:table-cell office:value-type="string">
            <text:p>$10.15</text:p>
          </table:table-cell>
          <table:table-cell office:value-type="string">
            <text:p>$10.30</text:p>
          </table:table-cell>
          <table:table-cell office:value-type="string">
            <text:p>$10.13</text:p>
          </table:table-cell>
        </table:table-row>
        <table:table-row table:style-name="ro1">
          <table:table-cell office:value-type="string">
            <text:p>07/01/2014</text:p>
          </table:table-cell>
          <table:table-cell office:value-type="string">
            <text:p>$10.13</text:p>
          </table:table-cell>
          <table:table-cell office:value-type="float" office:value="6431740">
            <text:p>6431740</text:p>
          </table:table-cell>
          <table:table-cell office:value-type="string">
            <text:p>$10.13</text:p>
          </table:table-cell>
          <table:table-cell office:value-type="string">
            <text:p>$10.22</text:p>
          </table:table-cell>
          <table:table-cell office:value-type="string">
            <text:p>$10.07</text:p>
          </table:table-cell>
        </table:table-row>
        <table:table-row table:style-name="ro1">
          <table:table-cell office:value-type="string">
            <text:p>06/30/2014</text:p>
          </table:table-cell>
          <table:table-cell office:value-type="string">
            <text:p>$10.12</text:p>
          </table:table-cell>
          <table:table-cell office:value-type="float" office:value="6017548">
            <text:p>6017548</text:p>
          </table:table-cell>
          <table:table-cell office:value-type="string">
            <text:p>$10.11</text:p>
          </table:table-cell>
          <table:table-cell office:value-type="string">
            <text:p>$10.20</text:p>
          </table:table-cell>
          <table:table-cell office:value-type="string">
            <text:p>$10.07</text:p>
          </table:table-cell>
        </table:table-row>
        <table:table-row table:style-name="ro1">
          <table:table-cell office:value-type="string">
            <text:p>06/27/2014</text:p>
          </table:table-cell>
          <table:table-cell office:value-type="string">
            <text:p>$10.09</text:p>
          </table:table-cell>
          <table:table-cell office:value-type="float" office:value="11698428">
            <text:p>11698428</text:p>
          </table:table-cell>
          <table:table-cell office:value-type="string">
            <text:p>$10.11</text:p>
          </table:table-cell>
          <table:table-cell office:value-type="string">
            <text:p>$10.25</text:p>
          </table:table-cell>
          <table:table-cell office:value-type="string">
            <text:p>$10.06</text:p>
          </table:table-cell>
        </table:table-row>
        <table:table-row table:style-name="ro1">
          <table:table-cell office:value-type="string">
            <text:p>06/26/2014</text:p>
          </table:table-cell>
          <table:table-cell office:value-type="string">
            <text:p>$10.14</text:p>
          </table:table-cell>
          <table:table-cell office:value-type="float" office:value="7635628">
            <text:p>7635628</text:p>
          </table:table-cell>
          <table:table-cell office:value-type="string">
            <text:p>$10.06</text:p>
          </table:table-cell>
          <table:table-cell office:value-type="string">
            <text:p>$10.15</text:p>
          </table:table-cell>
          <table:table-cell office:value-type="string">
            <text:p>$9.93</text:p>
          </table:table-cell>
        </table:table-row>
        <table:table-row table:style-name="ro1">
          <table:table-cell office:value-type="string">
            <text:p>06/25/2014</text:p>
          </table:table-cell>
          <table:table-cell office:value-type="string">
            <text:p>$10.05</text:p>
          </table:table-cell>
          <table:table-cell office:value-type="float" office:value="8234712">
            <text:p>8234712</text:p>
          </table:table-cell>
          <table:table-cell office:value-type="string">
            <text:p>$10.04</text:p>
          </table:table-cell>
          <table:table-cell office:value-type="string">
            <text:p>$10.12</text:p>
          </table:table-cell>
          <table:table-cell office:value-type="string">
            <text:p>$9.96</text:p>
          </table:table-cell>
        </table:table-row>
        <table:table-row table:style-name="ro1">
          <table:table-cell office:value-type="string">
            <text:p>06/24/2014</text:p>
          </table:table-cell>
          <table:table-cell office:value-type="string">
            <text:p>$10.06</text:p>
          </table:table-cell>
          <table:table-cell office:value-type="float" office:value="7699164">
            <text:p>7699164</text:p>
          </table:table-cell>
          <table:table-cell office:value-type="string">
            <text:p>$10.09</text:p>
          </table:table-cell>
          <table:table-cell office:value-type="string">
            <text:p>$10.19</text:p>
          </table:table-cell>
          <table:table-cell office:value-type="string">
            <text:p>$10.00</text:p>
          </table:table-cell>
        </table:table-row>
        <table:table-row table:style-name="ro1">
          <table:table-cell office:value-type="string">
            <text:p>06/23/2014</text:p>
          </table:table-cell>
          <table:table-cell office:value-type="string">
            <text:p>$10.10</text:p>
          </table:table-cell>
          <table:table-cell office:value-type="float" office:value="6448160">
            <text:p>6448160</text:p>
          </table:table-cell>
          <table:table-cell office:value-type="string">
            <text:p>$10.02</text:p>
          </table:table-cell>
          <table:table-cell office:value-type="string">
            <text:p>$10.14</text:p>
          </table:table-cell>
          <table:table-cell office:value-type="string">
            <text:p>$9.96</text:p>
          </table:table-cell>
        </table:table-row>
        <table:table-row table:style-name="ro1">
          <table:table-cell office:value-type="string">
            <text:p>06/20/2014</text:p>
          </table:table-cell>
          <table:table-cell office:value-type="string">
            <text:p>$10.03</text:p>
          </table:table-cell>
          <table:table-cell office:value-type="float" office:value="11714980">
            <text:p>11714980</text:p>
          </table:table-cell>
          <table:table-cell office:value-type="string">
            <text:p>$10.00</text:p>
          </table:table-cell>
          <table:table-cell office:value-type="string">
            <text:p>$10.11</text:p>
          </table:table-cell>
          <table:table-cell office:value-type="string">
            <text:p>$9.97</text:p>
          </table:table-cell>
        </table:table-row>
        <table:table-row table:style-name="ro1">
          <table:table-cell office:value-type="string">
            <text:p>06/19/2014</text:p>
          </table:table-cell>
          <table:table-cell office:value-type="string">
            <text:p>$9.99</text:p>
          </table:table-cell>
          <table:table-cell office:value-type="float" office:value="9364788">
            <text:p>9364788</text:p>
          </table:table-cell>
          <table:table-cell office:value-type="string">
            <text:p>$10.03</text:p>
          </table:table-cell>
          <table:table-cell office:value-type="string">
            <text:p>$10.11</text:p>
          </table:table-cell>
          <table:table-cell office:value-type="string">
            <text:p>$9.92</text:p>
          </table:table-cell>
        </table:table-row>
        <table:table-row table:style-name="ro1">
          <table:table-cell office:value-type="string">
            <text:p>06/18/2014</text:p>
          </table:table-cell>
          <table:table-cell office:value-type="string">
            <text:p>$10.00</text:p>
          </table:table-cell>
          <table:table-cell office:value-type="float" office:value="11353640">
            <text:p>11353640</text:p>
          </table:table-cell>
          <table:table-cell table:number-columns-repeated="2" office:value-type="string">
            <text:p>$10.08</text:p>
          </table:table-cell>
          <table:table-cell office:value-type="string">
            <text:p>$9.86</text:p>
          </table:table-cell>
        </table:table-row>
        <table:table-row table:style-name="ro1">
          <table:table-cell office:value-type="string">
            <text:p>06/17/2014</text:p>
          </table:table-cell>
          <table:table-cell office:value-type="string">
            <text:p>$10.07</text:p>
          </table:table-cell>
          <table:table-cell office:value-type="float" office:value="20228592">
            <text:p>20228592</text:p>
          </table:table-cell>
          <table:table-cell office:value-type="string">
            <text:p>$9.74</text:p>
          </table:table-cell>
          <table:table-cell office:value-type="string">
            <text:p>$10.09</text:p>
          </table:table-cell>
          <table:table-cell office:value-type="string">
            <text:p>$9.59</text:p>
          </table:table-cell>
        </table:table-row>
        <table:table-row table:style-name="ro1">
          <table:table-cell office:value-type="string">
            <text:p>06/16/2014</text:p>
          </table:table-cell>
          <table:table-cell office:value-type="string">
            <text:p>$9.43</text:p>
          </table:table-cell>
          <table:table-cell office:value-type="float" office:value="7273104">
            <text:p>7273104</text:p>
          </table:table-cell>
          <table:table-cell office:value-type="string">
            <text:p>$9.21</text:p>
          </table:table-cell>
          <table:table-cell office:value-type="string">
            <text:p>$9.43</text:p>
          </table:table-cell>
          <table:table-cell office:value-type="string">
            <text:p>$9.20</text:p>
          </table:table-cell>
        </table:table-row>
        <table:table-row table:style-name="ro1">
          <table:table-cell office:value-type="string">
            <text:p>06/13/2014</text:p>
          </table:table-cell>
          <table:table-cell office:value-type="string">
            <text:p>$9.25</text:p>
          </table:table-cell>
          <table:table-cell office:value-type="float" office:value="7460300">
            <text:p>7460300</text:p>
          </table:table-cell>
          <table:table-cell office:value-type="string">
            <text:p>$9.08</text:p>
          </table:table-cell>
          <table:table-cell office:value-type="string">
            <text:p>$9.28</text:p>
          </table:table-cell>
          <table:table-cell office:value-type="string">
            <text:p>$9.02</text:p>
          </table:table-cell>
        </table:table-row>
        <table:table-row table:style-name="ro1">
          <table:table-cell office:value-type="string">
            <text:p>06/12/2014</text:p>
          </table:table-cell>
          <table:table-cell office:value-type="string">
            <text:p>$9.08</text:p>
          </table:table-cell>
          <table:table-cell office:value-type="float" office:value="10433356">
            <text:p>10433356</text:p>
          </table:table-cell>
          <table:table-cell office:value-type="string">
            <text:p>$9.39</text:p>
          </table:table-cell>
          <table:table-cell office:value-type="string">
            <text:p>$9.40</text:p>
          </table:table-cell>
          <table:table-cell office:value-type="string">
            <text:p>$9.05</text:p>
          </table:table-cell>
        </table:table-row>
        <table:table-row table:style-name="ro1">
          <table:table-cell office:value-type="string">
            <text:p>06/11/2014</text:p>
          </table:table-cell>
          <table:table-cell office:value-type="string">
            <text:p>$9.44</text:p>
          </table:table-cell>
          <table:table-cell office:value-type="float" office:value="13596712">
            <text:p>13596712</text:p>
          </table:table-cell>
          <table:table-cell office:value-type="string">
            <text:p>$9.34</text:p>
          </table:table-cell>
          <table:table-cell office:value-type="string">
            <text:p>$9.77</text:p>
          </table:table-cell>
          <table:table-cell office:value-type="string">
            <text:p>$9.32</text:p>
          </table:table-cell>
        </table:table-row>
        <table:table-row table:style-name="ro1">
          <table:table-cell office:value-type="string">
            <text:p>06/10/2014</text:p>
          </table:table-cell>
          <table:table-cell office:value-type="string">
            <text:p>$9.32</text:p>
          </table:table-cell>
          <table:table-cell office:value-type="float" office:value="8293244">
            <text:p>8293244</text:p>
          </table:table-cell>
          <table:table-cell office:value-type="string">
            <text:p>$9.14</text:p>
          </table:table-cell>
          <table:table-cell office:value-type="string">
            <text:p>$9.34</text:p>
          </table:table-cell>
          <table:table-cell office:value-type="string">
            <text:p>$9.08</text:p>
          </table:table-cell>
        </table:table-row>
        <table:table-row table:style-name="ro1">
          <table:table-cell office:value-type="string">
            <text:p>06/09/2014</text:p>
          </table:table-cell>
          <table:table-cell office:value-type="string">
            <text:p>$9.13</text:p>
          </table:table-cell>
          <table:table-cell office:value-type="float" office:value="7673892">
            <text:p>7673892</text:p>
          </table:table-cell>
          <table:table-cell office:value-type="string">
            <text:p>$9.33</text:p>
          </table:table-cell>
          <table:table-cell office:value-type="string">
            <text:p>$9.41</text:p>
          </table:table-cell>
          <table:table-cell office:value-type="string">
            <text:p>$9.12</text:p>
          </table:table-cell>
        </table:table-row>
        <table:table-row table:style-name="ro1">
          <table:table-cell office:value-type="string">
            <text:p>06/06/2014</text:p>
          </table:table-cell>
          <table:table-cell office:value-type="string">
            <text:p>$9.32</text:p>
          </table:table-cell>
          <table:table-cell office:value-type="float" office:value="7308000">
            <text:p>7308000</text:p>
          </table:table-cell>
          <table:table-cell office:value-type="string">
            <text:p>$9.18</text:p>
          </table:table-cell>
          <table:table-cell office:value-type="string">
            <text:p>$9.37</text:p>
          </table:table-cell>
          <table:table-cell office:value-type="string">
            <text:p>$9.17</text:p>
          </table:table-cell>
        </table:table-row>
        <table:table-row table:style-name="ro1">
          <table:table-cell office:value-type="string">
            <text:p>06/05/2014</text:p>
          </table:table-cell>
          <table:table-cell office:value-type="string">
            <text:p>$9.17</text:p>
          </table:table-cell>
          <table:table-cell office:value-type="float" office:value="6580400">
            <text:p>6580400</text:p>
          </table:table-cell>
          <table:table-cell office:value-type="string">
            <text:p>$9.31</text:p>
          </table:table-cell>
          <table:table-cell office:value-type="string">
            <text:p>$9.33</text:p>
          </table:table-cell>
          <table:table-cell office:value-type="string">
            <text:p>$9.10</text:p>
          </table:table-cell>
        </table:table-row>
        <table:table-row table:style-name="ro1">
          <table:table-cell office:value-type="string">
            <text:p>06/04/2014</text:p>
          </table:table-cell>
          <table:table-cell office:value-type="string">
            <text:p>$9.32</text:p>
          </table:table-cell>
          <table:table-cell office:value-type="float" office:value="7606388">
            <text:p>7606388</text:p>
          </table:table-cell>
          <table:table-cell office:value-type="string">
            <text:p>$9.12</text:p>
          </table:table-cell>
          <table:table-cell office:value-type="string">
            <text:p>$9.47</text:p>
          </table:table-cell>
          <table:table-cell office:value-type="string">
            <text:p>$9.07</text:p>
          </table:table-cell>
        </table:table-row>
        <table:table-row table:style-name="ro1">
          <table:table-cell office:value-type="string">
            <text:p>06/03/2014</text:p>
          </table:table-cell>
          <table:table-cell office:value-type="string">
            <text:p>$9.14</text:p>
          </table:table-cell>
          <table:table-cell office:value-type="float" office:value="11521484">
            <text:p>11521484</text:p>
          </table:table-cell>
          <table:table-cell office:value-type="string">
            <text:p>$9.11</text:p>
          </table:table-cell>
          <table:table-cell office:value-type="string">
            <text:p>$9.19</text:p>
          </table:table-cell>
          <table:table-cell office:value-type="string">
            <text:p>$8.97</text:p>
          </table:table-cell>
        </table:table-row>
        <table:table-row table:style-name="ro1">
          <table:table-cell office:value-type="string">
            <text:p>06/02/2014</text:p>
          </table:table-cell>
          <table:table-cell office:value-type="string">
            <text:p>$9.14</text:p>
          </table:table-cell>
          <table:table-cell office:value-type="float" office:value="8949296">
            <text:p>8949296</text:p>
          </table:table-cell>
          <table:table-cell office:value-type="string">
            <text:p>$9.42</text:p>
          </table:table-cell>
          <table:table-cell office:value-type="string">
            <text:p>$9.46</text:p>
          </table:table-cell>
          <table:table-cell office:value-type="string">
            <text:p>$9.14</text:p>
          </table:table-cell>
        </table:table-row>
        <table:table-row table:style-name="ro1">
          <table:table-cell office:value-type="string">
            <text:p>05/30/2014</text:p>
          </table:table-cell>
          <table:table-cell office:value-type="string">
            <text:p>$9.46</text:p>
          </table:table-cell>
          <table:table-cell office:value-type="float" office:value="9635732">
            <text:p>9635732</text:p>
          </table:table-cell>
          <table:table-cell office:value-type="string">
            <text:p>$9.54</text:p>
          </table:table-cell>
          <table:table-cell office:value-type="string">
            <text:p>$9.58</text:p>
          </table:table-cell>
          <table:table-cell office:value-type="string">
            <text:p>$9.44</text:p>
          </table:table-cell>
        </table:table-row>
        <table:table-row table:style-name="ro1">
          <table:table-cell office:value-type="string">
            <text:p>05/29/2014</text:p>
          </table:table-cell>
          <table:table-cell office:value-type="string">
            <text:p>$9.54</text:p>
          </table:table-cell>
          <table:table-cell office:value-type="float" office:value="9825892">
            <text:p>9825892</text:p>
          </table:table-cell>
          <table:table-cell office:value-type="string">
            <text:p>$9.58</text:p>
          </table:table-cell>
          <table:table-cell office:value-type="string">
            <text:p>$9.65</text:p>
          </table:table-cell>
          <table:table-cell office:value-type="string">
            <text:p>$9.43</text:p>
          </table:table-cell>
        </table:table-row>
        <table:table-row table:style-name="ro1">
          <table:table-cell office:value-type="string">
            <text:p>05/28/2014</text:p>
          </table:table-cell>
          <table:table-cell office:value-type="string">
            <text:p>$9.55</text:p>
          </table:table-cell>
          <table:table-cell office:value-type="float" office:value="11018208">
            <text:p>11018208</text:p>
          </table:table-cell>
          <table:table-cell office:value-type="string">
            <text:p>$9.32</text:p>
          </table:table-cell>
          <table:table-cell office:value-type="string">
            <text:p>$9.57</text:p>
          </table:table-cell>
          <table:table-cell office:value-type="string">
            <text:p>$9.20</text:p>
          </table:table-cell>
        </table:table-row>
        <table:table-row table:style-name="ro1">
          <table:table-cell office:value-type="string">
            <text:p>05/27/2014</text:p>
          </table:table-cell>
          <table:table-cell office:value-type="string">
            <text:p>$9.32</text:p>
          </table:table-cell>
          <table:table-cell office:value-type="float" office:value="12504300">
            <text:p>12504300</text:p>
          </table:table-cell>
          <table:table-cell office:value-type="string">
            <text:p>$9.68</text:p>
          </table:table-cell>
          <table:table-cell office:value-type="string">
            <text:p>$9.76</text:p>
          </table:table-cell>
          <table:table-cell office:value-type="string">
            <text:p>$9.29</text:p>
          </table:table-cell>
        </table:table-row>
        <table:table-row table:style-name="ro1">
          <table:table-cell office:value-type="string">
            <text:p>05/23/2014</text:p>
          </table:table-cell>
          <table:table-cell office:value-type="string">
            <text:p>$9.61</text:p>
          </table:table-cell>
          <table:table-cell office:value-type="float" office:value="24071464">
            <text:p>24071464</text:p>
          </table:table-cell>
          <table:table-cell office:value-type="string">
            <text:p>$9.64</text:p>
          </table:table-cell>
          <table:table-cell office:value-type="string">
            <text:p>$9.88</text:p>
          </table:table-cell>
          <table:table-cell office:value-type="string">
            <text:p>$9.51</text:p>
          </table:table-cell>
        </table:table-row>
        <table:table-row table:style-name="ro1">
          <table:table-cell office:value-type="string">
            <text:p>05/22/2014</text:p>
          </table:table-cell>
          <table:table-cell office:value-type="string">
            <text:p>$9.22</text:p>
          </table:table-cell>
          <table:table-cell office:value-type="float" office:value="16147972">
            <text:p>16147972</text:p>
          </table:table-cell>
          <table:table-cell office:value-type="string">
            <text:p>$9.20</text:p>
          </table:table-cell>
          <table:table-cell office:value-type="string">
            <text:p>$9.36</text:p>
          </table:table-cell>
          <table:table-cell office:value-type="string">
            <text:p>$9.01</text:p>
          </table:table-cell>
        </table:table-row>
        <table:table-row table:style-name="ro1">
          <table:table-cell office:value-type="string">
            <text:p>05/21/2014</text:p>
          </table:table-cell>
          <table:table-cell office:value-type="string">
            <text:p>$9.24</text:p>
          </table:table-cell>
          <table:table-cell office:value-type="float" office:value="10674808">
            <text:p>10674808</text:p>
          </table:table-cell>
          <table:table-cell office:value-type="string">
            <text:p>$9.11</text:p>
          </table:table-cell>
          <table:table-cell office:value-type="string">
            <text:p>$9.33</text:p>
          </table:table-cell>
          <table:table-cell office:value-type="string">
            <text:p>$9.11</text:p>
          </table:table-cell>
        </table:table-row>
        <table:table-row table:style-name="ro1">
          <table:table-cell office:value-type="string">
            <text:p>05/20/2014</text:p>
          </table:table-cell>
          <table:table-cell office:value-type="string">
            <text:p>$9.11</text:p>
          </table:table-cell>
          <table:table-cell office:value-type="float" office:value="13653392">
            <text:p>13653392</text:p>
          </table:table-cell>
          <table:table-cell office:value-type="string">
            <text:p>$9.22</text:p>
          </table:table-cell>
          <table:table-cell office:value-type="string">
            <text:p>$9.29</text:p>
          </table:table-cell>
          <table:table-cell office:value-type="string">
            <text:p>$9.07</text:p>
          </table:table-cell>
        </table:table-row>
        <table:table-row table:style-name="ro1">
          <table:table-cell office:value-type="string">
            <text:p>05/19/2014</text:p>
          </table:table-cell>
          <table:table-cell office:value-type="string">
            <text:p>$9.25</text:p>
          </table:table-cell>
          <table:table-cell office:value-type="float" office:value="14664368">
            <text:p>14664368</text:p>
          </table:table-cell>
          <table:table-cell office:value-type="string">
            <text:p>$9.08</text:p>
          </table:table-cell>
          <table:table-cell office:value-type="string">
            <text:p>$9.29</text:p>
          </table:table-cell>
          <table:table-cell office:value-type="string">
            <text:p>$8.94</text:p>
          </table:table-cell>
        </table:table-row>
        <table:table-row table:style-name="ro1">
          <table:table-cell office:value-type="string">
            <text:p>05/16/2014</text:p>
          </table:table-cell>
          <table:table-cell office:value-type="string">
            <text:p>$9.06</text:p>
          </table:table-cell>
          <table:table-cell office:value-type="float" office:value="7777596">
            <text:p>7777596</text:p>
          </table:table-cell>
          <table:table-cell office:value-type="string">
            <text:p>$8.86</text:p>
          </table:table-cell>
          <table:table-cell office:value-type="string">
            <text:p>$9.06</text:p>
          </table:table-cell>
          <table:table-cell office:value-type="string">
            <text:p>$8.86</text:p>
          </table:table-cell>
        </table:table-row>
        <table:table-row table:style-name="ro1">
          <table:table-cell office:value-type="string">
            <text:p>05/15/2014</text:p>
          </table:table-cell>
          <table:table-cell office:value-type="string">
            <text:p>$8.97</text:p>
          </table:table-cell>
          <table:table-cell office:value-type="float" office:value="9629612">
            <text:p>9629612</text:p>
          </table:table-cell>
          <table:table-cell office:value-type="string">
            <text:p>$9.04</text:p>
          </table:table-cell>
          <table:table-cell office:value-type="string">
            <text:p>$9.06</text:p>
          </table:table-cell>
          <table:table-cell office:value-type="string">
            <text:p>$8.78</text:p>
          </table:table-cell>
        </table:table-row>
        <table:table-row table:style-name="ro1">
          <table:table-cell office:value-type="string">
            <text:p>05/14/2014</text:p>
          </table:table-cell>
          <table:table-cell office:value-type="string">
            <text:p>$9.12</text:p>
          </table:table-cell>
          <table:table-cell office:value-type="float" office:value="8667976">
            <text:p>8667976</text:p>
          </table:table-cell>
          <table:table-cell office:value-type="string">
            <text:p>$9.41</text:p>
          </table:table-cell>
          <table:table-cell office:value-type="string">
            <text:p>$9.42</text:p>
          </table:table-cell>
          <table:table-cell office:value-type="string">
            <text:p>$9.10</text:p>
          </table:table-cell>
        </table:table-row>
        <table:table-row table:style-name="ro1">
          <table:table-cell office:value-type="string">
            <text:p>05/13/2014</text:p>
          </table:table-cell>
          <table:table-cell office:value-type="string">
            <text:p>$9.46</text:p>
          </table:table-cell>
          <table:table-cell office:value-type="float" office:value="10291848">
            <text:p>10291848</text:p>
          </table:table-cell>
          <table:table-cell office:value-type="string">
            <text:p>$9.24</text:p>
          </table:table-cell>
          <table:table-cell office:value-type="string">
            <text:p>$9.50</text:p>
          </table:table-cell>
          <table:table-cell office:value-type="string">
            <text:p>$9.22</text:p>
          </table:table-cell>
        </table:table-row>
        <table:table-row table:style-name="ro1">
          <table:table-cell office:value-type="string">
            <text:p>05/12/2014</text:p>
          </table:table-cell>
          <table:table-cell office:value-type="string">
            <text:p>$9.21</text:p>
          </table:table-cell>
          <table:table-cell office:value-type="float" office:value="7727732">
            <text:p>7727732</text:p>
          </table:table-cell>
          <table:table-cell office:value-type="string">
            <text:p>$9.15</text:p>
          </table:table-cell>
          <table:table-cell office:value-type="string">
            <text:p>$9.33</text:p>
          </table:table-cell>
          <table:table-cell office:value-type="string">
            <text:p>$9.14</text:p>
          </table:table-cell>
        </table:table-row>
        <table:table-row table:style-name="ro1">
          <table:table-cell office:value-type="string">
            <text:p>05/09/2014</text:p>
          </table:table-cell>
          <table:table-cell office:value-type="string">
            <text:p>$9.14</text:p>
          </table:table-cell>
          <table:table-cell office:value-type="float" office:value="7016440">
            <text:p>7016440</text:p>
          </table:table-cell>
          <table:table-cell office:value-type="string">
            <text:p>$9.00</text:p>
          </table:table-cell>
          <table:table-cell office:value-type="string">
            <text:p>$9.20</text:p>
          </table:table-cell>
          <table:table-cell office:value-type="string">
            <text:p>$8.94</text:p>
          </table:table-cell>
        </table:table-row>
        <table:table-row table:style-name="ro1">
          <table:table-cell office:value-type="string">
            <text:p>05/08/2014</text:p>
          </table:table-cell>
          <table:table-cell office:value-type="string">
            <text:p>$9.01</text:p>
          </table:table-cell>
          <table:table-cell office:value-type="float" office:value="11555060">
            <text:p>11555060</text:p>
          </table:table-cell>
          <table:table-cell office:value-type="string">
            <text:p>$8.95</text:p>
          </table:table-cell>
          <table:table-cell office:value-type="string">
            <text:p>$9.20</text:p>
          </table:table-cell>
          <table:table-cell office:value-type="string">
            <text:p>$8.92</text:p>
          </table:table-cell>
        </table:table-row>
        <table:table-row table:style-name="ro1">
          <table:table-cell office:value-type="string">
            <text:p>05/07/2014</text:p>
          </table:table-cell>
          <table:table-cell office:value-type="string">
            <text:p>$8.96</text:p>
          </table:table-cell>
          <table:table-cell office:value-type="float" office:value="22162448">
            <text:p>22162448</text:p>
          </table:table-cell>
          <table:table-cell office:value-type="string">
            <text:p>$9.47</text:p>
          </table:table-cell>
          <table:table-cell office:value-type="string">
            <text:p>$9.50</text:p>
          </table:table-cell>
          <table:table-cell office:value-type="string">
            <text:p>$8.92</text:p>
          </table:table-cell>
        </table:table-row>
        <table:table-row table:style-name="ro1">
          <table:table-cell office:value-type="string">
            <text:p>05/06/2014</text:p>
          </table:table-cell>
          <table:table-cell office:value-type="string">
            <text:p>$9.42</text:p>
          </table:table-cell>
          <table:table-cell office:value-type="float" office:value="9683816">
            <text:p>9683816</text:p>
          </table:table-cell>
          <table:table-cell office:value-type="string">
            <text:p>$9.58</text:p>
          </table:table-cell>
          <table:table-cell office:value-type="string">
            <text:p>$9.59</text:p>
          </table:table-cell>
          <table:table-cell office:value-type="string">
            <text:p>$9.40</text:p>
          </table:table-cell>
        </table:table-row>
        <table:table-row table:style-name="ro1">
          <table:table-cell office:value-type="string">
            <text:p>05/05/2014</text:p>
          </table:table-cell>
          <table:table-cell office:value-type="string">
            <text:p>$9.54</text:p>
          </table:table-cell>
          <table:table-cell office:value-type="float" office:value="11827864">
            <text:p>11827864</text:p>
          </table:table-cell>
          <table:table-cell office:value-type="string">
            <text:p>$9.84</text:p>
          </table:table-cell>
          <table:table-cell office:value-type="string">
            <text:p>$9.87</text:p>
          </table:table-cell>
          <table:table-cell office:value-type="string">
            <text:p>$9.53</text:p>
          </table:table-cell>
        </table:table-row>
        <table:table-row table:style-name="ro1">
          <table:table-cell office:value-type="string">
            <text:p>05/02/2014</text:p>
          </table:table-cell>
          <table:table-cell office:value-type="string">
            <text:p>$9.98</text:p>
          </table:table-cell>
          <table:table-cell office:value-type="float" office:value="7522756">
            <text:p>7522756</text:p>
          </table:table-cell>
          <table:table-cell office:value-type="string">
            <text:p>$9.84</text:p>
          </table:table-cell>
          <table:table-cell office:value-type="string">
            <text:p>$10.12</text:p>
          </table:table-cell>
          <table:table-cell office:value-type="string">
            <text:p>$9.82</text:p>
          </table:table-cell>
        </table:table-row>
        <table:table-row table:style-name="ro1">
          <table:table-cell office:value-type="string">
            <text:p>05/01/2014</text:p>
          </table:table-cell>
          <table:table-cell office:value-type="string">
            <text:p>$9.82</text:p>
          </table:table-cell>
          <table:table-cell office:value-type="float" office:value="8941864">
            <text:p>8941864</text:p>
          </table:table-cell>
          <table:table-cell office:value-type="string">
            <text:p>$9.97</text:p>
          </table:table-cell>
          <table:table-cell office:value-type="string">
            <text:p>$10.05</text:p>
          </table:table-cell>
          <table:table-cell office:value-type="string">
            <text:p>$9.81</text:p>
          </table:table-cell>
        </table:table-row>
        <table:table-row table:style-name="ro1">
          <table:table-cell office:value-type="string">
            <text:p>04/30/2014</text:p>
          </table:table-cell>
          <table:table-cell office:value-type="string">
            <text:p>$9.92</text:p>
          </table:table-cell>
          <table:table-cell office:value-type="float" office:value="8044844">
            <text:p>8044844</text:p>
          </table:table-cell>
          <table:table-cell office:value-type="string">
            <text:p>$10.04</text:p>
          </table:table-cell>
          <table:table-cell office:value-type="string">
            <text:p>$10.07</text:p>
          </table:table-cell>
          <table:table-cell office:value-type="string">
            <text:p>$9.77</text:p>
          </table:table-cell>
        </table:table-row>
        <table:table-row table:style-name="ro1">
          <table:table-cell office:value-type="string">
            <text:p>04/29/2014</text:p>
          </table:table-cell>
          <table:table-cell office:value-type="string">
            <text:p>$10.09</text:p>
          </table:table-cell>
          <table:table-cell office:value-type="float" office:value="7624156">
            <text:p>7624156</text:p>
          </table:table-cell>
          <table:table-cell office:value-type="string">
            <text:p>$10.08</text:p>
          </table:table-cell>
          <table:table-cell office:value-type="string">
            <text:p>$10.12</text:p>
          </table:table-cell>
          <table:table-cell office:value-type="string">
            <text:p>$9.91</text:p>
          </table:table-cell>
        </table:table-row>
        <table:table-row table:style-name="ro1">
          <table:table-cell office:value-type="string">
            <text:p>04/28/2014</text:p>
          </table:table-cell>
          <table:table-cell office:value-type="string">
            <text:p>$10.09</text:p>
          </table:table-cell>
          <table:table-cell office:value-type="float" office:value="7139196">
            <text:p>7139196</text:p>
          </table:table-cell>
          <table:table-cell office:value-type="string">
            <text:p>$9.90</text:p>
          </table:table-cell>
          <table:table-cell office:value-type="string">
            <text:p>$10.12</text:p>
          </table:table-cell>
          <table:table-cell office:value-type="string">
            <text:p>$9.80</text:p>
          </table:table-cell>
        </table:table-row>
        <table:table-row table:style-name="ro1">
          <table:table-cell office:value-type="string">
            <text:p>04/25/2014</text:p>
          </table:table-cell>
          <table:table-cell office:value-type="string">
            <text:p>$9.84</text:p>
          </table:table-cell>
          <table:table-cell office:value-type="float" office:value="6581284">
            <text:p>6581284</text:p>
          </table:table-cell>
          <table:table-cell office:value-type="string">
            <text:p>$9.93</text:p>
          </table:table-cell>
          <table:table-cell office:value-type="string">
            <text:p>$9.99</text:p>
          </table:table-cell>
          <table:table-cell office:value-type="string">
            <text:p>$9.74</text:p>
          </table:table-cell>
        </table:table-row>
        <table:table-row table:style-name="ro1">
          <table:table-cell office:value-type="string">
            <text:p>04/24/2014</text:p>
          </table:table-cell>
          <table:table-cell office:value-type="string">
            <text:p>$10.05</text:p>
          </table:table-cell>
          <table:table-cell office:value-type="float" office:value="8976984">
            <text:p>8976984</text:p>
          </table:table-cell>
          <table:table-cell office:value-type="string">
            <text:p>$10.06</text:p>
          </table:table-cell>
          <table:table-cell office:value-type="string">
            <text:p>$10.15</text:p>
          </table:table-cell>
          <table:table-cell office:value-type="string">
            <text:p>$9.87</text:p>
          </table:table-cell>
        </table:table-row>
        <table:table-row table:style-name="ro1">
          <table:table-cell office:value-type="string">
            <text:p>04/23/2014</text:p>
          </table:table-cell>
          <table:table-cell office:value-type="string">
            <text:p>$9.98</text:p>
          </table:table-cell>
          <table:table-cell office:value-type="float" office:value="14692672">
            <text:p>14692672</text:p>
          </table:table-cell>
          <table:table-cell office:value-type="string">
            <text:p>$10.60</text:p>
          </table:table-cell>
          <table:table-cell office:value-type="string">
            <text:p>$10.67</text:p>
          </table:table-cell>
          <table:table-cell office:value-type="string">
            <text:p>$9.97</text:p>
          </table:table-cell>
        </table:table-row>
        <table:table-row table:style-name="ro1">
          <table:table-cell office:value-type="string">
            <text:p>04/22/2014</text:p>
          </table:table-cell>
          <table:table-cell office:value-type="string">
            <text:p>$10.57</text:p>
          </table:table-cell>
          <table:table-cell office:value-type="float" office:value="11500576">
            <text:p>11500576</text:p>
          </table:table-cell>
          <table:table-cell office:value-type="string">
            <text:p>$10.22</text:p>
          </table:table-cell>
          <table:table-cell office:value-type="string">
            <text:p>$10.71</text:p>
          </table:table-cell>
          <table:table-cell office:value-type="string">
            <text:p>$10.22</text:p>
          </table:table-cell>
        </table:table-row>
        <table:table-row table:style-name="ro1">
          <table:table-cell office:value-type="string">
            <text:p>04/21/2014</text:p>
          </table:table-cell>
          <table:table-cell office:value-type="string">
            <text:p>$10.24</text:p>
          </table:table-cell>
          <table:table-cell office:value-type="float" office:value="7421000">
            <text:p>7421000</text:p>
          </table:table-cell>
          <table:table-cell office:value-type="string">
            <text:p>$10.36</text:p>
          </table:table-cell>
          <table:table-cell office:value-type="string">
            <text:p>$10.48</text:p>
          </table:table-cell>
          <table:table-cell office:value-type="string">
            <text:p>$10.19</text:p>
          </table:table-cell>
        </table:table-row>
        <table:table-row table:style-name="ro1">
          <table:table-cell office:value-type="string">
            <text:p>04/17/2014</text:p>
          </table:table-cell>
          <table:table-cell office:value-type="string">
            <text:p>$10.37</text:p>
          </table:table-cell>
          <table:table-cell office:value-type="float" office:value="9601520">
            <text:p>9601520</text:p>
          </table:table-cell>
          <table:table-cell office:value-type="string">
            <text:p>$10.15</text:p>
          </table:table-cell>
          <table:table-cell office:value-type="string">
            <text:p>$10.40</text:p>
          </table:table-cell>
          <table:table-cell office:value-type="string">
            <text:p>$10.03</text:p>
          </table:table-cell>
        </table:table-row>
        <table:table-row table:style-name="ro1">
          <table:table-cell office:value-type="string">
            <text:p>04/16/2014</text:p>
          </table:table-cell>
          <table:table-cell office:value-type="string">
            <text:p>$10.19</text:p>
          </table:table-cell>
          <table:table-cell office:value-type="float" office:value="8219424">
            <text:p>8219424</text:p>
          </table:table-cell>
          <table:table-cell office:value-type="string">
            <text:p>$10.46</text:p>
          </table:table-cell>
          <table:table-cell office:value-type="string">
            <text:p>$10.51</text:p>
          </table:table-cell>
          <table:table-cell office:value-type="string">
            <text:p>$10.16</text:p>
          </table:table-cell>
        </table:table-row>
        <table:table-row table:style-name="ro1">
          <table:table-cell office:value-type="string">
            <text:p>04/15/2014</text:p>
          </table:table-cell>
          <table:table-cell office:value-type="string">
            <text:p>$10.36</text:p>
          </table:table-cell>
          <table:table-cell office:value-type="float" office:value="14148936">
            <text:p>14148936</text:p>
          </table:table-cell>
          <table:table-cell office:value-type="string">
            <text:p>$10.33</text:p>
          </table:table-cell>
          <table:table-cell office:value-type="string">
            <text:p>$10.47</text:p>
          </table:table-cell>
          <table:table-cell office:value-type="string">
            <text:p>$10.19</text:p>
          </table:table-cell>
        </table:table-row>
        <table:table-row table:style-name="ro1">
          <table:table-cell office:value-type="string">
            <text:p>04/14/2014</text:p>
          </table:table-cell>
          <table:table-cell office:value-type="string">
            <text:p>$10.29</text:p>
          </table:table-cell>
          <table:table-cell office:value-type="float" office:value="13217760">
            <text:p>13217760</text:p>
          </table:table-cell>
          <table:table-cell office:value-type="string">
            <text:p>$10.22</text:p>
          </table:table-cell>
          <table:table-cell office:value-type="string">
            <text:p>$10.41</text:p>
          </table:table-cell>
          <table:table-cell office:value-type="string">
            <text:p>$10.18</text:p>
          </table:table-cell>
        </table:table-row>
        <table:table-row table:style-name="ro1">
          <table:table-cell office:value-type="string">
            <text:p>04/11/2014</text:p>
          </table:table-cell>
          <table:table-cell office:value-type="string">
            <text:p>$10.13</text:p>
          </table:table-cell>
          <table:table-cell office:value-type="float" office:value="13264516">
            <text:p>13264516</text:p>
          </table:table-cell>
          <table:table-cell office:value-type="string">
            <text:p>$10.18</text:p>
          </table:table-cell>
          <table:table-cell office:value-type="string">
            <text:p>$10.30</text:p>
          </table:table-cell>
          <table:table-cell office:value-type="string">
            <text:p>$10.06</text:p>
          </table:table-cell>
        </table:table-row>
        <table:table-row table:style-name="ro1">
          <table:table-cell office:value-type="string">
            <text:p>04/10/2014</text:p>
          </table:table-cell>
          <table:table-cell office:value-type="string">
            <text:p>$10.30</text:p>
          </table:table-cell>
          <table:table-cell office:value-type="float" office:value="23130260">
            <text:p>23130260</text:p>
          </table:table-cell>
          <table:table-cell office:value-type="string">
            <text:p>$10.80</text:p>
          </table:table-cell>
          <table:table-cell office:value-type="string">
            <text:p>$10.88</text:p>
          </table:table-cell>
          <table:table-cell office:value-type="string">
            <text:p>$10.29</text:p>
          </table:table-cell>
        </table:table-row>
        <table:table-row table:style-name="ro1">
          <table:table-cell office:value-type="string">
            <text:p>04/09/2014</text:p>
          </table:table-cell>
          <table:table-cell office:value-type="string">
            <text:p>$10.80</text:p>
          </table:table-cell>
          <table:table-cell office:value-type="float" office:value="13522792">
            <text:p>13522792</text:p>
          </table:table-cell>
          <table:table-cell table:number-columns-repeated="2" office:value-type="string">
            <text:p>$10.95</text:p>
          </table:table-cell>
          <table:table-cell office:value-type="string">
            <text:p>$10.70</text:p>
          </table:table-cell>
        </table:table-row>
        <table:table-row table:style-name="ro1">
          <table:table-cell office:value-type="string">
            <text:p>04/08/2014</text:p>
          </table:table-cell>
          <table:table-cell office:value-type="string">
            <text:p>$10.94</text:p>
          </table:table-cell>
          <table:table-cell office:value-type="float" office:value="15609508">
            <text:p>15609508</text:p>
          </table:table-cell>
          <table:table-cell office:value-type="string">
            <text:p>$10.89</text:p>
          </table:table-cell>
          <table:table-cell office:value-type="string">
            <text:p>$11.03</text:p>
          </table:table-cell>
          <table:table-cell office:value-type="string">
            <text:p>$10.85</text:p>
          </table:table-cell>
        </table:table-row>
        <table:table-row table:style-name="ro1">
          <table:table-cell office:value-type="string">
            <text:p>04/07/2014</text:p>
          </table:table-cell>
          <table:table-cell office:value-type="string">
            <text:p>$10.88</text:p>
          </table:table-cell>
          <table:table-cell office:value-type="float" office:value="16592204">
            <text:p>16592204</text:p>
          </table:table-cell>
          <table:table-cell office:value-type="string">
            <text:p>$10.67</text:p>
          </table:table-cell>
          <table:table-cell office:value-type="string">
            <text:p>$10.93</text:p>
          </table:table-cell>
          <table:table-cell office:value-type="string">
            <text:p>$10.52</text:p>
          </table:table-cell>
        </table:table-row>
        <table:table-row table:style-name="ro1">
          <table:table-cell office:value-type="string">
            <text:p>04/04/2014</text:p>
          </table:table-cell>
          <table:table-cell office:value-type="string">
            <text:p>$10.71</text:p>
          </table:table-cell>
          <table:table-cell office:value-type="float" office:value="27133816">
            <text:p>27133816</text:p>
          </table:table-cell>
          <table:table-cell office:value-type="string">
            <text:p>$11.36</text:p>
          </table:table-cell>
          <table:table-cell office:value-type="string">
            <text:p>$11.37</text:p>
          </table:table-cell>
          <table:table-cell office:value-type="string">
            <text:p>$10.59</text:p>
          </table:table-cell>
        </table:table-row>
        <table:table-row table:style-name="ro1">
          <table:table-cell office:value-type="string">
            <text:p>04/03/2014</text:p>
          </table:table-cell>
          <table:table-cell office:value-type="string">
            <text:p>$11.10</text:p>
          </table:table-cell>
          <table:table-cell office:value-type="float" office:value="19833440">
            <text:p>19833440</text:p>
          </table:table-cell>
          <table:table-cell office:value-type="string">
            <text:p>$10.88</text:p>
          </table:table-cell>
          <table:table-cell office:value-type="string">
            <text:p>$11.12</text:p>
          </table:table-cell>
          <table:table-cell office:value-type="string">
            <text:p>$10.85</text:p>
          </table:table-cell>
        </table:table-row>
        <table:table-row table:style-name="ro1">
          <table:table-cell office:value-type="string">
            <text:p>04/02/2014</text:p>
          </table:table-cell>
          <table:table-cell office:value-type="string">
            <text:p>$10.84</text:p>
          </table:table-cell>
          <table:table-cell office:value-type="float" office:value="18085400">
            <text:p>18085400</text:p>
          </table:table-cell>
          <table:table-cell office:value-type="string">
            <text:p>$10.65</text:p>
          </table:table-cell>
          <table:table-cell office:value-type="string">
            <text:p>$10.86</text:p>
          </table:table-cell>
          <table:table-cell office:value-type="string">
            <text:p>$10.61</text:p>
          </table:table-cell>
        </table:table-row>
        <table:table-row table:style-name="ro1">
          <table:table-cell office:value-type="string">
            <text:p>04/01/2014</text:p>
          </table:table-cell>
          <table:table-cell office:value-type="string">
            <text:p>$10.65</text:p>
          </table:table-cell>
          <table:table-cell office:value-type="float" office:value="17088496">
            <text:p>17088496</text:p>
          </table:table-cell>
          <table:table-cell office:value-type="string">
            <text:p>$10.26</text:p>
          </table:table-cell>
          <table:table-cell office:value-type="string">
            <text:p>$10.68</text:p>
          </table:table-cell>
          <table:table-cell office:value-type="string">
            <text:p>$10.24</text:p>
          </table:table-cell>
        </table:table-row>
        <table:table-row table:style-name="ro1">
          <table:table-cell office:value-type="string">
            <text:p>03/31/2014</text:p>
          </table:table-cell>
          <table:table-cell office:value-type="string">
            <text:p>$10.28</text:p>
          </table:table-cell>
          <table:table-cell office:value-type="float" office:value="16384616">
            <text:p>16384616</text:p>
          </table:table-cell>
          <table:table-cell office:value-type="string">
            <text:p>$10.18</text:p>
          </table:table-cell>
          <table:table-cell office:value-type="string">
            <text:p>$10.39</text:p>
          </table:table-cell>
          <table:table-cell office:value-type="string">
            <text:p>$10.06</text:p>
          </table:table-cell>
        </table:table-row>
        <table:table-row table:style-name="ro1">
          <table:table-cell office:value-type="string">
            <text:p>03/28/2014</text:p>
          </table:table-cell>
          <table:table-cell office:value-type="string">
            <text:p>$10.16</text:p>
          </table:table-cell>
          <table:table-cell office:value-type="float" office:value="28644080">
            <text:p>28644080</text:p>
          </table:table-cell>
          <table:table-cell office:value-type="string">
            <text:p>$9.34</text:p>
          </table:table-cell>
          <table:table-cell office:value-type="string">
            <text:p>$10.16</text:p>
          </table:table-cell>
          <table:table-cell office:value-type="string">
            <text:p>$9.34</text:p>
          </table:table-cell>
        </table:table-row>
        <table:table-row table:style-name="ro1">
          <table:table-cell office:value-type="string">
            <text:p>03/27/2014</text:p>
          </table:table-cell>
          <table:table-cell office:value-type="string">
            <text:p>$9.33</text:p>
          </table:table-cell>
          <table:table-cell office:value-type="float" office:value="42226160">
            <text:p>42226160</text:p>
          </table:table-cell>
          <table:table-cell office:value-type="string">
            <text:p>$9.28</text:p>
          </table:table-cell>
          <table:table-cell office:value-type="string">
            <text:p>$9.44</text:p>
          </table:table-cell>
          <table:table-cell office:value-type="string">
            <text:p>$8.82</text:p>
          </table:table-cell>
        </table:table-row>
        <table:table-row table:style-name="ro1">
          <table:table-cell office:value-type="string">
            <text:p>03/26/2014</text:p>
          </table:table-cell>
          <table:table-cell office:value-type="string">
            <text:p>$9.73</text:p>
          </table:table-cell>
          <table:table-cell office:value-type="float" office:value="22551180">
            <text:p>22551180</text:p>
          </table:table-cell>
          <table:table-cell office:value-type="string">
            <text:p>$9.53</text:p>
          </table:table-cell>
          <table:table-cell office:value-type="string">
            <text:p>$9.75</text:p>
          </table:table-cell>
          <table:table-cell office:value-type="string">
            <text:p>$9.51</text:p>
          </table:table-cell>
        </table:table-row>
        <table:table-row table:style-name="ro1">
          <table:table-cell office:value-type="string">
            <text:p>03/25/2014</text:p>
          </table:table-cell>
          <table:table-cell office:value-type="string">
            <text:p>$9.45</text:p>
          </table:table-cell>
          <table:table-cell office:value-type="float" office:value="12698240">
            <text:p>12698240</text:p>
          </table:table-cell>
          <table:table-cell office:value-type="string">
            <text:p>$9.61</text:p>
          </table:table-cell>
          <table:table-cell office:value-type="string">
            <text:p>$9.64</text:p>
          </table:table-cell>
          <table:table-cell office:value-type="string">
            <text:p>$9.44</text:p>
          </table:table-cell>
        </table:table-row>
        <table:table-row table:style-name="ro1">
          <table:table-cell office:value-type="string">
            <text:p>03/24/2014</text:p>
          </table:table-cell>
          <table:table-cell office:value-type="string">
            <text:p>$9.53</text:p>
          </table:table-cell>
          <table:table-cell office:value-type="float" office:value="12948040">
            <text:p>12948040</text:p>
          </table:table-cell>
          <table:table-cell office:value-type="string">
            <text:p>$9.50</text:p>
          </table:table-cell>
          <table:table-cell office:value-type="string">
            <text:p>$9.64</text:p>
          </table:table-cell>
          <table:table-cell office:value-type="string">
            <text:p>$9.41</text:p>
          </table:table-cell>
        </table:table-row>
        <table:table-row table:style-name="ro1">
          <table:table-cell office:value-type="string">
            <text:p>03/21/2014</text:p>
          </table:table-cell>
          <table:table-cell office:value-type="string">
            <text:p>$9.46</text:p>
          </table:table-cell>
          <table:table-cell office:value-type="float" office:value="11759820">
            <text:p>11759820</text:p>
          </table:table-cell>
          <table:table-cell office:value-type="string">
            <text:p>$9.67</text:p>
          </table:table-cell>
          <table:table-cell office:value-type="string">
            <text:p>$9.72</text:p>
          </table:table-cell>
          <table:table-cell office:value-type="string">
            <text:p>$9.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7">2024-06-27</text:date>, <text:time>09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document-statistic meta:table-count="1" meta:cell-count="15510" meta:object-count="0"/>
  </office:meta>
</office:document-meta>
</file>